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Courier New" svg:font-family="'Courier New'"/>
    <style:font-face style:name="Lexend" svg:font-family="Lexend"/>
    <style:font-face style:name="Nunito" svg:font-family="Nuni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.4pt"/>
    </style:style>
    <style:style style:name="co3" style:family="table-column">
      <style:table-column-properties fo:break-before="auto" style:column-width="165.29pt"/>
    </style:style>
    <style:style style:name="co4" style:family="table-column">
      <style:table-column-properties fo:break-before="auto" style:column-width="131.24pt"/>
    </style:style>
    <style:style style:name="co5" style:family="table-column">
      <style:table-column-properties fo:break-before="auto" style:column-width="106.9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37.5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33.36pt"/>
    </style:style>
    <style:style style:name="co12" style:family="table-column">
      <style:table-column-properties fo:break-before="auto" style:column-width="126.4pt"/>
    </style:style>
    <style:style style:name="co13" style:family="table-column">
      <style:table-column-properties fo:break-before="auto" style:column-width="73.59pt"/>
    </style:style>
    <style:style style:name="co14" style:family="table-column">
      <style:table-column-properties fo:break-before="auto" style:column-width="100.01pt"/>
    </style:style>
    <style:style style:name="co15" style:family="table-column">
      <style:table-column-properties fo:break-before="auto" style:column-width="66.64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44.45pt"/>
    </style:style>
    <style:style style:name="co18" style:family="table-column">
      <style:table-column-properties fo:break-before="auto" style:column-width="163.9pt"/>
    </style:style>
    <style:style style:name="co19" style:family="table-column">
      <style:table-column-properties fo:break-before="auto" style:column-width="68.06pt"/>
    </style:style>
    <style:style style:name="co20" style:family="table-column">
      <style:table-column-properties fo:break-before="auto" style:column-width="116.65pt"/>
    </style:style>
    <style:style style:name="co21" style:family="table-column">
      <style:table-column-properties fo:break-before="auto" style:column-width="121.55pt"/>
    </style:style>
    <style:style style:name="co22" style:family="table-column">
      <style:table-column-properties fo:break-before="auto" style:column-width="135.44pt"/>
    </style:style>
    <style:style style:name="co23" style:family="table-column">
      <style:table-column-properties fo:break-before="auto" style:column-width="124.36pt"/>
    </style:style>
    <style:style style:name="co24" style:family="table-column">
      <style:table-column-properties fo:break-before="auto" style:column-width="18.74pt"/>
    </style:style>
    <style:style style:name="co25" style:family="table-column">
      <style:table-column-properties fo:break-before="auto" style:column-width="113.19pt"/>
    </style:style>
    <style:style style:name="co26" style:family="table-column">
      <style:table-column-properties fo:break-before="auto" style:column-width="24.29pt"/>
    </style:style>
    <style:style style:name="co27" style:family="table-column">
      <style:table-column-properties fo:break-before="auto" style:column-width="122.26pt"/>
    </style:style>
    <style:style style:name="co28" style:family="table-column">
      <style:table-column-properties fo:break-before="auto" style:column-width="23.61pt"/>
    </style:style>
    <style:style style:name="co29" style:family="table-column">
      <style:table-column-properties fo:break-before="auto" style:column-width="139.61pt"/>
    </style:style>
    <style:style style:name="co30" style:family="table-column">
      <style:table-column-properties fo:break-before="auto" style:column-width="22.2pt"/>
    </style:style>
    <style:style style:name="co31" style:family="table-column">
      <style:table-column-properties fo:break-before="auto" style:column-width="134.76pt"/>
    </style:style>
    <style:style style:name="co32" style:family="table-column">
      <style:table-column-properties fo:break-before="auto" style:column-width="111.86pt"/>
    </style:style>
    <style:style style:name="co33" style:family="table-column">
      <style:table-column-properties fo:break-before="auto" style:column-width="134.05pt"/>
    </style:style>
    <style:style style:name="co34" style:family="table-column">
      <style:table-column-properties fo:break-before="auto" style:column-width="128.49pt"/>
    </style:style>
    <style:style style:name="co35" style:family="table-column">
      <style:table-column-properties fo:break-before="auto" style:column-width="95.16pt"/>
    </style:style>
    <style:style style:name="co36" style:family="table-column">
      <style:table-column-properties fo:break-before="auto" style:column-width="136.86pt"/>
    </style:style>
    <style:style style:name="co37" style:family="table-column">
      <style:table-column-properties fo:break-before="auto" style:column-width="30.56pt"/>
    </style:style>
    <style:style style:name="co38" style:family="table-column">
      <style:table-column-properties fo:break-before="auto" style:column-width="109.05pt"/>
    </style:style>
    <style:style style:name="co39" style:family="table-column">
      <style:table-column-properties fo:break-before="auto" style:column-width="95.84pt"/>
    </style:style>
    <style:style style:name="co40" style:family="table-column">
      <style:table-column-properties fo:break-before="auto" style:column-width="98.59pt"/>
    </style:style>
    <style:style style:name="co41" style:family="table-column">
      <style:table-column-properties fo:break-before="auto" style:column-width="97.94pt"/>
    </style:style>
    <style:style style:name="co42" style:family="table-column">
      <style:table-column-properties fo:break-before="auto" style:column-width="38.21pt"/>
    </style:style>
    <style:style style:name="co43" style:family="table-column">
      <style:table-column-properties fo:break-before="auto" style:column-width="54.14pt"/>
    </style:style>
    <style:style style:name="co44" style:family="table-column">
      <style:table-column-properties fo:break-before="auto" style:column-width="52.81pt"/>
    </style:style>
    <style:style style:name="co45" style:family="table-column">
      <style:table-column-properties fo:break-before="auto" style:column-width="75pt"/>
    </style:style>
    <style:style style:name="co46" style:family="table-column">
      <style:table-column-properties fo:break-before="auto" style:column-width="107.66pt"/>
    </style:style>
    <style:style style:name="co47" style:family="table-column">
      <style:table-column-properties fo:break-before="auto" style:column-width="74.3pt"/>
    </style:style>
    <style:style style:name="co48" style:family="table-column">
      <style:table-column-properties fo:break-before="auto" style:column-width="101.4pt"/>
    </style:style>
    <style:style style:name="co49" style:family="table-column">
      <style:table-column-properties fo:break-before="auto" style:column-width="71.55pt"/>
    </style:style>
    <style:style style:name="co50" style:family="table-column">
      <style:table-column-properties fo:break-before="auto" style:column-width="22.96pt"/>
    </style:style>
    <style:style style:name="co51" style:family="table-column">
      <style:table-column-properties fo:break-before="auto" style:column-width="26.39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32pt" fo:font-style="normal" fo:text-shadow="none" style:text-underline-style="none" fo:font-weight="bold" style:font-size-asian="32pt" style:font-style-asian="normal" style:font-weight-asian="bold" style:font-name-complex="Roboto Mono" style:font-size-complex="32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b6d7a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5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Nunito" fo:font-size="9pt" fo:font-style="normal" fo:text-shadow="none" style:text-underline-style="none" fo:font-weight="bold" style:font-size-asian="9pt" style:font-style-asian="normal" style:font-weight-asian="bold" style:font-name-complex="Nunito" style:font-size-complex="9pt" style:font-style-complex="normal" style:font-weight-complex="bold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4" style:family="table-cell" style:parent-style-name="Default">
      <style:table-cell-properties fo:background-color="#000000" style:rotation-align="none"/>
      <style:text-properties fo:color="#00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6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0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2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3" style:family="table-cell" style:parent-style-name="Default">
      <style:table-cell-properties fo:border-bottom="2.49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a4c2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6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7" style:family="table-cell" style:parent-style-name="Default">
      <style:table-cell-properties fo:border-bottom="2.49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9" style:family="table-cell" style:parent-style-name="Default">
      <style:table-cell-properties fo:border-bottom="2.49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Roboto Mono" style:font-size-complex="6pt" style:font-style-complex="normal" style:font-weight-complex="bold"/>
    </style:style>
    <style:style style:name="ce42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6pt" fo:font-style="normal" fo:text-shadow="none" style:text-underline-style="solid" style:text-underline-width="auto" style:text-underline-color="font-color" fo:font-weight="bold" style:font-size-asian="6pt" style:font-style-asian="normal" style:font-weight-asian="bold" style:font-name-complex="Roboto Mono" style:font-size-complex="6pt" style:font-style-complex="normal" style:font-weight-complex="bold"/>
    </style:style>
    <style:style style:name="ce43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0" style:family="table-cell" style:parent-style-name="Default">
      <style:table-cell-properties fo:border-bottom="none" fo:background-color="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10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10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size-complex="6pt" style:font-style-complex="normal" style:font-weight-complex="normal"/>
    </style:style>
    <style:style style:name="ce10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fefe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2.49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2.49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fo:border-bottom="2.49pt solid #000000" fo:background-color="#ead1d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>
      <style:table-cell-properties fo:border-bottom="2.49pt solid #000000" fo:background-color="#f4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2.49pt solid #000000" fo:background-color="#d9d2e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fo:border-bottom="2.49pt solid #000000" fo:background-color="#cf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>
      <style:table-cell-properties fo:border-bottom="none" fo:background-color="#ead1d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order-bottom="2.49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1" style:family="table-cell" style:parent-style-name="Default">
      <style:table-cell-properties fo:border-bottom="2.49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143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144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45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6" style:family="table-cell" style:parent-style-name="Default">
      <style:table-cell-properties fo:border-bottom="2.49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2.49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2.49pt solid #000000" fo:background-color="#f4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fo:background-color="#ead1d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2.49pt solid #000000" fo:background-color="#ead1d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2.49pt solid #000000" fo:background-color="#d9d2e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2.49pt solid #000000" fo:background-color="#cf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2.49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3d85c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6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1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efefe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c9daf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e6b8a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2.49pt solid #000000" fo:background-color="#c9daf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f4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2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efefef" style:diagonal-bl-tr="none" style:diagonal-tl-br="none" fo:border-left="0.74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d9d2e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2.49pt solid #000000" fo:background-color="#f4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2.49pt solid #000000" fo:background-color="#d9d2e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ead1d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2.49pt solid #000000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ad1dc" style:diagonal-bl-tr="none" style:diagonal-tl-br="none" fo:border-left="0.74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2.49pt solid #000000" fo:background-color="#fff2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f3f3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2.49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3d85c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0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ackground-color="#efef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fo:background-color="#e6b8a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efefef" style:diagonal-bl-tr="none" style:diagonal-tl-br="none" fo:border-left="none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c9daf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fo:background-color="#d9d2e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order-bottom="none" fo:background-color="#f4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2.49pt solid #000000" fo:background-color="#f4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fo:background-color="#cfe2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order-bottom="2.49pt solid #000000" fo:background-color="#d9d2e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ackground-color="#d0e0e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none" fo:background-color="#fce5c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4" style:family="table-cell" style:parent-style-name="Default">
      <style:table-cell-properties fo:border-bottom="none" fo:background-color="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2.49pt solid #000000" fo:background-color="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7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48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24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25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53" style:family="table-cell" style:parent-style-name="Default">
      <style:table-cell-properties fo:background-color="#434343" style:rotation-align="none"/>
      <style:text-properties fo:color="#00ff00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5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5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5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5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62" style:family="table-cell" style:parent-style-name="Default">
      <style:table-cell-properties fo:background-color="#434343" style:rotation-align="none"/>
      <style:text-properties fo:color="#ffff00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6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65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Lexen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66" style:family="table-cell" style:parent-style-name="Default">
      <style:table-cell-properties fo:background-color="#434343" style:rotation-align="none"/>
      <style:text-properties fo:color="#00ffff" style:text-outline="false" style:text-line-through-style="none" style:text-line-through-type="none" style:font-name="Lexend" fo:font-size="9pt" fo:font-style="normal" fo:text-shadow="none" style:text-underline-style="none" fo:font-weight="bold" style:font-size-asian="9pt" style:font-style-asian="normal" style:font-weight-asian="bold" style:font-name-complex="Lexend" style:font-size-complex="9pt" style:font-style-complex="normal" style:font-weight-complex="bold"/>
    </style:style>
    <style:style style:name="ce267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68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1" style:family="table-cell" style:parent-style-name="Default">
      <style:table-cell-properties fo:border-bottom="2.49pt solid #000000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73" style:family="table-cell" style:parent-style-name="Default">
      <style:table-cell-properties fo:background-color="#351c7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74" style:family="table-cell" style:parent-style-name="Default">
      <style:table-cell-properties fo:background-color="#351c7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e7cc3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75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76" style:family="table-cell" style:parent-style-name="Default">
      <style:table-cell-properties fo:background-color="#351c7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7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7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79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80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69138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81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8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8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5" style:family="table-cell" style:parent-style-name="Default">
      <style:table-cell-properties fo:border-bottom="2.49pt solid #000000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2e9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87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27ba0" style:text-outline="false" style:text-line-through-style="none" style:text-line-through-type="none" style:font-name="Roboto Mono" fo:font-size="12pt" fo:font-style="normal" fo:text-shadow="none" style:text-underline-style="none" fo:font-weight="bold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ce28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d1dc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89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Default">
      <style:table-cell-properties fo:background-color="#000000"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2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cccc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293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4cccc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294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96" style:family="table-cell" style:parent-style-name="Default">
      <style:table-cell-properties fo:background-color="#99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98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99" style:family="table-cell" style:parent-style-name="Default">
      <style:table-cell-properties fo:border-bottom="none" fo:background-color="#0b53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16pt" fo:font-style="normal" fo:text-shadow="none" style:text-underline-style="none" fo:font-weight="bold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ce300" style:family="table-cell" style:parent-style-name="Default">
      <style:table-cell-properties fo:border-bottom="none" fo:background-color="#3d85c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30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2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303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04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ffff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T1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fo:color="#00ff00" style:text-outline="false" fo:font-style="normal" style:text-line-through-type="none" style:text-underline-style="none" style:text-underline-color="font-color" fo:font-weight="bold" fo:font-size="32pt" style:font-style-complex="normal"/>
    </style:style>
    <style:style style:name="T2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style:text-outline="false" fo:font-style="normal" style:text-line-through-type="none" style:text-underline-style="none" style:text-underline-color="font-color" fo:font-weight="bold" fo:font-size="32pt" style:font-style-complex="normal" fo:color="#6d9eeb"/>
    </style:style>
    <style:style style:name="T3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style:text-outline="false" fo:font-style="normal" style:text-line-through-type="none" style:text-underline-style="none" style:text-underline-color="font-color" fo:font-weight="bold" fo:font-size="32pt" style:font-style-complex="normal" fo:color="#00ff00"/>
    </style:style>
    <style:style style:name="T4" style:family="text">
      <style:text-properties style:font-name="Roboto Mono" fo:text-shadow="none" style:font-style-asian="normal" style:font-weight-complex="bold" style:font-weight-asian="bold" style:font-size-complex="32pt" style:font-size-asian="32pt" style:font-name-complex="Roboto Mono" style:text-position="0% 100%" style:text-outline="false" fo:font-style="normal" style:text-line-through-type="none" style:text-underline-style="none" style:text-underline-color="font-color" fo:font-weight="bold" fo:font-size="32pt" style:font-style-complex="normal" fo:color="#d5a6b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3" table:default-cell-style-name="Default"/>
        <table:table-column table:style-name="co50" table:number-columns-repeated="2" table:default-cell-style-name="Default"/>
        <table:table-column table:style-name="co1" table:number-columns-repeated="951" table:default-cell-style-name="Default"/>
        <table:table-row table:style-name="ro1">
          <table:table-cell table:style-name="ce1" office:value-type="string" calcext:value-type="string">
            <text:p><text:span text:style-name="T1">6502 instructions in opcode byte value order with </text:span><text:span text:style-name="T2">emulation</text:span><text:span text:style-name="T3"> and </text:span><text:span text:style-name="T4">reversability</text:span></text:p>
          </table:table-cell>
          <table:table-cell table:style-name="ce15"/>
          <table:table-cell table:style-name="ce40"/>
          <table:table-cell table:style-name="ce15"/>
          <table:table-cell table:style-name="ce96"/>
          <table:table-cell table:style-name="ce98"/>
          <table:table-cell table:style-name="ce100" table:number-columns-repeated="2"/>
          <table:table-cell table:style-name="ce15" table:number-columns-repeated="4"/>
          <table:table-cell table:style-name="ce163"/>
          <table:table-cell table:style-name="ce15" table:number-columns-repeated="4"/>
          <table:table-cell table:style-name="ce163"/>
          <table:table-cell table:style-name="ce15" table:number-columns-repeated="5"/>
          <table:table-cell table:style-name="ce203"/>
          <table:table-cell table:style-name="ce163"/>
          <table:table-cell table:style-name="ce15" table:number-columns-repeated="3"/>
          <table:table-cell table:style-name="ce242"/>
          <table:table-cell table:style-name="ce15"/>
          <table:table-cell table:style-name="ce249"/>
          <table:table-cell table:style-name="ce255"/>
          <table:table-cell table:style-name="ce260"/>
          <table:table-cell table:style-name="ce255"/>
          <table:table-cell table:style-name="ce249"/>
          <table:table-cell table:style-name="ce255" table:number-columns-repeated="2"/>
          <table:table-cell table:style-name="ce269"/>
          <table:table-cell table:style-name="ce15" table:number-columns-repeated="7"/>
          <table:table-cell table:style-name="ce242"/>
          <table:table-cell table:style-name="ce15" table:number-columns-repeated="3"/>
          <table:table-cell table:style-name="ce283"/>
          <table:table-cell table:style-name="ce15" table:number-columns-repeated="14"/>
          <table:table-cell table:style-name="ce269"/>
          <table:table-cell table:style-name="ce15" table:number-columns-repeated="4"/>
          <table:table-cell table:style-name="ce295"/>
          <table:table-cell table:style-name="ce15"/>
          <table:table-cell table:style-name="ce163"/>
          <table:table-cell table:style-name="ce15" table:number-columns-repeated="2"/>
          <table:table-cell table:style-name="ce295"/>
          <table:table-cell table:style-name="ce15" table:number-columns-repeated="3"/>
          <table:table-cell table:style-name="ce283"/>
          <table:table-cell table:number-columns-repeated="945"/>
        </table:table-row>
        <table:table-row table:style-name="ro2">
          <table:table-cell table:style-name="ce2" office:value-type="string" calcext:value-type="string">
            <text:p><text:a xlink:href="https://github.com/Lewpen/6502_THE_SPREADSHEET" xlink:type="simple">    https://github.com/Lewpen/6502_THE_SPREADSHEET</text:a></text:p>
          </table:table-cell>
          <table:table-cell table:style-name="ce15"/>
          <table:table-cell table:style-name="ce41"/>
          <table:table-cell table:style-name="ce15"/>
          <table:table-cell table:style-name="ce96"/>
          <table:table-cell table:style-name="ce98"/>
          <table:table-cell table:style-name="ce101"/>
          <table:table-cell table:style-name="ce95"/>
          <table:table-cell table:style-name="ce142"/>
          <table:table-cell table:style-name="ce15" table:number-columns-repeated="3"/>
          <table:table-cell table:style-name="ce163"/>
          <table:table-cell table:style-name="ce15" table:number-columns-repeated="4"/>
          <table:table-cell table:style-name="ce163"/>
          <table:table-cell table:style-name="ce15" table:number-columns-repeated="5"/>
          <table:table-cell table:style-name="ce203"/>
          <table:table-cell table:style-name="ce163"/>
          <table:table-cell table:style-name="ce15" table:number-columns-repeated="3"/>
          <table:table-cell table:style-name="ce242"/>
          <table:table-cell table:style-name="ce15"/>
          <table:table-cell table:style-name="ce249"/>
          <table:table-cell table:style-name="ce255"/>
          <table:table-cell table:style-name="ce249"/>
          <table:table-cell table:style-name="ce255"/>
          <table:table-cell table:style-name="ce249"/>
          <table:table-cell table:style-name="ce255" table:number-columns-repeated="2"/>
          <table:table-cell table:style-name="ce269"/>
          <table:table-cell table:style-name="ce272"/>
          <table:table-cell table:style-name="ce15" table:number-columns-repeated="6"/>
          <table:table-cell table:style-name="ce242"/>
          <table:table-cell table:style-name="ce278" table:number-columns-repeated="3"/>
          <table:table-cell table:style-name="ce283"/>
          <table:table-cell table:style-name="ce272"/>
          <table:table-cell table:style-name="ce15" table:number-columns-repeated="13"/>
          <table:table-cell table:style-name="ce269"/>
          <table:table-cell table:style-name="ce15" table:number-columns-repeated="4"/>
          <table:table-cell table:style-name="ce295"/>
          <table:table-cell table:style-name="ce15"/>
          <table:table-cell table:style-name="ce163"/>
          <table:table-cell table:style-name="ce15" table:number-columns-repeated="2"/>
          <table:table-cell table:style-name="ce295"/>
          <table:table-cell table:style-name="ce15" table:number-columns-repeated="3"/>
          <table:table-cell table:style-name="ce283"/>
          <table:table-cell table:number-columns-repeated="945"/>
        </table:table-row>
        <table:table-row table:style-name="ro3">
          <table:table-cell table:style-name="ce3" office:value-type="string" calcext:value-type="string">
            <text:p>Machine Code</text:p>
          </table:table-cell>
          <table:table-cell table:style-name="ce16"/>
          <table:table-cell table:style-name="ce42"/>
          <table:table-cell table:style-name="ce16"/>
          <table:table-cell table:style-name="ce96"/>
          <table:table-cell table:style-name="ce98"/>
          <table:table-cell table:style-name="ce102" office:value-type="string" calcext:value-type="string">
            <text:p>Explanation</text:p>
          </table:table-cell>
          <table:table-cell table:style-name="ce95"/>
          <table:table-cell table:style-name="ce143" office:value-type="string" calcext:value-type="string">
            <text:p>Emulation</text:p>
          </table:table-cell>
          <table:table-cell table:style-name="ce151" table:number-columns-repeated="3"/>
          <table:table-cell table:style-name="ce164"/>
          <table:table-cell table:style-name="ce151" table:number-columns-repeated="4"/>
          <table:table-cell table:style-name="ce164"/>
          <table:table-cell table:style-name="ce151" table:number-columns-repeated="5"/>
          <table:table-cell table:style-name="ce204"/>
          <table:table-cell table:style-name="ce164"/>
          <table:table-cell table:style-name="ce151" table:number-columns-repeated="3"/>
          <table:table-cell table:style-name="ce242"/>
          <table:table-cell table:style-name="ce246" office:value-type="string" calcext:value-type="string">
            <text:p>Code Generation Zone</text:p>
          </table:table-cell>
          <table:table-cell table:style-name="ce250"/>
          <table:table-cell table:style-name="ce256"/>
          <table:table-cell table:style-name="ce250"/>
          <table:table-cell table:style-name="ce256"/>
          <table:table-cell table:style-name="ce250"/>
          <table:table-cell table:style-name="ce256" table:number-columns-repeated="2"/>
          <table:table-cell table:style-name="ce269"/>
          <table:table-cell table:style-name="ce273" office:value-type="string" calcext:value-type="string">
            <text:p>Erased Information</text:p>
          </table:table-cell>
          <table:table-cell table:style-name="ce276" table:number-columns-repeated="6"/>
          <table:table-cell table:style-name="ce242"/>
          <table:table-cell table:style-name="ce279" office:value-type="string" calcext:value-type="string">
            <text:p>Reverse Instruction</text:p>
          </table:table-cell>
          <table:table-cell table:style-name="ce279" table:number-columns-repeated="2"/>
          <table:table-cell table:style-name="ce283"/>
          <table:table-cell table:style-name="ce286" office:value-type="string" calcext:value-type="string">
            <text:p>Reverse Emulation</text:p>
          </table:table-cell>
          <table:table-cell table:style-name="ce289" table:number-columns-repeated="13"/>
          <table:table-cell table:style-name="ce269"/>
          <table:table-cell table:style-name="ce291" table:number-columns-repeated="4"/>
          <table:table-cell table:style-name="ce296"/>
          <table:table-cell table:style-name="ce291"/>
          <table:table-cell table:style-name="ce164"/>
          <table:table-cell table:style-name="ce151" table:number-columns-repeated="2"/>
          <table:table-cell table:style-name="ce303"/>
          <table:table-cell table:style-name="ce151" table:number-columns-repeated="3"/>
          <table:table-cell table:style-name="ce283"/>
          <table:table-cell table:number-columns-repeated="945"/>
        </table:table-row>
        <table:table-row table:style-name="ro3">
          <table:table-cell table:style-name="ce4" office:value-type="string" calcext:value-type="string">
            <text:p>Instructions</text:p>
          </table:table-cell>
          <table:table-cell table:style-name="ce16"/>
          <table:table-cell table:style-name="ce43"/>
          <table:table-cell table:style-name="ce16"/>
          <table:table-cell table:style-name="ce96"/>
          <table:table-cell table:style-name="ce98"/>
          <table:table-cell table:style-name="ce103" office:value-type="string" calcext:value-type="string">
            <text:p><text:a xlink:href="https://www.masswerk.at/6502/6502_instruction_set.html#ASL" xlink:type="simple">Reference
https://www.masswerk.at/6502/6502_instruction_set.html#ASL</text:a></text:p>
          </table:table-cell>
          <table:table-cell table:style-name="ce95"/>
          <table:table-cell table:style-name="ce144" office:value-type="string" calcext:value-type="string">
            <text:p>Instruction Setup &amp; Memory Reads</text:p>
          </table:table-cell>
          <table:table-cell table:style-name="ce151" table:number-columns-repeated="3"/>
          <table:table-cell table:style-name="ce165" office:value-type="string" calcext:value-type="string">
            <text:p>Update Registers</text:p>
          </table:table-cell>
          <table:table-cell table:style-name="ce151" table:number-columns-repeated="4"/>
          <table:table-cell table:style-name="ce165" office:value-type="string" calcext:value-type="string">
            <text:p>Update Flags</text:p>
          </table:table-cell>
          <table:table-cell table:style-name="ce151" table:number-columns-repeated="5"/>
          <table:table-cell table:style-name="ce204"/>
          <table:table-cell table:style-name="ce165" office:value-type="string" calcext:value-type="string">
            <text:p>Memory Write (up to 1 byte and 1 word; address and value for each)</text:p>
          </table:table-cell>
          <table:table-cell table:style-name="ce151" table:number-columns-repeated="3"/>
          <table:table-cell table:style-name="ce242"/>
          <table:table-cell table:style-name="ce247" office:value-type="string" calcext:value-type="string">
            <text:p>Each bright column is an emulator in a language</text:p>
          </table:table-cell>
          <table:table-cell table:style-name="ce250"/>
          <table:table-cell table:style-name="ce256"/>
          <table:table-cell table:style-name="ce250"/>
          <table:table-cell table:style-name="ce256"/>
          <table:table-cell table:style-name="ce250"/>
          <table:table-cell table:style-name="ce256" table:number-columns-repeated="2"/>
          <table:table-cell table:style-name="ce269"/>
          <table:table-cell table:style-name="ce274" office:value-type="string" calcext:value-type="string">
            <text:p>Trashes (need to be stored per instruction for reverse)</text:p>
          </table:table-cell>
          <table:table-cell table:style-name="ce276" table:number-columns-repeated="6"/>
          <table:table-cell table:style-name="ce242"/>
          <table:table-cell table:style-name="ce280" office:value-type="string" calcext:value-type="string">
            <text:p>Bytes pushed onto the end of the reverse stack</text:p>
          </table:table-cell>
          <table:table-cell table:style-name="ce280" table:number-columns-repeated="2"/>
          <table:table-cell table:style-name="ce283"/>
          <table:table-cell table:style-name="ce287" office:value-type="string" calcext:value-type="string">
            <text:p>Uses trashes and current state to undo what the instruction does (for stepping backwards)</text:p>
          </table:table-cell>
          <table:table-cell table:style-name="ce289" table:number-columns-repeated="13"/>
          <table:table-cell table:style-name="ce269"/>
          <table:table-cell table:style-name="ce292" office:value-type="string" calcext:value-type="string">
            <text:p>Read</text:p>
          </table:table-cell>
          <table:table-cell table:style-name="ce291" table:number-columns-repeated="3"/>
          <table:table-cell table:style-name="ce296"/>
          <table:table-cell table:style-name="ce291"/>
          <table:table-cell table:style-name="ce299" office:value-type="string" calcext:value-type="string">
            <text:p>Write</text:p>
          </table:table-cell>
          <table:table-cell table:style-name="ce151" table:number-columns-repeated="2"/>
          <table:table-cell table:style-name="ce303"/>
          <table:table-cell table:style-name="ce151" table:number-columns-repeated="3"/>
          <table:table-cell table:style-name="ce283"/>
          <table:table-cell table:number-columns-repeated="945"/>
        </table:table-row>
        <table:table-row table:style-name="ro3">
          <table:table-cell table:style-name="ce5" office:value-type="string" calcext:value-type="string">
            <text:p>Byte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ycles</text:p>
          </table:table-cell>
          <table:table-cell table:style-name="ce66" office:value-type="string" calcext:value-type="string">
            <text:p>Args</text:p>
          </table:table-cell>
          <table:table-cell table:style-name="ce97"/>
          <table:table-cell table:style-name="ce99"/>
          <table:table-cell table:style-name="ce104" office:value-type="string" calcext:value-type="string">
            <text:p>Description of the instruction</text:p>
          </table:table-cell>
          <table:table-cell table:style-name="ce140"/>
          <table:table-cell table:style-name="ce145" office:value-type="string" calcext:value-type="string">
            <text:p>zeroPageWordAddress =</text:p>
          </table:table-cell>
          <table:table-cell table:style-name="ce145" office:value-type="string" calcext:value-type="string">
            <text:p>readByteAddress =</text:p>
          </table:table-cell>
          <table:table-cell table:style-name="ce145" office:value-type="string" calcext:value-type="string">
            <text:p>readWordAddress =</text:p>
          </table:table-cell>
          <table:table-cell table:style-name="ce162" office:value-type="string" calcext:value-type="string">
            <text:p>result (word) =</text:p>
          </table:table-cell>
          <table:table-cell table:style-name="ce162" office:value-type="string" calcext:value-type="string">
            <text:p>A =</text:p>
          </table:table-cell>
          <table:table-cell table:style-name="ce145" office:value-type="string" calcext:value-type="string">
            <text:p>X =</text:p>
          </table:table-cell>
          <table:table-cell table:style-name="ce145" office:value-type="string" calcext:value-type="string">
            <text:p>Y =</text:p>
          </table:table-cell>
          <table:table-cell table:style-name="ce145" office:value-type="string" calcext:value-type="string">
            <text:p>SP =</text:p>
          </table:table-cell>
          <table:table-cell table:style-name="ce145" office:value-type="string" calcext:value-type="string">
            <text:p>PC =</text:p>
          </table:table-cell>
          <table:table-cell table:style-name="ce162" office:value-type="string" calcext:value-type="string">
            <text:p>carry =</text:p>
          </table:table-cell>
          <table:table-cell table:style-name="ce145" office:value-type="string" calcext:value-type="string">
            <text:p>zero =</text:p>
          </table:table-cell>
          <table:table-cell table:style-name="ce145" office:value-type="string" calcext:value-type="string">
            <text:p>interrupt =</text:p>
          </table:table-cell>
          <table:table-cell table:style-name="ce145" office:value-type="string" calcext:value-type="string">
            <text:p>decimal =</text:p>
          </table:table-cell>
          <table:table-cell table:style-name="ce145" office:value-type="string" calcext:value-type="string">
            <text:p>break =</text:p>
          </table:table-cell>
          <table:table-cell table:style-name="ce145" office:value-type="string" calcext:value-type="string">
            <text:p>overflow =</text:p>
          </table:table-cell>
          <table:table-cell table:style-name="ce205" office:value-type="string" calcext:value-type="string">
            <text:p>negative =</text:p>
          </table:table-cell>
          <table:table-cell table:style-name="ce162" office:value-type="string" calcext:value-type="string">
            <text:p>writeByteAddress</text:p>
          </table:table-cell>
          <table:table-cell table:style-name="ce145" office:value-type="string" calcext:value-type="string">
            <text:p>writeByteValue</text:p>
          </table:table-cell>
          <table:table-cell table:style-name="ce145" office:value-type="string" calcext:value-type="string">
            <text:p>writeWordAddress</text:p>
          </table:table-cell>
          <table:table-cell table:style-name="ce145" office:value-type="string" calcext:value-type="string">
            <text:p>writeWordValue</text:p>
          </table:table-cell>
          <table:table-cell table:style-name="ce243"/>
          <table:table-cell table:style-name="ce248"/>
          <table:table-cell table:style-name="ce251" office:value-type="string" calcext:value-type="string">
            <text:p>// Go</text:p>
          </table:table-cell>
          <table:table-cell table:style-name="ce248"/>
          <table:table-cell table:style-name="ce251" office:value-type="string" calcext:value-type="string">
            <text:p>// C</text:p>
          </table:table-cell>
          <table:table-cell table:style-name="ce248"/>
          <table:table-cell table:style-name="ce251" office:value-type="string" calcext:value-type="string">
            <text:p>// JS</text:p>
          </table:table-cell>
          <table:table-cell table:style-name="ce248" table:number-columns-repeated="2"/>
          <table:table-cell table:style-name="ce270"/>
          <table:table-cell table:style-name="ce275" office:value-type="string" calcext:value-type="string">
            <text:p>trashByteAddress</text:p>
          </table:table-cell>
          <table:table-cell table:style-name="ce275" office:value-type="string" calcext:value-type="string">
            <text:p>trashWordAddress</text:p>
          </table:table-cell>
          <table:table-cell table:style-name="ce275" office:value-type="string" calcext:value-type="string">
            <text:p>trashSR =</text:p>
          </table:table-cell>
          <table:table-cell table:style-name="ce275" office:value-type="string" calcext:value-type="string">
            <text:p>trashRegister =</text:p>
          </table:table-cell>
          <table:table-cell table:style-name="ce275" office:value-type="string" calcext:value-type="string">
            <text:p>trashPC =</text:p>
          </table:table-cell>
          <table:table-cell table:style-name="ce275" office:value-type="string" calcext:value-type="string">
            <text:p>(individual flags)</text:p>
          </table:table-cell>
          <table:table-cell table:style-name="ce277"/>
          <table:table-cell table:style-name="ce243"/>
          <table:table-cell table:style-name="ce281" office:value-type="string" calcext:value-type="string">
            <text:p>Bytes</text:p>
          </table:table-cell>
          <table:table-cell table:style-name="ce281" office:value-type="string" calcext:value-type="string">
            <text:p>Instruction Name</text:p>
          </table:table-cell>
          <table:table-cell table:style-name="ce281" office:value-type="string" calcext:value-type="string">
            <text:p>Arguments</text:p>
          </table:table-cell>
          <table:table-cell table:style-name="ce284"/>
          <table:table-cell table:style-name="ce288" office:value-type="string" calcext:value-type="string">
            <text:p>readByteAddress =</text:p>
          </table:table-cell>
          <table:table-cell table:style-name="ce288" office:value-type="string" calcext:value-type="string">
            <text:p>readWordAddress =</text:p>
          </table:table-cell>
          <table:table-cell table:style-name="ce288" office:value-type="string" calcext:value-type="string">
            <text:p>result =</text:p>
          </table:table-cell>
          <table:table-cell table:style-name="ce288" office:value-type="string" calcext:value-type="string">
            <text:p>A =</text:p>
          </table:table-cell>
          <table:table-cell table:style-name="ce288" office:value-type="string" calcext:value-type="string">
            <text:p>X =</text:p>
          </table:table-cell>
          <table:table-cell table:style-name="ce288" office:value-type="string" calcext:value-type="string">
            <text:p>Y =</text:p>
          </table:table-cell>
          <table:table-cell table:style-name="ce288" office:value-type="string" calcext:value-type="string">
            <text:p>SP =</text:p>
          </table:table-cell>
          <table:table-cell table:style-name="ce288" office:value-type="string" calcext:value-type="string">
            <text:p>PC =</text:p>
          </table:table-cell>
          <table:table-cell table:style-name="ce288" office:value-type="string" calcext:value-type="string">
            <text:p>SR =</text:p>
          </table:table-cell>
          <table:table-cell table:style-name="ce288" office:value-type="string" calcext:value-type="string">
            <text:p>writeByteAddress =</text:p>
          </table:table-cell>
          <table:table-cell table:style-name="ce288" office:value-type="string" calcext:value-type="string">
            <text:p>writeByte =</text:p>
          </table:table-cell>
          <table:table-cell table:style-name="ce288" office:value-type="string" calcext:value-type="string">
            <text:p>writeWordAddress =</text:p>
          </table:table-cell>
          <table:table-cell table:style-name="ce288" office:value-type="string" calcext:value-type="string">
            <text:p>writeWord =</text:p>
          </table:table-cell>
          <table:table-cell table:style-name="ce288"/>
          <table:table-cell table:style-name="ce270"/>
          <table:table-cell table:style-name="ce293" office:value-type="string" calcext:value-type="string">
            <text:p>Regs</text:p>
          </table:table-cell>
          <table:table-cell table:style-name="ce294" table:number-columns-repeated="2"/>
          <table:table-cell table:style-name="ce293" office:value-type="string" calcext:value-type="string">
            <text:p>Mem</text:p>
          </table:table-cell>
          <table:table-cell table:style-name="ce293" office:value-type="string" calcext:value-type="string">
            <text:p>Flags</text:p>
          </table:table-cell>
          <table:table-cell table:style-name="ce293" office:value-type="string" calcext:value-type="string">
            <text:p>Stack</text:p>
          </table:table-cell>
          <table:table-cell table:style-name="ce300" office:value-type="string" calcext:value-type="string">
            <text:p>Regs</text:p>
          </table:table-cell>
          <table:table-cell table:style-name="ce301"/>
          <table:table-cell table:style-name="ce302" office:value-type="string" calcext:value-type="string">
            <text:p>Mem</text:p>
          </table:table-cell>
          <table:table-cell table:style-name="ce302" office:value-type="string" calcext:value-type="string">
            <text:p>Flags</text:p>
          </table:table-cell>
          <table:table-cell table:style-name="ce304" office:value-type="string" calcext:value-type="string">
            <text:p>Clear</text:p>
          </table:table-cell>
          <table:table-cell table:style-name="ce304" office:value-type="string" calcext:value-type="string">
            <text:p>Set</text:p>
          </table:table-cell>
          <table:table-cell table:style-name="ce302" office:value-type="string" calcext:value-type="string">
            <text:p>Stack</text:p>
          </table:table-cell>
          <table:table-cell table:style-name="ce305"/>
          <table:table-cell table:number-columns-repeated="945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6" table:formula="of:=[.A6]+1" office:value-type="float" office:value="1" calcext:value-type="float">
            <text:p>1</text:p>
          </table:table-cell>
          <table:table-cell table:style-name="ce6" table:formula="of:=[.B6]+1" office:value-type="float" office:value="2" calcext:value-type="float">
            <text:p>2</text:p>
          </table:table-cell>
          <table:table-cell table:style-name="ce6" table:formula="of:=[.C6]+1" office:value-type="float" office:value="3" calcext:value-type="float">
            <text:p>3</text:p>
          </table:table-cell>
          <table:table-cell table:style-name="ce6" table:formula="of:=[.D6]+1" office:value-type="float" office:value="4" calcext:value-type="float">
            <text:p>4</text:p>
          </table:table-cell>
          <table:table-cell table:style-name="ce6" table:formula="of:=[.E6]+1" office:value-type="float" office:value="5" calcext:value-type="float">
            <text:p>5</text:p>
          </table:table-cell>
          <table:table-cell table:style-name="ce6" table:formula="of:=[.F6]+1" office:value-type="float" office:value="6" calcext:value-type="float">
            <text:p>6</text:p>
          </table:table-cell>
          <table:table-cell table:style-name="ce6" table:formula="of:=[.G6]+1" office:value-type="float" office:value="7" calcext:value-type="float">
            <text:p>7</text:p>
          </table:table-cell>
          <table:table-cell table:style-name="ce6" table:formula="of:=[.H6]+1" office:value-type="float" office:value="8" calcext:value-type="float">
            <text:p>8</text:p>
          </table:table-cell>
          <table:table-cell table:style-name="ce6" table:formula="of:=[.I6]+1" office:value-type="float" office:value="9" calcext:value-type="float">
            <text:p>9</text:p>
          </table:table-cell>
          <table:table-cell table:style-name="ce6" table:formula="of:=[.J6]+1" office:value-type="float" office:value="10" calcext:value-type="float">
            <text:p>10</text:p>
          </table:table-cell>
          <table:table-cell table:style-name="ce6" table:formula="of:=[.K6]+1" office:value-type="float" office:value="11" calcext:value-type="float">
            <text:p>11</text:p>
          </table:table-cell>
          <table:table-cell table:style-name="ce166" table:formula="of:=[.L6]+1" office:value-type="float" office:value="12" calcext:value-type="float">
            <text:p>12</text:p>
          </table:table-cell>
          <table:table-cell table:style-name="ce6" table:formula="of:=[.M6]+1" office:value-type="float" office:value="13" calcext:value-type="float">
            <text:p>13</text:p>
          </table:table-cell>
          <table:table-cell table:style-name="ce6" table:formula="of:=[.N6]+1" office:value-type="float" office:value="14" calcext:value-type="float">
            <text:p>14</text:p>
          </table:table-cell>
          <table:table-cell table:style-name="ce6" table:formula="of:=[.O6]+1" office:value-type="float" office:value="15" calcext:value-type="float">
            <text:p>15</text:p>
          </table:table-cell>
          <table:table-cell table:style-name="ce6" table:formula="of:=[.P6]+1" office:value-type="float" office:value="16" calcext:value-type="float">
            <text:p>16</text:p>
          </table:table-cell>
          <table:table-cell table:style-name="ce166" table:formula="of:=[.Q6]+1" office:value-type="float" office:value="17" calcext:value-type="float">
            <text:p>17</text:p>
          </table:table-cell>
          <table:table-cell table:style-name="ce6" table:formula="of:=[.R6]+1" office:value-type="float" office:value="18" calcext:value-type="float">
            <text:p>18</text:p>
          </table:table-cell>
          <table:table-cell table:style-name="ce6" table:formula="of:=[.S6]+1" office:value-type="float" office:value="19" calcext:value-type="float">
            <text:p>19</text:p>
          </table:table-cell>
          <table:table-cell table:style-name="ce6" table:formula="of:=[.T6]+1" office:value-type="float" office:value="20" calcext:value-type="float">
            <text:p>20</text:p>
          </table:table-cell>
          <table:table-cell table:style-name="ce6" table:formula="of:=[.U6]+1" office:value-type="float" office:value="21" calcext:value-type="float">
            <text:p>21</text:p>
          </table:table-cell>
          <table:table-cell table:style-name="ce6" table:formula="of:=[.V6]+1" office:value-type="float" office:value="22" calcext:value-type="float">
            <text:p>22</text:p>
          </table:table-cell>
          <table:table-cell table:style-name="ce206" table:formula="of:=[.W6]+1" office:value-type="float" office:value="23" calcext:value-type="float">
            <text:p>23</text:p>
          </table:table-cell>
          <table:table-cell table:style-name="ce6" table:formula="of:=[.X6]+1" office:value-type="float" office:value="24" calcext:value-type="float">
            <text:p>24</text:p>
          </table:table-cell>
          <table:table-cell table:style-name="ce6" table:formula="of:=[.Y6]+1" office:value-type="float" office:value="25" calcext:value-type="float">
            <text:p>25</text:p>
          </table:table-cell>
          <table:table-cell table:style-name="ce6" table:formula="of:=[.Z6]+1" office:value-type="float" office:value="26" calcext:value-type="float">
            <text:p>26</text:p>
          </table:table-cell>
          <table:table-cell table:style-name="ce6" table:formula="of:=[.AA6]+1" office:value-type="float" office:value="27" calcext:value-type="float">
            <text:p>27</text:p>
          </table:table-cell>
          <table:table-cell table:style-name="ce6" table:formula="of:=[.AB6]+1" office:value-type="float" office:value="28" calcext:value-type="float">
            <text:p>28</text:p>
          </table:table-cell>
          <table:table-cell table:style-name="ce6" table:formula="of:=[.AX6]+1" office:value-type="float" office:value="55" calcext:value-type="float">
            <text:p>55</text:p>
          </table:table-cell>
          <table:table-cell table:style-name="ce6" table:number-columns-repeated="7"/>
          <table:table-cell table:style-name="ce6" table:formula="of:=[.AE6]+1" office:value-type="float" office:value="1" calcext:value-type="float">
            <text:p>1</text:p>
          </table:table-cell>
          <table:table-cell table:style-name="ce6" table:formula="of:=[.AC6]+1" office:value-type="float" office:value="29" calcext:value-type="float">
            <text:p>29</text:p>
          </table:table-cell>
          <table:table-cell table:style-name="ce6" table:formula="of:=[.AM6]+1" office:value-type="float" office:value="30" calcext:value-type="float">
            <text:p>30</text:p>
          </table:table-cell>
          <table:table-cell table:style-name="ce6" table:formula="of:=[.AN6]+1" office:value-type="float" office:value="31" calcext:value-type="float">
            <text:p>31</text:p>
          </table:table-cell>
          <table:table-cell table:style-name="ce6" table:formula="of:=[.AO6]+1" office:value-type="float" office:value="32" calcext:value-type="float">
            <text:p>32</text:p>
          </table:table-cell>
          <table:table-cell table:style-name="ce6" table:formula="of:=[.AP6]+1" office:value-type="float" office:value="33" calcext:value-type="float">
            <text:p>33</text:p>
          </table:table-cell>
          <table:table-cell table:style-name="ce6" table:formula="of:=[.AQ6]+1" office:value-type="float" office:value="34" calcext:value-type="float">
            <text:p>34</text:p>
          </table:table-cell>
          <table:table-cell table:style-name="ce6" table:formula="of:=[.AR6]+1" office:value-type="float" office:value="35" calcext:value-type="float">
            <text:p>35</text:p>
          </table:table-cell>
          <table:table-cell table:style-name="ce6" table:formula="of:=[.AS6]+1" office:value-type="float" office:value="36" calcext:value-type="float">
            <text:p>36</text:p>
          </table:table-cell>
          <table:table-cell table:style-name="ce6"/>
          <table:table-cell table:style-name="ce6" table:formula="of:=[.BM6]+1" office:value-type="float" office:value="52" calcext:value-type="float">
            <text:p>52</text:p>
          </table:table-cell>
          <table:table-cell table:style-name="ce6" table:formula="of:=[.AV6]+1" office:value-type="float" office:value="53" calcext:value-type="float">
            <text:p>53</text:p>
          </table:table-cell>
          <table:table-cell table:style-name="ce6" table:formula="of:=[.AW6]+1" office:value-type="float" office:value="54" calcext:value-type="float">
            <text:p>54</text:p>
          </table:table-cell>
          <table:table-cell table:style-name="ce6" table:formula="of:=[.AT6]+1" office:value-type="float" office:value="37" calcext:value-type="float">
            <text:p>37</text:p>
          </table:table-cell>
          <table:table-cell table:style-name="ce6" table:formula="of:=[.AY6]+1" office:value-type="float" office:value="38" calcext:value-type="float">
            <text:p>38</text:p>
          </table:table-cell>
          <table:table-cell table:style-name="ce6" table:formula="of:=[.AZ6]+1" office:value-type="float" office:value="39" calcext:value-type="float">
            <text:p>39</text:p>
          </table:table-cell>
          <table:table-cell table:style-name="ce6" table:formula="of:=[.BA6]+1" office:value-type="float" office:value="40" calcext:value-type="float">
            <text:p>40</text:p>
          </table:table-cell>
          <table:table-cell table:style-name="ce6" table:formula="of:=[.BB6]+1" office:value-type="float" office:value="41" calcext:value-type="float">
            <text:p>41</text:p>
          </table:table-cell>
          <table:table-cell table:style-name="ce6" table:formula="of:=[.BC6]+1" office:value-type="float" office:value="42" calcext:value-type="float">
            <text:p>42</text:p>
          </table:table-cell>
          <table:table-cell table:style-name="ce6" table:formula="of:=[.BD6]+1" office:value-type="float" office:value="43" calcext:value-type="float">
            <text:p>43</text:p>
          </table:table-cell>
          <table:table-cell table:style-name="ce6" table:formula="of:=[.BE6]+1" office:value-type="float" office:value="44" calcext:value-type="float">
            <text:p>44</text:p>
          </table:table-cell>
          <table:table-cell table:style-name="ce6" table:formula="of:=[.BF6]+1" office:value-type="float" office:value="45" calcext:value-type="float">
            <text:p>45</text:p>
          </table:table-cell>
          <table:table-cell table:style-name="ce6" table:formula="of:=[.BG6]+1" office:value-type="float" office:value="46" calcext:value-type="float">
            <text:p>46</text:p>
          </table:table-cell>
          <table:table-cell table:style-name="ce6" table:formula="of:=[.BH6]+1" office:value-type="float" office:value="47" calcext:value-type="float">
            <text:p>47</text:p>
          </table:table-cell>
          <table:table-cell table:style-name="ce6" table:formula="of:=[.BI6]+1" office:value-type="float" office:value="48" calcext:value-type="float">
            <text:p>48</text:p>
          </table:table-cell>
          <table:table-cell table:style-name="ce6" table:formula="of:=[.BJ6]+1" office:value-type="float" office:value="49" calcext:value-type="float">
            <text:p>49</text:p>
          </table:table-cell>
          <table:table-cell table:style-name="ce6" table:formula="of:=[.BK6]+1" office:value-type="float" office:value="50" calcext:value-type="float">
            <text:p>50</text:p>
          </table:table-cell>
          <table:table-cell table:style-name="ce6" table:formula="of:=[.BL6]+1" office:value-type="float" office:value="51" calcext:value-type="float">
            <text:p>51</text:p>
          </table:table-cell>
          <table:table-cell table:style-name="ce6" table:formula="of:=[.AL6]+1" office:value-type="float" office:value="2" calcext:value-type="float">
            <text:p>2</text:p>
          </table:table-cell>
          <table:table-cell table:style-name="ce6" table:formula="of:=[.BN6]+1" office:value-type="float" office:value="3" calcext:value-type="float">
            <text:p>3</text:p>
          </table:table-cell>
          <table:table-cell table:style-name="ce6" table:formula="of:=[.BO6]+1" office:value-type="float" office:value="4" calcext:value-type="float">
            <text:p>4</text:p>
          </table:table-cell>
          <table:table-cell table:style-name="ce6" table:formula="of:=[.BP6]+1" office:value-type="float" office:value="5" calcext:value-type="float">
            <text:p>5</text:p>
          </table:table-cell>
          <table:table-cell table:style-name="ce6" table:formula="of:=[.BQ6]+1" office:value-type="float" office:value="6" calcext:value-type="float">
            <text:p>6</text:p>
          </table:table-cell>
          <table:table-cell table:style-name="ce6" table:formula="of:=[.BR6]+1" office:value-type="float" office:value="7" calcext:value-type="float">
            <text:p>7</text:p>
          </table:table-cell>
          <table:table-cell table:style-name="ce6" table:formula="of:=[.BS6]+1" office:value-type="float" office:value="8" calcext:value-type="float">
            <text:p>8</text:p>
          </table:table-cell>
          <table:table-cell table:style-name="ce6" table:formula="of:=[.BT6]+1" office:value-type="float" office:value="9" calcext:value-type="float">
            <text:p>9</text:p>
          </table:table-cell>
          <table:table-cell table:style-name="ce6" table:formula="of:=[.BU6]+1" office:value-type="float" office:value="10" calcext:value-type="float">
            <text:p>10</text:p>
          </table:table-cell>
          <table:table-cell table:style-name="ce6" table:formula="of:=[.BV6]+1" office:value-type="float" office:value="11" calcext:value-type="float">
            <text:p>11</text:p>
          </table:table-cell>
          <table:table-cell table:style-name="ce6" table:formula="of:=[.BW6]+1" office:value-type="float" office:value="12" calcext:value-type="float">
            <text:p>12</text:p>
          </table:table-cell>
          <table:table-cell table:style-name="ce6" table:formula="of:=[.BX6]+1" office:value-type="float" office:value="13" calcext:value-type="float">
            <text:p>13</text:p>
          </table:table-cell>
          <table:table-cell table:style-name="ce6" table:formula="of:=[.BY6]+1" office:value-type="float" office:value="14" calcext:value-type="float">
            <text:p>14</text:p>
          </table:table-cell>
          <table:table-cell table:style-name="ce6" table:formula="of:=[.BZ6]+1" office:value-type="float" office:value="15" calcext:value-type="float">
            <text:p>15</text:p>
          </table:table-cell>
          <table:table-cell table:number-columns-repeated="945"/>
        </table:table-row>
        <table:table-row table:style-name="ro3">
          <table:table-cell table:style-name="ce7"/>
          <table:table-cell table:style-name="ce18"/>
          <table:table-cell table:style-name="ce44"/>
          <table:table-cell table:style-name="ce67"/>
          <table:table-cell table:style-name="ce96"/>
          <table:table-cell table:style-name="ce98"/>
          <table:table-cell table:style-name="ce105" table:number-columns-repeated="2"/>
          <table:table-cell table:style-name="ce67"/>
          <table:table-cell table:style-name="ce105"/>
          <table:table-cell table:style-name="ce67"/>
          <table:table-cell table:style-name="ce105"/>
          <table:table-cell table:style-name="ce167"/>
          <table:table-cell table:style-name="ce105" table:number-columns-repeated="2"/>
          <table:table-cell table:style-name="ce67" table:number-columns-repeated="2"/>
          <table:table-cell table:style-name="ce167"/>
          <table:table-cell table:style-name="ce105"/>
          <table:table-cell table:style-name="ce67"/>
          <table:table-cell table:style-name="ce105" table:number-columns-repeated="2"/>
          <table:table-cell table:style-name="ce67"/>
          <table:table-cell table:style-name="ce207"/>
          <table:table-cell table:style-name="ce163"/>
          <table:table-cell table:style-name="ce67" table:number-columns-repeated="3"/>
          <table:table-cell table:style-name="ce244"/>
          <table:table-cell table:style-name="ce105"/>
          <table:table-cell table:style-name="ce252" office:value-type="string" calcext:value-type="string">
            <text:p>func Emulate6502( A *uint8, X *unit8, Y *unit8, SP *unit8, PC *uint16, SR *uint8, memory *byte[]) bool {</text:p>
          </table:table-cell>
          <table:table-cell table:style-name="ce257"/>
          <table:table-cell table:style-name="ce261" office:value-type="string" calcext:value-type="string">
            <text:p>int Emulate6502( unsigned char *A, unsigned char *X, unsigned char *Y, unsigned char *SP, unsigned int *PC, unsigned char *SR, unsigned char *memory ) {</text:p>
          </table:table-cell>
          <table:table-cell table:style-name="ce257"/>
          <table:table-cell table:style-name="ce264" office:value-type="string" calcext:value-type="string">
            <text:p>function Emulate6502( cpu, memory ) {</text:p>
          </table:table-cell>
          <table:table-cell table:style-name="ce257"/>
          <table:table-cell table:style-name="ce257" table:formula="of:=&quot;&quot;">
            <text:p/>
          </table:table-cell>
          <table:table-cell table:style-name="ce105"/>
          <table:table-cell table:style-name="ce67" table:number-columns-repeated="6"/>
          <table:table-cell table:style-name="ce105"/>
          <table:table-cell table:style-name="ce244"/>
          <table:table-cell table:style-name="ce15"/>
          <table:table-cell table:style-name="ce67" table:number-columns-repeated="2"/>
          <table:table-cell table:style-name="ce105"/>
          <table:table-cell table:style-name="ce67" table:number-columns-repeated="2"/>
          <table:table-cell table:style-name="ce105" table:number-columns-repeated="4"/>
          <table:table-cell table:style-name="ce67" table:number-columns-repeated="7"/>
          <table:table-cell table:style-name="ce105" table:number-columns-repeated="6"/>
          <table:table-cell table:style-name="ce297"/>
          <table:table-cell table:style-name="ce105" table:number-columns-repeated="4"/>
          <table:table-cell table:style-name="ce297"/>
          <table:table-cell table:style-name="ce105" table:number-columns-repeated="4"/>
          <table:table-cell table:number-columns-repeated="945"/>
        </table:table-row>
        <table:table-row table:style-name="ro3">
          <table:table-cell table:style-name="ce8"/>
          <table:table-cell table:style-name="ce19"/>
          <table:table-cell table:style-name="ce40"/>
          <table:table-cell table:style-name="ce15"/>
          <table:table-cell table:style-name="ce96"/>
          <table:table-cell table:style-name="ce98"/>
          <table:table-cell table:style-name="ce95" table:number-columns-repeated="2"/>
          <table:table-cell table:style-name="ce15"/>
          <table:table-cell table:style-name="ce95"/>
          <table:table-cell table:style-name="ce15"/>
          <table:table-cell table:style-name="ce95"/>
          <table:table-cell table:style-name="ce168"/>
          <table:table-cell table:style-name="ce95" table:number-columns-repeated="2"/>
          <table:table-cell table:style-name="ce15" table:number-columns-repeated="2"/>
          <table:table-cell table:style-name="ce168"/>
          <table:table-cell table:style-name="ce95"/>
          <table:table-cell table:style-name="ce15"/>
          <table:table-cell table:style-name="ce95" table:number-columns-repeated="2"/>
          <table:table-cell table:style-name="ce15"/>
          <table:table-cell table:style-name="ce100"/>
          <table:table-cell table:style-name="ce163"/>
          <table:table-cell table:style-name="ce15" table:number-columns-repeated="3"/>
          <table:table-cell table:style-name="ce244"/>
          <table:table-cell table:style-name="ce95"/>
          <table:table-cell table:style-name="ce252" office:value-type="string" calcext:value-type="string">
            <text:p><text:s text:c="2"/>instruction := memory[PC &amp; 0xFFFF]</text:p>
          </table:table-cell>
          <table:table-cell table:style-name="ce257"/>
          <table:table-cell table:style-name="ce261" office:value-type="string" calcext:value-type="string">
            <text:p><text:s text:c="2"/>unsigned char instruction = memory[PC &amp; 0xFFFF];</text:p>
          </table:table-cell>
          <table:table-cell table:style-name="ce257"/>
          <table:table-cell table:style-name="ce265" office:value-type="string" calcext:value-type="string">
            <text:p><text:a xlink:href="http://cpu.sr/" xlink:type="simple">  const A = cpu.A, X = cpu.X, Y = cpu.Y, SP = cpu.SP, PC = cpu.PC, SR = cpu.SR</text:a></text:p>
          </table:table-cell>
          <table:table-cell table:style-name="ce257"/>
          <table:table-cell table:style-name="ce257" table:formula="of:=&quot;&quot;">
            <text:p/>
          </table:table-cell>
          <table:table-cell table:style-name="ce95"/>
          <table:table-cell table:style-name="ce15" table:number-columns-repeated="6"/>
          <table:table-cell table:style-name="ce95"/>
          <table:table-cell table:style-name="ce244"/>
          <table:table-cell table:style-name="ce15" table:number-columns-repeated="3"/>
          <table:table-cell table:style-name="ce95"/>
          <table:table-cell table:style-name="ce15" table:number-columns-repeated="2"/>
          <table:table-cell table:style-name="ce95" table:number-columns-repeated="4"/>
          <table:table-cell table:style-name="ce15" table:number-columns-repeated="7"/>
          <table:table-cell table:style-name="ce95" table:number-columns-repeated="6"/>
          <table:table-cell table:style-name="ce298"/>
          <table:table-cell table:style-name="ce95" table:number-columns-repeated="4"/>
          <table:table-cell table:style-name="ce298"/>
          <table:table-cell table:style-name="ce95" table:number-columns-repeated="4"/>
          <table:table-cell table:number-columns-repeated="945"/>
        </table:table-row>
        <table:table-row table:style-name="ro3">
          <table:table-cell table:style-name="ce8" office:value-type="string" calcext:value-type="string">
            <text:p>00 LL</text:p>
          </table:table-cell>
          <table:table-cell table:style-name="ce20" office:value-type="string" calcext:value-type="string">
            <text:p>BRK</text:p>
          </table:table-cell>
          <table:table-cell table:style-name="ce45" office:value-type="float" office:value="7" calcext:value-type="float">
            <text:p>7</text:p>
          </table:table-cell>
          <table:table-cell table:style-name="ce68" office:value-type="string" calcext:value-type="string">
            <text:p>#$LL</text:p>
          </table:table-cell>
          <table:table-cell table:style-name="ce96"/>
          <table:table-cell table:style-name="ce98"/>
          <table:table-cell table:style-name="ce106" office:value-type="string" calcext:value-type="string">
            <text:p>Force Break, LL = reason. Pushes PC and SR then jumps to the address stored in the word at 0xFFFE</text:p>
          </table:table-cell>
          <table:table-cell table:style-name="ce95"/>
          <table:table-cell table:style-name="ce68" table:formula="of:=IF([.$D9] = &quot;($LL, X)&quot;;&quot;(arg1+X)&amp;0xFF&quot;;&quot;&quot;)">
            <text:p/>
          </table:table-cell>
          <table:table-cell table:style-name="ce73"/>
          <table:table-cell table:style-name="ce68" office:value-type="string" calcext:value-type="string">
            <text:p>0xFFFE</text:p>
          </table:table-cell>
          <table:table-cell table:style-name="ce73"/>
          <table:table-cell table:style-name="ce169"/>
          <table:table-cell table:style-name="ce73" table:number-columns-repeated="2"/>
          <table:table-cell table:style-name="ce68" office:value-type="string" calcext:value-type="string">
            <text:p>SP - 3</text:p>
          </table:table-cell>
          <table:table-cell table:style-name="ce68" office:value-type="string" calcext:value-type="string">
            <text:p>readWord</text:p>
          </table:table-cell>
          <table:table-cell table:style-name="ce169"/>
          <table:table-cell table:style-name="ce201"/>
          <table:table-cell table:style-name="ce68" office:value-type="string" calcext:value-type="string">
            <text:p>0x1</text:p>
          </table:table-cell>
          <table:table-cell table:style-name="ce73" table:number-columns-repeated="2"/>
          <table:table-cell table:style-name="ce68"/>
          <table:table-cell table:style-name="ce208"/>
          <table:table-cell table:style-name="ce198" office:value-type="string" calcext:value-type="string">
            <text:p>SP - 2</text:p>
          </table:table-cell>
          <table:table-cell table:style-name="ce68" office:value-type="string" calcext:value-type="string">
            <text:p>SR | 0x10</text:p>
          </table:table-cell>
          <table:table-cell table:style-name="ce68" office:value-type="string" calcext:value-type="string">
            <text:p>SP - 1</text:p>
          </table:table-cell>
          <table:table-cell table:style-name="ce68" office:value-type="string" calcext:value-type="string">
            <text:p>PC + 2</text:p>
          </table:table-cell>
          <table:table-cell table:style-name="ce244"/>
          <table:table-cell table:style-name="ce95"/>
          <table:table-cell table:style-name="ce253" table:formula="of:=&quot;  if instruction == 0x&quot; &amp; LEFT([.A9];2) &amp; &quot; { &quot; &amp;  join(&quot;&quot;;  IF(LEN([.A9]) &gt; 3; &quot;LL := memory[PC + 1]; &quot;; &quot;&quot;);  IF([.I9] &lt;&gt; &quot;&quot;; &quot;zeroPageWord := memory[(&quot;&amp;[.I9]&amp;&quot;)&amp;0xFF] + (memory[((&quot;&amp;[.I9]&amp;&quot;)+1)&amp;0xFF]&lt;&lt;8); &quot;; &quot;&quot;);  IF([.J9] &lt;&gt; &quot;&quot;; &quot;readByte := memory[(&quot;&amp;[.J9]&amp;&quot;)&amp;0xFFFF]; &quot;; &quot;&quot;); IF([.K9] &lt;&gt; &quot;&quot;; &quot;readWord := memory[(&quot;&amp;[.K9]&amp;&quot;)&amp;0xFFFF] + (memory[((&quot;&amp;[.K9]&amp;&quot;)+1)&amp;0xFFFF]&lt;&lt;8); &quot;; &quot;&quot;);  IF([.L9] &lt;&gt; &quot;&quot;; &quot;result := &quot;&amp;[.L9]&amp;&quot;; &quot;; &quot;&quot;);  IF([.M9] &lt;&gt; &quot;&quot;; &quot;newA := &quot;&amp;[.M9]&amp;&quot;; &quot;; &quot;&quot;); IF([.N9] &lt;&gt; &quot;&quot;; &quot;newX := &quot;&amp;[.N9]&amp;&quot;; &quot;; &quot;&quot;); IF([.O9] &lt;&gt; &quot;&quot;; &quot;newY := &quot;&amp;[.O9]&amp;&quot;; &quot;; &quot;&quot;); IF([.P9] &lt;&gt; &quot;&quot;; &quot;newSP := &quot;&amp;[.P9]&amp;&quot;; &quot;; &quot;&quot;); IF([.Q9] &lt;&gt; &quot;&quot;; &quot;newPC := &quot;&amp;[.Q9]&amp;&quot;; &quot;; &quot;&quot;);  IF([.M9] &lt;&gt; &quot;&quot;; &quot;*A = newA; &quot;; &quot;&quot;); IF([.N9] &lt;&gt; &quot;&quot;; &quot;*X = newX; &quot;; &quot;&quot;); IF([.O9] &lt;&gt; &quot;&quot;; &quot;*Y = newY; &quot;; &quot;&quot;); IF([.P9] &lt;&gt; &quot;&quot;; &quot;*SP = newSP; &quot;; &quot;&quot;); IF([.Q9] &lt;&gt; &quot;&quot;; &quot;*PC = newPC; &quot;; &quot;&quot;);  IF( ([.R9] &amp; [.S9] &amp; [.T9] &amp; [.U9] &amp; [.V9] &amp; [.W9]) &lt;&gt; &quot;&quot;; join(&quot;&quot;;    IF( [.R9] &lt;&gt; &quot;&quot;; &quot;carry := &quot; &amp; [.R9] &amp; &quot;;&quot;; &quot;carry := SR&amp;1; &quot;);   IF( [.S9] &lt;&gt; &quot;&quot;; &quot;zero := &quot; &amp; [.S9] &amp; &quot;;&quot;; &quot;zero := (SR&gt;&gt;1)&amp;1; &quot;);   IF( [.T9] &lt;&gt; &quot;&quot;; &quot;interrupt := &quot; &amp; [.T9] &amp; &quot;;&quot;; &quot;interrupt := (SR&gt;&gt;2)&amp;1; &quot;);   IF( [.U9] &lt;&gt; &quot;&quot;; &quot;decimal := &quot; &amp; [.U9] &amp; &quot;;&quot;; &quot;decimal := (SR&gt;&gt;3)&amp;1; &quot;);   IF( [.V9] &lt;&gt; &quot;&quot;; &quot;overflow := &quot; &amp; [.V9] &amp; &quot;;&quot;; &quot;overflow := (SR&gt;&gt;6)&amp;1; &quot;);   IF( [.W9] &lt;&gt; &quot;&quot;; &quot;negative := &quot; &amp; [.W9] &amp; &quot;;&quot;; &quot;negative := (SR&gt;&gt;7)&amp;1; &quot;)  ); &quot;&quot;);  IF( ([.R9] &amp; [.S9] &amp; [.T9] &amp; [.U9] &amp; [.V9] &amp; [.W9]) &lt;&gt; &quot;&quot;; &quot;*SR = carry + (zero&lt;&lt;1) + (interrupt&lt;&lt;2) + (decimal&lt;&lt;3) + (overflow&lt;&lt;6) + (negative&lt;&lt;7); &quot;; &quot;&quot;);  IF( [.Q9] &lt;&gt; &quot;&quot;; &quot;*PC = &quot; &amp; [.Q9] &amp; &quot;;&quot;; &quot;*PC = PC + &quot; &amp; (LEN([.A9]&amp;&quot; &quot;)/3) &amp; &quot;; &quot; );  IF( [.Y9] &lt;&gt; &quot;&quot;; &quot;memory[(&quot; &amp; [.Y9] &amp; &quot;)&amp;0xFFFF] = &quot; &amp; [.Z9] &amp; &quot;; &quot;; &quot;&quot;);  IF( [.AA9] &lt;&gt; &quot;&quot;; &quot;memory[(&quot; &amp; [.AA9] &amp; &quot;)&amp;0xFFFF] = (&quot; &amp; [.AB9] &amp; &quot;)&amp;0xFF; memory[((&quot; &amp; [.AA9] &amp; &quot;)+1)&amp;0xFFFF] = ((&quot; &amp; [.AB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];2) &amp; &quot; ) { &quot; &amp;  join(&quot;&quot;;  IF(LEN([.A9]) &gt; 3; &quot;unsigned char LL = memory[(PC+1)&amp;0xFFFF]; &quot;; &quot;&quot;); IF(LEN([.A9]) &gt; 6; &quot;unsigned int HH = memory[(PC+2)&amp;0xFFFF]; &quot;; &quot;&quot;); IF(LEN([.A9]) &gt; 6; &quot;unsigned int HHLL = LL + (HH&lt;&lt;8); &quot;; &quot;&quot;);  IF([.I9] &lt;&gt; &quot;&quot;; &quot;unsigned int zeroPageWord = memory[(&quot;&amp;[.I9]&amp;&quot;)&amp;0xFF] + (memory[((&quot;&amp;[.I9]&amp;&quot;)+1)&amp;0xFF]&lt;&lt;8); &quot;; &quot;&quot;);  IF([.J9] &lt;&gt; &quot;&quot;; &quot;unsigned char readByte = memory[(&quot;&amp;[.J9]&amp;&quot;)&amp;0xFFFF]; &quot;; &quot;&quot;); IF([.K9] &lt;&gt; &quot;&quot;; &quot;unsigned int readWord := memory[(&quot;&amp;[.K9]&amp;&quot;)&amp;0xFFFF] + (memory[((&quot;&amp;[.K9]&amp;&quot;)+1)&amp;0xFFFF]&lt;&lt;8); &quot;; &quot;&quot;);  IF([.L9] &lt;&gt; &quot;&quot;; &quot;unsigned int result = &quot;&amp;[.L9]&amp;&quot;; &quot;; &quot;&quot;);  IF([.M9] &lt;&gt; &quot;&quot;; &quot;unsigned char newA = &quot;&amp;[.M9]&amp;&quot;; &quot;; &quot;&quot;); IF([.N9] &lt;&gt; &quot;&quot;; &quot;unsigned char newX = &quot;&amp;[.N9]&amp;&quot;; &quot;; &quot;&quot;); IF([.O9] &lt;&gt; &quot;&quot;; &quot;unsigned char newY = &quot;&amp;[.O9]&amp;&quot;; &quot;; &quot;&quot;); IF([.P9] &lt;&gt; &quot;&quot;; &quot;unsigned char newSP = &quot;&amp;[.P9]&amp;&quot;; &quot;; &quot;&quot;); IF([.Q9] &lt;&gt; &quot;&quot;; &quot;unsigned int newPC = (&quot;&amp;[.Q9]&amp;&quot;)&amp;0xFFFF; &quot;; &quot;&quot;);  IF([.M9] &lt;&gt; &quot;&quot;; &quot;*A = newA; &quot;; &quot;&quot;); IF([.N9] &lt;&gt; &quot;&quot;; &quot;*X = newX; &quot;; &quot;&quot;); IF([.O9] &lt;&gt; &quot;&quot;; &quot;*Y = newY; &quot;; &quot;&quot;); IF([.P9] &lt;&gt; &quot;&quot;; &quot;*SP = newSP; &quot;; &quot;&quot;); IF([.Q9] &lt;&gt; &quot;&quot;; &quot;*PC = newPC; &quot;; &quot;&quot;);  IF( ([.R9] &amp; [.S9] &amp; [.T9] &amp; [.U9] &amp; [.V9] &amp; [.W9]) &lt;&gt; &quot;&quot;; join(&quot;&quot;;    IF( [.R9] &lt;&gt; &quot;&quot;; &quot;unsigned char carry = &quot; &amp; [.R9] &amp; &quot;;&quot;; &quot;unsigned char carry = SR&amp;1; &quot;);   IF( [.S9] &lt;&gt; &quot;&quot;; &quot;unsigned char zero = &quot; &amp; [.S9] &amp; &quot;;&quot;; &quot;unsigned char zero = (SR&gt;&gt;1)&amp;1; &quot;);   IF( [.T9] &lt;&gt; &quot;&quot;; &quot;unsigned char interrupt = &quot; &amp; [.T9] &amp; &quot;;&quot;; &quot;unsigned char interrupt = (SR&gt;&gt;2)&amp;1; &quot;);   IF( [.U9] &lt;&gt; &quot;&quot;; &quot;unsigned char decimal = &quot; &amp; [.U9] &amp; &quot;;&quot;; &quot;unsigned char decimal = (SR&gt;&gt;3)&amp;1; &quot;);   IF( [.V9] &lt;&gt; &quot;&quot;; &quot;unsigned char overflow = &quot; &amp; [.V9] &amp; &quot;;&quot;; &quot;unsigned char overflow = (SR&gt;&gt;6)&amp;1; &quot;);   IF( [.W9] &lt;&gt; &quot;&quot;; &quot;unsigned char negative = &quot; &amp; [.W9] &amp; &quot;;&quot;; &quot;unsigned char negative = (SR&gt;&gt;7)&amp;1; &quot;)  ); &quot;&quot;);  IF( ([.R9] &amp; [.S9] &amp; [.T9] &amp; [.U9] &amp; [.V9] &amp; [.W9]) &lt;&gt; &quot;&quot;; &quot;*SR = carry + (zero&lt;&lt;1) + (interrupt&lt;&lt;2) + (decimal&lt;&lt;3) + (overflow&lt;&lt;6) + (negative&lt;&lt;7); &quot;; &quot;&quot;);  IF( [.Q9] &lt;&gt; &quot;&quot;; &quot;*PC = &quot; &amp; [.Q9] &amp; &quot;;&quot;; &quot;*PC = PC + &quot; &amp; (LEN([.A9]&amp;&quot; &quot;)/3) &amp; &quot;; &quot; );  IF( [.Y9] &lt;&gt; &quot;&quot;; &quot;memory[(&quot; &amp; [.Y9] &amp; &quot;)&amp;0xFFFF] = &quot; &amp; [.Z9] &amp; &quot;; &quot;; &quot;&quot;);  IF( [.AA9] &lt;&gt; &quot;&quot;; &quot;memory[(&quot; &amp; [.AA9] &amp; &quot;)&amp;0xFFFF] = (&quot; &amp; [.AB9] &amp; &quot;)&amp;0xFF; memory[((&quot; &amp; [.AA9] &amp; &quot;)+1)&amp;0xFFFF] = ((&quot; &amp; [.AB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];2) &amp; &quot; ) { &quot; &amp;  join(&quot;&quot;;  IF(LEN([.A9]) &gt; 3; &quot;const LL = memory[(PC+1)&amp;0xFFFF]; &quot;; &quot;&quot;); IF(LEN([.A9]) &gt; 6; &quot;const HH = memory[(PC+2)&amp;0xFFFF]; &quot;; &quot;&quot;); IF(LEN([.A9]) &gt; 6; &quot;const HHLL = LL + (HH&lt;&lt;8); &quot;; &quot;&quot;);  IF([.I9] &lt;&gt; &quot;&quot;; &quot;const zeroPageWord = memory[(&quot;&amp;[.I9]&amp;&quot;)&amp;0xFF] + (memory[((&quot;&amp;[.I9]&amp;&quot;)+1)&amp;0xFF]&lt;&lt;8); &quot;; &quot;&quot;);  IF([.J9] &lt;&gt; &quot;&quot;; &quot;const readByte = memory[(&quot;&amp;[.J9]&amp;&quot;)&amp;0xFFFF]; &quot;; &quot;&quot;); IF([.K9] &lt;&gt; &quot;&quot;; &quot;const readWord = memory[(&quot;&amp;[.K9]&amp;&quot;)&amp;0xFFFF] + (memory[((&quot;&amp;[.K9]&amp;&quot;)+1)&amp;0xFFFF]&lt;&lt;8); &quot;; &quot;&quot;);  IF([.L9] &lt;&gt; &quot;&quot;; &quot;const result = &quot;&amp;[.L9]&amp;&quot;; &quot;; &quot;&quot;);  IF([.M9] &lt;&gt; &quot;&quot;; &quot;const newA = &quot;&amp;[.M9]&amp;&quot;; &quot;; &quot;&quot;); IF([.N9] &lt;&gt; &quot;&quot;; &quot;const newX = &quot;&amp;[.N9]&amp;&quot;; &quot;; &quot;&quot;); IF([.O9] &lt;&gt; &quot;&quot;; &quot;const newY = &quot;&amp;[.O9]&amp;&quot;; &quot;; &quot;&quot;); IF([.P9] &lt;&gt; &quot;&quot;; &quot;const newSP = &quot;&amp;[.P9]&amp;&quot;; &quot;; &quot;&quot;); IF([.Q9] &lt;&gt; &quot;&quot;; &quot;const newPC = (&quot;&amp;[.Q9]&amp;&quot;)&amp;0xFFFF; &quot;; &quot;&quot;);  IF([.M9] &lt;&gt; &quot;&quot;; &quot;cpu.A = newA; &quot;; &quot;&quot;); IF([.N9] &lt;&gt; &quot;&quot;; &quot;cpu.X = newX; &quot;; &quot;&quot;); IF([.O9] &lt;&gt; &quot;&quot;; &quot;cpu.Y = newY; &quot;; &quot;&quot;); IF([.P9] &lt;&gt; &quot;&quot;; &quot;cpu.SP = newSP; &quot;; &quot;&quot;); IF([.Q9] &lt;&gt; &quot;&quot;; &quot;cpu.PC = newPC; &quot;; &quot;&quot;);  IF( ([.R9] &amp; [.S9] &amp; [.T9] &amp; [.U9] &amp; [.V9] &amp; [.W9]) &lt;&gt; &quot;&quot;; join(&quot;&quot;;    IF( [.R9] &lt;&gt; &quot;&quot;; &quot;const carry = &quot; &amp; [.R9] &amp; &quot;;&quot;;     &quot;const carry = SR&amp;1; &quot;);   IF( [.S9] &lt;&gt; &quot;&quot;; &quot;const zero = &quot; &amp; [.S9] &amp; &quot;;&quot;;      &quot;const zero = (SR&gt;&gt;1)&amp;1; &quot;);   IF( [.T9] &lt;&gt; &quot;&quot;; &quot;const interrupt = &quot; &amp; [.T9] &amp; &quot;;&quot;; &quot;const interrupt = (SR&gt;&gt;2)&amp;1; &quot;);   IF( [.U9] &lt;&gt; &quot;&quot;; &quot;const decimal = &quot; &amp; [.U9] &amp; &quot;;&quot;;   &quot;const decimal = (SR&gt;&gt;3)&amp;1; &quot;);   IF( [.V9] &lt;&gt; &quot;&quot;; &quot;const overflow = &quot; &amp; [.V9] &amp; &quot;;&quot;;  &quot;const overflow = (SR&gt;&gt;6)&amp;1; &quot;);   IF( [.W9] &lt;&gt; &quot;&quot;; &quot;const negative = &quot; &amp; [.W9] &amp; &quot;;&quot;;  &quot;const negative = (SR&gt;&gt;7)&amp;1; &quot;)  ); &quot;&quot;);  IF( ([.R9] &amp; [.S9] &amp; [.T9] &amp; [.U9] &amp; [.V9] &amp; [.W9]) &lt;&gt; &quot;&quot;; &quot;cpu.SR = carry + (zero&lt;&lt;1) + (interrupt&lt;&lt;2) + (decimal&lt;&lt;3) + (overflow&lt;&lt;6) + (negative&lt;&lt;7); &quot;; &quot;&quot;);  IF( [.Q9] &lt;&gt; &quot;&quot;; &quot;*PC = &quot; &amp; [.Q9] &amp; &quot;;&quot;; &quot;cpu.PC = PC + &quot; &amp; (LEN([.A9]&amp;&quot; &quot;)/3) &amp; &quot;; &quot; );  IF( [.Y9] &lt;&gt; &quot;&quot;; &quot;memory[(&quot; &amp; [.Y9] &amp; &quot;)&amp;0xFFFF] = &quot; &amp; [.Z9] &amp; &quot;; &quot;; &quot;&quot;);  IF( [.AA9] &lt;&gt; &quot;&quot;; &quot;memory[(&quot; &amp; [.AA9] &amp; &quot;)&amp;0xFFFF] = (&quot; &amp; [.AB9] &amp; &quot;)&amp;0xFF; memory[((&quot; &amp; [.AA9] &amp; &quot;)+1)&amp;0xFFFF] = ((&quot; &amp; [.AB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68" office:value-type="string" calcext:value-type="string">
            <text:p>SP - 2</text:p>
          </table:table-cell>
          <table:table-cell table:style-name="ce68" office:value-type="string" calcext:value-type="string">
            <text:p>SP - 1</text:p>
          </table:table-cell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interrupt</text:p>
          </table:table-cell>
          <table:table-cell table:style-name="ce73"/>
          <table:table-cell table:style-name="ce244"/>
          <table:table-cell table:style-name="ce282" table:formula="of:=IF([.$AM9] &lt;&gt; &quot;&quot;; &quot;BB &quot;; &quot;&quot;) &amp; IF([.$AN9] &lt;&gt; &quot;&quot;; &quot;LL HH &quot;; &quot;&quot;) &amp; IF([.$AO9] &lt;&gt; &quot;&quot;; &quot;SS &quot;; &quot;&quot;) &amp; IF([.$AP9] &lt;&gt; &quot;&quot;; &quot;RR &quot;; &quot;&quot;) &amp; IF([.$AQ9] &lt;&gt; &quot;&quot;; &quot;PP QQ &quot;; &quot;&quot;) &amp; LEFT([.$A9];2)" office:value-type="string" office:string-value="BB LL HH SS 00" calcext:value-type="string">
            <text:p>BB LL HH SS 00</text:p>
          </table:table-cell>
          <table:table-cell table:style-name="ce68" table:formula="of:=&quot;UN&quot; &amp;[.B9]" office:value-type="string" office:string-value="UNBRK" calcext:value-type="string">
            <text:p>UNBRK</text:p>
          </table:table-cell>
          <table:table-cell table:style-name="ce68" office:value-type="string" calcext:value-type="string">
            <text:p>$BB, $HHLL, $SS</text:p>
          </table:table-cell>
          <table:table-cell table:style-name="ce96"/>
          <table:table-cell table:style-name="ce68" office:value-type="string" calcext:value-type="string">
            <text:p>SP + 1</text:p>
          </table:table-cell>
          <table:table-cell table:style-name="ce68" office:value-type="string" calcext:value-type="string">
            <text:p>SP + 2</text:p>
          </table:table-cell>
          <table:table-cell table:style-name="ce68" table:number-columns-repeated="4"/>
          <table:table-cell table:style-name="ce68" office:value-type="string" calcext:value-type="string">
            <text:p>SP + 3</text:p>
          </table:table-cell>
          <table:table-cell table:style-name="ce68" office:value-type="string" calcext:value-type="string">
            <text:p>readWord</text:p>
          </table:table-cell>
          <table:table-cell table:style-name="ce68" office:value-type="string" calcext:value-type="string">
            <text:p>SS</text:p>
          </table:table-cell>
          <table:table-cell table:style-name="ce68" office:value-type="string" calcext:value-type="string">
            <text:p>SP + 1</text:p>
          </table:table-cell>
          <table:table-cell table:style-name="ce68" office:value-type="string" calcext:value-type="string">
            <text:p>BB</text:p>
          </table:table-cell>
          <table:table-cell table:style-name="ce68" office:value-type="string" calcext:value-type="string">
            <text:p>SP + 2</text:p>
          </table:table-cell>
          <table:table-cell table:style-name="ce68" office:value-type="string" calcext:value-type="string">
            <text:p>HHLL</text:p>
          </table:table-cell>
          <table:table-cell table:style-name="ce68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1 LL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float" office:value="6" calcext:value-type="float">
            <text:p>6</text:p>
          </table:table-cell>
          <table:table-cell table:style-name="ce69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07" office:value-type="string" calcext:value-type="string">
            <text:p>Performs bitwise OR between A register and the byte whose address is in the word in zero page at (LL + X), storing result in A</text:p>
          </table:table-cell>
          <table:table-cell table:style-name="ce95"/>
          <table:table-cell table:style-name="ce69" office:value-type="string" calcext:value-type="string">
            <text:p>LL + X</text:p>
          </table:table-cell>
          <table:table-cell table:style-name="ce69" office:value-type="string" calcext:value-type="string">
            <text:p>zeroPageWord</text:p>
          </table:table-cell>
          <table:table-cell table:style-name="ce69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0];2) &amp; &quot; { &quot; &amp;  join(&quot;&quot;;  IF(LEN([.A10]) &gt; 3; &quot;LL := memory[PC + 1]; &quot;; &quot;&quot;);  IF([.I10] &lt;&gt; &quot;&quot;; &quot;zeroPageWord := memory[(&quot;&amp;[.I10]&amp;&quot;)&amp;0xFF] + (memory[((&quot;&amp;[.I10]&amp;&quot;)+1)&amp;0xFF]&lt;&lt;8); &quot;; &quot;&quot;);  IF([.J10] &lt;&gt; &quot;&quot;; &quot;readByte := memory[(&quot;&amp;[.J10]&amp;&quot;)&amp;0xFFFF]; &quot;; &quot;&quot;); IF([.K10] &lt;&gt; &quot;&quot;; &quot;readWord := memory[(&quot;&amp;[.K10]&amp;&quot;)&amp;0xFFFF] + (memory[((&quot;&amp;[.K10]&amp;&quot;)+1)&amp;0xFFFF]&lt;&lt;8); &quot;; &quot;&quot;);  IF([.L10] &lt;&gt; &quot;&quot;; &quot;result := &quot;&amp;[.L10]&amp;&quot;; &quot;; &quot;&quot;);  IF([.M10] &lt;&gt; &quot;&quot;; &quot;newA := &quot;&amp;[.M10]&amp;&quot;; &quot;; &quot;&quot;); IF([.N10] &lt;&gt; &quot;&quot;; &quot;newX := &quot;&amp;[.N10]&amp;&quot;; &quot;; &quot;&quot;); IF([.O10] &lt;&gt; &quot;&quot;; &quot;newY := &quot;&amp;[.O10]&amp;&quot;; &quot;; &quot;&quot;); IF([.P10] &lt;&gt; &quot;&quot;; &quot;newSP := &quot;&amp;[.P10]&amp;&quot;; &quot;; &quot;&quot;); IF([.Q10] &lt;&gt; &quot;&quot;; &quot;newPC := &quot;&amp;[.Q10]&amp;&quot;; &quot;; &quot;&quot;);  IF([.M10] &lt;&gt; &quot;&quot;; &quot;*A = newA; &quot;; &quot;&quot;); IF([.N10] &lt;&gt; &quot;&quot;; &quot;*X = newX; &quot;; &quot;&quot;); IF([.O10] &lt;&gt; &quot;&quot;; &quot;*Y = newY; &quot;; &quot;&quot;); IF([.P10] &lt;&gt; &quot;&quot;; &quot;*SP = newSP; &quot;; &quot;&quot;); IF([.Q10] &lt;&gt; &quot;&quot;; &quot;*PC = newPC; &quot;; &quot;&quot;);  IF( ([.R10] &amp; [.S10] &amp; [.T10] &amp; [.U10] &amp; [.V10] &amp; [.W10]) &lt;&gt; &quot;&quot;; join(&quot;&quot;;    IF( [.R10] &lt;&gt; &quot;&quot;; &quot;carry := &quot; &amp; [.R10] &amp; &quot;;&quot;; &quot;carry := SR&amp;1; &quot;);   IF( [.S10] &lt;&gt; &quot;&quot;; &quot;zero := &quot; &amp; [.S10] &amp; &quot;;&quot;; &quot;zero := (SR&gt;&gt;1)&amp;1; &quot;);   IF( [.T10] &lt;&gt; &quot;&quot;; &quot;interrupt := &quot; &amp; [.T10] &amp; &quot;;&quot;; &quot;interrupt := (SR&gt;&gt;2)&amp;1; &quot;);   IF( [.U10] &lt;&gt; &quot;&quot;; &quot;decimal := &quot; &amp; [.U10] &amp; &quot;;&quot;; &quot;decimal := (SR&gt;&gt;3)&amp;1; &quot;);   IF( [.V10] &lt;&gt; &quot;&quot;; &quot;overflow := &quot; &amp; [.V10] &amp; &quot;;&quot;; &quot;overflow := (SR&gt;&gt;6)&amp;1; &quot;);   IF( [.W10] &lt;&gt; &quot;&quot;; &quot;negative := &quot; &amp; [.W10] &amp; &quot;;&quot;; &quot;negative := (SR&gt;&gt;7)&amp;1; &quot;)  ); &quot;&quot;);  IF( ([.R10] &amp; [.S10] &amp; [.T10] &amp; [.U10] &amp; [.V10] &amp; [.W10]) &lt;&gt; &quot;&quot;; &quot;*SR = carry + (zero&lt;&lt;1) + (interrupt&lt;&lt;2) + (decimal&lt;&lt;3) + (overflow&lt;&lt;6) + (negative&lt;&lt;7); &quot;; &quot;&quot;);  IF( [.Q10] &lt;&gt; &quot;&quot;; &quot;*PC = &quot; &amp; [.Q10] &amp; &quot;;&quot;; &quot;*PC = PC + &quot; &amp; (LEN([.A10]&amp;&quot; &quot;)/3) &amp; &quot;; &quot; );  IF( [.Y10] &lt;&gt; &quot;&quot;; &quot;memory[(&quot; &amp; [.Y10] &amp; &quot;)&amp;0xFFFF] = &quot; &amp; [.Z10] &amp; &quot;; &quot;; &quot;&quot;);  IF( [.AA10] &lt;&gt; &quot;&quot;; &quot;memory[(&quot; &amp; [.AA10] &amp; &quot;)&amp;0xFFFF] = (&quot; &amp; [.AB10] &amp; &quot;)&amp;0xFF; memory[((&quot; &amp; [.AA10] &amp; &quot;)+1)&amp;0xFFFF] = ((&quot; &amp; [.AB1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];2) &amp; &quot; ) { &quot; &amp;  join(&quot;&quot;;  IF(LEN([.A10]) &gt; 3; &quot;unsigned char LL = memory[(PC+1)&amp;0xFFFF]; &quot;; &quot;&quot;); IF(LEN([.A10]) &gt; 6; &quot;unsigned int HH = memory[(PC+2)&amp;0xFFFF]; &quot;; &quot;&quot;); IF(LEN([.A10]) &gt; 6; &quot;unsigned int HHLL = LL + (HH&lt;&lt;8); &quot;; &quot;&quot;);  IF([.I10] &lt;&gt; &quot;&quot;; &quot;unsigned int zeroPageWord = memory[(&quot;&amp;[.I10]&amp;&quot;)&amp;0xFF] + (memory[((&quot;&amp;[.I10]&amp;&quot;)+1)&amp;0xFF]&lt;&lt;8); &quot;; &quot;&quot;);  IF([.J10] &lt;&gt; &quot;&quot;; &quot;unsigned char readByte = memory[(&quot;&amp;[.J10]&amp;&quot;)&amp;0xFFFF]; &quot;; &quot;&quot;); IF([.K10] &lt;&gt; &quot;&quot;; &quot;unsigned int readWord := memory[(&quot;&amp;[.K10]&amp;&quot;)&amp;0xFFFF] + (memory[((&quot;&amp;[.K10]&amp;&quot;)+1)&amp;0xFFFF]&lt;&lt;8); &quot;; &quot;&quot;);  IF([.L10] &lt;&gt; &quot;&quot;; &quot;unsigned int result = &quot;&amp;[.L10]&amp;&quot;; &quot;; &quot;&quot;);  IF([.M10] &lt;&gt; &quot;&quot;; &quot;unsigned char newA = &quot;&amp;[.M10]&amp;&quot;; &quot;; &quot;&quot;); IF([.N10] &lt;&gt; &quot;&quot;; &quot;unsigned char newX = &quot;&amp;[.N10]&amp;&quot;; &quot;; &quot;&quot;); IF([.O10] &lt;&gt; &quot;&quot;; &quot;unsigned char newY = &quot;&amp;[.O10]&amp;&quot;; &quot;; &quot;&quot;); IF([.P10] &lt;&gt; &quot;&quot;; &quot;unsigned char newSP = &quot;&amp;[.P10]&amp;&quot;; &quot;; &quot;&quot;); IF([.Q10] &lt;&gt; &quot;&quot;; &quot;unsigned int newPC = (&quot;&amp;[.Q10]&amp;&quot;)&amp;0xFFFF; &quot;; &quot;&quot;);  IF([.M10] &lt;&gt; &quot;&quot;; &quot;*A = newA; &quot;; &quot;&quot;); IF([.N10] &lt;&gt; &quot;&quot;; &quot;*X = newX; &quot;; &quot;&quot;); IF([.O10] &lt;&gt; &quot;&quot;; &quot;*Y = newY; &quot;; &quot;&quot;); IF([.P10] &lt;&gt; &quot;&quot;; &quot;*SP = newSP; &quot;; &quot;&quot;); IF([.Q10] &lt;&gt; &quot;&quot;; &quot;*PC = newPC; &quot;; &quot;&quot;);  IF( ([.R10] &amp; [.S10] &amp; [.T10] &amp; [.U10] &amp; [.V10] &amp; [.W10]) &lt;&gt; &quot;&quot;; join(&quot;&quot;;    IF( [.R10] &lt;&gt; &quot;&quot;; &quot;unsigned char carry = &quot; &amp; [.R10] &amp; &quot;;&quot;; &quot;unsigned char carry = SR&amp;1; &quot;);   IF( [.S10] &lt;&gt; &quot;&quot;; &quot;unsigned char zero = &quot; &amp; [.S10] &amp; &quot;;&quot;; &quot;unsigned char zero = (SR&gt;&gt;1)&amp;1; &quot;);   IF( [.T10] &lt;&gt; &quot;&quot;; &quot;unsigned char interrupt = &quot; &amp; [.T10] &amp; &quot;;&quot;; &quot;unsigned char interrupt = (SR&gt;&gt;2)&amp;1; &quot;);   IF( [.U10] &lt;&gt; &quot;&quot;; &quot;unsigned char decimal = &quot; &amp; [.U10] &amp; &quot;;&quot;; &quot;unsigned char decimal = (SR&gt;&gt;3)&amp;1; &quot;);   IF( [.V10] &lt;&gt; &quot;&quot;; &quot;unsigned char overflow = &quot; &amp; [.V10] &amp; &quot;;&quot;; &quot;unsigned char overflow = (SR&gt;&gt;6)&amp;1; &quot;);   IF( [.W10] &lt;&gt; &quot;&quot;; &quot;unsigned char negative = &quot; &amp; [.W10] &amp; &quot;;&quot;; &quot;unsigned char negative = (SR&gt;&gt;7)&amp;1; &quot;)  ); &quot;&quot;);  IF( ([.R10] &amp; [.S10] &amp; [.T10] &amp; [.U10] &amp; [.V10] &amp; [.W10]) &lt;&gt; &quot;&quot;; &quot;*SR = carry + (zero&lt;&lt;1) + (interrupt&lt;&lt;2) + (decimal&lt;&lt;3) + (overflow&lt;&lt;6) + (negative&lt;&lt;7); &quot;; &quot;&quot;);  IF( [.Q10] &lt;&gt; &quot;&quot;; &quot;*PC = &quot; &amp; [.Q10] &amp; &quot;;&quot;; &quot;*PC = PC + &quot; &amp; (LEN([.A10]&amp;&quot; &quot;)/3) &amp; &quot;; &quot; );  IF( [.Y10] &lt;&gt; &quot;&quot;; &quot;memory[(&quot; &amp; [.Y10] &amp; &quot;)&amp;0xFFFF] = &quot; &amp; [.Z10] &amp; &quot;; &quot;; &quot;&quot;);  IF( [.AA10] &lt;&gt; &quot;&quot;; &quot;memory[(&quot; &amp; [.AA10] &amp; &quot;)&amp;0xFFFF] = (&quot; &amp; [.AB10] &amp; &quot;)&amp;0xFF; memory[((&quot; &amp; [.AA10] &amp; &quot;)+1)&amp;0xFFFF] = ((&quot; &amp; [.AB1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];2) &amp; &quot; ) { &quot; &amp;  join(&quot;&quot;;  IF(LEN([.A10]) &gt; 3; &quot;const LL = memory[(PC+1)&amp;0xFFFF]; &quot;; &quot;&quot;); IF(LEN([.A10]) &gt; 6; &quot;const HH = memory[(PC+2)&amp;0xFFFF]; &quot;; &quot;&quot;); IF(LEN([.A10]) &gt; 6; &quot;const HHLL = LL + (HH&lt;&lt;8); &quot;; &quot;&quot;);  IF([.I10] &lt;&gt; &quot;&quot;; &quot;const zeroPageWord = memory[(&quot;&amp;[.I10]&amp;&quot;)&amp;0xFF] + (memory[((&quot;&amp;[.I10]&amp;&quot;)+1)&amp;0xFF]&lt;&lt;8); &quot;; &quot;&quot;);  IF([.J10] &lt;&gt; &quot;&quot;; &quot;const readByte = memory[(&quot;&amp;[.J10]&amp;&quot;)&amp;0xFFFF]; &quot;; &quot;&quot;); IF([.K10] &lt;&gt; &quot;&quot;; &quot;const readWord = memory[(&quot;&amp;[.K10]&amp;&quot;)&amp;0xFFFF] + (memory[((&quot;&amp;[.K10]&amp;&quot;)+1)&amp;0xFFFF]&lt;&lt;8); &quot;; &quot;&quot;);  IF([.L10] &lt;&gt; &quot;&quot;; &quot;const result = &quot;&amp;[.L10]&amp;&quot;; &quot;; &quot;&quot;);  IF([.M10] &lt;&gt; &quot;&quot;; &quot;const newA = &quot;&amp;[.M10]&amp;&quot;; &quot;; &quot;&quot;); IF([.N10] &lt;&gt; &quot;&quot;; &quot;const newX = &quot;&amp;[.N10]&amp;&quot;; &quot;; &quot;&quot;); IF([.O10] &lt;&gt; &quot;&quot;; &quot;const newY = &quot;&amp;[.O10]&amp;&quot;; &quot;; &quot;&quot;); IF([.P10] &lt;&gt; &quot;&quot;; &quot;const newSP = &quot;&amp;[.P10]&amp;&quot;; &quot;; &quot;&quot;); IF([.Q10] &lt;&gt; &quot;&quot;; &quot;const newPC = (&quot;&amp;[.Q10]&amp;&quot;)&amp;0xFFFF; &quot;; &quot;&quot;);  IF([.M10] &lt;&gt; &quot;&quot;; &quot;cpu.A = newA; &quot;; &quot;&quot;); IF([.N10] &lt;&gt; &quot;&quot;; &quot;cpu.X = newX; &quot;; &quot;&quot;); IF([.O10] &lt;&gt; &quot;&quot;; &quot;cpu.Y = newY; &quot;; &quot;&quot;); IF([.P10] &lt;&gt; &quot;&quot;; &quot;cpu.SP = newSP; &quot;; &quot;&quot;); IF([.Q10] &lt;&gt; &quot;&quot;; &quot;cpu.PC = newPC; &quot;; &quot;&quot;);  IF( ([.R10] &amp; [.S10] &amp; [.T10] &amp; [.U10] &amp; [.V10] &amp; [.W10]) &lt;&gt; &quot;&quot;; join(&quot;&quot;;    IF( [.R10] &lt;&gt; &quot;&quot;; &quot;const carry = &quot; &amp; [.R10] &amp; &quot;;&quot;;     &quot;const carry = SR&amp;1; &quot;);   IF( [.S10] &lt;&gt; &quot;&quot;; &quot;const zero = &quot; &amp; [.S10] &amp; &quot;;&quot;;      &quot;const zero = (SR&gt;&gt;1)&amp;1; &quot;);   IF( [.T10] &lt;&gt; &quot;&quot;; &quot;const interrupt = &quot; &amp; [.T10] &amp; &quot;;&quot;; &quot;const interrupt = (SR&gt;&gt;2)&amp;1; &quot;);   IF( [.U10] &lt;&gt; &quot;&quot;; &quot;const decimal = &quot; &amp; [.U10] &amp; &quot;;&quot;;   &quot;const decimal = (SR&gt;&gt;3)&amp;1; &quot;);   IF( [.V10] &lt;&gt; &quot;&quot;; &quot;const overflow = &quot; &amp; [.V10] &amp; &quot;;&quot;;  &quot;const overflow = (SR&gt;&gt;6)&amp;1; &quot;);   IF( [.W10] &lt;&gt; &quot;&quot;; &quot;const negative = &quot; &amp; [.W10] &amp; &quot;;&quot;;  &quot;const negative = (SR&gt;&gt;7)&amp;1; &quot;)  ); &quot;&quot;);  IF( ([.R10] &amp; [.S10] &amp; [.T10] &amp; [.U10] &amp; [.V10] &amp; [.W10]) &lt;&gt; &quot;&quot;; &quot;cpu.SR = carry + (zero&lt;&lt;1) + (interrupt&lt;&lt;2) + (decimal&lt;&lt;3) + (overflow&lt;&lt;6) + (negative&lt;&lt;7); &quot;; &quot;&quot;);  IF( [.Q10] &lt;&gt; &quot;&quot;; &quot;*PC = &quot; &amp; [.Q10] &amp; &quot;;&quot;; &quot;cpu.PC = PC + &quot; &amp; (LEN([.A10]&amp;&quot; &quot;)/3) &amp; &quot;; &quot; );  IF( [.Y10] &lt;&gt; &quot;&quot;; &quot;memory[(&quot; &amp; [.Y10] &amp; &quot;)&amp;0xFFFF] = &quot; &amp; [.Z10] &amp; &quot;; &quot;; &quot;&quot;);  IF( [.AA10] &lt;&gt; &quot;&quot;; &quot;memory[(&quot; &amp; [.AA10] &amp; &quot;)&amp;0xFFFF] = (&quot; &amp; [.AB10] &amp; &quot;)&amp;0xFF; memory[((&quot; &amp; [.AA10] &amp; &quot;)+1)&amp;0xFFFF] = ((&quot; &amp; [.AB1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0] &lt;&gt; &quot;&quot;; &quot;BB &quot;; &quot;&quot;) &amp; IF([.$AN10] &lt;&gt; &quot;&quot;; &quot;LL HH &quot;; &quot;&quot;) &amp; IF([.$AO10] &lt;&gt; &quot;&quot;; &quot;SS &quot;; &quot;&quot;) &amp; IF([.$AP10] &lt;&gt; &quot;&quot;; &quot;RR &quot;; &quot;&quot;) &amp; IF([.$AQ10] &lt;&gt; &quot;&quot;; &quot;PP QQ &quot;; &quot;&quot;) &amp; LEFT([.$A10];2)" office:value-type="string" office:string-value="SS RR 01" calcext:value-type="string">
            <text:p>SS RR 01</text:p>
          </table:table-cell>
          <table:table-cell table:style-name="ce69" table:formula="of:=&quot;UN&quot; &amp;[.B10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3"/>
          <table:table-cell table:style-name="ce69" office:value-type="string" calcext:value-type="string">
            <text:p>RR</text:p>
          </table:table-cell>
          <table:table-cell table:style-name="ce69" table:number-columns-repeated="4"/>
          <table:table-cell table:style-name="ce69" office:value-type="string" calcext:value-type="string">
            <text:p>SS</text:p>
          </table:table-cell>
          <table:table-cell table:style-name="ce69" table:number-columns-repeated="5"/>
          <table:table-cell table:style-name="ce98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4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5 LL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float" office:value="3" calcext:value-type="float">
            <text:p>3</text:p>
          </table:table-cell>
          <table:table-cell table:style-name="ce69" office:value-type="string" calcext:value-type="string">
            <text:p>$LL</text:p>
          </table:table-cell>
          <table:table-cell table:style-name="ce96"/>
          <table:table-cell table:style-name="ce98"/>
          <table:table-cell table:style-name="ce107" office:value-type="string" calcext:value-type="string">
            <text:p>Performs bitwise OR between A register and the byte in zero LL, storing result in A</text:p>
          </table:table-cell>
          <table:table-cell table:style-name="ce95"/>
          <table:table-cell table:style-name="ce69" table:formula="of:=IF([.$D11] = &quot;($LL, X)&quot;;&quot;(arg1+X)&amp;0xFF&quot;;&quot;&quot;)">
            <text:p/>
          </table:table-cell>
          <table:table-cell table:style-name="ce69" office:value-type="string" calcext:value-type="string">
            <text:p>LL</text:p>
          </table:table-cell>
          <table:table-cell table:style-name="ce69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1];2) &amp; &quot; { &quot; &amp;  join(&quot;&quot;;  IF(LEN([.A11]) &gt; 3; &quot;LL := memory[PC + 1]; &quot;; &quot;&quot;);  IF([.I11] &lt;&gt; &quot;&quot;; &quot;zeroPageWord := memory[(&quot;&amp;[.I11]&amp;&quot;)&amp;0xFF] + (memory[((&quot;&amp;[.I11]&amp;&quot;)+1)&amp;0xFF]&lt;&lt;8); &quot;; &quot;&quot;);  IF([.J11] &lt;&gt; &quot;&quot;; &quot;readByte := memory[(&quot;&amp;[.J11]&amp;&quot;)&amp;0xFFFF]; &quot;; &quot;&quot;); IF([.K11] &lt;&gt; &quot;&quot;; &quot;readWord := memory[(&quot;&amp;[.K11]&amp;&quot;)&amp;0xFFFF] + (memory[((&quot;&amp;[.K11]&amp;&quot;)+1)&amp;0xFFFF]&lt;&lt;8); &quot;; &quot;&quot;);  IF([.L11] &lt;&gt; &quot;&quot;; &quot;result := &quot;&amp;[.L11]&amp;&quot;; &quot;; &quot;&quot;);  IF([.M11] &lt;&gt; &quot;&quot;; &quot;newA := &quot;&amp;[.M11]&amp;&quot;; &quot;; &quot;&quot;); IF([.N11] &lt;&gt; &quot;&quot;; &quot;newX := &quot;&amp;[.N11]&amp;&quot;; &quot;; &quot;&quot;); IF([.O11] &lt;&gt; &quot;&quot;; &quot;newY := &quot;&amp;[.O11]&amp;&quot;; &quot;; &quot;&quot;); IF([.P11] &lt;&gt; &quot;&quot;; &quot;newSP := &quot;&amp;[.P11]&amp;&quot;; &quot;; &quot;&quot;); IF([.Q11] &lt;&gt; &quot;&quot;; &quot;newPC := &quot;&amp;[.Q11]&amp;&quot;; &quot;; &quot;&quot;);  IF([.M11] &lt;&gt; &quot;&quot;; &quot;*A = newA; &quot;; &quot;&quot;); IF([.N11] &lt;&gt; &quot;&quot;; &quot;*X = newX; &quot;; &quot;&quot;); IF([.O11] &lt;&gt; &quot;&quot;; &quot;*Y = newY; &quot;; &quot;&quot;); IF([.P11] &lt;&gt; &quot;&quot;; &quot;*SP = newSP; &quot;; &quot;&quot;); IF([.Q11] &lt;&gt; &quot;&quot;; &quot;*PC = newPC; &quot;; &quot;&quot;);  IF( ([.R11] &amp; [.S11] &amp; [.T11] &amp; [.U11] &amp; [.V11] &amp; [.W11]) &lt;&gt; &quot;&quot;; join(&quot;&quot;;    IF( [.R11] &lt;&gt; &quot;&quot;; &quot;carry := &quot; &amp; [.R11] &amp; &quot;;&quot;; &quot;carry := SR&amp;1; &quot;);   IF( [.S11] &lt;&gt; &quot;&quot;; &quot;zero := &quot; &amp; [.S11] &amp; &quot;;&quot;; &quot;zero := (SR&gt;&gt;1)&amp;1; &quot;);   IF( [.T11] &lt;&gt; &quot;&quot;; &quot;interrupt := &quot; &amp; [.T11] &amp; &quot;;&quot;; &quot;interrupt := (SR&gt;&gt;2)&amp;1; &quot;);   IF( [.U11] &lt;&gt; &quot;&quot;; &quot;decimal := &quot; &amp; [.U11] &amp; &quot;;&quot;; &quot;decimal := (SR&gt;&gt;3)&amp;1; &quot;);   IF( [.V11] &lt;&gt; &quot;&quot;; &quot;overflow := &quot; &amp; [.V11] &amp; &quot;;&quot;; &quot;overflow := (SR&gt;&gt;6)&amp;1; &quot;);   IF( [.W11] &lt;&gt; &quot;&quot;; &quot;negative := &quot; &amp; [.W11] &amp; &quot;;&quot;; &quot;negative := (SR&gt;&gt;7)&amp;1; &quot;)  ); &quot;&quot;);  IF( ([.R11] &amp; [.S11] &amp; [.T11] &amp; [.U11] &amp; [.V11] &amp; [.W11]) &lt;&gt; &quot;&quot;; &quot;*SR = carry + (zero&lt;&lt;1) + (interrupt&lt;&lt;2) + (decimal&lt;&lt;3) + (overflow&lt;&lt;6) + (negative&lt;&lt;7); &quot;; &quot;&quot;);  IF( [.Q11] &lt;&gt; &quot;&quot;; &quot;*PC = &quot; &amp; [.Q11] &amp; &quot;;&quot;; &quot;*PC = PC + &quot; &amp; (LEN([.A11]&amp;&quot; &quot;)/3) &amp; &quot;; &quot; );  IF( [.Y11] &lt;&gt; &quot;&quot;; &quot;memory[(&quot; &amp; [.Y11] &amp; &quot;)&amp;0xFFFF] = &quot; &amp; [.Z11] &amp; &quot;; &quot;; &quot;&quot;);  IF( [.AA11] &lt;&gt; &quot;&quot;; &quot;memory[(&quot; &amp; [.AA11] &amp; &quot;)&amp;0xFFFF] = (&quot; &amp; [.AB11] &amp; &quot;)&amp;0xFF; memory[((&quot; &amp; [.AA11] &amp; &quot;)+1)&amp;0xFFFF] = ((&quot; &amp; [.AB1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];2) &amp; &quot; ) { &quot; &amp;  join(&quot;&quot;;  IF(LEN([.A11]) &gt; 3; &quot;unsigned char LL = memory[(PC+1)&amp;0xFFFF]; &quot;; &quot;&quot;); IF(LEN([.A11]) &gt; 6; &quot;unsigned int HH = memory[(PC+2)&amp;0xFFFF]; &quot;; &quot;&quot;); IF(LEN([.A11]) &gt; 6; &quot;unsigned int HHLL = LL + (HH&lt;&lt;8); &quot;; &quot;&quot;);  IF([.I11] &lt;&gt; &quot;&quot;; &quot;unsigned int zeroPageWord = memory[(&quot;&amp;[.I11]&amp;&quot;)&amp;0xFF] + (memory[((&quot;&amp;[.I11]&amp;&quot;)+1)&amp;0xFF]&lt;&lt;8); &quot;; &quot;&quot;);  IF([.J11] &lt;&gt; &quot;&quot;; &quot;unsigned char readByte = memory[(&quot;&amp;[.J11]&amp;&quot;)&amp;0xFFFF]; &quot;; &quot;&quot;); IF([.K11] &lt;&gt; &quot;&quot;; &quot;unsigned int readWord := memory[(&quot;&amp;[.K11]&amp;&quot;)&amp;0xFFFF] + (memory[((&quot;&amp;[.K11]&amp;&quot;)+1)&amp;0xFFFF]&lt;&lt;8); &quot;; &quot;&quot;);  IF([.L11] &lt;&gt; &quot;&quot;; &quot;unsigned int result = &quot;&amp;[.L11]&amp;&quot;; &quot;; &quot;&quot;);  IF([.M11] &lt;&gt; &quot;&quot;; &quot;unsigned char newA = &quot;&amp;[.M11]&amp;&quot;; &quot;; &quot;&quot;); IF([.N11] &lt;&gt; &quot;&quot;; &quot;unsigned char newX = &quot;&amp;[.N11]&amp;&quot;; &quot;; &quot;&quot;); IF([.O11] &lt;&gt; &quot;&quot;; &quot;unsigned char newY = &quot;&amp;[.O11]&amp;&quot;; &quot;; &quot;&quot;); IF([.P11] &lt;&gt; &quot;&quot;; &quot;unsigned char newSP = &quot;&amp;[.P11]&amp;&quot;; &quot;; &quot;&quot;); IF([.Q11] &lt;&gt; &quot;&quot;; &quot;unsigned int newPC = (&quot;&amp;[.Q11]&amp;&quot;)&amp;0xFFFF; &quot;; &quot;&quot;);  IF([.M11] &lt;&gt; &quot;&quot;; &quot;*A = newA; &quot;; &quot;&quot;); IF([.N11] &lt;&gt; &quot;&quot;; &quot;*X = newX; &quot;; &quot;&quot;); IF([.O11] &lt;&gt; &quot;&quot;; &quot;*Y = newY; &quot;; &quot;&quot;); IF([.P11] &lt;&gt; &quot;&quot;; &quot;*SP = newSP; &quot;; &quot;&quot;); IF([.Q11] &lt;&gt; &quot;&quot;; &quot;*PC = newPC; &quot;; &quot;&quot;);  IF( ([.R11] &amp; [.S11] &amp; [.T11] &amp; [.U11] &amp; [.V11] &amp; [.W11]) &lt;&gt; &quot;&quot;; join(&quot;&quot;;    IF( [.R11] &lt;&gt; &quot;&quot;; &quot;unsigned char carry = &quot; &amp; [.R11] &amp; &quot;;&quot;; &quot;unsigned char carry = SR&amp;1; &quot;);   IF( [.S11] &lt;&gt; &quot;&quot;; &quot;unsigned char zero = &quot; &amp; [.S11] &amp; &quot;;&quot;; &quot;unsigned char zero = (SR&gt;&gt;1)&amp;1; &quot;);   IF( [.T11] &lt;&gt; &quot;&quot;; &quot;unsigned char interrupt = &quot; &amp; [.T11] &amp; &quot;;&quot;; &quot;unsigned char interrupt = (SR&gt;&gt;2)&amp;1; &quot;);   IF( [.U11] &lt;&gt; &quot;&quot;; &quot;unsigned char decimal = &quot; &amp; [.U11] &amp; &quot;;&quot;; &quot;unsigned char decimal = (SR&gt;&gt;3)&amp;1; &quot;);   IF( [.V11] &lt;&gt; &quot;&quot;; &quot;unsigned char overflow = &quot; &amp; [.V11] &amp; &quot;;&quot;; &quot;unsigned char overflow = (SR&gt;&gt;6)&amp;1; &quot;);   IF( [.W11] &lt;&gt; &quot;&quot;; &quot;unsigned char negative = &quot; &amp; [.W11] &amp; &quot;;&quot;; &quot;unsigned char negative = (SR&gt;&gt;7)&amp;1; &quot;)  ); &quot;&quot;);  IF( ([.R11] &amp; [.S11] &amp; [.T11] &amp; [.U11] &amp; [.V11] &amp; [.W11]) &lt;&gt; &quot;&quot;; &quot;*SR = carry + (zero&lt;&lt;1) + (interrupt&lt;&lt;2) + (decimal&lt;&lt;3) + (overflow&lt;&lt;6) + (negative&lt;&lt;7); &quot;; &quot;&quot;);  IF( [.Q11] &lt;&gt; &quot;&quot;; &quot;*PC = &quot; &amp; [.Q11] &amp; &quot;;&quot;; &quot;*PC = PC + &quot; &amp; (LEN([.A11]&amp;&quot; &quot;)/3) &amp; &quot;; &quot; );  IF( [.Y11] &lt;&gt; &quot;&quot;; &quot;memory[(&quot; &amp; [.Y11] &amp; &quot;)&amp;0xFFFF] = &quot; &amp; [.Z11] &amp; &quot;; &quot;; &quot;&quot;);  IF( [.AA11] &lt;&gt; &quot;&quot;; &quot;memory[(&quot; &amp; [.AA11] &amp; &quot;)&amp;0xFFFF] = (&quot; &amp; [.AB11] &amp; &quot;)&amp;0xFF; memory[((&quot; &amp; [.AA11] &amp; &quot;)+1)&amp;0xFFFF] = ((&quot; &amp; [.AB1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];2) &amp; &quot; ) { &quot; &amp;  join(&quot;&quot;;  IF(LEN([.A11]) &gt; 3; &quot;const LL = memory[(PC+1)&amp;0xFFFF]; &quot;; &quot;&quot;); IF(LEN([.A11]) &gt; 6; &quot;const HH = memory[(PC+2)&amp;0xFFFF]; &quot;; &quot;&quot;); IF(LEN([.A11]) &gt; 6; &quot;const HHLL = LL + (HH&lt;&lt;8); &quot;; &quot;&quot;);  IF([.I11] &lt;&gt; &quot;&quot;; &quot;const zeroPageWord = memory[(&quot;&amp;[.I11]&amp;&quot;)&amp;0xFF] + (memory[((&quot;&amp;[.I11]&amp;&quot;)+1)&amp;0xFF]&lt;&lt;8); &quot;; &quot;&quot;);  IF([.J11] &lt;&gt; &quot;&quot;; &quot;const readByte = memory[(&quot;&amp;[.J11]&amp;&quot;)&amp;0xFFFF]; &quot;; &quot;&quot;); IF([.K11] &lt;&gt; &quot;&quot;; &quot;const readWord = memory[(&quot;&amp;[.K11]&amp;&quot;)&amp;0xFFFF] + (memory[((&quot;&amp;[.K11]&amp;&quot;)+1)&amp;0xFFFF]&lt;&lt;8); &quot;; &quot;&quot;);  IF([.L11] &lt;&gt; &quot;&quot;; &quot;const result = &quot;&amp;[.L11]&amp;&quot;; &quot;; &quot;&quot;);  IF([.M11] &lt;&gt; &quot;&quot;; &quot;const newA = &quot;&amp;[.M11]&amp;&quot;; &quot;; &quot;&quot;); IF([.N11] &lt;&gt; &quot;&quot;; &quot;const newX = &quot;&amp;[.N11]&amp;&quot;; &quot;; &quot;&quot;); IF([.O11] &lt;&gt; &quot;&quot;; &quot;const newY = &quot;&amp;[.O11]&amp;&quot;; &quot;; &quot;&quot;); IF([.P11] &lt;&gt; &quot;&quot;; &quot;const newSP = &quot;&amp;[.P11]&amp;&quot;; &quot;; &quot;&quot;); IF([.Q11] &lt;&gt; &quot;&quot;; &quot;const newPC = (&quot;&amp;[.Q11]&amp;&quot;)&amp;0xFFFF; &quot;; &quot;&quot;);  IF([.M11] &lt;&gt; &quot;&quot;; &quot;cpu.A = newA; &quot;; &quot;&quot;); IF([.N11] &lt;&gt; &quot;&quot;; &quot;cpu.X = newX; &quot;; &quot;&quot;); IF([.O11] &lt;&gt; &quot;&quot;; &quot;cpu.Y = newY; &quot;; &quot;&quot;); IF([.P11] &lt;&gt; &quot;&quot;; &quot;cpu.SP = newSP; &quot;; &quot;&quot;); IF([.Q11] &lt;&gt; &quot;&quot;; &quot;cpu.PC = newPC; &quot;; &quot;&quot;);  IF( ([.R11] &amp; [.S11] &amp; [.T11] &amp; [.U11] &amp; [.V11] &amp; [.W11]) &lt;&gt; &quot;&quot;; join(&quot;&quot;;    IF( [.R11] &lt;&gt; &quot;&quot;; &quot;const carry = &quot; &amp; [.R11] &amp; &quot;;&quot;;     &quot;const carry = SR&amp;1; &quot;);   IF( [.S11] &lt;&gt; &quot;&quot;; &quot;const zero = &quot; &amp; [.S11] &amp; &quot;;&quot;;      &quot;const zero = (SR&gt;&gt;1)&amp;1; &quot;);   IF( [.T11] &lt;&gt; &quot;&quot;; &quot;const interrupt = &quot; &amp; [.T11] &amp; &quot;;&quot;; &quot;const interrupt = (SR&gt;&gt;2)&amp;1; &quot;);   IF( [.U11] &lt;&gt; &quot;&quot;; &quot;const decimal = &quot; &amp; [.U11] &amp; &quot;;&quot;;   &quot;const decimal = (SR&gt;&gt;3)&amp;1; &quot;);   IF( [.V11] &lt;&gt; &quot;&quot;; &quot;const overflow = &quot; &amp; [.V11] &amp; &quot;;&quot;;  &quot;const overflow = (SR&gt;&gt;6)&amp;1; &quot;);   IF( [.W11] &lt;&gt; &quot;&quot;; &quot;const negative = &quot; &amp; [.W11] &amp; &quot;;&quot;;  &quot;const negative = (SR&gt;&gt;7)&amp;1; &quot;)  ); &quot;&quot;);  IF( ([.R11] &amp; [.S11] &amp; [.T11] &amp; [.U11] &amp; [.V11] &amp; [.W11]) &lt;&gt; &quot;&quot;; &quot;cpu.SR = carry + (zero&lt;&lt;1) + (interrupt&lt;&lt;2) + (decimal&lt;&lt;3) + (overflow&lt;&lt;6) + (negative&lt;&lt;7); &quot;; &quot;&quot;);  IF( [.Q11] &lt;&gt; &quot;&quot;; &quot;*PC = &quot; &amp; [.Q11] &amp; &quot;;&quot;; &quot;cpu.PC = PC + &quot; &amp; (LEN([.A11]&amp;&quot; &quot;)/3) &amp; &quot;; &quot; );  IF( [.Y11] &lt;&gt; &quot;&quot;; &quot;memory[(&quot; &amp; [.Y11] &amp; &quot;)&amp;0xFFFF] = &quot; &amp; [.Z11] &amp; &quot;; &quot;; &quot;&quot;);  IF( [.AA11] &lt;&gt; &quot;&quot;; &quot;memory[(&quot; &amp; [.AA11] &amp; &quot;)&amp;0xFFFF] = (&quot; &amp; [.AB11] &amp; &quot;)&amp;0xFF; memory[((&quot; &amp; [.AA11] &amp; &quot;)+1)&amp;0xFFFF] = ((&quot; &amp; [.AB1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1] &lt;&gt; &quot;&quot;; &quot;BB &quot;; &quot;&quot;) &amp; IF([.$AN11] &lt;&gt; &quot;&quot;; &quot;LL HH &quot;; &quot;&quot;) &amp; IF([.$AO11] &lt;&gt; &quot;&quot;; &quot;SS &quot;; &quot;&quot;) &amp; IF([.$AP11] &lt;&gt; &quot;&quot;; &quot;RR &quot;; &quot;&quot;) &amp; IF([.$AQ11] &lt;&gt; &quot;&quot;; &quot;PP QQ &quot;; &quot;&quot;) &amp; LEFT([.$A11];2)" office:value-type="string" office:string-value="SS RR 05" calcext:value-type="string">
            <text:p>SS RR 05</text:p>
          </table:table-cell>
          <table:table-cell table:style-name="ce69" table:formula="of:=&quot;UN&quot; &amp;[.B11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3"/>
          <table:table-cell table:style-name="ce69" office:value-type="string" calcext:value-type="string">
            <text:p>RR</text:p>
          </table:table-cell>
          <table:table-cell table:style-name="ce69" table:number-columns-repeated="4"/>
          <table:table-cell table:style-name="ce69" office:value-type="string" calcext:value-type="string">
            <text:p>SS</text:p>
          </table:table-cell>
          <table:table-cell table:style-name="ce69" table:number-columns-repeated="5"/>
          <table:table-cell table:style-name="ce98"/>
          <table:table-cell table:style-name="ce69" office:value-type="string" calcext:value-type="string">
            <text:p>A</text:p>
          </table:table-cell>
          <table:table-cell table:style-name="ce69" table:number-columns-repeated="2"/>
          <table:table-cell table:style-name="ce69" office:value-type="string" calcext:value-type="string">
            <text:p>$LL</text:p>
          </table:table-cell>
          <table:table-cell table:style-name="ce69" table:number-columns-repeated="2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6 LL</text:p>
          </table:table-cell>
          <table:table-cell table:style-name="ce22" office:value-type="string" calcext:value-type="string">
            <text:p>ASL</text:p>
          </table:table-cell>
          <table:table-cell table:style-name="ce47" office:value-type="float" office:value="5" calcext:value-type="float">
            <text:p>5</text:p>
          </table:table-cell>
          <table:table-cell table:style-name="ce70" office:value-type="string" calcext:value-type="string">
            <text:p>$LL</text:p>
          </table:table-cell>
          <table:table-cell table:style-name="ce96"/>
          <table:table-cell table:style-name="ce98"/>
          <table:table-cell table:style-name="ce108"/>
          <table:table-cell table:style-name="ce95"/>
          <table:table-cell table:style-name="ce92"/>
          <table:table-cell table:style-name="ce70" office:value-type="string" calcext:value-type="string">
            <text:p>LL</text:p>
          </table:table-cell>
          <table:table-cell table:style-name="ce70"/>
          <table:table-cell table:style-name="ce70" office:value-type="string" calcext:value-type="string">
            <text:p>readByte &lt;&lt; 1</text:p>
          </table:table-cell>
          <table:table-cell table:style-name="ce171"/>
          <table:table-cell table:style-name="ce92" table:number-columns-repeated="2"/>
          <table:table-cell table:style-name="ce70"/>
          <table:table-cell table:style-name="ce92"/>
          <table:table-cell table:style-name="ce173" office:value-type="string" calcext:value-type="string">
            <text:p>readByte &gt;&gt; 7</text:p>
          </table:table-cell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3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92" table:number-columns-repeated="2"/>
          <table:table-cell table:style-name="ce244"/>
          <table:table-cell table:style-name="ce95"/>
          <table:table-cell table:style-name="ce253" table:formula="of:=&quot;  if instruction == 0x&quot; &amp; LEFT([.A12];2) &amp; &quot; { &quot; &amp;  join(&quot;&quot;;  IF(LEN([.A12]) &gt; 3; &quot;LL := memory[PC + 1]; &quot;; &quot;&quot;);  IF([.I12] &lt;&gt; &quot;&quot;; &quot;zeroPageWord := memory[(&quot;&amp;[.I12]&amp;&quot;)&amp;0xFF] + (memory[((&quot;&amp;[.I12]&amp;&quot;)+1)&amp;0xFF]&lt;&lt;8); &quot;; &quot;&quot;);  IF([.J12] &lt;&gt; &quot;&quot;; &quot;readByte := memory[(&quot;&amp;[.J12]&amp;&quot;)&amp;0xFFFF]; &quot;; &quot;&quot;); IF([.K12] &lt;&gt; &quot;&quot;; &quot;readWord := memory[(&quot;&amp;[.K12]&amp;&quot;)&amp;0xFFFF] + (memory[((&quot;&amp;[.K12]&amp;&quot;)+1)&amp;0xFFFF]&lt;&lt;8); &quot;; &quot;&quot;);  IF([.L12] &lt;&gt; &quot;&quot;; &quot;result := &quot;&amp;[.L12]&amp;&quot;; &quot;; &quot;&quot;);  IF([.M12] &lt;&gt; &quot;&quot;; &quot;newA := &quot;&amp;[.M12]&amp;&quot;; &quot;; &quot;&quot;); IF([.N12] &lt;&gt; &quot;&quot;; &quot;newX := &quot;&amp;[.N12]&amp;&quot;; &quot;; &quot;&quot;); IF([.O12] &lt;&gt; &quot;&quot;; &quot;newY := &quot;&amp;[.O12]&amp;&quot;; &quot;; &quot;&quot;); IF([.P12] &lt;&gt; &quot;&quot;; &quot;newSP := &quot;&amp;[.P12]&amp;&quot;; &quot;; &quot;&quot;); IF([.Q12] &lt;&gt; &quot;&quot;; &quot;newPC := &quot;&amp;[.Q12]&amp;&quot;; &quot;; &quot;&quot;);  IF([.M12] &lt;&gt; &quot;&quot;; &quot;*A = newA; &quot;; &quot;&quot;); IF([.N12] &lt;&gt; &quot;&quot;; &quot;*X = newX; &quot;; &quot;&quot;); IF([.O12] &lt;&gt; &quot;&quot;; &quot;*Y = newY; &quot;; &quot;&quot;); IF([.P12] &lt;&gt; &quot;&quot;; &quot;*SP = newSP; &quot;; &quot;&quot;); IF([.Q12] &lt;&gt; &quot;&quot;; &quot;*PC = newPC; &quot;; &quot;&quot;);  IF( ([.R12] &amp; [.S12] &amp; [.T12] &amp; [.U12] &amp; [.V12] &amp; [.W12]) &lt;&gt; &quot;&quot;; join(&quot;&quot;;    IF( [.R12] &lt;&gt; &quot;&quot;; &quot;carry := &quot; &amp; [.R12] &amp; &quot;;&quot;; &quot;carry := SR&amp;1; &quot;);   IF( [.S12] &lt;&gt; &quot;&quot;; &quot;zero := &quot; &amp; [.S12] &amp; &quot;;&quot;; &quot;zero := (SR&gt;&gt;1)&amp;1; &quot;);   IF( [.T12] &lt;&gt; &quot;&quot;; &quot;interrupt := &quot; &amp; [.T12] &amp; &quot;;&quot;; &quot;interrupt := (SR&gt;&gt;2)&amp;1; &quot;);   IF( [.U12] &lt;&gt; &quot;&quot;; &quot;decimal := &quot; &amp; [.U12] &amp; &quot;;&quot;; &quot;decimal := (SR&gt;&gt;3)&amp;1; &quot;);   IF( [.V12] &lt;&gt; &quot;&quot;; &quot;overflow := &quot; &amp; [.V12] &amp; &quot;;&quot;; &quot;overflow := (SR&gt;&gt;6)&amp;1; &quot;);   IF( [.W12] &lt;&gt; &quot;&quot;; &quot;negative := &quot; &amp; [.W12] &amp; &quot;;&quot;; &quot;negative := (SR&gt;&gt;7)&amp;1; &quot;)  ); &quot;&quot;);  IF( ([.R12] &amp; [.S12] &amp; [.T12] &amp; [.U12] &amp; [.V12] &amp; [.W12]) &lt;&gt; &quot;&quot;; &quot;*SR = carry + (zero&lt;&lt;1) + (interrupt&lt;&lt;2) + (decimal&lt;&lt;3) + (overflow&lt;&lt;6) + (negative&lt;&lt;7); &quot;; &quot;&quot;);  IF( [.Q12] &lt;&gt; &quot;&quot;; &quot;*PC = &quot; &amp; [.Q12] &amp; &quot;;&quot;; &quot;*PC = PC + &quot; &amp; (LEN([.A12]&amp;&quot; &quot;)/3) &amp; &quot;; &quot; );  IF( [.Y12] &lt;&gt; &quot;&quot;; &quot;memory[(&quot; &amp; [.Y12] &amp; &quot;)&amp;0xFFFF] = &quot; &amp; [.Z12] &amp; &quot;; &quot;; &quot;&quot;);  IF( [.AA12] &lt;&gt; &quot;&quot;; &quot;memory[(&quot; &amp; [.AA12] &amp; &quot;)&amp;0xFFFF] = (&quot; &amp; [.AB12] &amp; &quot;)&amp;0xFF; memory[((&quot; &amp; [.AA12] &amp; &quot;)+1)&amp;0xFFFF] = ((&quot; &amp; [.AB1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];2) &amp; &quot; ) { &quot; &amp;  join(&quot;&quot;;  IF(LEN([.A12]) &gt; 3; &quot;unsigned char LL = memory[(PC+1)&amp;0xFFFF]; &quot;; &quot;&quot;); IF(LEN([.A12]) &gt; 6; &quot;unsigned int HH = memory[(PC+2)&amp;0xFFFF]; &quot;; &quot;&quot;); IF(LEN([.A12]) &gt; 6; &quot;unsigned int HHLL = LL + (HH&lt;&lt;8); &quot;; &quot;&quot;);  IF([.I12] &lt;&gt; &quot;&quot;; &quot;unsigned int zeroPageWord = memory[(&quot;&amp;[.I12]&amp;&quot;)&amp;0xFF] + (memory[((&quot;&amp;[.I12]&amp;&quot;)+1)&amp;0xFF]&lt;&lt;8); &quot;; &quot;&quot;);  IF([.J12] &lt;&gt; &quot;&quot;; &quot;unsigned char readByte = memory[(&quot;&amp;[.J12]&amp;&quot;)&amp;0xFFFF]; &quot;; &quot;&quot;); IF([.K12] &lt;&gt; &quot;&quot;; &quot;unsigned int readWord := memory[(&quot;&amp;[.K12]&amp;&quot;)&amp;0xFFFF] + (memory[((&quot;&amp;[.K12]&amp;&quot;)+1)&amp;0xFFFF]&lt;&lt;8); &quot;; &quot;&quot;);  IF([.L12] &lt;&gt; &quot;&quot;; &quot;unsigned int result = &quot;&amp;[.L12]&amp;&quot;; &quot;; &quot;&quot;);  IF([.M12] &lt;&gt; &quot;&quot;; &quot;unsigned char newA = &quot;&amp;[.M12]&amp;&quot;; &quot;; &quot;&quot;); IF([.N12] &lt;&gt; &quot;&quot;; &quot;unsigned char newX = &quot;&amp;[.N12]&amp;&quot;; &quot;; &quot;&quot;); IF([.O12] &lt;&gt; &quot;&quot;; &quot;unsigned char newY = &quot;&amp;[.O12]&amp;&quot;; &quot;; &quot;&quot;); IF([.P12] &lt;&gt; &quot;&quot;; &quot;unsigned char newSP = &quot;&amp;[.P12]&amp;&quot;; &quot;; &quot;&quot;); IF([.Q12] &lt;&gt; &quot;&quot;; &quot;unsigned int newPC = (&quot;&amp;[.Q12]&amp;&quot;)&amp;0xFFFF; &quot;; &quot;&quot;);  IF([.M12] &lt;&gt; &quot;&quot;; &quot;*A = newA; &quot;; &quot;&quot;); IF([.N12] &lt;&gt; &quot;&quot;; &quot;*X = newX; &quot;; &quot;&quot;); IF([.O12] &lt;&gt; &quot;&quot;; &quot;*Y = newY; &quot;; &quot;&quot;); IF([.P12] &lt;&gt; &quot;&quot;; &quot;*SP = newSP; &quot;; &quot;&quot;); IF([.Q12] &lt;&gt; &quot;&quot;; &quot;*PC = newPC; &quot;; &quot;&quot;);  IF( ([.R12] &amp; [.S12] &amp; [.T12] &amp; [.U12] &amp; [.V12] &amp; [.W12]) &lt;&gt; &quot;&quot;; join(&quot;&quot;;    IF( [.R12] &lt;&gt; &quot;&quot;; &quot;unsigned char carry = &quot; &amp; [.R12] &amp; &quot;;&quot;; &quot;unsigned char carry = SR&amp;1; &quot;);   IF( [.S12] &lt;&gt; &quot;&quot;; &quot;unsigned char zero = &quot; &amp; [.S12] &amp; &quot;;&quot;; &quot;unsigned char zero = (SR&gt;&gt;1)&amp;1; &quot;);   IF( [.T12] &lt;&gt; &quot;&quot;; &quot;unsigned char interrupt = &quot; &amp; [.T12] &amp; &quot;;&quot;; &quot;unsigned char interrupt = (SR&gt;&gt;2)&amp;1; &quot;);   IF( [.U12] &lt;&gt; &quot;&quot;; &quot;unsigned char decimal = &quot; &amp; [.U12] &amp; &quot;;&quot;; &quot;unsigned char decimal = (SR&gt;&gt;3)&amp;1; &quot;);   IF( [.V12] &lt;&gt; &quot;&quot;; &quot;unsigned char overflow = &quot; &amp; [.V12] &amp; &quot;;&quot;; &quot;unsigned char overflow = (SR&gt;&gt;6)&amp;1; &quot;);   IF( [.W12] &lt;&gt; &quot;&quot;; &quot;unsigned char negative = &quot; &amp; [.W12] &amp; &quot;;&quot;; &quot;unsigned char negative = (SR&gt;&gt;7)&amp;1; &quot;)  ); &quot;&quot;);  IF( ([.R12] &amp; [.S12] &amp; [.T12] &amp; [.U12] &amp; [.V12] &amp; [.W12]) &lt;&gt; &quot;&quot;; &quot;*SR = carry + (zero&lt;&lt;1) + (interrupt&lt;&lt;2) + (decimal&lt;&lt;3) + (overflow&lt;&lt;6) + (negative&lt;&lt;7); &quot;; &quot;&quot;);  IF( [.Q12] &lt;&gt; &quot;&quot;; &quot;*PC = &quot; &amp; [.Q12] &amp; &quot;;&quot;; &quot;*PC = PC + &quot; &amp; (LEN([.A12]&amp;&quot; &quot;)/3) &amp; &quot;; &quot; );  IF( [.Y12] &lt;&gt; &quot;&quot;; &quot;memory[(&quot; &amp; [.Y12] &amp; &quot;)&amp;0xFFFF] = &quot; &amp; [.Z12] &amp; &quot;; &quot;; &quot;&quot;);  IF( [.AA12] &lt;&gt; &quot;&quot;; &quot;memory[(&quot; &amp; [.AA12] &amp; &quot;)&amp;0xFFFF] = (&quot; &amp; [.AB12] &amp; &quot;)&amp;0xFF; memory[((&quot; &amp; [.AA12] &amp; &quot;)+1)&amp;0xFFFF] = ((&quot; &amp; [.AB1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];2) &amp; &quot; ) { &quot; &amp;  join(&quot;&quot;;  IF(LEN([.A12]) &gt; 3; &quot;const LL = memory[(PC+1)&amp;0xFFFF]; &quot;; &quot;&quot;); IF(LEN([.A12]) &gt; 6; &quot;const HH = memory[(PC+2)&amp;0xFFFF]; &quot;; &quot;&quot;); IF(LEN([.A12]) &gt; 6; &quot;const HHLL = LL + (HH&lt;&lt;8); &quot;; &quot;&quot;);  IF([.I12] &lt;&gt; &quot;&quot;; &quot;const zeroPageWord = memory[(&quot;&amp;[.I12]&amp;&quot;)&amp;0xFF] + (memory[((&quot;&amp;[.I12]&amp;&quot;)+1)&amp;0xFF]&lt;&lt;8); &quot;; &quot;&quot;);  IF([.J12] &lt;&gt; &quot;&quot;; &quot;const readByte = memory[(&quot;&amp;[.J12]&amp;&quot;)&amp;0xFFFF]; &quot;; &quot;&quot;); IF([.K12] &lt;&gt; &quot;&quot;; &quot;const readWord = memory[(&quot;&amp;[.K12]&amp;&quot;)&amp;0xFFFF] + (memory[((&quot;&amp;[.K12]&amp;&quot;)+1)&amp;0xFFFF]&lt;&lt;8); &quot;; &quot;&quot;);  IF([.L12] &lt;&gt; &quot;&quot;; &quot;const result = &quot;&amp;[.L12]&amp;&quot;; &quot;; &quot;&quot;);  IF([.M12] &lt;&gt; &quot;&quot;; &quot;const newA = &quot;&amp;[.M12]&amp;&quot;; &quot;; &quot;&quot;); IF([.N12] &lt;&gt; &quot;&quot;; &quot;const newX = &quot;&amp;[.N12]&amp;&quot;; &quot;; &quot;&quot;); IF([.O12] &lt;&gt; &quot;&quot;; &quot;const newY = &quot;&amp;[.O12]&amp;&quot;; &quot;; &quot;&quot;); IF([.P12] &lt;&gt; &quot;&quot;; &quot;const newSP = &quot;&amp;[.P12]&amp;&quot;; &quot;; &quot;&quot;); IF([.Q12] &lt;&gt; &quot;&quot;; &quot;const newPC = (&quot;&amp;[.Q12]&amp;&quot;)&amp;0xFFFF; &quot;; &quot;&quot;);  IF([.M12] &lt;&gt; &quot;&quot;; &quot;cpu.A = newA; &quot;; &quot;&quot;); IF([.N12] &lt;&gt; &quot;&quot;; &quot;cpu.X = newX; &quot;; &quot;&quot;); IF([.O12] &lt;&gt; &quot;&quot;; &quot;cpu.Y = newY; &quot;; &quot;&quot;); IF([.P12] &lt;&gt; &quot;&quot;; &quot;cpu.SP = newSP; &quot;; &quot;&quot;); IF([.Q12] &lt;&gt; &quot;&quot;; &quot;cpu.PC = newPC; &quot;; &quot;&quot;);  IF( ([.R12] &amp; [.S12] &amp; [.T12] &amp; [.U12] &amp; [.V12] &amp; [.W12]) &lt;&gt; &quot;&quot;; join(&quot;&quot;;    IF( [.R12] &lt;&gt; &quot;&quot;; &quot;const carry = &quot; &amp; [.R12] &amp; &quot;;&quot;;     &quot;const carry = SR&amp;1; &quot;);   IF( [.S12] &lt;&gt; &quot;&quot;; &quot;const zero = &quot; &amp; [.S12] &amp; &quot;;&quot;;      &quot;const zero = (SR&gt;&gt;1)&amp;1; &quot;);   IF( [.T12] &lt;&gt; &quot;&quot;; &quot;const interrupt = &quot; &amp; [.T12] &amp; &quot;;&quot;; &quot;const interrupt = (SR&gt;&gt;2)&amp;1; &quot;);   IF( [.U12] &lt;&gt; &quot;&quot;; &quot;const decimal = &quot; &amp; [.U12] &amp; &quot;;&quot;;   &quot;const decimal = (SR&gt;&gt;3)&amp;1; &quot;);   IF( [.V12] &lt;&gt; &quot;&quot;; &quot;const overflow = &quot; &amp; [.V12] &amp; &quot;;&quot;;  &quot;const overflow = (SR&gt;&gt;6)&amp;1; &quot;);   IF( [.W12] &lt;&gt; &quot;&quot;; &quot;const negative = &quot; &amp; [.W12] &amp; &quot;;&quot;;  &quot;const negative = (SR&gt;&gt;7)&amp;1; &quot;)  ); &quot;&quot;);  IF( ([.R12] &amp; [.S12] &amp; [.T12] &amp; [.U12] &amp; [.V12] &amp; [.W12]) &lt;&gt; &quot;&quot;; &quot;cpu.SR = carry + (zero&lt;&lt;1) + (interrupt&lt;&lt;2) + (decimal&lt;&lt;3) + (overflow&lt;&lt;6) + (negative&lt;&lt;7); &quot;; &quot;&quot;);  IF( [.Q12] &lt;&gt; &quot;&quot;; &quot;*PC = &quot; &amp; [.Q12] &amp; &quot;;&quot;; &quot;cpu.PC = PC + &quot; &amp; (LEN([.A12]&amp;&quot; &quot;)/3) &amp; &quot;; &quot; );  IF( [.Y12] &lt;&gt; &quot;&quot;; &quot;memory[(&quot; &amp; [.Y12] &amp; &quot;)&amp;0xFFFF] = &quot; &amp; [.Z12] &amp; &quot;; &quot;; &quot;&quot;);  IF( [.AA12] &lt;&gt; &quot;&quot;; &quot;memory[(&quot; &amp; [.AA12] &amp; &quot;)&amp;0xFFFF] = (&quot; &amp; [.AB12] &amp; &quot;)&amp;0xFF; memory[((&quot; &amp; [.AA12] &amp; &quot;)+1)&amp;0xFFFF] = ((&quot; &amp; [.AB1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carry, zero, negative</text:p>
          </table:table-cell>
          <table:table-cell table:style-name="ce92"/>
          <table:table-cell table:style-name="ce244"/>
          <table:table-cell table:style-name="ce282" table:formula="of:=IF([.$AM12] &lt;&gt; &quot;&quot;; &quot;BB &quot;; &quot;&quot;) &amp; IF([.$AN12] &lt;&gt; &quot;&quot;; &quot;LL HH &quot;; &quot;&quot;) &amp; IF([.$AO12] &lt;&gt; &quot;&quot;; &quot;SS &quot;; &quot;&quot;) &amp; IF([.$AP12] &lt;&gt; &quot;&quot;; &quot;RR &quot;; &quot;&quot;) &amp; IF([.$AQ12] &lt;&gt; &quot;&quot;; &quot;PP QQ &quot;; &quot;&quot;) &amp; LEFT([.$A12];2)" office:value-type="string" office:string-value="SS 06" calcext:value-type="string">
            <text:p>SS 06</text:p>
          </table:table-cell>
          <table:table-cell table:style-name="ce70" table:formula="of:=&quot;UN&quot; &amp;[.B12]" office:value-type="string" office:string-value="UNASL" calcext:value-type="string">
            <text:p>UNASL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8</text:p>
          </table:table-cell>
          <table:table-cell table:style-name="ce23" office:value-type="string" calcext:value-type="string">
            <text:p>PHP</text:p>
          </table:table-cell>
          <table:table-cell table:style-name="ce48" office:value-type="float" office:value="3" calcext:value-type="float">
            <text:p>3</text:p>
          </table:table-cell>
          <table:table-cell table:style-name="ce71"/>
          <table:table-cell table:style-name="ce96"/>
          <table:table-cell table:style-name="ce98"/>
          <table:table-cell table:style-name="ce109"/>
          <table:table-cell table:style-name="ce95"/>
          <table:table-cell table:style-name="ce90" table:formula="of:=IF([.$D13] = &quot;($LL, X)&quot;;&quot;(arg1+X)&amp;0xFF&quot;;&quot;&quot;)">
            <text:p/>
          </table:table-cell>
          <table:table-cell table:style-name="ce71" table:number-columns-repeated="3"/>
          <table:table-cell table:style-name="ce172"/>
          <table:table-cell table:style-name="ce71" table:number-columns-repeated="2"/>
          <table:table-cell table:style-name="ce90" office:value-type="string" calcext:value-type="string">
            <text:p>SP - 1</text:p>
          </table:table-cell>
          <table:table-cell table:style-name="ce71"/>
          <table:table-cell table:style-name="ce185"/>
          <table:table-cell table:style-name="ce90"/>
          <table:table-cell table:style-name="ce71" table:number-columns-repeated="4"/>
          <table:table-cell table:style-name="ce211"/>
          <table:table-cell table:style-name="ce185" office:value-type="string" calcext:value-type="string">
            <text:p>SP</text:p>
          </table:table-cell>
          <table:table-cell table:style-name="ce90" office:value-type="string" calcext:value-type="string">
            <text:p>SR | 0x30</text:p>
          </table:table-cell>
          <table:table-cell table:style-name="ce71" table:number-columns-repeated="2"/>
          <table:table-cell table:style-name="ce244"/>
          <table:table-cell table:style-name="ce95"/>
          <table:table-cell table:style-name="ce253" table:formula="of:=&quot;  if instruction == 0x&quot; &amp; LEFT([.A13];2) &amp; &quot; { &quot; &amp;  join(&quot;&quot;;  IF(LEN([.A13]) &gt; 3; &quot;LL := memory[PC + 1]; &quot;; &quot;&quot;);  IF([.I13] &lt;&gt; &quot;&quot;; &quot;zeroPageWord := memory[(&quot;&amp;[.I13]&amp;&quot;)&amp;0xFF] + (memory[((&quot;&amp;[.I13]&amp;&quot;)+1)&amp;0xFF]&lt;&lt;8); &quot;; &quot;&quot;);  IF([.J13] &lt;&gt; &quot;&quot;; &quot;readByte := memory[(&quot;&amp;[.J13]&amp;&quot;)&amp;0xFFFF]; &quot;; &quot;&quot;); IF([.K13] &lt;&gt; &quot;&quot;; &quot;readWord := memory[(&quot;&amp;[.K13]&amp;&quot;)&amp;0xFFFF] + (memory[((&quot;&amp;[.K13]&amp;&quot;)+1)&amp;0xFFFF]&lt;&lt;8); &quot;; &quot;&quot;);  IF([.L13] &lt;&gt; &quot;&quot;; &quot;result := &quot;&amp;[.L13]&amp;&quot;; &quot;; &quot;&quot;);  IF([.M13] &lt;&gt; &quot;&quot;; &quot;newA := &quot;&amp;[.M13]&amp;&quot;; &quot;; &quot;&quot;); IF([.N13] &lt;&gt; &quot;&quot;; &quot;newX := &quot;&amp;[.N13]&amp;&quot;; &quot;; &quot;&quot;); IF([.O13] &lt;&gt; &quot;&quot;; &quot;newY := &quot;&amp;[.O13]&amp;&quot;; &quot;; &quot;&quot;); IF([.P13] &lt;&gt; &quot;&quot;; &quot;newSP := &quot;&amp;[.P13]&amp;&quot;; &quot;; &quot;&quot;); IF([.Q13] &lt;&gt; &quot;&quot;; &quot;newPC := &quot;&amp;[.Q13]&amp;&quot;; &quot;; &quot;&quot;);  IF([.M13] &lt;&gt; &quot;&quot;; &quot;*A = newA; &quot;; &quot;&quot;); IF([.N13] &lt;&gt; &quot;&quot;; &quot;*X = newX; &quot;; &quot;&quot;); IF([.O13] &lt;&gt; &quot;&quot;; &quot;*Y = newY; &quot;; &quot;&quot;); IF([.P13] &lt;&gt; &quot;&quot;; &quot;*SP = newSP; &quot;; &quot;&quot;); IF([.Q13] &lt;&gt; &quot;&quot;; &quot;*PC = newPC; &quot;; &quot;&quot;);  IF( ([.R13] &amp; [.S13] &amp; [.T13] &amp; [.U13] &amp; [.V13] &amp; [.W13]) &lt;&gt; &quot;&quot;; join(&quot;&quot;;    IF( [.R13] &lt;&gt; &quot;&quot;; &quot;carry := &quot; &amp; [.R13] &amp; &quot;;&quot;; &quot;carry := SR&amp;1; &quot;);   IF( [.S13] &lt;&gt; &quot;&quot;; &quot;zero := &quot; &amp; [.S13] &amp; &quot;;&quot;; &quot;zero := (SR&gt;&gt;1)&amp;1; &quot;);   IF( [.T13] &lt;&gt; &quot;&quot;; &quot;interrupt := &quot; &amp; [.T13] &amp; &quot;;&quot;; &quot;interrupt := (SR&gt;&gt;2)&amp;1; &quot;);   IF( [.U13] &lt;&gt; &quot;&quot;; &quot;decimal := &quot; &amp; [.U13] &amp; &quot;;&quot;; &quot;decimal := (SR&gt;&gt;3)&amp;1; &quot;);   IF( [.V13] &lt;&gt; &quot;&quot;; &quot;overflow := &quot; &amp; [.V13] &amp; &quot;;&quot;; &quot;overflow := (SR&gt;&gt;6)&amp;1; &quot;);   IF( [.W13] &lt;&gt; &quot;&quot;; &quot;negative := &quot; &amp; [.W13] &amp; &quot;;&quot;; &quot;negative := (SR&gt;&gt;7)&amp;1; &quot;)  ); &quot;&quot;);  IF( ([.R13] &amp; [.S13] &amp; [.T13] &amp; [.U13] &amp; [.V13] &amp; [.W13]) &lt;&gt; &quot;&quot;; &quot;*SR = carry + (zero&lt;&lt;1) + (interrupt&lt;&lt;2) + (decimal&lt;&lt;3) + (overflow&lt;&lt;6) + (negative&lt;&lt;7); &quot;; &quot;&quot;);  IF( [.Q13] &lt;&gt; &quot;&quot;; &quot;*PC = &quot; &amp; [.Q13] &amp; &quot;;&quot;; &quot;*PC = PC + &quot; &amp; (LEN([.A13]&amp;&quot; &quot;)/3) &amp; &quot;; &quot; );  IF( [.Y13] &lt;&gt; &quot;&quot;; &quot;memory[(&quot; &amp; [.Y13] &amp; &quot;)&amp;0xFFFF] = &quot; &amp; [.Z13] &amp; &quot;; &quot;; &quot;&quot;);  IF( [.AA13] &lt;&gt; &quot;&quot;; &quot;memory[(&quot; &amp; [.AA13] &amp; &quot;)&amp;0xFFFF] = (&quot; &amp; [.AB13] &amp; &quot;)&amp;0xFF; memory[((&quot; &amp; [.AA13] &amp; &quot;)+1)&amp;0xFFFF] = ((&quot; &amp; [.AB1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];2) &amp; &quot; ) { &quot; &amp;  join(&quot;&quot;;  IF(LEN([.A13]) &gt; 3; &quot;unsigned char LL = memory[(PC+1)&amp;0xFFFF]; &quot;; &quot;&quot;); IF(LEN([.A13]) &gt; 6; &quot;unsigned int HH = memory[(PC+2)&amp;0xFFFF]; &quot;; &quot;&quot;); IF(LEN([.A13]) &gt; 6; &quot;unsigned int HHLL = LL + (HH&lt;&lt;8); &quot;; &quot;&quot;);  IF([.I13] &lt;&gt; &quot;&quot;; &quot;unsigned int zeroPageWord = memory[(&quot;&amp;[.I13]&amp;&quot;)&amp;0xFF] + (memory[((&quot;&amp;[.I13]&amp;&quot;)+1)&amp;0xFF]&lt;&lt;8); &quot;; &quot;&quot;);  IF([.J13] &lt;&gt; &quot;&quot;; &quot;unsigned char readByte = memory[(&quot;&amp;[.J13]&amp;&quot;)&amp;0xFFFF]; &quot;; &quot;&quot;); IF([.K13] &lt;&gt; &quot;&quot;; &quot;unsigned int readWord := memory[(&quot;&amp;[.K13]&amp;&quot;)&amp;0xFFFF] + (memory[((&quot;&amp;[.K13]&amp;&quot;)+1)&amp;0xFFFF]&lt;&lt;8); &quot;; &quot;&quot;);  IF([.L13] &lt;&gt; &quot;&quot;; &quot;unsigned int result = &quot;&amp;[.L13]&amp;&quot;; &quot;; &quot;&quot;);  IF([.M13] &lt;&gt; &quot;&quot;; &quot;unsigned char newA = &quot;&amp;[.M13]&amp;&quot;; &quot;; &quot;&quot;); IF([.N13] &lt;&gt; &quot;&quot;; &quot;unsigned char newX = &quot;&amp;[.N13]&amp;&quot;; &quot;; &quot;&quot;); IF([.O13] &lt;&gt; &quot;&quot;; &quot;unsigned char newY = &quot;&amp;[.O13]&amp;&quot;; &quot;; &quot;&quot;); IF([.P13] &lt;&gt; &quot;&quot;; &quot;unsigned char newSP = &quot;&amp;[.P13]&amp;&quot;; &quot;; &quot;&quot;); IF([.Q13] &lt;&gt; &quot;&quot;; &quot;unsigned int newPC = (&quot;&amp;[.Q13]&amp;&quot;)&amp;0xFFFF; &quot;; &quot;&quot;);  IF([.M13] &lt;&gt; &quot;&quot;; &quot;*A = newA; &quot;; &quot;&quot;); IF([.N13] &lt;&gt; &quot;&quot;; &quot;*X = newX; &quot;; &quot;&quot;); IF([.O13] &lt;&gt; &quot;&quot;; &quot;*Y = newY; &quot;; &quot;&quot;); IF([.P13] &lt;&gt; &quot;&quot;; &quot;*SP = newSP; &quot;; &quot;&quot;); IF([.Q13] &lt;&gt; &quot;&quot;; &quot;*PC = newPC; &quot;; &quot;&quot;);  IF( ([.R13] &amp; [.S13] &amp; [.T13] &amp; [.U13] &amp; [.V13] &amp; [.W13]) &lt;&gt; &quot;&quot;; join(&quot;&quot;;    IF( [.R13] &lt;&gt; &quot;&quot;; &quot;unsigned char carry = &quot; &amp; [.R13] &amp; &quot;;&quot;; &quot;unsigned char carry = SR&amp;1; &quot;);   IF( [.S13] &lt;&gt; &quot;&quot;; &quot;unsigned char zero = &quot; &amp; [.S13] &amp; &quot;;&quot;; &quot;unsigned char zero = (SR&gt;&gt;1)&amp;1; &quot;);   IF( [.T13] &lt;&gt; &quot;&quot;; &quot;unsigned char interrupt = &quot; &amp; [.T13] &amp; &quot;;&quot;; &quot;unsigned char interrupt = (SR&gt;&gt;2)&amp;1; &quot;);   IF( [.U13] &lt;&gt; &quot;&quot;; &quot;unsigned char decimal = &quot; &amp; [.U13] &amp; &quot;;&quot;; &quot;unsigned char decimal = (SR&gt;&gt;3)&amp;1; &quot;);   IF( [.V13] &lt;&gt; &quot;&quot;; &quot;unsigned char overflow = &quot; &amp; [.V13] &amp; &quot;;&quot;; &quot;unsigned char overflow = (SR&gt;&gt;6)&amp;1; &quot;);   IF( [.W13] &lt;&gt; &quot;&quot;; &quot;unsigned char negative = &quot; &amp; [.W13] &amp; &quot;;&quot;; &quot;unsigned char negative = (SR&gt;&gt;7)&amp;1; &quot;)  ); &quot;&quot;);  IF( ([.R13] &amp; [.S13] &amp; [.T13] &amp; [.U13] &amp; [.V13] &amp; [.W13]) &lt;&gt; &quot;&quot;; &quot;*SR = carry + (zero&lt;&lt;1) + (interrupt&lt;&lt;2) + (decimal&lt;&lt;3) + (overflow&lt;&lt;6) + (negative&lt;&lt;7); &quot;; &quot;&quot;);  IF( [.Q13] &lt;&gt; &quot;&quot;; &quot;*PC = &quot; &amp; [.Q13] &amp; &quot;;&quot;; &quot;*PC = PC + &quot; &amp; (LEN([.A13]&amp;&quot; &quot;)/3) &amp; &quot;; &quot; );  IF( [.Y13] &lt;&gt; &quot;&quot;; &quot;memory[(&quot; &amp; [.Y13] &amp; &quot;)&amp;0xFFFF] = &quot; &amp; [.Z13] &amp; &quot;; &quot;; &quot;&quot;);  IF( [.AA13] &lt;&gt; &quot;&quot;; &quot;memory[(&quot; &amp; [.AA13] &amp; &quot;)&amp;0xFFFF] = (&quot; &amp; [.AB13] &amp; &quot;)&amp;0xFF; memory[((&quot; &amp; [.AA13] &amp; &quot;)+1)&amp;0xFFFF] = ((&quot; &amp; [.AB1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];2) &amp; &quot; ) { &quot; &amp;  join(&quot;&quot;;  IF(LEN([.A13]) &gt; 3; &quot;const LL = memory[(PC+1)&amp;0xFFFF]; &quot;; &quot;&quot;); IF(LEN([.A13]) &gt; 6; &quot;const HH = memory[(PC+2)&amp;0xFFFF]; &quot;; &quot;&quot;); IF(LEN([.A13]) &gt; 6; &quot;const HHLL = LL + (HH&lt;&lt;8); &quot;; &quot;&quot;);  IF([.I13] &lt;&gt; &quot;&quot;; &quot;const zeroPageWord = memory[(&quot;&amp;[.I13]&amp;&quot;)&amp;0xFF] + (memory[((&quot;&amp;[.I13]&amp;&quot;)+1)&amp;0xFF]&lt;&lt;8); &quot;; &quot;&quot;);  IF([.J13] &lt;&gt; &quot;&quot;; &quot;const readByte = memory[(&quot;&amp;[.J13]&amp;&quot;)&amp;0xFFFF]; &quot;; &quot;&quot;); IF([.K13] &lt;&gt; &quot;&quot;; &quot;const readWord = memory[(&quot;&amp;[.K13]&amp;&quot;)&amp;0xFFFF] + (memory[((&quot;&amp;[.K13]&amp;&quot;)+1)&amp;0xFFFF]&lt;&lt;8); &quot;; &quot;&quot;);  IF([.L13] &lt;&gt; &quot;&quot;; &quot;const result = &quot;&amp;[.L13]&amp;&quot;; &quot;; &quot;&quot;);  IF([.M13] &lt;&gt; &quot;&quot;; &quot;const newA = &quot;&amp;[.M13]&amp;&quot;; &quot;; &quot;&quot;); IF([.N13] &lt;&gt; &quot;&quot;; &quot;const newX = &quot;&amp;[.N13]&amp;&quot;; &quot;; &quot;&quot;); IF([.O13] &lt;&gt; &quot;&quot;; &quot;const newY = &quot;&amp;[.O13]&amp;&quot;; &quot;; &quot;&quot;); IF([.P13] &lt;&gt; &quot;&quot;; &quot;const newSP = &quot;&amp;[.P13]&amp;&quot;; &quot;; &quot;&quot;); IF([.Q13] &lt;&gt; &quot;&quot;; &quot;const newPC = (&quot;&amp;[.Q13]&amp;&quot;)&amp;0xFFFF; &quot;; &quot;&quot;);  IF([.M13] &lt;&gt; &quot;&quot;; &quot;cpu.A = newA; &quot;; &quot;&quot;); IF([.N13] &lt;&gt; &quot;&quot;; &quot;cpu.X = newX; &quot;; &quot;&quot;); IF([.O13] &lt;&gt; &quot;&quot;; &quot;cpu.Y = newY; &quot;; &quot;&quot;); IF([.P13] &lt;&gt; &quot;&quot;; &quot;cpu.SP = newSP; &quot;; &quot;&quot;); IF([.Q13] &lt;&gt; &quot;&quot;; &quot;cpu.PC = newPC; &quot;; &quot;&quot;);  IF( ([.R13] &amp; [.S13] &amp; [.T13] &amp; [.U13] &amp; [.V13] &amp; [.W13]) &lt;&gt; &quot;&quot;; join(&quot;&quot;;    IF( [.R13] &lt;&gt; &quot;&quot;; &quot;const carry = &quot; &amp; [.R13] &amp; &quot;;&quot;;     &quot;const carry = SR&amp;1; &quot;);   IF( [.S13] &lt;&gt; &quot;&quot;; &quot;const zero = &quot; &amp; [.S13] &amp; &quot;;&quot;;      &quot;const zero = (SR&gt;&gt;1)&amp;1; &quot;);   IF( [.T13] &lt;&gt; &quot;&quot;; &quot;const interrupt = &quot; &amp; [.T13] &amp; &quot;;&quot;; &quot;const interrupt = (SR&gt;&gt;2)&amp;1; &quot;);   IF( [.U13] &lt;&gt; &quot;&quot;; &quot;const decimal = &quot; &amp; [.U13] &amp; &quot;;&quot;;   &quot;const decimal = (SR&gt;&gt;3)&amp;1; &quot;);   IF( [.V13] &lt;&gt; &quot;&quot;; &quot;const overflow = &quot; &amp; [.V13] &amp; &quot;;&quot;;  &quot;const overflow = (SR&gt;&gt;6)&amp;1; &quot;);   IF( [.W13] &lt;&gt; &quot;&quot;; &quot;const negative = &quot; &amp; [.W13] &amp; &quot;;&quot;;  &quot;const negative = (SR&gt;&gt;7)&amp;1; &quot;)  ); &quot;&quot;);  IF( ([.R13] &amp; [.S13] &amp; [.T13] &amp; [.U13] &amp; [.V13] &amp; [.W13]) &lt;&gt; &quot;&quot;; &quot;cpu.SR = carry + (zero&lt;&lt;1) + (interrupt&lt;&lt;2) + (decimal&lt;&lt;3) + (overflow&lt;&lt;6) + (negative&lt;&lt;7); &quot;; &quot;&quot;);  IF( [.Q13] &lt;&gt; &quot;&quot;; &quot;*PC = &quot; &amp; [.Q13] &amp; &quot;;&quot;; &quot;cpu.PC = PC + &quot; &amp; (LEN([.A13]&amp;&quot; &quot;)/3) &amp; &quot;; &quot; );  IF( [.Y13] &lt;&gt; &quot;&quot;; &quot;memory[(&quot; &amp; [.Y13] &amp; &quot;)&amp;0xFFFF] = &quot; &amp; [.Z13] &amp; &quot;; &quot;; &quot;&quot;);  IF( [.AA13] &lt;&gt; &quot;&quot;; &quot;memory[(&quot; &amp; [.AA13] &amp; &quot;)&amp;0xFFFF] = (&quot; &amp; [.AB13] &amp; &quot;)&amp;0xFF; memory[((&quot; &amp; [.AA13] &amp; &quot;)+1)&amp;0xFFFF] = ((&quot; &amp; [.AB1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0" office:value-type="string" calcext:value-type="string">
            <text:p>writeByteAddress</text:p>
          </table:table-cell>
          <table:table-cell table:style-name="ce71" table:number-columns-repeated="6"/>
          <table:table-cell table:style-name="ce244"/>
          <table:table-cell table:style-name="ce282" table:formula="of:=IF([.$AM13] &lt;&gt; &quot;&quot;; &quot;BB &quot;; &quot;&quot;) &amp; IF([.$AN13] &lt;&gt; &quot;&quot;; &quot;LL HH &quot;; &quot;&quot;) &amp; IF([.$AO13] &lt;&gt; &quot;&quot;; &quot;SS &quot;; &quot;&quot;) &amp; IF([.$AP13] &lt;&gt; &quot;&quot;; &quot;RR &quot;; &quot;&quot;) &amp; IF([.$AQ13] &lt;&gt; &quot;&quot;; &quot;PP QQ &quot;; &quot;&quot;) &amp; LEFT([.$A13];2)" office:value-type="string" office:string-value="BB 08" calcext:value-type="string">
            <text:p>BB 08</text:p>
          </table:table-cell>
          <table:table-cell table:style-name="ce71" table:formula="of:=&quot;UN&quot; &amp;[.B13]" office:value-type="string" office:string-value="UNPHP" calcext:value-type="string">
            <text:p>UNPHP</text:p>
          </table:table-cell>
          <table:table-cell table:style-name="ce90" office:value-type="string" calcext:value-type="string">
            <text:p>$BB</text:p>
          </table:table-cell>
          <table:table-cell table:style-name="ce96"/>
          <table:table-cell table:style-name="ce71" table:number-columns-repeated="14"/>
          <table:table-cell table:style-name="ce98"/>
          <table:table-cell table:style-name="ce7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9 LL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float" office:value="2" calcext:value-type="float">
            <text:p>2</text:p>
          </table:table-cell>
          <table:table-cell table:style-name="ce69" office:value-type="string" calcext:value-type="string">
            <text:p>#$LL</text:p>
          </table:table-cell>
          <table:table-cell table:style-name="ce96"/>
          <table:table-cell table:style-name="ce98"/>
          <table:table-cell table:style-name="ce107" office:value-type="string" calcext:value-type="string">
            <text:p>Performs bitwise OR between A register and the value LL, storing result in A</text:p>
          </table:table-cell>
          <table:table-cell table:style-name="ce95"/>
          <table:table-cell table:style-name="ce69" table:formula="of:=IF([.$D14] = &quot;($LL, X)&quot;;&quot;(arg1+X)&amp;0xFF&quot;;&quot;&quot;)">
            <text:p/>
          </table:table-cell>
          <table:table-cell table:style-name="ce69" table:number-columns-repeated="2"/>
          <table:table-cell table:style-name="ce69" office:value-type="string" calcext:value-type="string">
            <text:p>A | LL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4];2) &amp; &quot; { &quot; &amp;  join(&quot;&quot;;  IF(LEN([.A14]) &gt; 3; &quot;LL := memory[PC + 1]; &quot;; &quot;&quot;);  IF([.I14] &lt;&gt; &quot;&quot;; &quot;zeroPageWord := memory[(&quot;&amp;[.I14]&amp;&quot;)&amp;0xFF] + (memory[((&quot;&amp;[.I14]&amp;&quot;)+1)&amp;0xFF]&lt;&lt;8); &quot;; &quot;&quot;);  IF([.J14] &lt;&gt; &quot;&quot;; &quot;readByte := memory[(&quot;&amp;[.J14]&amp;&quot;)&amp;0xFFFF]; &quot;; &quot;&quot;); IF([.K14] &lt;&gt; &quot;&quot;; &quot;readWord := memory[(&quot;&amp;[.K14]&amp;&quot;)&amp;0xFFFF] + (memory[((&quot;&amp;[.K14]&amp;&quot;)+1)&amp;0xFFFF]&lt;&lt;8); &quot;; &quot;&quot;);  IF([.L14] &lt;&gt; &quot;&quot;; &quot;result := &quot;&amp;[.L14]&amp;&quot;; &quot;; &quot;&quot;);  IF([.M14] &lt;&gt; &quot;&quot;; &quot;newA := &quot;&amp;[.M14]&amp;&quot;; &quot;; &quot;&quot;); IF([.N14] &lt;&gt; &quot;&quot;; &quot;newX := &quot;&amp;[.N14]&amp;&quot;; &quot;; &quot;&quot;); IF([.O14] &lt;&gt; &quot;&quot;; &quot;newY := &quot;&amp;[.O14]&amp;&quot;; &quot;; &quot;&quot;); IF([.P14] &lt;&gt; &quot;&quot;; &quot;newSP := &quot;&amp;[.P14]&amp;&quot;; &quot;; &quot;&quot;); IF([.Q14] &lt;&gt; &quot;&quot;; &quot;newPC := &quot;&amp;[.Q14]&amp;&quot;; &quot;; &quot;&quot;);  IF([.M14] &lt;&gt; &quot;&quot;; &quot;*A = newA; &quot;; &quot;&quot;); IF([.N14] &lt;&gt; &quot;&quot;; &quot;*X = newX; &quot;; &quot;&quot;); IF([.O14] &lt;&gt; &quot;&quot;; &quot;*Y = newY; &quot;; &quot;&quot;); IF([.P14] &lt;&gt; &quot;&quot;; &quot;*SP = newSP; &quot;; &quot;&quot;); IF([.Q14] &lt;&gt; &quot;&quot;; &quot;*PC = newPC; &quot;; &quot;&quot;);  IF( ([.R14] &amp; [.S14] &amp; [.T14] &amp; [.U14] &amp; [.V14] &amp; [.W14]) &lt;&gt; &quot;&quot;; join(&quot;&quot;;    IF( [.R14] &lt;&gt; &quot;&quot;; &quot;carry := &quot; &amp; [.R14] &amp; &quot;;&quot;; &quot;carry := SR&amp;1; &quot;);   IF( [.S14] &lt;&gt; &quot;&quot;; &quot;zero := &quot; &amp; [.S14] &amp; &quot;;&quot;; &quot;zero := (SR&gt;&gt;1)&amp;1; &quot;);   IF( [.T14] &lt;&gt; &quot;&quot;; &quot;interrupt := &quot; &amp; [.T14] &amp; &quot;;&quot;; &quot;interrupt := (SR&gt;&gt;2)&amp;1; &quot;);   IF( [.U14] &lt;&gt; &quot;&quot;; &quot;decimal := &quot; &amp; [.U14] &amp; &quot;;&quot;; &quot;decimal := (SR&gt;&gt;3)&amp;1; &quot;);   IF( [.V14] &lt;&gt; &quot;&quot;; &quot;overflow := &quot; &amp; [.V14] &amp; &quot;;&quot;; &quot;overflow := (SR&gt;&gt;6)&amp;1; &quot;);   IF( [.W14] &lt;&gt; &quot;&quot;; &quot;negative := &quot; &amp; [.W14] &amp; &quot;;&quot;; &quot;negative := (SR&gt;&gt;7)&amp;1; &quot;)  ); &quot;&quot;);  IF( ([.R14] &amp; [.S14] &amp; [.T14] &amp; [.U14] &amp; [.V14] &amp; [.W14]) &lt;&gt; &quot;&quot;; &quot;*SR = carry + (zero&lt;&lt;1) + (interrupt&lt;&lt;2) + (decimal&lt;&lt;3) + (overflow&lt;&lt;6) + (negative&lt;&lt;7); &quot;; &quot;&quot;);  IF( [.Q14] &lt;&gt; &quot;&quot;; &quot;*PC = &quot; &amp; [.Q14] &amp; &quot;;&quot;; &quot;*PC = PC + &quot; &amp; (LEN([.A14]&amp;&quot; &quot;)/3) &amp; &quot;; &quot; );  IF( [.Y14] &lt;&gt; &quot;&quot;; &quot;memory[(&quot; &amp; [.Y14] &amp; &quot;)&amp;0xFFFF] = &quot; &amp; [.Z14] &amp; &quot;; &quot;; &quot;&quot;);  IF( [.AA14] &lt;&gt; &quot;&quot;; &quot;memory[(&quot; &amp; [.AA14] &amp; &quot;)&amp;0xFFFF] = (&quot; &amp; [.AB14] &amp; &quot;)&amp;0xFF; memory[((&quot; &amp; [.AA14] &amp; &quot;)+1)&amp;0xFFFF] = ((&quot; &amp; [.AB1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];2) &amp; &quot; ) { &quot; &amp;  join(&quot;&quot;;  IF(LEN([.A14]) &gt; 3; &quot;unsigned char LL = memory[(PC+1)&amp;0xFFFF]; &quot;; &quot;&quot;); IF(LEN([.A14]) &gt; 6; &quot;unsigned int HH = memory[(PC+2)&amp;0xFFFF]; &quot;; &quot;&quot;); IF(LEN([.A14]) &gt; 6; &quot;unsigned int HHLL = LL + (HH&lt;&lt;8); &quot;; &quot;&quot;);  IF([.I14] &lt;&gt; &quot;&quot;; &quot;unsigned int zeroPageWord = memory[(&quot;&amp;[.I14]&amp;&quot;)&amp;0xFF] + (memory[((&quot;&amp;[.I14]&amp;&quot;)+1)&amp;0xFF]&lt;&lt;8); &quot;; &quot;&quot;);  IF([.J14] &lt;&gt; &quot;&quot;; &quot;unsigned char readByte = memory[(&quot;&amp;[.J14]&amp;&quot;)&amp;0xFFFF]; &quot;; &quot;&quot;); IF([.K14] &lt;&gt; &quot;&quot;; &quot;unsigned int readWord := memory[(&quot;&amp;[.K14]&amp;&quot;)&amp;0xFFFF] + (memory[((&quot;&amp;[.K14]&amp;&quot;)+1)&amp;0xFFFF]&lt;&lt;8); &quot;; &quot;&quot;);  IF([.L14] &lt;&gt; &quot;&quot;; &quot;unsigned int result = &quot;&amp;[.L14]&amp;&quot;; &quot;; &quot;&quot;);  IF([.M14] &lt;&gt; &quot;&quot;; &quot;unsigned char newA = &quot;&amp;[.M14]&amp;&quot;; &quot;; &quot;&quot;); IF([.N14] &lt;&gt; &quot;&quot;; &quot;unsigned char newX = &quot;&amp;[.N14]&amp;&quot;; &quot;; &quot;&quot;); IF([.O14] &lt;&gt; &quot;&quot;; &quot;unsigned char newY = &quot;&amp;[.O14]&amp;&quot;; &quot;; &quot;&quot;); IF([.P14] &lt;&gt; &quot;&quot;; &quot;unsigned char newSP = &quot;&amp;[.P14]&amp;&quot;; &quot;; &quot;&quot;); IF([.Q14] &lt;&gt; &quot;&quot;; &quot;unsigned int newPC = (&quot;&amp;[.Q14]&amp;&quot;)&amp;0xFFFF; &quot;; &quot;&quot;);  IF([.M14] &lt;&gt; &quot;&quot;; &quot;*A = newA; &quot;; &quot;&quot;); IF([.N14] &lt;&gt; &quot;&quot;; &quot;*X = newX; &quot;; &quot;&quot;); IF([.O14] &lt;&gt; &quot;&quot;; &quot;*Y = newY; &quot;; &quot;&quot;); IF([.P14] &lt;&gt; &quot;&quot;; &quot;*SP = newSP; &quot;; &quot;&quot;); IF([.Q14] &lt;&gt; &quot;&quot;; &quot;*PC = newPC; &quot;; &quot;&quot;);  IF( ([.R14] &amp; [.S14] &amp; [.T14] &amp; [.U14] &amp; [.V14] &amp; [.W14]) &lt;&gt; &quot;&quot;; join(&quot;&quot;;    IF( [.R14] &lt;&gt; &quot;&quot;; &quot;unsigned char carry = &quot; &amp; [.R14] &amp; &quot;;&quot;; &quot;unsigned char carry = SR&amp;1; &quot;);   IF( [.S14] &lt;&gt; &quot;&quot;; &quot;unsigned char zero = &quot; &amp; [.S14] &amp; &quot;;&quot;; &quot;unsigned char zero = (SR&gt;&gt;1)&amp;1; &quot;);   IF( [.T14] &lt;&gt; &quot;&quot;; &quot;unsigned char interrupt = &quot; &amp; [.T14] &amp; &quot;;&quot;; &quot;unsigned char interrupt = (SR&gt;&gt;2)&amp;1; &quot;);   IF( [.U14] &lt;&gt; &quot;&quot;; &quot;unsigned char decimal = &quot; &amp; [.U14] &amp; &quot;;&quot;; &quot;unsigned char decimal = (SR&gt;&gt;3)&amp;1; &quot;);   IF( [.V14] &lt;&gt; &quot;&quot;; &quot;unsigned char overflow = &quot; &amp; [.V14] &amp; &quot;;&quot;; &quot;unsigned char overflow = (SR&gt;&gt;6)&amp;1; &quot;);   IF( [.W14] &lt;&gt; &quot;&quot;; &quot;unsigned char negative = &quot; &amp; [.W14] &amp; &quot;;&quot;; &quot;unsigned char negative = (SR&gt;&gt;7)&amp;1; &quot;)  ); &quot;&quot;);  IF( ([.R14] &amp; [.S14] &amp; [.T14] &amp; [.U14] &amp; [.V14] &amp; [.W14]) &lt;&gt; &quot;&quot;; &quot;*SR = carry + (zero&lt;&lt;1) + (interrupt&lt;&lt;2) + (decimal&lt;&lt;3) + (overflow&lt;&lt;6) + (negative&lt;&lt;7); &quot;; &quot;&quot;);  IF( [.Q14] &lt;&gt; &quot;&quot;; &quot;*PC = &quot; &amp; [.Q14] &amp; &quot;;&quot;; &quot;*PC = PC + &quot; &amp; (LEN([.A14]&amp;&quot; &quot;)/3) &amp; &quot;; &quot; );  IF( [.Y14] &lt;&gt; &quot;&quot;; &quot;memory[(&quot; &amp; [.Y14] &amp; &quot;)&amp;0xFFFF] = &quot; &amp; [.Z14] &amp; &quot;; &quot;; &quot;&quot;);  IF( [.AA14] &lt;&gt; &quot;&quot;; &quot;memory[(&quot; &amp; [.AA14] &amp; &quot;)&amp;0xFFFF] = (&quot; &amp; [.AB14] &amp; &quot;)&amp;0xFF; memory[((&quot; &amp; [.AA14] &amp; &quot;)+1)&amp;0xFFFF] = ((&quot; &amp; [.AB1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];2) &amp; &quot; ) { &quot; &amp;  join(&quot;&quot;;  IF(LEN([.A14]) &gt; 3; &quot;const LL = memory[(PC+1)&amp;0xFFFF]; &quot;; &quot;&quot;); IF(LEN([.A14]) &gt; 6; &quot;const HH = memory[(PC+2)&amp;0xFFFF]; &quot;; &quot;&quot;); IF(LEN([.A14]) &gt; 6; &quot;const HHLL = LL + (HH&lt;&lt;8); &quot;; &quot;&quot;);  IF([.I14] &lt;&gt; &quot;&quot;; &quot;const zeroPageWord = memory[(&quot;&amp;[.I14]&amp;&quot;)&amp;0xFF] + (memory[((&quot;&amp;[.I14]&amp;&quot;)+1)&amp;0xFF]&lt;&lt;8); &quot;; &quot;&quot;);  IF([.J14] &lt;&gt; &quot;&quot;; &quot;const readByte = memory[(&quot;&amp;[.J14]&amp;&quot;)&amp;0xFFFF]; &quot;; &quot;&quot;); IF([.K14] &lt;&gt; &quot;&quot;; &quot;const readWord = memory[(&quot;&amp;[.K14]&amp;&quot;)&amp;0xFFFF] + (memory[((&quot;&amp;[.K14]&amp;&quot;)+1)&amp;0xFFFF]&lt;&lt;8); &quot;; &quot;&quot;);  IF([.L14] &lt;&gt; &quot;&quot;; &quot;const result = &quot;&amp;[.L14]&amp;&quot;; &quot;; &quot;&quot;);  IF([.M14] &lt;&gt; &quot;&quot;; &quot;const newA = &quot;&amp;[.M14]&amp;&quot;; &quot;; &quot;&quot;); IF([.N14] &lt;&gt; &quot;&quot;; &quot;const newX = &quot;&amp;[.N14]&amp;&quot;; &quot;; &quot;&quot;); IF([.O14] &lt;&gt; &quot;&quot;; &quot;const newY = &quot;&amp;[.O14]&amp;&quot;; &quot;; &quot;&quot;); IF([.P14] &lt;&gt; &quot;&quot;; &quot;const newSP = &quot;&amp;[.P14]&amp;&quot;; &quot;; &quot;&quot;); IF([.Q14] &lt;&gt; &quot;&quot;; &quot;const newPC = (&quot;&amp;[.Q14]&amp;&quot;)&amp;0xFFFF; &quot;; &quot;&quot;);  IF([.M14] &lt;&gt; &quot;&quot;; &quot;cpu.A = newA; &quot;; &quot;&quot;); IF([.N14] &lt;&gt; &quot;&quot;; &quot;cpu.X = newX; &quot;; &quot;&quot;); IF([.O14] &lt;&gt; &quot;&quot;; &quot;cpu.Y = newY; &quot;; &quot;&quot;); IF([.P14] &lt;&gt; &quot;&quot;; &quot;cpu.SP = newSP; &quot;; &quot;&quot;); IF([.Q14] &lt;&gt; &quot;&quot;; &quot;cpu.PC = newPC; &quot;; &quot;&quot;);  IF( ([.R14] &amp; [.S14] &amp; [.T14] &amp; [.U14] &amp; [.V14] &amp; [.W14]) &lt;&gt; &quot;&quot;; join(&quot;&quot;;    IF( [.R14] &lt;&gt; &quot;&quot;; &quot;const carry = &quot; &amp; [.R14] &amp; &quot;;&quot;;     &quot;const carry = SR&amp;1; &quot;);   IF( [.S14] &lt;&gt; &quot;&quot;; &quot;const zero = &quot; &amp; [.S14] &amp; &quot;;&quot;;      &quot;const zero = (SR&gt;&gt;1)&amp;1; &quot;);   IF( [.T14] &lt;&gt; &quot;&quot;; &quot;const interrupt = &quot; &amp; [.T14] &amp; &quot;;&quot;; &quot;const interrupt = (SR&gt;&gt;2)&amp;1; &quot;);   IF( [.U14] &lt;&gt; &quot;&quot;; &quot;const decimal = &quot; &amp; [.U14] &amp; &quot;;&quot;;   &quot;const decimal = (SR&gt;&gt;3)&amp;1; &quot;);   IF( [.V14] &lt;&gt; &quot;&quot;; &quot;const overflow = &quot; &amp; [.V14] &amp; &quot;;&quot;;  &quot;const overflow = (SR&gt;&gt;6)&amp;1; &quot;);   IF( [.W14] &lt;&gt; &quot;&quot;; &quot;const negative = &quot; &amp; [.W14] &amp; &quot;;&quot;;  &quot;const negative = (SR&gt;&gt;7)&amp;1; &quot;)  ); &quot;&quot;);  IF( ([.R14] &amp; [.S14] &amp; [.T14] &amp; [.U14] &amp; [.V14] &amp; [.W14]) &lt;&gt; &quot;&quot;; &quot;cpu.SR = carry + (zero&lt;&lt;1) + (interrupt&lt;&lt;2) + (decimal&lt;&lt;3) + (overflow&lt;&lt;6) + (negative&lt;&lt;7); &quot;; &quot;&quot;);  IF( [.Q14] &lt;&gt; &quot;&quot;; &quot;*PC = &quot; &amp; [.Q14] &amp; &quot;;&quot;; &quot;cpu.PC = PC + &quot; &amp; (LEN([.A14]&amp;&quot; &quot;)/3) &amp; &quot;; &quot; );  IF( [.Y14] &lt;&gt; &quot;&quot;; &quot;memory[(&quot; &amp; [.Y14] &amp; &quot;)&amp;0xFFFF] = &quot; &amp; [.Z14] &amp; &quot;; &quot;; &quot;&quot;);  IF( [.AA14] &lt;&gt; &quot;&quot;; &quot;memory[(&quot; &amp; [.AA14] &amp; &quot;)&amp;0xFFFF] = (&quot; &amp; [.AB14] &amp; &quot;)&amp;0xFF; memory[((&quot; &amp; [.AA14] &amp; &quot;)+1)&amp;0xFFFF] = ((&quot; &amp; [.AB1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4] &lt;&gt; &quot;&quot;; &quot;BB &quot;; &quot;&quot;) &amp; IF([.$AN14] &lt;&gt; &quot;&quot;; &quot;LL HH &quot;; &quot;&quot;) &amp; IF([.$AO14] &lt;&gt; &quot;&quot;; &quot;SS &quot;; &quot;&quot;) &amp; IF([.$AP14] &lt;&gt; &quot;&quot;; &quot;RR &quot;; &quot;&quot;) &amp; IF([.$AQ14] &lt;&gt; &quot;&quot;; &quot;PP QQ &quot;; &quot;&quot;) &amp; LEFT([.$A14];2)" office:value-type="string" office:string-value="SS RR 09" calcext:value-type="string">
            <text:p>SS RR 09</text:p>
          </table:table-cell>
          <table:table-cell table:style-name="ce69" table:formula="of:=&quot;UN&quot; &amp;[.B14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office:value-type="string" calcext:value-type="string">
            <text:p>A</text:p>
          </table:table-cell>
          <table:table-cell table:style-name="ce69" table:number-columns-repeated="5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A</text:p>
          </table:table-cell>
          <table:table-cell table:style-name="ce22" office:value-type="string" calcext:value-type="string">
            <text:p>ASL</text:p>
          </table:table-cell>
          <table:table-cell table:style-name="ce47" office:value-type="float" office:value="2" calcext:value-type="float">
            <text:p>2</text:p>
          </table:table-cell>
          <table:table-cell table:style-name="ce70" office:value-type="string" calcext:value-type="string">
            <text:p>A</text:p>
          </table:table-cell>
          <table:table-cell table:style-name="ce96"/>
          <table:table-cell table:style-name="ce98"/>
          <table:table-cell table:style-name="ce110"/>
          <table:table-cell table:style-name="ce95"/>
          <table:table-cell table:style-name="ce70" table:formula="of:=IF([.$D15] = &quot;($LL, X)&quot;;&quot;(arg1+X)&amp;0xFF&quot;;&quot;&quot;)">
            <text:p/>
          </table:table-cell>
          <table:table-cell table:style-name="ce92" table:number-columns-repeated="2"/>
          <table:table-cell table:style-name="ce70" office:value-type="string" calcext:value-type="string">
            <text:p>A &lt;&lt; 1</text:p>
          </table:table-cell>
          <table:table-cell table:style-name="ce173" office:value-type="string" calcext:value-type="string">
            <text:p>result</text:p>
          </table:table-cell>
          <table:table-cell table:style-name="ce92" table:number-columns-repeated="2"/>
          <table:table-cell table:style-name="ce70"/>
          <table:table-cell table:style-name="ce92"/>
          <table:table-cell table:style-name="ce173" office:value-type="string" calcext:value-type="string">
            <text:p>A &gt;&gt; 7</text:p>
          </table:table-cell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1"/>
          <table:table-cell table:style-name="ce92" table:number-columns-repeated="3"/>
          <table:table-cell table:style-name="ce244"/>
          <table:table-cell table:style-name="ce95"/>
          <table:table-cell table:style-name="ce253" table:formula="of:=&quot;  if instruction == 0x&quot; &amp; LEFT([.A15];2) &amp; &quot; { &quot; &amp;  join(&quot;&quot;;  IF(LEN([.A15]) &gt; 3; &quot;LL := memory[PC + 1]; &quot;; &quot;&quot;);  IF([.I15] &lt;&gt; &quot;&quot;; &quot;zeroPageWord := memory[(&quot;&amp;[.I15]&amp;&quot;)&amp;0xFF] + (memory[((&quot;&amp;[.I15]&amp;&quot;)+1)&amp;0xFF]&lt;&lt;8); &quot;; &quot;&quot;);  IF([.J15] &lt;&gt; &quot;&quot;; &quot;readByte := memory[(&quot;&amp;[.J15]&amp;&quot;)&amp;0xFFFF]; &quot;; &quot;&quot;); IF([.K15] &lt;&gt; &quot;&quot;; &quot;readWord := memory[(&quot;&amp;[.K15]&amp;&quot;)&amp;0xFFFF] + (memory[((&quot;&amp;[.K15]&amp;&quot;)+1)&amp;0xFFFF]&lt;&lt;8); &quot;; &quot;&quot;);  IF([.L15] &lt;&gt; &quot;&quot;; &quot;result := &quot;&amp;[.L15]&amp;&quot;; &quot;; &quot;&quot;);  IF([.M15] &lt;&gt; &quot;&quot;; &quot;newA := &quot;&amp;[.M15]&amp;&quot;; &quot;; &quot;&quot;); IF([.N15] &lt;&gt; &quot;&quot;; &quot;newX := &quot;&amp;[.N15]&amp;&quot;; &quot;; &quot;&quot;); IF([.O15] &lt;&gt; &quot;&quot;; &quot;newY := &quot;&amp;[.O15]&amp;&quot;; &quot;; &quot;&quot;); IF([.P15] &lt;&gt; &quot;&quot;; &quot;newSP := &quot;&amp;[.P15]&amp;&quot;; &quot;; &quot;&quot;); IF([.Q15] &lt;&gt; &quot;&quot;; &quot;newPC := &quot;&amp;[.Q15]&amp;&quot;; &quot;; &quot;&quot;);  IF([.M15] &lt;&gt; &quot;&quot;; &quot;*A = newA; &quot;; &quot;&quot;); IF([.N15] &lt;&gt; &quot;&quot;; &quot;*X = newX; &quot;; &quot;&quot;); IF([.O15] &lt;&gt; &quot;&quot;; &quot;*Y = newY; &quot;; &quot;&quot;); IF([.P15] &lt;&gt; &quot;&quot;; &quot;*SP = newSP; &quot;; &quot;&quot;); IF([.Q15] &lt;&gt; &quot;&quot;; &quot;*PC = newPC; &quot;; &quot;&quot;);  IF( ([.R15] &amp; [.S15] &amp; [.T15] &amp; [.U15] &amp; [.V15] &amp; [.W15]) &lt;&gt; &quot;&quot;; join(&quot;&quot;;    IF( [.R15] &lt;&gt; &quot;&quot;; &quot;carry := &quot; &amp; [.R15] &amp; &quot;;&quot;; &quot;carry := SR&amp;1; &quot;);   IF( [.S15] &lt;&gt; &quot;&quot;; &quot;zero := &quot; &amp; [.S15] &amp; &quot;;&quot;; &quot;zero := (SR&gt;&gt;1)&amp;1; &quot;);   IF( [.T15] &lt;&gt; &quot;&quot;; &quot;interrupt := &quot; &amp; [.T15] &amp; &quot;;&quot;; &quot;interrupt := (SR&gt;&gt;2)&amp;1; &quot;);   IF( [.U15] &lt;&gt; &quot;&quot;; &quot;decimal := &quot; &amp; [.U15] &amp; &quot;;&quot;; &quot;decimal := (SR&gt;&gt;3)&amp;1; &quot;);   IF( [.V15] &lt;&gt; &quot;&quot;; &quot;overflow := &quot; &amp; [.V15] &amp; &quot;;&quot;; &quot;overflow := (SR&gt;&gt;6)&amp;1; &quot;);   IF( [.W15] &lt;&gt; &quot;&quot;; &quot;negative := &quot; &amp; [.W15] &amp; &quot;;&quot;; &quot;negative := (SR&gt;&gt;7)&amp;1; &quot;)  ); &quot;&quot;);  IF( ([.R15] &amp; [.S15] &amp; [.T15] &amp; [.U15] &amp; [.V15] &amp; [.W15]) &lt;&gt; &quot;&quot;; &quot;*SR = carry + (zero&lt;&lt;1) + (interrupt&lt;&lt;2) + (decimal&lt;&lt;3) + (overflow&lt;&lt;6) + (negative&lt;&lt;7); &quot;; &quot;&quot;);  IF( [.Q15] &lt;&gt; &quot;&quot;; &quot;*PC = &quot; &amp; [.Q15] &amp; &quot;;&quot;; &quot;*PC = PC + &quot; &amp; (LEN([.A15]&amp;&quot; &quot;)/3) &amp; &quot;; &quot; );  IF( [.Y15] &lt;&gt; &quot;&quot;; &quot;memory[(&quot; &amp; [.Y15] &amp; &quot;)&amp;0xFFFF] = &quot; &amp; [.Z15] &amp; &quot;; &quot;; &quot;&quot;);  IF( [.AA15] &lt;&gt; &quot;&quot;; &quot;memory[(&quot; &amp; [.AA15] &amp; &quot;)&amp;0xFFFF] = (&quot; &amp; [.AB15] &amp; &quot;)&amp;0xFF; memory[((&quot; &amp; [.AA15] &amp; &quot;)+1)&amp;0xFFFF] = ((&quot; &amp; [.AB1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];2) &amp; &quot; ) { &quot; &amp;  join(&quot;&quot;;  IF(LEN([.A15]) &gt; 3; &quot;unsigned char LL = memory[(PC+1)&amp;0xFFFF]; &quot;; &quot;&quot;); IF(LEN([.A15]) &gt; 6; &quot;unsigned int HH = memory[(PC+2)&amp;0xFFFF]; &quot;; &quot;&quot;); IF(LEN([.A15]) &gt; 6; &quot;unsigned int HHLL = LL + (HH&lt;&lt;8); &quot;; &quot;&quot;);  IF([.I15] &lt;&gt; &quot;&quot;; &quot;unsigned int zeroPageWord = memory[(&quot;&amp;[.I15]&amp;&quot;)&amp;0xFF] + (memory[((&quot;&amp;[.I15]&amp;&quot;)+1)&amp;0xFF]&lt;&lt;8); &quot;; &quot;&quot;);  IF([.J15] &lt;&gt; &quot;&quot;; &quot;unsigned char readByte = memory[(&quot;&amp;[.J15]&amp;&quot;)&amp;0xFFFF]; &quot;; &quot;&quot;); IF([.K15] &lt;&gt; &quot;&quot;; &quot;unsigned int readWord := memory[(&quot;&amp;[.K15]&amp;&quot;)&amp;0xFFFF] + (memory[((&quot;&amp;[.K15]&amp;&quot;)+1)&amp;0xFFFF]&lt;&lt;8); &quot;; &quot;&quot;);  IF([.L15] &lt;&gt; &quot;&quot;; &quot;unsigned int result = &quot;&amp;[.L15]&amp;&quot;; &quot;; &quot;&quot;);  IF([.M15] &lt;&gt; &quot;&quot;; &quot;unsigned char newA = &quot;&amp;[.M15]&amp;&quot;; &quot;; &quot;&quot;); IF([.N15] &lt;&gt; &quot;&quot;; &quot;unsigned char newX = &quot;&amp;[.N15]&amp;&quot;; &quot;; &quot;&quot;); IF([.O15] &lt;&gt; &quot;&quot;; &quot;unsigned char newY = &quot;&amp;[.O15]&amp;&quot;; &quot;; &quot;&quot;); IF([.P15] &lt;&gt; &quot;&quot;; &quot;unsigned char newSP = &quot;&amp;[.P15]&amp;&quot;; &quot;; &quot;&quot;); IF([.Q15] &lt;&gt; &quot;&quot;; &quot;unsigned int newPC = (&quot;&amp;[.Q15]&amp;&quot;)&amp;0xFFFF; &quot;; &quot;&quot;);  IF([.M15] &lt;&gt; &quot;&quot;; &quot;*A = newA; &quot;; &quot;&quot;); IF([.N15] &lt;&gt; &quot;&quot;; &quot;*X = newX; &quot;; &quot;&quot;); IF([.O15] &lt;&gt; &quot;&quot;; &quot;*Y = newY; &quot;; &quot;&quot;); IF([.P15] &lt;&gt; &quot;&quot;; &quot;*SP = newSP; &quot;; &quot;&quot;); IF([.Q15] &lt;&gt; &quot;&quot;; &quot;*PC = newPC; &quot;; &quot;&quot;);  IF( ([.R15] &amp; [.S15] &amp; [.T15] &amp; [.U15] &amp; [.V15] &amp; [.W15]) &lt;&gt; &quot;&quot;; join(&quot;&quot;;    IF( [.R15] &lt;&gt; &quot;&quot;; &quot;unsigned char carry = &quot; &amp; [.R15] &amp; &quot;;&quot;; &quot;unsigned char carry = SR&amp;1; &quot;);   IF( [.S15] &lt;&gt; &quot;&quot;; &quot;unsigned char zero = &quot; &amp; [.S15] &amp; &quot;;&quot;; &quot;unsigned char zero = (SR&gt;&gt;1)&amp;1; &quot;);   IF( [.T15] &lt;&gt; &quot;&quot;; &quot;unsigned char interrupt = &quot; &amp; [.T15] &amp; &quot;;&quot;; &quot;unsigned char interrupt = (SR&gt;&gt;2)&amp;1; &quot;);   IF( [.U15] &lt;&gt; &quot;&quot;; &quot;unsigned char decimal = &quot; &amp; [.U15] &amp; &quot;;&quot;; &quot;unsigned char decimal = (SR&gt;&gt;3)&amp;1; &quot;);   IF( [.V15] &lt;&gt; &quot;&quot;; &quot;unsigned char overflow = &quot; &amp; [.V15] &amp; &quot;;&quot;; &quot;unsigned char overflow = (SR&gt;&gt;6)&amp;1; &quot;);   IF( [.W15] &lt;&gt; &quot;&quot;; &quot;unsigned char negative = &quot; &amp; [.W15] &amp; &quot;;&quot;; &quot;unsigned char negative = (SR&gt;&gt;7)&amp;1; &quot;)  ); &quot;&quot;);  IF( ([.R15] &amp; [.S15] &amp; [.T15] &amp; [.U15] &amp; [.V15] &amp; [.W15]) &lt;&gt; &quot;&quot;; &quot;*SR = carry + (zero&lt;&lt;1) + (interrupt&lt;&lt;2) + (decimal&lt;&lt;3) + (overflow&lt;&lt;6) + (negative&lt;&lt;7); &quot;; &quot;&quot;);  IF( [.Q15] &lt;&gt; &quot;&quot;; &quot;*PC = &quot; &amp; [.Q15] &amp; &quot;;&quot;; &quot;*PC = PC + &quot; &amp; (LEN([.A15]&amp;&quot; &quot;)/3) &amp; &quot;; &quot; );  IF( [.Y15] &lt;&gt; &quot;&quot;; &quot;memory[(&quot; &amp; [.Y15] &amp; &quot;)&amp;0xFFFF] = &quot; &amp; [.Z15] &amp; &quot;; &quot;; &quot;&quot;);  IF( [.AA15] &lt;&gt; &quot;&quot;; &quot;memory[(&quot; &amp; [.AA15] &amp; &quot;)&amp;0xFFFF] = (&quot; &amp; [.AB15] &amp; &quot;)&amp;0xFF; memory[((&quot; &amp; [.AA15] &amp; &quot;)+1)&amp;0xFFFF] = ((&quot; &amp; [.AB1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];2) &amp; &quot; ) { &quot; &amp;  join(&quot;&quot;;  IF(LEN([.A15]) &gt; 3; &quot;const LL = memory[(PC+1)&amp;0xFFFF]; &quot;; &quot;&quot;); IF(LEN([.A15]) &gt; 6; &quot;const HH = memory[(PC+2)&amp;0xFFFF]; &quot;; &quot;&quot;); IF(LEN([.A15]) &gt; 6; &quot;const HHLL = LL + (HH&lt;&lt;8); &quot;; &quot;&quot;);  IF([.I15] &lt;&gt; &quot;&quot;; &quot;const zeroPageWord = memory[(&quot;&amp;[.I15]&amp;&quot;)&amp;0xFF] + (memory[((&quot;&amp;[.I15]&amp;&quot;)+1)&amp;0xFF]&lt;&lt;8); &quot;; &quot;&quot;);  IF([.J15] &lt;&gt; &quot;&quot;; &quot;const readByte = memory[(&quot;&amp;[.J15]&amp;&quot;)&amp;0xFFFF]; &quot;; &quot;&quot;); IF([.K15] &lt;&gt; &quot;&quot;; &quot;const readWord = memory[(&quot;&amp;[.K15]&amp;&quot;)&amp;0xFFFF] + (memory[((&quot;&amp;[.K15]&amp;&quot;)+1)&amp;0xFFFF]&lt;&lt;8); &quot;; &quot;&quot;);  IF([.L15] &lt;&gt; &quot;&quot;; &quot;const result = &quot;&amp;[.L15]&amp;&quot;; &quot;; &quot;&quot;);  IF([.M15] &lt;&gt; &quot;&quot;; &quot;const newA = &quot;&amp;[.M15]&amp;&quot;; &quot;; &quot;&quot;); IF([.N15] &lt;&gt; &quot;&quot;; &quot;const newX = &quot;&amp;[.N15]&amp;&quot;; &quot;; &quot;&quot;); IF([.O15] &lt;&gt; &quot;&quot;; &quot;const newY = &quot;&amp;[.O15]&amp;&quot;; &quot;; &quot;&quot;); IF([.P15] &lt;&gt; &quot;&quot;; &quot;const newSP = &quot;&amp;[.P15]&amp;&quot;; &quot;; &quot;&quot;); IF([.Q15] &lt;&gt; &quot;&quot;; &quot;const newPC = (&quot;&amp;[.Q15]&amp;&quot;)&amp;0xFFFF; &quot;; &quot;&quot;);  IF([.M15] &lt;&gt; &quot;&quot;; &quot;cpu.A = newA; &quot;; &quot;&quot;); IF([.N15] &lt;&gt; &quot;&quot;; &quot;cpu.X = newX; &quot;; &quot;&quot;); IF([.O15] &lt;&gt; &quot;&quot;; &quot;cpu.Y = newY; &quot;; &quot;&quot;); IF([.P15] &lt;&gt; &quot;&quot;; &quot;cpu.SP = newSP; &quot;; &quot;&quot;); IF([.Q15] &lt;&gt; &quot;&quot;; &quot;cpu.PC = newPC; &quot;; &quot;&quot;);  IF( ([.R15] &amp; [.S15] &amp; [.T15] &amp; [.U15] &amp; [.V15] &amp; [.W15]) &lt;&gt; &quot;&quot;; join(&quot;&quot;;    IF( [.R15] &lt;&gt; &quot;&quot;; &quot;const carry = &quot; &amp; [.R15] &amp; &quot;;&quot;;     &quot;const carry = SR&amp;1; &quot;);   IF( [.S15] &lt;&gt; &quot;&quot;; &quot;const zero = &quot; &amp; [.S15] &amp; &quot;;&quot;;      &quot;const zero = (SR&gt;&gt;1)&amp;1; &quot;);   IF( [.T15] &lt;&gt; &quot;&quot;; &quot;const interrupt = &quot; &amp; [.T15] &amp; &quot;;&quot;; &quot;const interrupt = (SR&gt;&gt;2)&amp;1; &quot;);   IF( [.U15] &lt;&gt; &quot;&quot;; &quot;const decimal = &quot; &amp; [.U15] &amp; &quot;;&quot;;   &quot;const decimal = (SR&gt;&gt;3)&amp;1; &quot;);   IF( [.V15] &lt;&gt; &quot;&quot;; &quot;const overflow = &quot; &amp; [.V15] &amp; &quot;;&quot;;  &quot;const overflow = (SR&gt;&gt;6)&amp;1; &quot;);   IF( [.W15] &lt;&gt; &quot;&quot;; &quot;const negative = &quot; &amp; [.W15] &amp; &quot;;&quot;;  &quot;const negative = (SR&gt;&gt;7)&amp;1; &quot;)  ); &quot;&quot;);  IF( ([.R15] &amp; [.S15] &amp; [.T15] &amp; [.U15] &amp; [.V15] &amp; [.W15]) &lt;&gt; &quot;&quot;; &quot;cpu.SR = carry + (zero&lt;&lt;1) + (interrupt&lt;&lt;2) + (decimal&lt;&lt;3) + (overflow&lt;&lt;6) + (negative&lt;&lt;7); &quot;; &quot;&quot;);  IF( [.Q15] &lt;&gt; &quot;&quot;; &quot;*PC = &quot; &amp; [.Q15] &amp; &quot;;&quot;; &quot;cpu.PC = PC + &quot; &amp; (LEN([.A15]&amp;&quot; &quot;)/3) &amp; &quot;; &quot; );  IF( [.Y15] &lt;&gt; &quot;&quot;; &quot;memory[(&quot; &amp; [.Y15] &amp; &quot;)&amp;0xFFFF] = &quot; &amp; [.Z15] &amp; &quot;; &quot;; &quot;&quot;);  IF( [.AA15] &lt;&gt; &quot;&quot;; &quot;memory[(&quot; &amp; [.AA15] &amp; &quot;)&amp;0xFFFF] = (&quot; &amp; [.AB15] &amp; &quot;)&amp;0xFF; memory[((&quot; &amp; [.AA15] &amp; &quot;)+1)&amp;0xFFFF] = ((&quot; &amp; [.AB1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carry, zero, negative</text:p>
          </table:table-cell>
          <table:table-cell table:style-name="ce92"/>
          <table:table-cell table:style-name="ce244"/>
          <table:table-cell table:style-name="ce282" table:formula="of:=IF([.$AM15] &lt;&gt; &quot;&quot;; &quot;BB &quot;; &quot;&quot;) &amp; IF([.$AN15] &lt;&gt; &quot;&quot;; &quot;LL HH &quot;; &quot;&quot;) &amp; IF([.$AO15] &lt;&gt; &quot;&quot;; &quot;SS &quot;; &quot;&quot;) &amp; IF([.$AP15] &lt;&gt; &quot;&quot;; &quot;RR &quot;; &quot;&quot;) &amp; IF([.$AQ15] &lt;&gt; &quot;&quot;; &quot;PP QQ &quot;; &quot;&quot;) &amp; LEFT([.$A15];2)" office:value-type="string" office:string-value="SS 0A" calcext:value-type="string">
            <text:p>SS 0A</text:p>
          </table:table-cell>
          <table:table-cell table:style-name="ce70" table:formula="of:=&quot;UN&quot; &amp;[.B15]" office:value-type="string" office:string-value="UNASL" calcext:value-type="string">
            <text:p>UNASL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2"/>
          <table:table-cell table:style-name="ce70" office:value-type="string" calcext:value-type="string">
            <text:p>(carry &lt;&lt; 7) | (A &gt;&gt; 1)</text:p>
          </table:table-cell>
          <table:table-cell table:style-name="ce70" office:value-type="string" calcext:value-type="string">
            <text:p>result</text:p>
          </table:table-cell>
          <table:table-cell table:style-name="ce70" table:number-columns-repeated="10"/>
          <table:table-cell table:style-name="ce98"/>
          <table:table-cell table:style-name="ce70" office:value-type="string" calcext:value-type="string">
            <text:p>A</text:p>
          </table:table-cell>
          <table:table-cell table:style-name="ce70" table:number-columns-repeated="5"/>
          <table:table-cell table:style-name="ce70" office:value-type="string" calcext:value-type="string">
            <text:p>A</text:p>
          </table:table-cell>
          <table:table-cell table:style-name="ce70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0D LL HH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float" office:value="4" calcext:value-type="float">
            <text:p>4</text:p>
          </table:table-cell>
          <table:table-cell table:style-name="ce69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07" office:value-type="string" calcext:value-type="string">
            <text:p>Performs bitwise OR between A register and the byte at address HHLL, storing result in A</text:p>
          </table:table-cell>
          <table:table-cell table:style-name="ce95"/>
          <table:table-cell table:style-name="ce69" table:formula="of:=IF([.$D16] = &quot;($LL, X)&quot;;&quot;(arg1+X)&amp;0xFF&quot;;&quot;&quot;)">
            <text:p/>
          </table:table-cell>
          <table:table-cell table:style-name="ce69" office:value-type="string" calcext:value-type="string">
            <text:p>HHLL</text:p>
          </table:table-cell>
          <table:table-cell table:style-name="ce77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/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6];2) &amp; &quot; { &quot; &amp;  join(&quot;&quot;;  IF(LEN([.A16]) &gt; 3; &quot;LL := memory[PC + 1]; &quot;; &quot;&quot;);  IF([.I16] &lt;&gt; &quot;&quot;; &quot;zeroPageWord := memory[(&quot;&amp;[.I16]&amp;&quot;)&amp;0xFF] + (memory[((&quot;&amp;[.I16]&amp;&quot;)+1)&amp;0xFF]&lt;&lt;8); &quot;; &quot;&quot;);  IF([.J16] &lt;&gt; &quot;&quot;; &quot;readByte := memory[(&quot;&amp;[.J16]&amp;&quot;)&amp;0xFFFF]; &quot;; &quot;&quot;); IF([.K16] &lt;&gt; &quot;&quot;; &quot;readWord := memory[(&quot;&amp;[.K16]&amp;&quot;)&amp;0xFFFF] + (memory[((&quot;&amp;[.K16]&amp;&quot;)+1)&amp;0xFFFF]&lt;&lt;8); &quot;; &quot;&quot;);  IF([.L16] &lt;&gt; &quot;&quot;; &quot;result := &quot;&amp;[.L16]&amp;&quot;; &quot;; &quot;&quot;);  IF([.M16] &lt;&gt; &quot;&quot;; &quot;newA := &quot;&amp;[.M16]&amp;&quot;; &quot;; &quot;&quot;); IF([.N16] &lt;&gt; &quot;&quot;; &quot;newX := &quot;&amp;[.N16]&amp;&quot;; &quot;; &quot;&quot;); IF([.O16] &lt;&gt; &quot;&quot;; &quot;newY := &quot;&amp;[.O16]&amp;&quot;; &quot;; &quot;&quot;); IF([.P16] &lt;&gt; &quot;&quot;; &quot;newSP := &quot;&amp;[.P16]&amp;&quot;; &quot;; &quot;&quot;); IF([.Q16] &lt;&gt; &quot;&quot;; &quot;newPC := &quot;&amp;[.Q16]&amp;&quot;; &quot;; &quot;&quot;);  IF([.M16] &lt;&gt; &quot;&quot;; &quot;*A = newA; &quot;; &quot;&quot;); IF([.N16] &lt;&gt; &quot;&quot;; &quot;*X = newX; &quot;; &quot;&quot;); IF([.O16] &lt;&gt; &quot;&quot;; &quot;*Y = newY; &quot;; &quot;&quot;); IF([.P16] &lt;&gt; &quot;&quot;; &quot;*SP = newSP; &quot;; &quot;&quot;); IF([.Q16] &lt;&gt; &quot;&quot;; &quot;*PC = newPC; &quot;; &quot;&quot;);  IF( ([.R16] &amp; [.S16] &amp; [.T16] &amp; [.U16] &amp; [.V16] &amp; [.W16]) &lt;&gt; &quot;&quot;; join(&quot;&quot;;    IF( [.R16] &lt;&gt; &quot;&quot;; &quot;carry := &quot; &amp; [.R16] &amp; &quot;;&quot;; &quot;carry := SR&amp;1; &quot;);   IF( [.S16] &lt;&gt; &quot;&quot;; &quot;zero := &quot; &amp; [.S16] &amp; &quot;;&quot;; &quot;zero := (SR&gt;&gt;1)&amp;1; &quot;);   IF( [.T16] &lt;&gt; &quot;&quot;; &quot;interrupt := &quot; &amp; [.T16] &amp; &quot;;&quot;; &quot;interrupt := (SR&gt;&gt;2)&amp;1; &quot;);   IF( [.U16] &lt;&gt; &quot;&quot;; &quot;decimal := &quot; &amp; [.U16] &amp; &quot;;&quot;; &quot;decimal := (SR&gt;&gt;3)&amp;1; &quot;);   IF( [.V16] &lt;&gt; &quot;&quot;; &quot;overflow := &quot; &amp; [.V16] &amp; &quot;;&quot;; &quot;overflow := (SR&gt;&gt;6)&amp;1; &quot;);   IF( [.W16] &lt;&gt; &quot;&quot;; &quot;negative := &quot; &amp; [.W16] &amp; &quot;;&quot;; &quot;negative := (SR&gt;&gt;7)&amp;1; &quot;)  ); &quot;&quot;);  IF( ([.R16] &amp; [.S16] &amp; [.T16] &amp; [.U16] &amp; [.V16] &amp; [.W16]) &lt;&gt; &quot;&quot;; &quot;*SR = carry + (zero&lt;&lt;1) + (interrupt&lt;&lt;2) + (decimal&lt;&lt;3) + (overflow&lt;&lt;6) + (negative&lt;&lt;7); &quot;; &quot;&quot;);  IF( [.Q16] &lt;&gt; &quot;&quot;; &quot;*PC = &quot; &amp; [.Q16] &amp; &quot;;&quot;; &quot;*PC = PC + &quot; &amp; (LEN([.A16]&amp;&quot; &quot;)/3) &amp; &quot;; &quot; );  IF( [.Y16] &lt;&gt; &quot;&quot;; &quot;memory[(&quot; &amp; [.Y16] &amp; &quot;)&amp;0xFFFF] = &quot; &amp; [.Z16] &amp; &quot;; &quot;; &quot;&quot;);  IF( [.AA16] &lt;&gt; &quot;&quot;; &quot;memory[(&quot; &amp; [.AA16] &amp; &quot;)&amp;0xFFFF] = (&quot; &amp; [.AB16] &amp; &quot;)&amp;0xFF; memory[((&quot; &amp; [.AA16] &amp; &quot;)+1)&amp;0xFFFF] = ((&quot; &amp; [.AB1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6];2) &amp; &quot; ) { &quot; &amp;  join(&quot;&quot;;  IF(LEN([.A16]) &gt; 3; &quot;unsigned char LL = memory[(PC+1)&amp;0xFFFF]; &quot;; &quot;&quot;); IF(LEN([.A16]) &gt; 6; &quot;unsigned int HH = memory[(PC+2)&amp;0xFFFF]; &quot;; &quot;&quot;); IF(LEN([.A16]) &gt; 6; &quot;unsigned int HHLL = LL + (HH&lt;&lt;8); &quot;; &quot;&quot;);  IF([.I16] &lt;&gt; &quot;&quot;; &quot;unsigned int zeroPageWord = memory[(&quot;&amp;[.I16]&amp;&quot;)&amp;0xFF] + (memory[((&quot;&amp;[.I16]&amp;&quot;)+1)&amp;0xFF]&lt;&lt;8); &quot;; &quot;&quot;);  IF([.J16] &lt;&gt; &quot;&quot;; &quot;unsigned char readByte = memory[(&quot;&amp;[.J16]&amp;&quot;)&amp;0xFFFF]; &quot;; &quot;&quot;); IF([.K16] &lt;&gt; &quot;&quot;; &quot;unsigned int readWord := memory[(&quot;&amp;[.K16]&amp;&quot;)&amp;0xFFFF] + (memory[((&quot;&amp;[.K16]&amp;&quot;)+1)&amp;0xFFFF]&lt;&lt;8); &quot;; &quot;&quot;);  IF([.L16] &lt;&gt; &quot;&quot;; &quot;unsigned int result = &quot;&amp;[.L16]&amp;&quot;; &quot;; &quot;&quot;);  IF([.M16] &lt;&gt; &quot;&quot;; &quot;unsigned char newA = &quot;&amp;[.M16]&amp;&quot;; &quot;; &quot;&quot;); IF([.N16] &lt;&gt; &quot;&quot;; &quot;unsigned char newX = &quot;&amp;[.N16]&amp;&quot;; &quot;; &quot;&quot;); IF([.O16] &lt;&gt; &quot;&quot;; &quot;unsigned char newY = &quot;&amp;[.O16]&amp;&quot;; &quot;; &quot;&quot;); IF([.P16] &lt;&gt; &quot;&quot;; &quot;unsigned char newSP = &quot;&amp;[.P16]&amp;&quot;; &quot;; &quot;&quot;); IF([.Q16] &lt;&gt; &quot;&quot;; &quot;unsigned int newPC = (&quot;&amp;[.Q16]&amp;&quot;)&amp;0xFFFF; &quot;; &quot;&quot;);  IF([.M16] &lt;&gt; &quot;&quot;; &quot;*A = newA; &quot;; &quot;&quot;); IF([.N16] &lt;&gt; &quot;&quot;; &quot;*X = newX; &quot;; &quot;&quot;); IF([.O16] &lt;&gt; &quot;&quot;; &quot;*Y = newY; &quot;; &quot;&quot;); IF([.P16] &lt;&gt; &quot;&quot;; &quot;*SP = newSP; &quot;; &quot;&quot;); IF([.Q16] &lt;&gt; &quot;&quot;; &quot;*PC = newPC; &quot;; &quot;&quot;);  IF( ([.R16] &amp; [.S16] &amp; [.T16] &amp; [.U16] &amp; [.V16] &amp; [.W16]) &lt;&gt; &quot;&quot;; join(&quot;&quot;;    IF( [.R16] &lt;&gt; &quot;&quot;; &quot;unsigned char carry = &quot; &amp; [.R16] &amp; &quot;;&quot;; &quot;unsigned char carry = SR&amp;1; &quot;);   IF( [.S16] &lt;&gt; &quot;&quot;; &quot;unsigned char zero = &quot; &amp; [.S16] &amp; &quot;;&quot;; &quot;unsigned char zero = (SR&gt;&gt;1)&amp;1; &quot;);   IF( [.T16] &lt;&gt; &quot;&quot;; &quot;unsigned char interrupt = &quot; &amp; [.T16] &amp; &quot;;&quot;; &quot;unsigned char interrupt = (SR&gt;&gt;2)&amp;1; &quot;);   IF( [.U16] &lt;&gt; &quot;&quot;; &quot;unsigned char decimal = &quot; &amp; [.U16] &amp; &quot;;&quot;; &quot;unsigned char decimal = (SR&gt;&gt;3)&amp;1; &quot;);   IF( [.V16] &lt;&gt; &quot;&quot;; &quot;unsigned char overflow = &quot; &amp; [.V16] &amp; &quot;;&quot;; &quot;unsigned char overflow = (SR&gt;&gt;6)&amp;1; &quot;);   IF( [.W16] &lt;&gt; &quot;&quot;; &quot;unsigned char negative = &quot; &amp; [.W16] &amp; &quot;;&quot;; &quot;unsigned char negative = (SR&gt;&gt;7)&amp;1; &quot;)  ); &quot;&quot;);  IF( ([.R16] &amp; [.S16] &amp; [.T16] &amp; [.U16] &amp; [.V16] &amp; [.W16]) &lt;&gt; &quot;&quot;; &quot;*SR = carry + (zero&lt;&lt;1) + (interrupt&lt;&lt;2) + (decimal&lt;&lt;3) + (overflow&lt;&lt;6) + (negative&lt;&lt;7); &quot;; &quot;&quot;);  IF( [.Q16] &lt;&gt; &quot;&quot;; &quot;*PC = &quot; &amp; [.Q16] &amp; &quot;;&quot;; &quot;*PC = PC + &quot; &amp; (LEN([.A16]&amp;&quot; &quot;)/3) &amp; &quot;; &quot; );  IF( [.Y16] &lt;&gt; &quot;&quot;; &quot;memory[(&quot; &amp; [.Y16] &amp; &quot;)&amp;0xFFFF] = &quot; &amp; [.Z16] &amp; &quot;; &quot;; &quot;&quot;);  IF( [.AA16] &lt;&gt; &quot;&quot;; &quot;memory[(&quot; &amp; [.AA16] &amp; &quot;)&amp;0xFFFF] = (&quot; &amp; [.AB16] &amp; &quot;)&amp;0xFF; memory[((&quot; &amp; [.AA16] &amp; &quot;)+1)&amp;0xFFFF] = ((&quot; &amp; [.AB1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6];2) &amp; &quot; ) { &quot; &amp;  join(&quot;&quot;;  IF(LEN([.A16]) &gt; 3; &quot;const LL = memory[(PC+1)&amp;0xFFFF]; &quot;; &quot;&quot;); IF(LEN([.A16]) &gt; 6; &quot;const HH = memory[(PC+2)&amp;0xFFFF]; &quot;; &quot;&quot;); IF(LEN([.A16]) &gt; 6; &quot;const HHLL = LL + (HH&lt;&lt;8); &quot;; &quot;&quot;);  IF([.I16] &lt;&gt; &quot;&quot;; &quot;const zeroPageWord = memory[(&quot;&amp;[.I16]&amp;&quot;)&amp;0xFF] + (memory[((&quot;&amp;[.I16]&amp;&quot;)+1)&amp;0xFF]&lt;&lt;8); &quot;; &quot;&quot;);  IF([.J16] &lt;&gt; &quot;&quot;; &quot;const readByte = memory[(&quot;&amp;[.J16]&amp;&quot;)&amp;0xFFFF]; &quot;; &quot;&quot;); IF([.K16] &lt;&gt; &quot;&quot;; &quot;const readWord = memory[(&quot;&amp;[.K16]&amp;&quot;)&amp;0xFFFF] + (memory[((&quot;&amp;[.K16]&amp;&quot;)+1)&amp;0xFFFF]&lt;&lt;8); &quot;; &quot;&quot;);  IF([.L16] &lt;&gt; &quot;&quot;; &quot;const result = &quot;&amp;[.L16]&amp;&quot;; &quot;; &quot;&quot;);  IF([.M16] &lt;&gt; &quot;&quot;; &quot;const newA = &quot;&amp;[.M16]&amp;&quot;; &quot;; &quot;&quot;); IF([.N16] &lt;&gt; &quot;&quot;; &quot;const newX = &quot;&amp;[.N16]&amp;&quot;; &quot;; &quot;&quot;); IF([.O16] &lt;&gt; &quot;&quot;; &quot;const newY = &quot;&amp;[.O16]&amp;&quot;; &quot;; &quot;&quot;); IF([.P16] &lt;&gt; &quot;&quot;; &quot;const newSP = &quot;&amp;[.P16]&amp;&quot;; &quot;; &quot;&quot;); IF([.Q16] &lt;&gt; &quot;&quot;; &quot;const newPC = (&quot;&amp;[.Q16]&amp;&quot;)&amp;0xFFFF; &quot;; &quot;&quot;);  IF([.M16] &lt;&gt; &quot;&quot;; &quot;cpu.A = newA; &quot;; &quot;&quot;); IF([.N16] &lt;&gt; &quot;&quot;; &quot;cpu.X = newX; &quot;; &quot;&quot;); IF([.O16] &lt;&gt; &quot;&quot;; &quot;cpu.Y = newY; &quot;; &quot;&quot;); IF([.P16] &lt;&gt; &quot;&quot;; &quot;cpu.SP = newSP; &quot;; &quot;&quot;); IF([.Q16] &lt;&gt; &quot;&quot;; &quot;cpu.PC = newPC; &quot;; &quot;&quot;);  IF( ([.R16] &amp; [.S16] &amp; [.T16] &amp; [.U16] &amp; [.V16] &amp; [.W16]) &lt;&gt; &quot;&quot;; join(&quot;&quot;;    IF( [.R16] &lt;&gt; &quot;&quot;; &quot;const carry = &quot; &amp; [.R16] &amp; &quot;;&quot;;     &quot;const carry = SR&amp;1; &quot;);   IF( [.S16] &lt;&gt; &quot;&quot;; &quot;const zero = &quot; &amp; [.S16] &amp; &quot;;&quot;;      &quot;const zero = (SR&gt;&gt;1)&amp;1; &quot;);   IF( [.T16] &lt;&gt; &quot;&quot;; &quot;const interrupt = &quot; &amp; [.T16] &amp; &quot;;&quot;; &quot;const interrupt = (SR&gt;&gt;2)&amp;1; &quot;);   IF( [.U16] &lt;&gt; &quot;&quot;; &quot;const decimal = &quot; &amp; [.U16] &amp; &quot;;&quot;;   &quot;const decimal = (SR&gt;&gt;3)&amp;1; &quot;);   IF( [.V16] &lt;&gt; &quot;&quot;; &quot;const overflow = &quot; &amp; [.V16] &amp; &quot;;&quot;;  &quot;const overflow = (SR&gt;&gt;6)&amp;1; &quot;);   IF( [.W16] &lt;&gt; &quot;&quot;; &quot;const negative = &quot; &amp; [.W16] &amp; &quot;;&quot;;  &quot;const negative = (SR&gt;&gt;7)&amp;1; &quot;)  ); &quot;&quot;);  IF( ([.R16] &amp; [.S16] &amp; [.T16] &amp; [.U16] &amp; [.V16] &amp; [.W16]) &lt;&gt; &quot;&quot;; &quot;cpu.SR = carry + (zero&lt;&lt;1) + (interrupt&lt;&lt;2) + (decimal&lt;&lt;3) + (overflow&lt;&lt;6) + (negative&lt;&lt;7); &quot;; &quot;&quot;);  IF( [.Q16] &lt;&gt; &quot;&quot;; &quot;*PC = &quot; &amp; [.Q16] &amp; &quot;;&quot;; &quot;cpu.PC = PC + &quot; &amp; (LEN([.A16]&amp;&quot; &quot;)/3) &amp; &quot;; &quot; );  IF( [.Y16] &lt;&gt; &quot;&quot;; &quot;memory[(&quot; &amp; [.Y16] &amp; &quot;)&amp;0xFFFF] = &quot; &amp; [.Z16] &amp; &quot;; &quot;; &quot;&quot;);  IF( [.AA16] &lt;&gt; &quot;&quot;; &quot;memory[(&quot; &amp; [.AA16] &amp; &quot;)&amp;0xFFFF] = (&quot; &amp; [.AB16] &amp; &quot;)&amp;0xFF; memory[((&quot; &amp; [.AA16] &amp; &quot;)+1)&amp;0xFFFF] = ((&quot; &amp; [.AB1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6] &lt;&gt; &quot;&quot;; &quot;BB &quot;; &quot;&quot;) &amp; IF([.$AN16] &lt;&gt; &quot;&quot;; &quot;LL HH &quot;; &quot;&quot;) &amp; IF([.$AO16] &lt;&gt; &quot;&quot;; &quot;SS &quot;; &quot;&quot;) &amp; IF([.$AP16] &lt;&gt; &quot;&quot;; &quot;RR &quot;; &quot;&quot;) &amp; IF([.$AQ16] &lt;&gt; &quot;&quot;; &quot;PP QQ &quot;; &quot;&quot;) &amp; LEFT([.$A16];2)" office:value-type="string" office:string-value="SS RR 0D" calcext:value-type="string">
            <text:p>SS RR 0D</text:p>
          </table:table-cell>
          <table:table-cell table:style-name="ce69" table:formula="of:=&quot;UN&quot; &amp;[.B16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office:value-type="string" calcext:value-type="string">
            <text:p>A</text:p>
          </table:table-cell>
          <table:table-cell table:style-name="ce69" table:number-columns-repeated="5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0E LL HH</text:p>
          </table:table-cell>
          <table:table-cell table:style-name="ce24" office:value-type="string" calcext:value-type="string">
            <text:p>ASL</text:p>
          </table:table-cell>
          <table:table-cell table:style-name="ce49" office:value-type="float" office:value="6" calcext:value-type="float">
            <text:p>6</text:p>
          </table:table-cell>
          <table:table-cell table:style-name="ce72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1"/>
          <table:table-cell table:style-name="ce141"/>
          <table:table-cell table:style-name="ce72" table:formula="of:=IF([.$D17] = &quot;($LL, X)&quot;;&quot;(arg1+X)&amp;0xFF&quot;;&quot;&quot;)">
            <text:p/>
          </table:table-cell>
          <table:table-cell table:style-name="ce72" office:value-type="string" calcext:value-type="string">
            <text:p>HHLL</text:p>
          </table:table-cell>
          <table:table-cell table:style-name="ce146"/>
          <table:table-cell table:style-name="ce72" office:value-type="string" calcext:value-type="string">
            <text:p>readByte &lt;&lt; 1</text:p>
          </table:table-cell>
          <table:table-cell table:style-name="ce174"/>
          <table:table-cell table:style-name="ce146" table:number-columns-repeated="2"/>
          <table:table-cell table:style-name="ce72" table:number-columns-repeated="2"/>
          <table:table-cell table:style-name="ce175" office:value-type="string" calcext:value-type="string">
            <text:p>readByte &gt;&gt; 7</text:p>
          </table:table-cell>
          <table:table-cell table:style-name="ce72" office:value-type="string" calcext:value-type="string">
            <text:p>(result | -result) &gt;&gt; 7</text:p>
          </table:table-cell>
          <table:table-cell table:style-name="ce146" table:number-columns-repeated="4"/>
          <table:table-cell table:style-name="ce212" office:value-type="string" calcext:value-type="string">
            <text:p>result &gt;&gt; 7</text:p>
          </table:table-cell>
          <table:table-cell table:style-name="ce175" office:value-type="string" calcext:value-type="string">
            <text:p>readByteAddress</text:p>
          </table:table-cell>
          <table:table-cell table:style-name="ce72" office:value-type="string" calcext:value-type="string">
            <text:p>result</text:p>
          </table:table-cell>
          <table:table-cell table:style-name="ce146" table:number-columns-repeated="2"/>
          <table:table-cell table:style-name="ce245"/>
          <table:table-cell table:style-name="ce141"/>
          <table:table-cell table:style-name="ce253" table:formula="of:=&quot;  if instruction == 0x&quot; &amp; LEFT([.A17];2) &amp; &quot; { &quot; &amp;  join(&quot;&quot;;  IF(LEN([.A17]) &gt; 3; &quot;LL := memory[PC + 1]; &quot;; &quot;&quot;);  IF([.I17] &lt;&gt; &quot;&quot;; &quot;zeroPageWord := memory[(&quot;&amp;[.I17]&amp;&quot;)&amp;0xFF] + (memory[((&quot;&amp;[.I17]&amp;&quot;)+1)&amp;0xFF]&lt;&lt;8); &quot;; &quot;&quot;);  IF([.J17] &lt;&gt; &quot;&quot;; &quot;readByte := memory[(&quot;&amp;[.J17]&amp;&quot;)&amp;0xFFFF]; &quot;; &quot;&quot;); IF([.K17] &lt;&gt; &quot;&quot;; &quot;readWord := memory[(&quot;&amp;[.K17]&amp;&quot;)&amp;0xFFFF] + (memory[((&quot;&amp;[.K17]&amp;&quot;)+1)&amp;0xFFFF]&lt;&lt;8); &quot;; &quot;&quot;);  IF([.L17] &lt;&gt; &quot;&quot;; &quot;result := &quot;&amp;[.L17]&amp;&quot;; &quot;; &quot;&quot;);  IF([.M17] &lt;&gt; &quot;&quot;; &quot;newA := &quot;&amp;[.M17]&amp;&quot;; &quot;; &quot;&quot;); IF([.N17] &lt;&gt; &quot;&quot;; &quot;newX := &quot;&amp;[.N17]&amp;&quot;; &quot;; &quot;&quot;); IF([.O17] &lt;&gt; &quot;&quot;; &quot;newY := &quot;&amp;[.O17]&amp;&quot;; &quot;; &quot;&quot;); IF([.P17] &lt;&gt; &quot;&quot;; &quot;newSP := &quot;&amp;[.P17]&amp;&quot;; &quot;; &quot;&quot;); IF([.Q17] &lt;&gt; &quot;&quot;; &quot;newPC := &quot;&amp;[.Q17]&amp;&quot;; &quot;; &quot;&quot;);  IF([.M17] &lt;&gt; &quot;&quot;; &quot;*A = newA; &quot;; &quot;&quot;); IF([.N17] &lt;&gt; &quot;&quot;; &quot;*X = newX; &quot;; &quot;&quot;); IF([.O17] &lt;&gt; &quot;&quot;; &quot;*Y = newY; &quot;; &quot;&quot;); IF([.P17] &lt;&gt; &quot;&quot;; &quot;*SP = newSP; &quot;; &quot;&quot;); IF([.Q17] &lt;&gt; &quot;&quot;; &quot;*PC = newPC; &quot;; &quot;&quot;);  IF( ([.R17] &amp; [.S17] &amp; [.T17] &amp; [.U17] &amp; [.V17] &amp; [.W17]) &lt;&gt; &quot;&quot;; join(&quot;&quot;;    IF( [.R17] &lt;&gt; &quot;&quot;; &quot;carry := &quot; &amp; [.R17] &amp; &quot;;&quot;; &quot;carry := SR&amp;1; &quot;);   IF( [.S17] &lt;&gt; &quot;&quot;; &quot;zero := &quot; &amp; [.S17] &amp; &quot;;&quot;; &quot;zero := (SR&gt;&gt;1)&amp;1; &quot;);   IF( [.T17] &lt;&gt; &quot;&quot;; &quot;interrupt := &quot; &amp; [.T17] &amp; &quot;;&quot;; &quot;interrupt := (SR&gt;&gt;2)&amp;1; &quot;);   IF( [.U17] &lt;&gt; &quot;&quot;; &quot;decimal := &quot; &amp; [.U17] &amp; &quot;;&quot;; &quot;decimal := (SR&gt;&gt;3)&amp;1; &quot;);   IF( [.V17] &lt;&gt; &quot;&quot;; &quot;overflow := &quot; &amp; [.V17] &amp; &quot;;&quot;; &quot;overflow := (SR&gt;&gt;6)&amp;1; &quot;);   IF( [.W17] &lt;&gt; &quot;&quot;; &quot;negative := &quot; &amp; [.W17] &amp; &quot;;&quot;; &quot;negative := (SR&gt;&gt;7)&amp;1; &quot;)  ); &quot;&quot;);  IF( ([.R17] &amp; [.S17] &amp; [.T17] &amp; [.U17] &amp; [.V17] &amp; [.W17]) &lt;&gt; &quot;&quot;; &quot;*SR = carry + (zero&lt;&lt;1) + (interrupt&lt;&lt;2) + (decimal&lt;&lt;3) + (overflow&lt;&lt;6) + (negative&lt;&lt;7); &quot;; &quot;&quot;);  IF( [.Q17] &lt;&gt; &quot;&quot;; &quot;*PC = &quot; &amp; [.Q17] &amp; &quot;;&quot;; &quot;*PC = PC + &quot; &amp; (LEN([.A17]&amp;&quot; &quot;)/3) &amp; &quot;; &quot; );  IF( [.Y17] &lt;&gt; &quot;&quot;; &quot;memory[(&quot; &amp; [.Y17] &amp; &quot;)&amp;0xFFFF] = &quot; &amp; [.Z17] &amp; &quot;; &quot;; &quot;&quot;);  IF( [.AA17] &lt;&gt; &quot;&quot;; &quot;memory[(&quot; &amp; [.AA17] &amp; &quot;)&amp;0xFFFF] = (&quot; &amp; [.AB17] &amp; &quot;)&amp;0xFF; memory[((&quot; &amp; [.AA17] &amp; &quot;)+1)&amp;0xFFFF] = ((&quot; &amp; [.AB1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7];2) &amp; &quot; ) { &quot; &amp;  join(&quot;&quot;;  IF(LEN([.A17]) &gt; 3; &quot;unsigned char LL = memory[(PC+1)&amp;0xFFFF]; &quot;; &quot;&quot;); IF(LEN([.A17]) &gt; 6; &quot;unsigned int HH = memory[(PC+2)&amp;0xFFFF]; &quot;; &quot;&quot;); IF(LEN([.A17]) &gt; 6; &quot;unsigned int HHLL = LL + (HH&lt;&lt;8); &quot;; &quot;&quot;);  IF([.I17] &lt;&gt; &quot;&quot;; &quot;unsigned int zeroPageWord = memory[(&quot;&amp;[.I17]&amp;&quot;)&amp;0xFF] + (memory[((&quot;&amp;[.I17]&amp;&quot;)+1)&amp;0xFF]&lt;&lt;8); &quot;; &quot;&quot;);  IF([.J17] &lt;&gt; &quot;&quot;; &quot;unsigned char readByte = memory[(&quot;&amp;[.J17]&amp;&quot;)&amp;0xFFFF]; &quot;; &quot;&quot;); IF([.K17] &lt;&gt; &quot;&quot;; &quot;unsigned int readWord := memory[(&quot;&amp;[.K17]&amp;&quot;)&amp;0xFFFF] + (memory[((&quot;&amp;[.K17]&amp;&quot;)+1)&amp;0xFFFF]&lt;&lt;8); &quot;; &quot;&quot;);  IF([.L17] &lt;&gt; &quot;&quot;; &quot;unsigned int result = &quot;&amp;[.L17]&amp;&quot;; &quot;; &quot;&quot;);  IF([.M17] &lt;&gt; &quot;&quot;; &quot;unsigned char newA = &quot;&amp;[.M17]&amp;&quot;; &quot;; &quot;&quot;); IF([.N17] &lt;&gt; &quot;&quot;; &quot;unsigned char newX = &quot;&amp;[.N17]&amp;&quot;; &quot;; &quot;&quot;); IF([.O17] &lt;&gt; &quot;&quot;; &quot;unsigned char newY = &quot;&amp;[.O17]&amp;&quot;; &quot;; &quot;&quot;); IF([.P17] &lt;&gt; &quot;&quot;; &quot;unsigned char newSP = &quot;&amp;[.P17]&amp;&quot;; &quot;; &quot;&quot;); IF([.Q17] &lt;&gt; &quot;&quot;; &quot;unsigned int newPC = (&quot;&amp;[.Q17]&amp;&quot;)&amp;0xFFFF; &quot;; &quot;&quot;);  IF([.M17] &lt;&gt; &quot;&quot;; &quot;*A = newA; &quot;; &quot;&quot;); IF([.N17] &lt;&gt; &quot;&quot;; &quot;*X = newX; &quot;; &quot;&quot;); IF([.O17] &lt;&gt; &quot;&quot;; &quot;*Y = newY; &quot;; &quot;&quot;); IF([.P17] &lt;&gt; &quot;&quot;; &quot;*SP = newSP; &quot;; &quot;&quot;); IF([.Q17] &lt;&gt; &quot;&quot;; &quot;*PC = newPC; &quot;; &quot;&quot;);  IF( ([.R17] &amp; [.S17] &amp; [.T17] &amp; [.U17] &amp; [.V17] &amp; [.W17]) &lt;&gt; &quot;&quot;; join(&quot;&quot;;    IF( [.R17] &lt;&gt; &quot;&quot;; &quot;unsigned char carry = &quot; &amp; [.R17] &amp; &quot;;&quot;; &quot;unsigned char carry = SR&amp;1; &quot;);   IF( [.S17] &lt;&gt; &quot;&quot;; &quot;unsigned char zero = &quot; &amp; [.S17] &amp; &quot;;&quot;; &quot;unsigned char zero = (SR&gt;&gt;1)&amp;1; &quot;);   IF( [.T17] &lt;&gt; &quot;&quot;; &quot;unsigned char interrupt = &quot; &amp; [.T17] &amp; &quot;;&quot;; &quot;unsigned char interrupt = (SR&gt;&gt;2)&amp;1; &quot;);   IF( [.U17] &lt;&gt; &quot;&quot;; &quot;unsigned char decimal = &quot; &amp; [.U17] &amp; &quot;;&quot;; &quot;unsigned char decimal = (SR&gt;&gt;3)&amp;1; &quot;);   IF( [.V17] &lt;&gt; &quot;&quot;; &quot;unsigned char overflow = &quot; &amp; [.V17] &amp; &quot;;&quot;; &quot;unsigned char overflow = (SR&gt;&gt;6)&amp;1; &quot;);   IF( [.W17] &lt;&gt; &quot;&quot;; &quot;unsigned char negative = &quot; &amp; [.W17] &amp; &quot;;&quot;; &quot;unsigned char negative = (SR&gt;&gt;7)&amp;1; &quot;)  ); &quot;&quot;);  IF( ([.R17] &amp; [.S17] &amp; [.T17] &amp; [.U17] &amp; [.V17] &amp; [.W17]) &lt;&gt; &quot;&quot;; &quot;*SR = carry + (zero&lt;&lt;1) + (interrupt&lt;&lt;2) + (decimal&lt;&lt;3) + (overflow&lt;&lt;6) + (negative&lt;&lt;7); &quot;; &quot;&quot;);  IF( [.Q17] &lt;&gt; &quot;&quot;; &quot;*PC = &quot; &amp; [.Q17] &amp; &quot;;&quot;; &quot;*PC = PC + &quot; &amp; (LEN([.A17]&amp;&quot; &quot;)/3) &amp; &quot;; &quot; );  IF( [.Y17] &lt;&gt; &quot;&quot;; &quot;memory[(&quot; &amp; [.Y17] &amp; &quot;)&amp;0xFFFF] = &quot; &amp; [.Z17] &amp; &quot;; &quot;; &quot;&quot;);  IF( [.AA17] &lt;&gt; &quot;&quot;; &quot;memory[(&quot; &amp; [.AA17] &amp; &quot;)&amp;0xFFFF] = (&quot; &amp; [.AB17] &amp; &quot;)&amp;0xFF; memory[((&quot; &amp; [.AA17] &amp; &quot;)+1)&amp;0xFFFF] = ((&quot; &amp; [.AB1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7];2) &amp; &quot; ) { &quot; &amp;  join(&quot;&quot;;  IF(LEN([.A17]) &gt; 3; &quot;const LL = memory[(PC+1)&amp;0xFFFF]; &quot;; &quot;&quot;); IF(LEN([.A17]) &gt; 6; &quot;const HH = memory[(PC+2)&amp;0xFFFF]; &quot;; &quot;&quot;); IF(LEN([.A17]) &gt; 6; &quot;const HHLL = LL + (HH&lt;&lt;8); &quot;; &quot;&quot;);  IF([.I17] &lt;&gt; &quot;&quot;; &quot;const zeroPageWord = memory[(&quot;&amp;[.I17]&amp;&quot;)&amp;0xFF] + (memory[((&quot;&amp;[.I17]&amp;&quot;)+1)&amp;0xFF]&lt;&lt;8); &quot;; &quot;&quot;);  IF([.J17] &lt;&gt; &quot;&quot;; &quot;const readByte = memory[(&quot;&amp;[.J17]&amp;&quot;)&amp;0xFFFF]; &quot;; &quot;&quot;); IF([.K17] &lt;&gt; &quot;&quot;; &quot;const readWord = memory[(&quot;&amp;[.K17]&amp;&quot;)&amp;0xFFFF] + (memory[((&quot;&amp;[.K17]&amp;&quot;)+1)&amp;0xFFFF]&lt;&lt;8); &quot;; &quot;&quot;);  IF([.L17] &lt;&gt; &quot;&quot;; &quot;const result = &quot;&amp;[.L17]&amp;&quot;; &quot;; &quot;&quot;);  IF([.M17] &lt;&gt; &quot;&quot;; &quot;const newA = &quot;&amp;[.M17]&amp;&quot;; &quot;; &quot;&quot;); IF([.N17] &lt;&gt; &quot;&quot;; &quot;const newX = &quot;&amp;[.N17]&amp;&quot;; &quot;; &quot;&quot;); IF([.O17] &lt;&gt; &quot;&quot;; &quot;const newY = &quot;&amp;[.O17]&amp;&quot;; &quot;; &quot;&quot;); IF([.P17] &lt;&gt; &quot;&quot;; &quot;const newSP = &quot;&amp;[.P17]&amp;&quot;; &quot;; &quot;&quot;); IF([.Q17] &lt;&gt; &quot;&quot;; &quot;const newPC = (&quot;&amp;[.Q17]&amp;&quot;)&amp;0xFFFF; &quot;; &quot;&quot;);  IF([.M17] &lt;&gt; &quot;&quot;; &quot;cpu.A = newA; &quot;; &quot;&quot;); IF([.N17] &lt;&gt; &quot;&quot;; &quot;cpu.X = newX; &quot;; &quot;&quot;); IF([.O17] &lt;&gt; &quot;&quot;; &quot;cpu.Y = newY; &quot;; &quot;&quot;); IF([.P17] &lt;&gt; &quot;&quot;; &quot;cpu.SP = newSP; &quot;; &quot;&quot;); IF([.Q17] &lt;&gt; &quot;&quot;; &quot;cpu.PC = newPC; &quot;; &quot;&quot;);  IF( ([.R17] &amp; [.S17] &amp; [.T17] &amp; [.U17] &amp; [.V17] &amp; [.W17]) &lt;&gt; &quot;&quot;; join(&quot;&quot;;    IF( [.R17] &lt;&gt; &quot;&quot;; &quot;const carry = &quot; &amp; [.R17] &amp; &quot;;&quot;;     &quot;const carry = SR&amp;1; &quot;);   IF( [.S17] &lt;&gt; &quot;&quot;; &quot;const zero = &quot; &amp; [.S17] &amp; &quot;;&quot;;      &quot;const zero = (SR&gt;&gt;1)&amp;1; &quot;);   IF( [.T17] &lt;&gt; &quot;&quot;; &quot;const interrupt = &quot; &amp; [.T17] &amp; &quot;;&quot;; &quot;const interrupt = (SR&gt;&gt;2)&amp;1; &quot;);   IF( [.U17] &lt;&gt; &quot;&quot;; &quot;const decimal = &quot; &amp; [.U17] &amp; &quot;;&quot;;   &quot;const decimal = (SR&gt;&gt;3)&amp;1; &quot;);   IF( [.V17] &lt;&gt; &quot;&quot;; &quot;const overflow = &quot; &amp; [.V17] &amp; &quot;;&quot;;  &quot;const overflow = (SR&gt;&gt;6)&amp;1; &quot;);   IF( [.W17] &lt;&gt; &quot;&quot;; &quot;const negative = &quot; &amp; [.W17] &amp; &quot;;&quot;;  &quot;const negative = (SR&gt;&gt;7)&amp;1; &quot;)  ); &quot;&quot;);  IF( ([.R17] &amp; [.S17] &amp; [.T17] &amp; [.U17] &amp; [.V17] &amp; [.W17]) &lt;&gt; &quot;&quot;; &quot;cpu.SR = carry + (zero&lt;&lt;1) + (interrupt&lt;&lt;2) + (decimal&lt;&lt;3) + (overflow&lt;&lt;6) + (negative&lt;&lt;7); &quot;; &quot;&quot;);  IF( [.Q17] &lt;&gt; &quot;&quot;; &quot;*PC = &quot; &amp; [.Q17] &amp; &quot;;&quot;; &quot;cpu.PC = PC + &quot; &amp; (LEN([.A17]&amp;&quot; &quot;)/3) &amp; &quot;; &quot; );  IF( [.Y17] &lt;&gt; &quot;&quot;; &quot;memory[(&quot; &amp; [.Y17] &amp; &quot;)&amp;0xFFFF] = &quot; &amp; [.Z17] &amp; &quot;; &quot;; &quot;&quot;);  IF( [.AA17] &lt;&gt; &quot;&quot;; &quot;memory[(&quot; &amp; [.AA17] &amp; &quot;)&amp;0xFFFF] = (&quot; &amp; [.AB17] &amp; &quot;)&amp;0xFF; memory[((&quot; &amp; [.AA17] &amp; &quot;)+1)&amp;0xFFFF] = ((&quot; &amp; [.AB1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6" table:number-columns-repeated="2"/>
          <table:table-cell table:style-name="ce72" office:value-type="string" calcext:value-type="string">
            <text:p>SR</text:p>
          </table:table-cell>
          <table:table-cell table:style-name="ce72" table:number-columns-repeated="2"/>
          <table:table-cell table:style-name="ce72" office:value-type="string" calcext:value-type="string">
            <text:p>carry, zero, negative</text:p>
          </table:table-cell>
          <table:table-cell table:style-name="ce146"/>
          <table:table-cell table:style-name="ce245"/>
          <table:table-cell table:style-name="ce282" table:formula="of:=IF([.$AM17] &lt;&gt; &quot;&quot;; &quot;BB &quot;; &quot;&quot;) &amp; IF([.$AN17] &lt;&gt; &quot;&quot;; &quot;LL HH &quot;; &quot;&quot;) &amp; IF([.$AO17] &lt;&gt; &quot;&quot;; &quot;SS &quot;; &quot;&quot;) &amp; IF([.$AP17] &lt;&gt; &quot;&quot;; &quot;RR &quot;; &quot;&quot;) &amp; IF([.$AQ17] &lt;&gt; &quot;&quot;; &quot;PP QQ &quot;; &quot;&quot;) &amp; LEFT([.$A17];2)" office:value-type="string" office:string-value="SS 0E" calcext:value-type="string">
            <text:p>SS 0E</text:p>
          </table:table-cell>
          <table:table-cell table:style-name="ce72" table:formula="of:=&quot;UN&quot; &amp;[.B17]" office:value-type="string" office:string-value="UNASL" calcext:value-type="string">
            <text:p>UNASL</text:p>
          </table:table-cell>
          <table:table-cell table:style-name="ce72" office:value-type="string" calcext:value-type="string">
            <text:p>$SS</text:p>
          </table:table-cell>
          <table:table-cell table:style-name="ce285"/>
          <table:table-cell table:style-name="ce72" office:value-type="string" calcext:value-type="string">
            <text:p>HHLL</text:p>
          </table:table-cell>
          <table:table-cell table:style-name="ce72"/>
          <table:table-cell table:style-name="ce72" office:value-type="string" calcext:value-type="string">
            <text:p>(carry &lt;&lt; 7) | (readByte &gt;&gt; 1)</text:p>
          </table:table-cell>
          <table:table-cell table:style-name="ce72" table:number-columns-repeated="6"/>
          <table:table-cell table:style-name="ce72" office:value-type="string" calcext:value-type="string">
            <text:p>HHLL</text:p>
          </table:table-cell>
          <table:table-cell table:style-name="ce72" office:value-type="string" calcext:value-type="string">
            <text:p>result</text:p>
          </table:table-cell>
          <table:table-cell table:style-name="ce72" table:number-columns-repeated="3"/>
          <table:table-cell table:style-name="ce271"/>
          <table:table-cell table:style-name="ce72" office:value-type="string" calcext:value-type="string">
            <text:p>A</text:p>
          </table:table-cell>
          <table:table-cell table:style-name="ce72" table:number-columns-repeated="5"/>
          <table:table-cell table:style-name="ce72" office:value-type="string" calcext:value-type="string">
            <text:p>A</text:p>
          </table:table-cell>
          <table:table-cell table:style-name="ce72" table:number-columns-repeated="6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10 LL</text:p>
          </table:table-cell>
          <table:table-cell table:style-name="ce20" office:value-type="string" calcext:value-type="string">
            <text:p>BPL</text:p>
          </table:table-cell>
          <table:table-cell table:style-name="ce45" office:value-type="string" calcext:value-type="string">
            <text:p>2**</text:p>
          </table:table-cell>
          <table:table-cell table:style-name="ce68" office:value-type="string" calcext:value-type="string">
            <text:p>$LL</text:p>
          </table:table-cell>
          <table:table-cell table:style-name="ce96"/>
          <table:table-cell table:style-name="ce98"/>
          <table:table-cell table:style-name="ce112"/>
          <table:table-cell table:style-name="ce95"/>
          <table:table-cell table:style-name="ce68" table:formula="of:=IF([.$D18] = &quot;($LL, X)&quot;;&quot;(arg1+X)&amp;0xFF&quot;;&quot;&quot;)">
            <text:p/>
          </table:table-cell>
          <table:table-cell table:style-name="ce68" table:number-columns-repeated="2"/>
          <table:table-cell table:style-name="ce73"/>
          <table:table-cell table:style-name="ce169"/>
          <table:table-cell table:style-name="ce73" table:number-columns-repeated="2"/>
          <table:table-cell table:style-name="ce68"/>
          <table:table-cell table:style-name="ce68" office:value-type="string" calcext:value-type="string">
            <text:p>PC + 2 + (LL &amp; (negative-1))</text:p>
          </table:table-cell>
          <table:table-cell table:style-name="ce198"/>
          <table:table-cell table:style-name="ce68"/>
          <table:table-cell table:style-name="ce73" table:number-columns-repeated="4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18];2) &amp; &quot; { &quot; &amp;  join(&quot;&quot;;  IF(LEN([.A18]) &gt; 3; &quot;LL := memory[PC + 1]; &quot;; &quot;&quot;);  IF([.I18] &lt;&gt; &quot;&quot;; &quot;zeroPageWord := memory[(&quot;&amp;[.I18]&amp;&quot;)&amp;0xFF] + (memory[((&quot;&amp;[.I18]&amp;&quot;)+1)&amp;0xFF]&lt;&lt;8); &quot;; &quot;&quot;);  IF([.J18] &lt;&gt; &quot;&quot;; &quot;readByte := memory[(&quot;&amp;[.J18]&amp;&quot;)&amp;0xFFFF]; &quot;; &quot;&quot;); IF([.K18] &lt;&gt; &quot;&quot;; &quot;readWord := memory[(&quot;&amp;[.K18]&amp;&quot;)&amp;0xFFFF] + (memory[((&quot;&amp;[.K18]&amp;&quot;)+1)&amp;0xFFFF]&lt;&lt;8); &quot;; &quot;&quot;);  IF([.L18] &lt;&gt; &quot;&quot;; &quot;result := &quot;&amp;[.L18]&amp;&quot;; &quot;; &quot;&quot;);  IF([.M18] &lt;&gt; &quot;&quot;; &quot;newA := &quot;&amp;[.M18]&amp;&quot;; &quot;; &quot;&quot;); IF([.N18] &lt;&gt; &quot;&quot;; &quot;newX := &quot;&amp;[.N18]&amp;&quot;; &quot;; &quot;&quot;); IF([.O18] &lt;&gt; &quot;&quot;; &quot;newY := &quot;&amp;[.O18]&amp;&quot;; &quot;; &quot;&quot;); IF([.P18] &lt;&gt; &quot;&quot;; &quot;newSP := &quot;&amp;[.P18]&amp;&quot;; &quot;; &quot;&quot;); IF([.Q18] &lt;&gt; &quot;&quot;; &quot;newPC := &quot;&amp;[.Q18]&amp;&quot;; &quot;; &quot;&quot;);  IF([.M18] &lt;&gt; &quot;&quot;; &quot;*A = newA; &quot;; &quot;&quot;); IF([.N18] &lt;&gt; &quot;&quot;; &quot;*X = newX; &quot;; &quot;&quot;); IF([.O18] &lt;&gt; &quot;&quot;; &quot;*Y = newY; &quot;; &quot;&quot;); IF([.P18] &lt;&gt; &quot;&quot;; &quot;*SP = newSP; &quot;; &quot;&quot;); IF([.Q18] &lt;&gt; &quot;&quot;; &quot;*PC = newPC; &quot;; &quot;&quot;);  IF( ([.R18] &amp; [.S18] &amp; [.T18] &amp; [.U18] &amp; [.V18] &amp; [.W18]) &lt;&gt; &quot;&quot;; join(&quot;&quot;;    IF( [.R18] &lt;&gt; &quot;&quot;; &quot;carry := &quot; &amp; [.R18] &amp; &quot;;&quot;; &quot;carry := SR&amp;1; &quot;);   IF( [.S18] &lt;&gt; &quot;&quot;; &quot;zero := &quot; &amp; [.S18] &amp; &quot;;&quot;; &quot;zero := (SR&gt;&gt;1)&amp;1; &quot;);   IF( [.T18] &lt;&gt; &quot;&quot;; &quot;interrupt := &quot; &amp; [.T18] &amp; &quot;;&quot;; &quot;interrupt := (SR&gt;&gt;2)&amp;1; &quot;);   IF( [.U18] &lt;&gt; &quot;&quot;; &quot;decimal := &quot; &amp; [.U18] &amp; &quot;;&quot;; &quot;decimal := (SR&gt;&gt;3)&amp;1; &quot;);   IF( [.V18] &lt;&gt; &quot;&quot;; &quot;overflow := &quot; &amp; [.V18] &amp; &quot;;&quot;; &quot;overflow := (SR&gt;&gt;6)&amp;1; &quot;);   IF( [.W18] &lt;&gt; &quot;&quot;; &quot;negative := &quot; &amp; [.W18] &amp; &quot;;&quot;; &quot;negative := (SR&gt;&gt;7)&amp;1; &quot;)  ); &quot;&quot;);  IF( ([.R18] &amp; [.S18] &amp; [.T18] &amp; [.U18] &amp; [.V18] &amp; [.W18]) &lt;&gt; &quot;&quot;; &quot;*SR = carry + (zero&lt;&lt;1) + (interrupt&lt;&lt;2) + (decimal&lt;&lt;3) + (overflow&lt;&lt;6) + (negative&lt;&lt;7); &quot;; &quot;&quot;);  IF( [.Q18] &lt;&gt; &quot;&quot;; &quot;*PC = &quot; &amp; [.Q18] &amp; &quot;;&quot;; &quot;*PC = PC + &quot; &amp; (LEN([.A18]&amp;&quot; &quot;)/3) &amp; &quot;; &quot; );  IF( [.Y18] &lt;&gt; &quot;&quot;; &quot;memory[(&quot; &amp; [.Y18] &amp; &quot;)&amp;0xFFFF] = &quot; &amp; [.Z18] &amp; &quot;; &quot;; &quot;&quot;);  IF( [.AA18] &lt;&gt; &quot;&quot;; &quot;memory[(&quot; &amp; [.AA18] &amp; &quot;)&amp;0xFFFF] = (&quot; &amp; [.AB18] &amp; &quot;)&amp;0xFF; memory[((&quot; &amp; [.AA18] &amp; &quot;)+1)&amp;0xFFFF] = ((&quot; &amp; [.AB1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8];2) &amp; &quot; ) { &quot; &amp;  join(&quot;&quot;;  IF(LEN([.A18]) &gt; 3; &quot;unsigned char LL = memory[(PC+1)&amp;0xFFFF]; &quot;; &quot;&quot;); IF(LEN([.A18]) &gt; 6; &quot;unsigned int HH = memory[(PC+2)&amp;0xFFFF]; &quot;; &quot;&quot;); IF(LEN([.A18]) &gt; 6; &quot;unsigned int HHLL = LL + (HH&lt;&lt;8); &quot;; &quot;&quot;);  IF([.I18] &lt;&gt; &quot;&quot;; &quot;unsigned int zeroPageWord = memory[(&quot;&amp;[.I18]&amp;&quot;)&amp;0xFF] + (memory[((&quot;&amp;[.I18]&amp;&quot;)+1)&amp;0xFF]&lt;&lt;8); &quot;; &quot;&quot;);  IF([.J18] &lt;&gt; &quot;&quot;; &quot;unsigned char readByte = memory[(&quot;&amp;[.J18]&amp;&quot;)&amp;0xFFFF]; &quot;; &quot;&quot;); IF([.K18] &lt;&gt; &quot;&quot;; &quot;unsigned int readWord := memory[(&quot;&amp;[.K18]&amp;&quot;)&amp;0xFFFF] + (memory[((&quot;&amp;[.K18]&amp;&quot;)+1)&amp;0xFFFF]&lt;&lt;8); &quot;; &quot;&quot;);  IF([.L18] &lt;&gt; &quot;&quot;; &quot;unsigned int result = &quot;&amp;[.L18]&amp;&quot;; &quot;; &quot;&quot;);  IF([.M18] &lt;&gt; &quot;&quot;; &quot;unsigned char newA = &quot;&amp;[.M18]&amp;&quot;; &quot;; &quot;&quot;); IF([.N18] &lt;&gt; &quot;&quot;; &quot;unsigned char newX = &quot;&amp;[.N18]&amp;&quot;; &quot;; &quot;&quot;); IF([.O18] &lt;&gt; &quot;&quot;; &quot;unsigned char newY = &quot;&amp;[.O18]&amp;&quot;; &quot;; &quot;&quot;); IF([.P18] &lt;&gt; &quot;&quot;; &quot;unsigned char newSP = &quot;&amp;[.P18]&amp;&quot;; &quot;; &quot;&quot;); IF([.Q18] &lt;&gt; &quot;&quot;; &quot;unsigned int newPC = (&quot;&amp;[.Q18]&amp;&quot;)&amp;0xFFFF; &quot;; &quot;&quot;);  IF([.M18] &lt;&gt; &quot;&quot;; &quot;*A = newA; &quot;; &quot;&quot;); IF([.N18] &lt;&gt; &quot;&quot;; &quot;*X = newX; &quot;; &quot;&quot;); IF([.O18] &lt;&gt; &quot;&quot;; &quot;*Y = newY; &quot;; &quot;&quot;); IF([.P18] &lt;&gt; &quot;&quot;; &quot;*SP = newSP; &quot;; &quot;&quot;); IF([.Q18] &lt;&gt; &quot;&quot;; &quot;*PC = newPC; &quot;; &quot;&quot;);  IF( ([.R18] &amp; [.S18] &amp; [.T18] &amp; [.U18] &amp; [.V18] &amp; [.W18]) &lt;&gt; &quot;&quot;; join(&quot;&quot;;    IF( [.R18] &lt;&gt; &quot;&quot;; &quot;unsigned char carry = &quot; &amp; [.R18] &amp; &quot;;&quot;; &quot;unsigned char carry = SR&amp;1; &quot;);   IF( [.S18] &lt;&gt; &quot;&quot;; &quot;unsigned char zero = &quot; &amp; [.S18] &amp; &quot;;&quot;; &quot;unsigned char zero = (SR&gt;&gt;1)&amp;1; &quot;);   IF( [.T18] &lt;&gt; &quot;&quot;; &quot;unsigned char interrupt = &quot; &amp; [.T18] &amp; &quot;;&quot;; &quot;unsigned char interrupt = (SR&gt;&gt;2)&amp;1; &quot;);   IF( [.U18] &lt;&gt; &quot;&quot;; &quot;unsigned char decimal = &quot; &amp; [.U18] &amp; &quot;;&quot;; &quot;unsigned char decimal = (SR&gt;&gt;3)&amp;1; &quot;);   IF( [.V18] &lt;&gt; &quot;&quot;; &quot;unsigned char overflow = &quot; &amp; [.V18] &amp; &quot;;&quot;; &quot;unsigned char overflow = (SR&gt;&gt;6)&amp;1; &quot;);   IF( [.W18] &lt;&gt; &quot;&quot;; &quot;unsigned char negative = &quot; &amp; [.W18] &amp; &quot;;&quot;; &quot;unsigned char negative = (SR&gt;&gt;7)&amp;1; &quot;)  ); &quot;&quot;);  IF( ([.R18] &amp; [.S18] &amp; [.T18] &amp; [.U18] &amp; [.V18] &amp; [.W18]) &lt;&gt; &quot;&quot;; &quot;*SR = carry + (zero&lt;&lt;1) + (interrupt&lt;&lt;2) + (decimal&lt;&lt;3) + (overflow&lt;&lt;6) + (negative&lt;&lt;7); &quot;; &quot;&quot;);  IF( [.Q18] &lt;&gt; &quot;&quot;; &quot;*PC = &quot; &amp; [.Q18] &amp; &quot;;&quot;; &quot;*PC = PC + &quot; &amp; (LEN([.A18]&amp;&quot; &quot;)/3) &amp; &quot;; &quot; );  IF( [.Y18] &lt;&gt; &quot;&quot;; &quot;memory[(&quot; &amp; [.Y18] &amp; &quot;)&amp;0xFFFF] = &quot; &amp; [.Z18] &amp; &quot;; &quot;; &quot;&quot;);  IF( [.AA18] &lt;&gt; &quot;&quot;; &quot;memory[(&quot; &amp; [.AA18] &amp; &quot;)&amp;0xFFFF] = (&quot; &amp; [.AB18] &amp; &quot;)&amp;0xFF; memory[((&quot; &amp; [.AA18] &amp; &quot;)+1)&amp;0xFFFF] = ((&quot; &amp; [.AB1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8];2) &amp; &quot; ) { &quot; &amp;  join(&quot;&quot;;  IF(LEN([.A18]) &gt; 3; &quot;const LL = memory[(PC+1)&amp;0xFFFF]; &quot;; &quot;&quot;); IF(LEN([.A18]) &gt; 6; &quot;const HH = memory[(PC+2)&amp;0xFFFF]; &quot;; &quot;&quot;); IF(LEN([.A18]) &gt; 6; &quot;const HHLL = LL + (HH&lt;&lt;8); &quot;; &quot;&quot;);  IF([.I18] &lt;&gt; &quot;&quot;; &quot;const zeroPageWord = memory[(&quot;&amp;[.I18]&amp;&quot;)&amp;0xFF] + (memory[((&quot;&amp;[.I18]&amp;&quot;)+1)&amp;0xFF]&lt;&lt;8); &quot;; &quot;&quot;);  IF([.J18] &lt;&gt; &quot;&quot;; &quot;const readByte = memory[(&quot;&amp;[.J18]&amp;&quot;)&amp;0xFFFF]; &quot;; &quot;&quot;); IF([.K18] &lt;&gt; &quot;&quot;; &quot;const readWord = memory[(&quot;&amp;[.K18]&amp;&quot;)&amp;0xFFFF] + (memory[((&quot;&amp;[.K18]&amp;&quot;)+1)&amp;0xFFFF]&lt;&lt;8); &quot;; &quot;&quot;);  IF([.L18] &lt;&gt; &quot;&quot;; &quot;const result = &quot;&amp;[.L18]&amp;&quot;; &quot;; &quot;&quot;);  IF([.M18] &lt;&gt; &quot;&quot;; &quot;const newA = &quot;&amp;[.M18]&amp;&quot;; &quot;; &quot;&quot;); IF([.N18] &lt;&gt; &quot;&quot;; &quot;const newX = &quot;&amp;[.N18]&amp;&quot;; &quot;; &quot;&quot;); IF([.O18] &lt;&gt; &quot;&quot;; &quot;const newY = &quot;&amp;[.O18]&amp;&quot;; &quot;; &quot;&quot;); IF([.P18] &lt;&gt; &quot;&quot;; &quot;const newSP = &quot;&amp;[.P18]&amp;&quot;; &quot;; &quot;&quot;); IF([.Q18] &lt;&gt; &quot;&quot;; &quot;const newPC = (&quot;&amp;[.Q18]&amp;&quot;)&amp;0xFFFF; &quot;; &quot;&quot;);  IF([.M18] &lt;&gt; &quot;&quot;; &quot;cpu.A = newA; &quot;; &quot;&quot;); IF([.N18] &lt;&gt; &quot;&quot;; &quot;cpu.X = newX; &quot;; &quot;&quot;); IF([.O18] &lt;&gt; &quot;&quot;; &quot;cpu.Y = newY; &quot;; &quot;&quot;); IF([.P18] &lt;&gt; &quot;&quot;; &quot;cpu.SP = newSP; &quot;; &quot;&quot;); IF([.Q18] &lt;&gt; &quot;&quot;; &quot;cpu.PC = newPC; &quot;; &quot;&quot;);  IF( ([.R18] &amp; [.S18] &amp; [.T18] &amp; [.U18] &amp; [.V18] &amp; [.W18]) &lt;&gt; &quot;&quot;; join(&quot;&quot;;    IF( [.R18] &lt;&gt; &quot;&quot;; &quot;const carry = &quot; &amp; [.R18] &amp; &quot;;&quot;;     &quot;const carry = SR&amp;1; &quot;);   IF( [.S18] &lt;&gt; &quot;&quot;; &quot;const zero = &quot; &amp; [.S18] &amp; &quot;;&quot;;      &quot;const zero = (SR&gt;&gt;1)&amp;1; &quot;);   IF( [.T18] &lt;&gt; &quot;&quot;; &quot;const interrupt = &quot; &amp; [.T18] &amp; &quot;;&quot;; &quot;const interrupt = (SR&gt;&gt;2)&amp;1; &quot;);   IF( [.U18] &lt;&gt; &quot;&quot;; &quot;const decimal = &quot; &amp; [.U18] &amp; &quot;;&quot;;   &quot;const decimal = (SR&gt;&gt;3)&amp;1; &quot;);   IF( [.V18] &lt;&gt; &quot;&quot;; &quot;const overflow = &quot; &amp; [.V18] &amp; &quot;;&quot;;  &quot;const overflow = (SR&gt;&gt;6)&amp;1; &quot;);   IF( [.W18] &lt;&gt; &quot;&quot;; &quot;const negative = &quot; &amp; [.W18] &amp; &quot;;&quot;;  &quot;const negative = (SR&gt;&gt;7)&amp;1; &quot;)  ); &quot;&quot;);  IF( ([.R18] &amp; [.S18] &amp; [.T18] &amp; [.U18] &amp; [.V18] &amp; [.W18]) &lt;&gt; &quot;&quot;; &quot;cpu.SR = carry + (zero&lt;&lt;1) + (interrupt&lt;&lt;2) + (decimal&lt;&lt;3) + (overflow&lt;&lt;6) + (negative&lt;&lt;7); &quot;; &quot;&quot;);  IF( [.Q18] &lt;&gt; &quot;&quot;; &quot;*PC = &quot; &amp; [.Q18] &amp; &quot;;&quot;; &quot;cpu.PC = PC + &quot; &amp; (LEN([.A18]&amp;&quot; &quot;)/3) &amp; &quot;; &quot; );  IF( [.Y18] &lt;&gt; &quot;&quot;; &quot;memory[(&quot; &amp; [.Y18] &amp; &quot;)&amp;0xFFFF] = &quot; &amp; [.Z18] &amp; &quot;; &quot;; &quot;&quot;);  IF( [.AA18] &lt;&gt; &quot;&quot;; &quot;memory[(&quot; &amp; [.AA18] &amp; &quot;)&amp;0xFFFF] = (&quot; &amp; [.AB18] &amp; &quot;)&amp;0xFF; memory[((&quot; &amp; [.AA18] &amp; &quot;)+1)&amp;0xFFFF] = ((&quot; &amp; [.AB1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7"/>
          <table:table-cell table:style-name="ce244"/>
          <table:table-cell table:style-name="ce282" table:formula="of:=IF([.$AM18] &lt;&gt; &quot;&quot;; &quot;BB &quot;; &quot;&quot;) &amp; IF([.$AN18] &lt;&gt; &quot;&quot;; &quot;LL HH &quot;; &quot;&quot;) &amp; IF([.$AO18] &lt;&gt; &quot;&quot;; &quot;SS &quot;; &quot;&quot;) &amp; IF([.$AP18] &lt;&gt; &quot;&quot;; &quot;RR &quot;; &quot;&quot;) &amp; IF([.$AQ18] &lt;&gt; &quot;&quot;; &quot;PP QQ &quot;; &quot;&quot;) &amp; LEFT([.$A18];2)" office:value-type="string" office:string-value="10" calcext:value-type="string">
            <text:p>10</text:p>
          </table:table-cell>
          <table:table-cell table:style-name="ce152" table:formula="of:=&quot;UN&quot; &amp;[.B18]" office:value-type="string" office:string-value="UNBPL" calcext:value-type="string">
            <text:p>UNBPL</text:p>
          </table:table-cell>
          <table:table-cell table:style-name="ce152"/>
          <table:table-cell table:style-name="ce96"/>
          <table:table-cell table:style-name="ce152" table:number-columns-repeated="14"/>
          <table:table-cell table:style-name="ce98"/>
          <table:table-cell table:style-name="ce152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11 LL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string" calcext:value-type="string">
            <text:p>5*</text:p>
          </table:table-cell>
          <table:table-cell table:style-name="ce69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 office:value-type="string" calcext:value-type="string">
            <text:p>LL</text:p>
          </table:table-cell>
          <table:table-cell table:style-name="ce69" office:value-type="string" calcext:value-type="string">
            <text:p>zeroPageWord + Y</text:p>
          </table:table-cell>
          <table:table-cell table:style-name="ce77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9];2) &amp; &quot; { &quot; &amp;  join(&quot;&quot;;  IF(LEN([.A19]) &gt; 3; &quot;LL := memory[PC + 1]; &quot;; &quot;&quot;);  IF([.I19] &lt;&gt; &quot;&quot;; &quot;zeroPageWord := memory[(&quot;&amp;[.I19]&amp;&quot;)&amp;0xFF] + (memory[((&quot;&amp;[.I19]&amp;&quot;)+1)&amp;0xFF]&lt;&lt;8); &quot;; &quot;&quot;);  IF([.J19] &lt;&gt; &quot;&quot;; &quot;readByte := memory[(&quot;&amp;[.J19]&amp;&quot;)&amp;0xFFFF]; &quot;; &quot;&quot;); IF([.K19] &lt;&gt; &quot;&quot;; &quot;readWord := memory[(&quot;&amp;[.K19]&amp;&quot;)&amp;0xFFFF] + (memory[((&quot;&amp;[.K19]&amp;&quot;)+1)&amp;0xFFFF]&lt;&lt;8); &quot;; &quot;&quot;);  IF([.L19] &lt;&gt; &quot;&quot;; &quot;result := &quot;&amp;[.L19]&amp;&quot;; &quot;; &quot;&quot;);  IF([.M19] &lt;&gt; &quot;&quot;; &quot;newA := &quot;&amp;[.M19]&amp;&quot;; &quot;; &quot;&quot;); IF([.N19] &lt;&gt; &quot;&quot;; &quot;newX := &quot;&amp;[.N19]&amp;&quot;; &quot;; &quot;&quot;); IF([.O19] &lt;&gt; &quot;&quot;; &quot;newY := &quot;&amp;[.O19]&amp;&quot;; &quot;; &quot;&quot;); IF([.P19] &lt;&gt; &quot;&quot;; &quot;newSP := &quot;&amp;[.P19]&amp;&quot;; &quot;; &quot;&quot;); IF([.Q19] &lt;&gt; &quot;&quot;; &quot;newPC := &quot;&amp;[.Q19]&amp;&quot;; &quot;; &quot;&quot;);  IF([.M19] &lt;&gt; &quot;&quot;; &quot;*A = newA; &quot;; &quot;&quot;); IF([.N19] &lt;&gt; &quot;&quot;; &quot;*X = newX; &quot;; &quot;&quot;); IF([.O19] &lt;&gt; &quot;&quot;; &quot;*Y = newY; &quot;; &quot;&quot;); IF([.P19] &lt;&gt; &quot;&quot;; &quot;*SP = newSP; &quot;; &quot;&quot;); IF([.Q19] &lt;&gt; &quot;&quot;; &quot;*PC = newPC; &quot;; &quot;&quot;);  IF( ([.R19] &amp; [.S19] &amp; [.T19] &amp; [.U19] &amp; [.V19] &amp; [.W19]) &lt;&gt; &quot;&quot;; join(&quot;&quot;;    IF( [.R19] &lt;&gt; &quot;&quot;; &quot;carry := &quot; &amp; [.R19] &amp; &quot;;&quot;; &quot;carry := SR&amp;1; &quot;);   IF( [.S19] &lt;&gt; &quot;&quot;; &quot;zero := &quot; &amp; [.S19] &amp; &quot;;&quot;; &quot;zero := (SR&gt;&gt;1)&amp;1; &quot;);   IF( [.T19] &lt;&gt; &quot;&quot;; &quot;interrupt := &quot; &amp; [.T19] &amp; &quot;;&quot;; &quot;interrupt := (SR&gt;&gt;2)&amp;1; &quot;);   IF( [.U19] &lt;&gt; &quot;&quot;; &quot;decimal := &quot; &amp; [.U19] &amp; &quot;;&quot;; &quot;decimal := (SR&gt;&gt;3)&amp;1; &quot;);   IF( [.V19] &lt;&gt; &quot;&quot;; &quot;overflow := &quot; &amp; [.V19] &amp; &quot;;&quot;; &quot;overflow := (SR&gt;&gt;6)&amp;1; &quot;);   IF( [.W19] &lt;&gt; &quot;&quot;; &quot;negative := &quot; &amp; [.W19] &amp; &quot;;&quot;; &quot;negative := (SR&gt;&gt;7)&amp;1; &quot;)  ); &quot;&quot;);  IF( ([.R19] &amp; [.S19] &amp; [.T19] &amp; [.U19] &amp; [.V19] &amp; [.W19]) &lt;&gt; &quot;&quot;; &quot;*SR = carry + (zero&lt;&lt;1) + (interrupt&lt;&lt;2) + (decimal&lt;&lt;3) + (overflow&lt;&lt;6) + (negative&lt;&lt;7); &quot;; &quot;&quot;);  IF( [.Q19] &lt;&gt; &quot;&quot;; &quot;*PC = &quot; &amp; [.Q19] &amp; &quot;;&quot;; &quot;*PC = PC + &quot; &amp; (LEN([.A19]&amp;&quot; &quot;)/3) &amp; &quot;; &quot; );  IF( [.Y19] &lt;&gt; &quot;&quot;; &quot;memory[(&quot; &amp; [.Y19] &amp; &quot;)&amp;0xFFFF] = &quot; &amp; [.Z19] &amp; &quot;; &quot;; &quot;&quot;);  IF( [.AA19] &lt;&gt; &quot;&quot;; &quot;memory[(&quot; &amp; [.AA19] &amp; &quot;)&amp;0xFFFF] = (&quot; &amp; [.AB19] &amp; &quot;)&amp;0xFF; memory[((&quot; &amp; [.AA19] &amp; &quot;)+1)&amp;0xFFFF] = ((&quot; &amp; [.AB1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9];2) &amp; &quot; ) { &quot; &amp;  join(&quot;&quot;;  IF(LEN([.A19]) &gt; 3; &quot;unsigned char LL = memory[(PC+1)&amp;0xFFFF]; &quot;; &quot;&quot;); IF(LEN([.A19]) &gt; 6; &quot;unsigned int HH = memory[(PC+2)&amp;0xFFFF]; &quot;; &quot;&quot;); IF(LEN([.A19]) &gt; 6; &quot;unsigned int HHLL = LL + (HH&lt;&lt;8); &quot;; &quot;&quot;);  IF([.I19] &lt;&gt; &quot;&quot;; &quot;unsigned int zeroPageWord = memory[(&quot;&amp;[.I19]&amp;&quot;)&amp;0xFF] + (memory[((&quot;&amp;[.I19]&amp;&quot;)+1)&amp;0xFF]&lt;&lt;8); &quot;; &quot;&quot;);  IF([.J19] &lt;&gt; &quot;&quot;; &quot;unsigned char readByte = memory[(&quot;&amp;[.J19]&amp;&quot;)&amp;0xFFFF]; &quot;; &quot;&quot;); IF([.K19] &lt;&gt; &quot;&quot;; &quot;unsigned int readWord := memory[(&quot;&amp;[.K19]&amp;&quot;)&amp;0xFFFF] + (memory[((&quot;&amp;[.K19]&amp;&quot;)+1)&amp;0xFFFF]&lt;&lt;8); &quot;; &quot;&quot;);  IF([.L19] &lt;&gt; &quot;&quot;; &quot;unsigned int result = &quot;&amp;[.L19]&amp;&quot;; &quot;; &quot;&quot;);  IF([.M19] &lt;&gt; &quot;&quot;; &quot;unsigned char newA = &quot;&amp;[.M19]&amp;&quot;; &quot;; &quot;&quot;); IF([.N19] &lt;&gt; &quot;&quot;; &quot;unsigned char newX = &quot;&amp;[.N19]&amp;&quot;; &quot;; &quot;&quot;); IF([.O19] &lt;&gt; &quot;&quot;; &quot;unsigned char newY = &quot;&amp;[.O19]&amp;&quot;; &quot;; &quot;&quot;); IF([.P19] &lt;&gt; &quot;&quot;; &quot;unsigned char newSP = &quot;&amp;[.P19]&amp;&quot;; &quot;; &quot;&quot;); IF([.Q19] &lt;&gt; &quot;&quot;; &quot;unsigned int newPC = (&quot;&amp;[.Q19]&amp;&quot;)&amp;0xFFFF; &quot;; &quot;&quot;);  IF([.M19] &lt;&gt; &quot;&quot;; &quot;*A = newA; &quot;; &quot;&quot;); IF([.N19] &lt;&gt; &quot;&quot;; &quot;*X = newX; &quot;; &quot;&quot;); IF([.O19] &lt;&gt; &quot;&quot;; &quot;*Y = newY; &quot;; &quot;&quot;); IF([.P19] &lt;&gt; &quot;&quot;; &quot;*SP = newSP; &quot;; &quot;&quot;); IF([.Q19] &lt;&gt; &quot;&quot;; &quot;*PC = newPC; &quot;; &quot;&quot;);  IF( ([.R19] &amp; [.S19] &amp; [.T19] &amp; [.U19] &amp; [.V19] &amp; [.W19]) &lt;&gt; &quot;&quot;; join(&quot;&quot;;    IF( [.R19] &lt;&gt; &quot;&quot;; &quot;unsigned char carry = &quot; &amp; [.R19] &amp; &quot;;&quot;; &quot;unsigned char carry = SR&amp;1; &quot;);   IF( [.S19] &lt;&gt; &quot;&quot;; &quot;unsigned char zero = &quot; &amp; [.S19] &amp; &quot;;&quot;; &quot;unsigned char zero = (SR&gt;&gt;1)&amp;1; &quot;);   IF( [.T19] &lt;&gt; &quot;&quot;; &quot;unsigned char interrupt = &quot; &amp; [.T19] &amp; &quot;;&quot;; &quot;unsigned char interrupt = (SR&gt;&gt;2)&amp;1; &quot;);   IF( [.U19] &lt;&gt; &quot;&quot;; &quot;unsigned char decimal = &quot; &amp; [.U19] &amp; &quot;;&quot;; &quot;unsigned char decimal = (SR&gt;&gt;3)&amp;1; &quot;);   IF( [.V19] &lt;&gt; &quot;&quot;; &quot;unsigned char overflow = &quot; &amp; [.V19] &amp; &quot;;&quot;; &quot;unsigned char overflow = (SR&gt;&gt;6)&amp;1; &quot;);   IF( [.W19] &lt;&gt; &quot;&quot;; &quot;unsigned char negative = &quot; &amp; [.W19] &amp; &quot;;&quot;; &quot;unsigned char negative = (SR&gt;&gt;7)&amp;1; &quot;)  ); &quot;&quot;);  IF( ([.R19] &amp; [.S19] &amp; [.T19] &amp; [.U19] &amp; [.V19] &amp; [.W19]) &lt;&gt; &quot;&quot;; &quot;*SR = carry + (zero&lt;&lt;1) + (interrupt&lt;&lt;2) + (decimal&lt;&lt;3) + (overflow&lt;&lt;6) + (negative&lt;&lt;7); &quot;; &quot;&quot;);  IF( [.Q19] &lt;&gt; &quot;&quot;; &quot;*PC = &quot; &amp; [.Q19] &amp; &quot;;&quot;; &quot;*PC = PC + &quot; &amp; (LEN([.A19]&amp;&quot; &quot;)/3) &amp; &quot;; &quot; );  IF( [.Y19] &lt;&gt; &quot;&quot;; &quot;memory[(&quot; &amp; [.Y19] &amp; &quot;)&amp;0xFFFF] = &quot; &amp; [.Z19] &amp; &quot;; &quot;; &quot;&quot;);  IF( [.AA19] &lt;&gt; &quot;&quot;; &quot;memory[(&quot; &amp; [.AA19] &amp; &quot;)&amp;0xFFFF] = (&quot; &amp; [.AB19] &amp; &quot;)&amp;0xFF; memory[((&quot; &amp; [.AA19] &amp; &quot;)+1)&amp;0xFFFF] = ((&quot; &amp; [.AB1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9];2) &amp; &quot; ) { &quot; &amp;  join(&quot;&quot;;  IF(LEN([.A19]) &gt; 3; &quot;const LL = memory[(PC+1)&amp;0xFFFF]; &quot;; &quot;&quot;); IF(LEN([.A19]) &gt; 6; &quot;const HH = memory[(PC+2)&amp;0xFFFF]; &quot;; &quot;&quot;); IF(LEN([.A19]) &gt; 6; &quot;const HHLL = LL + (HH&lt;&lt;8); &quot;; &quot;&quot;);  IF([.I19] &lt;&gt; &quot;&quot;; &quot;const zeroPageWord = memory[(&quot;&amp;[.I19]&amp;&quot;)&amp;0xFF] + (memory[((&quot;&amp;[.I19]&amp;&quot;)+1)&amp;0xFF]&lt;&lt;8); &quot;; &quot;&quot;);  IF([.J19] &lt;&gt; &quot;&quot;; &quot;const readByte = memory[(&quot;&amp;[.J19]&amp;&quot;)&amp;0xFFFF]; &quot;; &quot;&quot;); IF([.K19] &lt;&gt; &quot;&quot;; &quot;const readWord = memory[(&quot;&amp;[.K19]&amp;&quot;)&amp;0xFFFF] + (memory[((&quot;&amp;[.K19]&amp;&quot;)+1)&amp;0xFFFF]&lt;&lt;8); &quot;; &quot;&quot;);  IF([.L19] &lt;&gt; &quot;&quot;; &quot;const result = &quot;&amp;[.L19]&amp;&quot;; &quot;; &quot;&quot;);  IF([.M19] &lt;&gt; &quot;&quot;; &quot;const newA = &quot;&amp;[.M19]&amp;&quot;; &quot;; &quot;&quot;); IF([.N19] &lt;&gt; &quot;&quot;; &quot;const newX = &quot;&amp;[.N19]&amp;&quot;; &quot;; &quot;&quot;); IF([.O19] &lt;&gt; &quot;&quot;; &quot;const newY = &quot;&amp;[.O19]&amp;&quot;; &quot;; &quot;&quot;); IF([.P19] &lt;&gt; &quot;&quot;; &quot;const newSP = &quot;&amp;[.P19]&amp;&quot;; &quot;; &quot;&quot;); IF([.Q19] &lt;&gt; &quot;&quot;; &quot;const newPC = (&quot;&amp;[.Q19]&amp;&quot;)&amp;0xFFFF; &quot;; &quot;&quot;);  IF([.M19] &lt;&gt; &quot;&quot;; &quot;cpu.A = newA; &quot;; &quot;&quot;); IF([.N19] &lt;&gt; &quot;&quot;; &quot;cpu.X = newX; &quot;; &quot;&quot;); IF([.O19] &lt;&gt; &quot;&quot;; &quot;cpu.Y = newY; &quot;; &quot;&quot;); IF([.P19] &lt;&gt; &quot;&quot;; &quot;cpu.SP = newSP; &quot;; &quot;&quot;); IF([.Q19] &lt;&gt; &quot;&quot;; &quot;cpu.PC = newPC; &quot;; &quot;&quot;);  IF( ([.R19] &amp; [.S19] &amp; [.T19] &amp; [.U19] &amp; [.V19] &amp; [.W19]) &lt;&gt; &quot;&quot;; join(&quot;&quot;;    IF( [.R19] &lt;&gt; &quot;&quot;; &quot;const carry = &quot; &amp; [.R19] &amp; &quot;;&quot;;     &quot;const carry = SR&amp;1; &quot;);   IF( [.S19] &lt;&gt; &quot;&quot;; &quot;const zero = &quot; &amp; [.S19] &amp; &quot;;&quot;;      &quot;const zero = (SR&gt;&gt;1)&amp;1; &quot;);   IF( [.T19] &lt;&gt; &quot;&quot;; &quot;const interrupt = &quot; &amp; [.T19] &amp; &quot;;&quot;; &quot;const interrupt = (SR&gt;&gt;2)&amp;1; &quot;);   IF( [.U19] &lt;&gt; &quot;&quot;; &quot;const decimal = &quot; &amp; [.U19] &amp; &quot;;&quot;;   &quot;const decimal = (SR&gt;&gt;3)&amp;1; &quot;);   IF( [.V19] &lt;&gt; &quot;&quot;; &quot;const overflow = &quot; &amp; [.V19] &amp; &quot;;&quot;;  &quot;const overflow = (SR&gt;&gt;6)&amp;1; &quot;);   IF( [.W19] &lt;&gt; &quot;&quot;; &quot;const negative = &quot; &amp; [.W19] &amp; &quot;;&quot;;  &quot;const negative = (SR&gt;&gt;7)&amp;1; &quot;)  ); &quot;&quot;);  IF( ([.R19] &amp; [.S19] &amp; [.T19] &amp; [.U19] &amp; [.V19] &amp; [.W19]) &lt;&gt; &quot;&quot;; &quot;cpu.SR = carry + (zero&lt;&lt;1) + (interrupt&lt;&lt;2) + (decimal&lt;&lt;3) + (overflow&lt;&lt;6) + (negative&lt;&lt;7); &quot;; &quot;&quot;);  IF( [.Q19] &lt;&gt; &quot;&quot;; &quot;*PC = &quot; &amp; [.Q19] &amp; &quot;;&quot;; &quot;cpu.PC = PC + &quot; &amp; (LEN([.A19]&amp;&quot; &quot;)/3) &amp; &quot;; &quot; );  IF( [.Y19] &lt;&gt; &quot;&quot;; &quot;memory[(&quot; &amp; [.Y19] &amp; &quot;)&amp;0xFFFF] = &quot; &amp; [.Z19] &amp; &quot;; &quot;; &quot;&quot;);  IF( [.AA19] &lt;&gt; &quot;&quot;; &quot;memory[(&quot; &amp; [.AA19] &amp; &quot;)&amp;0xFFFF] = (&quot; &amp; [.AB19] &amp; &quot;)&amp;0xFF; memory[((&quot; &amp; [.AA19] &amp; &quot;)+1)&amp;0xFFFF] = ((&quot; &amp; [.AB1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9] &lt;&gt; &quot;&quot;; &quot;BB &quot;; &quot;&quot;) &amp; IF([.$AN19] &lt;&gt; &quot;&quot;; &quot;LL HH &quot;; &quot;&quot;) &amp; IF([.$AO19] &lt;&gt; &quot;&quot;; &quot;SS &quot;; &quot;&quot;) &amp; IF([.$AP19] &lt;&gt; &quot;&quot;; &quot;RR &quot;; &quot;&quot;) &amp; IF([.$AQ19] &lt;&gt; &quot;&quot;; &quot;PP QQ &quot;; &quot;&quot;) &amp; LEFT([.$A19];2)" office:value-type="string" office:string-value="SS RR 11" calcext:value-type="string">
            <text:p>SS RR 11</text:p>
          </table:table-cell>
          <table:table-cell table:style-name="ce69" table:formula="of:=&quot;UN&quot; &amp;[.B19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Y</text:p>
          </table:table-cell>
          <table:table-cell table:style-name="ce69" table:number-columns-repeated="4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15 LL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float" office:value="4" calcext:value-type="float">
            <text:p>4</text:p>
          </table:table-cell>
          <table:table-cell table:style-name="ce69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/>
          <table:table-cell table:style-name="ce69" office:value-type="string" calcext:value-type="string">
            <text:p>(LL + X) &amp; 0xFF</text:p>
          </table:table-cell>
          <table:table-cell table:style-name="ce77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20];2) &amp; &quot; { &quot; &amp;  join(&quot;&quot;;  IF(LEN([.A20]) &gt; 3; &quot;LL := memory[PC + 1]; &quot;; &quot;&quot;);  IF([.I20] &lt;&gt; &quot;&quot;; &quot;zeroPageWord := memory[(&quot;&amp;[.I20]&amp;&quot;)&amp;0xFF] + (memory[((&quot;&amp;[.I20]&amp;&quot;)+1)&amp;0xFF]&lt;&lt;8); &quot;; &quot;&quot;);  IF([.J20] &lt;&gt; &quot;&quot;; &quot;readByte := memory[(&quot;&amp;[.J20]&amp;&quot;)&amp;0xFFFF]; &quot;; &quot;&quot;); IF([.K20] &lt;&gt; &quot;&quot;; &quot;readWord := memory[(&quot;&amp;[.K20]&amp;&quot;)&amp;0xFFFF] + (memory[((&quot;&amp;[.K20]&amp;&quot;)+1)&amp;0xFFFF]&lt;&lt;8); &quot;; &quot;&quot;);  IF([.L20] &lt;&gt; &quot;&quot;; &quot;result := &quot;&amp;[.L20]&amp;&quot;; &quot;; &quot;&quot;);  IF([.M20] &lt;&gt; &quot;&quot;; &quot;newA := &quot;&amp;[.M20]&amp;&quot;; &quot;; &quot;&quot;); IF([.N20] &lt;&gt; &quot;&quot;; &quot;newX := &quot;&amp;[.N20]&amp;&quot;; &quot;; &quot;&quot;); IF([.O20] &lt;&gt; &quot;&quot;; &quot;newY := &quot;&amp;[.O20]&amp;&quot;; &quot;; &quot;&quot;); IF([.P20] &lt;&gt; &quot;&quot;; &quot;newSP := &quot;&amp;[.P20]&amp;&quot;; &quot;; &quot;&quot;); IF([.Q20] &lt;&gt; &quot;&quot;; &quot;newPC := &quot;&amp;[.Q20]&amp;&quot;; &quot;; &quot;&quot;);  IF([.M20] &lt;&gt; &quot;&quot;; &quot;*A = newA; &quot;; &quot;&quot;); IF([.N20] &lt;&gt; &quot;&quot;; &quot;*X = newX; &quot;; &quot;&quot;); IF([.O20] &lt;&gt; &quot;&quot;; &quot;*Y = newY; &quot;; &quot;&quot;); IF([.P20] &lt;&gt; &quot;&quot;; &quot;*SP = newSP; &quot;; &quot;&quot;); IF([.Q20] &lt;&gt; &quot;&quot;; &quot;*PC = newPC; &quot;; &quot;&quot;);  IF( ([.R20] &amp; [.S20] &amp; [.T20] &amp; [.U20] &amp; [.V20] &amp; [.W20]) &lt;&gt; &quot;&quot;; join(&quot;&quot;;    IF( [.R20] &lt;&gt; &quot;&quot;; &quot;carry := &quot; &amp; [.R20] &amp; &quot;;&quot;; &quot;carry := SR&amp;1; &quot;);   IF( [.S20] &lt;&gt; &quot;&quot;; &quot;zero := &quot; &amp; [.S20] &amp; &quot;;&quot;; &quot;zero := (SR&gt;&gt;1)&amp;1; &quot;);   IF( [.T20] &lt;&gt; &quot;&quot;; &quot;interrupt := &quot; &amp; [.T20] &amp; &quot;;&quot;; &quot;interrupt := (SR&gt;&gt;2)&amp;1; &quot;);   IF( [.U20] &lt;&gt; &quot;&quot;; &quot;decimal := &quot; &amp; [.U20] &amp; &quot;;&quot;; &quot;decimal := (SR&gt;&gt;3)&amp;1; &quot;);   IF( [.V20] &lt;&gt; &quot;&quot;; &quot;overflow := &quot; &amp; [.V20] &amp; &quot;;&quot;; &quot;overflow := (SR&gt;&gt;6)&amp;1; &quot;);   IF( [.W20] &lt;&gt; &quot;&quot;; &quot;negative := &quot; &amp; [.W20] &amp; &quot;;&quot;; &quot;negative := (SR&gt;&gt;7)&amp;1; &quot;)  ); &quot;&quot;);  IF( ([.R20] &amp; [.S20] &amp; [.T20] &amp; [.U20] &amp; [.V20] &amp; [.W20]) &lt;&gt; &quot;&quot;; &quot;*SR = carry + (zero&lt;&lt;1) + (interrupt&lt;&lt;2) + (decimal&lt;&lt;3) + (overflow&lt;&lt;6) + (negative&lt;&lt;7); &quot;; &quot;&quot;);  IF( [.Q20] &lt;&gt; &quot;&quot;; &quot;*PC = &quot; &amp; [.Q20] &amp; &quot;;&quot;; &quot;*PC = PC + &quot; &amp; (LEN([.A20]&amp;&quot; &quot;)/3) &amp; &quot;; &quot; );  IF( [.Y20] &lt;&gt; &quot;&quot;; &quot;memory[(&quot; &amp; [.Y20] &amp; &quot;)&amp;0xFFFF] = &quot; &amp; [.Z20] &amp; &quot;; &quot;; &quot;&quot;);  IF( [.AA20] &lt;&gt; &quot;&quot;; &quot;memory[(&quot; &amp; [.AA20] &amp; &quot;)&amp;0xFFFF] = (&quot; &amp; [.AB20] &amp; &quot;)&amp;0xFF; memory[((&quot; &amp; [.AA20] &amp; &quot;)+1)&amp;0xFFFF] = ((&quot; &amp; [.AB2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0];2) &amp; &quot; ) { &quot; &amp;  join(&quot;&quot;;  IF(LEN([.A20]) &gt; 3; &quot;unsigned char LL = memory[(PC+1)&amp;0xFFFF]; &quot;; &quot;&quot;); IF(LEN([.A20]) &gt; 6; &quot;unsigned int HH = memory[(PC+2)&amp;0xFFFF]; &quot;; &quot;&quot;); IF(LEN([.A20]) &gt; 6; &quot;unsigned int HHLL = LL + (HH&lt;&lt;8); &quot;; &quot;&quot;);  IF([.I20] &lt;&gt; &quot;&quot;; &quot;unsigned int zeroPageWord = memory[(&quot;&amp;[.I20]&amp;&quot;)&amp;0xFF] + (memory[((&quot;&amp;[.I20]&amp;&quot;)+1)&amp;0xFF]&lt;&lt;8); &quot;; &quot;&quot;);  IF([.J20] &lt;&gt; &quot;&quot;; &quot;unsigned char readByte = memory[(&quot;&amp;[.J20]&amp;&quot;)&amp;0xFFFF]; &quot;; &quot;&quot;); IF([.K20] &lt;&gt; &quot;&quot;; &quot;unsigned int readWord := memory[(&quot;&amp;[.K20]&amp;&quot;)&amp;0xFFFF] + (memory[((&quot;&amp;[.K20]&amp;&quot;)+1)&amp;0xFFFF]&lt;&lt;8); &quot;; &quot;&quot;);  IF([.L20] &lt;&gt; &quot;&quot;; &quot;unsigned int result = &quot;&amp;[.L20]&amp;&quot;; &quot;; &quot;&quot;);  IF([.M20] &lt;&gt; &quot;&quot;; &quot;unsigned char newA = &quot;&amp;[.M20]&amp;&quot;; &quot;; &quot;&quot;); IF([.N20] &lt;&gt; &quot;&quot;; &quot;unsigned char newX = &quot;&amp;[.N20]&amp;&quot;; &quot;; &quot;&quot;); IF([.O20] &lt;&gt; &quot;&quot;; &quot;unsigned char newY = &quot;&amp;[.O20]&amp;&quot;; &quot;; &quot;&quot;); IF([.P20] &lt;&gt; &quot;&quot;; &quot;unsigned char newSP = &quot;&amp;[.P20]&amp;&quot;; &quot;; &quot;&quot;); IF([.Q20] &lt;&gt; &quot;&quot;; &quot;unsigned int newPC = (&quot;&amp;[.Q20]&amp;&quot;)&amp;0xFFFF; &quot;; &quot;&quot;);  IF([.M20] &lt;&gt; &quot;&quot;; &quot;*A = newA; &quot;; &quot;&quot;); IF([.N20] &lt;&gt; &quot;&quot;; &quot;*X = newX; &quot;; &quot;&quot;); IF([.O20] &lt;&gt; &quot;&quot;; &quot;*Y = newY; &quot;; &quot;&quot;); IF([.P20] &lt;&gt; &quot;&quot;; &quot;*SP = newSP; &quot;; &quot;&quot;); IF([.Q20] &lt;&gt; &quot;&quot;; &quot;*PC = newPC; &quot;; &quot;&quot;);  IF( ([.R20] &amp; [.S20] &amp; [.T20] &amp; [.U20] &amp; [.V20] &amp; [.W20]) &lt;&gt; &quot;&quot;; join(&quot;&quot;;    IF( [.R20] &lt;&gt; &quot;&quot;; &quot;unsigned char carry = &quot; &amp; [.R20] &amp; &quot;;&quot;; &quot;unsigned char carry = SR&amp;1; &quot;);   IF( [.S20] &lt;&gt; &quot;&quot;; &quot;unsigned char zero = &quot; &amp; [.S20] &amp; &quot;;&quot;; &quot;unsigned char zero = (SR&gt;&gt;1)&amp;1; &quot;);   IF( [.T20] &lt;&gt; &quot;&quot;; &quot;unsigned char interrupt = &quot; &amp; [.T20] &amp; &quot;;&quot;; &quot;unsigned char interrupt = (SR&gt;&gt;2)&amp;1; &quot;);   IF( [.U20] &lt;&gt; &quot;&quot;; &quot;unsigned char decimal = &quot; &amp; [.U20] &amp; &quot;;&quot;; &quot;unsigned char decimal = (SR&gt;&gt;3)&amp;1; &quot;);   IF( [.V20] &lt;&gt; &quot;&quot;; &quot;unsigned char overflow = &quot; &amp; [.V20] &amp; &quot;;&quot;; &quot;unsigned char overflow = (SR&gt;&gt;6)&amp;1; &quot;);   IF( [.W20] &lt;&gt; &quot;&quot;; &quot;unsigned char negative = &quot; &amp; [.W20] &amp; &quot;;&quot;; &quot;unsigned char negative = (SR&gt;&gt;7)&amp;1; &quot;)  ); &quot;&quot;);  IF( ([.R20] &amp; [.S20] &amp; [.T20] &amp; [.U20] &amp; [.V20] &amp; [.W20]) &lt;&gt; &quot;&quot;; &quot;*SR = carry + (zero&lt;&lt;1) + (interrupt&lt;&lt;2) + (decimal&lt;&lt;3) + (overflow&lt;&lt;6) + (negative&lt;&lt;7); &quot;; &quot;&quot;);  IF( [.Q20] &lt;&gt; &quot;&quot;; &quot;*PC = &quot; &amp; [.Q20] &amp; &quot;;&quot;; &quot;*PC = PC + &quot; &amp; (LEN([.A20]&amp;&quot; &quot;)/3) &amp; &quot;; &quot; );  IF( [.Y20] &lt;&gt; &quot;&quot;; &quot;memory[(&quot; &amp; [.Y20] &amp; &quot;)&amp;0xFFFF] = &quot; &amp; [.Z20] &amp; &quot;; &quot;; &quot;&quot;);  IF( [.AA20] &lt;&gt; &quot;&quot;; &quot;memory[(&quot; &amp; [.AA20] &amp; &quot;)&amp;0xFFFF] = (&quot; &amp; [.AB20] &amp; &quot;)&amp;0xFF; memory[((&quot; &amp; [.AA20] &amp; &quot;)+1)&amp;0xFFFF] = ((&quot; &amp; [.AB2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0];2) &amp; &quot; ) { &quot; &amp;  join(&quot;&quot;;  IF(LEN([.A20]) &gt; 3; &quot;const LL = memory[(PC+1)&amp;0xFFFF]; &quot;; &quot;&quot;); IF(LEN([.A20]) &gt; 6; &quot;const HH = memory[(PC+2)&amp;0xFFFF]; &quot;; &quot;&quot;); IF(LEN([.A20]) &gt; 6; &quot;const HHLL = LL + (HH&lt;&lt;8); &quot;; &quot;&quot;);  IF([.I20] &lt;&gt; &quot;&quot;; &quot;const zeroPageWord = memory[(&quot;&amp;[.I20]&amp;&quot;)&amp;0xFF] + (memory[((&quot;&amp;[.I20]&amp;&quot;)+1)&amp;0xFF]&lt;&lt;8); &quot;; &quot;&quot;);  IF([.J20] &lt;&gt; &quot;&quot;; &quot;const readByte = memory[(&quot;&amp;[.J20]&amp;&quot;)&amp;0xFFFF]; &quot;; &quot;&quot;); IF([.K20] &lt;&gt; &quot;&quot;; &quot;const readWord = memory[(&quot;&amp;[.K20]&amp;&quot;)&amp;0xFFFF] + (memory[((&quot;&amp;[.K20]&amp;&quot;)+1)&amp;0xFFFF]&lt;&lt;8); &quot;; &quot;&quot;);  IF([.L20] &lt;&gt; &quot;&quot;; &quot;const result = &quot;&amp;[.L20]&amp;&quot;; &quot;; &quot;&quot;);  IF([.M20] &lt;&gt; &quot;&quot;; &quot;const newA = &quot;&amp;[.M20]&amp;&quot;; &quot;; &quot;&quot;); IF([.N20] &lt;&gt; &quot;&quot;; &quot;const newX = &quot;&amp;[.N20]&amp;&quot;; &quot;; &quot;&quot;); IF([.O20] &lt;&gt; &quot;&quot;; &quot;const newY = &quot;&amp;[.O20]&amp;&quot;; &quot;; &quot;&quot;); IF([.P20] &lt;&gt; &quot;&quot;; &quot;const newSP = &quot;&amp;[.P20]&amp;&quot;; &quot;; &quot;&quot;); IF([.Q20] &lt;&gt; &quot;&quot;; &quot;const newPC = (&quot;&amp;[.Q20]&amp;&quot;)&amp;0xFFFF; &quot;; &quot;&quot;);  IF([.M20] &lt;&gt; &quot;&quot;; &quot;cpu.A = newA; &quot;; &quot;&quot;); IF([.N20] &lt;&gt; &quot;&quot;; &quot;cpu.X = newX; &quot;; &quot;&quot;); IF([.O20] &lt;&gt; &quot;&quot;; &quot;cpu.Y = newY; &quot;; &quot;&quot;); IF([.P20] &lt;&gt; &quot;&quot;; &quot;cpu.SP = newSP; &quot;; &quot;&quot;); IF([.Q20] &lt;&gt; &quot;&quot;; &quot;cpu.PC = newPC; &quot;; &quot;&quot;);  IF( ([.R20] &amp; [.S20] &amp; [.T20] &amp; [.U20] &amp; [.V20] &amp; [.W20]) &lt;&gt; &quot;&quot;; join(&quot;&quot;;    IF( [.R20] &lt;&gt; &quot;&quot;; &quot;const carry = &quot; &amp; [.R20] &amp; &quot;;&quot;;     &quot;const carry = SR&amp;1; &quot;);   IF( [.S20] &lt;&gt; &quot;&quot;; &quot;const zero = &quot; &amp; [.S20] &amp; &quot;;&quot;;      &quot;const zero = (SR&gt;&gt;1)&amp;1; &quot;);   IF( [.T20] &lt;&gt; &quot;&quot;; &quot;const interrupt = &quot; &amp; [.T20] &amp; &quot;;&quot;; &quot;const interrupt = (SR&gt;&gt;2)&amp;1; &quot;);   IF( [.U20] &lt;&gt; &quot;&quot;; &quot;const decimal = &quot; &amp; [.U20] &amp; &quot;;&quot;;   &quot;const decimal = (SR&gt;&gt;3)&amp;1; &quot;);   IF( [.V20] &lt;&gt; &quot;&quot;; &quot;const overflow = &quot; &amp; [.V20] &amp; &quot;;&quot;;  &quot;const overflow = (SR&gt;&gt;6)&amp;1; &quot;);   IF( [.W20] &lt;&gt; &quot;&quot;; &quot;const negative = &quot; &amp; [.W20] &amp; &quot;;&quot;;  &quot;const negative = (SR&gt;&gt;7)&amp;1; &quot;)  ); &quot;&quot;);  IF( ([.R20] &amp; [.S20] &amp; [.T20] &amp; [.U20] &amp; [.V20] &amp; [.W20]) &lt;&gt; &quot;&quot;; &quot;cpu.SR = carry + (zero&lt;&lt;1) + (interrupt&lt;&lt;2) + (decimal&lt;&lt;3) + (overflow&lt;&lt;6) + (negative&lt;&lt;7); &quot;; &quot;&quot;);  IF( [.Q20] &lt;&gt; &quot;&quot;; &quot;*PC = &quot; &amp; [.Q20] &amp; &quot;;&quot;; &quot;cpu.PC = PC + &quot; &amp; (LEN([.A20]&amp;&quot; &quot;)/3) &amp; &quot;; &quot; );  IF( [.Y20] &lt;&gt; &quot;&quot;; &quot;memory[(&quot; &amp; [.Y20] &amp; &quot;)&amp;0xFFFF] = &quot; &amp; [.Z20] &amp; &quot;; &quot;; &quot;&quot;);  IF( [.AA20] &lt;&gt; &quot;&quot;; &quot;memory[(&quot; &amp; [.AA20] &amp; &quot;)&amp;0xFFFF] = (&quot; &amp; [.AB20] &amp; &quot;)&amp;0xFF; memory[((&quot; &amp; [.AA20] &amp; &quot;)+1)&amp;0xFFFF] = ((&quot; &amp; [.AB2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20] &lt;&gt; &quot;&quot;; &quot;BB &quot;; &quot;&quot;) &amp; IF([.$AN20] &lt;&gt; &quot;&quot;; &quot;LL HH &quot;; &quot;&quot;) &amp; IF([.$AO20] &lt;&gt; &quot;&quot;; &quot;SS &quot;; &quot;&quot;) &amp; IF([.$AP20] &lt;&gt; &quot;&quot;; &quot;RR &quot;; &quot;&quot;) &amp; IF([.$AQ20] &lt;&gt; &quot;&quot;; &quot;PP QQ &quot;; &quot;&quot;) &amp; LEFT([.$A20];2)" office:value-type="string" office:string-value="SS RR 15" calcext:value-type="string">
            <text:p>SS RR 15</text:p>
          </table:table-cell>
          <table:table-cell table:style-name="ce69" table:formula="of:=&quot;UN&quot; &amp;[.B20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4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16 LL</text:p>
          </table:table-cell>
          <table:table-cell table:style-name="ce22" office:value-type="string" calcext:value-type="string">
            <text:p>ASL</text:p>
          </table:table-cell>
          <table:table-cell table:style-name="ce47" office:value-type="float" office:value="6" calcext:value-type="float">
            <text:p>6</text:p>
          </table:table-cell>
          <table:table-cell table:style-name="ce70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10"/>
          <table:table-cell table:style-name="ce95"/>
          <table:table-cell table:style-name="ce70" office:value-type="string" calcext:value-type="string">
            <text:p>LL + X</text:p>
          </table:table-cell>
          <table:table-cell table:style-name="ce70" office:value-type="string" calcext:value-type="string">
            <text:p>zeroPageWord</text:p>
          </table:table-cell>
          <table:table-cell table:style-name="ce92"/>
          <table:table-cell table:style-name="ce70" office:value-type="string" calcext:value-type="string">
            <text:p>readByte &lt;&lt; 1</text:p>
          </table:table-cell>
          <table:table-cell table:style-name="ce171"/>
          <table:table-cell table:style-name="ce92" table:number-columns-repeated="2"/>
          <table:table-cell table:style-name="ce70"/>
          <table:table-cell table:style-name="ce92"/>
          <table:table-cell table:style-name="ce173" office:value-type="string" calcext:value-type="string">
            <text:p>readByte &gt;&gt; 7</text:p>
          </table:table-cell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3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92" table:number-columns-repeated="2"/>
          <table:table-cell table:style-name="ce244"/>
          <table:table-cell table:style-name="ce95"/>
          <table:table-cell table:style-name="ce253" table:formula="of:=&quot;  if instruction == 0x&quot; &amp; LEFT([.A21];2) &amp; &quot; { &quot; &amp;  join(&quot;&quot;;  IF(LEN([.A21]) &gt; 3; &quot;LL := memory[PC + 1]; &quot;; &quot;&quot;);  IF([.I21] &lt;&gt; &quot;&quot;; &quot;zeroPageWord := memory[(&quot;&amp;[.I21]&amp;&quot;)&amp;0xFF] + (memory[((&quot;&amp;[.I21]&amp;&quot;)+1)&amp;0xFF]&lt;&lt;8); &quot;; &quot;&quot;);  IF([.J21] &lt;&gt; &quot;&quot;; &quot;readByte := memory[(&quot;&amp;[.J21]&amp;&quot;)&amp;0xFFFF]; &quot;; &quot;&quot;); IF([.K21] &lt;&gt; &quot;&quot;; &quot;readWord := memory[(&quot;&amp;[.K21]&amp;&quot;)&amp;0xFFFF] + (memory[((&quot;&amp;[.K21]&amp;&quot;)+1)&amp;0xFFFF]&lt;&lt;8); &quot;; &quot;&quot;);  IF([.L21] &lt;&gt; &quot;&quot;; &quot;result := &quot;&amp;[.L21]&amp;&quot;; &quot;; &quot;&quot;);  IF([.M21] &lt;&gt; &quot;&quot;; &quot;newA := &quot;&amp;[.M21]&amp;&quot;; &quot;; &quot;&quot;); IF([.N21] &lt;&gt; &quot;&quot;; &quot;newX := &quot;&amp;[.N21]&amp;&quot;; &quot;; &quot;&quot;); IF([.O21] &lt;&gt; &quot;&quot;; &quot;newY := &quot;&amp;[.O21]&amp;&quot;; &quot;; &quot;&quot;); IF([.P21] &lt;&gt; &quot;&quot;; &quot;newSP := &quot;&amp;[.P21]&amp;&quot;; &quot;; &quot;&quot;); IF([.Q21] &lt;&gt; &quot;&quot;; &quot;newPC := &quot;&amp;[.Q21]&amp;&quot;; &quot;; &quot;&quot;);  IF([.M21] &lt;&gt; &quot;&quot;; &quot;*A = newA; &quot;; &quot;&quot;); IF([.N21] &lt;&gt; &quot;&quot;; &quot;*X = newX; &quot;; &quot;&quot;); IF([.O21] &lt;&gt; &quot;&quot;; &quot;*Y = newY; &quot;; &quot;&quot;); IF([.P21] &lt;&gt; &quot;&quot;; &quot;*SP = newSP; &quot;; &quot;&quot;); IF([.Q21] &lt;&gt; &quot;&quot;; &quot;*PC = newPC; &quot;; &quot;&quot;);  IF( ([.R21] &amp; [.S21] &amp; [.T21] &amp; [.U21] &amp; [.V21] &amp; [.W21]) &lt;&gt; &quot;&quot;; join(&quot;&quot;;    IF( [.R21] &lt;&gt; &quot;&quot;; &quot;carry := &quot; &amp; [.R21] &amp; &quot;;&quot;; &quot;carry := SR&amp;1; &quot;);   IF( [.S21] &lt;&gt; &quot;&quot;; &quot;zero := &quot; &amp; [.S21] &amp; &quot;;&quot;; &quot;zero := (SR&gt;&gt;1)&amp;1; &quot;);   IF( [.T21] &lt;&gt; &quot;&quot;; &quot;interrupt := &quot; &amp; [.T21] &amp; &quot;;&quot;; &quot;interrupt := (SR&gt;&gt;2)&amp;1; &quot;);   IF( [.U21] &lt;&gt; &quot;&quot;; &quot;decimal := &quot; &amp; [.U21] &amp; &quot;;&quot;; &quot;decimal := (SR&gt;&gt;3)&amp;1; &quot;);   IF( [.V21] &lt;&gt; &quot;&quot;; &quot;overflow := &quot; &amp; [.V21] &amp; &quot;;&quot;; &quot;overflow := (SR&gt;&gt;6)&amp;1; &quot;);   IF( [.W21] &lt;&gt; &quot;&quot;; &quot;negative := &quot; &amp; [.W21] &amp; &quot;;&quot;; &quot;negative := (SR&gt;&gt;7)&amp;1; &quot;)  ); &quot;&quot;);  IF( ([.R21] &amp; [.S21] &amp; [.T21] &amp; [.U21] &amp; [.V21] &amp; [.W21]) &lt;&gt; &quot;&quot;; &quot;*SR = carry + (zero&lt;&lt;1) + (interrupt&lt;&lt;2) + (decimal&lt;&lt;3) + (overflow&lt;&lt;6) + (negative&lt;&lt;7); &quot;; &quot;&quot;);  IF( [.Q21] &lt;&gt; &quot;&quot;; &quot;*PC = &quot; &amp; [.Q21] &amp; &quot;;&quot;; &quot;*PC = PC + &quot; &amp; (LEN([.A21]&amp;&quot; &quot;)/3) &amp; &quot;; &quot; );  IF( [.Y21] &lt;&gt; &quot;&quot;; &quot;memory[(&quot; &amp; [.Y21] &amp; &quot;)&amp;0xFFFF] = &quot; &amp; [.Z21] &amp; &quot;; &quot;; &quot;&quot;);  IF( [.AA21] &lt;&gt; &quot;&quot;; &quot;memory[(&quot; &amp; [.AA21] &amp; &quot;)&amp;0xFFFF] = (&quot; &amp; [.AB21] &amp; &quot;)&amp;0xFF; memory[((&quot; &amp; [.AA21] &amp; &quot;)+1)&amp;0xFFFF] = ((&quot; &amp; [.AB2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1];2) &amp; &quot; ) { &quot; &amp;  join(&quot;&quot;;  IF(LEN([.A21]) &gt; 3; &quot;unsigned char LL = memory[(PC+1)&amp;0xFFFF]; &quot;; &quot;&quot;); IF(LEN([.A21]) &gt; 6; &quot;unsigned int HH = memory[(PC+2)&amp;0xFFFF]; &quot;; &quot;&quot;); IF(LEN([.A21]) &gt; 6; &quot;unsigned int HHLL = LL + (HH&lt;&lt;8); &quot;; &quot;&quot;);  IF([.I21] &lt;&gt; &quot;&quot;; &quot;unsigned int zeroPageWord = memory[(&quot;&amp;[.I21]&amp;&quot;)&amp;0xFF] + (memory[((&quot;&amp;[.I21]&amp;&quot;)+1)&amp;0xFF]&lt;&lt;8); &quot;; &quot;&quot;);  IF([.J21] &lt;&gt; &quot;&quot;; &quot;unsigned char readByte = memory[(&quot;&amp;[.J21]&amp;&quot;)&amp;0xFFFF]; &quot;; &quot;&quot;); IF([.K21] &lt;&gt; &quot;&quot;; &quot;unsigned int readWord := memory[(&quot;&amp;[.K21]&amp;&quot;)&amp;0xFFFF] + (memory[((&quot;&amp;[.K21]&amp;&quot;)+1)&amp;0xFFFF]&lt;&lt;8); &quot;; &quot;&quot;);  IF([.L21] &lt;&gt; &quot;&quot;; &quot;unsigned int result = &quot;&amp;[.L21]&amp;&quot;; &quot;; &quot;&quot;);  IF([.M21] &lt;&gt; &quot;&quot;; &quot;unsigned char newA = &quot;&amp;[.M21]&amp;&quot;; &quot;; &quot;&quot;); IF([.N21] &lt;&gt; &quot;&quot;; &quot;unsigned char newX = &quot;&amp;[.N21]&amp;&quot;; &quot;; &quot;&quot;); IF([.O21] &lt;&gt; &quot;&quot;; &quot;unsigned char newY = &quot;&amp;[.O21]&amp;&quot;; &quot;; &quot;&quot;); IF([.P21] &lt;&gt; &quot;&quot;; &quot;unsigned char newSP = &quot;&amp;[.P21]&amp;&quot;; &quot;; &quot;&quot;); IF([.Q21] &lt;&gt; &quot;&quot;; &quot;unsigned int newPC = (&quot;&amp;[.Q21]&amp;&quot;)&amp;0xFFFF; &quot;; &quot;&quot;);  IF([.M21] &lt;&gt; &quot;&quot;; &quot;*A = newA; &quot;; &quot;&quot;); IF([.N21] &lt;&gt; &quot;&quot;; &quot;*X = newX; &quot;; &quot;&quot;); IF([.O21] &lt;&gt; &quot;&quot;; &quot;*Y = newY; &quot;; &quot;&quot;); IF([.P21] &lt;&gt; &quot;&quot;; &quot;*SP = newSP; &quot;; &quot;&quot;); IF([.Q21] &lt;&gt; &quot;&quot;; &quot;*PC = newPC; &quot;; &quot;&quot;);  IF( ([.R21] &amp; [.S21] &amp; [.T21] &amp; [.U21] &amp; [.V21] &amp; [.W21]) &lt;&gt; &quot;&quot;; join(&quot;&quot;;    IF( [.R21] &lt;&gt; &quot;&quot;; &quot;unsigned char carry = &quot; &amp; [.R21] &amp; &quot;;&quot;; &quot;unsigned char carry = SR&amp;1; &quot;);   IF( [.S21] &lt;&gt; &quot;&quot;; &quot;unsigned char zero = &quot; &amp; [.S21] &amp; &quot;;&quot;; &quot;unsigned char zero = (SR&gt;&gt;1)&amp;1; &quot;);   IF( [.T21] &lt;&gt; &quot;&quot;; &quot;unsigned char interrupt = &quot; &amp; [.T21] &amp; &quot;;&quot;; &quot;unsigned char interrupt = (SR&gt;&gt;2)&amp;1; &quot;);   IF( [.U21] &lt;&gt; &quot;&quot;; &quot;unsigned char decimal = &quot; &amp; [.U21] &amp; &quot;;&quot;; &quot;unsigned char decimal = (SR&gt;&gt;3)&amp;1; &quot;);   IF( [.V21] &lt;&gt; &quot;&quot;; &quot;unsigned char overflow = &quot; &amp; [.V21] &amp; &quot;;&quot;; &quot;unsigned char overflow = (SR&gt;&gt;6)&amp;1; &quot;);   IF( [.W21] &lt;&gt; &quot;&quot;; &quot;unsigned char negative = &quot; &amp; [.W21] &amp; &quot;;&quot;; &quot;unsigned char negative = (SR&gt;&gt;7)&amp;1; &quot;)  ); &quot;&quot;);  IF( ([.R21] &amp; [.S21] &amp; [.T21] &amp; [.U21] &amp; [.V21] &amp; [.W21]) &lt;&gt; &quot;&quot;; &quot;*SR = carry + (zero&lt;&lt;1) + (interrupt&lt;&lt;2) + (decimal&lt;&lt;3) + (overflow&lt;&lt;6) + (negative&lt;&lt;7); &quot;; &quot;&quot;);  IF( [.Q21] &lt;&gt; &quot;&quot;; &quot;*PC = &quot; &amp; [.Q21] &amp; &quot;;&quot;; &quot;*PC = PC + &quot; &amp; (LEN([.A21]&amp;&quot; &quot;)/3) &amp; &quot;; &quot; );  IF( [.Y21] &lt;&gt; &quot;&quot;; &quot;memory[(&quot; &amp; [.Y21] &amp; &quot;)&amp;0xFFFF] = &quot; &amp; [.Z21] &amp; &quot;; &quot;; &quot;&quot;);  IF( [.AA21] &lt;&gt; &quot;&quot;; &quot;memory[(&quot; &amp; [.AA21] &amp; &quot;)&amp;0xFFFF] = (&quot; &amp; [.AB21] &amp; &quot;)&amp;0xFF; memory[((&quot; &amp; [.AA21] &amp; &quot;)+1)&amp;0xFFFF] = ((&quot; &amp; [.AB2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1];2) &amp; &quot; ) { &quot; &amp;  join(&quot;&quot;;  IF(LEN([.A21]) &gt; 3; &quot;const LL = memory[(PC+1)&amp;0xFFFF]; &quot;; &quot;&quot;); IF(LEN([.A21]) &gt; 6; &quot;const HH = memory[(PC+2)&amp;0xFFFF]; &quot;; &quot;&quot;); IF(LEN([.A21]) &gt; 6; &quot;const HHLL = LL + (HH&lt;&lt;8); &quot;; &quot;&quot;);  IF([.I21] &lt;&gt; &quot;&quot;; &quot;const zeroPageWord = memory[(&quot;&amp;[.I21]&amp;&quot;)&amp;0xFF] + (memory[((&quot;&amp;[.I21]&amp;&quot;)+1)&amp;0xFF]&lt;&lt;8); &quot;; &quot;&quot;);  IF([.J21] &lt;&gt; &quot;&quot;; &quot;const readByte = memory[(&quot;&amp;[.J21]&amp;&quot;)&amp;0xFFFF]; &quot;; &quot;&quot;); IF([.K21] &lt;&gt; &quot;&quot;; &quot;const readWord = memory[(&quot;&amp;[.K21]&amp;&quot;)&amp;0xFFFF] + (memory[((&quot;&amp;[.K21]&amp;&quot;)+1)&amp;0xFFFF]&lt;&lt;8); &quot;; &quot;&quot;);  IF([.L21] &lt;&gt; &quot;&quot;; &quot;const result = &quot;&amp;[.L21]&amp;&quot;; &quot;; &quot;&quot;);  IF([.M21] &lt;&gt; &quot;&quot;; &quot;const newA = &quot;&amp;[.M21]&amp;&quot;; &quot;; &quot;&quot;); IF([.N21] &lt;&gt; &quot;&quot;; &quot;const newX = &quot;&amp;[.N21]&amp;&quot;; &quot;; &quot;&quot;); IF([.O21] &lt;&gt; &quot;&quot;; &quot;const newY = &quot;&amp;[.O21]&amp;&quot;; &quot;; &quot;&quot;); IF([.P21] &lt;&gt; &quot;&quot;; &quot;const newSP = &quot;&amp;[.P21]&amp;&quot;; &quot;; &quot;&quot;); IF([.Q21] &lt;&gt; &quot;&quot;; &quot;const newPC = (&quot;&amp;[.Q21]&amp;&quot;)&amp;0xFFFF; &quot;; &quot;&quot;);  IF([.M21] &lt;&gt; &quot;&quot;; &quot;cpu.A = newA; &quot;; &quot;&quot;); IF([.N21] &lt;&gt; &quot;&quot;; &quot;cpu.X = newX; &quot;; &quot;&quot;); IF([.O21] &lt;&gt; &quot;&quot;; &quot;cpu.Y = newY; &quot;; &quot;&quot;); IF([.P21] &lt;&gt; &quot;&quot;; &quot;cpu.SP = newSP; &quot;; &quot;&quot;); IF([.Q21] &lt;&gt; &quot;&quot;; &quot;cpu.PC = newPC; &quot;; &quot;&quot;);  IF( ([.R21] &amp; [.S21] &amp; [.T21] &amp; [.U21] &amp; [.V21] &amp; [.W21]) &lt;&gt; &quot;&quot;; join(&quot;&quot;;    IF( [.R21] &lt;&gt; &quot;&quot;; &quot;const carry = &quot; &amp; [.R21] &amp; &quot;;&quot;;     &quot;const carry = SR&amp;1; &quot;);   IF( [.S21] &lt;&gt; &quot;&quot;; &quot;const zero = &quot; &amp; [.S21] &amp; &quot;;&quot;;      &quot;const zero = (SR&gt;&gt;1)&amp;1; &quot;);   IF( [.T21] &lt;&gt; &quot;&quot;; &quot;const interrupt = &quot; &amp; [.T21] &amp; &quot;;&quot;; &quot;const interrupt = (SR&gt;&gt;2)&amp;1; &quot;);   IF( [.U21] &lt;&gt; &quot;&quot;; &quot;const decimal = &quot; &amp; [.U21] &amp; &quot;;&quot;;   &quot;const decimal = (SR&gt;&gt;3)&amp;1; &quot;);   IF( [.V21] &lt;&gt; &quot;&quot;; &quot;const overflow = &quot; &amp; [.V21] &amp; &quot;;&quot;;  &quot;const overflow = (SR&gt;&gt;6)&amp;1; &quot;);   IF( [.W21] &lt;&gt; &quot;&quot;; &quot;const negative = &quot; &amp; [.W21] &amp; &quot;;&quot;;  &quot;const negative = (SR&gt;&gt;7)&amp;1; &quot;)  ); &quot;&quot;);  IF( ([.R21] &amp; [.S21] &amp; [.T21] &amp; [.U21] &amp; [.V21] &amp; [.W21]) &lt;&gt; &quot;&quot;; &quot;cpu.SR = carry + (zero&lt;&lt;1) + (interrupt&lt;&lt;2) + (decimal&lt;&lt;3) + (overflow&lt;&lt;6) + (negative&lt;&lt;7); &quot;; &quot;&quot;);  IF( [.Q21] &lt;&gt; &quot;&quot;; &quot;*PC = &quot; &amp; [.Q21] &amp; &quot;;&quot;; &quot;cpu.PC = PC + &quot; &amp; (LEN([.A21]&amp;&quot; &quot;)/3) &amp; &quot;; &quot; );  IF( [.Y21] &lt;&gt; &quot;&quot;; &quot;memory[(&quot; &amp; [.Y21] &amp; &quot;)&amp;0xFFFF] = &quot; &amp; [.Z21] &amp; &quot;; &quot;; &quot;&quot;);  IF( [.AA21] &lt;&gt; &quot;&quot;; &quot;memory[(&quot; &amp; [.AA21] &amp; &quot;)&amp;0xFFFF] = (&quot; &amp; [.AB21] &amp; &quot;)&amp;0xFF; memory[((&quot; &amp; [.AA21] &amp; &quot;)+1)&amp;0xFFFF] = ((&quot; &amp; [.AB2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carry, zero, negative</text:p>
          </table:table-cell>
          <table:table-cell table:style-name="ce92"/>
          <table:table-cell table:style-name="ce244"/>
          <table:table-cell table:style-name="ce282" table:formula="of:=IF([.$AM21] &lt;&gt; &quot;&quot;; &quot;BB &quot;; &quot;&quot;) &amp; IF([.$AN21] &lt;&gt; &quot;&quot;; &quot;LL HH &quot;; &quot;&quot;) &amp; IF([.$AO21] &lt;&gt; &quot;&quot;; &quot;SS &quot;; &quot;&quot;) &amp; IF([.$AP21] &lt;&gt; &quot;&quot;; &quot;RR &quot;; &quot;&quot;) &amp; IF([.$AQ21] &lt;&gt; &quot;&quot;; &quot;PP QQ &quot;; &quot;&quot;) &amp; LEFT([.$A21];2)" office:value-type="string" office:string-value="SS 16" calcext:value-type="string">
            <text:p>SS 16</text:p>
          </table:table-cell>
          <table:table-cell table:style-name="ce70" table:formula="of:=&quot;UN&quot; &amp;[.B21]" office:value-type="string" office:string-value="UNASL" calcext:value-type="string">
            <text:p>UNASL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office:value-type="string" calcext:value-type="string">
            <text:p>A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A</text:p>
          </table:table-cell>
          <table:table-cell table:style-name="ce70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18</text:p>
          </table:table-cell>
          <table:table-cell table:style-name="ce20" office:value-type="string" calcext:value-type="string">
            <text:p>CLC</text:p>
          </table:table-cell>
          <table:table-cell table:style-name="ce45" office:value-type="float" office:value="2" calcext:value-type="float">
            <text:p>2</text:p>
          </table:table-cell>
          <table:table-cell table:style-name="ce73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22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2"/>
          <table:table-cell table:style-name="ce68"/>
          <table:table-cell table:style-name="ce73"/>
          <table:table-cell table:style-name="ce198" office:value-type="string" calcext:value-type="string">
            <text:p>0x0</text:p>
          </table:table-cell>
          <table:table-cell table:style-name="ce68"/>
          <table:table-cell table:style-name="ce73" table:number-columns-repeated="4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22];2) &amp; &quot; { &quot; &amp;  join(&quot;&quot;;  IF(LEN([.A22]) &gt; 3; &quot;LL := memory[PC + 1]; &quot;; &quot;&quot;);  IF([.I22] &lt;&gt; &quot;&quot;; &quot;zeroPageWord := memory[(&quot;&amp;[.I22]&amp;&quot;)&amp;0xFF] + (memory[((&quot;&amp;[.I22]&amp;&quot;)+1)&amp;0xFF]&lt;&lt;8); &quot;; &quot;&quot;);  IF([.J22] &lt;&gt; &quot;&quot;; &quot;readByte := memory[(&quot;&amp;[.J22]&amp;&quot;)&amp;0xFFFF]; &quot;; &quot;&quot;); IF([.K22] &lt;&gt; &quot;&quot;; &quot;readWord := memory[(&quot;&amp;[.K22]&amp;&quot;)&amp;0xFFFF] + (memory[((&quot;&amp;[.K22]&amp;&quot;)+1)&amp;0xFFFF]&lt;&lt;8); &quot;; &quot;&quot;);  IF([.L22] &lt;&gt; &quot;&quot;; &quot;result := &quot;&amp;[.L22]&amp;&quot;; &quot;; &quot;&quot;);  IF([.M22] &lt;&gt; &quot;&quot;; &quot;newA := &quot;&amp;[.M22]&amp;&quot;; &quot;; &quot;&quot;); IF([.N22] &lt;&gt; &quot;&quot;; &quot;newX := &quot;&amp;[.N22]&amp;&quot;; &quot;; &quot;&quot;); IF([.O22] &lt;&gt; &quot;&quot;; &quot;newY := &quot;&amp;[.O22]&amp;&quot;; &quot;; &quot;&quot;); IF([.P22] &lt;&gt; &quot;&quot;; &quot;newSP := &quot;&amp;[.P22]&amp;&quot;; &quot;; &quot;&quot;); IF([.Q22] &lt;&gt; &quot;&quot;; &quot;newPC := &quot;&amp;[.Q22]&amp;&quot;; &quot;; &quot;&quot;);  IF([.M22] &lt;&gt; &quot;&quot;; &quot;*A = newA; &quot;; &quot;&quot;); IF([.N22] &lt;&gt; &quot;&quot;; &quot;*X = newX; &quot;; &quot;&quot;); IF([.O22] &lt;&gt; &quot;&quot;; &quot;*Y = newY; &quot;; &quot;&quot;); IF([.P22] &lt;&gt; &quot;&quot;; &quot;*SP = newSP; &quot;; &quot;&quot;); IF([.Q22] &lt;&gt; &quot;&quot;; &quot;*PC = newPC; &quot;; &quot;&quot;);  IF( ([.R22] &amp; [.S22] &amp; [.T22] &amp; [.U22] &amp; [.V22] &amp; [.W22]) &lt;&gt; &quot;&quot;; join(&quot;&quot;;    IF( [.R22] &lt;&gt; &quot;&quot;; &quot;carry := &quot; &amp; [.R22] &amp; &quot;;&quot;; &quot;carry := SR&amp;1; &quot;);   IF( [.S22] &lt;&gt; &quot;&quot;; &quot;zero := &quot; &amp; [.S22] &amp; &quot;;&quot;; &quot;zero := (SR&gt;&gt;1)&amp;1; &quot;);   IF( [.T22] &lt;&gt; &quot;&quot;; &quot;interrupt := &quot; &amp; [.T22] &amp; &quot;;&quot;; &quot;interrupt := (SR&gt;&gt;2)&amp;1; &quot;);   IF( [.U22] &lt;&gt; &quot;&quot;; &quot;decimal := &quot; &amp; [.U22] &amp; &quot;;&quot;; &quot;decimal := (SR&gt;&gt;3)&amp;1; &quot;);   IF( [.V22] &lt;&gt; &quot;&quot;; &quot;overflow := &quot; &amp; [.V22] &amp; &quot;;&quot;; &quot;overflow := (SR&gt;&gt;6)&amp;1; &quot;);   IF( [.W22] &lt;&gt; &quot;&quot;; &quot;negative := &quot; &amp; [.W22] &amp; &quot;;&quot;; &quot;negative := (SR&gt;&gt;7)&amp;1; &quot;)  ); &quot;&quot;);  IF( ([.R22] &amp; [.S22] &amp; [.T22] &amp; [.U22] &amp; [.V22] &amp; [.W22]) &lt;&gt; &quot;&quot;; &quot;*SR = carry + (zero&lt;&lt;1) + (interrupt&lt;&lt;2) + (decimal&lt;&lt;3) + (overflow&lt;&lt;6) + (negative&lt;&lt;7); &quot;; &quot;&quot;);  IF( [.Q22] &lt;&gt; &quot;&quot;; &quot;*PC = &quot; &amp; [.Q22] &amp; &quot;;&quot;; &quot;*PC = PC + &quot; &amp; (LEN([.A22]&amp;&quot; &quot;)/3) &amp; &quot;; &quot; );  IF( [.Y22] &lt;&gt; &quot;&quot;; &quot;memory[(&quot; &amp; [.Y22] &amp; &quot;)&amp;0xFFFF] = &quot; &amp; [.Z22] &amp; &quot;; &quot;; &quot;&quot;);  IF( [.AA22] &lt;&gt; &quot;&quot;; &quot;memory[(&quot; &amp; [.AA22] &amp; &quot;)&amp;0xFFFF] = (&quot; &amp; [.AB22] &amp; &quot;)&amp;0xFF; memory[((&quot; &amp; [.AA22] &amp; &quot;)+1)&amp;0xFFFF] = ((&quot; &amp; [.AB2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2];2) &amp; &quot; ) { &quot; &amp;  join(&quot;&quot;;  IF(LEN([.A22]) &gt; 3; &quot;unsigned char LL = memory[(PC+1)&amp;0xFFFF]; &quot;; &quot;&quot;); IF(LEN([.A22]) &gt; 6; &quot;unsigned int HH = memory[(PC+2)&amp;0xFFFF]; &quot;; &quot;&quot;); IF(LEN([.A22]) &gt; 6; &quot;unsigned int HHLL = LL + (HH&lt;&lt;8); &quot;; &quot;&quot;);  IF([.I22] &lt;&gt; &quot;&quot;; &quot;unsigned int zeroPageWord = memory[(&quot;&amp;[.I22]&amp;&quot;)&amp;0xFF] + (memory[((&quot;&amp;[.I22]&amp;&quot;)+1)&amp;0xFF]&lt;&lt;8); &quot;; &quot;&quot;);  IF([.J22] &lt;&gt; &quot;&quot;; &quot;unsigned char readByte = memory[(&quot;&amp;[.J22]&amp;&quot;)&amp;0xFFFF]; &quot;; &quot;&quot;); IF([.K22] &lt;&gt; &quot;&quot;; &quot;unsigned int readWord := memory[(&quot;&amp;[.K22]&amp;&quot;)&amp;0xFFFF] + (memory[((&quot;&amp;[.K22]&amp;&quot;)+1)&amp;0xFFFF]&lt;&lt;8); &quot;; &quot;&quot;);  IF([.L22] &lt;&gt; &quot;&quot;; &quot;unsigned int result = &quot;&amp;[.L22]&amp;&quot;; &quot;; &quot;&quot;);  IF([.M22] &lt;&gt; &quot;&quot;; &quot;unsigned char newA = &quot;&amp;[.M22]&amp;&quot;; &quot;; &quot;&quot;); IF([.N22] &lt;&gt; &quot;&quot;; &quot;unsigned char newX = &quot;&amp;[.N22]&amp;&quot;; &quot;; &quot;&quot;); IF([.O22] &lt;&gt; &quot;&quot;; &quot;unsigned char newY = &quot;&amp;[.O22]&amp;&quot;; &quot;; &quot;&quot;); IF([.P22] &lt;&gt; &quot;&quot;; &quot;unsigned char newSP = &quot;&amp;[.P22]&amp;&quot;; &quot;; &quot;&quot;); IF([.Q22] &lt;&gt; &quot;&quot;; &quot;unsigned int newPC = (&quot;&amp;[.Q22]&amp;&quot;)&amp;0xFFFF; &quot;; &quot;&quot;);  IF([.M22] &lt;&gt; &quot;&quot;; &quot;*A = newA; &quot;; &quot;&quot;); IF([.N22] &lt;&gt; &quot;&quot;; &quot;*X = newX; &quot;; &quot;&quot;); IF([.O22] &lt;&gt; &quot;&quot;; &quot;*Y = newY; &quot;; &quot;&quot;); IF([.P22] &lt;&gt; &quot;&quot;; &quot;*SP = newSP; &quot;; &quot;&quot;); IF([.Q22] &lt;&gt; &quot;&quot;; &quot;*PC = newPC; &quot;; &quot;&quot;);  IF( ([.R22] &amp; [.S22] &amp; [.T22] &amp; [.U22] &amp; [.V22] &amp; [.W22]) &lt;&gt; &quot;&quot;; join(&quot;&quot;;    IF( [.R22] &lt;&gt; &quot;&quot;; &quot;unsigned char carry = &quot; &amp; [.R22] &amp; &quot;;&quot;; &quot;unsigned char carry = SR&amp;1; &quot;);   IF( [.S22] &lt;&gt; &quot;&quot;; &quot;unsigned char zero = &quot; &amp; [.S22] &amp; &quot;;&quot;; &quot;unsigned char zero = (SR&gt;&gt;1)&amp;1; &quot;);   IF( [.T22] &lt;&gt; &quot;&quot;; &quot;unsigned char interrupt = &quot; &amp; [.T22] &amp; &quot;;&quot;; &quot;unsigned char interrupt = (SR&gt;&gt;2)&amp;1; &quot;);   IF( [.U22] &lt;&gt; &quot;&quot;; &quot;unsigned char decimal = &quot; &amp; [.U22] &amp; &quot;;&quot;; &quot;unsigned char decimal = (SR&gt;&gt;3)&amp;1; &quot;);   IF( [.V22] &lt;&gt; &quot;&quot;; &quot;unsigned char overflow = &quot; &amp; [.V22] &amp; &quot;;&quot;; &quot;unsigned char overflow = (SR&gt;&gt;6)&amp;1; &quot;);   IF( [.W22] &lt;&gt; &quot;&quot;; &quot;unsigned char negative = &quot; &amp; [.W22] &amp; &quot;;&quot;; &quot;unsigned char negative = (SR&gt;&gt;7)&amp;1; &quot;)  ); &quot;&quot;);  IF( ([.R22] &amp; [.S22] &amp; [.T22] &amp; [.U22] &amp; [.V22] &amp; [.W22]) &lt;&gt; &quot;&quot;; &quot;*SR = carry + (zero&lt;&lt;1) + (interrupt&lt;&lt;2) + (decimal&lt;&lt;3) + (overflow&lt;&lt;6) + (negative&lt;&lt;7); &quot;; &quot;&quot;);  IF( [.Q22] &lt;&gt; &quot;&quot;; &quot;*PC = &quot; &amp; [.Q22] &amp; &quot;;&quot;; &quot;*PC = PC + &quot; &amp; (LEN([.A22]&amp;&quot; &quot;)/3) &amp; &quot;; &quot; );  IF( [.Y22] &lt;&gt; &quot;&quot;; &quot;memory[(&quot; &amp; [.Y22] &amp; &quot;)&amp;0xFFFF] = &quot; &amp; [.Z22] &amp; &quot;; &quot;; &quot;&quot;);  IF( [.AA22] &lt;&gt; &quot;&quot;; &quot;memory[(&quot; &amp; [.AA22] &amp; &quot;)&amp;0xFFFF] = (&quot; &amp; [.AB22] &amp; &quot;)&amp;0xFF; memory[((&quot; &amp; [.AA22] &amp; &quot;)+1)&amp;0xFFFF] = ((&quot; &amp; [.AB2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2];2) &amp; &quot; ) { &quot; &amp;  join(&quot;&quot;;  IF(LEN([.A22]) &gt; 3; &quot;const LL = memory[(PC+1)&amp;0xFFFF]; &quot;; &quot;&quot;); IF(LEN([.A22]) &gt; 6; &quot;const HH = memory[(PC+2)&amp;0xFFFF]; &quot;; &quot;&quot;); IF(LEN([.A22]) &gt; 6; &quot;const HHLL = LL + (HH&lt;&lt;8); &quot;; &quot;&quot;);  IF([.I22] &lt;&gt; &quot;&quot;; &quot;const zeroPageWord = memory[(&quot;&amp;[.I22]&amp;&quot;)&amp;0xFF] + (memory[((&quot;&amp;[.I22]&amp;&quot;)+1)&amp;0xFF]&lt;&lt;8); &quot;; &quot;&quot;);  IF([.J22] &lt;&gt; &quot;&quot;; &quot;const readByte = memory[(&quot;&amp;[.J22]&amp;&quot;)&amp;0xFFFF]; &quot;; &quot;&quot;); IF([.K22] &lt;&gt; &quot;&quot;; &quot;const readWord = memory[(&quot;&amp;[.K22]&amp;&quot;)&amp;0xFFFF] + (memory[((&quot;&amp;[.K22]&amp;&quot;)+1)&amp;0xFFFF]&lt;&lt;8); &quot;; &quot;&quot;);  IF([.L22] &lt;&gt; &quot;&quot;; &quot;const result = &quot;&amp;[.L22]&amp;&quot;; &quot;; &quot;&quot;);  IF([.M22] &lt;&gt; &quot;&quot;; &quot;const newA = &quot;&amp;[.M22]&amp;&quot;; &quot;; &quot;&quot;); IF([.N22] &lt;&gt; &quot;&quot;; &quot;const newX = &quot;&amp;[.N22]&amp;&quot;; &quot;; &quot;&quot;); IF([.O22] &lt;&gt; &quot;&quot;; &quot;const newY = &quot;&amp;[.O22]&amp;&quot;; &quot;; &quot;&quot;); IF([.P22] &lt;&gt; &quot;&quot;; &quot;const newSP = &quot;&amp;[.P22]&amp;&quot;; &quot;; &quot;&quot;); IF([.Q22] &lt;&gt; &quot;&quot;; &quot;const newPC = (&quot;&amp;[.Q22]&amp;&quot;)&amp;0xFFFF; &quot;; &quot;&quot;);  IF([.M22] &lt;&gt; &quot;&quot;; &quot;cpu.A = newA; &quot;; &quot;&quot;); IF([.N22] &lt;&gt; &quot;&quot;; &quot;cpu.X = newX; &quot;; &quot;&quot;); IF([.O22] &lt;&gt; &quot;&quot;; &quot;cpu.Y = newY; &quot;; &quot;&quot;); IF([.P22] &lt;&gt; &quot;&quot;; &quot;cpu.SP = newSP; &quot;; &quot;&quot;); IF([.Q22] &lt;&gt; &quot;&quot;; &quot;cpu.PC = newPC; &quot;; &quot;&quot;);  IF( ([.R22] &amp; [.S22] &amp; [.T22] &amp; [.U22] &amp; [.V22] &amp; [.W22]) &lt;&gt; &quot;&quot;; join(&quot;&quot;;    IF( [.R22] &lt;&gt; &quot;&quot;; &quot;const carry = &quot; &amp; [.R22] &amp; &quot;;&quot;;     &quot;const carry = SR&amp;1; &quot;);   IF( [.S22] &lt;&gt; &quot;&quot;; &quot;const zero = &quot; &amp; [.S22] &amp; &quot;;&quot;;      &quot;const zero = (SR&gt;&gt;1)&amp;1; &quot;);   IF( [.T22] &lt;&gt; &quot;&quot;; &quot;const interrupt = &quot; &amp; [.T22] &amp; &quot;;&quot;; &quot;const interrupt = (SR&gt;&gt;2)&amp;1; &quot;);   IF( [.U22] &lt;&gt; &quot;&quot;; &quot;const decimal = &quot; &amp; [.U22] &amp; &quot;;&quot;;   &quot;const decimal = (SR&gt;&gt;3)&amp;1; &quot;);   IF( [.V22] &lt;&gt; &quot;&quot;; &quot;const overflow = &quot; &amp; [.V22] &amp; &quot;;&quot;;  &quot;const overflow = (SR&gt;&gt;6)&amp;1; &quot;);   IF( [.W22] &lt;&gt; &quot;&quot;; &quot;const negative = &quot; &amp; [.W22] &amp; &quot;;&quot;;  &quot;const negative = (SR&gt;&gt;7)&amp;1; &quot;)  ); &quot;&quot;);  IF( ([.R22] &amp; [.S22] &amp; [.T22] &amp; [.U22] &amp; [.V22] &amp; [.W22]) &lt;&gt; &quot;&quot;; &quot;cpu.SR = carry + (zero&lt;&lt;1) + (interrupt&lt;&lt;2) + (decimal&lt;&lt;3) + (overflow&lt;&lt;6) + (negative&lt;&lt;7); &quot;; &quot;&quot;);  IF( [.Q22] &lt;&gt; &quot;&quot;; &quot;*PC = &quot; &amp; [.Q22] &amp; &quot;;&quot;; &quot;cpu.PC = PC + &quot; &amp; (LEN([.A22]&amp;&quot; &quot;)/3) &amp; &quot;; &quot; );  IF( [.Y22] &lt;&gt; &quot;&quot;; &quot;memory[(&quot; &amp; [.Y22] &amp; &quot;)&amp;0xFFFF] = &quot; &amp; [.Z22] &amp; &quot;; &quot;; &quot;&quot;);  IF( [.AA22] &lt;&gt; &quot;&quot;; &quot;memory[(&quot; &amp; [.AA22] &amp; &quot;)&amp;0xFFFF] = (&quot; &amp; [.AB22] &amp; &quot;)&amp;0xFF; memory[((&quot; &amp; [.AA22] &amp; &quot;)+1)&amp;0xFFFF] = ((&quot; &amp; [.AB2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carry</text:p>
          </table:table-cell>
          <table:table-cell table:style-name="ce73"/>
          <table:table-cell table:style-name="ce244"/>
          <table:table-cell table:style-name="ce282" table:formula="of:=IF([.$AM22] &lt;&gt; &quot;&quot;; &quot;BB &quot;; &quot;&quot;) &amp; IF([.$AN22] &lt;&gt; &quot;&quot;; &quot;LL HH &quot;; &quot;&quot;) &amp; IF([.$AO22] &lt;&gt; &quot;&quot;; &quot;SS &quot;; &quot;&quot;) &amp; IF([.$AP22] &lt;&gt; &quot;&quot;; &quot;RR &quot;; &quot;&quot;) &amp; IF([.$AQ22] &lt;&gt; &quot;&quot;; &quot;PP QQ &quot;; &quot;&quot;) &amp; LEFT([.$A22];2)" office:value-type="string" office:string-value="SS 18" calcext:value-type="string">
            <text:p>SS 18</text:p>
          </table:table-cell>
          <table:table-cell table:style-name="ce68" table:formula="of:=&quot;UN&quot; &amp;[.B22]" office:value-type="string" office:string-value="UNCLC" calcext:value-type="string">
            <text:p>UNCLC</text:p>
          </table:table-cell>
          <table:table-cell table:style-name="ce68"/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19 LL HH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string" calcext:value-type="string">
            <text:p>4*</text:p>
          </table:table-cell>
          <table:table-cell table:style-name="ce69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77"/>
          <table:table-cell table:style-name="ce69" office:value-type="string" calcext:value-type="string">
            <text:p>HHLL + Y</text:p>
          </table:table-cell>
          <table:table-cell table:style-name="ce77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23];2) &amp; &quot; { &quot; &amp;  join(&quot;&quot;;  IF(LEN([.A23]) &gt; 3; &quot;LL := memory[PC + 1]; &quot;; &quot;&quot;);  IF([.I23] &lt;&gt; &quot;&quot;; &quot;zeroPageWord := memory[(&quot;&amp;[.I23]&amp;&quot;)&amp;0xFF] + (memory[((&quot;&amp;[.I23]&amp;&quot;)+1)&amp;0xFF]&lt;&lt;8); &quot;; &quot;&quot;);  IF([.J23] &lt;&gt; &quot;&quot;; &quot;readByte := memory[(&quot;&amp;[.J23]&amp;&quot;)&amp;0xFFFF]; &quot;; &quot;&quot;); IF([.K23] &lt;&gt; &quot;&quot;; &quot;readWord := memory[(&quot;&amp;[.K23]&amp;&quot;)&amp;0xFFFF] + (memory[((&quot;&amp;[.K23]&amp;&quot;)+1)&amp;0xFFFF]&lt;&lt;8); &quot;; &quot;&quot;);  IF([.L23] &lt;&gt; &quot;&quot;; &quot;result := &quot;&amp;[.L23]&amp;&quot;; &quot;; &quot;&quot;);  IF([.M23] &lt;&gt; &quot;&quot;; &quot;newA := &quot;&amp;[.M23]&amp;&quot;; &quot;; &quot;&quot;); IF([.N23] &lt;&gt; &quot;&quot;; &quot;newX := &quot;&amp;[.N23]&amp;&quot;; &quot;; &quot;&quot;); IF([.O23] &lt;&gt; &quot;&quot;; &quot;newY := &quot;&amp;[.O23]&amp;&quot;; &quot;; &quot;&quot;); IF([.P23] &lt;&gt; &quot;&quot;; &quot;newSP := &quot;&amp;[.P23]&amp;&quot;; &quot;; &quot;&quot;); IF([.Q23] &lt;&gt; &quot;&quot;; &quot;newPC := &quot;&amp;[.Q23]&amp;&quot;; &quot;; &quot;&quot;);  IF([.M23] &lt;&gt; &quot;&quot;; &quot;*A = newA; &quot;; &quot;&quot;); IF([.N23] &lt;&gt; &quot;&quot;; &quot;*X = newX; &quot;; &quot;&quot;); IF([.O23] &lt;&gt; &quot;&quot;; &quot;*Y = newY; &quot;; &quot;&quot;); IF([.P23] &lt;&gt; &quot;&quot;; &quot;*SP = newSP; &quot;; &quot;&quot;); IF([.Q23] &lt;&gt; &quot;&quot;; &quot;*PC = newPC; &quot;; &quot;&quot;);  IF( ([.R23] &amp; [.S23] &amp; [.T23] &amp; [.U23] &amp; [.V23] &amp; [.W23]) &lt;&gt; &quot;&quot;; join(&quot;&quot;;    IF( [.R23] &lt;&gt; &quot;&quot;; &quot;carry := &quot; &amp; [.R23] &amp; &quot;;&quot;; &quot;carry := SR&amp;1; &quot;);   IF( [.S23] &lt;&gt; &quot;&quot;; &quot;zero := &quot; &amp; [.S23] &amp; &quot;;&quot;; &quot;zero := (SR&gt;&gt;1)&amp;1; &quot;);   IF( [.T23] &lt;&gt; &quot;&quot;; &quot;interrupt := &quot; &amp; [.T23] &amp; &quot;;&quot;; &quot;interrupt := (SR&gt;&gt;2)&amp;1; &quot;);   IF( [.U23] &lt;&gt; &quot;&quot;; &quot;decimal := &quot; &amp; [.U23] &amp; &quot;;&quot;; &quot;decimal := (SR&gt;&gt;3)&amp;1; &quot;);   IF( [.V23] &lt;&gt; &quot;&quot;; &quot;overflow := &quot; &amp; [.V23] &amp; &quot;;&quot;; &quot;overflow := (SR&gt;&gt;6)&amp;1; &quot;);   IF( [.W23] &lt;&gt; &quot;&quot;; &quot;negative := &quot; &amp; [.W23] &amp; &quot;;&quot;; &quot;negative := (SR&gt;&gt;7)&amp;1; &quot;)  ); &quot;&quot;);  IF( ([.R23] &amp; [.S23] &amp; [.T23] &amp; [.U23] &amp; [.V23] &amp; [.W23]) &lt;&gt; &quot;&quot;; &quot;*SR = carry + (zero&lt;&lt;1) + (interrupt&lt;&lt;2) + (decimal&lt;&lt;3) + (overflow&lt;&lt;6) + (negative&lt;&lt;7); &quot;; &quot;&quot;);  IF( [.Q23] &lt;&gt; &quot;&quot;; &quot;*PC = &quot; &amp; [.Q23] &amp; &quot;;&quot;; &quot;*PC = PC + &quot; &amp; (LEN([.A23]&amp;&quot; &quot;)/3) &amp; &quot;; &quot; );  IF( [.Y23] &lt;&gt; &quot;&quot;; &quot;memory[(&quot; &amp; [.Y23] &amp; &quot;)&amp;0xFFFF] = &quot; &amp; [.Z23] &amp; &quot;; &quot;; &quot;&quot;);  IF( [.AA23] &lt;&gt; &quot;&quot;; &quot;memory[(&quot; &amp; [.AA23] &amp; &quot;)&amp;0xFFFF] = (&quot; &amp; [.AB23] &amp; &quot;)&amp;0xFF; memory[((&quot; &amp; [.AA23] &amp; &quot;)+1)&amp;0xFFFF] = ((&quot; &amp; [.AB2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3];2) &amp; &quot; ) { &quot; &amp;  join(&quot;&quot;;  IF(LEN([.A23]) &gt; 3; &quot;unsigned char LL = memory[(PC+1)&amp;0xFFFF]; &quot;; &quot;&quot;); IF(LEN([.A23]) &gt; 6; &quot;unsigned int HH = memory[(PC+2)&amp;0xFFFF]; &quot;; &quot;&quot;); IF(LEN([.A23]) &gt; 6; &quot;unsigned int HHLL = LL + (HH&lt;&lt;8); &quot;; &quot;&quot;);  IF([.I23] &lt;&gt; &quot;&quot;; &quot;unsigned int zeroPageWord = memory[(&quot;&amp;[.I23]&amp;&quot;)&amp;0xFF] + (memory[((&quot;&amp;[.I23]&amp;&quot;)+1)&amp;0xFF]&lt;&lt;8); &quot;; &quot;&quot;);  IF([.J23] &lt;&gt; &quot;&quot;; &quot;unsigned char readByte = memory[(&quot;&amp;[.J23]&amp;&quot;)&amp;0xFFFF]; &quot;; &quot;&quot;); IF([.K23] &lt;&gt; &quot;&quot;; &quot;unsigned int readWord := memory[(&quot;&amp;[.K23]&amp;&quot;)&amp;0xFFFF] + (memory[((&quot;&amp;[.K23]&amp;&quot;)+1)&amp;0xFFFF]&lt;&lt;8); &quot;; &quot;&quot;);  IF([.L23] &lt;&gt; &quot;&quot;; &quot;unsigned int result = &quot;&amp;[.L23]&amp;&quot;; &quot;; &quot;&quot;);  IF([.M23] &lt;&gt; &quot;&quot;; &quot;unsigned char newA = &quot;&amp;[.M23]&amp;&quot;; &quot;; &quot;&quot;); IF([.N23] &lt;&gt; &quot;&quot;; &quot;unsigned char newX = &quot;&amp;[.N23]&amp;&quot;; &quot;; &quot;&quot;); IF([.O23] &lt;&gt; &quot;&quot;; &quot;unsigned char newY = &quot;&amp;[.O23]&amp;&quot;; &quot;; &quot;&quot;); IF([.P23] &lt;&gt; &quot;&quot;; &quot;unsigned char newSP = &quot;&amp;[.P23]&amp;&quot;; &quot;; &quot;&quot;); IF([.Q23] &lt;&gt; &quot;&quot;; &quot;unsigned int newPC = (&quot;&amp;[.Q23]&amp;&quot;)&amp;0xFFFF; &quot;; &quot;&quot;);  IF([.M23] &lt;&gt; &quot;&quot;; &quot;*A = newA; &quot;; &quot;&quot;); IF([.N23] &lt;&gt; &quot;&quot;; &quot;*X = newX; &quot;; &quot;&quot;); IF([.O23] &lt;&gt; &quot;&quot;; &quot;*Y = newY; &quot;; &quot;&quot;); IF([.P23] &lt;&gt; &quot;&quot;; &quot;*SP = newSP; &quot;; &quot;&quot;); IF([.Q23] &lt;&gt; &quot;&quot;; &quot;*PC = newPC; &quot;; &quot;&quot;);  IF( ([.R23] &amp; [.S23] &amp; [.T23] &amp; [.U23] &amp; [.V23] &amp; [.W23]) &lt;&gt; &quot;&quot;; join(&quot;&quot;;    IF( [.R23] &lt;&gt; &quot;&quot;; &quot;unsigned char carry = &quot; &amp; [.R23] &amp; &quot;;&quot;; &quot;unsigned char carry = SR&amp;1; &quot;);   IF( [.S23] &lt;&gt; &quot;&quot;; &quot;unsigned char zero = &quot; &amp; [.S23] &amp; &quot;;&quot;; &quot;unsigned char zero = (SR&gt;&gt;1)&amp;1; &quot;);   IF( [.T23] &lt;&gt; &quot;&quot;; &quot;unsigned char interrupt = &quot; &amp; [.T23] &amp; &quot;;&quot;; &quot;unsigned char interrupt = (SR&gt;&gt;2)&amp;1; &quot;);   IF( [.U23] &lt;&gt; &quot;&quot;; &quot;unsigned char decimal = &quot; &amp; [.U23] &amp; &quot;;&quot;; &quot;unsigned char decimal = (SR&gt;&gt;3)&amp;1; &quot;);   IF( [.V23] &lt;&gt; &quot;&quot;; &quot;unsigned char overflow = &quot; &amp; [.V23] &amp; &quot;;&quot;; &quot;unsigned char overflow = (SR&gt;&gt;6)&amp;1; &quot;);   IF( [.W23] &lt;&gt; &quot;&quot;; &quot;unsigned char negative = &quot; &amp; [.W23] &amp; &quot;;&quot;; &quot;unsigned char negative = (SR&gt;&gt;7)&amp;1; &quot;)  ); &quot;&quot;);  IF( ([.R23] &amp; [.S23] &amp; [.T23] &amp; [.U23] &amp; [.V23] &amp; [.W23]) &lt;&gt; &quot;&quot;; &quot;*SR = carry + (zero&lt;&lt;1) + (interrupt&lt;&lt;2) + (decimal&lt;&lt;3) + (overflow&lt;&lt;6) + (negative&lt;&lt;7); &quot;; &quot;&quot;);  IF( [.Q23] &lt;&gt; &quot;&quot;; &quot;*PC = &quot; &amp; [.Q23] &amp; &quot;;&quot;; &quot;*PC = PC + &quot; &amp; (LEN([.A23]&amp;&quot; &quot;)/3) &amp; &quot;; &quot; );  IF( [.Y23] &lt;&gt; &quot;&quot;; &quot;memory[(&quot; &amp; [.Y23] &amp; &quot;)&amp;0xFFFF] = &quot; &amp; [.Z23] &amp; &quot;; &quot;; &quot;&quot;);  IF( [.AA23] &lt;&gt; &quot;&quot;; &quot;memory[(&quot; &amp; [.AA23] &amp; &quot;)&amp;0xFFFF] = (&quot; &amp; [.AB23] &amp; &quot;)&amp;0xFF; memory[((&quot; &amp; [.AA23] &amp; &quot;)+1)&amp;0xFFFF] = ((&quot; &amp; [.AB2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3];2) &amp; &quot; ) { &quot; &amp;  join(&quot;&quot;;  IF(LEN([.A23]) &gt; 3; &quot;const LL = memory[(PC+1)&amp;0xFFFF]; &quot;; &quot;&quot;); IF(LEN([.A23]) &gt; 6; &quot;const HH = memory[(PC+2)&amp;0xFFFF]; &quot;; &quot;&quot;); IF(LEN([.A23]) &gt; 6; &quot;const HHLL = LL + (HH&lt;&lt;8); &quot;; &quot;&quot;);  IF([.I23] &lt;&gt; &quot;&quot;; &quot;const zeroPageWord = memory[(&quot;&amp;[.I23]&amp;&quot;)&amp;0xFF] + (memory[((&quot;&amp;[.I23]&amp;&quot;)+1)&amp;0xFF]&lt;&lt;8); &quot;; &quot;&quot;);  IF([.J23] &lt;&gt; &quot;&quot;; &quot;const readByte = memory[(&quot;&amp;[.J23]&amp;&quot;)&amp;0xFFFF]; &quot;; &quot;&quot;); IF([.K23] &lt;&gt; &quot;&quot;; &quot;const readWord = memory[(&quot;&amp;[.K23]&amp;&quot;)&amp;0xFFFF] + (memory[((&quot;&amp;[.K23]&amp;&quot;)+1)&amp;0xFFFF]&lt;&lt;8); &quot;; &quot;&quot;);  IF([.L23] &lt;&gt; &quot;&quot;; &quot;const result = &quot;&amp;[.L23]&amp;&quot;; &quot;; &quot;&quot;);  IF([.M23] &lt;&gt; &quot;&quot;; &quot;const newA = &quot;&amp;[.M23]&amp;&quot;; &quot;; &quot;&quot;); IF([.N23] &lt;&gt; &quot;&quot;; &quot;const newX = &quot;&amp;[.N23]&amp;&quot;; &quot;; &quot;&quot;); IF([.O23] &lt;&gt; &quot;&quot;; &quot;const newY = &quot;&amp;[.O23]&amp;&quot;; &quot;; &quot;&quot;); IF([.P23] &lt;&gt; &quot;&quot;; &quot;const newSP = &quot;&amp;[.P23]&amp;&quot;; &quot;; &quot;&quot;); IF([.Q23] &lt;&gt; &quot;&quot;; &quot;const newPC = (&quot;&amp;[.Q23]&amp;&quot;)&amp;0xFFFF; &quot;; &quot;&quot;);  IF([.M23] &lt;&gt; &quot;&quot;; &quot;cpu.A = newA; &quot;; &quot;&quot;); IF([.N23] &lt;&gt; &quot;&quot;; &quot;cpu.X = newX; &quot;; &quot;&quot;); IF([.O23] &lt;&gt; &quot;&quot;; &quot;cpu.Y = newY; &quot;; &quot;&quot;); IF([.P23] &lt;&gt; &quot;&quot;; &quot;cpu.SP = newSP; &quot;; &quot;&quot;); IF([.Q23] &lt;&gt; &quot;&quot;; &quot;cpu.PC = newPC; &quot;; &quot;&quot;);  IF( ([.R23] &amp; [.S23] &amp; [.T23] &amp; [.U23] &amp; [.V23] &amp; [.W23]) &lt;&gt; &quot;&quot;; join(&quot;&quot;;    IF( [.R23] &lt;&gt; &quot;&quot;; &quot;const carry = &quot; &amp; [.R23] &amp; &quot;;&quot;;     &quot;const carry = SR&amp;1; &quot;);   IF( [.S23] &lt;&gt; &quot;&quot;; &quot;const zero = &quot; &amp; [.S23] &amp; &quot;;&quot;;      &quot;const zero = (SR&gt;&gt;1)&amp;1; &quot;);   IF( [.T23] &lt;&gt; &quot;&quot;; &quot;const interrupt = &quot; &amp; [.T23] &amp; &quot;;&quot;; &quot;const interrupt = (SR&gt;&gt;2)&amp;1; &quot;);   IF( [.U23] &lt;&gt; &quot;&quot;; &quot;const decimal = &quot; &amp; [.U23] &amp; &quot;;&quot;;   &quot;const decimal = (SR&gt;&gt;3)&amp;1; &quot;);   IF( [.V23] &lt;&gt; &quot;&quot;; &quot;const overflow = &quot; &amp; [.V23] &amp; &quot;;&quot;;  &quot;const overflow = (SR&gt;&gt;6)&amp;1; &quot;);   IF( [.W23] &lt;&gt; &quot;&quot;; &quot;const negative = &quot; &amp; [.W23] &amp; &quot;;&quot;;  &quot;const negative = (SR&gt;&gt;7)&amp;1; &quot;)  ); &quot;&quot;);  IF( ([.R23] &amp; [.S23] &amp; [.T23] &amp; [.U23] &amp; [.V23] &amp; [.W23]) &lt;&gt; &quot;&quot;; &quot;cpu.SR = carry + (zero&lt;&lt;1) + (interrupt&lt;&lt;2) + (decimal&lt;&lt;3) + (overflow&lt;&lt;6) + (negative&lt;&lt;7); &quot;; &quot;&quot;);  IF( [.Q23] &lt;&gt; &quot;&quot;; &quot;*PC = &quot; &amp; [.Q23] &amp; &quot;;&quot;; &quot;cpu.PC = PC + &quot; &amp; (LEN([.A23]&amp;&quot; &quot;)/3) &amp; &quot;; &quot; );  IF( [.Y23] &lt;&gt; &quot;&quot;; &quot;memory[(&quot; &amp; [.Y23] &amp; &quot;)&amp;0xFFFF] = &quot; &amp; [.Z23] &amp; &quot;; &quot;; &quot;&quot;);  IF( [.AA23] &lt;&gt; &quot;&quot;; &quot;memory[(&quot; &amp; [.AA23] &amp; &quot;)&amp;0xFFFF] = (&quot; &amp; [.AB23] &amp; &quot;)&amp;0xFF; memory[((&quot; &amp; [.AA23] &amp; &quot;)+1)&amp;0xFFFF] = ((&quot; &amp; [.AB2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23] &lt;&gt; &quot;&quot;; &quot;BB &quot;; &quot;&quot;) &amp; IF([.$AN23] &lt;&gt; &quot;&quot;; &quot;LL HH &quot;; &quot;&quot;) &amp; IF([.$AO23] &lt;&gt; &quot;&quot;; &quot;SS &quot;; &quot;&quot;) &amp; IF([.$AP23] &lt;&gt; &quot;&quot;; &quot;RR &quot;; &quot;&quot;) &amp; IF([.$AQ23] &lt;&gt; &quot;&quot;; &quot;PP QQ &quot;; &quot;&quot;) &amp; LEFT([.$A23];2)" office:value-type="string" office:string-value="SS RR 19" calcext:value-type="string">
            <text:p>SS RR 19</text:p>
          </table:table-cell>
          <table:table-cell table:style-name="ce69" table:formula="of:=&quot;UN&quot; &amp;[.B23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Y</text:p>
          </table:table-cell>
          <table:table-cell table:style-name="ce69" table:number-columns-repeated="4"/>
          <table:table-cell table:style-name="ce69" office:value-type="string" calcext:value-type="string">
            <text:p>A</text:p>
          </table:table-cell>
          <table:table-cell table:style-name="ce69" table:number-columns-repeated="6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1D LL HH</text:p>
          </table:table-cell>
          <table:table-cell table:style-name="ce21" office:value-type="string" calcext:value-type="string">
            <text:p>ORA</text:p>
          </table:table-cell>
          <table:table-cell table:style-name="ce46" office:value-type="string" calcext:value-type="string">
            <text:p>4*</text:p>
          </table:table-cell>
          <table:table-cell table:style-name="ce69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77"/>
          <table:table-cell table:style-name="ce69" office:value-type="string" calcext:value-type="string">
            <text:p>HHLL + X</text:p>
          </table:table-cell>
          <table:table-cell table:style-name="ce77"/>
          <table:table-cell table:style-name="ce69" office:value-type="string" calcext:value-type="string">
            <text:p>A | readByte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2"/>
          <table:table-cell table:style-name="ce69"/>
          <table:table-cell table:style-name="ce77"/>
          <table:table-cell table:style-name="ce170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24];2) &amp; &quot; { &quot; &amp;  join(&quot;&quot;;  IF(LEN([.A24]) &gt; 3; &quot;LL := memory[PC + 1]; &quot;; &quot;&quot;);  IF([.I24] &lt;&gt; &quot;&quot;; &quot;zeroPageWord := memory[(&quot;&amp;[.I24]&amp;&quot;)&amp;0xFF] + (memory[((&quot;&amp;[.I24]&amp;&quot;)+1)&amp;0xFF]&lt;&lt;8); &quot;; &quot;&quot;);  IF([.J24] &lt;&gt; &quot;&quot;; &quot;readByte := memory[(&quot;&amp;[.J24]&amp;&quot;)&amp;0xFFFF]; &quot;; &quot;&quot;); IF([.K24] &lt;&gt; &quot;&quot;; &quot;readWord := memory[(&quot;&amp;[.K24]&amp;&quot;)&amp;0xFFFF] + (memory[((&quot;&amp;[.K24]&amp;&quot;)+1)&amp;0xFFFF]&lt;&lt;8); &quot;; &quot;&quot;);  IF([.L24] &lt;&gt; &quot;&quot;; &quot;result := &quot;&amp;[.L24]&amp;&quot;; &quot;; &quot;&quot;);  IF([.M24] &lt;&gt; &quot;&quot;; &quot;newA := &quot;&amp;[.M24]&amp;&quot;; &quot;; &quot;&quot;); IF([.N24] &lt;&gt; &quot;&quot;; &quot;newX := &quot;&amp;[.N24]&amp;&quot;; &quot;; &quot;&quot;); IF([.O24] &lt;&gt; &quot;&quot;; &quot;newY := &quot;&amp;[.O24]&amp;&quot;; &quot;; &quot;&quot;); IF([.P24] &lt;&gt; &quot;&quot;; &quot;newSP := &quot;&amp;[.P24]&amp;&quot;; &quot;; &quot;&quot;); IF([.Q24] &lt;&gt; &quot;&quot;; &quot;newPC := &quot;&amp;[.Q24]&amp;&quot;; &quot;; &quot;&quot;);  IF([.M24] &lt;&gt; &quot;&quot;; &quot;*A = newA; &quot;; &quot;&quot;); IF([.N24] &lt;&gt; &quot;&quot;; &quot;*X = newX; &quot;; &quot;&quot;); IF([.O24] &lt;&gt; &quot;&quot;; &quot;*Y = newY; &quot;; &quot;&quot;); IF([.P24] &lt;&gt; &quot;&quot;; &quot;*SP = newSP; &quot;; &quot;&quot;); IF([.Q24] &lt;&gt; &quot;&quot;; &quot;*PC = newPC; &quot;; &quot;&quot;);  IF( ([.R24] &amp; [.S24] &amp; [.T24] &amp; [.U24] &amp; [.V24] &amp; [.W24]) &lt;&gt; &quot;&quot;; join(&quot;&quot;;    IF( [.R24] &lt;&gt; &quot;&quot;; &quot;carry := &quot; &amp; [.R24] &amp; &quot;;&quot;; &quot;carry := SR&amp;1; &quot;);   IF( [.S24] &lt;&gt; &quot;&quot;; &quot;zero := &quot; &amp; [.S24] &amp; &quot;;&quot;; &quot;zero := (SR&gt;&gt;1)&amp;1; &quot;);   IF( [.T24] &lt;&gt; &quot;&quot;; &quot;interrupt := &quot; &amp; [.T24] &amp; &quot;;&quot;; &quot;interrupt := (SR&gt;&gt;2)&amp;1; &quot;);   IF( [.U24] &lt;&gt; &quot;&quot;; &quot;decimal := &quot; &amp; [.U24] &amp; &quot;;&quot;; &quot;decimal := (SR&gt;&gt;3)&amp;1; &quot;);   IF( [.V24] &lt;&gt; &quot;&quot;; &quot;overflow := &quot; &amp; [.V24] &amp; &quot;;&quot;; &quot;overflow := (SR&gt;&gt;6)&amp;1; &quot;);   IF( [.W24] &lt;&gt; &quot;&quot;; &quot;negative := &quot; &amp; [.W24] &amp; &quot;;&quot;; &quot;negative := (SR&gt;&gt;7)&amp;1; &quot;)  ); &quot;&quot;);  IF( ([.R24] &amp; [.S24] &amp; [.T24] &amp; [.U24] &amp; [.V24] &amp; [.W24]) &lt;&gt; &quot;&quot;; &quot;*SR = carry + (zero&lt;&lt;1) + (interrupt&lt;&lt;2) + (decimal&lt;&lt;3) + (overflow&lt;&lt;6) + (negative&lt;&lt;7); &quot;; &quot;&quot;);  IF( [.Q24] &lt;&gt; &quot;&quot;; &quot;*PC = &quot; &amp; [.Q24] &amp; &quot;;&quot;; &quot;*PC = PC + &quot; &amp; (LEN([.A24]&amp;&quot; &quot;)/3) &amp; &quot;; &quot; );  IF( [.Y24] &lt;&gt; &quot;&quot;; &quot;memory[(&quot; &amp; [.Y24] &amp; &quot;)&amp;0xFFFF] = &quot; &amp; [.Z24] &amp; &quot;; &quot;; &quot;&quot;);  IF( [.AA24] &lt;&gt; &quot;&quot;; &quot;memory[(&quot; &amp; [.AA24] &amp; &quot;)&amp;0xFFFF] = (&quot; &amp; [.AB24] &amp; &quot;)&amp;0xFF; memory[((&quot; &amp; [.AA24] &amp; &quot;)+1)&amp;0xFFFF] = ((&quot; &amp; [.AB2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4];2) &amp; &quot; ) { &quot; &amp;  join(&quot;&quot;;  IF(LEN([.A24]) &gt; 3; &quot;unsigned char LL = memory[(PC+1)&amp;0xFFFF]; &quot;; &quot;&quot;); IF(LEN([.A24]) &gt; 6; &quot;unsigned int HH = memory[(PC+2)&amp;0xFFFF]; &quot;; &quot;&quot;); IF(LEN([.A24]) &gt; 6; &quot;unsigned int HHLL = LL + (HH&lt;&lt;8); &quot;; &quot;&quot;);  IF([.I24] &lt;&gt; &quot;&quot;; &quot;unsigned int zeroPageWord = memory[(&quot;&amp;[.I24]&amp;&quot;)&amp;0xFF] + (memory[((&quot;&amp;[.I24]&amp;&quot;)+1)&amp;0xFF]&lt;&lt;8); &quot;; &quot;&quot;);  IF([.J24] &lt;&gt; &quot;&quot;; &quot;unsigned char readByte = memory[(&quot;&amp;[.J24]&amp;&quot;)&amp;0xFFFF]; &quot;; &quot;&quot;); IF([.K24] &lt;&gt; &quot;&quot;; &quot;unsigned int readWord := memory[(&quot;&amp;[.K24]&amp;&quot;)&amp;0xFFFF] + (memory[((&quot;&amp;[.K24]&amp;&quot;)+1)&amp;0xFFFF]&lt;&lt;8); &quot;; &quot;&quot;);  IF([.L24] &lt;&gt; &quot;&quot;; &quot;unsigned int result = &quot;&amp;[.L24]&amp;&quot;; &quot;; &quot;&quot;);  IF([.M24] &lt;&gt; &quot;&quot;; &quot;unsigned char newA = &quot;&amp;[.M24]&amp;&quot;; &quot;; &quot;&quot;); IF([.N24] &lt;&gt; &quot;&quot;; &quot;unsigned char newX = &quot;&amp;[.N24]&amp;&quot;; &quot;; &quot;&quot;); IF([.O24] &lt;&gt; &quot;&quot;; &quot;unsigned char newY = &quot;&amp;[.O24]&amp;&quot;; &quot;; &quot;&quot;); IF([.P24] &lt;&gt; &quot;&quot;; &quot;unsigned char newSP = &quot;&amp;[.P24]&amp;&quot;; &quot;; &quot;&quot;); IF([.Q24] &lt;&gt; &quot;&quot;; &quot;unsigned int newPC = (&quot;&amp;[.Q24]&amp;&quot;)&amp;0xFFFF; &quot;; &quot;&quot;);  IF([.M24] &lt;&gt; &quot;&quot;; &quot;*A = newA; &quot;; &quot;&quot;); IF([.N24] &lt;&gt; &quot;&quot;; &quot;*X = newX; &quot;; &quot;&quot;); IF([.O24] &lt;&gt; &quot;&quot;; &quot;*Y = newY; &quot;; &quot;&quot;); IF([.P24] &lt;&gt; &quot;&quot;; &quot;*SP = newSP; &quot;; &quot;&quot;); IF([.Q24] &lt;&gt; &quot;&quot;; &quot;*PC = newPC; &quot;; &quot;&quot;);  IF( ([.R24] &amp; [.S24] &amp; [.T24] &amp; [.U24] &amp; [.V24] &amp; [.W24]) &lt;&gt; &quot;&quot;; join(&quot;&quot;;    IF( [.R24] &lt;&gt; &quot;&quot;; &quot;unsigned char carry = &quot; &amp; [.R24] &amp; &quot;;&quot;; &quot;unsigned char carry = SR&amp;1; &quot;);   IF( [.S24] &lt;&gt; &quot;&quot;; &quot;unsigned char zero = &quot; &amp; [.S24] &amp; &quot;;&quot;; &quot;unsigned char zero = (SR&gt;&gt;1)&amp;1; &quot;);   IF( [.T24] &lt;&gt; &quot;&quot;; &quot;unsigned char interrupt = &quot; &amp; [.T24] &amp; &quot;;&quot;; &quot;unsigned char interrupt = (SR&gt;&gt;2)&amp;1; &quot;);   IF( [.U24] &lt;&gt; &quot;&quot;; &quot;unsigned char decimal = &quot; &amp; [.U24] &amp; &quot;;&quot;; &quot;unsigned char decimal = (SR&gt;&gt;3)&amp;1; &quot;);   IF( [.V24] &lt;&gt; &quot;&quot;; &quot;unsigned char overflow = &quot; &amp; [.V24] &amp; &quot;;&quot;; &quot;unsigned char overflow = (SR&gt;&gt;6)&amp;1; &quot;);   IF( [.W24] &lt;&gt; &quot;&quot;; &quot;unsigned char negative = &quot; &amp; [.W24] &amp; &quot;;&quot;; &quot;unsigned char negative = (SR&gt;&gt;7)&amp;1; &quot;)  ); &quot;&quot;);  IF( ([.R24] &amp; [.S24] &amp; [.T24] &amp; [.U24] &amp; [.V24] &amp; [.W24]) &lt;&gt; &quot;&quot;; &quot;*SR = carry + (zero&lt;&lt;1) + (interrupt&lt;&lt;2) + (decimal&lt;&lt;3) + (overflow&lt;&lt;6) + (negative&lt;&lt;7); &quot;; &quot;&quot;);  IF( [.Q24] &lt;&gt; &quot;&quot;; &quot;*PC = &quot; &amp; [.Q24] &amp; &quot;;&quot;; &quot;*PC = PC + &quot; &amp; (LEN([.A24]&amp;&quot; &quot;)/3) &amp; &quot;; &quot; );  IF( [.Y24] &lt;&gt; &quot;&quot;; &quot;memory[(&quot; &amp; [.Y24] &amp; &quot;)&amp;0xFFFF] = &quot; &amp; [.Z24] &amp; &quot;; &quot;; &quot;&quot;);  IF( [.AA24] &lt;&gt; &quot;&quot;; &quot;memory[(&quot; &amp; [.AA24] &amp; &quot;)&amp;0xFFFF] = (&quot; &amp; [.AB24] &amp; &quot;)&amp;0xFF; memory[((&quot; &amp; [.AA24] &amp; &quot;)+1)&amp;0xFFFF] = ((&quot; &amp; [.AB2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4];2) &amp; &quot; ) { &quot; &amp;  join(&quot;&quot;;  IF(LEN([.A24]) &gt; 3; &quot;const LL = memory[(PC+1)&amp;0xFFFF]; &quot;; &quot;&quot;); IF(LEN([.A24]) &gt; 6; &quot;const HH = memory[(PC+2)&amp;0xFFFF]; &quot;; &quot;&quot;); IF(LEN([.A24]) &gt; 6; &quot;const HHLL = LL + (HH&lt;&lt;8); &quot;; &quot;&quot;);  IF([.I24] &lt;&gt; &quot;&quot;; &quot;const zeroPageWord = memory[(&quot;&amp;[.I24]&amp;&quot;)&amp;0xFF] + (memory[((&quot;&amp;[.I24]&amp;&quot;)+1)&amp;0xFF]&lt;&lt;8); &quot;; &quot;&quot;);  IF([.J24] &lt;&gt; &quot;&quot;; &quot;const readByte = memory[(&quot;&amp;[.J24]&amp;&quot;)&amp;0xFFFF]; &quot;; &quot;&quot;); IF([.K24] &lt;&gt; &quot;&quot;; &quot;const readWord = memory[(&quot;&amp;[.K24]&amp;&quot;)&amp;0xFFFF] + (memory[((&quot;&amp;[.K24]&amp;&quot;)+1)&amp;0xFFFF]&lt;&lt;8); &quot;; &quot;&quot;);  IF([.L24] &lt;&gt; &quot;&quot;; &quot;const result = &quot;&amp;[.L24]&amp;&quot;; &quot;; &quot;&quot;);  IF([.M24] &lt;&gt; &quot;&quot;; &quot;const newA = &quot;&amp;[.M24]&amp;&quot;; &quot;; &quot;&quot;); IF([.N24] &lt;&gt; &quot;&quot;; &quot;const newX = &quot;&amp;[.N24]&amp;&quot;; &quot;; &quot;&quot;); IF([.O24] &lt;&gt; &quot;&quot;; &quot;const newY = &quot;&amp;[.O24]&amp;&quot;; &quot;; &quot;&quot;); IF([.P24] &lt;&gt; &quot;&quot;; &quot;const newSP = &quot;&amp;[.P24]&amp;&quot;; &quot;; &quot;&quot;); IF([.Q24] &lt;&gt; &quot;&quot;; &quot;const newPC = (&quot;&amp;[.Q24]&amp;&quot;)&amp;0xFFFF; &quot;; &quot;&quot;);  IF([.M24] &lt;&gt; &quot;&quot;; &quot;cpu.A = newA; &quot;; &quot;&quot;); IF([.N24] &lt;&gt; &quot;&quot;; &quot;cpu.X = newX; &quot;; &quot;&quot;); IF([.O24] &lt;&gt; &quot;&quot;; &quot;cpu.Y = newY; &quot;; &quot;&quot;); IF([.P24] &lt;&gt; &quot;&quot;; &quot;cpu.SP = newSP; &quot;; &quot;&quot;); IF([.Q24] &lt;&gt; &quot;&quot;; &quot;cpu.PC = newPC; &quot;; &quot;&quot;);  IF( ([.R24] &amp; [.S24] &amp; [.T24] &amp; [.U24] &amp; [.V24] &amp; [.W24]) &lt;&gt; &quot;&quot;; join(&quot;&quot;;    IF( [.R24] &lt;&gt; &quot;&quot;; &quot;const carry = &quot; &amp; [.R24] &amp; &quot;;&quot;;     &quot;const carry = SR&amp;1; &quot;);   IF( [.S24] &lt;&gt; &quot;&quot;; &quot;const zero = &quot; &amp; [.S24] &amp; &quot;;&quot;;      &quot;const zero = (SR&gt;&gt;1)&amp;1; &quot;);   IF( [.T24] &lt;&gt; &quot;&quot;; &quot;const interrupt = &quot; &amp; [.T24] &amp; &quot;;&quot;; &quot;const interrupt = (SR&gt;&gt;2)&amp;1; &quot;);   IF( [.U24] &lt;&gt; &quot;&quot;; &quot;const decimal = &quot; &amp; [.U24] &amp; &quot;;&quot;;   &quot;const decimal = (SR&gt;&gt;3)&amp;1; &quot;);   IF( [.V24] &lt;&gt; &quot;&quot;; &quot;const overflow = &quot; &amp; [.V24] &amp; &quot;;&quot;;  &quot;const overflow = (SR&gt;&gt;6)&amp;1; &quot;);   IF( [.W24] &lt;&gt; &quot;&quot;; &quot;const negative = &quot; &amp; [.W24] &amp; &quot;;&quot;;  &quot;const negative = (SR&gt;&gt;7)&amp;1; &quot;)  ); &quot;&quot;);  IF( ([.R24] &amp; [.S24] &amp; [.T24] &amp; [.U24] &amp; [.V24] &amp; [.W24]) &lt;&gt; &quot;&quot;; &quot;cpu.SR = carry + (zero&lt;&lt;1) + (interrupt&lt;&lt;2) + (decimal&lt;&lt;3) + (overflow&lt;&lt;6) + (negative&lt;&lt;7); &quot;; &quot;&quot;);  IF( [.Q24] &lt;&gt; &quot;&quot;; &quot;*PC = &quot; &amp; [.Q24] &amp; &quot;;&quot;; &quot;cpu.PC = PC + &quot; &amp; (LEN([.A24]&amp;&quot; &quot;)/3) &amp; &quot;; &quot; );  IF( [.Y24] &lt;&gt; &quot;&quot;; &quot;memory[(&quot; &amp; [.Y24] &amp; &quot;)&amp;0xFFFF] = &quot; &amp; [.Z24] &amp; &quot;; &quot;; &quot;&quot;);  IF( [.AA24] &lt;&gt; &quot;&quot;; &quot;memory[(&quot; &amp; [.AA24] &amp; &quot;)&amp;0xFFFF] = (&quot; &amp; [.AB24] &amp; &quot;)&amp;0xFF; memory[((&quot; &amp; [.AA24] &amp; &quot;)+1)&amp;0xFFFF] = ((&quot; &amp; [.AB2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24] &lt;&gt; &quot;&quot;; &quot;BB &quot;; &quot;&quot;) &amp; IF([.$AN24] &lt;&gt; &quot;&quot;; &quot;LL HH &quot;; &quot;&quot;) &amp; IF([.$AO24] &lt;&gt; &quot;&quot;; &quot;SS &quot;; &quot;&quot;) &amp; IF([.$AP24] &lt;&gt; &quot;&quot;; &quot;RR &quot;; &quot;&quot;) &amp; IF([.$AQ24] &lt;&gt; &quot;&quot;; &quot;PP QQ &quot;; &quot;&quot;) &amp; LEFT([.$A24];2)" office:value-type="string" office:string-value="SS RR 1D" calcext:value-type="string">
            <text:p>SS RR 1D</text:p>
          </table:table-cell>
          <table:table-cell table:style-name="ce69" table:formula="of:=&quot;UN&quot; &amp;[.B24]" office:value-type="string" office:string-value="UNORA" calcext:value-type="string">
            <text:p>UNOR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0" office:value-type="string" calcext:value-type="string">
            <text:p>1E LL HH</text:p>
          </table:table-cell>
          <table:table-cell table:style-name="ce24" office:value-type="string" calcext:value-type="string">
            <text:p>ASL</text:p>
          </table:table-cell>
          <table:table-cell table:style-name="ce49" office:value-type="float" office:value="7" calcext:value-type="float">
            <text:p>7</text:p>
          </table:table-cell>
          <table:table-cell table:style-name="ce72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11"/>
          <table:table-cell table:style-name="ce141"/>
          <table:table-cell table:style-name="ce146"/>
          <table:table-cell table:style-name="ce72" office:value-type="string" calcext:value-type="string">
            <text:p>HHLL + X</text:p>
          </table:table-cell>
          <table:table-cell table:style-name="ce146"/>
          <table:table-cell table:style-name="ce72" office:value-type="string" calcext:value-type="string">
            <text:p>readByte &lt;&lt; 1</text:p>
          </table:table-cell>
          <table:table-cell table:style-name="ce175"/>
          <table:table-cell table:style-name="ce146" table:number-columns-repeated="2"/>
          <table:table-cell table:style-name="ce72" table:number-columns-repeated="2"/>
          <table:table-cell table:style-name="ce175" office:value-type="string" calcext:value-type="string">
            <text:p>readByte &gt;&gt; 7</text:p>
          </table:table-cell>
          <table:table-cell table:style-name="ce72" office:value-type="string" calcext:value-type="string">
            <text:p>(result | -result) &gt;&gt; 7</text:p>
          </table:table-cell>
          <table:table-cell table:style-name="ce146" table:number-columns-repeated="4"/>
          <table:table-cell table:style-name="ce212" office:value-type="string" calcext:value-type="string">
            <text:p>result &gt;&gt; 7</text:p>
          </table:table-cell>
          <table:table-cell table:style-name="ce175" office:value-type="string" calcext:value-type="string">
            <text:p>readByteAddress</text:p>
          </table:table-cell>
          <table:table-cell table:style-name="ce72" office:value-type="string" calcext:value-type="string">
            <text:p>result</text:p>
          </table:table-cell>
          <table:table-cell table:style-name="ce146" table:number-columns-repeated="2"/>
          <table:table-cell table:style-name="ce245"/>
          <table:table-cell table:style-name="ce141"/>
          <table:table-cell table:style-name="ce253" table:formula="of:=&quot;  if instruction == 0x&quot; &amp; LEFT([.A25];2) &amp; &quot; { &quot; &amp;  join(&quot;&quot;;  IF(LEN([.A25]) &gt; 3; &quot;LL := memory[PC + 1]; &quot;; &quot;&quot;);  IF([.I25] &lt;&gt; &quot;&quot;; &quot;zeroPageWord := memory[(&quot;&amp;[.I25]&amp;&quot;)&amp;0xFF] + (memory[((&quot;&amp;[.I25]&amp;&quot;)+1)&amp;0xFF]&lt;&lt;8); &quot;; &quot;&quot;);  IF([.J25] &lt;&gt; &quot;&quot;; &quot;readByte := memory[(&quot;&amp;[.J25]&amp;&quot;)&amp;0xFFFF]; &quot;; &quot;&quot;); IF([.K25] &lt;&gt; &quot;&quot;; &quot;readWord := memory[(&quot;&amp;[.K25]&amp;&quot;)&amp;0xFFFF] + (memory[((&quot;&amp;[.K25]&amp;&quot;)+1)&amp;0xFFFF]&lt;&lt;8); &quot;; &quot;&quot;);  IF([.L25] &lt;&gt; &quot;&quot;; &quot;result := &quot;&amp;[.L25]&amp;&quot;; &quot;; &quot;&quot;);  IF([.M25] &lt;&gt; &quot;&quot;; &quot;newA := &quot;&amp;[.M25]&amp;&quot;; &quot;; &quot;&quot;); IF([.N25] &lt;&gt; &quot;&quot;; &quot;newX := &quot;&amp;[.N25]&amp;&quot;; &quot;; &quot;&quot;); IF([.O25] &lt;&gt; &quot;&quot;; &quot;newY := &quot;&amp;[.O25]&amp;&quot;; &quot;; &quot;&quot;); IF([.P25] &lt;&gt; &quot;&quot;; &quot;newSP := &quot;&amp;[.P25]&amp;&quot;; &quot;; &quot;&quot;); IF([.Q25] &lt;&gt; &quot;&quot;; &quot;newPC := &quot;&amp;[.Q25]&amp;&quot;; &quot;; &quot;&quot;);  IF([.M25] &lt;&gt; &quot;&quot;; &quot;*A = newA; &quot;; &quot;&quot;); IF([.N25] &lt;&gt; &quot;&quot;; &quot;*X = newX; &quot;; &quot;&quot;); IF([.O25] &lt;&gt; &quot;&quot;; &quot;*Y = newY; &quot;; &quot;&quot;); IF([.P25] &lt;&gt; &quot;&quot;; &quot;*SP = newSP; &quot;; &quot;&quot;); IF([.Q25] &lt;&gt; &quot;&quot;; &quot;*PC = newPC; &quot;; &quot;&quot;);  IF( ([.R25] &amp; [.S25] &amp; [.T25] &amp; [.U25] &amp; [.V25] &amp; [.W25]) &lt;&gt; &quot;&quot;; join(&quot;&quot;;    IF( [.R25] &lt;&gt; &quot;&quot;; &quot;carry := &quot; &amp; [.R25] &amp; &quot;;&quot;; &quot;carry := SR&amp;1; &quot;);   IF( [.S25] &lt;&gt; &quot;&quot;; &quot;zero := &quot; &amp; [.S25] &amp; &quot;;&quot;; &quot;zero := (SR&gt;&gt;1)&amp;1; &quot;);   IF( [.T25] &lt;&gt; &quot;&quot;; &quot;interrupt := &quot; &amp; [.T25] &amp; &quot;;&quot;; &quot;interrupt := (SR&gt;&gt;2)&amp;1; &quot;);   IF( [.U25] &lt;&gt; &quot;&quot;; &quot;decimal := &quot; &amp; [.U25] &amp; &quot;;&quot;; &quot;decimal := (SR&gt;&gt;3)&amp;1; &quot;);   IF( [.V25] &lt;&gt; &quot;&quot;; &quot;overflow := &quot; &amp; [.V25] &amp; &quot;;&quot;; &quot;overflow := (SR&gt;&gt;6)&amp;1; &quot;);   IF( [.W25] &lt;&gt; &quot;&quot;; &quot;negative := &quot; &amp; [.W25] &amp; &quot;;&quot;; &quot;negative := (SR&gt;&gt;7)&amp;1; &quot;)  ); &quot;&quot;);  IF( ([.R25] &amp; [.S25] &amp; [.T25] &amp; [.U25] &amp; [.V25] &amp; [.W25]) &lt;&gt; &quot;&quot;; &quot;*SR = carry + (zero&lt;&lt;1) + (interrupt&lt;&lt;2) + (decimal&lt;&lt;3) + (overflow&lt;&lt;6) + (negative&lt;&lt;7); &quot;; &quot;&quot;);  IF( [.Q25] &lt;&gt; &quot;&quot;; &quot;*PC = &quot; &amp; [.Q25] &amp; &quot;;&quot;; &quot;*PC = PC + &quot; &amp; (LEN([.A25]&amp;&quot; &quot;)/3) &amp; &quot;; &quot; );  IF( [.Y25] &lt;&gt; &quot;&quot;; &quot;memory[(&quot; &amp; [.Y25] &amp; &quot;)&amp;0xFFFF] = &quot; &amp; [.Z25] &amp; &quot;; &quot;; &quot;&quot;);  IF( [.AA25] &lt;&gt; &quot;&quot;; &quot;memory[(&quot; &amp; [.AA25] &amp; &quot;)&amp;0xFFFF] = (&quot; &amp; [.AB25] &amp; &quot;)&amp;0xFF; memory[((&quot; &amp; [.AA25] &amp; &quot;)+1)&amp;0xFFFF] = ((&quot; &amp; [.AB2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5];2) &amp; &quot; ) { &quot; &amp;  join(&quot;&quot;;  IF(LEN([.A25]) &gt; 3; &quot;unsigned char LL = memory[(PC+1)&amp;0xFFFF]; &quot;; &quot;&quot;); IF(LEN([.A25]) &gt; 6; &quot;unsigned int HH = memory[(PC+2)&amp;0xFFFF]; &quot;; &quot;&quot;); IF(LEN([.A25]) &gt; 6; &quot;unsigned int HHLL = LL + (HH&lt;&lt;8); &quot;; &quot;&quot;);  IF([.I25] &lt;&gt; &quot;&quot;; &quot;unsigned int zeroPageWord = memory[(&quot;&amp;[.I25]&amp;&quot;)&amp;0xFF] + (memory[((&quot;&amp;[.I25]&amp;&quot;)+1)&amp;0xFF]&lt;&lt;8); &quot;; &quot;&quot;);  IF([.J25] &lt;&gt; &quot;&quot;; &quot;unsigned char readByte = memory[(&quot;&amp;[.J25]&amp;&quot;)&amp;0xFFFF]; &quot;; &quot;&quot;); IF([.K25] &lt;&gt; &quot;&quot;; &quot;unsigned int readWord := memory[(&quot;&amp;[.K25]&amp;&quot;)&amp;0xFFFF] + (memory[((&quot;&amp;[.K25]&amp;&quot;)+1)&amp;0xFFFF]&lt;&lt;8); &quot;; &quot;&quot;);  IF([.L25] &lt;&gt; &quot;&quot;; &quot;unsigned int result = &quot;&amp;[.L25]&amp;&quot;; &quot;; &quot;&quot;);  IF([.M25] &lt;&gt; &quot;&quot;; &quot;unsigned char newA = &quot;&amp;[.M25]&amp;&quot;; &quot;; &quot;&quot;); IF([.N25] &lt;&gt; &quot;&quot;; &quot;unsigned char newX = &quot;&amp;[.N25]&amp;&quot;; &quot;; &quot;&quot;); IF([.O25] &lt;&gt; &quot;&quot;; &quot;unsigned char newY = &quot;&amp;[.O25]&amp;&quot;; &quot;; &quot;&quot;); IF([.P25] &lt;&gt; &quot;&quot;; &quot;unsigned char newSP = &quot;&amp;[.P25]&amp;&quot;; &quot;; &quot;&quot;); IF([.Q25] &lt;&gt; &quot;&quot;; &quot;unsigned int newPC = (&quot;&amp;[.Q25]&amp;&quot;)&amp;0xFFFF; &quot;; &quot;&quot;);  IF([.M25] &lt;&gt; &quot;&quot;; &quot;*A = newA; &quot;; &quot;&quot;); IF([.N25] &lt;&gt; &quot;&quot;; &quot;*X = newX; &quot;; &quot;&quot;); IF([.O25] &lt;&gt; &quot;&quot;; &quot;*Y = newY; &quot;; &quot;&quot;); IF([.P25] &lt;&gt; &quot;&quot;; &quot;*SP = newSP; &quot;; &quot;&quot;); IF([.Q25] &lt;&gt; &quot;&quot;; &quot;*PC = newPC; &quot;; &quot;&quot;);  IF( ([.R25] &amp; [.S25] &amp; [.T25] &amp; [.U25] &amp; [.V25] &amp; [.W25]) &lt;&gt; &quot;&quot;; join(&quot;&quot;;    IF( [.R25] &lt;&gt; &quot;&quot;; &quot;unsigned char carry = &quot; &amp; [.R25] &amp; &quot;;&quot;; &quot;unsigned char carry = SR&amp;1; &quot;);   IF( [.S25] &lt;&gt; &quot;&quot;; &quot;unsigned char zero = &quot; &amp; [.S25] &amp; &quot;;&quot;; &quot;unsigned char zero = (SR&gt;&gt;1)&amp;1; &quot;);   IF( [.T25] &lt;&gt; &quot;&quot;; &quot;unsigned char interrupt = &quot; &amp; [.T25] &amp; &quot;;&quot;; &quot;unsigned char interrupt = (SR&gt;&gt;2)&amp;1; &quot;);   IF( [.U25] &lt;&gt; &quot;&quot;; &quot;unsigned char decimal = &quot; &amp; [.U25] &amp; &quot;;&quot;; &quot;unsigned char decimal = (SR&gt;&gt;3)&amp;1; &quot;);   IF( [.V25] &lt;&gt; &quot;&quot;; &quot;unsigned char overflow = &quot; &amp; [.V25] &amp; &quot;;&quot;; &quot;unsigned char overflow = (SR&gt;&gt;6)&amp;1; &quot;);   IF( [.W25] &lt;&gt; &quot;&quot;; &quot;unsigned char negative = &quot; &amp; [.W25] &amp; &quot;;&quot;; &quot;unsigned char negative = (SR&gt;&gt;7)&amp;1; &quot;)  ); &quot;&quot;);  IF( ([.R25] &amp; [.S25] &amp; [.T25] &amp; [.U25] &amp; [.V25] &amp; [.W25]) &lt;&gt; &quot;&quot;; &quot;*SR = carry + (zero&lt;&lt;1) + (interrupt&lt;&lt;2) + (decimal&lt;&lt;3) + (overflow&lt;&lt;6) + (negative&lt;&lt;7); &quot;; &quot;&quot;);  IF( [.Q25] &lt;&gt; &quot;&quot;; &quot;*PC = &quot; &amp; [.Q25] &amp; &quot;;&quot;; &quot;*PC = PC + &quot; &amp; (LEN([.A25]&amp;&quot; &quot;)/3) &amp; &quot;; &quot; );  IF( [.Y25] &lt;&gt; &quot;&quot;; &quot;memory[(&quot; &amp; [.Y25] &amp; &quot;)&amp;0xFFFF] = &quot; &amp; [.Z25] &amp; &quot;; &quot;; &quot;&quot;);  IF( [.AA25] &lt;&gt; &quot;&quot;; &quot;memory[(&quot; &amp; [.AA25] &amp; &quot;)&amp;0xFFFF] = (&quot; &amp; [.AB25] &amp; &quot;)&amp;0xFF; memory[((&quot; &amp; [.AA25] &amp; &quot;)+1)&amp;0xFFFF] = ((&quot; &amp; [.AB2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5];2) &amp; &quot; ) { &quot; &amp;  join(&quot;&quot;;  IF(LEN([.A25]) &gt; 3; &quot;const LL = memory[(PC+1)&amp;0xFFFF]; &quot;; &quot;&quot;); IF(LEN([.A25]) &gt; 6; &quot;const HH = memory[(PC+2)&amp;0xFFFF]; &quot;; &quot;&quot;); IF(LEN([.A25]) &gt; 6; &quot;const HHLL = LL + (HH&lt;&lt;8); &quot;; &quot;&quot;);  IF([.I25] &lt;&gt; &quot;&quot;; &quot;const zeroPageWord = memory[(&quot;&amp;[.I25]&amp;&quot;)&amp;0xFF] + (memory[((&quot;&amp;[.I25]&amp;&quot;)+1)&amp;0xFF]&lt;&lt;8); &quot;; &quot;&quot;);  IF([.J25] &lt;&gt; &quot;&quot;; &quot;const readByte = memory[(&quot;&amp;[.J25]&amp;&quot;)&amp;0xFFFF]; &quot;; &quot;&quot;); IF([.K25] &lt;&gt; &quot;&quot;; &quot;const readWord = memory[(&quot;&amp;[.K25]&amp;&quot;)&amp;0xFFFF] + (memory[((&quot;&amp;[.K25]&amp;&quot;)+1)&amp;0xFFFF]&lt;&lt;8); &quot;; &quot;&quot;);  IF([.L25] &lt;&gt; &quot;&quot;; &quot;const result = &quot;&amp;[.L25]&amp;&quot;; &quot;; &quot;&quot;);  IF([.M25] &lt;&gt; &quot;&quot;; &quot;const newA = &quot;&amp;[.M25]&amp;&quot;; &quot;; &quot;&quot;); IF([.N25] &lt;&gt; &quot;&quot;; &quot;const newX = &quot;&amp;[.N25]&amp;&quot;; &quot;; &quot;&quot;); IF([.O25] &lt;&gt; &quot;&quot;; &quot;const newY = &quot;&amp;[.O25]&amp;&quot;; &quot;; &quot;&quot;); IF([.P25] &lt;&gt; &quot;&quot;; &quot;const newSP = &quot;&amp;[.P25]&amp;&quot;; &quot;; &quot;&quot;); IF([.Q25] &lt;&gt; &quot;&quot;; &quot;const newPC = (&quot;&amp;[.Q25]&amp;&quot;)&amp;0xFFFF; &quot;; &quot;&quot;);  IF([.M25] &lt;&gt; &quot;&quot;; &quot;cpu.A = newA; &quot;; &quot;&quot;); IF([.N25] &lt;&gt; &quot;&quot;; &quot;cpu.X = newX; &quot;; &quot;&quot;); IF([.O25] &lt;&gt; &quot;&quot;; &quot;cpu.Y = newY; &quot;; &quot;&quot;); IF([.P25] &lt;&gt; &quot;&quot;; &quot;cpu.SP = newSP; &quot;; &quot;&quot;); IF([.Q25] &lt;&gt; &quot;&quot;; &quot;cpu.PC = newPC; &quot;; &quot;&quot;);  IF( ([.R25] &amp; [.S25] &amp; [.T25] &amp; [.U25] &amp; [.V25] &amp; [.W25]) &lt;&gt; &quot;&quot;; join(&quot;&quot;;    IF( [.R25] &lt;&gt; &quot;&quot;; &quot;const carry = &quot; &amp; [.R25] &amp; &quot;;&quot;;     &quot;const carry = SR&amp;1; &quot;);   IF( [.S25] &lt;&gt; &quot;&quot;; &quot;const zero = &quot; &amp; [.S25] &amp; &quot;;&quot;;      &quot;const zero = (SR&gt;&gt;1)&amp;1; &quot;);   IF( [.T25] &lt;&gt; &quot;&quot;; &quot;const interrupt = &quot; &amp; [.T25] &amp; &quot;;&quot;; &quot;const interrupt = (SR&gt;&gt;2)&amp;1; &quot;);   IF( [.U25] &lt;&gt; &quot;&quot;; &quot;const decimal = &quot; &amp; [.U25] &amp; &quot;;&quot;;   &quot;const decimal = (SR&gt;&gt;3)&amp;1; &quot;);   IF( [.V25] &lt;&gt; &quot;&quot;; &quot;const overflow = &quot; &amp; [.V25] &amp; &quot;;&quot;;  &quot;const overflow = (SR&gt;&gt;6)&amp;1; &quot;);   IF( [.W25] &lt;&gt; &quot;&quot;; &quot;const negative = &quot; &amp; [.W25] &amp; &quot;;&quot;;  &quot;const negative = (SR&gt;&gt;7)&amp;1; &quot;)  ); &quot;&quot;);  IF( ([.R25] &amp; [.S25] &amp; [.T25] &amp; [.U25] &amp; [.V25] &amp; [.W25]) &lt;&gt; &quot;&quot;; &quot;cpu.SR = carry + (zero&lt;&lt;1) + (interrupt&lt;&lt;2) + (decimal&lt;&lt;3) + (overflow&lt;&lt;6) + (negative&lt;&lt;7); &quot;; &quot;&quot;);  IF( [.Q25] &lt;&gt; &quot;&quot;; &quot;*PC = &quot; &amp; [.Q25] &amp; &quot;;&quot;; &quot;cpu.PC = PC + &quot; &amp; (LEN([.A25]&amp;&quot; &quot;)/3) &amp; &quot;; &quot; );  IF( [.Y25] &lt;&gt; &quot;&quot;; &quot;memory[(&quot; &amp; [.Y25] &amp; &quot;)&amp;0xFFFF] = &quot; &amp; [.Z25] &amp; &quot;; &quot;; &quot;&quot;);  IF( [.AA25] &lt;&gt; &quot;&quot;; &quot;memory[(&quot; &amp; [.AA25] &amp; &quot;)&amp;0xFFFF] = (&quot; &amp; [.AB25] &amp; &quot;)&amp;0xFF; memory[((&quot; &amp; [.AA25] &amp; &quot;)+1)&amp;0xFFFF] = ((&quot; &amp; [.AB2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6" table:number-columns-repeated="2"/>
          <table:table-cell table:style-name="ce72" office:value-type="string" calcext:value-type="string">
            <text:p>SR</text:p>
          </table:table-cell>
          <table:table-cell table:style-name="ce72" table:number-columns-repeated="2"/>
          <table:table-cell table:style-name="ce72" office:value-type="string" calcext:value-type="string">
            <text:p>carry, zero, negative</text:p>
          </table:table-cell>
          <table:table-cell table:style-name="ce146"/>
          <table:table-cell table:style-name="ce245"/>
          <table:table-cell table:style-name="ce282" table:formula="of:=IF([.$AM25] &lt;&gt; &quot;&quot;; &quot;BB &quot;; &quot;&quot;) &amp; IF([.$AN25] &lt;&gt; &quot;&quot;; &quot;LL HH &quot;; &quot;&quot;) &amp; IF([.$AO25] &lt;&gt; &quot;&quot;; &quot;SS &quot;; &quot;&quot;) &amp; IF([.$AP25] &lt;&gt; &quot;&quot;; &quot;RR &quot;; &quot;&quot;) &amp; IF([.$AQ25] &lt;&gt; &quot;&quot;; &quot;PP QQ &quot;; &quot;&quot;) &amp; LEFT([.$A25];2)" office:value-type="string" office:string-value="SS 1E" calcext:value-type="string">
            <text:p>SS 1E</text:p>
          </table:table-cell>
          <table:table-cell table:style-name="ce72" table:formula="of:=&quot;UN&quot; &amp;[.B25]" office:value-type="string" office:string-value="UNASL" calcext:value-type="string">
            <text:p>UNASL</text:p>
          </table:table-cell>
          <table:table-cell table:style-name="ce72" office:value-type="string" calcext:value-type="string">
            <text:p>$SS</text:p>
          </table:table-cell>
          <table:table-cell table:style-name="ce285"/>
          <table:table-cell table:style-name="ce72" table:number-columns-repeated="14"/>
          <table:table-cell table:style-name="ce271"/>
          <table:table-cell table:style-name="ce72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20 LL HH</text:p>
          </table:table-cell>
          <table:table-cell table:style-name="ce20" office:value-type="string" calcext:value-type="string">
            <text:p>JSR</text:p>
          </table:table-cell>
          <table:table-cell table:style-name="ce45" office:value-type="float" office:value="6" calcext:value-type="float">
            <text:p>6</text:p>
          </table:table-cell>
          <table:table-cell table:style-name="ce68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26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2"/>
          <table:table-cell table:style-name="ce68" office:value-type="string" calcext:value-type="string">
            <text:p>SP - 2</text:p>
          </table:table-cell>
          <table:table-cell table:style-name="ce68" office:value-type="string" calcext:value-type="string">
            <text:p>HHLL</text:p>
          </table:table-cell>
          <table:table-cell table:style-name="ce198"/>
          <table:table-cell table:style-name="ce68"/>
          <table:table-cell table:style-name="ce73" table:number-columns-repeated="4"/>
          <table:table-cell table:style-name="ce208"/>
          <table:table-cell table:style-name="ce198"/>
          <table:table-cell table:style-name="ce73"/>
          <table:table-cell table:style-name="ce68" office:value-type="string" calcext:value-type="string">
            <text:p>SP - 1</text:p>
          </table:table-cell>
          <table:table-cell table:style-name="ce68" office:value-type="string" calcext:value-type="string">
            <text:p>PC + 3</text:p>
          </table:table-cell>
          <table:table-cell table:style-name="ce244"/>
          <table:table-cell table:style-name="ce95"/>
          <table:table-cell table:style-name="ce253" table:formula="of:=&quot;  if instruction == 0x&quot; &amp; LEFT([.A26];2) &amp; &quot; { &quot; &amp;  join(&quot;&quot;;  IF(LEN([.A26]) &gt; 3; &quot;LL := memory[PC + 1]; &quot;; &quot;&quot;);  IF([.I26] &lt;&gt; &quot;&quot;; &quot;zeroPageWord := memory[(&quot;&amp;[.I26]&amp;&quot;)&amp;0xFF] + (memory[((&quot;&amp;[.I26]&amp;&quot;)+1)&amp;0xFF]&lt;&lt;8); &quot;; &quot;&quot;);  IF([.J26] &lt;&gt; &quot;&quot;; &quot;readByte := memory[(&quot;&amp;[.J26]&amp;&quot;)&amp;0xFFFF]; &quot;; &quot;&quot;); IF([.K26] &lt;&gt; &quot;&quot;; &quot;readWord := memory[(&quot;&amp;[.K26]&amp;&quot;)&amp;0xFFFF] + (memory[((&quot;&amp;[.K26]&amp;&quot;)+1)&amp;0xFFFF]&lt;&lt;8); &quot;; &quot;&quot;);  IF([.L26] &lt;&gt; &quot;&quot;; &quot;result := &quot;&amp;[.L26]&amp;&quot;; &quot;; &quot;&quot;);  IF([.M26] &lt;&gt; &quot;&quot;; &quot;newA := &quot;&amp;[.M26]&amp;&quot;; &quot;; &quot;&quot;); IF([.N26] &lt;&gt; &quot;&quot;; &quot;newX := &quot;&amp;[.N26]&amp;&quot;; &quot;; &quot;&quot;); IF([.O26] &lt;&gt; &quot;&quot;; &quot;newY := &quot;&amp;[.O26]&amp;&quot;; &quot;; &quot;&quot;); IF([.P26] &lt;&gt; &quot;&quot;; &quot;newSP := &quot;&amp;[.P26]&amp;&quot;; &quot;; &quot;&quot;); IF([.Q26] &lt;&gt; &quot;&quot;; &quot;newPC := &quot;&amp;[.Q26]&amp;&quot;; &quot;; &quot;&quot;);  IF([.M26] &lt;&gt; &quot;&quot;; &quot;*A = newA; &quot;; &quot;&quot;); IF([.N26] &lt;&gt; &quot;&quot;; &quot;*X = newX; &quot;; &quot;&quot;); IF([.O26] &lt;&gt; &quot;&quot;; &quot;*Y = newY; &quot;; &quot;&quot;); IF([.P26] &lt;&gt; &quot;&quot;; &quot;*SP = newSP; &quot;; &quot;&quot;); IF([.Q26] &lt;&gt; &quot;&quot;; &quot;*PC = newPC; &quot;; &quot;&quot;);  IF( ([.R26] &amp; [.S26] &amp; [.T26] &amp; [.U26] &amp; [.V26] &amp; [.W26]) &lt;&gt; &quot;&quot;; join(&quot;&quot;;    IF( [.R26] &lt;&gt; &quot;&quot;; &quot;carry := &quot; &amp; [.R26] &amp; &quot;;&quot;; &quot;carry := SR&amp;1; &quot;);   IF( [.S26] &lt;&gt; &quot;&quot;; &quot;zero := &quot; &amp; [.S26] &amp; &quot;;&quot;; &quot;zero := (SR&gt;&gt;1)&amp;1; &quot;);   IF( [.T26] &lt;&gt; &quot;&quot;; &quot;interrupt := &quot; &amp; [.T26] &amp; &quot;;&quot;; &quot;interrupt := (SR&gt;&gt;2)&amp;1; &quot;);   IF( [.U26] &lt;&gt; &quot;&quot;; &quot;decimal := &quot; &amp; [.U26] &amp; &quot;;&quot;; &quot;decimal := (SR&gt;&gt;3)&amp;1; &quot;);   IF( [.V26] &lt;&gt; &quot;&quot;; &quot;overflow := &quot; &amp; [.V26] &amp; &quot;;&quot;; &quot;overflow := (SR&gt;&gt;6)&amp;1; &quot;);   IF( [.W26] &lt;&gt; &quot;&quot;; &quot;negative := &quot; &amp; [.W26] &amp; &quot;;&quot;; &quot;negative := (SR&gt;&gt;7)&amp;1; &quot;)  ); &quot;&quot;);  IF( ([.R26] &amp; [.S26] &amp; [.T26] &amp; [.U26] &amp; [.V26] &amp; [.W26]) &lt;&gt; &quot;&quot;; &quot;*SR = carry + (zero&lt;&lt;1) + (interrupt&lt;&lt;2) + (decimal&lt;&lt;3) + (overflow&lt;&lt;6) + (negative&lt;&lt;7); &quot;; &quot;&quot;);  IF( [.Q26] &lt;&gt; &quot;&quot;; &quot;*PC = &quot; &amp; [.Q26] &amp; &quot;;&quot;; &quot;*PC = PC + &quot; &amp; (LEN([.A26]&amp;&quot; &quot;)/3) &amp; &quot;; &quot; );  IF( [.Y26] &lt;&gt; &quot;&quot;; &quot;memory[(&quot; &amp; [.Y26] &amp; &quot;)&amp;0xFFFF] = &quot; &amp; [.Z26] &amp; &quot;; &quot;; &quot;&quot;);  IF( [.AA26] &lt;&gt; &quot;&quot;; &quot;memory[(&quot; &amp; [.AA26] &amp; &quot;)&amp;0xFFFF] = (&quot; &amp; [.AB26] &amp; &quot;)&amp;0xFF; memory[((&quot; &amp; [.AA26] &amp; &quot;)+1)&amp;0xFFFF] = ((&quot; &amp; [.AB2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6];2) &amp; &quot; ) { &quot; &amp;  join(&quot;&quot;;  IF(LEN([.A26]) &gt; 3; &quot;unsigned char LL = memory[(PC+1)&amp;0xFFFF]; &quot;; &quot;&quot;); IF(LEN([.A26]) &gt; 6; &quot;unsigned int HH = memory[(PC+2)&amp;0xFFFF]; &quot;; &quot;&quot;); IF(LEN([.A26]) &gt; 6; &quot;unsigned int HHLL = LL + (HH&lt;&lt;8); &quot;; &quot;&quot;);  IF([.I26] &lt;&gt; &quot;&quot;; &quot;unsigned int zeroPageWord = memory[(&quot;&amp;[.I26]&amp;&quot;)&amp;0xFF] + (memory[((&quot;&amp;[.I26]&amp;&quot;)+1)&amp;0xFF]&lt;&lt;8); &quot;; &quot;&quot;);  IF([.J26] &lt;&gt; &quot;&quot;; &quot;unsigned char readByte = memory[(&quot;&amp;[.J26]&amp;&quot;)&amp;0xFFFF]; &quot;; &quot;&quot;); IF([.K26] &lt;&gt; &quot;&quot;; &quot;unsigned int readWord := memory[(&quot;&amp;[.K26]&amp;&quot;)&amp;0xFFFF] + (memory[((&quot;&amp;[.K26]&amp;&quot;)+1)&amp;0xFFFF]&lt;&lt;8); &quot;; &quot;&quot;);  IF([.L26] &lt;&gt; &quot;&quot;; &quot;unsigned int result = &quot;&amp;[.L26]&amp;&quot;; &quot;; &quot;&quot;);  IF([.M26] &lt;&gt; &quot;&quot;; &quot;unsigned char newA = &quot;&amp;[.M26]&amp;&quot;; &quot;; &quot;&quot;); IF([.N26] &lt;&gt; &quot;&quot;; &quot;unsigned char newX = &quot;&amp;[.N26]&amp;&quot;; &quot;; &quot;&quot;); IF([.O26] &lt;&gt; &quot;&quot;; &quot;unsigned char newY = &quot;&amp;[.O26]&amp;&quot;; &quot;; &quot;&quot;); IF([.P26] &lt;&gt; &quot;&quot;; &quot;unsigned char newSP = &quot;&amp;[.P26]&amp;&quot;; &quot;; &quot;&quot;); IF([.Q26] &lt;&gt; &quot;&quot;; &quot;unsigned int newPC = (&quot;&amp;[.Q26]&amp;&quot;)&amp;0xFFFF; &quot;; &quot;&quot;);  IF([.M26] &lt;&gt; &quot;&quot;; &quot;*A = newA; &quot;; &quot;&quot;); IF([.N26] &lt;&gt; &quot;&quot;; &quot;*X = newX; &quot;; &quot;&quot;); IF([.O26] &lt;&gt; &quot;&quot;; &quot;*Y = newY; &quot;; &quot;&quot;); IF([.P26] &lt;&gt; &quot;&quot;; &quot;*SP = newSP; &quot;; &quot;&quot;); IF([.Q26] &lt;&gt; &quot;&quot;; &quot;*PC = newPC; &quot;; &quot;&quot;);  IF( ([.R26] &amp; [.S26] &amp; [.T26] &amp; [.U26] &amp; [.V26] &amp; [.W26]) &lt;&gt; &quot;&quot;; join(&quot;&quot;;    IF( [.R26] &lt;&gt; &quot;&quot;; &quot;unsigned char carry = &quot; &amp; [.R26] &amp; &quot;;&quot;; &quot;unsigned char carry = SR&amp;1; &quot;);   IF( [.S26] &lt;&gt; &quot;&quot;; &quot;unsigned char zero = &quot; &amp; [.S26] &amp; &quot;;&quot;; &quot;unsigned char zero = (SR&gt;&gt;1)&amp;1; &quot;);   IF( [.T26] &lt;&gt; &quot;&quot;; &quot;unsigned char interrupt = &quot; &amp; [.T26] &amp; &quot;;&quot;; &quot;unsigned char interrupt = (SR&gt;&gt;2)&amp;1; &quot;);   IF( [.U26] &lt;&gt; &quot;&quot;; &quot;unsigned char decimal = &quot; &amp; [.U26] &amp; &quot;;&quot;; &quot;unsigned char decimal = (SR&gt;&gt;3)&amp;1; &quot;);   IF( [.V26] &lt;&gt; &quot;&quot;; &quot;unsigned char overflow = &quot; &amp; [.V26] &amp; &quot;;&quot;; &quot;unsigned char overflow = (SR&gt;&gt;6)&amp;1; &quot;);   IF( [.W26] &lt;&gt; &quot;&quot;; &quot;unsigned char negative = &quot; &amp; [.W26] &amp; &quot;;&quot;; &quot;unsigned char negative = (SR&gt;&gt;7)&amp;1; &quot;)  ); &quot;&quot;);  IF( ([.R26] &amp; [.S26] &amp; [.T26] &amp; [.U26] &amp; [.V26] &amp; [.W26]) &lt;&gt; &quot;&quot;; &quot;*SR = carry + (zero&lt;&lt;1) + (interrupt&lt;&lt;2) + (decimal&lt;&lt;3) + (overflow&lt;&lt;6) + (negative&lt;&lt;7); &quot;; &quot;&quot;);  IF( [.Q26] &lt;&gt; &quot;&quot;; &quot;*PC = &quot; &amp; [.Q26] &amp; &quot;;&quot;; &quot;*PC = PC + &quot; &amp; (LEN([.A26]&amp;&quot; &quot;)/3) &amp; &quot;; &quot; );  IF( [.Y26] &lt;&gt; &quot;&quot;; &quot;memory[(&quot; &amp; [.Y26] &amp; &quot;)&amp;0xFFFF] = &quot; &amp; [.Z26] &amp; &quot;; &quot;; &quot;&quot;);  IF( [.AA26] &lt;&gt; &quot;&quot;; &quot;memory[(&quot; &amp; [.AA26] &amp; &quot;)&amp;0xFFFF] = (&quot; &amp; [.AB26] &amp; &quot;)&amp;0xFF; memory[((&quot; &amp; [.AA26] &amp; &quot;)+1)&amp;0xFFFF] = ((&quot; &amp; [.AB2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6];2) &amp; &quot; ) { &quot; &amp;  join(&quot;&quot;;  IF(LEN([.A26]) &gt; 3; &quot;const LL = memory[(PC+1)&amp;0xFFFF]; &quot;; &quot;&quot;); IF(LEN([.A26]) &gt; 6; &quot;const HH = memory[(PC+2)&amp;0xFFFF]; &quot;; &quot;&quot;); IF(LEN([.A26]) &gt; 6; &quot;const HHLL = LL + (HH&lt;&lt;8); &quot;; &quot;&quot;);  IF([.I26] &lt;&gt; &quot;&quot;; &quot;const zeroPageWord = memory[(&quot;&amp;[.I26]&amp;&quot;)&amp;0xFF] + (memory[((&quot;&amp;[.I26]&amp;&quot;)+1)&amp;0xFF]&lt;&lt;8); &quot;; &quot;&quot;);  IF([.J26] &lt;&gt; &quot;&quot;; &quot;const readByte = memory[(&quot;&amp;[.J26]&amp;&quot;)&amp;0xFFFF]; &quot;; &quot;&quot;); IF([.K26] &lt;&gt; &quot;&quot;; &quot;const readWord = memory[(&quot;&amp;[.K26]&amp;&quot;)&amp;0xFFFF] + (memory[((&quot;&amp;[.K26]&amp;&quot;)+1)&amp;0xFFFF]&lt;&lt;8); &quot;; &quot;&quot;);  IF([.L26] &lt;&gt; &quot;&quot;; &quot;const result = &quot;&amp;[.L26]&amp;&quot;; &quot;; &quot;&quot;);  IF([.M26] &lt;&gt; &quot;&quot;; &quot;const newA = &quot;&amp;[.M26]&amp;&quot;; &quot;; &quot;&quot;); IF([.N26] &lt;&gt; &quot;&quot;; &quot;const newX = &quot;&amp;[.N26]&amp;&quot;; &quot;; &quot;&quot;); IF([.O26] &lt;&gt; &quot;&quot;; &quot;const newY = &quot;&amp;[.O26]&amp;&quot;; &quot;; &quot;&quot;); IF([.P26] &lt;&gt; &quot;&quot;; &quot;const newSP = &quot;&amp;[.P26]&amp;&quot;; &quot;; &quot;&quot;); IF([.Q26] &lt;&gt; &quot;&quot;; &quot;const newPC = (&quot;&amp;[.Q26]&amp;&quot;)&amp;0xFFFF; &quot;; &quot;&quot;);  IF([.M26] &lt;&gt; &quot;&quot;; &quot;cpu.A = newA; &quot;; &quot;&quot;); IF([.N26] &lt;&gt; &quot;&quot;; &quot;cpu.X = newX; &quot;; &quot;&quot;); IF([.O26] &lt;&gt; &quot;&quot;; &quot;cpu.Y = newY; &quot;; &quot;&quot;); IF([.P26] &lt;&gt; &quot;&quot;; &quot;cpu.SP = newSP; &quot;; &quot;&quot;); IF([.Q26] &lt;&gt; &quot;&quot;; &quot;cpu.PC = newPC; &quot;; &quot;&quot;);  IF( ([.R26] &amp; [.S26] &amp; [.T26] &amp; [.U26] &amp; [.V26] &amp; [.W26]) &lt;&gt; &quot;&quot;; join(&quot;&quot;;    IF( [.R26] &lt;&gt; &quot;&quot;; &quot;const carry = &quot; &amp; [.R26] &amp; &quot;;&quot;;     &quot;const carry = SR&amp;1; &quot;);   IF( [.S26] &lt;&gt; &quot;&quot;; &quot;const zero = &quot; &amp; [.S26] &amp; &quot;;&quot;;      &quot;const zero = (SR&gt;&gt;1)&amp;1; &quot;);   IF( [.T26] &lt;&gt; &quot;&quot;; &quot;const interrupt = &quot; &amp; [.T26] &amp; &quot;;&quot;; &quot;const interrupt = (SR&gt;&gt;2)&amp;1; &quot;);   IF( [.U26] &lt;&gt; &quot;&quot;; &quot;const decimal = &quot; &amp; [.U26] &amp; &quot;;&quot;;   &quot;const decimal = (SR&gt;&gt;3)&amp;1; &quot;);   IF( [.V26] &lt;&gt; &quot;&quot;; &quot;const overflow = &quot; &amp; [.V26] &amp; &quot;;&quot;;  &quot;const overflow = (SR&gt;&gt;6)&amp;1; &quot;);   IF( [.W26] &lt;&gt; &quot;&quot;; &quot;const negative = &quot; &amp; [.W26] &amp; &quot;;&quot;;  &quot;const negative = (SR&gt;&gt;7)&amp;1; &quot;)  ); &quot;&quot;);  IF( ([.R26] &amp; [.S26] &amp; [.T26] &amp; [.U26] &amp; [.V26] &amp; [.W26]) &lt;&gt; &quot;&quot;; &quot;cpu.SR = carry + (zero&lt;&lt;1) + (interrupt&lt;&lt;2) + (decimal&lt;&lt;3) + (overflow&lt;&lt;6) + (negative&lt;&lt;7); &quot;; &quot;&quot;);  IF( [.Q26] &lt;&gt; &quot;&quot;; &quot;*PC = &quot; &amp; [.Q26] &amp; &quot;;&quot;; &quot;cpu.PC = PC + &quot; &amp; (LEN([.A26]&amp;&quot; &quot;)/3) &amp; &quot;; &quot; );  IF( [.Y26] &lt;&gt; &quot;&quot;; &quot;memory[(&quot; &amp; [.Y26] &amp; &quot;)&amp;0xFFFF] = &quot; &amp; [.Z26] &amp; &quot;; &quot;; &quot;&quot;);  IF( [.AA26] &lt;&gt; &quot;&quot;; &quot;memory[(&quot; &amp; [.AA26] &amp; &quot;)&amp;0xFFFF] = (&quot; &amp; [.AB26] &amp; &quot;)&amp;0xFF; memory[((&quot; &amp; [.AA26] &amp; &quot;)+1)&amp;0xFFFF] = ((&quot; &amp; [.AB2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PC</text:p>
          </table:table-cell>
          <table:table-cell table:style-name="ce68"/>
          <table:table-cell table:style-name="ce73"/>
          <table:table-cell table:style-name="ce244"/>
          <table:table-cell table:style-name="ce282" table:formula="of:=IF([.$AM26] &lt;&gt; &quot;&quot;; &quot;BB &quot;; &quot;&quot;) &amp; IF([.$AN26] &lt;&gt; &quot;&quot;; &quot;LL HH &quot;; &quot;&quot;) &amp; IF([.$AO26] &lt;&gt; &quot;&quot;; &quot;SS &quot;; &quot;&quot;) &amp; IF([.$AP26] &lt;&gt; &quot;&quot;; &quot;RR &quot;; &quot;&quot;) &amp; IF([.$AQ26] &lt;&gt; &quot;&quot;; &quot;PP QQ &quot;; &quot;&quot;) &amp; LEFT([.$A26];2)" office:value-type="string" office:string-value="PP QQ 20" calcext:value-type="string">
            <text:p>PP QQ 20</text:p>
          </table:table-cell>
          <table:table-cell table:style-name="ce68" table:formula="of:=&quot;UN&quot; &amp;[.B26]" office:value-type="string" office:string-value="UNJSR" calcext:value-type="string">
            <text:p>UNJSR</text:p>
          </table:table-cell>
          <table:table-cell table:style-name="ce68" office:value-type="string" calcext:value-type="string">
            <text:p>$QQPP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1 LL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float" office:value="6" calcext:value-type="float">
            <text:p>6</text:p>
          </table:table-cell>
          <table:table-cell table:style-name="ce74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15"/>
          <table:table-cell table:style-name="ce95"/>
          <table:table-cell table:style-name="ce74" office:value-type="string" calcext:value-type="string">
            <text:p>LL + X</text:p>
          </table:table-cell>
          <table:table-cell table:style-name="ce74" office:value-type="string" calcext:value-type="string">
            <text:p>zeroPageWord</text:p>
          </table:table-cell>
          <table:table-cell table:style-name="ce74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27];2) &amp; &quot; { &quot; &amp;  join(&quot;&quot;;  IF(LEN([.A27]) &gt; 3; &quot;LL := memory[PC + 1]; &quot;; &quot;&quot;);  IF([.I27] &lt;&gt; &quot;&quot;; &quot;zeroPageWord := memory[(&quot;&amp;[.I27]&amp;&quot;)&amp;0xFF] + (memory[((&quot;&amp;[.I27]&amp;&quot;)+1)&amp;0xFF]&lt;&lt;8); &quot;; &quot;&quot;);  IF([.J27] &lt;&gt; &quot;&quot;; &quot;readByte := memory[(&quot;&amp;[.J27]&amp;&quot;)&amp;0xFFFF]; &quot;; &quot;&quot;); IF([.K27] &lt;&gt; &quot;&quot;; &quot;readWord := memory[(&quot;&amp;[.K27]&amp;&quot;)&amp;0xFFFF] + (memory[((&quot;&amp;[.K27]&amp;&quot;)+1)&amp;0xFFFF]&lt;&lt;8); &quot;; &quot;&quot;);  IF([.L27] &lt;&gt; &quot;&quot;; &quot;result := &quot;&amp;[.L27]&amp;&quot;; &quot;; &quot;&quot;);  IF([.M27] &lt;&gt; &quot;&quot;; &quot;newA := &quot;&amp;[.M27]&amp;&quot;; &quot;; &quot;&quot;); IF([.N27] &lt;&gt; &quot;&quot;; &quot;newX := &quot;&amp;[.N27]&amp;&quot;; &quot;; &quot;&quot;); IF([.O27] &lt;&gt; &quot;&quot;; &quot;newY := &quot;&amp;[.O27]&amp;&quot;; &quot;; &quot;&quot;); IF([.P27] &lt;&gt; &quot;&quot;; &quot;newSP := &quot;&amp;[.P27]&amp;&quot;; &quot;; &quot;&quot;); IF([.Q27] &lt;&gt; &quot;&quot;; &quot;newPC := &quot;&amp;[.Q27]&amp;&quot;; &quot;; &quot;&quot;);  IF([.M27] &lt;&gt; &quot;&quot;; &quot;*A = newA; &quot;; &quot;&quot;); IF([.N27] &lt;&gt; &quot;&quot;; &quot;*X = newX; &quot;; &quot;&quot;); IF([.O27] &lt;&gt; &quot;&quot;; &quot;*Y = newY; &quot;; &quot;&quot;); IF([.P27] &lt;&gt; &quot;&quot;; &quot;*SP = newSP; &quot;; &quot;&quot;); IF([.Q27] &lt;&gt; &quot;&quot;; &quot;*PC = newPC; &quot;; &quot;&quot;);  IF( ([.R27] &amp; [.S27] &amp; [.T27] &amp; [.U27] &amp; [.V27] &amp; [.W27]) &lt;&gt; &quot;&quot;; join(&quot;&quot;;    IF( [.R27] &lt;&gt; &quot;&quot;; &quot;carry := &quot; &amp; [.R27] &amp; &quot;;&quot;; &quot;carry := SR&amp;1; &quot;);   IF( [.S27] &lt;&gt; &quot;&quot;; &quot;zero := &quot; &amp; [.S27] &amp; &quot;;&quot;; &quot;zero := (SR&gt;&gt;1)&amp;1; &quot;);   IF( [.T27] &lt;&gt; &quot;&quot;; &quot;interrupt := &quot; &amp; [.T27] &amp; &quot;;&quot;; &quot;interrupt := (SR&gt;&gt;2)&amp;1; &quot;);   IF( [.U27] &lt;&gt; &quot;&quot;; &quot;decimal := &quot; &amp; [.U27] &amp; &quot;;&quot;; &quot;decimal := (SR&gt;&gt;3)&amp;1; &quot;);   IF( [.V27] &lt;&gt; &quot;&quot;; &quot;overflow := &quot; &amp; [.V27] &amp; &quot;;&quot;; &quot;overflow := (SR&gt;&gt;6)&amp;1; &quot;);   IF( [.W27] &lt;&gt; &quot;&quot;; &quot;negative := &quot; &amp; [.W27] &amp; &quot;;&quot;; &quot;negative := (SR&gt;&gt;7)&amp;1; &quot;)  ); &quot;&quot;);  IF( ([.R27] &amp; [.S27] &amp; [.T27] &amp; [.U27] &amp; [.V27] &amp; [.W27]) &lt;&gt; &quot;&quot;; &quot;*SR = carry + (zero&lt;&lt;1) + (interrupt&lt;&lt;2) + (decimal&lt;&lt;3) + (overflow&lt;&lt;6) + (negative&lt;&lt;7); &quot;; &quot;&quot;);  IF( [.Q27] &lt;&gt; &quot;&quot;; &quot;*PC = &quot; &amp; [.Q27] &amp; &quot;;&quot;; &quot;*PC = PC + &quot; &amp; (LEN([.A27]&amp;&quot; &quot;)/3) &amp; &quot;; &quot; );  IF( [.Y27] &lt;&gt; &quot;&quot;; &quot;memory[(&quot; &amp; [.Y27] &amp; &quot;)&amp;0xFFFF] = &quot; &amp; [.Z27] &amp; &quot;; &quot;; &quot;&quot;);  IF( [.AA27] &lt;&gt; &quot;&quot;; &quot;memory[(&quot; &amp; [.AA27] &amp; &quot;)&amp;0xFFFF] = (&quot; &amp; [.AB27] &amp; &quot;)&amp;0xFF; memory[((&quot; &amp; [.AA27] &amp; &quot;)+1)&amp;0xFFFF] = ((&quot; &amp; [.AB2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7];2) &amp; &quot; ) { &quot; &amp;  join(&quot;&quot;;  IF(LEN([.A27]) &gt; 3; &quot;unsigned char LL = memory[(PC+1)&amp;0xFFFF]; &quot;; &quot;&quot;); IF(LEN([.A27]) &gt; 6; &quot;unsigned int HH = memory[(PC+2)&amp;0xFFFF]; &quot;; &quot;&quot;); IF(LEN([.A27]) &gt; 6; &quot;unsigned int HHLL = LL + (HH&lt;&lt;8); &quot;; &quot;&quot;);  IF([.I27] &lt;&gt; &quot;&quot;; &quot;unsigned int zeroPageWord = memory[(&quot;&amp;[.I27]&amp;&quot;)&amp;0xFF] + (memory[((&quot;&amp;[.I27]&amp;&quot;)+1)&amp;0xFF]&lt;&lt;8); &quot;; &quot;&quot;);  IF([.J27] &lt;&gt; &quot;&quot;; &quot;unsigned char readByte = memory[(&quot;&amp;[.J27]&amp;&quot;)&amp;0xFFFF]; &quot;; &quot;&quot;); IF([.K27] &lt;&gt; &quot;&quot;; &quot;unsigned int readWord := memory[(&quot;&amp;[.K27]&amp;&quot;)&amp;0xFFFF] + (memory[((&quot;&amp;[.K27]&amp;&quot;)+1)&amp;0xFFFF]&lt;&lt;8); &quot;; &quot;&quot;);  IF([.L27] &lt;&gt; &quot;&quot;; &quot;unsigned int result = &quot;&amp;[.L27]&amp;&quot;; &quot;; &quot;&quot;);  IF([.M27] &lt;&gt; &quot;&quot;; &quot;unsigned char newA = &quot;&amp;[.M27]&amp;&quot;; &quot;; &quot;&quot;); IF([.N27] &lt;&gt; &quot;&quot;; &quot;unsigned char newX = &quot;&amp;[.N27]&amp;&quot;; &quot;; &quot;&quot;); IF([.O27] &lt;&gt; &quot;&quot;; &quot;unsigned char newY = &quot;&amp;[.O27]&amp;&quot;; &quot;; &quot;&quot;); IF([.P27] &lt;&gt; &quot;&quot;; &quot;unsigned char newSP = &quot;&amp;[.P27]&amp;&quot;; &quot;; &quot;&quot;); IF([.Q27] &lt;&gt; &quot;&quot;; &quot;unsigned int newPC = (&quot;&amp;[.Q27]&amp;&quot;)&amp;0xFFFF; &quot;; &quot;&quot;);  IF([.M27] &lt;&gt; &quot;&quot;; &quot;*A = newA; &quot;; &quot;&quot;); IF([.N27] &lt;&gt; &quot;&quot;; &quot;*X = newX; &quot;; &quot;&quot;); IF([.O27] &lt;&gt; &quot;&quot;; &quot;*Y = newY; &quot;; &quot;&quot;); IF([.P27] &lt;&gt; &quot;&quot;; &quot;*SP = newSP; &quot;; &quot;&quot;); IF([.Q27] &lt;&gt; &quot;&quot;; &quot;*PC = newPC; &quot;; &quot;&quot;);  IF( ([.R27] &amp; [.S27] &amp; [.T27] &amp; [.U27] &amp; [.V27] &amp; [.W27]) &lt;&gt; &quot;&quot;; join(&quot;&quot;;    IF( [.R27] &lt;&gt; &quot;&quot;; &quot;unsigned char carry = &quot; &amp; [.R27] &amp; &quot;;&quot;; &quot;unsigned char carry = SR&amp;1; &quot;);   IF( [.S27] &lt;&gt; &quot;&quot;; &quot;unsigned char zero = &quot; &amp; [.S27] &amp; &quot;;&quot;; &quot;unsigned char zero = (SR&gt;&gt;1)&amp;1; &quot;);   IF( [.T27] &lt;&gt; &quot;&quot;; &quot;unsigned char interrupt = &quot; &amp; [.T27] &amp; &quot;;&quot;; &quot;unsigned char interrupt = (SR&gt;&gt;2)&amp;1; &quot;);   IF( [.U27] &lt;&gt; &quot;&quot;; &quot;unsigned char decimal = &quot; &amp; [.U27] &amp; &quot;;&quot;; &quot;unsigned char decimal = (SR&gt;&gt;3)&amp;1; &quot;);   IF( [.V27] &lt;&gt; &quot;&quot;; &quot;unsigned char overflow = &quot; &amp; [.V27] &amp; &quot;;&quot;; &quot;unsigned char overflow = (SR&gt;&gt;6)&amp;1; &quot;);   IF( [.W27] &lt;&gt; &quot;&quot;; &quot;unsigned char negative = &quot; &amp; [.W27] &amp; &quot;;&quot;; &quot;unsigned char negative = (SR&gt;&gt;7)&amp;1; &quot;)  ); &quot;&quot;);  IF( ([.R27] &amp; [.S27] &amp; [.T27] &amp; [.U27] &amp; [.V27] &amp; [.W27]) &lt;&gt; &quot;&quot;; &quot;*SR = carry + (zero&lt;&lt;1) + (interrupt&lt;&lt;2) + (decimal&lt;&lt;3) + (overflow&lt;&lt;6) + (negative&lt;&lt;7); &quot;; &quot;&quot;);  IF( [.Q27] &lt;&gt; &quot;&quot;; &quot;*PC = &quot; &amp; [.Q27] &amp; &quot;;&quot;; &quot;*PC = PC + &quot; &amp; (LEN([.A27]&amp;&quot; &quot;)/3) &amp; &quot;; &quot; );  IF( [.Y27] &lt;&gt; &quot;&quot;; &quot;memory[(&quot; &amp; [.Y27] &amp; &quot;)&amp;0xFFFF] = &quot; &amp; [.Z27] &amp; &quot;; &quot;; &quot;&quot;);  IF( [.AA27] &lt;&gt; &quot;&quot;; &quot;memory[(&quot; &amp; [.AA27] &amp; &quot;)&amp;0xFFFF] = (&quot; &amp; [.AB27] &amp; &quot;)&amp;0xFF; memory[((&quot; &amp; [.AA27] &amp; &quot;)+1)&amp;0xFFFF] = ((&quot; &amp; [.AB2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7];2) &amp; &quot; ) { &quot; &amp;  join(&quot;&quot;;  IF(LEN([.A27]) &gt; 3; &quot;const LL = memory[(PC+1)&amp;0xFFFF]; &quot;; &quot;&quot;); IF(LEN([.A27]) &gt; 6; &quot;const HH = memory[(PC+2)&amp;0xFFFF]; &quot;; &quot;&quot;); IF(LEN([.A27]) &gt; 6; &quot;const HHLL = LL + (HH&lt;&lt;8); &quot;; &quot;&quot;);  IF([.I27] &lt;&gt; &quot;&quot;; &quot;const zeroPageWord = memory[(&quot;&amp;[.I27]&amp;&quot;)&amp;0xFF] + (memory[((&quot;&amp;[.I27]&amp;&quot;)+1)&amp;0xFF]&lt;&lt;8); &quot;; &quot;&quot;);  IF([.J27] &lt;&gt; &quot;&quot;; &quot;const readByte = memory[(&quot;&amp;[.J27]&amp;&quot;)&amp;0xFFFF]; &quot;; &quot;&quot;); IF([.K27] &lt;&gt; &quot;&quot;; &quot;const readWord = memory[(&quot;&amp;[.K27]&amp;&quot;)&amp;0xFFFF] + (memory[((&quot;&amp;[.K27]&amp;&quot;)+1)&amp;0xFFFF]&lt;&lt;8); &quot;; &quot;&quot;);  IF([.L27] &lt;&gt; &quot;&quot;; &quot;const result = &quot;&amp;[.L27]&amp;&quot;; &quot;; &quot;&quot;);  IF([.M27] &lt;&gt; &quot;&quot;; &quot;const newA = &quot;&amp;[.M27]&amp;&quot;; &quot;; &quot;&quot;); IF([.N27] &lt;&gt; &quot;&quot;; &quot;const newX = &quot;&amp;[.N27]&amp;&quot;; &quot;; &quot;&quot;); IF([.O27] &lt;&gt; &quot;&quot;; &quot;const newY = &quot;&amp;[.O27]&amp;&quot;; &quot;; &quot;&quot;); IF([.P27] &lt;&gt; &quot;&quot;; &quot;const newSP = &quot;&amp;[.P27]&amp;&quot;; &quot;; &quot;&quot;); IF([.Q27] &lt;&gt; &quot;&quot;; &quot;const newPC = (&quot;&amp;[.Q27]&amp;&quot;)&amp;0xFFFF; &quot;; &quot;&quot;);  IF([.M27] &lt;&gt; &quot;&quot;; &quot;cpu.A = newA; &quot;; &quot;&quot;); IF([.N27] &lt;&gt; &quot;&quot;; &quot;cpu.X = newX; &quot;; &quot;&quot;); IF([.O27] &lt;&gt; &quot;&quot;; &quot;cpu.Y = newY; &quot;; &quot;&quot;); IF([.P27] &lt;&gt; &quot;&quot;; &quot;cpu.SP = newSP; &quot;; &quot;&quot;); IF([.Q27] &lt;&gt; &quot;&quot;; &quot;cpu.PC = newPC; &quot;; &quot;&quot;);  IF( ([.R27] &amp; [.S27] &amp; [.T27] &amp; [.U27] &amp; [.V27] &amp; [.W27]) &lt;&gt; &quot;&quot;; join(&quot;&quot;;    IF( [.R27] &lt;&gt; &quot;&quot;; &quot;const carry = &quot; &amp; [.R27] &amp; &quot;;&quot;;     &quot;const carry = SR&amp;1; &quot;);   IF( [.S27] &lt;&gt; &quot;&quot;; &quot;const zero = &quot; &amp; [.S27] &amp; &quot;;&quot;;      &quot;const zero = (SR&gt;&gt;1)&amp;1; &quot;);   IF( [.T27] &lt;&gt; &quot;&quot;; &quot;const interrupt = &quot; &amp; [.T27] &amp; &quot;;&quot;; &quot;const interrupt = (SR&gt;&gt;2)&amp;1; &quot;);   IF( [.U27] &lt;&gt; &quot;&quot;; &quot;const decimal = &quot; &amp; [.U27] &amp; &quot;;&quot;;   &quot;const decimal = (SR&gt;&gt;3)&amp;1; &quot;);   IF( [.V27] &lt;&gt; &quot;&quot;; &quot;const overflow = &quot; &amp; [.V27] &amp; &quot;;&quot;;  &quot;const overflow = (SR&gt;&gt;6)&amp;1; &quot;);   IF( [.W27] &lt;&gt; &quot;&quot;; &quot;const negative = &quot; &amp; [.W27] &amp; &quot;;&quot;;  &quot;const negative = (SR&gt;&gt;7)&amp;1; &quot;)  ); &quot;&quot;);  IF( ([.R27] &amp; [.S27] &amp; [.T27] &amp; [.U27] &amp; [.V27] &amp; [.W27]) &lt;&gt; &quot;&quot;; &quot;cpu.SR = carry + (zero&lt;&lt;1) + (interrupt&lt;&lt;2) + (decimal&lt;&lt;3) + (overflow&lt;&lt;6) + (negative&lt;&lt;7); &quot;; &quot;&quot;);  IF( [.Q27] &lt;&gt; &quot;&quot;; &quot;*PC = &quot; &amp; [.Q27] &amp; &quot;;&quot;; &quot;cpu.PC = PC + &quot; &amp; (LEN([.A27]&amp;&quot; &quot;)/3) &amp; &quot;; &quot; );  IF( [.Y27] &lt;&gt; &quot;&quot;; &quot;memory[(&quot; &amp; [.Y27] &amp; &quot;)&amp;0xFFFF] = &quot; &amp; [.Z27] &amp; &quot;; &quot;; &quot;&quot;);  IF( [.AA27] &lt;&gt; &quot;&quot;; &quot;memory[(&quot; &amp; [.AA27] &amp; &quot;)&amp;0xFFFF] = (&quot; &amp; [.AB27] &amp; &quot;)&amp;0xFF; memory[((&quot; &amp; [.AA27] &amp; &quot;)+1)&amp;0xFFFF] = ((&quot; &amp; [.AB2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27] &lt;&gt; &quot;&quot;; &quot;BB &quot;; &quot;&quot;) &amp; IF([.$AN27] &lt;&gt; &quot;&quot;; &quot;LL HH &quot;; &quot;&quot;) &amp; IF([.$AO27] &lt;&gt; &quot;&quot;; &quot;SS &quot;; &quot;&quot;) &amp; IF([.$AP27] &lt;&gt; &quot;&quot;; &quot;RR &quot;; &quot;&quot;) &amp; IF([.$AQ27] &lt;&gt; &quot;&quot;; &quot;PP QQ &quot;; &quot;&quot;) &amp; LEFT([.$A27];2)" office:value-type="string" office:string-value="SS RR 21" calcext:value-type="string">
            <text:p>SS RR 21</text:p>
          </table:table-cell>
          <table:table-cell table:style-name="ce74" table:formula="of:=&quot;UN&quot; &amp;[.B27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X</text:p>
          </table:table-cell>
          <table:table-cell table:style-name="ce74" table:number-columns-repeated="4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NZ....</text:p>
          </table:table-cell>
          <table:table-cell table:style-name="ce74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4 LL</text:p>
          </table:table-cell>
          <table:table-cell table:style-name="ce26" office:value-type="string" calcext:value-type="string">
            <text:p>BIT</text:p>
          </table:table-cell>
          <table:table-cell table:style-name="ce51" office:value-type="float" office:value="3" calcext:value-type="float">
            <text:p>3</text:p>
          </table:table-cell>
          <table:table-cell table:style-name="ce75" office:value-type="string" calcext:value-type="string">
            <text:p>$LL</text:p>
          </table:table-cell>
          <table:table-cell table:style-name="ce96"/>
          <table:table-cell table:style-name="ce98"/>
          <table:table-cell table:style-name="ce116"/>
          <table:table-cell table:style-name="ce95"/>
          <table:table-cell table:style-name="ce75" table:formula="of:=IF([.$D28] = &quot;($LL, X)&quot;;&quot;(arg1+X)&amp;0xFF&quot;;&quot;&quot;)">
            <text:p/>
          </table:table-cell>
          <table:table-cell table:style-name="ce75" office:value-type="string" calcext:value-type="string">
            <text:p>LL</text:p>
          </table:table-cell>
          <table:table-cell table:style-name="ce75"/>
          <table:table-cell table:style-name="ce75" office:value-type="string" calcext:value-type="string">
            <text:p>A &amp; readByte</text:p>
          </table:table-cell>
          <table:table-cell table:style-name="ce177"/>
          <table:table-cell table:style-name="ce153" table:number-columns-repeated="4"/>
          <table:table-cell table:style-name="ce199"/>
          <table:table-cell table:style-name="ce75" office:value-type="string" calcext:value-type="string">
            <text:p>(result | -result) &gt;&gt; 7</text:p>
          </table:table-cell>
          <table:table-cell table:style-name="ce153" table:number-columns-repeated="3"/>
          <table:table-cell table:style-name="ce75" office:value-type="string" calcext:value-type="string">
            <text:p>readByte &gt;&gt; 6</text:p>
          </table:table-cell>
          <table:table-cell table:style-name="ce214" office:value-type="string" calcext:value-type="string">
            <text:p>readByte &gt;&gt; 7</text:p>
          </table:table-cell>
          <table:table-cell table:style-name="ce177"/>
          <table:table-cell table:style-name="ce153" table:number-columns-repeated="3"/>
          <table:table-cell table:style-name="ce244"/>
          <table:table-cell table:style-name="ce95"/>
          <table:table-cell table:style-name="ce253" table:formula="of:=&quot;  if instruction == 0x&quot; &amp; LEFT([.A28];2) &amp; &quot; { &quot; &amp;  join(&quot;&quot;;  IF(LEN([.A28]) &gt; 3; &quot;LL := memory[PC + 1]; &quot;; &quot;&quot;);  IF([.I28] &lt;&gt; &quot;&quot;; &quot;zeroPageWord := memory[(&quot;&amp;[.I28]&amp;&quot;)&amp;0xFF] + (memory[((&quot;&amp;[.I28]&amp;&quot;)+1)&amp;0xFF]&lt;&lt;8); &quot;; &quot;&quot;);  IF([.J28] &lt;&gt; &quot;&quot;; &quot;readByte := memory[(&quot;&amp;[.J28]&amp;&quot;)&amp;0xFFFF]; &quot;; &quot;&quot;); IF([.K28] &lt;&gt; &quot;&quot;; &quot;readWord := memory[(&quot;&amp;[.K28]&amp;&quot;)&amp;0xFFFF] + (memory[((&quot;&amp;[.K28]&amp;&quot;)+1)&amp;0xFFFF]&lt;&lt;8); &quot;; &quot;&quot;);  IF([.L28] &lt;&gt; &quot;&quot;; &quot;result := &quot;&amp;[.L28]&amp;&quot;; &quot;; &quot;&quot;);  IF([.M28] &lt;&gt; &quot;&quot;; &quot;newA := &quot;&amp;[.M28]&amp;&quot;; &quot;; &quot;&quot;); IF([.N28] &lt;&gt; &quot;&quot;; &quot;newX := &quot;&amp;[.N28]&amp;&quot;; &quot;; &quot;&quot;); IF([.O28] &lt;&gt; &quot;&quot;; &quot;newY := &quot;&amp;[.O28]&amp;&quot;; &quot;; &quot;&quot;); IF([.P28] &lt;&gt; &quot;&quot;; &quot;newSP := &quot;&amp;[.P28]&amp;&quot;; &quot;; &quot;&quot;); IF([.Q28] &lt;&gt; &quot;&quot;; &quot;newPC := &quot;&amp;[.Q28]&amp;&quot;; &quot;; &quot;&quot;);  IF([.M28] &lt;&gt; &quot;&quot;; &quot;*A = newA; &quot;; &quot;&quot;); IF([.N28] &lt;&gt; &quot;&quot;; &quot;*X = newX; &quot;; &quot;&quot;); IF([.O28] &lt;&gt; &quot;&quot;; &quot;*Y = newY; &quot;; &quot;&quot;); IF([.P28] &lt;&gt; &quot;&quot;; &quot;*SP = newSP; &quot;; &quot;&quot;); IF([.Q28] &lt;&gt; &quot;&quot;; &quot;*PC = newPC; &quot;; &quot;&quot;);  IF( ([.R28] &amp; [.S28] &amp; [.T28] &amp; [.U28] &amp; [.V28] &amp; [.W28]) &lt;&gt; &quot;&quot;; join(&quot;&quot;;    IF( [.R28] &lt;&gt; &quot;&quot;; &quot;carry := &quot; &amp; [.R28] &amp; &quot;;&quot;; &quot;carry := SR&amp;1; &quot;);   IF( [.S28] &lt;&gt; &quot;&quot;; &quot;zero := &quot; &amp; [.S28] &amp; &quot;;&quot;; &quot;zero := (SR&gt;&gt;1)&amp;1; &quot;);   IF( [.T28] &lt;&gt; &quot;&quot;; &quot;interrupt := &quot; &amp; [.T28] &amp; &quot;;&quot;; &quot;interrupt := (SR&gt;&gt;2)&amp;1; &quot;);   IF( [.U28] &lt;&gt; &quot;&quot;; &quot;decimal := &quot; &amp; [.U28] &amp; &quot;;&quot;; &quot;decimal := (SR&gt;&gt;3)&amp;1; &quot;);   IF( [.V28] &lt;&gt; &quot;&quot;; &quot;overflow := &quot; &amp; [.V28] &amp; &quot;;&quot;; &quot;overflow := (SR&gt;&gt;6)&amp;1; &quot;);   IF( [.W28] &lt;&gt; &quot;&quot;; &quot;negative := &quot; &amp; [.W28] &amp; &quot;;&quot;; &quot;negative := (SR&gt;&gt;7)&amp;1; &quot;)  ); &quot;&quot;);  IF( ([.R28] &amp; [.S28] &amp; [.T28] &amp; [.U28] &amp; [.V28] &amp; [.W28]) &lt;&gt; &quot;&quot;; &quot;*SR = carry + (zero&lt;&lt;1) + (interrupt&lt;&lt;2) + (decimal&lt;&lt;3) + (overflow&lt;&lt;6) + (negative&lt;&lt;7); &quot;; &quot;&quot;);  IF( [.Q28] &lt;&gt; &quot;&quot;; &quot;*PC = &quot; &amp; [.Q28] &amp; &quot;;&quot;; &quot;*PC = PC + &quot; &amp; (LEN([.A28]&amp;&quot; &quot;)/3) &amp; &quot;; &quot; );  IF( [.Y28] &lt;&gt; &quot;&quot;; &quot;memory[(&quot; &amp; [.Y28] &amp; &quot;)&amp;0xFFFF] = &quot; &amp; [.Z28] &amp; &quot;; &quot;; &quot;&quot;);  IF( [.AA28] &lt;&gt; &quot;&quot;; &quot;memory[(&quot; &amp; [.AA28] &amp; &quot;)&amp;0xFFFF] = (&quot; &amp; [.AB28] &amp; &quot;)&amp;0xFF; memory[((&quot; &amp; [.AA28] &amp; &quot;)+1)&amp;0xFFFF] = ((&quot; &amp; [.AB2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8];2) &amp; &quot; ) { &quot; &amp;  join(&quot;&quot;;  IF(LEN([.A28]) &gt; 3; &quot;unsigned char LL = memory[(PC+1)&amp;0xFFFF]; &quot;; &quot;&quot;); IF(LEN([.A28]) &gt; 6; &quot;unsigned int HH = memory[(PC+2)&amp;0xFFFF]; &quot;; &quot;&quot;); IF(LEN([.A28]) &gt; 6; &quot;unsigned int HHLL = LL + (HH&lt;&lt;8); &quot;; &quot;&quot;);  IF([.I28] &lt;&gt; &quot;&quot;; &quot;unsigned int zeroPageWord = memory[(&quot;&amp;[.I28]&amp;&quot;)&amp;0xFF] + (memory[((&quot;&amp;[.I28]&amp;&quot;)+1)&amp;0xFF]&lt;&lt;8); &quot;; &quot;&quot;);  IF([.J28] &lt;&gt; &quot;&quot;; &quot;unsigned char readByte = memory[(&quot;&amp;[.J28]&amp;&quot;)&amp;0xFFFF]; &quot;; &quot;&quot;); IF([.K28] &lt;&gt; &quot;&quot;; &quot;unsigned int readWord := memory[(&quot;&amp;[.K28]&amp;&quot;)&amp;0xFFFF] + (memory[((&quot;&amp;[.K28]&amp;&quot;)+1)&amp;0xFFFF]&lt;&lt;8); &quot;; &quot;&quot;);  IF([.L28] &lt;&gt; &quot;&quot;; &quot;unsigned int result = &quot;&amp;[.L28]&amp;&quot;; &quot;; &quot;&quot;);  IF([.M28] &lt;&gt; &quot;&quot;; &quot;unsigned char newA = &quot;&amp;[.M28]&amp;&quot;; &quot;; &quot;&quot;); IF([.N28] &lt;&gt; &quot;&quot;; &quot;unsigned char newX = &quot;&amp;[.N28]&amp;&quot;; &quot;; &quot;&quot;); IF([.O28] &lt;&gt; &quot;&quot;; &quot;unsigned char newY = &quot;&amp;[.O28]&amp;&quot;; &quot;; &quot;&quot;); IF([.P28] &lt;&gt; &quot;&quot;; &quot;unsigned char newSP = &quot;&amp;[.P28]&amp;&quot;; &quot;; &quot;&quot;); IF([.Q28] &lt;&gt; &quot;&quot;; &quot;unsigned int newPC = (&quot;&amp;[.Q28]&amp;&quot;)&amp;0xFFFF; &quot;; &quot;&quot;);  IF([.M28] &lt;&gt; &quot;&quot;; &quot;*A = newA; &quot;; &quot;&quot;); IF([.N28] &lt;&gt; &quot;&quot;; &quot;*X = newX; &quot;; &quot;&quot;); IF([.O28] &lt;&gt; &quot;&quot;; &quot;*Y = newY; &quot;; &quot;&quot;); IF([.P28] &lt;&gt; &quot;&quot;; &quot;*SP = newSP; &quot;; &quot;&quot;); IF([.Q28] &lt;&gt; &quot;&quot;; &quot;*PC = newPC; &quot;; &quot;&quot;);  IF( ([.R28] &amp; [.S28] &amp; [.T28] &amp; [.U28] &amp; [.V28] &amp; [.W28]) &lt;&gt; &quot;&quot;; join(&quot;&quot;;    IF( [.R28] &lt;&gt; &quot;&quot;; &quot;unsigned char carry = &quot; &amp; [.R28] &amp; &quot;;&quot;; &quot;unsigned char carry = SR&amp;1; &quot;);   IF( [.S28] &lt;&gt; &quot;&quot;; &quot;unsigned char zero = &quot; &amp; [.S28] &amp; &quot;;&quot;; &quot;unsigned char zero = (SR&gt;&gt;1)&amp;1; &quot;);   IF( [.T28] &lt;&gt; &quot;&quot;; &quot;unsigned char interrupt = &quot; &amp; [.T28] &amp; &quot;;&quot;; &quot;unsigned char interrupt = (SR&gt;&gt;2)&amp;1; &quot;);   IF( [.U28] &lt;&gt; &quot;&quot;; &quot;unsigned char decimal = &quot; &amp; [.U28] &amp; &quot;;&quot;; &quot;unsigned char decimal = (SR&gt;&gt;3)&amp;1; &quot;);   IF( [.V28] &lt;&gt; &quot;&quot;; &quot;unsigned char overflow = &quot; &amp; [.V28] &amp; &quot;;&quot;; &quot;unsigned char overflow = (SR&gt;&gt;6)&amp;1; &quot;);   IF( [.W28] &lt;&gt; &quot;&quot;; &quot;unsigned char negative = &quot; &amp; [.W28] &amp; &quot;;&quot;; &quot;unsigned char negative = (SR&gt;&gt;7)&amp;1; &quot;)  ); &quot;&quot;);  IF( ([.R28] &amp; [.S28] &amp; [.T28] &amp; [.U28] &amp; [.V28] &amp; [.W28]) &lt;&gt; &quot;&quot;; &quot;*SR = carry + (zero&lt;&lt;1) + (interrupt&lt;&lt;2) + (decimal&lt;&lt;3) + (overflow&lt;&lt;6) + (negative&lt;&lt;7); &quot;; &quot;&quot;);  IF( [.Q28] &lt;&gt; &quot;&quot;; &quot;*PC = &quot; &amp; [.Q28] &amp; &quot;;&quot;; &quot;*PC = PC + &quot; &amp; (LEN([.A28]&amp;&quot; &quot;)/3) &amp; &quot;; &quot; );  IF( [.Y28] &lt;&gt; &quot;&quot;; &quot;memory[(&quot; &amp; [.Y28] &amp; &quot;)&amp;0xFFFF] = &quot; &amp; [.Z28] &amp; &quot;; &quot;; &quot;&quot;);  IF( [.AA28] &lt;&gt; &quot;&quot;; &quot;memory[(&quot; &amp; [.AA28] &amp; &quot;)&amp;0xFFFF] = (&quot; &amp; [.AB28] &amp; &quot;)&amp;0xFF; memory[((&quot; &amp; [.AA28] &amp; &quot;)+1)&amp;0xFFFF] = ((&quot; &amp; [.AB2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8];2) &amp; &quot; ) { &quot; &amp;  join(&quot;&quot;;  IF(LEN([.A28]) &gt; 3; &quot;const LL = memory[(PC+1)&amp;0xFFFF]; &quot;; &quot;&quot;); IF(LEN([.A28]) &gt; 6; &quot;const HH = memory[(PC+2)&amp;0xFFFF]; &quot;; &quot;&quot;); IF(LEN([.A28]) &gt; 6; &quot;const HHLL = LL + (HH&lt;&lt;8); &quot;; &quot;&quot;);  IF([.I28] &lt;&gt; &quot;&quot;; &quot;const zeroPageWord = memory[(&quot;&amp;[.I28]&amp;&quot;)&amp;0xFF] + (memory[((&quot;&amp;[.I28]&amp;&quot;)+1)&amp;0xFF]&lt;&lt;8); &quot;; &quot;&quot;);  IF([.J28] &lt;&gt; &quot;&quot;; &quot;const readByte = memory[(&quot;&amp;[.J28]&amp;&quot;)&amp;0xFFFF]; &quot;; &quot;&quot;); IF([.K28] &lt;&gt; &quot;&quot;; &quot;const readWord = memory[(&quot;&amp;[.K28]&amp;&quot;)&amp;0xFFFF] + (memory[((&quot;&amp;[.K28]&amp;&quot;)+1)&amp;0xFFFF]&lt;&lt;8); &quot;; &quot;&quot;);  IF([.L28] &lt;&gt; &quot;&quot;; &quot;const result = &quot;&amp;[.L28]&amp;&quot;; &quot;; &quot;&quot;);  IF([.M28] &lt;&gt; &quot;&quot;; &quot;const newA = &quot;&amp;[.M28]&amp;&quot;; &quot;; &quot;&quot;); IF([.N28] &lt;&gt; &quot;&quot;; &quot;const newX = &quot;&amp;[.N28]&amp;&quot;; &quot;; &quot;&quot;); IF([.O28] &lt;&gt; &quot;&quot;; &quot;const newY = &quot;&amp;[.O28]&amp;&quot;; &quot;; &quot;&quot;); IF([.P28] &lt;&gt; &quot;&quot;; &quot;const newSP = &quot;&amp;[.P28]&amp;&quot;; &quot;; &quot;&quot;); IF([.Q28] &lt;&gt; &quot;&quot;; &quot;const newPC = (&quot;&amp;[.Q28]&amp;&quot;)&amp;0xFFFF; &quot;; &quot;&quot;);  IF([.M28] &lt;&gt; &quot;&quot;; &quot;cpu.A = newA; &quot;; &quot;&quot;); IF([.N28] &lt;&gt; &quot;&quot;; &quot;cpu.X = newX; &quot;; &quot;&quot;); IF([.O28] &lt;&gt; &quot;&quot;; &quot;cpu.Y = newY; &quot;; &quot;&quot;); IF([.P28] &lt;&gt; &quot;&quot;; &quot;cpu.SP = newSP; &quot;; &quot;&quot;); IF([.Q28] &lt;&gt; &quot;&quot;; &quot;cpu.PC = newPC; &quot;; &quot;&quot;);  IF( ([.R28] &amp; [.S28] &amp; [.T28] &amp; [.U28] &amp; [.V28] &amp; [.W28]) &lt;&gt; &quot;&quot;; join(&quot;&quot;;    IF( [.R28] &lt;&gt; &quot;&quot;; &quot;const carry = &quot; &amp; [.R28] &amp; &quot;;&quot;;     &quot;const carry = SR&amp;1; &quot;);   IF( [.S28] &lt;&gt; &quot;&quot;; &quot;const zero = &quot; &amp; [.S28] &amp; &quot;;&quot;;      &quot;const zero = (SR&gt;&gt;1)&amp;1; &quot;);   IF( [.T28] &lt;&gt; &quot;&quot;; &quot;const interrupt = &quot; &amp; [.T28] &amp; &quot;;&quot;; &quot;const interrupt = (SR&gt;&gt;2)&amp;1; &quot;);   IF( [.U28] &lt;&gt; &quot;&quot;; &quot;const decimal = &quot; &amp; [.U28] &amp; &quot;;&quot;;   &quot;const decimal = (SR&gt;&gt;3)&amp;1; &quot;);   IF( [.V28] &lt;&gt; &quot;&quot;; &quot;const overflow = &quot; &amp; [.V28] &amp; &quot;;&quot;;  &quot;const overflow = (SR&gt;&gt;6)&amp;1; &quot;);   IF( [.W28] &lt;&gt; &quot;&quot;; &quot;const negative = &quot; &amp; [.W28] &amp; &quot;;&quot;;  &quot;const negative = (SR&gt;&gt;7)&amp;1; &quot;)  ); &quot;&quot;);  IF( ([.R28] &amp; [.S28] &amp; [.T28] &amp; [.U28] &amp; [.V28] &amp; [.W28]) &lt;&gt; &quot;&quot;; &quot;cpu.SR = carry + (zero&lt;&lt;1) + (interrupt&lt;&lt;2) + (decimal&lt;&lt;3) + (overflow&lt;&lt;6) + (negative&lt;&lt;7); &quot;; &quot;&quot;);  IF( [.Q28] &lt;&gt; &quot;&quot;; &quot;*PC = &quot; &amp; [.Q28] &amp; &quot;;&quot;; &quot;cpu.PC = PC + &quot; &amp; (LEN([.A28]&amp;&quot; &quot;)/3) &amp; &quot;; &quot; );  IF( [.Y28] &lt;&gt; &quot;&quot;; &quot;memory[(&quot; &amp; [.Y28] &amp; &quot;)&amp;0xFFFF] = &quot; &amp; [.Z28] &amp; &quot;; &quot;; &quot;&quot;);  IF( [.AA28] &lt;&gt; &quot;&quot;; &quot;memory[(&quot; &amp; [.AA28] &amp; &quot;)&amp;0xFFFF] = (&quot; &amp; [.AB28] &amp; &quot;)&amp;0xFF; memory[((&quot; &amp; [.AA28] &amp; &quot;)+1)&amp;0xFFFF] = ((&quot; &amp; [.AB2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3" table:number-columns-repeated="2"/>
          <table:table-cell table:style-name="ce75" office:value-type="string" calcext:value-type="string">
            <text:p>SR</text:p>
          </table:table-cell>
          <table:table-cell table:style-name="ce75" table:number-columns-repeated="2"/>
          <table:table-cell table:style-name="ce75" office:value-type="string" calcext:value-type="string">
            <text:p>negative, zero, overflow</text:p>
          </table:table-cell>
          <table:table-cell table:style-name="ce153"/>
          <table:table-cell table:style-name="ce244"/>
          <table:table-cell table:style-name="ce282" table:formula="of:=IF([.$AM28] &lt;&gt; &quot;&quot;; &quot;BB &quot;; &quot;&quot;) &amp; IF([.$AN28] &lt;&gt; &quot;&quot;; &quot;LL HH &quot;; &quot;&quot;) &amp; IF([.$AO28] &lt;&gt; &quot;&quot;; &quot;SS &quot;; &quot;&quot;) &amp; IF([.$AP28] &lt;&gt; &quot;&quot;; &quot;RR &quot;; &quot;&quot;) &amp; IF([.$AQ28] &lt;&gt; &quot;&quot;; &quot;PP QQ &quot;; &quot;&quot;) &amp; LEFT([.$A28];2)" office:value-type="string" office:string-value="SS 24" calcext:value-type="string">
            <text:p>SS 24</text:p>
          </table:table-cell>
          <table:table-cell table:style-name="ce75" table:formula="of:=&quot;UN&quot; &amp;[.B28]" office:value-type="string" office:string-value="UNBIT" calcext:value-type="string">
            <text:p>UNBIT</text:p>
          </table:table-cell>
          <table:table-cell table:style-name="ce75" office:value-type="string" calcext:value-type="string">
            <text:p>$SS</text:p>
          </table:table-cell>
          <table:table-cell table:style-name="ce96"/>
          <table:table-cell table:style-name="ce75" table:number-columns-repeated="14"/>
          <table:table-cell table:style-name="ce98"/>
          <table:table-cell table:style-name="ce75" office:value-type="string" calcext:value-type="string">
            <text:p>A</text:p>
          </table:table-cell>
          <table:table-cell table:style-name="ce75" table:number-columns-repeated="2"/>
          <table:table-cell table:style-name="ce75" office:value-type="string" calcext:value-type="string">
            <text:p>$LL</text:p>
          </table:table-cell>
          <table:table-cell table:style-name="ce75" table:number-columns-repeated="5"/>
          <table:table-cell table:style-name="ce75" office:value-type="string" calcext:value-type="string">
            <text:p>NZ...V</text:p>
          </table:table-cell>
          <table:table-cell table:style-name="ce75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5 LL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float" office:value="3" calcext:value-type="float">
            <text:p>3</text:p>
          </table:table-cell>
          <table:table-cell table:style-name="ce74" office:value-type="string" calcext:value-type="string">
            <text:p>$LL</text:p>
          </table:table-cell>
          <table:table-cell table:style-name="ce96"/>
          <table:table-cell table:style-name="ce98"/>
          <table:table-cell table:style-name="ce115"/>
          <table:table-cell table:style-name="ce95"/>
          <table:table-cell table:style-name="ce74" table:formula="of:=IF([.$D29] = &quot;($LL, X)&quot;;&quot;(arg1+X)&amp;0xFF&quot;;&quot;&quot;)">
            <text:p/>
          </table:table-cell>
          <table:table-cell table:style-name="ce74" office:value-type="string" calcext:value-type="string">
            <text:p>LL</text:p>
          </table:table-cell>
          <table:table-cell table:style-name="ce74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29];2) &amp; &quot; { &quot; &amp;  join(&quot;&quot;;  IF(LEN([.A29]) &gt; 3; &quot;LL := memory[PC + 1]; &quot;; &quot;&quot;);  IF([.I29] &lt;&gt; &quot;&quot;; &quot;zeroPageWord := memory[(&quot;&amp;[.I29]&amp;&quot;)&amp;0xFF] + (memory[((&quot;&amp;[.I29]&amp;&quot;)+1)&amp;0xFF]&lt;&lt;8); &quot;; &quot;&quot;);  IF([.J29] &lt;&gt; &quot;&quot;; &quot;readByte := memory[(&quot;&amp;[.J29]&amp;&quot;)&amp;0xFFFF]; &quot;; &quot;&quot;); IF([.K29] &lt;&gt; &quot;&quot;; &quot;readWord := memory[(&quot;&amp;[.K29]&amp;&quot;)&amp;0xFFFF] + (memory[((&quot;&amp;[.K29]&amp;&quot;)+1)&amp;0xFFFF]&lt;&lt;8); &quot;; &quot;&quot;);  IF([.L29] &lt;&gt; &quot;&quot;; &quot;result := &quot;&amp;[.L29]&amp;&quot;; &quot;; &quot;&quot;);  IF([.M29] &lt;&gt; &quot;&quot;; &quot;newA := &quot;&amp;[.M29]&amp;&quot;; &quot;; &quot;&quot;); IF([.N29] &lt;&gt; &quot;&quot;; &quot;newX := &quot;&amp;[.N29]&amp;&quot;; &quot;; &quot;&quot;); IF([.O29] &lt;&gt; &quot;&quot;; &quot;newY := &quot;&amp;[.O29]&amp;&quot;; &quot;; &quot;&quot;); IF([.P29] &lt;&gt; &quot;&quot;; &quot;newSP := &quot;&amp;[.P29]&amp;&quot;; &quot;; &quot;&quot;); IF([.Q29] &lt;&gt; &quot;&quot;; &quot;newPC := &quot;&amp;[.Q29]&amp;&quot;; &quot;; &quot;&quot;);  IF([.M29] &lt;&gt; &quot;&quot;; &quot;*A = newA; &quot;; &quot;&quot;); IF([.N29] &lt;&gt; &quot;&quot;; &quot;*X = newX; &quot;; &quot;&quot;); IF([.O29] &lt;&gt; &quot;&quot;; &quot;*Y = newY; &quot;; &quot;&quot;); IF([.P29] &lt;&gt; &quot;&quot;; &quot;*SP = newSP; &quot;; &quot;&quot;); IF([.Q29] &lt;&gt; &quot;&quot;; &quot;*PC = newPC; &quot;; &quot;&quot;);  IF( ([.R29] &amp; [.S29] &amp; [.T29] &amp; [.U29] &amp; [.V29] &amp; [.W29]) &lt;&gt; &quot;&quot;; join(&quot;&quot;;    IF( [.R29] &lt;&gt; &quot;&quot;; &quot;carry := &quot; &amp; [.R29] &amp; &quot;;&quot;; &quot;carry := SR&amp;1; &quot;);   IF( [.S29] &lt;&gt; &quot;&quot;; &quot;zero := &quot; &amp; [.S29] &amp; &quot;;&quot;; &quot;zero := (SR&gt;&gt;1)&amp;1; &quot;);   IF( [.T29] &lt;&gt; &quot;&quot;; &quot;interrupt := &quot; &amp; [.T29] &amp; &quot;;&quot;; &quot;interrupt := (SR&gt;&gt;2)&amp;1; &quot;);   IF( [.U29] &lt;&gt; &quot;&quot;; &quot;decimal := &quot; &amp; [.U29] &amp; &quot;;&quot;; &quot;decimal := (SR&gt;&gt;3)&amp;1; &quot;);   IF( [.V29] &lt;&gt; &quot;&quot;; &quot;overflow := &quot; &amp; [.V29] &amp; &quot;;&quot;; &quot;overflow := (SR&gt;&gt;6)&amp;1; &quot;);   IF( [.W29] &lt;&gt; &quot;&quot;; &quot;negative := &quot; &amp; [.W29] &amp; &quot;;&quot;; &quot;negative := (SR&gt;&gt;7)&amp;1; &quot;)  ); &quot;&quot;);  IF( ([.R29] &amp; [.S29] &amp; [.T29] &amp; [.U29] &amp; [.V29] &amp; [.W29]) &lt;&gt; &quot;&quot;; &quot;*SR = carry + (zero&lt;&lt;1) + (interrupt&lt;&lt;2) + (decimal&lt;&lt;3) + (overflow&lt;&lt;6) + (negative&lt;&lt;7); &quot;; &quot;&quot;);  IF( [.Q29] &lt;&gt; &quot;&quot;; &quot;*PC = &quot; &amp; [.Q29] &amp; &quot;;&quot;; &quot;*PC = PC + &quot; &amp; (LEN([.A29]&amp;&quot; &quot;)/3) &amp; &quot;; &quot; );  IF( [.Y29] &lt;&gt; &quot;&quot;; &quot;memory[(&quot; &amp; [.Y29] &amp; &quot;)&amp;0xFFFF] = &quot; &amp; [.Z29] &amp; &quot;; &quot;; &quot;&quot;);  IF( [.AA29] &lt;&gt; &quot;&quot;; &quot;memory[(&quot; &amp; [.AA29] &amp; &quot;)&amp;0xFFFF] = (&quot; &amp; [.AB29] &amp; &quot;)&amp;0xFF; memory[((&quot; &amp; [.AA29] &amp; &quot;)+1)&amp;0xFFFF] = ((&quot; &amp; [.AB2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29];2) &amp; &quot; ) { &quot; &amp;  join(&quot;&quot;;  IF(LEN([.A29]) &gt; 3; &quot;unsigned char LL = memory[(PC+1)&amp;0xFFFF]; &quot;; &quot;&quot;); IF(LEN([.A29]) &gt; 6; &quot;unsigned int HH = memory[(PC+2)&amp;0xFFFF]; &quot;; &quot;&quot;); IF(LEN([.A29]) &gt; 6; &quot;unsigned int HHLL = LL + (HH&lt;&lt;8); &quot;; &quot;&quot;);  IF([.I29] &lt;&gt; &quot;&quot;; &quot;unsigned int zeroPageWord = memory[(&quot;&amp;[.I29]&amp;&quot;)&amp;0xFF] + (memory[((&quot;&amp;[.I29]&amp;&quot;)+1)&amp;0xFF]&lt;&lt;8); &quot;; &quot;&quot;);  IF([.J29] &lt;&gt; &quot;&quot;; &quot;unsigned char readByte = memory[(&quot;&amp;[.J29]&amp;&quot;)&amp;0xFFFF]; &quot;; &quot;&quot;); IF([.K29] &lt;&gt; &quot;&quot;; &quot;unsigned int readWord := memory[(&quot;&amp;[.K29]&amp;&quot;)&amp;0xFFFF] + (memory[((&quot;&amp;[.K29]&amp;&quot;)+1)&amp;0xFFFF]&lt;&lt;8); &quot;; &quot;&quot;);  IF([.L29] &lt;&gt; &quot;&quot;; &quot;unsigned int result = &quot;&amp;[.L29]&amp;&quot;; &quot;; &quot;&quot;);  IF([.M29] &lt;&gt; &quot;&quot;; &quot;unsigned char newA = &quot;&amp;[.M29]&amp;&quot;; &quot;; &quot;&quot;); IF([.N29] &lt;&gt; &quot;&quot;; &quot;unsigned char newX = &quot;&amp;[.N29]&amp;&quot;; &quot;; &quot;&quot;); IF([.O29] &lt;&gt; &quot;&quot;; &quot;unsigned char newY = &quot;&amp;[.O29]&amp;&quot;; &quot;; &quot;&quot;); IF([.P29] &lt;&gt; &quot;&quot;; &quot;unsigned char newSP = &quot;&amp;[.P29]&amp;&quot;; &quot;; &quot;&quot;); IF([.Q29] &lt;&gt; &quot;&quot;; &quot;unsigned int newPC = (&quot;&amp;[.Q29]&amp;&quot;)&amp;0xFFFF; &quot;; &quot;&quot;);  IF([.M29] &lt;&gt; &quot;&quot;; &quot;*A = newA; &quot;; &quot;&quot;); IF([.N29] &lt;&gt; &quot;&quot;; &quot;*X = newX; &quot;; &quot;&quot;); IF([.O29] &lt;&gt; &quot;&quot;; &quot;*Y = newY; &quot;; &quot;&quot;); IF([.P29] &lt;&gt; &quot;&quot;; &quot;*SP = newSP; &quot;; &quot;&quot;); IF([.Q29] &lt;&gt; &quot;&quot;; &quot;*PC = newPC; &quot;; &quot;&quot;);  IF( ([.R29] &amp; [.S29] &amp; [.T29] &amp; [.U29] &amp; [.V29] &amp; [.W29]) &lt;&gt; &quot;&quot;; join(&quot;&quot;;    IF( [.R29] &lt;&gt; &quot;&quot;; &quot;unsigned char carry = &quot; &amp; [.R29] &amp; &quot;;&quot;; &quot;unsigned char carry = SR&amp;1; &quot;);   IF( [.S29] &lt;&gt; &quot;&quot;; &quot;unsigned char zero = &quot; &amp; [.S29] &amp; &quot;;&quot;; &quot;unsigned char zero = (SR&gt;&gt;1)&amp;1; &quot;);   IF( [.T29] &lt;&gt; &quot;&quot;; &quot;unsigned char interrupt = &quot; &amp; [.T29] &amp; &quot;;&quot;; &quot;unsigned char interrupt = (SR&gt;&gt;2)&amp;1; &quot;);   IF( [.U29] &lt;&gt; &quot;&quot;; &quot;unsigned char decimal = &quot; &amp; [.U29] &amp; &quot;;&quot;; &quot;unsigned char decimal = (SR&gt;&gt;3)&amp;1; &quot;);   IF( [.V29] &lt;&gt; &quot;&quot;; &quot;unsigned char overflow = &quot; &amp; [.V29] &amp; &quot;;&quot;; &quot;unsigned char overflow = (SR&gt;&gt;6)&amp;1; &quot;);   IF( [.W29] &lt;&gt; &quot;&quot;; &quot;unsigned char negative = &quot; &amp; [.W29] &amp; &quot;;&quot;; &quot;unsigned char negative = (SR&gt;&gt;7)&amp;1; &quot;)  ); &quot;&quot;);  IF( ([.R29] &amp; [.S29] &amp; [.T29] &amp; [.U29] &amp; [.V29] &amp; [.W29]) &lt;&gt; &quot;&quot;; &quot;*SR = carry + (zero&lt;&lt;1) + (interrupt&lt;&lt;2) + (decimal&lt;&lt;3) + (overflow&lt;&lt;6) + (negative&lt;&lt;7); &quot;; &quot;&quot;);  IF( [.Q29] &lt;&gt; &quot;&quot;; &quot;*PC = &quot; &amp; [.Q29] &amp; &quot;;&quot;; &quot;*PC = PC + &quot; &amp; (LEN([.A29]&amp;&quot; &quot;)/3) &amp; &quot;; &quot; );  IF( [.Y29] &lt;&gt; &quot;&quot;; &quot;memory[(&quot; &amp; [.Y29] &amp; &quot;)&amp;0xFFFF] = &quot; &amp; [.Z29] &amp; &quot;; &quot;; &quot;&quot;);  IF( [.AA29] &lt;&gt; &quot;&quot;; &quot;memory[(&quot; &amp; [.AA29] &amp; &quot;)&amp;0xFFFF] = (&quot; &amp; [.AB29] &amp; &quot;)&amp;0xFF; memory[((&quot; &amp; [.AA29] &amp; &quot;)+1)&amp;0xFFFF] = ((&quot; &amp; [.AB2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29];2) &amp; &quot; ) { &quot; &amp;  join(&quot;&quot;;  IF(LEN([.A29]) &gt; 3; &quot;const LL = memory[(PC+1)&amp;0xFFFF]; &quot;; &quot;&quot;); IF(LEN([.A29]) &gt; 6; &quot;const HH = memory[(PC+2)&amp;0xFFFF]; &quot;; &quot;&quot;); IF(LEN([.A29]) &gt; 6; &quot;const HHLL = LL + (HH&lt;&lt;8); &quot;; &quot;&quot;);  IF([.I29] &lt;&gt; &quot;&quot;; &quot;const zeroPageWord = memory[(&quot;&amp;[.I29]&amp;&quot;)&amp;0xFF] + (memory[((&quot;&amp;[.I29]&amp;&quot;)+1)&amp;0xFF]&lt;&lt;8); &quot;; &quot;&quot;);  IF([.J29] &lt;&gt; &quot;&quot;; &quot;const readByte = memory[(&quot;&amp;[.J29]&amp;&quot;)&amp;0xFFFF]; &quot;; &quot;&quot;); IF([.K29] &lt;&gt; &quot;&quot;; &quot;const readWord = memory[(&quot;&amp;[.K29]&amp;&quot;)&amp;0xFFFF] + (memory[((&quot;&amp;[.K29]&amp;&quot;)+1)&amp;0xFFFF]&lt;&lt;8); &quot;; &quot;&quot;);  IF([.L29] &lt;&gt; &quot;&quot;; &quot;const result = &quot;&amp;[.L29]&amp;&quot;; &quot;; &quot;&quot;);  IF([.M29] &lt;&gt; &quot;&quot;; &quot;const newA = &quot;&amp;[.M29]&amp;&quot;; &quot;; &quot;&quot;); IF([.N29] &lt;&gt; &quot;&quot;; &quot;const newX = &quot;&amp;[.N29]&amp;&quot;; &quot;; &quot;&quot;); IF([.O29] &lt;&gt; &quot;&quot;; &quot;const newY = &quot;&amp;[.O29]&amp;&quot;; &quot;; &quot;&quot;); IF([.P29] &lt;&gt; &quot;&quot;; &quot;const newSP = &quot;&amp;[.P29]&amp;&quot;; &quot;; &quot;&quot;); IF([.Q29] &lt;&gt; &quot;&quot;; &quot;const newPC = (&quot;&amp;[.Q29]&amp;&quot;)&amp;0xFFFF; &quot;; &quot;&quot;);  IF([.M29] &lt;&gt; &quot;&quot;; &quot;cpu.A = newA; &quot;; &quot;&quot;); IF([.N29] &lt;&gt; &quot;&quot;; &quot;cpu.X = newX; &quot;; &quot;&quot;); IF([.O29] &lt;&gt; &quot;&quot;; &quot;cpu.Y = newY; &quot;; &quot;&quot;); IF([.P29] &lt;&gt; &quot;&quot;; &quot;cpu.SP = newSP; &quot;; &quot;&quot;); IF([.Q29] &lt;&gt; &quot;&quot;; &quot;cpu.PC = newPC; &quot;; &quot;&quot;);  IF( ([.R29] &amp; [.S29] &amp; [.T29] &amp; [.U29] &amp; [.V29] &amp; [.W29]) &lt;&gt; &quot;&quot;; join(&quot;&quot;;    IF( [.R29] &lt;&gt; &quot;&quot;; &quot;const carry = &quot; &amp; [.R29] &amp; &quot;;&quot;;     &quot;const carry = SR&amp;1; &quot;);   IF( [.S29] &lt;&gt; &quot;&quot;; &quot;const zero = &quot; &amp; [.S29] &amp; &quot;;&quot;;      &quot;const zero = (SR&gt;&gt;1)&amp;1; &quot;);   IF( [.T29] &lt;&gt; &quot;&quot;; &quot;const interrupt = &quot; &amp; [.T29] &amp; &quot;;&quot;; &quot;const interrupt = (SR&gt;&gt;2)&amp;1; &quot;);   IF( [.U29] &lt;&gt; &quot;&quot;; &quot;const decimal = &quot; &amp; [.U29] &amp; &quot;;&quot;;   &quot;const decimal = (SR&gt;&gt;3)&amp;1; &quot;);   IF( [.V29] &lt;&gt; &quot;&quot;; &quot;const overflow = &quot; &amp; [.V29] &amp; &quot;;&quot;;  &quot;const overflow = (SR&gt;&gt;6)&amp;1; &quot;);   IF( [.W29] &lt;&gt; &quot;&quot;; &quot;const negative = &quot; &amp; [.W29] &amp; &quot;;&quot;;  &quot;const negative = (SR&gt;&gt;7)&amp;1; &quot;)  ); &quot;&quot;);  IF( ([.R29] &amp; [.S29] &amp; [.T29] &amp; [.U29] &amp; [.V29] &amp; [.W29]) &lt;&gt; &quot;&quot;; &quot;cpu.SR = carry + (zero&lt;&lt;1) + (interrupt&lt;&lt;2) + (decimal&lt;&lt;3) + (overflow&lt;&lt;6) + (negative&lt;&lt;7); &quot;; &quot;&quot;);  IF( [.Q29] &lt;&gt; &quot;&quot;; &quot;*PC = &quot; &amp; [.Q29] &amp; &quot;;&quot;; &quot;cpu.PC = PC + &quot; &amp; (LEN([.A29]&amp;&quot; &quot;)/3) &amp; &quot;; &quot; );  IF( [.Y29] &lt;&gt; &quot;&quot;; &quot;memory[(&quot; &amp; [.Y29] &amp; &quot;)&amp;0xFFFF] = &quot; &amp; [.Z29] &amp; &quot;; &quot;; &quot;&quot;);  IF( [.AA29] &lt;&gt; &quot;&quot;; &quot;memory[(&quot; &amp; [.AA29] &amp; &quot;)&amp;0xFFFF] = (&quot; &amp; [.AB29] &amp; &quot;)&amp;0xFF; memory[((&quot; &amp; [.AA29] &amp; &quot;)+1)&amp;0xFFFF] = ((&quot; &amp; [.AB2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29] &lt;&gt; &quot;&quot;; &quot;BB &quot;; &quot;&quot;) &amp; IF([.$AN29] &lt;&gt; &quot;&quot;; &quot;LL HH &quot;; &quot;&quot;) &amp; IF([.$AO29] &lt;&gt; &quot;&quot;; &quot;SS &quot;; &quot;&quot;) &amp; IF([.$AP29] &lt;&gt; &quot;&quot;; &quot;RR &quot;; &quot;&quot;) &amp; IF([.$AQ29] &lt;&gt; &quot;&quot;; &quot;PP QQ &quot;; &quot;&quot;) &amp; LEFT([.$A29];2)" office:value-type="string" office:string-value="SS RR 25" calcext:value-type="string">
            <text:p>SS RR 25</text:p>
          </table:table-cell>
          <table:table-cell table:style-name="ce74" table:formula="of:=&quot;UN&quot; &amp;[.B29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4" office:value-type="string" calcext:value-type="string">
            <text:p>$LL</text:p>
          </table:table-cell>
          <table:table-cell table:style-name="ce74" table:number-columns-repeated="9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6 LL</text:p>
          </table:table-cell>
          <table:table-cell table:style-name="ce27" office:value-type="string" calcext:value-type="string">
            <text:p>ROL</text:p>
          </table:table-cell>
          <table:table-cell table:style-name="ce52" office:value-type="float" office:value="5" calcext:value-type="float">
            <text:p>5</text:p>
          </table:table-cell>
          <table:table-cell table:style-name="ce76" office:value-type="string" calcext:value-type="string">
            <text:p>$LL</text:p>
          </table:table-cell>
          <table:table-cell table:style-name="ce96"/>
          <table:table-cell table:style-name="ce98"/>
          <table:table-cell table:style-name="ce117"/>
          <table:table-cell table:style-name="ce95"/>
          <table:table-cell table:style-name="ce76" table:formula="of:=IF([.$D30] = &quot;($LL, X)&quot;;&quot;(arg1+X)&amp;0xFF&quot;;&quot;&quot;)">
            <text:p/>
          </table:table-cell>
          <table:table-cell table:style-name="ce76" office:value-type="string" calcext:value-type="string">
            <text:p>LL</text:p>
          </table:table-cell>
          <table:table-cell table:style-name="ce76"/>
          <table:table-cell table:style-name="ce76" office:value-type="string" calcext:value-type="string">
            <text:p>(readByte &lt;&lt; 1) + carry</text:p>
          </table:table-cell>
          <table:table-cell table:style-name="ce178"/>
          <table:table-cell table:style-name="ce149" table:number-columns-repeated="4"/>
          <table:table-cell table:style-name="ce178" office:value-type="string" calcext:value-type="string">
            <text:p>readByte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78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30];2) &amp; &quot; { &quot; &amp;  join(&quot;&quot;;  IF(LEN([.A30]) &gt; 3; &quot;LL := memory[PC + 1]; &quot;; &quot;&quot;);  IF([.I30] &lt;&gt; &quot;&quot;; &quot;zeroPageWord := memory[(&quot;&amp;[.I30]&amp;&quot;)&amp;0xFF] + (memory[((&quot;&amp;[.I30]&amp;&quot;)+1)&amp;0xFF]&lt;&lt;8); &quot;; &quot;&quot;);  IF([.J30] &lt;&gt; &quot;&quot;; &quot;readByte := memory[(&quot;&amp;[.J30]&amp;&quot;)&amp;0xFFFF]; &quot;; &quot;&quot;); IF([.K30] &lt;&gt; &quot;&quot;; &quot;readWord := memory[(&quot;&amp;[.K30]&amp;&quot;)&amp;0xFFFF] + (memory[((&quot;&amp;[.K30]&amp;&quot;)+1)&amp;0xFFFF]&lt;&lt;8); &quot;; &quot;&quot;);  IF([.L30] &lt;&gt; &quot;&quot;; &quot;result := &quot;&amp;[.L30]&amp;&quot;; &quot;; &quot;&quot;);  IF([.M30] &lt;&gt; &quot;&quot;; &quot;newA := &quot;&amp;[.M30]&amp;&quot;; &quot;; &quot;&quot;); IF([.N30] &lt;&gt; &quot;&quot;; &quot;newX := &quot;&amp;[.N30]&amp;&quot;; &quot;; &quot;&quot;); IF([.O30] &lt;&gt; &quot;&quot;; &quot;newY := &quot;&amp;[.O30]&amp;&quot;; &quot;; &quot;&quot;); IF([.P30] &lt;&gt; &quot;&quot;; &quot;newSP := &quot;&amp;[.P30]&amp;&quot;; &quot;; &quot;&quot;); IF([.Q30] &lt;&gt; &quot;&quot;; &quot;newPC := &quot;&amp;[.Q30]&amp;&quot;; &quot;; &quot;&quot;);  IF([.M30] &lt;&gt; &quot;&quot;; &quot;*A = newA; &quot;; &quot;&quot;); IF([.N30] &lt;&gt; &quot;&quot;; &quot;*X = newX; &quot;; &quot;&quot;); IF([.O30] &lt;&gt; &quot;&quot;; &quot;*Y = newY; &quot;; &quot;&quot;); IF([.P30] &lt;&gt; &quot;&quot;; &quot;*SP = newSP; &quot;; &quot;&quot;); IF([.Q30] &lt;&gt; &quot;&quot;; &quot;*PC = newPC; &quot;; &quot;&quot;);  IF( ([.R30] &amp; [.S30] &amp; [.T30] &amp; [.U30] &amp; [.V30] &amp; [.W30]) &lt;&gt; &quot;&quot;; join(&quot;&quot;;    IF( [.R30] &lt;&gt; &quot;&quot;; &quot;carry := &quot; &amp; [.R30] &amp; &quot;;&quot;; &quot;carry := SR&amp;1; &quot;);   IF( [.S30] &lt;&gt; &quot;&quot;; &quot;zero := &quot; &amp; [.S30] &amp; &quot;;&quot;; &quot;zero := (SR&gt;&gt;1)&amp;1; &quot;);   IF( [.T30] &lt;&gt; &quot;&quot;; &quot;interrupt := &quot; &amp; [.T30] &amp; &quot;;&quot;; &quot;interrupt := (SR&gt;&gt;2)&amp;1; &quot;);   IF( [.U30] &lt;&gt; &quot;&quot;; &quot;decimal := &quot; &amp; [.U30] &amp; &quot;;&quot;; &quot;decimal := (SR&gt;&gt;3)&amp;1; &quot;);   IF( [.V30] &lt;&gt; &quot;&quot;; &quot;overflow := &quot; &amp; [.V30] &amp; &quot;;&quot;; &quot;overflow := (SR&gt;&gt;6)&amp;1; &quot;);   IF( [.W30] &lt;&gt; &quot;&quot;; &quot;negative := &quot; &amp; [.W30] &amp; &quot;;&quot;; &quot;negative := (SR&gt;&gt;7)&amp;1; &quot;)  ); &quot;&quot;);  IF( ([.R30] &amp; [.S30] &amp; [.T30] &amp; [.U30] &amp; [.V30] &amp; [.W30]) &lt;&gt; &quot;&quot;; &quot;*SR = carry + (zero&lt;&lt;1) + (interrupt&lt;&lt;2) + (decimal&lt;&lt;3) + (overflow&lt;&lt;6) + (negative&lt;&lt;7); &quot;; &quot;&quot;);  IF( [.Q30] &lt;&gt; &quot;&quot;; &quot;*PC = &quot; &amp; [.Q30] &amp; &quot;;&quot;; &quot;*PC = PC + &quot; &amp; (LEN([.A30]&amp;&quot; &quot;)/3) &amp; &quot;; &quot; );  IF( [.Y30] &lt;&gt; &quot;&quot;; &quot;memory[(&quot; &amp; [.Y30] &amp; &quot;)&amp;0xFFFF] = &quot; &amp; [.Z30] &amp; &quot;; &quot;; &quot;&quot;);  IF( [.AA30] &lt;&gt; &quot;&quot;; &quot;memory[(&quot; &amp; [.AA30] &amp; &quot;)&amp;0xFFFF] = (&quot; &amp; [.AB30] &amp; &quot;)&amp;0xFF; memory[((&quot; &amp; [.AA30] &amp; &quot;)+1)&amp;0xFFFF] = ((&quot; &amp; [.AB3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0];2) &amp; &quot; ) { &quot; &amp;  join(&quot;&quot;;  IF(LEN([.A30]) &gt; 3; &quot;unsigned char LL = memory[(PC+1)&amp;0xFFFF]; &quot;; &quot;&quot;); IF(LEN([.A30]) &gt; 6; &quot;unsigned int HH = memory[(PC+2)&amp;0xFFFF]; &quot;; &quot;&quot;); IF(LEN([.A30]) &gt; 6; &quot;unsigned int HHLL = LL + (HH&lt;&lt;8); &quot;; &quot;&quot;);  IF([.I30] &lt;&gt; &quot;&quot;; &quot;unsigned int zeroPageWord = memory[(&quot;&amp;[.I30]&amp;&quot;)&amp;0xFF] + (memory[((&quot;&amp;[.I30]&amp;&quot;)+1)&amp;0xFF]&lt;&lt;8); &quot;; &quot;&quot;);  IF([.J30] &lt;&gt; &quot;&quot;; &quot;unsigned char readByte = memory[(&quot;&amp;[.J30]&amp;&quot;)&amp;0xFFFF]; &quot;; &quot;&quot;); IF([.K30] &lt;&gt; &quot;&quot;; &quot;unsigned int readWord := memory[(&quot;&amp;[.K30]&amp;&quot;)&amp;0xFFFF] + (memory[((&quot;&amp;[.K30]&amp;&quot;)+1)&amp;0xFFFF]&lt;&lt;8); &quot;; &quot;&quot;);  IF([.L30] &lt;&gt; &quot;&quot;; &quot;unsigned int result = &quot;&amp;[.L30]&amp;&quot;; &quot;; &quot;&quot;);  IF([.M30] &lt;&gt; &quot;&quot;; &quot;unsigned char newA = &quot;&amp;[.M30]&amp;&quot;; &quot;; &quot;&quot;); IF([.N30] &lt;&gt; &quot;&quot;; &quot;unsigned char newX = &quot;&amp;[.N30]&amp;&quot;; &quot;; &quot;&quot;); IF([.O30] &lt;&gt; &quot;&quot;; &quot;unsigned char newY = &quot;&amp;[.O30]&amp;&quot;; &quot;; &quot;&quot;); IF([.P30] &lt;&gt; &quot;&quot;; &quot;unsigned char newSP = &quot;&amp;[.P30]&amp;&quot;; &quot;; &quot;&quot;); IF([.Q30] &lt;&gt; &quot;&quot;; &quot;unsigned int newPC = (&quot;&amp;[.Q30]&amp;&quot;)&amp;0xFFFF; &quot;; &quot;&quot;);  IF([.M30] &lt;&gt; &quot;&quot;; &quot;*A = newA; &quot;; &quot;&quot;); IF([.N30] &lt;&gt; &quot;&quot;; &quot;*X = newX; &quot;; &quot;&quot;); IF([.O30] &lt;&gt; &quot;&quot;; &quot;*Y = newY; &quot;; &quot;&quot;); IF([.P30] &lt;&gt; &quot;&quot;; &quot;*SP = newSP; &quot;; &quot;&quot;); IF([.Q30] &lt;&gt; &quot;&quot;; &quot;*PC = newPC; &quot;; &quot;&quot;);  IF( ([.R30] &amp; [.S30] &amp; [.T30] &amp; [.U30] &amp; [.V30] &amp; [.W30]) &lt;&gt; &quot;&quot;; join(&quot;&quot;;    IF( [.R30] &lt;&gt; &quot;&quot;; &quot;unsigned char carry = &quot; &amp; [.R30] &amp; &quot;;&quot;; &quot;unsigned char carry = SR&amp;1; &quot;);   IF( [.S30] &lt;&gt; &quot;&quot;; &quot;unsigned char zero = &quot; &amp; [.S30] &amp; &quot;;&quot;; &quot;unsigned char zero = (SR&gt;&gt;1)&amp;1; &quot;);   IF( [.T30] &lt;&gt; &quot;&quot;; &quot;unsigned char interrupt = &quot; &amp; [.T30] &amp; &quot;;&quot;; &quot;unsigned char interrupt = (SR&gt;&gt;2)&amp;1; &quot;);   IF( [.U30] &lt;&gt; &quot;&quot;; &quot;unsigned char decimal = &quot; &amp; [.U30] &amp; &quot;;&quot;; &quot;unsigned char decimal = (SR&gt;&gt;3)&amp;1; &quot;);   IF( [.V30] &lt;&gt; &quot;&quot;; &quot;unsigned char overflow = &quot; &amp; [.V30] &amp; &quot;;&quot;; &quot;unsigned char overflow = (SR&gt;&gt;6)&amp;1; &quot;);   IF( [.W30] &lt;&gt; &quot;&quot;; &quot;unsigned char negative = &quot; &amp; [.W30] &amp; &quot;;&quot;; &quot;unsigned char negative = (SR&gt;&gt;7)&amp;1; &quot;)  ); &quot;&quot;);  IF( ([.R30] &amp; [.S30] &amp; [.T30] &amp; [.U30] &amp; [.V30] &amp; [.W30]) &lt;&gt; &quot;&quot;; &quot;*SR = carry + (zero&lt;&lt;1) + (interrupt&lt;&lt;2) + (decimal&lt;&lt;3) + (overflow&lt;&lt;6) + (negative&lt;&lt;7); &quot;; &quot;&quot;);  IF( [.Q30] &lt;&gt; &quot;&quot;; &quot;*PC = &quot; &amp; [.Q30] &amp; &quot;;&quot;; &quot;*PC = PC + &quot; &amp; (LEN([.A30]&amp;&quot; &quot;)/3) &amp; &quot;; &quot; );  IF( [.Y30] &lt;&gt; &quot;&quot;; &quot;memory[(&quot; &amp; [.Y30] &amp; &quot;)&amp;0xFFFF] = &quot; &amp; [.Z30] &amp; &quot;; &quot;; &quot;&quot;);  IF( [.AA30] &lt;&gt; &quot;&quot;; &quot;memory[(&quot; &amp; [.AA30] &amp; &quot;)&amp;0xFFFF] = (&quot; &amp; [.AB30] &amp; &quot;)&amp;0xFF; memory[((&quot; &amp; [.AA30] &amp; &quot;)+1)&amp;0xFFFF] = ((&quot; &amp; [.AB3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0];2) &amp; &quot; ) { &quot; &amp;  join(&quot;&quot;;  IF(LEN([.A30]) &gt; 3; &quot;const LL = memory[(PC+1)&amp;0xFFFF]; &quot;; &quot;&quot;); IF(LEN([.A30]) &gt; 6; &quot;const HH = memory[(PC+2)&amp;0xFFFF]; &quot;; &quot;&quot;); IF(LEN([.A30]) &gt; 6; &quot;const HHLL = LL + (HH&lt;&lt;8); &quot;; &quot;&quot;);  IF([.I30] &lt;&gt; &quot;&quot;; &quot;const zeroPageWord = memory[(&quot;&amp;[.I30]&amp;&quot;)&amp;0xFF] + (memory[((&quot;&amp;[.I30]&amp;&quot;)+1)&amp;0xFF]&lt;&lt;8); &quot;; &quot;&quot;);  IF([.J30] &lt;&gt; &quot;&quot;; &quot;const readByte = memory[(&quot;&amp;[.J30]&amp;&quot;)&amp;0xFFFF]; &quot;; &quot;&quot;); IF([.K30] &lt;&gt; &quot;&quot;; &quot;const readWord = memory[(&quot;&amp;[.K30]&amp;&quot;)&amp;0xFFFF] + (memory[((&quot;&amp;[.K30]&amp;&quot;)+1)&amp;0xFFFF]&lt;&lt;8); &quot;; &quot;&quot;);  IF([.L30] &lt;&gt; &quot;&quot;; &quot;const result = &quot;&amp;[.L30]&amp;&quot;; &quot;; &quot;&quot;);  IF([.M30] &lt;&gt; &quot;&quot;; &quot;const newA = &quot;&amp;[.M30]&amp;&quot;; &quot;; &quot;&quot;); IF([.N30] &lt;&gt; &quot;&quot;; &quot;const newX = &quot;&amp;[.N30]&amp;&quot;; &quot;; &quot;&quot;); IF([.O30] &lt;&gt; &quot;&quot;; &quot;const newY = &quot;&amp;[.O30]&amp;&quot;; &quot;; &quot;&quot;); IF([.P30] &lt;&gt; &quot;&quot;; &quot;const newSP = &quot;&amp;[.P30]&amp;&quot;; &quot;; &quot;&quot;); IF([.Q30] &lt;&gt; &quot;&quot;; &quot;const newPC = (&quot;&amp;[.Q30]&amp;&quot;)&amp;0xFFFF; &quot;; &quot;&quot;);  IF([.M30] &lt;&gt; &quot;&quot;; &quot;cpu.A = newA; &quot;; &quot;&quot;); IF([.N30] &lt;&gt; &quot;&quot;; &quot;cpu.X = newX; &quot;; &quot;&quot;); IF([.O30] &lt;&gt; &quot;&quot;; &quot;cpu.Y = newY; &quot;; &quot;&quot;); IF([.P30] &lt;&gt; &quot;&quot;; &quot;cpu.SP = newSP; &quot;; &quot;&quot;); IF([.Q30] &lt;&gt; &quot;&quot;; &quot;cpu.PC = newPC; &quot;; &quot;&quot;);  IF( ([.R30] &amp; [.S30] &amp; [.T30] &amp; [.U30] &amp; [.V30] &amp; [.W30]) &lt;&gt; &quot;&quot;; join(&quot;&quot;;    IF( [.R30] &lt;&gt; &quot;&quot;; &quot;const carry = &quot; &amp; [.R30] &amp; &quot;;&quot;;     &quot;const carry = SR&amp;1; &quot;);   IF( [.S30] &lt;&gt; &quot;&quot;; &quot;const zero = &quot; &amp; [.S30] &amp; &quot;;&quot;;      &quot;const zero = (SR&gt;&gt;1)&amp;1; &quot;);   IF( [.T30] &lt;&gt; &quot;&quot;; &quot;const interrupt = &quot; &amp; [.T30] &amp; &quot;;&quot;; &quot;const interrupt = (SR&gt;&gt;2)&amp;1; &quot;);   IF( [.U30] &lt;&gt; &quot;&quot;; &quot;const decimal = &quot; &amp; [.U30] &amp; &quot;;&quot;;   &quot;const decimal = (SR&gt;&gt;3)&amp;1; &quot;);   IF( [.V30] &lt;&gt; &quot;&quot;; &quot;const overflow = &quot; &amp; [.V30] &amp; &quot;;&quot;;  &quot;const overflow = (SR&gt;&gt;6)&amp;1; &quot;);   IF( [.W30] &lt;&gt; &quot;&quot;; &quot;const negative = &quot; &amp; [.W30] &amp; &quot;;&quot;;  &quot;const negative = (SR&gt;&gt;7)&amp;1; &quot;)  ); &quot;&quot;);  IF( ([.R30] &amp; [.S30] &amp; [.T30] &amp; [.U30] &amp; [.V30] &amp; [.W30]) &lt;&gt; &quot;&quot;; &quot;cpu.SR = carry + (zero&lt;&lt;1) + (interrupt&lt;&lt;2) + (decimal&lt;&lt;3) + (overflow&lt;&lt;6) + (negative&lt;&lt;7); &quot;; &quot;&quot;);  IF( [.Q30] &lt;&gt; &quot;&quot;; &quot;*PC = &quot; &amp; [.Q30] &amp; &quot;;&quot;; &quot;cpu.PC = PC + &quot; &amp; (LEN([.A30]&amp;&quot; &quot;)/3) &amp; &quot;; &quot; );  IF( [.Y30] &lt;&gt; &quot;&quot;; &quot;memory[(&quot; &amp; [.Y30] &amp; &quot;)&amp;0xFFFF] = &quot; &amp; [.Z30] &amp; &quot;; &quot;; &quot;&quot;);  IF( [.AA30] &lt;&gt; &quot;&quot;; &quot;memory[(&quot; &amp; [.AA30] &amp; &quot;)&amp;0xFFFF] = (&quot; &amp; [.AB30] &amp; &quot;)&amp;0xFF; memory[((&quot; &amp; [.AA30] &amp; &quot;)+1)&amp;0xFFFF] = ((&quot; &amp; [.AB3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30] &lt;&gt; &quot;&quot;; &quot;BB &quot;; &quot;&quot;) &amp; IF([.$AN30] &lt;&gt; &quot;&quot;; &quot;LL HH &quot;; &quot;&quot;) &amp; IF([.$AO30] &lt;&gt; &quot;&quot;; &quot;SS &quot;; &quot;&quot;) &amp; IF([.$AP30] &lt;&gt; &quot;&quot;; &quot;RR &quot;; &quot;&quot;) &amp; IF([.$AQ30] &lt;&gt; &quot;&quot;; &quot;PP QQ &quot;; &quot;&quot;) &amp; LEFT([.$A30];2)" office:value-type="string" office:string-value="SS 26" calcext:value-type="string">
            <text:p>SS 26</text:p>
          </table:table-cell>
          <table:table-cell table:style-name="ce76" table:formula="of:=&quot;UN&quot; &amp;[.B30]" office:value-type="string" office:string-value="UNROL" calcext:value-type="string">
            <text:p>UNROL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8</text:p>
          </table:table-cell>
          <table:table-cell table:style-name="ce21" office:value-type="string" calcext:value-type="string">
            <text:p>PLP</text:p>
          </table:table-cell>
          <table:table-cell table:style-name="ce46" office:value-type="float" office:value="4" calcext:value-type="float">
            <text:p>4</text:p>
          </table:table-cell>
          <table:table-cell table:style-name="ce77"/>
          <table:table-cell table:style-name="ce96"/>
          <table:table-cell table:style-name="ce98"/>
          <table:table-cell table:style-name="ce113"/>
          <table:table-cell table:style-name="ce95"/>
          <table:table-cell table:style-name="ce69" table:formula="of:=IF([.$D31] = &quot;($LL, X)&quot;;&quot;(arg1+X)&amp;0xFF&quot;;&quot;&quot;)">
            <text:p/>
          </table:table-cell>
          <table:table-cell table:style-name="ce69" office:value-type="string" calcext:value-type="string">
            <text:p>SP + 1</text:p>
          </table:table-cell>
          <table:table-cell table:style-name="ce77"/>
          <table:table-cell table:style-name="ce69" office:value-type="string" calcext:value-type="string">
            <text:p>readByte</text:p>
          </table:table-cell>
          <table:table-cell table:style-name="ce179"/>
          <table:table-cell table:style-name="ce77" table:number-columns-repeated="2"/>
          <table:table-cell table:style-name="ce69" office:value-type="string" calcext:value-type="string">
            <text:p>SP + 1</text:p>
          </table:table-cell>
          <table:table-cell table:style-name="ce77"/>
          <table:table-cell table:style-name="ce170" office:value-type="string" calcext:value-type="string">
            <text:p>result</text:p>
          </table:table-cell>
          <table:table-cell table:style-name="ce69" office:value-type="string" calcext:value-type="string">
            <text:p>(result | -result) &gt;&gt; 7</text:p>
          </table:table-cell>
          <table:table-cell table:style-name="ce69" office:value-type="string" calcext:value-type="string">
            <text:p>result &gt;&gt; 2</text:p>
          </table:table-cell>
          <table:table-cell table:style-name="ce69" office:value-type="string" calcext:value-type="string">
            <text:p>result &gt;&gt; 3</text:p>
          </table:table-cell>
          <table:table-cell table:style-name="ce69" office:value-type="string" calcext:value-type="string">
            <text:p>0</text:p>
          </table:table-cell>
          <table:table-cell table:style-name="ce69" office:value-type="string" calcext:value-type="string">
            <text:p>result &gt;&gt; 6</text:p>
          </table:table-cell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31];2) &amp; &quot; { &quot; &amp;  join(&quot;&quot;;  IF(LEN([.A31]) &gt; 3; &quot;LL := memory[PC + 1]; &quot;; &quot;&quot;);  IF([.I31] &lt;&gt; &quot;&quot;; &quot;zeroPageWord := memory[(&quot;&amp;[.I31]&amp;&quot;)&amp;0xFF] + (memory[((&quot;&amp;[.I31]&amp;&quot;)+1)&amp;0xFF]&lt;&lt;8); &quot;; &quot;&quot;);  IF([.J31] &lt;&gt; &quot;&quot;; &quot;readByte := memory[(&quot;&amp;[.J31]&amp;&quot;)&amp;0xFFFF]; &quot;; &quot;&quot;); IF([.K31] &lt;&gt; &quot;&quot;; &quot;readWord := memory[(&quot;&amp;[.K31]&amp;&quot;)&amp;0xFFFF] + (memory[((&quot;&amp;[.K31]&amp;&quot;)+1)&amp;0xFFFF]&lt;&lt;8); &quot;; &quot;&quot;);  IF([.L31] &lt;&gt; &quot;&quot;; &quot;result := &quot;&amp;[.L31]&amp;&quot;; &quot;; &quot;&quot;);  IF([.M31] &lt;&gt; &quot;&quot;; &quot;newA := &quot;&amp;[.M31]&amp;&quot;; &quot;; &quot;&quot;); IF([.N31] &lt;&gt; &quot;&quot;; &quot;newX := &quot;&amp;[.N31]&amp;&quot;; &quot;; &quot;&quot;); IF([.O31] &lt;&gt; &quot;&quot;; &quot;newY := &quot;&amp;[.O31]&amp;&quot;; &quot;; &quot;&quot;); IF([.P31] &lt;&gt; &quot;&quot;; &quot;newSP := &quot;&amp;[.P31]&amp;&quot;; &quot;; &quot;&quot;); IF([.Q31] &lt;&gt; &quot;&quot;; &quot;newPC := &quot;&amp;[.Q31]&amp;&quot;; &quot;; &quot;&quot;);  IF([.M31] &lt;&gt; &quot;&quot;; &quot;*A = newA; &quot;; &quot;&quot;); IF([.N31] &lt;&gt; &quot;&quot;; &quot;*X = newX; &quot;; &quot;&quot;); IF([.O31] &lt;&gt; &quot;&quot;; &quot;*Y = newY; &quot;; &quot;&quot;); IF([.P31] &lt;&gt; &quot;&quot;; &quot;*SP = newSP; &quot;; &quot;&quot;); IF([.Q31] &lt;&gt; &quot;&quot;; &quot;*PC = newPC; &quot;; &quot;&quot;);  IF( ([.R31] &amp; [.S31] &amp; [.T31] &amp; [.U31] &amp; [.V31] &amp; [.W31]) &lt;&gt; &quot;&quot;; join(&quot;&quot;;    IF( [.R31] &lt;&gt; &quot;&quot;; &quot;carry := &quot; &amp; [.R31] &amp; &quot;;&quot;; &quot;carry := SR&amp;1; &quot;);   IF( [.S31] &lt;&gt; &quot;&quot;; &quot;zero := &quot; &amp; [.S31] &amp; &quot;;&quot;; &quot;zero := (SR&gt;&gt;1)&amp;1; &quot;);   IF( [.T31] &lt;&gt; &quot;&quot;; &quot;interrupt := &quot; &amp; [.T31] &amp; &quot;;&quot;; &quot;interrupt := (SR&gt;&gt;2)&amp;1; &quot;);   IF( [.U31] &lt;&gt; &quot;&quot;; &quot;decimal := &quot; &amp; [.U31] &amp; &quot;;&quot;; &quot;decimal := (SR&gt;&gt;3)&amp;1; &quot;);   IF( [.V31] &lt;&gt; &quot;&quot;; &quot;overflow := &quot; &amp; [.V31] &amp; &quot;;&quot;; &quot;overflow := (SR&gt;&gt;6)&amp;1; &quot;);   IF( [.W31] &lt;&gt; &quot;&quot;; &quot;negative := &quot; &amp; [.W31] &amp; &quot;;&quot;; &quot;negative := (SR&gt;&gt;7)&amp;1; &quot;)  ); &quot;&quot;);  IF( ([.R31] &amp; [.S31] &amp; [.T31] &amp; [.U31] &amp; [.V31] &amp; [.W31]) &lt;&gt; &quot;&quot;; &quot;*SR = carry + (zero&lt;&lt;1) + (interrupt&lt;&lt;2) + (decimal&lt;&lt;3) + (overflow&lt;&lt;6) + (negative&lt;&lt;7); &quot;; &quot;&quot;);  IF( [.Q31] &lt;&gt; &quot;&quot;; &quot;*PC = &quot; &amp; [.Q31] &amp; &quot;;&quot;; &quot;*PC = PC + &quot; &amp; (LEN([.A31]&amp;&quot; &quot;)/3) &amp; &quot;; &quot; );  IF( [.Y31] &lt;&gt; &quot;&quot;; &quot;memory[(&quot; &amp; [.Y31] &amp; &quot;)&amp;0xFFFF] = &quot; &amp; [.Z31] &amp; &quot;; &quot;; &quot;&quot;);  IF( [.AA31] &lt;&gt; &quot;&quot;; &quot;memory[(&quot; &amp; [.AA31] &amp; &quot;)&amp;0xFFFF] = (&quot; &amp; [.AB31] &amp; &quot;)&amp;0xFF; memory[((&quot; &amp; [.AA31] &amp; &quot;)+1)&amp;0xFFFF] = ((&quot; &amp; [.AB3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1];2) &amp; &quot; ) { &quot; &amp;  join(&quot;&quot;;  IF(LEN([.A31]) &gt; 3; &quot;unsigned char LL = memory[(PC+1)&amp;0xFFFF]; &quot;; &quot;&quot;); IF(LEN([.A31]) &gt; 6; &quot;unsigned int HH = memory[(PC+2)&amp;0xFFFF]; &quot;; &quot;&quot;); IF(LEN([.A31]) &gt; 6; &quot;unsigned int HHLL = LL + (HH&lt;&lt;8); &quot;; &quot;&quot;);  IF([.I31] &lt;&gt; &quot;&quot;; &quot;unsigned int zeroPageWord = memory[(&quot;&amp;[.I31]&amp;&quot;)&amp;0xFF] + (memory[((&quot;&amp;[.I31]&amp;&quot;)+1)&amp;0xFF]&lt;&lt;8); &quot;; &quot;&quot;);  IF([.J31] &lt;&gt; &quot;&quot;; &quot;unsigned char readByte = memory[(&quot;&amp;[.J31]&amp;&quot;)&amp;0xFFFF]; &quot;; &quot;&quot;); IF([.K31] &lt;&gt; &quot;&quot;; &quot;unsigned int readWord := memory[(&quot;&amp;[.K31]&amp;&quot;)&amp;0xFFFF] + (memory[((&quot;&amp;[.K31]&amp;&quot;)+1)&amp;0xFFFF]&lt;&lt;8); &quot;; &quot;&quot;);  IF([.L31] &lt;&gt; &quot;&quot;; &quot;unsigned int result = &quot;&amp;[.L31]&amp;&quot;; &quot;; &quot;&quot;);  IF([.M31] &lt;&gt; &quot;&quot;; &quot;unsigned char newA = &quot;&amp;[.M31]&amp;&quot;; &quot;; &quot;&quot;); IF([.N31] &lt;&gt; &quot;&quot;; &quot;unsigned char newX = &quot;&amp;[.N31]&amp;&quot;; &quot;; &quot;&quot;); IF([.O31] &lt;&gt; &quot;&quot;; &quot;unsigned char newY = &quot;&amp;[.O31]&amp;&quot;; &quot;; &quot;&quot;); IF([.P31] &lt;&gt; &quot;&quot;; &quot;unsigned char newSP = &quot;&amp;[.P31]&amp;&quot;; &quot;; &quot;&quot;); IF([.Q31] &lt;&gt; &quot;&quot;; &quot;unsigned int newPC = (&quot;&amp;[.Q31]&amp;&quot;)&amp;0xFFFF; &quot;; &quot;&quot;);  IF([.M31] &lt;&gt; &quot;&quot;; &quot;*A = newA; &quot;; &quot;&quot;); IF([.N31] &lt;&gt; &quot;&quot;; &quot;*X = newX; &quot;; &quot;&quot;); IF([.O31] &lt;&gt; &quot;&quot;; &quot;*Y = newY; &quot;; &quot;&quot;); IF([.P31] &lt;&gt; &quot;&quot;; &quot;*SP = newSP; &quot;; &quot;&quot;); IF([.Q31] &lt;&gt; &quot;&quot;; &quot;*PC = newPC; &quot;; &quot;&quot;);  IF( ([.R31] &amp; [.S31] &amp; [.T31] &amp; [.U31] &amp; [.V31] &amp; [.W31]) &lt;&gt; &quot;&quot;; join(&quot;&quot;;    IF( [.R31] &lt;&gt; &quot;&quot;; &quot;unsigned char carry = &quot; &amp; [.R31] &amp; &quot;;&quot;; &quot;unsigned char carry = SR&amp;1; &quot;);   IF( [.S31] &lt;&gt; &quot;&quot;; &quot;unsigned char zero = &quot; &amp; [.S31] &amp; &quot;;&quot;; &quot;unsigned char zero = (SR&gt;&gt;1)&amp;1; &quot;);   IF( [.T31] &lt;&gt; &quot;&quot;; &quot;unsigned char interrupt = &quot; &amp; [.T31] &amp; &quot;;&quot;; &quot;unsigned char interrupt = (SR&gt;&gt;2)&amp;1; &quot;);   IF( [.U31] &lt;&gt; &quot;&quot;; &quot;unsigned char decimal = &quot; &amp; [.U31] &amp; &quot;;&quot;; &quot;unsigned char decimal = (SR&gt;&gt;3)&amp;1; &quot;);   IF( [.V31] &lt;&gt; &quot;&quot;; &quot;unsigned char overflow = &quot; &amp; [.V31] &amp; &quot;;&quot;; &quot;unsigned char overflow = (SR&gt;&gt;6)&amp;1; &quot;);   IF( [.W31] &lt;&gt; &quot;&quot;; &quot;unsigned char negative = &quot; &amp; [.W31] &amp; &quot;;&quot;; &quot;unsigned char negative = (SR&gt;&gt;7)&amp;1; &quot;)  ); &quot;&quot;);  IF( ([.R31] &amp; [.S31] &amp; [.T31] &amp; [.U31] &amp; [.V31] &amp; [.W31]) &lt;&gt; &quot;&quot;; &quot;*SR = carry + (zero&lt;&lt;1) + (interrupt&lt;&lt;2) + (decimal&lt;&lt;3) + (overflow&lt;&lt;6) + (negative&lt;&lt;7); &quot;; &quot;&quot;);  IF( [.Q31] &lt;&gt; &quot;&quot;; &quot;*PC = &quot; &amp; [.Q31] &amp; &quot;;&quot;; &quot;*PC = PC + &quot; &amp; (LEN([.A31]&amp;&quot; &quot;)/3) &amp; &quot;; &quot; );  IF( [.Y31] &lt;&gt; &quot;&quot;; &quot;memory[(&quot; &amp; [.Y31] &amp; &quot;)&amp;0xFFFF] = &quot; &amp; [.Z31] &amp; &quot;; &quot;; &quot;&quot;);  IF( [.AA31] &lt;&gt; &quot;&quot;; &quot;memory[(&quot; &amp; [.AA31] &amp; &quot;)&amp;0xFFFF] = (&quot; &amp; [.AB31] &amp; &quot;)&amp;0xFF; memory[((&quot; &amp; [.AA31] &amp; &quot;)+1)&amp;0xFFFF] = ((&quot; &amp; [.AB3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1];2) &amp; &quot; ) { &quot; &amp;  join(&quot;&quot;;  IF(LEN([.A31]) &gt; 3; &quot;const LL = memory[(PC+1)&amp;0xFFFF]; &quot;; &quot;&quot;); IF(LEN([.A31]) &gt; 6; &quot;const HH = memory[(PC+2)&amp;0xFFFF]; &quot;; &quot;&quot;); IF(LEN([.A31]) &gt; 6; &quot;const HHLL = LL + (HH&lt;&lt;8); &quot;; &quot;&quot;);  IF([.I31] &lt;&gt; &quot;&quot;; &quot;const zeroPageWord = memory[(&quot;&amp;[.I31]&amp;&quot;)&amp;0xFF] + (memory[((&quot;&amp;[.I31]&amp;&quot;)+1)&amp;0xFF]&lt;&lt;8); &quot;; &quot;&quot;);  IF([.J31] &lt;&gt; &quot;&quot;; &quot;const readByte = memory[(&quot;&amp;[.J31]&amp;&quot;)&amp;0xFFFF]; &quot;; &quot;&quot;); IF([.K31] &lt;&gt; &quot;&quot;; &quot;const readWord = memory[(&quot;&amp;[.K31]&amp;&quot;)&amp;0xFFFF] + (memory[((&quot;&amp;[.K31]&amp;&quot;)+1)&amp;0xFFFF]&lt;&lt;8); &quot;; &quot;&quot;);  IF([.L31] &lt;&gt; &quot;&quot;; &quot;const result = &quot;&amp;[.L31]&amp;&quot;; &quot;; &quot;&quot;);  IF([.M31] &lt;&gt; &quot;&quot;; &quot;const newA = &quot;&amp;[.M31]&amp;&quot;; &quot;; &quot;&quot;); IF([.N31] &lt;&gt; &quot;&quot;; &quot;const newX = &quot;&amp;[.N31]&amp;&quot;; &quot;; &quot;&quot;); IF([.O31] &lt;&gt; &quot;&quot;; &quot;const newY = &quot;&amp;[.O31]&amp;&quot;; &quot;; &quot;&quot;); IF([.P31] &lt;&gt; &quot;&quot;; &quot;const newSP = &quot;&amp;[.P31]&amp;&quot;; &quot;; &quot;&quot;); IF([.Q31] &lt;&gt; &quot;&quot;; &quot;const newPC = (&quot;&amp;[.Q31]&amp;&quot;)&amp;0xFFFF; &quot;; &quot;&quot;);  IF([.M31] &lt;&gt; &quot;&quot;; &quot;cpu.A = newA; &quot;; &quot;&quot;); IF([.N31] &lt;&gt; &quot;&quot;; &quot;cpu.X = newX; &quot;; &quot;&quot;); IF([.O31] &lt;&gt; &quot;&quot;; &quot;cpu.Y = newY; &quot;; &quot;&quot;); IF([.P31] &lt;&gt; &quot;&quot;; &quot;cpu.SP = newSP; &quot;; &quot;&quot;); IF([.Q31] &lt;&gt; &quot;&quot;; &quot;cpu.PC = newPC; &quot;; &quot;&quot;);  IF( ([.R31] &amp; [.S31] &amp; [.T31] &amp; [.U31] &amp; [.V31] &amp; [.W31]) &lt;&gt; &quot;&quot;; join(&quot;&quot;;    IF( [.R31] &lt;&gt; &quot;&quot;; &quot;const carry = &quot; &amp; [.R31] &amp; &quot;;&quot;;     &quot;const carry = SR&amp;1; &quot;);   IF( [.S31] &lt;&gt; &quot;&quot;; &quot;const zero = &quot; &amp; [.S31] &amp; &quot;;&quot;;      &quot;const zero = (SR&gt;&gt;1)&amp;1; &quot;);   IF( [.T31] &lt;&gt; &quot;&quot;; &quot;const interrupt = &quot; &amp; [.T31] &amp; &quot;;&quot;; &quot;const interrupt = (SR&gt;&gt;2)&amp;1; &quot;);   IF( [.U31] &lt;&gt; &quot;&quot;; &quot;const decimal = &quot; &amp; [.U31] &amp; &quot;;&quot;;   &quot;const decimal = (SR&gt;&gt;3)&amp;1; &quot;);   IF( [.V31] &lt;&gt; &quot;&quot;; &quot;const overflow = &quot; &amp; [.V31] &amp; &quot;;&quot;;  &quot;const overflow = (SR&gt;&gt;6)&amp;1; &quot;);   IF( [.W31] &lt;&gt; &quot;&quot;; &quot;const negative = &quot; &amp; [.W31] &amp; &quot;;&quot;;  &quot;const negative = (SR&gt;&gt;7)&amp;1; &quot;)  ); &quot;&quot;);  IF( ([.R31] &amp; [.S31] &amp; [.T31] &amp; [.U31] &amp; [.V31] &amp; [.W31]) &lt;&gt; &quot;&quot;; &quot;cpu.SR = carry + (zero&lt;&lt;1) + (interrupt&lt;&lt;2) + (decimal&lt;&lt;3) + (overflow&lt;&lt;6) + (negative&lt;&lt;7); &quot;; &quot;&quot;);  IF( [.Q31] &lt;&gt; &quot;&quot;; &quot;*PC = &quot; &amp; [.Q31] &amp; &quot;;&quot;; &quot;cpu.PC = PC + &quot; &amp; (LEN([.A31]&amp;&quot; &quot;)/3) &amp; &quot;; &quot; );  IF( [.Y31] &lt;&gt; &quot;&quot;; &quot;memory[(&quot; &amp; [.Y31] &amp; &quot;)&amp;0xFFFF] = &quot; &amp; [.Z31] &amp; &quot;; &quot;; &quot;&quot;);  IF( [.AA31] &lt;&gt; &quot;&quot;; &quot;memory[(&quot; &amp; [.AA31] &amp; &quot;)&amp;0xFFFF] = (&quot; &amp; [.AB31] &amp; &quot;)&amp;0xFF; memory[((&quot; &amp; [.AA31] &amp; &quot;)+1)&amp;0xFFFF] = ((&quot; &amp; [.AB3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table:number-columns-repeated="2"/>
          <table:table-cell table:style-name="ce69" office:value-type="string" calcext:value-type="string">
            <text:p>*</text:p>
          </table:table-cell>
          <table:table-cell table:style-name="ce77"/>
          <table:table-cell table:style-name="ce244"/>
          <table:table-cell table:style-name="ce282" table:formula="of:=IF([.$AM31] &lt;&gt; &quot;&quot;; &quot;BB &quot;; &quot;&quot;) &amp; IF([.$AN31] &lt;&gt; &quot;&quot;; &quot;LL HH &quot;; &quot;&quot;) &amp; IF([.$AO31] &lt;&gt; &quot;&quot;; &quot;SS &quot;; &quot;&quot;) &amp; IF([.$AP31] &lt;&gt; &quot;&quot;; &quot;RR &quot;; &quot;&quot;) &amp; IF([.$AQ31] &lt;&gt; &quot;&quot;; &quot;PP QQ &quot;; &quot;&quot;) &amp; LEFT([.$A31];2)" office:value-type="string" office:string-value="SS 28" calcext:value-type="string">
            <text:p>SS 28</text:p>
          </table:table-cell>
          <table:table-cell table:style-name="ce69" table:formula="of:=&quot;UN&quot; &amp;[.B31]" office:value-type="string" office:string-value="UNPLP" calcext:value-type="string">
            <text:p>UNPLP</text:p>
          </table:table-cell>
          <table:table-cell table:style-name="ce69" office:value-type="string" calcext:value-type="string">
            <text:p>$SS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9 LL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float" office:value="2" calcext:value-type="float">
            <text:p>2</text:p>
          </table:table-cell>
          <table:table-cell table:style-name="ce74" office:value-type="string" calcext:value-type="string">
            <text:p>#$LL</text:p>
          </table:table-cell>
          <table:table-cell table:style-name="ce96"/>
          <table:table-cell table:style-name="ce98"/>
          <table:table-cell table:style-name="ce115"/>
          <table:table-cell table:style-name="ce95"/>
          <table:table-cell table:style-name="ce74" table:formula="of:=IF([.$D32] = &quot;($LL, X)&quot;;&quot;(arg1+X)&amp;0xFF&quot;;&quot;&quot;)">
            <text:p/>
          </table:table-cell>
          <table:table-cell table:style-name="ce74" table:number-columns-repeated="2"/>
          <table:table-cell table:style-name="ce74" office:value-type="string" calcext:value-type="string">
            <text:p>A &amp; LL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74"/>
          <table:table-cell table:style-name="ce147" table:number-columns-repeated="3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32];2) &amp; &quot; { &quot; &amp;  join(&quot;&quot;;  IF(LEN([.A32]) &gt; 3; &quot;LL := memory[PC + 1]; &quot;; &quot;&quot;);  IF([.I32] &lt;&gt; &quot;&quot;; &quot;zeroPageWord := memory[(&quot;&amp;[.I32]&amp;&quot;)&amp;0xFF] + (memory[((&quot;&amp;[.I32]&amp;&quot;)+1)&amp;0xFF]&lt;&lt;8); &quot;; &quot;&quot;);  IF([.J32] &lt;&gt; &quot;&quot;; &quot;readByte := memory[(&quot;&amp;[.J32]&amp;&quot;)&amp;0xFFFF]; &quot;; &quot;&quot;); IF([.K32] &lt;&gt; &quot;&quot;; &quot;readWord := memory[(&quot;&amp;[.K32]&amp;&quot;)&amp;0xFFFF] + (memory[((&quot;&amp;[.K32]&amp;&quot;)+1)&amp;0xFFFF]&lt;&lt;8); &quot;; &quot;&quot;);  IF([.L32] &lt;&gt; &quot;&quot;; &quot;result := &quot;&amp;[.L32]&amp;&quot;; &quot;; &quot;&quot;);  IF([.M32] &lt;&gt; &quot;&quot;; &quot;newA := &quot;&amp;[.M32]&amp;&quot;; &quot;; &quot;&quot;); IF([.N32] &lt;&gt; &quot;&quot;; &quot;newX := &quot;&amp;[.N32]&amp;&quot;; &quot;; &quot;&quot;); IF([.O32] &lt;&gt; &quot;&quot;; &quot;newY := &quot;&amp;[.O32]&amp;&quot;; &quot;; &quot;&quot;); IF([.P32] &lt;&gt; &quot;&quot;; &quot;newSP := &quot;&amp;[.P32]&amp;&quot;; &quot;; &quot;&quot;); IF([.Q32] &lt;&gt; &quot;&quot;; &quot;newPC := &quot;&amp;[.Q32]&amp;&quot;; &quot;; &quot;&quot;);  IF([.M32] &lt;&gt; &quot;&quot;; &quot;*A = newA; &quot;; &quot;&quot;); IF([.N32] &lt;&gt; &quot;&quot;; &quot;*X = newX; &quot;; &quot;&quot;); IF([.O32] &lt;&gt; &quot;&quot;; &quot;*Y = newY; &quot;; &quot;&quot;); IF([.P32] &lt;&gt; &quot;&quot;; &quot;*SP = newSP; &quot;; &quot;&quot;); IF([.Q32] &lt;&gt; &quot;&quot;; &quot;*PC = newPC; &quot;; &quot;&quot;);  IF( ([.R32] &amp; [.S32] &amp; [.T32] &amp; [.U32] &amp; [.V32] &amp; [.W32]) &lt;&gt; &quot;&quot;; join(&quot;&quot;;    IF( [.R32] &lt;&gt; &quot;&quot;; &quot;carry := &quot; &amp; [.R32] &amp; &quot;;&quot;; &quot;carry := SR&amp;1; &quot;);   IF( [.S32] &lt;&gt; &quot;&quot;; &quot;zero := &quot; &amp; [.S32] &amp; &quot;;&quot;; &quot;zero := (SR&gt;&gt;1)&amp;1; &quot;);   IF( [.T32] &lt;&gt; &quot;&quot;; &quot;interrupt := &quot; &amp; [.T32] &amp; &quot;;&quot;; &quot;interrupt := (SR&gt;&gt;2)&amp;1; &quot;);   IF( [.U32] &lt;&gt; &quot;&quot;; &quot;decimal := &quot; &amp; [.U32] &amp; &quot;;&quot;; &quot;decimal := (SR&gt;&gt;3)&amp;1; &quot;);   IF( [.V32] &lt;&gt; &quot;&quot;; &quot;overflow := &quot; &amp; [.V32] &amp; &quot;;&quot;; &quot;overflow := (SR&gt;&gt;6)&amp;1; &quot;);   IF( [.W32] &lt;&gt; &quot;&quot;; &quot;negative := &quot; &amp; [.W32] &amp; &quot;;&quot;; &quot;negative := (SR&gt;&gt;7)&amp;1; &quot;)  ); &quot;&quot;);  IF( ([.R32] &amp; [.S32] &amp; [.T32] &amp; [.U32] &amp; [.V32] &amp; [.W32]) &lt;&gt; &quot;&quot;; &quot;*SR = carry + (zero&lt;&lt;1) + (interrupt&lt;&lt;2) + (decimal&lt;&lt;3) + (overflow&lt;&lt;6) + (negative&lt;&lt;7); &quot;; &quot;&quot;);  IF( [.Q32] &lt;&gt; &quot;&quot;; &quot;*PC = &quot; &amp; [.Q32] &amp; &quot;;&quot;; &quot;*PC = PC + &quot; &amp; (LEN([.A32]&amp;&quot; &quot;)/3) &amp; &quot;; &quot; );  IF( [.Y32] &lt;&gt; &quot;&quot;; &quot;memory[(&quot; &amp; [.Y32] &amp; &quot;)&amp;0xFFFF] = &quot; &amp; [.Z32] &amp; &quot;; &quot;; &quot;&quot;);  IF( [.AA32] &lt;&gt; &quot;&quot;; &quot;memory[(&quot; &amp; [.AA32] &amp; &quot;)&amp;0xFFFF] = (&quot; &amp; [.AB32] &amp; &quot;)&amp;0xFF; memory[((&quot; &amp; [.AA32] &amp; &quot;)+1)&amp;0xFFFF] = ((&quot; &amp; [.AB3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2];2) &amp; &quot; ) { &quot; &amp;  join(&quot;&quot;;  IF(LEN([.A32]) &gt; 3; &quot;unsigned char LL = memory[(PC+1)&amp;0xFFFF]; &quot;; &quot;&quot;); IF(LEN([.A32]) &gt; 6; &quot;unsigned int HH = memory[(PC+2)&amp;0xFFFF]; &quot;; &quot;&quot;); IF(LEN([.A32]) &gt; 6; &quot;unsigned int HHLL = LL + (HH&lt;&lt;8); &quot;; &quot;&quot;);  IF([.I32] &lt;&gt; &quot;&quot;; &quot;unsigned int zeroPageWord = memory[(&quot;&amp;[.I32]&amp;&quot;)&amp;0xFF] + (memory[((&quot;&amp;[.I32]&amp;&quot;)+1)&amp;0xFF]&lt;&lt;8); &quot;; &quot;&quot;);  IF([.J32] &lt;&gt; &quot;&quot;; &quot;unsigned char readByte = memory[(&quot;&amp;[.J32]&amp;&quot;)&amp;0xFFFF]; &quot;; &quot;&quot;); IF([.K32] &lt;&gt; &quot;&quot;; &quot;unsigned int readWord := memory[(&quot;&amp;[.K32]&amp;&quot;)&amp;0xFFFF] + (memory[((&quot;&amp;[.K32]&amp;&quot;)+1)&amp;0xFFFF]&lt;&lt;8); &quot;; &quot;&quot;);  IF([.L32] &lt;&gt; &quot;&quot;; &quot;unsigned int result = &quot;&amp;[.L32]&amp;&quot;; &quot;; &quot;&quot;);  IF([.M32] &lt;&gt; &quot;&quot;; &quot;unsigned char newA = &quot;&amp;[.M32]&amp;&quot;; &quot;; &quot;&quot;); IF([.N32] &lt;&gt; &quot;&quot;; &quot;unsigned char newX = &quot;&amp;[.N32]&amp;&quot;; &quot;; &quot;&quot;); IF([.O32] &lt;&gt; &quot;&quot;; &quot;unsigned char newY = &quot;&amp;[.O32]&amp;&quot;; &quot;; &quot;&quot;); IF([.P32] &lt;&gt; &quot;&quot;; &quot;unsigned char newSP = &quot;&amp;[.P32]&amp;&quot;; &quot;; &quot;&quot;); IF([.Q32] &lt;&gt; &quot;&quot;; &quot;unsigned int newPC = (&quot;&amp;[.Q32]&amp;&quot;)&amp;0xFFFF; &quot;; &quot;&quot;);  IF([.M32] &lt;&gt; &quot;&quot;; &quot;*A = newA; &quot;; &quot;&quot;); IF([.N32] &lt;&gt; &quot;&quot;; &quot;*X = newX; &quot;; &quot;&quot;); IF([.O32] &lt;&gt; &quot;&quot;; &quot;*Y = newY; &quot;; &quot;&quot;); IF([.P32] &lt;&gt; &quot;&quot;; &quot;*SP = newSP; &quot;; &quot;&quot;); IF([.Q32] &lt;&gt; &quot;&quot;; &quot;*PC = newPC; &quot;; &quot;&quot;);  IF( ([.R32] &amp; [.S32] &amp; [.T32] &amp; [.U32] &amp; [.V32] &amp; [.W32]) &lt;&gt; &quot;&quot;; join(&quot;&quot;;    IF( [.R32] &lt;&gt; &quot;&quot;; &quot;unsigned char carry = &quot; &amp; [.R32] &amp; &quot;;&quot;; &quot;unsigned char carry = SR&amp;1; &quot;);   IF( [.S32] &lt;&gt; &quot;&quot;; &quot;unsigned char zero = &quot; &amp; [.S32] &amp; &quot;;&quot;; &quot;unsigned char zero = (SR&gt;&gt;1)&amp;1; &quot;);   IF( [.T32] &lt;&gt; &quot;&quot;; &quot;unsigned char interrupt = &quot; &amp; [.T32] &amp; &quot;;&quot;; &quot;unsigned char interrupt = (SR&gt;&gt;2)&amp;1; &quot;);   IF( [.U32] &lt;&gt; &quot;&quot;; &quot;unsigned char decimal = &quot; &amp; [.U32] &amp; &quot;;&quot;; &quot;unsigned char decimal = (SR&gt;&gt;3)&amp;1; &quot;);   IF( [.V32] &lt;&gt; &quot;&quot;; &quot;unsigned char overflow = &quot; &amp; [.V32] &amp; &quot;;&quot;; &quot;unsigned char overflow = (SR&gt;&gt;6)&amp;1; &quot;);   IF( [.W32] &lt;&gt; &quot;&quot;; &quot;unsigned char negative = &quot; &amp; [.W32] &amp; &quot;;&quot;; &quot;unsigned char negative = (SR&gt;&gt;7)&amp;1; &quot;)  ); &quot;&quot;);  IF( ([.R32] &amp; [.S32] &amp; [.T32] &amp; [.U32] &amp; [.V32] &amp; [.W32]) &lt;&gt; &quot;&quot;; &quot;*SR = carry + (zero&lt;&lt;1) + (interrupt&lt;&lt;2) + (decimal&lt;&lt;3) + (overflow&lt;&lt;6) + (negative&lt;&lt;7); &quot;; &quot;&quot;);  IF( [.Q32] &lt;&gt; &quot;&quot;; &quot;*PC = &quot; &amp; [.Q32] &amp; &quot;;&quot;; &quot;*PC = PC + &quot; &amp; (LEN([.A32]&amp;&quot; &quot;)/3) &amp; &quot;; &quot; );  IF( [.Y32] &lt;&gt; &quot;&quot;; &quot;memory[(&quot; &amp; [.Y32] &amp; &quot;)&amp;0xFFFF] = &quot; &amp; [.Z32] &amp; &quot;; &quot;; &quot;&quot;);  IF( [.AA32] &lt;&gt; &quot;&quot;; &quot;memory[(&quot; &amp; [.AA32] &amp; &quot;)&amp;0xFFFF] = (&quot; &amp; [.AB32] &amp; &quot;)&amp;0xFF; memory[((&quot; &amp; [.AA32] &amp; &quot;)+1)&amp;0xFFFF] = ((&quot; &amp; [.AB3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2];2) &amp; &quot; ) { &quot; &amp;  join(&quot;&quot;;  IF(LEN([.A32]) &gt; 3; &quot;const LL = memory[(PC+1)&amp;0xFFFF]; &quot;; &quot;&quot;); IF(LEN([.A32]) &gt; 6; &quot;const HH = memory[(PC+2)&amp;0xFFFF]; &quot;; &quot;&quot;); IF(LEN([.A32]) &gt; 6; &quot;const HHLL = LL + (HH&lt;&lt;8); &quot;; &quot;&quot;);  IF([.I32] &lt;&gt; &quot;&quot;; &quot;const zeroPageWord = memory[(&quot;&amp;[.I32]&amp;&quot;)&amp;0xFF] + (memory[((&quot;&amp;[.I32]&amp;&quot;)+1)&amp;0xFF]&lt;&lt;8); &quot;; &quot;&quot;);  IF([.J32] &lt;&gt; &quot;&quot;; &quot;const readByte = memory[(&quot;&amp;[.J32]&amp;&quot;)&amp;0xFFFF]; &quot;; &quot;&quot;); IF([.K32] &lt;&gt; &quot;&quot;; &quot;const readWord = memory[(&quot;&amp;[.K32]&amp;&quot;)&amp;0xFFFF] + (memory[((&quot;&amp;[.K32]&amp;&quot;)+1)&amp;0xFFFF]&lt;&lt;8); &quot;; &quot;&quot;);  IF([.L32] &lt;&gt; &quot;&quot;; &quot;const result = &quot;&amp;[.L32]&amp;&quot;; &quot;; &quot;&quot;);  IF([.M32] &lt;&gt; &quot;&quot;; &quot;const newA = &quot;&amp;[.M32]&amp;&quot;; &quot;; &quot;&quot;); IF([.N32] &lt;&gt; &quot;&quot;; &quot;const newX = &quot;&amp;[.N32]&amp;&quot;; &quot;; &quot;&quot;); IF([.O32] &lt;&gt; &quot;&quot;; &quot;const newY = &quot;&amp;[.O32]&amp;&quot;; &quot;; &quot;&quot;); IF([.P32] &lt;&gt; &quot;&quot;; &quot;const newSP = &quot;&amp;[.P32]&amp;&quot;; &quot;; &quot;&quot;); IF([.Q32] &lt;&gt; &quot;&quot;; &quot;const newPC = (&quot;&amp;[.Q32]&amp;&quot;)&amp;0xFFFF; &quot;; &quot;&quot;);  IF([.M32] &lt;&gt; &quot;&quot;; &quot;cpu.A = newA; &quot;; &quot;&quot;); IF([.N32] &lt;&gt; &quot;&quot;; &quot;cpu.X = newX; &quot;; &quot;&quot;); IF([.O32] &lt;&gt; &quot;&quot;; &quot;cpu.Y = newY; &quot;; &quot;&quot;); IF([.P32] &lt;&gt; &quot;&quot;; &quot;cpu.SP = newSP; &quot;; &quot;&quot;); IF([.Q32] &lt;&gt; &quot;&quot;; &quot;cpu.PC = newPC; &quot;; &quot;&quot;);  IF( ([.R32] &amp; [.S32] &amp; [.T32] &amp; [.U32] &amp; [.V32] &amp; [.W32]) &lt;&gt; &quot;&quot;; join(&quot;&quot;;    IF( [.R32] &lt;&gt; &quot;&quot;; &quot;const carry = &quot; &amp; [.R32] &amp; &quot;;&quot;;     &quot;const carry = SR&amp;1; &quot;);   IF( [.S32] &lt;&gt; &quot;&quot;; &quot;const zero = &quot; &amp; [.S32] &amp; &quot;;&quot;;      &quot;const zero = (SR&gt;&gt;1)&amp;1; &quot;);   IF( [.T32] &lt;&gt; &quot;&quot;; &quot;const interrupt = &quot; &amp; [.T32] &amp; &quot;;&quot;; &quot;const interrupt = (SR&gt;&gt;2)&amp;1; &quot;);   IF( [.U32] &lt;&gt; &quot;&quot;; &quot;const decimal = &quot; &amp; [.U32] &amp; &quot;;&quot;;   &quot;const decimal = (SR&gt;&gt;3)&amp;1; &quot;);   IF( [.V32] &lt;&gt; &quot;&quot;; &quot;const overflow = &quot; &amp; [.V32] &amp; &quot;;&quot;;  &quot;const overflow = (SR&gt;&gt;6)&amp;1; &quot;);   IF( [.W32] &lt;&gt; &quot;&quot;; &quot;const negative = &quot; &amp; [.W32] &amp; &quot;;&quot;;  &quot;const negative = (SR&gt;&gt;7)&amp;1; &quot;)  ); &quot;&quot;);  IF( ([.R32] &amp; [.S32] &amp; [.T32] &amp; [.U32] &amp; [.V32] &amp; [.W32]) &lt;&gt; &quot;&quot;; &quot;cpu.SR = carry + (zero&lt;&lt;1) + (interrupt&lt;&lt;2) + (decimal&lt;&lt;3) + (overflow&lt;&lt;6) + (negative&lt;&lt;7); &quot;; &quot;&quot;);  IF( [.Q32] &lt;&gt; &quot;&quot;; &quot;*PC = &quot; &amp; [.Q32] &amp; &quot;;&quot;; &quot;cpu.PC = PC + &quot; &amp; (LEN([.A32]&amp;&quot; &quot;)/3) &amp; &quot;; &quot; );  IF( [.Y32] &lt;&gt; &quot;&quot;; &quot;memory[(&quot; &amp; [.Y32] &amp; &quot;)&amp;0xFFFF] = &quot; &amp; [.Z32] &amp; &quot;; &quot;; &quot;&quot;);  IF( [.AA32] &lt;&gt; &quot;&quot;; &quot;memory[(&quot; &amp; [.AA32] &amp; &quot;)&amp;0xFFFF] = (&quot; &amp; [.AB32] &amp; &quot;)&amp;0xFF; memory[((&quot; &amp; [.AA32] &amp; &quot;)+1)&amp;0xFFFF] = ((&quot; &amp; [.AB3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32] &lt;&gt; &quot;&quot;; &quot;BB &quot;; &quot;&quot;) &amp; IF([.$AN32] &lt;&gt; &quot;&quot;; &quot;LL HH &quot;; &quot;&quot;) &amp; IF([.$AO32] &lt;&gt; &quot;&quot;; &quot;SS &quot;; &quot;&quot;) &amp; IF([.$AP32] &lt;&gt; &quot;&quot;; &quot;RR &quot;; &quot;&quot;) &amp; IF([.$AQ32] &lt;&gt; &quot;&quot;; &quot;PP QQ &quot;; &quot;&quot;) &amp; LEFT([.$A32];2)" office:value-type="string" office:string-value="SS RR 29" calcext:value-type="string">
            <text:p>SS RR 29</text:p>
          </table:table-cell>
          <table:table-cell table:style-name="ce74" table:formula="of:=&quot;UN&quot; &amp;[.B32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2"/>
          <table:table-cell table:style-name="ce74" office:value-type="string" calcext:value-type="string">
            <text:p>trash_A</text:p>
          </table:table-cell>
          <table:table-cell table:style-name="ce74" office:value-type="string" calcext:value-type="string">
            <text:p>result</text:p>
          </table:table-cell>
          <table:table-cell table:style-name="ce74" table:number-columns-repeated="4"/>
          <table:table-cell table:style-name="ce74" office:value-type="string" calcext:value-type="string">
            <text:p>trash_carry</text:p>
          </table:table-cell>
          <table:table-cell table:style-name="ce74" table:number-columns-repeated="5"/>
          <table:table-cell table:style-name="ce98"/>
          <table:table-cell table:style-name="ce7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A</text:p>
          </table:table-cell>
          <table:table-cell table:style-name="ce27" office:value-type="string" calcext:value-type="string">
            <text:p>ROL</text:p>
          </table:table-cell>
          <table:table-cell table:style-name="ce52" office:value-type="float" office:value="2" calcext:value-type="float">
            <text:p>2</text:p>
          </table:table-cell>
          <table:table-cell table:style-name="ce76" office:value-type="string" calcext:value-type="string">
            <text:p>A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33] = &quot;($LL, X)&quot;;&quot;(arg1+X)&amp;0xFF&quot;;&quot;&quot;)">
            <text:p/>
          </table:table-cell>
          <table:table-cell table:style-name="ce149" table:number-columns-repeated="2"/>
          <table:table-cell table:style-name="ce76" office:value-type="string" calcext:value-type="string">
            <text:p>(A &lt;&lt; 1)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78" office:value-type="string" calcext:value-type="string">
            <text:p>A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33];2) &amp; &quot; { &quot; &amp;  join(&quot;&quot;;  IF(LEN([.A33]) &gt; 3; &quot;LL := memory[PC + 1]; &quot;; &quot;&quot;);  IF([.I33] &lt;&gt; &quot;&quot;; &quot;zeroPageWord := memory[(&quot;&amp;[.I33]&amp;&quot;)&amp;0xFF] + (memory[((&quot;&amp;[.I33]&amp;&quot;)+1)&amp;0xFF]&lt;&lt;8); &quot;; &quot;&quot;);  IF([.J33] &lt;&gt; &quot;&quot;; &quot;readByte := memory[(&quot;&amp;[.J33]&amp;&quot;)&amp;0xFFFF]; &quot;; &quot;&quot;); IF([.K33] &lt;&gt; &quot;&quot;; &quot;readWord := memory[(&quot;&amp;[.K33]&amp;&quot;)&amp;0xFFFF] + (memory[((&quot;&amp;[.K33]&amp;&quot;)+1)&amp;0xFFFF]&lt;&lt;8); &quot;; &quot;&quot;);  IF([.L33] &lt;&gt; &quot;&quot;; &quot;result := &quot;&amp;[.L33]&amp;&quot;; &quot;; &quot;&quot;);  IF([.M33] &lt;&gt; &quot;&quot;; &quot;newA := &quot;&amp;[.M33]&amp;&quot;; &quot;; &quot;&quot;); IF([.N33] &lt;&gt; &quot;&quot;; &quot;newX := &quot;&amp;[.N33]&amp;&quot;; &quot;; &quot;&quot;); IF([.O33] &lt;&gt; &quot;&quot;; &quot;newY := &quot;&amp;[.O33]&amp;&quot;; &quot;; &quot;&quot;); IF([.P33] &lt;&gt; &quot;&quot;; &quot;newSP := &quot;&amp;[.P33]&amp;&quot;; &quot;; &quot;&quot;); IF([.Q33] &lt;&gt; &quot;&quot;; &quot;newPC := &quot;&amp;[.Q33]&amp;&quot;; &quot;; &quot;&quot;);  IF([.M33] &lt;&gt; &quot;&quot;; &quot;*A = newA; &quot;; &quot;&quot;); IF([.N33] &lt;&gt; &quot;&quot;; &quot;*X = newX; &quot;; &quot;&quot;); IF([.O33] &lt;&gt; &quot;&quot;; &quot;*Y = newY; &quot;; &quot;&quot;); IF([.P33] &lt;&gt; &quot;&quot;; &quot;*SP = newSP; &quot;; &quot;&quot;); IF([.Q33] &lt;&gt; &quot;&quot;; &quot;*PC = newPC; &quot;; &quot;&quot;);  IF( ([.R33] &amp; [.S33] &amp; [.T33] &amp; [.U33] &amp; [.V33] &amp; [.W33]) &lt;&gt; &quot;&quot;; join(&quot;&quot;;    IF( [.R33] &lt;&gt; &quot;&quot;; &quot;carry := &quot; &amp; [.R33] &amp; &quot;;&quot;; &quot;carry := SR&amp;1; &quot;);   IF( [.S33] &lt;&gt; &quot;&quot;; &quot;zero := &quot; &amp; [.S33] &amp; &quot;;&quot;; &quot;zero := (SR&gt;&gt;1)&amp;1; &quot;);   IF( [.T33] &lt;&gt; &quot;&quot;; &quot;interrupt := &quot; &amp; [.T33] &amp; &quot;;&quot;; &quot;interrupt := (SR&gt;&gt;2)&amp;1; &quot;);   IF( [.U33] &lt;&gt; &quot;&quot;; &quot;decimal := &quot; &amp; [.U33] &amp; &quot;;&quot;; &quot;decimal := (SR&gt;&gt;3)&amp;1; &quot;);   IF( [.V33] &lt;&gt; &quot;&quot;; &quot;overflow := &quot; &amp; [.V33] &amp; &quot;;&quot;; &quot;overflow := (SR&gt;&gt;6)&amp;1; &quot;);   IF( [.W33] &lt;&gt; &quot;&quot;; &quot;negative := &quot; &amp; [.W33] &amp; &quot;;&quot;; &quot;negative := (SR&gt;&gt;7)&amp;1; &quot;)  ); &quot;&quot;);  IF( ([.R33] &amp; [.S33] &amp; [.T33] &amp; [.U33] &amp; [.V33] &amp; [.W33]) &lt;&gt; &quot;&quot;; &quot;*SR = carry + (zero&lt;&lt;1) + (interrupt&lt;&lt;2) + (decimal&lt;&lt;3) + (overflow&lt;&lt;6) + (negative&lt;&lt;7); &quot;; &quot;&quot;);  IF( [.Q33] &lt;&gt; &quot;&quot;; &quot;*PC = &quot; &amp; [.Q33] &amp; &quot;;&quot;; &quot;*PC = PC + &quot; &amp; (LEN([.A33]&amp;&quot; &quot;)/3) &amp; &quot;; &quot; );  IF( [.Y33] &lt;&gt; &quot;&quot;; &quot;memory[(&quot; &amp; [.Y33] &amp; &quot;)&amp;0xFFFF] = &quot; &amp; [.Z33] &amp; &quot;; &quot;; &quot;&quot;);  IF( [.AA33] &lt;&gt; &quot;&quot;; &quot;memory[(&quot; &amp; [.AA33] &amp; &quot;)&amp;0xFFFF] = (&quot; &amp; [.AB33] &amp; &quot;)&amp;0xFF; memory[((&quot; &amp; [.AA33] &amp; &quot;)+1)&amp;0xFFFF] = ((&quot; &amp; [.AB3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3];2) &amp; &quot; ) { &quot; &amp;  join(&quot;&quot;;  IF(LEN([.A33]) &gt; 3; &quot;unsigned char LL = memory[(PC+1)&amp;0xFFFF]; &quot;; &quot;&quot;); IF(LEN([.A33]) &gt; 6; &quot;unsigned int HH = memory[(PC+2)&amp;0xFFFF]; &quot;; &quot;&quot;); IF(LEN([.A33]) &gt; 6; &quot;unsigned int HHLL = LL + (HH&lt;&lt;8); &quot;; &quot;&quot;);  IF([.I33] &lt;&gt; &quot;&quot;; &quot;unsigned int zeroPageWord = memory[(&quot;&amp;[.I33]&amp;&quot;)&amp;0xFF] + (memory[((&quot;&amp;[.I33]&amp;&quot;)+1)&amp;0xFF]&lt;&lt;8); &quot;; &quot;&quot;);  IF([.J33] &lt;&gt; &quot;&quot;; &quot;unsigned char readByte = memory[(&quot;&amp;[.J33]&amp;&quot;)&amp;0xFFFF]; &quot;; &quot;&quot;); IF([.K33] &lt;&gt; &quot;&quot;; &quot;unsigned int readWord := memory[(&quot;&amp;[.K33]&amp;&quot;)&amp;0xFFFF] + (memory[((&quot;&amp;[.K33]&amp;&quot;)+1)&amp;0xFFFF]&lt;&lt;8); &quot;; &quot;&quot;);  IF([.L33] &lt;&gt; &quot;&quot;; &quot;unsigned int result = &quot;&amp;[.L33]&amp;&quot;; &quot;; &quot;&quot;);  IF([.M33] &lt;&gt; &quot;&quot;; &quot;unsigned char newA = &quot;&amp;[.M33]&amp;&quot;; &quot;; &quot;&quot;); IF([.N33] &lt;&gt; &quot;&quot;; &quot;unsigned char newX = &quot;&amp;[.N33]&amp;&quot;; &quot;; &quot;&quot;); IF([.O33] &lt;&gt; &quot;&quot;; &quot;unsigned char newY = &quot;&amp;[.O33]&amp;&quot;; &quot;; &quot;&quot;); IF([.P33] &lt;&gt; &quot;&quot;; &quot;unsigned char newSP = &quot;&amp;[.P33]&amp;&quot;; &quot;; &quot;&quot;); IF([.Q33] &lt;&gt; &quot;&quot;; &quot;unsigned int newPC = (&quot;&amp;[.Q33]&amp;&quot;)&amp;0xFFFF; &quot;; &quot;&quot;);  IF([.M33] &lt;&gt; &quot;&quot;; &quot;*A = newA; &quot;; &quot;&quot;); IF([.N33] &lt;&gt; &quot;&quot;; &quot;*X = newX; &quot;; &quot;&quot;); IF([.O33] &lt;&gt; &quot;&quot;; &quot;*Y = newY; &quot;; &quot;&quot;); IF([.P33] &lt;&gt; &quot;&quot;; &quot;*SP = newSP; &quot;; &quot;&quot;); IF([.Q33] &lt;&gt; &quot;&quot;; &quot;*PC = newPC; &quot;; &quot;&quot;);  IF( ([.R33] &amp; [.S33] &amp; [.T33] &amp; [.U33] &amp; [.V33] &amp; [.W33]) &lt;&gt; &quot;&quot;; join(&quot;&quot;;    IF( [.R33] &lt;&gt; &quot;&quot;; &quot;unsigned char carry = &quot; &amp; [.R33] &amp; &quot;;&quot;; &quot;unsigned char carry = SR&amp;1; &quot;);   IF( [.S33] &lt;&gt; &quot;&quot;; &quot;unsigned char zero = &quot; &amp; [.S33] &amp; &quot;;&quot;; &quot;unsigned char zero = (SR&gt;&gt;1)&amp;1; &quot;);   IF( [.T33] &lt;&gt; &quot;&quot;; &quot;unsigned char interrupt = &quot; &amp; [.T33] &amp; &quot;;&quot;; &quot;unsigned char interrupt = (SR&gt;&gt;2)&amp;1; &quot;);   IF( [.U33] &lt;&gt; &quot;&quot;; &quot;unsigned char decimal = &quot; &amp; [.U33] &amp; &quot;;&quot;; &quot;unsigned char decimal = (SR&gt;&gt;3)&amp;1; &quot;);   IF( [.V33] &lt;&gt; &quot;&quot;; &quot;unsigned char overflow = &quot; &amp; [.V33] &amp; &quot;;&quot;; &quot;unsigned char overflow = (SR&gt;&gt;6)&amp;1; &quot;);   IF( [.W33] &lt;&gt; &quot;&quot;; &quot;unsigned char negative = &quot; &amp; [.W33] &amp; &quot;;&quot;; &quot;unsigned char negative = (SR&gt;&gt;7)&amp;1; &quot;)  ); &quot;&quot;);  IF( ([.R33] &amp; [.S33] &amp; [.T33] &amp; [.U33] &amp; [.V33] &amp; [.W33]) &lt;&gt; &quot;&quot;; &quot;*SR = carry + (zero&lt;&lt;1) + (interrupt&lt;&lt;2) + (decimal&lt;&lt;3) + (overflow&lt;&lt;6) + (negative&lt;&lt;7); &quot;; &quot;&quot;);  IF( [.Q33] &lt;&gt; &quot;&quot;; &quot;*PC = &quot; &amp; [.Q33] &amp; &quot;;&quot;; &quot;*PC = PC + &quot; &amp; (LEN([.A33]&amp;&quot; &quot;)/3) &amp; &quot;; &quot; );  IF( [.Y33] &lt;&gt; &quot;&quot;; &quot;memory[(&quot; &amp; [.Y33] &amp; &quot;)&amp;0xFFFF] = &quot; &amp; [.Z33] &amp; &quot;; &quot;; &quot;&quot;);  IF( [.AA33] &lt;&gt; &quot;&quot;; &quot;memory[(&quot; &amp; [.AA33] &amp; &quot;)&amp;0xFFFF] = (&quot; &amp; [.AB33] &amp; &quot;)&amp;0xFF; memory[((&quot; &amp; [.AA33] &amp; &quot;)+1)&amp;0xFFFF] = ((&quot; &amp; [.AB3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3];2) &amp; &quot; ) { &quot; &amp;  join(&quot;&quot;;  IF(LEN([.A33]) &gt; 3; &quot;const LL = memory[(PC+1)&amp;0xFFFF]; &quot;; &quot;&quot;); IF(LEN([.A33]) &gt; 6; &quot;const HH = memory[(PC+2)&amp;0xFFFF]; &quot;; &quot;&quot;); IF(LEN([.A33]) &gt; 6; &quot;const HHLL = LL + (HH&lt;&lt;8); &quot;; &quot;&quot;);  IF([.I33] &lt;&gt; &quot;&quot;; &quot;const zeroPageWord = memory[(&quot;&amp;[.I33]&amp;&quot;)&amp;0xFF] + (memory[((&quot;&amp;[.I33]&amp;&quot;)+1)&amp;0xFF]&lt;&lt;8); &quot;; &quot;&quot;);  IF([.J33] &lt;&gt; &quot;&quot;; &quot;const readByte = memory[(&quot;&amp;[.J33]&amp;&quot;)&amp;0xFFFF]; &quot;; &quot;&quot;); IF([.K33] &lt;&gt; &quot;&quot;; &quot;const readWord = memory[(&quot;&amp;[.K33]&amp;&quot;)&amp;0xFFFF] + (memory[((&quot;&amp;[.K33]&amp;&quot;)+1)&amp;0xFFFF]&lt;&lt;8); &quot;; &quot;&quot;);  IF([.L33] &lt;&gt; &quot;&quot;; &quot;const result = &quot;&amp;[.L33]&amp;&quot;; &quot;; &quot;&quot;);  IF([.M33] &lt;&gt; &quot;&quot;; &quot;const newA = &quot;&amp;[.M33]&amp;&quot;; &quot;; &quot;&quot;); IF([.N33] &lt;&gt; &quot;&quot;; &quot;const newX = &quot;&amp;[.N33]&amp;&quot;; &quot;; &quot;&quot;); IF([.O33] &lt;&gt; &quot;&quot;; &quot;const newY = &quot;&amp;[.O33]&amp;&quot;; &quot;; &quot;&quot;); IF([.P33] &lt;&gt; &quot;&quot;; &quot;const newSP = &quot;&amp;[.P33]&amp;&quot;; &quot;; &quot;&quot;); IF([.Q33] &lt;&gt; &quot;&quot;; &quot;const newPC = (&quot;&amp;[.Q33]&amp;&quot;)&amp;0xFFFF; &quot;; &quot;&quot;);  IF([.M33] &lt;&gt; &quot;&quot;; &quot;cpu.A = newA; &quot;; &quot;&quot;); IF([.N33] &lt;&gt; &quot;&quot;; &quot;cpu.X = newX; &quot;; &quot;&quot;); IF([.O33] &lt;&gt; &quot;&quot;; &quot;cpu.Y = newY; &quot;; &quot;&quot;); IF([.P33] &lt;&gt; &quot;&quot;; &quot;cpu.SP = newSP; &quot;; &quot;&quot;); IF([.Q33] &lt;&gt; &quot;&quot;; &quot;cpu.PC = newPC; &quot;; &quot;&quot;);  IF( ([.R33] &amp; [.S33] &amp; [.T33] &amp; [.U33] &amp; [.V33] &amp; [.W33]) &lt;&gt; &quot;&quot;; join(&quot;&quot;;    IF( [.R33] &lt;&gt; &quot;&quot;; &quot;const carry = &quot; &amp; [.R33] &amp; &quot;;&quot;;     &quot;const carry = SR&amp;1; &quot;);   IF( [.S33] &lt;&gt; &quot;&quot;; &quot;const zero = &quot; &amp; [.S33] &amp; &quot;;&quot;;      &quot;const zero = (SR&gt;&gt;1)&amp;1; &quot;);   IF( [.T33] &lt;&gt; &quot;&quot;; &quot;const interrupt = &quot; &amp; [.T33] &amp; &quot;;&quot;; &quot;const interrupt = (SR&gt;&gt;2)&amp;1; &quot;);   IF( [.U33] &lt;&gt; &quot;&quot;; &quot;const decimal = &quot; &amp; [.U33] &amp; &quot;;&quot;;   &quot;const decimal = (SR&gt;&gt;3)&amp;1; &quot;);   IF( [.V33] &lt;&gt; &quot;&quot;; &quot;const overflow = &quot; &amp; [.V33] &amp; &quot;;&quot;;  &quot;const overflow = (SR&gt;&gt;6)&amp;1; &quot;);   IF( [.W33] &lt;&gt; &quot;&quot;; &quot;const negative = &quot; &amp; [.W33] &amp; &quot;;&quot;;  &quot;const negative = (SR&gt;&gt;7)&amp;1; &quot;)  ); &quot;&quot;);  IF( ([.R33] &amp; [.S33] &amp; [.T33] &amp; [.U33] &amp; [.V33] &amp; [.W33]) &lt;&gt; &quot;&quot;; &quot;cpu.SR = carry + (zero&lt;&lt;1) + (interrupt&lt;&lt;2) + (decimal&lt;&lt;3) + (overflow&lt;&lt;6) + (negative&lt;&lt;7); &quot;; &quot;&quot;);  IF( [.Q33] &lt;&gt; &quot;&quot;; &quot;*PC = &quot; &amp; [.Q33] &amp; &quot;;&quot;; &quot;cpu.PC = PC + &quot; &amp; (LEN([.A33]&amp;&quot; &quot;)/3) &amp; &quot;; &quot; );  IF( [.Y33] &lt;&gt; &quot;&quot;; &quot;memory[(&quot; &amp; [.Y33] &amp; &quot;)&amp;0xFFFF] = &quot; &amp; [.Z33] &amp; &quot;; &quot;; &quot;&quot;);  IF( [.AA33] &lt;&gt; &quot;&quot;; &quot;memory[(&quot; &amp; [.AA33] &amp; &quot;)&amp;0xFFFF] = (&quot; &amp; [.AB33] &amp; &quot;)&amp;0xFF; memory[((&quot; &amp; [.AA33] &amp; &quot;)+1)&amp;0xFFFF] = ((&quot; &amp; [.AB3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33] &lt;&gt; &quot;&quot;; &quot;BB &quot;; &quot;&quot;) &amp; IF([.$AN33] &lt;&gt; &quot;&quot;; &quot;LL HH &quot;; &quot;&quot;) &amp; IF([.$AO33] &lt;&gt; &quot;&quot;; &quot;SS &quot;; &quot;&quot;) &amp; IF([.$AP33] &lt;&gt; &quot;&quot;; &quot;RR &quot;; &quot;&quot;) &amp; IF([.$AQ33] &lt;&gt; &quot;&quot;; &quot;PP QQ &quot;; &quot;&quot;) &amp; LEFT([.$A33];2)" office:value-type="string" office:string-value="SS 2A" calcext:value-type="string">
            <text:p>SS 2A</text:p>
          </table:table-cell>
          <table:table-cell table:style-name="ce76" table:formula="of:=&quot;UN&quot; &amp;[.B33]" office:value-type="string" office:string-value="UNROL" calcext:value-type="string">
            <text:p>UNROL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C LL HH</text:p>
          </table:table-cell>
          <table:table-cell table:style-name="ce26" office:value-type="string" calcext:value-type="string">
            <text:p>BIT</text:p>
          </table:table-cell>
          <table:table-cell table:style-name="ce51" office:value-type="float" office:value="4" calcext:value-type="float">
            <text:p>4</text:p>
          </table:table-cell>
          <table:table-cell table:style-name="ce75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9"/>
          <table:table-cell table:style-name="ce95"/>
          <table:table-cell table:style-name="ce75" table:formula="of:=IF([.$D34] = &quot;($LL, X)&quot;;&quot;(arg1+X)&amp;0xFF&quot;;&quot;&quot;)">
            <text:p/>
          </table:table-cell>
          <table:table-cell table:style-name="ce75" office:value-type="string" calcext:value-type="string">
            <text:p>HHLL</text:p>
          </table:table-cell>
          <table:table-cell table:style-name="ce153"/>
          <table:table-cell table:style-name="ce75" office:value-type="string" calcext:value-type="string">
            <text:p>A &amp; readByte</text:p>
          </table:table-cell>
          <table:table-cell table:style-name="ce177"/>
          <table:table-cell table:style-name="ce153" table:number-columns-repeated="4"/>
          <table:table-cell table:style-name="ce199"/>
          <table:table-cell table:style-name="ce75" office:value-type="string" calcext:value-type="string">
            <text:p>(result | -result) &gt;&gt; 7</text:p>
          </table:table-cell>
          <table:table-cell table:style-name="ce153" table:number-columns-repeated="3"/>
          <table:table-cell table:style-name="ce75" office:value-type="string" calcext:value-type="string">
            <text:p>readByte &gt;&gt; 6</text:p>
          </table:table-cell>
          <table:table-cell table:style-name="ce214" office:value-type="string" calcext:value-type="string">
            <text:p>readByte &gt;&gt; 7</text:p>
          </table:table-cell>
          <table:table-cell table:style-name="ce177"/>
          <table:table-cell table:style-name="ce153" table:number-columns-repeated="3"/>
          <table:table-cell table:style-name="ce244"/>
          <table:table-cell table:style-name="ce95"/>
          <table:table-cell table:style-name="ce253" table:formula="of:=&quot;  if instruction == 0x&quot; &amp; LEFT([.A34];2) &amp; &quot; { &quot; &amp;  join(&quot;&quot;;  IF(LEN([.A34]) &gt; 3; &quot;LL := memory[PC + 1]; &quot;; &quot;&quot;);  IF([.I34] &lt;&gt; &quot;&quot;; &quot;zeroPageWord := memory[(&quot;&amp;[.I34]&amp;&quot;)&amp;0xFF] + (memory[((&quot;&amp;[.I34]&amp;&quot;)+1)&amp;0xFF]&lt;&lt;8); &quot;; &quot;&quot;);  IF([.J34] &lt;&gt; &quot;&quot;; &quot;readByte := memory[(&quot;&amp;[.J34]&amp;&quot;)&amp;0xFFFF]; &quot;; &quot;&quot;); IF([.K34] &lt;&gt; &quot;&quot;; &quot;readWord := memory[(&quot;&amp;[.K34]&amp;&quot;)&amp;0xFFFF] + (memory[((&quot;&amp;[.K34]&amp;&quot;)+1)&amp;0xFFFF]&lt;&lt;8); &quot;; &quot;&quot;);  IF([.L34] &lt;&gt; &quot;&quot;; &quot;result := &quot;&amp;[.L34]&amp;&quot;; &quot;; &quot;&quot;);  IF([.M34] &lt;&gt; &quot;&quot;; &quot;newA := &quot;&amp;[.M34]&amp;&quot;; &quot;; &quot;&quot;); IF([.N34] &lt;&gt; &quot;&quot;; &quot;newX := &quot;&amp;[.N34]&amp;&quot;; &quot;; &quot;&quot;); IF([.O34] &lt;&gt; &quot;&quot;; &quot;newY := &quot;&amp;[.O34]&amp;&quot;; &quot;; &quot;&quot;); IF([.P34] &lt;&gt; &quot;&quot;; &quot;newSP := &quot;&amp;[.P34]&amp;&quot;; &quot;; &quot;&quot;); IF([.Q34] &lt;&gt; &quot;&quot;; &quot;newPC := &quot;&amp;[.Q34]&amp;&quot;; &quot;; &quot;&quot;);  IF([.M34] &lt;&gt; &quot;&quot;; &quot;*A = newA; &quot;; &quot;&quot;); IF([.N34] &lt;&gt; &quot;&quot;; &quot;*X = newX; &quot;; &quot;&quot;); IF([.O34] &lt;&gt; &quot;&quot;; &quot;*Y = newY; &quot;; &quot;&quot;); IF([.P34] &lt;&gt; &quot;&quot;; &quot;*SP = newSP; &quot;; &quot;&quot;); IF([.Q34] &lt;&gt; &quot;&quot;; &quot;*PC = newPC; &quot;; &quot;&quot;);  IF( ([.R34] &amp; [.S34] &amp; [.T34] &amp; [.U34] &amp; [.V34] &amp; [.W34]) &lt;&gt; &quot;&quot;; join(&quot;&quot;;    IF( [.R34] &lt;&gt; &quot;&quot;; &quot;carry := &quot; &amp; [.R34] &amp; &quot;;&quot;; &quot;carry := SR&amp;1; &quot;);   IF( [.S34] &lt;&gt; &quot;&quot;; &quot;zero := &quot; &amp; [.S34] &amp; &quot;;&quot;; &quot;zero := (SR&gt;&gt;1)&amp;1; &quot;);   IF( [.T34] &lt;&gt; &quot;&quot;; &quot;interrupt := &quot; &amp; [.T34] &amp; &quot;;&quot;; &quot;interrupt := (SR&gt;&gt;2)&amp;1; &quot;);   IF( [.U34] &lt;&gt; &quot;&quot;; &quot;decimal := &quot; &amp; [.U34] &amp; &quot;;&quot;; &quot;decimal := (SR&gt;&gt;3)&amp;1; &quot;);   IF( [.V34] &lt;&gt; &quot;&quot;; &quot;overflow := &quot; &amp; [.V34] &amp; &quot;;&quot;; &quot;overflow := (SR&gt;&gt;6)&amp;1; &quot;);   IF( [.W34] &lt;&gt; &quot;&quot;; &quot;negative := &quot; &amp; [.W34] &amp; &quot;;&quot;; &quot;negative := (SR&gt;&gt;7)&amp;1; &quot;)  ); &quot;&quot;);  IF( ([.R34] &amp; [.S34] &amp; [.T34] &amp; [.U34] &amp; [.V34] &amp; [.W34]) &lt;&gt; &quot;&quot;; &quot;*SR = carry + (zero&lt;&lt;1) + (interrupt&lt;&lt;2) + (decimal&lt;&lt;3) + (overflow&lt;&lt;6) + (negative&lt;&lt;7); &quot;; &quot;&quot;);  IF( [.Q34] &lt;&gt; &quot;&quot;; &quot;*PC = &quot; &amp; [.Q34] &amp; &quot;;&quot;; &quot;*PC = PC + &quot; &amp; (LEN([.A34]&amp;&quot; &quot;)/3) &amp; &quot;; &quot; );  IF( [.Y34] &lt;&gt; &quot;&quot;; &quot;memory[(&quot; &amp; [.Y34] &amp; &quot;)&amp;0xFFFF] = &quot; &amp; [.Z34] &amp; &quot;; &quot;; &quot;&quot;);  IF( [.AA34] &lt;&gt; &quot;&quot;; &quot;memory[(&quot; &amp; [.AA34] &amp; &quot;)&amp;0xFFFF] = (&quot; &amp; [.AB34] &amp; &quot;)&amp;0xFF; memory[((&quot; &amp; [.AA34] &amp; &quot;)+1)&amp;0xFFFF] = ((&quot; &amp; [.AB3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4];2) &amp; &quot; ) { &quot; &amp;  join(&quot;&quot;;  IF(LEN([.A34]) &gt; 3; &quot;unsigned char LL = memory[(PC+1)&amp;0xFFFF]; &quot;; &quot;&quot;); IF(LEN([.A34]) &gt; 6; &quot;unsigned int HH = memory[(PC+2)&amp;0xFFFF]; &quot;; &quot;&quot;); IF(LEN([.A34]) &gt; 6; &quot;unsigned int HHLL = LL + (HH&lt;&lt;8); &quot;; &quot;&quot;);  IF([.I34] &lt;&gt; &quot;&quot;; &quot;unsigned int zeroPageWord = memory[(&quot;&amp;[.I34]&amp;&quot;)&amp;0xFF] + (memory[((&quot;&amp;[.I34]&amp;&quot;)+1)&amp;0xFF]&lt;&lt;8); &quot;; &quot;&quot;);  IF([.J34] &lt;&gt; &quot;&quot;; &quot;unsigned char readByte = memory[(&quot;&amp;[.J34]&amp;&quot;)&amp;0xFFFF]; &quot;; &quot;&quot;); IF([.K34] &lt;&gt; &quot;&quot;; &quot;unsigned int readWord := memory[(&quot;&amp;[.K34]&amp;&quot;)&amp;0xFFFF] + (memory[((&quot;&amp;[.K34]&amp;&quot;)+1)&amp;0xFFFF]&lt;&lt;8); &quot;; &quot;&quot;);  IF([.L34] &lt;&gt; &quot;&quot;; &quot;unsigned int result = &quot;&amp;[.L34]&amp;&quot;; &quot;; &quot;&quot;);  IF([.M34] &lt;&gt; &quot;&quot;; &quot;unsigned char newA = &quot;&amp;[.M34]&amp;&quot;; &quot;; &quot;&quot;); IF([.N34] &lt;&gt; &quot;&quot;; &quot;unsigned char newX = &quot;&amp;[.N34]&amp;&quot;; &quot;; &quot;&quot;); IF([.O34] &lt;&gt; &quot;&quot;; &quot;unsigned char newY = &quot;&amp;[.O34]&amp;&quot;; &quot;; &quot;&quot;); IF([.P34] &lt;&gt; &quot;&quot;; &quot;unsigned char newSP = &quot;&amp;[.P34]&amp;&quot;; &quot;; &quot;&quot;); IF([.Q34] &lt;&gt; &quot;&quot;; &quot;unsigned int newPC = (&quot;&amp;[.Q34]&amp;&quot;)&amp;0xFFFF; &quot;; &quot;&quot;);  IF([.M34] &lt;&gt; &quot;&quot;; &quot;*A = newA; &quot;; &quot;&quot;); IF([.N34] &lt;&gt; &quot;&quot;; &quot;*X = newX; &quot;; &quot;&quot;); IF([.O34] &lt;&gt; &quot;&quot;; &quot;*Y = newY; &quot;; &quot;&quot;); IF([.P34] &lt;&gt; &quot;&quot;; &quot;*SP = newSP; &quot;; &quot;&quot;); IF([.Q34] &lt;&gt; &quot;&quot;; &quot;*PC = newPC; &quot;; &quot;&quot;);  IF( ([.R34] &amp; [.S34] &amp; [.T34] &amp; [.U34] &amp; [.V34] &amp; [.W34]) &lt;&gt; &quot;&quot;; join(&quot;&quot;;    IF( [.R34] &lt;&gt; &quot;&quot;; &quot;unsigned char carry = &quot; &amp; [.R34] &amp; &quot;;&quot;; &quot;unsigned char carry = SR&amp;1; &quot;);   IF( [.S34] &lt;&gt; &quot;&quot;; &quot;unsigned char zero = &quot; &amp; [.S34] &amp; &quot;;&quot;; &quot;unsigned char zero = (SR&gt;&gt;1)&amp;1; &quot;);   IF( [.T34] &lt;&gt; &quot;&quot;; &quot;unsigned char interrupt = &quot; &amp; [.T34] &amp; &quot;;&quot;; &quot;unsigned char interrupt = (SR&gt;&gt;2)&amp;1; &quot;);   IF( [.U34] &lt;&gt; &quot;&quot;; &quot;unsigned char decimal = &quot; &amp; [.U34] &amp; &quot;;&quot;; &quot;unsigned char decimal = (SR&gt;&gt;3)&amp;1; &quot;);   IF( [.V34] &lt;&gt; &quot;&quot;; &quot;unsigned char overflow = &quot; &amp; [.V34] &amp; &quot;;&quot;; &quot;unsigned char overflow = (SR&gt;&gt;6)&amp;1; &quot;);   IF( [.W34] &lt;&gt; &quot;&quot;; &quot;unsigned char negative = &quot; &amp; [.W34] &amp; &quot;;&quot;; &quot;unsigned char negative = (SR&gt;&gt;7)&amp;1; &quot;)  ); &quot;&quot;);  IF( ([.R34] &amp; [.S34] &amp; [.T34] &amp; [.U34] &amp; [.V34] &amp; [.W34]) &lt;&gt; &quot;&quot;; &quot;*SR = carry + (zero&lt;&lt;1) + (interrupt&lt;&lt;2) + (decimal&lt;&lt;3) + (overflow&lt;&lt;6) + (negative&lt;&lt;7); &quot;; &quot;&quot;);  IF( [.Q34] &lt;&gt; &quot;&quot;; &quot;*PC = &quot; &amp; [.Q34] &amp; &quot;;&quot;; &quot;*PC = PC + &quot; &amp; (LEN([.A34]&amp;&quot; &quot;)/3) &amp; &quot;; &quot; );  IF( [.Y34] &lt;&gt; &quot;&quot;; &quot;memory[(&quot; &amp; [.Y34] &amp; &quot;)&amp;0xFFFF] = &quot; &amp; [.Z34] &amp; &quot;; &quot;; &quot;&quot;);  IF( [.AA34] &lt;&gt; &quot;&quot;; &quot;memory[(&quot; &amp; [.AA34] &amp; &quot;)&amp;0xFFFF] = (&quot; &amp; [.AB34] &amp; &quot;)&amp;0xFF; memory[((&quot; &amp; [.AA34] &amp; &quot;)+1)&amp;0xFFFF] = ((&quot; &amp; [.AB3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4];2) &amp; &quot; ) { &quot; &amp;  join(&quot;&quot;;  IF(LEN([.A34]) &gt; 3; &quot;const LL = memory[(PC+1)&amp;0xFFFF]; &quot;; &quot;&quot;); IF(LEN([.A34]) &gt; 6; &quot;const HH = memory[(PC+2)&amp;0xFFFF]; &quot;; &quot;&quot;); IF(LEN([.A34]) &gt; 6; &quot;const HHLL = LL + (HH&lt;&lt;8); &quot;; &quot;&quot;);  IF([.I34] &lt;&gt; &quot;&quot;; &quot;const zeroPageWord = memory[(&quot;&amp;[.I34]&amp;&quot;)&amp;0xFF] + (memory[((&quot;&amp;[.I34]&amp;&quot;)+1)&amp;0xFF]&lt;&lt;8); &quot;; &quot;&quot;);  IF([.J34] &lt;&gt; &quot;&quot;; &quot;const readByte = memory[(&quot;&amp;[.J34]&amp;&quot;)&amp;0xFFFF]; &quot;; &quot;&quot;); IF([.K34] &lt;&gt; &quot;&quot;; &quot;const readWord = memory[(&quot;&amp;[.K34]&amp;&quot;)&amp;0xFFFF] + (memory[((&quot;&amp;[.K34]&amp;&quot;)+1)&amp;0xFFFF]&lt;&lt;8); &quot;; &quot;&quot;);  IF([.L34] &lt;&gt; &quot;&quot;; &quot;const result = &quot;&amp;[.L34]&amp;&quot;; &quot;; &quot;&quot;);  IF([.M34] &lt;&gt; &quot;&quot;; &quot;const newA = &quot;&amp;[.M34]&amp;&quot;; &quot;; &quot;&quot;); IF([.N34] &lt;&gt; &quot;&quot;; &quot;const newX = &quot;&amp;[.N34]&amp;&quot;; &quot;; &quot;&quot;); IF([.O34] &lt;&gt; &quot;&quot;; &quot;const newY = &quot;&amp;[.O34]&amp;&quot;; &quot;; &quot;&quot;); IF([.P34] &lt;&gt; &quot;&quot;; &quot;const newSP = &quot;&amp;[.P34]&amp;&quot;; &quot;; &quot;&quot;); IF([.Q34] &lt;&gt; &quot;&quot;; &quot;const newPC = (&quot;&amp;[.Q34]&amp;&quot;)&amp;0xFFFF; &quot;; &quot;&quot;);  IF([.M34] &lt;&gt; &quot;&quot;; &quot;cpu.A = newA; &quot;; &quot;&quot;); IF([.N34] &lt;&gt; &quot;&quot;; &quot;cpu.X = newX; &quot;; &quot;&quot;); IF([.O34] &lt;&gt; &quot;&quot;; &quot;cpu.Y = newY; &quot;; &quot;&quot;); IF([.P34] &lt;&gt; &quot;&quot;; &quot;cpu.SP = newSP; &quot;; &quot;&quot;); IF([.Q34] &lt;&gt; &quot;&quot;; &quot;cpu.PC = newPC; &quot;; &quot;&quot;);  IF( ([.R34] &amp; [.S34] &amp; [.T34] &amp; [.U34] &amp; [.V34] &amp; [.W34]) &lt;&gt; &quot;&quot;; join(&quot;&quot;;    IF( [.R34] &lt;&gt; &quot;&quot;; &quot;const carry = &quot; &amp; [.R34] &amp; &quot;;&quot;;     &quot;const carry = SR&amp;1; &quot;);   IF( [.S34] &lt;&gt; &quot;&quot;; &quot;const zero = &quot; &amp; [.S34] &amp; &quot;;&quot;;      &quot;const zero = (SR&gt;&gt;1)&amp;1; &quot;);   IF( [.T34] &lt;&gt; &quot;&quot;; &quot;const interrupt = &quot; &amp; [.T34] &amp; &quot;;&quot;; &quot;const interrupt = (SR&gt;&gt;2)&amp;1; &quot;);   IF( [.U34] &lt;&gt; &quot;&quot;; &quot;const decimal = &quot; &amp; [.U34] &amp; &quot;;&quot;;   &quot;const decimal = (SR&gt;&gt;3)&amp;1; &quot;);   IF( [.V34] &lt;&gt; &quot;&quot;; &quot;const overflow = &quot; &amp; [.V34] &amp; &quot;;&quot;;  &quot;const overflow = (SR&gt;&gt;6)&amp;1; &quot;);   IF( [.W34] &lt;&gt; &quot;&quot;; &quot;const negative = &quot; &amp; [.W34] &amp; &quot;;&quot;;  &quot;const negative = (SR&gt;&gt;7)&amp;1; &quot;)  ); &quot;&quot;);  IF( ([.R34] &amp; [.S34] &amp; [.T34] &amp; [.U34] &amp; [.V34] &amp; [.W34]) &lt;&gt; &quot;&quot;; &quot;cpu.SR = carry + (zero&lt;&lt;1) + (interrupt&lt;&lt;2) + (decimal&lt;&lt;3) + (overflow&lt;&lt;6) + (negative&lt;&lt;7); &quot;; &quot;&quot;);  IF( [.Q34] &lt;&gt; &quot;&quot;; &quot;*PC = &quot; &amp; [.Q34] &amp; &quot;;&quot;; &quot;cpu.PC = PC + &quot; &amp; (LEN([.A34]&amp;&quot; &quot;)/3) &amp; &quot;; &quot; );  IF( [.Y34] &lt;&gt; &quot;&quot;; &quot;memory[(&quot; &amp; [.Y34] &amp; &quot;)&amp;0xFFFF] = &quot; &amp; [.Z34] &amp; &quot;; &quot;; &quot;&quot;);  IF( [.AA34] &lt;&gt; &quot;&quot;; &quot;memory[(&quot; &amp; [.AA34] &amp; &quot;)&amp;0xFFFF] = (&quot; &amp; [.AB34] &amp; &quot;)&amp;0xFF; memory[((&quot; &amp; [.AA34] &amp; &quot;)+1)&amp;0xFFFF] = ((&quot; &amp; [.AB3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3" table:number-columns-repeated="2"/>
          <table:table-cell table:style-name="ce75" office:value-type="string" calcext:value-type="string">
            <text:p>SR</text:p>
          </table:table-cell>
          <table:table-cell table:style-name="ce75" table:number-columns-repeated="2"/>
          <table:table-cell table:style-name="ce75" office:value-type="string" calcext:value-type="string">
            <text:p>negative, zero, overflow</text:p>
          </table:table-cell>
          <table:table-cell table:style-name="ce153"/>
          <table:table-cell table:style-name="ce244"/>
          <table:table-cell table:style-name="ce282" table:formula="of:=IF([.$AM34] &lt;&gt; &quot;&quot;; &quot;BB &quot;; &quot;&quot;) &amp; IF([.$AN34] &lt;&gt; &quot;&quot;; &quot;LL HH &quot;; &quot;&quot;) &amp; IF([.$AO34] &lt;&gt; &quot;&quot;; &quot;SS &quot;; &quot;&quot;) &amp; IF([.$AP34] &lt;&gt; &quot;&quot;; &quot;RR &quot;; &quot;&quot;) &amp; IF([.$AQ34] &lt;&gt; &quot;&quot;; &quot;PP QQ &quot;; &quot;&quot;) &amp; LEFT([.$A34];2)" office:value-type="string" office:string-value="SS 2C" calcext:value-type="string">
            <text:p>SS 2C</text:p>
          </table:table-cell>
          <table:table-cell table:style-name="ce75" table:formula="of:=&quot;UN&quot; &amp;[.B34]" office:value-type="string" office:string-value="UNBIT" calcext:value-type="string">
            <text:p>UNBIT</text:p>
          </table:table-cell>
          <table:table-cell table:style-name="ce75" office:value-type="string" calcext:value-type="string">
            <text:p>$SS</text:p>
          </table:table-cell>
          <table:table-cell table:style-name="ce96"/>
          <table:table-cell table:style-name="ce75" table:number-columns-repeated="14"/>
          <table:table-cell table:style-name="ce98"/>
          <table:table-cell table:style-name="ce75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2D LL HH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0"/>
          <table:table-cell table:style-name="ce95"/>
          <table:table-cell table:style-name="ce74" table:formula="of:=IF([.$D35] = &quot;($LL, X)&quot;;&quot;(arg1+X)&amp;0xFF&quot;;&quot;&quot;)">
            <text:p/>
          </table:table-cell>
          <table:table-cell table:style-name="ce74" office:value-type="string" calcext:value-type="string">
            <text:p>HHLL</text:p>
          </table:table-cell>
          <table:table-cell table:style-name="ce147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35];2) &amp; &quot; { &quot; &amp;  join(&quot;&quot;;  IF(LEN([.A35]) &gt; 3; &quot;LL := memory[PC + 1]; &quot;; &quot;&quot;);  IF([.I35] &lt;&gt; &quot;&quot;; &quot;zeroPageWord := memory[(&quot;&amp;[.I35]&amp;&quot;)&amp;0xFF] + (memory[((&quot;&amp;[.I35]&amp;&quot;)+1)&amp;0xFF]&lt;&lt;8); &quot;; &quot;&quot;);  IF([.J35] &lt;&gt; &quot;&quot;; &quot;readByte := memory[(&quot;&amp;[.J35]&amp;&quot;)&amp;0xFFFF]; &quot;; &quot;&quot;); IF([.K35] &lt;&gt; &quot;&quot;; &quot;readWord := memory[(&quot;&amp;[.K35]&amp;&quot;)&amp;0xFFFF] + (memory[((&quot;&amp;[.K35]&amp;&quot;)+1)&amp;0xFFFF]&lt;&lt;8); &quot;; &quot;&quot;);  IF([.L35] &lt;&gt; &quot;&quot;; &quot;result := &quot;&amp;[.L35]&amp;&quot;; &quot;; &quot;&quot;);  IF([.M35] &lt;&gt; &quot;&quot;; &quot;newA := &quot;&amp;[.M35]&amp;&quot;; &quot;; &quot;&quot;); IF([.N35] &lt;&gt; &quot;&quot;; &quot;newX := &quot;&amp;[.N35]&amp;&quot;; &quot;; &quot;&quot;); IF([.O35] &lt;&gt; &quot;&quot;; &quot;newY := &quot;&amp;[.O35]&amp;&quot;; &quot;; &quot;&quot;); IF([.P35] &lt;&gt; &quot;&quot;; &quot;newSP := &quot;&amp;[.P35]&amp;&quot;; &quot;; &quot;&quot;); IF([.Q35] &lt;&gt; &quot;&quot;; &quot;newPC := &quot;&amp;[.Q35]&amp;&quot;; &quot;; &quot;&quot;);  IF([.M35] &lt;&gt; &quot;&quot;; &quot;*A = newA; &quot;; &quot;&quot;); IF([.N35] &lt;&gt; &quot;&quot;; &quot;*X = newX; &quot;; &quot;&quot;); IF([.O35] &lt;&gt; &quot;&quot;; &quot;*Y = newY; &quot;; &quot;&quot;); IF([.P35] &lt;&gt; &quot;&quot;; &quot;*SP = newSP; &quot;; &quot;&quot;); IF([.Q35] &lt;&gt; &quot;&quot;; &quot;*PC = newPC; &quot;; &quot;&quot;);  IF( ([.R35] &amp; [.S35] &amp; [.T35] &amp; [.U35] &amp; [.V35] &amp; [.W35]) &lt;&gt; &quot;&quot;; join(&quot;&quot;;    IF( [.R35] &lt;&gt; &quot;&quot;; &quot;carry := &quot; &amp; [.R35] &amp; &quot;;&quot;; &quot;carry := SR&amp;1; &quot;);   IF( [.S35] &lt;&gt; &quot;&quot;; &quot;zero := &quot; &amp; [.S35] &amp; &quot;;&quot;; &quot;zero := (SR&gt;&gt;1)&amp;1; &quot;);   IF( [.T35] &lt;&gt; &quot;&quot;; &quot;interrupt := &quot; &amp; [.T35] &amp; &quot;;&quot;; &quot;interrupt := (SR&gt;&gt;2)&amp;1; &quot;);   IF( [.U35] &lt;&gt; &quot;&quot;; &quot;decimal := &quot; &amp; [.U35] &amp; &quot;;&quot;; &quot;decimal := (SR&gt;&gt;3)&amp;1; &quot;);   IF( [.V35] &lt;&gt; &quot;&quot;; &quot;overflow := &quot; &amp; [.V35] &amp; &quot;;&quot;; &quot;overflow := (SR&gt;&gt;6)&amp;1; &quot;);   IF( [.W35] &lt;&gt; &quot;&quot;; &quot;negative := &quot; &amp; [.W35] &amp; &quot;;&quot;; &quot;negative := (SR&gt;&gt;7)&amp;1; &quot;)  ); &quot;&quot;);  IF( ([.R35] &amp; [.S35] &amp; [.T35] &amp; [.U35] &amp; [.V35] &amp; [.W35]) &lt;&gt; &quot;&quot;; &quot;*SR = carry + (zero&lt;&lt;1) + (interrupt&lt;&lt;2) + (decimal&lt;&lt;3) + (overflow&lt;&lt;6) + (negative&lt;&lt;7); &quot;; &quot;&quot;);  IF( [.Q35] &lt;&gt; &quot;&quot;; &quot;*PC = &quot; &amp; [.Q35] &amp; &quot;;&quot;; &quot;*PC = PC + &quot; &amp; (LEN([.A35]&amp;&quot; &quot;)/3) &amp; &quot;; &quot; );  IF( [.Y35] &lt;&gt; &quot;&quot;; &quot;memory[(&quot; &amp; [.Y35] &amp; &quot;)&amp;0xFFFF] = &quot; &amp; [.Z35] &amp; &quot;; &quot;; &quot;&quot;);  IF( [.AA35] &lt;&gt; &quot;&quot;; &quot;memory[(&quot; &amp; [.AA35] &amp; &quot;)&amp;0xFFFF] = (&quot; &amp; [.AB35] &amp; &quot;)&amp;0xFF; memory[((&quot; &amp; [.AA35] &amp; &quot;)+1)&amp;0xFFFF] = ((&quot; &amp; [.AB3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5];2) &amp; &quot; ) { &quot; &amp;  join(&quot;&quot;;  IF(LEN([.A35]) &gt; 3; &quot;unsigned char LL = memory[(PC+1)&amp;0xFFFF]; &quot;; &quot;&quot;); IF(LEN([.A35]) &gt; 6; &quot;unsigned int HH = memory[(PC+2)&amp;0xFFFF]; &quot;; &quot;&quot;); IF(LEN([.A35]) &gt; 6; &quot;unsigned int HHLL = LL + (HH&lt;&lt;8); &quot;; &quot;&quot;);  IF([.I35] &lt;&gt; &quot;&quot;; &quot;unsigned int zeroPageWord = memory[(&quot;&amp;[.I35]&amp;&quot;)&amp;0xFF] + (memory[((&quot;&amp;[.I35]&amp;&quot;)+1)&amp;0xFF]&lt;&lt;8); &quot;; &quot;&quot;);  IF([.J35] &lt;&gt; &quot;&quot;; &quot;unsigned char readByte = memory[(&quot;&amp;[.J35]&amp;&quot;)&amp;0xFFFF]; &quot;; &quot;&quot;); IF([.K35] &lt;&gt; &quot;&quot;; &quot;unsigned int readWord := memory[(&quot;&amp;[.K35]&amp;&quot;)&amp;0xFFFF] + (memory[((&quot;&amp;[.K35]&amp;&quot;)+1)&amp;0xFFFF]&lt;&lt;8); &quot;; &quot;&quot;);  IF([.L35] &lt;&gt; &quot;&quot;; &quot;unsigned int result = &quot;&amp;[.L35]&amp;&quot;; &quot;; &quot;&quot;);  IF([.M35] &lt;&gt; &quot;&quot;; &quot;unsigned char newA = &quot;&amp;[.M35]&amp;&quot;; &quot;; &quot;&quot;); IF([.N35] &lt;&gt; &quot;&quot;; &quot;unsigned char newX = &quot;&amp;[.N35]&amp;&quot;; &quot;; &quot;&quot;); IF([.O35] &lt;&gt; &quot;&quot;; &quot;unsigned char newY = &quot;&amp;[.O35]&amp;&quot;; &quot;; &quot;&quot;); IF([.P35] &lt;&gt; &quot;&quot;; &quot;unsigned char newSP = &quot;&amp;[.P35]&amp;&quot;; &quot;; &quot;&quot;); IF([.Q35] &lt;&gt; &quot;&quot;; &quot;unsigned int newPC = (&quot;&amp;[.Q35]&amp;&quot;)&amp;0xFFFF; &quot;; &quot;&quot;);  IF([.M35] &lt;&gt; &quot;&quot;; &quot;*A = newA; &quot;; &quot;&quot;); IF([.N35] &lt;&gt; &quot;&quot;; &quot;*X = newX; &quot;; &quot;&quot;); IF([.O35] &lt;&gt; &quot;&quot;; &quot;*Y = newY; &quot;; &quot;&quot;); IF([.P35] &lt;&gt; &quot;&quot;; &quot;*SP = newSP; &quot;; &quot;&quot;); IF([.Q35] &lt;&gt; &quot;&quot;; &quot;*PC = newPC; &quot;; &quot;&quot;);  IF( ([.R35] &amp; [.S35] &amp; [.T35] &amp; [.U35] &amp; [.V35] &amp; [.W35]) &lt;&gt; &quot;&quot;; join(&quot;&quot;;    IF( [.R35] &lt;&gt; &quot;&quot;; &quot;unsigned char carry = &quot; &amp; [.R35] &amp; &quot;;&quot;; &quot;unsigned char carry = SR&amp;1; &quot;);   IF( [.S35] &lt;&gt; &quot;&quot;; &quot;unsigned char zero = &quot; &amp; [.S35] &amp; &quot;;&quot;; &quot;unsigned char zero = (SR&gt;&gt;1)&amp;1; &quot;);   IF( [.T35] &lt;&gt; &quot;&quot;; &quot;unsigned char interrupt = &quot; &amp; [.T35] &amp; &quot;;&quot;; &quot;unsigned char interrupt = (SR&gt;&gt;2)&amp;1; &quot;);   IF( [.U35] &lt;&gt; &quot;&quot;; &quot;unsigned char decimal = &quot; &amp; [.U35] &amp; &quot;;&quot;; &quot;unsigned char decimal = (SR&gt;&gt;3)&amp;1; &quot;);   IF( [.V35] &lt;&gt; &quot;&quot;; &quot;unsigned char overflow = &quot; &amp; [.V35] &amp; &quot;;&quot;; &quot;unsigned char overflow = (SR&gt;&gt;6)&amp;1; &quot;);   IF( [.W35] &lt;&gt; &quot;&quot;; &quot;unsigned char negative = &quot; &amp; [.W35] &amp; &quot;;&quot;; &quot;unsigned char negative = (SR&gt;&gt;7)&amp;1; &quot;)  ); &quot;&quot;);  IF( ([.R35] &amp; [.S35] &amp; [.T35] &amp; [.U35] &amp; [.V35] &amp; [.W35]) &lt;&gt; &quot;&quot;; &quot;*SR = carry + (zero&lt;&lt;1) + (interrupt&lt;&lt;2) + (decimal&lt;&lt;3) + (overflow&lt;&lt;6) + (negative&lt;&lt;7); &quot;; &quot;&quot;);  IF( [.Q35] &lt;&gt; &quot;&quot;; &quot;*PC = &quot; &amp; [.Q35] &amp; &quot;;&quot;; &quot;*PC = PC + &quot; &amp; (LEN([.A35]&amp;&quot; &quot;)/3) &amp; &quot;; &quot; );  IF( [.Y35] &lt;&gt; &quot;&quot;; &quot;memory[(&quot; &amp; [.Y35] &amp; &quot;)&amp;0xFFFF] = &quot; &amp; [.Z35] &amp; &quot;; &quot;; &quot;&quot;);  IF( [.AA35] &lt;&gt; &quot;&quot;; &quot;memory[(&quot; &amp; [.AA35] &amp; &quot;)&amp;0xFFFF] = (&quot; &amp; [.AB35] &amp; &quot;)&amp;0xFF; memory[((&quot; &amp; [.AA35] &amp; &quot;)+1)&amp;0xFFFF] = ((&quot; &amp; [.AB3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5];2) &amp; &quot; ) { &quot; &amp;  join(&quot;&quot;;  IF(LEN([.A35]) &gt; 3; &quot;const LL = memory[(PC+1)&amp;0xFFFF]; &quot;; &quot;&quot;); IF(LEN([.A35]) &gt; 6; &quot;const HH = memory[(PC+2)&amp;0xFFFF]; &quot;; &quot;&quot;); IF(LEN([.A35]) &gt; 6; &quot;const HHLL = LL + (HH&lt;&lt;8); &quot;; &quot;&quot;);  IF([.I35] &lt;&gt; &quot;&quot;; &quot;const zeroPageWord = memory[(&quot;&amp;[.I35]&amp;&quot;)&amp;0xFF] + (memory[((&quot;&amp;[.I35]&amp;&quot;)+1)&amp;0xFF]&lt;&lt;8); &quot;; &quot;&quot;);  IF([.J35] &lt;&gt; &quot;&quot;; &quot;const readByte = memory[(&quot;&amp;[.J35]&amp;&quot;)&amp;0xFFFF]; &quot;; &quot;&quot;); IF([.K35] &lt;&gt; &quot;&quot;; &quot;const readWord = memory[(&quot;&amp;[.K35]&amp;&quot;)&amp;0xFFFF] + (memory[((&quot;&amp;[.K35]&amp;&quot;)+1)&amp;0xFFFF]&lt;&lt;8); &quot;; &quot;&quot;);  IF([.L35] &lt;&gt; &quot;&quot;; &quot;const result = &quot;&amp;[.L35]&amp;&quot;; &quot;; &quot;&quot;);  IF([.M35] &lt;&gt; &quot;&quot;; &quot;const newA = &quot;&amp;[.M35]&amp;&quot;; &quot;; &quot;&quot;); IF([.N35] &lt;&gt; &quot;&quot;; &quot;const newX = &quot;&amp;[.N35]&amp;&quot;; &quot;; &quot;&quot;); IF([.O35] &lt;&gt; &quot;&quot;; &quot;const newY = &quot;&amp;[.O35]&amp;&quot;; &quot;; &quot;&quot;); IF([.P35] &lt;&gt; &quot;&quot;; &quot;const newSP = &quot;&amp;[.P35]&amp;&quot;; &quot;; &quot;&quot;); IF([.Q35] &lt;&gt; &quot;&quot;; &quot;const newPC = (&quot;&amp;[.Q35]&amp;&quot;)&amp;0xFFFF; &quot;; &quot;&quot;);  IF([.M35] &lt;&gt; &quot;&quot;; &quot;cpu.A = newA; &quot;; &quot;&quot;); IF([.N35] &lt;&gt; &quot;&quot;; &quot;cpu.X = newX; &quot;; &quot;&quot;); IF([.O35] &lt;&gt; &quot;&quot;; &quot;cpu.Y = newY; &quot;; &quot;&quot;); IF([.P35] &lt;&gt; &quot;&quot;; &quot;cpu.SP = newSP; &quot;; &quot;&quot;); IF([.Q35] &lt;&gt; &quot;&quot;; &quot;cpu.PC = newPC; &quot;; &quot;&quot;);  IF( ([.R35] &amp; [.S35] &amp; [.T35] &amp; [.U35] &amp; [.V35] &amp; [.W35]) &lt;&gt; &quot;&quot;; join(&quot;&quot;;    IF( [.R35] &lt;&gt; &quot;&quot;; &quot;const carry = &quot; &amp; [.R35] &amp; &quot;;&quot;;     &quot;const carry = SR&amp;1; &quot;);   IF( [.S35] &lt;&gt; &quot;&quot;; &quot;const zero = &quot; &amp; [.S35] &amp; &quot;;&quot;;      &quot;const zero = (SR&gt;&gt;1)&amp;1; &quot;);   IF( [.T35] &lt;&gt; &quot;&quot;; &quot;const interrupt = &quot; &amp; [.T35] &amp; &quot;;&quot;; &quot;const interrupt = (SR&gt;&gt;2)&amp;1; &quot;);   IF( [.U35] &lt;&gt; &quot;&quot;; &quot;const decimal = &quot; &amp; [.U35] &amp; &quot;;&quot;;   &quot;const decimal = (SR&gt;&gt;3)&amp;1; &quot;);   IF( [.V35] &lt;&gt; &quot;&quot;; &quot;const overflow = &quot; &amp; [.V35] &amp; &quot;;&quot;;  &quot;const overflow = (SR&gt;&gt;6)&amp;1; &quot;);   IF( [.W35] &lt;&gt; &quot;&quot;; &quot;const negative = &quot; &amp; [.W35] &amp; &quot;;&quot;;  &quot;const negative = (SR&gt;&gt;7)&amp;1; &quot;)  ); &quot;&quot;);  IF( ([.R35] &amp; [.S35] &amp; [.T35] &amp; [.U35] &amp; [.V35] &amp; [.W35]) &lt;&gt; &quot;&quot;; &quot;cpu.SR = carry + (zero&lt;&lt;1) + (interrupt&lt;&lt;2) + (decimal&lt;&lt;3) + (overflow&lt;&lt;6) + (negative&lt;&lt;7); &quot;; &quot;&quot;);  IF( [.Q35] &lt;&gt; &quot;&quot;; &quot;*PC = &quot; &amp; [.Q35] &amp; &quot;;&quot;; &quot;cpu.PC = PC + &quot; &amp; (LEN([.A35]&amp;&quot; &quot;)/3) &amp; &quot;; &quot; );  IF( [.Y35] &lt;&gt; &quot;&quot;; &quot;memory[(&quot; &amp; [.Y35] &amp; &quot;)&amp;0xFFFF] = &quot; &amp; [.Z35] &amp; &quot;; &quot;; &quot;&quot;);  IF( [.AA35] &lt;&gt; &quot;&quot;; &quot;memory[(&quot; &amp; [.AA35] &amp; &quot;)&amp;0xFFFF] = (&quot; &amp; [.AB35] &amp; &quot;)&amp;0xFF; memory[((&quot; &amp; [.AA35] &amp; &quot;)+1)&amp;0xFFFF] = ((&quot; &amp; [.AB3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35] &lt;&gt; &quot;&quot;; &quot;BB &quot;; &quot;&quot;) &amp; IF([.$AN35] &lt;&gt; &quot;&quot;; &quot;LL HH &quot;; &quot;&quot;) &amp; IF([.$AO35] &lt;&gt; &quot;&quot;; &quot;SS &quot;; &quot;&quot;) &amp; IF([.$AP35] &lt;&gt; &quot;&quot;; &quot;RR &quot;; &quot;&quot;) &amp; IF([.$AQ35] &lt;&gt; &quot;&quot;; &quot;PP QQ &quot;; &quot;&quot;) &amp; LEFT([.$A35];2)" office:value-type="string" office:string-value="SS RR 2D" calcext:value-type="string">
            <text:p>SS RR 2D</text:p>
          </table:table-cell>
          <table:table-cell table:style-name="ce74" table:formula="of:=&quot;UN&quot; &amp;[.B35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2E LL HH</text:p>
          </table:table-cell>
          <table:table-cell table:style-name="ce28" office:value-type="string" calcext:value-type="string">
            <text:p>ROL</text:p>
          </table:table-cell>
          <table:table-cell table:style-name="ce53" office:value-type="float" office:value="6" calcext:value-type="float">
            <text:p>6</text:p>
          </table:table-cell>
          <table:table-cell table:style-name="ce78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1"/>
          <table:table-cell table:style-name="ce141"/>
          <table:table-cell table:style-name="ce78" table:formula="of:=IF([.$D36] = &quot;($LL, X)&quot;;&quot;(arg1+X)&amp;0xFF&quot;;&quot;&quot;)">
            <text:p/>
          </table:table-cell>
          <table:table-cell table:style-name="ce78" office:value-type="string" calcext:value-type="string">
            <text:p>HHLL</text:p>
          </table:table-cell>
          <table:table-cell table:style-name="ce148"/>
          <table:table-cell table:style-name="ce78" office:value-type="string" calcext:value-type="string">
            <text:p>(readByte &lt;&lt; 1) + carry</text:p>
          </table:table-cell>
          <table:table-cell table:style-name="ce180"/>
          <table:table-cell table:style-name="ce148" table:number-columns-repeated="3"/>
          <table:table-cell table:style-name="ce78"/>
          <table:table-cell table:style-name="ce180" office:value-type="string" calcext:value-type="string">
            <text:p>readByte &gt;&gt; 7</text:p>
          </table:table-cell>
          <table:table-cell table:style-name="ce78" office:value-type="string" calcext:value-type="string">
            <text:p>(result | -result) &gt;&gt; 7</text:p>
          </table:table-cell>
          <table:table-cell table:style-name="ce148" table:number-columns-repeated="4"/>
          <table:table-cell table:style-name="ce216" office:value-type="string" calcext:value-type="string">
            <text:p>result &gt;&gt; 7</text:p>
          </table:table-cell>
          <table:table-cell table:style-name="ce180" office:value-type="string" calcext:value-type="string">
            <text:p>readByteAddress</text:p>
          </table:table-cell>
          <table:table-cell table:style-name="ce78" office:value-type="string" calcext:value-type="string">
            <text:p>result</text:p>
          </table:table-cell>
          <table:table-cell table:style-name="ce148" table:number-columns-repeated="2"/>
          <table:table-cell table:style-name="ce245"/>
          <table:table-cell table:style-name="ce141"/>
          <table:table-cell table:style-name="ce253" table:formula="of:=&quot;  if instruction == 0x&quot; &amp; LEFT([.A36];2) &amp; &quot; { &quot; &amp;  join(&quot;&quot;;  IF(LEN([.A36]) &gt; 3; &quot;LL := memory[PC + 1]; &quot;; &quot;&quot;);  IF([.I36] &lt;&gt; &quot;&quot;; &quot;zeroPageWord := memory[(&quot;&amp;[.I36]&amp;&quot;)&amp;0xFF] + (memory[((&quot;&amp;[.I36]&amp;&quot;)+1)&amp;0xFF]&lt;&lt;8); &quot;; &quot;&quot;);  IF([.J36] &lt;&gt; &quot;&quot;; &quot;readByte := memory[(&quot;&amp;[.J36]&amp;&quot;)&amp;0xFFFF]; &quot;; &quot;&quot;); IF([.K36] &lt;&gt; &quot;&quot;; &quot;readWord := memory[(&quot;&amp;[.K36]&amp;&quot;)&amp;0xFFFF] + (memory[((&quot;&amp;[.K36]&amp;&quot;)+1)&amp;0xFFFF]&lt;&lt;8); &quot;; &quot;&quot;);  IF([.L36] &lt;&gt; &quot;&quot;; &quot;result := &quot;&amp;[.L36]&amp;&quot;; &quot;; &quot;&quot;);  IF([.M36] &lt;&gt; &quot;&quot;; &quot;newA := &quot;&amp;[.M36]&amp;&quot;; &quot;; &quot;&quot;); IF([.N36] &lt;&gt; &quot;&quot;; &quot;newX := &quot;&amp;[.N36]&amp;&quot;; &quot;; &quot;&quot;); IF([.O36] &lt;&gt; &quot;&quot;; &quot;newY := &quot;&amp;[.O36]&amp;&quot;; &quot;; &quot;&quot;); IF([.P36] &lt;&gt; &quot;&quot;; &quot;newSP := &quot;&amp;[.P36]&amp;&quot;; &quot;; &quot;&quot;); IF([.Q36] &lt;&gt; &quot;&quot;; &quot;newPC := &quot;&amp;[.Q36]&amp;&quot;; &quot;; &quot;&quot;);  IF([.M36] &lt;&gt; &quot;&quot;; &quot;*A = newA; &quot;; &quot;&quot;); IF([.N36] &lt;&gt; &quot;&quot;; &quot;*X = newX; &quot;; &quot;&quot;); IF([.O36] &lt;&gt; &quot;&quot;; &quot;*Y = newY; &quot;; &quot;&quot;); IF([.P36] &lt;&gt; &quot;&quot;; &quot;*SP = newSP; &quot;; &quot;&quot;); IF([.Q36] &lt;&gt; &quot;&quot;; &quot;*PC = newPC; &quot;; &quot;&quot;);  IF( ([.R36] &amp; [.S36] &amp; [.T36] &amp; [.U36] &amp; [.V36] &amp; [.W36]) &lt;&gt; &quot;&quot;; join(&quot;&quot;;    IF( [.R36] &lt;&gt; &quot;&quot;; &quot;carry := &quot; &amp; [.R36] &amp; &quot;;&quot;; &quot;carry := SR&amp;1; &quot;);   IF( [.S36] &lt;&gt; &quot;&quot;; &quot;zero := &quot; &amp; [.S36] &amp; &quot;;&quot;; &quot;zero := (SR&gt;&gt;1)&amp;1; &quot;);   IF( [.T36] &lt;&gt; &quot;&quot;; &quot;interrupt := &quot; &amp; [.T36] &amp; &quot;;&quot;; &quot;interrupt := (SR&gt;&gt;2)&amp;1; &quot;);   IF( [.U36] &lt;&gt; &quot;&quot;; &quot;decimal := &quot; &amp; [.U36] &amp; &quot;;&quot;; &quot;decimal := (SR&gt;&gt;3)&amp;1; &quot;);   IF( [.V36] &lt;&gt; &quot;&quot;; &quot;overflow := &quot; &amp; [.V36] &amp; &quot;;&quot;; &quot;overflow := (SR&gt;&gt;6)&amp;1; &quot;);   IF( [.W36] &lt;&gt; &quot;&quot;; &quot;negative := &quot; &amp; [.W36] &amp; &quot;;&quot;; &quot;negative := (SR&gt;&gt;7)&amp;1; &quot;)  ); &quot;&quot;);  IF( ([.R36] &amp; [.S36] &amp; [.T36] &amp; [.U36] &amp; [.V36] &amp; [.W36]) &lt;&gt; &quot;&quot;; &quot;*SR = carry + (zero&lt;&lt;1) + (interrupt&lt;&lt;2) + (decimal&lt;&lt;3) + (overflow&lt;&lt;6) + (negative&lt;&lt;7); &quot;; &quot;&quot;);  IF( [.Q36] &lt;&gt; &quot;&quot;; &quot;*PC = &quot; &amp; [.Q36] &amp; &quot;;&quot;; &quot;*PC = PC + &quot; &amp; (LEN([.A36]&amp;&quot; &quot;)/3) &amp; &quot;; &quot; );  IF( [.Y36] &lt;&gt; &quot;&quot;; &quot;memory[(&quot; &amp; [.Y36] &amp; &quot;)&amp;0xFFFF] = &quot; &amp; [.Z36] &amp; &quot;; &quot;; &quot;&quot;);  IF( [.AA36] &lt;&gt; &quot;&quot;; &quot;memory[(&quot; &amp; [.AA36] &amp; &quot;)&amp;0xFFFF] = (&quot; &amp; [.AB36] &amp; &quot;)&amp;0xFF; memory[((&quot; &amp; [.AA36] &amp; &quot;)+1)&amp;0xFFFF] = ((&quot; &amp; [.AB3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6];2) &amp; &quot; ) { &quot; &amp;  join(&quot;&quot;;  IF(LEN([.A36]) &gt; 3; &quot;unsigned char LL = memory[(PC+1)&amp;0xFFFF]; &quot;; &quot;&quot;); IF(LEN([.A36]) &gt; 6; &quot;unsigned int HH = memory[(PC+2)&amp;0xFFFF]; &quot;; &quot;&quot;); IF(LEN([.A36]) &gt; 6; &quot;unsigned int HHLL = LL + (HH&lt;&lt;8); &quot;; &quot;&quot;);  IF([.I36] &lt;&gt; &quot;&quot;; &quot;unsigned int zeroPageWord = memory[(&quot;&amp;[.I36]&amp;&quot;)&amp;0xFF] + (memory[((&quot;&amp;[.I36]&amp;&quot;)+1)&amp;0xFF]&lt;&lt;8); &quot;; &quot;&quot;);  IF([.J36] &lt;&gt; &quot;&quot;; &quot;unsigned char readByte = memory[(&quot;&amp;[.J36]&amp;&quot;)&amp;0xFFFF]; &quot;; &quot;&quot;); IF([.K36] &lt;&gt; &quot;&quot;; &quot;unsigned int readWord := memory[(&quot;&amp;[.K36]&amp;&quot;)&amp;0xFFFF] + (memory[((&quot;&amp;[.K36]&amp;&quot;)+1)&amp;0xFFFF]&lt;&lt;8); &quot;; &quot;&quot;);  IF([.L36] &lt;&gt; &quot;&quot;; &quot;unsigned int result = &quot;&amp;[.L36]&amp;&quot;; &quot;; &quot;&quot;);  IF([.M36] &lt;&gt; &quot;&quot;; &quot;unsigned char newA = &quot;&amp;[.M36]&amp;&quot;; &quot;; &quot;&quot;); IF([.N36] &lt;&gt; &quot;&quot;; &quot;unsigned char newX = &quot;&amp;[.N36]&amp;&quot;; &quot;; &quot;&quot;); IF([.O36] &lt;&gt; &quot;&quot;; &quot;unsigned char newY = &quot;&amp;[.O36]&amp;&quot;; &quot;; &quot;&quot;); IF([.P36] &lt;&gt; &quot;&quot;; &quot;unsigned char newSP = &quot;&amp;[.P36]&amp;&quot;; &quot;; &quot;&quot;); IF([.Q36] &lt;&gt; &quot;&quot;; &quot;unsigned int newPC = (&quot;&amp;[.Q36]&amp;&quot;)&amp;0xFFFF; &quot;; &quot;&quot;);  IF([.M36] &lt;&gt; &quot;&quot;; &quot;*A = newA; &quot;; &quot;&quot;); IF([.N36] &lt;&gt; &quot;&quot;; &quot;*X = newX; &quot;; &quot;&quot;); IF([.O36] &lt;&gt; &quot;&quot;; &quot;*Y = newY; &quot;; &quot;&quot;); IF([.P36] &lt;&gt; &quot;&quot;; &quot;*SP = newSP; &quot;; &quot;&quot;); IF([.Q36] &lt;&gt; &quot;&quot;; &quot;*PC = newPC; &quot;; &quot;&quot;);  IF( ([.R36] &amp; [.S36] &amp; [.T36] &amp; [.U36] &amp; [.V36] &amp; [.W36]) &lt;&gt; &quot;&quot;; join(&quot;&quot;;    IF( [.R36] &lt;&gt; &quot;&quot;; &quot;unsigned char carry = &quot; &amp; [.R36] &amp; &quot;;&quot;; &quot;unsigned char carry = SR&amp;1; &quot;);   IF( [.S36] &lt;&gt; &quot;&quot;; &quot;unsigned char zero = &quot; &amp; [.S36] &amp; &quot;;&quot;; &quot;unsigned char zero = (SR&gt;&gt;1)&amp;1; &quot;);   IF( [.T36] &lt;&gt; &quot;&quot;; &quot;unsigned char interrupt = &quot; &amp; [.T36] &amp; &quot;;&quot;; &quot;unsigned char interrupt = (SR&gt;&gt;2)&amp;1; &quot;);   IF( [.U36] &lt;&gt; &quot;&quot;; &quot;unsigned char decimal = &quot; &amp; [.U36] &amp; &quot;;&quot;; &quot;unsigned char decimal = (SR&gt;&gt;3)&amp;1; &quot;);   IF( [.V36] &lt;&gt; &quot;&quot;; &quot;unsigned char overflow = &quot; &amp; [.V36] &amp; &quot;;&quot;; &quot;unsigned char overflow = (SR&gt;&gt;6)&amp;1; &quot;);   IF( [.W36] &lt;&gt; &quot;&quot;; &quot;unsigned char negative = &quot; &amp; [.W36] &amp; &quot;;&quot;; &quot;unsigned char negative = (SR&gt;&gt;7)&amp;1; &quot;)  ); &quot;&quot;);  IF( ([.R36] &amp; [.S36] &amp; [.T36] &amp; [.U36] &amp; [.V36] &amp; [.W36]) &lt;&gt; &quot;&quot;; &quot;*SR = carry + (zero&lt;&lt;1) + (interrupt&lt;&lt;2) + (decimal&lt;&lt;3) + (overflow&lt;&lt;6) + (negative&lt;&lt;7); &quot;; &quot;&quot;);  IF( [.Q36] &lt;&gt; &quot;&quot;; &quot;*PC = &quot; &amp; [.Q36] &amp; &quot;;&quot;; &quot;*PC = PC + &quot; &amp; (LEN([.A36]&amp;&quot; &quot;)/3) &amp; &quot;; &quot; );  IF( [.Y36] &lt;&gt; &quot;&quot;; &quot;memory[(&quot; &amp; [.Y36] &amp; &quot;)&amp;0xFFFF] = &quot; &amp; [.Z36] &amp; &quot;; &quot;; &quot;&quot;);  IF( [.AA36] &lt;&gt; &quot;&quot;; &quot;memory[(&quot; &amp; [.AA36] &amp; &quot;)&amp;0xFFFF] = (&quot; &amp; [.AB36] &amp; &quot;)&amp;0xFF; memory[((&quot; &amp; [.AA36] &amp; &quot;)+1)&amp;0xFFFF] = ((&quot; &amp; [.AB3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6];2) &amp; &quot; ) { &quot; &amp;  join(&quot;&quot;;  IF(LEN([.A36]) &gt; 3; &quot;const LL = memory[(PC+1)&amp;0xFFFF]; &quot;; &quot;&quot;); IF(LEN([.A36]) &gt; 6; &quot;const HH = memory[(PC+2)&amp;0xFFFF]; &quot;; &quot;&quot;); IF(LEN([.A36]) &gt; 6; &quot;const HHLL = LL + (HH&lt;&lt;8); &quot;; &quot;&quot;);  IF([.I36] &lt;&gt; &quot;&quot;; &quot;const zeroPageWord = memory[(&quot;&amp;[.I36]&amp;&quot;)&amp;0xFF] + (memory[((&quot;&amp;[.I36]&amp;&quot;)+1)&amp;0xFF]&lt;&lt;8); &quot;; &quot;&quot;);  IF([.J36] &lt;&gt; &quot;&quot;; &quot;const readByte = memory[(&quot;&amp;[.J36]&amp;&quot;)&amp;0xFFFF]; &quot;; &quot;&quot;); IF([.K36] &lt;&gt; &quot;&quot;; &quot;const readWord = memory[(&quot;&amp;[.K36]&amp;&quot;)&amp;0xFFFF] + (memory[((&quot;&amp;[.K36]&amp;&quot;)+1)&amp;0xFFFF]&lt;&lt;8); &quot;; &quot;&quot;);  IF([.L36] &lt;&gt; &quot;&quot;; &quot;const result = &quot;&amp;[.L36]&amp;&quot;; &quot;; &quot;&quot;);  IF([.M36] &lt;&gt; &quot;&quot;; &quot;const newA = &quot;&amp;[.M36]&amp;&quot;; &quot;; &quot;&quot;); IF([.N36] &lt;&gt; &quot;&quot;; &quot;const newX = &quot;&amp;[.N36]&amp;&quot;; &quot;; &quot;&quot;); IF([.O36] &lt;&gt; &quot;&quot;; &quot;const newY = &quot;&amp;[.O36]&amp;&quot;; &quot;; &quot;&quot;); IF([.P36] &lt;&gt; &quot;&quot;; &quot;const newSP = &quot;&amp;[.P36]&amp;&quot;; &quot;; &quot;&quot;); IF([.Q36] &lt;&gt; &quot;&quot;; &quot;const newPC = (&quot;&amp;[.Q36]&amp;&quot;)&amp;0xFFFF; &quot;; &quot;&quot;);  IF([.M36] &lt;&gt; &quot;&quot;; &quot;cpu.A = newA; &quot;; &quot;&quot;); IF([.N36] &lt;&gt; &quot;&quot;; &quot;cpu.X = newX; &quot;; &quot;&quot;); IF([.O36] &lt;&gt; &quot;&quot;; &quot;cpu.Y = newY; &quot;; &quot;&quot;); IF([.P36] &lt;&gt; &quot;&quot;; &quot;cpu.SP = newSP; &quot;; &quot;&quot;); IF([.Q36] &lt;&gt; &quot;&quot;; &quot;cpu.PC = newPC; &quot;; &quot;&quot;);  IF( ([.R36] &amp; [.S36] &amp; [.T36] &amp; [.U36] &amp; [.V36] &amp; [.W36]) &lt;&gt; &quot;&quot;; join(&quot;&quot;;    IF( [.R36] &lt;&gt; &quot;&quot;; &quot;const carry = &quot; &amp; [.R36] &amp; &quot;;&quot;;     &quot;const carry = SR&amp;1; &quot;);   IF( [.S36] &lt;&gt; &quot;&quot;; &quot;const zero = &quot; &amp; [.S36] &amp; &quot;;&quot;;      &quot;const zero = (SR&gt;&gt;1)&amp;1; &quot;);   IF( [.T36] &lt;&gt; &quot;&quot;; &quot;const interrupt = &quot; &amp; [.T36] &amp; &quot;;&quot;; &quot;const interrupt = (SR&gt;&gt;2)&amp;1; &quot;);   IF( [.U36] &lt;&gt; &quot;&quot;; &quot;const decimal = &quot; &amp; [.U36] &amp; &quot;;&quot;;   &quot;const decimal = (SR&gt;&gt;3)&amp;1; &quot;);   IF( [.V36] &lt;&gt; &quot;&quot;; &quot;const overflow = &quot; &amp; [.V36] &amp; &quot;;&quot;;  &quot;const overflow = (SR&gt;&gt;6)&amp;1; &quot;);   IF( [.W36] &lt;&gt; &quot;&quot;; &quot;const negative = &quot; &amp; [.W36] &amp; &quot;;&quot;;  &quot;const negative = (SR&gt;&gt;7)&amp;1; &quot;)  ); &quot;&quot;);  IF( ([.R36] &amp; [.S36] &amp; [.T36] &amp; [.U36] &amp; [.V36] &amp; [.W36]) &lt;&gt; &quot;&quot;; &quot;cpu.SR = carry + (zero&lt;&lt;1) + (interrupt&lt;&lt;2) + (decimal&lt;&lt;3) + (overflow&lt;&lt;6) + (negative&lt;&lt;7); &quot;; &quot;&quot;);  IF( [.Q36] &lt;&gt; &quot;&quot;; &quot;*PC = &quot; &amp; [.Q36] &amp; &quot;;&quot;; &quot;cpu.PC = PC + &quot; &amp; (LEN([.A36]&amp;&quot; &quot;)/3) &amp; &quot;; &quot; );  IF( [.Y36] &lt;&gt; &quot;&quot;; &quot;memory[(&quot; &amp; [.Y36] &amp; &quot;)&amp;0xFFFF] = &quot; &amp; [.Z36] &amp; &quot;; &quot;; &quot;&quot;);  IF( [.AA36] &lt;&gt; &quot;&quot;; &quot;memory[(&quot; &amp; [.AA36] &amp; &quot;)&amp;0xFFFF] = (&quot; &amp; [.AB36] &amp; &quot;)&amp;0xFF; memory[((&quot; &amp; [.AA36] &amp; &quot;)+1)&amp;0xFFFF] = ((&quot; &amp; [.AB3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8" table:number-columns-repeated="2"/>
          <table:table-cell table:style-name="ce78" office:value-type="string" calcext:value-type="string">
            <text:p>SR</text:p>
          </table:table-cell>
          <table:table-cell table:style-name="ce78" table:number-columns-repeated="2"/>
          <table:table-cell table:style-name="ce78" office:value-type="string" calcext:value-type="string">
            <text:p>zero, negative</text:p>
          </table:table-cell>
          <table:table-cell table:style-name="ce148"/>
          <table:table-cell table:style-name="ce245"/>
          <table:table-cell table:style-name="ce282" table:formula="of:=IF([.$AM36] &lt;&gt; &quot;&quot;; &quot;BB &quot;; &quot;&quot;) &amp; IF([.$AN36] &lt;&gt; &quot;&quot;; &quot;LL HH &quot;; &quot;&quot;) &amp; IF([.$AO36] &lt;&gt; &quot;&quot;; &quot;SS &quot;; &quot;&quot;) &amp; IF([.$AP36] &lt;&gt; &quot;&quot;; &quot;RR &quot;; &quot;&quot;) &amp; IF([.$AQ36] &lt;&gt; &quot;&quot;; &quot;PP QQ &quot;; &quot;&quot;) &amp; LEFT([.$A36];2)" office:value-type="string" office:string-value="SS 2E" calcext:value-type="string">
            <text:p>SS 2E</text:p>
          </table:table-cell>
          <table:table-cell table:style-name="ce78" table:formula="of:=&quot;UN&quot; &amp;[.B36]" office:value-type="string" office:string-value="UNROL" calcext:value-type="string">
            <text:p>UNROL</text:p>
          </table:table-cell>
          <table:table-cell table:style-name="ce78" office:value-type="string" calcext:value-type="string">
            <text:p>$SS</text:p>
          </table:table-cell>
          <table:table-cell table:style-name="ce285"/>
          <table:table-cell table:style-name="ce78" table:number-columns-repeated="14"/>
          <table:table-cell table:style-name="ce271"/>
          <table:table-cell table:style-name="ce78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1" office:value-type="string" calcext:value-type="string">
            <text:p>30 LL</text:p>
          </table:table-cell>
          <table:table-cell table:style-name="ce29" office:value-type="string" calcext:value-type="string">
            <text:p>BMI</text:p>
          </table:table-cell>
          <table:table-cell table:style-name="ce54" office:value-type="string" calcext:value-type="string">
            <text:p>2**</text:p>
          </table:table-cell>
          <table:table-cell table:style-name="ce79" office:value-type="string" calcext:value-type="string">
            <text:p>$LL</text:p>
          </table:table-cell>
          <table:table-cell table:style-name="ce96"/>
          <table:table-cell table:style-name="ce98"/>
          <table:table-cell table:style-name="ce122"/>
          <table:table-cell table:style-name="ce95"/>
          <table:table-cell table:style-name="ce79" table:formula="of:=IF([.$D37] = &quot;($LL, X)&quot;;&quot;(arg1+X)&amp;0xFF&quot;;&quot;&quot;)">
            <text:p/>
          </table:table-cell>
          <table:table-cell table:style-name="ce79" table:number-columns-repeated="2"/>
          <table:table-cell table:style-name="ce152"/>
          <table:table-cell table:style-name="ce181"/>
          <table:table-cell table:style-name="ce152" table:number-columns-repeated="3"/>
          <table:table-cell table:style-name="ce68" office:value-type="string" calcext:value-type="string">
            <text:p>PC + 2 + (LL &amp; (-negative))</text:p>
          </table:table-cell>
          <table:table-cell table:style-name="ce198"/>
          <table:table-cell table:style-name="ce68"/>
          <table:table-cell table:style-name="ce152" table:number-columns-repeated="4"/>
          <table:table-cell table:style-name="ce217"/>
          <table:table-cell table:style-name="ce169"/>
          <table:table-cell table:style-name="ce152" table:number-columns-repeated="3"/>
          <table:table-cell table:style-name="ce244"/>
          <table:table-cell table:style-name="ce95"/>
          <table:table-cell table:style-name="ce253" table:formula="of:=&quot;  if instruction == 0x&quot; &amp; LEFT([.A37];2) &amp; &quot; { &quot; &amp;  join(&quot;&quot;;  IF(LEN([.A37]) &gt; 3; &quot;LL := memory[PC + 1]; &quot;; &quot;&quot;);  IF([.I37] &lt;&gt; &quot;&quot;; &quot;zeroPageWord := memory[(&quot;&amp;[.I37]&amp;&quot;)&amp;0xFF] + (memory[((&quot;&amp;[.I37]&amp;&quot;)+1)&amp;0xFF]&lt;&lt;8); &quot;; &quot;&quot;);  IF([.J37] &lt;&gt; &quot;&quot;; &quot;readByte := memory[(&quot;&amp;[.J37]&amp;&quot;)&amp;0xFFFF]; &quot;; &quot;&quot;); IF([.K37] &lt;&gt; &quot;&quot;; &quot;readWord := memory[(&quot;&amp;[.K37]&amp;&quot;)&amp;0xFFFF] + (memory[((&quot;&amp;[.K37]&amp;&quot;)+1)&amp;0xFFFF]&lt;&lt;8); &quot;; &quot;&quot;);  IF([.L37] &lt;&gt; &quot;&quot;; &quot;result := &quot;&amp;[.L37]&amp;&quot;; &quot;; &quot;&quot;);  IF([.M37] &lt;&gt; &quot;&quot;; &quot;newA := &quot;&amp;[.M37]&amp;&quot;; &quot;; &quot;&quot;); IF([.N37] &lt;&gt; &quot;&quot;; &quot;newX := &quot;&amp;[.N37]&amp;&quot;; &quot;; &quot;&quot;); IF([.O37] &lt;&gt; &quot;&quot;; &quot;newY := &quot;&amp;[.O37]&amp;&quot;; &quot;; &quot;&quot;); IF([.P37] &lt;&gt; &quot;&quot;; &quot;newSP := &quot;&amp;[.P37]&amp;&quot;; &quot;; &quot;&quot;); IF([.Q37] &lt;&gt; &quot;&quot;; &quot;newPC := &quot;&amp;[.Q37]&amp;&quot;; &quot;; &quot;&quot;);  IF([.M37] &lt;&gt; &quot;&quot;; &quot;*A = newA; &quot;; &quot;&quot;); IF([.N37] &lt;&gt; &quot;&quot;; &quot;*X = newX; &quot;; &quot;&quot;); IF([.O37] &lt;&gt; &quot;&quot;; &quot;*Y = newY; &quot;; &quot;&quot;); IF([.P37] &lt;&gt; &quot;&quot;; &quot;*SP = newSP; &quot;; &quot;&quot;); IF([.Q37] &lt;&gt; &quot;&quot;; &quot;*PC = newPC; &quot;; &quot;&quot;);  IF( ([.R37] &amp; [.S37] &amp; [.T37] &amp; [.U37] &amp; [.V37] &amp; [.W37]) &lt;&gt; &quot;&quot;; join(&quot;&quot;;    IF( [.R37] &lt;&gt; &quot;&quot;; &quot;carry := &quot; &amp; [.R37] &amp; &quot;;&quot;; &quot;carry := SR&amp;1; &quot;);   IF( [.S37] &lt;&gt; &quot;&quot;; &quot;zero := &quot; &amp; [.S37] &amp; &quot;;&quot;; &quot;zero := (SR&gt;&gt;1)&amp;1; &quot;);   IF( [.T37] &lt;&gt; &quot;&quot;; &quot;interrupt := &quot; &amp; [.T37] &amp; &quot;;&quot;; &quot;interrupt := (SR&gt;&gt;2)&amp;1; &quot;);   IF( [.U37] &lt;&gt; &quot;&quot;; &quot;decimal := &quot; &amp; [.U37] &amp; &quot;;&quot;; &quot;decimal := (SR&gt;&gt;3)&amp;1; &quot;);   IF( [.V37] &lt;&gt; &quot;&quot;; &quot;overflow := &quot; &amp; [.V37] &amp; &quot;;&quot;; &quot;overflow := (SR&gt;&gt;6)&amp;1; &quot;);   IF( [.W37] &lt;&gt; &quot;&quot;; &quot;negative := &quot; &amp; [.W37] &amp; &quot;;&quot;; &quot;negative := (SR&gt;&gt;7)&amp;1; &quot;)  ); &quot;&quot;);  IF( ([.R37] &amp; [.S37] &amp; [.T37] &amp; [.U37] &amp; [.V37] &amp; [.W37]) &lt;&gt; &quot;&quot;; &quot;*SR = carry + (zero&lt;&lt;1) + (interrupt&lt;&lt;2) + (decimal&lt;&lt;3) + (overflow&lt;&lt;6) + (negative&lt;&lt;7); &quot;; &quot;&quot;);  IF( [.Q37] &lt;&gt; &quot;&quot;; &quot;*PC = &quot; &amp; [.Q37] &amp; &quot;;&quot;; &quot;*PC = PC + &quot; &amp; (LEN([.A37]&amp;&quot; &quot;)/3) &amp; &quot;; &quot; );  IF( [.Y37] &lt;&gt; &quot;&quot;; &quot;memory[(&quot; &amp; [.Y37] &amp; &quot;)&amp;0xFFFF] = &quot; &amp; [.Z37] &amp; &quot;; &quot;; &quot;&quot;);  IF( [.AA37] &lt;&gt; &quot;&quot;; &quot;memory[(&quot; &amp; [.AA37] &amp; &quot;)&amp;0xFFFF] = (&quot; &amp; [.AB37] &amp; &quot;)&amp;0xFF; memory[((&quot; &amp; [.AA37] &amp; &quot;)+1)&amp;0xFFFF] = ((&quot; &amp; [.AB3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7];2) &amp; &quot; ) { &quot; &amp;  join(&quot;&quot;;  IF(LEN([.A37]) &gt; 3; &quot;unsigned char LL = memory[(PC+1)&amp;0xFFFF]; &quot;; &quot;&quot;); IF(LEN([.A37]) &gt; 6; &quot;unsigned int HH = memory[(PC+2)&amp;0xFFFF]; &quot;; &quot;&quot;); IF(LEN([.A37]) &gt; 6; &quot;unsigned int HHLL = LL + (HH&lt;&lt;8); &quot;; &quot;&quot;);  IF([.I37] &lt;&gt; &quot;&quot;; &quot;unsigned int zeroPageWord = memory[(&quot;&amp;[.I37]&amp;&quot;)&amp;0xFF] + (memory[((&quot;&amp;[.I37]&amp;&quot;)+1)&amp;0xFF]&lt;&lt;8); &quot;; &quot;&quot;);  IF([.J37] &lt;&gt; &quot;&quot;; &quot;unsigned char readByte = memory[(&quot;&amp;[.J37]&amp;&quot;)&amp;0xFFFF]; &quot;; &quot;&quot;); IF([.K37] &lt;&gt; &quot;&quot;; &quot;unsigned int readWord := memory[(&quot;&amp;[.K37]&amp;&quot;)&amp;0xFFFF] + (memory[((&quot;&amp;[.K37]&amp;&quot;)+1)&amp;0xFFFF]&lt;&lt;8); &quot;; &quot;&quot;);  IF([.L37] &lt;&gt; &quot;&quot;; &quot;unsigned int result = &quot;&amp;[.L37]&amp;&quot;; &quot;; &quot;&quot;);  IF([.M37] &lt;&gt; &quot;&quot;; &quot;unsigned char newA = &quot;&amp;[.M37]&amp;&quot;; &quot;; &quot;&quot;); IF([.N37] &lt;&gt; &quot;&quot;; &quot;unsigned char newX = &quot;&amp;[.N37]&amp;&quot;; &quot;; &quot;&quot;); IF([.O37] &lt;&gt; &quot;&quot;; &quot;unsigned char newY = &quot;&amp;[.O37]&amp;&quot;; &quot;; &quot;&quot;); IF([.P37] &lt;&gt; &quot;&quot;; &quot;unsigned char newSP = &quot;&amp;[.P37]&amp;&quot;; &quot;; &quot;&quot;); IF([.Q37] &lt;&gt; &quot;&quot;; &quot;unsigned int newPC = (&quot;&amp;[.Q37]&amp;&quot;)&amp;0xFFFF; &quot;; &quot;&quot;);  IF([.M37] &lt;&gt; &quot;&quot;; &quot;*A = newA; &quot;; &quot;&quot;); IF([.N37] &lt;&gt; &quot;&quot;; &quot;*X = newX; &quot;; &quot;&quot;); IF([.O37] &lt;&gt; &quot;&quot;; &quot;*Y = newY; &quot;; &quot;&quot;); IF([.P37] &lt;&gt; &quot;&quot;; &quot;*SP = newSP; &quot;; &quot;&quot;); IF([.Q37] &lt;&gt; &quot;&quot;; &quot;*PC = newPC; &quot;; &quot;&quot;);  IF( ([.R37] &amp; [.S37] &amp; [.T37] &amp; [.U37] &amp; [.V37] &amp; [.W37]) &lt;&gt; &quot;&quot;; join(&quot;&quot;;    IF( [.R37] &lt;&gt; &quot;&quot;; &quot;unsigned char carry = &quot; &amp; [.R37] &amp; &quot;;&quot;; &quot;unsigned char carry = SR&amp;1; &quot;);   IF( [.S37] &lt;&gt; &quot;&quot;; &quot;unsigned char zero = &quot; &amp; [.S37] &amp; &quot;;&quot;; &quot;unsigned char zero = (SR&gt;&gt;1)&amp;1; &quot;);   IF( [.T37] &lt;&gt; &quot;&quot;; &quot;unsigned char interrupt = &quot; &amp; [.T37] &amp; &quot;;&quot;; &quot;unsigned char interrupt = (SR&gt;&gt;2)&amp;1; &quot;);   IF( [.U37] &lt;&gt; &quot;&quot;; &quot;unsigned char decimal = &quot; &amp; [.U37] &amp; &quot;;&quot;; &quot;unsigned char decimal = (SR&gt;&gt;3)&amp;1; &quot;);   IF( [.V37] &lt;&gt; &quot;&quot;; &quot;unsigned char overflow = &quot; &amp; [.V37] &amp; &quot;;&quot;; &quot;unsigned char overflow = (SR&gt;&gt;6)&amp;1; &quot;);   IF( [.W37] &lt;&gt; &quot;&quot;; &quot;unsigned char negative = &quot; &amp; [.W37] &amp; &quot;;&quot;; &quot;unsigned char negative = (SR&gt;&gt;7)&amp;1; &quot;)  ); &quot;&quot;);  IF( ([.R37] &amp; [.S37] &amp; [.T37] &amp; [.U37] &amp; [.V37] &amp; [.W37]) &lt;&gt; &quot;&quot;; &quot;*SR = carry + (zero&lt;&lt;1) + (interrupt&lt;&lt;2) + (decimal&lt;&lt;3) + (overflow&lt;&lt;6) + (negative&lt;&lt;7); &quot;; &quot;&quot;);  IF( [.Q37] &lt;&gt; &quot;&quot;; &quot;*PC = &quot; &amp; [.Q37] &amp; &quot;;&quot;; &quot;*PC = PC + &quot; &amp; (LEN([.A37]&amp;&quot; &quot;)/3) &amp; &quot;; &quot; );  IF( [.Y37] &lt;&gt; &quot;&quot;; &quot;memory[(&quot; &amp; [.Y37] &amp; &quot;)&amp;0xFFFF] = &quot; &amp; [.Z37] &amp; &quot;; &quot;; &quot;&quot;);  IF( [.AA37] &lt;&gt; &quot;&quot;; &quot;memory[(&quot; &amp; [.AA37] &amp; &quot;)&amp;0xFFFF] = (&quot; &amp; [.AB37] &amp; &quot;)&amp;0xFF; memory[((&quot; &amp; [.AA37] &amp; &quot;)+1)&amp;0xFFFF] = ((&quot; &amp; [.AB3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7];2) &amp; &quot; ) { &quot; &amp;  join(&quot;&quot;;  IF(LEN([.A37]) &gt; 3; &quot;const LL = memory[(PC+1)&amp;0xFFFF]; &quot;; &quot;&quot;); IF(LEN([.A37]) &gt; 6; &quot;const HH = memory[(PC+2)&amp;0xFFFF]; &quot;; &quot;&quot;); IF(LEN([.A37]) &gt; 6; &quot;const HHLL = LL + (HH&lt;&lt;8); &quot;; &quot;&quot;);  IF([.I37] &lt;&gt; &quot;&quot;; &quot;const zeroPageWord = memory[(&quot;&amp;[.I37]&amp;&quot;)&amp;0xFF] + (memory[((&quot;&amp;[.I37]&amp;&quot;)+1)&amp;0xFF]&lt;&lt;8); &quot;; &quot;&quot;);  IF([.J37] &lt;&gt; &quot;&quot;; &quot;const readByte = memory[(&quot;&amp;[.J37]&amp;&quot;)&amp;0xFFFF]; &quot;; &quot;&quot;); IF([.K37] &lt;&gt; &quot;&quot;; &quot;const readWord = memory[(&quot;&amp;[.K37]&amp;&quot;)&amp;0xFFFF] + (memory[((&quot;&amp;[.K37]&amp;&quot;)+1)&amp;0xFFFF]&lt;&lt;8); &quot;; &quot;&quot;);  IF([.L37] &lt;&gt; &quot;&quot;; &quot;const result = &quot;&amp;[.L37]&amp;&quot;; &quot;; &quot;&quot;);  IF([.M37] &lt;&gt; &quot;&quot;; &quot;const newA = &quot;&amp;[.M37]&amp;&quot;; &quot;; &quot;&quot;); IF([.N37] &lt;&gt; &quot;&quot;; &quot;const newX = &quot;&amp;[.N37]&amp;&quot;; &quot;; &quot;&quot;); IF([.O37] &lt;&gt; &quot;&quot;; &quot;const newY = &quot;&amp;[.O37]&amp;&quot;; &quot;; &quot;&quot;); IF([.P37] &lt;&gt; &quot;&quot;; &quot;const newSP = &quot;&amp;[.P37]&amp;&quot;; &quot;; &quot;&quot;); IF([.Q37] &lt;&gt; &quot;&quot;; &quot;const newPC = (&quot;&amp;[.Q37]&amp;&quot;)&amp;0xFFFF; &quot;; &quot;&quot;);  IF([.M37] &lt;&gt; &quot;&quot;; &quot;cpu.A = newA; &quot;; &quot;&quot;); IF([.N37] &lt;&gt; &quot;&quot;; &quot;cpu.X = newX; &quot;; &quot;&quot;); IF([.O37] &lt;&gt; &quot;&quot;; &quot;cpu.Y = newY; &quot;; &quot;&quot;); IF([.P37] &lt;&gt; &quot;&quot;; &quot;cpu.SP = newSP; &quot;; &quot;&quot;); IF([.Q37] &lt;&gt; &quot;&quot;; &quot;cpu.PC = newPC; &quot;; &quot;&quot;);  IF( ([.R37] &amp; [.S37] &amp; [.T37] &amp; [.U37] &amp; [.V37] &amp; [.W37]) &lt;&gt; &quot;&quot;; join(&quot;&quot;;    IF( [.R37] &lt;&gt; &quot;&quot;; &quot;const carry = &quot; &amp; [.R37] &amp; &quot;;&quot;;     &quot;const carry = SR&amp;1; &quot;);   IF( [.S37] &lt;&gt; &quot;&quot;; &quot;const zero = &quot; &amp; [.S37] &amp; &quot;;&quot;;      &quot;const zero = (SR&gt;&gt;1)&amp;1; &quot;);   IF( [.T37] &lt;&gt; &quot;&quot;; &quot;const interrupt = &quot; &amp; [.T37] &amp; &quot;;&quot;; &quot;const interrupt = (SR&gt;&gt;2)&amp;1; &quot;);   IF( [.U37] &lt;&gt; &quot;&quot;; &quot;const decimal = &quot; &amp; [.U37] &amp; &quot;;&quot;;   &quot;const decimal = (SR&gt;&gt;3)&amp;1; &quot;);   IF( [.V37] &lt;&gt; &quot;&quot;; &quot;const overflow = &quot; &amp; [.V37] &amp; &quot;;&quot;;  &quot;const overflow = (SR&gt;&gt;6)&amp;1; &quot;);   IF( [.W37] &lt;&gt; &quot;&quot;; &quot;const negative = &quot; &amp; [.W37] &amp; &quot;;&quot;;  &quot;const negative = (SR&gt;&gt;7)&amp;1; &quot;)  ); &quot;&quot;);  IF( ([.R37] &amp; [.S37] &amp; [.T37] &amp; [.U37] &amp; [.V37] &amp; [.W37]) &lt;&gt; &quot;&quot;; &quot;cpu.SR = carry + (zero&lt;&lt;1) + (interrupt&lt;&lt;2) + (decimal&lt;&lt;3) + (overflow&lt;&lt;6) + (negative&lt;&lt;7); &quot;; &quot;&quot;);  IF( [.Q37] &lt;&gt; &quot;&quot;; &quot;*PC = &quot; &amp; [.Q37] &amp; &quot;;&quot;; &quot;cpu.PC = PC + &quot; &amp; (LEN([.A37]&amp;&quot; &quot;)/3) &amp; &quot;; &quot; );  IF( [.Y37] &lt;&gt; &quot;&quot;; &quot;memory[(&quot; &amp; [.Y37] &amp; &quot;)&amp;0xFFFF] = &quot; &amp; [.Z37] &amp; &quot;; &quot;; &quot;&quot;);  IF( [.AA37] &lt;&gt; &quot;&quot;; &quot;memory[(&quot; &amp; [.AA37] &amp; &quot;)&amp;0xFFFF] = (&quot; &amp; [.AB37] &amp; &quot;)&amp;0xFF; memory[((&quot; &amp; [.AA37] &amp; &quot;)+1)&amp;0xFFFF] = ((&quot; &amp; [.AB3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2"/>
          <table:table-cell table:style-name="ce79" table:number-columns-repeated="2"/>
          <table:table-cell table:style-name="ce79" office:value-type="string" calcext:value-type="string">
            <text:p>PC</text:p>
          </table:table-cell>
          <table:table-cell table:style-name="ce79"/>
          <table:table-cell table:style-name="ce152"/>
          <table:table-cell table:style-name="ce244"/>
          <table:table-cell table:style-name="ce282" table:formula="of:=IF([.$AM37] &lt;&gt; &quot;&quot;; &quot;BB &quot;; &quot;&quot;) &amp; IF([.$AN37] &lt;&gt; &quot;&quot;; &quot;LL HH &quot;; &quot;&quot;) &amp; IF([.$AO37] &lt;&gt; &quot;&quot;; &quot;SS &quot;; &quot;&quot;) &amp; IF([.$AP37] &lt;&gt; &quot;&quot;; &quot;RR &quot;; &quot;&quot;) &amp; IF([.$AQ37] &lt;&gt; &quot;&quot;; &quot;PP QQ &quot;; &quot;&quot;) &amp; LEFT([.$A37];2)" office:value-type="string" office:string-value="PP QQ 30" calcext:value-type="string">
            <text:p>PP QQ 30</text:p>
          </table:table-cell>
          <table:table-cell table:style-name="ce79" table:formula="of:=&quot;UN&quot; &amp;[.B37]" office:value-type="string" office:string-value="UNBMI" calcext:value-type="string">
            <text:p>UNBMI</text:p>
          </table:table-cell>
          <table:table-cell table:style-name="ce79" office:value-type="string" calcext:value-type="string">
            <text:p>$QQPP</text:p>
          </table:table-cell>
          <table:table-cell table:style-name="ce96"/>
          <table:table-cell table:style-name="ce79" table:number-columns-repeated="14"/>
          <table:table-cell table:style-name="ce98"/>
          <table:table-cell table:style-name="ce7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31 LL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string" calcext:value-type="string">
            <text:p>5*</text:p>
          </table:table-cell>
          <table:table-cell table:style-name="ce74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20"/>
          <table:table-cell table:style-name="ce95"/>
          <table:table-cell table:style-name="ce74" office:value-type="string" calcext:value-type="string">
            <text:p>LL</text:p>
          </table:table-cell>
          <table:table-cell table:style-name="ce74" office:value-type="string" calcext:value-type="string">
            <text:p>zeroPageWord + Y</text:p>
          </table:table-cell>
          <table:table-cell table:style-name="ce147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38];2) &amp; &quot; { &quot; &amp;  join(&quot;&quot;;  IF(LEN([.A38]) &gt; 3; &quot;LL := memory[PC + 1]; &quot;; &quot;&quot;);  IF([.I38] &lt;&gt; &quot;&quot;; &quot;zeroPageWord := memory[(&quot;&amp;[.I38]&amp;&quot;)&amp;0xFF] + (memory[((&quot;&amp;[.I38]&amp;&quot;)+1)&amp;0xFF]&lt;&lt;8); &quot;; &quot;&quot;);  IF([.J38] &lt;&gt; &quot;&quot;; &quot;readByte := memory[(&quot;&amp;[.J38]&amp;&quot;)&amp;0xFFFF]; &quot;; &quot;&quot;); IF([.K38] &lt;&gt; &quot;&quot;; &quot;readWord := memory[(&quot;&amp;[.K38]&amp;&quot;)&amp;0xFFFF] + (memory[((&quot;&amp;[.K38]&amp;&quot;)+1)&amp;0xFFFF]&lt;&lt;8); &quot;; &quot;&quot;);  IF([.L38] &lt;&gt; &quot;&quot;; &quot;result := &quot;&amp;[.L38]&amp;&quot;; &quot;; &quot;&quot;);  IF([.M38] &lt;&gt; &quot;&quot;; &quot;newA := &quot;&amp;[.M38]&amp;&quot;; &quot;; &quot;&quot;); IF([.N38] &lt;&gt; &quot;&quot;; &quot;newX := &quot;&amp;[.N38]&amp;&quot;; &quot;; &quot;&quot;); IF([.O38] &lt;&gt; &quot;&quot;; &quot;newY := &quot;&amp;[.O38]&amp;&quot;; &quot;; &quot;&quot;); IF([.P38] &lt;&gt; &quot;&quot;; &quot;newSP := &quot;&amp;[.P38]&amp;&quot;; &quot;; &quot;&quot;); IF([.Q38] &lt;&gt; &quot;&quot;; &quot;newPC := &quot;&amp;[.Q38]&amp;&quot;; &quot;; &quot;&quot;);  IF([.M38] &lt;&gt; &quot;&quot;; &quot;*A = newA; &quot;; &quot;&quot;); IF([.N38] &lt;&gt; &quot;&quot;; &quot;*X = newX; &quot;; &quot;&quot;); IF([.O38] &lt;&gt; &quot;&quot;; &quot;*Y = newY; &quot;; &quot;&quot;); IF([.P38] &lt;&gt; &quot;&quot;; &quot;*SP = newSP; &quot;; &quot;&quot;); IF([.Q38] &lt;&gt; &quot;&quot;; &quot;*PC = newPC; &quot;; &quot;&quot;);  IF( ([.R38] &amp; [.S38] &amp; [.T38] &amp; [.U38] &amp; [.V38] &amp; [.W38]) &lt;&gt; &quot;&quot;; join(&quot;&quot;;    IF( [.R38] &lt;&gt; &quot;&quot;; &quot;carry := &quot; &amp; [.R38] &amp; &quot;;&quot;; &quot;carry := SR&amp;1; &quot;);   IF( [.S38] &lt;&gt; &quot;&quot;; &quot;zero := &quot; &amp; [.S38] &amp; &quot;;&quot;; &quot;zero := (SR&gt;&gt;1)&amp;1; &quot;);   IF( [.T38] &lt;&gt; &quot;&quot;; &quot;interrupt := &quot; &amp; [.T38] &amp; &quot;;&quot;; &quot;interrupt := (SR&gt;&gt;2)&amp;1; &quot;);   IF( [.U38] &lt;&gt; &quot;&quot;; &quot;decimal := &quot; &amp; [.U38] &amp; &quot;;&quot;; &quot;decimal := (SR&gt;&gt;3)&amp;1; &quot;);   IF( [.V38] &lt;&gt; &quot;&quot;; &quot;overflow := &quot; &amp; [.V38] &amp; &quot;;&quot;; &quot;overflow := (SR&gt;&gt;6)&amp;1; &quot;);   IF( [.W38] &lt;&gt; &quot;&quot;; &quot;negative := &quot; &amp; [.W38] &amp; &quot;;&quot;; &quot;negative := (SR&gt;&gt;7)&amp;1; &quot;)  ); &quot;&quot;);  IF( ([.R38] &amp; [.S38] &amp; [.T38] &amp; [.U38] &amp; [.V38] &amp; [.W38]) &lt;&gt; &quot;&quot;; &quot;*SR = carry + (zero&lt;&lt;1) + (interrupt&lt;&lt;2) + (decimal&lt;&lt;3) + (overflow&lt;&lt;6) + (negative&lt;&lt;7); &quot;; &quot;&quot;);  IF( [.Q38] &lt;&gt; &quot;&quot;; &quot;*PC = &quot; &amp; [.Q38] &amp; &quot;;&quot;; &quot;*PC = PC + &quot; &amp; (LEN([.A38]&amp;&quot; &quot;)/3) &amp; &quot;; &quot; );  IF( [.Y38] &lt;&gt; &quot;&quot;; &quot;memory[(&quot; &amp; [.Y38] &amp; &quot;)&amp;0xFFFF] = &quot; &amp; [.Z38] &amp; &quot;; &quot;; &quot;&quot;);  IF( [.AA38] &lt;&gt; &quot;&quot;; &quot;memory[(&quot; &amp; [.AA38] &amp; &quot;)&amp;0xFFFF] = (&quot; &amp; [.AB38] &amp; &quot;)&amp;0xFF; memory[((&quot; &amp; [.AA38] &amp; &quot;)+1)&amp;0xFFFF] = ((&quot; &amp; [.AB3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8];2) &amp; &quot; ) { &quot; &amp;  join(&quot;&quot;;  IF(LEN([.A38]) &gt; 3; &quot;unsigned char LL = memory[(PC+1)&amp;0xFFFF]; &quot;; &quot;&quot;); IF(LEN([.A38]) &gt; 6; &quot;unsigned int HH = memory[(PC+2)&amp;0xFFFF]; &quot;; &quot;&quot;); IF(LEN([.A38]) &gt; 6; &quot;unsigned int HHLL = LL + (HH&lt;&lt;8); &quot;; &quot;&quot;);  IF([.I38] &lt;&gt; &quot;&quot;; &quot;unsigned int zeroPageWord = memory[(&quot;&amp;[.I38]&amp;&quot;)&amp;0xFF] + (memory[((&quot;&amp;[.I38]&amp;&quot;)+1)&amp;0xFF]&lt;&lt;8); &quot;; &quot;&quot;);  IF([.J38] &lt;&gt; &quot;&quot;; &quot;unsigned char readByte = memory[(&quot;&amp;[.J38]&amp;&quot;)&amp;0xFFFF]; &quot;; &quot;&quot;); IF([.K38] &lt;&gt; &quot;&quot;; &quot;unsigned int readWord := memory[(&quot;&amp;[.K38]&amp;&quot;)&amp;0xFFFF] + (memory[((&quot;&amp;[.K38]&amp;&quot;)+1)&amp;0xFFFF]&lt;&lt;8); &quot;; &quot;&quot;);  IF([.L38] &lt;&gt; &quot;&quot;; &quot;unsigned int result = &quot;&amp;[.L38]&amp;&quot;; &quot;; &quot;&quot;);  IF([.M38] &lt;&gt; &quot;&quot;; &quot;unsigned char newA = &quot;&amp;[.M38]&amp;&quot;; &quot;; &quot;&quot;); IF([.N38] &lt;&gt; &quot;&quot;; &quot;unsigned char newX = &quot;&amp;[.N38]&amp;&quot;; &quot;; &quot;&quot;); IF([.O38] &lt;&gt; &quot;&quot;; &quot;unsigned char newY = &quot;&amp;[.O38]&amp;&quot;; &quot;; &quot;&quot;); IF([.P38] &lt;&gt; &quot;&quot;; &quot;unsigned char newSP = &quot;&amp;[.P38]&amp;&quot;; &quot;; &quot;&quot;); IF([.Q38] &lt;&gt; &quot;&quot;; &quot;unsigned int newPC = (&quot;&amp;[.Q38]&amp;&quot;)&amp;0xFFFF; &quot;; &quot;&quot;);  IF([.M38] &lt;&gt; &quot;&quot;; &quot;*A = newA; &quot;; &quot;&quot;); IF([.N38] &lt;&gt; &quot;&quot;; &quot;*X = newX; &quot;; &quot;&quot;); IF([.O38] &lt;&gt; &quot;&quot;; &quot;*Y = newY; &quot;; &quot;&quot;); IF([.P38] &lt;&gt; &quot;&quot;; &quot;*SP = newSP; &quot;; &quot;&quot;); IF([.Q38] &lt;&gt; &quot;&quot;; &quot;*PC = newPC; &quot;; &quot;&quot;);  IF( ([.R38] &amp; [.S38] &amp; [.T38] &amp; [.U38] &amp; [.V38] &amp; [.W38]) &lt;&gt; &quot;&quot;; join(&quot;&quot;;    IF( [.R38] &lt;&gt; &quot;&quot;; &quot;unsigned char carry = &quot; &amp; [.R38] &amp; &quot;;&quot;; &quot;unsigned char carry = SR&amp;1; &quot;);   IF( [.S38] &lt;&gt; &quot;&quot;; &quot;unsigned char zero = &quot; &amp; [.S38] &amp; &quot;;&quot;; &quot;unsigned char zero = (SR&gt;&gt;1)&amp;1; &quot;);   IF( [.T38] &lt;&gt; &quot;&quot;; &quot;unsigned char interrupt = &quot; &amp; [.T38] &amp; &quot;;&quot;; &quot;unsigned char interrupt = (SR&gt;&gt;2)&amp;1; &quot;);   IF( [.U38] &lt;&gt; &quot;&quot;; &quot;unsigned char decimal = &quot; &amp; [.U38] &amp; &quot;;&quot;; &quot;unsigned char decimal = (SR&gt;&gt;3)&amp;1; &quot;);   IF( [.V38] &lt;&gt; &quot;&quot;; &quot;unsigned char overflow = &quot; &amp; [.V38] &amp; &quot;;&quot;; &quot;unsigned char overflow = (SR&gt;&gt;6)&amp;1; &quot;);   IF( [.W38] &lt;&gt; &quot;&quot;; &quot;unsigned char negative = &quot; &amp; [.W38] &amp; &quot;;&quot;; &quot;unsigned char negative = (SR&gt;&gt;7)&amp;1; &quot;)  ); &quot;&quot;);  IF( ([.R38] &amp; [.S38] &amp; [.T38] &amp; [.U38] &amp; [.V38] &amp; [.W38]) &lt;&gt; &quot;&quot;; &quot;*SR = carry + (zero&lt;&lt;1) + (interrupt&lt;&lt;2) + (decimal&lt;&lt;3) + (overflow&lt;&lt;6) + (negative&lt;&lt;7); &quot;; &quot;&quot;);  IF( [.Q38] &lt;&gt; &quot;&quot;; &quot;*PC = &quot; &amp; [.Q38] &amp; &quot;;&quot;; &quot;*PC = PC + &quot; &amp; (LEN([.A38]&amp;&quot; &quot;)/3) &amp; &quot;; &quot; );  IF( [.Y38] &lt;&gt; &quot;&quot;; &quot;memory[(&quot; &amp; [.Y38] &amp; &quot;)&amp;0xFFFF] = &quot; &amp; [.Z38] &amp; &quot;; &quot;; &quot;&quot;);  IF( [.AA38] &lt;&gt; &quot;&quot;; &quot;memory[(&quot; &amp; [.AA38] &amp; &quot;)&amp;0xFFFF] = (&quot; &amp; [.AB38] &amp; &quot;)&amp;0xFF; memory[((&quot; &amp; [.AA38] &amp; &quot;)+1)&amp;0xFFFF] = ((&quot; &amp; [.AB3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8];2) &amp; &quot; ) { &quot; &amp;  join(&quot;&quot;;  IF(LEN([.A38]) &gt; 3; &quot;const LL = memory[(PC+1)&amp;0xFFFF]; &quot;; &quot;&quot;); IF(LEN([.A38]) &gt; 6; &quot;const HH = memory[(PC+2)&amp;0xFFFF]; &quot;; &quot;&quot;); IF(LEN([.A38]) &gt; 6; &quot;const HHLL = LL + (HH&lt;&lt;8); &quot;; &quot;&quot;);  IF([.I38] &lt;&gt; &quot;&quot;; &quot;const zeroPageWord = memory[(&quot;&amp;[.I38]&amp;&quot;)&amp;0xFF] + (memory[((&quot;&amp;[.I38]&amp;&quot;)+1)&amp;0xFF]&lt;&lt;8); &quot;; &quot;&quot;);  IF([.J38] &lt;&gt; &quot;&quot;; &quot;const readByte = memory[(&quot;&amp;[.J38]&amp;&quot;)&amp;0xFFFF]; &quot;; &quot;&quot;); IF([.K38] &lt;&gt; &quot;&quot;; &quot;const readWord = memory[(&quot;&amp;[.K38]&amp;&quot;)&amp;0xFFFF] + (memory[((&quot;&amp;[.K38]&amp;&quot;)+1)&amp;0xFFFF]&lt;&lt;8); &quot;; &quot;&quot;);  IF([.L38] &lt;&gt; &quot;&quot;; &quot;const result = &quot;&amp;[.L38]&amp;&quot;; &quot;; &quot;&quot;);  IF([.M38] &lt;&gt; &quot;&quot;; &quot;const newA = &quot;&amp;[.M38]&amp;&quot;; &quot;; &quot;&quot;); IF([.N38] &lt;&gt; &quot;&quot;; &quot;const newX = &quot;&amp;[.N38]&amp;&quot;; &quot;; &quot;&quot;); IF([.O38] &lt;&gt; &quot;&quot;; &quot;const newY = &quot;&amp;[.O38]&amp;&quot;; &quot;; &quot;&quot;); IF([.P38] &lt;&gt; &quot;&quot;; &quot;const newSP = &quot;&amp;[.P38]&amp;&quot;; &quot;; &quot;&quot;); IF([.Q38] &lt;&gt; &quot;&quot;; &quot;const newPC = (&quot;&amp;[.Q38]&amp;&quot;)&amp;0xFFFF; &quot;; &quot;&quot;);  IF([.M38] &lt;&gt; &quot;&quot;; &quot;cpu.A = newA; &quot;; &quot;&quot;); IF([.N38] &lt;&gt; &quot;&quot;; &quot;cpu.X = newX; &quot;; &quot;&quot;); IF([.O38] &lt;&gt; &quot;&quot;; &quot;cpu.Y = newY; &quot;; &quot;&quot;); IF([.P38] &lt;&gt; &quot;&quot;; &quot;cpu.SP = newSP; &quot;; &quot;&quot;); IF([.Q38] &lt;&gt; &quot;&quot;; &quot;cpu.PC = newPC; &quot;; &quot;&quot;);  IF( ([.R38] &amp; [.S38] &amp; [.T38] &amp; [.U38] &amp; [.V38] &amp; [.W38]) &lt;&gt; &quot;&quot;; join(&quot;&quot;;    IF( [.R38] &lt;&gt; &quot;&quot;; &quot;const carry = &quot; &amp; [.R38] &amp; &quot;;&quot;;     &quot;const carry = SR&amp;1; &quot;);   IF( [.S38] &lt;&gt; &quot;&quot;; &quot;const zero = &quot; &amp; [.S38] &amp; &quot;;&quot;;      &quot;const zero = (SR&gt;&gt;1)&amp;1; &quot;);   IF( [.T38] &lt;&gt; &quot;&quot;; &quot;const interrupt = &quot; &amp; [.T38] &amp; &quot;;&quot;; &quot;const interrupt = (SR&gt;&gt;2)&amp;1; &quot;);   IF( [.U38] &lt;&gt; &quot;&quot;; &quot;const decimal = &quot; &amp; [.U38] &amp; &quot;;&quot;;   &quot;const decimal = (SR&gt;&gt;3)&amp;1; &quot;);   IF( [.V38] &lt;&gt; &quot;&quot;; &quot;const overflow = &quot; &amp; [.V38] &amp; &quot;;&quot;;  &quot;const overflow = (SR&gt;&gt;6)&amp;1; &quot;);   IF( [.W38] &lt;&gt; &quot;&quot;; &quot;const negative = &quot; &amp; [.W38] &amp; &quot;;&quot;;  &quot;const negative = (SR&gt;&gt;7)&amp;1; &quot;)  ); &quot;&quot;);  IF( ([.R38] &amp; [.S38] &amp; [.T38] &amp; [.U38] &amp; [.V38] &amp; [.W38]) &lt;&gt; &quot;&quot;; &quot;cpu.SR = carry + (zero&lt;&lt;1) + (interrupt&lt;&lt;2) + (decimal&lt;&lt;3) + (overflow&lt;&lt;6) + (negative&lt;&lt;7); &quot;; &quot;&quot;);  IF( [.Q38] &lt;&gt; &quot;&quot;; &quot;*PC = &quot; &amp; [.Q38] &amp; &quot;;&quot;; &quot;cpu.PC = PC + &quot; &amp; (LEN([.A38]&amp;&quot; &quot;)/3) &amp; &quot;; &quot; );  IF( [.Y38] &lt;&gt; &quot;&quot;; &quot;memory[(&quot; &amp; [.Y38] &amp; &quot;)&amp;0xFFFF] = &quot; &amp; [.Z38] &amp; &quot;; &quot;; &quot;&quot;);  IF( [.AA38] &lt;&gt; &quot;&quot;; &quot;memory[(&quot; &amp; [.AA38] &amp; &quot;)&amp;0xFFFF] = (&quot; &amp; [.AB38] &amp; &quot;)&amp;0xFF; memory[((&quot; &amp; [.AA38] &amp; &quot;)+1)&amp;0xFFFF] = ((&quot; &amp; [.AB3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38] &lt;&gt; &quot;&quot;; &quot;BB &quot;; &quot;&quot;) &amp; IF([.$AN38] &lt;&gt; &quot;&quot;; &quot;LL HH &quot;; &quot;&quot;) &amp; IF([.$AO38] &lt;&gt; &quot;&quot;; &quot;SS &quot;; &quot;&quot;) &amp; IF([.$AP38] &lt;&gt; &quot;&quot;; &quot;RR &quot;; &quot;&quot;) &amp; IF([.$AQ38] &lt;&gt; &quot;&quot;; &quot;PP QQ &quot;; &quot;&quot;) &amp; LEFT([.$A38];2)" office:value-type="string" office:string-value="SS RR 31" calcext:value-type="string">
            <text:p>SS RR 31</text:p>
          </table:table-cell>
          <table:table-cell table:style-name="ce74" table:formula="of:=&quot;UN&quot; &amp;[.B38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35 LL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float" office:value="4" calcext:value-type="float">
            <text:p>4</text:p>
          </table:table-cell>
          <table:table-cell table:style-name="ce74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20"/>
          <table:table-cell table:style-name="ce95"/>
          <table:table-cell table:style-name="ce74" office:value-type="string" calcext:value-type="string">
            <text:p>LL + X</text:p>
          </table:table-cell>
          <table:table-cell table:style-name="ce74" office:value-type="string" calcext:value-type="string">
            <text:p>zeroPageWord</text:p>
          </table:table-cell>
          <table:table-cell table:style-name="ce147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39];2) &amp; &quot; { &quot; &amp;  join(&quot;&quot;;  IF(LEN([.A39]) &gt; 3; &quot;LL := memory[PC + 1]; &quot;; &quot;&quot;);  IF([.I39] &lt;&gt; &quot;&quot;; &quot;zeroPageWord := memory[(&quot;&amp;[.I39]&amp;&quot;)&amp;0xFF] + (memory[((&quot;&amp;[.I39]&amp;&quot;)+1)&amp;0xFF]&lt;&lt;8); &quot;; &quot;&quot;);  IF([.J39] &lt;&gt; &quot;&quot;; &quot;readByte := memory[(&quot;&amp;[.J39]&amp;&quot;)&amp;0xFFFF]; &quot;; &quot;&quot;); IF([.K39] &lt;&gt; &quot;&quot;; &quot;readWord := memory[(&quot;&amp;[.K39]&amp;&quot;)&amp;0xFFFF] + (memory[((&quot;&amp;[.K39]&amp;&quot;)+1)&amp;0xFFFF]&lt;&lt;8); &quot;; &quot;&quot;);  IF([.L39] &lt;&gt; &quot;&quot;; &quot;result := &quot;&amp;[.L39]&amp;&quot;; &quot;; &quot;&quot;);  IF([.M39] &lt;&gt; &quot;&quot;; &quot;newA := &quot;&amp;[.M39]&amp;&quot;; &quot;; &quot;&quot;); IF([.N39] &lt;&gt; &quot;&quot;; &quot;newX := &quot;&amp;[.N39]&amp;&quot;; &quot;; &quot;&quot;); IF([.O39] &lt;&gt; &quot;&quot;; &quot;newY := &quot;&amp;[.O39]&amp;&quot;; &quot;; &quot;&quot;); IF([.P39] &lt;&gt; &quot;&quot;; &quot;newSP := &quot;&amp;[.P39]&amp;&quot;; &quot;; &quot;&quot;); IF([.Q39] &lt;&gt; &quot;&quot;; &quot;newPC := &quot;&amp;[.Q39]&amp;&quot;; &quot;; &quot;&quot;);  IF([.M39] &lt;&gt; &quot;&quot;; &quot;*A = newA; &quot;; &quot;&quot;); IF([.N39] &lt;&gt; &quot;&quot;; &quot;*X = newX; &quot;; &quot;&quot;); IF([.O39] &lt;&gt; &quot;&quot;; &quot;*Y = newY; &quot;; &quot;&quot;); IF([.P39] &lt;&gt; &quot;&quot;; &quot;*SP = newSP; &quot;; &quot;&quot;); IF([.Q39] &lt;&gt; &quot;&quot;; &quot;*PC = newPC; &quot;; &quot;&quot;);  IF( ([.R39] &amp; [.S39] &amp; [.T39] &amp; [.U39] &amp; [.V39] &amp; [.W39]) &lt;&gt; &quot;&quot;; join(&quot;&quot;;    IF( [.R39] &lt;&gt; &quot;&quot;; &quot;carry := &quot; &amp; [.R39] &amp; &quot;;&quot;; &quot;carry := SR&amp;1; &quot;);   IF( [.S39] &lt;&gt; &quot;&quot;; &quot;zero := &quot; &amp; [.S39] &amp; &quot;;&quot;; &quot;zero := (SR&gt;&gt;1)&amp;1; &quot;);   IF( [.T39] &lt;&gt; &quot;&quot;; &quot;interrupt := &quot; &amp; [.T39] &amp; &quot;;&quot;; &quot;interrupt := (SR&gt;&gt;2)&amp;1; &quot;);   IF( [.U39] &lt;&gt; &quot;&quot;; &quot;decimal := &quot; &amp; [.U39] &amp; &quot;;&quot;; &quot;decimal := (SR&gt;&gt;3)&amp;1; &quot;);   IF( [.V39] &lt;&gt; &quot;&quot;; &quot;overflow := &quot; &amp; [.V39] &amp; &quot;;&quot;; &quot;overflow := (SR&gt;&gt;6)&amp;1; &quot;);   IF( [.W39] &lt;&gt; &quot;&quot;; &quot;negative := &quot; &amp; [.W39] &amp; &quot;;&quot;; &quot;negative := (SR&gt;&gt;7)&amp;1; &quot;)  ); &quot;&quot;);  IF( ([.R39] &amp; [.S39] &amp; [.T39] &amp; [.U39] &amp; [.V39] &amp; [.W39]) &lt;&gt; &quot;&quot;; &quot;*SR = carry + (zero&lt;&lt;1) + (interrupt&lt;&lt;2) + (decimal&lt;&lt;3) + (overflow&lt;&lt;6) + (negative&lt;&lt;7); &quot;; &quot;&quot;);  IF( [.Q39] &lt;&gt; &quot;&quot;; &quot;*PC = &quot; &amp; [.Q39] &amp; &quot;;&quot;; &quot;*PC = PC + &quot; &amp; (LEN([.A39]&amp;&quot; &quot;)/3) &amp; &quot;; &quot; );  IF( [.Y39] &lt;&gt; &quot;&quot;; &quot;memory[(&quot; &amp; [.Y39] &amp; &quot;)&amp;0xFFFF] = &quot; &amp; [.Z39] &amp; &quot;; &quot;; &quot;&quot;);  IF( [.AA39] &lt;&gt; &quot;&quot;; &quot;memory[(&quot; &amp; [.AA39] &amp; &quot;)&amp;0xFFFF] = (&quot; &amp; [.AB39] &amp; &quot;)&amp;0xFF; memory[((&quot; &amp; [.AA39] &amp; &quot;)+1)&amp;0xFFFF] = ((&quot; &amp; [.AB3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39];2) &amp; &quot; ) { &quot; &amp;  join(&quot;&quot;;  IF(LEN([.A39]) &gt; 3; &quot;unsigned char LL = memory[(PC+1)&amp;0xFFFF]; &quot;; &quot;&quot;); IF(LEN([.A39]) &gt; 6; &quot;unsigned int HH = memory[(PC+2)&amp;0xFFFF]; &quot;; &quot;&quot;); IF(LEN([.A39]) &gt; 6; &quot;unsigned int HHLL = LL + (HH&lt;&lt;8); &quot;; &quot;&quot;);  IF([.I39] &lt;&gt; &quot;&quot;; &quot;unsigned int zeroPageWord = memory[(&quot;&amp;[.I39]&amp;&quot;)&amp;0xFF] + (memory[((&quot;&amp;[.I39]&amp;&quot;)+1)&amp;0xFF]&lt;&lt;8); &quot;; &quot;&quot;);  IF([.J39] &lt;&gt; &quot;&quot;; &quot;unsigned char readByte = memory[(&quot;&amp;[.J39]&amp;&quot;)&amp;0xFFFF]; &quot;; &quot;&quot;); IF([.K39] &lt;&gt; &quot;&quot;; &quot;unsigned int readWord := memory[(&quot;&amp;[.K39]&amp;&quot;)&amp;0xFFFF] + (memory[((&quot;&amp;[.K39]&amp;&quot;)+1)&amp;0xFFFF]&lt;&lt;8); &quot;; &quot;&quot;);  IF([.L39] &lt;&gt; &quot;&quot;; &quot;unsigned int result = &quot;&amp;[.L39]&amp;&quot;; &quot;; &quot;&quot;);  IF([.M39] &lt;&gt; &quot;&quot;; &quot;unsigned char newA = &quot;&amp;[.M39]&amp;&quot;; &quot;; &quot;&quot;); IF([.N39] &lt;&gt; &quot;&quot;; &quot;unsigned char newX = &quot;&amp;[.N39]&amp;&quot;; &quot;; &quot;&quot;); IF([.O39] &lt;&gt; &quot;&quot;; &quot;unsigned char newY = &quot;&amp;[.O39]&amp;&quot;; &quot;; &quot;&quot;); IF([.P39] &lt;&gt; &quot;&quot;; &quot;unsigned char newSP = &quot;&amp;[.P39]&amp;&quot;; &quot;; &quot;&quot;); IF([.Q39] &lt;&gt; &quot;&quot;; &quot;unsigned int newPC = (&quot;&amp;[.Q39]&amp;&quot;)&amp;0xFFFF; &quot;; &quot;&quot;);  IF([.M39] &lt;&gt; &quot;&quot;; &quot;*A = newA; &quot;; &quot;&quot;); IF([.N39] &lt;&gt; &quot;&quot;; &quot;*X = newX; &quot;; &quot;&quot;); IF([.O39] &lt;&gt; &quot;&quot;; &quot;*Y = newY; &quot;; &quot;&quot;); IF([.P39] &lt;&gt; &quot;&quot;; &quot;*SP = newSP; &quot;; &quot;&quot;); IF([.Q39] &lt;&gt; &quot;&quot;; &quot;*PC = newPC; &quot;; &quot;&quot;);  IF( ([.R39] &amp; [.S39] &amp; [.T39] &amp; [.U39] &amp; [.V39] &amp; [.W39]) &lt;&gt; &quot;&quot;; join(&quot;&quot;;    IF( [.R39] &lt;&gt; &quot;&quot;; &quot;unsigned char carry = &quot; &amp; [.R39] &amp; &quot;;&quot;; &quot;unsigned char carry = SR&amp;1; &quot;);   IF( [.S39] &lt;&gt; &quot;&quot;; &quot;unsigned char zero = &quot; &amp; [.S39] &amp; &quot;;&quot;; &quot;unsigned char zero = (SR&gt;&gt;1)&amp;1; &quot;);   IF( [.T39] &lt;&gt; &quot;&quot;; &quot;unsigned char interrupt = &quot; &amp; [.T39] &amp; &quot;;&quot;; &quot;unsigned char interrupt = (SR&gt;&gt;2)&amp;1; &quot;);   IF( [.U39] &lt;&gt; &quot;&quot;; &quot;unsigned char decimal = &quot; &amp; [.U39] &amp; &quot;;&quot;; &quot;unsigned char decimal = (SR&gt;&gt;3)&amp;1; &quot;);   IF( [.V39] &lt;&gt; &quot;&quot;; &quot;unsigned char overflow = &quot; &amp; [.V39] &amp; &quot;;&quot;; &quot;unsigned char overflow = (SR&gt;&gt;6)&amp;1; &quot;);   IF( [.W39] &lt;&gt; &quot;&quot;; &quot;unsigned char negative = &quot; &amp; [.W39] &amp; &quot;;&quot;; &quot;unsigned char negative = (SR&gt;&gt;7)&amp;1; &quot;)  ); &quot;&quot;);  IF( ([.R39] &amp; [.S39] &amp; [.T39] &amp; [.U39] &amp; [.V39] &amp; [.W39]) &lt;&gt; &quot;&quot;; &quot;*SR = carry + (zero&lt;&lt;1) + (interrupt&lt;&lt;2) + (decimal&lt;&lt;3) + (overflow&lt;&lt;6) + (negative&lt;&lt;7); &quot;; &quot;&quot;);  IF( [.Q39] &lt;&gt; &quot;&quot;; &quot;*PC = &quot; &amp; [.Q39] &amp; &quot;;&quot;; &quot;*PC = PC + &quot; &amp; (LEN([.A39]&amp;&quot; &quot;)/3) &amp; &quot;; &quot; );  IF( [.Y39] &lt;&gt; &quot;&quot;; &quot;memory[(&quot; &amp; [.Y39] &amp; &quot;)&amp;0xFFFF] = &quot; &amp; [.Z39] &amp; &quot;; &quot;; &quot;&quot;);  IF( [.AA39] &lt;&gt; &quot;&quot;; &quot;memory[(&quot; &amp; [.AA39] &amp; &quot;)&amp;0xFFFF] = (&quot; &amp; [.AB39] &amp; &quot;)&amp;0xFF; memory[((&quot; &amp; [.AA39] &amp; &quot;)+1)&amp;0xFFFF] = ((&quot; &amp; [.AB3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39];2) &amp; &quot; ) { &quot; &amp;  join(&quot;&quot;;  IF(LEN([.A39]) &gt; 3; &quot;const LL = memory[(PC+1)&amp;0xFFFF]; &quot;; &quot;&quot;); IF(LEN([.A39]) &gt; 6; &quot;const HH = memory[(PC+2)&amp;0xFFFF]; &quot;; &quot;&quot;); IF(LEN([.A39]) &gt; 6; &quot;const HHLL = LL + (HH&lt;&lt;8); &quot;; &quot;&quot;);  IF([.I39] &lt;&gt; &quot;&quot;; &quot;const zeroPageWord = memory[(&quot;&amp;[.I39]&amp;&quot;)&amp;0xFF] + (memory[((&quot;&amp;[.I39]&amp;&quot;)+1)&amp;0xFF]&lt;&lt;8); &quot;; &quot;&quot;);  IF([.J39] &lt;&gt; &quot;&quot;; &quot;const readByte = memory[(&quot;&amp;[.J39]&amp;&quot;)&amp;0xFFFF]; &quot;; &quot;&quot;); IF([.K39] &lt;&gt; &quot;&quot;; &quot;const readWord = memory[(&quot;&amp;[.K39]&amp;&quot;)&amp;0xFFFF] + (memory[((&quot;&amp;[.K39]&amp;&quot;)+1)&amp;0xFFFF]&lt;&lt;8); &quot;; &quot;&quot;);  IF([.L39] &lt;&gt; &quot;&quot;; &quot;const result = &quot;&amp;[.L39]&amp;&quot;; &quot;; &quot;&quot;);  IF([.M39] &lt;&gt; &quot;&quot;; &quot;const newA = &quot;&amp;[.M39]&amp;&quot;; &quot;; &quot;&quot;); IF([.N39] &lt;&gt; &quot;&quot;; &quot;const newX = &quot;&amp;[.N39]&amp;&quot;; &quot;; &quot;&quot;); IF([.O39] &lt;&gt; &quot;&quot;; &quot;const newY = &quot;&amp;[.O39]&amp;&quot;; &quot;; &quot;&quot;); IF([.P39] &lt;&gt; &quot;&quot;; &quot;const newSP = &quot;&amp;[.P39]&amp;&quot;; &quot;; &quot;&quot;); IF([.Q39] &lt;&gt; &quot;&quot;; &quot;const newPC = (&quot;&amp;[.Q39]&amp;&quot;)&amp;0xFFFF; &quot;; &quot;&quot;);  IF([.M39] &lt;&gt; &quot;&quot;; &quot;cpu.A = newA; &quot;; &quot;&quot;); IF([.N39] &lt;&gt; &quot;&quot;; &quot;cpu.X = newX; &quot;; &quot;&quot;); IF([.O39] &lt;&gt; &quot;&quot;; &quot;cpu.Y = newY; &quot;; &quot;&quot;); IF([.P39] &lt;&gt; &quot;&quot;; &quot;cpu.SP = newSP; &quot;; &quot;&quot;); IF([.Q39] &lt;&gt; &quot;&quot;; &quot;cpu.PC = newPC; &quot;; &quot;&quot;);  IF( ([.R39] &amp; [.S39] &amp; [.T39] &amp; [.U39] &amp; [.V39] &amp; [.W39]) &lt;&gt; &quot;&quot;; join(&quot;&quot;;    IF( [.R39] &lt;&gt; &quot;&quot;; &quot;const carry = &quot; &amp; [.R39] &amp; &quot;;&quot;;     &quot;const carry = SR&amp;1; &quot;);   IF( [.S39] &lt;&gt; &quot;&quot;; &quot;const zero = &quot; &amp; [.S39] &amp; &quot;;&quot;;      &quot;const zero = (SR&gt;&gt;1)&amp;1; &quot;);   IF( [.T39] &lt;&gt; &quot;&quot;; &quot;const interrupt = &quot; &amp; [.T39] &amp; &quot;;&quot;; &quot;const interrupt = (SR&gt;&gt;2)&amp;1; &quot;);   IF( [.U39] &lt;&gt; &quot;&quot;; &quot;const decimal = &quot; &amp; [.U39] &amp; &quot;;&quot;;   &quot;const decimal = (SR&gt;&gt;3)&amp;1; &quot;);   IF( [.V39] &lt;&gt; &quot;&quot;; &quot;const overflow = &quot; &amp; [.V39] &amp; &quot;;&quot;;  &quot;const overflow = (SR&gt;&gt;6)&amp;1; &quot;);   IF( [.W39] &lt;&gt; &quot;&quot;; &quot;const negative = &quot; &amp; [.W39] &amp; &quot;;&quot;;  &quot;const negative = (SR&gt;&gt;7)&amp;1; &quot;)  ); &quot;&quot;);  IF( ([.R39] &amp; [.S39] &amp; [.T39] &amp; [.U39] &amp; [.V39] &amp; [.W39]) &lt;&gt; &quot;&quot;; &quot;cpu.SR = carry + (zero&lt;&lt;1) + (interrupt&lt;&lt;2) + (decimal&lt;&lt;3) + (overflow&lt;&lt;6) + (negative&lt;&lt;7); &quot;; &quot;&quot;);  IF( [.Q39] &lt;&gt; &quot;&quot;; &quot;*PC = &quot; &amp; [.Q39] &amp; &quot;;&quot;; &quot;cpu.PC = PC + &quot; &amp; (LEN([.A39]&amp;&quot; &quot;)/3) &amp; &quot;; &quot; );  IF( [.Y39] &lt;&gt; &quot;&quot;; &quot;memory[(&quot; &amp; [.Y39] &amp; &quot;)&amp;0xFFFF] = &quot; &amp; [.Z39] &amp; &quot;; &quot;; &quot;&quot;);  IF( [.AA39] &lt;&gt; &quot;&quot;; &quot;memory[(&quot; &amp; [.AA39] &amp; &quot;)&amp;0xFFFF] = (&quot; &amp; [.AB39] &amp; &quot;)&amp;0xFF; memory[((&quot; &amp; [.AA39] &amp; &quot;)+1)&amp;0xFFFF] = ((&quot; &amp; [.AB3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39] &lt;&gt; &quot;&quot;; &quot;BB &quot;; &quot;&quot;) &amp; IF([.$AN39] &lt;&gt; &quot;&quot;; &quot;LL HH &quot;; &quot;&quot;) &amp; IF([.$AO39] &lt;&gt; &quot;&quot;; &quot;SS &quot;; &quot;&quot;) &amp; IF([.$AP39] &lt;&gt; &quot;&quot;; &quot;RR &quot;; &quot;&quot;) &amp; IF([.$AQ39] &lt;&gt; &quot;&quot;; &quot;PP QQ &quot;; &quot;&quot;) &amp; LEFT([.$A39];2)" office:value-type="string" office:string-value="SS RR 35" calcext:value-type="string">
            <text:p>SS RR 35</text:p>
          </table:table-cell>
          <table:table-cell table:style-name="ce74" table:formula="of:=&quot;UN&quot; &amp;[.B39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X</text:p>
          </table:table-cell>
          <table:table-cell table:style-name="ce74" table:number-columns-repeated="11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36 LL</text:p>
          </table:table-cell>
          <table:table-cell table:style-name="ce27" office:value-type="string" calcext:value-type="string">
            <text:p>ROL</text:p>
          </table:table-cell>
          <table:table-cell table:style-name="ce52" office:value-type="float" office:value="6" calcext:value-type="float">
            <text:p>6</text:p>
          </table:table-cell>
          <table:table-cell table:style-name="ce76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/>
          <table:table-cell table:style-name="ce76" office:value-type="string" calcext:value-type="string">
            <text:p>(LL + X) &amp; 0xFF</text:p>
          </table:table-cell>
          <table:table-cell table:style-name="ce149"/>
          <table:table-cell table:style-name="ce76" office:value-type="string" calcext:value-type="string">
            <text:p>(readByte &lt;&lt; 1) + carry</text:p>
          </table:table-cell>
          <table:table-cell table:style-name="ce178"/>
          <table:table-cell table:style-name="ce149" table:number-columns-repeated="4"/>
          <table:table-cell table:style-name="ce178" office:value-type="string" calcext:value-type="string">
            <text:p>readByte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78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40];2) &amp; &quot; { &quot; &amp;  join(&quot;&quot;;  IF(LEN([.A40]) &gt; 3; &quot;LL := memory[PC + 1]; &quot;; &quot;&quot;);  IF([.I40] &lt;&gt; &quot;&quot;; &quot;zeroPageWord := memory[(&quot;&amp;[.I40]&amp;&quot;)&amp;0xFF] + (memory[((&quot;&amp;[.I40]&amp;&quot;)+1)&amp;0xFF]&lt;&lt;8); &quot;; &quot;&quot;);  IF([.J40] &lt;&gt; &quot;&quot;; &quot;readByte := memory[(&quot;&amp;[.J40]&amp;&quot;)&amp;0xFFFF]; &quot;; &quot;&quot;); IF([.K40] &lt;&gt; &quot;&quot;; &quot;readWord := memory[(&quot;&amp;[.K40]&amp;&quot;)&amp;0xFFFF] + (memory[((&quot;&amp;[.K40]&amp;&quot;)+1)&amp;0xFFFF]&lt;&lt;8); &quot;; &quot;&quot;);  IF([.L40] &lt;&gt; &quot;&quot;; &quot;result := &quot;&amp;[.L40]&amp;&quot;; &quot;; &quot;&quot;);  IF([.M40] &lt;&gt; &quot;&quot;; &quot;newA := &quot;&amp;[.M40]&amp;&quot;; &quot;; &quot;&quot;); IF([.N40] &lt;&gt; &quot;&quot;; &quot;newX := &quot;&amp;[.N40]&amp;&quot;; &quot;; &quot;&quot;); IF([.O40] &lt;&gt; &quot;&quot;; &quot;newY := &quot;&amp;[.O40]&amp;&quot;; &quot;; &quot;&quot;); IF([.P40] &lt;&gt; &quot;&quot;; &quot;newSP := &quot;&amp;[.P40]&amp;&quot;; &quot;; &quot;&quot;); IF([.Q40] &lt;&gt; &quot;&quot;; &quot;newPC := &quot;&amp;[.Q40]&amp;&quot;; &quot;; &quot;&quot;);  IF([.M40] &lt;&gt; &quot;&quot;; &quot;*A = newA; &quot;; &quot;&quot;); IF([.N40] &lt;&gt; &quot;&quot;; &quot;*X = newX; &quot;; &quot;&quot;); IF([.O40] &lt;&gt; &quot;&quot;; &quot;*Y = newY; &quot;; &quot;&quot;); IF([.P40] &lt;&gt; &quot;&quot;; &quot;*SP = newSP; &quot;; &quot;&quot;); IF([.Q40] &lt;&gt; &quot;&quot;; &quot;*PC = newPC; &quot;; &quot;&quot;);  IF( ([.R40] &amp; [.S40] &amp; [.T40] &amp; [.U40] &amp; [.V40] &amp; [.W40]) &lt;&gt; &quot;&quot;; join(&quot;&quot;;    IF( [.R40] &lt;&gt; &quot;&quot;; &quot;carry := &quot; &amp; [.R40] &amp; &quot;;&quot;; &quot;carry := SR&amp;1; &quot;);   IF( [.S40] &lt;&gt; &quot;&quot;; &quot;zero := &quot; &amp; [.S40] &amp; &quot;;&quot;; &quot;zero := (SR&gt;&gt;1)&amp;1; &quot;);   IF( [.T40] &lt;&gt; &quot;&quot;; &quot;interrupt := &quot; &amp; [.T40] &amp; &quot;;&quot;; &quot;interrupt := (SR&gt;&gt;2)&amp;1; &quot;);   IF( [.U40] &lt;&gt; &quot;&quot;; &quot;decimal := &quot; &amp; [.U40] &amp; &quot;;&quot;; &quot;decimal := (SR&gt;&gt;3)&amp;1; &quot;);   IF( [.V40] &lt;&gt; &quot;&quot;; &quot;overflow := &quot; &amp; [.V40] &amp; &quot;;&quot;; &quot;overflow := (SR&gt;&gt;6)&amp;1; &quot;);   IF( [.W40] &lt;&gt; &quot;&quot;; &quot;negative := &quot; &amp; [.W40] &amp; &quot;;&quot;; &quot;negative := (SR&gt;&gt;7)&amp;1; &quot;)  ); &quot;&quot;);  IF( ([.R40] &amp; [.S40] &amp; [.T40] &amp; [.U40] &amp; [.V40] &amp; [.W40]) &lt;&gt; &quot;&quot;; &quot;*SR = carry + (zero&lt;&lt;1) + (interrupt&lt;&lt;2) + (decimal&lt;&lt;3) + (overflow&lt;&lt;6) + (negative&lt;&lt;7); &quot;; &quot;&quot;);  IF( [.Q40] &lt;&gt; &quot;&quot;; &quot;*PC = &quot; &amp; [.Q40] &amp; &quot;;&quot;; &quot;*PC = PC + &quot; &amp; (LEN([.A40]&amp;&quot; &quot;)/3) &amp; &quot;; &quot; );  IF( [.Y40] &lt;&gt; &quot;&quot;; &quot;memory[(&quot; &amp; [.Y40] &amp; &quot;)&amp;0xFFFF] = &quot; &amp; [.Z40] &amp; &quot;; &quot;; &quot;&quot;);  IF( [.AA40] &lt;&gt; &quot;&quot;; &quot;memory[(&quot; &amp; [.AA40] &amp; &quot;)&amp;0xFFFF] = (&quot; &amp; [.AB40] &amp; &quot;)&amp;0xFF; memory[((&quot; &amp; [.AA40] &amp; &quot;)+1)&amp;0xFFFF] = ((&quot; &amp; [.AB4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0];2) &amp; &quot; ) { &quot; &amp;  join(&quot;&quot;;  IF(LEN([.A40]) &gt; 3; &quot;unsigned char LL = memory[(PC+1)&amp;0xFFFF]; &quot;; &quot;&quot;); IF(LEN([.A40]) &gt; 6; &quot;unsigned int HH = memory[(PC+2)&amp;0xFFFF]; &quot;; &quot;&quot;); IF(LEN([.A40]) &gt; 6; &quot;unsigned int HHLL = LL + (HH&lt;&lt;8); &quot;; &quot;&quot;);  IF([.I40] &lt;&gt; &quot;&quot;; &quot;unsigned int zeroPageWord = memory[(&quot;&amp;[.I40]&amp;&quot;)&amp;0xFF] + (memory[((&quot;&amp;[.I40]&amp;&quot;)+1)&amp;0xFF]&lt;&lt;8); &quot;; &quot;&quot;);  IF([.J40] &lt;&gt; &quot;&quot;; &quot;unsigned char readByte = memory[(&quot;&amp;[.J40]&amp;&quot;)&amp;0xFFFF]; &quot;; &quot;&quot;); IF([.K40] &lt;&gt; &quot;&quot;; &quot;unsigned int readWord := memory[(&quot;&amp;[.K40]&amp;&quot;)&amp;0xFFFF] + (memory[((&quot;&amp;[.K40]&amp;&quot;)+1)&amp;0xFFFF]&lt;&lt;8); &quot;; &quot;&quot;);  IF([.L40] &lt;&gt; &quot;&quot;; &quot;unsigned int result = &quot;&amp;[.L40]&amp;&quot;; &quot;; &quot;&quot;);  IF([.M40] &lt;&gt; &quot;&quot;; &quot;unsigned char newA = &quot;&amp;[.M40]&amp;&quot;; &quot;; &quot;&quot;); IF([.N40] &lt;&gt; &quot;&quot;; &quot;unsigned char newX = &quot;&amp;[.N40]&amp;&quot;; &quot;; &quot;&quot;); IF([.O40] &lt;&gt; &quot;&quot;; &quot;unsigned char newY = &quot;&amp;[.O40]&amp;&quot;; &quot;; &quot;&quot;); IF([.P40] &lt;&gt; &quot;&quot;; &quot;unsigned char newSP = &quot;&amp;[.P40]&amp;&quot;; &quot;; &quot;&quot;); IF([.Q40] &lt;&gt; &quot;&quot;; &quot;unsigned int newPC = (&quot;&amp;[.Q40]&amp;&quot;)&amp;0xFFFF; &quot;; &quot;&quot;);  IF([.M40] &lt;&gt; &quot;&quot;; &quot;*A = newA; &quot;; &quot;&quot;); IF([.N40] &lt;&gt; &quot;&quot;; &quot;*X = newX; &quot;; &quot;&quot;); IF([.O40] &lt;&gt; &quot;&quot;; &quot;*Y = newY; &quot;; &quot;&quot;); IF([.P40] &lt;&gt; &quot;&quot;; &quot;*SP = newSP; &quot;; &quot;&quot;); IF([.Q40] &lt;&gt; &quot;&quot;; &quot;*PC = newPC; &quot;; &quot;&quot;);  IF( ([.R40] &amp; [.S40] &amp; [.T40] &amp; [.U40] &amp; [.V40] &amp; [.W40]) &lt;&gt; &quot;&quot;; join(&quot;&quot;;    IF( [.R40] &lt;&gt; &quot;&quot;; &quot;unsigned char carry = &quot; &amp; [.R40] &amp; &quot;;&quot;; &quot;unsigned char carry = SR&amp;1; &quot;);   IF( [.S40] &lt;&gt; &quot;&quot;; &quot;unsigned char zero = &quot; &amp; [.S40] &amp; &quot;;&quot;; &quot;unsigned char zero = (SR&gt;&gt;1)&amp;1; &quot;);   IF( [.T40] &lt;&gt; &quot;&quot;; &quot;unsigned char interrupt = &quot; &amp; [.T40] &amp; &quot;;&quot;; &quot;unsigned char interrupt = (SR&gt;&gt;2)&amp;1; &quot;);   IF( [.U40] &lt;&gt; &quot;&quot;; &quot;unsigned char decimal = &quot; &amp; [.U40] &amp; &quot;;&quot;; &quot;unsigned char decimal = (SR&gt;&gt;3)&amp;1; &quot;);   IF( [.V40] &lt;&gt; &quot;&quot;; &quot;unsigned char overflow = &quot; &amp; [.V40] &amp; &quot;;&quot;; &quot;unsigned char overflow = (SR&gt;&gt;6)&amp;1; &quot;);   IF( [.W40] &lt;&gt; &quot;&quot;; &quot;unsigned char negative = &quot; &amp; [.W40] &amp; &quot;;&quot;; &quot;unsigned char negative = (SR&gt;&gt;7)&amp;1; &quot;)  ); &quot;&quot;);  IF( ([.R40] &amp; [.S40] &amp; [.T40] &amp; [.U40] &amp; [.V40] &amp; [.W40]) &lt;&gt; &quot;&quot;; &quot;*SR = carry + (zero&lt;&lt;1) + (interrupt&lt;&lt;2) + (decimal&lt;&lt;3) + (overflow&lt;&lt;6) + (negative&lt;&lt;7); &quot;; &quot;&quot;);  IF( [.Q40] &lt;&gt; &quot;&quot;; &quot;*PC = &quot; &amp; [.Q40] &amp; &quot;;&quot;; &quot;*PC = PC + &quot; &amp; (LEN([.A40]&amp;&quot; &quot;)/3) &amp; &quot;; &quot; );  IF( [.Y40] &lt;&gt; &quot;&quot;; &quot;memory[(&quot; &amp; [.Y40] &amp; &quot;)&amp;0xFFFF] = &quot; &amp; [.Z40] &amp; &quot;; &quot;; &quot;&quot;);  IF( [.AA40] &lt;&gt; &quot;&quot;; &quot;memory[(&quot; &amp; [.AA40] &amp; &quot;)&amp;0xFFFF] = (&quot; &amp; [.AB40] &amp; &quot;)&amp;0xFF; memory[((&quot; &amp; [.AA40] &amp; &quot;)+1)&amp;0xFFFF] = ((&quot; &amp; [.AB4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0];2) &amp; &quot; ) { &quot; &amp;  join(&quot;&quot;;  IF(LEN([.A40]) &gt; 3; &quot;const LL = memory[(PC+1)&amp;0xFFFF]; &quot;; &quot;&quot;); IF(LEN([.A40]) &gt; 6; &quot;const HH = memory[(PC+2)&amp;0xFFFF]; &quot;; &quot;&quot;); IF(LEN([.A40]) &gt; 6; &quot;const HHLL = LL + (HH&lt;&lt;8); &quot;; &quot;&quot;);  IF([.I40] &lt;&gt; &quot;&quot;; &quot;const zeroPageWord = memory[(&quot;&amp;[.I40]&amp;&quot;)&amp;0xFF] + (memory[((&quot;&amp;[.I40]&amp;&quot;)+1)&amp;0xFF]&lt;&lt;8); &quot;; &quot;&quot;);  IF([.J40] &lt;&gt; &quot;&quot;; &quot;const readByte = memory[(&quot;&amp;[.J40]&amp;&quot;)&amp;0xFFFF]; &quot;; &quot;&quot;); IF([.K40] &lt;&gt; &quot;&quot;; &quot;const readWord = memory[(&quot;&amp;[.K40]&amp;&quot;)&amp;0xFFFF] + (memory[((&quot;&amp;[.K40]&amp;&quot;)+1)&amp;0xFFFF]&lt;&lt;8); &quot;; &quot;&quot;);  IF([.L40] &lt;&gt; &quot;&quot;; &quot;const result = &quot;&amp;[.L40]&amp;&quot;; &quot;; &quot;&quot;);  IF([.M40] &lt;&gt; &quot;&quot;; &quot;const newA = &quot;&amp;[.M40]&amp;&quot;; &quot;; &quot;&quot;); IF([.N40] &lt;&gt; &quot;&quot;; &quot;const newX = &quot;&amp;[.N40]&amp;&quot;; &quot;; &quot;&quot;); IF([.O40] &lt;&gt; &quot;&quot;; &quot;const newY = &quot;&amp;[.O40]&amp;&quot;; &quot;; &quot;&quot;); IF([.P40] &lt;&gt; &quot;&quot;; &quot;const newSP = &quot;&amp;[.P40]&amp;&quot;; &quot;; &quot;&quot;); IF([.Q40] &lt;&gt; &quot;&quot;; &quot;const newPC = (&quot;&amp;[.Q40]&amp;&quot;)&amp;0xFFFF; &quot;; &quot;&quot;);  IF([.M40] &lt;&gt; &quot;&quot;; &quot;cpu.A = newA; &quot;; &quot;&quot;); IF([.N40] &lt;&gt; &quot;&quot;; &quot;cpu.X = newX; &quot;; &quot;&quot;); IF([.O40] &lt;&gt; &quot;&quot;; &quot;cpu.Y = newY; &quot;; &quot;&quot;); IF([.P40] &lt;&gt; &quot;&quot;; &quot;cpu.SP = newSP; &quot;; &quot;&quot;); IF([.Q40] &lt;&gt; &quot;&quot;; &quot;cpu.PC = newPC; &quot;; &quot;&quot;);  IF( ([.R40] &amp; [.S40] &amp; [.T40] &amp; [.U40] &amp; [.V40] &amp; [.W40]) &lt;&gt; &quot;&quot;; join(&quot;&quot;;    IF( [.R40] &lt;&gt; &quot;&quot;; &quot;const carry = &quot; &amp; [.R40] &amp; &quot;;&quot;;     &quot;const carry = SR&amp;1; &quot;);   IF( [.S40] &lt;&gt; &quot;&quot;; &quot;const zero = &quot; &amp; [.S40] &amp; &quot;;&quot;;      &quot;const zero = (SR&gt;&gt;1)&amp;1; &quot;);   IF( [.T40] &lt;&gt; &quot;&quot;; &quot;const interrupt = &quot; &amp; [.T40] &amp; &quot;;&quot;; &quot;const interrupt = (SR&gt;&gt;2)&amp;1; &quot;);   IF( [.U40] &lt;&gt; &quot;&quot;; &quot;const decimal = &quot; &amp; [.U40] &amp; &quot;;&quot;;   &quot;const decimal = (SR&gt;&gt;3)&amp;1; &quot;);   IF( [.V40] &lt;&gt; &quot;&quot;; &quot;const overflow = &quot; &amp; [.V40] &amp; &quot;;&quot;;  &quot;const overflow = (SR&gt;&gt;6)&amp;1; &quot;);   IF( [.W40] &lt;&gt; &quot;&quot;; &quot;const negative = &quot; &amp; [.W40] &amp; &quot;;&quot;;  &quot;const negative = (SR&gt;&gt;7)&amp;1; &quot;)  ); &quot;&quot;);  IF( ([.R40] &amp; [.S40] &amp; [.T40] &amp; [.U40] &amp; [.V40] &amp; [.W40]) &lt;&gt; &quot;&quot;; &quot;cpu.SR = carry + (zero&lt;&lt;1) + (interrupt&lt;&lt;2) + (decimal&lt;&lt;3) + (overflow&lt;&lt;6) + (negative&lt;&lt;7); &quot;; &quot;&quot;);  IF( [.Q40] &lt;&gt; &quot;&quot;; &quot;*PC = &quot; &amp; [.Q40] &amp; &quot;;&quot;; &quot;cpu.PC = PC + &quot; &amp; (LEN([.A40]&amp;&quot; &quot;)/3) &amp; &quot;; &quot; );  IF( [.Y40] &lt;&gt; &quot;&quot;; &quot;memory[(&quot; &amp; [.Y40] &amp; &quot;)&amp;0xFFFF] = &quot; &amp; [.Z40] &amp; &quot;; &quot;; &quot;&quot;);  IF( [.AA40] &lt;&gt; &quot;&quot;; &quot;memory[(&quot; &amp; [.AA40] &amp; &quot;)&amp;0xFFFF] = (&quot; &amp; [.AB40] &amp; &quot;)&amp;0xFF; memory[((&quot; &amp; [.AA40] &amp; &quot;)+1)&amp;0xFFFF] = ((&quot; &amp; [.AB4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40] &lt;&gt; &quot;&quot;; &quot;BB &quot;; &quot;&quot;) &amp; IF([.$AN40] &lt;&gt; &quot;&quot;; &quot;LL HH &quot;; &quot;&quot;) &amp; IF([.$AO40] &lt;&gt; &quot;&quot;; &quot;SS &quot;; &quot;&quot;) &amp; IF([.$AP40] &lt;&gt; &quot;&quot;; &quot;RR &quot;; &quot;&quot;) &amp; IF([.$AQ40] &lt;&gt; &quot;&quot;; &quot;PP QQ &quot;; &quot;&quot;) &amp; LEFT([.$A40];2)" office:value-type="string" office:string-value="SS 36" calcext:value-type="string">
            <text:p>SS 36</text:p>
          </table:table-cell>
          <table:table-cell table:style-name="ce76" table:formula="of:=&quot;UN&quot; &amp;[.B40]" office:value-type="string" office:string-value="UNROL" calcext:value-type="string">
            <text:p>UNROL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38</text:p>
          </table:table-cell>
          <table:table-cell table:style-name="ce20" office:value-type="string" calcext:value-type="string">
            <text:p>SEC</text:p>
          </table:table-cell>
          <table:table-cell table:style-name="ce45" office:value-type="float" office:value="2" calcext:value-type="float">
            <text:p>2</text:p>
          </table:table-cell>
          <table:table-cell table:style-name="ce68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41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4"/>
          <table:table-cell table:style-name="ce198" office:value-type="string" calcext:value-type="string">
            <text:p>0x1</text:p>
          </table:table-cell>
          <table:table-cell table:style-name="ce68"/>
          <table:table-cell table:style-name="ce73" table:number-columns-repeated="4"/>
          <table:table-cell table:style-name="ce218" office:value-type="string" calcext:value-type="string">
            <text:p>1</text:p>
          </table:table-cell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41];2) &amp; &quot; { &quot; &amp;  join(&quot;&quot;;  IF(LEN([.A41]) &gt; 3; &quot;LL := memory[PC + 1]; &quot;; &quot;&quot;);  IF([.I41] &lt;&gt; &quot;&quot;; &quot;zeroPageWord := memory[(&quot;&amp;[.I41]&amp;&quot;)&amp;0xFF] + (memory[((&quot;&amp;[.I41]&amp;&quot;)+1)&amp;0xFF]&lt;&lt;8); &quot;; &quot;&quot;);  IF([.J41] &lt;&gt; &quot;&quot;; &quot;readByte := memory[(&quot;&amp;[.J41]&amp;&quot;)&amp;0xFFFF]; &quot;; &quot;&quot;); IF([.K41] &lt;&gt; &quot;&quot;; &quot;readWord := memory[(&quot;&amp;[.K41]&amp;&quot;)&amp;0xFFFF] + (memory[((&quot;&amp;[.K41]&amp;&quot;)+1)&amp;0xFFFF]&lt;&lt;8); &quot;; &quot;&quot;);  IF([.L41] &lt;&gt; &quot;&quot;; &quot;result := &quot;&amp;[.L41]&amp;&quot;; &quot;; &quot;&quot;);  IF([.M41] &lt;&gt; &quot;&quot;; &quot;newA := &quot;&amp;[.M41]&amp;&quot;; &quot;; &quot;&quot;); IF([.N41] &lt;&gt; &quot;&quot;; &quot;newX := &quot;&amp;[.N41]&amp;&quot;; &quot;; &quot;&quot;); IF([.O41] &lt;&gt; &quot;&quot;; &quot;newY := &quot;&amp;[.O41]&amp;&quot;; &quot;; &quot;&quot;); IF([.P41] &lt;&gt; &quot;&quot;; &quot;newSP := &quot;&amp;[.P41]&amp;&quot;; &quot;; &quot;&quot;); IF([.Q41] &lt;&gt; &quot;&quot;; &quot;newPC := &quot;&amp;[.Q41]&amp;&quot;; &quot;; &quot;&quot;);  IF([.M41] &lt;&gt; &quot;&quot;; &quot;*A = newA; &quot;; &quot;&quot;); IF([.N41] &lt;&gt; &quot;&quot;; &quot;*X = newX; &quot;; &quot;&quot;); IF([.O41] &lt;&gt; &quot;&quot;; &quot;*Y = newY; &quot;; &quot;&quot;); IF([.P41] &lt;&gt; &quot;&quot;; &quot;*SP = newSP; &quot;; &quot;&quot;); IF([.Q41] &lt;&gt; &quot;&quot;; &quot;*PC = newPC; &quot;; &quot;&quot;);  IF( ([.R41] &amp; [.S41] &amp; [.T41] &amp; [.U41] &amp; [.V41] &amp; [.W41]) &lt;&gt; &quot;&quot;; join(&quot;&quot;;    IF( [.R41] &lt;&gt; &quot;&quot;; &quot;carry := &quot; &amp; [.R41] &amp; &quot;;&quot;; &quot;carry := SR&amp;1; &quot;);   IF( [.S41] &lt;&gt; &quot;&quot;; &quot;zero := &quot; &amp; [.S41] &amp; &quot;;&quot;; &quot;zero := (SR&gt;&gt;1)&amp;1; &quot;);   IF( [.T41] &lt;&gt; &quot;&quot;; &quot;interrupt := &quot; &amp; [.T41] &amp; &quot;;&quot;; &quot;interrupt := (SR&gt;&gt;2)&amp;1; &quot;);   IF( [.U41] &lt;&gt; &quot;&quot;; &quot;decimal := &quot; &amp; [.U41] &amp; &quot;;&quot;; &quot;decimal := (SR&gt;&gt;3)&amp;1; &quot;);   IF( [.V41] &lt;&gt; &quot;&quot;; &quot;overflow := &quot; &amp; [.V41] &amp; &quot;;&quot;; &quot;overflow := (SR&gt;&gt;6)&amp;1; &quot;);   IF( [.W41] &lt;&gt; &quot;&quot;; &quot;negative := &quot; &amp; [.W41] &amp; &quot;;&quot;; &quot;negative := (SR&gt;&gt;7)&amp;1; &quot;)  ); &quot;&quot;);  IF( ([.R41] &amp; [.S41] &amp; [.T41] &amp; [.U41] &amp; [.V41] &amp; [.W41]) &lt;&gt; &quot;&quot;; &quot;*SR = carry + (zero&lt;&lt;1) + (interrupt&lt;&lt;2) + (decimal&lt;&lt;3) + (overflow&lt;&lt;6) + (negative&lt;&lt;7); &quot;; &quot;&quot;);  IF( [.Q41] &lt;&gt; &quot;&quot;; &quot;*PC = &quot; &amp; [.Q41] &amp; &quot;;&quot;; &quot;*PC = PC + &quot; &amp; (LEN([.A41]&amp;&quot; &quot;)/3) &amp; &quot;; &quot; );  IF( [.Y41] &lt;&gt; &quot;&quot;; &quot;memory[(&quot; &amp; [.Y41] &amp; &quot;)&amp;0xFFFF] = &quot; &amp; [.Z41] &amp; &quot;; &quot;; &quot;&quot;);  IF( [.AA41] &lt;&gt; &quot;&quot;; &quot;memory[(&quot; &amp; [.AA41] &amp; &quot;)&amp;0xFFFF] = (&quot; &amp; [.AB41] &amp; &quot;)&amp;0xFF; memory[((&quot; &amp; [.AA41] &amp; &quot;)+1)&amp;0xFFFF] = ((&quot; &amp; [.AB4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1];2) &amp; &quot; ) { &quot; &amp;  join(&quot;&quot;;  IF(LEN([.A41]) &gt; 3; &quot;unsigned char LL = memory[(PC+1)&amp;0xFFFF]; &quot;; &quot;&quot;); IF(LEN([.A41]) &gt; 6; &quot;unsigned int HH = memory[(PC+2)&amp;0xFFFF]; &quot;; &quot;&quot;); IF(LEN([.A41]) &gt; 6; &quot;unsigned int HHLL = LL + (HH&lt;&lt;8); &quot;; &quot;&quot;);  IF([.I41] &lt;&gt; &quot;&quot;; &quot;unsigned int zeroPageWord = memory[(&quot;&amp;[.I41]&amp;&quot;)&amp;0xFF] + (memory[((&quot;&amp;[.I41]&amp;&quot;)+1)&amp;0xFF]&lt;&lt;8); &quot;; &quot;&quot;);  IF([.J41] &lt;&gt; &quot;&quot;; &quot;unsigned char readByte = memory[(&quot;&amp;[.J41]&amp;&quot;)&amp;0xFFFF]; &quot;; &quot;&quot;); IF([.K41] &lt;&gt; &quot;&quot;; &quot;unsigned int readWord := memory[(&quot;&amp;[.K41]&amp;&quot;)&amp;0xFFFF] + (memory[((&quot;&amp;[.K41]&amp;&quot;)+1)&amp;0xFFFF]&lt;&lt;8); &quot;; &quot;&quot;);  IF([.L41] &lt;&gt; &quot;&quot;; &quot;unsigned int result = &quot;&amp;[.L41]&amp;&quot;; &quot;; &quot;&quot;);  IF([.M41] &lt;&gt; &quot;&quot;; &quot;unsigned char newA = &quot;&amp;[.M41]&amp;&quot;; &quot;; &quot;&quot;); IF([.N41] &lt;&gt; &quot;&quot;; &quot;unsigned char newX = &quot;&amp;[.N41]&amp;&quot;; &quot;; &quot;&quot;); IF([.O41] &lt;&gt; &quot;&quot;; &quot;unsigned char newY = &quot;&amp;[.O41]&amp;&quot;; &quot;; &quot;&quot;); IF([.P41] &lt;&gt; &quot;&quot;; &quot;unsigned char newSP = &quot;&amp;[.P41]&amp;&quot;; &quot;; &quot;&quot;); IF([.Q41] &lt;&gt; &quot;&quot;; &quot;unsigned int newPC = (&quot;&amp;[.Q41]&amp;&quot;)&amp;0xFFFF; &quot;; &quot;&quot;);  IF([.M41] &lt;&gt; &quot;&quot;; &quot;*A = newA; &quot;; &quot;&quot;); IF([.N41] &lt;&gt; &quot;&quot;; &quot;*X = newX; &quot;; &quot;&quot;); IF([.O41] &lt;&gt; &quot;&quot;; &quot;*Y = newY; &quot;; &quot;&quot;); IF([.P41] &lt;&gt; &quot;&quot;; &quot;*SP = newSP; &quot;; &quot;&quot;); IF([.Q41] &lt;&gt; &quot;&quot;; &quot;*PC = newPC; &quot;; &quot;&quot;);  IF( ([.R41] &amp; [.S41] &amp; [.T41] &amp; [.U41] &amp; [.V41] &amp; [.W41]) &lt;&gt; &quot;&quot;; join(&quot;&quot;;    IF( [.R41] &lt;&gt; &quot;&quot;; &quot;unsigned char carry = &quot; &amp; [.R41] &amp; &quot;;&quot;; &quot;unsigned char carry = SR&amp;1; &quot;);   IF( [.S41] &lt;&gt; &quot;&quot;; &quot;unsigned char zero = &quot; &amp; [.S41] &amp; &quot;;&quot;; &quot;unsigned char zero = (SR&gt;&gt;1)&amp;1; &quot;);   IF( [.T41] &lt;&gt; &quot;&quot;; &quot;unsigned char interrupt = &quot; &amp; [.T41] &amp; &quot;;&quot;; &quot;unsigned char interrupt = (SR&gt;&gt;2)&amp;1; &quot;);   IF( [.U41] &lt;&gt; &quot;&quot;; &quot;unsigned char decimal = &quot; &amp; [.U41] &amp; &quot;;&quot;; &quot;unsigned char decimal = (SR&gt;&gt;3)&amp;1; &quot;);   IF( [.V41] &lt;&gt; &quot;&quot;; &quot;unsigned char overflow = &quot; &amp; [.V41] &amp; &quot;;&quot;; &quot;unsigned char overflow = (SR&gt;&gt;6)&amp;1; &quot;);   IF( [.W41] &lt;&gt; &quot;&quot;; &quot;unsigned char negative = &quot; &amp; [.W41] &amp; &quot;;&quot;; &quot;unsigned char negative = (SR&gt;&gt;7)&amp;1; &quot;)  ); &quot;&quot;);  IF( ([.R41] &amp; [.S41] &amp; [.T41] &amp; [.U41] &amp; [.V41] &amp; [.W41]) &lt;&gt; &quot;&quot;; &quot;*SR = carry + (zero&lt;&lt;1) + (interrupt&lt;&lt;2) + (decimal&lt;&lt;3) + (overflow&lt;&lt;6) + (negative&lt;&lt;7); &quot;; &quot;&quot;);  IF( [.Q41] &lt;&gt; &quot;&quot;; &quot;*PC = &quot; &amp; [.Q41] &amp; &quot;;&quot;; &quot;*PC = PC + &quot; &amp; (LEN([.A41]&amp;&quot; &quot;)/3) &amp; &quot;; &quot; );  IF( [.Y41] &lt;&gt; &quot;&quot;; &quot;memory[(&quot; &amp; [.Y41] &amp; &quot;)&amp;0xFFFF] = &quot; &amp; [.Z41] &amp; &quot;; &quot;; &quot;&quot;);  IF( [.AA41] &lt;&gt; &quot;&quot;; &quot;memory[(&quot; &amp; [.AA41] &amp; &quot;)&amp;0xFFFF] = (&quot; &amp; [.AB41] &amp; &quot;)&amp;0xFF; memory[((&quot; &amp; [.AA41] &amp; &quot;)+1)&amp;0xFFFF] = ((&quot; &amp; [.AB4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1];2) &amp; &quot; ) { &quot; &amp;  join(&quot;&quot;;  IF(LEN([.A41]) &gt; 3; &quot;const LL = memory[(PC+1)&amp;0xFFFF]; &quot;; &quot;&quot;); IF(LEN([.A41]) &gt; 6; &quot;const HH = memory[(PC+2)&amp;0xFFFF]; &quot;; &quot;&quot;); IF(LEN([.A41]) &gt; 6; &quot;const HHLL = LL + (HH&lt;&lt;8); &quot;; &quot;&quot;);  IF([.I41] &lt;&gt; &quot;&quot;; &quot;const zeroPageWord = memory[(&quot;&amp;[.I41]&amp;&quot;)&amp;0xFF] + (memory[((&quot;&amp;[.I41]&amp;&quot;)+1)&amp;0xFF]&lt;&lt;8); &quot;; &quot;&quot;);  IF([.J41] &lt;&gt; &quot;&quot;; &quot;const readByte = memory[(&quot;&amp;[.J41]&amp;&quot;)&amp;0xFFFF]; &quot;; &quot;&quot;); IF([.K41] &lt;&gt; &quot;&quot;; &quot;const readWord = memory[(&quot;&amp;[.K41]&amp;&quot;)&amp;0xFFFF] + (memory[((&quot;&amp;[.K41]&amp;&quot;)+1)&amp;0xFFFF]&lt;&lt;8); &quot;; &quot;&quot;);  IF([.L41] &lt;&gt; &quot;&quot;; &quot;const result = &quot;&amp;[.L41]&amp;&quot;; &quot;; &quot;&quot;);  IF([.M41] &lt;&gt; &quot;&quot;; &quot;const newA = &quot;&amp;[.M41]&amp;&quot;; &quot;; &quot;&quot;); IF([.N41] &lt;&gt; &quot;&quot;; &quot;const newX = &quot;&amp;[.N41]&amp;&quot;; &quot;; &quot;&quot;); IF([.O41] &lt;&gt; &quot;&quot;; &quot;const newY = &quot;&amp;[.O41]&amp;&quot;; &quot;; &quot;&quot;); IF([.P41] &lt;&gt; &quot;&quot;; &quot;const newSP = &quot;&amp;[.P41]&amp;&quot;; &quot;; &quot;&quot;); IF([.Q41] &lt;&gt; &quot;&quot;; &quot;const newPC = (&quot;&amp;[.Q41]&amp;&quot;)&amp;0xFFFF; &quot;; &quot;&quot;);  IF([.M41] &lt;&gt; &quot;&quot;; &quot;cpu.A = newA; &quot;; &quot;&quot;); IF([.N41] &lt;&gt; &quot;&quot;; &quot;cpu.X = newX; &quot;; &quot;&quot;); IF([.O41] &lt;&gt; &quot;&quot;; &quot;cpu.Y = newY; &quot;; &quot;&quot;); IF([.P41] &lt;&gt; &quot;&quot;; &quot;cpu.SP = newSP; &quot;; &quot;&quot;); IF([.Q41] &lt;&gt; &quot;&quot;; &quot;cpu.PC = newPC; &quot;; &quot;&quot;);  IF( ([.R41] &amp; [.S41] &amp; [.T41] &amp; [.U41] &amp; [.V41] &amp; [.W41]) &lt;&gt; &quot;&quot;; join(&quot;&quot;;    IF( [.R41] &lt;&gt; &quot;&quot;; &quot;const carry = &quot; &amp; [.R41] &amp; &quot;;&quot;;     &quot;const carry = SR&amp;1; &quot;);   IF( [.S41] &lt;&gt; &quot;&quot;; &quot;const zero = &quot; &amp; [.S41] &amp; &quot;;&quot;;      &quot;const zero = (SR&gt;&gt;1)&amp;1; &quot;);   IF( [.T41] &lt;&gt; &quot;&quot;; &quot;const interrupt = &quot; &amp; [.T41] &amp; &quot;;&quot;; &quot;const interrupt = (SR&gt;&gt;2)&amp;1; &quot;);   IF( [.U41] &lt;&gt; &quot;&quot;; &quot;const decimal = &quot; &amp; [.U41] &amp; &quot;;&quot;;   &quot;const decimal = (SR&gt;&gt;3)&amp;1; &quot;);   IF( [.V41] &lt;&gt; &quot;&quot;; &quot;const overflow = &quot; &amp; [.V41] &amp; &quot;;&quot;;  &quot;const overflow = (SR&gt;&gt;6)&amp;1; &quot;);   IF( [.W41] &lt;&gt; &quot;&quot;; &quot;const negative = &quot; &amp; [.W41] &amp; &quot;;&quot;;  &quot;const negative = (SR&gt;&gt;7)&amp;1; &quot;)  ); &quot;&quot;);  IF( ([.R41] &amp; [.S41] &amp; [.T41] &amp; [.U41] &amp; [.V41] &amp; [.W41]) &lt;&gt; &quot;&quot;; &quot;cpu.SR = carry + (zero&lt;&lt;1) + (interrupt&lt;&lt;2) + (decimal&lt;&lt;3) + (overflow&lt;&lt;6) + (negative&lt;&lt;7); &quot;; &quot;&quot;);  IF( [.Q41] &lt;&gt; &quot;&quot;; &quot;*PC = &quot; &amp; [.Q41] &amp; &quot;;&quot;; &quot;cpu.PC = PC + &quot; &amp; (LEN([.A41]&amp;&quot; &quot;)/3) &amp; &quot;; &quot; );  IF( [.Y41] &lt;&gt; &quot;&quot;; &quot;memory[(&quot; &amp; [.Y41] &amp; &quot;)&amp;0xFFFF] = &quot; &amp; [.Z41] &amp; &quot;; &quot;; &quot;&quot;);  IF( [.AA41] &lt;&gt; &quot;&quot;; &quot;memory[(&quot; &amp; [.AA41] &amp; &quot;)&amp;0xFFFF] = (&quot; &amp; [.AB41] &amp; &quot;)&amp;0xFF; memory[((&quot; &amp; [.AA41] &amp; &quot;)+1)&amp;0xFFFF] = ((&quot; &amp; [.AB4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carry</text:p>
          </table:table-cell>
          <table:table-cell table:style-name="ce73"/>
          <table:table-cell table:style-name="ce244"/>
          <table:table-cell table:style-name="ce282" table:formula="of:=IF([.$AM41] &lt;&gt; &quot;&quot;; &quot;BB &quot;; &quot;&quot;) &amp; IF([.$AN41] &lt;&gt; &quot;&quot;; &quot;LL HH &quot;; &quot;&quot;) &amp; IF([.$AO41] &lt;&gt; &quot;&quot;; &quot;SS &quot;; &quot;&quot;) &amp; IF([.$AP41] &lt;&gt; &quot;&quot;; &quot;RR &quot;; &quot;&quot;) &amp; IF([.$AQ41] &lt;&gt; &quot;&quot;; &quot;PP QQ &quot;; &quot;&quot;) &amp; LEFT([.$A41];2)" office:value-type="string" office:string-value="SS 38" calcext:value-type="string">
            <text:p>SS 38</text:p>
          </table:table-cell>
          <table:table-cell table:style-name="ce68" table:formula="of:=&quot;UN&quot; &amp;[.B41]" office:value-type="string" office:string-value="UNSEC" calcext:value-type="string">
            <text:p>UNSEC</text:p>
          </table:table-cell>
          <table:table-cell table:style-name="ce68" office:value-type="string" calcext:value-type="string">
            <text:p>$SS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39 LL HH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string" calcext:value-type="string">
            <text:p>4*</text:p>
          </table:table-cell>
          <table:table-cell table:style-name="ce74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20"/>
          <table:table-cell table:style-name="ce95"/>
          <table:table-cell table:style-name="ce147"/>
          <table:table-cell table:style-name="ce74" office:value-type="string" calcext:value-type="string">
            <text:p>HHLL + Y</text:p>
          </table:table-cell>
          <table:table-cell table:style-name="ce147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42];2) &amp; &quot; { &quot; &amp;  join(&quot;&quot;;  IF(LEN([.A42]) &gt; 3; &quot;LL := memory[PC + 1]; &quot;; &quot;&quot;);  IF([.I42] &lt;&gt; &quot;&quot;; &quot;zeroPageWord := memory[(&quot;&amp;[.I42]&amp;&quot;)&amp;0xFF] + (memory[((&quot;&amp;[.I42]&amp;&quot;)+1)&amp;0xFF]&lt;&lt;8); &quot;; &quot;&quot;);  IF([.J42] &lt;&gt; &quot;&quot;; &quot;readByte := memory[(&quot;&amp;[.J42]&amp;&quot;)&amp;0xFFFF]; &quot;; &quot;&quot;); IF([.K42] &lt;&gt; &quot;&quot;; &quot;readWord := memory[(&quot;&amp;[.K42]&amp;&quot;)&amp;0xFFFF] + (memory[((&quot;&amp;[.K42]&amp;&quot;)+1)&amp;0xFFFF]&lt;&lt;8); &quot;; &quot;&quot;);  IF([.L42] &lt;&gt; &quot;&quot;; &quot;result := &quot;&amp;[.L42]&amp;&quot;; &quot;; &quot;&quot;);  IF([.M42] &lt;&gt; &quot;&quot;; &quot;newA := &quot;&amp;[.M42]&amp;&quot;; &quot;; &quot;&quot;); IF([.N42] &lt;&gt; &quot;&quot;; &quot;newX := &quot;&amp;[.N42]&amp;&quot;; &quot;; &quot;&quot;); IF([.O42] &lt;&gt; &quot;&quot;; &quot;newY := &quot;&amp;[.O42]&amp;&quot;; &quot;; &quot;&quot;); IF([.P42] &lt;&gt; &quot;&quot;; &quot;newSP := &quot;&amp;[.P42]&amp;&quot;; &quot;; &quot;&quot;); IF([.Q42] &lt;&gt; &quot;&quot;; &quot;newPC := &quot;&amp;[.Q42]&amp;&quot;; &quot;; &quot;&quot;);  IF([.M42] &lt;&gt; &quot;&quot;; &quot;*A = newA; &quot;; &quot;&quot;); IF([.N42] &lt;&gt; &quot;&quot;; &quot;*X = newX; &quot;; &quot;&quot;); IF([.O42] &lt;&gt; &quot;&quot;; &quot;*Y = newY; &quot;; &quot;&quot;); IF([.P42] &lt;&gt; &quot;&quot;; &quot;*SP = newSP; &quot;; &quot;&quot;); IF([.Q42] &lt;&gt; &quot;&quot;; &quot;*PC = newPC; &quot;; &quot;&quot;);  IF( ([.R42] &amp; [.S42] &amp; [.T42] &amp; [.U42] &amp; [.V42] &amp; [.W42]) &lt;&gt; &quot;&quot;; join(&quot;&quot;;    IF( [.R42] &lt;&gt; &quot;&quot;; &quot;carry := &quot; &amp; [.R42] &amp; &quot;;&quot;; &quot;carry := SR&amp;1; &quot;);   IF( [.S42] &lt;&gt; &quot;&quot;; &quot;zero := &quot; &amp; [.S42] &amp; &quot;;&quot;; &quot;zero := (SR&gt;&gt;1)&amp;1; &quot;);   IF( [.T42] &lt;&gt; &quot;&quot;; &quot;interrupt := &quot; &amp; [.T42] &amp; &quot;;&quot;; &quot;interrupt := (SR&gt;&gt;2)&amp;1; &quot;);   IF( [.U42] &lt;&gt; &quot;&quot;; &quot;decimal := &quot; &amp; [.U42] &amp; &quot;;&quot;; &quot;decimal := (SR&gt;&gt;3)&amp;1; &quot;);   IF( [.V42] &lt;&gt; &quot;&quot;; &quot;overflow := &quot; &amp; [.V42] &amp; &quot;;&quot;; &quot;overflow := (SR&gt;&gt;6)&amp;1; &quot;);   IF( [.W42] &lt;&gt; &quot;&quot;; &quot;negative := &quot; &amp; [.W42] &amp; &quot;;&quot;; &quot;negative := (SR&gt;&gt;7)&amp;1; &quot;)  ); &quot;&quot;);  IF( ([.R42] &amp; [.S42] &amp; [.T42] &amp; [.U42] &amp; [.V42] &amp; [.W42]) &lt;&gt; &quot;&quot;; &quot;*SR = carry + (zero&lt;&lt;1) + (interrupt&lt;&lt;2) + (decimal&lt;&lt;3) + (overflow&lt;&lt;6) + (negative&lt;&lt;7); &quot;; &quot;&quot;);  IF( [.Q42] &lt;&gt; &quot;&quot;; &quot;*PC = &quot; &amp; [.Q42] &amp; &quot;;&quot;; &quot;*PC = PC + &quot; &amp; (LEN([.A42]&amp;&quot; &quot;)/3) &amp; &quot;; &quot; );  IF( [.Y42] &lt;&gt; &quot;&quot;; &quot;memory[(&quot; &amp; [.Y42] &amp; &quot;)&amp;0xFFFF] = &quot; &amp; [.Z42] &amp; &quot;; &quot;; &quot;&quot;);  IF( [.AA42] &lt;&gt; &quot;&quot;; &quot;memory[(&quot; &amp; [.AA42] &amp; &quot;)&amp;0xFFFF] = (&quot; &amp; [.AB42] &amp; &quot;)&amp;0xFF; memory[((&quot; &amp; [.AA42] &amp; &quot;)+1)&amp;0xFFFF] = ((&quot; &amp; [.AB4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2];2) &amp; &quot; ) { &quot; &amp;  join(&quot;&quot;;  IF(LEN([.A42]) &gt; 3; &quot;unsigned char LL = memory[(PC+1)&amp;0xFFFF]; &quot;; &quot;&quot;); IF(LEN([.A42]) &gt; 6; &quot;unsigned int HH = memory[(PC+2)&amp;0xFFFF]; &quot;; &quot;&quot;); IF(LEN([.A42]) &gt; 6; &quot;unsigned int HHLL = LL + (HH&lt;&lt;8); &quot;; &quot;&quot;);  IF([.I42] &lt;&gt; &quot;&quot;; &quot;unsigned int zeroPageWord = memory[(&quot;&amp;[.I42]&amp;&quot;)&amp;0xFF] + (memory[((&quot;&amp;[.I42]&amp;&quot;)+1)&amp;0xFF]&lt;&lt;8); &quot;; &quot;&quot;);  IF([.J42] &lt;&gt; &quot;&quot;; &quot;unsigned char readByte = memory[(&quot;&amp;[.J42]&amp;&quot;)&amp;0xFFFF]; &quot;; &quot;&quot;); IF([.K42] &lt;&gt; &quot;&quot;; &quot;unsigned int readWord := memory[(&quot;&amp;[.K42]&amp;&quot;)&amp;0xFFFF] + (memory[((&quot;&amp;[.K42]&amp;&quot;)+1)&amp;0xFFFF]&lt;&lt;8); &quot;; &quot;&quot;);  IF([.L42] &lt;&gt; &quot;&quot;; &quot;unsigned int result = &quot;&amp;[.L42]&amp;&quot;; &quot;; &quot;&quot;);  IF([.M42] &lt;&gt; &quot;&quot;; &quot;unsigned char newA = &quot;&amp;[.M42]&amp;&quot;; &quot;; &quot;&quot;); IF([.N42] &lt;&gt; &quot;&quot;; &quot;unsigned char newX = &quot;&amp;[.N42]&amp;&quot;; &quot;; &quot;&quot;); IF([.O42] &lt;&gt; &quot;&quot;; &quot;unsigned char newY = &quot;&amp;[.O42]&amp;&quot;; &quot;; &quot;&quot;); IF([.P42] &lt;&gt; &quot;&quot;; &quot;unsigned char newSP = &quot;&amp;[.P42]&amp;&quot;; &quot;; &quot;&quot;); IF([.Q42] &lt;&gt; &quot;&quot;; &quot;unsigned int newPC = (&quot;&amp;[.Q42]&amp;&quot;)&amp;0xFFFF; &quot;; &quot;&quot;);  IF([.M42] &lt;&gt; &quot;&quot;; &quot;*A = newA; &quot;; &quot;&quot;); IF([.N42] &lt;&gt; &quot;&quot;; &quot;*X = newX; &quot;; &quot;&quot;); IF([.O42] &lt;&gt; &quot;&quot;; &quot;*Y = newY; &quot;; &quot;&quot;); IF([.P42] &lt;&gt; &quot;&quot;; &quot;*SP = newSP; &quot;; &quot;&quot;); IF([.Q42] &lt;&gt; &quot;&quot;; &quot;*PC = newPC; &quot;; &quot;&quot;);  IF( ([.R42] &amp; [.S42] &amp; [.T42] &amp; [.U42] &amp; [.V42] &amp; [.W42]) &lt;&gt; &quot;&quot;; join(&quot;&quot;;    IF( [.R42] &lt;&gt; &quot;&quot;; &quot;unsigned char carry = &quot; &amp; [.R42] &amp; &quot;;&quot;; &quot;unsigned char carry = SR&amp;1; &quot;);   IF( [.S42] &lt;&gt; &quot;&quot;; &quot;unsigned char zero = &quot; &amp; [.S42] &amp; &quot;;&quot;; &quot;unsigned char zero = (SR&gt;&gt;1)&amp;1; &quot;);   IF( [.T42] &lt;&gt; &quot;&quot;; &quot;unsigned char interrupt = &quot; &amp; [.T42] &amp; &quot;;&quot;; &quot;unsigned char interrupt = (SR&gt;&gt;2)&amp;1; &quot;);   IF( [.U42] &lt;&gt; &quot;&quot;; &quot;unsigned char decimal = &quot; &amp; [.U42] &amp; &quot;;&quot;; &quot;unsigned char decimal = (SR&gt;&gt;3)&amp;1; &quot;);   IF( [.V42] &lt;&gt; &quot;&quot;; &quot;unsigned char overflow = &quot; &amp; [.V42] &amp; &quot;;&quot;; &quot;unsigned char overflow = (SR&gt;&gt;6)&amp;1; &quot;);   IF( [.W42] &lt;&gt; &quot;&quot;; &quot;unsigned char negative = &quot; &amp; [.W42] &amp; &quot;;&quot;; &quot;unsigned char negative = (SR&gt;&gt;7)&amp;1; &quot;)  ); &quot;&quot;);  IF( ([.R42] &amp; [.S42] &amp; [.T42] &amp; [.U42] &amp; [.V42] &amp; [.W42]) &lt;&gt; &quot;&quot;; &quot;*SR = carry + (zero&lt;&lt;1) + (interrupt&lt;&lt;2) + (decimal&lt;&lt;3) + (overflow&lt;&lt;6) + (negative&lt;&lt;7); &quot;; &quot;&quot;);  IF( [.Q42] &lt;&gt; &quot;&quot;; &quot;*PC = &quot; &amp; [.Q42] &amp; &quot;;&quot;; &quot;*PC = PC + &quot; &amp; (LEN([.A42]&amp;&quot; &quot;)/3) &amp; &quot;; &quot; );  IF( [.Y42] &lt;&gt; &quot;&quot;; &quot;memory[(&quot; &amp; [.Y42] &amp; &quot;)&amp;0xFFFF] = &quot; &amp; [.Z42] &amp; &quot;; &quot;; &quot;&quot;);  IF( [.AA42] &lt;&gt; &quot;&quot;; &quot;memory[(&quot; &amp; [.AA42] &amp; &quot;)&amp;0xFFFF] = (&quot; &amp; [.AB42] &amp; &quot;)&amp;0xFF; memory[((&quot; &amp; [.AA42] &amp; &quot;)+1)&amp;0xFFFF] = ((&quot; &amp; [.AB4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2];2) &amp; &quot; ) { &quot; &amp;  join(&quot;&quot;;  IF(LEN([.A42]) &gt; 3; &quot;const LL = memory[(PC+1)&amp;0xFFFF]; &quot;; &quot;&quot;); IF(LEN([.A42]) &gt; 6; &quot;const HH = memory[(PC+2)&amp;0xFFFF]; &quot;; &quot;&quot;); IF(LEN([.A42]) &gt; 6; &quot;const HHLL = LL + (HH&lt;&lt;8); &quot;; &quot;&quot;);  IF([.I42] &lt;&gt; &quot;&quot;; &quot;const zeroPageWord = memory[(&quot;&amp;[.I42]&amp;&quot;)&amp;0xFF] + (memory[((&quot;&amp;[.I42]&amp;&quot;)+1)&amp;0xFF]&lt;&lt;8); &quot;; &quot;&quot;);  IF([.J42] &lt;&gt; &quot;&quot;; &quot;const readByte = memory[(&quot;&amp;[.J42]&amp;&quot;)&amp;0xFFFF]; &quot;; &quot;&quot;); IF([.K42] &lt;&gt; &quot;&quot;; &quot;const readWord = memory[(&quot;&amp;[.K42]&amp;&quot;)&amp;0xFFFF] + (memory[((&quot;&amp;[.K42]&amp;&quot;)+1)&amp;0xFFFF]&lt;&lt;8); &quot;; &quot;&quot;);  IF([.L42] &lt;&gt; &quot;&quot;; &quot;const result = &quot;&amp;[.L42]&amp;&quot;; &quot;; &quot;&quot;);  IF([.M42] &lt;&gt; &quot;&quot;; &quot;const newA = &quot;&amp;[.M42]&amp;&quot;; &quot;; &quot;&quot;); IF([.N42] &lt;&gt; &quot;&quot;; &quot;const newX = &quot;&amp;[.N42]&amp;&quot;; &quot;; &quot;&quot;); IF([.O42] &lt;&gt; &quot;&quot;; &quot;const newY = &quot;&amp;[.O42]&amp;&quot;; &quot;; &quot;&quot;); IF([.P42] &lt;&gt; &quot;&quot;; &quot;const newSP = &quot;&amp;[.P42]&amp;&quot;; &quot;; &quot;&quot;); IF([.Q42] &lt;&gt; &quot;&quot;; &quot;const newPC = (&quot;&amp;[.Q42]&amp;&quot;)&amp;0xFFFF; &quot;; &quot;&quot;);  IF([.M42] &lt;&gt; &quot;&quot;; &quot;cpu.A = newA; &quot;; &quot;&quot;); IF([.N42] &lt;&gt; &quot;&quot;; &quot;cpu.X = newX; &quot;; &quot;&quot;); IF([.O42] &lt;&gt; &quot;&quot;; &quot;cpu.Y = newY; &quot;; &quot;&quot;); IF([.P42] &lt;&gt; &quot;&quot;; &quot;cpu.SP = newSP; &quot;; &quot;&quot;); IF([.Q42] &lt;&gt; &quot;&quot;; &quot;cpu.PC = newPC; &quot;; &quot;&quot;);  IF( ([.R42] &amp; [.S42] &amp; [.T42] &amp; [.U42] &amp; [.V42] &amp; [.W42]) &lt;&gt; &quot;&quot;; join(&quot;&quot;;    IF( [.R42] &lt;&gt; &quot;&quot;; &quot;const carry = &quot; &amp; [.R42] &amp; &quot;;&quot;;     &quot;const carry = SR&amp;1; &quot;);   IF( [.S42] &lt;&gt; &quot;&quot;; &quot;const zero = &quot; &amp; [.S42] &amp; &quot;;&quot;;      &quot;const zero = (SR&gt;&gt;1)&amp;1; &quot;);   IF( [.T42] &lt;&gt; &quot;&quot;; &quot;const interrupt = &quot; &amp; [.T42] &amp; &quot;;&quot;; &quot;const interrupt = (SR&gt;&gt;2)&amp;1; &quot;);   IF( [.U42] &lt;&gt; &quot;&quot;; &quot;const decimal = &quot; &amp; [.U42] &amp; &quot;;&quot;;   &quot;const decimal = (SR&gt;&gt;3)&amp;1; &quot;);   IF( [.V42] &lt;&gt; &quot;&quot;; &quot;const overflow = &quot; &amp; [.V42] &amp; &quot;;&quot;;  &quot;const overflow = (SR&gt;&gt;6)&amp;1; &quot;);   IF( [.W42] &lt;&gt; &quot;&quot;; &quot;const negative = &quot; &amp; [.W42] &amp; &quot;;&quot;;  &quot;const negative = (SR&gt;&gt;7)&amp;1; &quot;)  ); &quot;&quot;);  IF( ([.R42] &amp; [.S42] &amp; [.T42] &amp; [.U42] &amp; [.V42] &amp; [.W42]) &lt;&gt; &quot;&quot;; &quot;cpu.SR = carry + (zero&lt;&lt;1) + (interrupt&lt;&lt;2) + (decimal&lt;&lt;3) + (overflow&lt;&lt;6) + (negative&lt;&lt;7); &quot;; &quot;&quot;);  IF( [.Q42] &lt;&gt; &quot;&quot;; &quot;*PC = &quot; &amp; [.Q42] &amp; &quot;;&quot;; &quot;cpu.PC = PC + &quot; &amp; (LEN([.A42]&amp;&quot; &quot;)/3) &amp; &quot;; &quot; );  IF( [.Y42] &lt;&gt; &quot;&quot;; &quot;memory[(&quot; &amp; [.Y42] &amp; &quot;)&amp;0xFFFF] = &quot; &amp; [.Z42] &amp; &quot;; &quot;; &quot;&quot;);  IF( [.AA42] &lt;&gt; &quot;&quot;; &quot;memory[(&quot; &amp; [.AA42] &amp; &quot;)&amp;0xFFFF] = (&quot; &amp; [.AB42] &amp; &quot;)&amp;0xFF; memory[((&quot; &amp; [.AA42] &amp; &quot;)+1)&amp;0xFFFF] = ((&quot; &amp; [.AB4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42] &lt;&gt; &quot;&quot;; &quot;BB &quot;; &quot;&quot;) &amp; IF([.$AN42] &lt;&gt; &quot;&quot;; &quot;LL HH &quot;; &quot;&quot;) &amp; IF([.$AO42] &lt;&gt; &quot;&quot;; &quot;SS &quot;; &quot;&quot;) &amp; IF([.$AP42] &lt;&gt; &quot;&quot;; &quot;RR &quot;; &quot;&quot;) &amp; IF([.$AQ42] &lt;&gt; &quot;&quot;; &quot;PP QQ &quot;; &quot;&quot;) &amp; LEFT([.$A42];2)" office:value-type="string" office:string-value="SS RR 39" calcext:value-type="string">
            <text:p>SS RR 39</text:p>
          </table:table-cell>
          <table:table-cell table:style-name="ce74" table:formula="of:=&quot;UN&quot; &amp;[.B42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3D LL HH</text:p>
          </table:table-cell>
          <table:table-cell table:style-name="ce25" office:value-type="string" calcext:value-type="string">
            <text:p>AND</text:p>
          </table:table-cell>
          <table:table-cell table:style-name="ce50" office:value-type="string" calcext:value-type="string">
            <text:p>4*</text:p>
          </table:table-cell>
          <table:table-cell table:style-name="ce74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0"/>
          <table:table-cell table:style-name="ce95"/>
          <table:table-cell table:style-name="ce147"/>
          <table:table-cell table:style-name="ce74" office:value-type="string" calcext:value-type="string">
            <text:p>HHLL + X</text:p>
          </table:table-cell>
          <table:table-cell table:style-name="ce147"/>
          <table:table-cell table:style-name="ce74" office:value-type="string" calcext:value-type="string">
            <text:p>A &amp; readByte</text:p>
          </table:table-cell>
          <table:table-cell table:style-name="ce176" office:value-type="string" calcext:value-type="string">
            <text:p>result</text:p>
          </table:table-cell>
          <table:table-cell table:style-name="ce147" table:number-columns-repeated="3"/>
          <table:table-cell table:style-name="ce74"/>
          <table:table-cell table:style-name="ce176"/>
          <table:table-cell table:style-name="ce74" office:value-type="string" calcext:value-type="string">
            <text:p>(result | -result) &gt;&gt; 7</text:p>
          </table:table-cell>
          <table:table-cell table:style-name="ce147" table:number-columns-repeated="4"/>
          <table:table-cell table:style-name="ce213" office:value-type="string" calcext:value-type="string">
            <text:p>result &gt;&gt; 7</text:p>
          </table:table-cell>
          <table:table-cell table:style-name="ce236"/>
          <table:table-cell table:style-name="ce147" table:number-columns-repeated="3"/>
          <table:table-cell table:style-name="ce244"/>
          <table:table-cell table:style-name="ce95"/>
          <table:table-cell table:style-name="ce253" table:formula="of:=&quot;  if instruction == 0x&quot; &amp; LEFT([.A43];2) &amp; &quot; { &quot; &amp;  join(&quot;&quot;;  IF(LEN([.A43]) &gt; 3; &quot;LL := memory[PC + 1]; &quot;; &quot;&quot;);  IF([.I43] &lt;&gt; &quot;&quot;; &quot;zeroPageWord := memory[(&quot;&amp;[.I43]&amp;&quot;)&amp;0xFF] + (memory[((&quot;&amp;[.I43]&amp;&quot;)+1)&amp;0xFF]&lt;&lt;8); &quot;; &quot;&quot;);  IF([.J43] &lt;&gt; &quot;&quot;; &quot;readByte := memory[(&quot;&amp;[.J43]&amp;&quot;)&amp;0xFFFF]; &quot;; &quot;&quot;); IF([.K43] &lt;&gt; &quot;&quot;; &quot;readWord := memory[(&quot;&amp;[.K43]&amp;&quot;)&amp;0xFFFF] + (memory[((&quot;&amp;[.K43]&amp;&quot;)+1)&amp;0xFFFF]&lt;&lt;8); &quot;; &quot;&quot;);  IF([.L43] &lt;&gt; &quot;&quot;; &quot;result := &quot;&amp;[.L43]&amp;&quot;; &quot;; &quot;&quot;);  IF([.M43] &lt;&gt; &quot;&quot;; &quot;newA := &quot;&amp;[.M43]&amp;&quot;; &quot;; &quot;&quot;); IF([.N43] &lt;&gt; &quot;&quot;; &quot;newX := &quot;&amp;[.N43]&amp;&quot;; &quot;; &quot;&quot;); IF([.O43] &lt;&gt; &quot;&quot;; &quot;newY := &quot;&amp;[.O43]&amp;&quot;; &quot;; &quot;&quot;); IF([.P43] &lt;&gt; &quot;&quot;; &quot;newSP := &quot;&amp;[.P43]&amp;&quot;; &quot;; &quot;&quot;); IF([.Q43] &lt;&gt; &quot;&quot;; &quot;newPC := &quot;&amp;[.Q43]&amp;&quot;; &quot;; &quot;&quot;);  IF([.M43] &lt;&gt; &quot;&quot;; &quot;*A = newA; &quot;; &quot;&quot;); IF([.N43] &lt;&gt; &quot;&quot;; &quot;*X = newX; &quot;; &quot;&quot;); IF([.O43] &lt;&gt; &quot;&quot;; &quot;*Y = newY; &quot;; &quot;&quot;); IF([.P43] &lt;&gt; &quot;&quot;; &quot;*SP = newSP; &quot;; &quot;&quot;); IF([.Q43] &lt;&gt; &quot;&quot;; &quot;*PC = newPC; &quot;; &quot;&quot;);  IF( ([.R43] &amp; [.S43] &amp; [.T43] &amp; [.U43] &amp; [.V43] &amp; [.W43]) &lt;&gt; &quot;&quot;; join(&quot;&quot;;    IF( [.R43] &lt;&gt; &quot;&quot;; &quot;carry := &quot; &amp; [.R43] &amp; &quot;;&quot;; &quot;carry := SR&amp;1; &quot;);   IF( [.S43] &lt;&gt; &quot;&quot;; &quot;zero := &quot; &amp; [.S43] &amp; &quot;;&quot;; &quot;zero := (SR&gt;&gt;1)&amp;1; &quot;);   IF( [.T43] &lt;&gt; &quot;&quot;; &quot;interrupt := &quot; &amp; [.T43] &amp; &quot;;&quot;; &quot;interrupt := (SR&gt;&gt;2)&amp;1; &quot;);   IF( [.U43] &lt;&gt; &quot;&quot;; &quot;decimal := &quot; &amp; [.U43] &amp; &quot;;&quot;; &quot;decimal := (SR&gt;&gt;3)&amp;1; &quot;);   IF( [.V43] &lt;&gt; &quot;&quot;; &quot;overflow := &quot; &amp; [.V43] &amp; &quot;;&quot;; &quot;overflow := (SR&gt;&gt;6)&amp;1; &quot;);   IF( [.W43] &lt;&gt; &quot;&quot;; &quot;negative := &quot; &amp; [.W43] &amp; &quot;;&quot;; &quot;negative := (SR&gt;&gt;7)&amp;1; &quot;)  ); &quot;&quot;);  IF( ([.R43] &amp; [.S43] &amp; [.T43] &amp; [.U43] &amp; [.V43] &amp; [.W43]) &lt;&gt; &quot;&quot;; &quot;*SR = carry + (zero&lt;&lt;1) + (interrupt&lt;&lt;2) + (decimal&lt;&lt;3) + (overflow&lt;&lt;6) + (negative&lt;&lt;7); &quot;; &quot;&quot;);  IF( [.Q43] &lt;&gt; &quot;&quot;; &quot;*PC = &quot; &amp; [.Q43] &amp; &quot;;&quot;; &quot;*PC = PC + &quot; &amp; (LEN([.A43]&amp;&quot; &quot;)/3) &amp; &quot;; &quot; );  IF( [.Y43] &lt;&gt; &quot;&quot;; &quot;memory[(&quot; &amp; [.Y43] &amp; &quot;)&amp;0xFFFF] = &quot; &amp; [.Z43] &amp; &quot;; &quot;; &quot;&quot;);  IF( [.AA43] &lt;&gt; &quot;&quot;; &quot;memory[(&quot; &amp; [.AA43] &amp; &quot;)&amp;0xFFFF] = (&quot; &amp; [.AB43] &amp; &quot;)&amp;0xFF; memory[((&quot; &amp; [.AA43] &amp; &quot;)+1)&amp;0xFFFF] = ((&quot; &amp; [.AB4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3];2) &amp; &quot; ) { &quot; &amp;  join(&quot;&quot;;  IF(LEN([.A43]) &gt; 3; &quot;unsigned char LL = memory[(PC+1)&amp;0xFFFF]; &quot;; &quot;&quot;); IF(LEN([.A43]) &gt; 6; &quot;unsigned int HH = memory[(PC+2)&amp;0xFFFF]; &quot;; &quot;&quot;); IF(LEN([.A43]) &gt; 6; &quot;unsigned int HHLL = LL + (HH&lt;&lt;8); &quot;; &quot;&quot;);  IF([.I43] &lt;&gt; &quot;&quot;; &quot;unsigned int zeroPageWord = memory[(&quot;&amp;[.I43]&amp;&quot;)&amp;0xFF] + (memory[((&quot;&amp;[.I43]&amp;&quot;)+1)&amp;0xFF]&lt;&lt;8); &quot;; &quot;&quot;);  IF([.J43] &lt;&gt; &quot;&quot;; &quot;unsigned char readByte = memory[(&quot;&amp;[.J43]&amp;&quot;)&amp;0xFFFF]; &quot;; &quot;&quot;); IF([.K43] &lt;&gt; &quot;&quot;; &quot;unsigned int readWord := memory[(&quot;&amp;[.K43]&amp;&quot;)&amp;0xFFFF] + (memory[((&quot;&amp;[.K43]&amp;&quot;)+1)&amp;0xFFFF]&lt;&lt;8); &quot;; &quot;&quot;);  IF([.L43] &lt;&gt; &quot;&quot;; &quot;unsigned int result = &quot;&amp;[.L43]&amp;&quot;; &quot;; &quot;&quot;);  IF([.M43] &lt;&gt; &quot;&quot;; &quot;unsigned char newA = &quot;&amp;[.M43]&amp;&quot;; &quot;; &quot;&quot;); IF([.N43] &lt;&gt; &quot;&quot;; &quot;unsigned char newX = &quot;&amp;[.N43]&amp;&quot;; &quot;; &quot;&quot;); IF([.O43] &lt;&gt; &quot;&quot;; &quot;unsigned char newY = &quot;&amp;[.O43]&amp;&quot;; &quot;; &quot;&quot;); IF([.P43] &lt;&gt; &quot;&quot;; &quot;unsigned char newSP = &quot;&amp;[.P43]&amp;&quot;; &quot;; &quot;&quot;); IF([.Q43] &lt;&gt; &quot;&quot;; &quot;unsigned int newPC = (&quot;&amp;[.Q43]&amp;&quot;)&amp;0xFFFF; &quot;; &quot;&quot;);  IF([.M43] &lt;&gt; &quot;&quot;; &quot;*A = newA; &quot;; &quot;&quot;); IF([.N43] &lt;&gt; &quot;&quot;; &quot;*X = newX; &quot;; &quot;&quot;); IF([.O43] &lt;&gt; &quot;&quot;; &quot;*Y = newY; &quot;; &quot;&quot;); IF([.P43] &lt;&gt; &quot;&quot;; &quot;*SP = newSP; &quot;; &quot;&quot;); IF([.Q43] &lt;&gt; &quot;&quot;; &quot;*PC = newPC; &quot;; &quot;&quot;);  IF( ([.R43] &amp; [.S43] &amp; [.T43] &amp; [.U43] &amp; [.V43] &amp; [.W43]) &lt;&gt; &quot;&quot;; join(&quot;&quot;;    IF( [.R43] &lt;&gt; &quot;&quot;; &quot;unsigned char carry = &quot; &amp; [.R43] &amp; &quot;;&quot;; &quot;unsigned char carry = SR&amp;1; &quot;);   IF( [.S43] &lt;&gt; &quot;&quot;; &quot;unsigned char zero = &quot; &amp; [.S43] &amp; &quot;;&quot;; &quot;unsigned char zero = (SR&gt;&gt;1)&amp;1; &quot;);   IF( [.T43] &lt;&gt; &quot;&quot;; &quot;unsigned char interrupt = &quot; &amp; [.T43] &amp; &quot;;&quot;; &quot;unsigned char interrupt = (SR&gt;&gt;2)&amp;1; &quot;);   IF( [.U43] &lt;&gt; &quot;&quot;; &quot;unsigned char decimal = &quot; &amp; [.U43] &amp; &quot;;&quot;; &quot;unsigned char decimal = (SR&gt;&gt;3)&amp;1; &quot;);   IF( [.V43] &lt;&gt; &quot;&quot;; &quot;unsigned char overflow = &quot; &amp; [.V43] &amp; &quot;;&quot;; &quot;unsigned char overflow = (SR&gt;&gt;6)&amp;1; &quot;);   IF( [.W43] &lt;&gt; &quot;&quot;; &quot;unsigned char negative = &quot; &amp; [.W43] &amp; &quot;;&quot;; &quot;unsigned char negative = (SR&gt;&gt;7)&amp;1; &quot;)  ); &quot;&quot;);  IF( ([.R43] &amp; [.S43] &amp; [.T43] &amp; [.U43] &amp; [.V43] &amp; [.W43]) &lt;&gt; &quot;&quot;; &quot;*SR = carry + (zero&lt;&lt;1) + (interrupt&lt;&lt;2) + (decimal&lt;&lt;3) + (overflow&lt;&lt;6) + (negative&lt;&lt;7); &quot;; &quot;&quot;);  IF( [.Q43] &lt;&gt; &quot;&quot;; &quot;*PC = &quot; &amp; [.Q43] &amp; &quot;;&quot;; &quot;*PC = PC + &quot; &amp; (LEN([.A43]&amp;&quot; &quot;)/3) &amp; &quot;; &quot; );  IF( [.Y43] &lt;&gt; &quot;&quot;; &quot;memory[(&quot; &amp; [.Y43] &amp; &quot;)&amp;0xFFFF] = &quot; &amp; [.Z43] &amp; &quot;; &quot;; &quot;&quot;);  IF( [.AA43] &lt;&gt; &quot;&quot;; &quot;memory[(&quot; &amp; [.AA43] &amp; &quot;)&amp;0xFFFF] = (&quot; &amp; [.AB43] &amp; &quot;)&amp;0xFF; memory[((&quot; &amp; [.AA43] &amp; &quot;)+1)&amp;0xFFFF] = ((&quot; &amp; [.AB4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3];2) &amp; &quot; ) { &quot; &amp;  join(&quot;&quot;;  IF(LEN([.A43]) &gt; 3; &quot;const LL = memory[(PC+1)&amp;0xFFFF]; &quot;; &quot;&quot;); IF(LEN([.A43]) &gt; 6; &quot;const HH = memory[(PC+2)&amp;0xFFFF]; &quot;; &quot;&quot;); IF(LEN([.A43]) &gt; 6; &quot;const HHLL = LL + (HH&lt;&lt;8); &quot;; &quot;&quot;);  IF([.I43] &lt;&gt; &quot;&quot;; &quot;const zeroPageWord = memory[(&quot;&amp;[.I43]&amp;&quot;)&amp;0xFF] + (memory[((&quot;&amp;[.I43]&amp;&quot;)+1)&amp;0xFF]&lt;&lt;8); &quot;; &quot;&quot;);  IF([.J43] &lt;&gt; &quot;&quot;; &quot;const readByte = memory[(&quot;&amp;[.J43]&amp;&quot;)&amp;0xFFFF]; &quot;; &quot;&quot;); IF([.K43] &lt;&gt; &quot;&quot;; &quot;const readWord = memory[(&quot;&amp;[.K43]&amp;&quot;)&amp;0xFFFF] + (memory[((&quot;&amp;[.K43]&amp;&quot;)+1)&amp;0xFFFF]&lt;&lt;8); &quot;; &quot;&quot;);  IF([.L43] &lt;&gt; &quot;&quot;; &quot;const result = &quot;&amp;[.L43]&amp;&quot;; &quot;; &quot;&quot;);  IF([.M43] &lt;&gt; &quot;&quot;; &quot;const newA = &quot;&amp;[.M43]&amp;&quot;; &quot;; &quot;&quot;); IF([.N43] &lt;&gt; &quot;&quot;; &quot;const newX = &quot;&amp;[.N43]&amp;&quot;; &quot;; &quot;&quot;); IF([.O43] &lt;&gt; &quot;&quot;; &quot;const newY = &quot;&amp;[.O43]&amp;&quot;; &quot;; &quot;&quot;); IF([.P43] &lt;&gt; &quot;&quot;; &quot;const newSP = &quot;&amp;[.P43]&amp;&quot;; &quot;; &quot;&quot;); IF([.Q43] &lt;&gt; &quot;&quot;; &quot;const newPC = (&quot;&amp;[.Q43]&amp;&quot;)&amp;0xFFFF; &quot;; &quot;&quot;);  IF([.M43] &lt;&gt; &quot;&quot;; &quot;cpu.A = newA; &quot;; &quot;&quot;); IF([.N43] &lt;&gt; &quot;&quot;; &quot;cpu.X = newX; &quot;; &quot;&quot;); IF([.O43] &lt;&gt; &quot;&quot;; &quot;cpu.Y = newY; &quot;; &quot;&quot;); IF([.P43] &lt;&gt; &quot;&quot;; &quot;cpu.SP = newSP; &quot;; &quot;&quot;); IF([.Q43] &lt;&gt; &quot;&quot;; &quot;cpu.PC = newPC; &quot;; &quot;&quot;);  IF( ([.R43] &amp; [.S43] &amp; [.T43] &amp; [.U43] &amp; [.V43] &amp; [.W43]) &lt;&gt; &quot;&quot;; join(&quot;&quot;;    IF( [.R43] &lt;&gt; &quot;&quot;; &quot;const carry = &quot; &amp; [.R43] &amp; &quot;;&quot;;     &quot;const carry = SR&amp;1; &quot;);   IF( [.S43] &lt;&gt; &quot;&quot;; &quot;const zero = &quot; &amp; [.S43] &amp; &quot;;&quot;;      &quot;const zero = (SR&gt;&gt;1)&amp;1; &quot;);   IF( [.T43] &lt;&gt; &quot;&quot;; &quot;const interrupt = &quot; &amp; [.T43] &amp; &quot;;&quot;; &quot;const interrupt = (SR&gt;&gt;2)&amp;1; &quot;);   IF( [.U43] &lt;&gt; &quot;&quot;; &quot;const decimal = &quot; &amp; [.U43] &amp; &quot;;&quot;;   &quot;const decimal = (SR&gt;&gt;3)&amp;1; &quot;);   IF( [.V43] &lt;&gt; &quot;&quot;; &quot;const overflow = &quot; &amp; [.V43] &amp; &quot;;&quot;;  &quot;const overflow = (SR&gt;&gt;6)&amp;1; &quot;);   IF( [.W43] &lt;&gt; &quot;&quot;; &quot;const negative = &quot; &amp; [.W43] &amp; &quot;;&quot;;  &quot;const negative = (SR&gt;&gt;7)&amp;1; &quot;)  ); &quot;&quot;);  IF( ([.R43] &amp; [.S43] &amp; [.T43] &amp; [.U43] &amp; [.V43] &amp; [.W43]) &lt;&gt; &quot;&quot;; &quot;cpu.SR = carry + (zero&lt;&lt;1) + (interrupt&lt;&lt;2) + (decimal&lt;&lt;3) + (overflow&lt;&lt;6) + (negative&lt;&lt;7); &quot;; &quot;&quot;);  IF( [.Q43] &lt;&gt; &quot;&quot;; &quot;*PC = &quot; &amp; [.Q43] &amp; &quot;;&quot;; &quot;cpu.PC = PC + &quot; &amp; (LEN([.A43]&amp;&quot; &quot;)/3) &amp; &quot;; &quot; );  IF( [.Y43] &lt;&gt; &quot;&quot;; &quot;memory[(&quot; &amp; [.Y43] &amp; &quot;)&amp;0xFFFF] = &quot; &amp; [.Z43] &amp; &quot;; &quot;; &quot;&quot;);  IF( [.AA43] &lt;&gt; &quot;&quot;; &quot;memory[(&quot; &amp; [.AA43] &amp; &quot;)&amp;0xFFFF] = (&quot; &amp; [.AB43] &amp; &quot;)&amp;0xFF; memory[((&quot; &amp; [.AA43] &amp; &quot;)+1)&amp;0xFFFF] = ((&quot; &amp; [.AB4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7" table:number-columns-repeated="2"/>
          <table:table-cell table:style-name="ce74" office:value-type="string" calcext:value-type="string">
            <text:p>SR</text:p>
          </table:table-cell>
          <table:table-cell table:style-name="ce74" office:value-type="string" calcext:value-type="string">
            <text:p>A</text:p>
          </table:table-cell>
          <table:table-cell table:style-name="ce74"/>
          <table:table-cell table:style-name="ce74" office:value-type="string" calcext:value-type="string">
            <text:p>zero, negative</text:p>
          </table:table-cell>
          <table:table-cell table:style-name="ce147"/>
          <table:table-cell table:style-name="ce244"/>
          <table:table-cell table:style-name="ce282" table:formula="of:=IF([.$AM43] &lt;&gt; &quot;&quot;; &quot;BB &quot;; &quot;&quot;) &amp; IF([.$AN43] &lt;&gt; &quot;&quot;; &quot;LL HH &quot;; &quot;&quot;) &amp; IF([.$AO43] &lt;&gt; &quot;&quot;; &quot;SS &quot;; &quot;&quot;) &amp; IF([.$AP43] &lt;&gt; &quot;&quot;; &quot;RR &quot;; &quot;&quot;) &amp; IF([.$AQ43] &lt;&gt; &quot;&quot;; &quot;PP QQ &quot;; &quot;&quot;) &amp; LEFT([.$A43];2)" office:value-type="string" office:string-value="SS RR 3D" calcext:value-type="string">
            <text:p>SS RR 3D</text:p>
          </table:table-cell>
          <table:table-cell table:style-name="ce74" table:formula="of:=&quot;UN&quot; &amp;[.B43]" office:value-type="string" office:string-value="UNAND" calcext:value-type="string">
            <text:p>UNAND</text:p>
          </table:table-cell>
          <table:table-cell table:style-name="ce74" office:value-type="string" calcext:value-type="string">
            <text:p>$SS, $RR</text:p>
          </table:table-cell>
          <table:table-cell table:style-name="ce96"/>
          <table:table-cell table:style-name="ce74" table:number-columns-repeated="14"/>
          <table:table-cell table:style-name="ce98"/>
          <table:table-cell table:style-name="ce7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3E LL HH</text:p>
          </table:table-cell>
          <table:table-cell table:style-name="ce28" office:value-type="string" calcext:value-type="string">
            <text:p>ROL</text:p>
          </table:table-cell>
          <table:table-cell table:style-name="ce53" office:value-type="float" office:value="7" calcext:value-type="float">
            <text:p>7</text:p>
          </table:table-cell>
          <table:table-cell table:style-name="ce78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1"/>
          <table:table-cell table:style-name="ce141"/>
          <table:table-cell table:style-name="ce148"/>
          <table:table-cell table:style-name="ce78" office:value-type="string" calcext:value-type="string">
            <text:p>HHLL + X</text:p>
          </table:table-cell>
          <table:table-cell table:style-name="ce148"/>
          <table:table-cell table:style-name="ce78" office:value-type="string" calcext:value-type="string">
            <text:p>(readByte &lt;&lt; 1) + carry</text:p>
          </table:table-cell>
          <table:table-cell table:style-name="ce180"/>
          <table:table-cell table:style-name="ce148" table:number-columns-repeated="3"/>
          <table:table-cell table:style-name="ce78"/>
          <table:table-cell table:style-name="ce180" office:value-type="string" calcext:value-type="string">
            <text:p>readByte &gt;&gt; 7</text:p>
          </table:table-cell>
          <table:table-cell table:style-name="ce78" office:value-type="string" calcext:value-type="string">
            <text:p>(result | -result) &gt;&gt; 7</text:p>
          </table:table-cell>
          <table:table-cell table:style-name="ce148" table:number-columns-repeated="4"/>
          <table:table-cell table:style-name="ce216" office:value-type="string" calcext:value-type="string">
            <text:p>result &gt;&gt; 7</text:p>
          </table:table-cell>
          <table:table-cell table:style-name="ce180" office:value-type="string" calcext:value-type="string">
            <text:p>readByteAddress</text:p>
          </table:table-cell>
          <table:table-cell table:style-name="ce78" office:value-type="string" calcext:value-type="string">
            <text:p>result</text:p>
          </table:table-cell>
          <table:table-cell table:style-name="ce148" table:number-columns-repeated="2"/>
          <table:table-cell table:style-name="ce245"/>
          <table:table-cell table:style-name="ce141"/>
          <table:table-cell table:style-name="ce253" table:formula="of:=&quot;  if instruction == 0x&quot; &amp; LEFT([.A44];2) &amp; &quot; { &quot; &amp;  join(&quot;&quot;;  IF(LEN([.A44]) &gt; 3; &quot;LL := memory[PC + 1]; &quot;; &quot;&quot;);  IF([.I44] &lt;&gt; &quot;&quot;; &quot;zeroPageWord := memory[(&quot;&amp;[.I44]&amp;&quot;)&amp;0xFF] + (memory[((&quot;&amp;[.I44]&amp;&quot;)+1)&amp;0xFF]&lt;&lt;8); &quot;; &quot;&quot;);  IF([.J44] &lt;&gt; &quot;&quot;; &quot;readByte := memory[(&quot;&amp;[.J44]&amp;&quot;)&amp;0xFFFF]; &quot;; &quot;&quot;); IF([.K44] &lt;&gt; &quot;&quot;; &quot;readWord := memory[(&quot;&amp;[.K44]&amp;&quot;)&amp;0xFFFF] + (memory[((&quot;&amp;[.K44]&amp;&quot;)+1)&amp;0xFFFF]&lt;&lt;8); &quot;; &quot;&quot;);  IF([.L44] &lt;&gt; &quot;&quot;; &quot;result := &quot;&amp;[.L44]&amp;&quot;; &quot;; &quot;&quot;);  IF([.M44] &lt;&gt; &quot;&quot;; &quot;newA := &quot;&amp;[.M44]&amp;&quot;; &quot;; &quot;&quot;); IF([.N44] &lt;&gt; &quot;&quot;; &quot;newX := &quot;&amp;[.N44]&amp;&quot;; &quot;; &quot;&quot;); IF([.O44] &lt;&gt; &quot;&quot;; &quot;newY := &quot;&amp;[.O44]&amp;&quot;; &quot;; &quot;&quot;); IF([.P44] &lt;&gt; &quot;&quot;; &quot;newSP := &quot;&amp;[.P44]&amp;&quot;; &quot;; &quot;&quot;); IF([.Q44] &lt;&gt; &quot;&quot;; &quot;newPC := &quot;&amp;[.Q44]&amp;&quot;; &quot;; &quot;&quot;);  IF([.M44] &lt;&gt; &quot;&quot;; &quot;*A = newA; &quot;; &quot;&quot;); IF([.N44] &lt;&gt; &quot;&quot;; &quot;*X = newX; &quot;; &quot;&quot;); IF([.O44] &lt;&gt; &quot;&quot;; &quot;*Y = newY; &quot;; &quot;&quot;); IF([.P44] &lt;&gt; &quot;&quot;; &quot;*SP = newSP; &quot;; &quot;&quot;); IF([.Q44] &lt;&gt; &quot;&quot;; &quot;*PC = newPC; &quot;; &quot;&quot;);  IF( ([.R44] &amp; [.S44] &amp; [.T44] &amp; [.U44] &amp; [.V44] &amp; [.W44]) &lt;&gt; &quot;&quot;; join(&quot;&quot;;    IF( [.R44] &lt;&gt; &quot;&quot;; &quot;carry := &quot; &amp; [.R44] &amp; &quot;;&quot;; &quot;carry := SR&amp;1; &quot;);   IF( [.S44] &lt;&gt; &quot;&quot;; &quot;zero := &quot; &amp; [.S44] &amp; &quot;;&quot;; &quot;zero := (SR&gt;&gt;1)&amp;1; &quot;);   IF( [.T44] &lt;&gt; &quot;&quot;; &quot;interrupt := &quot; &amp; [.T44] &amp; &quot;;&quot;; &quot;interrupt := (SR&gt;&gt;2)&amp;1; &quot;);   IF( [.U44] &lt;&gt; &quot;&quot;; &quot;decimal := &quot; &amp; [.U44] &amp; &quot;;&quot;; &quot;decimal := (SR&gt;&gt;3)&amp;1; &quot;);   IF( [.V44] &lt;&gt; &quot;&quot;; &quot;overflow := &quot; &amp; [.V44] &amp; &quot;;&quot;; &quot;overflow := (SR&gt;&gt;6)&amp;1; &quot;);   IF( [.W44] &lt;&gt; &quot;&quot;; &quot;negative := &quot; &amp; [.W44] &amp; &quot;;&quot;; &quot;negative := (SR&gt;&gt;7)&amp;1; &quot;)  ); &quot;&quot;);  IF( ([.R44] &amp; [.S44] &amp; [.T44] &amp; [.U44] &amp; [.V44] &amp; [.W44]) &lt;&gt; &quot;&quot;; &quot;*SR = carry + (zero&lt;&lt;1) + (interrupt&lt;&lt;2) + (decimal&lt;&lt;3) + (overflow&lt;&lt;6) + (negative&lt;&lt;7); &quot;; &quot;&quot;);  IF( [.Q44] &lt;&gt; &quot;&quot;; &quot;*PC = &quot; &amp; [.Q44] &amp; &quot;;&quot;; &quot;*PC = PC + &quot; &amp; (LEN([.A44]&amp;&quot; &quot;)/3) &amp; &quot;; &quot; );  IF( [.Y44] &lt;&gt; &quot;&quot;; &quot;memory[(&quot; &amp; [.Y44] &amp; &quot;)&amp;0xFFFF] = &quot; &amp; [.Z44] &amp; &quot;; &quot;; &quot;&quot;);  IF( [.AA44] &lt;&gt; &quot;&quot;; &quot;memory[(&quot; &amp; [.AA44] &amp; &quot;)&amp;0xFFFF] = (&quot; &amp; [.AB44] &amp; &quot;)&amp;0xFF; memory[((&quot; &amp; [.AA44] &amp; &quot;)+1)&amp;0xFFFF] = ((&quot; &amp; [.AB4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4];2) &amp; &quot; ) { &quot; &amp;  join(&quot;&quot;;  IF(LEN([.A44]) &gt; 3; &quot;unsigned char LL = memory[(PC+1)&amp;0xFFFF]; &quot;; &quot;&quot;); IF(LEN([.A44]) &gt; 6; &quot;unsigned int HH = memory[(PC+2)&amp;0xFFFF]; &quot;; &quot;&quot;); IF(LEN([.A44]) &gt; 6; &quot;unsigned int HHLL = LL + (HH&lt;&lt;8); &quot;; &quot;&quot;);  IF([.I44] &lt;&gt; &quot;&quot;; &quot;unsigned int zeroPageWord = memory[(&quot;&amp;[.I44]&amp;&quot;)&amp;0xFF] + (memory[((&quot;&amp;[.I44]&amp;&quot;)+1)&amp;0xFF]&lt;&lt;8); &quot;; &quot;&quot;);  IF([.J44] &lt;&gt; &quot;&quot;; &quot;unsigned char readByte = memory[(&quot;&amp;[.J44]&amp;&quot;)&amp;0xFFFF]; &quot;; &quot;&quot;); IF([.K44] &lt;&gt; &quot;&quot;; &quot;unsigned int readWord := memory[(&quot;&amp;[.K44]&amp;&quot;)&amp;0xFFFF] + (memory[((&quot;&amp;[.K44]&amp;&quot;)+1)&amp;0xFFFF]&lt;&lt;8); &quot;; &quot;&quot;);  IF([.L44] &lt;&gt; &quot;&quot;; &quot;unsigned int result = &quot;&amp;[.L44]&amp;&quot;; &quot;; &quot;&quot;);  IF([.M44] &lt;&gt; &quot;&quot;; &quot;unsigned char newA = &quot;&amp;[.M44]&amp;&quot;; &quot;; &quot;&quot;); IF([.N44] &lt;&gt; &quot;&quot;; &quot;unsigned char newX = &quot;&amp;[.N44]&amp;&quot;; &quot;; &quot;&quot;); IF([.O44] &lt;&gt; &quot;&quot;; &quot;unsigned char newY = &quot;&amp;[.O44]&amp;&quot;; &quot;; &quot;&quot;); IF([.P44] &lt;&gt; &quot;&quot;; &quot;unsigned char newSP = &quot;&amp;[.P44]&amp;&quot;; &quot;; &quot;&quot;); IF([.Q44] &lt;&gt; &quot;&quot;; &quot;unsigned int newPC = (&quot;&amp;[.Q44]&amp;&quot;)&amp;0xFFFF; &quot;; &quot;&quot;);  IF([.M44] &lt;&gt; &quot;&quot;; &quot;*A = newA; &quot;; &quot;&quot;); IF([.N44] &lt;&gt; &quot;&quot;; &quot;*X = newX; &quot;; &quot;&quot;); IF([.O44] &lt;&gt; &quot;&quot;; &quot;*Y = newY; &quot;; &quot;&quot;); IF([.P44] &lt;&gt; &quot;&quot;; &quot;*SP = newSP; &quot;; &quot;&quot;); IF([.Q44] &lt;&gt; &quot;&quot;; &quot;*PC = newPC; &quot;; &quot;&quot;);  IF( ([.R44] &amp; [.S44] &amp; [.T44] &amp; [.U44] &amp; [.V44] &amp; [.W44]) &lt;&gt; &quot;&quot;; join(&quot;&quot;;    IF( [.R44] &lt;&gt; &quot;&quot;; &quot;unsigned char carry = &quot; &amp; [.R44] &amp; &quot;;&quot;; &quot;unsigned char carry = SR&amp;1; &quot;);   IF( [.S44] &lt;&gt; &quot;&quot;; &quot;unsigned char zero = &quot; &amp; [.S44] &amp; &quot;;&quot;; &quot;unsigned char zero = (SR&gt;&gt;1)&amp;1; &quot;);   IF( [.T44] &lt;&gt; &quot;&quot;; &quot;unsigned char interrupt = &quot; &amp; [.T44] &amp; &quot;;&quot;; &quot;unsigned char interrupt = (SR&gt;&gt;2)&amp;1; &quot;);   IF( [.U44] &lt;&gt; &quot;&quot;; &quot;unsigned char decimal = &quot; &amp; [.U44] &amp; &quot;;&quot;; &quot;unsigned char decimal = (SR&gt;&gt;3)&amp;1; &quot;);   IF( [.V44] &lt;&gt; &quot;&quot;; &quot;unsigned char overflow = &quot; &amp; [.V44] &amp; &quot;;&quot;; &quot;unsigned char overflow = (SR&gt;&gt;6)&amp;1; &quot;);   IF( [.W44] &lt;&gt; &quot;&quot;; &quot;unsigned char negative = &quot; &amp; [.W44] &amp; &quot;;&quot;; &quot;unsigned char negative = (SR&gt;&gt;7)&amp;1; &quot;)  ); &quot;&quot;);  IF( ([.R44] &amp; [.S44] &amp; [.T44] &amp; [.U44] &amp; [.V44] &amp; [.W44]) &lt;&gt; &quot;&quot;; &quot;*SR = carry + (zero&lt;&lt;1) + (interrupt&lt;&lt;2) + (decimal&lt;&lt;3) + (overflow&lt;&lt;6) + (negative&lt;&lt;7); &quot;; &quot;&quot;);  IF( [.Q44] &lt;&gt; &quot;&quot;; &quot;*PC = &quot; &amp; [.Q44] &amp; &quot;;&quot;; &quot;*PC = PC + &quot; &amp; (LEN([.A44]&amp;&quot; &quot;)/3) &amp; &quot;; &quot; );  IF( [.Y44] &lt;&gt; &quot;&quot;; &quot;memory[(&quot; &amp; [.Y44] &amp; &quot;)&amp;0xFFFF] = &quot; &amp; [.Z44] &amp; &quot;; &quot;; &quot;&quot;);  IF( [.AA44] &lt;&gt; &quot;&quot;; &quot;memory[(&quot; &amp; [.AA44] &amp; &quot;)&amp;0xFFFF] = (&quot; &amp; [.AB44] &amp; &quot;)&amp;0xFF; memory[((&quot; &amp; [.AA44] &amp; &quot;)+1)&amp;0xFFFF] = ((&quot; &amp; [.AB4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4];2) &amp; &quot; ) { &quot; &amp;  join(&quot;&quot;;  IF(LEN([.A44]) &gt; 3; &quot;const LL = memory[(PC+1)&amp;0xFFFF]; &quot;; &quot;&quot;); IF(LEN([.A44]) &gt; 6; &quot;const HH = memory[(PC+2)&amp;0xFFFF]; &quot;; &quot;&quot;); IF(LEN([.A44]) &gt; 6; &quot;const HHLL = LL + (HH&lt;&lt;8); &quot;; &quot;&quot;);  IF([.I44] &lt;&gt; &quot;&quot;; &quot;const zeroPageWord = memory[(&quot;&amp;[.I44]&amp;&quot;)&amp;0xFF] + (memory[((&quot;&amp;[.I44]&amp;&quot;)+1)&amp;0xFF]&lt;&lt;8); &quot;; &quot;&quot;);  IF([.J44] &lt;&gt; &quot;&quot;; &quot;const readByte = memory[(&quot;&amp;[.J44]&amp;&quot;)&amp;0xFFFF]; &quot;; &quot;&quot;); IF([.K44] &lt;&gt; &quot;&quot;; &quot;const readWord = memory[(&quot;&amp;[.K44]&amp;&quot;)&amp;0xFFFF] + (memory[((&quot;&amp;[.K44]&amp;&quot;)+1)&amp;0xFFFF]&lt;&lt;8); &quot;; &quot;&quot;);  IF([.L44] &lt;&gt; &quot;&quot;; &quot;const result = &quot;&amp;[.L44]&amp;&quot;; &quot;; &quot;&quot;);  IF([.M44] &lt;&gt; &quot;&quot;; &quot;const newA = &quot;&amp;[.M44]&amp;&quot;; &quot;; &quot;&quot;); IF([.N44] &lt;&gt; &quot;&quot;; &quot;const newX = &quot;&amp;[.N44]&amp;&quot;; &quot;; &quot;&quot;); IF([.O44] &lt;&gt; &quot;&quot;; &quot;const newY = &quot;&amp;[.O44]&amp;&quot;; &quot;; &quot;&quot;); IF([.P44] &lt;&gt; &quot;&quot;; &quot;const newSP = &quot;&amp;[.P44]&amp;&quot;; &quot;; &quot;&quot;); IF([.Q44] &lt;&gt; &quot;&quot;; &quot;const newPC = (&quot;&amp;[.Q44]&amp;&quot;)&amp;0xFFFF; &quot;; &quot;&quot;);  IF([.M44] &lt;&gt; &quot;&quot;; &quot;cpu.A = newA; &quot;; &quot;&quot;); IF([.N44] &lt;&gt; &quot;&quot;; &quot;cpu.X = newX; &quot;; &quot;&quot;); IF([.O44] &lt;&gt; &quot;&quot;; &quot;cpu.Y = newY; &quot;; &quot;&quot;); IF([.P44] &lt;&gt; &quot;&quot;; &quot;cpu.SP = newSP; &quot;; &quot;&quot;); IF([.Q44] &lt;&gt; &quot;&quot;; &quot;cpu.PC = newPC; &quot;; &quot;&quot;);  IF( ([.R44] &amp; [.S44] &amp; [.T44] &amp; [.U44] &amp; [.V44] &amp; [.W44]) &lt;&gt; &quot;&quot;; join(&quot;&quot;;    IF( [.R44] &lt;&gt; &quot;&quot;; &quot;const carry = &quot; &amp; [.R44] &amp; &quot;;&quot;;     &quot;const carry = SR&amp;1; &quot;);   IF( [.S44] &lt;&gt; &quot;&quot;; &quot;const zero = &quot; &amp; [.S44] &amp; &quot;;&quot;;      &quot;const zero = (SR&gt;&gt;1)&amp;1; &quot;);   IF( [.T44] &lt;&gt; &quot;&quot;; &quot;const interrupt = &quot; &amp; [.T44] &amp; &quot;;&quot;; &quot;const interrupt = (SR&gt;&gt;2)&amp;1; &quot;);   IF( [.U44] &lt;&gt; &quot;&quot;; &quot;const decimal = &quot; &amp; [.U44] &amp; &quot;;&quot;;   &quot;const decimal = (SR&gt;&gt;3)&amp;1; &quot;);   IF( [.V44] &lt;&gt; &quot;&quot;; &quot;const overflow = &quot; &amp; [.V44] &amp; &quot;;&quot;;  &quot;const overflow = (SR&gt;&gt;6)&amp;1; &quot;);   IF( [.W44] &lt;&gt; &quot;&quot;; &quot;const negative = &quot; &amp; [.W44] &amp; &quot;;&quot;;  &quot;const negative = (SR&gt;&gt;7)&amp;1; &quot;)  ); &quot;&quot;);  IF( ([.R44] &amp; [.S44] &amp; [.T44] &amp; [.U44] &amp; [.V44] &amp; [.W44]) &lt;&gt; &quot;&quot;; &quot;cpu.SR = carry + (zero&lt;&lt;1) + (interrupt&lt;&lt;2) + (decimal&lt;&lt;3) + (overflow&lt;&lt;6) + (negative&lt;&lt;7); &quot;; &quot;&quot;);  IF( [.Q44] &lt;&gt; &quot;&quot;; &quot;*PC = &quot; &amp; [.Q44] &amp; &quot;;&quot;; &quot;cpu.PC = PC + &quot; &amp; (LEN([.A44]&amp;&quot; &quot;)/3) &amp; &quot;; &quot; );  IF( [.Y44] &lt;&gt; &quot;&quot;; &quot;memory[(&quot; &amp; [.Y44] &amp; &quot;)&amp;0xFFFF] = &quot; &amp; [.Z44] &amp; &quot;; &quot;; &quot;&quot;);  IF( [.AA44] &lt;&gt; &quot;&quot;; &quot;memory[(&quot; &amp; [.AA44] &amp; &quot;)&amp;0xFFFF] = (&quot; &amp; [.AB44] &amp; &quot;)&amp;0xFF; memory[((&quot; &amp; [.AA44] &amp; &quot;)+1)&amp;0xFFFF] = ((&quot; &amp; [.AB4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8" table:number-columns-repeated="2"/>
          <table:table-cell table:style-name="ce78" office:value-type="string" calcext:value-type="string">
            <text:p>SR</text:p>
          </table:table-cell>
          <table:table-cell table:style-name="ce78" table:number-columns-repeated="2"/>
          <table:table-cell table:style-name="ce78" office:value-type="string" calcext:value-type="string">
            <text:p>zero, negative</text:p>
          </table:table-cell>
          <table:table-cell table:style-name="ce148"/>
          <table:table-cell table:style-name="ce245"/>
          <table:table-cell table:style-name="ce282" table:formula="of:=IF([.$AM44] &lt;&gt; &quot;&quot;; &quot;BB &quot;; &quot;&quot;) &amp; IF([.$AN44] &lt;&gt; &quot;&quot;; &quot;LL HH &quot;; &quot;&quot;) &amp; IF([.$AO44] &lt;&gt; &quot;&quot;; &quot;SS &quot;; &quot;&quot;) &amp; IF([.$AP44] &lt;&gt; &quot;&quot;; &quot;RR &quot;; &quot;&quot;) &amp; IF([.$AQ44] &lt;&gt; &quot;&quot;; &quot;PP QQ &quot;; &quot;&quot;) &amp; LEFT([.$A44];2)" office:value-type="string" office:string-value="SS 3E" calcext:value-type="string">
            <text:p>SS 3E</text:p>
          </table:table-cell>
          <table:table-cell table:style-name="ce78" table:formula="of:=&quot;UN&quot; &amp;[.B44]" office:value-type="string" office:string-value="UNROL" calcext:value-type="string">
            <text:p>UNROL</text:p>
          </table:table-cell>
          <table:table-cell table:style-name="ce78" office:value-type="string" calcext:value-type="string">
            <text:p>$SS</text:p>
          </table:table-cell>
          <table:table-cell table:style-name="ce285"/>
          <table:table-cell table:style-name="ce78" table:number-columns-repeated="14"/>
          <table:table-cell table:style-name="ce271"/>
          <table:table-cell table:style-name="ce78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40</text:p>
          </table:table-cell>
          <table:table-cell table:style-name="ce20" office:value-type="string" calcext:value-type="string">
            <text:p>RTI</text:p>
          </table:table-cell>
          <table:table-cell table:style-name="ce45" office:value-type="float" office:value="6" calcext:value-type="float">
            <text:p>6</text:p>
          </table:table-cell>
          <table:table-cell table:style-name="ce73"/>
          <table:table-cell table:style-name="ce96"/>
          <table:table-cell table:style-name="ce98"/>
          <table:table-cell table:style-name="ce112"/>
          <table:table-cell table:style-name="ce95"/>
          <table:table-cell table:style-name="ce68" table:formula="of:=IF([.$D45] = &quot;($LL, X)&quot;;&quot;(arg1+X)&amp;0xFF&quot;;&quot;&quot;)">
            <text:p/>
          </table:table-cell>
          <table:table-cell table:style-name="ce68" office:value-type="string" calcext:value-type="string">
            <text:p>SP + 1</text:p>
          </table:table-cell>
          <table:table-cell table:style-name="ce68" office:value-type="string" calcext:value-type="string">
            <text:p>SP + 3</text:p>
          </table:table-cell>
          <table:table-cell table:style-name="ce73"/>
          <table:table-cell table:style-name="ce169"/>
          <table:table-cell table:style-name="ce73" table:number-columns-repeated="2"/>
          <table:table-cell table:style-name="ce68" office:value-type="string" calcext:value-type="string">
            <text:p>SP + 3</text:p>
          </table:table-cell>
          <table:table-cell table:style-name="ce68" office:value-type="string" calcext:value-type="string">
            <text:p>readWord</text:p>
          </table:table-cell>
          <table:table-cell table:style-name="ce198" office:value-type="string" calcext:value-type="string">
            <text:p>result</text:p>
          </table:table-cell>
          <table:table-cell table:style-name="ce68" office:value-type="string" calcext:value-type="string">
            <text:p>result &gt;&gt; 1</text:p>
          </table:table-cell>
          <table:table-cell table:style-name="ce68" office:value-type="string" calcext:value-type="string">
            <text:p>result &gt;&gt; 2</text:p>
          </table:table-cell>
          <table:table-cell table:style-name="ce68" office:value-type="string" calcext:value-type="string">
            <text:p>result &gt;&gt; 3</text:p>
          </table:table-cell>
          <table:table-cell table:style-name="ce68" office:value-type="string" calcext:value-type="string">
            <text:p>0</text:p>
          </table:table-cell>
          <table:table-cell table:style-name="ce68" office:value-type="string" calcext:value-type="string">
            <text:p>result &gt;&gt; 6</text:p>
          </table:table-cell>
          <table:table-cell table:style-name="ce218" office:value-type="string" calcext:value-type="string">
            <text:p>result &gt;&gt; 7</text:p>
          </table:table-cell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45];2) &amp; &quot; { &quot; &amp;  join(&quot;&quot;;  IF(LEN([.A45]) &gt; 3; &quot;LL := memory[PC + 1]; &quot;; &quot;&quot;);  IF([.I45] &lt;&gt; &quot;&quot;; &quot;zeroPageWord := memory[(&quot;&amp;[.I45]&amp;&quot;)&amp;0xFF] + (memory[((&quot;&amp;[.I45]&amp;&quot;)+1)&amp;0xFF]&lt;&lt;8); &quot;; &quot;&quot;);  IF([.J45] &lt;&gt; &quot;&quot;; &quot;readByte := memory[(&quot;&amp;[.J45]&amp;&quot;)&amp;0xFFFF]; &quot;; &quot;&quot;); IF([.K45] &lt;&gt; &quot;&quot;; &quot;readWord := memory[(&quot;&amp;[.K45]&amp;&quot;)&amp;0xFFFF] + (memory[((&quot;&amp;[.K45]&amp;&quot;)+1)&amp;0xFFFF]&lt;&lt;8); &quot;; &quot;&quot;);  IF([.L45] &lt;&gt; &quot;&quot;; &quot;result := &quot;&amp;[.L45]&amp;&quot;; &quot;; &quot;&quot;);  IF([.M45] &lt;&gt; &quot;&quot;; &quot;newA := &quot;&amp;[.M45]&amp;&quot;; &quot;; &quot;&quot;); IF([.N45] &lt;&gt; &quot;&quot;; &quot;newX := &quot;&amp;[.N45]&amp;&quot;; &quot;; &quot;&quot;); IF([.O45] &lt;&gt; &quot;&quot;; &quot;newY := &quot;&amp;[.O45]&amp;&quot;; &quot;; &quot;&quot;); IF([.P45] &lt;&gt; &quot;&quot;; &quot;newSP := &quot;&amp;[.P45]&amp;&quot;; &quot;; &quot;&quot;); IF([.Q45] &lt;&gt; &quot;&quot;; &quot;newPC := &quot;&amp;[.Q45]&amp;&quot;; &quot;; &quot;&quot;);  IF([.M45] &lt;&gt; &quot;&quot;; &quot;*A = newA; &quot;; &quot;&quot;); IF([.N45] &lt;&gt; &quot;&quot;; &quot;*X = newX; &quot;; &quot;&quot;); IF([.O45] &lt;&gt; &quot;&quot;; &quot;*Y = newY; &quot;; &quot;&quot;); IF([.P45] &lt;&gt; &quot;&quot;; &quot;*SP = newSP; &quot;; &quot;&quot;); IF([.Q45] &lt;&gt; &quot;&quot;; &quot;*PC = newPC; &quot;; &quot;&quot;);  IF( ([.R45] &amp; [.S45] &amp; [.T45] &amp; [.U45] &amp; [.V45] &amp; [.W45]) &lt;&gt; &quot;&quot;; join(&quot;&quot;;    IF( [.R45] &lt;&gt; &quot;&quot;; &quot;carry := &quot; &amp; [.R45] &amp; &quot;;&quot;; &quot;carry := SR&amp;1; &quot;);   IF( [.S45] &lt;&gt; &quot;&quot;; &quot;zero := &quot; &amp; [.S45] &amp; &quot;;&quot;; &quot;zero := (SR&gt;&gt;1)&amp;1; &quot;);   IF( [.T45] &lt;&gt; &quot;&quot;; &quot;interrupt := &quot; &amp; [.T45] &amp; &quot;;&quot;; &quot;interrupt := (SR&gt;&gt;2)&amp;1; &quot;);   IF( [.U45] &lt;&gt; &quot;&quot;; &quot;decimal := &quot; &amp; [.U45] &amp; &quot;;&quot;; &quot;decimal := (SR&gt;&gt;3)&amp;1; &quot;);   IF( [.V45] &lt;&gt; &quot;&quot;; &quot;overflow := &quot; &amp; [.V45] &amp; &quot;;&quot;; &quot;overflow := (SR&gt;&gt;6)&amp;1; &quot;);   IF( [.W45] &lt;&gt; &quot;&quot;; &quot;negative := &quot; &amp; [.W45] &amp; &quot;;&quot;; &quot;negative := (SR&gt;&gt;7)&amp;1; &quot;)  ); &quot;&quot;);  IF( ([.R45] &amp; [.S45] &amp; [.T45] &amp; [.U45] &amp; [.V45] &amp; [.W45]) &lt;&gt; &quot;&quot;; &quot;*SR = carry + (zero&lt;&lt;1) + (interrupt&lt;&lt;2) + (decimal&lt;&lt;3) + (overflow&lt;&lt;6) + (negative&lt;&lt;7); &quot;; &quot;&quot;);  IF( [.Q45] &lt;&gt; &quot;&quot;; &quot;*PC = &quot; &amp; [.Q45] &amp; &quot;;&quot;; &quot;*PC = PC + &quot; &amp; (LEN([.A45]&amp;&quot; &quot;)/3) &amp; &quot;; &quot; );  IF( [.Y45] &lt;&gt; &quot;&quot;; &quot;memory[(&quot; &amp; [.Y45] &amp; &quot;)&amp;0xFFFF] = &quot; &amp; [.Z45] &amp; &quot;; &quot;; &quot;&quot;);  IF( [.AA45] &lt;&gt; &quot;&quot;; &quot;memory[(&quot; &amp; [.AA45] &amp; &quot;)&amp;0xFFFF] = (&quot; &amp; [.AB45] &amp; &quot;)&amp;0xFF; memory[((&quot; &amp; [.AA45] &amp; &quot;)+1)&amp;0xFFFF] = ((&quot; &amp; [.AB4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5];2) &amp; &quot; ) { &quot; &amp;  join(&quot;&quot;;  IF(LEN([.A45]) &gt; 3; &quot;unsigned char LL = memory[(PC+1)&amp;0xFFFF]; &quot;; &quot;&quot;); IF(LEN([.A45]) &gt; 6; &quot;unsigned int HH = memory[(PC+2)&amp;0xFFFF]; &quot;; &quot;&quot;); IF(LEN([.A45]) &gt; 6; &quot;unsigned int HHLL = LL + (HH&lt;&lt;8); &quot;; &quot;&quot;);  IF([.I45] &lt;&gt; &quot;&quot;; &quot;unsigned int zeroPageWord = memory[(&quot;&amp;[.I45]&amp;&quot;)&amp;0xFF] + (memory[((&quot;&amp;[.I45]&amp;&quot;)+1)&amp;0xFF]&lt;&lt;8); &quot;; &quot;&quot;);  IF([.J45] &lt;&gt; &quot;&quot;; &quot;unsigned char readByte = memory[(&quot;&amp;[.J45]&amp;&quot;)&amp;0xFFFF]; &quot;; &quot;&quot;); IF([.K45] &lt;&gt; &quot;&quot;; &quot;unsigned int readWord := memory[(&quot;&amp;[.K45]&amp;&quot;)&amp;0xFFFF] + (memory[((&quot;&amp;[.K45]&amp;&quot;)+1)&amp;0xFFFF]&lt;&lt;8); &quot;; &quot;&quot;);  IF([.L45] &lt;&gt; &quot;&quot;; &quot;unsigned int result = &quot;&amp;[.L45]&amp;&quot;; &quot;; &quot;&quot;);  IF([.M45] &lt;&gt; &quot;&quot;; &quot;unsigned char newA = &quot;&amp;[.M45]&amp;&quot;; &quot;; &quot;&quot;); IF([.N45] &lt;&gt; &quot;&quot;; &quot;unsigned char newX = &quot;&amp;[.N45]&amp;&quot;; &quot;; &quot;&quot;); IF([.O45] &lt;&gt; &quot;&quot;; &quot;unsigned char newY = &quot;&amp;[.O45]&amp;&quot;; &quot;; &quot;&quot;); IF([.P45] &lt;&gt; &quot;&quot;; &quot;unsigned char newSP = &quot;&amp;[.P45]&amp;&quot;; &quot;; &quot;&quot;); IF([.Q45] &lt;&gt; &quot;&quot;; &quot;unsigned int newPC = (&quot;&amp;[.Q45]&amp;&quot;)&amp;0xFFFF; &quot;; &quot;&quot;);  IF([.M45] &lt;&gt; &quot;&quot;; &quot;*A = newA; &quot;; &quot;&quot;); IF([.N45] &lt;&gt; &quot;&quot;; &quot;*X = newX; &quot;; &quot;&quot;); IF([.O45] &lt;&gt; &quot;&quot;; &quot;*Y = newY; &quot;; &quot;&quot;); IF([.P45] &lt;&gt; &quot;&quot;; &quot;*SP = newSP; &quot;; &quot;&quot;); IF([.Q45] &lt;&gt; &quot;&quot;; &quot;*PC = newPC; &quot;; &quot;&quot;);  IF( ([.R45] &amp; [.S45] &amp; [.T45] &amp; [.U45] &amp; [.V45] &amp; [.W45]) &lt;&gt; &quot;&quot;; join(&quot;&quot;;    IF( [.R45] &lt;&gt; &quot;&quot;; &quot;unsigned char carry = &quot; &amp; [.R45] &amp; &quot;;&quot;; &quot;unsigned char carry = SR&amp;1; &quot;);   IF( [.S45] &lt;&gt; &quot;&quot;; &quot;unsigned char zero = &quot; &amp; [.S45] &amp; &quot;;&quot;; &quot;unsigned char zero = (SR&gt;&gt;1)&amp;1; &quot;);   IF( [.T45] &lt;&gt; &quot;&quot;; &quot;unsigned char interrupt = &quot; &amp; [.T45] &amp; &quot;;&quot;; &quot;unsigned char interrupt = (SR&gt;&gt;2)&amp;1; &quot;);   IF( [.U45] &lt;&gt; &quot;&quot;; &quot;unsigned char decimal = &quot; &amp; [.U45] &amp; &quot;;&quot;; &quot;unsigned char decimal = (SR&gt;&gt;3)&amp;1; &quot;);   IF( [.V45] &lt;&gt; &quot;&quot;; &quot;unsigned char overflow = &quot; &amp; [.V45] &amp; &quot;;&quot;; &quot;unsigned char overflow = (SR&gt;&gt;6)&amp;1; &quot;);   IF( [.W45] &lt;&gt; &quot;&quot;; &quot;unsigned char negative = &quot; &amp; [.W45] &amp; &quot;;&quot;; &quot;unsigned char negative = (SR&gt;&gt;7)&amp;1; &quot;)  ); &quot;&quot;);  IF( ([.R45] &amp; [.S45] &amp; [.T45] &amp; [.U45] &amp; [.V45] &amp; [.W45]) &lt;&gt; &quot;&quot;; &quot;*SR = carry + (zero&lt;&lt;1) + (interrupt&lt;&lt;2) + (decimal&lt;&lt;3) + (overflow&lt;&lt;6) + (negative&lt;&lt;7); &quot;; &quot;&quot;);  IF( [.Q45] &lt;&gt; &quot;&quot;; &quot;*PC = &quot; &amp; [.Q45] &amp; &quot;;&quot;; &quot;*PC = PC + &quot; &amp; (LEN([.A45]&amp;&quot; &quot;)/3) &amp; &quot;; &quot; );  IF( [.Y45] &lt;&gt; &quot;&quot;; &quot;memory[(&quot; &amp; [.Y45] &amp; &quot;)&amp;0xFFFF] = &quot; &amp; [.Z45] &amp; &quot;; &quot;; &quot;&quot;);  IF( [.AA45] &lt;&gt; &quot;&quot;; &quot;memory[(&quot; &amp; [.AA45] &amp; &quot;)&amp;0xFFFF] = (&quot; &amp; [.AB45] &amp; &quot;)&amp;0xFF; memory[((&quot; &amp; [.AA45] &amp; &quot;)+1)&amp;0xFFFF] = ((&quot; &amp; [.AB4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5];2) &amp; &quot; ) { &quot; &amp;  join(&quot;&quot;;  IF(LEN([.A45]) &gt; 3; &quot;const LL = memory[(PC+1)&amp;0xFFFF]; &quot;; &quot;&quot;); IF(LEN([.A45]) &gt; 6; &quot;const HH = memory[(PC+2)&amp;0xFFFF]; &quot;; &quot;&quot;); IF(LEN([.A45]) &gt; 6; &quot;const HHLL = LL + (HH&lt;&lt;8); &quot;; &quot;&quot;);  IF([.I45] &lt;&gt; &quot;&quot;; &quot;const zeroPageWord = memory[(&quot;&amp;[.I45]&amp;&quot;)&amp;0xFF] + (memory[((&quot;&amp;[.I45]&amp;&quot;)+1)&amp;0xFF]&lt;&lt;8); &quot;; &quot;&quot;);  IF([.J45] &lt;&gt; &quot;&quot;; &quot;const readByte = memory[(&quot;&amp;[.J45]&amp;&quot;)&amp;0xFFFF]; &quot;; &quot;&quot;); IF([.K45] &lt;&gt; &quot;&quot;; &quot;const readWord = memory[(&quot;&amp;[.K45]&amp;&quot;)&amp;0xFFFF] + (memory[((&quot;&amp;[.K45]&amp;&quot;)+1)&amp;0xFFFF]&lt;&lt;8); &quot;; &quot;&quot;);  IF([.L45] &lt;&gt; &quot;&quot;; &quot;const result = &quot;&amp;[.L45]&amp;&quot;; &quot;; &quot;&quot;);  IF([.M45] &lt;&gt; &quot;&quot;; &quot;const newA = &quot;&amp;[.M45]&amp;&quot;; &quot;; &quot;&quot;); IF([.N45] &lt;&gt; &quot;&quot;; &quot;const newX = &quot;&amp;[.N45]&amp;&quot;; &quot;; &quot;&quot;); IF([.O45] &lt;&gt; &quot;&quot;; &quot;const newY = &quot;&amp;[.O45]&amp;&quot;; &quot;; &quot;&quot;); IF([.P45] &lt;&gt; &quot;&quot;; &quot;const newSP = &quot;&amp;[.P45]&amp;&quot;; &quot;; &quot;&quot;); IF([.Q45] &lt;&gt; &quot;&quot;; &quot;const newPC = (&quot;&amp;[.Q45]&amp;&quot;)&amp;0xFFFF; &quot;; &quot;&quot;);  IF([.M45] &lt;&gt; &quot;&quot;; &quot;cpu.A = newA; &quot;; &quot;&quot;); IF([.N45] &lt;&gt; &quot;&quot;; &quot;cpu.X = newX; &quot;; &quot;&quot;); IF([.O45] &lt;&gt; &quot;&quot;; &quot;cpu.Y = newY; &quot;; &quot;&quot;); IF([.P45] &lt;&gt; &quot;&quot;; &quot;cpu.SP = newSP; &quot;; &quot;&quot;); IF([.Q45] &lt;&gt; &quot;&quot;; &quot;cpu.PC = newPC; &quot;; &quot;&quot;);  IF( ([.R45] &amp; [.S45] &amp; [.T45] &amp; [.U45] &amp; [.V45] &amp; [.W45]) &lt;&gt; &quot;&quot;; join(&quot;&quot;;    IF( [.R45] &lt;&gt; &quot;&quot;; &quot;const carry = &quot; &amp; [.R45] &amp; &quot;;&quot;;     &quot;const carry = SR&amp;1; &quot;);   IF( [.S45] &lt;&gt; &quot;&quot;; &quot;const zero = &quot; &amp; [.S45] &amp; &quot;;&quot;;      &quot;const zero = (SR&gt;&gt;1)&amp;1; &quot;);   IF( [.T45] &lt;&gt; &quot;&quot;; &quot;const interrupt = &quot; &amp; [.T45] &amp; &quot;;&quot;; &quot;const interrupt = (SR&gt;&gt;2)&amp;1; &quot;);   IF( [.U45] &lt;&gt; &quot;&quot;; &quot;const decimal = &quot; &amp; [.U45] &amp; &quot;;&quot;;   &quot;const decimal = (SR&gt;&gt;3)&amp;1; &quot;);   IF( [.V45] &lt;&gt; &quot;&quot;; &quot;const overflow = &quot; &amp; [.V45] &amp; &quot;;&quot;;  &quot;const overflow = (SR&gt;&gt;6)&amp;1; &quot;);   IF( [.W45] &lt;&gt; &quot;&quot;; &quot;const negative = &quot; &amp; [.W45] &amp; &quot;;&quot;;  &quot;const negative = (SR&gt;&gt;7)&amp;1; &quot;)  ); &quot;&quot;);  IF( ([.R45] &amp; [.S45] &amp; [.T45] &amp; [.U45] &amp; [.V45] &amp; [.W45]) &lt;&gt; &quot;&quot;; &quot;cpu.SR = carry + (zero&lt;&lt;1) + (interrupt&lt;&lt;2) + (decimal&lt;&lt;3) + (overflow&lt;&lt;6) + (negative&lt;&lt;7); &quot;; &quot;&quot;);  IF( [.Q45] &lt;&gt; &quot;&quot;; &quot;*PC = &quot; &amp; [.Q45] &amp; &quot;;&quot;; &quot;cpu.PC = PC + &quot; &amp; (LEN([.A45]&amp;&quot; &quot;)/3) &amp; &quot;; &quot; );  IF( [.Y45] &lt;&gt; &quot;&quot;; &quot;memory[(&quot; &amp; [.Y45] &amp; &quot;)&amp;0xFFFF] = &quot; &amp; [.Z45] &amp; &quot;; &quot;; &quot;&quot;);  IF( [.AA45] &lt;&gt; &quot;&quot;; &quot;memory[(&quot; &amp; [.AA45] &amp; &quot;)&amp;0xFFFF] = (&quot; &amp; [.AB45] &amp; &quot;)&amp;0xFF; memory[((&quot; &amp; [.AA45] &amp; &quot;)+1)&amp;0xFFFF] = ((&quot; &amp; [.AB4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/>
          <table:table-cell table:style-name="ce68" office:value-type="string" calcext:value-type="string">
            <text:p>PC</text:p>
          </table:table-cell>
          <table:table-cell table:style-name="ce68"/>
          <table:table-cell table:style-name="ce73"/>
          <table:table-cell table:style-name="ce244"/>
          <table:table-cell table:style-name="ce282" table:formula="of:=IF([.$AM45] &lt;&gt; &quot;&quot;; &quot;BB &quot;; &quot;&quot;) &amp; IF([.$AN45] &lt;&gt; &quot;&quot;; &quot;LL HH &quot;; &quot;&quot;) &amp; IF([.$AO45] &lt;&gt; &quot;&quot;; &quot;SS &quot;; &quot;&quot;) &amp; IF([.$AP45] &lt;&gt; &quot;&quot;; &quot;RR &quot;; &quot;&quot;) &amp; IF([.$AQ45] &lt;&gt; &quot;&quot;; &quot;PP QQ &quot;; &quot;&quot;) &amp; LEFT([.$A45];2)" office:value-type="string" office:string-value="SS PP QQ 40" calcext:value-type="string">
            <text:p>SS PP QQ 40</text:p>
          </table:table-cell>
          <table:table-cell table:style-name="ce68" table:formula="of:=&quot;UN&quot; &amp;[.B45]" office:value-type="string" office:string-value="UNRTI" calcext:value-type="string">
            <text:p>UNRTI</text:p>
          </table:table-cell>
          <table:table-cell table:style-name="ce68" office:value-type="string" calcext:value-type="string">
            <text:p>$SS, $QQPP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1 LL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float" office:value="6" calcext:value-type="float">
            <text:p>6</text:p>
          </table:table-cell>
          <table:table-cell table:style-name="ce80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23"/>
          <table:table-cell table:style-name="ce95"/>
          <table:table-cell table:style-name="ce80" office:value-type="string" calcext:value-type="string">
            <text:p>LL + X</text:p>
          </table:table-cell>
          <table:table-cell table:style-name="ce80" office:value-type="string" calcext:value-type="string">
            <text:p>zeroPageWord</text:p>
          </table:table-cell>
          <table:table-cell table:style-name="ce80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46];2) &amp; &quot; { &quot; &amp;  join(&quot;&quot;;  IF(LEN([.A46]) &gt; 3; &quot;LL := memory[PC + 1]; &quot;; &quot;&quot;);  IF([.I46] &lt;&gt; &quot;&quot;; &quot;zeroPageWord := memory[(&quot;&amp;[.I46]&amp;&quot;)&amp;0xFF] + (memory[((&quot;&amp;[.I46]&amp;&quot;)+1)&amp;0xFF]&lt;&lt;8); &quot;; &quot;&quot;);  IF([.J46] &lt;&gt; &quot;&quot;; &quot;readByte := memory[(&quot;&amp;[.J46]&amp;&quot;)&amp;0xFFFF]; &quot;; &quot;&quot;); IF([.K46] &lt;&gt; &quot;&quot;; &quot;readWord := memory[(&quot;&amp;[.K46]&amp;&quot;)&amp;0xFFFF] + (memory[((&quot;&amp;[.K46]&amp;&quot;)+1)&amp;0xFFFF]&lt;&lt;8); &quot;; &quot;&quot;);  IF([.L46] &lt;&gt; &quot;&quot;; &quot;result := &quot;&amp;[.L46]&amp;&quot;; &quot;; &quot;&quot;);  IF([.M46] &lt;&gt; &quot;&quot;; &quot;newA := &quot;&amp;[.M46]&amp;&quot;; &quot;; &quot;&quot;); IF([.N46] &lt;&gt; &quot;&quot;; &quot;newX := &quot;&amp;[.N46]&amp;&quot;; &quot;; &quot;&quot;); IF([.O46] &lt;&gt; &quot;&quot;; &quot;newY := &quot;&amp;[.O46]&amp;&quot;; &quot;; &quot;&quot;); IF([.P46] &lt;&gt; &quot;&quot;; &quot;newSP := &quot;&amp;[.P46]&amp;&quot;; &quot;; &quot;&quot;); IF([.Q46] &lt;&gt; &quot;&quot;; &quot;newPC := &quot;&amp;[.Q46]&amp;&quot;; &quot;; &quot;&quot;);  IF([.M46] &lt;&gt; &quot;&quot;; &quot;*A = newA; &quot;; &quot;&quot;); IF([.N46] &lt;&gt; &quot;&quot;; &quot;*X = newX; &quot;; &quot;&quot;); IF([.O46] &lt;&gt; &quot;&quot;; &quot;*Y = newY; &quot;; &quot;&quot;); IF([.P46] &lt;&gt; &quot;&quot;; &quot;*SP = newSP; &quot;; &quot;&quot;); IF([.Q46] &lt;&gt; &quot;&quot;; &quot;*PC = newPC; &quot;; &quot;&quot;);  IF( ([.R46] &amp; [.S46] &amp; [.T46] &amp; [.U46] &amp; [.V46] &amp; [.W46]) &lt;&gt; &quot;&quot;; join(&quot;&quot;;    IF( [.R46] &lt;&gt; &quot;&quot;; &quot;carry := &quot; &amp; [.R46] &amp; &quot;;&quot;; &quot;carry := SR&amp;1; &quot;);   IF( [.S46] &lt;&gt; &quot;&quot;; &quot;zero := &quot; &amp; [.S46] &amp; &quot;;&quot;; &quot;zero := (SR&gt;&gt;1)&amp;1; &quot;);   IF( [.T46] &lt;&gt; &quot;&quot;; &quot;interrupt := &quot; &amp; [.T46] &amp; &quot;;&quot;; &quot;interrupt := (SR&gt;&gt;2)&amp;1; &quot;);   IF( [.U46] &lt;&gt; &quot;&quot;; &quot;decimal := &quot; &amp; [.U46] &amp; &quot;;&quot;; &quot;decimal := (SR&gt;&gt;3)&amp;1; &quot;);   IF( [.V46] &lt;&gt; &quot;&quot;; &quot;overflow := &quot; &amp; [.V46] &amp; &quot;;&quot;; &quot;overflow := (SR&gt;&gt;6)&amp;1; &quot;);   IF( [.W46] &lt;&gt; &quot;&quot;; &quot;negative := &quot; &amp; [.W46] &amp; &quot;;&quot;; &quot;negative := (SR&gt;&gt;7)&amp;1; &quot;)  ); &quot;&quot;);  IF( ([.R46] &amp; [.S46] &amp; [.T46] &amp; [.U46] &amp; [.V46] &amp; [.W46]) &lt;&gt; &quot;&quot;; &quot;*SR = carry + (zero&lt;&lt;1) + (interrupt&lt;&lt;2) + (decimal&lt;&lt;3) + (overflow&lt;&lt;6) + (negative&lt;&lt;7); &quot;; &quot;&quot;);  IF( [.Q46] &lt;&gt; &quot;&quot;; &quot;*PC = &quot; &amp; [.Q46] &amp; &quot;;&quot;; &quot;*PC = PC + &quot; &amp; (LEN([.A46]&amp;&quot; &quot;)/3) &amp; &quot;; &quot; );  IF( [.Y46] &lt;&gt; &quot;&quot;; &quot;memory[(&quot; &amp; [.Y46] &amp; &quot;)&amp;0xFFFF] = &quot; &amp; [.Z46] &amp; &quot;; &quot;; &quot;&quot;);  IF( [.AA46] &lt;&gt; &quot;&quot;; &quot;memory[(&quot; &amp; [.AA46] &amp; &quot;)&amp;0xFFFF] = (&quot; &amp; [.AB46] &amp; &quot;)&amp;0xFF; memory[((&quot; &amp; [.AA46] &amp; &quot;)+1)&amp;0xFFFF] = ((&quot; &amp; [.AB4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6];2) &amp; &quot; ) { &quot; &amp;  join(&quot;&quot;;  IF(LEN([.A46]) &gt; 3; &quot;unsigned char LL = memory[(PC+1)&amp;0xFFFF]; &quot;; &quot;&quot;); IF(LEN([.A46]) &gt; 6; &quot;unsigned int HH = memory[(PC+2)&amp;0xFFFF]; &quot;; &quot;&quot;); IF(LEN([.A46]) &gt; 6; &quot;unsigned int HHLL = LL + (HH&lt;&lt;8); &quot;; &quot;&quot;);  IF([.I46] &lt;&gt; &quot;&quot;; &quot;unsigned int zeroPageWord = memory[(&quot;&amp;[.I46]&amp;&quot;)&amp;0xFF] + (memory[((&quot;&amp;[.I46]&amp;&quot;)+1)&amp;0xFF]&lt;&lt;8); &quot;; &quot;&quot;);  IF([.J46] &lt;&gt; &quot;&quot;; &quot;unsigned char readByte = memory[(&quot;&amp;[.J46]&amp;&quot;)&amp;0xFFFF]; &quot;; &quot;&quot;); IF([.K46] &lt;&gt; &quot;&quot;; &quot;unsigned int readWord := memory[(&quot;&amp;[.K46]&amp;&quot;)&amp;0xFFFF] + (memory[((&quot;&amp;[.K46]&amp;&quot;)+1)&amp;0xFFFF]&lt;&lt;8); &quot;; &quot;&quot;);  IF([.L46] &lt;&gt; &quot;&quot;; &quot;unsigned int result = &quot;&amp;[.L46]&amp;&quot;; &quot;; &quot;&quot;);  IF([.M46] &lt;&gt; &quot;&quot;; &quot;unsigned char newA = &quot;&amp;[.M46]&amp;&quot;; &quot;; &quot;&quot;); IF([.N46] &lt;&gt; &quot;&quot;; &quot;unsigned char newX = &quot;&amp;[.N46]&amp;&quot;; &quot;; &quot;&quot;); IF([.O46] &lt;&gt; &quot;&quot;; &quot;unsigned char newY = &quot;&amp;[.O46]&amp;&quot;; &quot;; &quot;&quot;); IF([.P46] &lt;&gt; &quot;&quot;; &quot;unsigned char newSP = &quot;&amp;[.P46]&amp;&quot;; &quot;; &quot;&quot;); IF([.Q46] &lt;&gt; &quot;&quot;; &quot;unsigned int newPC = (&quot;&amp;[.Q46]&amp;&quot;)&amp;0xFFFF; &quot;; &quot;&quot;);  IF([.M46] &lt;&gt; &quot;&quot;; &quot;*A = newA; &quot;; &quot;&quot;); IF([.N46] &lt;&gt; &quot;&quot;; &quot;*X = newX; &quot;; &quot;&quot;); IF([.O46] &lt;&gt; &quot;&quot;; &quot;*Y = newY; &quot;; &quot;&quot;); IF([.P46] &lt;&gt; &quot;&quot;; &quot;*SP = newSP; &quot;; &quot;&quot;); IF([.Q46] &lt;&gt; &quot;&quot;; &quot;*PC = newPC; &quot;; &quot;&quot;);  IF( ([.R46] &amp; [.S46] &amp; [.T46] &amp; [.U46] &amp; [.V46] &amp; [.W46]) &lt;&gt; &quot;&quot;; join(&quot;&quot;;    IF( [.R46] &lt;&gt; &quot;&quot;; &quot;unsigned char carry = &quot; &amp; [.R46] &amp; &quot;;&quot;; &quot;unsigned char carry = SR&amp;1; &quot;);   IF( [.S46] &lt;&gt; &quot;&quot;; &quot;unsigned char zero = &quot; &amp; [.S46] &amp; &quot;;&quot;; &quot;unsigned char zero = (SR&gt;&gt;1)&amp;1; &quot;);   IF( [.T46] &lt;&gt; &quot;&quot;; &quot;unsigned char interrupt = &quot; &amp; [.T46] &amp; &quot;;&quot;; &quot;unsigned char interrupt = (SR&gt;&gt;2)&amp;1; &quot;);   IF( [.U46] &lt;&gt; &quot;&quot;; &quot;unsigned char decimal = &quot; &amp; [.U46] &amp; &quot;;&quot;; &quot;unsigned char decimal = (SR&gt;&gt;3)&amp;1; &quot;);   IF( [.V46] &lt;&gt; &quot;&quot;; &quot;unsigned char overflow = &quot; &amp; [.V46] &amp; &quot;;&quot;; &quot;unsigned char overflow = (SR&gt;&gt;6)&amp;1; &quot;);   IF( [.W46] &lt;&gt; &quot;&quot;; &quot;unsigned char negative = &quot; &amp; [.W46] &amp; &quot;;&quot;; &quot;unsigned char negative = (SR&gt;&gt;7)&amp;1; &quot;)  ); &quot;&quot;);  IF( ([.R46] &amp; [.S46] &amp; [.T46] &amp; [.U46] &amp; [.V46] &amp; [.W46]) &lt;&gt; &quot;&quot;; &quot;*SR = carry + (zero&lt;&lt;1) + (interrupt&lt;&lt;2) + (decimal&lt;&lt;3) + (overflow&lt;&lt;6) + (negative&lt;&lt;7); &quot;; &quot;&quot;);  IF( [.Q46] &lt;&gt; &quot;&quot;; &quot;*PC = &quot; &amp; [.Q46] &amp; &quot;;&quot;; &quot;*PC = PC + &quot; &amp; (LEN([.A46]&amp;&quot; &quot;)/3) &amp; &quot;; &quot; );  IF( [.Y46] &lt;&gt; &quot;&quot;; &quot;memory[(&quot; &amp; [.Y46] &amp; &quot;)&amp;0xFFFF] = &quot; &amp; [.Z46] &amp; &quot;; &quot;; &quot;&quot;);  IF( [.AA46] &lt;&gt; &quot;&quot;; &quot;memory[(&quot; &amp; [.AA46] &amp; &quot;)&amp;0xFFFF] = (&quot; &amp; [.AB46] &amp; &quot;)&amp;0xFF; memory[((&quot; &amp; [.AA46] &amp; &quot;)+1)&amp;0xFFFF] = ((&quot; &amp; [.AB4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6];2) &amp; &quot; ) { &quot; &amp;  join(&quot;&quot;;  IF(LEN([.A46]) &gt; 3; &quot;const LL = memory[(PC+1)&amp;0xFFFF]; &quot;; &quot;&quot;); IF(LEN([.A46]) &gt; 6; &quot;const HH = memory[(PC+2)&amp;0xFFFF]; &quot;; &quot;&quot;); IF(LEN([.A46]) &gt; 6; &quot;const HHLL = LL + (HH&lt;&lt;8); &quot;; &quot;&quot;);  IF([.I46] &lt;&gt; &quot;&quot;; &quot;const zeroPageWord = memory[(&quot;&amp;[.I46]&amp;&quot;)&amp;0xFF] + (memory[((&quot;&amp;[.I46]&amp;&quot;)+1)&amp;0xFF]&lt;&lt;8); &quot;; &quot;&quot;);  IF([.J46] &lt;&gt; &quot;&quot;; &quot;const readByte = memory[(&quot;&amp;[.J46]&amp;&quot;)&amp;0xFFFF]; &quot;; &quot;&quot;); IF([.K46] &lt;&gt; &quot;&quot;; &quot;const readWord = memory[(&quot;&amp;[.K46]&amp;&quot;)&amp;0xFFFF] + (memory[((&quot;&amp;[.K46]&amp;&quot;)+1)&amp;0xFFFF]&lt;&lt;8); &quot;; &quot;&quot;);  IF([.L46] &lt;&gt; &quot;&quot;; &quot;const result = &quot;&amp;[.L46]&amp;&quot;; &quot;; &quot;&quot;);  IF([.M46] &lt;&gt; &quot;&quot;; &quot;const newA = &quot;&amp;[.M46]&amp;&quot;; &quot;; &quot;&quot;); IF([.N46] &lt;&gt; &quot;&quot;; &quot;const newX = &quot;&amp;[.N46]&amp;&quot;; &quot;; &quot;&quot;); IF([.O46] &lt;&gt; &quot;&quot;; &quot;const newY = &quot;&amp;[.O46]&amp;&quot;; &quot;; &quot;&quot;); IF([.P46] &lt;&gt; &quot;&quot;; &quot;const newSP = &quot;&amp;[.P46]&amp;&quot;; &quot;; &quot;&quot;); IF([.Q46] &lt;&gt; &quot;&quot;; &quot;const newPC = (&quot;&amp;[.Q46]&amp;&quot;)&amp;0xFFFF; &quot;; &quot;&quot;);  IF([.M46] &lt;&gt; &quot;&quot;; &quot;cpu.A = newA; &quot;; &quot;&quot;); IF([.N46] &lt;&gt; &quot;&quot;; &quot;cpu.X = newX; &quot;; &quot;&quot;); IF([.O46] &lt;&gt; &quot;&quot;; &quot;cpu.Y = newY; &quot;; &quot;&quot;); IF([.P46] &lt;&gt; &quot;&quot;; &quot;cpu.SP = newSP; &quot;; &quot;&quot;); IF([.Q46] &lt;&gt; &quot;&quot;; &quot;cpu.PC = newPC; &quot;; &quot;&quot;);  IF( ([.R46] &amp; [.S46] &amp; [.T46] &amp; [.U46] &amp; [.V46] &amp; [.W46]) &lt;&gt; &quot;&quot;; join(&quot;&quot;;    IF( [.R46] &lt;&gt; &quot;&quot;; &quot;const carry = &quot; &amp; [.R46] &amp; &quot;;&quot;;     &quot;const carry = SR&amp;1; &quot;);   IF( [.S46] &lt;&gt; &quot;&quot;; &quot;const zero = &quot; &amp; [.S46] &amp; &quot;;&quot;;      &quot;const zero = (SR&gt;&gt;1)&amp;1; &quot;);   IF( [.T46] &lt;&gt; &quot;&quot;; &quot;const interrupt = &quot; &amp; [.T46] &amp; &quot;;&quot;; &quot;const interrupt = (SR&gt;&gt;2)&amp;1; &quot;);   IF( [.U46] &lt;&gt; &quot;&quot;; &quot;const decimal = &quot; &amp; [.U46] &amp; &quot;;&quot;;   &quot;const decimal = (SR&gt;&gt;3)&amp;1; &quot;);   IF( [.V46] &lt;&gt; &quot;&quot;; &quot;const overflow = &quot; &amp; [.V46] &amp; &quot;;&quot;;  &quot;const overflow = (SR&gt;&gt;6)&amp;1; &quot;);   IF( [.W46] &lt;&gt; &quot;&quot;; &quot;const negative = &quot; &amp; [.W46] &amp; &quot;;&quot;;  &quot;const negative = (SR&gt;&gt;7)&amp;1; &quot;)  ); &quot;&quot;);  IF( ([.R46] &amp; [.S46] &amp; [.T46] &amp; [.U46] &amp; [.V46] &amp; [.W46]) &lt;&gt; &quot;&quot;; &quot;cpu.SR = carry + (zero&lt;&lt;1) + (interrupt&lt;&lt;2) + (decimal&lt;&lt;3) + (overflow&lt;&lt;6) + (negative&lt;&lt;7); &quot;; &quot;&quot;);  IF( [.Q46] &lt;&gt; &quot;&quot;; &quot;*PC = &quot; &amp; [.Q46] &amp; &quot;;&quot;; &quot;cpu.PC = PC + &quot; &amp; (LEN([.A46]&amp;&quot; &quot;)/3) &amp; &quot;; &quot; );  IF( [.Y46] &lt;&gt; &quot;&quot;; &quot;memory[(&quot; &amp; [.Y46] &amp; &quot;)&amp;0xFFFF] = &quot; &amp; [.Z46] &amp; &quot;; &quot;; &quot;&quot;);  IF( [.AA46] &lt;&gt; &quot;&quot;; &quot;memory[(&quot; &amp; [.AA46] &amp; &quot;)&amp;0xFFFF] = (&quot; &amp; [.AB46] &amp; &quot;)&amp;0xFF; memory[((&quot; &amp; [.AA46] &amp; &quot;)+1)&amp;0xFFFF] = ((&quot; &amp; [.AB4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46] &lt;&gt; &quot;&quot;; &quot;BB &quot;; &quot;&quot;) &amp; IF([.$AN46] &lt;&gt; &quot;&quot;; &quot;LL HH &quot;; &quot;&quot;) &amp; IF([.$AO46] &lt;&gt; &quot;&quot;; &quot;SS &quot;; &quot;&quot;) &amp; IF([.$AP46] &lt;&gt; &quot;&quot;; &quot;RR &quot;; &quot;&quot;) &amp; IF([.$AQ46] &lt;&gt; &quot;&quot;; &quot;PP QQ &quot;; &quot;&quot;) &amp; LEFT([.$A46];2)" office:value-type="string" office:string-value="SS 41" calcext:value-type="string">
            <text:p>SS 41</text:p>
          </table:table-cell>
          <table:table-cell table:style-name="ce80" table:formula="of:=&quot;UN&quot; &amp;[.B46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5 LL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float" office:value="3" calcext:value-type="float">
            <text:p>3</text:p>
          </table:table-cell>
          <table:table-cell table:style-name="ce80" office:value-type="string" calcext:value-type="string">
            <text:p>$LL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47] = &quot;($LL, X)&quot;;&quot;(arg1+X)&amp;0xFF&quot;;&quot;&quot;)">
            <text:p/>
          </table:table-cell>
          <table:table-cell table:style-name="ce80" office:value-type="string" calcext:value-type="string">
            <text:p>LL</text:p>
          </table:table-cell>
          <table:table-cell table:style-name="ce157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47];2) &amp; &quot; { &quot; &amp;  join(&quot;&quot;;  IF(LEN([.A47]) &gt; 3; &quot;LL := memory[PC + 1]; &quot;; &quot;&quot;);  IF([.I47] &lt;&gt; &quot;&quot;; &quot;zeroPageWord := memory[(&quot;&amp;[.I47]&amp;&quot;)&amp;0xFF] + (memory[((&quot;&amp;[.I47]&amp;&quot;)+1)&amp;0xFF]&lt;&lt;8); &quot;; &quot;&quot;);  IF([.J47] &lt;&gt; &quot;&quot;; &quot;readByte := memory[(&quot;&amp;[.J47]&amp;&quot;)&amp;0xFFFF]; &quot;; &quot;&quot;); IF([.K47] &lt;&gt; &quot;&quot;; &quot;readWord := memory[(&quot;&amp;[.K47]&amp;&quot;)&amp;0xFFFF] + (memory[((&quot;&amp;[.K47]&amp;&quot;)+1)&amp;0xFFFF]&lt;&lt;8); &quot;; &quot;&quot;);  IF([.L47] &lt;&gt; &quot;&quot;; &quot;result := &quot;&amp;[.L47]&amp;&quot;; &quot;; &quot;&quot;);  IF([.M47] &lt;&gt; &quot;&quot;; &quot;newA := &quot;&amp;[.M47]&amp;&quot;; &quot;; &quot;&quot;); IF([.N47] &lt;&gt; &quot;&quot;; &quot;newX := &quot;&amp;[.N47]&amp;&quot;; &quot;; &quot;&quot;); IF([.O47] &lt;&gt; &quot;&quot;; &quot;newY := &quot;&amp;[.O47]&amp;&quot;; &quot;; &quot;&quot;); IF([.P47] &lt;&gt; &quot;&quot;; &quot;newSP := &quot;&amp;[.P47]&amp;&quot;; &quot;; &quot;&quot;); IF([.Q47] &lt;&gt; &quot;&quot;; &quot;newPC := &quot;&amp;[.Q47]&amp;&quot;; &quot;; &quot;&quot;);  IF([.M47] &lt;&gt; &quot;&quot;; &quot;*A = newA; &quot;; &quot;&quot;); IF([.N47] &lt;&gt; &quot;&quot;; &quot;*X = newX; &quot;; &quot;&quot;); IF([.O47] &lt;&gt; &quot;&quot;; &quot;*Y = newY; &quot;; &quot;&quot;); IF([.P47] &lt;&gt; &quot;&quot;; &quot;*SP = newSP; &quot;; &quot;&quot;); IF([.Q47] &lt;&gt; &quot;&quot;; &quot;*PC = newPC; &quot;; &quot;&quot;);  IF( ([.R47] &amp; [.S47] &amp; [.T47] &amp; [.U47] &amp; [.V47] &amp; [.W47]) &lt;&gt; &quot;&quot;; join(&quot;&quot;;    IF( [.R47] &lt;&gt; &quot;&quot;; &quot;carry := &quot; &amp; [.R47] &amp; &quot;;&quot;; &quot;carry := SR&amp;1; &quot;);   IF( [.S47] &lt;&gt; &quot;&quot;; &quot;zero := &quot; &amp; [.S47] &amp; &quot;;&quot;; &quot;zero := (SR&gt;&gt;1)&amp;1; &quot;);   IF( [.T47] &lt;&gt; &quot;&quot;; &quot;interrupt := &quot; &amp; [.T47] &amp; &quot;;&quot;; &quot;interrupt := (SR&gt;&gt;2)&amp;1; &quot;);   IF( [.U47] &lt;&gt; &quot;&quot;; &quot;decimal := &quot; &amp; [.U47] &amp; &quot;;&quot;; &quot;decimal := (SR&gt;&gt;3)&amp;1; &quot;);   IF( [.V47] &lt;&gt; &quot;&quot;; &quot;overflow := &quot; &amp; [.V47] &amp; &quot;;&quot;; &quot;overflow := (SR&gt;&gt;6)&amp;1; &quot;);   IF( [.W47] &lt;&gt; &quot;&quot;; &quot;negative := &quot; &amp; [.W47] &amp; &quot;;&quot;; &quot;negative := (SR&gt;&gt;7)&amp;1; &quot;)  ); &quot;&quot;);  IF( ([.R47] &amp; [.S47] &amp; [.T47] &amp; [.U47] &amp; [.V47] &amp; [.W47]) &lt;&gt; &quot;&quot;; &quot;*SR = carry + (zero&lt;&lt;1) + (interrupt&lt;&lt;2) + (decimal&lt;&lt;3) + (overflow&lt;&lt;6) + (negative&lt;&lt;7); &quot;; &quot;&quot;);  IF( [.Q47] &lt;&gt; &quot;&quot;; &quot;*PC = &quot; &amp; [.Q47] &amp; &quot;;&quot;; &quot;*PC = PC + &quot; &amp; (LEN([.A47]&amp;&quot; &quot;)/3) &amp; &quot;; &quot; );  IF( [.Y47] &lt;&gt; &quot;&quot;; &quot;memory[(&quot; &amp; [.Y47] &amp; &quot;)&amp;0xFFFF] = &quot; &amp; [.Z47] &amp; &quot;; &quot;; &quot;&quot;);  IF( [.AA47] &lt;&gt; &quot;&quot;; &quot;memory[(&quot; &amp; [.AA47] &amp; &quot;)&amp;0xFFFF] = (&quot; &amp; [.AB47] &amp; &quot;)&amp;0xFF; memory[((&quot; &amp; [.AA47] &amp; &quot;)+1)&amp;0xFFFF] = ((&quot; &amp; [.AB4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7];2) &amp; &quot; ) { &quot; &amp;  join(&quot;&quot;;  IF(LEN([.A47]) &gt; 3; &quot;unsigned char LL = memory[(PC+1)&amp;0xFFFF]; &quot;; &quot;&quot;); IF(LEN([.A47]) &gt; 6; &quot;unsigned int HH = memory[(PC+2)&amp;0xFFFF]; &quot;; &quot;&quot;); IF(LEN([.A47]) &gt; 6; &quot;unsigned int HHLL = LL + (HH&lt;&lt;8); &quot;; &quot;&quot;);  IF([.I47] &lt;&gt; &quot;&quot;; &quot;unsigned int zeroPageWord = memory[(&quot;&amp;[.I47]&amp;&quot;)&amp;0xFF] + (memory[((&quot;&amp;[.I47]&amp;&quot;)+1)&amp;0xFF]&lt;&lt;8); &quot;; &quot;&quot;);  IF([.J47] &lt;&gt; &quot;&quot;; &quot;unsigned char readByte = memory[(&quot;&amp;[.J47]&amp;&quot;)&amp;0xFFFF]; &quot;; &quot;&quot;); IF([.K47] &lt;&gt; &quot;&quot;; &quot;unsigned int readWord := memory[(&quot;&amp;[.K47]&amp;&quot;)&amp;0xFFFF] + (memory[((&quot;&amp;[.K47]&amp;&quot;)+1)&amp;0xFFFF]&lt;&lt;8); &quot;; &quot;&quot;);  IF([.L47] &lt;&gt; &quot;&quot;; &quot;unsigned int result = &quot;&amp;[.L47]&amp;&quot;; &quot;; &quot;&quot;);  IF([.M47] &lt;&gt; &quot;&quot;; &quot;unsigned char newA = &quot;&amp;[.M47]&amp;&quot;; &quot;; &quot;&quot;); IF([.N47] &lt;&gt; &quot;&quot;; &quot;unsigned char newX = &quot;&amp;[.N47]&amp;&quot;; &quot;; &quot;&quot;); IF([.O47] &lt;&gt; &quot;&quot;; &quot;unsigned char newY = &quot;&amp;[.O47]&amp;&quot;; &quot;; &quot;&quot;); IF([.P47] &lt;&gt; &quot;&quot;; &quot;unsigned char newSP = &quot;&amp;[.P47]&amp;&quot;; &quot;; &quot;&quot;); IF([.Q47] &lt;&gt; &quot;&quot;; &quot;unsigned int newPC = (&quot;&amp;[.Q47]&amp;&quot;)&amp;0xFFFF; &quot;; &quot;&quot;);  IF([.M47] &lt;&gt; &quot;&quot;; &quot;*A = newA; &quot;; &quot;&quot;); IF([.N47] &lt;&gt; &quot;&quot;; &quot;*X = newX; &quot;; &quot;&quot;); IF([.O47] &lt;&gt; &quot;&quot;; &quot;*Y = newY; &quot;; &quot;&quot;); IF([.P47] &lt;&gt; &quot;&quot;; &quot;*SP = newSP; &quot;; &quot;&quot;); IF([.Q47] &lt;&gt; &quot;&quot;; &quot;*PC = newPC; &quot;; &quot;&quot;);  IF( ([.R47] &amp; [.S47] &amp; [.T47] &amp; [.U47] &amp; [.V47] &amp; [.W47]) &lt;&gt; &quot;&quot;; join(&quot;&quot;;    IF( [.R47] &lt;&gt; &quot;&quot;; &quot;unsigned char carry = &quot; &amp; [.R47] &amp; &quot;;&quot;; &quot;unsigned char carry = SR&amp;1; &quot;);   IF( [.S47] &lt;&gt; &quot;&quot;; &quot;unsigned char zero = &quot; &amp; [.S47] &amp; &quot;;&quot;; &quot;unsigned char zero = (SR&gt;&gt;1)&amp;1; &quot;);   IF( [.T47] &lt;&gt; &quot;&quot;; &quot;unsigned char interrupt = &quot; &amp; [.T47] &amp; &quot;;&quot;; &quot;unsigned char interrupt = (SR&gt;&gt;2)&amp;1; &quot;);   IF( [.U47] &lt;&gt; &quot;&quot;; &quot;unsigned char decimal = &quot; &amp; [.U47] &amp; &quot;;&quot;; &quot;unsigned char decimal = (SR&gt;&gt;3)&amp;1; &quot;);   IF( [.V47] &lt;&gt; &quot;&quot;; &quot;unsigned char overflow = &quot; &amp; [.V47] &amp; &quot;;&quot;; &quot;unsigned char overflow = (SR&gt;&gt;6)&amp;1; &quot;);   IF( [.W47] &lt;&gt; &quot;&quot;; &quot;unsigned char negative = &quot; &amp; [.W47] &amp; &quot;;&quot;; &quot;unsigned char negative = (SR&gt;&gt;7)&amp;1; &quot;)  ); &quot;&quot;);  IF( ([.R47] &amp; [.S47] &amp; [.T47] &amp; [.U47] &amp; [.V47] &amp; [.W47]) &lt;&gt; &quot;&quot;; &quot;*SR = carry + (zero&lt;&lt;1) + (interrupt&lt;&lt;2) + (decimal&lt;&lt;3) + (overflow&lt;&lt;6) + (negative&lt;&lt;7); &quot;; &quot;&quot;);  IF( [.Q47] &lt;&gt; &quot;&quot;; &quot;*PC = &quot; &amp; [.Q47] &amp; &quot;;&quot;; &quot;*PC = PC + &quot; &amp; (LEN([.A47]&amp;&quot; &quot;)/3) &amp; &quot;; &quot; );  IF( [.Y47] &lt;&gt; &quot;&quot;; &quot;memory[(&quot; &amp; [.Y47] &amp; &quot;)&amp;0xFFFF] = &quot; &amp; [.Z47] &amp; &quot;; &quot;; &quot;&quot;);  IF( [.AA47] &lt;&gt; &quot;&quot;; &quot;memory[(&quot; &amp; [.AA47] &amp; &quot;)&amp;0xFFFF] = (&quot; &amp; [.AB47] &amp; &quot;)&amp;0xFF; memory[((&quot; &amp; [.AA47] &amp; &quot;)+1)&amp;0xFFFF] = ((&quot; &amp; [.AB4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7];2) &amp; &quot; ) { &quot; &amp;  join(&quot;&quot;;  IF(LEN([.A47]) &gt; 3; &quot;const LL = memory[(PC+1)&amp;0xFFFF]; &quot;; &quot;&quot;); IF(LEN([.A47]) &gt; 6; &quot;const HH = memory[(PC+2)&amp;0xFFFF]; &quot;; &quot;&quot;); IF(LEN([.A47]) &gt; 6; &quot;const HHLL = LL + (HH&lt;&lt;8); &quot;; &quot;&quot;);  IF([.I47] &lt;&gt; &quot;&quot;; &quot;const zeroPageWord = memory[(&quot;&amp;[.I47]&amp;&quot;)&amp;0xFF] + (memory[((&quot;&amp;[.I47]&amp;&quot;)+1)&amp;0xFF]&lt;&lt;8); &quot;; &quot;&quot;);  IF([.J47] &lt;&gt; &quot;&quot;; &quot;const readByte = memory[(&quot;&amp;[.J47]&amp;&quot;)&amp;0xFFFF]; &quot;; &quot;&quot;); IF([.K47] &lt;&gt; &quot;&quot;; &quot;const readWord = memory[(&quot;&amp;[.K47]&amp;&quot;)&amp;0xFFFF] + (memory[((&quot;&amp;[.K47]&amp;&quot;)+1)&amp;0xFFFF]&lt;&lt;8); &quot;; &quot;&quot;);  IF([.L47] &lt;&gt; &quot;&quot;; &quot;const result = &quot;&amp;[.L47]&amp;&quot;; &quot;; &quot;&quot;);  IF([.M47] &lt;&gt; &quot;&quot;; &quot;const newA = &quot;&amp;[.M47]&amp;&quot;; &quot;; &quot;&quot;); IF([.N47] &lt;&gt; &quot;&quot;; &quot;const newX = &quot;&amp;[.N47]&amp;&quot;; &quot;; &quot;&quot;); IF([.O47] &lt;&gt; &quot;&quot;; &quot;const newY = &quot;&amp;[.O47]&amp;&quot;; &quot;; &quot;&quot;); IF([.P47] &lt;&gt; &quot;&quot;; &quot;const newSP = &quot;&amp;[.P47]&amp;&quot;; &quot;; &quot;&quot;); IF([.Q47] &lt;&gt; &quot;&quot;; &quot;const newPC = (&quot;&amp;[.Q47]&amp;&quot;)&amp;0xFFFF; &quot;; &quot;&quot;);  IF([.M47] &lt;&gt; &quot;&quot;; &quot;cpu.A = newA; &quot;; &quot;&quot;); IF([.N47] &lt;&gt; &quot;&quot;; &quot;cpu.X = newX; &quot;; &quot;&quot;); IF([.O47] &lt;&gt; &quot;&quot;; &quot;cpu.Y = newY; &quot;; &quot;&quot;); IF([.P47] &lt;&gt; &quot;&quot;; &quot;cpu.SP = newSP; &quot;; &quot;&quot;); IF([.Q47] &lt;&gt; &quot;&quot;; &quot;cpu.PC = newPC; &quot;; &quot;&quot;);  IF( ([.R47] &amp; [.S47] &amp; [.T47] &amp; [.U47] &amp; [.V47] &amp; [.W47]) &lt;&gt; &quot;&quot;; join(&quot;&quot;;    IF( [.R47] &lt;&gt; &quot;&quot;; &quot;const carry = &quot; &amp; [.R47] &amp; &quot;;&quot;;     &quot;const carry = SR&amp;1; &quot;);   IF( [.S47] &lt;&gt; &quot;&quot;; &quot;const zero = &quot; &amp; [.S47] &amp; &quot;;&quot;;      &quot;const zero = (SR&gt;&gt;1)&amp;1; &quot;);   IF( [.T47] &lt;&gt; &quot;&quot;; &quot;const interrupt = &quot; &amp; [.T47] &amp; &quot;;&quot;; &quot;const interrupt = (SR&gt;&gt;2)&amp;1; &quot;);   IF( [.U47] &lt;&gt; &quot;&quot;; &quot;const decimal = &quot; &amp; [.U47] &amp; &quot;;&quot;;   &quot;const decimal = (SR&gt;&gt;3)&amp;1; &quot;);   IF( [.V47] &lt;&gt; &quot;&quot;; &quot;const overflow = &quot; &amp; [.V47] &amp; &quot;;&quot;;  &quot;const overflow = (SR&gt;&gt;6)&amp;1; &quot;);   IF( [.W47] &lt;&gt; &quot;&quot;; &quot;const negative = &quot; &amp; [.W47] &amp; &quot;;&quot;;  &quot;const negative = (SR&gt;&gt;7)&amp;1; &quot;)  ); &quot;&quot;);  IF( ([.R47] &amp; [.S47] &amp; [.T47] &amp; [.U47] &amp; [.V47] &amp; [.W47]) &lt;&gt; &quot;&quot;; &quot;cpu.SR = carry + (zero&lt;&lt;1) + (interrupt&lt;&lt;2) + (decimal&lt;&lt;3) + (overflow&lt;&lt;6) + (negative&lt;&lt;7); &quot;; &quot;&quot;);  IF( [.Q47] &lt;&gt; &quot;&quot;; &quot;*PC = &quot; &amp; [.Q47] &amp; &quot;;&quot;; &quot;cpu.PC = PC + &quot; &amp; (LEN([.A47]&amp;&quot; &quot;)/3) &amp; &quot;; &quot; );  IF( [.Y47] &lt;&gt; &quot;&quot;; &quot;memory[(&quot; &amp; [.Y47] &amp; &quot;)&amp;0xFFFF] = &quot; &amp; [.Z47] &amp; &quot;; &quot;; &quot;&quot;);  IF( [.AA47] &lt;&gt; &quot;&quot;; &quot;memory[(&quot; &amp; [.AA47] &amp; &quot;)&amp;0xFFFF] = (&quot; &amp; [.AB47] &amp; &quot;)&amp;0xFF; memory[((&quot; &amp; [.AA47] &amp; &quot;)+1)&amp;0xFFFF] = ((&quot; &amp; [.AB4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47] &lt;&gt; &quot;&quot;; &quot;BB &quot;; &quot;&quot;) &amp; IF([.$AN47] &lt;&gt; &quot;&quot;; &quot;LL HH &quot;; &quot;&quot;) &amp; IF([.$AO47] &lt;&gt; &quot;&quot;; &quot;SS &quot;; &quot;&quot;) &amp; IF([.$AP47] &lt;&gt; &quot;&quot;; &quot;RR &quot;; &quot;&quot;) &amp; IF([.$AQ47] &lt;&gt; &quot;&quot;; &quot;PP QQ &quot;; &quot;&quot;) &amp; LEFT([.$A47];2)" office:value-type="string" office:string-value="SS 45" calcext:value-type="string">
            <text:p>SS 45</text:p>
          </table:table-cell>
          <table:table-cell table:style-name="ce80" table:formula="of:=&quot;UN&quot; &amp;[.B47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6 LL</text:p>
          </table:table-cell>
          <table:table-cell table:style-name="ce31" office:value-type="string" calcext:value-type="string">
            <text:p>LSR</text:p>
          </table:table-cell>
          <table:table-cell table:style-name="ce56" office:value-type="float" office:value="5" calcext:value-type="float">
            <text:p>5</text:p>
          </table:table-cell>
          <table:table-cell table:style-name="ce81" office:value-type="string" calcext:value-type="string">
            <text:p>$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48] = &quot;($LL, X)&quot;;&quot;(arg1+X)&amp;0xFF&quot;;&quot;&quot;)">
            <text:p/>
          </table:table-cell>
          <table:table-cell table:style-name="ce81" office:value-type="string" calcext:value-type="string">
            <text:p>LL</text:p>
          </table:table-cell>
          <table:table-cell table:style-name="ce88"/>
          <table:table-cell table:style-name="ce81" office:value-type="string" calcext:value-type="string">
            <text:p>readByte &gt;&gt; 1</text:p>
          </table:table-cell>
          <table:table-cell table:style-name="ce183" office:value-type="string" calcext:value-type="string">
            <text:p>result</text:p>
          </table:table-cell>
          <table:table-cell table:style-name="ce88" table:number-columns-repeated="4"/>
          <table:table-cell table:style-name="ce183" office:value-type="string" calcext:value-type="string">
            <text:p>readByte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0x0</text:p>
          </table:table-cell>
          <table:table-cell table:style-name="ce183" office:value-type="string" calcext:value-type="string">
            <text:p>readByteAddress</text:p>
          </table:table-cell>
          <table:table-cell table:style-name="ce81" office:value-type="string" calcext:value-type="string">
            <text:p>result</text:p>
          </table:table-cell>
          <table:table-cell table:style-name="ce88" table:number-columns-repeated="2"/>
          <table:table-cell table:style-name="ce244"/>
          <table:table-cell table:style-name="ce95"/>
          <table:table-cell table:style-name="ce253" table:formula="of:=&quot;  if instruction == 0x&quot; &amp; LEFT([.A48];2) &amp; &quot; { &quot; &amp;  join(&quot;&quot;;  IF(LEN([.A48]) &gt; 3; &quot;LL := memory[PC + 1]; &quot;; &quot;&quot;);  IF([.I48] &lt;&gt; &quot;&quot;; &quot;zeroPageWord := memory[(&quot;&amp;[.I48]&amp;&quot;)&amp;0xFF] + (memory[((&quot;&amp;[.I48]&amp;&quot;)+1)&amp;0xFF]&lt;&lt;8); &quot;; &quot;&quot;);  IF([.J48] &lt;&gt; &quot;&quot;; &quot;readByte := memory[(&quot;&amp;[.J48]&amp;&quot;)&amp;0xFFFF]; &quot;; &quot;&quot;); IF([.K48] &lt;&gt; &quot;&quot;; &quot;readWord := memory[(&quot;&amp;[.K48]&amp;&quot;)&amp;0xFFFF] + (memory[((&quot;&amp;[.K48]&amp;&quot;)+1)&amp;0xFFFF]&lt;&lt;8); &quot;; &quot;&quot;);  IF([.L48] &lt;&gt; &quot;&quot;; &quot;result := &quot;&amp;[.L48]&amp;&quot;; &quot;; &quot;&quot;);  IF([.M48] &lt;&gt; &quot;&quot;; &quot;newA := &quot;&amp;[.M48]&amp;&quot;; &quot;; &quot;&quot;); IF([.N48] &lt;&gt; &quot;&quot;; &quot;newX := &quot;&amp;[.N48]&amp;&quot;; &quot;; &quot;&quot;); IF([.O48] &lt;&gt; &quot;&quot;; &quot;newY := &quot;&amp;[.O48]&amp;&quot;; &quot;; &quot;&quot;); IF([.P48] &lt;&gt; &quot;&quot;; &quot;newSP := &quot;&amp;[.P48]&amp;&quot;; &quot;; &quot;&quot;); IF([.Q48] &lt;&gt; &quot;&quot;; &quot;newPC := &quot;&amp;[.Q48]&amp;&quot;; &quot;; &quot;&quot;);  IF([.M48] &lt;&gt; &quot;&quot;; &quot;*A = newA; &quot;; &quot;&quot;); IF([.N48] &lt;&gt; &quot;&quot;; &quot;*X = newX; &quot;; &quot;&quot;); IF([.O48] &lt;&gt; &quot;&quot;; &quot;*Y = newY; &quot;; &quot;&quot;); IF([.P48] &lt;&gt; &quot;&quot;; &quot;*SP = newSP; &quot;; &quot;&quot;); IF([.Q48] &lt;&gt; &quot;&quot;; &quot;*PC = newPC; &quot;; &quot;&quot;);  IF( ([.R48] &amp; [.S48] &amp; [.T48] &amp; [.U48] &amp; [.V48] &amp; [.W48]) &lt;&gt; &quot;&quot;; join(&quot;&quot;;    IF( [.R48] &lt;&gt; &quot;&quot;; &quot;carry := &quot; &amp; [.R48] &amp; &quot;;&quot;; &quot;carry := SR&amp;1; &quot;);   IF( [.S48] &lt;&gt; &quot;&quot;; &quot;zero := &quot; &amp; [.S48] &amp; &quot;;&quot;; &quot;zero := (SR&gt;&gt;1)&amp;1; &quot;);   IF( [.T48] &lt;&gt; &quot;&quot;; &quot;interrupt := &quot; &amp; [.T48] &amp; &quot;;&quot;; &quot;interrupt := (SR&gt;&gt;2)&amp;1; &quot;);   IF( [.U48] &lt;&gt; &quot;&quot;; &quot;decimal := &quot; &amp; [.U48] &amp; &quot;;&quot;; &quot;decimal := (SR&gt;&gt;3)&amp;1; &quot;);   IF( [.V48] &lt;&gt; &quot;&quot;; &quot;overflow := &quot; &amp; [.V48] &amp; &quot;;&quot;; &quot;overflow := (SR&gt;&gt;6)&amp;1; &quot;);   IF( [.W48] &lt;&gt; &quot;&quot;; &quot;negative := &quot; &amp; [.W48] &amp; &quot;;&quot;; &quot;negative := (SR&gt;&gt;7)&amp;1; &quot;)  ); &quot;&quot;);  IF( ([.R48] &amp; [.S48] &amp; [.T48] &amp; [.U48] &amp; [.V48] &amp; [.W48]) &lt;&gt; &quot;&quot;; &quot;*SR = carry + (zero&lt;&lt;1) + (interrupt&lt;&lt;2) + (decimal&lt;&lt;3) + (overflow&lt;&lt;6) + (negative&lt;&lt;7); &quot;; &quot;&quot;);  IF( [.Q48] &lt;&gt; &quot;&quot;; &quot;*PC = &quot; &amp; [.Q48] &amp; &quot;;&quot;; &quot;*PC = PC + &quot; &amp; (LEN([.A48]&amp;&quot; &quot;)/3) &amp; &quot;; &quot; );  IF( [.Y48] &lt;&gt; &quot;&quot;; &quot;memory[(&quot; &amp; [.Y48] &amp; &quot;)&amp;0xFFFF] = &quot; &amp; [.Z48] &amp; &quot;; &quot;; &quot;&quot;);  IF( [.AA48] &lt;&gt; &quot;&quot;; &quot;memory[(&quot; &amp; [.AA48] &amp; &quot;)&amp;0xFFFF] = (&quot; &amp; [.AB48] &amp; &quot;)&amp;0xFF; memory[((&quot; &amp; [.AA48] &amp; &quot;)+1)&amp;0xFFFF] = ((&quot; &amp; [.AB4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8];2) &amp; &quot; ) { &quot; &amp;  join(&quot;&quot;;  IF(LEN([.A48]) &gt; 3; &quot;unsigned char LL = memory[(PC+1)&amp;0xFFFF]; &quot;; &quot;&quot;); IF(LEN([.A48]) &gt; 6; &quot;unsigned int HH = memory[(PC+2)&amp;0xFFFF]; &quot;; &quot;&quot;); IF(LEN([.A48]) &gt; 6; &quot;unsigned int HHLL = LL + (HH&lt;&lt;8); &quot;; &quot;&quot;);  IF([.I48] &lt;&gt; &quot;&quot;; &quot;unsigned int zeroPageWord = memory[(&quot;&amp;[.I48]&amp;&quot;)&amp;0xFF] + (memory[((&quot;&amp;[.I48]&amp;&quot;)+1)&amp;0xFF]&lt;&lt;8); &quot;; &quot;&quot;);  IF([.J48] &lt;&gt; &quot;&quot;; &quot;unsigned char readByte = memory[(&quot;&amp;[.J48]&amp;&quot;)&amp;0xFFFF]; &quot;; &quot;&quot;); IF([.K48] &lt;&gt; &quot;&quot;; &quot;unsigned int readWord := memory[(&quot;&amp;[.K48]&amp;&quot;)&amp;0xFFFF] + (memory[((&quot;&amp;[.K48]&amp;&quot;)+1)&amp;0xFFFF]&lt;&lt;8); &quot;; &quot;&quot;);  IF([.L48] &lt;&gt; &quot;&quot;; &quot;unsigned int result = &quot;&amp;[.L48]&amp;&quot;; &quot;; &quot;&quot;);  IF([.M48] &lt;&gt; &quot;&quot;; &quot;unsigned char newA = &quot;&amp;[.M48]&amp;&quot;; &quot;; &quot;&quot;); IF([.N48] &lt;&gt; &quot;&quot;; &quot;unsigned char newX = &quot;&amp;[.N48]&amp;&quot;; &quot;; &quot;&quot;); IF([.O48] &lt;&gt; &quot;&quot;; &quot;unsigned char newY = &quot;&amp;[.O48]&amp;&quot;; &quot;; &quot;&quot;); IF([.P48] &lt;&gt; &quot;&quot;; &quot;unsigned char newSP = &quot;&amp;[.P48]&amp;&quot;; &quot;; &quot;&quot;); IF([.Q48] &lt;&gt; &quot;&quot;; &quot;unsigned int newPC = (&quot;&amp;[.Q48]&amp;&quot;)&amp;0xFFFF; &quot;; &quot;&quot;);  IF([.M48] &lt;&gt; &quot;&quot;; &quot;*A = newA; &quot;; &quot;&quot;); IF([.N48] &lt;&gt; &quot;&quot;; &quot;*X = newX; &quot;; &quot;&quot;); IF([.O48] &lt;&gt; &quot;&quot;; &quot;*Y = newY; &quot;; &quot;&quot;); IF([.P48] &lt;&gt; &quot;&quot;; &quot;*SP = newSP; &quot;; &quot;&quot;); IF([.Q48] &lt;&gt; &quot;&quot;; &quot;*PC = newPC; &quot;; &quot;&quot;);  IF( ([.R48] &amp; [.S48] &amp; [.T48] &amp; [.U48] &amp; [.V48] &amp; [.W48]) &lt;&gt; &quot;&quot;; join(&quot;&quot;;    IF( [.R48] &lt;&gt; &quot;&quot;; &quot;unsigned char carry = &quot; &amp; [.R48] &amp; &quot;;&quot;; &quot;unsigned char carry = SR&amp;1; &quot;);   IF( [.S48] &lt;&gt; &quot;&quot;; &quot;unsigned char zero = &quot; &amp; [.S48] &amp; &quot;;&quot;; &quot;unsigned char zero = (SR&gt;&gt;1)&amp;1; &quot;);   IF( [.T48] &lt;&gt; &quot;&quot;; &quot;unsigned char interrupt = &quot; &amp; [.T48] &amp; &quot;;&quot;; &quot;unsigned char interrupt = (SR&gt;&gt;2)&amp;1; &quot;);   IF( [.U48] &lt;&gt; &quot;&quot;; &quot;unsigned char decimal = &quot; &amp; [.U48] &amp; &quot;;&quot;; &quot;unsigned char decimal = (SR&gt;&gt;3)&amp;1; &quot;);   IF( [.V48] &lt;&gt; &quot;&quot;; &quot;unsigned char overflow = &quot; &amp; [.V48] &amp; &quot;;&quot;; &quot;unsigned char overflow = (SR&gt;&gt;6)&amp;1; &quot;);   IF( [.W48] &lt;&gt; &quot;&quot;; &quot;unsigned char negative = &quot; &amp; [.W48] &amp; &quot;;&quot;; &quot;unsigned char negative = (SR&gt;&gt;7)&amp;1; &quot;)  ); &quot;&quot;);  IF( ([.R48] &amp; [.S48] &amp; [.T48] &amp; [.U48] &amp; [.V48] &amp; [.W48]) &lt;&gt; &quot;&quot;; &quot;*SR = carry + (zero&lt;&lt;1) + (interrupt&lt;&lt;2) + (decimal&lt;&lt;3) + (overflow&lt;&lt;6) + (negative&lt;&lt;7); &quot;; &quot;&quot;);  IF( [.Q48] &lt;&gt; &quot;&quot;; &quot;*PC = &quot; &amp; [.Q48] &amp; &quot;;&quot;; &quot;*PC = PC + &quot; &amp; (LEN([.A48]&amp;&quot; &quot;)/3) &amp; &quot;; &quot; );  IF( [.Y48] &lt;&gt; &quot;&quot;; &quot;memory[(&quot; &amp; [.Y48] &amp; &quot;)&amp;0xFFFF] = &quot; &amp; [.Z48] &amp; &quot;; &quot;; &quot;&quot;);  IF( [.AA48] &lt;&gt; &quot;&quot;; &quot;memory[(&quot; &amp; [.AA48] &amp; &quot;)&amp;0xFFFF] = (&quot; &amp; [.AB48] &amp; &quot;)&amp;0xFF; memory[((&quot; &amp; [.AA48] &amp; &quot;)+1)&amp;0xFFFF] = ((&quot; &amp; [.AB4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8];2) &amp; &quot; ) { &quot; &amp;  join(&quot;&quot;;  IF(LEN([.A48]) &gt; 3; &quot;const LL = memory[(PC+1)&amp;0xFFFF]; &quot;; &quot;&quot;); IF(LEN([.A48]) &gt; 6; &quot;const HH = memory[(PC+2)&amp;0xFFFF]; &quot;; &quot;&quot;); IF(LEN([.A48]) &gt; 6; &quot;const HHLL = LL + (HH&lt;&lt;8); &quot;; &quot;&quot;);  IF([.I48] &lt;&gt; &quot;&quot;; &quot;const zeroPageWord = memory[(&quot;&amp;[.I48]&amp;&quot;)&amp;0xFF] + (memory[((&quot;&amp;[.I48]&amp;&quot;)+1)&amp;0xFF]&lt;&lt;8); &quot;; &quot;&quot;);  IF([.J48] &lt;&gt; &quot;&quot;; &quot;const readByte = memory[(&quot;&amp;[.J48]&amp;&quot;)&amp;0xFFFF]; &quot;; &quot;&quot;); IF([.K48] &lt;&gt; &quot;&quot;; &quot;const readWord = memory[(&quot;&amp;[.K48]&amp;&quot;)&amp;0xFFFF] + (memory[((&quot;&amp;[.K48]&amp;&quot;)+1)&amp;0xFFFF]&lt;&lt;8); &quot;; &quot;&quot;);  IF([.L48] &lt;&gt; &quot;&quot;; &quot;const result = &quot;&amp;[.L48]&amp;&quot;; &quot;; &quot;&quot;);  IF([.M48] &lt;&gt; &quot;&quot;; &quot;const newA = &quot;&amp;[.M48]&amp;&quot;; &quot;; &quot;&quot;); IF([.N48] &lt;&gt; &quot;&quot;; &quot;const newX = &quot;&amp;[.N48]&amp;&quot;; &quot;; &quot;&quot;); IF([.O48] &lt;&gt; &quot;&quot;; &quot;const newY = &quot;&amp;[.O48]&amp;&quot;; &quot;; &quot;&quot;); IF([.P48] &lt;&gt; &quot;&quot;; &quot;const newSP = &quot;&amp;[.P48]&amp;&quot;; &quot;; &quot;&quot;); IF([.Q48] &lt;&gt; &quot;&quot;; &quot;const newPC = (&quot;&amp;[.Q48]&amp;&quot;)&amp;0xFFFF; &quot;; &quot;&quot;);  IF([.M48] &lt;&gt; &quot;&quot;; &quot;cpu.A = newA; &quot;; &quot;&quot;); IF([.N48] &lt;&gt; &quot;&quot;; &quot;cpu.X = newX; &quot;; &quot;&quot;); IF([.O48] &lt;&gt; &quot;&quot;; &quot;cpu.Y = newY; &quot;; &quot;&quot;); IF([.P48] &lt;&gt; &quot;&quot;; &quot;cpu.SP = newSP; &quot;; &quot;&quot;); IF([.Q48] &lt;&gt; &quot;&quot;; &quot;cpu.PC = newPC; &quot;; &quot;&quot;);  IF( ([.R48] &amp; [.S48] &amp; [.T48] &amp; [.U48] &amp; [.V48] &amp; [.W48]) &lt;&gt; &quot;&quot;; join(&quot;&quot;;    IF( [.R48] &lt;&gt; &quot;&quot;; &quot;const carry = &quot; &amp; [.R48] &amp; &quot;;&quot;;     &quot;const carry = SR&amp;1; &quot;);   IF( [.S48] &lt;&gt; &quot;&quot;; &quot;const zero = &quot; &amp; [.S48] &amp; &quot;;&quot;;      &quot;const zero = (SR&gt;&gt;1)&amp;1; &quot;);   IF( [.T48] &lt;&gt; &quot;&quot;; &quot;const interrupt = &quot; &amp; [.T48] &amp; &quot;;&quot;; &quot;const interrupt = (SR&gt;&gt;2)&amp;1; &quot;);   IF( [.U48] &lt;&gt; &quot;&quot;; &quot;const decimal = &quot; &amp; [.U48] &amp; &quot;;&quot;;   &quot;const decimal = (SR&gt;&gt;3)&amp;1; &quot;);   IF( [.V48] &lt;&gt; &quot;&quot;; &quot;const overflow = &quot; &amp; [.V48] &amp; &quot;;&quot;;  &quot;const overflow = (SR&gt;&gt;6)&amp;1; &quot;);   IF( [.W48] &lt;&gt; &quot;&quot;; &quot;const negative = &quot; &amp; [.W48] &amp; &quot;;&quot;;  &quot;const negative = (SR&gt;&gt;7)&amp;1; &quot;)  ); &quot;&quot;);  IF( ([.R48] &amp; [.S48] &amp; [.T48] &amp; [.U48] &amp; [.V48] &amp; [.W48]) &lt;&gt; &quot;&quot;; &quot;cpu.SR = carry + (zero&lt;&lt;1) + (interrupt&lt;&lt;2) + (decimal&lt;&lt;3) + (overflow&lt;&lt;6) + (negative&lt;&lt;7); &quot;; &quot;&quot;);  IF( [.Q48] &lt;&gt; &quot;&quot;; &quot;*PC = &quot; &amp; [.Q48] &amp; &quot;;&quot;; &quot;cpu.PC = PC + &quot; &amp; (LEN([.A48]&amp;&quot; &quot;)/3) &amp; &quot;; &quot; );  IF( [.Y48] &lt;&gt; &quot;&quot;; &quot;memory[(&quot; &amp; [.Y48] &amp; &quot;)&amp;0xFFFF] = &quot; &amp; [.Z48] &amp; &quot;; &quot;; &quot;&quot;);  IF( [.AA48] &lt;&gt; &quot;&quot;; &quot;memory[(&quot; &amp; [.AA48] &amp; &quot;)&amp;0xFFFF] = (&quot; &amp; [.AB48] &amp; &quot;)&amp;0xFF; memory[((&quot; &amp; [.AA48] &amp; &quot;)+1)&amp;0xFFFF] = ((&quot; &amp; [.AB4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48] &lt;&gt; &quot;&quot;; &quot;BB &quot;; &quot;&quot;) &amp; IF([.$AN48] &lt;&gt; &quot;&quot;; &quot;LL HH &quot;; &quot;&quot;) &amp; IF([.$AO48] &lt;&gt; &quot;&quot;; &quot;SS &quot;; &quot;&quot;) &amp; IF([.$AP48] &lt;&gt; &quot;&quot;; &quot;RR &quot;; &quot;&quot;) &amp; IF([.$AQ48] &lt;&gt; &quot;&quot;; &quot;PP QQ &quot;; &quot;&quot;) &amp; LEFT([.$A48];2)" office:value-type="string" office:string-value="SS 46" calcext:value-type="string">
            <text:p>SS 46</text:p>
          </table:table-cell>
          <table:table-cell table:style-name="ce81" table:formula="of:=&quot;UN&quot; &amp;[.B48]" office:value-type="string" office:string-value="UNLSR" calcext:value-type="string">
            <text:p>UNLSR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8</text:p>
          </table:table-cell>
          <table:table-cell table:style-name="ce32" office:value-type="string" calcext:value-type="string">
            <text:p>PHA</text:p>
          </table:table-cell>
          <table:table-cell table:style-name="ce47" office:value-type="float" office:value="3" calcext:value-type="float">
            <text:p>3</text:p>
          </table:table-cell>
          <table:table-cell table:style-name="ce70"/>
          <table:table-cell table:style-name="ce96"/>
          <table:table-cell table:style-name="ce98"/>
          <table:table-cell table:style-name="ce110"/>
          <table:table-cell table:style-name="ce95"/>
          <table:table-cell table:style-name="ce70"/>
          <table:table-cell table:style-name="ce92" table:number-columns-repeated="3"/>
          <table:table-cell table:style-name="ce171"/>
          <table:table-cell table:style-name="ce92" table:number-columns-repeated="2"/>
          <table:table-cell table:style-name="ce70" office:value-type="string" calcext:value-type="string">
            <text:p>SP - 1</text:p>
          </table:table-cell>
          <table:table-cell table:style-name="ce92"/>
          <table:table-cell table:style-name="ce173"/>
          <table:table-cell table:style-name="ce70"/>
          <table:table-cell table:style-name="ce92" table:number-columns-repeated="4"/>
          <table:table-cell table:style-name="ce221"/>
          <table:table-cell table:style-name="ce173" office:value-type="string" calcext:value-type="string">
            <text:p>SP</text:p>
          </table:table-cell>
          <table:table-cell table:style-name="ce70" office:value-type="string" calcext:value-type="string">
            <text:p>A</text:p>
          </table:table-cell>
          <table:table-cell table:style-name="ce92" table:number-columns-repeated="2"/>
          <table:table-cell table:style-name="ce244"/>
          <table:table-cell table:style-name="ce95"/>
          <table:table-cell table:style-name="ce253" table:formula="of:=&quot;  if instruction == 0x&quot; &amp; LEFT([.A49];2) &amp; &quot; { &quot; &amp;  join(&quot;&quot;;  IF(LEN([.A49]) &gt; 3; &quot;LL := memory[PC + 1]; &quot;; &quot;&quot;);  IF([.I49] &lt;&gt; &quot;&quot;; &quot;zeroPageWord := memory[(&quot;&amp;[.I49]&amp;&quot;)&amp;0xFF] + (memory[((&quot;&amp;[.I49]&amp;&quot;)+1)&amp;0xFF]&lt;&lt;8); &quot;; &quot;&quot;);  IF([.J49] &lt;&gt; &quot;&quot;; &quot;readByte := memory[(&quot;&amp;[.J49]&amp;&quot;)&amp;0xFFFF]; &quot;; &quot;&quot;); IF([.K49] &lt;&gt; &quot;&quot;; &quot;readWord := memory[(&quot;&amp;[.K49]&amp;&quot;)&amp;0xFFFF] + (memory[((&quot;&amp;[.K49]&amp;&quot;)+1)&amp;0xFFFF]&lt;&lt;8); &quot;; &quot;&quot;);  IF([.L49] &lt;&gt; &quot;&quot;; &quot;result := &quot;&amp;[.L49]&amp;&quot;; &quot;; &quot;&quot;);  IF([.M49] &lt;&gt; &quot;&quot;; &quot;newA := &quot;&amp;[.M49]&amp;&quot;; &quot;; &quot;&quot;); IF([.N49] &lt;&gt; &quot;&quot;; &quot;newX := &quot;&amp;[.N49]&amp;&quot;; &quot;; &quot;&quot;); IF([.O49] &lt;&gt; &quot;&quot;; &quot;newY := &quot;&amp;[.O49]&amp;&quot;; &quot;; &quot;&quot;); IF([.P49] &lt;&gt; &quot;&quot;; &quot;newSP := &quot;&amp;[.P49]&amp;&quot;; &quot;; &quot;&quot;); IF([.Q49] &lt;&gt; &quot;&quot;; &quot;newPC := &quot;&amp;[.Q49]&amp;&quot;; &quot;; &quot;&quot;);  IF([.M49] &lt;&gt; &quot;&quot;; &quot;*A = newA; &quot;; &quot;&quot;); IF([.N49] &lt;&gt; &quot;&quot;; &quot;*X = newX; &quot;; &quot;&quot;); IF([.O49] &lt;&gt; &quot;&quot;; &quot;*Y = newY; &quot;; &quot;&quot;); IF([.P49] &lt;&gt; &quot;&quot;; &quot;*SP = newSP; &quot;; &quot;&quot;); IF([.Q49] &lt;&gt; &quot;&quot;; &quot;*PC = newPC; &quot;; &quot;&quot;);  IF( ([.R49] &amp; [.S49] &amp; [.T49] &amp; [.U49] &amp; [.V49] &amp; [.W49]) &lt;&gt; &quot;&quot;; join(&quot;&quot;;    IF( [.R49] &lt;&gt; &quot;&quot;; &quot;carry := &quot; &amp; [.R49] &amp; &quot;;&quot;; &quot;carry := SR&amp;1; &quot;);   IF( [.S49] &lt;&gt; &quot;&quot;; &quot;zero := &quot; &amp; [.S49] &amp; &quot;;&quot;; &quot;zero := (SR&gt;&gt;1)&amp;1; &quot;);   IF( [.T49] &lt;&gt; &quot;&quot;; &quot;interrupt := &quot; &amp; [.T49] &amp; &quot;;&quot;; &quot;interrupt := (SR&gt;&gt;2)&amp;1; &quot;);   IF( [.U49] &lt;&gt; &quot;&quot;; &quot;decimal := &quot; &amp; [.U49] &amp; &quot;;&quot;; &quot;decimal := (SR&gt;&gt;3)&amp;1; &quot;);   IF( [.V49] &lt;&gt; &quot;&quot;; &quot;overflow := &quot; &amp; [.V49] &amp; &quot;;&quot;; &quot;overflow := (SR&gt;&gt;6)&amp;1; &quot;);   IF( [.W49] &lt;&gt; &quot;&quot;; &quot;negative := &quot; &amp; [.W49] &amp; &quot;;&quot;; &quot;negative := (SR&gt;&gt;7)&amp;1; &quot;)  ); &quot;&quot;);  IF( ([.R49] &amp; [.S49] &amp; [.T49] &amp; [.U49] &amp; [.V49] &amp; [.W49]) &lt;&gt; &quot;&quot;; &quot;*SR = carry + (zero&lt;&lt;1) + (interrupt&lt;&lt;2) + (decimal&lt;&lt;3) + (overflow&lt;&lt;6) + (negative&lt;&lt;7); &quot;; &quot;&quot;);  IF( [.Q49] &lt;&gt; &quot;&quot;; &quot;*PC = &quot; &amp; [.Q49] &amp; &quot;;&quot;; &quot;*PC = PC + &quot; &amp; (LEN([.A49]&amp;&quot; &quot;)/3) &amp; &quot;; &quot; );  IF( [.Y49] &lt;&gt; &quot;&quot;; &quot;memory[(&quot; &amp; [.Y49] &amp; &quot;)&amp;0xFFFF] = &quot; &amp; [.Z49] &amp; &quot;; &quot;; &quot;&quot;);  IF( [.AA49] &lt;&gt; &quot;&quot;; &quot;memory[(&quot; &amp; [.AA49] &amp; &quot;)&amp;0xFFFF] = (&quot; &amp; [.AB49] &amp; &quot;)&amp;0xFF; memory[((&quot; &amp; [.AA49] &amp; &quot;)+1)&amp;0xFFFF] = ((&quot; &amp; [.AB4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49];2) &amp; &quot; ) { &quot; &amp;  join(&quot;&quot;;  IF(LEN([.A49]) &gt; 3; &quot;unsigned char LL = memory[(PC+1)&amp;0xFFFF]; &quot;; &quot;&quot;); IF(LEN([.A49]) &gt; 6; &quot;unsigned int HH = memory[(PC+2)&amp;0xFFFF]; &quot;; &quot;&quot;); IF(LEN([.A49]) &gt; 6; &quot;unsigned int HHLL = LL + (HH&lt;&lt;8); &quot;; &quot;&quot;);  IF([.I49] &lt;&gt; &quot;&quot;; &quot;unsigned int zeroPageWord = memory[(&quot;&amp;[.I49]&amp;&quot;)&amp;0xFF] + (memory[((&quot;&amp;[.I49]&amp;&quot;)+1)&amp;0xFF]&lt;&lt;8); &quot;; &quot;&quot;);  IF([.J49] &lt;&gt; &quot;&quot;; &quot;unsigned char readByte = memory[(&quot;&amp;[.J49]&amp;&quot;)&amp;0xFFFF]; &quot;; &quot;&quot;); IF([.K49] &lt;&gt; &quot;&quot;; &quot;unsigned int readWord := memory[(&quot;&amp;[.K49]&amp;&quot;)&amp;0xFFFF] + (memory[((&quot;&amp;[.K49]&amp;&quot;)+1)&amp;0xFFFF]&lt;&lt;8); &quot;; &quot;&quot;);  IF([.L49] &lt;&gt; &quot;&quot;; &quot;unsigned int result = &quot;&amp;[.L49]&amp;&quot;; &quot;; &quot;&quot;);  IF([.M49] &lt;&gt; &quot;&quot;; &quot;unsigned char newA = &quot;&amp;[.M49]&amp;&quot;; &quot;; &quot;&quot;); IF([.N49] &lt;&gt; &quot;&quot;; &quot;unsigned char newX = &quot;&amp;[.N49]&amp;&quot;; &quot;; &quot;&quot;); IF([.O49] &lt;&gt; &quot;&quot;; &quot;unsigned char newY = &quot;&amp;[.O49]&amp;&quot;; &quot;; &quot;&quot;); IF([.P49] &lt;&gt; &quot;&quot;; &quot;unsigned char newSP = &quot;&amp;[.P49]&amp;&quot;; &quot;; &quot;&quot;); IF([.Q49] &lt;&gt; &quot;&quot;; &quot;unsigned int newPC = (&quot;&amp;[.Q49]&amp;&quot;)&amp;0xFFFF; &quot;; &quot;&quot;);  IF([.M49] &lt;&gt; &quot;&quot;; &quot;*A = newA; &quot;; &quot;&quot;); IF([.N49] &lt;&gt; &quot;&quot;; &quot;*X = newX; &quot;; &quot;&quot;); IF([.O49] &lt;&gt; &quot;&quot;; &quot;*Y = newY; &quot;; &quot;&quot;); IF([.P49] &lt;&gt; &quot;&quot;; &quot;*SP = newSP; &quot;; &quot;&quot;); IF([.Q49] &lt;&gt; &quot;&quot;; &quot;*PC = newPC; &quot;; &quot;&quot;);  IF( ([.R49] &amp; [.S49] &amp; [.T49] &amp; [.U49] &amp; [.V49] &amp; [.W49]) &lt;&gt; &quot;&quot;; join(&quot;&quot;;    IF( [.R49] &lt;&gt; &quot;&quot;; &quot;unsigned char carry = &quot; &amp; [.R49] &amp; &quot;;&quot;; &quot;unsigned char carry = SR&amp;1; &quot;);   IF( [.S49] &lt;&gt; &quot;&quot;; &quot;unsigned char zero = &quot; &amp; [.S49] &amp; &quot;;&quot;; &quot;unsigned char zero = (SR&gt;&gt;1)&amp;1; &quot;);   IF( [.T49] &lt;&gt; &quot;&quot;; &quot;unsigned char interrupt = &quot; &amp; [.T49] &amp; &quot;;&quot;; &quot;unsigned char interrupt = (SR&gt;&gt;2)&amp;1; &quot;);   IF( [.U49] &lt;&gt; &quot;&quot;; &quot;unsigned char decimal = &quot; &amp; [.U49] &amp; &quot;;&quot;; &quot;unsigned char decimal = (SR&gt;&gt;3)&amp;1; &quot;);   IF( [.V49] &lt;&gt; &quot;&quot;; &quot;unsigned char overflow = &quot; &amp; [.V49] &amp; &quot;;&quot;; &quot;unsigned char overflow = (SR&gt;&gt;6)&amp;1; &quot;);   IF( [.W49] &lt;&gt; &quot;&quot;; &quot;unsigned char negative = &quot; &amp; [.W49] &amp; &quot;;&quot;; &quot;unsigned char negative = (SR&gt;&gt;7)&amp;1; &quot;)  ); &quot;&quot;);  IF( ([.R49] &amp; [.S49] &amp; [.T49] &amp; [.U49] &amp; [.V49] &amp; [.W49]) &lt;&gt; &quot;&quot;; &quot;*SR = carry + (zero&lt;&lt;1) + (interrupt&lt;&lt;2) + (decimal&lt;&lt;3) + (overflow&lt;&lt;6) + (negative&lt;&lt;7); &quot;; &quot;&quot;);  IF( [.Q49] &lt;&gt; &quot;&quot;; &quot;*PC = &quot; &amp; [.Q49] &amp; &quot;;&quot;; &quot;*PC = PC + &quot; &amp; (LEN([.A49]&amp;&quot; &quot;)/3) &amp; &quot;; &quot; );  IF( [.Y49] &lt;&gt; &quot;&quot;; &quot;memory[(&quot; &amp; [.Y49] &amp; &quot;)&amp;0xFFFF] = &quot; &amp; [.Z49] &amp; &quot;; &quot;; &quot;&quot;);  IF( [.AA49] &lt;&gt; &quot;&quot;; &quot;memory[(&quot; &amp; [.AA49] &amp; &quot;)&amp;0xFFFF] = (&quot; &amp; [.AB49] &amp; &quot;)&amp;0xFF; memory[((&quot; &amp; [.AA49] &amp; &quot;)+1)&amp;0xFFFF] = ((&quot; &amp; [.AB4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49];2) &amp; &quot; ) { &quot; &amp;  join(&quot;&quot;;  IF(LEN([.A49]) &gt; 3; &quot;const LL = memory[(PC+1)&amp;0xFFFF]; &quot;; &quot;&quot;); IF(LEN([.A49]) &gt; 6; &quot;const HH = memory[(PC+2)&amp;0xFFFF]; &quot;; &quot;&quot;); IF(LEN([.A49]) &gt; 6; &quot;const HHLL = LL + (HH&lt;&lt;8); &quot;; &quot;&quot;);  IF([.I49] &lt;&gt; &quot;&quot;; &quot;const zeroPageWord = memory[(&quot;&amp;[.I49]&amp;&quot;)&amp;0xFF] + (memory[((&quot;&amp;[.I49]&amp;&quot;)+1)&amp;0xFF]&lt;&lt;8); &quot;; &quot;&quot;);  IF([.J49] &lt;&gt; &quot;&quot;; &quot;const readByte = memory[(&quot;&amp;[.J49]&amp;&quot;)&amp;0xFFFF]; &quot;; &quot;&quot;); IF([.K49] &lt;&gt; &quot;&quot;; &quot;const readWord = memory[(&quot;&amp;[.K49]&amp;&quot;)&amp;0xFFFF] + (memory[((&quot;&amp;[.K49]&amp;&quot;)+1)&amp;0xFFFF]&lt;&lt;8); &quot;; &quot;&quot;);  IF([.L49] &lt;&gt; &quot;&quot;; &quot;const result = &quot;&amp;[.L49]&amp;&quot;; &quot;; &quot;&quot;);  IF([.M49] &lt;&gt; &quot;&quot;; &quot;const newA = &quot;&amp;[.M49]&amp;&quot;; &quot;; &quot;&quot;); IF([.N49] &lt;&gt; &quot;&quot;; &quot;const newX = &quot;&amp;[.N49]&amp;&quot;; &quot;; &quot;&quot;); IF([.O49] &lt;&gt; &quot;&quot;; &quot;const newY = &quot;&amp;[.O49]&amp;&quot;; &quot;; &quot;&quot;); IF([.P49] &lt;&gt; &quot;&quot;; &quot;const newSP = &quot;&amp;[.P49]&amp;&quot;; &quot;; &quot;&quot;); IF([.Q49] &lt;&gt; &quot;&quot;; &quot;const newPC = (&quot;&amp;[.Q49]&amp;&quot;)&amp;0xFFFF; &quot;; &quot;&quot;);  IF([.M49] &lt;&gt; &quot;&quot;; &quot;cpu.A = newA; &quot;; &quot;&quot;); IF([.N49] &lt;&gt; &quot;&quot;; &quot;cpu.X = newX; &quot;; &quot;&quot;); IF([.O49] &lt;&gt; &quot;&quot;; &quot;cpu.Y = newY; &quot;; &quot;&quot;); IF([.P49] &lt;&gt; &quot;&quot;; &quot;cpu.SP = newSP; &quot;; &quot;&quot;); IF([.Q49] &lt;&gt; &quot;&quot;; &quot;cpu.PC = newPC; &quot;; &quot;&quot;);  IF( ([.R49] &amp; [.S49] &amp; [.T49] &amp; [.U49] &amp; [.V49] &amp; [.W49]) &lt;&gt; &quot;&quot;; join(&quot;&quot;;    IF( [.R49] &lt;&gt; &quot;&quot;; &quot;const carry = &quot; &amp; [.R49] &amp; &quot;;&quot;;     &quot;const carry = SR&amp;1; &quot;);   IF( [.S49] &lt;&gt; &quot;&quot;; &quot;const zero = &quot; &amp; [.S49] &amp; &quot;;&quot;;      &quot;const zero = (SR&gt;&gt;1)&amp;1; &quot;);   IF( [.T49] &lt;&gt; &quot;&quot;; &quot;const interrupt = &quot; &amp; [.T49] &amp; &quot;;&quot;; &quot;const interrupt = (SR&gt;&gt;2)&amp;1; &quot;);   IF( [.U49] &lt;&gt; &quot;&quot;; &quot;const decimal = &quot; &amp; [.U49] &amp; &quot;;&quot;;   &quot;const decimal = (SR&gt;&gt;3)&amp;1; &quot;);   IF( [.V49] &lt;&gt; &quot;&quot;; &quot;const overflow = &quot; &amp; [.V49] &amp; &quot;;&quot;;  &quot;const overflow = (SR&gt;&gt;6)&amp;1; &quot;);   IF( [.W49] &lt;&gt; &quot;&quot;; &quot;const negative = &quot; &amp; [.W49] &amp; &quot;;&quot;;  &quot;const negative = (SR&gt;&gt;7)&amp;1; &quot;)  ); &quot;&quot;);  IF( ([.R49] &amp; [.S49] &amp; [.T49] &amp; [.U49] &amp; [.V49] &amp; [.W49]) &lt;&gt; &quot;&quot;; &quot;cpu.SR = carry + (zero&lt;&lt;1) + (interrupt&lt;&lt;2) + (decimal&lt;&lt;3) + (overflow&lt;&lt;6) + (negative&lt;&lt;7); &quot;; &quot;&quot;);  IF( [.Q49] &lt;&gt; &quot;&quot;; &quot;*PC = &quot; &amp; [.Q49] &amp; &quot;;&quot;; &quot;cpu.PC = PC + &quot; &amp; (LEN([.A49]&amp;&quot; &quot;)/3) &amp; &quot;; &quot; );  IF( [.Y49] &lt;&gt; &quot;&quot;; &quot;memory[(&quot; &amp; [.Y49] &amp; &quot;)&amp;0xFFFF] = &quot; &amp; [.Z49] &amp; &quot;; &quot;; &quot;&quot;);  IF( [.AA49] &lt;&gt; &quot;&quot;; &quot;memory[(&quot; &amp; [.AA49] &amp; &quot;)&amp;0xFFFF] = (&quot; &amp; [.AB49] &amp; &quot;)&amp;0xFF; memory[((&quot; &amp; [.AA49] &amp; &quot;)+1)&amp;0xFFFF] = ((&quot; &amp; [.AB4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0" office:value-type="string" calcext:value-type="string">
            <text:p>writeByteAddress</text:p>
          </table:table-cell>
          <table:table-cell table:style-name="ce92" table:number-columns-repeated="6"/>
          <table:table-cell table:style-name="ce244"/>
          <table:table-cell table:style-name="ce282" table:formula="of:=IF([.$AM49] &lt;&gt; &quot;&quot;; &quot;BB &quot;; &quot;&quot;) &amp; IF([.$AN49] &lt;&gt; &quot;&quot;; &quot;LL HH &quot;; &quot;&quot;) &amp; IF([.$AO49] &lt;&gt; &quot;&quot;; &quot;SS &quot;; &quot;&quot;) &amp; IF([.$AP49] &lt;&gt; &quot;&quot;; &quot;RR &quot;; &quot;&quot;) &amp; IF([.$AQ49] &lt;&gt; &quot;&quot;; &quot;PP QQ &quot;; &quot;&quot;) &amp; LEFT([.$A49];2)" office:value-type="string" office:string-value="BB 48" calcext:value-type="string">
            <text:p>BB 48</text:p>
          </table:table-cell>
          <table:table-cell table:style-name="ce92" table:formula="of:=&quot;UN&quot; &amp;[.B49]" office:value-type="string" office:string-value="UNPHA" calcext:value-type="string">
            <text:p>UNPHA</text:p>
          </table:table-cell>
          <table:table-cell table:style-name="ce70" office:value-type="string" calcext:value-type="string">
            <text:p>$BB</text:p>
          </table:table-cell>
          <table:table-cell table:style-name="ce96"/>
          <table:table-cell table:style-name="ce92" table:number-columns-repeated="14"/>
          <table:table-cell table:style-name="ce98"/>
          <table:table-cell table:style-name="ce92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9 LL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float" office:value="2" calcext:value-type="float">
            <text:p>2</text:p>
          </table:table-cell>
          <table:table-cell table:style-name="ce80" office:value-type="string" calcext:value-type="string">
            <text:p>#$LL</text:p>
          </table:table-cell>
          <table:table-cell table:style-name="ce96"/>
          <table:table-cell table:style-name="ce98"/>
          <table:table-cell table:style-name="ce123"/>
          <table:table-cell table:style-name="ce95"/>
          <table:table-cell table:style-name="ce80" table:formula="of:=IF([.$D50] = &quot;($LL, X)&quot;;&quot;(arg1+X)&amp;0xFF&quot;;&quot;&quot;)">
            <text:p/>
          </table:table-cell>
          <table:table-cell table:style-name="ce80" table:number-columns-repeated="2"/>
          <table:table-cell table:style-name="ce80" office:value-type="string" calcext:value-type="string">
            <text:p>A ^ LL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50];2) &amp; &quot; { &quot; &amp;  join(&quot;&quot;;  IF(LEN([.A50]) &gt; 3; &quot;LL := memory[PC + 1]; &quot;; &quot;&quot;);  IF([.I50] &lt;&gt; &quot;&quot;; &quot;zeroPageWord := memory[(&quot;&amp;[.I50]&amp;&quot;)&amp;0xFF] + (memory[((&quot;&amp;[.I50]&amp;&quot;)+1)&amp;0xFF]&lt;&lt;8); &quot;; &quot;&quot;);  IF([.J50] &lt;&gt; &quot;&quot;; &quot;readByte := memory[(&quot;&amp;[.J50]&amp;&quot;)&amp;0xFFFF]; &quot;; &quot;&quot;); IF([.K50] &lt;&gt; &quot;&quot;; &quot;readWord := memory[(&quot;&amp;[.K50]&amp;&quot;)&amp;0xFFFF] + (memory[((&quot;&amp;[.K50]&amp;&quot;)+1)&amp;0xFFFF]&lt;&lt;8); &quot;; &quot;&quot;);  IF([.L50] &lt;&gt; &quot;&quot;; &quot;result := &quot;&amp;[.L50]&amp;&quot;; &quot;; &quot;&quot;);  IF([.M50] &lt;&gt; &quot;&quot;; &quot;newA := &quot;&amp;[.M50]&amp;&quot;; &quot;; &quot;&quot;); IF([.N50] &lt;&gt; &quot;&quot;; &quot;newX := &quot;&amp;[.N50]&amp;&quot;; &quot;; &quot;&quot;); IF([.O50] &lt;&gt; &quot;&quot;; &quot;newY := &quot;&amp;[.O50]&amp;&quot;; &quot;; &quot;&quot;); IF([.P50] &lt;&gt; &quot;&quot;; &quot;newSP := &quot;&amp;[.P50]&amp;&quot;; &quot;; &quot;&quot;); IF([.Q50] &lt;&gt; &quot;&quot;; &quot;newPC := &quot;&amp;[.Q50]&amp;&quot;; &quot;; &quot;&quot;);  IF([.M50] &lt;&gt; &quot;&quot;; &quot;*A = newA; &quot;; &quot;&quot;); IF([.N50] &lt;&gt; &quot;&quot;; &quot;*X = newX; &quot;; &quot;&quot;); IF([.O50] &lt;&gt; &quot;&quot;; &quot;*Y = newY; &quot;; &quot;&quot;); IF([.P50] &lt;&gt; &quot;&quot;; &quot;*SP = newSP; &quot;; &quot;&quot;); IF([.Q50] &lt;&gt; &quot;&quot;; &quot;*PC = newPC; &quot;; &quot;&quot;);  IF( ([.R50] &amp; [.S50] &amp; [.T50] &amp; [.U50] &amp; [.V50] &amp; [.W50]) &lt;&gt; &quot;&quot;; join(&quot;&quot;;    IF( [.R50] &lt;&gt; &quot;&quot;; &quot;carry := &quot; &amp; [.R50] &amp; &quot;;&quot;; &quot;carry := SR&amp;1; &quot;);   IF( [.S50] &lt;&gt; &quot;&quot;; &quot;zero := &quot; &amp; [.S50] &amp; &quot;;&quot;; &quot;zero := (SR&gt;&gt;1)&amp;1; &quot;);   IF( [.T50] &lt;&gt; &quot;&quot;; &quot;interrupt := &quot; &amp; [.T50] &amp; &quot;;&quot;; &quot;interrupt := (SR&gt;&gt;2)&amp;1; &quot;);   IF( [.U50] &lt;&gt; &quot;&quot;; &quot;decimal := &quot; &amp; [.U50] &amp; &quot;;&quot;; &quot;decimal := (SR&gt;&gt;3)&amp;1; &quot;);   IF( [.V50] &lt;&gt; &quot;&quot;; &quot;overflow := &quot; &amp; [.V50] &amp; &quot;;&quot;; &quot;overflow := (SR&gt;&gt;6)&amp;1; &quot;);   IF( [.W50] &lt;&gt; &quot;&quot;; &quot;negative := &quot; &amp; [.W50] &amp; &quot;;&quot;; &quot;negative := (SR&gt;&gt;7)&amp;1; &quot;)  ); &quot;&quot;);  IF( ([.R50] &amp; [.S50] &amp; [.T50] &amp; [.U50] &amp; [.V50] &amp; [.W50]) &lt;&gt; &quot;&quot;; &quot;*SR = carry + (zero&lt;&lt;1) + (interrupt&lt;&lt;2) + (decimal&lt;&lt;3) + (overflow&lt;&lt;6) + (negative&lt;&lt;7); &quot;; &quot;&quot;);  IF( [.Q50] &lt;&gt; &quot;&quot;; &quot;*PC = &quot; &amp; [.Q50] &amp; &quot;;&quot;; &quot;*PC = PC + &quot; &amp; (LEN([.A50]&amp;&quot; &quot;)/3) &amp; &quot;; &quot; );  IF( [.Y50] &lt;&gt; &quot;&quot;; &quot;memory[(&quot; &amp; [.Y50] &amp; &quot;)&amp;0xFFFF] = &quot; &amp; [.Z50] &amp; &quot;; &quot;; &quot;&quot;);  IF( [.AA50] &lt;&gt; &quot;&quot;; &quot;memory[(&quot; &amp; [.AA50] &amp; &quot;)&amp;0xFFFF] = (&quot; &amp; [.AB50] &amp; &quot;)&amp;0xFF; memory[((&quot; &amp; [.AA50] &amp; &quot;)+1)&amp;0xFFFF] = ((&quot; &amp; [.AB5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0];2) &amp; &quot; ) { &quot; &amp;  join(&quot;&quot;;  IF(LEN([.A50]) &gt; 3; &quot;unsigned char LL = memory[(PC+1)&amp;0xFFFF]; &quot;; &quot;&quot;); IF(LEN([.A50]) &gt; 6; &quot;unsigned int HH = memory[(PC+2)&amp;0xFFFF]; &quot;; &quot;&quot;); IF(LEN([.A50]) &gt; 6; &quot;unsigned int HHLL = LL + (HH&lt;&lt;8); &quot;; &quot;&quot;);  IF([.I50] &lt;&gt; &quot;&quot;; &quot;unsigned int zeroPageWord = memory[(&quot;&amp;[.I50]&amp;&quot;)&amp;0xFF] + (memory[((&quot;&amp;[.I50]&amp;&quot;)+1)&amp;0xFF]&lt;&lt;8); &quot;; &quot;&quot;);  IF([.J50] &lt;&gt; &quot;&quot;; &quot;unsigned char readByte = memory[(&quot;&amp;[.J50]&amp;&quot;)&amp;0xFFFF]; &quot;; &quot;&quot;); IF([.K50] &lt;&gt; &quot;&quot;; &quot;unsigned int readWord := memory[(&quot;&amp;[.K50]&amp;&quot;)&amp;0xFFFF] + (memory[((&quot;&amp;[.K50]&amp;&quot;)+1)&amp;0xFFFF]&lt;&lt;8); &quot;; &quot;&quot;);  IF([.L50] &lt;&gt; &quot;&quot;; &quot;unsigned int result = &quot;&amp;[.L50]&amp;&quot;; &quot;; &quot;&quot;);  IF([.M50] &lt;&gt; &quot;&quot;; &quot;unsigned char newA = &quot;&amp;[.M50]&amp;&quot;; &quot;; &quot;&quot;); IF([.N50] &lt;&gt; &quot;&quot;; &quot;unsigned char newX = &quot;&amp;[.N50]&amp;&quot;; &quot;; &quot;&quot;); IF([.O50] &lt;&gt; &quot;&quot;; &quot;unsigned char newY = &quot;&amp;[.O50]&amp;&quot;; &quot;; &quot;&quot;); IF([.P50] &lt;&gt; &quot;&quot;; &quot;unsigned char newSP = &quot;&amp;[.P50]&amp;&quot;; &quot;; &quot;&quot;); IF([.Q50] &lt;&gt; &quot;&quot;; &quot;unsigned int newPC = (&quot;&amp;[.Q50]&amp;&quot;)&amp;0xFFFF; &quot;; &quot;&quot;);  IF([.M50] &lt;&gt; &quot;&quot;; &quot;*A = newA; &quot;; &quot;&quot;); IF([.N50] &lt;&gt; &quot;&quot;; &quot;*X = newX; &quot;; &quot;&quot;); IF([.O50] &lt;&gt; &quot;&quot;; &quot;*Y = newY; &quot;; &quot;&quot;); IF([.P50] &lt;&gt; &quot;&quot;; &quot;*SP = newSP; &quot;; &quot;&quot;); IF([.Q50] &lt;&gt; &quot;&quot;; &quot;*PC = newPC; &quot;; &quot;&quot;);  IF( ([.R50] &amp; [.S50] &amp; [.T50] &amp; [.U50] &amp; [.V50] &amp; [.W50]) &lt;&gt; &quot;&quot;; join(&quot;&quot;;    IF( [.R50] &lt;&gt; &quot;&quot;; &quot;unsigned char carry = &quot; &amp; [.R50] &amp; &quot;;&quot;; &quot;unsigned char carry = SR&amp;1; &quot;);   IF( [.S50] &lt;&gt; &quot;&quot;; &quot;unsigned char zero = &quot; &amp; [.S50] &amp; &quot;;&quot;; &quot;unsigned char zero = (SR&gt;&gt;1)&amp;1; &quot;);   IF( [.T50] &lt;&gt; &quot;&quot;; &quot;unsigned char interrupt = &quot; &amp; [.T50] &amp; &quot;;&quot;; &quot;unsigned char interrupt = (SR&gt;&gt;2)&amp;1; &quot;);   IF( [.U50] &lt;&gt; &quot;&quot;; &quot;unsigned char decimal = &quot; &amp; [.U50] &amp; &quot;;&quot;; &quot;unsigned char decimal = (SR&gt;&gt;3)&amp;1; &quot;);   IF( [.V50] &lt;&gt; &quot;&quot;; &quot;unsigned char overflow = &quot; &amp; [.V50] &amp; &quot;;&quot;; &quot;unsigned char overflow = (SR&gt;&gt;6)&amp;1; &quot;);   IF( [.W50] &lt;&gt; &quot;&quot;; &quot;unsigned char negative = &quot; &amp; [.W50] &amp; &quot;;&quot;; &quot;unsigned char negative = (SR&gt;&gt;7)&amp;1; &quot;)  ); &quot;&quot;);  IF( ([.R50] &amp; [.S50] &amp; [.T50] &amp; [.U50] &amp; [.V50] &amp; [.W50]) &lt;&gt; &quot;&quot;; &quot;*SR = carry + (zero&lt;&lt;1) + (interrupt&lt;&lt;2) + (decimal&lt;&lt;3) + (overflow&lt;&lt;6) + (negative&lt;&lt;7); &quot;; &quot;&quot;);  IF( [.Q50] &lt;&gt; &quot;&quot;; &quot;*PC = &quot; &amp; [.Q50] &amp; &quot;;&quot;; &quot;*PC = PC + &quot; &amp; (LEN([.A50]&amp;&quot; &quot;)/3) &amp; &quot;; &quot; );  IF( [.Y50] &lt;&gt; &quot;&quot;; &quot;memory[(&quot; &amp; [.Y50] &amp; &quot;)&amp;0xFFFF] = &quot; &amp; [.Z50] &amp; &quot;; &quot;; &quot;&quot;);  IF( [.AA50] &lt;&gt; &quot;&quot;; &quot;memory[(&quot; &amp; [.AA50] &amp; &quot;)&amp;0xFFFF] = (&quot; &amp; [.AB50] &amp; &quot;)&amp;0xFF; memory[((&quot; &amp; [.AA50] &amp; &quot;)+1)&amp;0xFFFF] = ((&quot; &amp; [.AB5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0];2) &amp; &quot; ) { &quot; &amp;  join(&quot;&quot;;  IF(LEN([.A50]) &gt; 3; &quot;const LL = memory[(PC+1)&amp;0xFFFF]; &quot;; &quot;&quot;); IF(LEN([.A50]) &gt; 6; &quot;const HH = memory[(PC+2)&amp;0xFFFF]; &quot;; &quot;&quot;); IF(LEN([.A50]) &gt; 6; &quot;const HHLL = LL + (HH&lt;&lt;8); &quot;; &quot;&quot;);  IF([.I50] &lt;&gt; &quot;&quot;; &quot;const zeroPageWord = memory[(&quot;&amp;[.I50]&amp;&quot;)&amp;0xFF] + (memory[((&quot;&amp;[.I50]&amp;&quot;)+1)&amp;0xFF]&lt;&lt;8); &quot;; &quot;&quot;);  IF([.J50] &lt;&gt; &quot;&quot;; &quot;const readByte = memory[(&quot;&amp;[.J50]&amp;&quot;)&amp;0xFFFF]; &quot;; &quot;&quot;); IF([.K50] &lt;&gt; &quot;&quot;; &quot;const readWord = memory[(&quot;&amp;[.K50]&amp;&quot;)&amp;0xFFFF] + (memory[((&quot;&amp;[.K50]&amp;&quot;)+1)&amp;0xFFFF]&lt;&lt;8); &quot;; &quot;&quot;);  IF([.L50] &lt;&gt; &quot;&quot;; &quot;const result = &quot;&amp;[.L50]&amp;&quot;; &quot;; &quot;&quot;);  IF([.M50] &lt;&gt; &quot;&quot;; &quot;const newA = &quot;&amp;[.M50]&amp;&quot;; &quot;; &quot;&quot;); IF([.N50] &lt;&gt; &quot;&quot;; &quot;const newX = &quot;&amp;[.N50]&amp;&quot;; &quot;; &quot;&quot;); IF([.O50] &lt;&gt; &quot;&quot;; &quot;const newY = &quot;&amp;[.O50]&amp;&quot;; &quot;; &quot;&quot;); IF([.P50] &lt;&gt; &quot;&quot;; &quot;const newSP = &quot;&amp;[.P50]&amp;&quot;; &quot;; &quot;&quot;); IF([.Q50] &lt;&gt; &quot;&quot;; &quot;const newPC = (&quot;&amp;[.Q50]&amp;&quot;)&amp;0xFFFF; &quot;; &quot;&quot;);  IF([.M50] &lt;&gt; &quot;&quot;; &quot;cpu.A = newA; &quot;; &quot;&quot;); IF([.N50] &lt;&gt; &quot;&quot;; &quot;cpu.X = newX; &quot;; &quot;&quot;); IF([.O50] &lt;&gt; &quot;&quot;; &quot;cpu.Y = newY; &quot;; &quot;&quot;); IF([.P50] &lt;&gt; &quot;&quot;; &quot;cpu.SP = newSP; &quot;; &quot;&quot;); IF([.Q50] &lt;&gt; &quot;&quot;; &quot;cpu.PC = newPC; &quot;; &quot;&quot;);  IF( ([.R50] &amp; [.S50] &amp; [.T50] &amp; [.U50] &amp; [.V50] &amp; [.W50]) &lt;&gt; &quot;&quot;; join(&quot;&quot;;    IF( [.R50] &lt;&gt; &quot;&quot;; &quot;const carry = &quot; &amp; [.R50] &amp; &quot;;&quot;;     &quot;const carry = SR&amp;1; &quot;);   IF( [.S50] &lt;&gt; &quot;&quot;; &quot;const zero = &quot; &amp; [.S50] &amp; &quot;;&quot;;      &quot;const zero = (SR&gt;&gt;1)&amp;1; &quot;);   IF( [.T50] &lt;&gt; &quot;&quot;; &quot;const interrupt = &quot; &amp; [.T50] &amp; &quot;;&quot;; &quot;const interrupt = (SR&gt;&gt;2)&amp;1; &quot;);   IF( [.U50] &lt;&gt; &quot;&quot;; &quot;const decimal = &quot; &amp; [.U50] &amp; &quot;;&quot;;   &quot;const decimal = (SR&gt;&gt;3)&amp;1; &quot;);   IF( [.V50] &lt;&gt; &quot;&quot;; &quot;const overflow = &quot; &amp; [.V50] &amp; &quot;;&quot;;  &quot;const overflow = (SR&gt;&gt;6)&amp;1; &quot;);   IF( [.W50] &lt;&gt; &quot;&quot;; &quot;const negative = &quot; &amp; [.W50] &amp; &quot;;&quot;;  &quot;const negative = (SR&gt;&gt;7)&amp;1; &quot;)  ); &quot;&quot;);  IF( ([.R50] &amp; [.S50] &amp; [.T50] &amp; [.U50] &amp; [.V50] &amp; [.W50]) &lt;&gt; &quot;&quot;; &quot;cpu.SR = carry + (zero&lt;&lt;1) + (interrupt&lt;&lt;2) + (decimal&lt;&lt;3) + (overflow&lt;&lt;6) + (negative&lt;&lt;7); &quot;; &quot;&quot;);  IF( [.Q50] &lt;&gt; &quot;&quot;; &quot;*PC = &quot; &amp; [.Q50] &amp; &quot;;&quot;; &quot;cpu.PC = PC + &quot; &amp; (LEN([.A50]&amp;&quot; &quot;)/3) &amp; &quot;; &quot; );  IF( [.Y50] &lt;&gt; &quot;&quot;; &quot;memory[(&quot; &amp; [.Y50] &amp; &quot;)&amp;0xFFFF] = &quot; &amp; [.Z50] &amp; &quot;; &quot;; &quot;&quot;);  IF( [.AA50] &lt;&gt; &quot;&quot;; &quot;memory[(&quot; &amp; [.AA50] &amp; &quot;)&amp;0xFFFF] = (&quot; &amp; [.AB50] &amp; &quot;)&amp;0xFF; memory[((&quot; &amp; [.AA50] &amp; &quot;)+1)&amp;0xFFFF] = ((&quot; &amp; [.AB5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50] &lt;&gt; &quot;&quot;; &quot;BB &quot;; &quot;&quot;) &amp; IF([.$AN50] &lt;&gt; &quot;&quot;; &quot;LL HH &quot;; &quot;&quot;) &amp; IF([.$AO50] &lt;&gt; &quot;&quot;; &quot;SS &quot;; &quot;&quot;) &amp; IF([.$AP50] &lt;&gt; &quot;&quot;; &quot;RR &quot;; &quot;&quot;) &amp; IF([.$AQ50] &lt;&gt; &quot;&quot;; &quot;PP QQ &quot;; &quot;&quot;) &amp; LEFT([.$A50];2)" office:value-type="string" office:string-value="SS 49" calcext:value-type="string">
            <text:p>SS 49</text:p>
          </table:table-cell>
          <table:table-cell table:style-name="ce80" table:formula="of:=&quot;UN&quot; &amp;[.B50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A</text:p>
          </table:table-cell>
          <table:table-cell table:style-name="ce31" office:value-type="string" calcext:value-type="string">
            <text:p>LSR</text:p>
          </table:table-cell>
          <table:table-cell table:style-name="ce56" office:value-type="float" office:value="2" calcext:value-type="float">
            <text:p>2</text:p>
          </table:table-cell>
          <table:table-cell table:style-name="ce81" office:value-type="string" calcext:value-type="string">
            <text:p>A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51] = &quot;($LL, X)&quot;;&quot;(arg1+X)&amp;0xFF&quot;;&quot;&quot;)">
            <text:p/>
          </table:table-cell>
          <table:table-cell table:style-name="ce88" table:number-columns-repeated="2"/>
          <table:table-cell table:style-name="ce81" office:value-type="string" calcext:value-type="string">
            <text:p>A &gt;&gt; 1</text:p>
          </table:table-cell>
          <table:table-cell table:style-name="ce183" office:value-type="string" calcext:value-type="string">
            <text:p>result</text:p>
          </table:table-cell>
          <table:table-cell table:style-name="ce88" table:number-columns-repeated="4"/>
          <table:table-cell table:style-name="ce183" office:value-type="string" calcext:value-type="string">
            <text:p>A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0x0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51];2) &amp; &quot; { &quot; &amp;  join(&quot;&quot;;  IF(LEN([.A51]) &gt; 3; &quot;LL := memory[PC + 1]; &quot;; &quot;&quot;);  IF([.I51] &lt;&gt; &quot;&quot;; &quot;zeroPageWord := memory[(&quot;&amp;[.I51]&amp;&quot;)&amp;0xFF] + (memory[((&quot;&amp;[.I51]&amp;&quot;)+1)&amp;0xFF]&lt;&lt;8); &quot;; &quot;&quot;);  IF([.J51] &lt;&gt; &quot;&quot;; &quot;readByte := memory[(&quot;&amp;[.J51]&amp;&quot;)&amp;0xFFFF]; &quot;; &quot;&quot;); IF([.K51] &lt;&gt; &quot;&quot;; &quot;readWord := memory[(&quot;&amp;[.K51]&amp;&quot;)&amp;0xFFFF] + (memory[((&quot;&amp;[.K51]&amp;&quot;)+1)&amp;0xFFFF]&lt;&lt;8); &quot;; &quot;&quot;);  IF([.L51] &lt;&gt; &quot;&quot;; &quot;result := &quot;&amp;[.L51]&amp;&quot;; &quot;; &quot;&quot;);  IF([.M51] &lt;&gt; &quot;&quot;; &quot;newA := &quot;&amp;[.M51]&amp;&quot;; &quot;; &quot;&quot;); IF([.N51] &lt;&gt; &quot;&quot;; &quot;newX := &quot;&amp;[.N51]&amp;&quot;; &quot;; &quot;&quot;); IF([.O51] &lt;&gt; &quot;&quot;; &quot;newY := &quot;&amp;[.O51]&amp;&quot;; &quot;; &quot;&quot;); IF([.P51] &lt;&gt; &quot;&quot;; &quot;newSP := &quot;&amp;[.P51]&amp;&quot;; &quot;; &quot;&quot;); IF([.Q51] &lt;&gt; &quot;&quot;; &quot;newPC := &quot;&amp;[.Q51]&amp;&quot;; &quot;; &quot;&quot;);  IF([.M51] &lt;&gt; &quot;&quot;; &quot;*A = newA; &quot;; &quot;&quot;); IF([.N51] &lt;&gt; &quot;&quot;; &quot;*X = newX; &quot;; &quot;&quot;); IF([.O51] &lt;&gt; &quot;&quot;; &quot;*Y = newY; &quot;; &quot;&quot;); IF([.P51] &lt;&gt; &quot;&quot;; &quot;*SP = newSP; &quot;; &quot;&quot;); IF([.Q51] &lt;&gt; &quot;&quot;; &quot;*PC = newPC; &quot;; &quot;&quot;);  IF( ([.R51] &amp; [.S51] &amp; [.T51] &amp; [.U51] &amp; [.V51] &amp; [.W51]) &lt;&gt; &quot;&quot;; join(&quot;&quot;;    IF( [.R51] &lt;&gt; &quot;&quot;; &quot;carry := &quot; &amp; [.R51] &amp; &quot;;&quot;; &quot;carry := SR&amp;1; &quot;);   IF( [.S51] &lt;&gt; &quot;&quot;; &quot;zero := &quot; &amp; [.S51] &amp; &quot;;&quot;; &quot;zero := (SR&gt;&gt;1)&amp;1; &quot;);   IF( [.T51] &lt;&gt; &quot;&quot;; &quot;interrupt := &quot; &amp; [.T51] &amp; &quot;;&quot;; &quot;interrupt := (SR&gt;&gt;2)&amp;1; &quot;);   IF( [.U51] &lt;&gt; &quot;&quot;; &quot;decimal := &quot; &amp; [.U51] &amp; &quot;;&quot;; &quot;decimal := (SR&gt;&gt;3)&amp;1; &quot;);   IF( [.V51] &lt;&gt; &quot;&quot;; &quot;overflow := &quot; &amp; [.V51] &amp; &quot;;&quot;; &quot;overflow := (SR&gt;&gt;6)&amp;1; &quot;);   IF( [.W51] &lt;&gt; &quot;&quot;; &quot;negative := &quot; &amp; [.W51] &amp; &quot;;&quot;; &quot;negative := (SR&gt;&gt;7)&amp;1; &quot;)  ); &quot;&quot;);  IF( ([.R51] &amp; [.S51] &amp; [.T51] &amp; [.U51] &amp; [.V51] &amp; [.W51]) &lt;&gt; &quot;&quot;; &quot;*SR = carry + (zero&lt;&lt;1) + (interrupt&lt;&lt;2) + (decimal&lt;&lt;3) + (overflow&lt;&lt;6) + (negative&lt;&lt;7); &quot;; &quot;&quot;);  IF( [.Q51] &lt;&gt; &quot;&quot;; &quot;*PC = &quot; &amp; [.Q51] &amp; &quot;;&quot;; &quot;*PC = PC + &quot; &amp; (LEN([.A51]&amp;&quot; &quot;)/3) &amp; &quot;; &quot; );  IF( [.Y51] &lt;&gt; &quot;&quot;; &quot;memory[(&quot; &amp; [.Y51] &amp; &quot;)&amp;0xFFFF] = &quot; &amp; [.Z51] &amp; &quot;; &quot;; &quot;&quot;);  IF( [.AA51] &lt;&gt; &quot;&quot;; &quot;memory[(&quot; &amp; [.AA51] &amp; &quot;)&amp;0xFFFF] = (&quot; &amp; [.AB51] &amp; &quot;)&amp;0xFF; memory[((&quot; &amp; [.AA51] &amp; &quot;)+1)&amp;0xFFFF] = ((&quot; &amp; [.AB5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1];2) &amp; &quot; ) { &quot; &amp;  join(&quot;&quot;;  IF(LEN([.A51]) &gt; 3; &quot;unsigned char LL = memory[(PC+1)&amp;0xFFFF]; &quot;; &quot;&quot;); IF(LEN([.A51]) &gt; 6; &quot;unsigned int HH = memory[(PC+2)&amp;0xFFFF]; &quot;; &quot;&quot;); IF(LEN([.A51]) &gt; 6; &quot;unsigned int HHLL = LL + (HH&lt;&lt;8); &quot;; &quot;&quot;);  IF([.I51] &lt;&gt; &quot;&quot;; &quot;unsigned int zeroPageWord = memory[(&quot;&amp;[.I51]&amp;&quot;)&amp;0xFF] + (memory[((&quot;&amp;[.I51]&amp;&quot;)+1)&amp;0xFF]&lt;&lt;8); &quot;; &quot;&quot;);  IF([.J51] &lt;&gt; &quot;&quot;; &quot;unsigned char readByte = memory[(&quot;&amp;[.J51]&amp;&quot;)&amp;0xFFFF]; &quot;; &quot;&quot;); IF([.K51] &lt;&gt; &quot;&quot;; &quot;unsigned int readWord := memory[(&quot;&amp;[.K51]&amp;&quot;)&amp;0xFFFF] + (memory[((&quot;&amp;[.K51]&amp;&quot;)+1)&amp;0xFFFF]&lt;&lt;8); &quot;; &quot;&quot;);  IF([.L51] &lt;&gt; &quot;&quot;; &quot;unsigned int result = &quot;&amp;[.L51]&amp;&quot;; &quot;; &quot;&quot;);  IF([.M51] &lt;&gt; &quot;&quot;; &quot;unsigned char newA = &quot;&amp;[.M51]&amp;&quot;; &quot;; &quot;&quot;); IF([.N51] &lt;&gt; &quot;&quot;; &quot;unsigned char newX = &quot;&amp;[.N51]&amp;&quot;; &quot;; &quot;&quot;); IF([.O51] &lt;&gt; &quot;&quot;; &quot;unsigned char newY = &quot;&amp;[.O51]&amp;&quot;; &quot;; &quot;&quot;); IF([.P51] &lt;&gt; &quot;&quot;; &quot;unsigned char newSP = &quot;&amp;[.P51]&amp;&quot;; &quot;; &quot;&quot;); IF([.Q51] &lt;&gt; &quot;&quot;; &quot;unsigned int newPC = (&quot;&amp;[.Q51]&amp;&quot;)&amp;0xFFFF; &quot;; &quot;&quot;);  IF([.M51] &lt;&gt; &quot;&quot;; &quot;*A = newA; &quot;; &quot;&quot;); IF([.N51] &lt;&gt; &quot;&quot;; &quot;*X = newX; &quot;; &quot;&quot;); IF([.O51] &lt;&gt; &quot;&quot;; &quot;*Y = newY; &quot;; &quot;&quot;); IF([.P51] &lt;&gt; &quot;&quot;; &quot;*SP = newSP; &quot;; &quot;&quot;); IF([.Q51] &lt;&gt; &quot;&quot;; &quot;*PC = newPC; &quot;; &quot;&quot;);  IF( ([.R51] &amp; [.S51] &amp; [.T51] &amp; [.U51] &amp; [.V51] &amp; [.W51]) &lt;&gt; &quot;&quot;; join(&quot;&quot;;    IF( [.R51] &lt;&gt; &quot;&quot;; &quot;unsigned char carry = &quot; &amp; [.R51] &amp; &quot;;&quot;; &quot;unsigned char carry = SR&amp;1; &quot;);   IF( [.S51] &lt;&gt; &quot;&quot;; &quot;unsigned char zero = &quot; &amp; [.S51] &amp; &quot;;&quot;; &quot;unsigned char zero = (SR&gt;&gt;1)&amp;1; &quot;);   IF( [.T51] &lt;&gt; &quot;&quot;; &quot;unsigned char interrupt = &quot; &amp; [.T51] &amp; &quot;;&quot;; &quot;unsigned char interrupt = (SR&gt;&gt;2)&amp;1; &quot;);   IF( [.U51] &lt;&gt; &quot;&quot;; &quot;unsigned char decimal = &quot; &amp; [.U51] &amp; &quot;;&quot;; &quot;unsigned char decimal = (SR&gt;&gt;3)&amp;1; &quot;);   IF( [.V51] &lt;&gt; &quot;&quot;; &quot;unsigned char overflow = &quot; &amp; [.V51] &amp; &quot;;&quot;; &quot;unsigned char overflow = (SR&gt;&gt;6)&amp;1; &quot;);   IF( [.W51] &lt;&gt; &quot;&quot;; &quot;unsigned char negative = &quot; &amp; [.W51] &amp; &quot;;&quot;; &quot;unsigned char negative = (SR&gt;&gt;7)&amp;1; &quot;)  ); &quot;&quot;);  IF( ([.R51] &amp; [.S51] &amp; [.T51] &amp; [.U51] &amp; [.V51] &amp; [.W51]) &lt;&gt; &quot;&quot;; &quot;*SR = carry + (zero&lt;&lt;1) + (interrupt&lt;&lt;2) + (decimal&lt;&lt;3) + (overflow&lt;&lt;6) + (negative&lt;&lt;7); &quot;; &quot;&quot;);  IF( [.Q51] &lt;&gt; &quot;&quot;; &quot;*PC = &quot; &amp; [.Q51] &amp; &quot;;&quot;; &quot;*PC = PC + &quot; &amp; (LEN([.A51]&amp;&quot; &quot;)/3) &amp; &quot;; &quot; );  IF( [.Y51] &lt;&gt; &quot;&quot;; &quot;memory[(&quot; &amp; [.Y51] &amp; &quot;)&amp;0xFFFF] = &quot; &amp; [.Z51] &amp; &quot;; &quot;; &quot;&quot;);  IF( [.AA51] &lt;&gt; &quot;&quot;; &quot;memory[(&quot; &amp; [.AA51] &amp; &quot;)&amp;0xFFFF] = (&quot; &amp; [.AB51] &amp; &quot;)&amp;0xFF; memory[((&quot; &amp; [.AA51] &amp; &quot;)+1)&amp;0xFFFF] = ((&quot; &amp; [.AB5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1];2) &amp; &quot; ) { &quot; &amp;  join(&quot;&quot;;  IF(LEN([.A51]) &gt; 3; &quot;const LL = memory[(PC+1)&amp;0xFFFF]; &quot;; &quot;&quot;); IF(LEN([.A51]) &gt; 6; &quot;const HH = memory[(PC+2)&amp;0xFFFF]; &quot;; &quot;&quot;); IF(LEN([.A51]) &gt; 6; &quot;const HHLL = LL + (HH&lt;&lt;8); &quot;; &quot;&quot;);  IF([.I51] &lt;&gt; &quot;&quot;; &quot;const zeroPageWord = memory[(&quot;&amp;[.I51]&amp;&quot;)&amp;0xFF] + (memory[((&quot;&amp;[.I51]&amp;&quot;)+1)&amp;0xFF]&lt;&lt;8); &quot;; &quot;&quot;);  IF([.J51] &lt;&gt; &quot;&quot;; &quot;const readByte = memory[(&quot;&amp;[.J51]&amp;&quot;)&amp;0xFFFF]; &quot;; &quot;&quot;); IF([.K51] &lt;&gt; &quot;&quot;; &quot;const readWord = memory[(&quot;&amp;[.K51]&amp;&quot;)&amp;0xFFFF] + (memory[((&quot;&amp;[.K51]&amp;&quot;)+1)&amp;0xFFFF]&lt;&lt;8); &quot;; &quot;&quot;);  IF([.L51] &lt;&gt; &quot;&quot;; &quot;const result = &quot;&amp;[.L51]&amp;&quot;; &quot;; &quot;&quot;);  IF([.M51] &lt;&gt; &quot;&quot;; &quot;const newA = &quot;&amp;[.M51]&amp;&quot;; &quot;; &quot;&quot;); IF([.N51] &lt;&gt; &quot;&quot;; &quot;const newX = &quot;&amp;[.N51]&amp;&quot;; &quot;; &quot;&quot;); IF([.O51] &lt;&gt; &quot;&quot;; &quot;const newY = &quot;&amp;[.O51]&amp;&quot;; &quot;; &quot;&quot;); IF([.P51] &lt;&gt; &quot;&quot;; &quot;const newSP = &quot;&amp;[.P51]&amp;&quot;; &quot;; &quot;&quot;); IF([.Q51] &lt;&gt; &quot;&quot;; &quot;const newPC = (&quot;&amp;[.Q51]&amp;&quot;)&amp;0xFFFF; &quot;; &quot;&quot;);  IF([.M51] &lt;&gt; &quot;&quot;; &quot;cpu.A = newA; &quot;; &quot;&quot;); IF([.N51] &lt;&gt; &quot;&quot;; &quot;cpu.X = newX; &quot;; &quot;&quot;); IF([.O51] &lt;&gt; &quot;&quot;; &quot;cpu.Y = newY; &quot;; &quot;&quot;); IF([.P51] &lt;&gt; &quot;&quot;; &quot;cpu.SP = newSP; &quot;; &quot;&quot;); IF([.Q51] &lt;&gt; &quot;&quot;; &quot;cpu.PC = newPC; &quot;; &quot;&quot;);  IF( ([.R51] &amp; [.S51] &amp; [.T51] &amp; [.U51] &amp; [.V51] &amp; [.W51]) &lt;&gt; &quot;&quot;; join(&quot;&quot;;    IF( [.R51] &lt;&gt; &quot;&quot;; &quot;const carry = &quot; &amp; [.R51] &amp; &quot;;&quot;;     &quot;const carry = SR&amp;1; &quot;);   IF( [.S51] &lt;&gt; &quot;&quot;; &quot;const zero = &quot; &amp; [.S51] &amp; &quot;;&quot;;      &quot;const zero = (SR&gt;&gt;1)&amp;1; &quot;);   IF( [.T51] &lt;&gt; &quot;&quot;; &quot;const interrupt = &quot; &amp; [.T51] &amp; &quot;;&quot;; &quot;const interrupt = (SR&gt;&gt;2)&amp;1; &quot;);   IF( [.U51] &lt;&gt; &quot;&quot;; &quot;const decimal = &quot; &amp; [.U51] &amp; &quot;;&quot;;   &quot;const decimal = (SR&gt;&gt;3)&amp;1; &quot;);   IF( [.V51] &lt;&gt; &quot;&quot;; &quot;const overflow = &quot; &amp; [.V51] &amp; &quot;;&quot;;  &quot;const overflow = (SR&gt;&gt;6)&amp;1; &quot;);   IF( [.W51] &lt;&gt; &quot;&quot;; &quot;const negative = &quot; &amp; [.W51] &amp; &quot;;&quot;;  &quot;const negative = (SR&gt;&gt;7)&amp;1; &quot;)  ); &quot;&quot;);  IF( ([.R51] &amp; [.S51] &amp; [.T51] &amp; [.U51] &amp; [.V51] &amp; [.W51]) &lt;&gt; &quot;&quot;; &quot;cpu.SR = carry + (zero&lt;&lt;1) + (interrupt&lt;&lt;2) + (decimal&lt;&lt;3) + (overflow&lt;&lt;6) + (negative&lt;&lt;7); &quot;; &quot;&quot;);  IF( [.Q51] &lt;&gt; &quot;&quot;; &quot;*PC = &quot; &amp; [.Q51] &amp; &quot;;&quot;; &quot;cpu.PC = PC + &quot; &amp; (LEN([.A51]&amp;&quot; &quot;)/3) &amp; &quot;; &quot; );  IF( [.Y51] &lt;&gt; &quot;&quot;; &quot;memory[(&quot; &amp; [.Y51] &amp; &quot;)&amp;0xFFFF] = &quot; &amp; [.Z51] &amp; &quot;; &quot;; &quot;&quot;);  IF( [.AA51] &lt;&gt; &quot;&quot;; &quot;memory[(&quot; &amp; [.AA51] &amp; &quot;)&amp;0xFFFF] = (&quot; &amp; [.AB51] &amp; &quot;)&amp;0xFF; memory[((&quot; &amp; [.AA51] &amp; &quot;)+1)&amp;0xFFFF] = ((&quot; &amp; [.AB5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51] &lt;&gt; &quot;&quot;; &quot;BB &quot;; &quot;&quot;) &amp; IF([.$AN51] &lt;&gt; &quot;&quot;; &quot;LL HH &quot;; &quot;&quot;) &amp; IF([.$AO51] &lt;&gt; &quot;&quot;; &quot;SS &quot;; &quot;&quot;) &amp; IF([.$AP51] &lt;&gt; &quot;&quot;; &quot;RR &quot;; &quot;&quot;) &amp; IF([.$AQ51] &lt;&gt; &quot;&quot;; &quot;PP QQ &quot;; &quot;&quot;) &amp; LEFT([.$A51];2)" office:value-type="string" office:string-value="SS 4A" calcext:value-type="string">
            <text:p>SS 4A</text:p>
          </table:table-cell>
          <table:table-cell table:style-name="ce81" table:formula="of:=&quot;UN&quot; &amp;[.B51]" office:value-type="string" office:string-value="UNLSR" calcext:value-type="string">
            <text:p>UNLSR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C</text:p>
          </table:table-cell>
          <table:table-cell table:style-name="ce20" office:value-type="string" calcext:value-type="string">
            <text:p>JMP</text:p>
          </table:table-cell>
          <table:table-cell table:style-name="ce45" office:value-type="float" office:value="5" calcext:value-type="float">
            <text:p>5</text:p>
          </table:table-cell>
          <table:table-cell table:style-name="ce68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52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3"/>
          <table:table-cell table:style-name="ce68" office:value-type="string" calcext:value-type="string">
            <text:p>HHLL</text:p>
          </table:table-cell>
          <table:table-cell table:style-name="ce198"/>
          <table:table-cell table:style-name="ce68"/>
          <table:table-cell table:style-name="ce73" table:number-columns-repeated="4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52];2) &amp; &quot; { &quot; &amp;  join(&quot;&quot;;  IF(LEN([.A52]) &gt; 3; &quot;LL := memory[PC + 1]; &quot;; &quot;&quot;);  IF([.I52] &lt;&gt; &quot;&quot;; &quot;zeroPageWord := memory[(&quot;&amp;[.I52]&amp;&quot;)&amp;0xFF] + (memory[((&quot;&amp;[.I52]&amp;&quot;)+1)&amp;0xFF]&lt;&lt;8); &quot;; &quot;&quot;);  IF([.J52] &lt;&gt; &quot;&quot;; &quot;readByte := memory[(&quot;&amp;[.J52]&amp;&quot;)&amp;0xFFFF]; &quot;; &quot;&quot;); IF([.K52] &lt;&gt; &quot;&quot;; &quot;readWord := memory[(&quot;&amp;[.K52]&amp;&quot;)&amp;0xFFFF] + (memory[((&quot;&amp;[.K52]&amp;&quot;)+1)&amp;0xFFFF]&lt;&lt;8); &quot;; &quot;&quot;);  IF([.L52] &lt;&gt; &quot;&quot;; &quot;result := &quot;&amp;[.L52]&amp;&quot;; &quot;; &quot;&quot;);  IF([.M52] &lt;&gt; &quot;&quot;; &quot;newA := &quot;&amp;[.M52]&amp;&quot;; &quot;; &quot;&quot;); IF([.N52] &lt;&gt; &quot;&quot;; &quot;newX := &quot;&amp;[.N52]&amp;&quot;; &quot;; &quot;&quot;); IF([.O52] &lt;&gt; &quot;&quot;; &quot;newY := &quot;&amp;[.O52]&amp;&quot;; &quot;; &quot;&quot;); IF([.P52] &lt;&gt; &quot;&quot;; &quot;newSP := &quot;&amp;[.P52]&amp;&quot;; &quot;; &quot;&quot;); IF([.Q52] &lt;&gt; &quot;&quot;; &quot;newPC := &quot;&amp;[.Q52]&amp;&quot;; &quot;; &quot;&quot;);  IF([.M52] &lt;&gt; &quot;&quot;; &quot;*A = newA; &quot;; &quot;&quot;); IF([.N52] &lt;&gt; &quot;&quot;; &quot;*X = newX; &quot;; &quot;&quot;); IF([.O52] &lt;&gt; &quot;&quot;; &quot;*Y = newY; &quot;; &quot;&quot;); IF([.P52] &lt;&gt; &quot;&quot;; &quot;*SP = newSP; &quot;; &quot;&quot;); IF([.Q52] &lt;&gt; &quot;&quot;; &quot;*PC = newPC; &quot;; &quot;&quot;);  IF( ([.R52] &amp; [.S52] &amp; [.T52] &amp; [.U52] &amp; [.V52] &amp; [.W52]) &lt;&gt; &quot;&quot;; join(&quot;&quot;;    IF( [.R52] &lt;&gt; &quot;&quot;; &quot;carry := &quot; &amp; [.R52] &amp; &quot;;&quot;; &quot;carry := SR&amp;1; &quot;);   IF( [.S52] &lt;&gt; &quot;&quot;; &quot;zero := &quot; &amp; [.S52] &amp; &quot;;&quot;; &quot;zero := (SR&gt;&gt;1)&amp;1; &quot;);   IF( [.T52] &lt;&gt; &quot;&quot;; &quot;interrupt := &quot; &amp; [.T52] &amp; &quot;;&quot;; &quot;interrupt := (SR&gt;&gt;2)&amp;1; &quot;);   IF( [.U52] &lt;&gt; &quot;&quot;; &quot;decimal := &quot; &amp; [.U52] &amp; &quot;;&quot;; &quot;decimal := (SR&gt;&gt;3)&amp;1; &quot;);   IF( [.V52] &lt;&gt; &quot;&quot;; &quot;overflow := &quot; &amp; [.V52] &amp; &quot;;&quot;; &quot;overflow := (SR&gt;&gt;6)&amp;1; &quot;);   IF( [.W52] &lt;&gt; &quot;&quot;; &quot;negative := &quot; &amp; [.W52] &amp; &quot;;&quot;; &quot;negative := (SR&gt;&gt;7)&amp;1; &quot;)  ); &quot;&quot;);  IF( ([.R52] &amp; [.S52] &amp; [.T52] &amp; [.U52] &amp; [.V52] &amp; [.W52]) &lt;&gt; &quot;&quot;; &quot;*SR = carry + (zero&lt;&lt;1) + (interrupt&lt;&lt;2) + (decimal&lt;&lt;3) + (overflow&lt;&lt;6) + (negative&lt;&lt;7); &quot;; &quot;&quot;);  IF( [.Q52] &lt;&gt; &quot;&quot;; &quot;*PC = &quot; &amp; [.Q52] &amp; &quot;;&quot;; &quot;*PC = PC + &quot; &amp; (LEN([.A52]&amp;&quot; &quot;)/3) &amp; &quot;; &quot; );  IF( [.Y52] &lt;&gt; &quot;&quot;; &quot;memory[(&quot; &amp; [.Y52] &amp; &quot;)&amp;0xFFFF] = &quot; &amp; [.Z52] &amp; &quot;; &quot;; &quot;&quot;);  IF( [.AA52] &lt;&gt; &quot;&quot;; &quot;memory[(&quot; &amp; [.AA52] &amp; &quot;)&amp;0xFFFF] = (&quot; &amp; [.AB52] &amp; &quot;)&amp;0xFF; memory[((&quot; &amp; [.AA52] &amp; &quot;)+1)&amp;0xFFFF] = ((&quot; &amp; [.AB5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2];2) &amp; &quot; ) { &quot; &amp;  join(&quot;&quot;;  IF(LEN([.A52]) &gt; 3; &quot;unsigned char LL = memory[(PC+1)&amp;0xFFFF]; &quot;; &quot;&quot;); IF(LEN([.A52]) &gt; 6; &quot;unsigned int HH = memory[(PC+2)&amp;0xFFFF]; &quot;; &quot;&quot;); IF(LEN([.A52]) &gt; 6; &quot;unsigned int HHLL = LL + (HH&lt;&lt;8); &quot;; &quot;&quot;);  IF([.I52] &lt;&gt; &quot;&quot;; &quot;unsigned int zeroPageWord = memory[(&quot;&amp;[.I52]&amp;&quot;)&amp;0xFF] + (memory[((&quot;&amp;[.I52]&amp;&quot;)+1)&amp;0xFF]&lt;&lt;8); &quot;; &quot;&quot;);  IF([.J52] &lt;&gt; &quot;&quot;; &quot;unsigned char readByte = memory[(&quot;&amp;[.J52]&amp;&quot;)&amp;0xFFFF]; &quot;; &quot;&quot;); IF([.K52] &lt;&gt; &quot;&quot;; &quot;unsigned int readWord := memory[(&quot;&amp;[.K52]&amp;&quot;)&amp;0xFFFF] + (memory[((&quot;&amp;[.K52]&amp;&quot;)+1)&amp;0xFFFF]&lt;&lt;8); &quot;; &quot;&quot;);  IF([.L52] &lt;&gt; &quot;&quot;; &quot;unsigned int result = &quot;&amp;[.L52]&amp;&quot;; &quot;; &quot;&quot;);  IF([.M52] &lt;&gt; &quot;&quot;; &quot;unsigned char newA = &quot;&amp;[.M52]&amp;&quot;; &quot;; &quot;&quot;); IF([.N52] &lt;&gt; &quot;&quot;; &quot;unsigned char newX = &quot;&amp;[.N52]&amp;&quot;; &quot;; &quot;&quot;); IF([.O52] &lt;&gt; &quot;&quot;; &quot;unsigned char newY = &quot;&amp;[.O52]&amp;&quot;; &quot;; &quot;&quot;); IF([.P52] &lt;&gt; &quot;&quot;; &quot;unsigned char newSP = &quot;&amp;[.P52]&amp;&quot;; &quot;; &quot;&quot;); IF([.Q52] &lt;&gt; &quot;&quot;; &quot;unsigned int newPC = (&quot;&amp;[.Q52]&amp;&quot;)&amp;0xFFFF; &quot;; &quot;&quot;);  IF([.M52] &lt;&gt; &quot;&quot;; &quot;*A = newA; &quot;; &quot;&quot;); IF([.N52] &lt;&gt; &quot;&quot;; &quot;*X = newX; &quot;; &quot;&quot;); IF([.O52] &lt;&gt; &quot;&quot;; &quot;*Y = newY; &quot;; &quot;&quot;); IF([.P52] &lt;&gt; &quot;&quot;; &quot;*SP = newSP; &quot;; &quot;&quot;); IF([.Q52] &lt;&gt; &quot;&quot;; &quot;*PC = newPC; &quot;; &quot;&quot;);  IF( ([.R52] &amp; [.S52] &amp; [.T52] &amp; [.U52] &amp; [.V52] &amp; [.W52]) &lt;&gt; &quot;&quot;; join(&quot;&quot;;    IF( [.R52] &lt;&gt; &quot;&quot;; &quot;unsigned char carry = &quot; &amp; [.R52] &amp; &quot;;&quot;; &quot;unsigned char carry = SR&amp;1; &quot;);   IF( [.S52] &lt;&gt; &quot;&quot;; &quot;unsigned char zero = &quot; &amp; [.S52] &amp; &quot;;&quot;; &quot;unsigned char zero = (SR&gt;&gt;1)&amp;1; &quot;);   IF( [.T52] &lt;&gt; &quot;&quot;; &quot;unsigned char interrupt = &quot; &amp; [.T52] &amp; &quot;;&quot;; &quot;unsigned char interrupt = (SR&gt;&gt;2)&amp;1; &quot;);   IF( [.U52] &lt;&gt; &quot;&quot;; &quot;unsigned char decimal = &quot; &amp; [.U52] &amp; &quot;;&quot;; &quot;unsigned char decimal = (SR&gt;&gt;3)&amp;1; &quot;);   IF( [.V52] &lt;&gt; &quot;&quot;; &quot;unsigned char overflow = &quot; &amp; [.V52] &amp; &quot;;&quot;; &quot;unsigned char overflow = (SR&gt;&gt;6)&amp;1; &quot;);   IF( [.W52] &lt;&gt; &quot;&quot;; &quot;unsigned char negative = &quot; &amp; [.W52] &amp; &quot;;&quot;; &quot;unsigned char negative = (SR&gt;&gt;7)&amp;1; &quot;)  ); &quot;&quot;);  IF( ([.R52] &amp; [.S52] &amp; [.T52] &amp; [.U52] &amp; [.V52] &amp; [.W52]) &lt;&gt; &quot;&quot;; &quot;*SR = carry + (zero&lt;&lt;1) + (interrupt&lt;&lt;2) + (decimal&lt;&lt;3) + (overflow&lt;&lt;6) + (negative&lt;&lt;7); &quot;; &quot;&quot;);  IF( [.Q52] &lt;&gt; &quot;&quot;; &quot;*PC = &quot; &amp; [.Q52] &amp; &quot;;&quot;; &quot;*PC = PC + &quot; &amp; (LEN([.A52]&amp;&quot; &quot;)/3) &amp; &quot;; &quot; );  IF( [.Y52] &lt;&gt; &quot;&quot;; &quot;memory[(&quot; &amp; [.Y52] &amp; &quot;)&amp;0xFFFF] = &quot; &amp; [.Z52] &amp; &quot;; &quot;; &quot;&quot;);  IF( [.AA52] &lt;&gt; &quot;&quot;; &quot;memory[(&quot; &amp; [.AA52] &amp; &quot;)&amp;0xFFFF] = (&quot; &amp; [.AB52] &amp; &quot;)&amp;0xFF; memory[((&quot; &amp; [.AA52] &amp; &quot;)+1)&amp;0xFFFF] = ((&quot; &amp; [.AB5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2];2) &amp; &quot; ) { &quot; &amp;  join(&quot;&quot;;  IF(LEN([.A52]) &gt; 3; &quot;const LL = memory[(PC+1)&amp;0xFFFF]; &quot;; &quot;&quot;); IF(LEN([.A52]) &gt; 6; &quot;const HH = memory[(PC+2)&amp;0xFFFF]; &quot;; &quot;&quot;); IF(LEN([.A52]) &gt; 6; &quot;const HHLL = LL + (HH&lt;&lt;8); &quot;; &quot;&quot;);  IF([.I52] &lt;&gt; &quot;&quot;; &quot;const zeroPageWord = memory[(&quot;&amp;[.I52]&amp;&quot;)&amp;0xFF] + (memory[((&quot;&amp;[.I52]&amp;&quot;)+1)&amp;0xFF]&lt;&lt;8); &quot;; &quot;&quot;);  IF([.J52] &lt;&gt; &quot;&quot;; &quot;const readByte = memory[(&quot;&amp;[.J52]&amp;&quot;)&amp;0xFFFF]; &quot;; &quot;&quot;); IF([.K52] &lt;&gt; &quot;&quot;; &quot;const readWord = memory[(&quot;&amp;[.K52]&amp;&quot;)&amp;0xFFFF] + (memory[((&quot;&amp;[.K52]&amp;&quot;)+1)&amp;0xFFFF]&lt;&lt;8); &quot;; &quot;&quot;);  IF([.L52] &lt;&gt; &quot;&quot;; &quot;const result = &quot;&amp;[.L52]&amp;&quot;; &quot;; &quot;&quot;);  IF([.M52] &lt;&gt; &quot;&quot;; &quot;const newA = &quot;&amp;[.M52]&amp;&quot;; &quot;; &quot;&quot;); IF([.N52] &lt;&gt; &quot;&quot;; &quot;const newX = &quot;&amp;[.N52]&amp;&quot;; &quot;; &quot;&quot;); IF([.O52] &lt;&gt; &quot;&quot;; &quot;const newY = &quot;&amp;[.O52]&amp;&quot;; &quot;; &quot;&quot;); IF([.P52] &lt;&gt; &quot;&quot;; &quot;const newSP = &quot;&amp;[.P52]&amp;&quot;; &quot;; &quot;&quot;); IF([.Q52] &lt;&gt; &quot;&quot;; &quot;const newPC = (&quot;&amp;[.Q52]&amp;&quot;)&amp;0xFFFF; &quot;; &quot;&quot;);  IF([.M52] &lt;&gt; &quot;&quot;; &quot;cpu.A = newA; &quot;; &quot;&quot;); IF([.N52] &lt;&gt; &quot;&quot;; &quot;cpu.X = newX; &quot;; &quot;&quot;); IF([.O52] &lt;&gt; &quot;&quot;; &quot;cpu.Y = newY; &quot;; &quot;&quot;); IF([.P52] &lt;&gt; &quot;&quot;; &quot;cpu.SP = newSP; &quot;; &quot;&quot;); IF([.Q52] &lt;&gt; &quot;&quot;; &quot;cpu.PC = newPC; &quot;; &quot;&quot;);  IF( ([.R52] &amp; [.S52] &amp; [.T52] &amp; [.U52] &amp; [.V52] &amp; [.W52]) &lt;&gt; &quot;&quot;; join(&quot;&quot;;    IF( [.R52] &lt;&gt; &quot;&quot;; &quot;const carry = &quot; &amp; [.R52] &amp; &quot;;&quot;;     &quot;const carry = SR&amp;1; &quot;);   IF( [.S52] &lt;&gt; &quot;&quot;; &quot;const zero = &quot; &amp; [.S52] &amp; &quot;;&quot;;      &quot;const zero = (SR&gt;&gt;1)&amp;1; &quot;);   IF( [.T52] &lt;&gt; &quot;&quot;; &quot;const interrupt = &quot; &amp; [.T52] &amp; &quot;;&quot;; &quot;const interrupt = (SR&gt;&gt;2)&amp;1; &quot;);   IF( [.U52] &lt;&gt; &quot;&quot;; &quot;const decimal = &quot; &amp; [.U52] &amp; &quot;;&quot;;   &quot;const decimal = (SR&gt;&gt;3)&amp;1; &quot;);   IF( [.V52] &lt;&gt; &quot;&quot;; &quot;const overflow = &quot; &amp; [.V52] &amp; &quot;;&quot;;  &quot;const overflow = (SR&gt;&gt;6)&amp;1; &quot;);   IF( [.W52] &lt;&gt; &quot;&quot;; &quot;const negative = &quot; &amp; [.W52] &amp; &quot;;&quot;;  &quot;const negative = (SR&gt;&gt;7)&amp;1; &quot;)  ); &quot;&quot;);  IF( ([.R52] &amp; [.S52] &amp; [.T52] &amp; [.U52] &amp; [.V52] &amp; [.W52]) &lt;&gt; &quot;&quot;; &quot;cpu.SR = carry + (zero&lt;&lt;1) + (interrupt&lt;&lt;2) + (decimal&lt;&lt;3) + (overflow&lt;&lt;6) + (negative&lt;&lt;7); &quot;; &quot;&quot;);  IF( [.Q52] &lt;&gt; &quot;&quot;; &quot;*PC = &quot; &amp; [.Q52] &amp; &quot;;&quot;; &quot;cpu.PC = PC + &quot; &amp; (LEN([.A52]&amp;&quot; &quot;)/3) &amp; &quot;; &quot; );  IF( [.Y52] &lt;&gt; &quot;&quot;; &quot;memory[(&quot; &amp; [.Y52] &amp; &quot;)&amp;0xFFFF] = &quot; &amp; [.Z52] &amp; &quot;; &quot;; &quot;&quot;);  IF( [.AA52] &lt;&gt; &quot;&quot;; &quot;memory[(&quot; &amp; [.AA52] &amp; &quot;)&amp;0xFFFF] = (&quot; &amp; [.AB52] &amp; &quot;)&amp;0xFF; memory[((&quot; &amp; [.AA52] &amp; &quot;)+1)&amp;0xFFFF] = ((&quot; &amp; [.AB5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PC</text:p>
          </table:table-cell>
          <table:table-cell table:style-name="ce68"/>
          <table:table-cell table:style-name="ce73"/>
          <table:table-cell table:style-name="ce244"/>
          <table:table-cell table:style-name="ce282" table:formula="of:=IF([.$AM52] &lt;&gt; &quot;&quot;; &quot;BB &quot;; &quot;&quot;) &amp; IF([.$AN52] &lt;&gt; &quot;&quot;; &quot;LL HH &quot;; &quot;&quot;) &amp; IF([.$AO52] &lt;&gt; &quot;&quot;; &quot;SS &quot;; &quot;&quot;) &amp; IF([.$AP52] &lt;&gt; &quot;&quot;; &quot;RR &quot;; &quot;&quot;) &amp; IF([.$AQ52] &lt;&gt; &quot;&quot;; &quot;PP QQ &quot;; &quot;&quot;) &amp; LEFT([.$A52];2)" office:value-type="string" office:string-value="PP QQ 4C" calcext:value-type="string">
            <text:p>PP QQ 4C</text:p>
          </table:table-cell>
          <table:table-cell table:style-name="ce68" table:formula="of:=&quot;UN&quot; &amp;[.B52]" office:value-type="string" office:string-value="UNJMP" calcext:value-type="string">
            <text:p>UNJMP</text:p>
          </table:table-cell>
          <table:table-cell table:style-name="ce68" office:value-type="string" calcext:value-type="string">
            <text:p>$QQPP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4D LL HH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float" office:value="4" calcext:value-type="float">
            <text:p>4</text:p>
          </table:table-cell>
          <table:table-cell table:style-name="ce80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53] = &quot;($LL, X)&quot;;&quot;(arg1+X)&amp;0xFF&quot;;&quot;&quot;)">
            <text:p/>
          </table:table-cell>
          <table:table-cell table:style-name="ce80" office:value-type="string" calcext:value-type="string">
            <text:p>HHLL</text:p>
          </table:table-cell>
          <table:table-cell table:style-name="ce157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3"/>
          <table:table-cell table:style-name="ce80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53];2) &amp; &quot; { &quot; &amp;  join(&quot;&quot;;  IF(LEN([.A53]) &gt; 3; &quot;LL := memory[PC + 1]; &quot;; &quot;&quot;);  IF([.I53] &lt;&gt; &quot;&quot;; &quot;zeroPageWord := memory[(&quot;&amp;[.I53]&amp;&quot;)&amp;0xFF] + (memory[((&quot;&amp;[.I53]&amp;&quot;)+1)&amp;0xFF]&lt;&lt;8); &quot;; &quot;&quot;);  IF([.J53] &lt;&gt; &quot;&quot;; &quot;readByte := memory[(&quot;&amp;[.J53]&amp;&quot;)&amp;0xFFFF]; &quot;; &quot;&quot;); IF([.K53] &lt;&gt; &quot;&quot;; &quot;readWord := memory[(&quot;&amp;[.K53]&amp;&quot;)&amp;0xFFFF] + (memory[((&quot;&amp;[.K53]&amp;&quot;)+1)&amp;0xFFFF]&lt;&lt;8); &quot;; &quot;&quot;);  IF([.L53] &lt;&gt; &quot;&quot;; &quot;result := &quot;&amp;[.L53]&amp;&quot;; &quot;; &quot;&quot;);  IF([.M53] &lt;&gt; &quot;&quot;; &quot;newA := &quot;&amp;[.M53]&amp;&quot;; &quot;; &quot;&quot;); IF([.N53] &lt;&gt; &quot;&quot;; &quot;newX := &quot;&amp;[.N53]&amp;&quot;; &quot;; &quot;&quot;); IF([.O53] &lt;&gt; &quot;&quot;; &quot;newY := &quot;&amp;[.O53]&amp;&quot;; &quot;; &quot;&quot;); IF([.P53] &lt;&gt; &quot;&quot;; &quot;newSP := &quot;&amp;[.P53]&amp;&quot;; &quot;; &quot;&quot;); IF([.Q53] &lt;&gt; &quot;&quot;; &quot;newPC := &quot;&amp;[.Q53]&amp;&quot;; &quot;; &quot;&quot;);  IF([.M53] &lt;&gt; &quot;&quot;; &quot;*A = newA; &quot;; &quot;&quot;); IF([.N53] &lt;&gt; &quot;&quot;; &quot;*X = newX; &quot;; &quot;&quot;); IF([.O53] &lt;&gt; &quot;&quot;; &quot;*Y = newY; &quot;; &quot;&quot;); IF([.P53] &lt;&gt; &quot;&quot;; &quot;*SP = newSP; &quot;; &quot;&quot;); IF([.Q53] &lt;&gt; &quot;&quot;; &quot;*PC = newPC; &quot;; &quot;&quot;);  IF( ([.R53] &amp; [.S53] &amp; [.T53] &amp; [.U53] &amp; [.V53] &amp; [.W53]) &lt;&gt; &quot;&quot;; join(&quot;&quot;;    IF( [.R53] &lt;&gt; &quot;&quot;; &quot;carry := &quot; &amp; [.R53] &amp; &quot;;&quot;; &quot;carry := SR&amp;1; &quot;);   IF( [.S53] &lt;&gt; &quot;&quot;; &quot;zero := &quot; &amp; [.S53] &amp; &quot;;&quot;; &quot;zero := (SR&gt;&gt;1)&amp;1; &quot;);   IF( [.T53] &lt;&gt; &quot;&quot;; &quot;interrupt := &quot; &amp; [.T53] &amp; &quot;;&quot;; &quot;interrupt := (SR&gt;&gt;2)&amp;1; &quot;);   IF( [.U53] &lt;&gt; &quot;&quot;; &quot;decimal := &quot; &amp; [.U53] &amp; &quot;;&quot;; &quot;decimal := (SR&gt;&gt;3)&amp;1; &quot;);   IF( [.V53] &lt;&gt; &quot;&quot;; &quot;overflow := &quot; &amp; [.V53] &amp; &quot;;&quot;; &quot;overflow := (SR&gt;&gt;6)&amp;1; &quot;);   IF( [.W53] &lt;&gt; &quot;&quot;; &quot;negative := &quot; &amp; [.W53] &amp; &quot;;&quot;; &quot;negative := (SR&gt;&gt;7)&amp;1; &quot;)  ); &quot;&quot;);  IF( ([.R53] &amp; [.S53] &amp; [.T53] &amp; [.U53] &amp; [.V53] &amp; [.W53]) &lt;&gt; &quot;&quot;; &quot;*SR = carry + (zero&lt;&lt;1) + (interrupt&lt;&lt;2) + (decimal&lt;&lt;3) + (overflow&lt;&lt;6) + (negative&lt;&lt;7); &quot;; &quot;&quot;);  IF( [.Q53] &lt;&gt; &quot;&quot;; &quot;*PC = &quot; &amp; [.Q53] &amp; &quot;;&quot;; &quot;*PC = PC + &quot; &amp; (LEN([.A53]&amp;&quot; &quot;)/3) &amp; &quot;; &quot; );  IF( [.Y53] &lt;&gt; &quot;&quot;; &quot;memory[(&quot; &amp; [.Y53] &amp; &quot;)&amp;0xFFFF] = &quot; &amp; [.Z53] &amp; &quot;; &quot;; &quot;&quot;);  IF( [.AA53] &lt;&gt; &quot;&quot;; &quot;memory[(&quot; &amp; [.AA53] &amp; &quot;)&amp;0xFFFF] = (&quot; &amp; [.AB53] &amp; &quot;)&amp;0xFF; memory[((&quot; &amp; [.AA53] &amp; &quot;)+1)&amp;0xFFFF] = ((&quot; &amp; [.AB5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3];2) &amp; &quot; ) { &quot; &amp;  join(&quot;&quot;;  IF(LEN([.A53]) &gt; 3; &quot;unsigned char LL = memory[(PC+1)&amp;0xFFFF]; &quot;; &quot;&quot;); IF(LEN([.A53]) &gt; 6; &quot;unsigned int HH = memory[(PC+2)&amp;0xFFFF]; &quot;; &quot;&quot;); IF(LEN([.A53]) &gt; 6; &quot;unsigned int HHLL = LL + (HH&lt;&lt;8); &quot;; &quot;&quot;);  IF([.I53] &lt;&gt; &quot;&quot;; &quot;unsigned int zeroPageWord = memory[(&quot;&amp;[.I53]&amp;&quot;)&amp;0xFF] + (memory[((&quot;&amp;[.I53]&amp;&quot;)+1)&amp;0xFF]&lt;&lt;8); &quot;; &quot;&quot;);  IF([.J53] &lt;&gt; &quot;&quot;; &quot;unsigned char readByte = memory[(&quot;&amp;[.J53]&amp;&quot;)&amp;0xFFFF]; &quot;; &quot;&quot;); IF([.K53] &lt;&gt; &quot;&quot;; &quot;unsigned int readWord := memory[(&quot;&amp;[.K53]&amp;&quot;)&amp;0xFFFF] + (memory[((&quot;&amp;[.K53]&amp;&quot;)+1)&amp;0xFFFF]&lt;&lt;8); &quot;; &quot;&quot;);  IF([.L53] &lt;&gt; &quot;&quot;; &quot;unsigned int result = &quot;&amp;[.L53]&amp;&quot;; &quot;; &quot;&quot;);  IF([.M53] &lt;&gt; &quot;&quot;; &quot;unsigned char newA = &quot;&amp;[.M53]&amp;&quot;; &quot;; &quot;&quot;); IF([.N53] &lt;&gt; &quot;&quot;; &quot;unsigned char newX = &quot;&amp;[.N53]&amp;&quot;; &quot;; &quot;&quot;); IF([.O53] &lt;&gt; &quot;&quot;; &quot;unsigned char newY = &quot;&amp;[.O53]&amp;&quot;; &quot;; &quot;&quot;); IF([.P53] &lt;&gt; &quot;&quot;; &quot;unsigned char newSP = &quot;&amp;[.P53]&amp;&quot;; &quot;; &quot;&quot;); IF([.Q53] &lt;&gt; &quot;&quot;; &quot;unsigned int newPC = (&quot;&amp;[.Q53]&amp;&quot;)&amp;0xFFFF; &quot;; &quot;&quot;);  IF([.M53] &lt;&gt; &quot;&quot;; &quot;*A = newA; &quot;; &quot;&quot;); IF([.N53] &lt;&gt; &quot;&quot;; &quot;*X = newX; &quot;; &quot;&quot;); IF([.O53] &lt;&gt; &quot;&quot;; &quot;*Y = newY; &quot;; &quot;&quot;); IF([.P53] &lt;&gt; &quot;&quot;; &quot;*SP = newSP; &quot;; &quot;&quot;); IF([.Q53] &lt;&gt; &quot;&quot;; &quot;*PC = newPC; &quot;; &quot;&quot;);  IF( ([.R53] &amp; [.S53] &amp; [.T53] &amp; [.U53] &amp; [.V53] &amp; [.W53]) &lt;&gt; &quot;&quot;; join(&quot;&quot;;    IF( [.R53] &lt;&gt; &quot;&quot;; &quot;unsigned char carry = &quot; &amp; [.R53] &amp; &quot;;&quot;; &quot;unsigned char carry = SR&amp;1; &quot;);   IF( [.S53] &lt;&gt; &quot;&quot;; &quot;unsigned char zero = &quot; &amp; [.S53] &amp; &quot;;&quot;; &quot;unsigned char zero = (SR&gt;&gt;1)&amp;1; &quot;);   IF( [.T53] &lt;&gt; &quot;&quot;; &quot;unsigned char interrupt = &quot; &amp; [.T53] &amp; &quot;;&quot;; &quot;unsigned char interrupt = (SR&gt;&gt;2)&amp;1; &quot;);   IF( [.U53] &lt;&gt; &quot;&quot;; &quot;unsigned char decimal = &quot; &amp; [.U53] &amp; &quot;;&quot;; &quot;unsigned char decimal = (SR&gt;&gt;3)&amp;1; &quot;);   IF( [.V53] &lt;&gt; &quot;&quot;; &quot;unsigned char overflow = &quot; &amp; [.V53] &amp; &quot;;&quot;; &quot;unsigned char overflow = (SR&gt;&gt;6)&amp;1; &quot;);   IF( [.W53] &lt;&gt; &quot;&quot;; &quot;unsigned char negative = &quot; &amp; [.W53] &amp; &quot;;&quot;; &quot;unsigned char negative = (SR&gt;&gt;7)&amp;1; &quot;)  ); &quot;&quot;);  IF( ([.R53] &amp; [.S53] &amp; [.T53] &amp; [.U53] &amp; [.V53] &amp; [.W53]) &lt;&gt; &quot;&quot;; &quot;*SR = carry + (zero&lt;&lt;1) + (interrupt&lt;&lt;2) + (decimal&lt;&lt;3) + (overflow&lt;&lt;6) + (negative&lt;&lt;7); &quot;; &quot;&quot;);  IF( [.Q53] &lt;&gt; &quot;&quot;; &quot;*PC = &quot; &amp; [.Q53] &amp; &quot;;&quot;; &quot;*PC = PC + &quot; &amp; (LEN([.A53]&amp;&quot; &quot;)/3) &amp; &quot;; &quot; );  IF( [.Y53] &lt;&gt; &quot;&quot;; &quot;memory[(&quot; &amp; [.Y53] &amp; &quot;)&amp;0xFFFF] = &quot; &amp; [.Z53] &amp; &quot;; &quot;; &quot;&quot;);  IF( [.AA53] &lt;&gt; &quot;&quot;; &quot;memory[(&quot; &amp; [.AA53] &amp; &quot;)&amp;0xFFFF] = (&quot; &amp; [.AB53] &amp; &quot;)&amp;0xFF; memory[((&quot; &amp; [.AA53] &amp; &quot;)+1)&amp;0xFFFF] = ((&quot; &amp; [.AB5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3];2) &amp; &quot; ) { &quot; &amp;  join(&quot;&quot;;  IF(LEN([.A53]) &gt; 3; &quot;const LL = memory[(PC+1)&amp;0xFFFF]; &quot;; &quot;&quot;); IF(LEN([.A53]) &gt; 6; &quot;const HH = memory[(PC+2)&amp;0xFFFF]; &quot;; &quot;&quot;); IF(LEN([.A53]) &gt; 6; &quot;const HHLL = LL + (HH&lt;&lt;8); &quot;; &quot;&quot;);  IF([.I53] &lt;&gt; &quot;&quot;; &quot;const zeroPageWord = memory[(&quot;&amp;[.I53]&amp;&quot;)&amp;0xFF] + (memory[((&quot;&amp;[.I53]&amp;&quot;)+1)&amp;0xFF]&lt;&lt;8); &quot;; &quot;&quot;);  IF([.J53] &lt;&gt; &quot;&quot;; &quot;const readByte = memory[(&quot;&amp;[.J53]&amp;&quot;)&amp;0xFFFF]; &quot;; &quot;&quot;); IF([.K53] &lt;&gt; &quot;&quot;; &quot;const readWord = memory[(&quot;&amp;[.K53]&amp;&quot;)&amp;0xFFFF] + (memory[((&quot;&amp;[.K53]&amp;&quot;)+1)&amp;0xFFFF]&lt;&lt;8); &quot;; &quot;&quot;);  IF([.L53] &lt;&gt; &quot;&quot;; &quot;const result = &quot;&amp;[.L53]&amp;&quot;; &quot;; &quot;&quot;);  IF([.M53] &lt;&gt; &quot;&quot;; &quot;const newA = &quot;&amp;[.M53]&amp;&quot;; &quot;; &quot;&quot;); IF([.N53] &lt;&gt; &quot;&quot;; &quot;const newX = &quot;&amp;[.N53]&amp;&quot;; &quot;; &quot;&quot;); IF([.O53] &lt;&gt; &quot;&quot;; &quot;const newY = &quot;&amp;[.O53]&amp;&quot;; &quot;; &quot;&quot;); IF([.P53] &lt;&gt; &quot;&quot;; &quot;const newSP = &quot;&amp;[.P53]&amp;&quot;; &quot;; &quot;&quot;); IF([.Q53] &lt;&gt; &quot;&quot;; &quot;const newPC = (&quot;&amp;[.Q53]&amp;&quot;)&amp;0xFFFF; &quot;; &quot;&quot;);  IF([.M53] &lt;&gt; &quot;&quot;; &quot;cpu.A = newA; &quot;; &quot;&quot;); IF([.N53] &lt;&gt; &quot;&quot;; &quot;cpu.X = newX; &quot;; &quot;&quot;); IF([.O53] &lt;&gt; &quot;&quot;; &quot;cpu.Y = newY; &quot;; &quot;&quot;); IF([.P53] &lt;&gt; &quot;&quot;; &quot;cpu.SP = newSP; &quot;; &quot;&quot;); IF([.Q53] &lt;&gt; &quot;&quot;; &quot;cpu.PC = newPC; &quot;; &quot;&quot;);  IF( ([.R53] &amp; [.S53] &amp; [.T53] &amp; [.U53] &amp; [.V53] &amp; [.W53]) &lt;&gt; &quot;&quot;; join(&quot;&quot;;    IF( [.R53] &lt;&gt; &quot;&quot;; &quot;const carry = &quot; &amp; [.R53] &amp; &quot;;&quot;;     &quot;const carry = SR&amp;1; &quot;);   IF( [.S53] &lt;&gt; &quot;&quot;; &quot;const zero = &quot; &amp; [.S53] &amp; &quot;;&quot;;      &quot;const zero = (SR&gt;&gt;1)&amp;1; &quot;);   IF( [.T53] &lt;&gt; &quot;&quot;; &quot;const interrupt = &quot; &amp; [.T53] &amp; &quot;;&quot;; &quot;const interrupt = (SR&gt;&gt;2)&amp;1; &quot;);   IF( [.U53] &lt;&gt; &quot;&quot;; &quot;const decimal = &quot; &amp; [.U53] &amp; &quot;;&quot;;   &quot;const decimal = (SR&gt;&gt;3)&amp;1; &quot;);   IF( [.V53] &lt;&gt; &quot;&quot;; &quot;const overflow = &quot; &amp; [.V53] &amp; &quot;;&quot;;  &quot;const overflow = (SR&gt;&gt;6)&amp;1; &quot;);   IF( [.W53] &lt;&gt; &quot;&quot;; &quot;const negative = &quot; &amp; [.W53] &amp; &quot;;&quot;;  &quot;const negative = (SR&gt;&gt;7)&amp;1; &quot;)  ); &quot;&quot;);  IF( ([.R53] &amp; [.S53] &amp; [.T53] &amp; [.U53] &amp; [.V53] &amp; [.W53]) &lt;&gt; &quot;&quot;; &quot;cpu.SR = carry + (zero&lt;&lt;1) + (interrupt&lt;&lt;2) + (decimal&lt;&lt;3) + (overflow&lt;&lt;6) + (negative&lt;&lt;7); &quot;; &quot;&quot;);  IF( [.Q53] &lt;&gt; &quot;&quot;; &quot;*PC = &quot; &amp; [.Q53] &amp; &quot;;&quot;; &quot;cpu.PC = PC + &quot; &amp; (LEN([.A53]&amp;&quot; &quot;)/3) &amp; &quot;; &quot; );  IF( [.Y53] &lt;&gt; &quot;&quot;; &quot;memory[(&quot; &amp; [.Y53] &amp; &quot;)&amp;0xFFFF] = &quot; &amp; [.Z53] &amp; &quot;; &quot;; &quot;&quot;);  IF( [.AA53] &lt;&gt; &quot;&quot;; &quot;memory[(&quot; &amp; [.AA53] &amp; &quot;)&amp;0xFFFF] = (&quot; &amp; [.AB53] &amp; &quot;)&amp;0xFF; memory[((&quot; &amp; [.AA53] &amp; &quot;)+1)&amp;0xFFFF] = ((&quot; &amp; [.AB5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53] &lt;&gt; &quot;&quot;; &quot;BB &quot;; &quot;&quot;) &amp; IF([.$AN53] &lt;&gt; &quot;&quot;; &quot;LL HH &quot;; &quot;&quot;) &amp; IF([.$AO53] &lt;&gt; &quot;&quot;; &quot;SS &quot;; &quot;&quot;) &amp; IF([.$AP53] &lt;&gt; &quot;&quot;; &quot;RR &quot;; &quot;&quot;) &amp; IF([.$AQ53] &lt;&gt; &quot;&quot;; &quot;PP QQ &quot;; &quot;&quot;) &amp; LEFT([.$A53];2)" office:value-type="string" office:string-value="SS 4D" calcext:value-type="string">
            <text:p>SS 4D</text:p>
          </table:table-cell>
          <table:table-cell table:style-name="ce80" table:formula="of:=&quot;UN&quot; &amp;[.B53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4E LL HH</text:p>
          </table:table-cell>
          <table:table-cell table:style-name="ce33" office:value-type="string" calcext:value-type="string">
            <text:p>LSR</text:p>
          </table:table-cell>
          <table:table-cell table:style-name="ce57" office:value-type="float" office:value="6" calcext:value-type="float">
            <text:p>6</text:p>
          </table:table-cell>
          <table:table-cell table:style-name="ce82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6"/>
          <table:table-cell table:style-name="ce141"/>
          <table:table-cell table:style-name="ce82" table:formula="of:=IF([.$D54] = &quot;($LL, X)&quot;;&quot;(arg1+X)&amp;0xFF&quot;;&quot;&quot;)">
            <text:p/>
          </table:table-cell>
          <table:table-cell table:style-name="ce82" office:value-type="string" calcext:value-type="string">
            <text:p>HHLL</text:p>
          </table:table-cell>
          <table:table-cell table:style-name="ce158"/>
          <table:table-cell table:style-name="ce82" office:value-type="string" calcext:value-type="string">
            <text:p>readByte &gt;&gt; 1</text:p>
          </table:table-cell>
          <table:table-cell table:style-name="ce184" office:value-type="string" calcext:value-type="string">
            <text:p>result</text:p>
          </table:table-cell>
          <table:table-cell table:style-name="ce158" table:number-columns-repeated="4"/>
          <table:table-cell table:style-name="ce184" office:value-type="string" calcext:value-type="string">
            <text:p>readByte</text:p>
          </table:table-cell>
          <table:table-cell table:style-name="ce82" office:value-type="string" calcext:value-type="string">
            <text:p>(result | -result) &gt;&gt; 7</text:p>
          </table:table-cell>
          <table:table-cell table:style-name="ce158" table:number-columns-repeated="4"/>
          <table:table-cell table:style-name="ce222" office:value-type="string" calcext:value-type="string">
            <text:p>0x0</text:p>
          </table:table-cell>
          <table:table-cell table:style-name="ce184" office:value-type="string" calcext:value-type="string">
            <text:p>readByteAddress</text:p>
          </table:table-cell>
          <table:table-cell table:style-name="ce82" office:value-type="string" calcext:value-type="string">
            <text:p>result</text:p>
          </table:table-cell>
          <table:table-cell table:style-name="ce158" table:number-columns-repeated="2"/>
          <table:table-cell table:style-name="ce245"/>
          <table:table-cell table:style-name="ce141"/>
          <table:table-cell table:style-name="ce253" table:formula="of:=&quot;  if instruction == 0x&quot; &amp; LEFT([.A54];2) &amp; &quot; { &quot; &amp;  join(&quot;&quot;;  IF(LEN([.A54]) &gt; 3; &quot;LL := memory[PC + 1]; &quot;; &quot;&quot;);  IF([.I54] &lt;&gt; &quot;&quot;; &quot;zeroPageWord := memory[(&quot;&amp;[.I54]&amp;&quot;)&amp;0xFF] + (memory[((&quot;&amp;[.I54]&amp;&quot;)+1)&amp;0xFF]&lt;&lt;8); &quot;; &quot;&quot;);  IF([.J54] &lt;&gt; &quot;&quot;; &quot;readByte := memory[(&quot;&amp;[.J54]&amp;&quot;)&amp;0xFFFF]; &quot;; &quot;&quot;); IF([.K54] &lt;&gt; &quot;&quot;; &quot;readWord := memory[(&quot;&amp;[.K54]&amp;&quot;)&amp;0xFFFF] + (memory[((&quot;&amp;[.K54]&amp;&quot;)+1)&amp;0xFFFF]&lt;&lt;8); &quot;; &quot;&quot;);  IF([.L54] &lt;&gt; &quot;&quot;; &quot;result := &quot;&amp;[.L54]&amp;&quot;; &quot;; &quot;&quot;);  IF([.M54] &lt;&gt; &quot;&quot;; &quot;newA := &quot;&amp;[.M54]&amp;&quot;; &quot;; &quot;&quot;); IF([.N54] &lt;&gt; &quot;&quot;; &quot;newX := &quot;&amp;[.N54]&amp;&quot;; &quot;; &quot;&quot;); IF([.O54] &lt;&gt; &quot;&quot;; &quot;newY := &quot;&amp;[.O54]&amp;&quot;; &quot;; &quot;&quot;); IF([.P54] &lt;&gt; &quot;&quot;; &quot;newSP := &quot;&amp;[.P54]&amp;&quot;; &quot;; &quot;&quot;); IF([.Q54] &lt;&gt; &quot;&quot;; &quot;newPC := &quot;&amp;[.Q54]&amp;&quot;; &quot;; &quot;&quot;);  IF([.M54] &lt;&gt; &quot;&quot;; &quot;*A = newA; &quot;; &quot;&quot;); IF([.N54] &lt;&gt; &quot;&quot;; &quot;*X = newX; &quot;; &quot;&quot;); IF([.O54] &lt;&gt; &quot;&quot;; &quot;*Y = newY; &quot;; &quot;&quot;); IF([.P54] &lt;&gt; &quot;&quot;; &quot;*SP = newSP; &quot;; &quot;&quot;); IF([.Q54] &lt;&gt; &quot;&quot;; &quot;*PC = newPC; &quot;; &quot;&quot;);  IF( ([.R54] &amp; [.S54] &amp; [.T54] &amp; [.U54] &amp; [.V54] &amp; [.W54]) &lt;&gt; &quot;&quot;; join(&quot;&quot;;    IF( [.R54] &lt;&gt; &quot;&quot;; &quot;carry := &quot; &amp; [.R54] &amp; &quot;;&quot;; &quot;carry := SR&amp;1; &quot;);   IF( [.S54] &lt;&gt; &quot;&quot;; &quot;zero := &quot; &amp; [.S54] &amp; &quot;;&quot;; &quot;zero := (SR&gt;&gt;1)&amp;1; &quot;);   IF( [.T54] &lt;&gt; &quot;&quot;; &quot;interrupt := &quot; &amp; [.T54] &amp; &quot;;&quot;; &quot;interrupt := (SR&gt;&gt;2)&amp;1; &quot;);   IF( [.U54] &lt;&gt; &quot;&quot;; &quot;decimal := &quot; &amp; [.U54] &amp; &quot;;&quot;; &quot;decimal := (SR&gt;&gt;3)&amp;1; &quot;);   IF( [.V54] &lt;&gt; &quot;&quot;; &quot;overflow := &quot; &amp; [.V54] &amp; &quot;;&quot;; &quot;overflow := (SR&gt;&gt;6)&amp;1; &quot;);   IF( [.W54] &lt;&gt; &quot;&quot;; &quot;negative := &quot; &amp; [.W54] &amp; &quot;;&quot;; &quot;negative := (SR&gt;&gt;7)&amp;1; &quot;)  ); &quot;&quot;);  IF( ([.R54] &amp; [.S54] &amp; [.T54] &amp; [.U54] &amp; [.V54] &amp; [.W54]) &lt;&gt; &quot;&quot;; &quot;*SR = carry + (zero&lt;&lt;1) + (interrupt&lt;&lt;2) + (decimal&lt;&lt;3) + (overflow&lt;&lt;6) + (negative&lt;&lt;7); &quot;; &quot;&quot;);  IF( [.Q54] &lt;&gt; &quot;&quot;; &quot;*PC = &quot; &amp; [.Q54] &amp; &quot;;&quot;; &quot;*PC = PC + &quot; &amp; (LEN([.A54]&amp;&quot; &quot;)/3) &amp; &quot;; &quot; );  IF( [.Y54] &lt;&gt; &quot;&quot;; &quot;memory[(&quot; &amp; [.Y54] &amp; &quot;)&amp;0xFFFF] = &quot; &amp; [.Z54] &amp; &quot;; &quot;; &quot;&quot;);  IF( [.AA54] &lt;&gt; &quot;&quot;; &quot;memory[(&quot; &amp; [.AA54] &amp; &quot;)&amp;0xFFFF] = (&quot; &amp; [.AB54] &amp; &quot;)&amp;0xFF; memory[((&quot; &amp; [.AA54] &amp; &quot;)+1)&amp;0xFFFF] = ((&quot; &amp; [.AB5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4];2) &amp; &quot; ) { &quot; &amp;  join(&quot;&quot;;  IF(LEN([.A54]) &gt; 3; &quot;unsigned char LL = memory[(PC+1)&amp;0xFFFF]; &quot;; &quot;&quot;); IF(LEN([.A54]) &gt; 6; &quot;unsigned int HH = memory[(PC+2)&amp;0xFFFF]; &quot;; &quot;&quot;); IF(LEN([.A54]) &gt; 6; &quot;unsigned int HHLL = LL + (HH&lt;&lt;8); &quot;; &quot;&quot;);  IF([.I54] &lt;&gt; &quot;&quot;; &quot;unsigned int zeroPageWord = memory[(&quot;&amp;[.I54]&amp;&quot;)&amp;0xFF] + (memory[((&quot;&amp;[.I54]&amp;&quot;)+1)&amp;0xFF]&lt;&lt;8); &quot;; &quot;&quot;);  IF([.J54] &lt;&gt; &quot;&quot;; &quot;unsigned char readByte = memory[(&quot;&amp;[.J54]&amp;&quot;)&amp;0xFFFF]; &quot;; &quot;&quot;); IF([.K54] &lt;&gt; &quot;&quot;; &quot;unsigned int readWord := memory[(&quot;&amp;[.K54]&amp;&quot;)&amp;0xFFFF] + (memory[((&quot;&amp;[.K54]&amp;&quot;)+1)&amp;0xFFFF]&lt;&lt;8); &quot;; &quot;&quot;);  IF([.L54] &lt;&gt; &quot;&quot;; &quot;unsigned int result = &quot;&amp;[.L54]&amp;&quot;; &quot;; &quot;&quot;);  IF([.M54] &lt;&gt; &quot;&quot;; &quot;unsigned char newA = &quot;&amp;[.M54]&amp;&quot;; &quot;; &quot;&quot;); IF([.N54] &lt;&gt; &quot;&quot;; &quot;unsigned char newX = &quot;&amp;[.N54]&amp;&quot;; &quot;; &quot;&quot;); IF([.O54] &lt;&gt; &quot;&quot;; &quot;unsigned char newY = &quot;&amp;[.O54]&amp;&quot;; &quot;; &quot;&quot;); IF([.P54] &lt;&gt; &quot;&quot;; &quot;unsigned char newSP = &quot;&amp;[.P54]&amp;&quot;; &quot;; &quot;&quot;); IF([.Q54] &lt;&gt; &quot;&quot;; &quot;unsigned int newPC = (&quot;&amp;[.Q54]&amp;&quot;)&amp;0xFFFF; &quot;; &quot;&quot;);  IF([.M54] &lt;&gt; &quot;&quot;; &quot;*A = newA; &quot;; &quot;&quot;); IF([.N54] &lt;&gt; &quot;&quot;; &quot;*X = newX; &quot;; &quot;&quot;); IF([.O54] &lt;&gt; &quot;&quot;; &quot;*Y = newY; &quot;; &quot;&quot;); IF([.P54] &lt;&gt; &quot;&quot;; &quot;*SP = newSP; &quot;; &quot;&quot;); IF([.Q54] &lt;&gt; &quot;&quot;; &quot;*PC = newPC; &quot;; &quot;&quot;);  IF( ([.R54] &amp; [.S54] &amp; [.T54] &amp; [.U54] &amp; [.V54] &amp; [.W54]) &lt;&gt; &quot;&quot;; join(&quot;&quot;;    IF( [.R54] &lt;&gt; &quot;&quot;; &quot;unsigned char carry = &quot; &amp; [.R54] &amp; &quot;;&quot;; &quot;unsigned char carry = SR&amp;1; &quot;);   IF( [.S54] &lt;&gt; &quot;&quot;; &quot;unsigned char zero = &quot; &amp; [.S54] &amp; &quot;;&quot;; &quot;unsigned char zero = (SR&gt;&gt;1)&amp;1; &quot;);   IF( [.T54] &lt;&gt; &quot;&quot;; &quot;unsigned char interrupt = &quot; &amp; [.T54] &amp; &quot;;&quot;; &quot;unsigned char interrupt = (SR&gt;&gt;2)&amp;1; &quot;);   IF( [.U54] &lt;&gt; &quot;&quot;; &quot;unsigned char decimal = &quot; &amp; [.U54] &amp; &quot;;&quot;; &quot;unsigned char decimal = (SR&gt;&gt;3)&amp;1; &quot;);   IF( [.V54] &lt;&gt; &quot;&quot;; &quot;unsigned char overflow = &quot; &amp; [.V54] &amp; &quot;;&quot;; &quot;unsigned char overflow = (SR&gt;&gt;6)&amp;1; &quot;);   IF( [.W54] &lt;&gt; &quot;&quot;; &quot;unsigned char negative = &quot; &amp; [.W54] &amp; &quot;;&quot;; &quot;unsigned char negative = (SR&gt;&gt;7)&amp;1; &quot;)  ); &quot;&quot;);  IF( ([.R54] &amp; [.S54] &amp; [.T54] &amp; [.U54] &amp; [.V54] &amp; [.W54]) &lt;&gt; &quot;&quot;; &quot;*SR = carry + (zero&lt;&lt;1) + (interrupt&lt;&lt;2) + (decimal&lt;&lt;3) + (overflow&lt;&lt;6) + (negative&lt;&lt;7); &quot;; &quot;&quot;);  IF( [.Q54] &lt;&gt; &quot;&quot;; &quot;*PC = &quot; &amp; [.Q54] &amp; &quot;;&quot;; &quot;*PC = PC + &quot; &amp; (LEN([.A54]&amp;&quot; &quot;)/3) &amp; &quot;; &quot; );  IF( [.Y54] &lt;&gt; &quot;&quot;; &quot;memory[(&quot; &amp; [.Y54] &amp; &quot;)&amp;0xFFFF] = &quot; &amp; [.Z54] &amp; &quot;; &quot;; &quot;&quot;);  IF( [.AA54] &lt;&gt; &quot;&quot;; &quot;memory[(&quot; &amp; [.AA54] &amp; &quot;)&amp;0xFFFF] = (&quot; &amp; [.AB54] &amp; &quot;)&amp;0xFF; memory[((&quot; &amp; [.AA54] &amp; &quot;)+1)&amp;0xFFFF] = ((&quot; &amp; [.AB5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4];2) &amp; &quot; ) { &quot; &amp;  join(&quot;&quot;;  IF(LEN([.A54]) &gt; 3; &quot;const LL = memory[(PC+1)&amp;0xFFFF]; &quot;; &quot;&quot;); IF(LEN([.A54]) &gt; 6; &quot;const HH = memory[(PC+2)&amp;0xFFFF]; &quot;; &quot;&quot;); IF(LEN([.A54]) &gt; 6; &quot;const HHLL = LL + (HH&lt;&lt;8); &quot;; &quot;&quot;);  IF([.I54] &lt;&gt; &quot;&quot;; &quot;const zeroPageWord = memory[(&quot;&amp;[.I54]&amp;&quot;)&amp;0xFF] + (memory[((&quot;&amp;[.I54]&amp;&quot;)+1)&amp;0xFF]&lt;&lt;8); &quot;; &quot;&quot;);  IF([.J54] &lt;&gt; &quot;&quot;; &quot;const readByte = memory[(&quot;&amp;[.J54]&amp;&quot;)&amp;0xFFFF]; &quot;; &quot;&quot;); IF([.K54] &lt;&gt; &quot;&quot;; &quot;const readWord = memory[(&quot;&amp;[.K54]&amp;&quot;)&amp;0xFFFF] + (memory[((&quot;&amp;[.K54]&amp;&quot;)+1)&amp;0xFFFF]&lt;&lt;8); &quot;; &quot;&quot;);  IF([.L54] &lt;&gt; &quot;&quot;; &quot;const result = &quot;&amp;[.L54]&amp;&quot;; &quot;; &quot;&quot;);  IF([.M54] &lt;&gt; &quot;&quot;; &quot;const newA = &quot;&amp;[.M54]&amp;&quot;; &quot;; &quot;&quot;); IF([.N54] &lt;&gt; &quot;&quot;; &quot;const newX = &quot;&amp;[.N54]&amp;&quot;; &quot;; &quot;&quot;); IF([.O54] &lt;&gt; &quot;&quot;; &quot;const newY = &quot;&amp;[.O54]&amp;&quot;; &quot;; &quot;&quot;); IF([.P54] &lt;&gt; &quot;&quot;; &quot;const newSP = &quot;&amp;[.P54]&amp;&quot;; &quot;; &quot;&quot;); IF([.Q54] &lt;&gt; &quot;&quot;; &quot;const newPC = (&quot;&amp;[.Q54]&amp;&quot;)&amp;0xFFFF; &quot;; &quot;&quot;);  IF([.M54] &lt;&gt; &quot;&quot;; &quot;cpu.A = newA; &quot;; &quot;&quot;); IF([.N54] &lt;&gt; &quot;&quot;; &quot;cpu.X = newX; &quot;; &quot;&quot;); IF([.O54] &lt;&gt; &quot;&quot;; &quot;cpu.Y = newY; &quot;; &quot;&quot;); IF([.P54] &lt;&gt; &quot;&quot;; &quot;cpu.SP = newSP; &quot;; &quot;&quot;); IF([.Q54] &lt;&gt; &quot;&quot;; &quot;cpu.PC = newPC; &quot;; &quot;&quot;);  IF( ([.R54] &amp; [.S54] &amp; [.T54] &amp; [.U54] &amp; [.V54] &amp; [.W54]) &lt;&gt; &quot;&quot;; join(&quot;&quot;;    IF( [.R54] &lt;&gt; &quot;&quot;; &quot;const carry = &quot; &amp; [.R54] &amp; &quot;;&quot;;     &quot;const carry = SR&amp;1; &quot;);   IF( [.S54] &lt;&gt; &quot;&quot;; &quot;const zero = &quot; &amp; [.S54] &amp; &quot;;&quot;;      &quot;const zero = (SR&gt;&gt;1)&amp;1; &quot;);   IF( [.T54] &lt;&gt; &quot;&quot;; &quot;const interrupt = &quot; &amp; [.T54] &amp; &quot;;&quot;; &quot;const interrupt = (SR&gt;&gt;2)&amp;1; &quot;);   IF( [.U54] &lt;&gt; &quot;&quot;; &quot;const decimal = &quot; &amp; [.U54] &amp; &quot;;&quot;;   &quot;const decimal = (SR&gt;&gt;3)&amp;1; &quot;);   IF( [.V54] &lt;&gt; &quot;&quot;; &quot;const overflow = &quot; &amp; [.V54] &amp; &quot;;&quot;;  &quot;const overflow = (SR&gt;&gt;6)&amp;1; &quot;);   IF( [.W54] &lt;&gt; &quot;&quot;; &quot;const negative = &quot; &amp; [.W54] &amp; &quot;;&quot;;  &quot;const negative = (SR&gt;&gt;7)&amp;1; &quot;)  ); &quot;&quot;);  IF( ([.R54] &amp; [.S54] &amp; [.T54] &amp; [.U54] &amp; [.V54] &amp; [.W54]) &lt;&gt; &quot;&quot;; &quot;cpu.SR = carry + (zero&lt;&lt;1) + (interrupt&lt;&lt;2) + (decimal&lt;&lt;3) + (overflow&lt;&lt;6) + (negative&lt;&lt;7); &quot;; &quot;&quot;);  IF( [.Q54] &lt;&gt; &quot;&quot;; &quot;*PC = &quot; &amp; [.Q54] &amp; &quot;;&quot;; &quot;cpu.PC = PC + &quot; &amp; (LEN([.A54]&amp;&quot; &quot;)/3) &amp; &quot;; &quot; );  IF( [.Y54] &lt;&gt; &quot;&quot;; &quot;memory[(&quot; &amp; [.Y54] &amp; &quot;)&amp;0xFFFF] = &quot; &amp; [.Z54] &amp; &quot;; &quot;; &quot;&quot;);  IF( [.AA54] &lt;&gt; &quot;&quot;; &quot;memory[(&quot; &amp; [.AA54] &amp; &quot;)&amp;0xFFFF] = (&quot; &amp; [.AB54] &amp; &quot;)&amp;0xFF; memory[((&quot; &amp; [.AA54] &amp; &quot;)+1)&amp;0xFFFF] = ((&quot; &amp; [.AB5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58" table:number-columns-repeated="2"/>
          <table:table-cell table:style-name="ce82" office:value-type="string" calcext:value-type="string">
            <text:p>SR</text:p>
          </table:table-cell>
          <table:table-cell table:style-name="ce82" table:number-columns-repeated="2"/>
          <table:table-cell table:style-name="ce82" office:value-type="string" calcext:value-type="string">
            <text:p>carry, zero, negative</text:p>
          </table:table-cell>
          <table:table-cell table:style-name="ce158"/>
          <table:table-cell table:style-name="ce245"/>
          <table:table-cell table:style-name="ce282" table:formula="of:=IF([.$AM54] &lt;&gt; &quot;&quot;; &quot;BB &quot;; &quot;&quot;) &amp; IF([.$AN54] &lt;&gt; &quot;&quot;; &quot;LL HH &quot;; &quot;&quot;) &amp; IF([.$AO54] &lt;&gt; &quot;&quot;; &quot;SS &quot;; &quot;&quot;) &amp; IF([.$AP54] &lt;&gt; &quot;&quot;; &quot;RR &quot;; &quot;&quot;) &amp; IF([.$AQ54] &lt;&gt; &quot;&quot;; &quot;PP QQ &quot;; &quot;&quot;) &amp; LEFT([.$A54];2)" office:value-type="string" office:string-value="SS 4E" calcext:value-type="string">
            <text:p>SS 4E</text:p>
          </table:table-cell>
          <table:table-cell table:style-name="ce82" table:formula="of:=&quot;UN&quot; &amp;[.B54]" office:value-type="string" office:string-value="UNLSR" calcext:value-type="string">
            <text:p>UNLSR</text:p>
          </table:table-cell>
          <table:table-cell table:style-name="ce82" office:value-type="string" calcext:value-type="string">
            <text:p>$SS</text:p>
          </table:table-cell>
          <table:table-cell table:style-name="ce285"/>
          <table:table-cell table:style-name="ce82" table:number-columns-repeated="14"/>
          <table:table-cell table:style-name="ce271"/>
          <table:table-cell table:style-name="ce82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2" office:value-type="string" calcext:value-type="string">
            <text:p>50 LL</text:p>
          </table:table-cell>
          <table:table-cell table:style-name="ce29" office:value-type="string" calcext:value-type="string">
            <text:p>BVC</text:p>
          </table:table-cell>
          <table:table-cell table:style-name="ce54" office:value-type="string" calcext:value-type="string">
            <text:p>2**</text:p>
          </table:table-cell>
          <table:table-cell table:style-name="ce79" office:value-type="string" calcext:value-type="string">
            <text:p>#$LL</text:p>
          </table:table-cell>
          <table:table-cell table:style-name="ce96"/>
          <table:table-cell table:style-name="ce98"/>
          <table:table-cell table:style-name="ce127" office:value-type="string" calcext:value-type="string">
            <text:p>Branch if overflow clear</text:p>
          </table:table-cell>
          <table:table-cell table:style-name="ce95"/>
          <table:table-cell table:style-name="ce79" table:formula="of:=IF([.$D55] = &quot;($LL, X)&quot;;&quot;(arg1+X)&amp;0xFF&quot;;&quot;&quot;)">
            <text:p/>
          </table:table-cell>
          <table:table-cell table:style-name="ce152" table:number-columns-repeated="3"/>
          <table:table-cell table:style-name="ce181"/>
          <table:table-cell table:style-name="ce152" table:number-columns-repeated="3"/>
          <table:table-cell table:style-name="ce79" office:value-type="string" calcext:value-type="string">
            <text:p>PC + 2 + (LL &amp; (overflow-1))</text:p>
          </table:table-cell>
          <table:table-cell table:style-name="ce198"/>
          <table:table-cell table:style-name="ce68"/>
          <table:table-cell table:style-name="ce152" table:number-columns-repeated="4"/>
          <table:table-cell table:style-name="ce217"/>
          <table:table-cell table:style-name="ce169"/>
          <table:table-cell table:style-name="ce152" table:number-columns-repeated="3"/>
          <table:table-cell table:style-name="ce244"/>
          <table:table-cell table:style-name="ce95"/>
          <table:table-cell table:style-name="ce253" table:formula="of:=&quot;  if instruction == 0x&quot; &amp; LEFT([.A55];2) &amp; &quot; { &quot; &amp;  join(&quot;&quot;;  IF(LEN([.A55]) &gt; 3; &quot;LL := memory[PC + 1]; &quot;; &quot;&quot;);  IF([.I55] &lt;&gt; &quot;&quot;; &quot;zeroPageWord := memory[(&quot;&amp;[.I55]&amp;&quot;)&amp;0xFF] + (memory[((&quot;&amp;[.I55]&amp;&quot;)+1)&amp;0xFF]&lt;&lt;8); &quot;; &quot;&quot;);  IF([.J55] &lt;&gt; &quot;&quot;; &quot;readByte := memory[(&quot;&amp;[.J55]&amp;&quot;)&amp;0xFFFF]; &quot;; &quot;&quot;); IF([.K55] &lt;&gt; &quot;&quot;; &quot;readWord := memory[(&quot;&amp;[.K55]&amp;&quot;)&amp;0xFFFF] + (memory[((&quot;&amp;[.K55]&amp;&quot;)+1)&amp;0xFFFF]&lt;&lt;8); &quot;; &quot;&quot;);  IF([.L55] &lt;&gt; &quot;&quot;; &quot;result := &quot;&amp;[.L55]&amp;&quot;; &quot;; &quot;&quot;);  IF([.M55] &lt;&gt; &quot;&quot;; &quot;newA := &quot;&amp;[.M55]&amp;&quot;; &quot;; &quot;&quot;); IF([.N55] &lt;&gt; &quot;&quot;; &quot;newX := &quot;&amp;[.N55]&amp;&quot;; &quot;; &quot;&quot;); IF([.O55] &lt;&gt; &quot;&quot;; &quot;newY := &quot;&amp;[.O55]&amp;&quot;; &quot;; &quot;&quot;); IF([.P55] &lt;&gt; &quot;&quot;; &quot;newSP := &quot;&amp;[.P55]&amp;&quot;; &quot;; &quot;&quot;); IF([.Q55] &lt;&gt; &quot;&quot;; &quot;newPC := &quot;&amp;[.Q55]&amp;&quot;; &quot;; &quot;&quot;);  IF([.M55] &lt;&gt; &quot;&quot;; &quot;*A = newA; &quot;; &quot;&quot;); IF([.N55] &lt;&gt; &quot;&quot;; &quot;*X = newX; &quot;; &quot;&quot;); IF([.O55] &lt;&gt; &quot;&quot;; &quot;*Y = newY; &quot;; &quot;&quot;); IF([.P55] &lt;&gt; &quot;&quot;; &quot;*SP = newSP; &quot;; &quot;&quot;); IF([.Q55] &lt;&gt; &quot;&quot;; &quot;*PC = newPC; &quot;; &quot;&quot;);  IF( ([.R55] &amp; [.S55] &amp; [.T55] &amp; [.U55] &amp; [.V55] &amp; [.W55]) &lt;&gt; &quot;&quot;; join(&quot;&quot;;    IF( [.R55] &lt;&gt; &quot;&quot;; &quot;carry := &quot; &amp; [.R55] &amp; &quot;;&quot;; &quot;carry := SR&amp;1; &quot;);   IF( [.S55] &lt;&gt; &quot;&quot;; &quot;zero := &quot; &amp; [.S55] &amp; &quot;;&quot;; &quot;zero := (SR&gt;&gt;1)&amp;1; &quot;);   IF( [.T55] &lt;&gt; &quot;&quot;; &quot;interrupt := &quot; &amp; [.T55] &amp; &quot;;&quot;; &quot;interrupt := (SR&gt;&gt;2)&amp;1; &quot;);   IF( [.U55] &lt;&gt; &quot;&quot;; &quot;decimal := &quot; &amp; [.U55] &amp; &quot;;&quot;; &quot;decimal := (SR&gt;&gt;3)&amp;1; &quot;);   IF( [.V55] &lt;&gt; &quot;&quot;; &quot;overflow := &quot; &amp; [.V55] &amp; &quot;;&quot;; &quot;overflow := (SR&gt;&gt;6)&amp;1; &quot;);   IF( [.W55] &lt;&gt; &quot;&quot;; &quot;negative := &quot; &amp; [.W55] &amp; &quot;;&quot;; &quot;negative := (SR&gt;&gt;7)&amp;1; &quot;)  ); &quot;&quot;);  IF( ([.R55] &amp; [.S55] &amp; [.T55] &amp; [.U55] &amp; [.V55] &amp; [.W55]) &lt;&gt; &quot;&quot;; &quot;*SR = carry + (zero&lt;&lt;1) + (interrupt&lt;&lt;2) + (decimal&lt;&lt;3) + (overflow&lt;&lt;6) + (negative&lt;&lt;7); &quot;; &quot;&quot;);  IF( [.Q55] &lt;&gt; &quot;&quot;; &quot;*PC = &quot; &amp; [.Q55] &amp; &quot;;&quot;; &quot;*PC = PC + &quot; &amp; (LEN([.A55]&amp;&quot; &quot;)/3) &amp; &quot;; &quot; );  IF( [.Y55] &lt;&gt; &quot;&quot;; &quot;memory[(&quot; &amp; [.Y55] &amp; &quot;)&amp;0xFFFF] = &quot; &amp; [.Z55] &amp; &quot;; &quot;; &quot;&quot;);  IF( [.AA55] &lt;&gt; &quot;&quot;; &quot;memory[(&quot; &amp; [.AA55] &amp; &quot;)&amp;0xFFFF] = (&quot; &amp; [.AB55] &amp; &quot;)&amp;0xFF; memory[((&quot; &amp; [.AA55] &amp; &quot;)+1)&amp;0xFFFF] = ((&quot; &amp; [.AB5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5];2) &amp; &quot; ) { &quot; &amp;  join(&quot;&quot;;  IF(LEN([.A55]) &gt; 3; &quot;unsigned char LL = memory[(PC+1)&amp;0xFFFF]; &quot;; &quot;&quot;); IF(LEN([.A55]) &gt; 6; &quot;unsigned int HH = memory[(PC+2)&amp;0xFFFF]; &quot;; &quot;&quot;); IF(LEN([.A55]) &gt; 6; &quot;unsigned int HHLL = LL + (HH&lt;&lt;8); &quot;; &quot;&quot;);  IF([.I55] &lt;&gt; &quot;&quot;; &quot;unsigned int zeroPageWord = memory[(&quot;&amp;[.I55]&amp;&quot;)&amp;0xFF] + (memory[((&quot;&amp;[.I55]&amp;&quot;)+1)&amp;0xFF]&lt;&lt;8); &quot;; &quot;&quot;);  IF([.J55] &lt;&gt; &quot;&quot;; &quot;unsigned char readByte = memory[(&quot;&amp;[.J55]&amp;&quot;)&amp;0xFFFF]; &quot;; &quot;&quot;); IF([.K55] &lt;&gt; &quot;&quot;; &quot;unsigned int readWord := memory[(&quot;&amp;[.K55]&amp;&quot;)&amp;0xFFFF] + (memory[((&quot;&amp;[.K55]&amp;&quot;)+1)&amp;0xFFFF]&lt;&lt;8); &quot;; &quot;&quot;);  IF([.L55] &lt;&gt; &quot;&quot;; &quot;unsigned int result = &quot;&amp;[.L55]&amp;&quot;; &quot;; &quot;&quot;);  IF([.M55] &lt;&gt; &quot;&quot;; &quot;unsigned char newA = &quot;&amp;[.M55]&amp;&quot;; &quot;; &quot;&quot;); IF([.N55] &lt;&gt; &quot;&quot;; &quot;unsigned char newX = &quot;&amp;[.N55]&amp;&quot;; &quot;; &quot;&quot;); IF([.O55] &lt;&gt; &quot;&quot;; &quot;unsigned char newY = &quot;&amp;[.O55]&amp;&quot;; &quot;; &quot;&quot;); IF([.P55] &lt;&gt; &quot;&quot;; &quot;unsigned char newSP = &quot;&amp;[.P55]&amp;&quot;; &quot;; &quot;&quot;); IF([.Q55] &lt;&gt; &quot;&quot;; &quot;unsigned int newPC = (&quot;&amp;[.Q55]&amp;&quot;)&amp;0xFFFF; &quot;; &quot;&quot;);  IF([.M55] &lt;&gt; &quot;&quot;; &quot;*A = newA; &quot;; &quot;&quot;); IF([.N55] &lt;&gt; &quot;&quot;; &quot;*X = newX; &quot;; &quot;&quot;); IF([.O55] &lt;&gt; &quot;&quot;; &quot;*Y = newY; &quot;; &quot;&quot;); IF([.P55] &lt;&gt; &quot;&quot;; &quot;*SP = newSP; &quot;; &quot;&quot;); IF([.Q55] &lt;&gt; &quot;&quot;; &quot;*PC = newPC; &quot;; &quot;&quot;);  IF( ([.R55] &amp; [.S55] &amp; [.T55] &amp; [.U55] &amp; [.V55] &amp; [.W55]) &lt;&gt; &quot;&quot;; join(&quot;&quot;;    IF( [.R55] &lt;&gt; &quot;&quot;; &quot;unsigned char carry = &quot; &amp; [.R55] &amp; &quot;;&quot;; &quot;unsigned char carry = SR&amp;1; &quot;);   IF( [.S55] &lt;&gt; &quot;&quot;; &quot;unsigned char zero = &quot; &amp; [.S55] &amp; &quot;;&quot;; &quot;unsigned char zero = (SR&gt;&gt;1)&amp;1; &quot;);   IF( [.T55] &lt;&gt; &quot;&quot;; &quot;unsigned char interrupt = &quot; &amp; [.T55] &amp; &quot;;&quot;; &quot;unsigned char interrupt = (SR&gt;&gt;2)&amp;1; &quot;);   IF( [.U55] &lt;&gt; &quot;&quot;; &quot;unsigned char decimal = &quot; &amp; [.U55] &amp; &quot;;&quot;; &quot;unsigned char decimal = (SR&gt;&gt;3)&amp;1; &quot;);   IF( [.V55] &lt;&gt; &quot;&quot;; &quot;unsigned char overflow = &quot; &amp; [.V55] &amp; &quot;;&quot;; &quot;unsigned char overflow = (SR&gt;&gt;6)&amp;1; &quot;);   IF( [.W55] &lt;&gt; &quot;&quot;; &quot;unsigned char negative = &quot; &amp; [.W55] &amp; &quot;;&quot;; &quot;unsigned char negative = (SR&gt;&gt;7)&amp;1; &quot;)  ); &quot;&quot;);  IF( ([.R55] &amp; [.S55] &amp; [.T55] &amp; [.U55] &amp; [.V55] &amp; [.W55]) &lt;&gt; &quot;&quot;; &quot;*SR = carry + (zero&lt;&lt;1) + (interrupt&lt;&lt;2) + (decimal&lt;&lt;3) + (overflow&lt;&lt;6) + (negative&lt;&lt;7); &quot;; &quot;&quot;);  IF( [.Q55] &lt;&gt; &quot;&quot;; &quot;*PC = &quot; &amp; [.Q55] &amp; &quot;;&quot;; &quot;*PC = PC + &quot; &amp; (LEN([.A55]&amp;&quot; &quot;)/3) &amp; &quot;; &quot; );  IF( [.Y55] &lt;&gt; &quot;&quot;; &quot;memory[(&quot; &amp; [.Y55] &amp; &quot;)&amp;0xFFFF] = &quot; &amp; [.Z55] &amp; &quot;; &quot;; &quot;&quot;);  IF( [.AA55] &lt;&gt; &quot;&quot;; &quot;memory[(&quot; &amp; [.AA55] &amp; &quot;)&amp;0xFFFF] = (&quot; &amp; [.AB55] &amp; &quot;)&amp;0xFF; memory[((&quot; &amp; [.AA55] &amp; &quot;)+1)&amp;0xFFFF] = ((&quot; &amp; [.AB5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5];2) &amp; &quot; ) { &quot; &amp;  join(&quot;&quot;;  IF(LEN([.A55]) &gt; 3; &quot;const LL = memory[(PC+1)&amp;0xFFFF]; &quot;; &quot;&quot;); IF(LEN([.A55]) &gt; 6; &quot;const HH = memory[(PC+2)&amp;0xFFFF]; &quot;; &quot;&quot;); IF(LEN([.A55]) &gt; 6; &quot;const HHLL = LL + (HH&lt;&lt;8); &quot;; &quot;&quot;);  IF([.I55] &lt;&gt; &quot;&quot;; &quot;const zeroPageWord = memory[(&quot;&amp;[.I55]&amp;&quot;)&amp;0xFF] + (memory[((&quot;&amp;[.I55]&amp;&quot;)+1)&amp;0xFF]&lt;&lt;8); &quot;; &quot;&quot;);  IF([.J55] &lt;&gt; &quot;&quot;; &quot;const readByte = memory[(&quot;&amp;[.J55]&amp;&quot;)&amp;0xFFFF]; &quot;; &quot;&quot;); IF([.K55] &lt;&gt; &quot;&quot;; &quot;const readWord = memory[(&quot;&amp;[.K55]&amp;&quot;)&amp;0xFFFF] + (memory[((&quot;&amp;[.K55]&amp;&quot;)+1)&amp;0xFFFF]&lt;&lt;8); &quot;; &quot;&quot;);  IF([.L55] &lt;&gt; &quot;&quot;; &quot;const result = &quot;&amp;[.L55]&amp;&quot;; &quot;; &quot;&quot;);  IF([.M55] &lt;&gt; &quot;&quot;; &quot;const newA = &quot;&amp;[.M55]&amp;&quot;; &quot;; &quot;&quot;); IF([.N55] &lt;&gt; &quot;&quot;; &quot;const newX = &quot;&amp;[.N55]&amp;&quot;; &quot;; &quot;&quot;); IF([.O55] &lt;&gt; &quot;&quot;; &quot;const newY = &quot;&amp;[.O55]&amp;&quot;; &quot;; &quot;&quot;); IF([.P55] &lt;&gt; &quot;&quot;; &quot;const newSP = &quot;&amp;[.P55]&amp;&quot;; &quot;; &quot;&quot;); IF([.Q55] &lt;&gt; &quot;&quot;; &quot;const newPC = (&quot;&amp;[.Q55]&amp;&quot;)&amp;0xFFFF; &quot;; &quot;&quot;);  IF([.M55] &lt;&gt; &quot;&quot;; &quot;cpu.A = newA; &quot;; &quot;&quot;); IF([.N55] &lt;&gt; &quot;&quot;; &quot;cpu.X = newX; &quot;; &quot;&quot;); IF([.O55] &lt;&gt; &quot;&quot;; &quot;cpu.Y = newY; &quot;; &quot;&quot;); IF([.P55] &lt;&gt; &quot;&quot;; &quot;cpu.SP = newSP; &quot;; &quot;&quot;); IF([.Q55] &lt;&gt; &quot;&quot;; &quot;cpu.PC = newPC; &quot;; &quot;&quot;);  IF( ([.R55] &amp; [.S55] &amp; [.T55] &amp; [.U55] &amp; [.V55] &amp; [.W55]) &lt;&gt; &quot;&quot;; join(&quot;&quot;;    IF( [.R55] &lt;&gt; &quot;&quot;; &quot;const carry = &quot; &amp; [.R55] &amp; &quot;;&quot;;     &quot;const carry = SR&amp;1; &quot;);   IF( [.S55] &lt;&gt; &quot;&quot;; &quot;const zero = &quot; &amp; [.S55] &amp; &quot;;&quot;;      &quot;const zero = (SR&gt;&gt;1)&amp;1; &quot;);   IF( [.T55] &lt;&gt; &quot;&quot;; &quot;const interrupt = &quot; &amp; [.T55] &amp; &quot;;&quot;; &quot;const interrupt = (SR&gt;&gt;2)&amp;1; &quot;);   IF( [.U55] &lt;&gt; &quot;&quot;; &quot;const decimal = &quot; &amp; [.U55] &amp; &quot;;&quot;;   &quot;const decimal = (SR&gt;&gt;3)&amp;1; &quot;);   IF( [.V55] &lt;&gt; &quot;&quot;; &quot;const overflow = &quot; &amp; [.V55] &amp; &quot;;&quot;;  &quot;const overflow = (SR&gt;&gt;6)&amp;1; &quot;);   IF( [.W55] &lt;&gt; &quot;&quot;; &quot;const negative = &quot; &amp; [.W55] &amp; &quot;;&quot;;  &quot;const negative = (SR&gt;&gt;7)&amp;1; &quot;)  ); &quot;&quot;);  IF( ([.R55] &amp; [.S55] &amp; [.T55] &amp; [.U55] &amp; [.V55] &amp; [.W55]) &lt;&gt; &quot;&quot;; &quot;cpu.SR = carry + (zero&lt;&lt;1) + (interrupt&lt;&lt;2) + (decimal&lt;&lt;3) + (overflow&lt;&lt;6) + (negative&lt;&lt;7); &quot;; &quot;&quot;);  IF( [.Q55] &lt;&gt; &quot;&quot;; &quot;*PC = &quot; &amp; [.Q55] &amp; &quot;;&quot;; &quot;cpu.PC = PC + &quot; &amp; (LEN([.A55]&amp;&quot; &quot;)/3) &amp; &quot;; &quot; );  IF( [.Y55] &lt;&gt; &quot;&quot;; &quot;memory[(&quot; &amp; [.Y55] &amp; &quot;)&amp;0xFFFF] = &quot; &amp; [.Z55] &amp; &quot;; &quot;; &quot;&quot;);  IF( [.AA55] &lt;&gt; &quot;&quot;; &quot;memory[(&quot; &amp; [.AA55] &amp; &quot;)&amp;0xFFFF] = (&quot; &amp; [.AB55] &amp; &quot;)&amp;0xFF; memory[((&quot; &amp; [.AA55] &amp; &quot;)+1)&amp;0xFFFF] = ((&quot; &amp; [.AB5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2"/>
          <table:table-cell table:style-name="ce79" table:number-columns-repeated="2"/>
          <table:table-cell table:style-name="ce79" office:value-type="string" calcext:value-type="string">
            <text:p>PC</text:p>
          </table:table-cell>
          <table:table-cell table:style-name="ce79"/>
          <table:table-cell table:style-name="ce152"/>
          <table:table-cell table:style-name="ce244"/>
          <table:table-cell table:style-name="ce282" table:formula="of:=IF([.$AM55] &lt;&gt; &quot;&quot;; &quot;BB &quot;; &quot;&quot;) &amp; IF([.$AN55] &lt;&gt; &quot;&quot;; &quot;LL HH &quot;; &quot;&quot;) &amp; IF([.$AO55] &lt;&gt; &quot;&quot;; &quot;SS &quot;; &quot;&quot;) &amp; IF([.$AP55] &lt;&gt; &quot;&quot;; &quot;RR &quot;; &quot;&quot;) &amp; IF([.$AQ55] &lt;&gt; &quot;&quot;; &quot;PP QQ &quot;; &quot;&quot;) &amp; LEFT([.$A55];2)" office:value-type="string" office:string-value="PP QQ 50" calcext:value-type="string">
            <text:p>PP QQ 50</text:p>
          </table:table-cell>
          <table:table-cell table:style-name="ce79" table:formula="of:=&quot;UN&quot; &amp;[.B55]" office:value-type="string" office:string-value="UNBVC" calcext:value-type="string">
            <text:p>UNBVC</text:p>
          </table:table-cell>
          <table:table-cell table:style-name="ce79" office:value-type="string" calcext:value-type="string">
            <text:p>$QQPP</text:p>
          </table:table-cell>
          <table:table-cell table:style-name="ce96"/>
          <table:table-cell table:style-name="ce79" table:number-columns-repeated="3"/>
          <table:table-cell table:style-name="ce79" office:value-type="string" calcext:value-type="string">
            <text:p>PC</text:p>
          </table:table-cell>
          <table:table-cell table:style-name="ce79" table:number-columns-repeated="10"/>
          <table:table-cell table:style-name="ce98"/>
          <table:table-cell table:style-name="ce7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51 LL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string" calcext:value-type="string">
            <text:p>5*</text:p>
          </table:table-cell>
          <table:table-cell table:style-name="ce80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office:value-type="string" calcext:value-type="string">
            <text:p>LL</text:p>
          </table:table-cell>
          <table:table-cell table:style-name="ce80" office:value-type="string" calcext:value-type="string">
            <text:p>zeroPageWord + Y</text:p>
          </table:table-cell>
          <table:table-cell table:style-name="ce157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56];2) &amp; &quot; { &quot; &amp;  join(&quot;&quot;;  IF(LEN([.A56]) &gt; 3; &quot;LL := memory[PC + 1]; &quot;; &quot;&quot;);  IF([.I56] &lt;&gt; &quot;&quot;; &quot;zeroPageWord := memory[(&quot;&amp;[.I56]&amp;&quot;)&amp;0xFF] + (memory[((&quot;&amp;[.I56]&amp;&quot;)+1)&amp;0xFF]&lt;&lt;8); &quot;; &quot;&quot;);  IF([.J56] &lt;&gt; &quot;&quot;; &quot;readByte := memory[(&quot;&amp;[.J56]&amp;&quot;)&amp;0xFFFF]; &quot;; &quot;&quot;); IF([.K56] &lt;&gt; &quot;&quot;; &quot;readWord := memory[(&quot;&amp;[.K56]&amp;&quot;)&amp;0xFFFF] + (memory[((&quot;&amp;[.K56]&amp;&quot;)+1)&amp;0xFFFF]&lt;&lt;8); &quot;; &quot;&quot;);  IF([.L56] &lt;&gt; &quot;&quot;; &quot;result := &quot;&amp;[.L56]&amp;&quot;; &quot;; &quot;&quot;);  IF([.M56] &lt;&gt; &quot;&quot;; &quot;newA := &quot;&amp;[.M56]&amp;&quot;; &quot;; &quot;&quot;); IF([.N56] &lt;&gt; &quot;&quot;; &quot;newX := &quot;&amp;[.N56]&amp;&quot;; &quot;; &quot;&quot;); IF([.O56] &lt;&gt; &quot;&quot;; &quot;newY := &quot;&amp;[.O56]&amp;&quot;; &quot;; &quot;&quot;); IF([.P56] &lt;&gt; &quot;&quot;; &quot;newSP := &quot;&amp;[.P56]&amp;&quot;; &quot;; &quot;&quot;); IF([.Q56] &lt;&gt; &quot;&quot;; &quot;newPC := &quot;&amp;[.Q56]&amp;&quot;; &quot;; &quot;&quot;);  IF([.M56] &lt;&gt; &quot;&quot;; &quot;*A = newA; &quot;; &quot;&quot;); IF([.N56] &lt;&gt; &quot;&quot;; &quot;*X = newX; &quot;; &quot;&quot;); IF([.O56] &lt;&gt; &quot;&quot;; &quot;*Y = newY; &quot;; &quot;&quot;); IF([.P56] &lt;&gt; &quot;&quot;; &quot;*SP = newSP; &quot;; &quot;&quot;); IF([.Q56] &lt;&gt; &quot;&quot;; &quot;*PC = newPC; &quot;; &quot;&quot;);  IF( ([.R56] &amp; [.S56] &amp; [.T56] &amp; [.U56] &amp; [.V56] &amp; [.W56]) &lt;&gt; &quot;&quot;; join(&quot;&quot;;    IF( [.R56] &lt;&gt; &quot;&quot;; &quot;carry := &quot; &amp; [.R56] &amp; &quot;;&quot;; &quot;carry := SR&amp;1; &quot;);   IF( [.S56] &lt;&gt; &quot;&quot;; &quot;zero := &quot; &amp; [.S56] &amp; &quot;;&quot;; &quot;zero := (SR&gt;&gt;1)&amp;1; &quot;);   IF( [.T56] &lt;&gt; &quot;&quot;; &quot;interrupt := &quot; &amp; [.T56] &amp; &quot;;&quot;; &quot;interrupt := (SR&gt;&gt;2)&amp;1; &quot;);   IF( [.U56] &lt;&gt; &quot;&quot;; &quot;decimal := &quot; &amp; [.U56] &amp; &quot;;&quot;; &quot;decimal := (SR&gt;&gt;3)&amp;1; &quot;);   IF( [.V56] &lt;&gt; &quot;&quot;; &quot;overflow := &quot; &amp; [.V56] &amp; &quot;;&quot;; &quot;overflow := (SR&gt;&gt;6)&amp;1; &quot;);   IF( [.W56] &lt;&gt; &quot;&quot;; &quot;negative := &quot; &amp; [.W56] &amp; &quot;;&quot;; &quot;negative := (SR&gt;&gt;7)&amp;1; &quot;)  ); &quot;&quot;);  IF( ([.R56] &amp; [.S56] &amp; [.T56] &amp; [.U56] &amp; [.V56] &amp; [.W56]) &lt;&gt; &quot;&quot;; &quot;*SR = carry + (zero&lt;&lt;1) + (interrupt&lt;&lt;2) + (decimal&lt;&lt;3) + (overflow&lt;&lt;6) + (negative&lt;&lt;7); &quot;; &quot;&quot;);  IF( [.Q56] &lt;&gt; &quot;&quot;; &quot;*PC = &quot; &amp; [.Q56] &amp; &quot;;&quot;; &quot;*PC = PC + &quot; &amp; (LEN([.A56]&amp;&quot; &quot;)/3) &amp; &quot;; &quot; );  IF( [.Y56] &lt;&gt; &quot;&quot;; &quot;memory[(&quot; &amp; [.Y56] &amp; &quot;)&amp;0xFFFF] = &quot; &amp; [.Z56] &amp; &quot;; &quot;; &quot;&quot;);  IF( [.AA56] &lt;&gt; &quot;&quot;; &quot;memory[(&quot; &amp; [.AA56] &amp; &quot;)&amp;0xFFFF] = (&quot; &amp; [.AB56] &amp; &quot;)&amp;0xFF; memory[((&quot; &amp; [.AA56] &amp; &quot;)+1)&amp;0xFFFF] = ((&quot; &amp; [.AB5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6];2) &amp; &quot; ) { &quot; &amp;  join(&quot;&quot;;  IF(LEN([.A56]) &gt; 3; &quot;unsigned char LL = memory[(PC+1)&amp;0xFFFF]; &quot;; &quot;&quot;); IF(LEN([.A56]) &gt; 6; &quot;unsigned int HH = memory[(PC+2)&amp;0xFFFF]; &quot;; &quot;&quot;); IF(LEN([.A56]) &gt; 6; &quot;unsigned int HHLL = LL + (HH&lt;&lt;8); &quot;; &quot;&quot;);  IF([.I56] &lt;&gt; &quot;&quot;; &quot;unsigned int zeroPageWord = memory[(&quot;&amp;[.I56]&amp;&quot;)&amp;0xFF] + (memory[((&quot;&amp;[.I56]&amp;&quot;)+1)&amp;0xFF]&lt;&lt;8); &quot;; &quot;&quot;);  IF([.J56] &lt;&gt; &quot;&quot;; &quot;unsigned char readByte = memory[(&quot;&amp;[.J56]&amp;&quot;)&amp;0xFFFF]; &quot;; &quot;&quot;); IF([.K56] &lt;&gt; &quot;&quot;; &quot;unsigned int readWord := memory[(&quot;&amp;[.K56]&amp;&quot;)&amp;0xFFFF] + (memory[((&quot;&amp;[.K56]&amp;&quot;)+1)&amp;0xFFFF]&lt;&lt;8); &quot;; &quot;&quot;);  IF([.L56] &lt;&gt; &quot;&quot;; &quot;unsigned int result = &quot;&amp;[.L56]&amp;&quot;; &quot;; &quot;&quot;);  IF([.M56] &lt;&gt; &quot;&quot;; &quot;unsigned char newA = &quot;&amp;[.M56]&amp;&quot;; &quot;; &quot;&quot;); IF([.N56] &lt;&gt; &quot;&quot;; &quot;unsigned char newX = &quot;&amp;[.N56]&amp;&quot;; &quot;; &quot;&quot;); IF([.O56] &lt;&gt; &quot;&quot;; &quot;unsigned char newY = &quot;&amp;[.O56]&amp;&quot;; &quot;; &quot;&quot;); IF([.P56] &lt;&gt; &quot;&quot;; &quot;unsigned char newSP = &quot;&amp;[.P56]&amp;&quot;; &quot;; &quot;&quot;); IF([.Q56] &lt;&gt; &quot;&quot;; &quot;unsigned int newPC = (&quot;&amp;[.Q56]&amp;&quot;)&amp;0xFFFF; &quot;; &quot;&quot;);  IF([.M56] &lt;&gt; &quot;&quot;; &quot;*A = newA; &quot;; &quot;&quot;); IF([.N56] &lt;&gt; &quot;&quot;; &quot;*X = newX; &quot;; &quot;&quot;); IF([.O56] &lt;&gt; &quot;&quot;; &quot;*Y = newY; &quot;; &quot;&quot;); IF([.P56] &lt;&gt; &quot;&quot;; &quot;*SP = newSP; &quot;; &quot;&quot;); IF([.Q56] &lt;&gt; &quot;&quot;; &quot;*PC = newPC; &quot;; &quot;&quot;);  IF( ([.R56] &amp; [.S56] &amp; [.T56] &amp; [.U56] &amp; [.V56] &amp; [.W56]) &lt;&gt; &quot;&quot;; join(&quot;&quot;;    IF( [.R56] &lt;&gt; &quot;&quot;; &quot;unsigned char carry = &quot; &amp; [.R56] &amp; &quot;;&quot;; &quot;unsigned char carry = SR&amp;1; &quot;);   IF( [.S56] &lt;&gt; &quot;&quot;; &quot;unsigned char zero = &quot; &amp; [.S56] &amp; &quot;;&quot;; &quot;unsigned char zero = (SR&gt;&gt;1)&amp;1; &quot;);   IF( [.T56] &lt;&gt; &quot;&quot;; &quot;unsigned char interrupt = &quot; &amp; [.T56] &amp; &quot;;&quot;; &quot;unsigned char interrupt = (SR&gt;&gt;2)&amp;1; &quot;);   IF( [.U56] &lt;&gt; &quot;&quot;; &quot;unsigned char decimal = &quot; &amp; [.U56] &amp; &quot;;&quot;; &quot;unsigned char decimal = (SR&gt;&gt;3)&amp;1; &quot;);   IF( [.V56] &lt;&gt; &quot;&quot;; &quot;unsigned char overflow = &quot; &amp; [.V56] &amp; &quot;;&quot;; &quot;unsigned char overflow = (SR&gt;&gt;6)&amp;1; &quot;);   IF( [.W56] &lt;&gt; &quot;&quot;; &quot;unsigned char negative = &quot; &amp; [.W56] &amp; &quot;;&quot;; &quot;unsigned char negative = (SR&gt;&gt;7)&amp;1; &quot;)  ); &quot;&quot;);  IF( ([.R56] &amp; [.S56] &amp; [.T56] &amp; [.U56] &amp; [.V56] &amp; [.W56]) &lt;&gt; &quot;&quot;; &quot;*SR = carry + (zero&lt;&lt;1) + (interrupt&lt;&lt;2) + (decimal&lt;&lt;3) + (overflow&lt;&lt;6) + (negative&lt;&lt;7); &quot;; &quot;&quot;);  IF( [.Q56] &lt;&gt; &quot;&quot;; &quot;*PC = &quot; &amp; [.Q56] &amp; &quot;;&quot;; &quot;*PC = PC + &quot; &amp; (LEN([.A56]&amp;&quot; &quot;)/3) &amp; &quot;; &quot; );  IF( [.Y56] &lt;&gt; &quot;&quot;; &quot;memory[(&quot; &amp; [.Y56] &amp; &quot;)&amp;0xFFFF] = &quot; &amp; [.Z56] &amp; &quot;; &quot;; &quot;&quot;);  IF( [.AA56] &lt;&gt; &quot;&quot;; &quot;memory[(&quot; &amp; [.AA56] &amp; &quot;)&amp;0xFFFF] = (&quot; &amp; [.AB56] &amp; &quot;)&amp;0xFF; memory[((&quot; &amp; [.AA56] &amp; &quot;)+1)&amp;0xFFFF] = ((&quot; &amp; [.AB5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6];2) &amp; &quot; ) { &quot; &amp;  join(&quot;&quot;;  IF(LEN([.A56]) &gt; 3; &quot;const LL = memory[(PC+1)&amp;0xFFFF]; &quot;; &quot;&quot;); IF(LEN([.A56]) &gt; 6; &quot;const HH = memory[(PC+2)&amp;0xFFFF]; &quot;; &quot;&quot;); IF(LEN([.A56]) &gt; 6; &quot;const HHLL = LL + (HH&lt;&lt;8); &quot;; &quot;&quot;);  IF([.I56] &lt;&gt; &quot;&quot;; &quot;const zeroPageWord = memory[(&quot;&amp;[.I56]&amp;&quot;)&amp;0xFF] + (memory[((&quot;&amp;[.I56]&amp;&quot;)+1)&amp;0xFF]&lt;&lt;8); &quot;; &quot;&quot;);  IF([.J56] &lt;&gt; &quot;&quot;; &quot;const readByte = memory[(&quot;&amp;[.J56]&amp;&quot;)&amp;0xFFFF]; &quot;; &quot;&quot;); IF([.K56] &lt;&gt; &quot;&quot;; &quot;const readWord = memory[(&quot;&amp;[.K56]&amp;&quot;)&amp;0xFFFF] + (memory[((&quot;&amp;[.K56]&amp;&quot;)+1)&amp;0xFFFF]&lt;&lt;8); &quot;; &quot;&quot;);  IF([.L56] &lt;&gt; &quot;&quot;; &quot;const result = &quot;&amp;[.L56]&amp;&quot;; &quot;; &quot;&quot;);  IF([.M56] &lt;&gt; &quot;&quot;; &quot;const newA = &quot;&amp;[.M56]&amp;&quot;; &quot;; &quot;&quot;); IF([.N56] &lt;&gt; &quot;&quot;; &quot;const newX = &quot;&amp;[.N56]&amp;&quot;; &quot;; &quot;&quot;); IF([.O56] &lt;&gt; &quot;&quot;; &quot;const newY = &quot;&amp;[.O56]&amp;&quot;; &quot;; &quot;&quot;); IF([.P56] &lt;&gt; &quot;&quot;; &quot;const newSP = &quot;&amp;[.P56]&amp;&quot;; &quot;; &quot;&quot;); IF([.Q56] &lt;&gt; &quot;&quot;; &quot;const newPC = (&quot;&amp;[.Q56]&amp;&quot;)&amp;0xFFFF; &quot;; &quot;&quot;);  IF([.M56] &lt;&gt; &quot;&quot;; &quot;cpu.A = newA; &quot;; &quot;&quot;); IF([.N56] &lt;&gt; &quot;&quot;; &quot;cpu.X = newX; &quot;; &quot;&quot;); IF([.O56] &lt;&gt; &quot;&quot;; &quot;cpu.Y = newY; &quot;; &quot;&quot;); IF([.P56] &lt;&gt; &quot;&quot;; &quot;cpu.SP = newSP; &quot;; &quot;&quot;); IF([.Q56] &lt;&gt; &quot;&quot;; &quot;cpu.PC = newPC; &quot;; &quot;&quot;);  IF( ([.R56] &amp; [.S56] &amp; [.T56] &amp; [.U56] &amp; [.V56] &amp; [.W56]) &lt;&gt; &quot;&quot;; join(&quot;&quot;;    IF( [.R56] &lt;&gt; &quot;&quot;; &quot;const carry = &quot; &amp; [.R56] &amp; &quot;;&quot;;     &quot;const carry = SR&amp;1; &quot;);   IF( [.S56] &lt;&gt; &quot;&quot;; &quot;const zero = &quot; &amp; [.S56] &amp; &quot;;&quot;;      &quot;const zero = (SR&gt;&gt;1)&amp;1; &quot;);   IF( [.T56] &lt;&gt; &quot;&quot;; &quot;const interrupt = &quot; &amp; [.T56] &amp; &quot;;&quot;; &quot;const interrupt = (SR&gt;&gt;2)&amp;1; &quot;);   IF( [.U56] &lt;&gt; &quot;&quot;; &quot;const decimal = &quot; &amp; [.U56] &amp; &quot;;&quot;;   &quot;const decimal = (SR&gt;&gt;3)&amp;1; &quot;);   IF( [.V56] &lt;&gt; &quot;&quot;; &quot;const overflow = &quot; &amp; [.V56] &amp; &quot;;&quot;;  &quot;const overflow = (SR&gt;&gt;6)&amp;1; &quot;);   IF( [.W56] &lt;&gt; &quot;&quot;; &quot;const negative = &quot; &amp; [.W56] &amp; &quot;;&quot;;  &quot;const negative = (SR&gt;&gt;7)&amp;1; &quot;)  ); &quot;&quot;);  IF( ([.R56] &amp; [.S56] &amp; [.T56] &amp; [.U56] &amp; [.V56] &amp; [.W56]) &lt;&gt; &quot;&quot;; &quot;cpu.SR = carry + (zero&lt;&lt;1) + (interrupt&lt;&lt;2) + (decimal&lt;&lt;3) + (overflow&lt;&lt;6) + (negative&lt;&lt;7); &quot;; &quot;&quot;);  IF( [.Q56] &lt;&gt; &quot;&quot;; &quot;*PC = &quot; &amp; [.Q56] &amp; &quot;;&quot;; &quot;cpu.PC = PC + &quot; &amp; (LEN([.A56]&amp;&quot; &quot;)/3) &amp; &quot;; &quot; );  IF( [.Y56] &lt;&gt; &quot;&quot;; &quot;memory[(&quot; &amp; [.Y56] &amp; &quot;)&amp;0xFFFF] = &quot; &amp; [.Z56] &amp; &quot;; &quot;; &quot;&quot;);  IF( [.AA56] &lt;&gt; &quot;&quot;; &quot;memory[(&quot; &amp; [.AA56] &amp; &quot;)&amp;0xFFFF] = (&quot; &amp; [.AB56] &amp; &quot;)&amp;0xFF; memory[((&quot; &amp; [.AA56] &amp; &quot;)+1)&amp;0xFFFF] = ((&quot; &amp; [.AB5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56] &lt;&gt; &quot;&quot;; &quot;BB &quot;; &quot;&quot;) &amp; IF([.$AN56] &lt;&gt; &quot;&quot;; &quot;LL HH &quot;; &quot;&quot;) &amp; IF([.$AO56] &lt;&gt; &quot;&quot;; &quot;SS &quot;; &quot;&quot;) &amp; IF([.$AP56] &lt;&gt; &quot;&quot;; &quot;RR &quot;; &quot;&quot;) &amp; IF([.$AQ56] &lt;&gt; &quot;&quot;; &quot;PP QQ &quot;; &quot;&quot;) &amp; LEFT([.$A56];2)" office:value-type="string" office:string-value="SS 51" calcext:value-type="string">
            <text:p>SS 51</text:p>
          </table:table-cell>
          <table:table-cell table:style-name="ce80" table:formula="of:=&quot;UN&quot; &amp;[.B56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55 LL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float" office:value="4" calcext:value-type="float">
            <text:p>4</text:p>
          </table:table-cell>
          <table:table-cell table:style-name="ce80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23"/>
          <table:table-cell table:style-name="ce95"/>
          <table:table-cell table:style-name="ce80"/>
          <table:table-cell table:style-name="ce80" office:value-type="string" calcext:value-type="string">
            <text:p>(LL + X) &amp; 0xFF</text:p>
          </table:table-cell>
          <table:table-cell table:style-name="ce80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57];2) &amp; &quot; { &quot; &amp;  join(&quot;&quot;;  IF(LEN([.A57]) &gt; 3; &quot;LL := memory[PC + 1]; &quot;; &quot;&quot;);  IF([.I57] &lt;&gt; &quot;&quot;; &quot;zeroPageWord := memory[(&quot;&amp;[.I57]&amp;&quot;)&amp;0xFF] + (memory[((&quot;&amp;[.I57]&amp;&quot;)+1)&amp;0xFF]&lt;&lt;8); &quot;; &quot;&quot;);  IF([.J57] &lt;&gt; &quot;&quot;; &quot;readByte := memory[(&quot;&amp;[.J57]&amp;&quot;)&amp;0xFFFF]; &quot;; &quot;&quot;); IF([.K57] &lt;&gt; &quot;&quot;; &quot;readWord := memory[(&quot;&amp;[.K57]&amp;&quot;)&amp;0xFFFF] + (memory[((&quot;&amp;[.K57]&amp;&quot;)+1)&amp;0xFFFF]&lt;&lt;8); &quot;; &quot;&quot;);  IF([.L57] &lt;&gt; &quot;&quot;; &quot;result := &quot;&amp;[.L57]&amp;&quot;; &quot;; &quot;&quot;);  IF([.M57] &lt;&gt; &quot;&quot;; &quot;newA := &quot;&amp;[.M57]&amp;&quot;; &quot;; &quot;&quot;); IF([.N57] &lt;&gt; &quot;&quot;; &quot;newX := &quot;&amp;[.N57]&amp;&quot;; &quot;; &quot;&quot;); IF([.O57] &lt;&gt; &quot;&quot;; &quot;newY := &quot;&amp;[.O57]&amp;&quot;; &quot;; &quot;&quot;); IF([.P57] &lt;&gt; &quot;&quot;; &quot;newSP := &quot;&amp;[.P57]&amp;&quot;; &quot;; &quot;&quot;); IF([.Q57] &lt;&gt; &quot;&quot;; &quot;newPC := &quot;&amp;[.Q57]&amp;&quot;; &quot;; &quot;&quot;);  IF([.M57] &lt;&gt; &quot;&quot;; &quot;*A = newA; &quot;; &quot;&quot;); IF([.N57] &lt;&gt; &quot;&quot;; &quot;*X = newX; &quot;; &quot;&quot;); IF([.O57] &lt;&gt; &quot;&quot;; &quot;*Y = newY; &quot;; &quot;&quot;); IF([.P57] &lt;&gt; &quot;&quot;; &quot;*SP = newSP; &quot;; &quot;&quot;); IF([.Q57] &lt;&gt; &quot;&quot;; &quot;*PC = newPC; &quot;; &quot;&quot;);  IF( ([.R57] &amp; [.S57] &amp; [.T57] &amp; [.U57] &amp; [.V57] &amp; [.W57]) &lt;&gt; &quot;&quot;; join(&quot;&quot;;    IF( [.R57] &lt;&gt; &quot;&quot;; &quot;carry := &quot; &amp; [.R57] &amp; &quot;;&quot;; &quot;carry := SR&amp;1; &quot;);   IF( [.S57] &lt;&gt; &quot;&quot;; &quot;zero := &quot; &amp; [.S57] &amp; &quot;;&quot;; &quot;zero := (SR&gt;&gt;1)&amp;1; &quot;);   IF( [.T57] &lt;&gt; &quot;&quot;; &quot;interrupt := &quot; &amp; [.T57] &amp; &quot;;&quot;; &quot;interrupt := (SR&gt;&gt;2)&amp;1; &quot;);   IF( [.U57] &lt;&gt; &quot;&quot;; &quot;decimal := &quot; &amp; [.U57] &amp; &quot;;&quot;; &quot;decimal := (SR&gt;&gt;3)&amp;1; &quot;);   IF( [.V57] &lt;&gt; &quot;&quot;; &quot;overflow := &quot; &amp; [.V57] &amp; &quot;;&quot;; &quot;overflow := (SR&gt;&gt;6)&amp;1; &quot;);   IF( [.W57] &lt;&gt; &quot;&quot;; &quot;negative := &quot; &amp; [.W57] &amp; &quot;;&quot;; &quot;negative := (SR&gt;&gt;7)&amp;1; &quot;)  ); &quot;&quot;);  IF( ([.R57] &amp; [.S57] &amp; [.T57] &amp; [.U57] &amp; [.V57] &amp; [.W57]) &lt;&gt; &quot;&quot;; &quot;*SR = carry + (zero&lt;&lt;1) + (interrupt&lt;&lt;2) + (decimal&lt;&lt;3) + (overflow&lt;&lt;6) + (negative&lt;&lt;7); &quot;; &quot;&quot;);  IF( [.Q57] &lt;&gt; &quot;&quot;; &quot;*PC = &quot; &amp; [.Q57] &amp; &quot;;&quot;; &quot;*PC = PC + &quot; &amp; (LEN([.A57]&amp;&quot; &quot;)/3) &amp; &quot;; &quot; );  IF( [.Y57] &lt;&gt; &quot;&quot;; &quot;memory[(&quot; &amp; [.Y57] &amp; &quot;)&amp;0xFFFF] = &quot; &amp; [.Z57] &amp; &quot;; &quot;; &quot;&quot;);  IF( [.AA57] &lt;&gt; &quot;&quot;; &quot;memory[(&quot; &amp; [.AA57] &amp; &quot;)&amp;0xFFFF] = (&quot; &amp; [.AB57] &amp; &quot;)&amp;0xFF; memory[((&quot; &amp; [.AA57] &amp; &quot;)+1)&amp;0xFFFF] = ((&quot; &amp; [.AB5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7];2) &amp; &quot; ) { &quot; &amp;  join(&quot;&quot;;  IF(LEN([.A57]) &gt; 3; &quot;unsigned char LL = memory[(PC+1)&amp;0xFFFF]; &quot;; &quot;&quot;); IF(LEN([.A57]) &gt; 6; &quot;unsigned int HH = memory[(PC+2)&amp;0xFFFF]; &quot;; &quot;&quot;); IF(LEN([.A57]) &gt; 6; &quot;unsigned int HHLL = LL + (HH&lt;&lt;8); &quot;; &quot;&quot;);  IF([.I57] &lt;&gt; &quot;&quot;; &quot;unsigned int zeroPageWord = memory[(&quot;&amp;[.I57]&amp;&quot;)&amp;0xFF] + (memory[((&quot;&amp;[.I57]&amp;&quot;)+1)&amp;0xFF]&lt;&lt;8); &quot;; &quot;&quot;);  IF([.J57] &lt;&gt; &quot;&quot;; &quot;unsigned char readByte = memory[(&quot;&amp;[.J57]&amp;&quot;)&amp;0xFFFF]; &quot;; &quot;&quot;); IF([.K57] &lt;&gt; &quot;&quot;; &quot;unsigned int readWord := memory[(&quot;&amp;[.K57]&amp;&quot;)&amp;0xFFFF] + (memory[((&quot;&amp;[.K57]&amp;&quot;)+1)&amp;0xFFFF]&lt;&lt;8); &quot;; &quot;&quot;);  IF([.L57] &lt;&gt; &quot;&quot;; &quot;unsigned int result = &quot;&amp;[.L57]&amp;&quot;; &quot;; &quot;&quot;);  IF([.M57] &lt;&gt; &quot;&quot;; &quot;unsigned char newA = &quot;&amp;[.M57]&amp;&quot;; &quot;; &quot;&quot;); IF([.N57] &lt;&gt; &quot;&quot;; &quot;unsigned char newX = &quot;&amp;[.N57]&amp;&quot;; &quot;; &quot;&quot;); IF([.O57] &lt;&gt; &quot;&quot;; &quot;unsigned char newY = &quot;&amp;[.O57]&amp;&quot;; &quot;; &quot;&quot;); IF([.P57] &lt;&gt; &quot;&quot;; &quot;unsigned char newSP = &quot;&amp;[.P57]&amp;&quot;; &quot;; &quot;&quot;); IF([.Q57] &lt;&gt; &quot;&quot;; &quot;unsigned int newPC = (&quot;&amp;[.Q57]&amp;&quot;)&amp;0xFFFF; &quot;; &quot;&quot;);  IF([.M57] &lt;&gt; &quot;&quot;; &quot;*A = newA; &quot;; &quot;&quot;); IF([.N57] &lt;&gt; &quot;&quot;; &quot;*X = newX; &quot;; &quot;&quot;); IF([.O57] &lt;&gt; &quot;&quot;; &quot;*Y = newY; &quot;; &quot;&quot;); IF([.P57] &lt;&gt; &quot;&quot;; &quot;*SP = newSP; &quot;; &quot;&quot;); IF([.Q57] &lt;&gt; &quot;&quot;; &quot;*PC = newPC; &quot;; &quot;&quot;);  IF( ([.R57] &amp; [.S57] &amp; [.T57] &amp; [.U57] &amp; [.V57] &amp; [.W57]) &lt;&gt; &quot;&quot;; join(&quot;&quot;;    IF( [.R57] &lt;&gt; &quot;&quot;; &quot;unsigned char carry = &quot; &amp; [.R57] &amp; &quot;;&quot;; &quot;unsigned char carry = SR&amp;1; &quot;);   IF( [.S57] &lt;&gt; &quot;&quot;; &quot;unsigned char zero = &quot; &amp; [.S57] &amp; &quot;;&quot;; &quot;unsigned char zero = (SR&gt;&gt;1)&amp;1; &quot;);   IF( [.T57] &lt;&gt; &quot;&quot;; &quot;unsigned char interrupt = &quot; &amp; [.T57] &amp; &quot;;&quot;; &quot;unsigned char interrupt = (SR&gt;&gt;2)&amp;1; &quot;);   IF( [.U57] &lt;&gt; &quot;&quot;; &quot;unsigned char decimal = &quot; &amp; [.U57] &amp; &quot;;&quot;; &quot;unsigned char decimal = (SR&gt;&gt;3)&amp;1; &quot;);   IF( [.V57] &lt;&gt; &quot;&quot;; &quot;unsigned char overflow = &quot; &amp; [.V57] &amp; &quot;;&quot;; &quot;unsigned char overflow = (SR&gt;&gt;6)&amp;1; &quot;);   IF( [.W57] &lt;&gt; &quot;&quot;; &quot;unsigned char negative = &quot; &amp; [.W57] &amp; &quot;;&quot;; &quot;unsigned char negative = (SR&gt;&gt;7)&amp;1; &quot;)  ); &quot;&quot;);  IF( ([.R57] &amp; [.S57] &amp; [.T57] &amp; [.U57] &amp; [.V57] &amp; [.W57]) &lt;&gt; &quot;&quot;; &quot;*SR = carry + (zero&lt;&lt;1) + (interrupt&lt;&lt;2) + (decimal&lt;&lt;3) + (overflow&lt;&lt;6) + (negative&lt;&lt;7); &quot;; &quot;&quot;);  IF( [.Q57] &lt;&gt; &quot;&quot;; &quot;*PC = &quot; &amp; [.Q57] &amp; &quot;;&quot;; &quot;*PC = PC + &quot; &amp; (LEN([.A57]&amp;&quot; &quot;)/3) &amp; &quot;; &quot; );  IF( [.Y57] &lt;&gt; &quot;&quot;; &quot;memory[(&quot; &amp; [.Y57] &amp; &quot;)&amp;0xFFFF] = &quot; &amp; [.Z57] &amp; &quot;; &quot;; &quot;&quot;);  IF( [.AA57] &lt;&gt; &quot;&quot;; &quot;memory[(&quot; &amp; [.AA57] &amp; &quot;)&amp;0xFFFF] = (&quot; &amp; [.AB57] &amp; &quot;)&amp;0xFF; memory[((&quot; &amp; [.AA57] &amp; &quot;)+1)&amp;0xFFFF] = ((&quot; &amp; [.AB5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7];2) &amp; &quot; ) { &quot; &amp;  join(&quot;&quot;;  IF(LEN([.A57]) &gt; 3; &quot;const LL = memory[(PC+1)&amp;0xFFFF]; &quot;; &quot;&quot;); IF(LEN([.A57]) &gt; 6; &quot;const HH = memory[(PC+2)&amp;0xFFFF]; &quot;; &quot;&quot;); IF(LEN([.A57]) &gt; 6; &quot;const HHLL = LL + (HH&lt;&lt;8); &quot;; &quot;&quot;);  IF([.I57] &lt;&gt; &quot;&quot;; &quot;const zeroPageWord = memory[(&quot;&amp;[.I57]&amp;&quot;)&amp;0xFF] + (memory[((&quot;&amp;[.I57]&amp;&quot;)+1)&amp;0xFF]&lt;&lt;8); &quot;; &quot;&quot;);  IF([.J57] &lt;&gt; &quot;&quot;; &quot;const readByte = memory[(&quot;&amp;[.J57]&amp;&quot;)&amp;0xFFFF]; &quot;; &quot;&quot;); IF([.K57] &lt;&gt; &quot;&quot;; &quot;const readWord = memory[(&quot;&amp;[.K57]&amp;&quot;)&amp;0xFFFF] + (memory[((&quot;&amp;[.K57]&amp;&quot;)+1)&amp;0xFFFF]&lt;&lt;8); &quot;; &quot;&quot;);  IF([.L57] &lt;&gt; &quot;&quot;; &quot;const result = &quot;&amp;[.L57]&amp;&quot;; &quot;; &quot;&quot;);  IF([.M57] &lt;&gt; &quot;&quot;; &quot;const newA = &quot;&amp;[.M57]&amp;&quot;; &quot;; &quot;&quot;); IF([.N57] &lt;&gt; &quot;&quot;; &quot;const newX = &quot;&amp;[.N57]&amp;&quot;; &quot;; &quot;&quot;); IF([.O57] &lt;&gt; &quot;&quot;; &quot;const newY = &quot;&amp;[.O57]&amp;&quot;; &quot;; &quot;&quot;); IF([.P57] &lt;&gt; &quot;&quot;; &quot;const newSP = &quot;&amp;[.P57]&amp;&quot;; &quot;; &quot;&quot;); IF([.Q57] &lt;&gt; &quot;&quot;; &quot;const newPC = (&quot;&amp;[.Q57]&amp;&quot;)&amp;0xFFFF; &quot;; &quot;&quot;);  IF([.M57] &lt;&gt; &quot;&quot;; &quot;cpu.A = newA; &quot;; &quot;&quot;); IF([.N57] &lt;&gt; &quot;&quot;; &quot;cpu.X = newX; &quot;; &quot;&quot;); IF([.O57] &lt;&gt; &quot;&quot;; &quot;cpu.Y = newY; &quot;; &quot;&quot;); IF([.P57] &lt;&gt; &quot;&quot;; &quot;cpu.SP = newSP; &quot;; &quot;&quot;); IF([.Q57] &lt;&gt; &quot;&quot;; &quot;cpu.PC = newPC; &quot;; &quot;&quot;);  IF( ([.R57] &amp; [.S57] &amp; [.T57] &amp; [.U57] &amp; [.V57] &amp; [.W57]) &lt;&gt; &quot;&quot;; join(&quot;&quot;;    IF( [.R57] &lt;&gt; &quot;&quot;; &quot;const carry = &quot; &amp; [.R57] &amp; &quot;;&quot;;     &quot;const carry = SR&amp;1; &quot;);   IF( [.S57] &lt;&gt; &quot;&quot;; &quot;const zero = &quot; &amp; [.S57] &amp; &quot;;&quot;;      &quot;const zero = (SR&gt;&gt;1)&amp;1; &quot;);   IF( [.T57] &lt;&gt; &quot;&quot;; &quot;const interrupt = &quot; &amp; [.T57] &amp; &quot;;&quot;; &quot;const interrupt = (SR&gt;&gt;2)&amp;1; &quot;);   IF( [.U57] &lt;&gt; &quot;&quot;; &quot;const decimal = &quot; &amp; [.U57] &amp; &quot;;&quot;;   &quot;const decimal = (SR&gt;&gt;3)&amp;1; &quot;);   IF( [.V57] &lt;&gt; &quot;&quot;; &quot;const overflow = &quot; &amp; [.V57] &amp; &quot;;&quot;;  &quot;const overflow = (SR&gt;&gt;6)&amp;1; &quot;);   IF( [.W57] &lt;&gt; &quot;&quot;; &quot;const negative = &quot; &amp; [.W57] &amp; &quot;;&quot;;  &quot;const negative = (SR&gt;&gt;7)&amp;1; &quot;)  ); &quot;&quot;);  IF( ([.R57] &amp; [.S57] &amp; [.T57] &amp; [.U57] &amp; [.V57] &amp; [.W57]) &lt;&gt; &quot;&quot;; &quot;cpu.SR = carry + (zero&lt;&lt;1) + (interrupt&lt;&lt;2) + (decimal&lt;&lt;3) + (overflow&lt;&lt;6) + (negative&lt;&lt;7); &quot;; &quot;&quot;);  IF( [.Q57] &lt;&gt; &quot;&quot;; &quot;*PC = &quot; &amp; [.Q57] &amp; &quot;;&quot;; &quot;cpu.PC = PC + &quot; &amp; (LEN([.A57]&amp;&quot; &quot;)/3) &amp; &quot;; &quot; );  IF( [.Y57] &lt;&gt; &quot;&quot;; &quot;memory[(&quot; &amp; [.Y57] &amp; &quot;)&amp;0xFFFF] = &quot; &amp; [.Z57] &amp; &quot;; &quot;; &quot;&quot;);  IF( [.AA57] &lt;&gt; &quot;&quot;; &quot;memory[(&quot; &amp; [.AA57] &amp; &quot;)&amp;0xFFFF] = (&quot; &amp; [.AB57] &amp; &quot;)&amp;0xFF; memory[((&quot; &amp; [.AA57] &amp; &quot;)+1)&amp;0xFFFF] = ((&quot; &amp; [.AB5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57] &lt;&gt; &quot;&quot;; &quot;BB &quot;; &quot;&quot;) &amp; IF([.$AN57] &lt;&gt; &quot;&quot;; &quot;LL HH &quot;; &quot;&quot;) &amp; IF([.$AO57] &lt;&gt; &quot;&quot;; &quot;SS &quot;; &quot;&quot;) &amp; IF([.$AP57] &lt;&gt; &quot;&quot;; &quot;RR &quot;; &quot;&quot;) &amp; IF([.$AQ57] &lt;&gt; &quot;&quot;; &quot;PP QQ &quot;; &quot;&quot;) &amp; LEFT([.$A57];2)" office:value-type="string" office:string-value="SS 55" calcext:value-type="string">
            <text:p>SS 55</text:p>
          </table:table-cell>
          <table:table-cell table:style-name="ce80" table:formula="of:=&quot;UN&quot; &amp;[.B57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56 LL</text:p>
          </table:table-cell>
          <table:table-cell table:style-name="ce31" office:value-type="string" calcext:value-type="string">
            <text:p>LSR</text:p>
          </table:table-cell>
          <table:table-cell table:style-name="ce56" office:value-type="float" office:value="6" calcext:value-type="float">
            <text:p>6</text:p>
          </table:table-cell>
          <table:table-cell table:style-name="ce81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58] = &quot;($LL, X)&quot;;&quot;(arg1+X)&amp;0xFF&quot;;&quot;&quot;)">
            <text:p/>
          </table:table-cell>
          <table:table-cell table:style-name="ce81" office:value-type="string" calcext:value-type="string">
            <text:p>(LL + X) &amp; 0xFF</text:p>
          </table:table-cell>
          <table:table-cell table:style-name="ce88"/>
          <table:table-cell table:style-name="ce81" office:value-type="string" calcext:value-type="string">
            <text:p>readByte &gt;&gt; 1</text:p>
          </table:table-cell>
          <table:table-cell table:style-name="ce183" office:value-type="string" calcext:value-type="string">
            <text:p>result</text:p>
          </table:table-cell>
          <table:table-cell table:style-name="ce88" table:number-columns-repeated="4"/>
          <table:table-cell table:style-name="ce183" office:value-type="string" calcext:value-type="string">
            <text:p>readByte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0x0</text:p>
          </table:table-cell>
          <table:table-cell table:style-name="ce183" office:value-type="string" calcext:value-type="string">
            <text:p>readByteAddress</text:p>
          </table:table-cell>
          <table:table-cell table:style-name="ce81" office:value-type="string" calcext:value-type="string">
            <text:p>result</text:p>
          </table:table-cell>
          <table:table-cell table:style-name="ce88" table:number-columns-repeated="2"/>
          <table:table-cell table:style-name="ce244"/>
          <table:table-cell table:style-name="ce95"/>
          <table:table-cell table:style-name="ce253" table:formula="of:=&quot;  if instruction == 0x&quot; &amp; LEFT([.A58];2) &amp; &quot; { &quot; &amp;  join(&quot;&quot;;  IF(LEN([.A58]) &gt; 3; &quot;LL := memory[PC + 1]; &quot;; &quot;&quot;);  IF([.I58] &lt;&gt; &quot;&quot;; &quot;zeroPageWord := memory[(&quot;&amp;[.I58]&amp;&quot;)&amp;0xFF] + (memory[((&quot;&amp;[.I58]&amp;&quot;)+1)&amp;0xFF]&lt;&lt;8); &quot;; &quot;&quot;);  IF([.J58] &lt;&gt; &quot;&quot;; &quot;readByte := memory[(&quot;&amp;[.J58]&amp;&quot;)&amp;0xFFFF]; &quot;; &quot;&quot;); IF([.K58] &lt;&gt; &quot;&quot;; &quot;readWord := memory[(&quot;&amp;[.K58]&amp;&quot;)&amp;0xFFFF] + (memory[((&quot;&amp;[.K58]&amp;&quot;)+1)&amp;0xFFFF]&lt;&lt;8); &quot;; &quot;&quot;);  IF([.L58] &lt;&gt; &quot;&quot;; &quot;result := &quot;&amp;[.L58]&amp;&quot;; &quot;; &quot;&quot;);  IF([.M58] &lt;&gt; &quot;&quot;; &quot;newA := &quot;&amp;[.M58]&amp;&quot;; &quot;; &quot;&quot;); IF([.N58] &lt;&gt; &quot;&quot;; &quot;newX := &quot;&amp;[.N58]&amp;&quot;; &quot;; &quot;&quot;); IF([.O58] &lt;&gt; &quot;&quot;; &quot;newY := &quot;&amp;[.O58]&amp;&quot;; &quot;; &quot;&quot;); IF([.P58] &lt;&gt; &quot;&quot;; &quot;newSP := &quot;&amp;[.P58]&amp;&quot;; &quot;; &quot;&quot;); IF([.Q58] &lt;&gt; &quot;&quot;; &quot;newPC := &quot;&amp;[.Q58]&amp;&quot;; &quot;; &quot;&quot;);  IF([.M58] &lt;&gt; &quot;&quot;; &quot;*A = newA; &quot;; &quot;&quot;); IF([.N58] &lt;&gt; &quot;&quot;; &quot;*X = newX; &quot;; &quot;&quot;); IF([.O58] &lt;&gt; &quot;&quot;; &quot;*Y = newY; &quot;; &quot;&quot;); IF([.P58] &lt;&gt; &quot;&quot;; &quot;*SP = newSP; &quot;; &quot;&quot;); IF([.Q58] &lt;&gt; &quot;&quot;; &quot;*PC = newPC; &quot;; &quot;&quot;);  IF( ([.R58] &amp; [.S58] &amp; [.T58] &amp; [.U58] &amp; [.V58] &amp; [.W58]) &lt;&gt; &quot;&quot;; join(&quot;&quot;;    IF( [.R58] &lt;&gt; &quot;&quot;; &quot;carry := &quot; &amp; [.R58] &amp; &quot;;&quot;; &quot;carry := SR&amp;1; &quot;);   IF( [.S58] &lt;&gt; &quot;&quot;; &quot;zero := &quot; &amp; [.S58] &amp; &quot;;&quot;; &quot;zero := (SR&gt;&gt;1)&amp;1; &quot;);   IF( [.T58] &lt;&gt; &quot;&quot;; &quot;interrupt := &quot; &amp; [.T58] &amp; &quot;;&quot;; &quot;interrupt := (SR&gt;&gt;2)&amp;1; &quot;);   IF( [.U58] &lt;&gt; &quot;&quot;; &quot;decimal := &quot; &amp; [.U58] &amp; &quot;;&quot;; &quot;decimal := (SR&gt;&gt;3)&amp;1; &quot;);   IF( [.V58] &lt;&gt; &quot;&quot;; &quot;overflow := &quot; &amp; [.V58] &amp; &quot;;&quot;; &quot;overflow := (SR&gt;&gt;6)&amp;1; &quot;);   IF( [.W58] &lt;&gt; &quot;&quot;; &quot;negative := &quot; &amp; [.W58] &amp; &quot;;&quot;; &quot;negative := (SR&gt;&gt;7)&amp;1; &quot;)  ); &quot;&quot;);  IF( ([.R58] &amp; [.S58] &amp; [.T58] &amp; [.U58] &amp; [.V58] &amp; [.W58]) &lt;&gt; &quot;&quot;; &quot;*SR = carry + (zero&lt;&lt;1) + (interrupt&lt;&lt;2) + (decimal&lt;&lt;3) + (overflow&lt;&lt;6) + (negative&lt;&lt;7); &quot;; &quot;&quot;);  IF( [.Q58] &lt;&gt; &quot;&quot;; &quot;*PC = &quot; &amp; [.Q58] &amp; &quot;;&quot;; &quot;*PC = PC + &quot; &amp; (LEN([.A58]&amp;&quot; &quot;)/3) &amp; &quot;; &quot; );  IF( [.Y58] &lt;&gt; &quot;&quot;; &quot;memory[(&quot; &amp; [.Y58] &amp; &quot;)&amp;0xFFFF] = &quot; &amp; [.Z58] &amp; &quot;; &quot;; &quot;&quot;);  IF( [.AA58] &lt;&gt; &quot;&quot;; &quot;memory[(&quot; &amp; [.AA58] &amp; &quot;)&amp;0xFFFF] = (&quot; &amp; [.AB58] &amp; &quot;)&amp;0xFF; memory[((&quot; &amp; [.AA58] &amp; &quot;)+1)&amp;0xFFFF] = ((&quot; &amp; [.AB5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8];2) &amp; &quot; ) { &quot; &amp;  join(&quot;&quot;;  IF(LEN([.A58]) &gt; 3; &quot;unsigned char LL = memory[(PC+1)&amp;0xFFFF]; &quot;; &quot;&quot;); IF(LEN([.A58]) &gt; 6; &quot;unsigned int HH = memory[(PC+2)&amp;0xFFFF]; &quot;; &quot;&quot;); IF(LEN([.A58]) &gt; 6; &quot;unsigned int HHLL = LL + (HH&lt;&lt;8); &quot;; &quot;&quot;);  IF([.I58] &lt;&gt; &quot;&quot;; &quot;unsigned int zeroPageWord = memory[(&quot;&amp;[.I58]&amp;&quot;)&amp;0xFF] + (memory[((&quot;&amp;[.I58]&amp;&quot;)+1)&amp;0xFF]&lt;&lt;8); &quot;; &quot;&quot;);  IF([.J58] &lt;&gt; &quot;&quot;; &quot;unsigned char readByte = memory[(&quot;&amp;[.J58]&amp;&quot;)&amp;0xFFFF]; &quot;; &quot;&quot;); IF([.K58] &lt;&gt; &quot;&quot;; &quot;unsigned int readWord := memory[(&quot;&amp;[.K58]&amp;&quot;)&amp;0xFFFF] + (memory[((&quot;&amp;[.K58]&amp;&quot;)+1)&amp;0xFFFF]&lt;&lt;8); &quot;; &quot;&quot;);  IF([.L58] &lt;&gt; &quot;&quot;; &quot;unsigned int result = &quot;&amp;[.L58]&amp;&quot;; &quot;; &quot;&quot;);  IF([.M58] &lt;&gt; &quot;&quot;; &quot;unsigned char newA = &quot;&amp;[.M58]&amp;&quot;; &quot;; &quot;&quot;); IF([.N58] &lt;&gt; &quot;&quot;; &quot;unsigned char newX = &quot;&amp;[.N58]&amp;&quot;; &quot;; &quot;&quot;); IF([.O58] &lt;&gt; &quot;&quot;; &quot;unsigned char newY = &quot;&amp;[.O58]&amp;&quot;; &quot;; &quot;&quot;); IF([.P58] &lt;&gt; &quot;&quot;; &quot;unsigned char newSP = &quot;&amp;[.P58]&amp;&quot;; &quot;; &quot;&quot;); IF([.Q58] &lt;&gt; &quot;&quot;; &quot;unsigned int newPC = (&quot;&amp;[.Q58]&amp;&quot;)&amp;0xFFFF; &quot;; &quot;&quot;);  IF([.M58] &lt;&gt; &quot;&quot;; &quot;*A = newA; &quot;; &quot;&quot;); IF([.N58] &lt;&gt; &quot;&quot;; &quot;*X = newX; &quot;; &quot;&quot;); IF([.O58] &lt;&gt; &quot;&quot;; &quot;*Y = newY; &quot;; &quot;&quot;); IF([.P58] &lt;&gt; &quot;&quot;; &quot;*SP = newSP; &quot;; &quot;&quot;); IF([.Q58] &lt;&gt; &quot;&quot;; &quot;*PC = newPC; &quot;; &quot;&quot;);  IF( ([.R58] &amp; [.S58] &amp; [.T58] &amp; [.U58] &amp; [.V58] &amp; [.W58]) &lt;&gt; &quot;&quot;; join(&quot;&quot;;    IF( [.R58] &lt;&gt; &quot;&quot;; &quot;unsigned char carry = &quot; &amp; [.R58] &amp; &quot;;&quot;; &quot;unsigned char carry = SR&amp;1; &quot;);   IF( [.S58] &lt;&gt; &quot;&quot;; &quot;unsigned char zero = &quot; &amp; [.S58] &amp; &quot;;&quot;; &quot;unsigned char zero = (SR&gt;&gt;1)&amp;1; &quot;);   IF( [.T58] &lt;&gt; &quot;&quot;; &quot;unsigned char interrupt = &quot; &amp; [.T58] &amp; &quot;;&quot;; &quot;unsigned char interrupt = (SR&gt;&gt;2)&amp;1; &quot;);   IF( [.U58] &lt;&gt; &quot;&quot;; &quot;unsigned char decimal = &quot; &amp; [.U58] &amp; &quot;;&quot;; &quot;unsigned char decimal = (SR&gt;&gt;3)&amp;1; &quot;);   IF( [.V58] &lt;&gt; &quot;&quot;; &quot;unsigned char overflow = &quot; &amp; [.V58] &amp; &quot;;&quot;; &quot;unsigned char overflow = (SR&gt;&gt;6)&amp;1; &quot;);   IF( [.W58] &lt;&gt; &quot;&quot;; &quot;unsigned char negative = &quot; &amp; [.W58] &amp; &quot;;&quot;; &quot;unsigned char negative = (SR&gt;&gt;7)&amp;1; &quot;)  ); &quot;&quot;);  IF( ([.R58] &amp; [.S58] &amp; [.T58] &amp; [.U58] &amp; [.V58] &amp; [.W58]) &lt;&gt; &quot;&quot;; &quot;*SR = carry + (zero&lt;&lt;1) + (interrupt&lt;&lt;2) + (decimal&lt;&lt;3) + (overflow&lt;&lt;6) + (negative&lt;&lt;7); &quot;; &quot;&quot;);  IF( [.Q58] &lt;&gt; &quot;&quot;; &quot;*PC = &quot; &amp; [.Q58] &amp; &quot;;&quot;; &quot;*PC = PC + &quot; &amp; (LEN([.A58]&amp;&quot; &quot;)/3) &amp; &quot;; &quot; );  IF( [.Y58] &lt;&gt; &quot;&quot;; &quot;memory[(&quot; &amp; [.Y58] &amp; &quot;)&amp;0xFFFF] = &quot; &amp; [.Z58] &amp; &quot;; &quot;; &quot;&quot;);  IF( [.AA58] &lt;&gt; &quot;&quot;; &quot;memory[(&quot; &amp; [.AA58] &amp; &quot;)&amp;0xFFFF] = (&quot; &amp; [.AB58] &amp; &quot;)&amp;0xFF; memory[((&quot; &amp; [.AA58] &amp; &quot;)+1)&amp;0xFFFF] = ((&quot; &amp; [.AB5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8];2) &amp; &quot; ) { &quot; &amp;  join(&quot;&quot;;  IF(LEN([.A58]) &gt; 3; &quot;const LL = memory[(PC+1)&amp;0xFFFF]; &quot;; &quot;&quot;); IF(LEN([.A58]) &gt; 6; &quot;const HH = memory[(PC+2)&amp;0xFFFF]; &quot;; &quot;&quot;); IF(LEN([.A58]) &gt; 6; &quot;const HHLL = LL + (HH&lt;&lt;8); &quot;; &quot;&quot;);  IF([.I58] &lt;&gt; &quot;&quot;; &quot;const zeroPageWord = memory[(&quot;&amp;[.I58]&amp;&quot;)&amp;0xFF] + (memory[((&quot;&amp;[.I58]&amp;&quot;)+1)&amp;0xFF]&lt;&lt;8); &quot;; &quot;&quot;);  IF([.J58] &lt;&gt; &quot;&quot;; &quot;const readByte = memory[(&quot;&amp;[.J58]&amp;&quot;)&amp;0xFFFF]; &quot;; &quot;&quot;); IF([.K58] &lt;&gt; &quot;&quot;; &quot;const readWord = memory[(&quot;&amp;[.K58]&amp;&quot;)&amp;0xFFFF] + (memory[((&quot;&amp;[.K58]&amp;&quot;)+1)&amp;0xFFFF]&lt;&lt;8); &quot;; &quot;&quot;);  IF([.L58] &lt;&gt; &quot;&quot;; &quot;const result = &quot;&amp;[.L58]&amp;&quot;; &quot;; &quot;&quot;);  IF([.M58] &lt;&gt; &quot;&quot;; &quot;const newA = &quot;&amp;[.M58]&amp;&quot;; &quot;; &quot;&quot;); IF([.N58] &lt;&gt; &quot;&quot;; &quot;const newX = &quot;&amp;[.N58]&amp;&quot;; &quot;; &quot;&quot;); IF([.O58] &lt;&gt; &quot;&quot;; &quot;const newY = &quot;&amp;[.O58]&amp;&quot;; &quot;; &quot;&quot;); IF([.P58] &lt;&gt; &quot;&quot;; &quot;const newSP = &quot;&amp;[.P58]&amp;&quot;; &quot;; &quot;&quot;); IF([.Q58] &lt;&gt; &quot;&quot;; &quot;const newPC = (&quot;&amp;[.Q58]&amp;&quot;)&amp;0xFFFF; &quot;; &quot;&quot;);  IF([.M58] &lt;&gt; &quot;&quot;; &quot;cpu.A = newA; &quot;; &quot;&quot;); IF([.N58] &lt;&gt; &quot;&quot;; &quot;cpu.X = newX; &quot;; &quot;&quot;); IF([.O58] &lt;&gt; &quot;&quot;; &quot;cpu.Y = newY; &quot;; &quot;&quot;); IF([.P58] &lt;&gt; &quot;&quot;; &quot;cpu.SP = newSP; &quot;; &quot;&quot;); IF([.Q58] &lt;&gt; &quot;&quot;; &quot;cpu.PC = newPC; &quot;; &quot;&quot;);  IF( ([.R58] &amp; [.S58] &amp; [.T58] &amp; [.U58] &amp; [.V58] &amp; [.W58]) &lt;&gt; &quot;&quot;; join(&quot;&quot;;    IF( [.R58] &lt;&gt; &quot;&quot;; &quot;const carry = &quot; &amp; [.R58] &amp; &quot;;&quot;;     &quot;const carry = SR&amp;1; &quot;);   IF( [.S58] &lt;&gt; &quot;&quot;; &quot;const zero = &quot; &amp; [.S58] &amp; &quot;;&quot;;      &quot;const zero = (SR&gt;&gt;1)&amp;1; &quot;);   IF( [.T58] &lt;&gt; &quot;&quot;; &quot;const interrupt = &quot; &amp; [.T58] &amp; &quot;;&quot;; &quot;const interrupt = (SR&gt;&gt;2)&amp;1; &quot;);   IF( [.U58] &lt;&gt; &quot;&quot;; &quot;const decimal = &quot; &amp; [.U58] &amp; &quot;;&quot;;   &quot;const decimal = (SR&gt;&gt;3)&amp;1; &quot;);   IF( [.V58] &lt;&gt; &quot;&quot;; &quot;const overflow = &quot; &amp; [.V58] &amp; &quot;;&quot;;  &quot;const overflow = (SR&gt;&gt;6)&amp;1; &quot;);   IF( [.W58] &lt;&gt; &quot;&quot;; &quot;const negative = &quot; &amp; [.W58] &amp; &quot;;&quot;;  &quot;const negative = (SR&gt;&gt;7)&amp;1; &quot;)  ); &quot;&quot;);  IF( ([.R58] &amp; [.S58] &amp; [.T58] &amp; [.U58] &amp; [.V58] &amp; [.W58]) &lt;&gt; &quot;&quot;; &quot;cpu.SR = carry + (zero&lt;&lt;1) + (interrupt&lt;&lt;2) + (decimal&lt;&lt;3) + (overflow&lt;&lt;6) + (negative&lt;&lt;7); &quot;; &quot;&quot;);  IF( [.Q58] &lt;&gt; &quot;&quot;; &quot;*PC = &quot; &amp; [.Q58] &amp; &quot;;&quot;; &quot;cpu.PC = PC + &quot; &amp; (LEN([.A58]&amp;&quot; &quot;)/3) &amp; &quot;; &quot; );  IF( [.Y58] &lt;&gt; &quot;&quot;; &quot;memory[(&quot; &amp; [.Y58] &amp; &quot;)&amp;0xFFFF] = &quot; &amp; [.Z58] &amp; &quot;; &quot;; &quot;&quot;);  IF( [.AA58] &lt;&gt; &quot;&quot;; &quot;memory[(&quot; &amp; [.AA58] &amp; &quot;)&amp;0xFFFF] = (&quot; &amp; [.AB58] &amp; &quot;)&amp;0xFF; memory[((&quot; &amp; [.AA58] &amp; &quot;)+1)&amp;0xFFFF] = ((&quot; &amp; [.AB5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58] &lt;&gt; &quot;&quot;; &quot;BB &quot;; &quot;&quot;) &amp; IF([.$AN58] &lt;&gt; &quot;&quot;; &quot;LL HH &quot;; &quot;&quot;) &amp; IF([.$AO58] &lt;&gt; &quot;&quot;; &quot;SS &quot;; &quot;&quot;) &amp; IF([.$AP58] &lt;&gt; &quot;&quot;; &quot;RR &quot;; &quot;&quot;) &amp; IF([.$AQ58] &lt;&gt; &quot;&quot;; &quot;PP QQ &quot;; &quot;&quot;) &amp; LEFT([.$A58];2)" office:value-type="string" office:string-value="SS 56" calcext:value-type="string">
            <text:p>SS 56</text:p>
          </table:table-cell>
          <table:table-cell table:style-name="ce81" table:formula="of:=&quot;UN&quot; &amp;[.B58]" office:value-type="string" office:string-value="UNLSR" calcext:value-type="string">
            <text:p>UNLSR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58</text:p>
          </table:table-cell>
          <table:table-cell table:style-name="ce20" office:value-type="string" calcext:value-type="string">
            <text:p>CLI</text:p>
          </table:table-cell>
          <table:table-cell table:style-name="ce45" office:value-type="float" office:value="2" calcext:value-type="float">
            <text:p>2</text:p>
          </table:table-cell>
          <table:table-cell table:style-name="ce73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59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4"/>
          <table:table-cell table:style-name="ce198"/>
          <table:table-cell table:style-name="ce68"/>
          <table:table-cell table:style-name="ce68" office:value-type="string" calcext:value-type="string">
            <text:p>0x0</text:p>
          </table:table-cell>
          <table:table-cell table:style-name="ce73" table:number-columns-repeated="3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59];2) &amp; &quot; { &quot; &amp;  join(&quot;&quot;;  IF(LEN([.A59]) &gt; 3; &quot;LL := memory[PC + 1]; &quot;; &quot;&quot;);  IF([.I59] &lt;&gt; &quot;&quot;; &quot;zeroPageWord := memory[(&quot;&amp;[.I59]&amp;&quot;)&amp;0xFF] + (memory[((&quot;&amp;[.I59]&amp;&quot;)+1)&amp;0xFF]&lt;&lt;8); &quot;; &quot;&quot;);  IF([.J59] &lt;&gt; &quot;&quot;; &quot;readByte := memory[(&quot;&amp;[.J59]&amp;&quot;)&amp;0xFFFF]; &quot;; &quot;&quot;); IF([.K59] &lt;&gt; &quot;&quot;; &quot;readWord := memory[(&quot;&amp;[.K59]&amp;&quot;)&amp;0xFFFF] + (memory[((&quot;&amp;[.K59]&amp;&quot;)+1)&amp;0xFFFF]&lt;&lt;8); &quot;; &quot;&quot;);  IF([.L59] &lt;&gt; &quot;&quot;; &quot;result := &quot;&amp;[.L59]&amp;&quot;; &quot;; &quot;&quot;);  IF([.M59] &lt;&gt; &quot;&quot;; &quot;newA := &quot;&amp;[.M59]&amp;&quot;; &quot;; &quot;&quot;); IF([.N59] &lt;&gt; &quot;&quot;; &quot;newX := &quot;&amp;[.N59]&amp;&quot;; &quot;; &quot;&quot;); IF([.O59] &lt;&gt; &quot;&quot;; &quot;newY := &quot;&amp;[.O59]&amp;&quot;; &quot;; &quot;&quot;); IF([.P59] &lt;&gt; &quot;&quot;; &quot;newSP := &quot;&amp;[.P59]&amp;&quot;; &quot;; &quot;&quot;); IF([.Q59] &lt;&gt; &quot;&quot;; &quot;newPC := &quot;&amp;[.Q59]&amp;&quot;; &quot;; &quot;&quot;);  IF([.M59] &lt;&gt; &quot;&quot;; &quot;*A = newA; &quot;; &quot;&quot;); IF([.N59] &lt;&gt; &quot;&quot;; &quot;*X = newX; &quot;; &quot;&quot;); IF([.O59] &lt;&gt; &quot;&quot;; &quot;*Y = newY; &quot;; &quot;&quot;); IF([.P59] &lt;&gt; &quot;&quot;; &quot;*SP = newSP; &quot;; &quot;&quot;); IF([.Q59] &lt;&gt; &quot;&quot;; &quot;*PC = newPC; &quot;; &quot;&quot;);  IF( ([.R59] &amp; [.S59] &amp; [.T59] &amp; [.U59] &amp; [.V59] &amp; [.W59]) &lt;&gt; &quot;&quot;; join(&quot;&quot;;    IF( [.R59] &lt;&gt; &quot;&quot;; &quot;carry := &quot; &amp; [.R59] &amp; &quot;;&quot;; &quot;carry := SR&amp;1; &quot;);   IF( [.S59] &lt;&gt; &quot;&quot;; &quot;zero := &quot; &amp; [.S59] &amp; &quot;;&quot;; &quot;zero := (SR&gt;&gt;1)&amp;1; &quot;);   IF( [.T59] &lt;&gt; &quot;&quot;; &quot;interrupt := &quot; &amp; [.T59] &amp; &quot;;&quot;; &quot;interrupt := (SR&gt;&gt;2)&amp;1; &quot;);   IF( [.U59] &lt;&gt; &quot;&quot;; &quot;decimal := &quot; &amp; [.U59] &amp; &quot;;&quot;; &quot;decimal := (SR&gt;&gt;3)&amp;1; &quot;);   IF( [.V59] &lt;&gt; &quot;&quot;; &quot;overflow := &quot; &amp; [.V59] &amp; &quot;;&quot;; &quot;overflow := (SR&gt;&gt;6)&amp;1; &quot;);   IF( [.W59] &lt;&gt; &quot;&quot;; &quot;negative := &quot; &amp; [.W59] &amp; &quot;;&quot;; &quot;negative := (SR&gt;&gt;7)&amp;1; &quot;)  ); &quot;&quot;);  IF( ([.R59] &amp; [.S59] &amp; [.T59] &amp; [.U59] &amp; [.V59] &amp; [.W59]) &lt;&gt; &quot;&quot;; &quot;*SR = carry + (zero&lt;&lt;1) + (interrupt&lt;&lt;2) + (decimal&lt;&lt;3) + (overflow&lt;&lt;6) + (negative&lt;&lt;7); &quot;; &quot;&quot;);  IF( [.Q59] &lt;&gt; &quot;&quot;; &quot;*PC = &quot; &amp; [.Q59] &amp; &quot;;&quot;; &quot;*PC = PC + &quot; &amp; (LEN([.A59]&amp;&quot; &quot;)/3) &amp; &quot;; &quot; );  IF( [.Y59] &lt;&gt; &quot;&quot;; &quot;memory[(&quot; &amp; [.Y59] &amp; &quot;)&amp;0xFFFF] = &quot; &amp; [.Z59] &amp; &quot;; &quot;; &quot;&quot;);  IF( [.AA59] &lt;&gt; &quot;&quot;; &quot;memory[(&quot; &amp; [.AA59] &amp; &quot;)&amp;0xFFFF] = (&quot; &amp; [.AB59] &amp; &quot;)&amp;0xFF; memory[((&quot; &amp; [.AA59] &amp; &quot;)+1)&amp;0xFFFF] = ((&quot; &amp; [.AB5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59];2) &amp; &quot; ) { &quot; &amp;  join(&quot;&quot;;  IF(LEN([.A59]) &gt; 3; &quot;unsigned char LL = memory[(PC+1)&amp;0xFFFF]; &quot;; &quot;&quot;); IF(LEN([.A59]) &gt; 6; &quot;unsigned int HH = memory[(PC+2)&amp;0xFFFF]; &quot;; &quot;&quot;); IF(LEN([.A59]) &gt; 6; &quot;unsigned int HHLL = LL + (HH&lt;&lt;8); &quot;; &quot;&quot;);  IF([.I59] &lt;&gt; &quot;&quot;; &quot;unsigned int zeroPageWord = memory[(&quot;&amp;[.I59]&amp;&quot;)&amp;0xFF] + (memory[((&quot;&amp;[.I59]&amp;&quot;)+1)&amp;0xFF]&lt;&lt;8); &quot;; &quot;&quot;);  IF([.J59] &lt;&gt; &quot;&quot;; &quot;unsigned char readByte = memory[(&quot;&amp;[.J59]&amp;&quot;)&amp;0xFFFF]; &quot;; &quot;&quot;); IF([.K59] &lt;&gt; &quot;&quot;; &quot;unsigned int readWord := memory[(&quot;&amp;[.K59]&amp;&quot;)&amp;0xFFFF] + (memory[((&quot;&amp;[.K59]&amp;&quot;)+1)&amp;0xFFFF]&lt;&lt;8); &quot;; &quot;&quot;);  IF([.L59] &lt;&gt; &quot;&quot;; &quot;unsigned int result = &quot;&amp;[.L59]&amp;&quot;; &quot;; &quot;&quot;);  IF([.M59] &lt;&gt; &quot;&quot;; &quot;unsigned char newA = &quot;&amp;[.M59]&amp;&quot;; &quot;; &quot;&quot;); IF([.N59] &lt;&gt; &quot;&quot;; &quot;unsigned char newX = &quot;&amp;[.N59]&amp;&quot;; &quot;; &quot;&quot;); IF([.O59] &lt;&gt; &quot;&quot;; &quot;unsigned char newY = &quot;&amp;[.O59]&amp;&quot;; &quot;; &quot;&quot;); IF([.P59] &lt;&gt; &quot;&quot;; &quot;unsigned char newSP = &quot;&amp;[.P59]&amp;&quot;; &quot;; &quot;&quot;); IF([.Q59] &lt;&gt; &quot;&quot;; &quot;unsigned int newPC = (&quot;&amp;[.Q59]&amp;&quot;)&amp;0xFFFF; &quot;; &quot;&quot;);  IF([.M59] &lt;&gt; &quot;&quot;; &quot;*A = newA; &quot;; &quot;&quot;); IF([.N59] &lt;&gt; &quot;&quot;; &quot;*X = newX; &quot;; &quot;&quot;); IF([.O59] &lt;&gt; &quot;&quot;; &quot;*Y = newY; &quot;; &quot;&quot;); IF([.P59] &lt;&gt; &quot;&quot;; &quot;*SP = newSP; &quot;; &quot;&quot;); IF([.Q59] &lt;&gt; &quot;&quot;; &quot;*PC = newPC; &quot;; &quot;&quot;);  IF( ([.R59] &amp; [.S59] &amp; [.T59] &amp; [.U59] &amp; [.V59] &amp; [.W59]) &lt;&gt; &quot;&quot;; join(&quot;&quot;;    IF( [.R59] &lt;&gt; &quot;&quot;; &quot;unsigned char carry = &quot; &amp; [.R59] &amp; &quot;;&quot;; &quot;unsigned char carry = SR&amp;1; &quot;);   IF( [.S59] &lt;&gt; &quot;&quot;; &quot;unsigned char zero = &quot; &amp; [.S59] &amp; &quot;;&quot;; &quot;unsigned char zero = (SR&gt;&gt;1)&amp;1; &quot;);   IF( [.T59] &lt;&gt; &quot;&quot;; &quot;unsigned char interrupt = &quot; &amp; [.T59] &amp; &quot;;&quot;; &quot;unsigned char interrupt = (SR&gt;&gt;2)&amp;1; &quot;);   IF( [.U59] &lt;&gt; &quot;&quot;; &quot;unsigned char decimal = &quot; &amp; [.U59] &amp; &quot;;&quot;; &quot;unsigned char decimal = (SR&gt;&gt;3)&amp;1; &quot;);   IF( [.V59] &lt;&gt; &quot;&quot;; &quot;unsigned char overflow = &quot; &amp; [.V59] &amp; &quot;;&quot;; &quot;unsigned char overflow = (SR&gt;&gt;6)&amp;1; &quot;);   IF( [.W59] &lt;&gt; &quot;&quot;; &quot;unsigned char negative = &quot; &amp; [.W59] &amp; &quot;;&quot;; &quot;unsigned char negative = (SR&gt;&gt;7)&amp;1; &quot;)  ); &quot;&quot;);  IF( ([.R59] &amp; [.S59] &amp; [.T59] &amp; [.U59] &amp; [.V59] &amp; [.W59]) &lt;&gt; &quot;&quot;; &quot;*SR = carry + (zero&lt;&lt;1) + (interrupt&lt;&lt;2) + (decimal&lt;&lt;3) + (overflow&lt;&lt;6) + (negative&lt;&lt;7); &quot;; &quot;&quot;);  IF( [.Q59] &lt;&gt; &quot;&quot;; &quot;*PC = &quot; &amp; [.Q59] &amp; &quot;;&quot;; &quot;*PC = PC + &quot; &amp; (LEN([.A59]&amp;&quot; &quot;)/3) &amp; &quot;; &quot; );  IF( [.Y59] &lt;&gt; &quot;&quot;; &quot;memory[(&quot; &amp; [.Y59] &amp; &quot;)&amp;0xFFFF] = &quot; &amp; [.Z59] &amp; &quot;; &quot;; &quot;&quot;);  IF( [.AA59] &lt;&gt; &quot;&quot;; &quot;memory[(&quot; &amp; [.AA59] &amp; &quot;)&amp;0xFFFF] = (&quot; &amp; [.AB59] &amp; &quot;)&amp;0xFF; memory[((&quot; &amp; [.AA59] &amp; &quot;)+1)&amp;0xFFFF] = ((&quot; &amp; [.AB5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59];2) &amp; &quot; ) { &quot; &amp;  join(&quot;&quot;;  IF(LEN([.A59]) &gt; 3; &quot;const LL = memory[(PC+1)&amp;0xFFFF]; &quot;; &quot;&quot;); IF(LEN([.A59]) &gt; 6; &quot;const HH = memory[(PC+2)&amp;0xFFFF]; &quot;; &quot;&quot;); IF(LEN([.A59]) &gt; 6; &quot;const HHLL = LL + (HH&lt;&lt;8); &quot;; &quot;&quot;);  IF([.I59] &lt;&gt; &quot;&quot;; &quot;const zeroPageWord = memory[(&quot;&amp;[.I59]&amp;&quot;)&amp;0xFF] + (memory[((&quot;&amp;[.I59]&amp;&quot;)+1)&amp;0xFF]&lt;&lt;8); &quot;; &quot;&quot;);  IF([.J59] &lt;&gt; &quot;&quot;; &quot;const readByte = memory[(&quot;&amp;[.J59]&amp;&quot;)&amp;0xFFFF]; &quot;; &quot;&quot;); IF([.K59] &lt;&gt; &quot;&quot;; &quot;const readWord = memory[(&quot;&amp;[.K59]&amp;&quot;)&amp;0xFFFF] + (memory[((&quot;&amp;[.K59]&amp;&quot;)+1)&amp;0xFFFF]&lt;&lt;8); &quot;; &quot;&quot;);  IF([.L59] &lt;&gt; &quot;&quot;; &quot;const result = &quot;&amp;[.L59]&amp;&quot;; &quot;; &quot;&quot;);  IF([.M59] &lt;&gt; &quot;&quot;; &quot;const newA = &quot;&amp;[.M59]&amp;&quot;; &quot;; &quot;&quot;); IF([.N59] &lt;&gt; &quot;&quot;; &quot;const newX = &quot;&amp;[.N59]&amp;&quot;; &quot;; &quot;&quot;); IF([.O59] &lt;&gt; &quot;&quot;; &quot;const newY = &quot;&amp;[.O59]&amp;&quot;; &quot;; &quot;&quot;); IF([.P59] &lt;&gt; &quot;&quot;; &quot;const newSP = &quot;&amp;[.P59]&amp;&quot;; &quot;; &quot;&quot;); IF([.Q59] &lt;&gt; &quot;&quot;; &quot;const newPC = (&quot;&amp;[.Q59]&amp;&quot;)&amp;0xFFFF; &quot;; &quot;&quot;);  IF([.M59] &lt;&gt; &quot;&quot;; &quot;cpu.A = newA; &quot;; &quot;&quot;); IF([.N59] &lt;&gt; &quot;&quot;; &quot;cpu.X = newX; &quot;; &quot;&quot;); IF([.O59] &lt;&gt; &quot;&quot;; &quot;cpu.Y = newY; &quot;; &quot;&quot;); IF([.P59] &lt;&gt; &quot;&quot;; &quot;cpu.SP = newSP; &quot;; &quot;&quot;); IF([.Q59] &lt;&gt; &quot;&quot;; &quot;cpu.PC = newPC; &quot;; &quot;&quot;);  IF( ([.R59] &amp; [.S59] &amp; [.T59] &amp; [.U59] &amp; [.V59] &amp; [.W59]) &lt;&gt; &quot;&quot;; join(&quot;&quot;;    IF( [.R59] &lt;&gt; &quot;&quot;; &quot;const carry = &quot; &amp; [.R59] &amp; &quot;;&quot;;     &quot;const carry = SR&amp;1; &quot;);   IF( [.S59] &lt;&gt; &quot;&quot;; &quot;const zero = &quot; &amp; [.S59] &amp; &quot;;&quot;;      &quot;const zero = (SR&gt;&gt;1)&amp;1; &quot;);   IF( [.T59] &lt;&gt; &quot;&quot;; &quot;const interrupt = &quot; &amp; [.T59] &amp; &quot;;&quot;; &quot;const interrupt = (SR&gt;&gt;2)&amp;1; &quot;);   IF( [.U59] &lt;&gt; &quot;&quot;; &quot;const decimal = &quot; &amp; [.U59] &amp; &quot;;&quot;;   &quot;const decimal = (SR&gt;&gt;3)&amp;1; &quot;);   IF( [.V59] &lt;&gt; &quot;&quot;; &quot;const overflow = &quot; &amp; [.V59] &amp; &quot;;&quot;;  &quot;const overflow = (SR&gt;&gt;6)&amp;1; &quot;);   IF( [.W59] &lt;&gt; &quot;&quot;; &quot;const negative = &quot; &amp; [.W59] &amp; &quot;;&quot;;  &quot;const negative = (SR&gt;&gt;7)&amp;1; &quot;)  ); &quot;&quot;);  IF( ([.R59] &amp; [.S59] &amp; [.T59] &amp; [.U59] &amp; [.V59] &amp; [.W59]) &lt;&gt; &quot;&quot;; &quot;cpu.SR = carry + (zero&lt;&lt;1) + (interrupt&lt;&lt;2) + (decimal&lt;&lt;3) + (overflow&lt;&lt;6) + (negative&lt;&lt;7); &quot;; &quot;&quot;);  IF( [.Q59] &lt;&gt; &quot;&quot;; &quot;*PC = &quot; &amp; [.Q59] &amp; &quot;;&quot;; &quot;cpu.PC = PC + &quot; &amp; (LEN([.A59]&amp;&quot; &quot;)/3) &amp; &quot;; &quot; );  IF( [.Y59] &lt;&gt; &quot;&quot;; &quot;memory[(&quot; &amp; [.Y59] &amp; &quot;)&amp;0xFFFF] = &quot; &amp; [.Z59] &amp; &quot;; &quot;; &quot;&quot;);  IF( [.AA59] &lt;&gt; &quot;&quot;; &quot;memory[(&quot; &amp; [.AA59] &amp; &quot;)&amp;0xFFFF] = (&quot; &amp; [.AB59] &amp; &quot;)&amp;0xFF; memory[((&quot; &amp; [.AA59] &amp; &quot;)+1)&amp;0xFFFF] = ((&quot; &amp; [.AB5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interrupt</text:p>
          </table:table-cell>
          <table:table-cell table:style-name="ce73"/>
          <table:table-cell table:style-name="ce244"/>
          <table:table-cell table:style-name="ce282" table:formula="of:=IF([.$AM59] &lt;&gt; &quot;&quot;; &quot;BB &quot;; &quot;&quot;) &amp; IF([.$AN59] &lt;&gt; &quot;&quot;; &quot;LL HH &quot;; &quot;&quot;) &amp; IF([.$AO59] &lt;&gt; &quot;&quot;; &quot;SS &quot;; &quot;&quot;) &amp; IF([.$AP59] &lt;&gt; &quot;&quot;; &quot;RR &quot;; &quot;&quot;) &amp; IF([.$AQ59] &lt;&gt; &quot;&quot;; &quot;PP QQ &quot;; &quot;&quot;) &amp; LEFT([.$A59];2)" office:value-type="string" office:string-value="SS 58" calcext:value-type="string">
            <text:p>SS 58</text:p>
          </table:table-cell>
          <table:table-cell table:style-name="ce68" table:formula="of:=&quot;UN&quot; &amp;[.B59]" office:value-type="string" office:string-value="UNCLI" calcext:value-type="string">
            <text:p>UNCLI</text:p>
          </table:table-cell>
          <table:table-cell table:style-name="ce68" office:value-type="string" calcext:value-type="string">
            <text:p>$SS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59 LL HH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string" calcext:value-type="string">
            <text:p>4*</text:p>
          </table:table-cell>
          <table:table-cell table:style-name="ce80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60] = &quot;($LL, X)&quot;;&quot;(arg1+X)&amp;0xFF&quot;;&quot;&quot;)">
            <text:p/>
          </table:table-cell>
          <table:table-cell table:style-name="ce80" office:value-type="string" calcext:value-type="string">
            <text:p>HHLL + Y</text:p>
          </table:table-cell>
          <table:table-cell table:style-name="ce157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60];2) &amp; &quot; { &quot; &amp;  join(&quot;&quot;;  IF(LEN([.A60]) &gt; 3; &quot;LL := memory[PC + 1]; &quot;; &quot;&quot;);  IF([.I60] &lt;&gt; &quot;&quot;; &quot;zeroPageWord := memory[(&quot;&amp;[.I60]&amp;&quot;)&amp;0xFF] + (memory[((&quot;&amp;[.I60]&amp;&quot;)+1)&amp;0xFF]&lt;&lt;8); &quot;; &quot;&quot;);  IF([.J60] &lt;&gt; &quot;&quot;; &quot;readByte := memory[(&quot;&amp;[.J60]&amp;&quot;)&amp;0xFFFF]; &quot;; &quot;&quot;); IF([.K60] &lt;&gt; &quot;&quot;; &quot;readWord := memory[(&quot;&amp;[.K60]&amp;&quot;)&amp;0xFFFF] + (memory[((&quot;&amp;[.K60]&amp;&quot;)+1)&amp;0xFFFF]&lt;&lt;8); &quot;; &quot;&quot;);  IF([.L60] &lt;&gt; &quot;&quot;; &quot;result := &quot;&amp;[.L60]&amp;&quot;; &quot;; &quot;&quot;);  IF([.M60] &lt;&gt; &quot;&quot;; &quot;newA := &quot;&amp;[.M60]&amp;&quot;; &quot;; &quot;&quot;); IF([.N60] &lt;&gt; &quot;&quot;; &quot;newX := &quot;&amp;[.N60]&amp;&quot;; &quot;; &quot;&quot;); IF([.O60] &lt;&gt; &quot;&quot;; &quot;newY := &quot;&amp;[.O60]&amp;&quot;; &quot;; &quot;&quot;); IF([.P60] &lt;&gt; &quot;&quot;; &quot;newSP := &quot;&amp;[.P60]&amp;&quot;; &quot;; &quot;&quot;); IF([.Q60] &lt;&gt; &quot;&quot;; &quot;newPC := &quot;&amp;[.Q60]&amp;&quot;; &quot;; &quot;&quot;);  IF([.M60] &lt;&gt; &quot;&quot;; &quot;*A = newA; &quot;; &quot;&quot;); IF([.N60] &lt;&gt; &quot;&quot;; &quot;*X = newX; &quot;; &quot;&quot;); IF([.O60] &lt;&gt; &quot;&quot;; &quot;*Y = newY; &quot;; &quot;&quot;); IF([.P60] &lt;&gt; &quot;&quot;; &quot;*SP = newSP; &quot;; &quot;&quot;); IF([.Q60] &lt;&gt; &quot;&quot;; &quot;*PC = newPC; &quot;; &quot;&quot;);  IF( ([.R60] &amp; [.S60] &amp; [.T60] &amp; [.U60] &amp; [.V60] &amp; [.W60]) &lt;&gt; &quot;&quot;; join(&quot;&quot;;    IF( [.R60] &lt;&gt; &quot;&quot;; &quot;carry := &quot; &amp; [.R60] &amp; &quot;;&quot;; &quot;carry := SR&amp;1; &quot;);   IF( [.S60] &lt;&gt; &quot;&quot;; &quot;zero := &quot; &amp; [.S60] &amp; &quot;;&quot;; &quot;zero := (SR&gt;&gt;1)&amp;1; &quot;);   IF( [.T60] &lt;&gt; &quot;&quot;; &quot;interrupt := &quot; &amp; [.T60] &amp; &quot;;&quot;; &quot;interrupt := (SR&gt;&gt;2)&amp;1; &quot;);   IF( [.U60] &lt;&gt; &quot;&quot;; &quot;decimal := &quot; &amp; [.U60] &amp; &quot;;&quot;; &quot;decimal := (SR&gt;&gt;3)&amp;1; &quot;);   IF( [.V60] &lt;&gt; &quot;&quot;; &quot;overflow := &quot; &amp; [.V60] &amp; &quot;;&quot;; &quot;overflow := (SR&gt;&gt;6)&amp;1; &quot;);   IF( [.W60] &lt;&gt; &quot;&quot;; &quot;negative := &quot; &amp; [.W60] &amp; &quot;;&quot;; &quot;negative := (SR&gt;&gt;7)&amp;1; &quot;)  ); &quot;&quot;);  IF( ([.R60] &amp; [.S60] &amp; [.T60] &amp; [.U60] &amp; [.V60] &amp; [.W60]) &lt;&gt; &quot;&quot;; &quot;*SR = carry + (zero&lt;&lt;1) + (interrupt&lt;&lt;2) + (decimal&lt;&lt;3) + (overflow&lt;&lt;6) + (negative&lt;&lt;7); &quot;; &quot;&quot;);  IF( [.Q60] &lt;&gt; &quot;&quot;; &quot;*PC = &quot; &amp; [.Q60] &amp; &quot;;&quot;; &quot;*PC = PC + &quot; &amp; (LEN([.A60]&amp;&quot; &quot;)/3) &amp; &quot;; &quot; );  IF( [.Y60] &lt;&gt; &quot;&quot;; &quot;memory[(&quot; &amp; [.Y60] &amp; &quot;)&amp;0xFFFF] = &quot; &amp; [.Z60] &amp; &quot;; &quot;; &quot;&quot;);  IF( [.AA60] &lt;&gt; &quot;&quot;; &quot;memory[(&quot; &amp; [.AA60] &amp; &quot;)&amp;0xFFFF] = (&quot; &amp; [.AB60] &amp; &quot;)&amp;0xFF; memory[((&quot; &amp; [.AA60] &amp; &quot;)+1)&amp;0xFFFF] = ((&quot; &amp; [.AB6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0];2) &amp; &quot; ) { &quot; &amp;  join(&quot;&quot;;  IF(LEN([.A60]) &gt; 3; &quot;unsigned char LL = memory[(PC+1)&amp;0xFFFF]; &quot;; &quot;&quot;); IF(LEN([.A60]) &gt; 6; &quot;unsigned int HH = memory[(PC+2)&amp;0xFFFF]; &quot;; &quot;&quot;); IF(LEN([.A60]) &gt; 6; &quot;unsigned int HHLL = LL + (HH&lt;&lt;8); &quot;; &quot;&quot;);  IF([.I60] &lt;&gt; &quot;&quot;; &quot;unsigned int zeroPageWord = memory[(&quot;&amp;[.I60]&amp;&quot;)&amp;0xFF] + (memory[((&quot;&amp;[.I60]&amp;&quot;)+1)&amp;0xFF]&lt;&lt;8); &quot;; &quot;&quot;);  IF([.J60] &lt;&gt; &quot;&quot;; &quot;unsigned char readByte = memory[(&quot;&amp;[.J60]&amp;&quot;)&amp;0xFFFF]; &quot;; &quot;&quot;); IF([.K60] &lt;&gt; &quot;&quot;; &quot;unsigned int readWord := memory[(&quot;&amp;[.K60]&amp;&quot;)&amp;0xFFFF] + (memory[((&quot;&amp;[.K60]&amp;&quot;)+1)&amp;0xFFFF]&lt;&lt;8); &quot;; &quot;&quot;);  IF([.L60] &lt;&gt; &quot;&quot;; &quot;unsigned int result = &quot;&amp;[.L60]&amp;&quot;; &quot;; &quot;&quot;);  IF([.M60] &lt;&gt; &quot;&quot;; &quot;unsigned char newA = &quot;&amp;[.M60]&amp;&quot;; &quot;; &quot;&quot;); IF([.N60] &lt;&gt; &quot;&quot;; &quot;unsigned char newX = &quot;&amp;[.N60]&amp;&quot;; &quot;; &quot;&quot;); IF([.O60] &lt;&gt; &quot;&quot;; &quot;unsigned char newY = &quot;&amp;[.O60]&amp;&quot;; &quot;; &quot;&quot;); IF([.P60] &lt;&gt; &quot;&quot;; &quot;unsigned char newSP = &quot;&amp;[.P60]&amp;&quot;; &quot;; &quot;&quot;); IF([.Q60] &lt;&gt; &quot;&quot;; &quot;unsigned int newPC = (&quot;&amp;[.Q60]&amp;&quot;)&amp;0xFFFF; &quot;; &quot;&quot;);  IF([.M60] &lt;&gt; &quot;&quot;; &quot;*A = newA; &quot;; &quot;&quot;); IF([.N60] &lt;&gt; &quot;&quot;; &quot;*X = newX; &quot;; &quot;&quot;); IF([.O60] &lt;&gt; &quot;&quot;; &quot;*Y = newY; &quot;; &quot;&quot;); IF([.P60] &lt;&gt; &quot;&quot;; &quot;*SP = newSP; &quot;; &quot;&quot;); IF([.Q60] &lt;&gt; &quot;&quot;; &quot;*PC = newPC; &quot;; &quot;&quot;);  IF( ([.R60] &amp; [.S60] &amp; [.T60] &amp; [.U60] &amp; [.V60] &amp; [.W60]) &lt;&gt; &quot;&quot;; join(&quot;&quot;;    IF( [.R60] &lt;&gt; &quot;&quot;; &quot;unsigned char carry = &quot; &amp; [.R60] &amp; &quot;;&quot;; &quot;unsigned char carry = SR&amp;1; &quot;);   IF( [.S60] &lt;&gt; &quot;&quot;; &quot;unsigned char zero = &quot; &amp; [.S60] &amp; &quot;;&quot;; &quot;unsigned char zero = (SR&gt;&gt;1)&amp;1; &quot;);   IF( [.T60] &lt;&gt; &quot;&quot;; &quot;unsigned char interrupt = &quot; &amp; [.T60] &amp; &quot;;&quot;; &quot;unsigned char interrupt = (SR&gt;&gt;2)&amp;1; &quot;);   IF( [.U60] &lt;&gt; &quot;&quot;; &quot;unsigned char decimal = &quot; &amp; [.U60] &amp; &quot;;&quot;; &quot;unsigned char decimal = (SR&gt;&gt;3)&amp;1; &quot;);   IF( [.V60] &lt;&gt; &quot;&quot;; &quot;unsigned char overflow = &quot; &amp; [.V60] &amp; &quot;;&quot;; &quot;unsigned char overflow = (SR&gt;&gt;6)&amp;1; &quot;);   IF( [.W60] &lt;&gt; &quot;&quot;; &quot;unsigned char negative = &quot; &amp; [.W60] &amp; &quot;;&quot;; &quot;unsigned char negative = (SR&gt;&gt;7)&amp;1; &quot;)  ); &quot;&quot;);  IF( ([.R60] &amp; [.S60] &amp; [.T60] &amp; [.U60] &amp; [.V60] &amp; [.W60]) &lt;&gt; &quot;&quot;; &quot;*SR = carry + (zero&lt;&lt;1) + (interrupt&lt;&lt;2) + (decimal&lt;&lt;3) + (overflow&lt;&lt;6) + (negative&lt;&lt;7); &quot;; &quot;&quot;);  IF( [.Q60] &lt;&gt; &quot;&quot;; &quot;*PC = &quot; &amp; [.Q60] &amp; &quot;;&quot;; &quot;*PC = PC + &quot; &amp; (LEN([.A60]&amp;&quot; &quot;)/3) &amp; &quot;; &quot; );  IF( [.Y60] &lt;&gt; &quot;&quot;; &quot;memory[(&quot; &amp; [.Y60] &amp; &quot;)&amp;0xFFFF] = &quot; &amp; [.Z60] &amp; &quot;; &quot;; &quot;&quot;);  IF( [.AA60] &lt;&gt; &quot;&quot;; &quot;memory[(&quot; &amp; [.AA60] &amp; &quot;)&amp;0xFFFF] = (&quot; &amp; [.AB60] &amp; &quot;)&amp;0xFF; memory[((&quot; &amp; [.AA60] &amp; &quot;)+1)&amp;0xFFFF] = ((&quot; &amp; [.AB6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0];2) &amp; &quot; ) { &quot; &amp;  join(&quot;&quot;;  IF(LEN([.A60]) &gt; 3; &quot;const LL = memory[(PC+1)&amp;0xFFFF]; &quot;; &quot;&quot;); IF(LEN([.A60]) &gt; 6; &quot;const HH = memory[(PC+2)&amp;0xFFFF]; &quot;; &quot;&quot;); IF(LEN([.A60]) &gt; 6; &quot;const HHLL = LL + (HH&lt;&lt;8); &quot;; &quot;&quot;);  IF([.I60] &lt;&gt; &quot;&quot;; &quot;const zeroPageWord = memory[(&quot;&amp;[.I60]&amp;&quot;)&amp;0xFF] + (memory[((&quot;&amp;[.I60]&amp;&quot;)+1)&amp;0xFF]&lt;&lt;8); &quot;; &quot;&quot;);  IF([.J60] &lt;&gt; &quot;&quot;; &quot;const readByte = memory[(&quot;&amp;[.J60]&amp;&quot;)&amp;0xFFFF]; &quot;; &quot;&quot;); IF([.K60] &lt;&gt; &quot;&quot;; &quot;const readWord = memory[(&quot;&amp;[.K60]&amp;&quot;)&amp;0xFFFF] + (memory[((&quot;&amp;[.K60]&amp;&quot;)+1)&amp;0xFFFF]&lt;&lt;8); &quot;; &quot;&quot;);  IF([.L60] &lt;&gt; &quot;&quot;; &quot;const result = &quot;&amp;[.L60]&amp;&quot;; &quot;; &quot;&quot;);  IF([.M60] &lt;&gt; &quot;&quot;; &quot;const newA = &quot;&amp;[.M60]&amp;&quot;; &quot;; &quot;&quot;); IF([.N60] &lt;&gt; &quot;&quot;; &quot;const newX = &quot;&amp;[.N60]&amp;&quot;; &quot;; &quot;&quot;); IF([.O60] &lt;&gt; &quot;&quot;; &quot;const newY = &quot;&amp;[.O60]&amp;&quot;; &quot;; &quot;&quot;); IF([.P60] &lt;&gt; &quot;&quot;; &quot;const newSP = &quot;&amp;[.P60]&amp;&quot;; &quot;; &quot;&quot;); IF([.Q60] &lt;&gt; &quot;&quot;; &quot;const newPC = (&quot;&amp;[.Q60]&amp;&quot;)&amp;0xFFFF; &quot;; &quot;&quot;);  IF([.M60] &lt;&gt; &quot;&quot;; &quot;cpu.A = newA; &quot;; &quot;&quot;); IF([.N60] &lt;&gt; &quot;&quot;; &quot;cpu.X = newX; &quot;; &quot;&quot;); IF([.O60] &lt;&gt; &quot;&quot;; &quot;cpu.Y = newY; &quot;; &quot;&quot;); IF([.P60] &lt;&gt; &quot;&quot;; &quot;cpu.SP = newSP; &quot;; &quot;&quot;); IF([.Q60] &lt;&gt; &quot;&quot;; &quot;cpu.PC = newPC; &quot;; &quot;&quot;);  IF( ([.R60] &amp; [.S60] &amp; [.T60] &amp; [.U60] &amp; [.V60] &amp; [.W60]) &lt;&gt; &quot;&quot;; join(&quot;&quot;;    IF( [.R60] &lt;&gt; &quot;&quot;; &quot;const carry = &quot; &amp; [.R60] &amp; &quot;;&quot;;     &quot;const carry = SR&amp;1; &quot;);   IF( [.S60] &lt;&gt; &quot;&quot;; &quot;const zero = &quot; &amp; [.S60] &amp; &quot;;&quot;;      &quot;const zero = (SR&gt;&gt;1)&amp;1; &quot;);   IF( [.T60] &lt;&gt; &quot;&quot;; &quot;const interrupt = &quot; &amp; [.T60] &amp; &quot;;&quot;; &quot;const interrupt = (SR&gt;&gt;2)&amp;1; &quot;);   IF( [.U60] &lt;&gt; &quot;&quot;; &quot;const decimal = &quot; &amp; [.U60] &amp; &quot;;&quot;;   &quot;const decimal = (SR&gt;&gt;3)&amp;1; &quot;);   IF( [.V60] &lt;&gt; &quot;&quot;; &quot;const overflow = &quot; &amp; [.V60] &amp; &quot;;&quot;;  &quot;const overflow = (SR&gt;&gt;6)&amp;1; &quot;);   IF( [.W60] &lt;&gt; &quot;&quot;; &quot;const negative = &quot; &amp; [.W60] &amp; &quot;;&quot;;  &quot;const negative = (SR&gt;&gt;7)&amp;1; &quot;)  ); &quot;&quot;);  IF( ([.R60] &amp; [.S60] &amp; [.T60] &amp; [.U60] &amp; [.V60] &amp; [.W60]) &lt;&gt; &quot;&quot;; &quot;cpu.SR = carry + (zero&lt;&lt;1) + (interrupt&lt;&lt;2) + (decimal&lt;&lt;3) + (overflow&lt;&lt;6) + (negative&lt;&lt;7); &quot;; &quot;&quot;);  IF( [.Q60] &lt;&gt; &quot;&quot;; &quot;*PC = &quot; &amp; [.Q60] &amp; &quot;;&quot;; &quot;cpu.PC = PC + &quot; &amp; (LEN([.A60]&amp;&quot; &quot;)/3) &amp; &quot;; &quot; );  IF( [.Y60] &lt;&gt; &quot;&quot;; &quot;memory[(&quot; &amp; [.Y60] &amp; &quot;)&amp;0xFFFF] = &quot; &amp; [.Z60] &amp; &quot;; &quot;; &quot;&quot;);  IF( [.AA60] &lt;&gt; &quot;&quot;; &quot;memory[(&quot; &amp; [.AA60] &amp; &quot;)&amp;0xFFFF] = (&quot; &amp; [.AB60] &amp; &quot;)&amp;0xFF; memory[((&quot; &amp; [.AA60] &amp; &quot;)+1)&amp;0xFFFF] = ((&quot; &amp; [.AB6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60] &lt;&gt; &quot;&quot;; &quot;BB &quot;; &quot;&quot;) &amp; IF([.$AN60] &lt;&gt; &quot;&quot;; &quot;LL HH &quot;; &quot;&quot;) &amp; IF([.$AO60] &lt;&gt; &quot;&quot;; &quot;SS &quot;; &quot;&quot;) &amp; IF([.$AP60] &lt;&gt; &quot;&quot;; &quot;RR &quot;; &quot;&quot;) &amp; IF([.$AQ60] &lt;&gt; &quot;&quot;; &quot;PP QQ &quot;; &quot;&quot;) &amp; LEFT([.$A60];2)" office:value-type="string" office:string-value="SS 59" calcext:value-type="string">
            <text:p>SS 59</text:p>
          </table:table-cell>
          <table:table-cell table:style-name="ce80" table:formula="of:=&quot;UN&quot; &amp;[.B60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5D LL HH</text:p>
          </table:table-cell>
          <table:table-cell table:style-name="ce30" office:value-type="string" calcext:value-type="string">
            <text:p>EOR</text:p>
          </table:table-cell>
          <table:table-cell table:style-name="ce55" office:value-type="string" calcext:value-type="string">
            <text:p>4*</text:p>
          </table:table-cell>
          <table:table-cell table:style-name="ce80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61] = &quot;($LL, X)&quot;;&quot;(arg1+X)&amp;0xFF&quot;;&quot;&quot;)">
            <text:p/>
          </table:table-cell>
          <table:table-cell table:style-name="ce80" office:value-type="string" calcext:value-type="string">
            <text:p>HHLL + X</text:p>
          </table:table-cell>
          <table:table-cell table:style-name="ce157"/>
          <table:table-cell table:style-name="ce80" office:value-type="string" calcext:value-type="string">
            <text:p>A ^ readByte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3"/>
          <table:table-cell table:style-name="ce80"/>
          <table:table-cell table:style-name="ce182"/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4"/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61];2) &amp; &quot; { &quot; &amp;  join(&quot;&quot;;  IF(LEN([.A61]) &gt; 3; &quot;LL := memory[PC + 1]; &quot;; &quot;&quot;);  IF([.I61] &lt;&gt; &quot;&quot;; &quot;zeroPageWord := memory[(&quot;&amp;[.I61]&amp;&quot;)&amp;0xFF] + (memory[((&quot;&amp;[.I61]&amp;&quot;)+1)&amp;0xFF]&lt;&lt;8); &quot;; &quot;&quot;);  IF([.J61] &lt;&gt; &quot;&quot;; &quot;readByte := memory[(&quot;&amp;[.J61]&amp;&quot;)&amp;0xFFFF]; &quot;; &quot;&quot;); IF([.K61] &lt;&gt; &quot;&quot;; &quot;readWord := memory[(&quot;&amp;[.K61]&amp;&quot;)&amp;0xFFFF] + (memory[((&quot;&amp;[.K61]&amp;&quot;)+1)&amp;0xFFFF]&lt;&lt;8); &quot;; &quot;&quot;);  IF([.L61] &lt;&gt; &quot;&quot;; &quot;result := &quot;&amp;[.L61]&amp;&quot;; &quot;; &quot;&quot;);  IF([.M61] &lt;&gt; &quot;&quot;; &quot;newA := &quot;&amp;[.M61]&amp;&quot;; &quot;; &quot;&quot;); IF([.N61] &lt;&gt; &quot;&quot;; &quot;newX := &quot;&amp;[.N61]&amp;&quot;; &quot;; &quot;&quot;); IF([.O61] &lt;&gt; &quot;&quot;; &quot;newY := &quot;&amp;[.O61]&amp;&quot;; &quot;; &quot;&quot;); IF([.P61] &lt;&gt; &quot;&quot;; &quot;newSP := &quot;&amp;[.P61]&amp;&quot;; &quot;; &quot;&quot;); IF([.Q61] &lt;&gt; &quot;&quot;; &quot;newPC := &quot;&amp;[.Q61]&amp;&quot;; &quot;; &quot;&quot;);  IF([.M61] &lt;&gt; &quot;&quot;; &quot;*A = newA; &quot;; &quot;&quot;); IF([.N61] &lt;&gt; &quot;&quot;; &quot;*X = newX; &quot;; &quot;&quot;); IF([.O61] &lt;&gt; &quot;&quot;; &quot;*Y = newY; &quot;; &quot;&quot;); IF([.P61] &lt;&gt; &quot;&quot;; &quot;*SP = newSP; &quot;; &quot;&quot;); IF([.Q61] &lt;&gt; &quot;&quot;; &quot;*PC = newPC; &quot;; &quot;&quot;);  IF( ([.R61] &amp; [.S61] &amp; [.T61] &amp; [.U61] &amp; [.V61] &amp; [.W61]) &lt;&gt; &quot;&quot;; join(&quot;&quot;;    IF( [.R61] &lt;&gt; &quot;&quot;; &quot;carry := &quot; &amp; [.R61] &amp; &quot;;&quot;; &quot;carry := SR&amp;1; &quot;);   IF( [.S61] &lt;&gt; &quot;&quot;; &quot;zero := &quot; &amp; [.S61] &amp; &quot;;&quot;; &quot;zero := (SR&gt;&gt;1)&amp;1; &quot;);   IF( [.T61] &lt;&gt; &quot;&quot;; &quot;interrupt := &quot; &amp; [.T61] &amp; &quot;;&quot;; &quot;interrupt := (SR&gt;&gt;2)&amp;1; &quot;);   IF( [.U61] &lt;&gt; &quot;&quot;; &quot;decimal := &quot; &amp; [.U61] &amp; &quot;;&quot;; &quot;decimal := (SR&gt;&gt;3)&amp;1; &quot;);   IF( [.V61] &lt;&gt; &quot;&quot;; &quot;overflow := &quot; &amp; [.V61] &amp; &quot;;&quot;; &quot;overflow := (SR&gt;&gt;6)&amp;1; &quot;);   IF( [.W61] &lt;&gt; &quot;&quot;; &quot;negative := &quot; &amp; [.W61] &amp; &quot;;&quot;; &quot;negative := (SR&gt;&gt;7)&amp;1; &quot;)  ); &quot;&quot;);  IF( ([.R61] &amp; [.S61] &amp; [.T61] &amp; [.U61] &amp; [.V61] &amp; [.W61]) &lt;&gt; &quot;&quot;; &quot;*SR = carry + (zero&lt;&lt;1) + (interrupt&lt;&lt;2) + (decimal&lt;&lt;3) + (overflow&lt;&lt;6) + (negative&lt;&lt;7); &quot;; &quot;&quot;);  IF( [.Q61] &lt;&gt; &quot;&quot;; &quot;*PC = &quot; &amp; [.Q61] &amp; &quot;;&quot;; &quot;*PC = PC + &quot; &amp; (LEN([.A61]&amp;&quot; &quot;)/3) &amp; &quot;; &quot; );  IF( [.Y61] &lt;&gt; &quot;&quot;; &quot;memory[(&quot; &amp; [.Y61] &amp; &quot;)&amp;0xFFFF] = &quot; &amp; [.Z61] &amp; &quot;; &quot;; &quot;&quot;);  IF( [.AA61] &lt;&gt; &quot;&quot;; &quot;memory[(&quot; &amp; [.AA61] &amp; &quot;)&amp;0xFFFF] = (&quot; &amp; [.AB61] &amp; &quot;)&amp;0xFF; memory[((&quot; &amp; [.AA61] &amp; &quot;)+1)&amp;0xFFFF] = ((&quot; &amp; [.AB6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1];2) &amp; &quot; ) { &quot; &amp;  join(&quot;&quot;;  IF(LEN([.A61]) &gt; 3; &quot;unsigned char LL = memory[(PC+1)&amp;0xFFFF]; &quot;; &quot;&quot;); IF(LEN([.A61]) &gt; 6; &quot;unsigned int HH = memory[(PC+2)&amp;0xFFFF]; &quot;; &quot;&quot;); IF(LEN([.A61]) &gt; 6; &quot;unsigned int HHLL = LL + (HH&lt;&lt;8); &quot;; &quot;&quot;);  IF([.I61] &lt;&gt; &quot;&quot;; &quot;unsigned int zeroPageWord = memory[(&quot;&amp;[.I61]&amp;&quot;)&amp;0xFF] + (memory[((&quot;&amp;[.I61]&amp;&quot;)+1)&amp;0xFF]&lt;&lt;8); &quot;; &quot;&quot;);  IF([.J61] &lt;&gt; &quot;&quot;; &quot;unsigned char readByte = memory[(&quot;&amp;[.J61]&amp;&quot;)&amp;0xFFFF]; &quot;; &quot;&quot;); IF([.K61] &lt;&gt; &quot;&quot;; &quot;unsigned int readWord := memory[(&quot;&amp;[.K61]&amp;&quot;)&amp;0xFFFF] + (memory[((&quot;&amp;[.K61]&amp;&quot;)+1)&amp;0xFFFF]&lt;&lt;8); &quot;; &quot;&quot;);  IF([.L61] &lt;&gt; &quot;&quot;; &quot;unsigned int result = &quot;&amp;[.L61]&amp;&quot;; &quot;; &quot;&quot;);  IF([.M61] &lt;&gt; &quot;&quot;; &quot;unsigned char newA = &quot;&amp;[.M61]&amp;&quot;; &quot;; &quot;&quot;); IF([.N61] &lt;&gt; &quot;&quot;; &quot;unsigned char newX = &quot;&amp;[.N61]&amp;&quot;; &quot;; &quot;&quot;); IF([.O61] &lt;&gt; &quot;&quot;; &quot;unsigned char newY = &quot;&amp;[.O61]&amp;&quot;; &quot;; &quot;&quot;); IF([.P61] &lt;&gt; &quot;&quot;; &quot;unsigned char newSP = &quot;&amp;[.P61]&amp;&quot;; &quot;; &quot;&quot;); IF([.Q61] &lt;&gt; &quot;&quot;; &quot;unsigned int newPC = (&quot;&amp;[.Q61]&amp;&quot;)&amp;0xFFFF; &quot;; &quot;&quot;);  IF([.M61] &lt;&gt; &quot;&quot;; &quot;*A = newA; &quot;; &quot;&quot;); IF([.N61] &lt;&gt; &quot;&quot;; &quot;*X = newX; &quot;; &quot;&quot;); IF([.O61] &lt;&gt; &quot;&quot;; &quot;*Y = newY; &quot;; &quot;&quot;); IF([.P61] &lt;&gt; &quot;&quot;; &quot;*SP = newSP; &quot;; &quot;&quot;); IF([.Q61] &lt;&gt; &quot;&quot;; &quot;*PC = newPC; &quot;; &quot;&quot;);  IF( ([.R61] &amp; [.S61] &amp; [.T61] &amp; [.U61] &amp; [.V61] &amp; [.W61]) &lt;&gt; &quot;&quot;; join(&quot;&quot;;    IF( [.R61] &lt;&gt; &quot;&quot;; &quot;unsigned char carry = &quot; &amp; [.R61] &amp; &quot;;&quot;; &quot;unsigned char carry = SR&amp;1; &quot;);   IF( [.S61] &lt;&gt; &quot;&quot;; &quot;unsigned char zero = &quot; &amp; [.S61] &amp; &quot;;&quot;; &quot;unsigned char zero = (SR&gt;&gt;1)&amp;1; &quot;);   IF( [.T61] &lt;&gt; &quot;&quot;; &quot;unsigned char interrupt = &quot; &amp; [.T61] &amp; &quot;;&quot;; &quot;unsigned char interrupt = (SR&gt;&gt;2)&amp;1; &quot;);   IF( [.U61] &lt;&gt; &quot;&quot;; &quot;unsigned char decimal = &quot; &amp; [.U61] &amp; &quot;;&quot;; &quot;unsigned char decimal = (SR&gt;&gt;3)&amp;1; &quot;);   IF( [.V61] &lt;&gt; &quot;&quot;; &quot;unsigned char overflow = &quot; &amp; [.V61] &amp; &quot;;&quot;; &quot;unsigned char overflow = (SR&gt;&gt;6)&amp;1; &quot;);   IF( [.W61] &lt;&gt; &quot;&quot;; &quot;unsigned char negative = &quot; &amp; [.W61] &amp; &quot;;&quot;; &quot;unsigned char negative = (SR&gt;&gt;7)&amp;1; &quot;)  ); &quot;&quot;);  IF( ([.R61] &amp; [.S61] &amp; [.T61] &amp; [.U61] &amp; [.V61] &amp; [.W61]) &lt;&gt; &quot;&quot;; &quot;*SR = carry + (zero&lt;&lt;1) + (interrupt&lt;&lt;2) + (decimal&lt;&lt;3) + (overflow&lt;&lt;6) + (negative&lt;&lt;7); &quot;; &quot;&quot;);  IF( [.Q61] &lt;&gt; &quot;&quot;; &quot;*PC = &quot; &amp; [.Q61] &amp; &quot;;&quot;; &quot;*PC = PC + &quot; &amp; (LEN([.A61]&amp;&quot; &quot;)/3) &amp; &quot;; &quot; );  IF( [.Y61] &lt;&gt; &quot;&quot;; &quot;memory[(&quot; &amp; [.Y61] &amp; &quot;)&amp;0xFFFF] = &quot; &amp; [.Z61] &amp; &quot;; &quot;; &quot;&quot;);  IF( [.AA61] &lt;&gt; &quot;&quot;; &quot;memory[(&quot; &amp; [.AA61] &amp; &quot;)&amp;0xFFFF] = (&quot; &amp; [.AB61] &amp; &quot;)&amp;0xFF; memory[((&quot; &amp; [.AA61] &amp; &quot;)+1)&amp;0xFFFF] = ((&quot; &amp; [.AB6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1];2) &amp; &quot; ) { &quot; &amp;  join(&quot;&quot;;  IF(LEN([.A61]) &gt; 3; &quot;const LL = memory[(PC+1)&amp;0xFFFF]; &quot;; &quot;&quot;); IF(LEN([.A61]) &gt; 6; &quot;const HH = memory[(PC+2)&amp;0xFFFF]; &quot;; &quot;&quot;); IF(LEN([.A61]) &gt; 6; &quot;const HHLL = LL + (HH&lt;&lt;8); &quot;; &quot;&quot;);  IF([.I61] &lt;&gt; &quot;&quot;; &quot;const zeroPageWord = memory[(&quot;&amp;[.I61]&amp;&quot;)&amp;0xFF] + (memory[((&quot;&amp;[.I61]&amp;&quot;)+1)&amp;0xFF]&lt;&lt;8); &quot;; &quot;&quot;);  IF([.J61] &lt;&gt; &quot;&quot;; &quot;const readByte = memory[(&quot;&amp;[.J61]&amp;&quot;)&amp;0xFFFF]; &quot;; &quot;&quot;); IF([.K61] &lt;&gt; &quot;&quot;; &quot;const readWord = memory[(&quot;&amp;[.K61]&amp;&quot;)&amp;0xFFFF] + (memory[((&quot;&amp;[.K61]&amp;&quot;)+1)&amp;0xFFFF]&lt;&lt;8); &quot;; &quot;&quot;);  IF([.L61] &lt;&gt; &quot;&quot;; &quot;const result = &quot;&amp;[.L61]&amp;&quot;; &quot;; &quot;&quot;);  IF([.M61] &lt;&gt; &quot;&quot;; &quot;const newA = &quot;&amp;[.M61]&amp;&quot;; &quot;; &quot;&quot;); IF([.N61] &lt;&gt; &quot;&quot;; &quot;const newX = &quot;&amp;[.N61]&amp;&quot;; &quot;; &quot;&quot;); IF([.O61] &lt;&gt; &quot;&quot;; &quot;const newY = &quot;&amp;[.O61]&amp;&quot;; &quot;; &quot;&quot;); IF([.P61] &lt;&gt; &quot;&quot;; &quot;const newSP = &quot;&amp;[.P61]&amp;&quot;; &quot;; &quot;&quot;); IF([.Q61] &lt;&gt; &quot;&quot;; &quot;const newPC = (&quot;&amp;[.Q61]&amp;&quot;)&amp;0xFFFF; &quot;; &quot;&quot;);  IF([.M61] &lt;&gt; &quot;&quot;; &quot;cpu.A = newA; &quot;; &quot;&quot;); IF([.N61] &lt;&gt; &quot;&quot;; &quot;cpu.X = newX; &quot;; &quot;&quot;); IF([.O61] &lt;&gt; &quot;&quot;; &quot;cpu.Y = newY; &quot;; &quot;&quot;); IF([.P61] &lt;&gt; &quot;&quot;; &quot;cpu.SP = newSP; &quot;; &quot;&quot;); IF([.Q61] &lt;&gt; &quot;&quot;; &quot;cpu.PC = newPC; &quot;; &quot;&quot;);  IF( ([.R61] &amp; [.S61] &amp; [.T61] &amp; [.U61] &amp; [.V61] &amp; [.W61]) &lt;&gt; &quot;&quot;; join(&quot;&quot;;    IF( [.R61] &lt;&gt; &quot;&quot;; &quot;const carry = &quot; &amp; [.R61] &amp; &quot;;&quot;;     &quot;const carry = SR&amp;1; &quot;);   IF( [.S61] &lt;&gt; &quot;&quot;; &quot;const zero = &quot; &amp; [.S61] &amp; &quot;;&quot;;      &quot;const zero = (SR&gt;&gt;1)&amp;1; &quot;);   IF( [.T61] &lt;&gt; &quot;&quot;; &quot;const interrupt = &quot; &amp; [.T61] &amp; &quot;;&quot;; &quot;const interrupt = (SR&gt;&gt;2)&amp;1; &quot;);   IF( [.U61] &lt;&gt; &quot;&quot;; &quot;const decimal = &quot; &amp; [.U61] &amp; &quot;;&quot;;   &quot;const decimal = (SR&gt;&gt;3)&amp;1; &quot;);   IF( [.V61] &lt;&gt; &quot;&quot;; &quot;const overflow = &quot; &amp; [.V61] &amp; &quot;;&quot;;  &quot;const overflow = (SR&gt;&gt;6)&amp;1; &quot;);   IF( [.W61] &lt;&gt; &quot;&quot;; &quot;const negative = &quot; &amp; [.W61] &amp; &quot;;&quot;;  &quot;const negative = (SR&gt;&gt;7)&amp;1; &quot;)  ); &quot;&quot;);  IF( ([.R61] &amp; [.S61] &amp; [.T61] &amp; [.U61] &amp; [.V61] &amp; [.W61]) &lt;&gt; &quot;&quot;; &quot;cpu.SR = carry + (zero&lt;&lt;1) + (interrupt&lt;&lt;2) + (decimal&lt;&lt;3) + (overflow&lt;&lt;6) + (negative&lt;&lt;7); &quot;; &quot;&quot;);  IF( [.Q61] &lt;&gt; &quot;&quot;; &quot;*PC = &quot; &amp; [.Q61] &amp; &quot;;&quot;; &quot;cpu.PC = PC + &quot; &amp; (LEN([.A61]&amp;&quot; &quot;)/3) &amp; &quot;; &quot; );  IF( [.Y61] &lt;&gt; &quot;&quot;; &quot;memory[(&quot; &amp; [.Y61] &amp; &quot;)&amp;0xFFFF] = &quot; &amp; [.Z61] &amp; &quot;; &quot;; &quot;&quot;);  IF( [.AA61] &lt;&gt; &quot;&quot;; &quot;memory[(&quot; &amp; [.AA61] &amp; &quot;)&amp;0xFFFF] = (&quot; &amp; [.AB61] &amp; &quot;)&amp;0xFF; memory[((&quot; &amp; [.AA61] &amp; &quot;)+1)&amp;0xFFFF] = ((&quot; &amp; [.AB6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zero, negative</text:p>
          </table:table-cell>
          <table:table-cell table:style-name="ce157"/>
          <table:table-cell table:style-name="ce244"/>
          <table:table-cell table:style-name="ce282" table:formula="of:=IF([.$AM61] &lt;&gt; &quot;&quot;; &quot;BB &quot;; &quot;&quot;) &amp; IF([.$AN61] &lt;&gt; &quot;&quot;; &quot;LL HH &quot;; &quot;&quot;) &amp; IF([.$AO61] &lt;&gt; &quot;&quot;; &quot;SS &quot;; &quot;&quot;) &amp; IF([.$AP61] &lt;&gt; &quot;&quot;; &quot;RR &quot;; &quot;&quot;) &amp; IF([.$AQ61] &lt;&gt; &quot;&quot;; &quot;PP QQ &quot;; &quot;&quot;) &amp; LEFT([.$A61];2)" office:value-type="string" office:string-value="SS 5D" calcext:value-type="string">
            <text:p>SS 5D</text:p>
          </table:table-cell>
          <table:table-cell table:style-name="ce80" table:formula="of:=&quot;UN&quot; &amp;[.B61]" office:value-type="string" office:string-value="UNEOR" calcext:value-type="string">
            <text:p>UNEOR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0" office:value-type="string" calcext:value-type="string">
            <text:p>5E</text:p>
          </table:table-cell>
          <table:table-cell table:style-name="ce33" office:value-type="string" calcext:value-type="string">
            <text:p>LSR</text:p>
          </table:table-cell>
          <table:table-cell table:style-name="ce57" office:value-type="float" office:value="7" calcext:value-type="float">
            <text:p>7</text:p>
          </table:table-cell>
          <table:table-cell table:style-name="ce82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6"/>
          <table:table-cell table:style-name="ce141"/>
          <table:table-cell table:style-name="ce82" table:formula="of:=IF([.$D62] = &quot;($LL, X)&quot;;&quot;(arg1+X)&amp;0xFF&quot;;&quot;&quot;)">
            <text:p/>
          </table:table-cell>
          <table:table-cell table:style-name="ce82" office:value-type="string" calcext:value-type="string">
            <text:p>HHLL + X</text:p>
          </table:table-cell>
          <table:table-cell table:style-name="ce158"/>
          <table:table-cell table:style-name="ce82" office:value-type="string" calcext:value-type="string">
            <text:p>readByte &gt;&gt; 1</text:p>
          </table:table-cell>
          <table:table-cell table:style-name="ce184" office:value-type="string" calcext:value-type="string">
            <text:p>result</text:p>
          </table:table-cell>
          <table:table-cell table:style-name="ce158" table:number-columns-repeated="4"/>
          <table:table-cell table:style-name="ce184" office:value-type="string" calcext:value-type="string">
            <text:p>readByte</text:p>
          </table:table-cell>
          <table:table-cell table:style-name="ce82" office:value-type="string" calcext:value-type="string">
            <text:p>(result | -result) &gt;&gt; 7</text:p>
          </table:table-cell>
          <table:table-cell table:style-name="ce158" table:number-columns-repeated="4"/>
          <table:table-cell table:style-name="ce222" office:value-type="string" calcext:value-type="string">
            <text:p>0x0</text:p>
          </table:table-cell>
          <table:table-cell table:style-name="ce184" office:value-type="string" calcext:value-type="string">
            <text:p>readByteAddress</text:p>
          </table:table-cell>
          <table:table-cell table:style-name="ce82" office:value-type="string" calcext:value-type="string">
            <text:p>result</text:p>
          </table:table-cell>
          <table:table-cell table:style-name="ce158" table:number-columns-repeated="2"/>
          <table:table-cell table:style-name="ce245"/>
          <table:table-cell table:style-name="ce141"/>
          <table:table-cell table:style-name="ce253" table:formula="of:=&quot;  if instruction == 0x&quot; &amp; LEFT([.A62];2) &amp; &quot; { &quot; &amp;  join(&quot;&quot;;  IF(LEN([.A62]) &gt; 3; &quot;LL := memory[PC + 1]; &quot;; &quot;&quot;);  IF([.I62] &lt;&gt; &quot;&quot;; &quot;zeroPageWord := memory[(&quot;&amp;[.I62]&amp;&quot;)&amp;0xFF] + (memory[((&quot;&amp;[.I62]&amp;&quot;)+1)&amp;0xFF]&lt;&lt;8); &quot;; &quot;&quot;);  IF([.J62] &lt;&gt; &quot;&quot;; &quot;readByte := memory[(&quot;&amp;[.J62]&amp;&quot;)&amp;0xFFFF]; &quot;; &quot;&quot;); IF([.K62] &lt;&gt; &quot;&quot;; &quot;readWord := memory[(&quot;&amp;[.K62]&amp;&quot;)&amp;0xFFFF] + (memory[((&quot;&amp;[.K62]&amp;&quot;)+1)&amp;0xFFFF]&lt;&lt;8); &quot;; &quot;&quot;);  IF([.L62] &lt;&gt; &quot;&quot;; &quot;result := &quot;&amp;[.L62]&amp;&quot;; &quot;; &quot;&quot;);  IF([.M62] &lt;&gt; &quot;&quot;; &quot;newA := &quot;&amp;[.M62]&amp;&quot;; &quot;; &quot;&quot;); IF([.N62] &lt;&gt; &quot;&quot;; &quot;newX := &quot;&amp;[.N62]&amp;&quot;; &quot;; &quot;&quot;); IF([.O62] &lt;&gt; &quot;&quot;; &quot;newY := &quot;&amp;[.O62]&amp;&quot;; &quot;; &quot;&quot;); IF([.P62] &lt;&gt; &quot;&quot;; &quot;newSP := &quot;&amp;[.P62]&amp;&quot;; &quot;; &quot;&quot;); IF([.Q62] &lt;&gt; &quot;&quot;; &quot;newPC := &quot;&amp;[.Q62]&amp;&quot;; &quot;; &quot;&quot;);  IF([.M62] &lt;&gt; &quot;&quot;; &quot;*A = newA; &quot;; &quot;&quot;); IF([.N62] &lt;&gt; &quot;&quot;; &quot;*X = newX; &quot;; &quot;&quot;); IF([.O62] &lt;&gt; &quot;&quot;; &quot;*Y = newY; &quot;; &quot;&quot;); IF([.P62] &lt;&gt; &quot;&quot;; &quot;*SP = newSP; &quot;; &quot;&quot;); IF([.Q62] &lt;&gt; &quot;&quot;; &quot;*PC = newPC; &quot;; &quot;&quot;);  IF( ([.R62] &amp; [.S62] &amp; [.T62] &amp; [.U62] &amp; [.V62] &amp; [.W62]) &lt;&gt; &quot;&quot;; join(&quot;&quot;;    IF( [.R62] &lt;&gt; &quot;&quot;; &quot;carry := &quot; &amp; [.R62] &amp; &quot;;&quot;; &quot;carry := SR&amp;1; &quot;);   IF( [.S62] &lt;&gt; &quot;&quot;; &quot;zero := &quot; &amp; [.S62] &amp; &quot;;&quot;; &quot;zero := (SR&gt;&gt;1)&amp;1; &quot;);   IF( [.T62] &lt;&gt; &quot;&quot;; &quot;interrupt := &quot; &amp; [.T62] &amp; &quot;;&quot;; &quot;interrupt := (SR&gt;&gt;2)&amp;1; &quot;);   IF( [.U62] &lt;&gt; &quot;&quot;; &quot;decimal := &quot; &amp; [.U62] &amp; &quot;;&quot;; &quot;decimal := (SR&gt;&gt;3)&amp;1; &quot;);   IF( [.V62] &lt;&gt; &quot;&quot;; &quot;overflow := &quot; &amp; [.V62] &amp; &quot;;&quot;; &quot;overflow := (SR&gt;&gt;6)&amp;1; &quot;);   IF( [.W62] &lt;&gt; &quot;&quot;; &quot;negative := &quot; &amp; [.W62] &amp; &quot;;&quot;; &quot;negative := (SR&gt;&gt;7)&amp;1; &quot;)  ); &quot;&quot;);  IF( ([.R62] &amp; [.S62] &amp; [.T62] &amp; [.U62] &amp; [.V62] &amp; [.W62]) &lt;&gt; &quot;&quot;; &quot;*SR = carry + (zero&lt;&lt;1) + (interrupt&lt;&lt;2) + (decimal&lt;&lt;3) + (overflow&lt;&lt;6) + (negative&lt;&lt;7); &quot;; &quot;&quot;);  IF( [.Q62] &lt;&gt; &quot;&quot;; &quot;*PC = &quot; &amp; [.Q62] &amp; &quot;;&quot;; &quot;*PC = PC + &quot; &amp; (LEN([.A62]&amp;&quot; &quot;)/3) &amp; &quot;; &quot; );  IF( [.Y62] &lt;&gt; &quot;&quot;; &quot;memory[(&quot; &amp; [.Y62] &amp; &quot;)&amp;0xFFFF] = &quot; &amp; [.Z62] &amp; &quot;; &quot;; &quot;&quot;);  IF( [.AA62] &lt;&gt; &quot;&quot;; &quot;memory[(&quot; &amp; [.AA62] &amp; &quot;)&amp;0xFFFF] = (&quot; &amp; [.AB62] &amp; &quot;)&amp;0xFF; memory[((&quot; &amp; [.AA62] &amp; &quot;)+1)&amp;0xFFFF] = ((&quot; &amp; [.AB6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2];2) &amp; &quot; ) { &quot; &amp;  join(&quot;&quot;;  IF(LEN([.A62]) &gt; 3; &quot;unsigned char LL = memory[(PC+1)&amp;0xFFFF]; &quot;; &quot;&quot;); IF(LEN([.A62]) &gt; 6; &quot;unsigned int HH = memory[(PC+2)&amp;0xFFFF]; &quot;; &quot;&quot;); IF(LEN([.A62]) &gt; 6; &quot;unsigned int HHLL = LL + (HH&lt;&lt;8); &quot;; &quot;&quot;);  IF([.I62] &lt;&gt; &quot;&quot;; &quot;unsigned int zeroPageWord = memory[(&quot;&amp;[.I62]&amp;&quot;)&amp;0xFF] + (memory[((&quot;&amp;[.I62]&amp;&quot;)+1)&amp;0xFF]&lt;&lt;8); &quot;; &quot;&quot;);  IF([.J62] &lt;&gt; &quot;&quot;; &quot;unsigned char readByte = memory[(&quot;&amp;[.J62]&amp;&quot;)&amp;0xFFFF]; &quot;; &quot;&quot;); IF([.K62] &lt;&gt; &quot;&quot;; &quot;unsigned int readWord := memory[(&quot;&amp;[.K62]&amp;&quot;)&amp;0xFFFF] + (memory[((&quot;&amp;[.K62]&amp;&quot;)+1)&amp;0xFFFF]&lt;&lt;8); &quot;; &quot;&quot;);  IF([.L62] &lt;&gt; &quot;&quot;; &quot;unsigned int result = &quot;&amp;[.L62]&amp;&quot;; &quot;; &quot;&quot;);  IF([.M62] &lt;&gt; &quot;&quot;; &quot;unsigned char newA = &quot;&amp;[.M62]&amp;&quot;; &quot;; &quot;&quot;); IF([.N62] &lt;&gt; &quot;&quot;; &quot;unsigned char newX = &quot;&amp;[.N62]&amp;&quot;; &quot;; &quot;&quot;); IF([.O62] &lt;&gt; &quot;&quot;; &quot;unsigned char newY = &quot;&amp;[.O62]&amp;&quot;; &quot;; &quot;&quot;); IF([.P62] &lt;&gt; &quot;&quot;; &quot;unsigned char newSP = &quot;&amp;[.P62]&amp;&quot;; &quot;; &quot;&quot;); IF([.Q62] &lt;&gt; &quot;&quot;; &quot;unsigned int newPC = (&quot;&amp;[.Q62]&amp;&quot;)&amp;0xFFFF; &quot;; &quot;&quot;);  IF([.M62] &lt;&gt; &quot;&quot;; &quot;*A = newA; &quot;; &quot;&quot;); IF([.N62] &lt;&gt; &quot;&quot;; &quot;*X = newX; &quot;; &quot;&quot;); IF([.O62] &lt;&gt; &quot;&quot;; &quot;*Y = newY; &quot;; &quot;&quot;); IF([.P62] &lt;&gt; &quot;&quot;; &quot;*SP = newSP; &quot;; &quot;&quot;); IF([.Q62] &lt;&gt; &quot;&quot;; &quot;*PC = newPC; &quot;; &quot;&quot;);  IF( ([.R62] &amp; [.S62] &amp; [.T62] &amp; [.U62] &amp; [.V62] &amp; [.W62]) &lt;&gt; &quot;&quot;; join(&quot;&quot;;    IF( [.R62] &lt;&gt; &quot;&quot;; &quot;unsigned char carry = &quot; &amp; [.R62] &amp; &quot;;&quot;; &quot;unsigned char carry = SR&amp;1; &quot;);   IF( [.S62] &lt;&gt; &quot;&quot;; &quot;unsigned char zero = &quot; &amp; [.S62] &amp; &quot;;&quot;; &quot;unsigned char zero = (SR&gt;&gt;1)&amp;1; &quot;);   IF( [.T62] &lt;&gt; &quot;&quot;; &quot;unsigned char interrupt = &quot; &amp; [.T62] &amp; &quot;;&quot;; &quot;unsigned char interrupt = (SR&gt;&gt;2)&amp;1; &quot;);   IF( [.U62] &lt;&gt; &quot;&quot;; &quot;unsigned char decimal = &quot; &amp; [.U62] &amp; &quot;;&quot;; &quot;unsigned char decimal = (SR&gt;&gt;3)&amp;1; &quot;);   IF( [.V62] &lt;&gt; &quot;&quot;; &quot;unsigned char overflow = &quot; &amp; [.V62] &amp; &quot;;&quot;; &quot;unsigned char overflow = (SR&gt;&gt;6)&amp;1; &quot;);   IF( [.W62] &lt;&gt; &quot;&quot;; &quot;unsigned char negative = &quot; &amp; [.W62] &amp; &quot;;&quot;; &quot;unsigned char negative = (SR&gt;&gt;7)&amp;1; &quot;)  ); &quot;&quot;);  IF( ([.R62] &amp; [.S62] &amp; [.T62] &amp; [.U62] &amp; [.V62] &amp; [.W62]) &lt;&gt; &quot;&quot;; &quot;*SR = carry + (zero&lt;&lt;1) + (interrupt&lt;&lt;2) + (decimal&lt;&lt;3) + (overflow&lt;&lt;6) + (negative&lt;&lt;7); &quot;; &quot;&quot;);  IF( [.Q62] &lt;&gt; &quot;&quot;; &quot;*PC = &quot; &amp; [.Q62] &amp; &quot;;&quot;; &quot;*PC = PC + &quot; &amp; (LEN([.A62]&amp;&quot; &quot;)/3) &amp; &quot;; &quot; );  IF( [.Y62] &lt;&gt; &quot;&quot;; &quot;memory[(&quot; &amp; [.Y62] &amp; &quot;)&amp;0xFFFF] = &quot; &amp; [.Z62] &amp; &quot;; &quot;; &quot;&quot;);  IF( [.AA62] &lt;&gt; &quot;&quot;; &quot;memory[(&quot; &amp; [.AA62] &amp; &quot;)&amp;0xFFFF] = (&quot; &amp; [.AB62] &amp; &quot;)&amp;0xFF; memory[((&quot; &amp; [.AA62] &amp; &quot;)+1)&amp;0xFFFF] = ((&quot; &amp; [.AB6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2];2) &amp; &quot; ) { &quot; &amp;  join(&quot;&quot;;  IF(LEN([.A62]) &gt; 3; &quot;const LL = memory[(PC+1)&amp;0xFFFF]; &quot;; &quot;&quot;); IF(LEN([.A62]) &gt; 6; &quot;const HH = memory[(PC+2)&amp;0xFFFF]; &quot;; &quot;&quot;); IF(LEN([.A62]) &gt; 6; &quot;const HHLL = LL + (HH&lt;&lt;8); &quot;; &quot;&quot;);  IF([.I62] &lt;&gt; &quot;&quot;; &quot;const zeroPageWord = memory[(&quot;&amp;[.I62]&amp;&quot;)&amp;0xFF] + (memory[((&quot;&amp;[.I62]&amp;&quot;)+1)&amp;0xFF]&lt;&lt;8); &quot;; &quot;&quot;);  IF([.J62] &lt;&gt; &quot;&quot;; &quot;const readByte = memory[(&quot;&amp;[.J62]&amp;&quot;)&amp;0xFFFF]; &quot;; &quot;&quot;); IF([.K62] &lt;&gt; &quot;&quot;; &quot;const readWord = memory[(&quot;&amp;[.K62]&amp;&quot;)&amp;0xFFFF] + (memory[((&quot;&amp;[.K62]&amp;&quot;)+1)&amp;0xFFFF]&lt;&lt;8); &quot;; &quot;&quot;);  IF([.L62] &lt;&gt; &quot;&quot;; &quot;const result = &quot;&amp;[.L62]&amp;&quot;; &quot;; &quot;&quot;);  IF([.M62] &lt;&gt; &quot;&quot;; &quot;const newA = &quot;&amp;[.M62]&amp;&quot;; &quot;; &quot;&quot;); IF([.N62] &lt;&gt; &quot;&quot;; &quot;const newX = &quot;&amp;[.N62]&amp;&quot;; &quot;; &quot;&quot;); IF([.O62] &lt;&gt; &quot;&quot;; &quot;const newY = &quot;&amp;[.O62]&amp;&quot;; &quot;; &quot;&quot;); IF([.P62] &lt;&gt; &quot;&quot;; &quot;const newSP = &quot;&amp;[.P62]&amp;&quot;; &quot;; &quot;&quot;); IF([.Q62] &lt;&gt; &quot;&quot;; &quot;const newPC = (&quot;&amp;[.Q62]&amp;&quot;)&amp;0xFFFF; &quot;; &quot;&quot;);  IF([.M62] &lt;&gt; &quot;&quot;; &quot;cpu.A = newA; &quot;; &quot;&quot;); IF([.N62] &lt;&gt; &quot;&quot;; &quot;cpu.X = newX; &quot;; &quot;&quot;); IF([.O62] &lt;&gt; &quot;&quot;; &quot;cpu.Y = newY; &quot;; &quot;&quot;); IF([.P62] &lt;&gt; &quot;&quot;; &quot;cpu.SP = newSP; &quot;; &quot;&quot;); IF([.Q62] &lt;&gt; &quot;&quot;; &quot;cpu.PC = newPC; &quot;; &quot;&quot;);  IF( ([.R62] &amp; [.S62] &amp; [.T62] &amp; [.U62] &amp; [.V62] &amp; [.W62]) &lt;&gt; &quot;&quot;; join(&quot;&quot;;    IF( [.R62] &lt;&gt; &quot;&quot;; &quot;const carry = &quot; &amp; [.R62] &amp; &quot;;&quot;;     &quot;const carry = SR&amp;1; &quot;);   IF( [.S62] &lt;&gt; &quot;&quot;; &quot;const zero = &quot; &amp; [.S62] &amp; &quot;;&quot;;      &quot;const zero = (SR&gt;&gt;1)&amp;1; &quot;);   IF( [.T62] &lt;&gt; &quot;&quot;; &quot;const interrupt = &quot; &amp; [.T62] &amp; &quot;;&quot;; &quot;const interrupt = (SR&gt;&gt;2)&amp;1; &quot;);   IF( [.U62] &lt;&gt; &quot;&quot;; &quot;const decimal = &quot; &amp; [.U62] &amp; &quot;;&quot;;   &quot;const decimal = (SR&gt;&gt;3)&amp;1; &quot;);   IF( [.V62] &lt;&gt; &quot;&quot;; &quot;const overflow = &quot; &amp; [.V62] &amp; &quot;;&quot;;  &quot;const overflow = (SR&gt;&gt;6)&amp;1; &quot;);   IF( [.W62] &lt;&gt; &quot;&quot;; &quot;const negative = &quot; &amp; [.W62] &amp; &quot;;&quot;;  &quot;const negative = (SR&gt;&gt;7)&amp;1; &quot;)  ); &quot;&quot;);  IF( ([.R62] &amp; [.S62] &amp; [.T62] &amp; [.U62] &amp; [.V62] &amp; [.W62]) &lt;&gt; &quot;&quot;; &quot;cpu.SR = carry + (zero&lt;&lt;1) + (interrupt&lt;&lt;2) + (decimal&lt;&lt;3) + (overflow&lt;&lt;6) + (negative&lt;&lt;7); &quot;; &quot;&quot;);  IF( [.Q62] &lt;&gt; &quot;&quot;; &quot;*PC = &quot; &amp; [.Q62] &amp; &quot;;&quot;; &quot;cpu.PC = PC + &quot; &amp; (LEN([.A62]&amp;&quot; &quot;)/3) &amp; &quot;; &quot; );  IF( [.Y62] &lt;&gt; &quot;&quot;; &quot;memory[(&quot; &amp; [.Y62] &amp; &quot;)&amp;0xFFFF] = &quot; &amp; [.Z62] &amp; &quot;; &quot;; &quot;&quot;);  IF( [.AA62] &lt;&gt; &quot;&quot;; &quot;memory[(&quot; &amp; [.AA62] &amp; &quot;)&amp;0xFFFF] = (&quot; &amp; [.AB62] &amp; &quot;)&amp;0xFF; memory[((&quot; &amp; [.AA62] &amp; &quot;)+1)&amp;0xFFFF] = ((&quot; &amp; [.AB6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58" table:number-columns-repeated="2"/>
          <table:table-cell table:style-name="ce82" office:value-type="string" calcext:value-type="string">
            <text:p>SR</text:p>
          </table:table-cell>
          <table:table-cell table:style-name="ce82" table:number-columns-repeated="2"/>
          <table:table-cell table:style-name="ce82" office:value-type="string" calcext:value-type="string">
            <text:p>carry, zero, negative</text:p>
          </table:table-cell>
          <table:table-cell table:style-name="ce158"/>
          <table:table-cell table:style-name="ce245"/>
          <table:table-cell table:style-name="ce282" table:formula="of:=IF([.$AM62] &lt;&gt; &quot;&quot;; &quot;BB &quot;; &quot;&quot;) &amp; IF([.$AN62] &lt;&gt; &quot;&quot;; &quot;LL HH &quot;; &quot;&quot;) &amp; IF([.$AO62] &lt;&gt; &quot;&quot;; &quot;SS &quot;; &quot;&quot;) &amp; IF([.$AP62] &lt;&gt; &quot;&quot;; &quot;RR &quot;; &quot;&quot;) &amp; IF([.$AQ62] &lt;&gt; &quot;&quot;; &quot;PP QQ &quot;; &quot;&quot;) &amp; LEFT([.$A62];2)" office:value-type="string" office:string-value="SS 5E" calcext:value-type="string">
            <text:p>SS 5E</text:p>
          </table:table-cell>
          <table:table-cell table:style-name="ce82" table:formula="of:=&quot;UN&quot; &amp;[.B62]" office:value-type="string" office:string-value="UNLSR" calcext:value-type="string">
            <text:p>UNLSR</text:p>
          </table:table-cell>
          <table:table-cell table:style-name="ce82" office:value-type="string" calcext:value-type="string">
            <text:p>$SS</text:p>
          </table:table-cell>
          <table:table-cell table:style-name="ce285"/>
          <table:table-cell table:style-name="ce82" table:number-columns-repeated="14"/>
          <table:table-cell table:style-name="ce271"/>
          <table:table-cell table:style-name="ce82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60</text:p>
          </table:table-cell>
          <table:table-cell table:style-name="ce20" office:value-type="string" calcext:value-type="string">
            <text:p>RTS</text:p>
          </table:table-cell>
          <table:table-cell table:style-name="ce45" office:value-type="float" office:value="6" calcext:value-type="float">
            <text:p>6</text:p>
          </table:table-cell>
          <table:table-cell table:style-name="ce73"/>
          <table:table-cell table:style-name="ce96"/>
          <table:table-cell table:style-name="ce98"/>
          <table:table-cell table:style-name="ce112"/>
          <table:table-cell table:style-name="ce95"/>
          <table:table-cell table:style-name="ce68" table:formula="of:=IF([.$D63] = &quot;($LL, X)&quot;;&quot;(arg1+X)&amp;0xFF&quot;;&quot;&quot;)">
            <text:p/>
          </table:table-cell>
          <table:table-cell table:style-name="ce73"/>
          <table:table-cell table:style-name="ce68" office:value-type="string" calcext:value-type="string">
            <text:p>SP + 1</text:p>
          </table:table-cell>
          <table:table-cell table:style-name="ce73"/>
          <table:table-cell table:style-name="ce169"/>
          <table:table-cell table:style-name="ce73" table:number-columns-repeated="2"/>
          <table:table-cell table:style-name="ce68" office:value-type="string" calcext:value-type="string">
            <text:p>SP + 2</text:p>
          </table:table-cell>
          <table:table-cell table:style-name="ce68" office:value-type="string" calcext:value-type="string">
            <text:p>readWord</text:p>
          </table:table-cell>
          <table:table-cell table:style-name="ce198"/>
          <table:table-cell table:style-name="ce68"/>
          <table:table-cell table:style-name="ce73" table:number-columns-repeated="4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63];2) &amp; &quot; { &quot; &amp;  join(&quot;&quot;;  IF(LEN([.A63]) &gt; 3; &quot;LL := memory[PC + 1]; &quot;; &quot;&quot;);  IF([.I63] &lt;&gt; &quot;&quot;; &quot;zeroPageWord := memory[(&quot;&amp;[.I63]&amp;&quot;)&amp;0xFF] + (memory[((&quot;&amp;[.I63]&amp;&quot;)+1)&amp;0xFF]&lt;&lt;8); &quot;; &quot;&quot;);  IF([.J63] &lt;&gt; &quot;&quot;; &quot;readByte := memory[(&quot;&amp;[.J63]&amp;&quot;)&amp;0xFFFF]; &quot;; &quot;&quot;); IF([.K63] &lt;&gt; &quot;&quot;; &quot;readWord := memory[(&quot;&amp;[.K63]&amp;&quot;)&amp;0xFFFF] + (memory[((&quot;&amp;[.K63]&amp;&quot;)+1)&amp;0xFFFF]&lt;&lt;8); &quot;; &quot;&quot;);  IF([.L63] &lt;&gt; &quot;&quot;; &quot;result := &quot;&amp;[.L63]&amp;&quot;; &quot;; &quot;&quot;);  IF([.M63] &lt;&gt; &quot;&quot;; &quot;newA := &quot;&amp;[.M63]&amp;&quot;; &quot;; &quot;&quot;); IF([.N63] &lt;&gt; &quot;&quot;; &quot;newX := &quot;&amp;[.N63]&amp;&quot;; &quot;; &quot;&quot;); IF([.O63] &lt;&gt; &quot;&quot;; &quot;newY := &quot;&amp;[.O63]&amp;&quot;; &quot;; &quot;&quot;); IF([.P63] &lt;&gt; &quot;&quot;; &quot;newSP := &quot;&amp;[.P63]&amp;&quot;; &quot;; &quot;&quot;); IF([.Q63] &lt;&gt; &quot;&quot;; &quot;newPC := &quot;&amp;[.Q63]&amp;&quot;; &quot;; &quot;&quot;);  IF([.M63] &lt;&gt; &quot;&quot;; &quot;*A = newA; &quot;; &quot;&quot;); IF([.N63] &lt;&gt; &quot;&quot;; &quot;*X = newX; &quot;; &quot;&quot;); IF([.O63] &lt;&gt; &quot;&quot;; &quot;*Y = newY; &quot;; &quot;&quot;); IF([.P63] &lt;&gt; &quot;&quot;; &quot;*SP = newSP; &quot;; &quot;&quot;); IF([.Q63] &lt;&gt; &quot;&quot;; &quot;*PC = newPC; &quot;; &quot;&quot;);  IF( ([.R63] &amp; [.S63] &amp; [.T63] &amp; [.U63] &amp; [.V63] &amp; [.W63]) &lt;&gt; &quot;&quot;; join(&quot;&quot;;    IF( [.R63] &lt;&gt; &quot;&quot;; &quot;carry := &quot; &amp; [.R63] &amp; &quot;;&quot;; &quot;carry := SR&amp;1; &quot;);   IF( [.S63] &lt;&gt; &quot;&quot;; &quot;zero := &quot; &amp; [.S63] &amp; &quot;;&quot;; &quot;zero := (SR&gt;&gt;1)&amp;1; &quot;);   IF( [.T63] &lt;&gt; &quot;&quot;; &quot;interrupt := &quot; &amp; [.T63] &amp; &quot;;&quot;; &quot;interrupt := (SR&gt;&gt;2)&amp;1; &quot;);   IF( [.U63] &lt;&gt; &quot;&quot;; &quot;decimal := &quot; &amp; [.U63] &amp; &quot;;&quot;; &quot;decimal := (SR&gt;&gt;3)&amp;1; &quot;);   IF( [.V63] &lt;&gt; &quot;&quot;; &quot;overflow := &quot; &amp; [.V63] &amp; &quot;;&quot;; &quot;overflow := (SR&gt;&gt;6)&amp;1; &quot;);   IF( [.W63] &lt;&gt; &quot;&quot;; &quot;negative := &quot; &amp; [.W63] &amp; &quot;;&quot;; &quot;negative := (SR&gt;&gt;7)&amp;1; &quot;)  ); &quot;&quot;);  IF( ([.R63] &amp; [.S63] &amp; [.T63] &amp; [.U63] &amp; [.V63] &amp; [.W63]) &lt;&gt; &quot;&quot;; &quot;*SR = carry + (zero&lt;&lt;1) + (interrupt&lt;&lt;2) + (decimal&lt;&lt;3) + (overflow&lt;&lt;6) + (negative&lt;&lt;7); &quot;; &quot;&quot;);  IF( [.Q63] &lt;&gt; &quot;&quot;; &quot;*PC = &quot; &amp; [.Q63] &amp; &quot;;&quot;; &quot;*PC = PC + &quot; &amp; (LEN([.A63]&amp;&quot; &quot;)/3) &amp; &quot;; &quot; );  IF( [.Y63] &lt;&gt; &quot;&quot;; &quot;memory[(&quot; &amp; [.Y63] &amp; &quot;)&amp;0xFFFF] = &quot; &amp; [.Z63] &amp; &quot;; &quot;; &quot;&quot;);  IF( [.AA63] &lt;&gt; &quot;&quot;; &quot;memory[(&quot; &amp; [.AA63] &amp; &quot;)&amp;0xFFFF] = (&quot; &amp; [.AB63] &amp; &quot;)&amp;0xFF; memory[((&quot; &amp; [.AA63] &amp; &quot;)+1)&amp;0xFFFF] = ((&quot; &amp; [.AB6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3];2) &amp; &quot; ) { &quot; &amp;  join(&quot;&quot;;  IF(LEN([.A63]) &gt; 3; &quot;unsigned char LL = memory[(PC+1)&amp;0xFFFF]; &quot;; &quot;&quot;); IF(LEN([.A63]) &gt; 6; &quot;unsigned int HH = memory[(PC+2)&amp;0xFFFF]; &quot;; &quot;&quot;); IF(LEN([.A63]) &gt; 6; &quot;unsigned int HHLL = LL + (HH&lt;&lt;8); &quot;; &quot;&quot;);  IF([.I63] &lt;&gt; &quot;&quot;; &quot;unsigned int zeroPageWord = memory[(&quot;&amp;[.I63]&amp;&quot;)&amp;0xFF] + (memory[((&quot;&amp;[.I63]&amp;&quot;)+1)&amp;0xFF]&lt;&lt;8); &quot;; &quot;&quot;);  IF([.J63] &lt;&gt; &quot;&quot;; &quot;unsigned char readByte = memory[(&quot;&amp;[.J63]&amp;&quot;)&amp;0xFFFF]; &quot;; &quot;&quot;); IF([.K63] &lt;&gt; &quot;&quot;; &quot;unsigned int readWord := memory[(&quot;&amp;[.K63]&amp;&quot;)&amp;0xFFFF] + (memory[((&quot;&amp;[.K63]&amp;&quot;)+1)&amp;0xFFFF]&lt;&lt;8); &quot;; &quot;&quot;);  IF([.L63] &lt;&gt; &quot;&quot;; &quot;unsigned int result = &quot;&amp;[.L63]&amp;&quot;; &quot;; &quot;&quot;);  IF([.M63] &lt;&gt; &quot;&quot;; &quot;unsigned char newA = &quot;&amp;[.M63]&amp;&quot;; &quot;; &quot;&quot;); IF([.N63] &lt;&gt; &quot;&quot;; &quot;unsigned char newX = &quot;&amp;[.N63]&amp;&quot;; &quot;; &quot;&quot;); IF([.O63] &lt;&gt; &quot;&quot;; &quot;unsigned char newY = &quot;&amp;[.O63]&amp;&quot;; &quot;; &quot;&quot;); IF([.P63] &lt;&gt; &quot;&quot;; &quot;unsigned char newSP = &quot;&amp;[.P63]&amp;&quot;; &quot;; &quot;&quot;); IF([.Q63] &lt;&gt; &quot;&quot;; &quot;unsigned int newPC = (&quot;&amp;[.Q63]&amp;&quot;)&amp;0xFFFF; &quot;; &quot;&quot;);  IF([.M63] &lt;&gt; &quot;&quot;; &quot;*A = newA; &quot;; &quot;&quot;); IF([.N63] &lt;&gt; &quot;&quot;; &quot;*X = newX; &quot;; &quot;&quot;); IF([.O63] &lt;&gt; &quot;&quot;; &quot;*Y = newY; &quot;; &quot;&quot;); IF([.P63] &lt;&gt; &quot;&quot;; &quot;*SP = newSP; &quot;; &quot;&quot;); IF([.Q63] &lt;&gt; &quot;&quot;; &quot;*PC = newPC; &quot;; &quot;&quot;);  IF( ([.R63] &amp; [.S63] &amp; [.T63] &amp; [.U63] &amp; [.V63] &amp; [.W63]) &lt;&gt; &quot;&quot;; join(&quot;&quot;;    IF( [.R63] &lt;&gt; &quot;&quot;; &quot;unsigned char carry = &quot; &amp; [.R63] &amp; &quot;;&quot;; &quot;unsigned char carry = SR&amp;1; &quot;);   IF( [.S63] &lt;&gt; &quot;&quot;; &quot;unsigned char zero = &quot; &amp; [.S63] &amp; &quot;;&quot;; &quot;unsigned char zero = (SR&gt;&gt;1)&amp;1; &quot;);   IF( [.T63] &lt;&gt; &quot;&quot;; &quot;unsigned char interrupt = &quot; &amp; [.T63] &amp; &quot;;&quot;; &quot;unsigned char interrupt = (SR&gt;&gt;2)&amp;1; &quot;);   IF( [.U63] &lt;&gt; &quot;&quot;; &quot;unsigned char decimal = &quot; &amp; [.U63] &amp; &quot;;&quot;; &quot;unsigned char decimal = (SR&gt;&gt;3)&amp;1; &quot;);   IF( [.V63] &lt;&gt; &quot;&quot;; &quot;unsigned char overflow = &quot; &amp; [.V63] &amp; &quot;;&quot;; &quot;unsigned char overflow = (SR&gt;&gt;6)&amp;1; &quot;);   IF( [.W63] &lt;&gt; &quot;&quot;; &quot;unsigned char negative = &quot; &amp; [.W63] &amp; &quot;;&quot;; &quot;unsigned char negative = (SR&gt;&gt;7)&amp;1; &quot;)  ); &quot;&quot;);  IF( ([.R63] &amp; [.S63] &amp; [.T63] &amp; [.U63] &amp; [.V63] &amp; [.W63]) &lt;&gt; &quot;&quot;; &quot;*SR = carry + (zero&lt;&lt;1) + (interrupt&lt;&lt;2) + (decimal&lt;&lt;3) + (overflow&lt;&lt;6) + (negative&lt;&lt;7); &quot;; &quot;&quot;);  IF( [.Q63] &lt;&gt; &quot;&quot;; &quot;*PC = &quot; &amp; [.Q63] &amp; &quot;;&quot;; &quot;*PC = PC + &quot; &amp; (LEN([.A63]&amp;&quot; &quot;)/3) &amp; &quot;; &quot; );  IF( [.Y63] &lt;&gt; &quot;&quot;; &quot;memory[(&quot; &amp; [.Y63] &amp; &quot;)&amp;0xFFFF] = &quot; &amp; [.Z63] &amp; &quot;; &quot;; &quot;&quot;);  IF( [.AA63] &lt;&gt; &quot;&quot;; &quot;memory[(&quot; &amp; [.AA63] &amp; &quot;)&amp;0xFFFF] = (&quot; &amp; [.AB63] &amp; &quot;)&amp;0xFF; memory[((&quot; &amp; [.AA63] &amp; &quot;)+1)&amp;0xFFFF] = ((&quot; &amp; [.AB6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3];2) &amp; &quot; ) { &quot; &amp;  join(&quot;&quot;;  IF(LEN([.A63]) &gt; 3; &quot;const LL = memory[(PC+1)&amp;0xFFFF]; &quot;; &quot;&quot;); IF(LEN([.A63]) &gt; 6; &quot;const HH = memory[(PC+2)&amp;0xFFFF]; &quot;; &quot;&quot;); IF(LEN([.A63]) &gt; 6; &quot;const HHLL = LL + (HH&lt;&lt;8); &quot;; &quot;&quot;);  IF([.I63] &lt;&gt; &quot;&quot;; &quot;const zeroPageWord = memory[(&quot;&amp;[.I63]&amp;&quot;)&amp;0xFF] + (memory[((&quot;&amp;[.I63]&amp;&quot;)+1)&amp;0xFF]&lt;&lt;8); &quot;; &quot;&quot;);  IF([.J63] &lt;&gt; &quot;&quot;; &quot;const readByte = memory[(&quot;&amp;[.J63]&amp;&quot;)&amp;0xFFFF]; &quot;; &quot;&quot;); IF([.K63] &lt;&gt; &quot;&quot;; &quot;const readWord = memory[(&quot;&amp;[.K63]&amp;&quot;)&amp;0xFFFF] + (memory[((&quot;&amp;[.K63]&amp;&quot;)+1)&amp;0xFFFF]&lt;&lt;8); &quot;; &quot;&quot;);  IF([.L63] &lt;&gt; &quot;&quot;; &quot;const result = &quot;&amp;[.L63]&amp;&quot;; &quot;; &quot;&quot;);  IF([.M63] &lt;&gt; &quot;&quot;; &quot;const newA = &quot;&amp;[.M63]&amp;&quot;; &quot;; &quot;&quot;); IF([.N63] &lt;&gt; &quot;&quot;; &quot;const newX = &quot;&amp;[.N63]&amp;&quot;; &quot;; &quot;&quot;); IF([.O63] &lt;&gt; &quot;&quot;; &quot;const newY = &quot;&amp;[.O63]&amp;&quot;; &quot;; &quot;&quot;); IF([.P63] &lt;&gt; &quot;&quot;; &quot;const newSP = &quot;&amp;[.P63]&amp;&quot;; &quot;; &quot;&quot;); IF([.Q63] &lt;&gt; &quot;&quot;; &quot;const newPC = (&quot;&amp;[.Q63]&amp;&quot;)&amp;0xFFFF; &quot;; &quot;&quot;);  IF([.M63] &lt;&gt; &quot;&quot;; &quot;cpu.A = newA; &quot;; &quot;&quot;); IF([.N63] &lt;&gt; &quot;&quot;; &quot;cpu.X = newX; &quot;; &quot;&quot;); IF([.O63] &lt;&gt; &quot;&quot;; &quot;cpu.Y = newY; &quot;; &quot;&quot;); IF([.P63] &lt;&gt; &quot;&quot;; &quot;cpu.SP = newSP; &quot;; &quot;&quot;); IF([.Q63] &lt;&gt; &quot;&quot;; &quot;cpu.PC = newPC; &quot;; &quot;&quot;);  IF( ([.R63] &amp; [.S63] &amp; [.T63] &amp; [.U63] &amp; [.V63] &amp; [.W63]) &lt;&gt; &quot;&quot;; join(&quot;&quot;;    IF( [.R63] &lt;&gt; &quot;&quot;; &quot;const carry = &quot; &amp; [.R63] &amp; &quot;;&quot;;     &quot;const carry = SR&amp;1; &quot;);   IF( [.S63] &lt;&gt; &quot;&quot;; &quot;const zero = &quot; &amp; [.S63] &amp; &quot;;&quot;;      &quot;const zero = (SR&gt;&gt;1)&amp;1; &quot;);   IF( [.T63] &lt;&gt; &quot;&quot;; &quot;const interrupt = &quot; &amp; [.T63] &amp; &quot;;&quot;; &quot;const interrupt = (SR&gt;&gt;2)&amp;1; &quot;);   IF( [.U63] &lt;&gt; &quot;&quot;; &quot;const decimal = &quot; &amp; [.U63] &amp; &quot;;&quot;;   &quot;const decimal = (SR&gt;&gt;3)&amp;1; &quot;);   IF( [.V63] &lt;&gt; &quot;&quot;; &quot;const overflow = &quot; &amp; [.V63] &amp; &quot;;&quot;;  &quot;const overflow = (SR&gt;&gt;6)&amp;1; &quot;);   IF( [.W63] &lt;&gt; &quot;&quot;; &quot;const negative = &quot; &amp; [.W63] &amp; &quot;;&quot;;  &quot;const negative = (SR&gt;&gt;7)&amp;1; &quot;)  ); &quot;&quot;);  IF( ([.R63] &amp; [.S63] &amp; [.T63] &amp; [.U63] &amp; [.V63] &amp; [.W63]) &lt;&gt; &quot;&quot;; &quot;cpu.SR = carry + (zero&lt;&lt;1) + (interrupt&lt;&lt;2) + (decimal&lt;&lt;3) + (overflow&lt;&lt;6) + (negative&lt;&lt;7); &quot;; &quot;&quot;);  IF( [.Q63] &lt;&gt; &quot;&quot;; &quot;*PC = &quot; &amp; [.Q63] &amp; &quot;;&quot;; &quot;cpu.PC = PC + &quot; &amp; (LEN([.A63]&amp;&quot; &quot;)/3) &amp; &quot;; &quot; );  IF( [.Y63] &lt;&gt; &quot;&quot;; &quot;memory[(&quot; &amp; [.Y63] &amp; &quot;)&amp;0xFFFF] = &quot; &amp; [.Z63] &amp; &quot;; &quot;; &quot;&quot;);  IF( [.AA63] &lt;&gt; &quot;&quot;; &quot;memory[(&quot; &amp; [.AA63] &amp; &quot;)&amp;0xFFFF] = (&quot; &amp; [.AB63] &amp; &quot;)&amp;0xFF; memory[((&quot; &amp; [.AA63] &amp; &quot;)+1)&amp;0xFFFF] = ((&quot; &amp; [.AB6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table:number-columns-repeated="2"/>
          <table:table-cell table:number-columns-repeated="2" table:style-name="ce68" office:value-type="string" calcext:value-type="string">
            <text:p>PC</text:p>
          </table:table-cell>
          <table:table-cell table:style-name="ce73"/>
          <table:table-cell table:style-name="ce244"/>
          <table:table-cell table:style-name="ce282" table:formula="of:=IF([.$AM63] &lt;&gt; &quot;&quot;; &quot;BB &quot;; &quot;&quot;) &amp; IF([.$AN63] &lt;&gt; &quot;&quot;; &quot;LL HH &quot;; &quot;&quot;) &amp; IF([.$AO63] &lt;&gt; &quot;&quot;; &quot;SS &quot;; &quot;&quot;) &amp; IF([.$AP63] &lt;&gt; &quot;&quot;; &quot;RR &quot;; &quot;&quot;) &amp; IF([.$AQ63] &lt;&gt; &quot;&quot;; &quot;PP QQ &quot;; &quot;&quot;) &amp; LEFT([.$A63];2)" office:value-type="string" office:string-value="PP QQ 60" calcext:value-type="string">
            <text:p>PP QQ 60</text:p>
          </table:table-cell>
          <table:table-cell table:style-name="ce68" table:formula="of:=&quot;UN&quot; &amp;[.B63]" office:value-type="string" office:string-value="UNRTS" calcext:value-type="string">
            <text:p>UNRTS</text:p>
          </table:table-cell>
          <table:table-cell table:style-name="ce68" office:value-type="string" calcext:value-type="string">
            <text:p>$QQPP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1 LL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float" office:value="6" calcext:value-type="float">
            <text:p>6</text:p>
          </table:table-cell>
          <table:table-cell table:style-name="ce76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17"/>
          <table:table-cell table:style-name="ce95"/>
          <table:table-cell table:style-name="ce76" office:value-type="string" calcext:value-type="string">
            <text:p>LL + X</text:p>
          </table:table-cell>
          <table:table-cell table:style-name="ce76" office:value-type="string" calcext:value-type="string">
            <text:p>zeroPageWord</text:p>
          </table:table-cell>
          <table:table-cell table:style-name="ce76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64];2) &amp; &quot; { &quot; &amp;  join(&quot;&quot;;  IF(LEN([.A64]) &gt; 3; &quot;LL := memory[PC + 1]; &quot;; &quot;&quot;);  IF([.I64] &lt;&gt; &quot;&quot;; &quot;zeroPageWord := memory[(&quot;&amp;[.I64]&amp;&quot;)&amp;0xFF] + (memory[((&quot;&amp;[.I64]&amp;&quot;)+1)&amp;0xFF]&lt;&lt;8); &quot;; &quot;&quot;);  IF([.J64] &lt;&gt; &quot;&quot;; &quot;readByte := memory[(&quot;&amp;[.J64]&amp;&quot;)&amp;0xFFFF]; &quot;; &quot;&quot;); IF([.K64] &lt;&gt; &quot;&quot;; &quot;readWord := memory[(&quot;&amp;[.K64]&amp;&quot;)&amp;0xFFFF] + (memory[((&quot;&amp;[.K64]&amp;&quot;)+1)&amp;0xFFFF]&lt;&lt;8); &quot;; &quot;&quot;);  IF([.L64] &lt;&gt; &quot;&quot;; &quot;result := &quot;&amp;[.L64]&amp;&quot;; &quot;; &quot;&quot;);  IF([.M64] &lt;&gt; &quot;&quot;; &quot;newA := &quot;&amp;[.M64]&amp;&quot;; &quot;; &quot;&quot;); IF([.N64] &lt;&gt; &quot;&quot;; &quot;newX := &quot;&amp;[.N64]&amp;&quot;; &quot;; &quot;&quot;); IF([.O64] &lt;&gt; &quot;&quot;; &quot;newY := &quot;&amp;[.O64]&amp;&quot;; &quot;; &quot;&quot;); IF([.P64] &lt;&gt; &quot;&quot;; &quot;newSP := &quot;&amp;[.P64]&amp;&quot;; &quot;; &quot;&quot;); IF([.Q64] &lt;&gt; &quot;&quot;; &quot;newPC := &quot;&amp;[.Q64]&amp;&quot;; &quot;; &quot;&quot;);  IF([.M64] &lt;&gt; &quot;&quot;; &quot;*A = newA; &quot;; &quot;&quot;); IF([.N64] &lt;&gt; &quot;&quot;; &quot;*X = newX; &quot;; &quot;&quot;); IF([.O64] &lt;&gt; &quot;&quot;; &quot;*Y = newY; &quot;; &quot;&quot;); IF([.P64] &lt;&gt; &quot;&quot;; &quot;*SP = newSP; &quot;; &quot;&quot;); IF([.Q64] &lt;&gt; &quot;&quot;; &quot;*PC = newPC; &quot;; &quot;&quot;);  IF( ([.R64] &amp; [.S64] &amp; [.T64] &amp; [.U64] &amp; [.V64] &amp; [.W64]) &lt;&gt; &quot;&quot;; join(&quot;&quot;;    IF( [.R64] &lt;&gt; &quot;&quot;; &quot;carry := &quot; &amp; [.R64] &amp; &quot;;&quot;; &quot;carry := SR&amp;1; &quot;);   IF( [.S64] &lt;&gt; &quot;&quot;; &quot;zero := &quot; &amp; [.S64] &amp; &quot;;&quot;; &quot;zero := (SR&gt;&gt;1)&amp;1; &quot;);   IF( [.T64] &lt;&gt; &quot;&quot;; &quot;interrupt := &quot; &amp; [.T64] &amp; &quot;;&quot;; &quot;interrupt := (SR&gt;&gt;2)&amp;1; &quot;);   IF( [.U64] &lt;&gt; &quot;&quot;; &quot;decimal := &quot; &amp; [.U64] &amp; &quot;;&quot;; &quot;decimal := (SR&gt;&gt;3)&amp;1; &quot;);   IF( [.V64] &lt;&gt; &quot;&quot;; &quot;overflow := &quot; &amp; [.V64] &amp; &quot;;&quot;; &quot;overflow := (SR&gt;&gt;6)&amp;1; &quot;);   IF( [.W64] &lt;&gt; &quot;&quot;; &quot;negative := &quot; &amp; [.W64] &amp; &quot;;&quot;; &quot;negative := (SR&gt;&gt;7)&amp;1; &quot;)  ); &quot;&quot;);  IF( ([.R64] &amp; [.S64] &amp; [.T64] &amp; [.U64] &amp; [.V64] &amp; [.W64]) &lt;&gt; &quot;&quot;; &quot;*SR = carry + (zero&lt;&lt;1) + (interrupt&lt;&lt;2) + (decimal&lt;&lt;3) + (overflow&lt;&lt;6) + (negative&lt;&lt;7); &quot;; &quot;&quot;);  IF( [.Q64] &lt;&gt; &quot;&quot;; &quot;*PC = &quot; &amp; [.Q64] &amp; &quot;;&quot;; &quot;*PC = PC + &quot; &amp; (LEN([.A64]&amp;&quot; &quot;)/3) &amp; &quot;; &quot; );  IF( [.Y64] &lt;&gt; &quot;&quot;; &quot;memory[(&quot; &amp; [.Y64] &amp; &quot;)&amp;0xFFFF] = &quot; &amp; [.Z64] &amp; &quot;; &quot;; &quot;&quot;);  IF( [.AA64] &lt;&gt; &quot;&quot;; &quot;memory[(&quot; &amp; [.AA64] &amp; &quot;)&amp;0xFFFF] = (&quot; &amp; [.AB64] &amp; &quot;)&amp;0xFF; memory[((&quot; &amp; [.AA64] &amp; &quot;)+1)&amp;0xFFFF] = ((&quot; &amp; [.AB6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4];2) &amp; &quot; ) { &quot; &amp;  join(&quot;&quot;;  IF(LEN([.A64]) &gt; 3; &quot;unsigned char LL = memory[(PC+1)&amp;0xFFFF]; &quot;; &quot;&quot;); IF(LEN([.A64]) &gt; 6; &quot;unsigned int HH = memory[(PC+2)&amp;0xFFFF]; &quot;; &quot;&quot;); IF(LEN([.A64]) &gt; 6; &quot;unsigned int HHLL = LL + (HH&lt;&lt;8); &quot;; &quot;&quot;);  IF([.I64] &lt;&gt; &quot;&quot;; &quot;unsigned int zeroPageWord = memory[(&quot;&amp;[.I64]&amp;&quot;)&amp;0xFF] + (memory[((&quot;&amp;[.I64]&amp;&quot;)+1)&amp;0xFF]&lt;&lt;8); &quot;; &quot;&quot;);  IF([.J64] &lt;&gt; &quot;&quot;; &quot;unsigned char readByte = memory[(&quot;&amp;[.J64]&amp;&quot;)&amp;0xFFFF]; &quot;; &quot;&quot;); IF([.K64] &lt;&gt; &quot;&quot;; &quot;unsigned int readWord := memory[(&quot;&amp;[.K64]&amp;&quot;)&amp;0xFFFF] + (memory[((&quot;&amp;[.K64]&amp;&quot;)+1)&amp;0xFFFF]&lt;&lt;8); &quot;; &quot;&quot;);  IF([.L64] &lt;&gt; &quot;&quot;; &quot;unsigned int result = &quot;&amp;[.L64]&amp;&quot;; &quot;; &quot;&quot;);  IF([.M64] &lt;&gt; &quot;&quot;; &quot;unsigned char newA = &quot;&amp;[.M64]&amp;&quot;; &quot;; &quot;&quot;); IF([.N64] &lt;&gt; &quot;&quot;; &quot;unsigned char newX = &quot;&amp;[.N64]&amp;&quot;; &quot;; &quot;&quot;); IF([.O64] &lt;&gt; &quot;&quot;; &quot;unsigned char newY = &quot;&amp;[.O64]&amp;&quot;; &quot;; &quot;&quot;); IF([.P64] &lt;&gt; &quot;&quot;; &quot;unsigned char newSP = &quot;&amp;[.P64]&amp;&quot;; &quot;; &quot;&quot;); IF([.Q64] &lt;&gt; &quot;&quot;; &quot;unsigned int newPC = (&quot;&amp;[.Q64]&amp;&quot;)&amp;0xFFFF; &quot;; &quot;&quot;);  IF([.M64] &lt;&gt; &quot;&quot;; &quot;*A = newA; &quot;; &quot;&quot;); IF([.N64] &lt;&gt; &quot;&quot;; &quot;*X = newX; &quot;; &quot;&quot;); IF([.O64] &lt;&gt; &quot;&quot;; &quot;*Y = newY; &quot;; &quot;&quot;); IF([.P64] &lt;&gt; &quot;&quot;; &quot;*SP = newSP; &quot;; &quot;&quot;); IF([.Q64] &lt;&gt; &quot;&quot;; &quot;*PC = newPC; &quot;; &quot;&quot;);  IF( ([.R64] &amp; [.S64] &amp; [.T64] &amp; [.U64] &amp; [.V64] &amp; [.W64]) &lt;&gt; &quot;&quot;; join(&quot;&quot;;    IF( [.R64] &lt;&gt; &quot;&quot;; &quot;unsigned char carry = &quot; &amp; [.R64] &amp; &quot;;&quot;; &quot;unsigned char carry = SR&amp;1; &quot;);   IF( [.S64] &lt;&gt; &quot;&quot;; &quot;unsigned char zero = &quot; &amp; [.S64] &amp; &quot;;&quot;; &quot;unsigned char zero = (SR&gt;&gt;1)&amp;1; &quot;);   IF( [.T64] &lt;&gt; &quot;&quot;; &quot;unsigned char interrupt = &quot; &amp; [.T64] &amp; &quot;;&quot;; &quot;unsigned char interrupt = (SR&gt;&gt;2)&amp;1; &quot;);   IF( [.U64] &lt;&gt; &quot;&quot;; &quot;unsigned char decimal = &quot; &amp; [.U64] &amp; &quot;;&quot;; &quot;unsigned char decimal = (SR&gt;&gt;3)&amp;1; &quot;);   IF( [.V64] &lt;&gt; &quot;&quot;; &quot;unsigned char overflow = &quot; &amp; [.V64] &amp; &quot;;&quot;; &quot;unsigned char overflow = (SR&gt;&gt;6)&amp;1; &quot;);   IF( [.W64] &lt;&gt; &quot;&quot;; &quot;unsigned char negative = &quot; &amp; [.W64] &amp; &quot;;&quot;; &quot;unsigned char negative = (SR&gt;&gt;7)&amp;1; &quot;)  ); &quot;&quot;);  IF( ([.R64] &amp; [.S64] &amp; [.T64] &amp; [.U64] &amp; [.V64] &amp; [.W64]) &lt;&gt; &quot;&quot;; &quot;*SR = carry + (zero&lt;&lt;1) + (interrupt&lt;&lt;2) + (decimal&lt;&lt;3) + (overflow&lt;&lt;6) + (negative&lt;&lt;7); &quot;; &quot;&quot;);  IF( [.Q64] &lt;&gt; &quot;&quot;; &quot;*PC = &quot; &amp; [.Q64] &amp; &quot;;&quot;; &quot;*PC = PC + &quot; &amp; (LEN([.A64]&amp;&quot; &quot;)/3) &amp; &quot;; &quot; );  IF( [.Y64] &lt;&gt; &quot;&quot;; &quot;memory[(&quot; &amp; [.Y64] &amp; &quot;)&amp;0xFFFF] = &quot; &amp; [.Z64] &amp; &quot;; &quot;; &quot;&quot;);  IF( [.AA64] &lt;&gt; &quot;&quot;; &quot;memory[(&quot; &amp; [.AA64] &amp; &quot;)&amp;0xFFFF] = (&quot; &amp; [.AB64] &amp; &quot;)&amp;0xFF; memory[((&quot; &amp; [.AA64] &amp; &quot;)+1)&amp;0xFFFF] = ((&quot; &amp; [.AB6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4];2) &amp; &quot; ) { &quot; &amp;  join(&quot;&quot;;  IF(LEN([.A64]) &gt; 3; &quot;const LL = memory[(PC+1)&amp;0xFFFF]; &quot;; &quot;&quot;); IF(LEN([.A64]) &gt; 6; &quot;const HH = memory[(PC+2)&amp;0xFFFF]; &quot;; &quot;&quot;); IF(LEN([.A64]) &gt; 6; &quot;const HHLL = LL + (HH&lt;&lt;8); &quot;; &quot;&quot;);  IF([.I64] &lt;&gt; &quot;&quot;; &quot;const zeroPageWord = memory[(&quot;&amp;[.I64]&amp;&quot;)&amp;0xFF] + (memory[((&quot;&amp;[.I64]&amp;&quot;)+1)&amp;0xFF]&lt;&lt;8); &quot;; &quot;&quot;);  IF([.J64] &lt;&gt; &quot;&quot;; &quot;const readByte = memory[(&quot;&amp;[.J64]&amp;&quot;)&amp;0xFFFF]; &quot;; &quot;&quot;); IF([.K64] &lt;&gt; &quot;&quot;; &quot;const readWord = memory[(&quot;&amp;[.K64]&amp;&quot;)&amp;0xFFFF] + (memory[((&quot;&amp;[.K64]&amp;&quot;)+1)&amp;0xFFFF]&lt;&lt;8); &quot;; &quot;&quot;);  IF([.L64] &lt;&gt; &quot;&quot;; &quot;const result = &quot;&amp;[.L64]&amp;&quot;; &quot;; &quot;&quot;);  IF([.M64] &lt;&gt; &quot;&quot;; &quot;const newA = &quot;&amp;[.M64]&amp;&quot;; &quot;; &quot;&quot;); IF([.N64] &lt;&gt; &quot;&quot;; &quot;const newX = &quot;&amp;[.N64]&amp;&quot;; &quot;; &quot;&quot;); IF([.O64] &lt;&gt; &quot;&quot;; &quot;const newY = &quot;&amp;[.O64]&amp;&quot;; &quot;; &quot;&quot;); IF([.P64] &lt;&gt; &quot;&quot;; &quot;const newSP = &quot;&amp;[.P64]&amp;&quot;; &quot;; &quot;&quot;); IF([.Q64] &lt;&gt; &quot;&quot;; &quot;const newPC = (&quot;&amp;[.Q64]&amp;&quot;)&amp;0xFFFF; &quot;; &quot;&quot;);  IF([.M64] &lt;&gt; &quot;&quot;; &quot;cpu.A = newA; &quot;; &quot;&quot;); IF([.N64] &lt;&gt; &quot;&quot;; &quot;cpu.X = newX; &quot;; &quot;&quot;); IF([.O64] &lt;&gt; &quot;&quot;; &quot;cpu.Y = newY; &quot;; &quot;&quot;); IF([.P64] &lt;&gt; &quot;&quot;; &quot;cpu.SP = newSP; &quot;; &quot;&quot;); IF([.Q64] &lt;&gt; &quot;&quot;; &quot;cpu.PC = newPC; &quot;; &quot;&quot;);  IF( ([.R64] &amp; [.S64] &amp; [.T64] &amp; [.U64] &amp; [.V64] &amp; [.W64]) &lt;&gt; &quot;&quot;; join(&quot;&quot;;    IF( [.R64] &lt;&gt; &quot;&quot;; &quot;const carry = &quot; &amp; [.R64] &amp; &quot;;&quot;;     &quot;const carry = SR&amp;1; &quot;);   IF( [.S64] &lt;&gt; &quot;&quot;; &quot;const zero = &quot; &amp; [.S64] &amp; &quot;;&quot;;      &quot;const zero = (SR&gt;&gt;1)&amp;1; &quot;);   IF( [.T64] &lt;&gt; &quot;&quot;; &quot;const interrupt = &quot; &amp; [.T64] &amp; &quot;;&quot;; &quot;const interrupt = (SR&gt;&gt;2)&amp;1; &quot;);   IF( [.U64] &lt;&gt; &quot;&quot;; &quot;const decimal = &quot; &amp; [.U64] &amp; &quot;;&quot;;   &quot;const decimal = (SR&gt;&gt;3)&amp;1; &quot;);   IF( [.V64] &lt;&gt; &quot;&quot;; &quot;const overflow = &quot; &amp; [.V64] &amp; &quot;;&quot;;  &quot;const overflow = (SR&gt;&gt;6)&amp;1; &quot;);   IF( [.W64] &lt;&gt; &quot;&quot;; &quot;const negative = &quot; &amp; [.W64] &amp; &quot;;&quot;;  &quot;const negative = (SR&gt;&gt;7)&amp;1; &quot;)  ); &quot;&quot;);  IF( ([.R64] &amp; [.S64] &amp; [.T64] &amp; [.U64] &amp; [.V64] &amp; [.W64]) &lt;&gt; &quot;&quot;; &quot;cpu.SR = carry + (zero&lt;&lt;1) + (interrupt&lt;&lt;2) + (decimal&lt;&lt;3) + (overflow&lt;&lt;6) + (negative&lt;&lt;7); &quot;; &quot;&quot;);  IF( [.Q64] &lt;&gt; &quot;&quot;; &quot;*PC = &quot; &amp; [.Q64] &amp; &quot;;&quot;; &quot;cpu.PC = PC + &quot; &amp; (LEN([.A64]&amp;&quot; &quot;)/3) &amp; &quot;; &quot; );  IF( [.Y64] &lt;&gt; &quot;&quot;; &quot;memory[(&quot; &amp; [.Y64] &amp; &quot;)&amp;0xFFFF] = &quot; &amp; [.Z64] &amp; &quot;; &quot;; &quot;&quot;);  IF( [.AA64] &lt;&gt; &quot;&quot;; &quot;memory[(&quot; &amp; [.AA64] &amp; &quot;)&amp;0xFFFF] = (&quot; &amp; [.AB64] &amp; &quot;)&amp;0xFF; memory[((&quot; &amp; [.AA64] &amp; &quot;)+1)&amp;0xFFFF] = ((&quot; &amp; [.AB6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64] &lt;&gt; &quot;&quot;; &quot;BB &quot;; &quot;&quot;) &amp; IF([.$AN64] &lt;&gt; &quot;&quot;; &quot;LL HH &quot;; &quot;&quot;) &amp; IF([.$AO64] &lt;&gt; &quot;&quot;; &quot;SS &quot;; &quot;&quot;) &amp; IF([.$AP64] &lt;&gt; &quot;&quot;; &quot;RR &quot;; &quot;&quot;) &amp; IF([.$AQ64] &lt;&gt; &quot;&quot;; &quot;PP QQ &quot;; &quot;&quot;) &amp; LEFT([.$A64];2)" office:value-type="string" office:string-value="SS 61" calcext:value-type="string">
            <text:p>SS 61</text:p>
          </table:table-cell>
          <table:table-cell table:style-name="ce76" table:formula="of:=&quot;UN&quot; &amp;[.B64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$LL</text:p>
          </table:table-cell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5 LL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float" office:value="3" calcext:value-type="float">
            <text:p>3</text:p>
          </table:table-cell>
          <table:table-cell table:style-name="ce76" office:value-type="string" calcext:value-type="string">
            <text:p>$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65] = &quot;($LL, X)&quot;;&quot;(arg1+X)&amp;0xFF&quot;;&quot;&quot;)">
            <text:p/>
          </table:table-cell>
          <table:table-cell table:style-name="ce76" office:value-type="string" calcext:value-type="string">
            <text:p>LL</text:p>
          </table:table-cell>
          <table:table-cell table:style-name="ce149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65];2) &amp; &quot; { &quot; &amp;  join(&quot;&quot;;  IF(LEN([.A65]) &gt; 3; &quot;LL := memory[PC + 1]; &quot;; &quot;&quot;);  IF([.I65] &lt;&gt; &quot;&quot;; &quot;zeroPageWord := memory[(&quot;&amp;[.I65]&amp;&quot;)&amp;0xFF] + (memory[((&quot;&amp;[.I65]&amp;&quot;)+1)&amp;0xFF]&lt;&lt;8); &quot;; &quot;&quot;);  IF([.J65] &lt;&gt; &quot;&quot;; &quot;readByte := memory[(&quot;&amp;[.J65]&amp;&quot;)&amp;0xFFFF]; &quot;; &quot;&quot;); IF([.K65] &lt;&gt; &quot;&quot;; &quot;readWord := memory[(&quot;&amp;[.K65]&amp;&quot;)&amp;0xFFFF] + (memory[((&quot;&amp;[.K65]&amp;&quot;)+1)&amp;0xFFFF]&lt;&lt;8); &quot;; &quot;&quot;);  IF([.L65] &lt;&gt; &quot;&quot;; &quot;result := &quot;&amp;[.L65]&amp;&quot;; &quot;; &quot;&quot;);  IF([.M65] &lt;&gt; &quot;&quot;; &quot;newA := &quot;&amp;[.M65]&amp;&quot;; &quot;; &quot;&quot;); IF([.N65] &lt;&gt; &quot;&quot;; &quot;newX := &quot;&amp;[.N65]&amp;&quot;; &quot;; &quot;&quot;); IF([.O65] &lt;&gt; &quot;&quot;; &quot;newY := &quot;&amp;[.O65]&amp;&quot;; &quot;; &quot;&quot;); IF([.P65] &lt;&gt; &quot;&quot;; &quot;newSP := &quot;&amp;[.P65]&amp;&quot;; &quot;; &quot;&quot;); IF([.Q65] &lt;&gt; &quot;&quot;; &quot;newPC := &quot;&amp;[.Q65]&amp;&quot;; &quot;; &quot;&quot;);  IF([.M65] &lt;&gt; &quot;&quot;; &quot;*A = newA; &quot;; &quot;&quot;); IF([.N65] &lt;&gt; &quot;&quot;; &quot;*X = newX; &quot;; &quot;&quot;); IF([.O65] &lt;&gt; &quot;&quot;; &quot;*Y = newY; &quot;; &quot;&quot;); IF([.P65] &lt;&gt; &quot;&quot;; &quot;*SP = newSP; &quot;; &quot;&quot;); IF([.Q65] &lt;&gt; &quot;&quot;; &quot;*PC = newPC; &quot;; &quot;&quot;);  IF( ([.R65] &amp; [.S65] &amp; [.T65] &amp; [.U65] &amp; [.V65] &amp; [.W65]) &lt;&gt; &quot;&quot;; join(&quot;&quot;;    IF( [.R65] &lt;&gt; &quot;&quot;; &quot;carry := &quot; &amp; [.R65] &amp; &quot;;&quot;; &quot;carry := SR&amp;1; &quot;);   IF( [.S65] &lt;&gt; &quot;&quot;; &quot;zero := &quot; &amp; [.S65] &amp; &quot;;&quot;; &quot;zero := (SR&gt;&gt;1)&amp;1; &quot;);   IF( [.T65] &lt;&gt; &quot;&quot;; &quot;interrupt := &quot; &amp; [.T65] &amp; &quot;;&quot;; &quot;interrupt := (SR&gt;&gt;2)&amp;1; &quot;);   IF( [.U65] &lt;&gt; &quot;&quot;; &quot;decimal := &quot; &amp; [.U65] &amp; &quot;;&quot;; &quot;decimal := (SR&gt;&gt;3)&amp;1; &quot;);   IF( [.V65] &lt;&gt; &quot;&quot;; &quot;overflow := &quot; &amp; [.V65] &amp; &quot;;&quot;; &quot;overflow := (SR&gt;&gt;6)&amp;1; &quot;);   IF( [.W65] &lt;&gt; &quot;&quot;; &quot;negative := &quot; &amp; [.W65] &amp; &quot;;&quot;; &quot;negative := (SR&gt;&gt;7)&amp;1; &quot;)  ); &quot;&quot;);  IF( ([.R65] &amp; [.S65] &amp; [.T65] &amp; [.U65] &amp; [.V65] &amp; [.W65]) &lt;&gt; &quot;&quot;; &quot;*SR = carry + (zero&lt;&lt;1) + (interrupt&lt;&lt;2) + (decimal&lt;&lt;3) + (overflow&lt;&lt;6) + (negative&lt;&lt;7); &quot;; &quot;&quot;);  IF( [.Q65] &lt;&gt; &quot;&quot;; &quot;*PC = &quot; &amp; [.Q65] &amp; &quot;;&quot;; &quot;*PC = PC + &quot; &amp; (LEN([.A65]&amp;&quot; &quot;)/3) &amp; &quot;; &quot; );  IF( [.Y65] &lt;&gt; &quot;&quot;; &quot;memory[(&quot; &amp; [.Y65] &amp; &quot;)&amp;0xFFFF] = &quot; &amp; [.Z65] &amp; &quot;; &quot;; &quot;&quot;);  IF( [.AA65] &lt;&gt; &quot;&quot;; &quot;memory[(&quot; &amp; [.AA65] &amp; &quot;)&amp;0xFFFF] = (&quot; &amp; [.AB65] &amp; &quot;)&amp;0xFF; memory[((&quot; &amp; [.AA65] &amp; &quot;)+1)&amp;0xFFFF] = ((&quot; &amp; [.AB6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5];2) &amp; &quot; ) { &quot; &amp;  join(&quot;&quot;;  IF(LEN([.A65]) &gt; 3; &quot;unsigned char LL = memory[(PC+1)&amp;0xFFFF]; &quot;; &quot;&quot;); IF(LEN([.A65]) &gt; 6; &quot;unsigned int HH = memory[(PC+2)&amp;0xFFFF]; &quot;; &quot;&quot;); IF(LEN([.A65]) &gt; 6; &quot;unsigned int HHLL = LL + (HH&lt;&lt;8); &quot;; &quot;&quot;);  IF([.I65] &lt;&gt; &quot;&quot;; &quot;unsigned int zeroPageWord = memory[(&quot;&amp;[.I65]&amp;&quot;)&amp;0xFF] + (memory[((&quot;&amp;[.I65]&amp;&quot;)+1)&amp;0xFF]&lt;&lt;8); &quot;; &quot;&quot;);  IF([.J65] &lt;&gt; &quot;&quot;; &quot;unsigned char readByte = memory[(&quot;&amp;[.J65]&amp;&quot;)&amp;0xFFFF]; &quot;; &quot;&quot;); IF([.K65] &lt;&gt; &quot;&quot;; &quot;unsigned int readWord := memory[(&quot;&amp;[.K65]&amp;&quot;)&amp;0xFFFF] + (memory[((&quot;&amp;[.K65]&amp;&quot;)+1)&amp;0xFFFF]&lt;&lt;8); &quot;; &quot;&quot;);  IF([.L65] &lt;&gt; &quot;&quot;; &quot;unsigned int result = &quot;&amp;[.L65]&amp;&quot;; &quot;; &quot;&quot;);  IF([.M65] &lt;&gt; &quot;&quot;; &quot;unsigned char newA = &quot;&amp;[.M65]&amp;&quot;; &quot;; &quot;&quot;); IF([.N65] &lt;&gt; &quot;&quot;; &quot;unsigned char newX = &quot;&amp;[.N65]&amp;&quot;; &quot;; &quot;&quot;); IF([.O65] &lt;&gt; &quot;&quot;; &quot;unsigned char newY = &quot;&amp;[.O65]&amp;&quot;; &quot;; &quot;&quot;); IF([.P65] &lt;&gt; &quot;&quot;; &quot;unsigned char newSP = &quot;&amp;[.P65]&amp;&quot;; &quot;; &quot;&quot;); IF([.Q65] &lt;&gt; &quot;&quot;; &quot;unsigned int newPC = (&quot;&amp;[.Q65]&amp;&quot;)&amp;0xFFFF; &quot;; &quot;&quot;);  IF([.M65] &lt;&gt; &quot;&quot;; &quot;*A = newA; &quot;; &quot;&quot;); IF([.N65] &lt;&gt; &quot;&quot;; &quot;*X = newX; &quot;; &quot;&quot;); IF([.O65] &lt;&gt; &quot;&quot;; &quot;*Y = newY; &quot;; &quot;&quot;); IF([.P65] &lt;&gt; &quot;&quot;; &quot;*SP = newSP; &quot;; &quot;&quot;); IF([.Q65] &lt;&gt; &quot;&quot;; &quot;*PC = newPC; &quot;; &quot;&quot;);  IF( ([.R65] &amp; [.S65] &amp; [.T65] &amp; [.U65] &amp; [.V65] &amp; [.W65]) &lt;&gt; &quot;&quot;; join(&quot;&quot;;    IF( [.R65] &lt;&gt; &quot;&quot;; &quot;unsigned char carry = &quot; &amp; [.R65] &amp; &quot;;&quot;; &quot;unsigned char carry = SR&amp;1; &quot;);   IF( [.S65] &lt;&gt; &quot;&quot;; &quot;unsigned char zero = &quot; &amp; [.S65] &amp; &quot;;&quot;; &quot;unsigned char zero = (SR&gt;&gt;1)&amp;1; &quot;);   IF( [.T65] &lt;&gt; &quot;&quot;; &quot;unsigned char interrupt = &quot; &amp; [.T65] &amp; &quot;;&quot;; &quot;unsigned char interrupt = (SR&gt;&gt;2)&amp;1; &quot;);   IF( [.U65] &lt;&gt; &quot;&quot;; &quot;unsigned char decimal = &quot; &amp; [.U65] &amp; &quot;;&quot;; &quot;unsigned char decimal = (SR&gt;&gt;3)&amp;1; &quot;);   IF( [.V65] &lt;&gt; &quot;&quot;; &quot;unsigned char overflow = &quot; &amp; [.V65] &amp; &quot;;&quot;; &quot;unsigned char overflow = (SR&gt;&gt;6)&amp;1; &quot;);   IF( [.W65] &lt;&gt; &quot;&quot;; &quot;unsigned char negative = &quot; &amp; [.W65] &amp; &quot;;&quot;; &quot;unsigned char negative = (SR&gt;&gt;7)&amp;1; &quot;)  ); &quot;&quot;);  IF( ([.R65] &amp; [.S65] &amp; [.T65] &amp; [.U65] &amp; [.V65] &amp; [.W65]) &lt;&gt; &quot;&quot;; &quot;*SR = carry + (zero&lt;&lt;1) + (interrupt&lt;&lt;2) + (decimal&lt;&lt;3) + (overflow&lt;&lt;6) + (negative&lt;&lt;7); &quot;; &quot;&quot;);  IF( [.Q65] &lt;&gt; &quot;&quot;; &quot;*PC = &quot; &amp; [.Q65] &amp; &quot;;&quot;; &quot;*PC = PC + &quot; &amp; (LEN([.A65]&amp;&quot; &quot;)/3) &amp; &quot;; &quot; );  IF( [.Y65] &lt;&gt; &quot;&quot;; &quot;memory[(&quot; &amp; [.Y65] &amp; &quot;)&amp;0xFFFF] = &quot; &amp; [.Z65] &amp; &quot;; &quot;; &quot;&quot;);  IF( [.AA65] &lt;&gt; &quot;&quot;; &quot;memory[(&quot; &amp; [.AA65] &amp; &quot;)&amp;0xFFFF] = (&quot; &amp; [.AB65] &amp; &quot;)&amp;0xFF; memory[((&quot; &amp; [.AA65] &amp; &quot;)+1)&amp;0xFFFF] = ((&quot; &amp; [.AB6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5];2) &amp; &quot; ) { &quot; &amp;  join(&quot;&quot;;  IF(LEN([.A65]) &gt; 3; &quot;const LL = memory[(PC+1)&amp;0xFFFF]; &quot;; &quot;&quot;); IF(LEN([.A65]) &gt; 6; &quot;const HH = memory[(PC+2)&amp;0xFFFF]; &quot;; &quot;&quot;); IF(LEN([.A65]) &gt; 6; &quot;const HHLL = LL + (HH&lt;&lt;8); &quot;; &quot;&quot;);  IF([.I65] &lt;&gt; &quot;&quot;; &quot;const zeroPageWord = memory[(&quot;&amp;[.I65]&amp;&quot;)&amp;0xFF] + (memory[((&quot;&amp;[.I65]&amp;&quot;)+1)&amp;0xFF]&lt;&lt;8); &quot;; &quot;&quot;);  IF([.J65] &lt;&gt; &quot;&quot;; &quot;const readByte = memory[(&quot;&amp;[.J65]&amp;&quot;)&amp;0xFFFF]; &quot;; &quot;&quot;); IF([.K65] &lt;&gt; &quot;&quot;; &quot;const readWord = memory[(&quot;&amp;[.K65]&amp;&quot;)&amp;0xFFFF] + (memory[((&quot;&amp;[.K65]&amp;&quot;)+1)&amp;0xFFFF]&lt;&lt;8); &quot;; &quot;&quot;);  IF([.L65] &lt;&gt; &quot;&quot;; &quot;const result = &quot;&amp;[.L65]&amp;&quot;; &quot;; &quot;&quot;);  IF([.M65] &lt;&gt; &quot;&quot;; &quot;const newA = &quot;&amp;[.M65]&amp;&quot;; &quot;; &quot;&quot;); IF([.N65] &lt;&gt; &quot;&quot;; &quot;const newX = &quot;&amp;[.N65]&amp;&quot;; &quot;; &quot;&quot;); IF([.O65] &lt;&gt; &quot;&quot;; &quot;const newY = &quot;&amp;[.O65]&amp;&quot;; &quot;; &quot;&quot;); IF([.P65] &lt;&gt; &quot;&quot;; &quot;const newSP = &quot;&amp;[.P65]&amp;&quot;; &quot;; &quot;&quot;); IF([.Q65] &lt;&gt; &quot;&quot;; &quot;const newPC = (&quot;&amp;[.Q65]&amp;&quot;)&amp;0xFFFF; &quot;; &quot;&quot;);  IF([.M65] &lt;&gt; &quot;&quot;; &quot;cpu.A = newA; &quot;; &quot;&quot;); IF([.N65] &lt;&gt; &quot;&quot;; &quot;cpu.X = newX; &quot;; &quot;&quot;); IF([.O65] &lt;&gt; &quot;&quot;; &quot;cpu.Y = newY; &quot;; &quot;&quot;); IF([.P65] &lt;&gt; &quot;&quot;; &quot;cpu.SP = newSP; &quot;; &quot;&quot;); IF([.Q65] &lt;&gt; &quot;&quot;; &quot;cpu.PC = newPC; &quot;; &quot;&quot;);  IF( ([.R65] &amp; [.S65] &amp; [.T65] &amp; [.U65] &amp; [.V65] &amp; [.W65]) &lt;&gt; &quot;&quot;; join(&quot;&quot;;    IF( [.R65] &lt;&gt; &quot;&quot;; &quot;const carry = &quot; &amp; [.R65] &amp; &quot;;&quot;;     &quot;const carry = SR&amp;1; &quot;);   IF( [.S65] &lt;&gt; &quot;&quot;; &quot;const zero = &quot; &amp; [.S65] &amp; &quot;;&quot;;      &quot;const zero = (SR&gt;&gt;1)&amp;1; &quot;);   IF( [.T65] &lt;&gt; &quot;&quot;; &quot;const interrupt = &quot; &amp; [.T65] &amp; &quot;;&quot;; &quot;const interrupt = (SR&gt;&gt;2)&amp;1; &quot;);   IF( [.U65] &lt;&gt; &quot;&quot;; &quot;const decimal = &quot; &amp; [.U65] &amp; &quot;;&quot;;   &quot;const decimal = (SR&gt;&gt;3)&amp;1; &quot;);   IF( [.V65] &lt;&gt; &quot;&quot;; &quot;const overflow = &quot; &amp; [.V65] &amp; &quot;;&quot;;  &quot;const overflow = (SR&gt;&gt;6)&amp;1; &quot;);   IF( [.W65] &lt;&gt; &quot;&quot;; &quot;const negative = &quot; &amp; [.W65] &amp; &quot;;&quot;;  &quot;const negative = (SR&gt;&gt;7)&amp;1; &quot;)  ); &quot;&quot;);  IF( ([.R65] &amp; [.S65] &amp; [.T65] &amp; [.U65] &amp; [.V65] &amp; [.W65]) &lt;&gt; &quot;&quot;; &quot;cpu.SR = carry + (zero&lt;&lt;1) + (interrupt&lt;&lt;2) + (decimal&lt;&lt;3) + (overflow&lt;&lt;6) + (negative&lt;&lt;7); &quot;; &quot;&quot;);  IF( [.Q65] &lt;&gt; &quot;&quot;; &quot;*PC = &quot; &amp; [.Q65] &amp; &quot;;&quot;; &quot;cpu.PC = PC + &quot; &amp; (LEN([.A65]&amp;&quot; &quot;)/3) &amp; &quot;; &quot; );  IF( [.Y65] &lt;&gt; &quot;&quot;; &quot;memory[(&quot; &amp; [.Y65] &amp; &quot;)&amp;0xFFFF] = &quot; &amp; [.Z65] &amp; &quot;; &quot;; &quot;&quot;);  IF( [.AA65] &lt;&gt; &quot;&quot;; &quot;memory[(&quot; &amp; [.AA65] &amp; &quot;)&amp;0xFFFF] = (&quot; &amp; [.AB65] &amp; &quot;)&amp;0xFF; memory[((&quot; &amp; [.AA65] &amp; &quot;)+1)&amp;0xFFFF] = ((&quot; &amp; [.AB6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65] &lt;&gt; &quot;&quot;; &quot;BB &quot;; &quot;&quot;) &amp; IF([.$AN65] &lt;&gt; &quot;&quot;; &quot;LL HH &quot;; &quot;&quot;) &amp; IF([.$AO65] &lt;&gt; &quot;&quot;; &quot;SS &quot;; &quot;&quot;) &amp; IF([.$AP65] &lt;&gt; &quot;&quot;; &quot;RR &quot;; &quot;&quot;) &amp; IF([.$AQ65] &lt;&gt; &quot;&quot;; &quot;PP QQ &quot;; &quot;&quot;) &amp; LEFT([.$A65];2)" office:value-type="string" office:string-value="SS 65" calcext:value-type="string">
            <text:p>SS 65</text:p>
          </table:table-cell>
          <table:table-cell table:style-name="ce76" table:formula="of:=&quot;UN&quot; &amp;[.B65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$LL</text:p>
          </table:table-cell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6 LL</text:p>
          </table:table-cell>
          <table:table-cell table:style-name="ce32" office:value-type="string" calcext:value-type="string">
            <text:p>ROR</text:p>
          </table:table-cell>
          <table:table-cell table:style-name="ce47" office:value-type="float" office:value="5" calcext:value-type="float">
            <text:p>5</text:p>
          </table:table-cell>
          <table:table-cell table:style-name="ce70" office:value-type="string" calcext:value-type="string">
            <text:p>$LL</text:p>
          </table:table-cell>
          <table:table-cell table:style-name="ce96"/>
          <table:table-cell table:style-name="ce98"/>
          <table:table-cell table:style-name="ce110"/>
          <table:table-cell table:style-name="ce95"/>
          <table:table-cell table:style-name="ce70" table:formula="of:=IF([.$D66] = &quot;($LL, X)&quot;;&quot;(arg1+X)&amp;0xFF&quot;;&quot;&quot;)">
            <text:p/>
          </table:table-cell>
          <table:table-cell table:style-name="ce70" office:value-type="string" calcext:value-type="string">
            <text:p>LL</text:p>
          </table:table-cell>
          <table:table-cell table:style-name="ce92"/>
          <table:table-cell table:style-name="ce70" office:value-type="string" calcext:value-type="string">
            <text:p>(readByte &gt;&gt; 1) + (carry &lt;&lt; 7)</text:p>
          </table:table-cell>
          <table:table-cell table:style-name="ce171"/>
          <table:table-cell table:style-name="ce92" table:number-columns-repeated="4"/>
          <table:table-cell table:style-name="ce173" office:value-type="string" calcext:value-type="string">
            <text:p>readByte</text:p>
          </table:table-cell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3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92" table:number-columns-repeated="2"/>
          <table:table-cell table:style-name="ce244"/>
          <table:table-cell table:style-name="ce95"/>
          <table:table-cell table:style-name="ce253" table:formula="of:=&quot;  if instruction == 0x&quot; &amp; LEFT([.A66];2) &amp; &quot; { &quot; &amp;  join(&quot;&quot;;  IF(LEN([.A66]) &gt; 3; &quot;LL := memory[PC + 1]; &quot;; &quot;&quot;);  IF([.I66] &lt;&gt; &quot;&quot;; &quot;zeroPageWord := memory[(&quot;&amp;[.I66]&amp;&quot;)&amp;0xFF] + (memory[((&quot;&amp;[.I66]&amp;&quot;)+1)&amp;0xFF]&lt;&lt;8); &quot;; &quot;&quot;);  IF([.J66] &lt;&gt; &quot;&quot;; &quot;readByte := memory[(&quot;&amp;[.J66]&amp;&quot;)&amp;0xFFFF]; &quot;; &quot;&quot;); IF([.K66] &lt;&gt; &quot;&quot;; &quot;readWord := memory[(&quot;&amp;[.K66]&amp;&quot;)&amp;0xFFFF] + (memory[((&quot;&amp;[.K66]&amp;&quot;)+1)&amp;0xFFFF]&lt;&lt;8); &quot;; &quot;&quot;);  IF([.L66] &lt;&gt; &quot;&quot;; &quot;result := &quot;&amp;[.L66]&amp;&quot;; &quot;; &quot;&quot;);  IF([.M66] &lt;&gt; &quot;&quot;; &quot;newA := &quot;&amp;[.M66]&amp;&quot;; &quot;; &quot;&quot;); IF([.N66] &lt;&gt; &quot;&quot;; &quot;newX := &quot;&amp;[.N66]&amp;&quot;; &quot;; &quot;&quot;); IF([.O66] &lt;&gt; &quot;&quot;; &quot;newY := &quot;&amp;[.O66]&amp;&quot;; &quot;; &quot;&quot;); IF([.P66] &lt;&gt; &quot;&quot;; &quot;newSP := &quot;&amp;[.P66]&amp;&quot;; &quot;; &quot;&quot;); IF([.Q66] &lt;&gt; &quot;&quot;; &quot;newPC := &quot;&amp;[.Q66]&amp;&quot;; &quot;; &quot;&quot;);  IF([.M66] &lt;&gt; &quot;&quot;; &quot;*A = newA; &quot;; &quot;&quot;); IF([.N66] &lt;&gt; &quot;&quot;; &quot;*X = newX; &quot;; &quot;&quot;); IF([.O66] &lt;&gt; &quot;&quot;; &quot;*Y = newY; &quot;; &quot;&quot;); IF([.P66] &lt;&gt; &quot;&quot;; &quot;*SP = newSP; &quot;; &quot;&quot;); IF([.Q66] &lt;&gt; &quot;&quot;; &quot;*PC = newPC; &quot;; &quot;&quot;);  IF( ([.R66] &amp; [.S66] &amp; [.T66] &amp; [.U66] &amp; [.V66] &amp; [.W66]) &lt;&gt; &quot;&quot;; join(&quot;&quot;;    IF( [.R66] &lt;&gt; &quot;&quot;; &quot;carry := &quot; &amp; [.R66] &amp; &quot;;&quot;; &quot;carry := SR&amp;1; &quot;);   IF( [.S66] &lt;&gt; &quot;&quot;; &quot;zero := &quot; &amp; [.S66] &amp; &quot;;&quot;; &quot;zero := (SR&gt;&gt;1)&amp;1; &quot;);   IF( [.T66] &lt;&gt; &quot;&quot;; &quot;interrupt := &quot; &amp; [.T66] &amp; &quot;;&quot;; &quot;interrupt := (SR&gt;&gt;2)&amp;1; &quot;);   IF( [.U66] &lt;&gt; &quot;&quot;; &quot;decimal := &quot; &amp; [.U66] &amp; &quot;;&quot;; &quot;decimal := (SR&gt;&gt;3)&amp;1; &quot;);   IF( [.V66] &lt;&gt; &quot;&quot;; &quot;overflow := &quot; &amp; [.V66] &amp; &quot;;&quot;; &quot;overflow := (SR&gt;&gt;6)&amp;1; &quot;);   IF( [.W66] &lt;&gt; &quot;&quot;; &quot;negative := &quot; &amp; [.W66] &amp; &quot;;&quot;; &quot;negative := (SR&gt;&gt;7)&amp;1; &quot;)  ); &quot;&quot;);  IF( ([.R66] &amp; [.S66] &amp; [.T66] &amp; [.U66] &amp; [.V66] &amp; [.W66]) &lt;&gt; &quot;&quot;; &quot;*SR = carry + (zero&lt;&lt;1) + (interrupt&lt;&lt;2) + (decimal&lt;&lt;3) + (overflow&lt;&lt;6) + (negative&lt;&lt;7); &quot;; &quot;&quot;);  IF( [.Q66] &lt;&gt; &quot;&quot;; &quot;*PC = &quot; &amp; [.Q66] &amp; &quot;;&quot;; &quot;*PC = PC + &quot; &amp; (LEN([.A66]&amp;&quot; &quot;)/3) &amp; &quot;; &quot; );  IF( [.Y66] &lt;&gt; &quot;&quot;; &quot;memory[(&quot; &amp; [.Y66] &amp; &quot;)&amp;0xFFFF] = &quot; &amp; [.Z66] &amp; &quot;; &quot;; &quot;&quot;);  IF( [.AA66] &lt;&gt; &quot;&quot;; &quot;memory[(&quot; &amp; [.AA66] &amp; &quot;)&amp;0xFFFF] = (&quot; &amp; [.AB66] &amp; &quot;)&amp;0xFF; memory[((&quot; &amp; [.AA66] &amp; &quot;)+1)&amp;0xFFFF] = ((&quot; &amp; [.AB6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6];2) &amp; &quot; ) { &quot; &amp;  join(&quot;&quot;;  IF(LEN([.A66]) &gt; 3; &quot;unsigned char LL = memory[(PC+1)&amp;0xFFFF]; &quot;; &quot;&quot;); IF(LEN([.A66]) &gt; 6; &quot;unsigned int HH = memory[(PC+2)&amp;0xFFFF]; &quot;; &quot;&quot;); IF(LEN([.A66]) &gt; 6; &quot;unsigned int HHLL = LL + (HH&lt;&lt;8); &quot;; &quot;&quot;);  IF([.I66] &lt;&gt; &quot;&quot;; &quot;unsigned int zeroPageWord = memory[(&quot;&amp;[.I66]&amp;&quot;)&amp;0xFF] + (memory[((&quot;&amp;[.I66]&amp;&quot;)+1)&amp;0xFF]&lt;&lt;8); &quot;; &quot;&quot;);  IF([.J66] &lt;&gt; &quot;&quot;; &quot;unsigned char readByte = memory[(&quot;&amp;[.J66]&amp;&quot;)&amp;0xFFFF]; &quot;; &quot;&quot;); IF([.K66] &lt;&gt; &quot;&quot;; &quot;unsigned int readWord := memory[(&quot;&amp;[.K66]&amp;&quot;)&amp;0xFFFF] + (memory[((&quot;&amp;[.K66]&amp;&quot;)+1)&amp;0xFFFF]&lt;&lt;8); &quot;; &quot;&quot;);  IF([.L66] &lt;&gt; &quot;&quot;; &quot;unsigned int result = &quot;&amp;[.L66]&amp;&quot;; &quot;; &quot;&quot;);  IF([.M66] &lt;&gt; &quot;&quot;; &quot;unsigned char newA = &quot;&amp;[.M66]&amp;&quot;; &quot;; &quot;&quot;); IF([.N66] &lt;&gt; &quot;&quot;; &quot;unsigned char newX = &quot;&amp;[.N66]&amp;&quot;; &quot;; &quot;&quot;); IF([.O66] &lt;&gt; &quot;&quot;; &quot;unsigned char newY = &quot;&amp;[.O66]&amp;&quot;; &quot;; &quot;&quot;); IF([.P66] &lt;&gt; &quot;&quot;; &quot;unsigned char newSP = &quot;&amp;[.P66]&amp;&quot;; &quot;; &quot;&quot;); IF([.Q66] &lt;&gt; &quot;&quot;; &quot;unsigned int newPC = (&quot;&amp;[.Q66]&amp;&quot;)&amp;0xFFFF; &quot;; &quot;&quot;);  IF([.M66] &lt;&gt; &quot;&quot;; &quot;*A = newA; &quot;; &quot;&quot;); IF([.N66] &lt;&gt; &quot;&quot;; &quot;*X = newX; &quot;; &quot;&quot;); IF([.O66] &lt;&gt; &quot;&quot;; &quot;*Y = newY; &quot;; &quot;&quot;); IF([.P66] &lt;&gt; &quot;&quot;; &quot;*SP = newSP; &quot;; &quot;&quot;); IF([.Q66] &lt;&gt; &quot;&quot;; &quot;*PC = newPC; &quot;; &quot;&quot;);  IF( ([.R66] &amp; [.S66] &amp; [.T66] &amp; [.U66] &amp; [.V66] &amp; [.W66]) &lt;&gt; &quot;&quot;; join(&quot;&quot;;    IF( [.R66] &lt;&gt; &quot;&quot;; &quot;unsigned char carry = &quot; &amp; [.R66] &amp; &quot;;&quot;; &quot;unsigned char carry = SR&amp;1; &quot;);   IF( [.S66] &lt;&gt; &quot;&quot;; &quot;unsigned char zero = &quot; &amp; [.S66] &amp; &quot;;&quot;; &quot;unsigned char zero = (SR&gt;&gt;1)&amp;1; &quot;);   IF( [.T66] &lt;&gt; &quot;&quot;; &quot;unsigned char interrupt = &quot; &amp; [.T66] &amp; &quot;;&quot;; &quot;unsigned char interrupt = (SR&gt;&gt;2)&amp;1; &quot;);   IF( [.U66] &lt;&gt; &quot;&quot;; &quot;unsigned char decimal = &quot; &amp; [.U66] &amp; &quot;;&quot;; &quot;unsigned char decimal = (SR&gt;&gt;3)&amp;1; &quot;);   IF( [.V66] &lt;&gt; &quot;&quot;; &quot;unsigned char overflow = &quot; &amp; [.V66] &amp; &quot;;&quot;; &quot;unsigned char overflow = (SR&gt;&gt;6)&amp;1; &quot;);   IF( [.W66] &lt;&gt; &quot;&quot;; &quot;unsigned char negative = &quot; &amp; [.W66] &amp; &quot;;&quot;; &quot;unsigned char negative = (SR&gt;&gt;7)&amp;1; &quot;)  ); &quot;&quot;);  IF( ([.R66] &amp; [.S66] &amp; [.T66] &amp; [.U66] &amp; [.V66] &amp; [.W66]) &lt;&gt; &quot;&quot;; &quot;*SR = carry + (zero&lt;&lt;1) + (interrupt&lt;&lt;2) + (decimal&lt;&lt;3) + (overflow&lt;&lt;6) + (negative&lt;&lt;7); &quot;; &quot;&quot;);  IF( [.Q66] &lt;&gt; &quot;&quot;; &quot;*PC = &quot; &amp; [.Q66] &amp; &quot;;&quot;; &quot;*PC = PC + &quot; &amp; (LEN([.A66]&amp;&quot; &quot;)/3) &amp; &quot;; &quot; );  IF( [.Y66] &lt;&gt; &quot;&quot;; &quot;memory[(&quot; &amp; [.Y66] &amp; &quot;)&amp;0xFFFF] = &quot; &amp; [.Z66] &amp; &quot;; &quot;; &quot;&quot;);  IF( [.AA66] &lt;&gt; &quot;&quot;; &quot;memory[(&quot; &amp; [.AA66] &amp; &quot;)&amp;0xFFFF] = (&quot; &amp; [.AB66] &amp; &quot;)&amp;0xFF; memory[((&quot; &amp; [.AA66] &amp; &quot;)+1)&amp;0xFFFF] = ((&quot; &amp; [.AB6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6];2) &amp; &quot; ) { &quot; &amp;  join(&quot;&quot;;  IF(LEN([.A66]) &gt; 3; &quot;const LL = memory[(PC+1)&amp;0xFFFF]; &quot;; &quot;&quot;); IF(LEN([.A66]) &gt; 6; &quot;const HH = memory[(PC+2)&amp;0xFFFF]; &quot;; &quot;&quot;); IF(LEN([.A66]) &gt; 6; &quot;const HHLL = LL + (HH&lt;&lt;8); &quot;; &quot;&quot;);  IF([.I66] &lt;&gt; &quot;&quot;; &quot;const zeroPageWord = memory[(&quot;&amp;[.I66]&amp;&quot;)&amp;0xFF] + (memory[((&quot;&amp;[.I66]&amp;&quot;)+1)&amp;0xFF]&lt;&lt;8); &quot;; &quot;&quot;);  IF([.J66] &lt;&gt; &quot;&quot;; &quot;const readByte = memory[(&quot;&amp;[.J66]&amp;&quot;)&amp;0xFFFF]; &quot;; &quot;&quot;); IF([.K66] &lt;&gt; &quot;&quot;; &quot;const readWord = memory[(&quot;&amp;[.K66]&amp;&quot;)&amp;0xFFFF] + (memory[((&quot;&amp;[.K66]&amp;&quot;)+1)&amp;0xFFFF]&lt;&lt;8); &quot;; &quot;&quot;);  IF([.L66] &lt;&gt; &quot;&quot;; &quot;const result = &quot;&amp;[.L66]&amp;&quot;; &quot;; &quot;&quot;);  IF([.M66] &lt;&gt; &quot;&quot;; &quot;const newA = &quot;&amp;[.M66]&amp;&quot;; &quot;; &quot;&quot;); IF([.N66] &lt;&gt; &quot;&quot;; &quot;const newX = &quot;&amp;[.N66]&amp;&quot;; &quot;; &quot;&quot;); IF([.O66] &lt;&gt; &quot;&quot;; &quot;const newY = &quot;&amp;[.O66]&amp;&quot;; &quot;; &quot;&quot;); IF([.P66] &lt;&gt; &quot;&quot;; &quot;const newSP = &quot;&amp;[.P66]&amp;&quot;; &quot;; &quot;&quot;); IF([.Q66] &lt;&gt; &quot;&quot;; &quot;const newPC = (&quot;&amp;[.Q66]&amp;&quot;)&amp;0xFFFF; &quot;; &quot;&quot;);  IF([.M66] &lt;&gt; &quot;&quot;; &quot;cpu.A = newA; &quot;; &quot;&quot;); IF([.N66] &lt;&gt; &quot;&quot;; &quot;cpu.X = newX; &quot;; &quot;&quot;); IF([.O66] &lt;&gt; &quot;&quot;; &quot;cpu.Y = newY; &quot;; &quot;&quot;); IF([.P66] &lt;&gt; &quot;&quot;; &quot;cpu.SP = newSP; &quot;; &quot;&quot;); IF([.Q66] &lt;&gt; &quot;&quot;; &quot;cpu.PC = newPC; &quot;; &quot;&quot;);  IF( ([.R66] &amp; [.S66] &amp; [.T66] &amp; [.U66] &amp; [.V66] &amp; [.W66]) &lt;&gt; &quot;&quot;; join(&quot;&quot;;    IF( [.R66] &lt;&gt; &quot;&quot;; &quot;const carry = &quot; &amp; [.R66] &amp; &quot;;&quot;;     &quot;const carry = SR&amp;1; &quot;);   IF( [.S66] &lt;&gt; &quot;&quot;; &quot;const zero = &quot; &amp; [.S66] &amp; &quot;;&quot;;      &quot;const zero = (SR&gt;&gt;1)&amp;1; &quot;);   IF( [.T66] &lt;&gt; &quot;&quot;; &quot;const interrupt = &quot; &amp; [.T66] &amp; &quot;;&quot;; &quot;const interrupt = (SR&gt;&gt;2)&amp;1; &quot;);   IF( [.U66] &lt;&gt; &quot;&quot;; &quot;const decimal = &quot; &amp; [.U66] &amp; &quot;;&quot;;   &quot;const decimal = (SR&gt;&gt;3)&amp;1; &quot;);   IF( [.V66] &lt;&gt; &quot;&quot;; &quot;const overflow = &quot; &amp; [.V66] &amp; &quot;;&quot;;  &quot;const overflow = (SR&gt;&gt;6)&amp;1; &quot;);   IF( [.W66] &lt;&gt; &quot;&quot;; &quot;const negative = &quot; &amp; [.W66] &amp; &quot;;&quot;;  &quot;const negative = (SR&gt;&gt;7)&amp;1; &quot;)  ); &quot;&quot;);  IF( ([.R66] &amp; [.S66] &amp; [.T66] &amp; [.U66] &amp; [.V66] &amp; [.W66]) &lt;&gt; &quot;&quot;; &quot;cpu.SR = carry + (zero&lt;&lt;1) + (interrupt&lt;&lt;2) + (decimal&lt;&lt;3) + (overflow&lt;&lt;6) + (negative&lt;&lt;7); &quot;; &quot;&quot;);  IF( [.Q66] &lt;&gt; &quot;&quot;; &quot;*PC = &quot; &amp; [.Q66] &amp; &quot;;&quot;; &quot;cpu.PC = PC + &quot; &amp; (LEN([.A66]&amp;&quot; &quot;)/3) &amp; &quot;; &quot; );  IF( [.Y66] &lt;&gt; &quot;&quot;; &quot;memory[(&quot; &amp; [.Y66] &amp; &quot;)&amp;0xFFFF] = &quot; &amp; [.Z66] &amp; &quot;; &quot;; &quot;&quot;);  IF( [.AA66] &lt;&gt; &quot;&quot;; &quot;memory[(&quot; &amp; [.AA66] &amp; &quot;)&amp;0xFFFF] = (&quot; &amp; [.AB66] &amp; &quot;)&amp;0xFF; memory[((&quot; &amp; [.AA66] &amp; &quot;)+1)&amp;0xFFFF] = ((&quot; &amp; [.AB6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zero, negative</text:p>
          </table:table-cell>
          <table:table-cell table:style-name="ce92"/>
          <table:table-cell table:style-name="ce244"/>
          <table:table-cell table:style-name="ce282" table:formula="of:=IF([.$AM66] &lt;&gt; &quot;&quot;; &quot;BB &quot;; &quot;&quot;) &amp; IF([.$AN66] &lt;&gt; &quot;&quot;; &quot;LL HH &quot;; &quot;&quot;) &amp; IF([.$AO66] &lt;&gt; &quot;&quot;; &quot;SS &quot;; &quot;&quot;) &amp; IF([.$AP66] &lt;&gt; &quot;&quot;; &quot;RR &quot;; &quot;&quot;) &amp; IF([.$AQ66] &lt;&gt; &quot;&quot;; &quot;PP QQ &quot;; &quot;&quot;) &amp; LEFT([.$A66];2)" office:value-type="string" office:string-value="SS 66" calcext:value-type="string">
            <text:p>SS 66</text:p>
          </table:table-cell>
          <table:table-cell table:style-name="ce70" table:formula="of:=&quot;UN&quot; &amp;[.B66]" office:value-type="string" office:string-value="UNROR" calcext:value-type="string">
            <text:p>UNROR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8</text:p>
          </table:table-cell>
          <table:table-cell table:style-name="ce23" office:value-type="string" calcext:value-type="string">
            <text:p>PLA</text:p>
          </table:table-cell>
          <table:table-cell table:style-name="ce48" office:value-type="float" office:value="4" calcext:value-type="float">
            <text:p>4</text:p>
          </table:table-cell>
          <table:table-cell table:style-name="ce71"/>
          <table:table-cell table:style-name="ce96"/>
          <table:table-cell table:style-name="ce98"/>
          <table:table-cell table:style-name="ce109"/>
          <table:table-cell table:style-name="ce95"/>
          <table:table-cell table:style-name="ce90" table:formula="of:=IF([.$D67] = &quot;($LL, X)&quot;;&quot;(arg1+X)&amp;0xFF&quot;;&quot;&quot;)">
            <text:p/>
          </table:table-cell>
          <table:table-cell table:style-name="ce90" office:value-type="string" calcext:value-type="string">
            <text:p>SP + 1</text:p>
          </table:table-cell>
          <table:table-cell table:style-name="ce71"/>
          <table:table-cell table:style-name="ce90" office:value-type="string" calcext:value-type="string">
            <text:p>readByte</text:p>
          </table:table-cell>
          <table:table-cell table:style-name="ce185" office:value-type="string" calcext:value-type="string">
            <text:p>result</text:p>
          </table:table-cell>
          <table:table-cell table:style-name="ce71" table:number-columns-repeated="4"/>
          <table:table-cell table:style-name="ce185"/>
          <table:table-cell table:style-name="ce90" office:value-type="string" calcext:value-type="string">
            <text:p>(result | -result) &gt;&gt; 7</text:p>
          </table:table-cell>
          <table:table-cell table:style-name="ce71" table:number-columns-repeated="4"/>
          <table:table-cell table:style-name="ce223" office:value-type="string" calcext:value-type="string">
            <text:p>result &gt;&gt; 7</text:p>
          </table:table-cell>
          <table:table-cell table:style-name="ce172"/>
          <table:table-cell table:style-name="ce71" table:number-columns-repeated="3"/>
          <table:table-cell table:style-name="ce244"/>
          <table:table-cell table:style-name="ce95"/>
          <table:table-cell table:style-name="ce253" table:formula="of:=&quot;  if instruction == 0x&quot; &amp; LEFT([.A67];2) &amp; &quot; { &quot; &amp;  join(&quot;&quot;;  IF(LEN([.A67]) &gt; 3; &quot;LL := memory[PC + 1]; &quot;; &quot;&quot;);  IF([.I67] &lt;&gt; &quot;&quot;; &quot;zeroPageWord := memory[(&quot;&amp;[.I67]&amp;&quot;)&amp;0xFF] + (memory[((&quot;&amp;[.I67]&amp;&quot;)+1)&amp;0xFF]&lt;&lt;8); &quot;; &quot;&quot;);  IF([.J67] &lt;&gt; &quot;&quot;; &quot;readByte := memory[(&quot;&amp;[.J67]&amp;&quot;)&amp;0xFFFF]; &quot;; &quot;&quot;); IF([.K67] &lt;&gt; &quot;&quot;; &quot;readWord := memory[(&quot;&amp;[.K67]&amp;&quot;)&amp;0xFFFF] + (memory[((&quot;&amp;[.K67]&amp;&quot;)+1)&amp;0xFFFF]&lt;&lt;8); &quot;; &quot;&quot;);  IF([.L67] &lt;&gt; &quot;&quot;; &quot;result := &quot;&amp;[.L67]&amp;&quot;; &quot;; &quot;&quot;);  IF([.M67] &lt;&gt; &quot;&quot;; &quot;newA := &quot;&amp;[.M67]&amp;&quot;; &quot;; &quot;&quot;); IF([.N67] &lt;&gt; &quot;&quot;; &quot;newX := &quot;&amp;[.N67]&amp;&quot;; &quot;; &quot;&quot;); IF([.O67] &lt;&gt; &quot;&quot;; &quot;newY := &quot;&amp;[.O67]&amp;&quot;; &quot;; &quot;&quot;); IF([.P67] &lt;&gt; &quot;&quot;; &quot;newSP := &quot;&amp;[.P67]&amp;&quot;; &quot;; &quot;&quot;); IF([.Q67] &lt;&gt; &quot;&quot;; &quot;newPC := &quot;&amp;[.Q67]&amp;&quot;; &quot;; &quot;&quot;);  IF([.M67] &lt;&gt; &quot;&quot;; &quot;*A = newA; &quot;; &quot;&quot;); IF([.N67] &lt;&gt; &quot;&quot;; &quot;*X = newX; &quot;; &quot;&quot;); IF([.O67] &lt;&gt; &quot;&quot;; &quot;*Y = newY; &quot;; &quot;&quot;); IF([.P67] &lt;&gt; &quot;&quot;; &quot;*SP = newSP; &quot;; &quot;&quot;); IF([.Q67] &lt;&gt; &quot;&quot;; &quot;*PC = newPC; &quot;; &quot;&quot;);  IF( ([.R67] &amp; [.S67] &amp; [.T67] &amp; [.U67] &amp; [.V67] &amp; [.W67]) &lt;&gt; &quot;&quot;; join(&quot;&quot;;    IF( [.R67] &lt;&gt; &quot;&quot;; &quot;carry := &quot; &amp; [.R67] &amp; &quot;;&quot;; &quot;carry := SR&amp;1; &quot;);   IF( [.S67] &lt;&gt; &quot;&quot;; &quot;zero := &quot; &amp; [.S67] &amp; &quot;;&quot;; &quot;zero := (SR&gt;&gt;1)&amp;1; &quot;);   IF( [.T67] &lt;&gt; &quot;&quot;; &quot;interrupt := &quot; &amp; [.T67] &amp; &quot;;&quot;; &quot;interrupt := (SR&gt;&gt;2)&amp;1; &quot;);   IF( [.U67] &lt;&gt; &quot;&quot;; &quot;decimal := &quot; &amp; [.U67] &amp; &quot;;&quot;; &quot;decimal := (SR&gt;&gt;3)&amp;1; &quot;);   IF( [.V67] &lt;&gt; &quot;&quot;; &quot;overflow := &quot; &amp; [.V67] &amp; &quot;;&quot;; &quot;overflow := (SR&gt;&gt;6)&amp;1; &quot;);   IF( [.W67] &lt;&gt; &quot;&quot;; &quot;negative := &quot; &amp; [.W67] &amp; &quot;;&quot;; &quot;negative := (SR&gt;&gt;7)&amp;1; &quot;)  ); &quot;&quot;);  IF( ([.R67] &amp; [.S67] &amp; [.T67] &amp; [.U67] &amp; [.V67] &amp; [.W67]) &lt;&gt; &quot;&quot;; &quot;*SR = carry + (zero&lt;&lt;1) + (interrupt&lt;&lt;2) + (decimal&lt;&lt;3) + (overflow&lt;&lt;6) + (negative&lt;&lt;7); &quot;; &quot;&quot;);  IF( [.Q67] &lt;&gt; &quot;&quot;; &quot;*PC = &quot; &amp; [.Q67] &amp; &quot;;&quot;; &quot;*PC = PC + &quot; &amp; (LEN([.A67]&amp;&quot; &quot;)/3) &amp; &quot;; &quot; );  IF( [.Y67] &lt;&gt; &quot;&quot;; &quot;memory[(&quot; &amp; [.Y67] &amp; &quot;)&amp;0xFFFF] = &quot; &amp; [.Z67] &amp; &quot;; &quot;; &quot;&quot;);  IF( [.AA67] &lt;&gt; &quot;&quot;; &quot;memory[(&quot; &amp; [.AA67] &amp; &quot;)&amp;0xFFFF] = (&quot; &amp; [.AB67] &amp; &quot;)&amp;0xFF; memory[((&quot; &amp; [.AA67] &amp; &quot;)+1)&amp;0xFFFF] = ((&quot; &amp; [.AB6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7];2) &amp; &quot; ) { &quot; &amp;  join(&quot;&quot;;  IF(LEN([.A67]) &gt; 3; &quot;unsigned char LL = memory[(PC+1)&amp;0xFFFF]; &quot;; &quot;&quot;); IF(LEN([.A67]) &gt; 6; &quot;unsigned int HH = memory[(PC+2)&amp;0xFFFF]; &quot;; &quot;&quot;); IF(LEN([.A67]) &gt; 6; &quot;unsigned int HHLL = LL + (HH&lt;&lt;8); &quot;; &quot;&quot;);  IF([.I67] &lt;&gt; &quot;&quot;; &quot;unsigned int zeroPageWord = memory[(&quot;&amp;[.I67]&amp;&quot;)&amp;0xFF] + (memory[((&quot;&amp;[.I67]&amp;&quot;)+1)&amp;0xFF]&lt;&lt;8); &quot;; &quot;&quot;);  IF([.J67] &lt;&gt; &quot;&quot;; &quot;unsigned char readByte = memory[(&quot;&amp;[.J67]&amp;&quot;)&amp;0xFFFF]; &quot;; &quot;&quot;); IF([.K67] &lt;&gt; &quot;&quot;; &quot;unsigned int readWord := memory[(&quot;&amp;[.K67]&amp;&quot;)&amp;0xFFFF] + (memory[((&quot;&amp;[.K67]&amp;&quot;)+1)&amp;0xFFFF]&lt;&lt;8); &quot;; &quot;&quot;);  IF([.L67] &lt;&gt; &quot;&quot;; &quot;unsigned int result = &quot;&amp;[.L67]&amp;&quot;; &quot;; &quot;&quot;);  IF([.M67] &lt;&gt; &quot;&quot;; &quot;unsigned char newA = &quot;&amp;[.M67]&amp;&quot;; &quot;; &quot;&quot;); IF([.N67] &lt;&gt; &quot;&quot;; &quot;unsigned char newX = &quot;&amp;[.N67]&amp;&quot;; &quot;; &quot;&quot;); IF([.O67] &lt;&gt; &quot;&quot;; &quot;unsigned char newY = &quot;&amp;[.O67]&amp;&quot;; &quot;; &quot;&quot;); IF([.P67] &lt;&gt; &quot;&quot;; &quot;unsigned char newSP = &quot;&amp;[.P67]&amp;&quot;; &quot;; &quot;&quot;); IF([.Q67] &lt;&gt; &quot;&quot;; &quot;unsigned int newPC = (&quot;&amp;[.Q67]&amp;&quot;)&amp;0xFFFF; &quot;; &quot;&quot;);  IF([.M67] &lt;&gt; &quot;&quot;; &quot;*A = newA; &quot;; &quot;&quot;); IF([.N67] &lt;&gt; &quot;&quot;; &quot;*X = newX; &quot;; &quot;&quot;); IF([.O67] &lt;&gt; &quot;&quot;; &quot;*Y = newY; &quot;; &quot;&quot;); IF([.P67] &lt;&gt; &quot;&quot;; &quot;*SP = newSP; &quot;; &quot;&quot;); IF([.Q67] &lt;&gt; &quot;&quot;; &quot;*PC = newPC; &quot;; &quot;&quot;);  IF( ([.R67] &amp; [.S67] &amp; [.T67] &amp; [.U67] &amp; [.V67] &amp; [.W67]) &lt;&gt; &quot;&quot;; join(&quot;&quot;;    IF( [.R67] &lt;&gt; &quot;&quot;; &quot;unsigned char carry = &quot; &amp; [.R67] &amp; &quot;;&quot;; &quot;unsigned char carry = SR&amp;1; &quot;);   IF( [.S67] &lt;&gt; &quot;&quot;; &quot;unsigned char zero = &quot; &amp; [.S67] &amp; &quot;;&quot;; &quot;unsigned char zero = (SR&gt;&gt;1)&amp;1; &quot;);   IF( [.T67] &lt;&gt; &quot;&quot;; &quot;unsigned char interrupt = &quot; &amp; [.T67] &amp; &quot;;&quot;; &quot;unsigned char interrupt = (SR&gt;&gt;2)&amp;1; &quot;);   IF( [.U67] &lt;&gt; &quot;&quot;; &quot;unsigned char decimal = &quot; &amp; [.U67] &amp; &quot;;&quot;; &quot;unsigned char decimal = (SR&gt;&gt;3)&amp;1; &quot;);   IF( [.V67] &lt;&gt; &quot;&quot;; &quot;unsigned char overflow = &quot; &amp; [.V67] &amp; &quot;;&quot;; &quot;unsigned char overflow = (SR&gt;&gt;6)&amp;1; &quot;);   IF( [.W67] &lt;&gt; &quot;&quot;; &quot;unsigned char negative = &quot; &amp; [.W67] &amp; &quot;;&quot;; &quot;unsigned char negative = (SR&gt;&gt;7)&amp;1; &quot;)  ); &quot;&quot;);  IF( ([.R67] &amp; [.S67] &amp; [.T67] &amp; [.U67] &amp; [.V67] &amp; [.W67]) &lt;&gt; &quot;&quot;; &quot;*SR = carry + (zero&lt;&lt;1) + (interrupt&lt;&lt;2) + (decimal&lt;&lt;3) + (overflow&lt;&lt;6) + (negative&lt;&lt;7); &quot;; &quot;&quot;);  IF( [.Q67] &lt;&gt; &quot;&quot;; &quot;*PC = &quot; &amp; [.Q67] &amp; &quot;;&quot;; &quot;*PC = PC + &quot; &amp; (LEN([.A67]&amp;&quot; &quot;)/3) &amp; &quot;; &quot; );  IF( [.Y67] &lt;&gt; &quot;&quot;; &quot;memory[(&quot; &amp; [.Y67] &amp; &quot;)&amp;0xFFFF] = &quot; &amp; [.Z67] &amp; &quot;; &quot;; &quot;&quot;);  IF( [.AA67] &lt;&gt; &quot;&quot;; &quot;memory[(&quot; &amp; [.AA67] &amp; &quot;)&amp;0xFFFF] = (&quot; &amp; [.AB67] &amp; &quot;)&amp;0xFF; memory[((&quot; &amp; [.AA67] &amp; &quot;)+1)&amp;0xFFFF] = ((&quot; &amp; [.AB6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7];2) &amp; &quot; ) { &quot; &amp;  join(&quot;&quot;;  IF(LEN([.A67]) &gt; 3; &quot;const LL = memory[(PC+1)&amp;0xFFFF]; &quot;; &quot;&quot;); IF(LEN([.A67]) &gt; 6; &quot;const HH = memory[(PC+2)&amp;0xFFFF]; &quot;; &quot;&quot;); IF(LEN([.A67]) &gt; 6; &quot;const HHLL = LL + (HH&lt;&lt;8); &quot;; &quot;&quot;);  IF([.I67] &lt;&gt; &quot;&quot;; &quot;const zeroPageWord = memory[(&quot;&amp;[.I67]&amp;&quot;)&amp;0xFF] + (memory[((&quot;&amp;[.I67]&amp;&quot;)+1)&amp;0xFF]&lt;&lt;8); &quot;; &quot;&quot;);  IF([.J67] &lt;&gt; &quot;&quot;; &quot;const readByte = memory[(&quot;&amp;[.J67]&amp;&quot;)&amp;0xFFFF]; &quot;; &quot;&quot;); IF([.K67] &lt;&gt; &quot;&quot;; &quot;const readWord = memory[(&quot;&amp;[.K67]&amp;&quot;)&amp;0xFFFF] + (memory[((&quot;&amp;[.K67]&amp;&quot;)+1)&amp;0xFFFF]&lt;&lt;8); &quot;; &quot;&quot;);  IF([.L67] &lt;&gt; &quot;&quot;; &quot;const result = &quot;&amp;[.L67]&amp;&quot;; &quot;; &quot;&quot;);  IF([.M67] &lt;&gt; &quot;&quot;; &quot;const newA = &quot;&amp;[.M67]&amp;&quot;; &quot;; &quot;&quot;); IF([.N67] &lt;&gt; &quot;&quot;; &quot;const newX = &quot;&amp;[.N67]&amp;&quot;; &quot;; &quot;&quot;); IF([.O67] &lt;&gt; &quot;&quot;; &quot;const newY = &quot;&amp;[.O67]&amp;&quot;; &quot;; &quot;&quot;); IF([.P67] &lt;&gt; &quot;&quot;; &quot;const newSP = &quot;&amp;[.P67]&amp;&quot;; &quot;; &quot;&quot;); IF([.Q67] &lt;&gt; &quot;&quot;; &quot;const newPC = (&quot;&amp;[.Q67]&amp;&quot;)&amp;0xFFFF; &quot;; &quot;&quot;);  IF([.M67] &lt;&gt; &quot;&quot;; &quot;cpu.A = newA; &quot;; &quot;&quot;); IF([.N67] &lt;&gt; &quot;&quot;; &quot;cpu.X = newX; &quot;; &quot;&quot;); IF([.O67] &lt;&gt; &quot;&quot;; &quot;cpu.Y = newY; &quot;; &quot;&quot;); IF([.P67] &lt;&gt; &quot;&quot;; &quot;cpu.SP = newSP; &quot;; &quot;&quot;); IF([.Q67] &lt;&gt; &quot;&quot;; &quot;cpu.PC = newPC; &quot;; &quot;&quot;);  IF( ([.R67] &amp; [.S67] &amp; [.T67] &amp; [.U67] &amp; [.V67] &amp; [.W67]) &lt;&gt; &quot;&quot;; join(&quot;&quot;;    IF( [.R67] &lt;&gt; &quot;&quot;; &quot;const carry = &quot; &amp; [.R67] &amp; &quot;;&quot;;     &quot;const carry = SR&amp;1; &quot;);   IF( [.S67] &lt;&gt; &quot;&quot;; &quot;const zero = &quot; &amp; [.S67] &amp; &quot;;&quot;;      &quot;const zero = (SR&gt;&gt;1)&amp;1; &quot;);   IF( [.T67] &lt;&gt; &quot;&quot;; &quot;const interrupt = &quot; &amp; [.T67] &amp; &quot;;&quot;; &quot;const interrupt = (SR&gt;&gt;2)&amp;1; &quot;);   IF( [.U67] &lt;&gt; &quot;&quot;; &quot;const decimal = &quot; &amp; [.U67] &amp; &quot;;&quot;;   &quot;const decimal = (SR&gt;&gt;3)&amp;1; &quot;);   IF( [.V67] &lt;&gt; &quot;&quot;; &quot;const overflow = &quot; &amp; [.V67] &amp; &quot;;&quot;;  &quot;const overflow = (SR&gt;&gt;6)&amp;1; &quot;);   IF( [.W67] &lt;&gt; &quot;&quot;; &quot;const negative = &quot; &amp; [.W67] &amp; &quot;;&quot;;  &quot;const negative = (SR&gt;&gt;7)&amp;1; &quot;)  ); &quot;&quot;);  IF( ([.R67] &amp; [.S67] &amp; [.T67] &amp; [.U67] &amp; [.V67] &amp; [.W67]) &lt;&gt; &quot;&quot;; &quot;cpu.SR = carry + (zero&lt;&lt;1) + (interrupt&lt;&lt;2) + (decimal&lt;&lt;3) + (overflow&lt;&lt;6) + (negative&lt;&lt;7); &quot;; &quot;&quot;);  IF( [.Q67] &lt;&gt; &quot;&quot;; &quot;*PC = &quot; &amp; [.Q67] &amp; &quot;;&quot;; &quot;cpu.PC = PC + &quot; &amp; (LEN([.A67]&amp;&quot; &quot;)/3) &amp; &quot;; &quot; );  IF( [.Y67] &lt;&gt; &quot;&quot;; &quot;memory[(&quot; &amp; [.Y67] &amp; &quot;)&amp;0xFFFF] = &quot; &amp; [.Z67] &amp; &quot;; &quot;; &quot;&quot;);  IF( [.AA67] &lt;&gt; &quot;&quot;; &quot;memory[(&quot; &amp; [.AA67] &amp; &quot;)&amp;0xFFFF] = (&quot; &amp; [.AB67] &amp; &quot;)&amp;0xFF; memory[((&quot; &amp; [.AA67] &amp; &quot;)+1)&amp;0xFFFF] = ((&quot; &amp; [.AB6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1" table:number-columns-repeated="2"/>
          <table:table-cell table:style-name="ce90" office:value-type="string" calcext:value-type="string">
            <text:p>SR</text:p>
          </table:table-cell>
          <table:table-cell table:style-name="ce90" office:value-type="string" calcext:value-type="string">
            <text:p>A</text:p>
          </table:table-cell>
          <table:table-cell table:style-name="ce90"/>
          <table:table-cell table:style-name="ce90" office:value-type="string" calcext:value-type="string">
            <text:p>A, zero, negative</text:p>
          </table:table-cell>
          <table:table-cell table:style-name="ce71"/>
          <table:table-cell table:style-name="ce244"/>
          <table:table-cell table:style-name="ce282" table:formula="of:=IF([.$AM67] &lt;&gt; &quot;&quot;; &quot;BB &quot;; &quot;&quot;) &amp; IF([.$AN67] &lt;&gt; &quot;&quot;; &quot;LL HH &quot;; &quot;&quot;) &amp; IF([.$AO67] &lt;&gt; &quot;&quot;; &quot;SS &quot;; &quot;&quot;) &amp; IF([.$AP67] &lt;&gt; &quot;&quot;; &quot;RR &quot;; &quot;&quot;) &amp; IF([.$AQ67] &lt;&gt; &quot;&quot;; &quot;PP QQ &quot;; &quot;&quot;) &amp; LEFT([.$A67];2)" office:value-type="string" office:string-value="SS RR 68" calcext:value-type="string">
            <text:p>SS RR 68</text:p>
          </table:table-cell>
          <table:table-cell table:style-name="ce90" table:formula="of:=&quot;UN&quot; &amp;[.B67]" office:value-type="string" office:string-value="UNPLA" calcext:value-type="string">
            <text:p>UNPLA</text:p>
          </table:table-cell>
          <table:table-cell table:style-name="ce90" office:value-type="string" calcext:value-type="string">
            <text:p>$SS</text:p>
          </table:table-cell>
          <table:table-cell table:style-name="ce96"/>
          <table:table-cell table:style-name="ce90" table:number-columns-repeated="14"/>
          <table:table-cell table:style-name="ce98"/>
          <table:table-cell table:style-name="ce9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9 LL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float" office:value="2" calcext:value-type="float">
            <text:p>2</text:p>
          </table:table-cell>
          <table:table-cell table:style-name="ce76" office:value-type="string" calcext:value-type="string">
            <text:p>#$LL</text:p>
          </table:table-cell>
          <table:table-cell table:style-name="ce96"/>
          <table:table-cell table:style-name="ce98"/>
          <table:table-cell table:style-name="ce117"/>
          <table:table-cell table:style-name="ce95"/>
          <table:table-cell table:style-name="ce76" table:formula="of:=IF([.$D68] = &quot;($LL, X)&quot;;&quot;(arg1+X)&amp;0xFF&quot;;&quot;&quot;)">
            <text:p/>
          </table:table-cell>
          <table:table-cell table:style-name="ce76" table:number-columns-repeated="2"/>
          <table:table-cell table:style-name="ce76" office:value-type="string" calcext:value-type="string">
            <text:p>A + LL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68];2) &amp; &quot; { &quot; &amp;  join(&quot;&quot;;  IF(LEN([.A68]) &gt; 3; &quot;LL := memory[PC + 1]; &quot;; &quot;&quot;);  IF([.I68] &lt;&gt; &quot;&quot;; &quot;zeroPageWord := memory[(&quot;&amp;[.I68]&amp;&quot;)&amp;0xFF] + (memory[((&quot;&amp;[.I68]&amp;&quot;)+1)&amp;0xFF]&lt;&lt;8); &quot;; &quot;&quot;);  IF([.J68] &lt;&gt; &quot;&quot;; &quot;readByte := memory[(&quot;&amp;[.J68]&amp;&quot;)&amp;0xFFFF]; &quot;; &quot;&quot;); IF([.K68] &lt;&gt; &quot;&quot;; &quot;readWord := memory[(&quot;&amp;[.K68]&amp;&quot;)&amp;0xFFFF] + (memory[((&quot;&amp;[.K68]&amp;&quot;)+1)&amp;0xFFFF]&lt;&lt;8); &quot;; &quot;&quot;);  IF([.L68] &lt;&gt; &quot;&quot;; &quot;result := &quot;&amp;[.L68]&amp;&quot;; &quot;; &quot;&quot;);  IF([.M68] &lt;&gt; &quot;&quot;; &quot;newA := &quot;&amp;[.M68]&amp;&quot;; &quot;; &quot;&quot;); IF([.N68] &lt;&gt; &quot;&quot;; &quot;newX := &quot;&amp;[.N68]&amp;&quot;; &quot;; &quot;&quot;); IF([.O68] &lt;&gt; &quot;&quot;; &quot;newY := &quot;&amp;[.O68]&amp;&quot;; &quot;; &quot;&quot;); IF([.P68] &lt;&gt; &quot;&quot;; &quot;newSP := &quot;&amp;[.P68]&amp;&quot;; &quot;; &quot;&quot;); IF([.Q68] &lt;&gt; &quot;&quot;; &quot;newPC := &quot;&amp;[.Q68]&amp;&quot;; &quot;; &quot;&quot;);  IF([.M68] &lt;&gt; &quot;&quot;; &quot;*A = newA; &quot;; &quot;&quot;); IF([.N68] &lt;&gt; &quot;&quot;; &quot;*X = newX; &quot;; &quot;&quot;); IF([.O68] &lt;&gt; &quot;&quot;; &quot;*Y = newY; &quot;; &quot;&quot;); IF([.P68] &lt;&gt; &quot;&quot;; &quot;*SP = newSP; &quot;; &quot;&quot;); IF([.Q68] &lt;&gt; &quot;&quot;; &quot;*PC = newPC; &quot;; &quot;&quot;);  IF( ([.R68] &amp; [.S68] &amp; [.T68] &amp; [.U68] &amp; [.V68] &amp; [.W68]) &lt;&gt; &quot;&quot;; join(&quot;&quot;;    IF( [.R68] &lt;&gt; &quot;&quot;; &quot;carry := &quot; &amp; [.R68] &amp; &quot;;&quot;; &quot;carry := SR&amp;1; &quot;);   IF( [.S68] &lt;&gt; &quot;&quot;; &quot;zero := &quot; &amp; [.S68] &amp; &quot;;&quot;; &quot;zero := (SR&gt;&gt;1)&amp;1; &quot;);   IF( [.T68] &lt;&gt; &quot;&quot;; &quot;interrupt := &quot; &amp; [.T68] &amp; &quot;;&quot;; &quot;interrupt := (SR&gt;&gt;2)&amp;1; &quot;);   IF( [.U68] &lt;&gt; &quot;&quot;; &quot;decimal := &quot; &amp; [.U68] &amp; &quot;;&quot;; &quot;decimal := (SR&gt;&gt;3)&amp;1; &quot;);   IF( [.V68] &lt;&gt; &quot;&quot;; &quot;overflow := &quot; &amp; [.V68] &amp; &quot;;&quot;; &quot;overflow := (SR&gt;&gt;6)&amp;1; &quot;);   IF( [.W68] &lt;&gt; &quot;&quot;; &quot;negative := &quot; &amp; [.W68] &amp; &quot;;&quot;; &quot;negative := (SR&gt;&gt;7)&amp;1; &quot;)  ); &quot;&quot;);  IF( ([.R68] &amp; [.S68] &amp; [.T68] &amp; [.U68] &amp; [.V68] &amp; [.W68]) &lt;&gt; &quot;&quot;; &quot;*SR = carry + (zero&lt;&lt;1) + (interrupt&lt;&lt;2) + (decimal&lt;&lt;3) + (overflow&lt;&lt;6) + (negative&lt;&lt;7); &quot;; &quot;&quot;);  IF( [.Q68] &lt;&gt; &quot;&quot;; &quot;*PC = &quot; &amp; [.Q68] &amp; &quot;;&quot;; &quot;*PC = PC + &quot; &amp; (LEN([.A68]&amp;&quot; &quot;)/3) &amp; &quot;; &quot; );  IF( [.Y68] &lt;&gt; &quot;&quot;; &quot;memory[(&quot; &amp; [.Y68] &amp; &quot;)&amp;0xFFFF] = &quot; &amp; [.Z68] &amp; &quot;; &quot;; &quot;&quot;);  IF( [.AA68] &lt;&gt; &quot;&quot;; &quot;memory[(&quot; &amp; [.AA68] &amp; &quot;)&amp;0xFFFF] = (&quot; &amp; [.AB68] &amp; &quot;)&amp;0xFF; memory[((&quot; &amp; [.AA68] &amp; &quot;)+1)&amp;0xFFFF] = ((&quot; &amp; [.AB6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8];2) &amp; &quot; ) { &quot; &amp;  join(&quot;&quot;;  IF(LEN([.A68]) &gt; 3; &quot;unsigned char LL = memory[(PC+1)&amp;0xFFFF]; &quot;; &quot;&quot;); IF(LEN([.A68]) &gt; 6; &quot;unsigned int HH = memory[(PC+2)&amp;0xFFFF]; &quot;; &quot;&quot;); IF(LEN([.A68]) &gt; 6; &quot;unsigned int HHLL = LL + (HH&lt;&lt;8); &quot;; &quot;&quot;);  IF([.I68] &lt;&gt; &quot;&quot;; &quot;unsigned int zeroPageWord = memory[(&quot;&amp;[.I68]&amp;&quot;)&amp;0xFF] + (memory[((&quot;&amp;[.I68]&amp;&quot;)+1)&amp;0xFF]&lt;&lt;8); &quot;; &quot;&quot;);  IF([.J68] &lt;&gt; &quot;&quot;; &quot;unsigned char readByte = memory[(&quot;&amp;[.J68]&amp;&quot;)&amp;0xFFFF]; &quot;; &quot;&quot;); IF([.K68] &lt;&gt; &quot;&quot;; &quot;unsigned int readWord := memory[(&quot;&amp;[.K68]&amp;&quot;)&amp;0xFFFF] + (memory[((&quot;&amp;[.K68]&amp;&quot;)+1)&amp;0xFFFF]&lt;&lt;8); &quot;; &quot;&quot;);  IF([.L68] &lt;&gt; &quot;&quot;; &quot;unsigned int result = &quot;&amp;[.L68]&amp;&quot;; &quot;; &quot;&quot;);  IF([.M68] &lt;&gt; &quot;&quot;; &quot;unsigned char newA = &quot;&amp;[.M68]&amp;&quot;; &quot;; &quot;&quot;); IF([.N68] &lt;&gt; &quot;&quot;; &quot;unsigned char newX = &quot;&amp;[.N68]&amp;&quot;; &quot;; &quot;&quot;); IF([.O68] &lt;&gt; &quot;&quot;; &quot;unsigned char newY = &quot;&amp;[.O68]&amp;&quot;; &quot;; &quot;&quot;); IF([.P68] &lt;&gt; &quot;&quot;; &quot;unsigned char newSP = &quot;&amp;[.P68]&amp;&quot;; &quot;; &quot;&quot;); IF([.Q68] &lt;&gt; &quot;&quot;; &quot;unsigned int newPC = (&quot;&amp;[.Q68]&amp;&quot;)&amp;0xFFFF; &quot;; &quot;&quot;);  IF([.M68] &lt;&gt; &quot;&quot;; &quot;*A = newA; &quot;; &quot;&quot;); IF([.N68] &lt;&gt; &quot;&quot;; &quot;*X = newX; &quot;; &quot;&quot;); IF([.O68] &lt;&gt; &quot;&quot;; &quot;*Y = newY; &quot;; &quot;&quot;); IF([.P68] &lt;&gt; &quot;&quot;; &quot;*SP = newSP; &quot;; &quot;&quot;); IF([.Q68] &lt;&gt; &quot;&quot;; &quot;*PC = newPC; &quot;; &quot;&quot;);  IF( ([.R68] &amp; [.S68] &amp; [.T68] &amp; [.U68] &amp; [.V68] &amp; [.W68]) &lt;&gt; &quot;&quot;; join(&quot;&quot;;    IF( [.R68] &lt;&gt; &quot;&quot;; &quot;unsigned char carry = &quot; &amp; [.R68] &amp; &quot;;&quot;; &quot;unsigned char carry = SR&amp;1; &quot;);   IF( [.S68] &lt;&gt; &quot;&quot;; &quot;unsigned char zero = &quot; &amp; [.S68] &amp; &quot;;&quot;; &quot;unsigned char zero = (SR&gt;&gt;1)&amp;1; &quot;);   IF( [.T68] &lt;&gt; &quot;&quot;; &quot;unsigned char interrupt = &quot; &amp; [.T68] &amp; &quot;;&quot;; &quot;unsigned char interrupt = (SR&gt;&gt;2)&amp;1; &quot;);   IF( [.U68] &lt;&gt; &quot;&quot;; &quot;unsigned char decimal = &quot; &amp; [.U68] &amp; &quot;;&quot;; &quot;unsigned char decimal = (SR&gt;&gt;3)&amp;1; &quot;);   IF( [.V68] &lt;&gt; &quot;&quot;; &quot;unsigned char overflow = &quot; &amp; [.V68] &amp; &quot;;&quot;; &quot;unsigned char overflow = (SR&gt;&gt;6)&amp;1; &quot;);   IF( [.W68] &lt;&gt; &quot;&quot;; &quot;unsigned char negative = &quot; &amp; [.W68] &amp; &quot;;&quot;; &quot;unsigned char negative = (SR&gt;&gt;7)&amp;1; &quot;)  ); &quot;&quot;);  IF( ([.R68] &amp; [.S68] &amp; [.T68] &amp; [.U68] &amp; [.V68] &amp; [.W68]) &lt;&gt; &quot;&quot;; &quot;*SR = carry + (zero&lt;&lt;1) + (interrupt&lt;&lt;2) + (decimal&lt;&lt;3) + (overflow&lt;&lt;6) + (negative&lt;&lt;7); &quot;; &quot;&quot;);  IF( [.Q68] &lt;&gt; &quot;&quot;; &quot;*PC = &quot; &amp; [.Q68] &amp; &quot;;&quot;; &quot;*PC = PC + &quot; &amp; (LEN([.A68]&amp;&quot; &quot;)/3) &amp; &quot;; &quot; );  IF( [.Y68] &lt;&gt; &quot;&quot;; &quot;memory[(&quot; &amp; [.Y68] &amp; &quot;)&amp;0xFFFF] = &quot; &amp; [.Z68] &amp; &quot;; &quot;; &quot;&quot;);  IF( [.AA68] &lt;&gt; &quot;&quot;; &quot;memory[(&quot; &amp; [.AA68] &amp; &quot;)&amp;0xFFFF] = (&quot; &amp; [.AB68] &amp; &quot;)&amp;0xFF; memory[((&quot; &amp; [.AA68] &amp; &quot;)+1)&amp;0xFFFF] = ((&quot; &amp; [.AB6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8];2) &amp; &quot; ) { &quot; &amp;  join(&quot;&quot;;  IF(LEN([.A68]) &gt; 3; &quot;const LL = memory[(PC+1)&amp;0xFFFF]; &quot;; &quot;&quot;); IF(LEN([.A68]) &gt; 6; &quot;const HH = memory[(PC+2)&amp;0xFFFF]; &quot;; &quot;&quot;); IF(LEN([.A68]) &gt; 6; &quot;const HHLL = LL + (HH&lt;&lt;8); &quot;; &quot;&quot;);  IF([.I68] &lt;&gt; &quot;&quot;; &quot;const zeroPageWord = memory[(&quot;&amp;[.I68]&amp;&quot;)&amp;0xFF] + (memory[((&quot;&amp;[.I68]&amp;&quot;)+1)&amp;0xFF]&lt;&lt;8); &quot;; &quot;&quot;);  IF([.J68] &lt;&gt; &quot;&quot;; &quot;const readByte = memory[(&quot;&amp;[.J68]&amp;&quot;)&amp;0xFFFF]; &quot;; &quot;&quot;); IF([.K68] &lt;&gt; &quot;&quot;; &quot;const readWord = memory[(&quot;&amp;[.K68]&amp;&quot;)&amp;0xFFFF] + (memory[((&quot;&amp;[.K68]&amp;&quot;)+1)&amp;0xFFFF]&lt;&lt;8); &quot;; &quot;&quot;);  IF([.L68] &lt;&gt; &quot;&quot;; &quot;const result = &quot;&amp;[.L68]&amp;&quot;; &quot;; &quot;&quot;);  IF([.M68] &lt;&gt; &quot;&quot;; &quot;const newA = &quot;&amp;[.M68]&amp;&quot;; &quot;; &quot;&quot;); IF([.N68] &lt;&gt; &quot;&quot;; &quot;const newX = &quot;&amp;[.N68]&amp;&quot;; &quot;; &quot;&quot;); IF([.O68] &lt;&gt; &quot;&quot;; &quot;const newY = &quot;&amp;[.O68]&amp;&quot;; &quot;; &quot;&quot;); IF([.P68] &lt;&gt; &quot;&quot;; &quot;const newSP = &quot;&amp;[.P68]&amp;&quot;; &quot;; &quot;&quot;); IF([.Q68] &lt;&gt; &quot;&quot;; &quot;const newPC = (&quot;&amp;[.Q68]&amp;&quot;)&amp;0xFFFF; &quot;; &quot;&quot;);  IF([.M68] &lt;&gt; &quot;&quot;; &quot;cpu.A = newA; &quot;; &quot;&quot;); IF([.N68] &lt;&gt; &quot;&quot;; &quot;cpu.X = newX; &quot;; &quot;&quot;); IF([.O68] &lt;&gt; &quot;&quot;; &quot;cpu.Y = newY; &quot;; &quot;&quot;); IF([.P68] &lt;&gt; &quot;&quot;; &quot;cpu.SP = newSP; &quot;; &quot;&quot;); IF([.Q68] &lt;&gt; &quot;&quot;; &quot;cpu.PC = newPC; &quot;; &quot;&quot;);  IF( ([.R68] &amp; [.S68] &amp; [.T68] &amp; [.U68] &amp; [.V68] &amp; [.W68]) &lt;&gt; &quot;&quot;; join(&quot;&quot;;    IF( [.R68] &lt;&gt; &quot;&quot;; &quot;const carry = &quot; &amp; [.R68] &amp; &quot;;&quot;;     &quot;const carry = SR&amp;1; &quot;);   IF( [.S68] &lt;&gt; &quot;&quot;; &quot;const zero = &quot; &amp; [.S68] &amp; &quot;;&quot;;      &quot;const zero = (SR&gt;&gt;1)&amp;1; &quot;);   IF( [.T68] &lt;&gt; &quot;&quot;; &quot;const interrupt = &quot; &amp; [.T68] &amp; &quot;;&quot;; &quot;const interrupt = (SR&gt;&gt;2)&amp;1; &quot;);   IF( [.U68] &lt;&gt; &quot;&quot;; &quot;const decimal = &quot; &amp; [.U68] &amp; &quot;;&quot;;   &quot;const decimal = (SR&gt;&gt;3)&amp;1; &quot;);   IF( [.V68] &lt;&gt; &quot;&quot;; &quot;const overflow = &quot; &amp; [.V68] &amp; &quot;;&quot;;  &quot;const overflow = (SR&gt;&gt;6)&amp;1; &quot;);   IF( [.W68] &lt;&gt; &quot;&quot;; &quot;const negative = &quot; &amp; [.W68] &amp; &quot;;&quot;;  &quot;const negative = (SR&gt;&gt;7)&amp;1; &quot;)  ); &quot;&quot;);  IF( ([.R68] &amp; [.S68] &amp; [.T68] &amp; [.U68] &amp; [.V68] &amp; [.W68]) &lt;&gt; &quot;&quot;; &quot;cpu.SR = carry + (zero&lt;&lt;1) + (interrupt&lt;&lt;2) + (decimal&lt;&lt;3) + (overflow&lt;&lt;6) + (negative&lt;&lt;7); &quot;; &quot;&quot;);  IF( [.Q68] &lt;&gt; &quot;&quot;; &quot;*PC = &quot; &amp; [.Q68] &amp; &quot;;&quot;; &quot;cpu.PC = PC + &quot; &amp; (LEN([.A68]&amp;&quot; &quot;)/3) &amp; &quot;; &quot; );  IF( [.Y68] &lt;&gt; &quot;&quot;; &quot;memory[(&quot; &amp; [.Y68] &amp; &quot;)&amp;0xFFFF] = &quot; &amp; [.Z68] &amp; &quot;; &quot;; &quot;&quot;);  IF( [.AA68] &lt;&gt; &quot;&quot;; &quot;memory[(&quot; &amp; [.AA68] &amp; &quot;)&amp;0xFFFF] = (&quot; &amp; [.AB68] &amp; &quot;)&amp;0xFF; memory[((&quot; &amp; [.AA68] &amp; &quot;)+1)&amp;0xFFFF] = ((&quot; &amp; [.AB6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68] &lt;&gt; &quot;&quot;; &quot;BB &quot;; &quot;&quot;) &amp; IF([.$AN68] &lt;&gt; &quot;&quot;; &quot;LL HH &quot;; &quot;&quot;) &amp; IF([.$AO68] &lt;&gt; &quot;&quot;; &quot;SS &quot;; &quot;&quot;) &amp; IF([.$AP68] &lt;&gt; &quot;&quot;; &quot;RR &quot;; &quot;&quot;) &amp; IF([.$AQ68] &lt;&gt; &quot;&quot;; &quot;PP QQ &quot;; &quot;&quot;) &amp; LEFT([.$A68];2)" office:value-type="string" office:string-value="SS 69" calcext:value-type="string">
            <text:p>SS 69</text:p>
          </table:table-cell>
          <table:table-cell table:style-name="ce76" table:formula="of:=&quot;UN&quot; &amp;[.B68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table:number-columns-repeated="3"/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A</text:p>
          </table:table-cell>
          <table:table-cell table:style-name="ce32" office:value-type="string" calcext:value-type="string">
            <text:p>ROR</text:p>
          </table:table-cell>
          <table:table-cell table:style-name="ce47" office:value-type="float" office:value="2" calcext:value-type="float">
            <text:p>2</text:p>
          </table:table-cell>
          <table:table-cell table:style-name="ce70" office:value-type="string" calcext:value-type="string">
            <text:p>A</text:p>
          </table:table-cell>
          <table:table-cell table:style-name="ce96"/>
          <table:table-cell table:style-name="ce98"/>
          <table:table-cell table:style-name="ce110"/>
          <table:table-cell table:style-name="ce95"/>
          <table:table-cell table:style-name="ce70" table:formula="of:=IF([.$D69] = &quot;($LL, X)&quot;;&quot;(arg1+X)&amp;0xFF&quot;;&quot;&quot;)">
            <text:p/>
          </table:table-cell>
          <table:table-cell table:style-name="ce92" table:number-columns-repeated="2"/>
          <table:table-cell table:style-name="ce70" office:value-type="string" calcext:value-type="string">
            <text:p>(A &gt;&gt; 1) + (carry &lt;&lt; 7)</text:p>
          </table:table-cell>
          <table:table-cell table:style-name="ce173" office:value-type="string" calcext:value-type="string">
            <text:p>result</text:p>
          </table:table-cell>
          <table:table-cell table:style-name="ce92" table:number-columns-repeated="4"/>
          <table:table-cell table:style-name="ce173" office:value-type="string" calcext:value-type="string">
            <text:p>A</text:p>
          </table:table-cell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1"/>
          <table:table-cell table:style-name="ce92" table:number-columns-repeated="3"/>
          <table:table-cell table:style-name="ce244"/>
          <table:table-cell table:style-name="ce95"/>
          <table:table-cell table:style-name="ce253" table:formula="of:=&quot;  if instruction == 0x&quot; &amp; LEFT([.A69];2) &amp; &quot; { &quot; &amp;  join(&quot;&quot;;  IF(LEN([.A69]) &gt; 3; &quot;LL := memory[PC + 1]; &quot;; &quot;&quot;);  IF([.I69] &lt;&gt; &quot;&quot;; &quot;zeroPageWord := memory[(&quot;&amp;[.I69]&amp;&quot;)&amp;0xFF] + (memory[((&quot;&amp;[.I69]&amp;&quot;)+1)&amp;0xFF]&lt;&lt;8); &quot;; &quot;&quot;);  IF([.J69] &lt;&gt; &quot;&quot;; &quot;readByte := memory[(&quot;&amp;[.J69]&amp;&quot;)&amp;0xFFFF]; &quot;; &quot;&quot;); IF([.K69] &lt;&gt; &quot;&quot;; &quot;readWord := memory[(&quot;&amp;[.K69]&amp;&quot;)&amp;0xFFFF] + (memory[((&quot;&amp;[.K69]&amp;&quot;)+1)&amp;0xFFFF]&lt;&lt;8); &quot;; &quot;&quot;);  IF([.L69] &lt;&gt; &quot;&quot;; &quot;result := &quot;&amp;[.L69]&amp;&quot;; &quot;; &quot;&quot;);  IF([.M69] &lt;&gt; &quot;&quot;; &quot;newA := &quot;&amp;[.M69]&amp;&quot;; &quot;; &quot;&quot;); IF([.N69] &lt;&gt; &quot;&quot;; &quot;newX := &quot;&amp;[.N69]&amp;&quot;; &quot;; &quot;&quot;); IF([.O69] &lt;&gt; &quot;&quot;; &quot;newY := &quot;&amp;[.O69]&amp;&quot;; &quot;; &quot;&quot;); IF([.P69] &lt;&gt; &quot;&quot;; &quot;newSP := &quot;&amp;[.P69]&amp;&quot;; &quot;; &quot;&quot;); IF([.Q69] &lt;&gt; &quot;&quot;; &quot;newPC := &quot;&amp;[.Q69]&amp;&quot;; &quot;; &quot;&quot;);  IF([.M69] &lt;&gt; &quot;&quot;; &quot;*A = newA; &quot;; &quot;&quot;); IF([.N69] &lt;&gt; &quot;&quot;; &quot;*X = newX; &quot;; &quot;&quot;); IF([.O69] &lt;&gt; &quot;&quot;; &quot;*Y = newY; &quot;; &quot;&quot;); IF([.P69] &lt;&gt; &quot;&quot;; &quot;*SP = newSP; &quot;; &quot;&quot;); IF([.Q69] &lt;&gt; &quot;&quot;; &quot;*PC = newPC; &quot;; &quot;&quot;);  IF( ([.R69] &amp; [.S69] &amp; [.T69] &amp; [.U69] &amp; [.V69] &amp; [.W69]) &lt;&gt; &quot;&quot;; join(&quot;&quot;;    IF( [.R69] &lt;&gt; &quot;&quot;; &quot;carry := &quot; &amp; [.R69] &amp; &quot;;&quot;; &quot;carry := SR&amp;1; &quot;);   IF( [.S69] &lt;&gt; &quot;&quot;; &quot;zero := &quot; &amp; [.S69] &amp; &quot;;&quot;; &quot;zero := (SR&gt;&gt;1)&amp;1; &quot;);   IF( [.T69] &lt;&gt; &quot;&quot;; &quot;interrupt := &quot; &amp; [.T69] &amp; &quot;;&quot;; &quot;interrupt := (SR&gt;&gt;2)&amp;1; &quot;);   IF( [.U69] &lt;&gt; &quot;&quot;; &quot;decimal := &quot; &amp; [.U69] &amp; &quot;;&quot;; &quot;decimal := (SR&gt;&gt;3)&amp;1; &quot;);   IF( [.V69] &lt;&gt; &quot;&quot;; &quot;overflow := &quot; &amp; [.V69] &amp; &quot;;&quot;; &quot;overflow := (SR&gt;&gt;6)&amp;1; &quot;);   IF( [.W69] &lt;&gt; &quot;&quot;; &quot;negative := &quot; &amp; [.W69] &amp; &quot;;&quot;; &quot;negative := (SR&gt;&gt;7)&amp;1; &quot;)  ); &quot;&quot;);  IF( ([.R69] &amp; [.S69] &amp; [.T69] &amp; [.U69] &amp; [.V69] &amp; [.W69]) &lt;&gt; &quot;&quot;; &quot;*SR = carry + (zero&lt;&lt;1) + (interrupt&lt;&lt;2) + (decimal&lt;&lt;3) + (overflow&lt;&lt;6) + (negative&lt;&lt;7); &quot;; &quot;&quot;);  IF( [.Q69] &lt;&gt; &quot;&quot;; &quot;*PC = &quot; &amp; [.Q69] &amp; &quot;;&quot;; &quot;*PC = PC + &quot; &amp; (LEN([.A69]&amp;&quot; &quot;)/3) &amp; &quot;; &quot; );  IF( [.Y69] &lt;&gt; &quot;&quot;; &quot;memory[(&quot; &amp; [.Y69] &amp; &quot;)&amp;0xFFFF] = &quot; &amp; [.Z69] &amp; &quot;; &quot;; &quot;&quot;);  IF( [.AA69] &lt;&gt; &quot;&quot;; &quot;memory[(&quot; &amp; [.AA69] &amp; &quot;)&amp;0xFFFF] = (&quot; &amp; [.AB69] &amp; &quot;)&amp;0xFF; memory[((&quot; &amp; [.AA69] &amp; &quot;)+1)&amp;0xFFFF] = ((&quot; &amp; [.AB6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69];2) &amp; &quot; ) { &quot; &amp;  join(&quot;&quot;;  IF(LEN([.A69]) &gt; 3; &quot;unsigned char LL = memory[(PC+1)&amp;0xFFFF]; &quot;; &quot;&quot;); IF(LEN([.A69]) &gt; 6; &quot;unsigned int HH = memory[(PC+2)&amp;0xFFFF]; &quot;; &quot;&quot;); IF(LEN([.A69]) &gt; 6; &quot;unsigned int HHLL = LL + (HH&lt;&lt;8); &quot;; &quot;&quot;);  IF([.I69] &lt;&gt; &quot;&quot;; &quot;unsigned int zeroPageWord = memory[(&quot;&amp;[.I69]&amp;&quot;)&amp;0xFF] + (memory[((&quot;&amp;[.I69]&amp;&quot;)+1)&amp;0xFF]&lt;&lt;8); &quot;; &quot;&quot;);  IF([.J69] &lt;&gt; &quot;&quot;; &quot;unsigned char readByte = memory[(&quot;&amp;[.J69]&amp;&quot;)&amp;0xFFFF]; &quot;; &quot;&quot;); IF([.K69] &lt;&gt; &quot;&quot;; &quot;unsigned int readWord := memory[(&quot;&amp;[.K69]&amp;&quot;)&amp;0xFFFF] + (memory[((&quot;&amp;[.K69]&amp;&quot;)+1)&amp;0xFFFF]&lt;&lt;8); &quot;; &quot;&quot;);  IF([.L69] &lt;&gt; &quot;&quot;; &quot;unsigned int result = &quot;&amp;[.L69]&amp;&quot;; &quot;; &quot;&quot;);  IF([.M69] &lt;&gt; &quot;&quot;; &quot;unsigned char newA = &quot;&amp;[.M69]&amp;&quot;; &quot;; &quot;&quot;); IF([.N69] &lt;&gt; &quot;&quot;; &quot;unsigned char newX = &quot;&amp;[.N69]&amp;&quot;; &quot;; &quot;&quot;); IF([.O69] &lt;&gt; &quot;&quot;; &quot;unsigned char newY = &quot;&amp;[.O69]&amp;&quot;; &quot;; &quot;&quot;); IF([.P69] &lt;&gt; &quot;&quot;; &quot;unsigned char newSP = &quot;&amp;[.P69]&amp;&quot;; &quot;; &quot;&quot;); IF([.Q69] &lt;&gt; &quot;&quot;; &quot;unsigned int newPC = (&quot;&amp;[.Q69]&amp;&quot;)&amp;0xFFFF; &quot;; &quot;&quot;);  IF([.M69] &lt;&gt; &quot;&quot;; &quot;*A = newA; &quot;; &quot;&quot;); IF([.N69] &lt;&gt; &quot;&quot;; &quot;*X = newX; &quot;; &quot;&quot;); IF([.O69] &lt;&gt; &quot;&quot;; &quot;*Y = newY; &quot;; &quot;&quot;); IF([.P69] &lt;&gt; &quot;&quot;; &quot;*SP = newSP; &quot;; &quot;&quot;); IF([.Q69] &lt;&gt; &quot;&quot;; &quot;*PC = newPC; &quot;; &quot;&quot;);  IF( ([.R69] &amp; [.S69] &amp; [.T69] &amp; [.U69] &amp; [.V69] &amp; [.W69]) &lt;&gt; &quot;&quot;; join(&quot;&quot;;    IF( [.R69] &lt;&gt; &quot;&quot;; &quot;unsigned char carry = &quot; &amp; [.R69] &amp; &quot;;&quot;; &quot;unsigned char carry = SR&amp;1; &quot;);   IF( [.S69] &lt;&gt; &quot;&quot;; &quot;unsigned char zero = &quot; &amp; [.S69] &amp; &quot;;&quot;; &quot;unsigned char zero = (SR&gt;&gt;1)&amp;1; &quot;);   IF( [.T69] &lt;&gt; &quot;&quot;; &quot;unsigned char interrupt = &quot; &amp; [.T69] &amp; &quot;;&quot;; &quot;unsigned char interrupt = (SR&gt;&gt;2)&amp;1; &quot;);   IF( [.U69] &lt;&gt; &quot;&quot;; &quot;unsigned char decimal = &quot; &amp; [.U69] &amp; &quot;;&quot;; &quot;unsigned char decimal = (SR&gt;&gt;3)&amp;1; &quot;);   IF( [.V69] &lt;&gt; &quot;&quot;; &quot;unsigned char overflow = &quot; &amp; [.V69] &amp; &quot;;&quot;; &quot;unsigned char overflow = (SR&gt;&gt;6)&amp;1; &quot;);   IF( [.W69] &lt;&gt; &quot;&quot;; &quot;unsigned char negative = &quot; &amp; [.W69] &amp; &quot;;&quot;; &quot;unsigned char negative = (SR&gt;&gt;7)&amp;1; &quot;)  ); &quot;&quot;);  IF( ([.R69] &amp; [.S69] &amp; [.T69] &amp; [.U69] &amp; [.V69] &amp; [.W69]) &lt;&gt; &quot;&quot;; &quot;*SR = carry + (zero&lt;&lt;1) + (interrupt&lt;&lt;2) + (decimal&lt;&lt;3) + (overflow&lt;&lt;6) + (negative&lt;&lt;7); &quot;; &quot;&quot;);  IF( [.Q69] &lt;&gt; &quot;&quot;; &quot;*PC = &quot; &amp; [.Q69] &amp; &quot;;&quot;; &quot;*PC = PC + &quot; &amp; (LEN([.A69]&amp;&quot; &quot;)/3) &amp; &quot;; &quot; );  IF( [.Y69] &lt;&gt; &quot;&quot;; &quot;memory[(&quot; &amp; [.Y69] &amp; &quot;)&amp;0xFFFF] = &quot; &amp; [.Z69] &amp; &quot;; &quot;; &quot;&quot;);  IF( [.AA69] &lt;&gt; &quot;&quot;; &quot;memory[(&quot; &amp; [.AA69] &amp; &quot;)&amp;0xFFFF] = (&quot; &amp; [.AB69] &amp; &quot;)&amp;0xFF; memory[((&quot; &amp; [.AA69] &amp; &quot;)+1)&amp;0xFFFF] = ((&quot; &amp; [.AB6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69];2) &amp; &quot; ) { &quot; &amp;  join(&quot;&quot;;  IF(LEN([.A69]) &gt; 3; &quot;const LL = memory[(PC+1)&amp;0xFFFF]; &quot;; &quot;&quot;); IF(LEN([.A69]) &gt; 6; &quot;const HH = memory[(PC+2)&amp;0xFFFF]; &quot;; &quot;&quot;); IF(LEN([.A69]) &gt; 6; &quot;const HHLL = LL + (HH&lt;&lt;8); &quot;; &quot;&quot;);  IF([.I69] &lt;&gt; &quot;&quot;; &quot;const zeroPageWord = memory[(&quot;&amp;[.I69]&amp;&quot;)&amp;0xFF] + (memory[((&quot;&amp;[.I69]&amp;&quot;)+1)&amp;0xFF]&lt;&lt;8); &quot;; &quot;&quot;);  IF([.J69] &lt;&gt; &quot;&quot;; &quot;const readByte = memory[(&quot;&amp;[.J69]&amp;&quot;)&amp;0xFFFF]; &quot;; &quot;&quot;); IF([.K69] &lt;&gt; &quot;&quot;; &quot;const readWord = memory[(&quot;&amp;[.K69]&amp;&quot;)&amp;0xFFFF] + (memory[((&quot;&amp;[.K69]&amp;&quot;)+1)&amp;0xFFFF]&lt;&lt;8); &quot;; &quot;&quot;);  IF([.L69] &lt;&gt; &quot;&quot;; &quot;const result = &quot;&amp;[.L69]&amp;&quot;; &quot;; &quot;&quot;);  IF([.M69] &lt;&gt; &quot;&quot;; &quot;const newA = &quot;&amp;[.M69]&amp;&quot;; &quot;; &quot;&quot;); IF([.N69] &lt;&gt; &quot;&quot;; &quot;const newX = &quot;&amp;[.N69]&amp;&quot;; &quot;; &quot;&quot;); IF([.O69] &lt;&gt; &quot;&quot;; &quot;const newY = &quot;&amp;[.O69]&amp;&quot;; &quot;; &quot;&quot;); IF([.P69] &lt;&gt; &quot;&quot;; &quot;const newSP = &quot;&amp;[.P69]&amp;&quot;; &quot;; &quot;&quot;); IF([.Q69] &lt;&gt; &quot;&quot;; &quot;const newPC = (&quot;&amp;[.Q69]&amp;&quot;)&amp;0xFFFF; &quot;; &quot;&quot;);  IF([.M69] &lt;&gt; &quot;&quot;; &quot;cpu.A = newA; &quot;; &quot;&quot;); IF([.N69] &lt;&gt; &quot;&quot;; &quot;cpu.X = newX; &quot;; &quot;&quot;); IF([.O69] &lt;&gt; &quot;&quot;; &quot;cpu.Y = newY; &quot;; &quot;&quot;); IF([.P69] &lt;&gt; &quot;&quot;; &quot;cpu.SP = newSP; &quot;; &quot;&quot;); IF([.Q69] &lt;&gt; &quot;&quot;; &quot;cpu.PC = newPC; &quot;; &quot;&quot;);  IF( ([.R69] &amp; [.S69] &amp; [.T69] &amp; [.U69] &amp; [.V69] &amp; [.W69]) &lt;&gt; &quot;&quot;; join(&quot;&quot;;    IF( [.R69] &lt;&gt; &quot;&quot;; &quot;const carry = &quot; &amp; [.R69] &amp; &quot;;&quot;;     &quot;const carry = SR&amp;1; &quot;);   IF( [.S69] &lt;&gt; &quot;&quot;; &quot;const zero = &quot; &amp; [.S69] &amp; &quot;;&quot;;      &quot;const zero = (SR&gt;&gt;1)&amp;1; &quot;);   IF( [.T69] &lt;&gt; &quot;&quot;; &quot;const interrupt = &quot; &amp; [.T69] &amp; &quot;;&quot;; &quot;const interrupt = (SR&gt;&gt;2)&amp;1; &quot;);   IF( [.U69] &lt;&gt; &quot;&quot;; &quot;const decimal = &quot; &amp; [.U69] &amp; &quot;;&quot;;   &quot;const decimal = (SR&gt;&gt;3)&amp;1; &quot;);   IF( [.V69] &lt;&gt; &quot;&quot;; &quot;const overflow = &quot; &amp; [.V69] &amp; &quot;;&quot;;  &quot;const overflow = (SR&gt;&gt;6)&amp;1; &quot;);   IF( [.W69] &lt;&gt; &quot;&quot;; &quot;const negative = &quot; &amp; [.W69] &amp; &quot;;&quot;;  &quot;const negative = (SR&gt;&gt;7)&amp;1; &quot;)  ); &quot;&quot;);  IF( ([.R69] &amp; [.S69] &amp; [.T69] &amp; [.U69] &amp; [.V69] &amp; [.W69]) &lt;&gt; &quot;&quot;; &quot;cpu.SR = carry + (zero&lt;&lt;1) + (interrupt&lt;&lt;2) + (decimal&lt;&lt;3) + (overflow&lt;&lt;6) + (negative&lt;&lt;7); &quot;; &quot;&quot;);  IF( [.Q69] &lt;&gt; &quot;&quot;; &quot;*PC = &quot; &amp; [.Q69] &amp; &quot;;&quot;; &quot;cpu.PC = PC + &quot; &amp; (LEN([.A69]&amp;&quot; &quot;)/3) &amp; &quot;; &quot; );  IF( [.Y69] &lt;&gt; &quot;&quot;; &quot;memory[(&quot; &amp; [.Y69] &amp; &quot;)&amp;0xFFFF] = &quot; &amp; [.Z69] &amp; &quot;; &quot;; &quot;&quot;);  IF( [.AA69] &lt;&gt; &quot;&quot;; &quot;memory[(&quot; &amp; [.AA69] &amp; &quot;)&amp;0xFFFF] = (&quot; &amp; [.AB69] &amp; &quot;)&amp;0xFF; memory[((&quot; &amp; [.AA69] &amp; &quot;)+1)&amp;0xFFFF] = ((&quot; &amp; [.AB6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zero, negative</text:p>
          </table:table-cell>
          <table:table-cell table:style-name="ce92"/>
          <table:table-cell table:style-name="ce244"/>
          <table:table-cell table:style-name="ce282" table:formula="of:=IF([.$AM69] &lt;&gt; &quot;&quot;; &quot;BB &quot;; &quot;&quot;) &amp; IF([.$AN69] &lt;&gt; &quot;&quot;; &quot;LL HH &quot;; &quot;&quot;) &amp; IF([.$AO69] &lt;&gt; &quot;&quot;; &quot;SS &quot;; &quot;&quot;) &amp; IF([.$AP69] &lt;&gt; &quot;&quot;; &quot;RR &quot;; &quot;&quot;) &amp; IF([.$AQ69] &lt;&gt; &quot;&quot;; &quot;PP QQ &quot;; &quot;&quot;) &amp; LEFT([.$A69];2)" office:value-type="string" office:string-value="SS 6A" calcext:value-type="string">
            <text:p>SS 6A</text:p>
          </table:table-cell>
          <table:table-cell table:style-name="ce70" table:formula="of:=&quot;UN&quot; &amp;[.B69]" office:value-type="string" office:string-value="UNROR" calcext:value-type="string">
            <text:p>UNROR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C</text:p>
          </table:table-cell>
          <table:table-cell table:style-name="ce20" office:value-type="string" calcext:value-type="string">
            <text:p>JMP</text:p>
          </table:table-cell>
          <table:table-cell table:style-name="ce45" office:value-type="float" office:value="3" calcext:value-type="float">
            <text:p>3</text:p>
          </table:table-cell>
          <table:table-cell table:style-name="ce68" office:value-type="string" calcext:value-type="string">
            <text:p>($HHLL)</text:p>
          </table:table-cell>
          <table:table-cell table:style-name="ce96"/>
          <table:table-cell table:style-name="ce98"/>
          <table:table-cell table:style-name="ce112"/>
          <table:table-cell table:style-name="ce95"/>
          <table:table-cell table:style-name="ce68" table:formula="of:=IF([.$D70] = &quot;($LL, X)&quot;;&quot;(arg1+X)&amp;0xFF&quot;;&quot;&quot;)">
            <text:p/>
          </table:table-cell>
          <table:table-cell table:style-name="ce68"/>
          <table:table-cell table:style-name="ce68" office:value-type="string" calcext:value-type="string">
            <text:p>HHLL</text:p>
          </table:table-cell>
          <table:table-cell table:style-name="ce73"/>
          <table:table-cell table:style-name="ce169"/>
          <table:table-cell table:style-name="ce73" table:number-columns-repeated="3"/>
          <table:table-cell table:style-name="ce68" office:value-type="string" calcext:value-type="string">
            <text:p>readWord</text:p>
          </table:table-cell>
          <table:table-cell table:style-name="ce198"/>
          <table:table-cell table:style-name="ce68"/>
          <table:table-cell table:style-name="ce73" table:number-columns-repeated="4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70];2) &amp; &quot; { &quot; &amp;  join(&quot;&quot;;  IF(LEN([.A70]) &gt; 3; &quot;LL := memory[PC + 1]; &quot;; &quot;&quot;);  IF([.I70] &lt;&gt; &quot;&quot;; &quot;zeroPageWord := memory[(&quot;&amp;[.I70]&amp;&quot;)&amp;0xFF] + (memory[((&quot;&amp;[.I70]&amp;&quot;)+1)&amp;0xFF]&lt;&lt;8); &quot;; &quot;&quot;);  IF([.J70] &lt;&gt; &quot;&quot;; &quot;readByte := memory[(&quot;&amp;[.J70]&amp;&quot;)&amp;0xFFFF]; &quot;; &quot;&quot;); IF([.K70] &lt;&gt; &quot;&quot;; &quot;readWord := memory[(&quot;&amp;[.K70]&amp;&quot;)&amp;0xFFFF] + (memory[((&quot;&amp;[.K70]&amp;&quot;)+1)&amp;0xFFFF]&lt;&lt;8); &quot;; &quot;&quot;);  IF([.L70] &lt;&gt; &quot;&quot;; &quot;result := &quot;&amp;[.L70]&amp;&quot;; &quot;; &quot;&quot;);  IF([.M70] &lt;&gt; &quot;&quot;; &quot;newA := &quot;&amp;[.M70]&amp;&quot;; &quot;; &quot;&quot;); IF([.N70] &lt;&gt; &quot;&quot;; &quot;newX := &quot;&amp;[.N70]&amp;&quot;; &quot;; &quot;&quot;); IF([.O70] &lt;&gt; &quot;&quot;; &quot;newY := &quot;&amp;[.O70]&amp;&quot;; &quot;; &quot;&quot;); IF([.P70] &lt;&gt; &quot;&quot;; &quot;newSP := &quot;&amp;[.P70]&amp;&quot;; &quot;; &quot;&quot;); IF([.Q70] &lt;&gt; &quot;&quot;; &quot;newPC := &quot;&amp;[.Q70]&amp;&quot;; &quot;; &quot;&quot;);  IF([.M70] &lt;&gt; &quot;&quot;; &quot;*A = newA; &quot;; &quot;&quot;); IF([.N70] &lt;&gt; &quot;&quot;; &quot;*X = newX; &quot;; &quot;&quot;); IF([.O70] &lt;&gt; &quot;&quot;; &quot;*Y = newY; &quot;; &quot;&quot;); IF([.P70] &lt;&gt; &quot;&quot;; &quot;*SP = newSP; &quot;; &quot;&quot;); IF([.Q70] &lt;&gt; &quot;&quot;; &quot;*PC = newPC; &quot;; &quot;&quot;);  IF( ([.R70] &amp; [.S70] &amp; [.T70] &amp; [.U70] &amp; [.V70] &amp; [.W70]) &lt;&gt; &quot;&quot;; join(&quot;&quot;;    IF( [.R70] &lt;&gt; &quot;&quot;; &quot;carry := &quot; &amp; [.R70] &amp; &quot;;&quot;; &quot;carry := SR&amp;1; &quot;);   IF( [.S70] &lt;&gt; &quot;&quot;; &quot;zero := &quot; &amp; [.S70] &amp; &quot;;&quot;; &quot;zero := (SR&gt;&gt;1)&amp;1; &quot;);   IF( [.T70] &lt;&gt; &quot;&quot;; &quot;interrupt := &quot; &amp; [.T70] &amp; &quot;;&quot;; &quot;interrupt := (SR&gt;&gt;2)&amp;1; &quot;);   IF( [.U70] &lt;&gt; &quot;&quot;; &quot;decimal := &quot; &amp; [.U70] &amp; &quot;;&quot;; &quot;decimal := (SR&gt;&gt;3)&amp;1; &quot;);   IF( [.V70] &lt;&gt; &quot;&quot;; &quot;overflow := &quot; &amp; [.V70] &amp; &quot;;&quot;; &quot;overflow := (SR&gt;&gt;6)&amp;1; &quot;);   IF( [.W70] &lt;&gt; &quot;&quot;; &quot;negative := &quot; &amp; [.W70] &amp; &quot;;&quot;; &quot;negative := (SR&gt;&gt;7)&amp;1; &quot;)  ); &quot;&quot;);  IF( ([.R70] &amp; [.S70] &amp; [.T70] &amp; [.U70] &amp; [.V70] &amp; [.W70]) &lt;&gt; &quot;&quot;; &quot;*SR = carry + (zero&lt;&lt;1) + (interrupt&lt;&lt;2) + (decimal&lt;&lt;3) + (overflow&lt;&lt;6) + (negative&lt;&lt;7); &quot;; &quot;&quot;);  IF( [.Q70] &lt;&gt; &quot;&quot;; &quot;*PC = &quot; &amp; [.Q70] &amp; &quot;;&quot;; &quot;*PC = PC + &quot; &amp; (LEN([.A70]&amp;&quot; &quot;)/3) &amp; &quot;; &quot; );  IF( [.Y70] &lt;&gt; &quot;&quot;; &quot;memory[(&quot; &amp; [.Y70] &amp; &quot;)&amp;0xFFFF] = &quot; &amp; [.Z70] &amp; &quot;; &quot;; &quot;&quot;);  IF( [.AA70] &lt;&gt; &quot;&quot;; &quot;memory[(&quot; &amp; [.AA70] &amp; &quot;)&amp;0xFFFF] = (&quot; &amp; [.AB70] &amp; &quot;)&amp;0xFF; memory[((&quot; &amp; [.AA70] &amp; &quot;)+1)&amp;0xFFFF] = ((&quot; &amp; [.AB7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0];2) &amp; &quot; ) { &quot; &amp;  join(&quot;&quot;;  IF(LEN([.A70]) &gt; 3; &quot;unsigned char LL = memory[(PC+1)&amp;0xFFFF]; &quot;; &quot;&quot;); IF(LEN([.A70]) &gt; 6; &quot;unsigned int HH = memory[(PC+2)&amp;0xFFFF]; &quot;; &quot;&quot;); IF(LEN([.A70]) &gt; 6; &quot;unsigned int HHLL = LL + (HH&lt;&lt;8); &quot;; &quot;&quot;);  IF([.I70] &lt;&gt; &quot;&quot;; &quot;unsigned int zeroPageWord = memory[(&quot;&amp;[.I70]&amp;&quot;)&amp;0xFF] + (memory[((&quot;&amp;[.I70]&amp;&quot;)+1)&amp;0xFF]&lt;&lt;8); &quot;; &quot;&quot;);  IF([.J70] &lt;&gt; &quot;&quot;; &quot;unsigned char readByte = memory[(&quot;&amp;[.J70]&amp;&quot;)&amp;0xFFFF]; &quot;; &quot;&quot;); IF([.K70] &lt;&gt; &quot;&quot;; &quot;unsigned int readWord := memory[(&quot;&amp;[.K70]&amp;&quot;)&amp;0xFFFF] + (memory[((&quot;&amp;[.K70]&amp;&quot;)+1)&amp;0xFFFF]&lt;&lt;8); &quot;; &quot;&quot;);  IF([.L70] &lt;&gt; &quot;&quot;; &quot;unsigned int result = &quot;&amp;[.L70]&amp;&quot;; &quot;; &quot;&quot;);  IF([.M70] &lt;&gt; &quot;&quot;; &quot;unsigned char newA = &quot;&amp;[.M70]&amp;&quot;; &quot;; &quot;&quot;); IF([.N70] &lt;&gt; &quot;&quot;; &quot;unsigned char newX = &quot;&amp;[.N70]&amp;&quot;; &quot;; &quot;&quot;); IF([.O70] &lt;&gt; &quot;&quot;; &quot;unsigned char newY = &quot;&amp;[.O70]&amp;&quot;; &quot;; &quot;&quot;); IF([.P70] &lt;&gt; &quot;&quot;; &quot;unsigned char newSP = &quot;&amp;[.P70]&amp;&quot;; &quot;; &quot;&quot;); IF([.Q70] &lt;&gt; &quot;&quot;; &quot;unsigned int newPC = (&quot;&amp;[.Q70]&amp;&quot;)&amp;0xFFFF; &quot;; &quot;&quot;);  IF([.M70] &lt;&gt; &quot;&quot;; &quot;*A = newA; &quot;; &quot;&quot;); IF([.N70] &lt;&gt; &quot;&quot;; &quot;*X = newX; &quot;; &quot;&quot;); IF([.O70] &lt;&gt; &quot;&quot;; &quot;*Y = newY; &quot;; &quot;&quot;); IF([.P70] &lt;&gt; &quot;&quot;; &quot;*SP = newSP; &quot;; &quot;&quot;); IF([.Q70] &lt;&gt; &quot;&quot;; &quot;*PC = newPC; &quot;; &quot;&quot;);  IF( ([.R70] &amp; [.S70] &amp; [.T70] &amp; [.U70] &amp; [.V70] &amp; [.W70]) &lt;&gt; &quot;&quot;; join(&quot;&quot;;    IF( [.R70] &lt;&gt; &quot;&quot;; &quot;unsigned char carry = &quot; &amp; [.R70] &amp; &quot;;&quot;; &quot;unsigned char carry = SR&amp;1; &quot;);   IF( [.S70] &lt;&gt; &quot;&quot;; &quot;unsigned char zero = &quot; &amp; [.S70] &amp; &quot;;&quot;; &quot;unsigned char zero = (SR&gt;&gt;1)&amp;1; &quot;);   IF( [.T70] &lt;&gt; &quot;&quot;; &quot;unsigned char interrupt = &quot; &amp; [.T70] &amp; &quot;;&quot;; &quot;unsigned char interrupt = (SR&gt;&gt;2)&amp;1; &quot;);   IF( [.U70] &lt;&gt; &quot;&quot;; &quot;unsigned char decimal = &quot; &amp; [.U70] &amp; &quot;;&quot;; &quot;unsigned char decimal = (SR&gt;&gt;3)&amp;1; &quot;);   IF( [.V70] &lt;&gt; &quot;&quot;; &quot;unsigned char overflow = &quot; &amp; [.V70] &amp; &quot;;&quot;; &quot;unsigned char overflow = (SR&gt;&gt;6)&amp;1; &quot;);   IF( [.W70] &lt;&gt; &quot;&quot;; &quot;unsigned char negative = &quot; &amp; [.W70] &amp; &quot;;&quot;; &quot;unsigned char negative = (SR&gt;&gt;7)&amp;1; &quot;)  ); &quot;&quot;);  IF( ([.R70] &amp; [.S70] &amp; [.T70] &amp; [.U70] &amp; [.V70] &amp; [.W70]) &lt;&gt; &quot;&quot;; &quot;*SR = carry + (zero&lt;&lt;1) + (interrupt&lt;&lt;2) + (decimal&lt;&lt;3) + (overflow&lt;&lt;6) + (negative&lt;&lt;7); &quot;; &quot;&quot;);  IF( [.Q70] &lt;&gt; &quot;&quot;; &quot;*PC = &quot; &amp; [.Q70] &amp; &quot;;&quot;; &quot;*PC = PC + &quot; &amp; (LEN([.A70]&amp;&quot; &quot;)/3) &amp; &quot;; &quot; );  IF( [.Y70] &lt;&gt; &quot;&quot;; &quot;memory[(&quot; &amp; [.Y70] &amp; &quot;)&amp;0xFFFF] = &quot; &amp; [.Z70] &amp; &quot;; &quot;; &quot;&quot;);  IF( [.AA70] &lt;&gt; &quot;&quot;; &quot;memory[(&quot; &amp; [.AA70] &amp; &quot;)&amp;0xFFFF] = (&quot; &amp; [.AB70] &amp; &quot;)&amp;0xFF; memory[((&quot; &amp; [.AA70] &amp; &quot;)+1)&amp;0xFFFF] = ((&quot; &amp; [.AB7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0];2) &amp; &quot; ) { &quot; &amp;  join(&quot;&quot;;  IF(LEN([.A70]) &gt; 3; &quot;const LL = memory[(PC+1)&amp;0xFFFF]; &quot;; &quot;&quot;); IF(LEN([.A70]) &gt; 6; &quot;const HH = memory[(PC+2)&amp;0xFFFF]; &quot;; &quot;&quot;); IF(LEN([.A70]) &gt; 6; &quot;const HHLL = LL + (HH&lt;&lt;8); &quot;; &quot;&quot;);  IF([.I70] &lt;&gt; &quot;&quot;; &quot;const zeroPageWord = memory[(&quot;&amp;[.I70]&amp;&quot;)&amp;0xFF] + (memory[((&quot;&amp;[.I70]&amp;&quot;)+1)&amp;0xFF]&lt;&lt;8); &quot;; &quot;&quot;);  IF([.J70] &lt;&gt; &quot;&quot;; &quot;const readByte = memory[(&quot;&amp;[.J70]&amp;&quot;)&amp;0xFFFF]; &quot;; &quot;&quot;); IF([.K70] &lt;&gt; &quot;&quot;; &quot;const readWord = memory[(&quot;&amp;[.K70]&amp;&quot;)&amp;0xFFFF] + (memory[((&quot;&amp;[.K70]&amp;&quot;)+1)&amp;0xFFFF]&lt;&lt;8); &quot;; &quot;&quot;);  IF([.L70] &lt;&gt; &quot;&quot;; &quot;const result = &quot;&amp;[.L70]&amp;&quot;; &quot;; &quot;&quot;);  IF([.M70] &lt;&gt; &quot;&quot;; &quot;const newA = &quot;&amp;[.M70]&amp;&quot;; &quot;; &quot;&quot;); IF([.N70] &lt;&gt; &quot;&quot;; &quot;const newX = &quot;&amp;[.N70]&amp;&quot;; &quot;; &quot;&quot;); IF([.O70] &lt;&gt; &quot;&quot;; &quot;const newY = &quot;&amp;[.O70]&amp;&quot;; &quot;; &quot;&quot;); IF([.P70] &lt;&gt; &quot;&quot;; &quot;const newSP = &quot;&amp;[.P70]&amp;&quot;; &quot;; &quot;&quot;); IF([.Q70] &lt;&gt; &quot;&quot;; &quot;const newPC = (&quot;&amp;[.Q70]&amp;&quot;)&amp;0xFFFF; &quot;; &quot;&quot;);  IF([.M70] &lt;&gt; &quot;&quot;; &quot;cpu.A = newA; &quot;; &quot;&quot;); IF([.N70] &lt;&gt; &quot;&quot;; &quot;cpu.X = newX; &quot;; &quot;&quot;); IF([.O70] &lt;&gt; &quot;&quot;; &quot;cpu.Y = newY; &quot;; &quot;&quot;); IF([.P70] &lt;&gt; &quot;&quot;; &quot;cpu.SP = newSP; &quot;; &quot;&quot;); IF([.Q70] &lt;&gt; &quot;&quot;; &quot;cpu.PC = newPC; &quot;; &quot;&quot;);  IF( ([.R70] &amp; [.S70] &amp; [.T70] &amp; [.U70] &amp; [.V70] &amp; [.W70]) &lt;&gt; &quot;&quot;; join(&quot;&quot;;    IF( [.R70] &lt;&gt; &quot;&quot;; &quot;const carry = &quot; &amp; [.R70] &amp; &quot;;&quot;;     &quot;const carry = SR&amp;1; &quot;);   IF( [.S70] &lt;&gt; &quot;&quot;; &quot;const zero = &quot; &amp; [.S70] &amp; &quot;;&quot;;      &quot;const zero = (SR&gt;&gt;1)&amp;1; &quot;);   IF( [.T70] &lt;&gt; &quot;&quot;; &quot;const interrupt = &quot; &amp; [.T70] &amp; &quot;;&quot;; &quot;const interrupt = (SR&gt;&gt;2)&amp;1; &quot;);   IF( [.U70] &lt;&gt; &quot;&quot;; &quot;const decimal = &quot; &amp; [.U70] &amp; &quot;;&quot;;   &quot;const decimal = (SR&gt;&gt;3)&amp;1; &quot;);   IF( [.V70] &lt;&gt; &quot;&quot;; &quot;const overflow = &quot; &amp; [.V70] &amp; &quot;;&quot;;  &quot;const overflow = (SR&gt;&gt;6)&amp;1; &quot;);   IF( [.W70] &lt;&gt; &quot;&quot;; &quot;const negative = &quot; &amp; [.W70] &amp; &quot;;&quot;;  &quot;const negative = (SR&gt;&gt;7)&amp;1; &quot;)  ); &quot;&quot;);  IF( ([.R70] &amp; [.S70] &amp; [.T70] &amp; [.U70] &amp; [.V70] &amp; [.W70]) &lt;&gt; &quot;&quot;; &quot;cpu.SR = carry + (zero&lt;&lt;1) + (interrupt&lt;&lt;2) + (decimal&lt;&lt;3) + (overflow&lt;&lt;6) + (negative&lt;&lt;7); &quot;; &quot;&quot;);  IF( [.Q70] &lt;&gt; &quot;&quot;; &quot;*PC = &quot; &amp; [.Q70] &amp; &quot;;&quot;; &quot;cpu.PC = PC + &quot; &amp; (LEN([.A70]&amp;&quot; &quot;)/3) &amp; &quot;; &quot; );  IF( [.Y70] &lt;&gt; &quot;&quot;; &quot;memory[(&quot; &amp; [.Y70] &amp; &quot;)&amp;0xFFFF] = &quot; &amp; [.Z70] &amp; &quot;; &quot;; &quot;&quot;);  IF( [.AA70] &lt;&gt; &quot;&quot;; &quot;memory[(&quot; &amp; [.AA70] &amp; &quot;)&amp;0xFFFF] = (&quot; &amp; [.AB70] &amp; &quot;)&amp;0xFF; memory[((&quot; &amp; [.AA70] &amp; &quot;)+1)&amp;0xFFFF] = ((&quot; &amp; [.AB7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table:number-columns-repeated="2"/>
          <table:table-cell table:number-columns-repeated="2" table:style-name="ce68" office:value-type="string" calcext:value-type="string">
            <text:p>PC</text:p>
          </table:table-cell>
          <table:table-cell table:style-name="ce73"/>
          <table:table-cell table:style-name="ce244"/>
          <table:table-cell table:style-name="ce282" table:formula="of:=IF([.$AM70] &lt;&gt; &quot;&quot;; &quot;BB &quot;; &quot;&quot;) &amp; IF([.$AN70] &lt;&gt; &quot;&quot;; &quot;LL HH &quot;; &quot;&quot;) &amp; IF([.$AO70] &lt;&gt; &quot;&quot;; &quot;SS &quot;; &quot;&quot;) &amp; IF([.$AP70] &lt;&gt; &quot;&quot;; &quot;RR &quot;; &quot;&quot;) &amp; IF([.$AQ70] &lt;&gt; &quot;&quot;; &quot;PP QQ &quot;; &quot;&quot;) &amp; LEFT([.$A70];2)" office:value-type="string" office:string-value="PP QQ 6C" calcext:value-type="string">
            <text:p>PP QQ 6C</text:p>
          </table:table-cell>
          <table:table-cell table:style-name="ce68" table:formula="of:=&quot;UN&quot; &amp;[.B70]" office:value-type="string" office:string-value="UNJMP" calcext:value-type="string">
            <text:p>UNJMP</text:p>
          </table:table-cell>
          <table:table-cell table:style-name="ce68" office:value-type="string" calcext:value-type="string">
            <text:p>$QQPP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6D LL HH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float" office:value="4" calcext:value-type="float">
            <text:p>4</text:p>
          </table:table-cell>
          <table:table-cell table:style-name="ce76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71] = &quot;($LL, X)&quot;;&quot;(arg1+X)&amp;0xFF&quot;;&quot;&quot;)">
            <text:p/>
          </table:table-cell>
          <table:table-cell table:style-name="ce76" office:value-type="string" calcext:value-type="string">
            <text:p>HHLL</text:p>
          </table:table-cell>
          <table:table-cell table:style-name="ce149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71];2) &amp; &quot; { &quot; &amp;  join(&quot;&quot;;  IF(LEN([.A71]) &gt; 3; &quot;LL := memory[PC + 1]; &quot;; &quot;&quot;);  IF([.I71] &lt;&gt; &quot;&quot;; &quot;zeroPageWord := memory[(&quot;&amp;[.I71]&amp;&quot;)&amp;0xFF] + (memory[((&quot;&amp;[.I71]&amp;&quot;)+1)&amp;0xFF]&lt;&lt;8); &quot;; &quot;&quot;);  IF([.J71] &lt;&gt; &quot;&quot;; &quot;readByte := memory[(&quot;&amp;[.J71]&amp;&quot;)&amp;0xFFFF]; &quot;; &quot;&quot;); IF([.K71] &lt;&gt; &quot;&quot;; &quot;readWord := memory[(&quot;&amp;[.K71]&amp;&quot;)&amp;0xFFFF] + (memory[((&quot;&amp;[.K71]&amp;&quot;)+1)&amp;0xFFFF]&lt;&lt;8); &quot;; &quot;&quot;);  IF([.L71] &lt;&gt; &quot;&quot;; &quot;result := &quot;&amp;[.L71]&amp;&quot;; &quot;; &quot;&quot;);  IF([.M71] &lt;&gt; &quot;&quot;; &quot;newA := &quot;&amp;[.M71]&amp;&quot;; &quot;; &quot;&quot;); IF([.N71] &lt;&gt; &quot;&quot;; &quot;newX := &quot;&amp;[.N71]&amp;&quot;; &quot;; &quot;&quot;); IF([.O71] &lt;&gt; &quot;&quot;; &quot;newY := &quot;&amp;[.O71]&amp;&quot;; &quot;; &quot;&quot;); IF([.P71] &lt;&gt; &quot;&quot;; &quot;newSP := &quot;&amp;[.P71]&amp;&quot;; &quot;; &quot;&quot;); IF([.Q71] &lt;&gt; &quot;&quot;; &quot;newPC := &quot;&amp;[.Q71]&amp;&quot;; &quot;; &quot;&quot;);  IF([.M71] &lt;&gt; &quot;&quot;; &quot;*A = newA; &quot;; &quot;&quot;); IF([.N71] &lt;&gt; &quot;&quot;; &quot;*X = newX; &quot;; &quot;&quot;); IF([.O71] &lt;&gt; &quot;&quot;; &quot;*Y = newY; &quot;; &quot;&quot;); IF([.P71] &lt;&gt; &quot;&quot;; &quot;*SP = newSP; &quot;; &quot;&quot;); IF([.Q71] &lt;&gt; &quot;&quot;; &quot;*PC = newPC; &quot;; &quot;&quot;);  IF( ([.R71] &amp; [.S71] &amp; [.T71] &amp; [.U71] &amp; [.V71] &amp; [.W71]) &lt;&gt; &quot;&quot;; join(&quot;&quot;;    IF( [.R71] &lt;&gt; &quot;&quot;; &quot;carry := &quot; &amp; [.R71] &amp; &quot;;&quot;; &quot;carry := SR&amp;1; &quot;);   IF( [.S71] &lt;&gt; &quot;&quot;; &quot;zero := &quot; &amp; [.S71] &amp; &quot;;&quot;; &quot;zero := (SR&gt;&gt;1)&amp;1; &quot;);   IF( [.T71] &lt;&gt; &quot;&quot;; &quot;interrupt := &quot; &amp; [.T71] &amp; &quot;;&quot;; &quot;interrupt := (SR&gt;&gt;2)&amp;1; &quot;);   IF( [.U71] &lt;&gt; &quot;&quot;; &quot;decimal := &quot; &amp; [.U71] &amp; &quot;;&quot;; &quot;decimal := (SR&gt;&gt;3)&amp;1; &quot;);   IF( [.V71] &lt;&gt; &quot;&quot;; &quot;overflow := &quot; &amp; [.V71] &amp; &quot;;&quot;; &quot;overflow := (SR&gt;&gt;6)&amp;1; &quot;);   IF( [.W71] &lt;&gt; &quot;&quot;; &quot;negative := &quot; &amp; [.W71] &amp; &quot;;&quot;; &quot;negative := (SR&gt;&gt;7)&amp;1; &quot;)  ); &quot;&quot;);  IF( ([.R71] &amp; [.S71] &amp; [.T71] &amp; [.U71] &amp; [.V71] &amp; [.W71]) &lt;&gt; &quot;&quot;; &quot;*SR = carry + (zero&lt;&lt;1) + (interrupt&lt;&lt;2) + (decimal&lt;&lt;3) + (overflow&lt;&lt;6) + (negative&lt;&lt;7); &quot;; &quot;&quot;);  IF( [.Q71] &lt;&gt; &quot;&quot;; &quot;*PC = &quot; &amp; [.Q71] &amp; &quot;;&quot;; &quot;*PC = PC + &quot; &amp; (LEN([.A71]&amp;&quot; &quot;)/3) &amp; &quot;; &quot; );  IF( [.Y71] &lt;&gt; &quot;&quot;; &quot;memory[(&quot; &amp; [.Y71] &amp; &quot;)&amp;0xFFFF] = &quot; &amp; [.Z71] &amp; &quot;; &quot;; &quot;&quot;);  IF( [.AA71] &lt;&gt; &quot;&quot;; &quot;memory[(&quot; &amp; [.AA71] &amp; &quot;)&amp;0xFFFF] = (&quot; &amp; [.AB71] &amp; &quot;)&amp;0xFF; memory[((&quot; &amp; [.AA71] &amp; &quot;)+1)&amp;0xFFFF] = ((&quot; &amp; [.AB7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1];2) &amp; &quot; ) { &quot; &amp;  join(&quot;&quot;;  IF(LEN([.A71]) &gt; 3; &quot;unsigned char LL = memory[(PC+1)&amp;0xFFFF]; &quot;; &quot;&quot;); IF(LEN([.A71]) &gt; 6; &quot;unsigned int HH = memory[(PC+2)&amp;0xFFFF]; &quot;; &quot;&quot;); IF(LEN([.A71]) &gt; 6; &quot;unsigned int HHLL = LL + (HH&lt;&lt;8); &quot;; &quot;&quot;);  IF([.I71] &lt;&gt; &quot;&quot;; &quot;unsigned int zeroPageWord = memory[(&quot;&amp;[.I71]&amp;&quot;)&amp;0xFF] + (memory[((&quot;&amp;[.I71]&amp;&quot;)+1)&amp;0xFF]&lt;&lt;8); &quot;; &quot;&quot;);  IF([.J71] &lt;&gt; &quot;&quot;; &quot;unsigned char readByte = memory[(&quot;&amp;[.J71]&amp;&quot;)&amp;0xFFFF]; &quot;; &quot;&quot;); IF([.K71] &lt;&gt; &quot;&quot;; &quot;unsigned int readWord := memory[(&quot;&amp;[.K71]&amp;&quot;)&amp;0xFFFF] + (memory[((&quot;&amp;[.K71]&amp;&quot;)+1)&amp;0xFFFF]&lt;&lt;8); &quot;; &quot;&quot;);  IF([.L71] &lt;&gt; &quot;&quot;; &quot;unsigned int result = &quot;&amp;[.L71]&amp;&quot;; &quot;; &quot;&quot;);  IF([.M71] &lt;&gt; &quot;&quot;; &quot;unsigned char newA = &quot;&amp;[.M71]&amp;&quot;; &quot;; &quot;&quot;); IF([.N71] &lt;&gt; &quot;&quot;; &quot;unsigned char newX = &quot;&amp;[.N71]&amp;&quot;; &quot;; &quot;&quot;); IF([.O71] &lt;&gt; &quot;&quot;; &quot;unsigned char newY = &quot;&amp;[.O71]&amp;&quot;; &quot;; &quot;&quot;); IF([.P71] &lt;&gt; &quot;&quot;; &quot;unsigned char newSP = &quot;&amp;[.P71]&amp;&quot;; &quot;; &quot;&quot;); IF([.Q71] &lt;&gt; &quot;&quot;; &quot;unsigned int newPC = (&quot;&amp;[.Q71]&amp;&quot;)&amp;0xFFFF; &quot;; &quot;&quot;);  IF([.M71] &lt;&gt; &quot;&quot;; &quot;*A = newA; &quot;; &quot;&quot;); IF([.N71] &lt;&gt; &quot;&quot;; &quot;*X = newX; &quot;; &quot;&quot;); IF([.O71] &lt;&gt; &quot;&quot;; &quot;*Y = newY; &quot;; &quot;&quot;); IF([.P71] &lt;&gt; &quot;&quot;; &quot;*SP = newSP; &quot;; &quot;&quot;); IF([.Q71] &lt;&gt; &quot;&quot;; &quot;*PC = newPC; &quot;; &quot;&quot;);  IF( ([.R71] &amp; [.S71] &amp; [.T71] &amp; [.U71] &amp; [.V71] &amp; [.W71]) &lt;&gt; &quot;&quot;; join(&quot;&quot;;    IF( [.R71] &lt;&gt; &quot;&quot;; &quot;unsigned char carry = &quot; &amp; [.R71] &amp; &quot;;&quot;; &quot;unsigned char carry = SR&amp;1; &quot;);   IF( [.S71] &lt;&gt; &quot;&quot;; &quot;unsigned char zero = &quot; &amp; [.S71] &amp; &quot;;&quot;; &quot;unsigned char zero = (SR&gt;&gt;1)&amp;1; &quot;);   IF( [.T71] &lt;&gt; &quot;&quot;; &quot;unsigned char interrupt = &quot; &amp; [.T71] &amp; &quot;;&quot;; &quot;unsigned char interrupt = (SR&gt;&gt;2)&amp;1; &quot;);   IF( [.U71] &lt;&gt; &quot;&quot;; &quot;unsigned char decimal = &quot; &amp; [.U71] &amp; &quot;;&quot;; &quot;unsigned char decimal = (SR&gt;&gt;3)&amp;1; &quot;);   IF( [.V71] &lt;&gt; &quot;&quot;; &quot;unsigned char overflow = &quot; &amp; [.V71] &amp; &quot;;&quot;; &quot;unsigned char overflow = (SR&gt;&gt;6)&amp;1; &quot;);   IF( [.W71] &lt;&gt; &quot;&quot;; &quot;unsigned char negative = &quot; &amp; [.W71] &amp; &quot;;&quot;; &quot;unsigned char negative = (SR&gt;&gt;7)&amp;1; &quot;)  ); &quot;&quot;);  IF( ([.R71] &amp; [.S71] &amp; [.T71] &amp; [.U71] &amp; [.V71] &amp; [.W71]) &lt;&gt; &quot;&quot;; &quot;*SR = carry + (zero&lt;&lt;1) + (interrupt&lt;&lt;2) + (decimal&lt;&lt;3) + (overflow&lt;&lt;6) + (negative&lt;&lt;7); &quot;; &quot;&quot;);  IF( [.Q71] &lt;&gt; &quot;&quot;; &quot;*PC = &quot; &amp; [.Q71] &amp; &quot;;&quot;; &quot;*PC = PC + &quot; &amp; (LEN([.A71]&amp;&quot; &quot;)/3) &amp; &quot;; &quot; );  IF( [.Y71] &lt;&gt; &quot;&quot;; &quot;memory[(&quot; &amp; [.Y71] &amp; &quot;)&amp;0xFFFF] = &quot; &amp; [.Z71] &amp; &quot;; &quot;; &quot;&quot;);  IF( [.AA71] &lt;&gt; &quot;&quot;; &quot;memory[(&quot; &amp; [.AA71] &amp; &quot;)&amp;0xFFFF] = (&quot; &amp; [.AB71] &amp; &quot;)&amp;0xFF; memory[((&quot; &amp; [.AA71] &amp; &quot;)+1)&amp;0xFFFF] = ((&quot; &amp; [.AB7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1];2) &amp; &quot; ) { &quot; &amp;  join(&quot;&quot;;  IF(LEN([.A71]) &gt; 3; &quot;const LL = memory[(PC+1)&amp;0xFFFF]; &quot;; &quot;&quot;); IF(LEN([.A71]) &gt; 6; &quot;const HH = memory[(PC+2)&amp;0xFFFF]; &quot;; &quot;&quot;); IF(LEN([.A71]) &gt; 6; &quot;const HHLL = LL + (HH&lt;&lt;8); &quot;; &quot;&quot;);  IF([.I71] &lt;&gt; &quot;&quot;; &quot;const zeroPageWord = memory[(&quot;&amp;[.I71]&amp;&quot;)&amp;0xFF] + (memory[((&quot;&amp;[.I71]&amp;&quot;)+1)&amp;0xFF]&lt;&lt;8); &quot;; &quot;&quot;);  IF([.J71] &lt;&gt; &quot;&quot;; &quot;const readByte = memory[(&quot;&amp;[.J71]&amp;&quot;)&amp;0xFFFF]; &quot;; &quot;&quot;); IF([.K71] &lt;&gt; &quot;&quot;; &quot;const readWord = memory[(&quot;&amp;[.K71]&amp;&quot;)&amp;0xFFFF] + (memory[((&quot;&amp;[.K71]&amp;&quot;)+1)&amp;0xFFFF]&lt;&lt;8); &quot;; &quot;&quot;);  IF([.L71] &lt;&gt; &quot;&quot;; &quot;const result = &quot;&amp;[.L71]&amp;&quot;; &quot;; &quot;&quot;);  IF([.M71] &lt;&gt; &quot;&quot;; &quot;const newA = &quot;&amp;[.M71]&amp;&quot;; &quot;; &quot;&quot;); IF([.N71] &lt;&gt; &quot;&quot;; &quot;const newX = &quot;&amp;[.N71]&amp;&quot;; &quot;; &quot;&quot;); IF([.O71] &lt;&gt; &quot;&quot;; &quot;const newY = &quot;&amp;[.O71]&amp;&quot;; &quot;; &quot;&quot;); IF([.P71] &lt;&gt; &quot;&quot;; &quot;const newSP = &quot;&amp;[.P71]&amp;&quot;; &quot;; &quot;&quot;); IF([.Q71] &lt;&gt; &quot;&quot;; &quot;const newPC = (&quot;&amp;[.Q71]&amp;&quot;)&amp;0xFFFF; &quot;; &quot;&quot;);  IF([.M71] &lt;&gt; &quot;&quot;; &quot;cpu.A = newA; &quot;; &quot;&quot;); IF([.N71] &lt;&gt; &quot;&quot;; &quot;cpu.X = newX; &quot;; &quot;&quot;); IF([.O71] &lt;&gt; &quot;&quot;; &quot;cpu.Y = newY; &quot;; &quot;&quot;); IF([.P71] &lt;&gt; &quot;&quot;; &quot;cpu.SP = newSP; &quot;; &quot;&quot;); IF([.Q71] &lt;&gt; &quot;&quot;; &quot;cpu.PC = newPC; &quot;; &quot;&quot;);  IF( ([.R71] &amp; [.S71] &amp; [.T71] &amp; [.U71] &amp; [.V71] &amp; [.W71]) &lt;&gt; &quot;&quot;; join(&quot;&quot;;    IF( [.R71] &lt;&gt; &quot;&quot;; &quot;const carry = &quot; &amp; [.R71] &amp; &quot;;&quot;;     &quot;const carry = SR&amp;1; &quot;);   IF( [.S71] &lt;&gt; &quot;&quot;; &quot;const zero = &quot; &amp; [.S71] &amp; &quot;;&quot;;      &quot;const zero = (SR&gt;&gt;1)&amp;1; &quot;);   IF( [.T71] &lt;&gt; &quot;&quot;; &quot;const interrupt = &quot; &amp; [.T71] &amp; &quot;;&quot;; &quot;const interrupt = (SR&gt;&gt;2)&amp;1; &quot;);   IF( [.U71] &lt;&gt; &quot;&quot;; &quot;const decimal = &quot; &amp; [.U71] &amp; &quot;;&quot;;   &quot;const decimal = (SR&gt;&gt;3)&amp;1; &quot;);   IF( [.V71] &lt;&gt; &quot;&quot;; &quot;const overflow = &quot; &amp; [.V71] &amp; &quot;;&quot;;  &quot;const overflow = (SR&gt;&gt;6)&amp;1; &quot;);   IF( [.W71] &lt;&gt; &quot;&quot;; &quot;const negative = &quot; &amp; [.W71] &amp; &quot;;&quot;;  &quot;const negative = (SR&gt;&gt;7)&amp;1; &quot;)  ); &quot;&quot;);  IF( ([.R71] &amp; [.S71] &amp; [.T71] &amp; [.U71] &amp; [.V71] &amp; [.W71]) &lt;&gt; &quot;&quot;; &quot;cpu.SR = carry + (zero&lt;&lt;1) + (interrupt&lt;&lt;2) + (decimal&lt;&lt;3) + (overflow&lt;&lt;6) + (negative&lt;&lt;7); &quot;; &quot;&quot;);  IF( [.Q71] &lt;&gt; &quot;&quot;; &quot;*PC = &quot; &amp; [.Q71] &amp; &quot;;&quot;; &quot;cpu.PC = PC + &quot; &amp; (LEN([.A71]&amp;&quot; &quot;)/3) &amp; &quot;; &quot; );  IF( [.Y71] &lt;&gt; &quot;&quot;; &quot;memory[(&quot; &amp; [.Y71] &amp; &quot;)&amp;0xFFFF] = &quot; &amp; [.Z71] &amp; &quot;; &quot;; &quot;&quot;);  IF( [.AA71] &lt;&gt; &quot;&quot;; &quot;memory[(&quot; &amp; [.AA71] &amp; &quot;)&amp;0xFFFF] = (&quot; &amp; [.AB71] &amp; &quot;)&amp;0xFF; memory[((&quot; &amp; [.AA71] &amp; &quot;)+1)&amp;0xFFFF] = ((&quot; &amp; [.AB7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71] &lt;&gt; &quot;&quot;; &quot;BB &quot;; &quot;&quot;) &amp; IF([.$AN71] &lt;&gt; &quot;&quot;; &quot;LL HH &quot;; &quot;&quot;) &amp; IF([.$AO71] &lt;&gt; &quot;&quot;; &quot;SS &quot;; &quot;&quot;) &amp; IF([.$AP71] &lt;&gt; &quot;&quot;; &quot;RR &quot;; &quot;&quot;) &amp; IF([.$AQ71] &lt;&gt; &quot;&quot;; &quot;PP QQ &quot;; &quot;&quot;) &amp; LEFT([.$A71];2)" office:value-type="string" office:string-value="SS 6D" calcext:value-type="string">
            <text:p>SS 6D</text:p>
          </table:table-cell>
          <table:table-cell table:style-name="ce76" table:formula="of:=&quot;UN&quot; &amp;[.B71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$HHLL</text:p>
          </table:table-cell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6E LL HH</text:p>
          </table:table-cell>
          <table:table-cell table:style-name="ce34" office:value-type="string" calcext:value-type="string">
            <text:p>ROR</text:p>
          </table:table-cell>
          <table:table-cell table:style-name="ce49" office:value-type="float" office:value="6" calcext:value-type="float">
            <text:p>6</text:p>
          </table:table-cell>
          <table:table-cell table:style-name="ce72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1"/>
          <table:table-cell table:style-name="ce141"/>
          <table:table-cell table:style-name="ce72" table:formula="of:=IF([.$D72] = &quot;($LL, X)&quot;;&quot;(arg1+X)&amp;0xFF&quot;;&quot;&quot;)">
            <text:p/>
          </table:table-cell>
          <table:table-cell table:style-name="ce72" office:value-type="string" calcext:value-type="string">
            <text:p>HHLL</text:p>
          </table:table-cell>
          <table:table-cell table:style-name="ce146"/>
          <table:table-cell table:style-name="ce72" office:value-type="string" calcext:value-type="string">
            <text:p>(readByte &gt;&gt; 1) + (carry &lt;&lt; 7)</text:p>
          </table:table-cell>
          <table:table-cell table:style-name="ce174"/>
          <table:table-cell table:style-name="ce146" table:number-columns-repeated="3"/>
          <table:table-cell table:style-name="ce72"/>
          <table:table-cell table:style-name="ce175" office:value-type="string" calcext:value-type="string">
            <text:p>readByte</text:p>
          </table:table-cell>
          <table:table-cell table:style-name="ce72" office:value-type="string" calcext:value-type="string">
            <text:p>(result | -result) &gt;&gt; 7</text:p>
          </table:table-cell>
          <table:table-cell table:style-name="ce146" table:number-columns-repeated="4"/>
          <table:table-cell table:style-name="ce212" office:value-type="string" calcext:value-type="string">
            <text:p>result &gt;&gt; 7</text:p>
          </table:table-cell>
          <table:table-cell table:style-name="ce175" office:value-type="string" calcext:value-type="string">
            <text:p>readByteAddress</text:p>
          </table:table-cell>
          <table:table-cell table:style-name="ce72" office:value-type="string" calcext:value-type="string">
            <text:p>result</text:p>
          </table:table-cell>
          <table:table-cell table:style-name="ce146" table:number-columns-repeated="2"/>
          <table:table-cell table:style-name="ce245"/>
          <table:table-cell table:style-name="ce141"/>
          <table:table-cell table:style-name="ce253" table:formula="of:=&quot;  if instruction == 0x&quot; &amp; LEFT([.A72];2) &amp; &quot; { &quot; &amp;  join(&quot;&quot;;  IF(LEN([.A72]) &gt; 3; &quot;LL := memory[PC + 1]; &quot;; &quot;&quot;);  IF([.I72] &lt;&gt; &quot;&quot;; &quot;zeroPageWord := memory[(&quot;&amp;[.I72]&amp;&quot;)&amp;0xFF] + (memory[((&quot;&amp;[.I72]&amp;&quot;)+1)&amp;0xFF]&lt;&lt;8); &quot;; &quot;&quot;);  IF([.J72] &lt;&gt; &quot;&quot;; &quot;readByte := memory[(&quot;&amp;[.J72]&amp;&quot;)&amp;0xFFFF]; &quot;; &quot;&quot;); IF([.K72] &lt;&gt; &quot;&quot;; &quot;readWord := memory[(&quot;&amp;[.K72]&amp;&quot;)&amp;0xFFFF] + (memory[((&quot;&amp;[.K72]&amp;&quot;)+1)&amp;0xFFFF]&lt;&lt;8); &quot;; &quot;&quot;);  IF([.L72] &lt;&gt; &quot;&quot;; &quot;result := &quot;&amp;[.L72]&amp;&quot;; &quot;; &quot;&quot;);  IF([.M72] &lt;&gt; &quot;&quot;; &quot;newA := &quot;&amp;[.M72]&amp;&quot;; &quot;; &quot;&quot;); IF([.N72] &lt;&gt; &quot;&quot;; &quot;newX := &quot;&amp;[.N72]&amp;&quot;; &quot;; &quot;&quot;); IF([.O72] &lt;&gt; &quot;&quot;; &quot;newY := &quot;&amp;[.O72]&amp;&quot;; &quot;; &quot;&quot;); IF([.P72] &lt;&gt; &quot;&quot;; &quot;newSP := &quot;&amp;[.P72]&amp;&quot;; &quot;; &quot;&quot;); IF([.Q72] &lt;&gt; &quot;&quot;; &quot;newPC := &quot;&amp;[.Q72]&amp;&quot;; &quot;; &quot;&quot;);  IF([.M72] &lt;&gt; &quot;&quot;; &quot;*A = newA; &quot;; &quot;&quot;); IF([.N72] &lt;&gt; &quot;&quot;; &quot;*X = newX; &quot;; &quot;&quot;); IF([.O72] &lt;&gt; &quot;&quot;; &quot;*Y = newY; &quot;; &quot;&quot;); IF([.P72] &lt;&gt; &quot;&quot;; &quot;*SP = newSP; &quot;; &quot;&quot;); IF([.Q72] &lt;&gt; &quot;&quot;; &quot;*PC = newPC; &quot;; &quot;&quot;);  IF( ([.R72] &amp; [.S72] &amp; [.T72] &amp; [.U72] &amp; [.V72] &amp; [.W72]) &lt;&gt; &quot;&quot;; join(&quot;&quot;;    IF( [.R72] &lt;&gt; &quot;&quot;; &quot;carry := &quot; &amp; [.R72] &amp; &quot;;&quot;; &quot;carry := SR&amp;1; &quot;);   IF( [.S72] &lt;&gt; &quot;&quot;; &quot;zero := &quot; &amp; [.S72] &amp; &quot;;&quot;; &quot;zero := (SR&gt;&gt;1)&amp;1; &quot;);   IF( [.T72] &lt;&gt; &quot;&quot;; &quot;interrupt := &quot; &amp; [.T72] &amp; &quot;;&quot;; &quot;interrupt := (SR&gt;&gt;2)&amp;1; &quot;);   IF( [.U72] &lt;&gt; &quot;&quot;; &quot;decimal := &quot; &amp; [.U72] &amp; &quot;;&quot;; &quot;decimal := (SR&gt;&gt;3)&amp;1; &quot;);   IF( [.V72] &lt;&gt; &quot;&quot;; &quot;overflow := &quot; &amp; [.V72] &amp; &quot;;&quot;; &quot;overflow := (SR&gt;&gt;6)&amp;1; &quot;);   IF( [.W72] &lt;&gt; &quot;&quot;; &quot;negative := &quot; &amp; [.W72] &amp; &quot;;&quot;; &quot;negative := (SR&gt;&gt;7)&amp;1; &quot;)  ); &quot;&quot;);  IF( ([.R72] &amp; [.S72] &amp; [.T72] &amp; [.U72] &amp; [.V72] &amp; [.W72]) &lt;&gt; &quot;&quot;; &quot;*SR = carry + (zero&lt;&lt;1) + (interrupt&lt;&lt;2) + (decimal&lt;&lt;3) + (overflow&lt;&lt;6) + (negative&lt;&lt;7); &quot;; &quot;&quot;);  IF( [.Q72] &lt;&gt; &quot;&quot;; &quot;*PC = &quot; &amp; [.Q72] &amp; &quot;;&quot;; &quot;*PC = PC + &quot; &amp; (LEN([.A72]&amp;&quot; &quot;)/3) &amp; &quot;; &quot; );  IF( [.Y72] &lt;&gt; &quot;&quot;; &quot;memory[(&quot; &amp; [.Y72] &amp; &quot;)&amp;0xFFFF] = &quot; &amp; [.Z72] &amp; &quot;; &quot;; &quot;&quot;);  IF( [.AA72] &lt;&gt; &quot;&quot;; &quot;memory[(&quot; &amp; [.AA72] &amp; &quot;)&amp;0xFFFF] = (&quot; &amp; [.AB72] &amp; &quot;)&amp;0xFF; memory[((&quot; &amp; [.AA72] &amp; &quot;)+1)&amp;0xFFFF] = ((&quot; &amp; [.AB7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2];2) &amp; &quot; ) { &quot; &amp;  join(&quot;&quot;;  IF(LEN([.A72]) &gt; 3; &quot;unsigned char LL = memory[(PC+1)&amp;0xFFFF]; &quot;; &quot;&quot;); IF(LEN([.A72]) &gt; 6; &quot;unsigned int HH = memory[(PC+2)&amp;0xFFFF]; &quot;; &quot;&quot;); IF(LEN([.A72]) &gt; 6; &quot;unsigned int HHLL = LL + (HH&lt;&lt;8); &quot;; &quot;&quot;);  IF([.I72] &lt;&gt; &quot;&quot;; &quot;unsigned int zeroPageWord = memory[(&quot;&amp;[.I72]&amp;&quot;)&amp;0xFF] + (memory[((&quot;&amp;[.I72]&amp;&quot;)+1)&amp;0xFF]&lt;&lt;8); &quot;; &quot;&quot;);  IF([.J72] &lt;&gt; &quot;&quot;; &quot;unsigned char readByte = memory[(&quot;&amp;[.J72]&amp;&quot;)&amp;0xFFFF]; &quot;; &quot;&quot;); IF([.K72] &lt;&gt; &quot;&quot;; &quot;unsigned int readWord := memory[(&quot;&amp;[.K72]&amp;&quot;)&amp;0xFFFF] + (memory[((&quot;&amp;[.K72]&amp;&quot;)+1)&amp;0xFFFF]&lt;&lt;8); &quot;; &quot;&quot;);  IF([.L72] &lt;&gt; &quot;&quot;; &quot;unsigned int result = &quot;&amp;[.L72]&amp;&quot;; &quot;; &quot;&quot;);  IF([.M72] &lt;&gt; &quot;&quot;; &quot;unsigned char newA = &quot;&amp;[.M72]&amp;&quot;; &quot;; &quot;&quot;); IF([.N72] &lt;&gt; &quot;&quot;; &quot;unsigned char newX = &quot;&amp;[.N72]&amp;&quot;; &quot;; &quot;&quot;); IF([.O72] &lt;&gt; &quot;&quot;; &quot;unsigned char newY = &quot;&amp;[.O72]&amp;&quot;; &quot;; &quot;&quot;); IF([.P72] &lt;&gt; &quot;&quot;; &quot;unsigned char newSP = &quot;&amp;[.P72]&amp;&quot;; &quot;; &quot;&quot;); IF([.Q72] &lt;&gt; &quot;&quot;; &quot;unsigned int newPC = (&quot;&amp;[.Q72]&amp;&quot;)&amp;0xFFFF; &quot;; &quot;&quot;);  IF([.M72] &lt;&gt; &quot;&quot;; &quot;*A = newA; &quot;; &quot;&quot;); IF([.N72] &lt;&gt; &quot;&quot;; &quot;*X = newX; &quot;; &quot;&quot;); IF([.O72] &lt;&gt; &quot;&quot;; &quot;*Y = newY; &quot;; &quot;&quot;); IF([.P72] &lt;&gt; &quot;&quot;; &quot;*SP = newSP; &quot;; &quot;&quot;); IF([.Q72] &lt;&gt; &quot;&quot;; &quot;*PC = newPC; &quot;; &quot;&quot;);  IF( ([.R72] &amp; [.S72] &amp; [.T72] &amp; [.U72] &amp; [.V72] &amp; [.W72]) &lt;&gt; &quot;&quot;; join(&quot;&quot;;    IF( [.R72] &lt;&gt; &quot;&quot;; &quot;unsigned char carry = &quot; &amp; [.R72] &amp; &quot;;&quot;; &quot;unsigned char carry = SR&amp;1; &quot;);   IF( [.S72] &lt;&gt; &quot;&quot;; &quot;unsigned char zero = &quot; &amp; [.S72] &amp; &quot;;&quot;; &quot;unsigned char zero = (SR&gt;&gt;1)&amp;1; &quot;);   IF( [.T72] &lt;&gt; &quot;&quot;; &quot;unsigned char interrupt = &quot; &amp; [.T72] &amp; &quot;;&quot;; &quot;unsigned char interrupt = (SR&gt;&gt;2)&amp;1; &quot;);   IF( [.U72] &lt;&gt; &quot;&quot;; &quot;unsigned char decimal = &quot; &amp; [.U72] &amp; &quot;;&quot;; &quot;unsigned char decimal = (SR&gt;&gt;3)&amp;1; &quot;);   IF( [.V72] &lt;&gt; &quot;&quot;; &quot;unsigned char overflow = &quot; &amp; [.V72] &amp; &quot;;&quot;; &quot;unsigned char overflow = (SR&gt;&gt;6)&amp;1; &quot;);   IF( [.W72] &lt;&gt; &quot;&quot;; &quot;unsigned char negative = &quot; &amp; [.W72] &amp; &quot;;&quot;; &quot;unsigned char negative = (SR&gt;&gt;7)&amp;1; &quot;)  ); &quot;&quot;);  IF( ([.R72] &amp; [.S72] &amp; [.T72] &amp; [.U72] &amp; [.V72] &amp; [.W72]) &lt;&gt; &quot;&quot;; &quot;*SR = carry + (zero&lt;&lt;1) + (interrupt&lt;&lt;2) + (decimal&lt;&lt;3) + (overflow&lt;&lt;6) + (negative&lt;&lt;7); &quot;; &quot;&quot;);  IF( [.Q72] &lt;&gt; &quot;&quot;; &quot;*PC = &quot; &amp; [.Q72] &amp; &quot;;&quot;; &quot;*PC = PC + &quot; &amp; (LEN([.A72]&amp;&quot; &quot;)/3) &amp; &quot;; &quot; );  IF( [.Y72] &lt;&gt; &quot;&quot;; &quot;memory[(&quot; &amp; [.Y72] &amp; &quot;)&amp;0xFFFF] = &quot; &amp; [.Z72] &amp; &quot;; &quot;; &quot;&quot;);  IF( [.AA72] &lt;&gt; &quot;&quot;; &quot;memory[(&quot; &amp; [.AA72] &amp; &quot;)&amp;0xFFFF] = (&quot; &amp; [.AB72] &amp; &quot;)&amp;0xFF; memory[((&quot; &amp; [.AA72] &amp; &quot;)+1)&amp;0xFFFF] = ((&quot; &amp; [.AB7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2];2) &amp; &quot; ) { &quot; &amp;  join(&quot;&quot;;  IF(LEN([.A72]) &gt; 3; &quot;const LL = memory[(PC+1)&amp;0xFFFF]; &quot;; &quot;&quot;); IF(LEN([.A72]) &gt; 6; &quot;const HH = memory[(PC+2)&amp;0xFFFF]; &quot;; &quot;&quot;); IF(LEN([.A72]) &gt; 6; &quot;const HHLL = LL + (HH&lt;&lt;8); &quot;; &quot;&quot;);  IF([.I72] &lt;&gt; &quot;&quot;; &quot;const zeroPageWord = memory[(&quot;&amp;[.I72]&amp;&quot;)&amp;0xFF] + (memory[((&quot;&amp;[.I72]&amp;&quot;)+1)&amp;0xFF]&lt;&lt;8); &quot;; &quot;&quot;);  IF([.J72] &lt;&gt; &quot;&quot;; &quot;const readByte = memory[(&quot;&amp;[.J72]&amp;&quot;)&amp;0xFFFF]; &quot;; &quot;&quot;); IF([.K72] &lt;&gt; &quot;&quot;; &quot;const readWord = memory[(&quot;&amp;[.K72]&amp;&quot;)&amp;0xFFFF] + (memory[((&quot;&amp;[.K72]&amp;&quot;)+1)&amp;0xFFFF]&lt;&lt;8); &quot;; &quot;&quot;);  IF([.L72] &lt;&gt; &quot;&quot;; &quot;const result = &quot;&amp;[.L72]&amp;&quot;; &quot;; &quot;&quot;);  IF([.M72] &lt;&gt; &quot;&quot;; &quot;const newA = &quot;&amp;[.M72]&amp;&quot;; &quot;; &quot;&quot;); IF([.N72] &lt;&gt; &quot;&quot;; &quot;const newX = &quot;&amp;[.N72]&amp;&quot;; &quot;; &quot;&quot;); IF([.O72] &lt;&gt; &quot;&quot;; &quot;const newY = &quot;&amp;[.O72]&amp;&quot;; &quot;; &quot;&quot;); IF([.P72] &lt;&gt; &quot;&quot;; &quot;const newSP = &quot;&amp;[.P72]&amp;&quot;; &quot;; &quot;&quot;); IF([.Q72] &lt;&gt; &quot;&quot;; &quot;const newPC = (&quot;&amp;[.Q72]&amp;&quot;)&amp;0xFFFF; &quot;; &quot;&quot;);  IF([.M72] &lt;&gt; &quot;&quot;; &quot;cpu.A = newA; &quot;; &quot;&quot;); IF([.N72] &lt;&gt; &quot;&quot;; &quot;cpu.X = newX; &quot;; &quot;&quot;); IF([.O72] &lt;&gt; &quot;&quot;; &quot;cpu.Y = newY; &quot;; &quot;&quot;); IF([.P72] &lt;&gt; &quot;&quot;; &quot;cpu.SP = newSP; &quot;; &quot;&quot;); IF([.Q72] &lt;&gt; &quot;&quot;; &quot;cpu.PC = newPC; &quot;; &quot;&quot;);  IF( ([.R72] &amp; [.S72] &amp; [.T72] &amp; [.U72] &amp; [.V72] &amp; [.W72]) &lt;&gt; &quot;&quot;; join(&quot;&quot;;    IF( [.R72] &lt;&gt; &quot;&quot;; &quot;const carry = &quot; &amp; [.R72] &amp; &quot;;&quot;;     &quot;const carry = SR&amp;1; &quot;);   IF( [.S72] &lt;&gt; &quot;&quot;; &quot;const zero = &quot; &amp; [.S72] &amp; &quot;;&quot;;      &quot;const zero = (SR&gt;&gt;1)&amp;1; &quot;);   IF( [.T72] &lt;&gt; &quot;&quot;; &quot;const interrupt = &quot; &amp; [.T72] &amp; &quot;;&quot;; &quot;const interrupt = (SR&gt;&gt;2)&amp;1; &quot;);   IF( [.U72] &lt;&gt; &quot;&quot;; &quot;const decimal = &quot; &amp; [.U72] &amp; &quot;;&quot;;   &quot;const decimal = (SR&gt;&gt;3)&amp;1; &quot;);   IF( [.V72] &lt;&gt; &quot;&quot;; &quot;const overflow = &quot; &amp; [.V72] &amp; &quot;;&quot;;  &quot;const overflow = (SR&gt;&gt;6)&amp;1; &quot;);   IF( [.W72] &lt;&gt; &quot;&quot;; &quot;const negative = &quot; &amp; [.W72] &amp; &quot;;&quot;;  &quot;const negative = (SR&gt;&gt;7)&amp;1; &quot;)  ); &quot;&quot;);  IF( ([.R72] &amp; [.S72] &amp; [.T72] &amp; [.U72] &amp; [.V72] &amp; [.W72]) &lt;&gt; &quot;&quot;; &quot;cpu.SR = carry + (zero&lt;&lt;1) + (interrupt&lt;&lt;2) + (decimal&lt;&lt;3) + (overflow&lt;&lt;6) + (negative&lt;&lt;7); &quot;; &quot;&quot;);  IF( [.Q72] &lt;&gt; &quot;&quot;; &quot;*PC = &quot; &amp; [.Q72] &amp; &quot;;&quot;; &quot;cpu.PC = PC + &quot; &amp; (LEN([.A72]&amp;&quot; &quot;)/3) &amp; &quot;; &quot; );  IF( [.Y72] &lt;&gt; &quot;&quot;; &quot;memory[(&quot; &amp; [.Y72] &amp; &quot;)&amp;0xFFFF] = &quot; &amp; [.Z72] &amp; &quot;; &quot;; &quot;&quot;);  IF( [.AA72] &lt;&gt; &quot;&quot;; &quot;memory[(&quot; &amp; [.AA72] &amp; &quot;)&amp;0xFFFF] = (&quot; &amp; [.AB72] &amp; &quot;)&amp;0xFF; memory[((&quot; &amp; [.AA72] &amp; &quot;)+1)&amp;0xFFFF] = ((&quot; &amp; [.AB7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6" table:number-columns-repeated="2"/>
          <table:table-cell table:style-name="ce72" office:value-type="string" calcext:value-type="string">
            <text:p>SR</text:p>
          </table:table-cell>
          <table:table-cell table:style-name="ce72" table:number-columns-repeated="2"/>
          <table:table-cell table:style-name="ce72" office:value-type="string" calcext:value-type="string">
            <text:p>zero, negative</text:p>
          </table:table-cell>
          <table:table-cell table:style-name="ce146"/>
          <table:table-cell table:style-name="ce245"/>
          <table:table-cell table:style-name="ce282" table:formula="of:=IF([.$AM72] &lt;&gt; &quot;&quot;; &quot;BB &quot;; &quot;&quot;) &amp; IF([.$AN72] &lt;&gt; &quot;&quot;; &quot;LL HH &quot;; &quot;&quot;) &amp; IF([.$AO72] &lt;&gt; &quot;&quot;; &quot;SS &quot;; &quot;&quot;) &amp; IF([.$AP72] &lt;&gt; &quot;&quot;; &quot;RR &quot;; &quot;&quot;) &amp; IF([.$AQ72] &lt;&gt; &quot;&quot;; &quot;PP QQ &quot;; &quot;&quot;) &amp; LEFT([.$A72];2)" office:value-type="string" office:string-value="SS 6E" calcext:value-type="string">
            <text:p>SS 6E</text:p>
          </table:table-cell>
          <table:table-cell table:style-name="ce72" table:formula="of:=&quot;UN&quot; &amp;[.B72]" office:value-type="string" office:string-value="UNROR" calcext:value-type="string">
            <text:p>UNROR</text:p>
          </table:table-cell>
          <table:table-cell table:style-name="ce72" office:value-type="string" calcext:value-type="string">
            <text:p>$SS</text:p>
          </table:table-cell>
          <table:table-cell table:style-name="ce285"/>
          <table:table-cell table:style-name="ce72" table:number-columns-repeated="14"/>
          <table:table-cell table:style-name="ce271"/>
          <table:table-cell table:style-name="ce72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1" office:value-type="string" calcext:value-type="string">
            <text:p>70 LL</text:p>
          </table:table-cell>
          <table:table-cell table:style-name="ce29" office:value-type="string" calcext:value-type="string">
            <text:p>BVS</text:p>
          </table:table-cell>
          <table:table-cell table:style-name="ce54" office:value-type="string" calcext:value-type="string">
            <text:p>2**</text:p>
          </table:table-cell>
          <table:table-cell table:style-name="ce79" office:value-type="string" calcext:value-type="string">
            <text:p>$LL</text:p>
          </table:table-cell>
          <table:table-cell table:style-name="ce96"/>
          <table:table-cell table:style-name="ce98"/>
          <table:table-cell table:style-name="ce128"/>
          <table:table-cell table:style-name="ce95"/>
          <table:table-cell table:style-name="ce79" table:formula="of:=IF([.$D73] = &quot;($LL, X)&quot;;&quot;(arg1+X)&amp;0xFF&quot;;&quot;&quot;)">
            <text:p/>
          </table:table-cell>
          <table:table-cell table:style-name="ce152" table:number-columns-repeated="3"/>
          <table:table-cell table:style-name="ce181"/>
          <table:table-cell table:style-name="ce152" table:number-columns-repeated="3"/>
          <table:table-cell table:style-name="ce79" office:value-type="string" calcext:value-type="string">
            <text:p>PC + 2 + (LL &amp; (-overflow))</text:p>
          </table:table-cell>
          <table:table-cell table:style-name="ce198"/>
          <table:table-cell table:style-name="ce68"/>
          <table:table-cell table:style-name="ce152" table:number-columns-repeated="4"/>
          <table:table-cell table:style-name="ce217"/>
          <table:table-cell table:style-name="ce169"/>
          <table:table-cell table:style-name="ce152" table:number-columns-repeated="3"/>
          <table:table-cell table:style-name="ce244"/>
          <table:table-cell table:style-name="ce95"/>
          <table:table-cell table:style-name="ce253" table:formula="of:=&quot;  if instruction == 0x&quot; &amp; LEFT([.A73];2) &amp; &quot; { &quot; &amp;  join(&quot;&quot;;  IF(LEN([.A73]) &gt; 3; &quot;LL := memory[PC + 1]; &quot;; &quot;&quot;);  IF([.I73] &lt;&gt; &quot;&quot;; &quot;zeroPageWord := memory[(&quot;&amp;[.I73]&amp;&quot;)&amp;0xFF] + (memory[((&quot;&amp;[.I73]&amp;&quot;)+1)&amp;0xFF]&lt;&lt;8); &quot;; &quot;&quot;);  IF([.J73] &lt;&gt; &quot;&quot;; &quot;readByte := memory[(&quot;&amp;[.J73]&amp;&quot;)&amp;0xFFFF]; &quot;; &quot;&quot;); IF([.K73] &lt;&gt; &quot;&quot;; &quot;readWord := memory[(&quot;&amp;[.K73]&amp;&quot;)&amp;0xFFFF] + (memory[((&quot;&amp;[.K73]&amp;&quot;)+1)&amp;0xFFFF]&lt;&lt;8); &quot;; &quot;&quot;);  IF([.L73] &lt;&gt; &quot;&quot;; &quot;result := &quot;&amp;[.L73]&amp;&quot;; &quot;; &quot;&quot;);  IF([.M73] &lt;&gt; &quot;&quot;; &quot;newA := &quot;&amp;[.M73]&amp;&quot;; &quot;; &quot;&quot;); IF([.N73] &lt;&gt; &quot;&quot;; &quot;newX := &quot;&amp;[.N73]&amp;&quot;; &quot;; &quot;&quot;); IF([.O73] &lt;&gt; &quot;&quot;; &quot;newY := &quot;&amp;[.O73]&amp;&quot;; &quot;; &quot;&quot;); IF([.P73] &lt;&gt; &quot;&quot;; &quot;newSP := &quot;&amp;[.P73]&amp;&quot;; &quot;; &quot;&quot;); IF([.Q73] &lt;&gt; &quot;&quot;; &quot;newPC := &quot;&amp;[.Q73]&amp;&quot;; &quot;; &quot;&quot;);  IF([.M73] &lt;&gt; &quot;&quot;; &quot;*A = newA; &quot;; &quot;&quot;); IF([.N73] &lt;&gt; &quot;&quot;; &quot;*X = newX; &quot;; &quot;&quot;); IF([.O73] &lt;&gt; &quot;&quot;; &quot;*Y = newY; &quot;; &quot;&quot;); IF([.P73] &lt;&gt; &quot;&quot;; &quot;*SP = newSP; &quot;; &quot;&quot;); IF([.Q73] &lt;&gt; &quot;&quot;; &quot;*PC = newPC; &quot;; &quot;&quot;);  IF( ([.R73] &amp; [.S73] &amp; [.T73] &amp; [.U73] &amp; [.V73] &amp; [.W73]) &lt;&gt; &quot;&quot;; join(&quot;&quot;;    IF( [.R73] &lt;&gt; &quot;&quot;; &quot;carry := &quot; &amp; [.R73] &amp; &quot;;&quot;; &quot;carry := SR&amp;1; &quot;);   IF( [.S73] &lt;&gt; &quot;&quot;; &quot;zero := &quot; &amp; [.S73] &amp; &quot;;&quot;; &quot;zero := (SR&gt;&gt;1)&amp;1; &quot;);   IF( [.T73] &lt;&gt; &quot;&quot;; &quot;interrupt := &quot; &amp; [.T73] &amp; &quot;;&quot;; &quot;interrupt := (SR&gt;&gt;2)&amp;1; &quot;);   IF( [.U73] &lt;&gt; &quot;&quot;; &quot;decimal := &quot; &amp; [.U73] &amp; &quot;;&quot;; &quot;decimal := (SR&gt;&gt;3)&amp;1; &quot;);   IF( [.V73] &lt;&gt; &quot;&quot;; &quot;overflow := &quot; &amp; [.V73] &amp; &quot;;&quot;; &quot;overflow := (SR&gt;&gt;6)&amp;1; &quot;);   IF( [.W73] &lt;&gt; &quot;&quot;; &quot;negative := &quot; &amp; [.W73] &amp; &quot;;&quot;; &quot;negative := (SR&gt;&gt;7)&amp;1; &quot;)  ); &quot;&quot;);  IF( ([.R73] &amp; [.S73] &amp; [.T73] &amp; [.U73] &amp; [.V73] &amp; [.W73]) &lt;&gt; &quot;&quot;; &quot;*SR = carry + (zero&lt;&lt;1) + (interrupt&lt;&lt;2) + (decimal&lt;&lt;3) + (overflow&lt;&lt;6) + (negative&lt;&lt;7); &quot;; &quot;&quot;);  IF( [.Q73] &lt;&gt; &quot;&quot;; &quot;*PC = &quot; &amp; [.Q73] &amp; &quot;;&quot;; &quot;*PC = PC + &quot; &amp; (LEN([.A73]&amp;&quot; &quot;)/3) &amp; &quot;; &quot; );  IF( [.Y73] &lt;&gt; &quot;&quot;; &quot;memory[(&quot; &amp; [.Y73] &amp; &quot;)&amp;0xFFFF] = &quot; &amp; [.Z73] &amp; &quot;; &quot;; &quot;&quot;);  IF( [.AA73] &lt;&gt; &quot;&quot;; &quot;memory[(&quot; &amp; [.AA73] &amp; &quot;)&amp;0xFFFF] = (&quot; &amp; [.AB73] &amp; &quot;)&amp;0xFF; memory[((&quot; &amp; [.AA73] &amp; &quot;)+1)&amp;0xFFFF] = ((&quot; &amp; [.AB7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3];2) &amp; &quot; ) { &quot; &amp;  join(&quot;&quot;;  IF(LEN([.A73]) &gt; 3; &quot;unsigned char LL = memory[(PC+1)&amp;0xFFFF]; &quot;; &quot;&quot;); IF(LEN([.A73]) &gt; 6; &quot;unsigned int HH = memory[(PC+2)&amp;0xFFFF]; &quot;; &quot;&quot;); IF(LEN([.A73]) &gt; 6; &quot;unsigned int HHLL = LL + (HH&lt;&lt;8); &quot;; &quot;&quot;);  IF([.I73] &lt;&gt; &quot;&quot;; &quot;unsigned int zeroPageWord = memory[(&quot;&amp;[.I73]&amp;&quot;)&amp;0xFF] + (memory[((&quot;&amp;[.I73]&amp;&quot;)+1)&amp;0xFF]&lt;&lt;8); &quot;; &quot;&quot;);  IF([.J73] &lt;&gt; &quot;&quot;; &quot;unsigned char readByte = memory[(&quot;&amp;[.J73]&amp;&quot;)&amp;0xFFFF]; &quot;; &quot;&quot;); IF([.K73] &lt;&gt; &quot;&quot;; &quot;unsigned int readWord := memory[(&quot;&amp;[.K73]&amp;&quot;)&amp;0xFFFF] + (memory[((&quot;&amp;[.K73]&amp;&quot;)+1)&amp;0xFFFF]&lt;&lt;8); &quot;; &quot;&quot;);  IF([.L73] &lt;&gt; &quot;&quot;; &quot;unsigned int result = &quot;&amp;[.L73]&amp;&quot;; &quot;; &quot;&quot;);  IF([.M73] &lt;&gt; &quot;&quot;; &quot;unsigned char newA = &quot;&amp;[.M73]&amp;&quot;; &quot;; &quot;&quot;); IF([.N73] &lt;&gt; &quot;&quot;; &quot;unsigned char newX = &quot;&amp;[.N73]&amp;&quot;; &quot;; &quot;&quot;); IF([.O73] &lt;&gt; &quot;&quot;; &quot;unsigned char newY = &quot;&amp;[.O73]&amp;&quot;; &quot;; &quot;&quot;); IF([.P73] &lt;&gt; &quot;&quot;; &quot;unsigned char newSP = &quot;&amp;[.P73]&amp;&quot;; &quot;; &quot;&quot;); IF([.Q73] &lt;&gt; &quot;&quot;; &quot;unsigned int newPC = (&quot;&amp;[.Q73]&amp;&quot;)&amp;0xFFFF; &quot;; &quot;&quot;);  IF([.M73] &lt;&gt; &quot;&quot;; &quot;*A = newA; &quot;; &quot;&quot;); IF([.N73] &lt;&gt; &quot;&quot;; &quot;*X = newX; &quot;; &quot;&quot;); IF([.O73] &lt;&gt; &quot;&quot;; &quot;*Y = newY; &quot;; &quot;&quot;); IF([.P73] &lt;&gt; &quot;&quot;; &quot;*SP = newSP; &quot;; &quot;&quot;); IF([.Q73] &lt;&gt; &quot;&quot;; &quot;*PC = newPC; &quot;; &quot;&quot;);  IF( ([.R73] &amp; [.S73] &amp; [.T73] &amp; [.U73] &amp; [.V73] &amp; [.W73]) &lt;&gt; &quot;&quot;; join(&quot;&quot;;    IF( [.R73] &lt;&gt; &quot;&quot;; &quot;unsigned char carry = &quot; &amp; [.R73] &amp; &quot;;&quot;; &quot;unsigned char carry = SR&amp;1; &quot;);   IF( [.S73] &lt;&gt; &quot;&quot;; &quot;unsigned char zero = &quot; &amp; [.S73] &amp; &quot;;&quot;; &quot;unsigned char zero = (SR&gt;&gt;1)&amp;1; &quot;);   IF( [.T73] &lt;&gt; &quot;&quot;; &quot;unsigned char interrupt = &quot; &amp; [.T73] &amp; &quot;;&quot;; &quot;unsigned char interrupt = (SR&gt;&gt;2)&amp;1; &quot;);   IF( [.U73] &lt;&gt; &quot;&quot;; &quot;unsigned char decimal = &quot; &amp; [.U73] &amp; &quot;;&quot;; &quot;unsigned char decimal = (SR&gt;&gt;3)&amp;1; &quot;);   IF( [.V73] &lt;&gt; &quot;&quot;; &quot;unsigned char overflow = &quot; &amp; [.V73] &amp; &quot;;&quot;; &quot;unsigned char overflow = (SR&gt;&gt;6)&amp;1; &quot;);   IF( [.W73] &lt;&gt; &quot;&quot;; &quot;unsigned char negative = &quot; &amp; [.W73] &amp; &quot;;&quot;; &quot;unsigned char negative = (SR&gt;&gt;7)&amp;1; &quot;)  ); &quot;&quot;);  IF( ([.R73] &amp; [.S73] &amp; [.T73] &amp; [.U73] &amp; [.V73] &amp; [.W73]) &lt;&gt; &quot;&quot;; &quot;*SR = carry + (zero&lt;&lt;1) + (interrupt&lt;&lt;2) + (decimal&lt;&lt;3) + (overflow&lt;&lt;6) + (negative&lt;&lt;7); &quot;; &quot;&quot;);  IF( [.Q73] &lt;&gt; &quot;&quot;; &quot;*PC = &quot; &amp; [.Q73] &amp; &quot;;&quot;; &quot;*PC = PC + &quot; &amp; (LEN([.A73]&amp;&quot; &quot;)/3) &amp; &quot;; &quot; );  IF( [.Y73] &lt;&gt; &quot;&quot;; &quot;memory[(&quot; &amp; [.Y73] &amp; &quot;)&amp;0xFFFF] = &quot; &amp; [.Z73] &amp; &quot;; &quot;; &quot;&quot;);  IF( [.AA73] &lt;&gt; &quot;&quot;; &quot;memory[(&quot; &amp; [.AA73] &amp; &quot;)&amp;0xFFFF] = (&quot; &amp; [.AB73] &amp; &quot;)&amp;0xFF; memory[((&quot; &amp; [.AA73] &amp; &quot;)+1)&amp;0xFFFF] = ((&quot; &amp; [.AB7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3];2) &amp; &quot; ) { &quot; &amp;  join(&quot;&quot;;  IF(LEN([.A73]) &gt; 3; &quot;const LL = memory[(PC+1)&amp;0xFFFF]; &quot;; &quot;&quot;); IF(LEN([.A73]) &gt; 6; &quot;const HH = memory[(PC+2)&amp;0xFFFF]; &quot;; &quot;&quot;); IF(LEN([.A73]) &gt; 6; &quot;const HHLL = LL + (HH&lt;&lt;8); &quot;; &quot;&quot;);  IF([.I73] &lt;&gt; &quot;&quot;; &quot;const zeroPageWord = memory[(&quot;&amp;[.I73]&amp;&quot;)&amp;0xFF] + (memory[((&quot;&amp;[.I73]&amp;&quot;)+1)&amp;0xFF]&lt;&lt;8); &quot;; &quot;&quot;);  IF([.J73] &lt;&gt; &quot;&quot;; &quot;const readByte = memory[(&quot;&amp;[.J73]&amp;&quot;)&amp;0xFFFF]; &quot;; &quot;&quot;); IF([.K73] &lt;&gt; &quot;&quot;; &quot;const readWord = memory[(&quot;&amp;[.K73]&amp;&quot;)&amp;0xFFFF] + (memory[((&quot;&amp;[.K73]&amp;&quot;)+1)&amp;0xFFFF]&lt;&lt;8); &quot;; &quot;&quot;);  IF([.L73] &lt;&gt; &quot;&quot;; &quot;const result = &quot;&amp;[.L73]&amp;&quot;; &quot;; &quot;&quot;);  IF([.M73] &lt;&gt; &quot;&quot;; &quot;const newA = &quot;&amp;[.M73]&amp;&quot;; &quot;; &quot;&quot;); IF([.N73] &lt;&gt; &quot;&quot;; &quot;const newX = &quot;&amp;[.N73]&amp;&quot;; &quot;; &quot;&quot;); IF([.O73] &lt;&gt; &quot;&quot;; &quot;const newY = &quot;&amp;[.O73]&amp;&quot;; &quot;; &quot;&quot;); IF([.P73] &lt;&gt; &quot;&quot;; &quot;const newSP = &quot;&amp;[.P73]&amp;&quot;; &quot;; &quot;&quot;); IF([.Q73] &lt;&gt; &quot;&quot;; &quot;const newPC = (&quot;&amp;[.Q73]&amp;&quot;)&amp;0xFFFF; &quot;; &quot;&quot;);  IF([.M73] &lt;&gt; &quot;&quot;; &quot;cpu.A = newA; &quot;; &quot;&quot;); IF([.N73] &lt;&gt; &quot;&quot;; &quot;cpu.X = newX; &quot;; &quot;&quot;); IF([.O73] &lt;&gt; &quot;&quot;; &quot;cpu.Y = newY; &quot;; &quot;&quot;); IF([.P73] &lt;&gt; &quot;&quot;; &quot;cpu.SP = newSP; &quot;; &quot;&quot;); IF([.Q73] &lt;&gt; &quot;&quot;; &quot;cpu.PC = newPC; &quot;; &quot;&quot;);  IF( ([.R73] &amp; [.S73] &amp; [.T73] &amp; [.U73] &amp; [.V73] &amp; [.W73]) &lt;&gt; &quot;&quot;; join(&quot;&quot;;    IF( [.R73] &lt;&gt; &quot;&quot;; &quot;const carry = &quot; &amp; [.R73] &amp; &quot;;&quot;;     &quot;const carry = SR&amp;1; &quot;);   IF( [.S73] &lt;&gt; &quot;&quot;; &quot;const zero = &quot; &amp; [.S73] &amp; &quot;;&quot;;      &quot;const zero = (SR&gt;&gt;1)&amp;1; &quot;);   IF( [.T73] &lt;&gt; &quot;&quot;; &quot;const interrupt = &quot; &amp; [.T73] &amp; &quot;;&quot;; &quot;const interrupt = (SR&gt;&gt;2)&amp;1; &quot;);   IF( [.U73] &lt;&gt; &quot;&quot;; &quot;const decimal = &quot; &amp; [.U73] &amp; &quot;;&quot;;   &quot;const decimal = (SR&gt;&gt;3)&amp;1; &quot;);   IF( [.V73] &lt;&gt; &quot;&quot;; &quot;const overflow = &quot; &amp; [.V73] &amp; &quot;;&quot;;  &quot;const overflow = (SR&gt;&gt;6)&amp;1; &quot;);   IF( [.W73] &lt;&gt; &quot;&quot;; &quot;const negative = &quot; &amp; [.W73] &amp; &quot;;&quot;;  &quot;const negative = (SR&gt;&gt;7)&amp;1; &quot;)  ); &quot;&quot;);  IF( ([.R73] &amp; [.S73] &amp; [.T73] &amp; [.U73] &amp; [.V73] &amp; [.W73]) &lt;&gt; &quot;&quot;; &quot;cpu.SR = carry + (zero&lt;&lt;1) + (interrupt&lt;&lt;2) + (decimal&lt;&lt;3) + (overflow&lt;&lt;6) + (negative&lt;&lt;7); &quot;; &quot;&quot;);  IF( [.Q73] &lt;&gt; &quot;&quot;; &quot;*PC = &quot; &amp; [.Q73] &amp; &quot;;&quot;; &quot;cpu.PC = PC + &quot; &amp; (LEN([.A73]&amp;&quot; &quot;)/3) &amp; &quot;; &quot; );  IF( [.Y73] &lt;&gt; &quot;&quot;; &quot;memory[(&quot; &amp; [.Y73] &amp; &quot;)&amp;0xFFFF] = &quot; &amp; [.Z73] &amp; &quot;; &quot;; &quot;&quot;);  IF( [.AA73] &lt;&gt; &quot;&quot;; &quot;memory[(&quot; &amp; [.AA73] &amp; &quot;)&amp;0xFFFF] = (&quot; &amp; [.AB73] &amp; &quot;)&amp;0xFF; memory[((&quot; &amp; [.AA73] &amp; &quot;)+1)&amp;0xFFFF] = ((&quot; &amp; [.AB7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2"/>
          <table:table-cell table:style-name="ce79" table:number-columns-repeated="2"/>
          <table:table-cell table:style-name="ce79" office:value-type="string" calcext:value-type="string">
            <text:p>PC</text:p>
          </table:table-cell>
          <table:table-cell table:style-name="ce79"/>
          <table:table-cell table:style-name="ce152"/>
          <table:table-cell table:style-name="ce244"/>
          <table:table-cell table:style-name="ce282" table:formula="of:=IF([.$AM73] &lt;&gt; &quot;&quot;; &quot;BB &quot;; &quot;&quot;) &amp; IF([.$AN73] &lt;&gt; &quot;&quot;; &quot;LL HH &quot;; &quot;&quot;) &amp; IF([.$AO73] &lt;&gt; &quot;&quot;; &quot;SS &quot;; &quot;&quot;) &amp; IF([.$AP73] &lt;&gt; &quot;&quot;; &quot;RR &quot;; &quot;&quot;) &amp; IF([.$AQ73] &lt;&gt; &quot;&quot;; &quot;PP QQ &quot;; &quot;&quot;) &amp; LEFT([.$A73];2)" office:value-type="string" office:string-value="PP QQ 70" calcext:value-type="string">
            <text:p>PP QQ 70</text:p>
          </table:table-cell>
          <table:table-cell table:style-name="ce79" table:formula="of:=&quot;UN&quot; &amp;[.B73]" office:value-type="string" office:string-value="UNBVS" calcext:value-type="string">
            <text:p>UNBVS</text:p>
          </table:table-cell>
          <table:table-cell table:style-name="ce79" office:value-type="string" calcext:value-type="string">
            <text:p>$QQPP</text:p>
          </table:table-cell>
          <table:table-cell table:style-name="ce96"/>
          <table:table-cell table:style-name="ce79" table:number-columns-repeated="14"/>
          <table:table-cell table:style-name="ce98"/>
          <table:table-cell table:style-name="ce7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71 LL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string" calcext:value-type="string">
            <text:p>5*</text:p>
          </table:table-cell>
          <table:table-cell table:style-name="ce76" office:value-type="string" calcext:value-type="string">
            <text:p>($LL),Y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office:value-type="string" calcext:value-type="string">
            <text:p>LL</text:p>
          </table:table-cell>
          <table:table-cell table:style-name="ce76" office:value-type="string" calcext:value-type="string">
            <text:p>zeroPageWord + Y</text:p>
          </table:table-cell>
          <table:table-cell table:style-name="ce149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74];2) &amp; &quot; { &quot; &amp;  join(&quot;&quot;;  IF(LEN([.A74]) &gt; 3; &quot;LL := memory[PC + 1]; &quot;; &quot;&quot;);  IF([.I74] &lt;&gt; &quot;&quot;; &quot;zeroPageWord := memory[(&quot;&amp;[.I74]&amp;&quot;)&amp;0xFF] + (memory[((&quot;&amp;[.I74]&amp;&quot;)+1)&amp;0xFF]&lt;&lt;8); &quot;; &quot;&quot;);  IF([.J74] &lt;&gt; &quot;&quot;; &quot;readByte := memory[(&quot;&amp;[.J74]&amp;&quot;)&amp;0xFFFF]; &quot;; &quot;&quot;); IF([.K74] &lt;&gt; &quot;&quot;; &quot;readWord := memory[(&quot;&amp;[.K74]&amp;&quot;)&amp;0xFFFF] + (memory[((&quot;&amp;[.K74]&amp;&quot;)+1)&amp;0xFFFF]&lt;&lt;8); &quot;; &quot;&quot;);  IF([.L74] &lt;&gt; &quot;&quot;; &quot;result := &quot;&amp;[.L74]&amp;&quot;; &quot;; &quot;&quot;);  IF([.M74] &lt;&gt; &quot;&quot;; &quot;newA := &quot;&amp;[.M74]&amp;&quot;; &quot;; &quot;&quot;); IF([.N74] &lt;&gt; &quot;&quot;; &quot;newX := &quot;&amp;[.N74]&amp;&quot;; &quot;; &quot;&quot;); IF([.O74] &lt;&gt; &quot;&quot;; &quot;newY := &quot;&amp;[.O74]&amp;&quot;; &quot;; &quot;&quot;); IF([.P74] &lt;&gt; &quot;&quot;; &quot;newSP := &quot;&amp;[.P74]&amp;&quot;; &quot;; &quot;&quot;); IF([.Q74] &lt;&gt; &quot;&quot;; &quot;newPC := &quot;&amp;[.Q74]&amp;&quot;; &quot;; &quot;&quot;);  IF([.M74] &lt;&gt; &quot;&quot;; &quot;*A = newA; &quot;; &quot;&quot;); IF([.N74] &lt;&gt; &quot;&quot;; &quot;*X = newX; &quot;; &quot;&quot;); IF([.O74] &lt;&gt; &quot;&quot;; &quot;*Y = newY; &quot;; &quot;&quot;); IF([.P74] &lt;&gt; &quot;&quot;; &quot;*SP = newSP; &quot;; &quot;&quot;); IF([.Q74] &lt;&gt; &quot;&quot;; &quot;*PC = newPC; &quot;; &quot;&quot;);  IF( ([.R74] &amp; [.S74] &amp; [.T74] &amp; [.U74] &amp; [.V74] &amp; [.W74]) &lt;&gt; &quot;&quot;; join(&quot;&quot;;    IF( [.R74] &lt;&gt; &quot;&quot;; &quot;carry := &quot; &amp; [.R74] &amp; &quot;;&quot;; &quot;carry := SR&amp;1; &quot;);   IF( [.S74] &lt;&gt; &quot;&quot;; &quot;zero := &quot; &amp; [.S74] &amp; &quot;;&quot;; &quot;zero := (SR&gt;&gt;1)&amp;1; &quot;);   IF( [.T74] &lt;&gt; &quot;&quot;; &quot;interrupt := &quot; &amp; [.T74] &amp; &quot;;&quot;; &quot;interrupt := (SR&gt;&gt;2)&amp;1; &quot;);   IF( [.U74] &lt;&gt; &quot;&quot;; &quot;decimal := &quot; &amp; [.U74] &amp; &quot;;&quot;; &quot;decimal := (SR&gt;&gt;3)&amp;1; &quot;);   IF( [.V74] &lt;&gt; &quot;&quot;; &quot;overflow := &quot; &amp; [.V74] &amp; &quot;;&quot;; &quot;overflow := (SR&gt;&gt;6)&amp;1; &quot;);   IF( [.W74] &lt;&gt; &quot;&quot;; &quot;negative := &quot; &amp; [.W74] &amp; &quot;;&quot;; &quot;negative := (SR&gt;&gt;7)&amp;1; &quot;)  ); &quot;&quot;);  IF( ([.R74] &amp; [.S74] &amp; [.T74] &amp; [.U74] &amp; [.V74] &amp; [.W74]) &lt;&gt; &quot;&quot;; &quot;*SR = carry + (zero&lt;&lt;1) + (interrupt&lt;&lt;2) + (decimal&lt;&lt;3) + (overflow&lt;&lt;6) + (negative&lt;&lt;7); &quot;; &quot;&quot;);  IF( [.Q74] &lt;&gt; &quot;&quot;; &quot;*PC = &quot; &amp; [.Q74] &amp; &quot;;&quot;; &quot;*PC = PC + &quot; &amp; (LEN([.A74]&amp;&quot; &quot;)/3) &amp; &quot;; &quot; );  IF( [.Y74] &lt;&gt; &quot;&quot;; &quot;memory[(&quot; &amp; [.Y74] &amp; &quot;)&amp;0xFFFF] = &quot; &amp; [.Z74] &amp; &quot;; &quot;; &quot;&quot;);  IF( [.AA74] &lt;&gt; &quot;&quot;; &quot;memory[(&quot; &amp; [.AA74] &amp; &quot;)&amp;0xFFFF] = (&quot; &amp; [.AB74] &amp; &quot;)&amp;0xFF; memory[((&quot; &amp; [.AA74] &amp; &quot;)+1)&amp;0xFFFF] = ((&quot; &amp; [.AB7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4];2) &amp; &quot; ) { &quot; &amp;  join(&quot;&quot;;  IF(LEN([.A74]) &gt; 3; &quot;unsigned char LL = memory[(PC+1)&amp;0xFFFF]; &quot;; &quot;&quot;); IF(LEN([.A74]) &gt; 6; &quot;unsigned int HH = memory[(PC+2)&amp;0xFFFF]; &quot;; &quot;&quot;); IF(LEN([.A74]) &gt; 6; &quot;unsigned int HHLL = LL + (HH&lt;&lt;8); &quot;; &quot;&quot;);  IF([.I74] &lt;&gt; &quot;&quot;; &quot;unsigned int zeroPageWord = memory[(&quot;&amp;[.I74]&amp;&quot;)&amp;0xFF] + (memory[((&quot;&amp;[.I74]&amp;&quot;)+1)&amp;0xFF]&lt;&lt;8); &quot;; &quot;&quot;);  IF([.J74] &lt;&gt; &quot;&quot;; &quot;unsigned char readByte = memory[(&quot;&amp;[.J74]&amp;&quot;)&amp;0xFFFF]; &quot;; &quot;&quot;); IF([.K74] &lt;&gt; &quot;&quot;; &quot;unsigned int readWord := memory[(&quot;&amp;[.K74]&amp;&quot;)&amp;0xFFFF] + (memory[((&quot;&amp;[.K74]&amp;&quot;)+1)&amp;0xFFFF]&lt;&lt;8); &quot;; &quot;&quot;);  IF([.L74] &lt;&gt; &quot;&quot;; &quot;unsigned int result = &quot;&amp;[.L74]&amp;&quot;; &quot;; &quot;&quot;);  IF([.M74] &lt;&gt; &quot;&quot;; &quot;unsigned char newA = &quot;&amp;[.M74]&amp;&quot;; &quot;; &quot;&quot;); IF([.N74] &lt;&gt; &quot;&quot;; &quot;unsigned char newX = &quot;&amp;[.N74]&amp;&quot;; &quot;; &quot;&quot;); IF([.O74] &lt;&gt; &quot;&quot;; &quot;unsigned char newY = &quot;&amp;[.O74]&amp;&quot;; &quot;; &quot;&quot;); IF([.P74] &lt;&gt; &quot;&quot;; &quot;unsigned char newSP = &quot;&amp;[.P74]&amp;&quot;; &quot;; &quot;&quot;); IF([.Q74] &lt;&gt; &quot;&quot;; &quot;unsigned int newPC = (&quot;&amp;[.Q74]&amp;&quot;)&amp;0xFFFF; &quot;; &quot;&quot;);  IF([.M74] &lt;&gt; &quot;&quot;; &quot;*A = newA; &quot;; &quot;&quot;); IF([.N74] &lt;&gt; &quot;&quot;; &quot;*X = newX; &quot;; &quot;&quot;); IF([.O74] &lt;&gt; &quot;&quot;; &quot;*Y = newY; &quot;; &quot;&quot;); IF([.P74] &lt;&gt; &quot;&quot;; &quot;*SP = newSP; &quot;; &quot;&quot;); IF([.Q74] &lt;&gt; &quot;&quot;; &quot;*PC = newPC; &quot;; &quot;&quot;);  IF( ([.R74] &amp; [.S74] &amp; [.T74] &amp; [.U74] &amp; [.V74] &amp; [.W74]) &lt;&gt; &quot;&quot;; join(&quot;&quot;;    IF( [.R74] &lt;&gt; &quot;&quot;; &quot;unsigned char carry = &quot; &amp; [.R74] &amp; &quot;;&quot;; &quot;unsigned char carry = SR&amp;1; &quot;);   IF( [.S74] &lt;&gt; &quot;&quot;; &quot;unsigned char zero = &quot; &amp; [.S74] &amp; &quot;;&quot;; &quot;unsigned char zero = (SR&gt;&gt;1)&amp;1; &quot;);   IF( [.T74] &lt;&gt; &quot;&quot;; &quot;unsigned char interrupt = &quot; &amp; [.T74] &amp; &quot;;&quot;; &quot;unsigned char interrupt = (SR&gt;&gt;2)&amp;1; &quot;);   IF( [.U74] &lt;&gt; &quot;&quot;; &quot;unsigned char decimal = &quot; &amp; [.U74] &amp; &quot;;&quot;; &quot;unsigned char decimal = (SR&gt;&gt;3)&amp;1; &quot;);   IF( [.V74] &lt;&gt; &quot;&quot;; &quot;unsigned char overflow = &quot; &amp; [.V74] &amp; &quot;;&quot;; &quot;unsigned char overflow = (SR&gt;&gt;6)&amp;1; &quot;);   IF( [.W74] &lt;&gt; &quot;&quot;; &quot;unsigned char negative = &quot; &amp; [.W74] &amp; &quot;;&quot;; &quot;unsigned char negative = (SR&gt;&gt;7)&amp;1; &quot;)  ); &quot;&quot;);  IF( ([.R74] &amp; [.S74] &amp; [.T74] &amp; [.U74] &amp; [.V74] &amp; [.W74]) &lt;&gt; &quot;&quot;; &quot;*SR = carry + (zero&lt;&lt;1) + (interrupt&lt;&lt;2) + (decimal&lt;&lt;3) + (overflow&lt;&lt;6) + (negative&lt;&lt;7); &quot;; &quot;&quot;);  IF( [.Q74] &lt;&gt; &quot;&quot;; &quot;*PC = &quot; &amp; [.Q74] &amp; &quot;;&quot;; &quot;*PC = PC + &quot; &amp; (LEN([.A74]&amp;&quot; &quot;)/3) &amp; &quot;; &quot; );  IF( [.Y74] &lt;&gt; &quot;&quot;; &quot;memory[(&quot; &amp; [.Y74] &amp; &quot;)&amp;0xFFFF] = &quot; &amp; [.Z74] &amp; &quot;; &quot;; &quot;&quot;);  IF( [.AA74] &lt;&gt; &quot;&quot;; &quot;memory[(&quot; &amp; [.AA74] &amp; &quot;)&amp;0xFFFF] = (&quot; &amp; [.AB74] &amp; &quot;)&amp;0xFF; memory[((&quot; &amp; [.AA74] &amp; &quot;)+1)&amp;0xFFFF] = ((&quot; &amp; [.AB7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4];2) &amp; &quot; ) { &quot; &amp;  join(&quot;&quot;;  IF(LEN([.A74]) &gt; 3; &quot;const LL = memory[(PC+1)&amp;0xFFFF]; &quot;; &quot;&quot;); IF(LEN([.A74]) &gt; 6; &quot;const HH = memory[(PC+2)&amp;0xFFFF]; &quot;; &quot;&quot;); IF(LEN([.A74]) &gt; 6; &quot;const HHLL = LL + (HH&lt;&lt;8); &quot;; &quot;&quot;);  IF([.I74] &lt;&gt; &quot;&quot;; &quot;const zeroPageWord = memory[(&quot;&amp;[.I74]&amp;&quot;)&amp;0xFF] + (memory[((&quot;&amp;[.I74]&amp;&quot;)+1)&amp;0xFF]&lt;&lt;8); &quot;; &quot;&quot;);  IF([.J74] &lt;&gt; &quot;&quot;; &quot;const readByte = memory[(&quot;&amp;[.J74]&amp;&quot;)&amp;0xFFFF]; &quot;; &quot;&quot;); IF([.K74] &lt;&gt; &quot;&quot;; &quot;const readWord = memory[(&quot;&amp;[.K74]&amp;&quot;)&amp;0xFFFF] + (memory[((&quot;&amp;[.K74]&amp;&quot;)+1)&amp;0xFFFF]&lt;&lt;8); &quot;; &quot;&quot;);  IF([.L74] &lt;&gt; &quot;&quot;; &quot;const result = &quot;&amp;[.L74]&amp;&quot;; &quot;; &quot;&quot;);  IF([.M74] &lt;&gt; &quot;&quot;; &quot;const newA = &quot;&amp;[.M74]&amp;&quot;; &quot;; &quot;&quot;); IF([.N74] &lt;&gt; &quot;&quot;; &quot;const newX = &quot;&amp;[.N74]&amp;&quot;; &quot;; &quot;&quot;); IF([.O74] &lt;&gt; &quot;&quot;; &quot;const newY = &quot;&amp;[.O74]&amp;&quot;; &quot;; &quot;&quot;); IF([.P74] &lt;&gt; &quot;&quot;; &quot;const newSP = &quot;&amp;[.P74]&amp;&quot;; &quot;; &quot;&quot;); IF([.Q74] &lt;&gt; &quot;&quot;; &quot;const newPC = (&quot;&amp;[.Q74]&amp;&quot;)&amp;0xFFFF; &quot;; &quot;&quot;);  IF([.M74] &lt;&gt; &quot;&quot;; &quot;cpu.A = newA; &quot;; &quot;&quot;); IF([.N74] &lt;&gt; &quot;&quot;; &quot;cpu.X = newX; &quot;; &quot;&quot;); IF([.O74] &lt;&gt; &quot;&quot;; &quot;cpu.Y = newY; &quot;; &quot;&quot;); IF([.P74] &lt;&gt; &quot;&quot;; &quot;cpu.SP = newSP; &quot;; &quot;&quot;); IF([.Q74] &lt;&gt; &quot;&quot;; &quot;cpu.PC = newPC; &quot;; &quot;&quot;);  IF( ([.R74] &amp; [.S74] &amp; [.T74] &amp; [.U74] &amp; [.V74] &amp; [.W74]) &lt;&gt; &quot;&quot;; join(&quot;&quot;;    IF( [.R74] &lt;&gt; &quot;&quot;; &quot;const carry = &quot; &amp; [.R74] &amp; &quot;;&quot;;     &quot;const carry = SR&amp;1; &quot;);   IF( [.S74] &lt;&gt; &quot;&quot;; &quot;const zero = &quot; &amp; [.S74] &amp; &quot;;&quot;;      &quot;const zero = (SR&gt;&gt;1)&amp;1; &quot;);   IF( [.T74] &lt;&gt; &quot;&quot;; &quot;const interrupt = &quot; &amp; [.T74] &amp; &quot;;&quot;; &quot;const interrupt = (SR&gt;&gt;2)&amp;1; &quot;);   IF( [.U74] &lt;&gt; &quot;&quot;; &quot;const decimal = &quot; &amp; [.U74] &amp; &quot;;&quot;;   &quot;const decimal = (SR&gt;&gt;3)&amp;1; &quot;);   IF( [.V74] &lt;&gt; &quot;&quot;; &quot;const overflow = &quot; &amp; [.V74] &amp; &quot;;&quot;;  &quot;const overflow = (SR&gt;&gt;6)&amp;1; &quot;);   IF( [.W74] &lt;&gt; &quot;&quot;; &quot;const negative = &quot; &amp; [.W74] &amp; &quot;;&quot;;  &quot;const negative = (SR&gt;&gt;7)&amp;1; &quot;)  ); &quot;&quot;);  IF( ([.R74] &amp; [.S74] &amp; [.T74] &amp; [.U74] &amp; [.V74] &amp; [.W74]) &lt;&gt; &quot;&quot;; &quot;cpu.SR = carry + (zero&lt;&lt;1) + (interrupt&lt;&lt;2) + (decimal&lt;&lt;3) + (overflow&lt;&lt;6) + (negative&lt;&lt;7); &quot;; &quot;&quot;);  IF( [.Q74] &lt;&gt; &quot;&quot;; &quot;*PC = &quot; &amp; [.Q74] &amp; &quot;;&quot;; &quot;cpu.PC = PC + &quot; &amp; (LEN([.A74]&amp;&quot; &quot;)/3) &amp; &quot;; &quot; );  IF( [.Y74] &lt;&gt; &quot;&quot;; &quot;memory[(&quot; &amp; [.Y74] &amp; &quot;)&amp;0xFFFF] = &quot; &amp; [.Z74] &amp; &quot;; &quot;; &quot;&quot;);  IF( [.AA74] &lt;&gt; &quot;&quot;; &quot;memory[(&quot; &amp; [.AA74] &amp; &quot;)&amp;0xFFFF] = (&quot; &amp; [.AB74] &amp; &quot;)&amp;0xFF; memory[((&quot; &amp; [.AA74] &amp; &quot;)+1)&amp;0xFFFF] = ((&quot; &amp; [.AB7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74] &lt;&gt; &quot;&quot;; &quot;BB &quot;; &quot;&quot;) &amp; IF([.$AN74] &lt;&gt; &quot;&quot;; &quot;LL HH &quot;; &quot;&quot;) &amp; IF([.$AO74] &lt;&gt; &quot;&quot;; &quot;SS &quot;; &quot;&quot;) &amp; IF([.$AP74] &lt;&gt; &quot;&quot;; &quot;RR &quot;; &quot;&quot;) &amp; IF([.$AQ74] &lt;&gt; &quot;&quot;; &quot;PP QQ &quot;; &quot;&quot;) &amp; LEFT([.$A74];2)" office:value-type="string" office:string-value="SS 71" calcext:value-type="string">
            <text:p>SS 71</text:p>
          </table:table-cell>
          <table:table-cell table:style-name="ce76" table:formula="of:=&quot;UN&quot; &amp;[.B74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Y</text:p>
          </table:table-cell>
          <table:table-cell table:style-name="ce76" table:number-columns-repeated="2"/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75 LL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float" office:value="4" calcext:value-type="float">
            <text:p>4</text:p>
          </table:table-cell>
          <table:table-cell table:style-name="ce76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149"/>
          <table:table-cell table:style-name="ce76" office:value-type="string" calcext:value-type="string">
            <text:p>(LL + X) &amp; 0xFF</text:p>
          </table:table-cell>
          <table:table-cell table:style-name="ce149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75];2) &amp; &quot; { &quot; &amp;  join(&quot;&quot;;  IF(LEN([.A75]) &gt; 3; &quot;LL := memory[PC + 1]; &quot;; &quot;&quot;);  IF([.I75] &lt;&gt; &quot;&quot;; &quot;zeroPageWord := memory[(&quot;&amp;[.I75]&amp;&quot;)&amp;0xFF] + (memory[((&quot;&amp;[.I75]&amp;&quot;)+1)&amp;0xFF]&lt;&lt;8); &quot;; &quot;&quot;);  IF([.J75] &lt;&gt; &quot;&quot;; &quot;readByte := memory[(&quot;&amp;[.J75]&amp;&quot;)&amp;0xFFFF]; &quot;; &quot;&quot;); IF([.K75] &lt;&gt; &quot;&quot;; &quot;readWord := memory[(&quot;&amp;[.K75]&amp;&quot;)&amp;0xFFFF] + (memory[((&quot;&amp;[.K75]&amp;&quot;)+1)&amp;0xFFFF]&lt;&lt;8); &quot;; &quot;&quot;);  IF([.L75] &lt;&gt; &quot;&quot;; &quot;result := &quot;&amp;[.L75]&amp;&quot;; &quot;; &quot;&quot;);  IF([.M75] &lt;&gt; &quot;&quot;; &quot;newA := &quot;&amp;[.M75]&amp;&quot;; &quot;; &quot;&quot;); IF([.N75] &lt;&gt; &quot;&quot;; &quot;newX := &quot;&amp;[.N75]&amp;&quot;; &quot;; &quot;&quot;); IF([.O75] &lt;&gt; &quot;&quot;; &quot;newY := &quot;&amp;[.O75]&amp;&quot;; &quot;; &quot;&quot;); IF([.P75] &lt;&gt; &quot;&quot;; &quot;newSP := &quot;&amp;[.P75]&amp;&quot;; &quot;; &quot;&quot;); IF([.Q75] &lt;&gt; &quot;&quot;; &quot;newPC := &quot;&amp;[.Q75]&amp;&quot;; &quot;; &quot;&quot;);  IF([.M75] &lt;&gt; &quot;&quot;; &quot;*A = newA; &quot;; &quot;&quot;); IF([.N75] &lt;&gt; &quot;&quot;; &quot;*X = newX; &quot;; &quot;&quot;); IF([.O75] &lt;&gt; &quot;&quot;; &quot;*Y = newY; &quot;; &quot;&quot;); IF([.P75] &lt;&gt; &quot;&quot;; &quot;*SP = newSP; &quot;; &quot;&quot;); IF([.Q75] &lt;&gt; &quot;&quot;; &quot;*PC = newPC; &quot;; &quot;&quot;);  IF( ([.R75] &amp; [.S75] &amp; [.T75] &amp; [.U75] &amp; [.V75] &amp; [.W75]) &lt;&gt; &quot;&quot;; join(&quot;&quot;;    IF( [.R75] &lt;&gt; &quot;&quot;; &quot;carry := &quot; &amp; [.R75] &amp; &quot;;&quot;; &quot;carry := SR&amp;1; &quot;);   IF( [.S75] &lt;&gt; &quot;&quot;; &quot;zero := &quot; &amp; [.S75] &amp; &quot;;&quot;; &quot;zero := (SR&gt;&gt;1)&amp;1; &quot;);   IF( [.T75] &lt;&gt; &quot;&quot;; &quot;interrupt := &quot; &amp; [.T75] &amp; &quot;;&quot;; &quot;interrupt := (SR&gt;&gt;2)&amp;1; &quot;);   IF( [.U75] &lt;&gt; &quot;&quot;; &quot;decimal := &quot; &amp; [.U75] &amp; &quot;;&quot;; &quot;decimal := (SR&gt;&gt;3)&amp;1; &quot;);   IF( [.V75] &lt;&gt; &quot;&quot;; &quot;overflow := &quot; &amp; [.V75] &amp; &quot;;&quot;; &quot;overflow := (SR&gt;&gt;6)&amp;1; &quot;);   IF( [.W75] &lt;&gt; &quot;&quot;; &quot;negative := &quot; &amp; [.W75] &amp; &quot;;&quot;; &quot;negative := (SR&gt;&gt;7)&amp;1; &quot;)  ); &quot;&quot;);  IF( ([.R75] &amp; [.S75] &amp; [.T75] &amp; [.U75] &amp; [.V75] &amp; [.W75]) &lt;&gt; &quot;&quot;; &quot;*SR = carry + (zero&lt;&lt;1) + (interrupt&lt;&lt;2) + (decimal&lt;&lt;3) + (overflow&lt;&lt;6) + (negative&lt;&lt;7); &quot;; &quot;&quot;);  IF( [.Q75] &lt;&gt; &quot;&quot;; &quot;*PC = &quot; &amp; [.Q75] &amp; &quot;;&quot;; &quot;*PC = PC + &quot; &amp; (LEN([.A75]&amp;&quot; &quot;)/3) &amp; &quot;; &quot; );  IF( [.Y75] &lt;&gt; &quot;&quot;; &quot;memory[(&quot; &amp; [.Y75] &amp; &quot;)&amp;0xFFFF] = &quot; &amp; [.Z75] &amp; &quot;; &quot;; &quot;&quot;);  IF( [.AA75] &lt;&gt; &quot;&quot;; &quot;memory[(&quot; &amp; [.AA75] &amp; &quot;)&amp;0xFFFF] = (&quot; &amp; [.AB75] &amp; &quot;)&amp;0xFF; memory[((&quot; &amp; [.AA75] &amp; &quot;)+1)&amp;0xFFFF] = ((&quot; &amp; [.AB7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5];2) &amp; &quot; ) { &quot; &amp;  join(&quot;&quot;;  IF(LEN([.A75]) &gt; 3; &quot;unsigned char LL = memory[(PC+1)&amp;0xFFFF]; &quot;; &quot;&quot;); IF(LEN([.A75]) &gt; 6; &quot;unsigned int HH = memory[(PC+2)&amp;0xFFFF]; &quot;; &quot;&quot;); IF(LEN([.A75]) &gt; 6; &quot;unsigned int HHLL = LL + (HH&lt;&lt;8); &quot;; &quot;&quot;);  IF([.I75] &lt;&gt; &quot;&quot;; &quot;unsigned int zeroPageWord = memory[(&quot;&amp;[.I75]&amp;&quot;)&amp;0xFF] + (memory[((&quot;&amp;[.I75]&amp;&quot;)+1)&amp;0xFF]&lt;&lt;8); &quot;; &quot;&quot;);  IF([.J75] &lt;&gt; &quot;&quot;; &quot;unsigned char readByte = memory[(&quot;&amp;[.J75]&amp;&quot;)&amp;0xFFFF]; &quot;; &quot;&quot;); IF([.K75] &lt;&gt; &quot;&quot;; &quot;unsigned int readWord := memory[(&quot;&amp;[.K75]&amp;&quot;)&amp;0xFFFF] + (memory[((&quot;&amp;[.K75]&amp;&quot;)+1)&amp;0xFFFF]&lt;&lt;8); &quot;; &quot;&quot;);  IF([.L75] &lt;&gt; &quot;&quot;; &quot;unsigned int result = &quot;&amp;[.L75]&amp;&quot;; &quot;; &quot;&quot;);  IF([.M75] &lt;&gt; &quot;&quot;; &quot;unsigned char newA = &quot;&amp;[.M75]&amp;&quot;; &quot;; &quot;&quot;); IF([.N75] &lt;&gt; &quot;&quot;; &quot;unsigned char newX = &quot;&amp;[.N75]&amp;&quot;; &quot;; &quot;&quot;); IF([.O75] &lt;&gt; &quot;&quot;; &quot;unsigned char newY = &quot;&amp;[.O75]&amp;&quot;; &quot;; &quot;&quot;); IF([.P75] &lt;&gt; &quot;&quot;; &quot;unsigned char newSP = &quot;&amp;[.P75]&amp;&quot;; &quot;; &quot;&quot;); IF([.Q75] &lt;&gt; &quot;&quot;; &quot;unsigned int newPC = (&quot;&amp;[.Q75]&amp;&quot;)&amp;0xFFFF; &quot;; &quot;&quot;);  IF([.M75] &lt;&gt; &quot;&quot;; &quot;*A = newA; &quot;; &quot;&quot;); IF([.N75] &lt;&gt; &quot;&quot;; &quot;*X = newX; &quot;; &quot;&quot;); IF([.O75] &lt;&gt; &quot;&quot;; &quot;*Y = newY; &quot;; &quot;&quot;); IF([.P75] &lt;&gt; &quot;&quot;; &quot;*SP = newSP; &quot;; &quot;&quot;); IF([.Q75] &lt;&gt; &quot;&quot;; &quot;*PC = newPC; &quot;; &quot;&quot;);  IF( ([.R75] &amp; [.S75] &amp; [.T75] &amp; [.U75] &amp; [.V75] &amp; [.W75]) &lt;&gt; &quot;&quot;; join(&quot;&quot;;    IF( [.R75] &lt;&gt; &quot;&quot;; &quot;unsigned char carry = &quot; &amp; [.R75] &amp; &quot;;&quot;; &quot;unsigned char carry = SR&amp;1; &quot;);   IF( [.S75] &lt;&gt; &quot;&quot;; &quot;unsigned char zero = &quot; &amp; [.S75] &amp; &quot;;&quot;; &quot;unsigned char zero = (SR&gt;&gt;1)&amp;1; &quot;);   IF( [.T75] &lt;&gt; &quot;&quot;; &quot;unsigned char interrupt = &quot; &amp; [.T75] &amp; &quot;;&quot;; &quot;unsigned char interrupt = (SR&gt;&gt;2)&amp;1; &quot;);   IF( [.U75] &lt;&gt; &quot;&quot;; &quot;unsigned char decimal = &quot; &amp; [.U75] &amp; &quot;;&quot;; &quot;unsigned char decimal = (SR&gt;&gt;3)&amp;1; &quot;);   IF( [.V75] &lt;&gt; &quot;&quot;; &quot;unsigned char overflow = &quot; &amp; [.V75] &amp; &quot;;&quot;; &quot;unsigned char overflow = (SR&gt;&gt;6)&amp;1; &quot;);   IF( [.W75] &lt;&gt; &quot;&quot;; &quot;unsigned char negative = &quot; &amp; [.W75] &amp; &quot;;&quot;; &quot;unsigned char negative = (SR&gt;&gt;7)&amp;1; &quot;)  ); &quot;&quot;);  IF( ([.R75] &amp; [.S75] &amp; [.T75] &amp; [.U75] &amp; [.V75] &amp; [.W75]) &lt;&gt; &quot;&quot;; &quot;*SR = carry + (zero&lt;&lt;1) + (interrupt&lt;&lt;2) + (decimal&lt;&lt;3) + (overflow&lt;&lt;6) + (negative&lt;&lt;7); &quot;; &quot;&quot;);  IF( [.Q75] &lt;&gt; &quot;&quot;; &quot;*PC = &quot; &amp; [.Q75] &amp; &quot;;&quot;; &quot;*PC = PC + &quot; &amp; (LEN([.A75]&amp;&quot; &quot;)/3) &amp; &quot;; &quot; );  IF( [.Y75] &lt;&gt; &quot;&quot;; &quot;memory[(&quot; &amp; [.Y75] &amp; &quot;)&amp;0xFFFF] = &quot; &amp; [.Z75] &amp; &quot;; &quot;; &quot;&quot;);  IF( [.AA75] &lt;&gt; &quot;&quot;; &quot;memory[(&quot; &amp; [.AA75] &amp; &quot;)&amp;0xFFFF] = (&quot; &amp; [.AB75] &amp; &quot;)&amp;0xFF; memory[((&quot; &amp; [.AA75] &amp; &quot;)+1)&amp;0xFFFF] = ((&quot; &amp; [.AB7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5];2) &amp; &quot; ) { &quot; &amp;  join(&quot;&quot;;  IF(LEN([.A75]) &gt; 3; &quot;const LL = memory[(PC+1)&amp;0xFFFF]; &quot;; &quot;&quot;); IF(LEN([.A75]) &gt; 6; &quot;const HH = memory[(PC+2)&amp;0xFFFF]; &quot;; &quot;&quot;); IF(LEN([.A75]) &gt; 6; &quot;const HHLL = LL + (HH&lt;&lt;8); &quot;; &quot;&quot;);  IF([.I75] &lt;&gt; &quot;&quot;; &quot;const zeroPageWord = memory[(&quot;&amp;[.I75]&amp;&quot;)&amp;0xFF] + (memory[((&quot;&amp;[.I75]&amp;&quot;)+1)&amp;0xFF]&lt;&lt;8); &quot;; &quot;&quot;);  IF([.J75] &lt;&gt; &quot;&quot;; &quot;const readByte = memory[(&quot;&amp;[.J75]&amp;&quot;)&amp;0xFFFF]; &quot;; &quot;&quot;); IF([.K75] &lt;&gt; &quot;&quot;; &quot;const readWord = memory[(&quot;&amp;[.K75]&amp;&quot;)&amp;0xFFFF] + (memory[((&quot;&amp;[.K75]&amp;&quot;)+1)&amp;0xFFFF]&lt;&lt;8); &quot;; &quot;&quot;);  IF([.L75] &lt;&gt; &quot;&quot;; &quot;const result = &quot;&amp;[.L75]&amp;&quot;; &quot;; &quot;&quot;);  IF([.M75] &lt;&gt; &quot;&quot;; &quot;const newA = &quot;&amp;[.M75]&amp;&quot;; &quot;; &quot;&quot;); IF([.N75] &lt;&gt; &quot;&quot;; &quot;const newX = &quot;&amp;[.N75]&amp;&quot;; &quot;; &quot;&quot;); IF([.O75] &lt;&gt; &quot;&quot;; &quot;const newY = &quot;&amp;[.O75]&amp;&quot;; &quot;; &quot;&quot;); IF([.P75] &lt;&gt; &quot;&quot;; &quot;const newSP = &quot;&amp;[.P75]&amp;&quot;; &quot;; &quot;&quot;); IF([.Q75] &lt;&gt; &quot;&quot;; &quot;const newPC = (&quot;&amp;[.Q75]&amp;&quot;)&amp;0xFFFF; &quot;; &quot;&quot;);  IF([.M75] &lt;&gt; &quot;&quot;; &quot;cpu.A = newA; &quot;; &quot;&quot;); IF([.N75] &lt;&gt; &quot;&quot;; &quot;cpu.X = newX; &quot;; &quot;&quot;); IF([.O75] &lt;&gt; &quot;&quot;; &quot;cpu.Y = newY; &quot;; &quot;&quot;); IF([.P75] &lt;&gt; &quot;&quot;; &quot;cpu.SP = newSP; &quot;; &quot;&quot;); IF([.Q75] &lt;&gt; &quot;&quot;; &quot;cpu.PC = newPC; &quot;; &quot;&quot;);  IF( ([.R75] &amp; [.S75] &amp; [.T75] &amp; [.U75] &amp; [.V75] &amp; [.W75]) &lt;&gt; &quot;&quot;; join(&quot;&quot;;    IF( [.R75] &lt;&gt; &quot;&quot;; &quot;const carry = &quot; &amp; [.R75] &amp; &quot;;&quot;;     &quot;const carry = SR&amp;1; &quot;);   IF( [.S75] &lt;&gt; &quot;&quot;; &quot;const zero = &quot; &amp; [.S75] &amp; &quot;;&quot;;      &quot;const zero = (SR&gt;&gt;1)&amp;1; &quot;);   IF( [.T75] &lt;&gt; &quot;&quot;; &quot;const interrupt = &quot; &amp; [.T75] &amp; &quot;;&quot;; &quot;const interrupt = (SR&gt;&gt;2)&amp;1; &quot;);   IF( [.U75] &lt;&gt; &quot;&quot;; &quot;const decimal = &quot; &amp; [.U75] &amp; &quot;;&quot;;   &quot;const decimal = (SR&gt;&gt;3)&amp;1; &quot;);   IF( [.V75] &lt;&gt; &quot;&quot;; &quot;const overflow = &quot; &amp; [.V75] &amp; &quot;;&quot;;  &quot;const overflow = (SR&gt;&gt;6)&amp;1; &quot;);   IF( [.W75] &lt;&gt; &quot;&quot;; &quot;const negative = &quot; &amp; [.W75] &amp; &quot;;&quot;;  &quot;const negative = (SR&gt;&gt;7)&amp;1; &quot;)  ); &quot;&quot;);  IF( ([.R75] &amp; [.S75] &amp; [.T75] &amp; [.U75] &amp; [.V75] &amp; [.W75]) &lt;&gt; &quot;&quot;; &quot;cpu.SR = carry + (zero&lt;&lt;1) + (interrupt&lt;&lt;2) + (decimal&lt;&lt;3) + (overflow&lt;&lt;6) + (negative&lt;&lt;7); &quot;; &quot;&quot;);  IF( [.Q75] &lt;&gt; &quot;&quot;; &quot;*PC = &quot; &amp; [.Q75] &amp; &quot;;&quot;; &quot;cpu.PC = PC + &quot; &amp; (LEN([.A75]&amp;&quot; &quot;)/3) &amp; &quot;; &quot; );  IF( [.Y75] &lt;&gt; &quot;&quot;; &quot;memory[(&quot; &amp; [.Y75] &amp; &quot;)&amp;0xFFFF] = &quot; &amp; [.Z75] &amp; &quot;; &quot;; &quot;&quot;);  IF( [.AA75] &lt;&gt; &quot;&quot;; &quot;memory[(&quot; &amp; [.AA75] &amp; &quot;)&amp;0xFFFF] = (&quot; &amp; [.AB75] &amp; &quot;)&amp;0xFF; memory[((&quot; &amp; [.AA75] &amp; &quot;)+1)&amp;0xFFFF] = ((&quot; &amp; [.AB7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75] &lt;&gt; &quot;&quot;; &quot;BB &quot;; &quot;&quot;) &amp; IF([.$AN75] &lt;&gt; &quot;&quot;; &quot;LL HH &quot;; &quot;&quot;) &amp; IF([.$AO75] &lt;&gt; &quot;&quot;; &quot;SS &quot;; &quot;&quot;) &amp; IF([.$AP75] &lt;&gt; &quot;&quot;; &quot;RR &quot;; &quot;&quot;) &amp; IF([.$AQ75] &lt;&gt; &quot;&quot;; &quot;PP QQ &quot;; &quot;&quot;) &amp; LEFT([.$A75];2)" office:value-type="string" office:string-value="SS 75" calcext:value-type="string">
            <text:p>SS 75</text:p>
          </table:table-cell>
          <table:table-cell table:style-name="ce76" table:formula="of:=&quot;UN&quot; &amp;[.B75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2"/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76 LL</text:p>
          </table:table-cell>
          <table:table-cell table:style-name="ce32" office:value-type="string" calcext:value-type="string">
            <text:p>ROR</text:p>
          </table:table-cell>
          <table:table-cell table:style-name="ce47" office:value-type="float" office:value="6" calcext:value-type="float">
            <text:p>6</text:p>
          </table:table-cell>
          <table:table-cell table:style-name="ce70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0"/>
          <table:table-cell table:style-name="ce95"/>
          <table:table-cell table:style-name="ce70"/>
          <table:table-cell table:style-name="ce70" office:value-type="string" calcext:value-type="string">
            <text:p>(LL + X) &amp; 0xFF</text:p>
          </table:table-cell>
          <table:table-cell table:style-name="ce92"/>
          <table:table-cell table:style-name="ce70" office:value-type="string" calcext:value-type="string">
            <text:p>(readByte &gt;&gt; 1) + (carry &lt;&lt; 7)</text:p>
          </table:table-cell>
          <table:table-cell table:style-name="ce171"/>
          <table:table-cell table:style-name="ce92" table:number-columns-repeated="4"/>
          <table:table-cell table:style-name="ce173" office:value-type="string" calcext:value-type="string">
            <text:p>readByte</text:p>
          </table:table-cell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3" office:value-type="string" calcext:value-type="string">
            <text:p>readByteAddress</text:p>
          </table:table-cell>
          <table:table-cell table:style-name="ce70" office:value-type="string" calcext:value-type="string">
            <text:p>result</text:p>
          </table:table-cell>
          <table:table-cell table:style-name="ce92" table:number-columns-repeated="2"/>
          <table:table-cell table:style-name="ce244"/>
          <table:table-cell table:style-name="ce95"/>
          <table:table-cell table:style-name="ce253" table:formula="of:=&quot;  if instruction == 0x&quot; &amp; LEFT([.A76];2) &amp; &quot; { &quot; &amp;  join(&quot;&quot;;  IF(LEN([.A76]) &gt; 3; &quot;LL := memory[PC + 1]; &quot;; &quot;&quot;);  IF([.I76] &lt;&gt; &quot;&quot;; &quot;zeroPageWord := memory[(&quot;&amp;[.I76]&amp;&quot;)&amp;0xFF] + (memory[((&quot;&amp;[.I76]&amp;&quot;)+1)&amp;0xFF]&lt;&lt;8); &quot;; &quot;&quot;);  IF([.J76] &lt;&gt; &quot;&quot;; &quot;readByte := memory[(&quot;&amp;[.J76]&amp;&quot;)&amp;0xFFFF]; &quot;; &quot;&quot;); IF([.K76] &lt;&gt; &quot;&quot;; &quot;readWord := memory[(&quot;&amp;[.K76]&amp;&quot;)&amp;0xFFFF] + (memory[((&quot;&amp;[.K76]&amp;&quot;)+1)&amp;0xFFFF]&lt;&lt;8); &quot;; &quot;&quot;);  IF([.L76] &lt;&gt; &quot;&quot;; &quot;result := &quot;&amp;[.L76]&amp;&quot;; &quot;; &quot;&quot;);  IF([.M76] &lt;&gt; &quot;&quot;; &quot;newA := &quot;&amp;[.M76]&amp;&quot;; &quot;; &quot;&quot;); IF([.N76] &lt;&gt; &quot;&quot;; &quot;newX := &quot;&amp;[.N76]&amp;&quot;; &quot;; &quot;&quot;); IF([.O76] &lt;&gt; &quot;&quot;; &quot;newY := &quot;&amp;[.O76]&amp;&quot;; &quot;; &quot;&quot;); IF([.P76] &lt;&gt; &quot;&quot;; &quot;newSP := &quot;&amp;[.P76]&amp;&quot;; &quot;; &quot;&quot;); IF([.Q76] &lt;&gt; &quot;&quot;; &quot;newPC := &quot;&amp;[.Q76]&amp;&quot;; &quot;; &quot;&quot;);  IF([.M76] &lt;&gt; &quot;&quot;; &quot;*A = newA; &quot;; &quot;&quot;); IF([.N76] &lt;&gt; &quot;&quot;; &quot;*X = newX; &quot;; &quot;&quot;); IF([.O76] &lt;&gt; &quot;&quot;; &quot;*Y = newY; &quot;; &quot;&quot;); IF([.P76] &lt;&gt; &quot;&quot;; &quot;*SP = newSP; &quot;; &quot;&quot;); IF([.Q76] &lt;&gt; &quot;&quot;; &quot;*PC = newPC; &quot;; &quot;&quot;);  IF( ([.R76] &amp; [.S76] &amp; [.T76] &amp; [.U76] &amp; [.V76] &amp; [.W76]) &lt;&gt; &quot;&quot;; join(&quot;&quot;;    IF( [.R76] &lt;&gt; &quot;&quot;; &quot;carry := &quot; &amp; [.R76] &amp; &quot;;&quot;; &quot;carry := SR&amp;1; &quot;);   IF( [.S76] &lt;&gt; &quot;&quot;; &quot;zero := &quot; &amp; [.S76] &amp; &quot;;&quot;; &quot;zero := (SR&gt;&gt;1)&amp;1; &quot;);   IF( [.T76] &lt;&gt; &quot;&quot;; &quot;interrupt := &quot; &amp; [.T76] &amp; &quot;;&quot;; &quot;interrupt := (SR&gt;&gt;2)&amp;1; &quot;);   IF( [.U76] &lt;&gt; &quot;&quot;; &quot;decimal := &quot; &amp; [.U76] &amp; &quot;;&quot;; &quot;decimal := (SR&gt;&gt;3)&amp;1; &quot;);   IF( [.V76] &lt;&gt; &quot;&quot;; &quot;overflow := &quot; &amp; [.V76] &amp; &quot;;&quot;; &quot;overflow := (SR&gt;&gt;6)&amp;1; &quot;);   IF( [.W76] &lt;&gt; &quot;&quot;; &quot;negative := &quot; &amp; [.W76] &amp; &quot;;&quot;; &quot;negative := (SR&gt;&gt;7)&amp;1; &quot;)  ); &quot;&quot;);  IF( ([.R76] &amp; [.S76] &amp; [.T76] &amp; [.U76] &amp; [.V76] &amp; [.W76]) &lt;&gt; &quot;&quot;; &quot;*SR = carry + (zero&lt;&lt;1) + (interrupt&lt;&lt;2) + (decimal&lt;&lt;3) + (overflow&lt;&lt;6) + (negative&lt;&lt;7); &quot;; &quot;&quot;);  IF( [.Q76] &lt;&gt; &quot;&quot;; &quot;*PC = &quot; &amp; [.Q76] &amp; &quot;;&quot;; &quot;*PC = PC + &quot; &amp; (LEN([.A76]&amp;&quot; &quot;)/3) &amp; &quot;; &quot; );  IF( [.Y76] &lt;&gt; &quot;&quot;; &quot;memory[(&quot; &amp; [.Y76] &amp; &quot;)&amp;0xFFFF] = &quot; &amp; [.Z76] &amp; &quot;; &quot;; &quot;&quot;);  IF( [.AA76] &lt;&gt; &quot;&quot;; &quot;memory[(&quot; &amp; [.AA76] &amp; &quot;)&amp;0xFFFF] = (&quot; &amp; [.AB76] &amp; &quot;)&amp;0xFF; memory[((&quot; &amp; [.AA76] &amp; &quot;)+1)&amp;0xFFFF] = ((&quot; &amp; [.AB7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6];2) &amp; &quot; ) { &quot; &amp;  join(&quot;&quot;;  IF(LEN([.A76]) &gt; 3; &quot;unsigned char LL = memory[(PC+1)&amp;0xFFFF]; &quot;; &quot;&quot;); IF(LEN([.A76]) &gt; 6; &quot;unsigned int HH = memory[(PC+2)&amp;0xFFFF]; &quot;; &quot;&quot;); IF(LEN([.A76]) &gt; 6; &quot;unsigned int HHLL = LL + (HH&lt;&lt;8); &quot;; &quot;&quot;);  IF([.I76] &lt;&gt; &quot;&quot;; &quot;unsigned int zeroPageWord = memory[(&quot;&amp;[.I76]&amp;&quot;)&amp;0xFF] + (memory[((&quot;&amp;[.I76]&amp;&quot;)+1)&amp;0xFF]&lt;&lt;8); &quot;; &quot;&quot;);  IF([.J76] &lt;&gt; &quot;&quot;; &quot;unsigned char readByte = memory[(&quot;&amp;[.J76]&amp;&quot;)&amp;0xFFFF]; &quot;; &quot;&quot;); IF([.K76] &lt;&gt; &quot;&quot;; &quot;unsigned int readWord := memory[(&quot;&amp;[.K76]&amp;&quot;)&amp;0xFFFF] + (memory[((&quot;&amp;[.K76]&amp;&quot;)+1)&amp;0xFFFF]&lt;&lt;8); &quot;; &quot;&quot;);  IF([.L76] &lt;&gt; &quot;&quot;; &quot;unsigned int result = &quot;&amp;[.L76]&amp;&quot;; &quot;; &quot;&quot;);  IF([.M76] &lt;&gt; &quot;&quot;; &quot;unsigned char newA = &quot;&amp;[.M76]&amp;&quot;; &quot;; &quot;&quot;); IF([.N76] &lt;&gt; &quot;&quot;; &quot;unsigned char newX = &quot;&amp;[.N76]&amp;&quot;; &quot;; &quot;&quot;); IF([.O76] &lt;&gt; &quot;&quot;; &quot;unsigned char newY = &quot;&amp;[.O76]&amp;&quot;; &quot;; &quot;&quot;); IF([.P76] &lt;&gt; &quot;&quot;; &quot;unsigned char newSP = &quot;&amp;[.P76]&amp;&quot;; &quot;; &quot;&quot;); IF([.Q76] &lt;&gt; &quot;&quot;; &quot;unsigned int newPC = (&quot;&amp;[.Q76]&amp;&quot;)&amp;0xFFFF; &quot;; &quot;&quot;);  IF([.M76] &lt;&gt; &quot;&quot;; &quot;*A = newA; &quot;; &quot;&quot;); IF([.N76] &lt;&gt; &quot;&quot;; &quot;*X = newX; &quot;; &quot;&quot;); IF([.O76] &lt;&gt; &quot;&quot;; &quot;*Y = newY; &quot;; &quot;&quot;); IF([.P76] &lt;&gt; &quot;&quot;; &quot;*SP = newSP; &quot;; &quot;&quot;); IF([.Q76] &lt;&gt; &quot;&quot;; &quot;*PC = newPC; &quot;; &quot;&quot;);  IF( ([.R76] &amp; [.S76] &amp; [.T76] &amp; [.U76] &amp; [.V76] &amp; [.W76]) &lt;&gt; &quot;&quot;; join(&quot;&quot;;    IF( [.R76] &lt;&gt; &quot;&quot;; &quot;unsigned char carry = &quot; &amp; [.R76] &amp; &quot;;&quot;; &quot;unsigned char carry = SR&amp;1; &quot;);   IF( [.S76] &lt;&gt; &quot;&quot;; &quot;unsigned char zero = &quot; &amp; [.S76] &amp; &quot;;&quot;; &quot;unsigned char zero = (SR&gt;&gt;1)&amp;1; &quot;);   IF( [.T76] &lt;&gt; &quot;&quot;; &quot;unsigned char interrupt = &quot; &amp; [.T76] &amp; &quot;;&quot;; &quot;unsigned char interrupt = (SR&gt;&gt;2)&amp;1; &quot;);   IF( [.U76] &lt;&gt; &quot;&quot;; &quot;unsigned char decimal = &quot; &amp; [.U76] &amp; &quot;;&quot;; &quot;unsigned char decimal = (SR&gt;&gt;3)&amp;1; &quot;);   IF( [.V76] &lt;&gt; &quot;&quot;; &quot;unsigned char overflow = &quot; &amp; [.V76] &amp; &quot;;&quot;; &quot;unsigned char overflow = (SR&gt;&gt;6)&amp;1; &quot;);   IF( [.W76] &lt;&gt; &quot;&quot;; &quot;unsigned char negative = &quot; &amp; [.W76] &amp; &quot;;&quot;; &quot;unsigned char negative = (SR&gt;&gt;7)&amp;1; &quot;)  ); &quot;&quot;);  IF( ([.R76] &amp; [.S76] &amp; [.T76] &amp; [.U76] &amp; [.V76] &amp; [.W76]) &lt;&gt; &quot;&quot;; &quot;*SR = carry + (zero&lt;&lt;1) + (interrupt&lt;&lt;2) + (decimal&lt;&lt;3) + (overflow&lt;&lt;6) + (negative&lt;&lt;7); &quot;; &quot;&quot;);  IF( [.Q76] &lt;&gt; &quot;&quot;; &quot;*PC = &quot; &amp; [.Q76] &amp; &quot;;&quot;; &quot;*PC = PC + &quot; &amp; (LEN([.A76]&amp;&quot; &quot;)/3) &amp; &quot;; &quot; );  IF( [.Y76] &lt;&gt; &quot;&quot;; &quot;memory[(&quot; &amp; [.Y76] &amp; &quot;)&amp;0xFFFF] = &quot; &amp; [.Z76] &amp; &quot;; &quot;; &quot;&quot;);  IF( [.AA76] &lt;&gt; &quot;&quot;; &quot;memory[(&quot; &amp; [.AA76] &amp; &quot;)&amp;0xFFFF] = (&quot; &amp; [.AB76] &amp; &quot;)&amp;0xFF; memory[((&quot; &amp; [.AA76] &amp; &quot;)+1)&amp;0xFFFF] = ((&quot; &amp; [.AB7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6];2) &amp; &quot; ) { &quot; &amp;  join(&quot;&quot;;  IF(LEN([.A76]) &gt; 3; &quot;const LL = memory[(PC+1)&amp;0xFFFF]; &quot;; &quot;&quot;); IF(LEN([.A76]) &gt; 6; &quot;const HH = memory[(PC+2)&amp;0xFFFF]; &quot;; &quot;&quot;); IF(LEN([.A76]) &gt; 6; &quot;const HHLL = LL + (HH&lt;&lt;8); &quot;; &quot;&quot;);  IF([.I76] &lt;&gt; &quot;&quot;; &quot;const zeroPageWord = memory[(&quot;&amp;[.I76]&amp;&quot;)&amp;0xFF] + (memory[((&quot;&amp;[.I76]&amp;&quot;)+1)&amp;0xFF]&lt;&lt;8); &quot;; &quot;&quot;);  IF([.J76] &lt;&gt; &quot;&quot;; &quot;const readByte = memory[(&quot;&amp;[.J76]&amp;&quot;)&amp;0xFFFF]; &quot;; &quot;&quot;); IF([.K76] &lt;&gt; &quot;&quot;; &quot;const readWord = memory[(&quot;&amp;[.K76]&amp;&quot;)&amp;0xFFFF] + (memory[((&quot;&amp;[.K76]&amp;&quot;)+1)&amp;0xFFFF]&lt;&lt;8); &quot;; &quot;&quot;);  IF([.L76] &lt;&gt; &quot;&quot;; &quot;const result = &quot;&amp;[.L76]&amp;&quot;; &quot;; &quot;&quot;);  IF([.M76] &lt;&gt; &quot;&quot;; &quot;const newA = &quot;&amp;[.M76]&amp;&quot;; &quot;; &quot;&quot;); IF([.N76] &lt;&gt; &quot;&quot;; &quot;const newX = &quot;&amp;[.N76]&amp;&quot;; &quot;; &quot;&quot;); IF([.O76] &lt;&gt; &quot;&quot;; &quot;const newY = &quot;&amp;[.O76]&amp;&quot;; &quot;; &quot;&quot;); IF([.P76] &lt;&gt; &quot;&quot;; &quot;const newSP = &quot;&amp;[.P76]&amp;&quot;; &quot;; &quot;&quot;); IF([.Q76] &lt;&gt; &quot;&quot;; &quot;const newPC = (&quot;&amp;[.Q76]&amp;&quot;)&amp;0xFFFF; &quot;; &quot;&quot;);  IF([.M76] &lt;&gt; &quot;&quot;; &quot;cpu.A = newA; &quot;; &quot;&quot;); IF([.N76] &lt;&gt; &quot;&quot;; &quot;cpu.X = newX; &quot;; &quot;&quot;); IF([.O76] &lt;&gt; &quot;&quot;; &quot;cpu.Y = newY; &quot;; &quot;&quot;); IF([.P76] &lt;&gt; &quot;&quot;; &quot;cpu.SP = newSP; &quot;; &quot;&quot;); IF([.Q76] &lt;&gt; &quot;&quot;; &quot;cpu.PC = newPC; &quot;; &quot;&quot;);  IF( ([.R76] &amp; [.S76] &amp; [.T76] &amp; [.U76] &amp; [.V76] &amp; [.W76]) &lt;&gt; &quot;&quot;; join(&quot;&quot;;    IF( [.R76] &lt;&gt; &quot;&quot;; &quot;const carry = &quot; &amp; [.R76] &amp; &quot;;&quot;;     &quot;const carry = SR&amp;1; &quot;);   IF( [.S76] &lt;&gt; &quot;&quot;; &quot;const zero = &quot; &amp; [.S76] &amp; &quot;;&quot;;      &quot;const zero = (SR&gt;&gt;1)&amp;1; &quot;);   IF( [.T76] &lt;&gt; &quot;&quot;; &quot;const interrupt = &quot; &amp; [.T76] &amp; &quot;;&quot;; &quot;const interrupt = (SR&gt;&gt;2)&amp;1; &quot;);   IF( [.U76] &lt;&gt; &quot;&quot;; &quot;const decimal = &quot; &amp; [.U76] &amp; &quot;;&quot;;   &quot;const decimal = (SR&gt;&gt;3)&amp;1; &quot;);   IF( [.V76] &lt;&gt; &quot;&quot;; &quot;const overflow = &quot; &amp; [.V76] &amp; &quot;;&quot;;  &quot;const overflow = (SR&gt;&gt;6)&amp;1; &quot;);   IF( [.W76] &lt;&gt; &quot;&quot;; &quot;const negative = &quot; &amp; [.W76] &amp; &quot;;&quot;;  &quot;const negative = (SR&gt;&gt;7)&amp;1; &quot;)  ); &quot;&quot;);  IF( ([.R76] &amp; [.S76] &amp; [.T76] &amp; [.U76] &amp; [.V76] &amp; [.W76]) &lt;&gt; &quot;&quot;; &quot;cpu.SR = carry + (zero&lt;&lt;1) + (interrupt&lt;&lt;2) + (decimal&lt;&lt;3) + (overflow&lt;&lt;6) + (negative&lt;&lt;7); &quot;; &quot;&quot;);  IF( [.Q76] &lt;&gt; &quot;&quot;; &quot;*PC = &quot; &amp; [.Q76] &amp; &quot;;&quot;; &quot;cpu.PC = PC + &quot; &amp; (LEN([.A76]&amp;&quot; &quot;)/3) &amp; &quot;; &quot; );  IF( [.Y76] &lt;&gt; &quot;&quot;; &quot;memory[(&quot; &amp; [.Y76] &amp; &quot;)&amp;0xFFFF] = &quot; &amp; [.Z76] &amp; &quot;; &quot;; &quot;&quot;);  IF( [.AA76] &lt;&gt; &quot;&quot;; &quot;memory[(&quot; &amp; [.AA76] &amp; &quot;)&amp;0xFFFF] = (&quot; &amp; [.AB76] &amp; &quot;)&amp;0xFF; memory[((&quot; &amp; [.AA76] &amp; &quot;)+1)&amp;0xFFFF] = ((&quot; &amp; [.AB7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zero, negative</text:p>
          </table:table-cell>
          <table:table-cell table:style-name="ce92"/>
          <table:table-cell table:style-name="ce244"/>
          <table:table-cell table:style-name="ce282" table:formula="of:=IF([.$AM76] &lt;&gt; &quot;&quot;; &quot;BB &quot;; &quot;&quot;) &amp; IF([.$AN76] &lt;&gt; &quot;&quot;; &quot;LL HH &quot;; &quot;&quot;) &amp; IF([.$AO76] &lt;&gt; &quot;&quot;; &quot;SS &quot;; &quot;&quot;) &amp; IF([.$AP76] &lt;&gt; &quot;&quot;; &quot;RR &quot;; &quot;&quot;) &amp; IF([.$AQ76] &lt;&gt; &quot;&quot;; &quot;PP QQ &quot;; &quot;&quot;) &amp; LEFT([.$A76];2)" office:value-type="string" office:string-value="SS 76" calcext:value-type="string">
            <text:p>SS 76</text:p>
          </table:table-cell>
          <table:table-cell table:style-name="ce70" table:formula="of:=&quot;UN&quot; &amp;[.B76]" office:value-type="string" office:string-value="UNROR" calcext:value-type="string">
            <text:p>UNROR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78</text:p>
          </table:table-cell>
          <table:table-cell table:style-name="ce20" office:value-type="string" calcext:value-type="string">
            <text:p>SEI</text:p>
          </table:table-cell>
          <table:table-cell table:style-name="ce45" office:value-type="float" office:value="2" calcext:value-type="float">
            <text:p>2</text:p>
          </table:table-cell>
          <table:table-cell table:style-name="ce68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77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4"/>
          <table:table-cell table:style-name="ce198"/>
          <table:table-cell table:style-name="ce68"/>
          <table:table-cell table:style-name="ce68" office:value-type="string" calcext:value-type="string">
            <text:p>0x1</text:p>
          </table:table-cell>
          <table:table-cell table:style-name="ce73" table:number-columns-repeated="3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77];2) &amp; &quot; { &quot; &amp;  join(&quot;&quot;;  IF(LEN([.A77]) &gt; 3; &quot;LL := memory[PC + 1]; &quot;; &quot;&quot;);  IF([.I77] &lt;&gt; &quot;&quot;; &quot;zeroPageWord := memory[(&quot;&amp;[.I77]&amp;&quot;)&amp;0xFF] + (memory[((&quot;&amp;[.I77]&amp;&quot;)+1)&amp;0xFF]&lt;&lt;8); &quot;; &quot;&quot;);  IF([.J77] &lt;&gt; &quot;&quot;; &quot;readByte := memory[(&quot;&amp;[.J77]&amp;&quot;)&amp;0xFFFF]; &quot;; &quot;&quot;); IF([.K77] &lt;&gt; &quot;&quot;; &quot;readWord := memory[(&quot;&amp;[.K77]&amp;&quot;)&amp;0xFFFF] + (memory[((&quot;&amp;[.K77]&amp;&quot;)+1)&amp;0xFFFF]&lt;&lt;8); &quot;; &quot;&quot;);  IF([.L77] &lt;&gt; &quot;&quot;; &quot;result := &quot;&amp;[.L77]&amp;&quot;; &quot;; &quot;&quot;);  IF([.M77] &lt;&gt; &quot;&quot;; &quot;newA := &quot;&amp;[.M77]&amp;&quot;; &quot;; &quot;&quot;); IF([.N77] &lt;&gt; &quot;&quot;; &quot;newX := &quot;&amp;[.N77]&amp;&quot;; &quot;; &quot;&quot;); IF([.O77] &lt;&gt; &quot;&quot;; &quot;newY := &quot;&amp;[.O77]&amp;&quot;; &quot;; &quot;&quot;); IF([.P77] &lt;&gt; &quot;&quot;; &quot;newSP := &quot;&amp;[.P77]&amp;&quot;; &quot;; &quot;&quot;); IF([.Q77] &lt;&gt; &quot;&quot;; &quot;newPC := &quot;&amp;[.Q77]&amp;&quot;; &quot;; &quot;&quot;);  IF([.M77] &lt;&gt; &quot;&quot;; &quot;*A = newA; &quot;; &quot;&quot;); IF([.N77] &lt;&gt; &quot;&quot;; &quot;*X = newX; &quot;; &quot;&quot;); IF([.O77] &lt;&gt; &quot;&quot;; &quot;*Y = newY; &quot;; &quot;&quot;); IF([.P77] &lt;&gt; &quot;&quot;; &quot;*SP = newSP; &quot;; &quot;&quot;); IF([.Q77] &lt;&gt; &quot;&quot;; &quot;*PC = newPC; &quot;; &quot;&quot;);  IF( ([.R77] &amp; [.S77] &amp; [.T77] &amp; [.U77] &amp; [.V77] &amp; [.W77]) &lt;&gt; &quot;&quot;; join(&quot;&quot;;    IF( [.R77] &lt;&gt; &quot;&quot;; &quot;carry := &quot; &amp; [.R77] &amp; &quot;;&quot;; &quot;carry := SR&amp;1; &quot;);   IF( [.S77] &lt;&gt; &quot;&quot;; &quot;zero := &quot; &amp; [.S77] &amp; &quot;;&quot;; &quot;zero := (SR&gt;&gt;1)&amp;1; &quot;);   IF( [.T77] &lt;&gt; &quot;&quot;; &quot;interrupt := &quot; &amp; [.T77] &amp; &quot;;&quot;; &quot;interrupt := (SR&gt;&gt;2)&amp;1; &quot;);   IF( [.U77] &lt;&gt; &quot;&quot;; &quot;decimal := &quot; &amp; [.U77] &amp; &quot;;&quot;; &quot;decimal := (SR&gt;&gt;3)&amp;1; &quot;);   IF( [.V77] &lt;&gt; &quot;&quot;; &quot;overflow := &quot; &amp; [.V77] &amp; &quot;;&quot;; &quot;overflow := (SR&gt;&gt;6)&amp;1; &quot;);   IF( [.W77] &lt;&gt; &quot;&quot;; &quot;negative := &quot; &amp; [.W77] &amp; &quot;;&quot;; &quot;negative := (SR&gt;&gt;7)&amp;1; &quot;)  ); &quot;&quot;);  IF( ([.R77] &amp; [.S77] &amp; [.T77] &amp; [.U77] &amp; [.V77] &amp; [.W77]) &lt;&gt; &quot;&quot;; &quot;*SR = carry + (zero&lt;&lt;1) + (interrupt&lt;&lt;2) + (decimal&lt;&lt;3) + (overflow&lt;&lt;6) + (negative&lt;&lt;7); &quot;; &quot;&quot;);  IF( [.Q77] &lt;&gt; &quot;&quot;; &quot;*PC = &quot; &amp; [.Q77] &amp; &quot;;&quot;; &quot;*PC = PC + &quot; &amp; (LEN([.A77]&amp;&quot; &quot;)/3) &amp; &quot;; &quot; );  IF( [.Y77] &lt;&gt; &quot;&quot;; &quot;memory[(&quot; &amp; [.Y77] &amp; &quot;)&amp;0xFFFF] = &quot; &amp; [.Z77] &amp; &quot;; &quot;; &quot;&quot;);  IF( [.AA77] &lt;&gt; &quot;&quot;; &quot;memory[(&quot; &amp; [.AA77] &amp; &quot;)&amp;0xFFFF] = (&quot; &amp; [.AB77] &amp; &quot;)&amp;0xFF; memory[((&quot; &amp; [.AA77] &amp; &quot;)+1)&amp;0xFFFF] = ((&quot; &amp; [.AB7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7];2) &amp; &quot; ) { &quot; &amp;  join(&quot;&quot;;  IF(LEN([.A77]) &gt; 3; &quot;unsigned char LL = memory[(PC+1)&amp;0xFFFF]; &quot;; &quot;&quot;); IF(LEN([.A77]) &gt; 6; &quot;unsigned int HH = memory[(PC+2)&amp;0xFFFF]; &quot;; &quot;&quot;); IF(LEN([.A77]) &gt; 6; &quot;unsigned int HHLL = LL + (HH&lt;&lt;8); &quot;; &quot;&quot;);  IF([.I77] &lt;&gt; &quot;&quot;; &quot;unsigned int zeroPageWord = memory[(&quot;&amp;[.I77]&amp;&quot;)&amp;0xFF] + (memory[((&quot;&amp;[.I77]&amp;&quot;)+1)&amp;0xFF]&lt;&lt;8); &quot;; &quot;&quot;);  IF([.J77] &lt;&gt; &quot;&quot;; &quot;unsigned char readByte = memory[(&quot;&amp;[.J77]&amp;&quot;)&amp;0xFFFF]; &quot;; &quot;&quot;); IF([.K77] &lt;&gt; &quot;&quot;; &quot;unsigned int readWord := memory[(&quot;&amp;[.K77]&amp;&quot;)&amp;0xFFFF] + (memory[((&quot;&amp;[.K77]&amp;&quot;)+1)&amp;0xFFFF]&lt;&lt;8); &quot;; &quot;&quot;);  IF([.L77] &lt;&gt; &quot;&quot;; &quot;unsigned int result = &quot;&amp;[.L77]&amp;&quot;; &quot;; &quot;&quot;);  IF([.M77] &lt;&gt; &quot;&quot;; &quot;unsigned char newA = &quot;&amp;[.M77]&amp;&quot;; &quot;; &quot;&quot;); IF([.N77] &lt;&gt; &quot;&quot;; &quot;unsigned char newX = &quot;&amp;[.N77]&amp;&quot;; &quot;; &quot;&quot;); IF([.O77] &lt;&gt; &quot;&quot;; &quot;unsigned char newY = &quot;&amp;[.O77]&amp;&quot;; &quot;; &quot;&quot;); IF([.P77] &lt;&gt; &quot;&quot;; &quot;unsigned char newSP = &quot;&amp;[.P77]&amp;&quot;; &quot;; &quot;&quot;); IF([.Q77] &lt;&gt; &quot;&quot;; &quot;unsigned int newPC = (&quot;&amp;[.Q77]&amp;&quot;)&amp;0xFFFF; &quot;; &quot;&quot;);  IF([.M77] &lt;&gt; &quot;&quot;; &quot;*A = newA; &quot;; &quot;&quot;); IF([.N77] &lt;&gt; &quot;&quot;; &quot;*X = newX; &quot;; &quot;&quot;); IF([.O77] &lt;&gt; &quot;&quot;; &quot;*Y = newY; &quot;; &quot;&quot;); IF([.P77] &lt;&gt; &quot;&quot;; &quot;*SP = newSP; &quot;; &quot;&quot;); IF([.Q77] &lt;&gt; &quot;&quot;; &quot;*PC = newPC; &quot;; &quot;&quot;);  IF( ([.R77] &amp; [.S77] &amp; [.T77] &amp; [.U77] &amp; [.V77] &amp; [.W77]) &lt;&gt; &quot;&quot;; join(&quot;&quot;;    IF( [.R77] &lt;&gt; &quot;&quot;; &quot;unsigned char carry = &quot; &amp; [.R77] &amp; &quot;;&quot;; &quot;unsigned char carry = SR&amp;1; &quot;);   IF( [.S77] &lt;&gt; &quot;&quot;; &quot;unsigned char zero = &quot; &amp; [.S77] &amp; &quot;;&quot;; &quot;unsigned char zero = (SR&gt;&gt;1)&amp;1; &quot;);   IF( [.T77] &lt;&gt; &quot;&quot;; &quot;unsigned char interrupt = &quot; &amp; [.T77] &amp; &quot;;&quot;; &quot;unsigned char interrupt = (SR&gt;&gt;2)&amp;1; &quot;);   IF( [.U77] &lt;&gt; &quot;&quot;; &quot;unsigned char decimal = &quot; &amp; [.U77] &amp; &quot;;&quot;; &quot;unsigned char decimal = (SR&gt;&gt;3)&amp;1; &quot;);   IF( [.V77] &lt;&gt; &quot;&quot;; &quot;unsigned char overflow = &quot; &amp; [.V77] &amp; &quot;;&quot;; &quot;unsigned char overflow = (SR&gt;&gt;6)&amp;1; &quot;);   IF( [.W77] &lt;&gt; &quot;&quot;; &quot;unsigned char negative = &quot; &amp; [.W77] &amp; &quot;;&quot;; &quot;unsigned char negative = (SR&gt;&gt;7)&amp;1; &quot;)  ); &quot;&quot;);  IF( ([.R77] &amp; [.S77] &amp; [.T77] &amp; [.U77] &amp; [.V77] &amp; [.W77]) &lt;&gt; &quot;&quot;; &quot;*SR = carry + (zero&lt;&lt;1) + (interrupt&lt;&lt;2) + (decimal&lt;&lt;3) + (overflow&lt;&lt;6) + (negative&lt;&lt;7); &quot;; &quot;&quot;);  IF( [.Q77] &lt;&gt; &quot;&quot;; &quot;*PC = &quot; &amp; [.Q77] &amp; &quot;;&quot;; &quot;*PC = PC + &quot; &amp; (LEN([.A77]&amp;&quot; &quot;)/3) &amp; &quot;; &quot; );  IF( [.Y77] &lt;&gt; &quot;&quot;; &quot;memory[(&quot; &amp; [.Y77] &amp; &quot;)&amp;0xFFFF] = &quot; &amp; [.Z77] &amp; &quot;; &quot;; &quot;&quot;);  IF( [.AA77] &lt;&gt; &quot;&quot;; &quot;memory[(&quot; &amp; [.AA77] &amp; &quot;)&amp;0xFFFF] = (&quot; &amp; [.AB77] &amp; &quot;)&amp;0xFF; memory[((&quot; &amp; [.AA77] &amp; &quot;)+1)&amp;0xFFFF] = ((&quot; &amp; [.AB7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7];2) &amp; &quot; ) { &quot; &amp;  join(&quot;&quot;;  IF(LEN([.A77]) &gt; 3; &quot;const LL = memory[(PC+1)&amp;0xFFFF]; &quot;; &quot;&quot;); IF(LEN([.A77]) &gt; 6; &quot;const HH = memory[(PC+2)&amp;0xFFFF]; &quot;; &quot;&quot;); IF(LEN([.A77]) &gt; 6; &quot;const HHLL = LL + (HH&lt;&lt;8); &quot;; &quot;&quot;);  IF([.I77] &lt;&gt; &quot;&quot;; &quot;const zeroPageWord = memory[(&quot;&amp;[.I77]&amp;&quot;)&amp;0xFF] + (memory[((&quot;&amp;[.I77]&amp;&quot;)+1)&amp;0xFF]&lt;&lt;8); &quot;; &quot;&quot;);  IF([.J77] &lt;&gt; &quot;&quot;; &quot;const readByte = memory[(&quot;&amp;[.J77]&amp;&quot;)&amp;0xFFFF]; &quot;; &quot;&quot;); IF([.K77] &lt;&gt; &quot;&quot;; &quot;const readWord = memory[(&quot;&amp;[.K77]&amp;&quot;)&amp;0xFFFF] + (memory[((&quot;&amp;[.K77]&amp;&quot;)+1)&amp;0xFFFF]&lt;&lt;8); &quot;; &quot;&quot;);  IF([.L77] &lt;&gt; &quot;&quot;; &quot;const result = &quot;&amp;[.L77]&amp;&quot;; &quot;; &quot;&quot;);  IF([.M77] &lt;&gt; &quot;&quot;; &quot;const newA = &quot;&amp;[.M77]&amp;&quot;; &quot;; &quot;&quot;); IF([.N77] &lt;&gt; &quot;&quot;; &quot;const newX = &quot;&amp;[.N77]&amp;&quot;; &quot;; &quot;&quot;); IF([.O77] &lt;&gt; &quot;&quot;; &quot;const newY = &quot;&amp;[.O77]&amp;&quot;; &quot;; &quot;&quot;); IF([.P77] &lt;&gt; &quot;&quot;; &quot;const newSP = &quot;&amp;[.P77]&amp;&quot;; &quot;; &quot;&quot;); IF([.Q77] &lt;&gt; &quot;&quot;; &quot;const newPC = (&quot;&amp;[.Q77]&amp;&quot;)&amp;0xFFFF; &quot;; &quot;&quot;);  IF([.M77] &lt;&gt; &quot;&quot;; &quot;cpu.A = newA; &quot;; &quot;&quot;); IF([.N77] &lt;&gt; &quot;&quot;; &quot;cpu.X = newX; &quot;; &quot;&quot;); IF([.O77] &lt;&gt; &quot;&quot;; &quot;cpu.Y = newY; &quot;; &quot;&quot;); IF([.P77] &lt;&gt; &quot;&quot;; &quot;cpu.SP = newSP; &quot;; &quot;&quot;); IF([.Q77] &lt;&gt; &quot;&quot;; &quot;cpu.PC = newPC; &quot;; &quot;&quot;);  IF( ([.R77] &amp; [.S77] &amp; [.T77] &amp; [.U77] &amp; [.V77] &amp; [.W77]) &lt;&gt; &quot;&quot;; join(&quot;&quot;;    IF( [.R77] &lt;&gt; &quot;&quot;; &quot;const carry = &quot; &amp; [.R77] &amp; &quot;;&quot;;     &quot;const carry = SR&amp;1; &quot;);   IF( [.S77] &lt;&gt; &quot;&quot;; &quot;const zero = &quot; &amp; [.S77] &amp; &quot;;&quot;;      &quot;const zero = (SR&gt;&gt;1)&amp;1; &quot;);   IF( [.T77] &lt;&gt; &quot;&quot;; &quot;const interrupt = &quot; &amp; [.T77] &amp; &quot;;&quot;; &quot;const interrupt = (SR&gt;&gt;2)&amp;1; &quot;);   IF( [.U77] &lt;&gt; &quot;&quot;; &quot;const decimal = &quot; &amp; [.U77] &amp; &quot;;&quot;;   &quot;const decimal = (SR&gt;&gt;3)&amp;1; &quot;);   IF( [.V77] &lt;&gt; &quot;&quot;; &quot;const overflow = &quot; &amp; [.V77] &amp; &quot;;&quot;;  &quot;const overflow = (SR&gt;&gt;6)&amp;1; &quot;);   IF( [.W77] &lt;&gt; &quot;&quot;; &quot;const negative = &quot; &amp; [.W77] &amp; &quot;;&quot;;  &quot;const negative = (SR&gt;&gt;7)&amp;1; &quot;)  ); &quot;&quot;);  IF( ([.R77] &amp; [.S77] &amp; [.T77] &amp; [.U77] &amp; [.V77] &amp; [.W77]) &lt;&gt; &quot;&quot;; &quot;cpu.SR = carry + (zero&lt;&lt;1) + (interrupt&lt;&lt;2) + (decimal&lt;&lt;3) + (overflow&lt;&lt;6) + (negative&lt;&lt;7); &quot;; &quot;&quot;);  IF( [.Q77] &lt;&gt; &quot;&quot;; &quot;*PC = &quot; &amp; [.Q77] &amp; &quot;;&quot;; &quot;cpu.PC = PC + &quot; &amp; (LEN([.A77]&amp;&quot; &quot;)/3) &amp; &quot;; &quot; );  IF( [.Y77] &lt;&gt; &quot;&quot;; &quot;memory[(&quot; &amp; [.Y77] &amp; &quot;)&amp;0xFFFF] = &quot; &amp; [.Z77] &amp; &quot;; &quot;; &quot;&quot;);  IF( [.AA77] &lt;&gt; &quot;&quot;; &quot;memory[(&quot; &amp; [.AA77] &amp; &quot;)&amp;0xFFFF] = (&quot; &amp; [.AB77] &amp; &quot;)&amp;0xFF; memory[((&quot; &amp; [.AA77] &amp; &quot;)+1)&amp;0xFFFF] = ((&quot; &amp; [.AB7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interrupt</text:p>
          </table:table-cell>
          <table:table-cell table:style-name="ce73"/>
          <table:table-cell table:style-name="ce244"/>
          <table:table-cell table:style-name="ce282" table:formula="of:=IF([.$AM77] &lt;&gt; &quot;&quot;; &quot;BB &quot;; &quot;&quot;) &amp; IF([.$AN77] &lt;&gt; &quot;&quot;; &quot;LL HH &quot;; &quot;&quot;) &amp; IF([.$AO77] &lt;&gt; &quot;&quot;; &quot;SS &quot;; &quot;&quot;) &amp; IF([.$AP77] &lt;&gt; &quot;&quot;; &quot;RR &quot;; &quot;&quot;) &amp; IF([.$AQ77] &lt;&gt; &quot;&quot;; &quot;PP QQ &quot;; &quot;&quot;) &amp; LEFT([.$A77];2)" office:value-type="string" office:string-value="SS 78" calcext:value-type="string">
            <text:p>SS 78</text:p>
          </table:table-cell>
          <table:table-cell table:style-name="ce68" table:formula="of:=&quot;UN&quot; &amp;[.B77]" office:value-type="string" office:string-value="UNSEI" calcext:value-type="string">
            <text:p>UNSEI</text:p>
          </table:table-cell>
          <table:table-cell table:style-name="ce68" office:value-type="string" calcext:value-type="string">
            <text:p>$SS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79 LL HH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string" calcext:value-type="string">
            <text:p>4*</text:p>
          </table:table-cell>
          <table:table-cell table:style-name="ce76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78] = &quot;($LL, X)&quot;;&quot;(arg1+X)&amp;0xFF&quot;;&quot;&quot;)">
            <text:p/>
          </table:table-cell>
          <table:table-cell table:style-name="ce76" office:value-type="string" calcext:value-type="string">
            <text:p>HHLL + Y</text:p>
          </table:table-cell>
          <table:table-cell table:style-name="ce149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78];2) &amp; &quot; { &quot; &amp;  join(&quot;&quot;;  IF(LEN([.A78]) &gt; 3; &quot;LL := memory[PC + 1]; &quot;; &quot;&quot;);  IF([.I78] &lt;&gt; &quot;&quot;; &quot;zeroPageWord := memory[(&quot;&amp;[.I78]&amp;&quot;)&amp;0xFF] + (memory[((&quot;&amp;[.I78]&amp;&quot;)+1)&amp;0xFF]&lt;&lt;8); &quot;; &quot;&quot;);  IF([.J78] &lt;&gt; &quot;&quot;; &quot;readByte := memory[(&quot;&amp;[.J78]&amp;&quot;)&amp;0xFFFF]; &quot;; &quot;&quot;); IF([.K78] &lt;&gt; &quot;&quot;; &quot;readWord := memory[(&quot;&amp;[.K78]&amp;&quot;)&amp;0xFFFF] + (memory[((&quot;&amp;[.K78]&amp;&quot;)+1)&amp;0xFFFF]&lt;&lt;8); &quot;; &quot;&quot;);  IF([.L78] &lt;&gt; &quot;&quot;; &quot;result := &quot;&amp;[.L78]&amp;&quot;; &quot;; &quot;&quot;);  IF([.M78] &lt;&gt; &quot;&quot;; &quot;newA := &quot;&amp;[.M78]&amp;&quot;; &quot;; &quot;&quot;); IF([.N78] &lt;&gt; &quot;&quot;; &quot;newX := &quot;&amp;[.N78]&amp;&quot;; &quot;; &quot;&quot;); IF([.O78] &lt;&gt; &quot;&quot;; &quot;newY := &quot;&amp;[.O78]&amp;&quot;; &quot;; &quot;&quot;); IF([.P78] &lt;&gt; &quot;&quot;; &quot;newSP := &quot;&amp;[.P78]&amp;&quot;; &quot;; &quot;&quot;); IF([.Q78] &lt;&gt; &quot;&quot;; &quot;newPC := &quot;&amp;[.Q78]&amp;&quot;; &quot;; &quot;&quot;);  IF([.M78] &lt;&gt; &quot;&quot;; &quot;*A = newA; &quot;; &quot;&quot;); IF([.N78] &lt;&gt; &quot;&quot;; &quot;*X = newX; &quot;; &quot;&quot;); IF([.O78] &lt;&gt; &quot;&quot;; &quot;*Y = newY; &quot;; &quot;&quot;); IF([.P78] &lt;&gt; &quot;&quot;; &quot;*SP = newSP; &quot;; &quot;&quot;); IF([.Q78] &lt;&gt; &quot;&quot;; &quot;*PC = newPC; &quot;; &quot;&quot;);  IF( ([.R78] &amp; [.S78] &amp; [.T78] &amp; [.U78] &amp; [.V78] &amp; [.W78]) &lt;&gt; &quot;&quot;; join(&quot;&quot;;    IF( [.R78] &lt;&gt; &quot;&quot;; &quot;carry := &quot; &amp; [.R78] &amp; &quot;;&quot;; &quot;carry := SR&amp;1; &quot;);   IF( [.S78] &lt;&gt; &quot;&quot;; &quot;zero := &quot; &amp; [.S78] &amp; &quot;;&quot;; &quot;zero := (SR&gt;&gt;1)&amp;1; &quot;);   IF( [.T78] &lt;&gt; &quot;&quot;; &quot;interrupt := &quot; &amp; [.T78] &amp; &quot;;&quot;; &quot;interrupt := (SR&gt;&gt;2)&amp;1; &quot;);   IF( [.U78] &lt;&gt; &quot;&quot;; &quot;decimal := &quot; &amp; [.U78] &amp; &quot;;&quot;; &quot;decimal := (SR&gt;&gt;3)&amp;1; &quot;);   IF( [.V78] &lt;&gt; &quot;&quot;; &quot;overflow := &quot; &amp; [.V78] &amp; &quot;;&quot;; &quot;overflow := (SR&gt;&gt;6)&amp;1; &quot;);   IF( [.W78] &lt;&gt; &quot;&quot;; &quot;negative := &quot; &amp; [.W78] &amp; &quot;;&quot;; &quot;negative := (SR&gt;&gt;7)&amp;1; &quot;)  ); &quot;&quot;);  IF( ([.R78] &amp; [.S78] &amp; [.T78] &amp; [.U78] &amp; [.V78] &amp; [.W78]) &lt;&gt; &quot;&quot;; &quot;*SR = carry + (zero&lt;&lt;1) + (interrupt&lt;&lt;2) + (decimal&lt;&lt;3) + (overflow&lt;&lt;6) + (negative&lt;&lt;7); &quot;; &quot;&quot;);  IF( [.Q78] &lt;&gt; &quot;&quot;; &quot;*PC = &quot; &amp; [.Q78] &amp; &quot;;&quot;; &quot;*PC = PC + &quot; &amp; (LEN([.A78]&amp;&quot; &quot;)/3) &amp; &quot;; &quot; );  IF( [.Y78] &lt;&gt; &quot;&quot;; &quot;memory[(&quot; &amp; [.Y78] &amp; &quot;)&amp;0xFFFF] = &quot; &amp; [.Z78] &amp; &quot;; &quot;; &quot;&quot;);  IF( [.AA78] &lt;&gt; &quot;&quot;; &quot;memory[(&quot; &amp; [.AA78] &amp; &quot;)&amp;0xFFFF] = (&quot; &amp; [.AB78] &amp; &quot;)&amp;0xFF; memory[((&quot; &amp; [.AA78] &amp; &quot;)+1)&amp;0xFFFF] = ((&quot; &amp; [.AB7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8];2) &amp; &quot; ) { &quot; &amp;  join(&quot;&quot;;  IF(LEN([.A78]) &gt; 3; &quot;unsigned char LL = memory[(PC+1)&amp;0xFFFF]; &quot;; &quot;&quot;); IF(LEN([.A78]) &gt; 6; &quot;unsigned int HH = memory[(PC+2)&amp;0xFFFF]; &quot;; &quot;&quot;); IF(LEN([.A78]) &gt; 6; &quot;unsigned int HHLL = LL + (HH&lt;&lt;8); &quot;; &quot;&quot;);  IF([.I78] &lt;&gt; &quot;&quot;; &quot;unsigned int zeroPageWord = memory[(&quot;&amp;[.I78]&amp;&quot;)&amp;0xFF] + (memory[((&quot;&amp;[.I78]&amp;&quot;)+1)&amp;0xFF]&lt;&lt;8); &quot;; &quot;&quot;);  IF([.J78] &lt;&gt; &quot;&quot;; &quot;unsigned char readByte = memory[(&quot;&amp;[.J78]&amp;&quot;)&amp;0xFFFF]; &quot;; &quot;&quot;); IF([.K78] &lt;&gt; &quot;&quot;; &quot;unsigned int readWord := memory[(&quot;&amp;[.K78]&amp;&quot;)&amp;0xFFFF] + (memory[((&quot;&amp;[.K78]&amp;&quot;)+1)&amp;0xFFFF]&lt;&lt;8); &quot;; &quot;&quot;);  IF([.L78] &lt;&gt; &quot;&quot;; &quot;unsigned int result = &quot;&amp;[.L78]&amp;&quot;; &quot;; &quot;&quot;);  IF([.M78] &lt;&gt; &quot;&quot;; &quot;unsigned char newA = &quot;&amp;[.M78]&amp;&quot;; &quot;; &quot;&quot;); IF([.N78] &lt;&gt; &quot;&quot;; &quot;unsigned char newX = &quot;&amp;[.N78]&amp;&quot;; &quot;; &quot;&quot;); IF([.O78] &lt;&gt; &quot;&quot;; &quot;unsigned char newY = &quot;&amp;[.O78]&amp;&quot;; &quot;; &quot;&quot;); IF([.P78] &lt;&gt; &quot;&quot;; &quot;unsigned char newSP = &quot;&amp;[.P78]&amp;&quot;; &quot;; &quot;&quot;); IF([.Q78] &lt;&gt; &quot;&quot;; &quot;unsigned int newPC = (&quot;&amp;[.Q78]&amp;&quot;)&amp;0xFFFF; &quot;; &quot;&quot;);  IF([.M78] &lt;&gt; &quot;&quot;; &quot;*A = newA; &quot;; &quot;&quot;); IF([.N78] &lt;&gt; &quot;&quot;; &quot;*X = newX; &quot;; &quot;&quot;); IF([.O78] &lt;&gt; &quot;&quot;; &quot;*Y = newY; &quot;; &quot;&quot;); IF([.P78] &lt;&gt; &quot;&quot;; &quot;*SP = newSP; &quot;; &quot;&quot;); IF([.Q78] &lt;&gt; &quot;&quot;; &quot;*PC = newPC; &quot;; &quot;&quot;);  IF( ([.R78] &amp; [.S78] &amp; [.T78] &amp; [.U78] &amp; [.V78] &amp; [.W78]) &lt;&gt; &quot;&quot;; join(&quot;&quot;;    IF( [.R78] &lt;&gt; &quot;&quot;; &quot;unsigned char carry = &quot; &amp; [.R78] &amp; &quot;;&quot;; &quot;unsigned char carry = SR&amp;1; &quot;);   IF( [.S78] &lt;&gt; &quot;&quot;; &quot;unsigned char zero = &quot; &amp; [.S78] &amp; &quot;;&quot;; &quot;unsigned char zero = (SR&gt;&gt;1)&amp;1; &quot;);   IF( [.T78] &lt;&gt; &quot;&quot;; &quot;unsigned char interrupt = &quot; &amp; [.T78] &amp; &quot;;&quot;; &quot;unsigned char interrupt = (SR&gt;&gt;2)&amp;1; &quot;);   IF( [.U78] &lt;&gt; &quot;&quot;; &quot;unsigned char decimal = &quot; &amp; [.U78] &amp; &quot;;&quot;; &quot;unsigned char decimal = (SR&gt;&gt;3)&amp;1; &quot;);   IF( [.V78] &lt;&gt; &quot;&quot;; &quot;unsigned char overflow = &quot; &amp; [.V78] &amp; &quot;;&quot;; &quot;unsigned char overflow = (SR&gt;&gt;6)&amp;1; &quot;);   IF( [.W78] &lt;&gt; &quot;&quot;; &quot;unsigned char negative = &quot; &amp; [.W78] &amp; &quot;;&quot;; &quot;unsigned char negative = (SR&gt;&gt;7)&amp;1; &quot;)  ); &quot;&quot;);  IF( ([.R78] &amp; [.S78] &amp; [.T78] &amp; [.U78] &amp; [.V78] &amp; [.W78]) &lt;&gt; &quot;&quot;; &quot;*SR = carry + (zero&lt;&lt;1) + (interrupt&lt;&lt;2) + (decimal&lt;&lt;3) + (overflow&lt;&lt;6) + (negative&lt;&lt;7); &quot;; &quot;&quot;);  IF( [.Q78] &lt;&gt; &quot;&quot;; &quot;*PC = &quot; &amp; [.Q78] &amp; &quot;;&quot;; &quot;*PC = PC + &quot; &amp; (LEN([.A78]&amp;&quot; &quot;)/3) &amp; &quot;; &quot; );  IF( [.Y78] &lt;&gt; &quot;&quot;; &quot;memory[(&quot; &amp; [.Y78] &amp; &quot;)&amp;0xFFFF] = &quot; &amp; [.Z78] &amp; &quot;; &quot;; &quot;&quot;);  IF( [.AA78] &lt;&gt; &quot;&quot;; &quot;memory[(&quot; &amp; [.AA78] &amp; &quot;)&amp;0xFFFF] = (&quot; &amp; [.AB78] &amp; &quot;)&amp;0xFF; memory[((&quot; &amp; [.AA78] &amp; &quot;)+1)&amp;0xFFFF] = ((&quot; &amp; [.AB7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8];2) &amp; &quot; ) { &quot; &amp;  join(&quot;&quot;;  IF(LEN([.A78]) &gt; 3; &quot;const LL = memory[(PC+1)&amp;0xFFFF]; &quot;; &quot;&quot;); IF(LEN([.A78]) &gt; 6; &quot;const HH = memory[(PC+2)&amp;0xFFFF]; &quot;; &quot;&quot;); IF(LEN([.A78]) &gt; 6; &quot;const HHLL = LL + (HH&lt;&lt;8); &quot;; &quot;&quot;);  IF([.I78] &lt;&gt; &quot;&quot;; &quot;const zeroPageWord = memory[(&quot;&amp;[.I78]&amp;&quot;)&amp;0xFF] + (memory[((&quot;&amp;[.I78]&amp;&quot;)+1)&amp;0xFF]&lt;&lt;8); &quot;; &quot;&quot;);  IF([.J78] &lt;&gt; &quot;&quot;; &quot;const readByte = memory[(&quot;&amp;[.J78]&amp;&quot;)&amp;0xFFFF]; &quot;; &quot;&quot;); IF([.K78] &lt;&gt; &quot;&quot;; &quot;const readWord = memory[(&quot;&amp;[.K78]&amp;&quot;)&amp;0xFFFF] + (memory[((&quot;&amp;[.K78]&amp;&quot;)+1)&amp;0xFFFF]&lt;&lt;8); &quot;; &quot;&quot;);  IF([.L78] &lt;&gt; &quot;&quot;; &quot;const result = &quot;&amp;[.L78]&amp;&quot;; &quot;; &quot;&quot;);  IF([.M78] &lt;&gt; &quot;&quot;; &quot;const newA = &quot;&amp;[.M78]&amp;&quot;; &quot;; &quot;&quot;); IF([.N78] &lt;&gt; &quot;&quot;; &quot;const newX = &quot;&amp;[.N78]&amp;&quot;; &quot;; &quot;&quot;); IF([.O78] &lt;&gt; &quot;&quot;; &quot;const newY = &quot;&amp;[.O78]&amp;&quot;; &quot;; &quot;&quot;); IF([.P78] &lt;&gt; &quot;&quot;; &quot;const newSP = &quot;&amp;[.P78]&amp;&quot;; &quot;; &quot;&quot;); IF([.Q78] &lt;&gt; &quot;&quot;; &quot;const newPC = (&quot;&amp;[.Q78]&amp;&quot;)&amp;0xFFFF; &quot;; &quot;&quot;);  IF([.M78] &lt;&gt; &quot;&quot;; &quot;cpu.A = newA; &quot;; &quot;&quot;); IF([.N78] &lt;&gt; &quot;&quot;; &quot;cpu.X = newX; &quot;; &quot;&quot;); IF([.O78] &lt;&gt; &quot;&quot;; &quot;cpu.Y = newY; &quot;; &quot;&quot;); IF([.P78] &lt;&gt; &quot;&quot;; &quot;cpu.SP = newSP; &quot;; &quot;&quot;); IF([.Q78] &lt;&gt; &quot;&quot;; &quot;cpu.PC = newPC; &quot;; &quot;&quot;);  IF( ([.R78] &amp; [.S78] &amp; [.T78] &amp; [.U78] &amp; [.V78] &amp; [.W78]) &lt;&gt; &quot;&quot;; join(&quot;&quot;;    IF( [.R78] &lt;&gt; &quot;&quot;; &quot;const carry = &quot; &amp; [.R78] &amp; &quot;;&quot;;     &quot;const carry = SR&amp;1; &quot;);   IF( [.S78] &lt;&gt; &quot;&quot;; &quot;const zero = &quot; &amp; [.S78] &amp; &quot;;&quot;;      &quot;const zero = (SR&gt;&gt;1)&amp;1; &quot;);   IF( [.T78] &lt;&gt; &quot;&quot;; &quot;const interrupt = &quot; &amp; [.T78] &amp; &quot;;&quot;; &quot;const interrupt = (SR&gt;&gt;2)&amp;1; &quot;);   IF( [.U78] &lt;&gt; &quot;&quot;; &quot;const decimal = &quot; &amp; [.U78] &amp; &quot;;&quot;;   &quot;const decimal = (SR&gt;&gt;3)&amp;1; &quot;);   IF( [.V78] &lt;&gt; &quot;&quot;; &quot;const overflow = &quot; &amp; [.V78] &amp; &quot;;&quot;;  &quot;const overflow = (SR&gt;&gt;6)&amp;1; &quot;);   IF( [.W78] &lt;&gt; &quot;&quot;; &quot;const negative = &quot; &amp; [.W78] &amp; &quot;;&quot;;  &quot;const negative = (SR&gt;&gt;7)&amp;1; &quot;)  ); &quot;&quot;);  IF( ([.R78] &amp; [.S78] &amp; [.T78] &amp; [.U78] &amp; [.V78] &amp; [.W78]) &lt;&gt; &quot;&quot;; &quot;cpu.SR = carry + (zero&lt;&lt;1) + (interrupt&lt;&lt;2) + (decimal&lt;&lt;3) + (overflow&lt;&lt;6) + (negative&lt;&lt;7); &quot;; &quot;&quot;);  IF( [.Q78] &lt;&gt; &quot;&quot;; &quot;*PC = &quot; &amp; [.Q78] &amp; &quot;;&quot;; &quot;cpu.PC = PC + &quot; &amp; (LEN([.A78]&amp;&quot; &quot;)/3) &amp; &quot;; &quot; );  IF( [.Y78] &lt;&gt; &quot;&quot;; &quot;memory[(&quot; &amp; [.Y78] &amp; &quot;)&amp;0xFFFF] = &quot; &amp; [.Z78] &amp; &quot;; &quot;; &quot;&quot;);  IF( [.AA78] &lt;&gt; &quot;&quot;; &quot;memory[(&quot; &amp; [.AA78] &amp; &quot;)&amp;0xFFFF] = (&quot; &amp; [.AB78] &amp; &quot;)&amp;0xFF; memory[((&quot; &amp; [.AA78] &amp; &quot;)+1)&amp;0xFFFF] = ((&quot; &amp; [.AB7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78] &lt;&gt; &quot;&quot;; &quot;BB &quot;; &quot;&quot;) &amp; IF([.$AN78] &lt;&gt; &quot;&quot;; &quot;LL HH &quot;; &quot;&quot;) &amp; IF([.$AO78] &lt;&gt; &quot;&quot;; &quot;SS &quot;; &quot;&quot;) &amp; IF([.$AP78] &lt;&gt; &quot;&quot;; &quot;RR &quot;; &quot;&quot;) &amp; IF([.$AQ78] &lt;&gt; &quot;&quot;; &quot;PP QQ &quot;; &quot;&quot;) &amp; LEFT([.$A78];2)" office:value-type="string" office:string-value="SS 79" calcext:value-type="string">
            <text:p>SS 79</text:p>
          </table:table-cell>
          <table:table-cell table:style-name="ce76" table:formula="of:=&quot;UN&quot; &amp;[.B78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Y</text:p>
          </table:table-cell>
          <table:table-cell table:style-name="ce76" table:number-columns-repeated="2"/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7D LL HH</text:p>
          </table:table-cell>
          <table:table-cell table:style-name="ce27" office:value-type="string" calcext:value-type="string">
            <text:p>ADC</text:p>
          </table:table-cell>
          <table:table-cell table:style-name="ce52" office:value-type="string" calcext:value-type="string">
            <text:p>4*</text:p>
          </table:table-cell>
          <table:table-cell table:style-name="ce76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79] = &quot;($LL, X)&quot;;&quot;(arg1+X)&amp;0xFF&quot;;&quot;&quot;)">
            <text:p/>
          </table:table-cell>
          <table:table-cell table:style-name="ce76" office:value-type="string" calcext:value-type="string">
            <text:p>HHLL + X</text:p>
          </table:table-cell>
          <table:table-cell table:style-name="ce149"/>
          <table:table-cell table:style-name="ce76" office:value-type="string" calcext:value-type="string">
            <text:p>A + readByte + carry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3"/>
          <table:table-cell table:style-name="ce76"/>
          <table:table-cell table:style-name="ce178" office:value-type="string" calcext:value-type="string">
            <text:p>(A - result) &gt;&gt; 7</text:p>
          </table:table-cell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3"/>
          <table:table-cell table:style-name="ce76" office:value-type="string" calcext:value-type="string">
            <text:p>((A ^ result) &amp; (readByte ^ result)) &gt;&gt; 7</text:p>
          </table:table-cell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79];2) &amp; &quot; { &quot; &amp;  join(&quot;&quot;;  IF(LEN([.A79]) &gt; 3; &quot;LL := memory[PC + 1]; &quot;; &quot;&quot;);  IF([.I79] &lt;&gt; &quot;&quot;; &quot;zeroPageWord := memory[(&quot;&amp;[.I79]&amp;&quot;)&amp;0xFF] + (memory[((&quot;&amp;[.I79]&amp;&quot;)+1)&amp;0xFF]&lt;&lt;8); &quot;; &quot;&quot;);  IF([.J79] &lt;&gt; &quot;&quot;; &quot;readByte := memory[(&quot;&amp;[.J79]&amp;&quot;)&amp;0xFFFF]; &quot;; &quot;&quot;); IF([.K79] &lt;&gt; &quot;&quot;; &quot;readWord := memory[(&quot;&amp;[.K79]&amp;&quot;)&amp;0xFFFF] + (memory[((&quot;&amp;[.K79]&amp;&quot;)+1)&amp;0xFFFF]&lt;&lt;8); &quot;; &quot;&quot;);  IF([.L79] &lt;&gt; &quot;&quot;; &quot;result := &quot;&amp;[.L79]&amp;&quot;; &quot;; &quot;&quot;);  IF([.M79] &lt;&gt; &quot;&quot;; &quot;newA := &quot;&amp;[.M79]&amp;&quot;; &quot;; &quot;&quot;); IF([.N79] &lt;&gt; &quot;&quot;; &quot;newX := &quot;&amp;[.N79]&amp;&quot;; &quot;; &quot;&quot;); IF([.O79] &lt;&gt; &quot;&quot;; &quot;newY := &quot;&amp;[.O79]&amp;&quot;; &quot;; &quot;&quot;); IF([.P79] &lt;&gt; &quot;&quot;; &quot;newSP := &quot;&amp;[.P79]&amp;&quot;; &quot;; &quot;&quot;); IF([.Q79] &lt;&gt; &quot;&quot;; &quot;newPC := &quot;&amp;[.Q79]&amp;&quot;; &quot;; &quot;&quot;);  IF([.M79] &lt;&gt; &quot;&quot;; &quot;*A = newA; &quot;; &quot;&quot;); IF([.N79] &lt;&gt; &quot;&quot;; &quot;*X = newX; &quot;; &quot;&quot;); IF([.O79] &lt;&gt; &quot;&quot;; &quot;*Y = newY; &quot;; &quot;&quot;); IF([.P79] &lt;&gt; &quot;&quot;; &quot;*SP = newSP; &quot;; &quot;&quot;); IF([.Q79] &lt;&gt; &quot;&quot;; &quot;*PC = newPC; &quot;; &quot;&quot;);  IF( ([.R79] &amp; [.S79] &amp; [.T79] &amp; [.U79] &amp; [.V79] &amp; [.W79]) &lt;&gt; &quot;&quot;; join(&quot;&quot;;    IF( [.R79] &lt;&gt; &quot;&quot;; &quot;carry := &quot; &amp; [.R79] &amp; &quot;;&quot;; &quot;carry := SR&amp;1; &quot;);   IF( [.S79] &lt;&gt; &quot;&quot;; &quot;zero := &quot; &amp; [.S79] &amp; &quot;;&quot;; &quot;zero := (SR&gt;&gt;1)&amp;1; &quot;);   IF( [.T79] &lt;&gt; &quot;&quot;; &quot;interrupt := &quot; &amp; [.T79] &amp; &quot;;&quot;; &quot;interrupt := (SR&gt;&gt;2)&amp;1; &quot;);   IF( [.U79] &lt;&gt; &quot;&quot;; &quot;decimal := &quot; &amp; [.U79] &amp; &quot;;&quot;; &quot;decimal := (SR&gt;&gt;3)&amp;1; &quot;);   IF( [.V79] &lt;&gt; &quot;&quot;; &quot;overflow := &quot; &amp; [.V79] &amp; &quot;;&quot;; &quot;overflow := (SR&gt;&gt;6)&amp;1; &quot;);   IF( [.W79] &lt;&gt; &quot;&quot;; &quot;negative := &quot; &amp; [.W79] &amp; &quot;;&quot;; &quot;negative := (SR&gt;&gt;7)&amp;1; &quot;)  ); &quot;&quot;);  IF( ([.R79] &amp; [.S79] &amp; [.T79] &amp; [.U79] &amp; [.V79] &amp; [.W79]) &lt;&gt; &quot;&quot;; &quot;*SR = carry + (zero&lt;&lt;1) + (interrupt&lt;&lt;2) + (decimal&lt;&lt;3) + (overflow&lt;&lt;6) + (negative&lt;&lt;7); &quot;; &quot;&quot;);  IF( [.Q79] &lt;&gt; &quot;&quot;; &quot;*PC = &quot; &amp; [.Q79] &amp; &quot;;&quot;; &quot;*PC = PC + &quot; &amp; (LEN([.A79]&amp;&quot; &quot;)/3) &amp; &quot;; &quot; );  IF( [.Y79] &lt;&gt; &quot;&quot;; &quot;memory[(&quot; &amp; [.Y79] &amp; &quot;)&amp;0xFFFF] = &quot; &amp; [.Z79] &amp; &quot;; &quot;; &quot;&quot;);  IF( [.AA79] &lt;&gt; &quot;&quot;; &quot;memory[(&quot; &amp; [.AA79] &amp; &quot;)&amp;0xFFFF] = (&quot; &amp; [.AB79] &amp; &quot;)&amp;0xFF; memory[((&quot; &amp; [.AA79] &amp; &quot;)+1)&amp;0xFFFF] = ((&quot; &amp; [.AB7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79];2) &amp; &quot; ) { &quot; &amp;  join(&quot;&quot;;  IF(LEN([.A79]) &gt; 3; &quot;unsigned char LL = memory[(PC+1)&amp;0xFFFF]; &quot;; &quot;&quot;); IF(LEN([.A79]) &gt; 6; &quot;unsigned int HH = memory[(PC+2)&amp;0xFFFF]; &quot;; &quot;&quot;); IF(LEN([.A79]) &gt; 6; &quot;unsigned int HHLL = LL + (HH&lt;&lt;8); &quot;; &quot;&quot;);  IF([.I79] &lt;&gt; &quot;&quot;; &quot;unsigned int zeroPageWord = memory[(&quot;&amp;[.I79]&amp;&quot;)&amp;0xFF] + (memory[((&quot;&amp;[.I79]&amp;&quot;)+1)&amp;0xFF]&lt;&lt;8); &quot;; &quot;&quot;);  IF([.J79] &lt;&gt; &quot;&quot;; &quot;unsigned char readByte = memory[(&quot;&amp;[.J79]&amp;&quot;)&amp;0xFFFF]; &quot;; &quot;&quot;); IF([.K79] &lt;&gt; &quot;&quot;; &quot;unsigned int readWord := memory[(&quot;&amp;[.K79]&amp;&quot;)&amp;0xFFFF] + (memory[((&quot;&amp;[.K79]&amp;&quot;)+1)&amp;0xFFFF]&lt;&lt;8); &quot;; &quot;&quot;);  IF([.L79] &lt;&gt; &quot;&quot;; &quot;unsigned int result = &quot;&amp;[.L79]&amp;&quot;; &quot;; &quot;&quot;);  IF([.M79] &lt;&gt; &quot;&quot;; &quot;unsigned char newA = &quot;&amp;[.M79]&amp;&quot;; &quot;; &quot;&quot;); IF([.N79] &lt;&gt; &quot;&quot;; &quot;unsigned char newX = &quot;&amp;[.N79]&amp;&quot;; &quot;; &quot;&quot;); IF([.O79] &lt;&gt; &quot;&quot;; &quot;unsigned char newY = &quot;&amp;[.O79]&amp;&quot;; &quot;; &quot;&quot;); IF([.P79] &lt;&gt; &quot;&quot;; &quot;unsigned char newSP = &quot;&amp;[.P79]&amp;&quot;; &quot;; &quot;&quot;); IF([.Q79] &lt;&gt; &quot;&quot;; &quot;unsigned int newPC = (&quot;&amp;[.Q79]&amp;&quot;)&amp;0xFFFF; &quot;; &quot;&quot;);  IF([.M79] &lt;&gt; &quot;&quot;; &quot;*A = newA; &quot;; &quot;&quot;); IF([.N79] &lt;&gt; &quot;&quot;; &quot;*X = newX; &quot;; &quot;&quot;); IF([.O79] &lt;&gt; &quot;&quot;; &quot;*Y = newY; &quot;; &quot;&quot;); IF([.P79] &lt;&gt; &quot;&quot;; &quot;*SP = newSP; &quot;; &quot;&quot;); IF([.Q79] &lt;&gt; &quot;&quot;; &quot;*PC = newPC; &quot;; &quot;&quot;);  IF( ([.R79] &amp; [.S79] &amp; [.T79] &amp; [.U79] &amp; [.V79] &amp; [.W79]) &lt;&gt; &quot;&quot;; join(&quot;&quot;;    IF( [.R79] &lt;&gt; &quot;&quot;; &quot;unsigned char carry = &quot; &amp; [.R79] &amp; &quot;;&quot;; &quot;unsigned char carry = SR&amp;1; &quot;);   IF( [.S79] &lt;&gt; &quot;&quot;; &quot;unsigned char zero = &quot; &amp; [.S79] &amp; &quot;;&quot;; &quot;unsigned char zero = (SR&gt;&gt;1)&amp;1; &quot;);   IF( [.T79] &lt;&gt; &quot;&quot;; &quot;unsigned char interrupt = &quot; &amp; [.T79] &amp; &quot;;&quot;; &quot;unsigned char interrupt = (SR&gt;&gt;2)&amp;1; &quot;);   IF( [.U79] &lt;&gt; &quot;&quot;; &quot;unsigned char decimal = &quot; &amp; [.U79] &amp; &quot;;&quot;; &quot;unsigned char decimal = (SR&gt;&gt;3)&amp;1; &quot;);   IF( [.V79] &lt;&gt; &quot;&quot;; &quot;unsigned char overflow = &quot; &amp; [.V79] &amp; &quot;;&quot;; &quot;unsigned char overflow = (SR&gt;&gt;6)&amp;1; &quot;);   IF( [.W79] &lt;&gt; &quot;&quot;; &quot;unsigned char negative = &quot; &amp; [.W79] &amp; &quot;;&quot;; &quot;unsigned char negative = (SR&gt;&gt;7)&amp;1; &quot;)  ); &quot;&quot;);  IF( ([.R79] &amp; [.S79] &amp; [.T79] &amp; [.U79] &amp; [.V79] &amp; [.W79]) &lt;&gt; &quot;&quot;; &quot;*SR = carry + (zero&lt;&lt;1) + (interrupt&lt;&lt;2) + (decimal&lt;&lt;3) + (overflow&lt;&lt;6) + (negative&lt;&lt;7); &quot;; &quot;&quot;);  IF( [.Q79] &lt;&gt; &quot;&quot;; &quot;*PC = &quot; &amp; [.Q79] &amp; &quot;;&quot;; &quot;*PC = PC + &quot; &amp; (LEN([.A79]&amp;&quot; &quot;)/3) &amp; &quot;; &quot; );  IF( [.Y79] &lt;&gt; &quot;&quot;; &quot;memory[(&quot; &amp; [.Y79] &amp; &quot;)&amp;0xFFFF] = &quot; &amp; [.Z79] &amp; &quot;; &quot;; &quot;&quot;);  IF( [.AA79] &lt;&gt; &quot;&quot;; &quot;memory[(&quot; &amp; [.AA79] &amp; &quot;)&amp;0xFFFF] = (&quot; &amp; [.AB79] &amp; &quot;)&amp;0xFF; memory[((&quot; &amp; [.AA79] &amp; &quot;)+1)&amp;0xFFFF] = ((&quot; &amp; [.AB7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79];2) &amp; &quot; ) { &quot; &amp;  join(&quot;&quot;;  IF(LEN([.A79]) &gt; 3; &quot;const LL = memory[(PC+1)&amp;0xFFFF]; &quot;; &quot;&quot;); IF(LEN([.A79]) &gt; 6; &quot;const HH = memory[(PC+2)&amp;0xFFFF]; &quot;; &quot;&quot;); IF(LEN([.A79]) &gt; 6; &quot;const HHLL = LL + (HH&lt;&lt;8); &quot;; &quot;&quot;);  IF([.I79] &lt;&gt; &quot;&quot;; &quot;const zeroPageWord = memory[(&quot;&amp;[.I79]&amp;&quot;)&amp;0xFF] + (memory[((&quot;&amp;[.I79]&amp;&quot;)+1)&amp;0xFF]&lt;&lt;8); &quot;; &quot;&quot;);  IF([.J79] &lt;&gt; &quot;&quot;; &quot;const readByte = memory[(&quot;&amp;[.J79]&amp;&quot;)&amp;0xFFFF]; &quot;; &quot;&quot;); IF([.K79] &lt;&gt; &quot;&quot;; &quot;const readWord = memory[(&quot;&amp;[.K79]&amp;&quot;)&amp;0xFFFF] + (memory[((&quot;&amp;[.K79]&amp;&quot;)+1)&amp;0xFFFF]&lt;&lt;8); &quot;; &quot;&quot;);  IF([.L79] &lt;&gt; &quot;&quot;; &quot;const result = &quot;&amp;[.L79]&amp;&quot;; &quot;; &quot;&quot;);  IF([.M79] &lt;&gt; &quot;&quot;; &quot;const newA = &quot;&amp;[.M79]&amp;&quot;; &quot;; &quot;&quot;); IF([.N79] &lt;&gt; &quot;&quot;; &quot;const newX = &quot;&amp;[.N79]&amp;&quot;; &quot;; &quot;&quot;); IF([.O79] &lt;&gt; &quot;&quot;; &quot;const newY = &quot;&amp;[.O79]&amp;&quot;; &quot;; &quot;&quot;); IF([.P79] &lt;&gt; &quot;&quot;; &quot;const newSP = &quot;&amp;[.P79]&amp;&quot;; &quot;; &quot;&quot;); IF([.Q79] &lt;&gt; &quot;&quot;; &quot;const newPC = (&quot;&amp;[.Q79]&amp;&quot;)&amp;0xFFFF; &quot;; &quot;&quot;);  IF([.M79] &lt;&gt; &quot;&quot;; &quot;cpu.A = newA; &quot;; &quot;&quot;); IF([.N79] &lt;&gt; &quot;&quot;; &quot;cpu.X = newX; &quot;; &quot;&quot;); IF([.O79] &lt;&gt; &quot;&quot;; &quot;cpu.Y = newY; &quot;; &quot;&quot;); IF([.P79] &lt;&gt; &quot;&quot;; &quot;cpu.SP = newSP; &quot;; &quot;&quot;); IF([.Q79] &lt;&gt; &quot;&quot;; &quot;cpu.PC = newPC; &quot;; &quot;&quot;);  IF( ([.R79] &amp; [.S79] &amp; [.T79] &amp; [.U79] &amp; [.V79] &amp; [.W79]) &lt;&gt; &quot;&quot;; join(&quot;&quot;;    IF( [.R79] &lt;&gt; &quot;&quot;; &quot;const carry = &quot; &amp; [.R79] &amp; &quot;;&quot;;     &quot;const carry = SR&amp;1; &quot;);   IF( [.S79] &lt;&gt; &quot;&quot;; &quot;const zero = &quot; &amp; [.S79] &amp; &quot;;&quot;;      &quot;const zero = (SR&gt;&gt;1)&amp;1; &quot;);   IF( [.T79] &lt;&gt; &quot;&quot;; &quot;const interrupt = &quot; &amp; [.T79] &amp; &quot;;&quot;; &quot;const interrupt = (SR&gt;&gt;2)&amp;1; &quot;);   IF( [.U79] &lt;&gt; &quot;&quot;; &quot;const decimal = &quot; &amp; [.U79] &amp; &quot;;&quot;;   &quot;const decimal = (SR&gt;&gt;3)&amp;1; &quot;);   IF( [.V79] &lt;&gt; &quot;&quot;; &quot;const overflow = &quot; &amp; [.V79] &amp; &quot;;&quot;;  &quot;const overflow = (SR&gt;&gt;6)&amp;1; &quot;);   IF( [.W79] &lt;&gt; &quot;&quot;; &quot;const negative = &quot; &amp; [.W79] &amp; &quot;;&quot;;  &quot;const negative = (SR&gt;&gt;7)&amp;1; &quot;)  ); &quot;&quot;);  IF( ([.R79] &amp; [.S79] &amp; [.T79] &amp; [.U79] &amp; [.V79] &amp; [.W79]) &lt;&gt; &quot;&quot;; &quot;cpu.SR = carry + (zero&lt;&lt;1) + (interrupt&lt;&lt;2) + (decimal&lt;&lt;3) + (overflow&lt;&lt;6) + (negative&lt;&lt;7); &quot;; &quot;&quot;);  IF( [.Q79] &lt;&gt; &quot;&quot;; &quot;*PC = &quot; &amp; [.Q79] &amp; &quot;;&quot;; &quot;cpu.PC = PC + &quot; &amp; (LEN([.A79]&amp;&quot; &quot;)/3) &amp; &quot;; &quot; );  IF( [.Y79] &lt;&gt; &quot;&quot;; &quot;memory[(&quot; &amp; [.Y79] &amp; &quot;)&amp;0xFFFF] = &quot; &amp; [.Z79] &amp; &quot;; &quot;; &quot;&quot;);  IF( [.AA79] &lt;&gt; &quot;&quot;; &quot;memory[(&quot; &amp; [.AA79] &amp; &quot;)&amp;0xFFFF] = (&quot; &amp; [.AB79] &amp; &quot;)&amp;0xFF; memory[((&quot; &amp; [.AA79] &amp; &quot;)+1)&amp;0xFFFF] = ((&quot; &amp; [.AB7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, overflow</text:p>
          </table:table-cell>
          <table:table-cell table:style-name="ce149"/>
          <table:table-cell table:style-name="ce244"/>
          <table:table-cell table:style-name="ce282" table:formula="of:=IF([.$AM79] &lt;&gt; &quot;&quot;; &quot;BB &quot;; &quot;&quot;) &amp; IF([.$AN79] &lt;&gt; &quot;&quot;; &quot;LL HH &quot;; &quot;&quot;) &amp; IF([.$AO79] &lt;&gt; &quot;&quot;; &quot;SS &quot;; &quot;&quot;) &amp; IF([.$AP79] &lt;&gt; &quot;&quot;; &quot;RR &quot;; &quot;&quot;) &amp; IF([.$AQ79] &lt;&gt; &quot;&quot;; &quot;PP QQ &quot;; &quot;&quot;) &amp; LEFT([.$A79];2)" office:value-type="string" office:string-value="SS 7D" calcext:value-type="string">
            <text:p>SS 7D</text:p>
          </table:table-cell>
          <table:table-cell table:style-name="ce76" table:formula="of:=&quot;UN&quot; &amp;[.B79]" office:value-type="string" office:string-value="UNADC" calcext:value-type="string">
            <text:p>UNAD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2"/>
          <table:table-cell table:style-name="ce76" office:value-type="string" calcext:value-type="string">
            <text:p>..C...</text:p>
          </table:table-cell>
          <table:table-cell table:style-name="ce76"/>
          <table:table-cell table:style-name="ce76" office:value-type="string" calcext:value-type="string">
            <text:p>A</text:p>
          </table:table-cell>
          <table:table-cell table:style-name="ce76" table:number-columns-repeated="2"/>
          <table:table-cell table:style-name="ce76" office:value-type="string" calcext:value-type="string">
            <text:p>NZC..V</text:p>
          </table:table-cell>
          <table:table-cell table:style-name="ce76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7E LL HH</text:p>
          </table:table-cell>
          <table:table-cell table:style-name="ce34" office:value-type="string" calcext:value-type="string">
            <text:p>ROR</text:p>
          </table:table-cell>
          <table:table-cell table:style-name="ce49" office:value-type="float" office:value="7" calcext:value-type="float">
            <text:p>7</text:p>
          </table:table-cell>
          <table:table-cell table:style-name="ce72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11"/>
          <table:table-cell table:style-name="ce141"/>
          <table:table-cell table:style-name="ce72" table:formula="of:=IF([.$D80] = &quot;($LL, X)&quot;;&quot;(arg1+X)&amp;0xFF&quot;;&quot;&quot;)">
            <text:p/>
          </table:table-cell>
          <table:table-cell table:style-name="ce72" office:value-type="string" calcext:value-type="string">
            <text:p>HHLL + X</text:p>
          </table:table-cell>
          <table:table-cell table:style-name="ce146"/>
          <table:table-cell table:style-name="ce72" office:value-type="string" calcext:value-type="string">
            <text:p>(readByte &gt;&gt; 1) + (carry &lt;&lt; 7)</text:p>
          </table:table-cell>
          <table:table-cell table:style-name="ce174"/>
          <table:table-cell table:style-name="ce146" table:number-columns-repeated="3"/>
          <table:table-cell table:style-name="ce72"/>
          <table:table-cell table:style-name="ce175" office:value-type="string" calcext:value-type="string">
            <text:p>readByte</text:p>
          </table:table-cell>
          <table:table-cell table:style-name="ce72" office:value-type="string" calcext:value-type="string">
            <text:p>(result | -result) &gt;&gt; 7</text:p>
          </table:table-cell>
          <table:table-cell table:style-name="ce146" table:number-columns-repeated="4"/>
          <table:table-cell table:style-name="ce212" office:value-type="string" calcext:value-type="string">
            <text:p>result &gt;&gt; 7</text:p>
          </table:table-cell>
          <table:table-cell table:style-name="ce175" office:value-type="string" calcext:value-type="string">
            <text:p>readByteAddress</text:p>
          </table:table-cell>
          <table:table-cell table:style-name="ce72" office:value-type="string" calcext:value-type="string">
            <text:p>result</text:p>
          </table:table-cell>
          <table:table-cell table:style-name="ce146" table:number-columns-repeated="2"/>
          <table:table-cell table:style-name="ce245"/>
          <table:table-cell table:style-name="ce141"/>
          <table:table-cell table:style-name="ce253" table:formula="of:=&quot;  if instruction == 0x&quot; &amp; LEFT([.A80];2) &amp; &quot; { &quot; &amp;  join(&quot;&quot;;  IF(LEN([.A80]) &gt; 3; &quot;LL := memory[PC + 1]; &quot;; &quot;&quot;);  IF([.I80] &lt;&gt; &quot;&quot;; &quot;zeroPageWord := memory[(&quot;&amp;[.I80]&amp;&quot;)&amp;0xFF] + (memory[((&quot;&amp;[.I80]&amp;&quot;)+1)&amp;0xFF]&lt;&lt;8); &quot;; &quot;&quot;);  IF([.J80] &lt;&gt; &quot;&quot;; &quot;readByte := memory[(&quot;&amp;[.J80]&amp;&quot;)&amp;0xFFFF]; &quot;; &quot;&quot;); IF([.K80] &lt;&gt; &quot;&quot;; &quot;readWord := memory[(&quot;&amp;[.K80]&amp;&quot;)&amp;0xFFFF] + (memory[((&quot;&amp;[.K80]&amp;&quot;)+1)&amp;0xFFFF]&lt;&lt;8); &quot;; &quot;&quot;);  IF([.L80] &lt;&gt; &quot;&quot;; &quot;result := &quot;&amp;[.L80]&amp;&quot;; &quot;; &quot;&quot;);  IF([.M80] &lt;&gt; &quot;&quot;; &quot;newA := &quot;&amp;[.M80]&amp;&quot;; &quot;; &quot;&quot;); IF([.N80] &lt;&gt; &quot;&quot;; &quot;newX := &quot;&amp;[.N80]&amp;&quot;; &quot;; &quot;&quot;); IF([.O80] &lt;&gt; &quot;&quot;; &quot;newY := &quot;&amp;[.O80]&amp;&quot;; &quot;; &quot;&quot;); IF([.P80] &lt;&gt; &quot;&quot;; &quot;newSP := &quot;&amp;[.P80]&amp;&quot;; &quot;; &quot;&quot;); IF([.Q80] &lt;&gt; &quot;&quot;; &quot;newPC := &quot;&amp;[.Q80]&amp;&quot;; &quot;; &quot;&quot;);  IF([.M80] &lt;&gt; &quot;&quot;; &quot;*A = newA; &quot;; &quot;&quot;); IF([.N80] &lt;&gt; &quot;&quot;; &quot;*X = newX; &quot;; &quot;&quot;); IF([.O80] &lt;&gt; &quot;&quot;; &quot;*Y = newY; &quot;; &quot;&quot;); IF([.P80] &lt;&gt; &quot;&quot;; &quot;*SP = newSP; &quot;; &quot;&quot;); IF([.Q80] &lt;&gt; &quot;&quot;; &quot;*PC = newPC; &quot;; &quot;&quot;);  IF( ([.R80] &amp; [.S80] &amp; [.T80] &amp; [.U80] &amp; [.V80] &amp; [.W80]) &lt;&gt; &quot;&quot;; join(&quot;&quot;;    IF( [.R80] &lt;&gt; &quot;&quot;; &quot;carry := &quot; &amp; [.R80] &amp; &quot;;&quot;; &quot;carry := SR&amp;1; &quot;);   IF( [.S80] &lt;&gt; &quot;&quot;; &quot;zero := &quot; &amp; [.S80] &amp; &quot;;&quot;; &quot;zero := (SR&gt;&gt;1)&amp;1; &quot;);   IF( [.T80] &lt;&gt; &quot;&quot;; &quot;interrupt := &quot; &amp; [.T80] &amp; &quot;;&quot;; &quot;interrupt := (SR&gt;&gt;2)&amp;1; &quot;);   IF( [.U80] &lt;&gt; &quot;&quot;; &quot;decimal := &quot; &amp; [.U80] &amp; &quot;;&quot;; &quot;decimal := (SR&gt;&gt;3)&amp;1; &quot;);   IF( [.V80] &lt;&gt; &quot;&quot;; &quot;overflow := &quot; &amp; [.V80] &amp; &quot;;&quot;; &quot;overflow := (SR&gt;&gt;6)&amp;1; &quot;);   IF( [.W80] &lt;&gt; &quot;&quot;; &quot;negative := &quot; &amp; [.W80] &amp; &quot;;&quot;; &quot;negative := (SR&gt;&gt;7)&amp;1; &quot;)  ); &quot;&quot;);  IF( ([.R80] &amp; [.S80] &amp; [.T80] &amp; [.U80] &amp; [.V80] &amp; [.W80]) &lt;&gt; &quot;&quot;; &quot;*SR = carry + (zero&lt;&lt;1) + (interrupt&lt;&lt;2) + (decimal&lt;&lt;3) + (overflow&lt;&lt;6) + (negative&lt;&lt;7); &quot;; &quot;&quot;);  IF( [.Q80] &lt;&gt; &quot;&quot;; &quot;*PC = &quot; &amp; [.Q80] &amp; &quot;;&quot;; &quot;*PC = PC + &quot; &amp; (LEN([.A80]&amp;&quot; &quot;)/3) &amp; &quot;; &quot; );  IF( [.Y80] &lt;&gt; &quot;&quot;; &quot;memory[(&quot; &amp; [.Y80] &amp; &quot;)&amp;0xFFFF] = &quot; &amp; [.Z80] &amp; &quot;; &quot;; &quot;&quot;);  IF( [.AA80] &lt;&gt; &quot;&quot;; &quot;memory[(&quot; &amp; [.AA80] &amp; &quot;)&amp;0xFFFF] = (&quot; &amp; [.AB80] &amp; &quot;)&amp;0xFF; memory[((&quot; &amp; [.AA80] &amp; &quot;)+1)&amp;0xFFFF] = ((&quot; &amp; [.AB8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0];2) &amp; &quot; ) { &quot; &amp;  join(&quot;&quot;;  IF(LEN([.A80]) &gt; 3; &quot;unsigned char LL = memory[(PC+1)&amp;0xFFFF]; &quot;; &quot;&quot;); IF(LEN([.A80]) &gt; 6; &quot;unsigned int HH = memory[(PC+2)&amp;0xFFFF]; &quot;; &quot;&quot;); IF(LEN([.A80]) &gt; 6; &quot;unsigned int HHLL = LL + (HH&lt;&lt;8); &quot;; &quot;&quot;);  IF([.I80] &lt;&gt; &quot;&quot;; &quot;unsigned int zeroPageWord = memory[(&quot;&amp;[.I80]&amp;&quot;)&amp;0xFF] + (memory[((&quot;&amp;[.I80]&amp;&quot;)+1)&amp;0xFF]&lt;&lt;8); &quot;; &quot;&quot;);  IF([.J80] &lt;&gt; &quot;&quot;; &quot;unsigned char readByte = memory[(&quot;&amp;[.J80]&amp;&quot;)&amp;0xFFFF]; &quot;; &quot;&quot;); IF([.K80] &lt;&gt; &quot;&quot;; &quot;unsigned int readWord := memory[(&quot;&amp;[.K80]&amp;&quot;)&amp;0xFFFF] + (memory[((&quot;&amp;[.K80]&amp;&quot;)+1)&amp;0xFFFF]&lt;&lt;8); &quot;; &quot;&quot;);  IF([.L80] &lt;&gt; &quot;&quot;; &quot;unsigned int result = &quot;&amp;[.L80]&amp;&quot;; &quot;; &quot;&quot;);  IF([.M80] &lt;&gt; &quot;&quot;; &quot;unsigned char newA = &quot;&amp;[.M80]&amp;&quot;; &quot;; &quot;&quot;); IF([.N80] &lt;&gt; &quot;&quot;; &quot;unsigned char newX = &quot;&amp;[.N80]&amp;&quot;; &quot;; &quot;&quot;); IF([.O80] &lt;&gt; &quot;&quot;; &quot;unsigned char newY = &quot;&amp;[.O80]&amp;&quot;; &quot;; &quot;&quot;); IF([.P80] &lt;&gt; &quot;&quot;; &quot;unsigned char newSP = &quot;&amp;[.P80]&amp;&quot;; &quot;; &quot;&quot;); IF([.Q80] &lt;&gt; &quot;&quot;; &quot;unsigned int newPC = (&quot;&amp;[.Q80]&amp;&quot;)&amp;0xFFFF; &quot;; &quot;&quot;);  IF([.M80] &lt;&gt; &quot;&quot;; &quot;*A = newA; &quot;; &quot;&quot;); IF([.N80] &lt;&gt; &quot;&quot;; &quot;*X = newX; &quot;; &quot;&quot;); IF([.O80] &lt;&gt; &quot;&quot;; &quot;*Y = newY; &quot;; &quot;&quot;); IF([.P80] &lt;&gt; &quot;&quot;; &quot;*SP = newSP; &quot;; &quot;&quot;); IF([.Q80] &lt;&gt; &quot;&quot;; &quot;*PC = newPC; &quot;; &quot;&quot;);  IF( ([.R80] &amp; [.S80] &amp; [.T80] &amp; [.U80] &amp; [.V80] &amp; [.W80]) &lt;&gt; &quot;&quot;; join(&quot;&quot;;    IF( [.R80] &lt;&gt; &quot;&quot;; &quot;unsigned char carry = &quot; &amp; [.R80] &amp; &quot;;&quot;; &quot;unsigned char carry = SR&amp;1; &quot;);   IF( [.S80] &lt;&gt; &quot;&quot;; &quot;unsigned char zero = &quot; &amp; [.S80] &amp; &quot;;&quot;; &quot;unsigned char zero = (SR&gt;&gt;1)&amp;1; &quot;);   IF( [.T80] &lt;&gt; &quot;&quot;; &quot;unsigned char interrupt = &quot; &amp; [.T80] &amp; &quot;;&quot;; &quot;unsigned char interrupt = (SR&gt;&gt;2)&amp;1; &quot;);   IF( [.U80] &lt;&gt; &quot;&quot;; &quot;unsigned char decimal = &quot; &amp; [.U80] &amp; &quot;;&quot;; &quot;unsigned char decimal = (SR&gt;&gt;3)&amp;1; &quot;);   IF( [.V80] &lt;&gt; &quot;&quot;; &quot;unsigned char overflow = &quot; &amp; [.V80] &amp; &quot;;&quot;; &quot;unsigned char overflow = (SR&gt;&gt;6)&amp;1; &quot;);   IF( [.W80] &lt;&gt; &quot;&quot;; &quot;unsigned char negative = &quot; &amp; [.W80] &amp; &quot;;&quot;; &quot;unsigned char negative = (SR&gt;&gt;7)&amp;1; &quot;)  ); &quot;&quot;);  IF( ([.R80] &amp; [.S80] &amp; [.T80] &amp; [.U80] &amp; [.V80] &amp; [.W80]) &lt;&gt; &quot;&quot;; &quot;*SR = carry + (zero&lt;&lt;1) + (interrupt&lt;&lt;2) + (decimal&lt;&lt;3) + (overflow&lt;&lt;6) + (negative&lt;&lt;7); &quot;; &quot;&quot;);  IF( [.Q80] &lt;&gt; &quot;&quot;; &quot;*PC = &quot; &amp; [.Q80] &amp; &quot;;&quot;; &quot;*PC = PC + &quot; &amp; (LEN([.A80]&amp;&quot; &quot;)/3) &amp; &quot;; &quot; );  IF( [.Y80] &lt;&gt; &quot;&quot;; &quot;memory[(&quot; &amp; [.Y80] &amp; &quot;)&amp;0xFFFF] = &quot; &amp; [.Z80] &amp; &quot;; &quot;; &quot;&quot;);  IF( [.AA80] &lt;&gt; &quot;&quot;; &quot;memory[(&quot; &amp; [.AA80] &amp; &quot;)&amp;0xFFFF] = (&quot; &amp; [.AB80] &amp; &quot;)&amp;0xFF; memory[((&quot; &amp; [.AA80] &amp; &quot;)+1)&amp;0xFFFF] = ((&quot; &amp; [.AB8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0];2) &amp; &quot; ) { &quot; &amp;  join(&quot;&quot;;  IF(LEN([.A80]) &gt; 3; &quot;const LL = memory[(PC+1)&amp;0xFFFF]; &quot;; &quot;&quot;); IF(LEN([.A80]) &gt; 6; &quot;const HH = memory[(PC+2)&amp;0xFFFF]; &quot;; &quot;&quot;); IF(LEN([.A80]) &gt; 6; &quot;const HHLL = LL + (HH&lt;&lt;8); &quot;; &quot;&quot;);  IF([.I80] &lt;&gt; &quot;&quot;; &quot;const zeroPageWord = memory[(&quot;&amp;[.I80]&amp;&quot;)&amp;0xFF] + (memory[((&quot;&amp;[.I80]&amp;&quot;)+1)&amp;0xFF]&lt;&lt;8); &quot;; &quot;&quot;);  IF([.J80] &lt;&gt; &quot;&quot;; &quot;const readByte = memory[(&quot;&amp;[.J80]&amp;&quot;)&amp;0xFFFF]; &quot;; &quot;&quot;); IF([.K80] &lt;&gt; &quot;&quot;; &quot;const readWord = memory[(&quot;&amp;[.K80]&amp;&quot;)&amp;0xFFFF] + (memory[((&quot;&amp;[.K80]&amp;&quot;)+1)&amp;0xFFFF]&lt;&lt;8); &quot;; &quot;&quot;);  IF([.L80] &lt;&gt; &quot;&quot;; &quot;const result = &quot;&amp;[.L80]&amp;&quot;; &quot;; &quot;&quot;);  IF([.M80] &lt;&gt; &quot;&quot;; &quot;const newA = &quot;&amp;[.M80]&amp;&quot;; &quot;; &quot;&quot;); IF([.N80] &lt;&gt; &quot;&quot;; &quot;const newX = &quot;&amp;[.N80]&amp;&quot;; &quot;; &quot;&quot;); IF([.O80] &lt;&gt; &quot;&quot;; &quot;const newY = &quot;&amp;[.O80]&amp;&quot;; &quot;; &quot;&quot;); IF([.P80] &lt;&gt; &quot;&quot;; &quot;const newSP = &quot;&amp;[.P80]&amp;&quot;; &quot;; &quot;&quot;); IF([.Q80] &lt;&gt; &quot;&quot;; &quot;const newPC = (&quot;&amp;[.Q80]&amp;&quot;)&amp;0xFFFF; &quot;; &quot;&quot;);  IF([.M80] &lt;&gt; &quot;&quot;; &quot;cpu.A = newA; &quot;; &quot;&quot;); IF([.N80] &lt;&gt; &quot;&quot;; &quot;cpu.X = newX; &quot;; &quot;&quot;); IF([.O80] &lt;&gt; &quot;&quot;; &quot;cpu.Y = newY; &quot;; &quot;&quot;); IF([.P80] &lt;&gt; &quot;&quot;; &quot;cpu.SP = newSP; &quot;; &quot;&quot;); IF([.Q80] &lt;&gt; &quot;&quot;; &quot;cpu.PC = newPC; &quot;; &quot;&quot;);  IF( ([.R80] &amp; [.S80] &amp; [.T80] &amp; [.U80] &amp; [.V80] &amp; [.W80]) &lt;&gt; &quot;&quot;; join(&quot;&quot;;    IF( [.R80] &lt;&gt; &quot;&quot;; &quot;const carry = &quot; &amp; [.R80] &amp; &quot;;&quot;;     &quot;const carry = SR&amp;1; &quot;);   IF( [.S80] &lt;&gt; &quot;&quot;; &quot;const zero = &quot; &amp; [.S80] &amp; &quot;;&quot;;      &quot;const zero = (SR&gt;&gt;1)&amp;1; &quot;);   IF( [.T80] &lt;&gt; &quot;&quot;; &quot;const interrupt = &quot; &amp; [.T80] &amp; &quot;;&quot;; &quot;const interrupt = (SR&gt;&gt;2)&amp;1; &quot;);   IF( [.U80] &lt;&gt; &quot;&quot;; &quot;const decimal = &quot; &amp; [.U80] &amp; &quot;;&quot;;   &quot;const decimal = (SR&gt;&gt;3)&amp;1; &quot;);   IF( [.V80] &lt;&gt; &quot;&quot;; &quot;const overflow = &quot; &amp; [.V80] &amp; &quot;;&quot;;  &quot;const overflow = (SR&gt;&gt;6)&amp;1; &quot;);   IF( [.W80] &lt;&gt; &quot;&quot;; &quot;const negative = &quot; &amp; [.W80] &amp; &quot;;&quot;;  &quot;const negative = (SR&gt;&gt;7)&amp;1; &quot;)  ); &quot;&quot;);  IF( ([.R80] &amp; [.S80] &amp; [.T80] &amp; [.U80] &amp; [.V80] &amp; [.W80]) &lt;&gt; &quot;&quot;; &quot;cpu.SR = carry + (zero&lt;&lt;1) + (interrupt&lt;&lt;2) + (decimal&lt;&lt;3) + (overflow&lt;&lt;6) + (negative&lt;&lt;7); &quot;; &quot;&quot;);  IF( [.Q80] &lt;&gt; &quot;&quot;; &quot;*PC = &quot; &amp; [.Q80] &amp; &quot;;&quot;; &quot;cpu.PC = PC + &quot; &amp; (LEN([.A80]&amp;&quot; &quot;)/3) &amp; &quot;; &quot; );  IF( [.Y80] &lt;&gt; &quot;&quot;; &quot;memory[(&quot; &amp; [.Y80] &amp; &quot;)&amp;0xFFFF] = &quot; &amp; [.Z80] &amp; &quot;; &quot;; &quot;&quot;);  IF( [.AA80] &lt;&gt; &quot;&quot;; &quot;memory[(&quot; &amp; [.AA80] &amp; &quot;)&amp;0xFFFF] = (&quot; &amp; [.AB80] &amp; &quot;)&amp;0xFF; memory[((&quot; &amp; [.AA80] &amp; &quot;)+1)&amp;0xFFFF] = ((&quot; &amp; [.AB8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6" table:number-columns-repeated="2"/>
          <table:table-cell table:style-name="ce72" office:value-type="string" calcext:value-type="string">
            <text:p>SR</text:p>
          </table:table-cell>
          <table:table-cell table:style-name="ce72" table:number-columns-repeated="2"/>
          <table:table-cell table:style-name="ce72" office:value-type="string" calcext:value-type="string">
            <text:p>zero, negative</text:p>
          </table:table-cell>
          <table:table-cell table:style-name="ce146"/>
          <table:table-cell table:style-name="ce245"/>
          <table:table-cell table:style-name="ce282" table:formula="of:=IF([.$AM80] &lt;&gt; &quot;&quot;; &quot;BB &quot;; &quot;&quot;) &amp; IF([.$AN80] &lt;&gt; &quot;&quot;; &quot;LL HH &quot;; &quot;&quot;) &amp; IF([.$AO80] &lt;&gt; &quot;&quot;; &quot;SS &quot;; &quot;&quot;) &amp; IF([.$AP80] &lt;&gt; &quot;&quot;; &quot;RR &quot;; &quot;&quot;) &amp; IF([.$AQ80] &lt;&gt; &quot;&quot;; &quot;PP QQ &quot;; &quot;&quot;) &amp; LEFT([.$A80];2)" office:value-type="string" office:string-value="SS 7E" calcext:value-type="string">
            <text:p>SS 7E</text:p>
          </table:table-cell>
          <table:table-cell table:style-name="ce72" table:formula="of:=&quot;UN&quot; &amp;[.B80]" office:value-type="string" office:string-value="UNROR" calcext:value-type="string">
            <text:p>UNROR</text:p>
          </table:table-cell>
          <table:table-cell table:style-name="ce72" office:value-type="string" calcext:value-type="string">
            <text:p>$SS</text:p>
          </table:table-cell>
          <table:table-cell table:style-name="ce285"/>
          <table:table-cell table:style-name="ce72" table:number-columns-repeated="14"/>
          <table:table-cell table:style-name="ce271"/>
          <table:table-cell table:style-name="ce72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81 LL</text:p>
          </table:table-cell>
          <table:table-cell table:style-name="ce35" office:value-type="string" calcext:value-type="string">
            <text:p>STA</text:p>
          </table:table-cell>
          <table:table-cell table:style-name="ce58" office:value-type="float" office:value="6" calcext:value-type="float">
            <text:p>6</text:p>
          </table:table-cell>
          <table:table-cell table:style-name="ce83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29"/>
          <table:table-cell table:style-name="ce95"/>
          <table:table-cell table:style-name="ce83" office:value-type="string" calcext:value-type="string">
            <text:p>LL + X</text:p>
          </table:table-cell>
          <table:table-cell table:style-name="ce83" table:number-columns-repeated="2"/>
          <table:table-cell table:style-name="ce87"/>
          <table:table-cell table:style-name="ce186"/>
          <table:table-cell table:style-name="ce87" table:number-columns-repeated="4"/>
          <table:table-cell table:style-name="ce186"/>
          <table:table-cell table:style-name="ce202"/>
          <table:table-cell table:style-name="ce87" table:number-columns-repeated="4"/>
          <table:table-cell table:style-name="ce224"/>
          <table:table-cell table:style-name="ce238" office:value-type="string" calcext:value-type="string">
            <text:p>zeroPageWord</text:p>
          </table:table-cell>
          <table:table-cell table:style-name="ce83" office:value-type="string" calcext:value-type="string">
            <text:p>A</text:p>
          </table:table-cell>
          <table:table-cell table:style-name="ce87" table:number-columns-repeated="2"/>
          <table:table-cell table:style-name="ce244"/>
          <table:table-cell table:style-name="ce95"/>
          <table:table-cell table:style-name="ce253" table:formula="of:=&quot;  if instruction == 0x&quot; &amp; LEFT([.A81];2) &amp; &quot; { &quot; &amp;  join(&quot;&quot;;  IF(LEN([.A81]) &gt; 3; &quot;LL := memory[PC + 1]; &quot;; &quot;&quot;);  IF([.I81] &lt;&gt; &quot;&quot;; &quot;zeroPageWord := memory[(&quot;&amp;[.I81]&amp;&quot;)&amp;0xFF] + (memory[((&quot;&amp;[.I81]&amp;&quot;)+1)&amp;0xFF]&lt;&lt;8); &quot;; &quot;&quot;);  IF([.J81] &lt;&gt; &quot;&quot;; &quot;readByte := memory[(&quot;&amp;[.J81]&amp;&quot;)&amp;0xFFFF]; &quot;; &quot;&quot;); IF([.K81] &lt;&gt; &quot;&quot;; &quot;readWord := memory[(&quot;&amp;[.K81]&amp;&quot;)&amp;0xFFFF] + (memory[((&quot;&amp;[.K81]&amp;&quot;)+1)&amp;0xFFFF]&lt;&lt;8); &quot;; &quot;&quot;);  IF([.L81] &lt;&gt; &quot;&quot;; &quot;result := &quot;&amp;[.L81]&amp;&quot;; &quot;; &quot;&quot;);  IF([.M81] &lt;&gt; &quot;&quot;; &quot;newA := &quot;&amp;[.M81]&amp;&quot;; &quot;; &quot;&quot;); IF([.N81] &lt;&gt; &quot;&quot;; &quot;newX := &quot;&amp;[.N81]&amp;&quot;; &quot;; &quot;&quot;); IF([.O81] &lt;&gt; &quot;&quot;; &quot;newY := &quot;&amp;[.O81]&amp;&quot;; &quot;; &quot;&quot;); IF([.P81] &lt;&gt; &quot;&quot;; &quot;newSP := &quot;&amp;[.P81]&amp;&quot;; &quot;; &quot;&quot;); IF([.Q81] &lt;&gt; &quot;&quot;; &quot;newPC := &quot;&amp;[.Q81]&amp;&quot;; &quot;; &quot;&quot;);  IF([.M81] &lt;&gt; &quot;&quot;; &quot;*A = newA; &quot;; &quot;&quot;); IF([.N81] &lt;&gt; &quot;&quot;; &quot;*X = newX; &quot;; &quot;&quot;); IF([.O81] &lt;&gt; &quot;&quot;; &quot;*Y = newY; &quot;; &quot;&quot;); IF([.P81] &lt;&gt; &quot;&quot;; &quot;*SP = newSP; &quot;; &quot;&quot;); IF([.Q81] &lt;&gt; &quot;&quot;; &quot;*PC = newPC; &quot;; &quot;&quot;);  IF( ([.R81] &amp; [.S81] &amp; [.T81] &amp; [.U81] &amp; [.V81] &amp; [.W81]) &lt;&gt; &quot;&quot;; join(&quot;&quot;;    IF( [.R81] &lt;&gt; &quot;&quot;; &quot;carry := &quot; &amp; [.R81] &amp; &quot;;&quot;; &quot;carry := SR&amp;1; &quot;);   IF( [.S81] &lt;&gt; &quot;&quot;; &quot;zero := &quot; &amp; [.S81] &amp; &quot;;&quot;; &quot;zero := (SR&gt;&gt;1)&amp;1; &quot;);   IF( [.T81] &lt;&gt; &quot;&quot;; &quot;interrupt := &quot; &amp; [.T81] &amp; &quot;;&quot;; &quot;interrupt := (SR&gt;&gt;2)&amp;1; &quot;);   IF( [.U81] &lt;&gt; &quot;&quot;; &quot;decimal := &quot; &amp; [.U81] &amp; &quot;;&quot;; &quot;decimal := (SR&gt;&gt;3)&amp;1; &quot;);   IF( [.V81] &lt;&gt; &quot;&quot;; &quot;overflow := &quot; &amp; [.V81] &amp; &quot;;&quot;; &quot;overflow := (SR&gt;&gt;6)&amp;1; &quot;);   IF( [.W81] &lt;&gt; &quot;&quot;; &quot;negative := &quot; &amp; [.W81] &amp; &quot;;&quot;; &quot;negative := (SR&gt;&gt;7)&amp;1; &quot;)  ); &quot;&quot;);  IF( ([.R81] &amp; [.S81] &amp; [.T81] &amp; [.U81] &amp; [.V81] &amp; [.W81]) &lt;&gt; &quot;&quot;; &quot;*SR = carry + (zero&lt;&lt;1) + (interrupt&lt;&lt;2) + (decimal&lt;&lt;3) + (overflow&lt;&lt;6) + (negative&lt;&lt;7); &quot;; &quot;&quot;);  IF( [.Q81] &lt;&gt; &quot;&quot;; &quot;*PC = &quot; &amp; [.Q81] &amp; &quot;;&quot;; &quot;*PC = PC + &quot; &amp; (LEN([.A81]&amp;&quot; &quot;)/3) &amp; &quot;; &quot; );  IF( [.Y81] &lt;&gt; &quot;&quot;; &quot;memory[(&quot; &amp; [.Y81] &amp; &quot;)&amp;0xFFFF] = &quot; &amp; [.Z81] &amp; &quot;; &quot;; &quot;&quot;);  IF( [.AA81] &lt;&gt; &quot;&quot;; &quot;memory[(&quot; &amp; [.AA81] &amp; &quot;)&amp;0xFFFF] = (&quot; &amp; [.AB81] &amp; &quot;)&amp;0xFF; memory[((&quot; &amp; [.AA81] &amp; &quot;)+1)&amp;0xFFFF] = ((&quot; &amp; [.AB8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1];2) &amp; &quot; ) { &quot; &amp;  join(&quot;&quot;;  IF(LEN([.A81]) &gt; 3; &quot;unsigned char LL = memory[(PC+1)&amp;0xFFFF]; &quot;; &quot;&quot;); IF(LEN([.A81]) &gt; 6; &quot;unsigned int HH = memory[(PC+2)&amp;0xFFFF]; &quot;; &quot;&quot;); IF(LEN([.A81]) &gt; 6; &quot;unsigned int HHLL = LL + (HH&lt;&lt;8); &quot;; &quot;&quot;);  IF([.I81] &lt;&gt; &quot;&quot;; &quot;unsigned int zeroPageWord = memory[(&quot;&amp;[.I81]&amp;&quot;)&amp;0xFF] + (memory[((&quot;&amp;[.I81]&amp;&quot;)+1)&amp;0xFF]&lt;&lt;8); &quot;; &quot;&quot;);  IF([.J81] &lt;&gt; &quot;&quot;; &quot;unsigned char readByte = memory[(&quot;&amp;[.J81]&amp;&quot;)&amp;0xFFFF]; &quot;; &quot;&quot;); IF([.K81] &lt;&gt; &quot;&quot;; &quot;unsigned int readWord := memory[(&quot;&amp;[.K81]&amp;&quot;)&amp;0xFFFF] + (memory[((&quot;&amp;[.K81]&amp;&quot;)+1)&amp;0xFFFF]&lt;&lt;8); &quot;; &quot;&quot;);  IF([.L81] &lt;&gt; &quot;&quot;; &quot;unsigned int result = &quot;&amp;[.L81]&amp;&quot;; &quot;; &quot;&quot;);  IF([.M81] &lt;&gt; &quot;&quot;; &quot;unsigned char newA = &quot;&amp;[.M81]&amp;&quot;; &quot;; &quot;&quot;); IF([.N81] &lt;&gt; &quot;&quot;; &quot;unsigned char newX = &quot;&amp;[.N81]&amp;&quot;; &quot;; &quot;&quot;); IF([.O81] &lt;&gt; &quot;&quot;; &quot;unsigned char newY = &quot;&amp;[.O81]&amp;&quot;; &quot;; &quot;&quot;); IF([.P81] &lt;&gt; &quot;&quot;; &quot;unsigned char newSP = &quot;&amp;[.P81]&amp;&quot;; &quot;; &quot;&quot;); IF([.Q81] &lt;&gt; &quot;&quot;; &quot;unsigned int newPC = (&quot;&amp;[.Q81]&amp;&quot;)&amp;0xFFFF; &quot;; &quot;&quot;);  IF([.M81] &lt;&gt; &quot;&quot;; &quot;*A = newA; &quot;; &quot;&quot;); IF([.N81] &lt;&gt; &quot;&quot;; &quot;*X = newX; &quot;; &quot;&quot;); IF([.O81] &lt;&gt; &quot;&quot;; &quot;*Y = newY; &quot;; &quot;&quot;); IF([.P81] &lt;&gt; &quot;&quot;; &quot;*SP = newSP; &quot;; &quot;&quot;); IF([.Q81] &lt;&gt; &quot;&quot;; &quot;*PC = newPC; &quot;; &quot;&quot;);  IF( ([.R81] &amp; [.S81] &amp; [.T81] &amp; [.U81] &amp; [.V81] &amp; [.W81]) &lt;&gt; &quot;&quot;; join(&quot;&quot;;    IF( [.R81] &lt;&gt; &quot;&quot;; &quot;unsigned char carry = &quot; &amp; [.R81] &amp; &quot;;&quot;; &quot;unsigned char carry = SR&amp;1; &quot;);   IF( [.S81] &lt;&gt; &quot;&quot;; &quot;unsigned char zero = &quot; &amp; [.S81] &amp; &quot;;&quot;; &quot;unsigned char zero = (SR&gt;&gt;1)&amp;1; &quot;);   IF( [.T81] &lt;&gt; &quot;&quot;; &quot;unsigned char interrupt = &quot; &amp; [.T81] &amp; &quot;;&quot;; &quot;unsigned char interrupt = (SR&gt;&gt;2)&amp;1; &quot;);   IF( [.U81] &lt;&gt; &quot;&quot;; &quot;unsigned char decimal = &quot; &amp; [.U81] &amp; &quot;;&quot;; &quot;unsigned char decimal = (SR&gt;&gt;3)&amp;1; &quot;);   IF( [.V81] &lt;&gt; &quot;&quot;; &quot;unsigned char overflow = &quot; &amp; [.V81] &amp; &quot;;&quot;; &quot;unsigned char overflow = (SR&gt;&gt;6)&amp;1; &quot;);   IF( [.W81] &lt;&gt; &quot;&quot;; &quot;unsigned char negative = &quot; &amp; [.W81] &amp; &quot;;&quot;; &quot;unsigned char negative = (SR&gt;&gt;7)&amp;1; &quot;)  ); &quot;&quot;);  IF( ([.R81] &amp; [.S81] &amp; [.T81] &amp; [.U81] &amp; [.V81] &amp; [.W81]) &lt;&gt; &quot;&quot;; &quot;*SR = carry + (zero&lt;&lt;1) + (interrupt&lt;&lt;2) + (decimal&lt;&lt;3) + (overflow&lt;&lt;6) + (negative&lt;&lt;7); &quot;; &quot;&quot;);  IF( [.Q81] &lt;&gt; &quot;&quot;; &quot;*PC = &quot; &amp; [.Q81] &amp; &quot;;&quot;; &quot;*PC = PC + &quot; &amp; (LEN([.A81]&amp;&quot; &quot;)/3) &amp; &quot;; &quot; );  IF( [.Y81] &lt;&gt; &quot;&quot;; &quot;memory[(&quot; &amp; [.Y81] &amp; &quot;)&amp;0xFFFF] = &quot; &amp; [.Z81] &amp; &quot;; &quot;; &quot;&quot;);  IF( [.AA81] &lt;&gt; &quot;&quot;; &quot;memory[(&quot; &amp; [.AA81] &amp; &quot;)&amp;0xFFFF] = (&quot; &amp; [.AB81] &amp; &quot;)&amp;0xFF; memory[((&quot; &amp; [.AA81] &amp; &quot;)+1)&amp;0xFFFF] = ((&quot; &amp; [.AB8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1];2) &amp; &quot; ) { &quot; &amp;  join(&quot;&quot;;  IF(LEN([.A81]) &gt; 3; &quot;const LL = memory[(PC+1)&amp;0xFFFF]; &quot;; &quot;&quot;); IF(LEN([.A81]) &gt; 6; &quot;const HH = memory[(PC+2)&amp;0xFFFF]; &quot;; &quot;&quot;); IF(LEN([.A81]) &gt; 6; &quot;const HHLL = LL + (HH&lt;&lt;8); &quot;; &quot;&quot;);  IF([.I81] &lt;&gt; &quot;&quot;; &quot;const zeroPageWord = memory[(&quot;&amp;[.I81]&amp;&quot;)&amp;0xFF] + (memory[((&quot;&amp;[.I81]&amp;&quot;)+1)&amp;0xFF]&lt;&lt;8); &quot;; &quot;&quot;);  IF([.J81] &lt;&gt; &quot;&quot;; &quot;const readByte = memory[(&quot;&amp;[.J81]&amp;&quot;)&amp;0xFFFF]; &quot;; &quot;&quot;); IF([.K81] &lt;&gt; &quot;&quot;; &quot;const readWord = memory[(&quot;&amp;[.K81]&amp;&quot;)&amp;0xFFFF] + (memory[((&quot;&amp;[.K81]&amp;&quot;)+1)&amp;0xFFFF]&lt;&lt;8); &quot;; &quot;&quot;);  IF([.L81] &lt;&gt; &quot;&quot;; &quot;const result = &quot;&amp;[.L81]&amp;&quot;; &quot;; &quot;&quot;);  IF([.M81] &lt;&gt; &quot;&quot;; &quot;const newA = &quot;&amp;[.M81]&amp;&quot;; &quot;; &quot;&quot;); IF([.N81] &lt;&gt; &quot;&quot;; &quot;const newX = &quot;&amp;[.N81]&amp;&quot;; &quot;; &quot;&quot;); IF([.O81] &lt;&gt; &quot;&quot;; &quot;const newY = &quot;&amp;[.O81]&amp;&quot;; &quot;; &quot;&quot;); IF([.P81] &lt;&gt; &quot;&quot;; &quot;const newSP = &quot;&amp;[.P81]&amp;&quot;; &quot;; &quot;&quot;); IF([.Q81] &lt;&gt; &quot;&quot;; &quot;const newPC = (&quot;&amp;[.Q81]&amp;&quot;)&amp;0xFFFF; &quot;; &quot;&quot;);  IF([.M81] &lt;&gt; &quot;&quot;; &quot;cpu.A = newA; &quot;; &quot;&quot;); IF([.N81] &lt;&gt; &quot;&quot;; &quot;cpu.X = newX; &quot;; &quot;&quot;); IF([.O81] &lt;&gt; &quot;&quot;; &quot;cpu.Y = newY; &quot;; &quot;&quot;); IF([.P81] &lt;&gt; &quot;&quot;; &quot;cpu.SP = newSP; &quot;; &quot;&quot;); IF([.Q81] &lt;&gt; &quot;&quot;; &quot;cpu.PC = newPC; &quot;; &quot;&quot;);  IF( ([.R81] &amp; [.S81] &amp; [.T81] &amp; [.U81] &amp; [.V81] &amp; [.W81]) &lt;&gt; &quot;&quot;; join(&quot;&quot;;    IF( [.R81] &lt;&gt; &quot;&quot;; &quot;const carry = &quot; &amp; [.R81] &amp; &quot;;&quot;;     &quot;const carry = SR&amp;1; &quot;);   IF( [.S81] &lt;&gt; &quot;&quot;; &quot;const zero = &quot; &amp; [.S81] &amp; &quot;;&quot;;      &quot;const zero = (SR&gt;&gt;1)&amp;1; &quot;);   IF( [.T81] &lt;&gt; &quot;&quot;; &quot;const interrupt = &quot; &amp; [.T81] &amp; &quot;;&quot;; &quot;const interrupt = (SR&gt;&gt;2)&amp;1; &quot;);   IF( [.U81] &lt;&gt; &quot;&quot;; &quot;const decimal = &quot; &amp; [.U81] &amp; &quot;;&quot;;   &quot;const decimal = (SR&gt;&gt;3)&amp;1; &quot;);   IF( [.V81] &lt;&gt; &quot;&quot;; &quot;const overflow = &quot; &amp; [.V81] &amp; &quot;;&quot;;  &quot;const overflow = (SR&gt;&gt;6)&amp;1; &quot;);   IF( [.W81] &lt;&gt; &quot;&quot;; &quot;const negative = &quot; &amp; [.W81] &amp; &quot;;&quot;;  &quot;const negative = (SR&gt;&gt;7)&amp;1; &quot;)  ); &quot;&quot;);  IF( ([.R81] &amp; [.S81] &amp; [.T81] &amp; [.U81] &amp; [.V81] &amp; [.W81]) &lt;&gt; &quot;&quot;; &quot;cpu.SR = carry + (zero&lt;&lt;1) + (interrupt&lt;&lt;2) + (decimal&lt;&lt;3) + (overflow&lt;&lt;6) + (negative&lt;&lt;7); &quot;; &quot;&quot;);  IF( [.Q81] &lt;&gt; &quot;&quot;; &quot;*PC = &quot; &amp; [.Q81] &amp; &quot;;&quot;; &quot;cpu.PC = PC + &quot; &amp; (LEN([.A81]&amp;&quot; &quot;)/3) &amp; &quot;; &quot; );  IF( [.Y81] &lt;&gt; &quot;&quot;; &quot;memory[(&quot; &amp; [.Y81] &amp; &quot;)&amp;0xFFFF] = &quot; &amp; [.Z81] &amp; &quot;; &quot;; &quot;&quot;);  IF( [.AA81] &lt;&gt; &quot;&quot;; &quot;memory[(&quot; &amp; [.AA81] &amp; &quot;)&amp;0xFFFF] = (&quot; &amp; [.AB81] &amp; &quot;)&amp;0xFF; memory[((&quot; &amp; [.AA81] &amp; &quot;)+1)&amp;0xFFFF] = ((&quot; &amp; [.AB8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3" office:value-type="string" calcext:value-type="string">
            <text:p>writeByteAddress</text:p>
          </table:table-cell>
          <table:table-cell table:style-name="ce87" table:number-columns-repeated="2"/>
          <table:table-cell table:style-name="ce83" office:value-type="string" calcext:value-type="string">
            <text:p>A</text:p>
          </table:table-cell>
          <table:table-cell table:style-name="ce87"/>
          <table:table-cell table:style-name="ce83" office:value-type="string" calcext:value-type="string">
            <text:p>A</text:p>
          </table:table-cell>
          <table:table-cell table:style-name="ce87"/>
          <table:table-cell table:style-name="ce244"/>
          <table:table-cell table:style-name="ce282" table:formula="of:=IF([.$AM81] &lt;&gt; &quot;&quot;; &quot;BB &quot;; &quot;&quot;) &amp; IF([.$AN81] &lt;&gt; &quot;&quot;; &quot;LL HH &quot;; &quot;&quot;) &amp; IF([.$AO81] &lt;&gt; &quot;&quot;; &quot;SS &quot;; &quot;&quot;) &amp; IF([.$AP81] &lt;&gt; &quot;&quot;; &quot;RR &quot;; &quot;&quot;) &amp; IF([.$AQ81] &lt;&gt; &quot;&quot;; &quot;PP QQ &quot;; &quot;&quot;) &amp; LEFT([.$A81];2)" office:value-type="string" office:string-value="BB RR 81" calcext:value-type="string">
            <text:p>BB RR 81</text:p>
          </table:table-cell>
          <table:table-cell table:style-name="ce87" table:formula="of:=&quot;UN&quot; &amp;[.B81]" office:value-type="string" office:string-value="UNSTA" calcext:value-type="string">
            <text:p>UNSTA</text:p>
          </table:table-cell>
          <table:table-cell table:style-name="ce83" office:value-type="string" calcext:value-type="string">
            <text:p>$BB, $RR</text:p>
          </table:table-cell>
          <table:table-cell table:style-name="ce96"/>
          <table:table-cell table:style-name="ce87" table:number-columns-repeated="14"/>
          <table:table-cell table:style-name="ce98"/>
          <table:table-cell table:style-name="ce87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4 LL</text:p>
          </table:table-cell>
          <table:table-cell table:style-name="ce27" office:value-type="string" calcext:value-type="string">
            <text:p>STY</text:p>
          </table:table-cell>
          <table:table-cell table:style-name="ce52" office:value-type="float" office:value="3" calcext:value-type="float">
            <text:p>3</text:p>
          </table:table-cell>
          <table:table-cell table:style-name="ce76" office:value-type="string" calcext:value-type="string">
            <text:p>$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82] = &quot;($LL, X)&quot;;&quot;(arg1+X)&amp;0xFF&quot;;&quot;&quot;)">
            <text:p/>
          </table:table-cell>
          <table:table-cell table:style-name="ce149" table:number-columns-repeated="3"/>
          <table:table-cell table:style-name="ce187"/>
          <table:table-cell table:style-name="ce149" table:number-columns-repeated="4"/>
          <table:table-cell table:style-name="ce187"/>
          <table:table-cell table:style-name="ce76"/>
          <table:table-cell table:style-name="ce149" table:number-columns-repeated="4"/>
          <table:table-cell table:style-name="ce225"/>
          <table:table-cell table:style-name="ce178" office:value-type="string" calcext:value-type="string">
            <text:p>LL</text:p>
          </table:table-cell>
          <table:table-cell table:style-name="ce76" office:value-type="string" calcext:value-type="string">
            <text:p>Y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82];2) &amp; &quot; { &quot; &amp;  join(&quot;&quot;;  IF(LEN([.A82]) &gt; 3; &quot;LL := memory[PC + 1]; &quot;; &quot;&quot;);  IF([.I82] &lt;&gt; &quot;&quot;; &quot;zeroPageWord := memory[(&quot;&amp;[.I82]&amp;&quot;)&amp;0xFF] + (memory[((&quot;&amp;[.I82]&amp;&quot;)+1)&amp;0xFF]&lt;&lt;8); &quot;; &quot;&quot;);  IF([.J82] &lt;&gt; &quot;&quot;; &quot;readByte := memory[(&quot;&amp;[.J82]&amp;&quot;)&amp;0xFFFF]; &quot;; &quot;&quot;); IF([.K82] &lt;&gt; &quot;&quot;; &quot;readWord := memory[(&quot;&amp;[.K82]&amp;&quot;)&amp;0xFFFF] + (memory[((&quot;&amp;[.K82]&amp;&quot;)+1)&amp;0xFFFF]&lt;&lt;8); &quot;; &quot;&quot;);  IF([.L82] &lt;&gt; &quot;&quot;; &quot;result := &quot;&amp;[.L82]&amp;&quot;; &quot;; &quot;&quot;);  IF([.M82] &lt;&gt; &quot;&quot;; &quot;newA := &quot;&amp;[.M82]&amp;&quot;; &quot;; &quot;&quot;); IF([.N82] &lt;&gt; &quot;&quot;; &quot;newX := &quot;&amp;[.N82]&amp;&quot;; &quot;; &quot;&quot;); IF([.O82] &lt;&gt; &quot;&quot;; &quot;newY := &quot;&amp;[.O82]&amp;&quot;; &quot;; &quot;&quot;); IF([.P82] &lt;&gt; &quot;&quot;; &quot;newSP := &quot;&amp;[.P82]&amp;&quot;; &quot;; &quot;&quot;); IF([.Q82] &lt;&gt; &quot;&quot;; &quot;newPC := &quot;&amp;[.Q82]&amp;&quot;; &quot;; &quot;&quot;);  IF([.M82] &lt;&gt; &quot;&quot;; &quot;*A = newA; &quot;; &quot;&quot;); IF([.N82] &lt;&gt; &quot;&quot;; &quot;*X = newX; &quot;; &quot;&quot;); IF([.O82] &lt;&gt; &quot;&quot;; &quot;*Y = newY; &quot;; &quot;&quot;); IF([.P82] &lt;&gt; &quot;&quot;; &quot;*SP = newSP; &quot;; &quot;&quot;); IF([.Q82] &lt;&gt; &quot;&quot;; &quot;*PC = newPC; &quot;; &quot;&quot;);  IF( ([.R82] &amp; [.S82] &amp; [.T82] &amp; [.U82] &amp; [.V82] &amp; [.W82]) &lt;&gt; &quot;&quot;; join(&quot;&quot;;    IF( [.R82] &lt;&gt; &quot;&quot;; &quot;carry := &quot; &amp; [.R82] &amp; &quot;;&quot;; &quot;carry := SR&amp;1; &quot;);   IF( [.S82] &lt;&gt; &quot;&quot;; &quot;zero := &quot; &amp; [.S82] &amp; &quot;;&quot;; &quot;zero := (SR&gt;&gt;1)&amp;1; &quot;);   IF( [.T82] &lt;&gt; &quot;&quot;; &quot;interrupt := &quot; &amp; [.T82] &amp; &quot;;&quot;; &quot;interrupt := (SR&gt;&gt;2)&amp;1; &quot;);   IF( [.U82] &lt;&gt; &quot;&quot;; &quot;decimal := &quot; &amp; [.U82] &amp; &quot;;&quot;; &quot;decimal := (SR&gt;&gt;3)&amp;1; &quot;);   IF( [.V82] &lt;&gt; &quot;&quot;; &quot;overflow := &quot; &amp; [.V82] &amp; &quot;;&quot;; &quot;overflow := (SR&gt;&gt;6)&amp;1; &quot;);   IF( [.W82] &lt;&gt; &quot;&quot;; &quot;negative := &quot; &amp; [.W82] &amp; &quot;;&quot;; &quot;negative := (SR&gt;&gt;7)&amp;1; &quot;)  ); &quot;&quot;);  IF( ([.R82] &amp; [.S82] &amp; [.T82] &amp; [.U82] &amp; [.V82] &amp; [.W82]) &lt;&gt; &quot;&quot;; &quot;*SR = carry + (zero&lt;&lt;1) + (interrupt&lt;&lt;2) + (decimal&lt;&lt;3) + (overflow&lt;&lt;6) + (negative&lt;&lt;7); &quot;; &quot;&quot;);  IF( [.Q82] &lt;&gt; &quot;&quot;; &quot;*PC = &quot; &amp; [.Q82] &amp; &quot;;&quot;; &quot;*PC = PC + &quot; &amp; (LEN([.A82]&amp;&quot; &quot;)/3) &amp; &quot;; &quot; );  IF( [.Y82] &lt;&gt; &quot;&quot;; &quot;memory[(&quot; &amp; [.Y82] &amp; &quot;)&amp;0xFFFF] = &quot; &amp; [.Z82] &amp; &quot;; &quot;; &quot;&quot;);  IF( [.AA82] &lt;&gt; &quot;&quot;; &quot;memory[(&quot; &amp; [.AA82] &amp; &quot;)&amp;0xFFFF] = (&quot; &amp; [.AB82] &amp; &quot;)&amp;0xFF; memory[((&quot; &amp; [.AA82] &amp; &quot;)+1)&amp;0xFFFF] = ((&quot; &amp; [.AB8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2];2) &amp; &quot; ) { &quot; &amp;  join(&quot;&quot;;  IF(LEN([.A82]) &gt; 3; &quot;unsigned char LL = memory[(PC+1)&amp;0xFFFF]; &quot;; &quot;&quot;); IF(LEN([.A82]) &gt; 6; &quot;unsigned int HH = memory[(PC+2)&amp;0xFFFF]; &quot;; &quot;&quot;); IF(LEN([.A82]) &gt; 6; &quot;unsigned int HHLL = LL + (HH&lt;&lt;8); &quot;; &quot;&quot;);  IF([.I82] &lt;&gt; &quot;&quot;; &quot;unsigned int zeroPageWord = memory[(&quot;&amp;[.I82]&amp;&quot;)&amp;0xFF] + (memory[((&quot;&amp;[.I82]&amp;&quot;)+1)&amp;0xFF]&lt;&lt;8); &quot;; &quot;&quot;);  IF([.J82] &lt;&gt; &quot;&quot;; &quot;unsigned char readByte = memory[(&quot;&amp;[.J82]&amp;&quot;)&amp;0xFFFF]; &quot;; &quot;&quot;); IF([.K82] &lt;&gt; &quot;&quot;; &quot;unsigned int readWord := memory[(&quot;&amp;[.K82]&amp;&quot;)&amp;0xFFFF] + (memory[((&quot;&amp;[.K82]&amp;&quot;)+1)&amp;0xFFFF]&lt;&lt;8); &quot;; &quot;&quot;);  IF([.L82] &lt;&gt; &quot;&quot;; &quot;unsigned int result = &quot;&amp;[.L82]&amp;&quot;; &quot;; &quot;&quot;);  IF([.M82] &lt;&gt; &quot;&quot;; &quot;unsigned char newA = &quot;&amp;[.M82]&amp;&quot;; &quot;; &quot;&quot;); IF([.N82] &lt;&gt; &quot;&quot;; &quot;unsigned char newX = &quot;&amp;[.N82]&amp;&quot;; &quot;; &quot;&quot;); IF([.O82] &lt;&gt; &quot;&quot;; &quot;unsigned char newY = &quot;&amp;[.O82]&amp;&quot;; &quot;; &quot;&quot;); IF([.P82] &lt;&gt; &quot;&quot;; &quot;unsigned char newSP = &quot;&amp;[.P82]&amp;&quot;; &quot;; &quot;&quot;); IF([.Q82] &lt;&gt; &quot;&quot;; &quot;unsigned int newPC = (&quot;&amp;[.Q82]&amp;&quot;)&amp;0xFFFF; &quot;; &quot;&quot;);  IF([.M82] &lt;&gt; &quot;&quot;; &quot;*A = newA; &quot;; &quot;&quot;); IF([.N82] &lt;&gt; &quot;&quot;; &quot;*X = newX; &quot;; &quot;&quot;); IF([.O82] &lt;&gt; &quot;&quot;; &quot;*Y = newY; &quot;; &quot;&quot;); IF([.P82] &lt;&gt; &quot;&quot;; &quot;*SP = newSP; &quot;; &quot;&quot;); IF([.Q82] &lt;&gt; &quot;&quot;; &quot;*PC = newPC; &quot;; &quot;&quot;);  IF( ([.R82] &amp; [.S82] &amp; [.T82] &amp; [.U82] &amp; [.V82] &amp; [.W82]) &lt;&gt; &quot;&quot;; join(&quot;&quot;;    IF( [.R82] &lt;&gt; &quot;&quot;; &quot;unsigned char carry = &quot; &amp; [.R82] &amp; &quot;;&quot;; &quot;unsigned char carry = SR&amp;1; &quot;);   IF( [.S82] &lt;&gt; &quot;&quot;; &quot;unsigned char zero = &quot; &amp; [.S82] &amp; &quot;;&quot;; &quot;unsigned char zero = (SR&gt;&gt;1)&amp;1; &quot;);   IF( [.T82] &lt;&gt; &quot;&quot;; &quot;unsigned char interrupt = &quot; &amp; [.T82] &amp; &quot;;&quot;; &quot;unsigned char interrupt = (SR&gt;&gt;2)&amp;1; &quot;);   IF( [.U82] &lt;&gt; &quot;&quot;; &quot;unsigned char decimal = &quot; &amp; [.U82] &amp; &quot;;&quot;; &quot;unsigned char decimal = (SR&gt;&gt;3)&amp;1; &quot;);   IF( [.V82] &lt;&gt; &quot;&quot;; &quot;unsigned char overflow = &quot; &amp; [.V82] &amp; &quot;;&quot;; &quot;unsigned char overflow = (SR&gt;&gt;6)&amp;1; &quot;);   IF( [.W82] &lt;&gt; &quot;&quot;; &quot;unsigned char negative = &quot; &amp; [.W82] &amp; &quot;;&quot;; &quot;unsigned char negative = (SR&gt;&gt;7)&amp;1; &quot;)  ); &quot;&quot;);  IF( ([.R82] &amp; [.S82] &amp; [.T82] &amp; [.U82] &amp; [.V82] &amp; [.W82]) &lt;&gt; &quot;&quot;; &quot;*SR = carry + (zero&lt;&lt;1) + (interrupt&lt;&lt;2) + (decimal&lt;&lt;3) + (overflow&lt;&lt;6) + (negative&lt;&lt;7); &quot;; &quot;&quot;);  IF( [.Q82] &lt;&gt; &quot;&quot;; &quot;*PC = &quot; &amp; [.Q82] &amp; &quot;;&quot;; &quot;*PC = PC + &quot; &amp; (LEN([.A82]&amp;&quot; &quot;)/3) &amp; &quot;; &quot; );  IF( [.Y82] &lt;&gt; &quot;&quot;; &quot;memory[(&quot; &amp; [.Y82] &amp; &quot;)&amp;0xFFFF] = &quot; &amp; [.Z82] &amp; &quot;; &quot;; &quot;&quot;);  IF( [.AA82] &lt;&gt; &quot;&quot;; &quot;memory[(&quot; &amp; [.AA82] &amp; &quot;)&amp;0xFFFF] = (&quot; &amp; [.AB82] &amp; &quot;)&amp;0xFF; memory[((&quot; &amp; [.AA82] &amp; &quot;)+1)&amp;0xFFFF] = ((&quot; &amp; [.AB8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2];2) &amp; &quot; ) { &quot; &amp;  join(&quot;&quot;;  IF(LEN([.A82]) &gt; 3; &quot;const LL = memory[(PC+1)&amp;0xFFFF]; &quot;; &quot;&quot;); IF(LEN([.A82]) &gt; 6; &quot;const HH = memory[(PC+2)&amp;0xFFFF]; &quot;; &quot;&quot;); IF(LEN([.A82]) &gt; 6; &quot;const HHLL = LL + (HH&lt;&lt;8); &quot;; &quot;&quot;);  IF([.I82] &lt;&gt; &quot;&quot;; &quot;const zeroPageWord = memory[(&quot;&amp;[.I82]&amp;&quot;)&amp;0xFF] + (memory[((&quot;&amp;[.I82]&amp;&quot;)+1)&amp;0xFF]&lt;&lt;8); &quot;; &quot;&quot;);  IF([.J82] &lt;&gt; &quot;&quot;; &quot;const readByte = memory[(&quot;&amp;[.J82]&amp;&quot;)&amp;0xFFFF]; &quot;; &quot;&quot;); IF([.K82] &lt;&gt; &quot;&quot;; &quot;const readWord = memory[(&quot;&amp;[.K82]&amp;&quot;)&amp;0xFFFF] + (memory[((&quot;&amp;[.K82]&amp;&quot;)+1)&amp;0xFFFF]&lt;&lt;8); &quot;; &quot;&quot;);  IF([.L82] &lt;&gt; &quot;&quot;; &quot;const result = &quot;&amp;[.L82]&amp;&quot;; &quot;; &quot;&quot;);  IF([.M82] &lt;&gt; &quot;&quot;; &quot;const newA = &quot;&amp;[.M82]&amp;&quot;; &quot;; &quot;&quot;); IF([.N82] &lt;&gt; &quot;&quot;; &quot;const newX = &quot;&amp;[.N82]&amp;&quot;; &quot;; &quot;&quot;); IF([.O82] &lt;&gt; &quot;&quot;; &quot;const newY = &quot;&amp;[.O82]&amp;&quot;; &quot;; &quot;&quot;); IF([.P82] &lt;&gt; &quot;&quot;; &quot;const newSP = &quot;&amp;[.P82]&amp;&quot;; &quot;; &quot;&quot;); IF([.Q82] &lt;&gt; &quot;&quot;; &quot;const newPC = (&quot;&amp;[.Q82]&amp;&quot;)&amp;0xFFFF; &quot;; &quot;&quot;);  IF([.M82] &lt;&gt; &quot;&quot;; &quot;cpu.A = newA; &quot;; &quot;&quot;); IF([.N82] &lt;&gt; &quot;&quot;; &quot;cpu.X = newX; &quot;; &quot;&quot;); IF([.O82] &lt;&gt; &quot;&quot;; &quot;cpu.Y = newY; &quot;; &quot;&quot;); IF([.P82] &lt;&gt; &quot;&quot;; &quot;cpu.SP = newSP; &quot;; &quot;&quot;); IF([.Q82] &lt;&gt; &quot;&quot;; &quot;cpu.PC = newPC; &quot;; &quot;&quot;);  IF( ([.R82] &amp; [.S82] &amp; [.T82] &amp; [.U82] &amp; [.V82] &amp; [.W82]) &lt;&gt; &quot;&quot;; join(&quot;&quot;;    IF( [.R82] &lt;&gt; &quot;&quot;; &quot;const carry = &quot; &amp; [.R82] &amp; &quot;;&quot;;     &quot;const carry = SR&amp;1; &quot;);   IF( [.S82] &lt;&gt; &quot;&quot;; &quot;const zero = &quot; &amp; [.S82] &amp; &quot;;&quot;;      &quot;const zero = (SR&gt;&gt;1)&amp;1; &quot;);   IF( [.T82] &lt;&gt; &quot;&quot;; &quot;const interrupt = &quot; &amp; [.T82] &amp; &quot;;&quot;; &quot;const interrupt = (SR&gt;&gt;2)&amp;1; &quot;);   IF( [.U82] &lt;&gt; &quot;&quot;; &quot;const decimal = &quot; &amp; [.U82] &amp; &quot;;&quot;;   &quot;const decimal = (SR&gt;&gt;3)&amp;1; &quot;);   IF( [.V82] &lt;&gt; &quot;&quot;; &quot;const overflow = &quot; &amp; [.V82] &amp; &quot;;&quot;;  &quot;const overflow = (SR&gt;&gt;6)&amp;1; &quot;);   IF( [.W82] &lt;&gt; &quot;&quot;; &quot;const negative = &quot; &amp; [.W82] &amp; &quot;;&quot;;  &quot;const negative = (SR&gt;&gt;7)&amp;1; &quot;)  ); &quot;&quot;);  IF( ([.R82] &amp; [.S82] &amp; [.T82] &amp; [.U82] &amp; [.V82] &amp; [.W82]) &lt;&gt; &quot;&quot;; &quot;cpu.SR = carry + (zero&lt;&lt;1) + (interrupt&lt;&lt;2) + (decimal&lt;&lt;3) + (overflow&lt;&lt;6) + (negative&lt;&lt;7); &quot;; &quot;&quot;);  IF( [.Q82] &lt;&gt; &quot;&quot;; &quot;*PC = &quot; &amp; [.Q82] &amp; &quot;;&quot;; &quot;cpu.PC = PC + &quot; &amp; (LEN([.A82]&amp;&quot; &quot;)/3) &amp; &quot;; &quot; );  IF( [.Y82] &lt;&gt; &quot;&quot;; &quot;memory[(&quot; &amp; [.Y82] &amp; &quot;)&amp;0xFFFF] = &quot; &amp; [.Z82] &amp; &quot;; &quot;; &quot;&quot;);  IF( [.AA82] &lt;&gt; &quot;&quot;; &quot;memory[(&quot; &amp; [.AA82] &amp; &quot;)&amp;0xFFFF] = (&quot; &amp; [.AB82] &amp; &quot;)&amp;0xFF; memory[((&quot; &amp; [.AA82] &amp; &quot;)+1)&amp;0xFFFF] = ((&quot; &amp; [.AB8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6" office:value-type="string" calcext:value-type="string">
            <text:p>writeByteAddress</text:p>
          </table:table-cell>
          <table:table-cell table:style-name="ce149" table:number-columns-repeated="2"/>
          <table:table-cell table:style-name="ce76" office:value-type="string" calcext:value-type="string">
            <text:p>A</text:p>
          </table:table-cell>
          <table:table-cell table:style-name="ce149"/>
          <table:table-cell table:style-name="ce76" office:value-type="string" calcext:value-type="string">
            <text:p>A</text:p>
          </table:table-cell>
          <table:table-cell table:style-name="ce149"/>
          <table:table-cell table:style-name="ce244"/>
          <table:table-cell table:style-name="ce282" table:formula="of:=IF([.$AM82] &lt;&gt; &quot;&quot;; &quot;BB &quot;; &quot;&quot;) &amp; IF([.$AN82] &lt;&gt; &quot;&quot;; &quot;LL HH &quot;; &quot;&quot;) &amp; IF([.$AO82] &lt;&gt; &quot;&quot;; &quot;SS &quot;; &quot;&quot;) &amp; IF([.$AP82] &lt;&gt; &quot;&quot;; &quot;RR &quot;; &quot;&quot;) &amp; IF([.$AQ82] &lt;&gt; &quot;&quot;; &quot;PP QQ &quot;; &quot;&quot;) &amp; LEFT([.$A82];2)" office:value-type="string" office:string-value="BB RR 84" calcext:value-type="string">
            <text:p>BB RR 84</text:p>
          </table:table-cell>
          <table:table-cell table:style-name="ce149" table:formula="of:=&quot;UN&quot; &amp;[.B82]" office:value-type="string" office:string-value="UNSTY" calcext:value-type="string">
            <text:p>UNSTY</text:p>
          </table:table-cell>
          <table:table-cell table:style-name="ce76" office:value-type="string" calcext:value-type="string">
            <text:p>$BB, $RR</text:p>
          </table:table-cell>
          <table:table-cell table:style-name="ce96"/>
          <table:table-cell table:style-name="ce149" table:number-columns-repeated="14"/>
          <table:table-cell table:style-name="ce98"/>
          <table:table-cell table:style-name="ce14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5 LL</text:p>
          </table:table-cell>
          <table:table-cell table:style-name="ce35" office:value-type="string" calcext:value-type="string">
            <text:p>STA</text:p>
          </table:table-cell>
          <table:table-cell table:style-name="ce58" office:value-type="float" office:value="3" calcext:value-type="float">
            <text:p>3</text:p>
          </table:table-cell>
          <table:table-cell table:style-name="ce83" office:value-type="string" calcext:value-type="string">
            <text:p>$LL</text:p>
          </table:table-cell>
          <table:table-cell table:style-name="ce96"/>
          <table:table-cell table:style-name="ce98"/>
          <table:table-cell table:style-name="ce130"/>
          <table:table-cell table:style-name="ce95"/>
          <table:table-cell table:style-name="ce83" table:formula="of:=IF([.$D83] = &quot;($LL, X)&quot;;&quot;(arg1+X)&amp;0xFF&quot;;&quot;&quot;)">
            <text:p/>
          </table:table-cell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186"/>
          <table:table-cell table:style-name="ce83"/>
          <table:table-cell table:style-name="ce87" table:number-columns-repeated="4"/>
          <table:table-cell table:style-name="ce224"/>
          <table:table-cell table:style-name="ce238" office:value-type="string" calcext:value-type="string">
            <text:p>LL</text:p>
          </table:table-cell>
          <table:table-cell table:style-name="ce83" office:value-type="string" calcext:value-type="string">
            <text:p>A</text:p>
          </table:table-cell>
          <table:table-cell table:style-name="ce87" table:number-columns-repeated="2"/>
          <table:table-cell table:style-name="ce244"/>
          <table:table-cell table:style-name="ce95"/>
          <table:table-cell table:style-name="ce253" table:formula="of:=&quot;  if instruction == 0x&quot; &amp; LEFT([.A83];2) &amp; &quot; { &quot; &amp;  join(&quot;&quot;;  IF(LEN([.A83]) &gt; 3; &quot;LL := memory[PC + 1]; &quot;; &quot;&quot;);  IF([.I83] &lt;&gt; &quot;&quot;; &quot;zeroPageWord := memory[(&quot;&amp;[.I83]&amp;&quot;)&amp;0xFF] + (memory[((&quot;&amp;[.I83]&amp;&quot;)+1)&amp;0xFF]&lt;&lt;8); &quot;; &quot;&quot;);  IF([.J83] &lt;&gt; &quot;&quot;; &quot;readByte := memory[(&quot;&amp;[.J83]&amp;&quot;)&amp;0xFFFF]; &quot;; &quot;&quot;); IF([.K83] &lt;&gt; &quot;&quot;; &quot;readWord := memory[(&quot;&amp;[.K83]&amp;&quot;)&amp;0xFFFF] + (memory[((&quot;&amp;[.K83]&amp;&quot;)+1)&amp;0xFFFF]&lt;&lt;8); &quot;; &quot;&quot;);  IF([.L83] &lt;&gt; &quot;&quot;; &quot;result := &quot;&amp;[.L83]&amp;&quot;; &quot;; &quot;&quot;);  IF([.M83] &lt;&gt; &quot;&quot;; &quot;newA := &quot;&amp;[.M83]&amp;&quot;; &quot;; &quot;&quot;); IF([.N83] &lt;&gt; &quot;&quot;; &quot;newX := &quot;&amp;[.N83]&amp;&quot;; &quot;; &quot;&quot;); IF([.O83] &lt;&gt; &quot;&quot;; &quot;newY := &quot;&amp;[.O83]&amp;&quot;; &quot;; &quot;&quot;); IF([.P83] &lt;&gt; &quot;&quot;; &quot;newSP := &quot;&amp;[.P83]&amp;&quot;; &quot;; &quot;&quot;); IF([.Q83] &lt;&gt; &quot;&quot;; &quot;newPC := &quot;&amp;[.Q83]&amp;&quot;; &quot;; &quot;&quot;);  IF([.M83] &lt;&gt; &quot;&quot;; &quot;*A = newA; &quot;; &quot;&quot;); IF([.N83] &lt;&gt; &quot;&quot;; &quot;*X = newX; &quot;; &quot;&quot;); IF([.O83] &lt;&gt; &quot;&quot;; &quot;*Y = newY; &quot;; &quot;&quot;); IF([.P83] &lt;&gt; &quot;&quot;; &quot;*SP = newSP; &quot;; &quot;&quot;); IF([.Q83] &lt;&gt; &quot;&quot;; &quot;*PC = newPC; &quot;; &quot;&quot;);  IF( ([.R83] &amp; [.S83] &amp; [.T83] &amp; [.U83] &amp; [.V83] &amp; [.W83]) &lt;&gt; &quot;&quot;; join(&quot;&quot;;    IF( [.R83] &lt;&gt; &quot;&quot;; &quot;carry := &quot; &amp; [.R83] &amp; &quot;;&quot;; &quot;carry := SR&amp;1; &quot;);   IF( [.S83] &lt;&gt; &quot;&quot;; &quot;zero := &quot; &amp; [.S83] &amp; &quot;;&quot;; &quot;zero := (SR&gt;&gt;1)&amp;1; &quot;);   IF( [.T83] &lt;&gt; &quot;&quot;; &quot;interrupt := &quot; &amp; [.T83] &amp; &quot;;&quot;; &quot;interrupt := (SR&gt;&gt;2)&amp;1; &quot;);   IF( [.U83] &lt;&gt; &quot;&quot;; &quot;decimal := &quot; &amp; [.U83] &amp; &quot;;&quot;; &quot;decimal := (SR&gt;&gt;3)&amp;1; &quot;);   IF( [.V83] &lt;&gt; &quot;&quot;; &quot;overflow := &quot; &amp; [.V83] &amp; &quot;;&quot;; &quot;overflow := (SR&gt;&gt;6)&amp;1; &quot;);   IF( [.W83] &lt;&gt; &quot;&quot;; &quot;negative := &quot; &amp; [.W83] &amp; &quot;;&quot;; &quot;negative := (SR&gt;&gt;7)&amp;1; &quot;)  ); &quot;&quot;);  IF( ([.R83] &amp; [.S83] &amp; [.T83] &amp; [.U83] &amp; [.V83] &amp; [.W83]) &lt;&gt; &quot;&quot;; &quot;*SR = carry + (zero&lt;&lt;1) + (interrupt&lt;&lt;2) + (decimal&lt;&lt;3) + (overflow&lt;&lt;6) + (negative&lt;&lt;7); &quot;; &quot;&quot;);  IF( [.Q83] &lt;&gt; &quot;&quot;; &quot;*PC = &quot; &amp; [.Q83] &amp; &quot;;&quot;; &quot;*PC = PC + &quot; &amp; (LEN([.A83]&amp;&quot; &quot;)/3) &amp; &quot;; &quot; );  IF( [.Y83] &lt;&gt; &quot;&quot;; &quot;memory[(&quot; &amp; [.Y83] &amp; &quot;)&amp;0xFFFF] = &quot; &amp; [.Z83] &amp; &quot;; &quot;; &quot;&quot;);  IF( [.AA83] &lt;&gt; &quot;&quot;; &quot;memory[(&quot; &amp; [.AA83] &amp; &quot;)&amp;0xFFFF] = (&quot; &amp; [.AB83] &amp; &quot;)&amp;0xFF; memory[((&quot; &amp; [.AA83] &amp; &quot;)+1)&amp;0xFFFF] = ((&quot; &amp; [.AB8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3];2) &amp; &quot; ) { &quot; &amp;  join(&quot;&quot;;  IF(LEN([.A83]) &gt; 3; &quot;unsigned char LL = memory[(PC+1)&amp;0xFFFF]; &quot;; &quot;&quot;); IF(LEN([.A83]) &gt; 6; &quot;unsigned int HH = memory[(PC+2)&amp;0xFFFF]; &quot;; &quot;&quot;); IF(LEN([.A83]) &gt; 6; &quot;unsigned int HHLL = LL + (HH&lt;&lt;8); &quot;; &quot;&quot;);  IF([.I83] &lt;&gt; &quot;&quot;; &quot;unsigned int zeroPageWord = memory[(&quot;&amp;[.I83]&amp;&quot;)&amp;0xFF] + (memory[((&quot;&amp;[.I83]&amp;&quot;)+1)&amp;0xFF]&lt;&lt;8); &quot;; &quot;&quot;);  IF([.J83] &lt;&gt; &quot;&quot;; &quot;unsigned char readByte = memory[(&quot;&amp;[.J83]&amp;&quot;)&amp;0xFFFF]; &quot;; &quot;&quot;); IF([.K83] &lt;&gt; &quot;&quot;; &quot;unsigned int readWord := memory[(&quot;&amp;[.K83]&amp;&quot;)&amp;0xFFFF] + (memory[((&quot;&amp;[.K83]&amp;&quot;)+1)&amp;0xFFFF]&lt;&lt;8); &quot;; &quot;&quot;);  IF([.L83] &lt;&gt; &quot;&quot;; &quot;unsigned int result = &quot;&amp;[.L83]&amp;&quot;; &quot;; &quot;&quot;);  IF([.M83] &lt;&gt; &quot;&quot;; &quot;unsigned char newA = &quot;&amp;[.M83]&amp;&quot;; &quot;; &quot;&quot;); IF([.N83] &lt;&gt; &quot;&quot;; &quot;unsigned char newX = &quot;&amp;[.N83]&amp;&quot;; &quot;; &quot;&quot;); IF([.O83] &lt;&gt; &quot;&quot;; &quot;unsigned char newY = &quot;&amp;[.O83]&amp;&quot;; &quot;; &quot;&quot;); IF([.P83] &lt;&gt; &quot;&quot;; &quot;unsigned char newSP = &quot;&amp;[.P83]&amp;&quot;; &quot;; &quot;&quot;); IF([.Q83] &lt;&gt; &quot;&quot;; &quot;unsigned int newPC = (&quot;&amp;[.Q83]&amp;&quot;)&amp;0xFFFF; &quot;; &quot;&quot;);  IF([.M83] &lt;&gt; &quot;&quot;; &quot;*A = newA; &quot;; &quot;&quot;); IF([.N83] &lt;&gt; &quot;&quot;; &quot;*X = newX; &quot;; &quot;&quot;); IF([.O83] &lt;&gt; &quot;&quot;; &quot;*Y = newY; &quot;; &quot;&quot;); IF([.P83] &lt;&gt; &quot;&quot;; &quot;*SP = newSP; &quot;; &quot;&quot;); IF([.Q83] &lt;&gt; &quot;&quot;; &quot;*PC = newPC; &quot;; &quot;&quot;);  IF( ([.R83] &amp; [.S83] &amp; [.T83] &amp; [.U83] &amp; [.V83] &amp; [.W83]) &lt;&gt; &quot;&quot;; join(&quot;&quot;;    IF( [.R83] &lt;&gt; &quot;&quot;; &quot;unsigned char carry = &quot; &amp; [.R83] &amp; &quot;;&quot;; &quot;unsigned char carry = SR&amp;1; &quot;);   IF( [.S83] &lt;&gt; &quot;&quot;; &quot;unsigned char zero = &quot; &amp; [.S83] &amp; &quot;;&quot;; &quot;unsigned char zero = (SR&gt;&gt;1)&amp;1; &quot;);   IF( [.T83] &lt;&gt; &quot;&quot;; &quot;unsigned char interrupt = &quot; &amp; [.T83] &amp; &quot;;&quot;; &quot;unsigned char interrupt = (SR&gt;&gt;2)&amp;1; &quot;);   IF( [.U83] &lt;&gt; &quot;&quot;; &quot;unsigned char decimal = &quot; &amp; [.U83] &amp; &quot;;&quot;; &quot;unsigned char decimal = (SR&gt;&gt;3)&amp;1; &quot;);   IF( [.V83] &lt;&gt; &quot;&quot;; &quot;unsigned char overflow = &quot; &amp; [.V83] &amp; &quot;;&quot;; &quot;unsigned char overflow = (SR&gt;&gt;6)&amp;1; &quot;);   IF( [.W83] &lt;&gt; &quot;&quot;; &quot;unsigned char negative = &quot; &amp; [.W83] &amp; &quot;;&quot;; &quot;unsigned char negative = (SR&gt;&gt;7)&amp;1; &quot;)  ); &quot;&quot;);  IF( ([.R83] &amp; [.S83] &amp; [.T83] &amp; [.U83] &amp; [.V83] &amp; [.W83]) &lt;&gt; &quot;&quot;; &quot;*SR = carry + (zero&lt;&lt;1) + (interrupt&lt;&lt;2) + (decimal&lt;&lt;3) + (overflow&lt;&lt;6) + (negative&lt;&lt;7); &quot;; &quot;&quot;);  IF( [.Q83] &lt;&gt; &quot;&quot;; &quot;*PC = &quot; &amp; [.Q83] &amp; &quot;;&quot;; &quot;*PC = PC + &quot; &amp; (LEN([.A83]&amp;&quot; &quot;)/3) &amp; &quot;; &quot; );  IF( [.Y83] &lt;&gt; &quot;&quot;; &quot;memory[(&quot; &amp; [.Y83] &amp; &quot;)&amp;0xFFFF] = &quot; &amp; [.Z83] &amp; &quot;; &quot;; &quot;&quot;);  IF( [.AA83] &lt;&gt; &quot;&quot;; &quot;memory[(&quot; &amp; [.AA83] &amp; &quot;)&amp;0xFFFF] = (&quot; &amp; [.AB83] &amp; &quot;)&amp;0xFF; memory[((&quot; &amp; [.AA83] &amp; &quot;)+1)&amp;0xFFFF] = ((&quot; &amp; [.AB8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3];2) &amp; &quot; ) { &quot; &amp;  join(&quot;&quot;;  IF(LEN([.A83]) &gt; 3; &quot;const LL = memory[(PC+1)&amp;0xFFFF]; &quot;; &quot;&quot;); IF(LEN([.A83]) &gt; 6; &quot;const HH = memory[(PC+2)&amp;0xFFFF]; &quot;; &quot;&quot;); IF(LEN([.A83]) &gt; 6; &quot;const HHLL = LL + (HH&lt;&lt;8); &quot;; &quot;&quot;);  IF([.I83] &lt;&gt; &quot;&quot;; &quot;const zeroPageWord = memory[(&quot;&amp;[.I83]&amp;&quot;)&amp;0xFF] + (memory[((&quot;&amp;[.I83]&amp;&quot;)+1)&amp;0xFF]&lt;&lt;8); &quot;; &quot;&quot;);  IF([.J83] &lt;&gt; &quot;&quot;; &quot;const readByte = memory[(&quot;&amp;[.J83]&amp;&quot;)&amp;0xFFFF]; &quot;; &quot;&quot;); IF([.K83] &lt;&gt; &quot;&quot;; &quot;const readWord = memory[(&quot;&amp;[.K83]&amp;&quot;)&amp;0xFFFF] + (memory[((&quot;&amp;[.K83]&amp;&quot;)+1)&amp;0xFFFF]&lt;&lt;8); &quot;; &quot;&quot;);  IF([.L83] &lt;&gt; &quot;&quot;; &quot;const result = &quot;&amp;[.L83]&amp;&quot;; &quot;; &quot;&quot;);  IF([.M83] &lt;&gt; &quot;&quot;; &quot;const newA = &quot;&amp;[.M83]&amp;&quot;; &quot;; &quot;&quot;); IF([.N83] &lt;&gt; &quot;&quot;; &quot;const newX = &quot;&amp;[.N83]&amp;&quot;; &quot;; &quot;&quot;); IF([.O83] &lt;&gt; &quot;&quot;; &quot;const newY = &quot;&amp;[.O83]&amp;&quot;; &quot;; &quot;&quot;); IF([.P83] &lt;&gt; &quot;&quot;; &quot;const newSP = &quot;&amp;[.P83]&amp;&quot;; &quot;; &quot;&quot;); IF([.Q83] &lt;&gt; &quot;&quot;; &quot;const newPC = (&quot;&amp;[.Q83]&amp;&quot;)&amp;0xFFFF; &quot;; &quot;&quot;);  IF([.M83] &lt;&gt; &quot;&quot;; &quot;cpu.A = newA; &quot;; &quot;&quot;); IF([.N83] &lt;&gt; &quot;&quot;; &quot;cpu.X = newX; &quot;; &quot;&quot;); IF([.O83] &lt;&gt; &quot;&quot;; &quot;cpu.Y = newY; &quot;; &quot;&quot;); IF([.P83] &lt;&gt; &quot;&quot;; &quot;cpu.SP = newSP; &quot;; &quot;&quot;); IF([.Q83] &lt;&gt; &quot;&quot;; &quot;cpu.PC = newPC; &quot;; &quot;&quot;);  IF( ([.R83] &amp; [.S83] &amp; [.T83] &amp; [.U83] &amp; [.V83] &amp; [.W83]) &lt;&gt; &quot;&quot;; join(&quot;&quot;;    IF( [.R83] &lt;&gt; &quot;&quot;; &quot;const carry = &quot; &amp; [.R83] &amp; &quot;;&quot;;     &quot;const carry = SR&amp;1; &quot;);   IF( [.S83] &lt;&gt; &quot;&quot;; &quot;const zero = &quot; &amp; [.S83] &amp; &quot;;&quot;;      &quot;const zero = (SR&gt;&gt;1)&amp;1; &quot;);   IF( [.T83] &lt;&gt; &quot;&quot;; &quot;const interrupt = &quot; &amp; [.T83] &amp; &quot;;&quot;; &quot;const interrupt = (SR&gt;&gt;2)&amp;1; &quot;);   IF( [.U83] &lt;&gt; &quot;&quot;; &quot;const decimal = &quot; &amp; [.U83] &amp; &quot;;&quot;;   &quot;const decimal = (SR&gt;&gt;3)&amp;1; &quot;);   IF( [.V83] &lt;&gt; &quot;&quot;; &quot;const overflow = &quot; &amp; [.V83] &amp; &quot;;&quot;;  &quot;const overflow = (SR&gt;&gt;6)&amp;1; &quot;);   IF( [.W83] &lt;&gt; &quot;&quot;; &quot;const negative = &quot; &amp; [.W83] &amp; &quot;;&quot;;  &quot;const negative = (SR&gt;&gt;7)&amp;1; &quot;)  ); &quot;&quot;);  IF( ([.R83] &amp; [.S83] &amp; [.T83] &amp; [.U83] &amp; [.V83] &amp; [.W83]) &lt;&gt; &quot;&quot;; &quot;cpu.SR = carry + (zero&lt;&lt;1) + (interrupt&lt;&lt;2) + (decimal&lt;&lt;3) + (overflow&lt;&lt;6) + (negative&lt;&lt;7); &quot;; &quot;&quot;);  IF( [.Q83] &lt;&gt; &quot;&quot;; &quot;*PC = &quot; &amp; [.Q83] &amp; &quot;;&quot;; &quot;cpu.PC = PC + &quot; &amp; (LEN([.A83]&amp;&quot; &quot;)/3) &amp; &quot;; &quot; );  IF( [.Y83] &lt;&gt; &quot;&quot;; &quot;memory[(&quot; &amp; [.Y83] &amp; &quot;)&amp;0xFFFF] = &quot; &amp; [.Z83] &amp; &quot;; &quot;; &quot;&quot;);  IF( [.AA83] &lt;&gt; &quot;&quot;; &quot;memory[(&quot; &amp; [.AA83] &amp; &quot;)&amp;0xFFFF] = (&quot; &amp; [.AB83] &amp; &quot;)&amp;0xFF; memory[((&quot; &amp; [.AA83] &amp; &quot;)+1)&amp;0xFFFF] = ((&quot; &amp; [.AB8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3" office:value-type="string" calcext:value-type="string">
            <text:p>writeByteAddress</text:p>
          </table:table-cell>
          <table:table-cell table:style-name="ce87" table:number-columns-repeated="2"/>
          <table:table-cell table:style-name="ce83" office:value-type="string" calcext:value-type="string">
            <text:p>A</text:p>
          </table:table-cell>
          <table:table-cell table:style-name="ce87"/>
          <table:table-cell table:style-name="ce83" office:value-type="string" calcext:value-type="string">
            <text:p>A</text:p>
          </table:table-cell>
          <table:table-cell table:style-name="ce87"/>
          <table:table-cell table:style-name="ce244"/>
          <table:table-cell table:style-name="ce282" table:formula="of:=IF([.$AM83] &lt;&gt; &quot;&quot;; &quot;BB &quot;; &quot;&quot;) &amp; IF([.$AN83] &lt;&gt; &quot;&quot;; &quot;LL HH &quot;; &quot;&quot;) &amp; IF([.$AO83] &lt;&gt; &quot;&quot;; &quot;SS &quot;; &quot;&quot;) &amp; IF([.$AP83] &lt;&gt; &quot;&quot;; &quot;RR &quot;; &quot;&quot;) &amp; IF([.$AQ83] &lt;&gt; &quot;&quot;; &quot;PP QQ &quot;; &quot;&quot;) &amp; LEFT([.$A83];2)" office:value-type="string" office:string-value="BB RR 85" calcext:value-type="string">
            <text:p>BB RR 85</text:p>
          </table:table-cell>
          <table:table-cell table:style-name="ce87" table:formula="of:=&quot;UN&quot; &amp;[.B83]" office:value-type="string" office:string-value="UNSTA" calcext:value-type="string">
            <text:p>UNSTA</text:p>
          </table:table-cell>
          <table:table-cell table:style-name="ce83" office:value-type="string" calcext:value-type="string">
            <text:p>$BB, $RR</text:p>
          </table:table-cell>
          <table:table-cell table:style-name="ce96"/>
          <table:table-cell table:style-name="ce87" table:number-columns-repeated="14"/>
          <table:table-cell table:style-name="ce98"/>
          <table:table-cell table:style-name="ce87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6 LL</text:p>
          </table:table-cell>
          <table:table-cell table:style-name="ce26" office:value-type="string" calcext:value-type="string">
            <text:p>STX</text:p>
          </table:table-cell>
          <table:table-cell table:style-name="ce51" office:value-type="float" office:value="3" calcext:value-type="float">
            <text:p>3</text:p>
          </table:table-cell>
          <table:table-cell table:style-name="ce75" office:value-type="string" calcext:value-type="string">
            <text:p>$LL</text:p>
          </table:table-cell>
          <table:table-cell table:style-name="ce96"/>
          <table:table-cell table:style-name="ce98"/>
          <table:table-cell table:style-name="ce119"/>
          <table:table-cell table:style-name="ce95"/>
          <table:table-cell table:style-name="ce75" table:formula="of:=IF([.$D84] = &quot;($LL, X)&quot;;&quot;(arg1+X)&amp;0xFF&quot;;&quot;&quot;)">
            <text:p/>
          </table:table-cell>
          <table:table-cell table:style-name="ce153" table:number-columns-repeated="3"/>
          <table:table-cell table:style-name="ce177"/>
          <table:table-cell table:style-name="ce153" table:number-columns-repeated="4"/>
          <table:table-cell table:style-name="ce177"/>
          <table:table-cell table:style-name="ce75"/>
          <table:table-cell table:style-name="ce153" table:number-columns-repeated="4"/>
          <table:table-cell table:style-name="ce226"/>
          <table:table-cell table:style-name="ce199" office:value-type="string" calcext:value-type="string">
            <text:p>LL</text:p>
          </table:table-cell>
          <table:table-cell table:style-name="ce75" office:value-type="string" calcext:value-type="string">
            <text:p>X</text:p>
          </table:table-cell>
          <table:table-cell table:style-name="ce153" table:number-columns-repeated="2"/>
          <table:table-cell table:style-name="ce244"/>
          <table:table-cell table:style-name="ce95"/>
          <table:table-cell table:style-name="ce253" table:formula="of:=&quot;  if instruction == 0x&quot; &amp; LEFT([.A84];2) &amp; &quot; { &quot; &amp;  join(&quot;&quot;;  IF(LEN([.A84]) &gt; 3; &quot;LL := memory[PC + 1]; &quot;; &quot;&quot;);  IF([.I84] &lt;&gt; &quot;&quot;; &quot;zeroPageWord := memory[(&quot;&amp;[.I84]&amp;&quot;)&amp;0xFF] + (memory[((&quot;&amp;[.I84]&amp;&quot;)+1)&amp;0xFF]&lt;&lt;8); &quot;; &quot;&quot;);  IF([.J84] &lt;&gt; &quot;&quot;; &quot;readByte := memory[(&quot;&amp;[.J84]&amp;&quot;)&amp;0xFFFF]; &quot;; &quot;&quot;); IF([.K84] &lt;&gt; &quot;&quot;; &quot;readWord := memory[(&quot;&amp;[.K84]&amp;&quot;)&amp;0xFFFF] + (memory[((&quot;&amp;[.K84]&amp;&quot;)+1)&amp;0xFFFF]&lt;&lt;8); &quot;; &quot;&quot;);  IF([.L84] &lt;&gt; &quot;&quot;; &quot;result := &quot;&amp;[.L84]&amp;&quot;; &quot;; &quot;&quot;);  IF([.M84] &lt;&gt; &quot;&quot;; &quot;newA := &quot;&amp;[.M84]&amp;&quot;; &quot;; &quot;&quot;); IF([.N84] &lt;&gt; &quot;&quot;; &quot;newX := &quot;&amp;[.N84]&amp;&quot;; &quot;; &quot;&quot;); IF([.O84] &lt;&gt; &quot;&quot;; &quot;newY := &quot;&amp;[.O84]&amp;&quot;; &quot;; &quot;&quot;); IF([.P84] &lt;&gt; &quot;&quot;; &quot;newSP := &quot;&amp;[.P84]&amp;&quot;; &quot;; &quot;&quot;); IF([.Q84] &lt;&gt; &quot;&quot;; &quot;newPC := &quot;&amp;[.Q84]&amp;&quot;; &quot;; &quot;&quot;);  IF([.M84] &lt;&gt; &quot;&quot;; &quot;*A = newA; &quot;; &quot;&quot;); IF([.N84] &lt;&gt; &quot;&quot;; &quot;*X = newX; &quot;; &quot;&quot;); IF([.O84] &lt;&gt; &quot;&quot;; &quot;*Y = newY; &quot;; &quot;&quot;); IF([.P84] &lt;&gt; &quot;&quot;; &quot;*SP = newSP; &quot;; &quot;&quot;); IF([.Q84] &lt;&gt; &quot;&quot;; &quot;*PC = newPC; &quot;; &quot;&quot;);  IF( ([.R84] &amp; [.S84] &amp; [.T84] &amp; [.U84] &amp; [.V84] &amp; [.W84]) &lt;&gt; &quot;&quot;; join(&quot;&quot;;    IF( [.R84] &lt;&gt; &quot;&quot;; &quot;carry := &quot; &amp; [.R84] &amp; &quot;;&quot;; &quot;carry := SR&amp;1; &quot;);   IF( [.S84] &lt;&gt; &quot;&quot;; &quot;zero := &quot; &amp; [.S84] &amp; &quot;;&quot;; &quot;zero := (SR&gt;&gt;1)&amp;1; &quot;);   IF( [.T84] &lt;&gt; &quot;&quot;; &quot;interrupt := &quot; &amp; [.T84] &amp; &quot;;&quot;; &quot;interrupt := (SR&gt;&gt;2)&amp;1; &quot;);   IF( [.U84] &lt;&gt; &quot;&quot;; &quot;decimal := &quot; &amp; [.U84] &amp; &quot;;&quot;; &quot;decimal := (SR&gt;&gt;3)&amp;1; &quot;);   IF( [.V84] &lt;&gt; &quot;&quot;; &quot;overflow := &quot; &amp; [.V84] &amp; &quot;;&quot;; &quot;overflow := (SR&gt;&gt;6)&amp;1; &quot;);   IF( [.W84] &lt;&gt; &quot;&quot;; &quot;negative := &quot; &amp; [.W84] &amp; &quot;;&quot;; &quot;negative := (SR&gt;&gt;7)&amp;1; &quot;)  ); &quot;&quot;);  IF( ([.R84] &amp; [.S84] &amp; [.T84] &amp; [.U84] &amp; [.V84] &amp; [.W84]) &lt;&gt; &quot;&quot;; &quot;*SR = carry + (zero&lt;&lt;1) + (interrupt&lt;&lt;2) + (decimal&lt;&lt;3) + (overflow&lt;&lt;6) + (negative&lt;&lt;7); &quot;; &quot;&quot;);  IF( [.Q84] &lt;&gt; &quot;&quot;; &quot;*PC = &quot; &amp; [.Q84] &amp; &quot;;&quot;; &quot;*PC = PC + &quot; &amp; (LEN([.A84]&amp;&quot; &quot;)/3) &amp; &quot;; &quot; );  IF( [.Y84] &lt;&gt; &quot;&quot;; &quot;memory[(&quot; &amp; [.Y84] &amp; &quot;)&amp;0xFFFF] = &quot; &amp; [.Z84] &amp; &quot;; &quot;; &quot;&quot;);  IF( [.AA84] &lt;&gt; &quot;&quot;; &quot;memory[(&quot; &amp; [.AA84] &amp; &quot;)&amp;0xFFFF] = (&quot; &amp; [.AB84] &amp; &quot;)&amp;0xFF; memory[((&quot; &amp; [.AA84] &amp; &quot;)+1)&amp;0xFFFF] = ((&quot; &amp; [.AB8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4];2) &amp; &quot; ) { &quot; &amp;  join(&quot;&quot;;  IF(LEN([.A84]) &gt; 3; &quot;unsigned char LL = memory[(PC+1)&amp;0xFFFF]; &quot;; &quot;&quot;); IF(LEN([.A84]) &gt; 6; &quot;unsigned int HH = memory[(PC+2)&amp;0xFFFF]; &quot;; &quot;&quot;); IF(LEN([.A84]) &gt; 6; &quot;unsigned int HHLL = LL + (HH&lt;&lt;8); &quot;; &quot;&quot;);  IF([.I84] &lt;&gt; &quot;&quot;; &quot;unsigned int zeroPageWord = memory[(&quot;&amp;[.I84]&amp;&quot;)&amp;0xFF] + (memory[((&quot;&amp;[.I84]&amp;&quot;)+1)&amp;0xFF]&lt;&lt;8); &quot;; &quot;&quot;);  IF([.J84] &lt;&gt; &quot;&quot;; &quot;unsigned char readByte = memory[(&quot;&amp;[.J84]&amp;&quot;)&amp;0xFFFF]; &quot;; &quot;&quot;); IF([.K84] &lt;&gt; &quot;&quot;; &quot;unsigned int readWord := memory[(&quot;&amp;[.K84]&amp;&quot;)&amp;0xFFFF] + (memory[((&quot;&amp;[.K84]&amp;&quot;)+1)&amp;0xFFFF]&lt;&lt;8); &quot;; &quot;&quot;);  IF([.L84] &lt;&gt; &quot;&quot;; &quot;unsigned int result = &quot;&amp;[.L84]&amp;&quot;; &quot;; &quot;&quot;);  IF([.M84] &lt;&gt; &quot;&quot;; &quot;unsigned char newA = &quot;&amp;[.M84]&amp;&quot;; &quot;; &quot;&quot;); IF([.N84] &lt;&gt; &quot;&quot;; &quot;unsigned char newX = &quot;&amp;[.N84]&amp;&quot;; &quot;; &quot;&quot;); IF([.O84] &lt;&gt; &quot;&quot;; &quot;unsigned char newY = &quot;&amp;[.O84]&amp;&quot;; &quot;; &quot;&quot;); IF([.P84] &lt;&gt; &quot;&quot;; &quot;unsigned char newSP = &quot;&amp;[.P84]&amp;&quot;; &quot;; &quot;&quot;); IF([.Q84] &lt;&gt; &quot;&quot;; &quot;unsigned int newPC = (&quot;&amp;[.Q84]&amp;&quot;)&amp;0xFFFF; &quot;; &quot;&quot;);  IF([.M84] &lt;&gt; &quot;&quot;; &quot;*A = newA; &quot;; &quot;&quot;); IF([.N84] &lt;&gt; &quot;&quot;; &quot;*X = newX; &quot;; &quot;&quot;); IF([.O84] &lt;&gt; &quot;&quot;; &quot;*Y = newY; &quot;; &quot;&quot;); IF([.P84] &lt;&gt; &quot;&quot;; &quot;*SP = newSP; &quot;; &quot;&quot;); IF([.Q84] &lt;&gt; &quot;&quot;; &quot;*PC = newPC; &quot;; &quot;&quot;);  IF( ([.R84] &amp; [.S84] &amp; [.T84] &amp; [.U84] &amp; [.V84] &amp; [.W84]) &lt;&gt; &quot;&quot;; join(&quot;&quot;;    IF( [.R84] &lt;&gt; &quot;&quot;; &quot;unsigned char carry = &quot; &amp; [.R84] &amp; &quot;;&quot;; &quot;unsigned char carry = SR&amp;1; &quot;);   IF( [.S84] &lt;&gt; &quot;&quot;; &quot;unsigned char zero = &quot; &amp; [.S84] &amp; &quot;;&quot;; &quot;unsigned char zero = (SR&gt;&gt;1)&amp;1; &quot;);   IF( [.T84] &lt;&gt; &quot;&quot;; &quot;unsigned char interrupt = &quot; &amp; [.T84] &amp; &quot;;&quot;; &quot;unsigned char interrupt = (SR&gt;&gt;2)&amp;1; &quot;);   IF( [.U84] &lt;&gt; &quot;&quot;; &quot;unsigned char decimal = &quot; &amp; [.U84] &amp; &quot;;&quot;; &quot;unsigned char decimal = (SR&gt;&gt;3)&amp;1; &quot;);   IF( [.V84] &lt;&gt; &quot;&quot;; &quot;unsigned char overflow = &quot; &amp; [.V84] &amp; &quot;;&quot;; &quot;unsigned char overflow = (SR&gt;&gt;6)&amp;1; &quot;);   IF( [.W84] &lt;&gt; &quot;&quot;; &quot;unsigned char negative = &quot; &amp; [.W84] &amp; &quot;;&quot;; &quot;unsigned char negative = (SR&gt;&gt;7)&amp;1; &quot;)  ); &quot;&quot;);  IF( ([.R84] &amp; [.S84] &amp; [.T84] &amp; [.U84] &amp; [.V84] &amp; [.W84]) &lt;&gt; &quot;&quot;; &quot;*SR = carry + (zero&lt;&lt;1) + (interrupt&lt;&lt;2) + (decimal&lt;&lt;3) + (overflow&lt;&lt;6) + (negative&lt;&lt;7); &quot;; &quot;&quot;);  IF( [.Q84] &lt;&gt; &quot;&quot;; &quot;*PC = &quot; &amp; [.Q84] &amp; &quot;;&quot;; &quot;*PC = PC + &quot; &amp; (LEN([.A84]&amp;&quot; &quot;)/3) &amp; &quot;; &quot; );  IF( [.Y84] &lt;&gt; &quot;&quot;; &quot;memory[(&quot; &amp; [.Y84] &amp; &quot;)&amp;0xFFFF] = &quot; &amp; [.Z84] &amp; &quot;; &quot;; &quot;&quot;);  IF( [.AA84] &lt;&gt; &quot;&quot;; &quot;memory[(&quot; &amp; [.AA84] &amp; &quot;)&amp;0xFFFF] = (&quot; &amp; [.AB84] &amp; &quot;)&amp;0xFF; memory[((&quot; &amp; [.AA84] &amp; &quot;)+1)&amp;0xFFFF] = ((&quot; &amp; [.AB8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4];2) &amp; &quot; ) { &quot; &amp;  join(&quot;&quot;;  IF(LEN([.A84]) &gt; 3; &quot;const LL = memory[(PC+1)&amp;0xFFFF]; &quot;; &quot;&quot;); IF(LEN([.A84]) &gt; 6; &quot;const HH = memory[(PC+2)&amp;0xFFFF]; &quot;; &quot;&quot;); IF(LEN([.A84]) &gt; 6; &quot;const HHLL = LL + (HH&lt;&lt;8); &quot;; &quot;&quot;);  IF([.I84] &lt;&gt; &quot;&quot;; &quot;const zeroPageWord = memory[(&quot;&amp;[.I84]&amp;&quot;)&amp;0xFF] + (memory[((&quot;&amp;[.I84]&amp;&quot;)+1)&amp;0xFF]&lt;&lt;8); &quot;; &quot;&quot;);  IF([.J84] &lt;&gt; &quot;&quot;; &quot;const readByte = memory[(&quot;&amp;[.J84]&amp;&quot;)&amp;0xFFFF]; &quot;; &quot;&quot;); IF([.K84] &lt;&gt; &quot;&quot;; &quot;const readWord = memory[(&quot;&amp;[.K84]&amp;&quot;)&amp;0xFFFF] + (memory[((&quot;&amp;[.K84]&amp;&quot;)+1)&amp;0xFFFF]&lt;&lt;8); &quot;; &quot;&quot;);  IF([.L84] &lt;&gt; &quot;&quot;; &quot;const result = &quot;&amp;[.L84]&amp;&quot;; &quot;; &quot;&quot;);  IF([.M84] &lt;&gt; &quot;&quot;; &quot;const newA = &quot;&amp;[.M84]&amp;&quot;; &quot;; &quot;&quot;); IF([.N84] &lt;&gt; &quot;&quot;; &quot;const newX = &quot;&amp;[.N84]&amp;&quot;; &quot;; &quot;&quot;); IF([.O84] &lt;&gt; &quot;&quot;; &quot;const newY = &quot;&amp;[.O84]&amp;&quot;; &quot;; &quot;&quot;); IF([.P84] &lt;&gt; &quot;&quot;; &quot;const newSP = &quot;&amp;[.P84]&amp;&quot;; &quot;; &quot;&quot;); IF([.Q84] &lt;&gt; &quot;&quot;; &quot;const newPC = (&quot;&amp;[.Q84]&amp;&quot;)&amp;0xFFFF; &quot;; &quot;&quot;);  IF([.M84] &lt;&gt; &quot;&quot;; &quot;cpu.A = newA; &quot;; &quot;&quot;); IF([.N84] &lt;&gt; &quot;&quot;; &quot;cpu.X = newX; &quot;; &quot;&quot;); IF([.O84] &lt;&gt; &quot;&quot;; &quot;cpu.Y = newY; &quot;; &quot;&quot;); IF([.P84] &lt;&gt; &quot;&quot;; &quot;cpu.SP = newSP; &quot;; &quot;&quot;); IF([.Q84] &lt;&gt; &quot;&quot;; &quot;cpu.PC = newPC; &quot;; &quot;&quot;);  IF( ([.R84] &amp; [.S84] &amp; [.T84] &amp; [.U84] &amp; [.V84] &amp; [.W84]) &lt;&gt; &quot;&quot;; join(&quot;&quot;;    IF( [.R84] &lt;&gt; &quot;&quot;; &quot;const carry = &quot; &amp; [.R84] &amp; &quot;;&quot;;     &quot;const carry = SR&amp;1; &quot;);   IF( [.S84] &lt;&gt; &quot;&quot;; &quot;const zero = &quot; &amp; [.S84] &amp; &quot;;&quot;;      &quot;const zero = (SR&gt;&gt;1)&amp;1; &quot;);   IF( [.T84] &lt;&gt; &quot;&quot;; &quot;const interrupt = &quot; &amp; [.T84] &amp; &quot;;&quot;; &quot;const interrupt = (SR&gt;&gt;2)&amp;1; &quot;);   IF( [.U84] &lt;&gt; &quot;&quot;; &quot;const decimal = &quot; &amp; [.U84] &amp; &quot;;&quot;;   &quot;const decimal = (SR&gt;&gt;3)&amp;1; &quot;);   IF( [.V84] &lt;&gt; &quot;&quot;; &quot;const overflow = &quot; &amp; [.V84] &amp; &quot;;&quot;;  &quot;const overflow = (SR&gt;&gt;6)&amp;1; &quot;);   IF( [.W84] &lt;&gt; &quot;&quot;; &quot;const negative = &quot; &amp; [.W84] &amp; &quot;;&quot;;  &quot;const negative = (SR&gt;&gt;7)&amp;1; &quot;)  ); &quot;&quot;);  IF( ([.R84] &amp; [.S84] &amp; [.T84] &amp; [.U84] &amp; [.V84] &amp; [.W84]) &lt;&gt; &quot;&quot;; &quot;cpu.SR = carry + (zero&lt;&lt;1) + (interrupt&lt;&lt;2) + (decimal&lt;&lt;3) + (overflow&lt;&lt;6) + (negative&lt;&lt;7); &quot;; &quot;&quot;);  IF( [.Q84] &lt;&gt; &quot;&quot;; &quot;*PC = &quot; &amp; [.Q84] &amp; &quot;;&quot;; &quot;cpu.PC = PC + &quot; &amp; (LEN([.A84]&amp;&quot; &quot;)/3) &amp; &quot;; &quot; );  IF( [.Y84] &lt;&gt; &quot;&quot;; &quot;memory[(&quot; &amp; [.Y84] &amp; &quot;)&amp;0xFFFF] = &quot; &amp; [.Z84] &amp; &quot;; &quot;; &quot;&quot;);  IF( [.AA84] &lt;&gt; &quot;&quot;; &quot;memory[(&quot; &amp; [.AA84] &amp; &quot;)&amp;0xFFFF] = (&quot; &amp; [.AB84] &amp; &quot;)&amp;0xFF; memory[((&quot; &amp; [.AA84] &amp; &quot;)+1)&amp;0xFFFF] = ((&quot; &amp; [.AB8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5" office:value-type="string" calcext:value-type="string">
            <text:p>writeByteAddress</text:p>
          </table:table-cell>
          <table:table-cell table:style-name="ce153" table:number-columns-repeated="2"/>
          <table:table-cell table:style-name="ce75" office:value-type="string" calcext:value-type="string">
            <text:p>A</text:p>
          </table:table-cell>
          <table:table-cell table:style-name="ce153"/>
          <table:table-cell table:style-name="ce75" office:value-type="string" calcext:value-type="string">
            <text:p>A</text:p>
          </table:table-cell>
          <table:table-cell table:style-name="ce153"/>
          <table:table-cell table:style-name="ce244"/>
          <table:table-cell table:style-name="ce282" table:formula="of:=IF([.$AM84] &lt;&gt; &quot;&quot;; &quot;BB &quot;; &quot;&quot;) &amp; IF([.$AN84] &lt;&gt; &quot;&quot;; &quot;LL HH &quot;; &quot;&quot;) &amp; IF([.$AO84] &lt;&gt; &quot;&quot;; &quot;SS &quot;; &quot;&quot;) &amp; IF([.$AP84] &lt;&gt; &quot;&quot;; &quot;RR &quot;; &quot;&quot;) &amp; IF([.$AQ84] &lt;&gt; &quot;&quot;; &quot;PP QQ &quot;; &quot;&quot;) &amp; LEFT([.$A84];2)" office:value-type="string" office:string-value="BB RR 86" calcext:value-type="string">
            <text:p>BB RR 86</text:p>
          </table:table-cell>
          <table:table-cell table:style-name="ce153" table:formula="of:=&quot;UN&quot; &amp;[.B84]" office:value-type="string" office:string-value="UNSTX" calcext:value-type="string">
            <text:p>UNSTX</text:p>
          </table:table-cell>
          <table:table-cell table:style-name="ce75" office:value-type="string" calcext:value-type="string">
            <text:p>$BB, $RR</text:p>
          </table:table-cell>
          <table:table-cell table:style-name="ce96"/>
          <table:table-cell table:style-name="ce153" table:number-columns-repeated="14"/>
          <table:table-cell table:style-name="ce98"/>
          <table:table-cell table:style-name="ce153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8</text:p>
          </table:table-cell>
          <table:table-cell table:style-name="ce21" office:value-type="string" calcext:value-type="string">
            <text:p>DEY</text:p>
          </table:table-cell>
          <table:table-cell table:style-name="ce46" office:value-type="float" office:value="2" calcext:value-type="float">
            <text:p>2</text:p>
          </table:table-cell>
          <table:table-cell table:style-name="ce69"/>
          <table:table-cell table:style-name="ce96"/>
          <table:table-cell table:style-name="ce98"/>
          <table:table-cell table:style-name="ce113"/>
          <table:table-cell table:style-name="ce95"/>
          <table:table-cell table:style-name="ce69" table:number-columns-repeated="2"/>
          <table:table-cell table:style-name="ce77"/>
          <table:table-cell table:style-name="ce69" office:value-type="string" calcext:value-type="string">
            <text:p>Y - 1</text:p>
          </table:table-cell>
          <table:table-cell table:style-name="ce179"/>
          <table:table-cell table:style-name="ce69"/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0"/>
          <table:table-cell table:style-name="ce69"/>
          <table:table-cell table:style-name="ce77" table:number-columns-repeated="2"/>
          <table:table-cell table:style-name="ce244"/>
          <table:table-cell table:style-name="ce95"/>
          <table:table-cell table:style-name="ce253" table:formula="of:=&quot;  if instruction == 0x&quot; &amp; LEFT([.A85];2) &amp; &quot; { &quot; &amp;  join(&quot;&quot;;  IF(LEN([.A85]) &gt; 3; &quot;LL := memory[PC + 1]; &quot;; &quot;&quot;);  IF([.I85] &lt;&gt; &quot;&quot;; &quot;zeroPageWord := memory[(&quot;&amp;[.I85]&amp;&quot;)&amp;0xFF] + (memory[((&quot;&amp;[.I85]&amp;&quot;)+1)&amp;0xFF]&lt;&lt;8); &quot;; &quot;&quot;);  IF([.J85] &lt;&gt; &quot;&quot;; &quot;readByte := memory[(&quot;&amp;[.J85]&amp;&quot;)&amp;0xFFFF]; &quot;; &quot;&quot;); IF([.K85] &lt;&gt; &quot;&quot;; &quot;readWord := memory[(&quot;&amp;[.K85]&amp;&quot;)&amp;0xFFFF] + (memory[((&quot;&amp;[.K85]&amp;&quot;)+1)&amp;0xFFFF]&lt;&lt;8); &quot;; &quot;&quot;);  IF([.L85] &lt;&gt; &quot;&quot;; &quot;result := &quot;&amp;[.L85]&amp;&quot;; &quot;; &quot;&quot;);  IF([.M85] &lt;&gt; &quot;&quot;; &quot;newA := &quot;&amp;[.M85]&amp;&quot;; &quot;; &quot;&quot;); IF([.N85] &lt;&gt; &quot;&quot;; &quot;newX := &quot;&amp;[.N85]&amp;&quot;; &quot;; &quot;&quot;); IF([.O85] &lt;&gt; &quot;&quot;; &quot;newY := &quot;&amp;[.O85]&amp;&quot;; &quot;; &quot;&quot;); IF([.P85] &lt;&gt; &quot;&quot;; &quot;newSP := &quot;&amp;[.P85]&amp;&quot;; &quot;; &quot;&quot;); IF([.Q85] &lt;&gt; &quot;&quot;; &quot;newPC := &quot;&amp;[.Q85]&amp;&quot;; &quot;; &quot;&quot;);  IF([.M85] &lt;&gt; &quot;&quot;; &quot;*A = newA; &quot;; &quot;&quot;); IF([.N85] &lt;&gt; &quot;&quot;; &quot;*X = newX; &quot;; &quot;&quot;); IF([.O85] &lt;&gt; &quot;&quot;; &quot;*Y = newY; &quot;; &quot;&quot;); IF([.P85] &lt;&gt; &quot;&quot;; &quot;*SP = newSP; &quot;; &quot;&quot;); IF([.Q85] &lt;&gt; &quot;&quot;; &quot;*PC = newPC; &quot;; &quot;&quot;);  IF( ([.R85] &amp; [.S85] &amp; [.T85] &amp; [.U85] &amp; [.V85] &amp; [.W85]) &lt;&gt; &quot;&quot;; join(&quot;&quot;;    IF( [.R85] &lt;&gt; &quot;&quot;; &quot;carry := &quot; &amp; [.R85] &amp; &quot;;&quot;; &quot;carry := SR&amp;1; &quot;);   IF( [.S85] &lt;&gt; &quot;&quot;; &quot;zero := &quot; &amp; [.S85] &amp; &quot;;&quot;; &quot;zero := (SR&gt;&gt;1)&amp;1; &quot;);   IF( [.T85] &lt;&gt; &quot;&quot;; &quot;interrupt := &quot; &amp; [.T85] &amp; &quot;;&quot;; &quot;interrupt := (SR&gt;&gt;2)&amp;1; &quot;);   IF( [.U85] &lt;&gt; &quot;&quot;; &quot;decimal := &quot; &amp; [.U85] &amp; &quot;;&quot;; &quot;decimal := (SR&gt;&gt;3)&amp;1; &quot;);   IF( [.V85] &lt;&gt; &quot;&quot;; &quot;overflow := &quot; &amp; [.V85] &amp; &quot;;&quot;; &quot;overflow := (SR&gt;&gt;6)&amp;1; &quot;);   IF( [.W85] &lt;&gt; &quot;&quot;; &quot;negative := &quot; &amp; [.W85] &amp; &quot;;&quot;; &quot;negative := (SR&gt;&gt;7)&amp;1; &quot;)  ); &quot;&quot;);  IF( ([.R85] &amp; [.S85] &amp; [.T85] &amp; [.U85] &amp; [.V85] &amp; [.W85]) &lt;&gt; &quot;&quot;; &quot;*SR = carry + (zero&lt;&lt;1) + (interrupt&lt;&lt;2) + (decimal&lt;&lt;3) + (overflow&lt;&lt;6) + (negative&lt;&lt;7); &quot;; &quot;&quot;);  IF( [.Q85] &lt;&gt; &quot;&quot;; &quot;*PC = &quot; &amp; [.Q85] &amp; &quot;;&quot;; &quot;*PC = PC + &quot; &amp; (LEN([.A85]&amp;&quot; &quot;)/3) &amp; &quot;; &quot; );  IF( [.Y85] &lt;&gt; &quot;&quot;; &quot;memory[(&quot; &amp; [.Y85] &amp; &quot;)&amp;0xFFFF] = &quot; &amp; [.Z85] &amp; &quot;; &quot;; &quot;&quot;);  IF( [.AA85] &lt;&gt; &quot;&quot;; &quot;memory[(&quot; &amp; [.AA85] &amp; &quot;)&amp;0xFFFF] = (&quot; &amp; [.AB85] &amp; &quot;)&amp;0xFF; memory[((&quot; &amp; [.AA85] &amp; &quot;)+1)&amp;0xFFFF] = ((&quot; &amp; [.AB8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5];2) &amp; &quot; ) { &quot; &amp;  join(&quot;&quot;;  IF(LEN([.A85]) &gt; 3; &quot;unsigned char LL = memory[(PC+1)&amp;0xFFFF]; &quot;; &quot;&quot;); IF(LEN([.A85]) &gt; 6; &quot;unsigned int HH = memory[(PC+2)&amp;0xFFFF]; &quot;; &quot;&quot;); IF(LEN([.A85]) &gt; 6; &quot;unsigned int HHLL = LL + (HH&lt;&lt;8); &quot;; &quot;&quot;);  IF([.I85] &lt;&gt; &quot;&quot;; &quot;unsigned int zeroPageWord = memory[(&quot;&amp;[.I85]&amp;&quot;)&amp;0xFF] + (memory[((&quot;&amp;[.I85]&amp;&quot;)+1)&amp;0xFF]&lt;&lt;8); &quot;; &quot;&quot;);  IF([.J85] &lt;&gt; &quot;&quot;; &quot;unsigned char readByte = memory[(&quot;&amp;[.J85]&amp;&quot;)&amp;0xFFFF]; &quot;; &quot;&quot;); IF([.K85] &lt;&gt; &quot;&quot;; &quot;unsigned int readWord := memory[(&quot;&amp;[.K85]&amp;&quot;)&amp;0xFFFF] + (memory[((&quot;&amp;[.K85]&amp;&quot;)+1)&amp;0xFFFF]&lt;&lt;8); &quot;; &quot;&quot;);  IF([.L85] &lt;&gt; &quot;&quot;; &quot;unsigned int result = &quot;&amp;[.L85]&amp;&quot;; &quot;; &quot;&quot;);  IF([.M85] &lt;&gt; &quot;&quot;; &quot;unsigned char newA = &quot;&amp;[.M85]&amp;&quot;; &quot;; &quot;&quot;); IF([.N85] &lt;&gt; &quot;&quot;; &quot;unsigned char newX = &quot;&amp;[.N85]&amp;&quot;; &quot;; &quot;&quot;); IF([.O85] &lt;&gt; &quot;&quot;; &quot;unsigned char newY = &quot;&amp;[.O85]&amp;&quot;; &quot;; &quot;&quot;); IF([.P85] &lt;&gt; &quot;&quot;; &quot;unsigned char newSP = &quot;&amp;[.P85]&amp;&quot;; &quot;; &quot;&quot;); IF([.Q85] &lt;&gt; &quot;&quot;; &quot;unsigned int newPC = (&quot;&amp;[.Q85]&amp;&quot;)&amp;0xFFFF; &quot;; &quot;&quot;);  IF([.M85] &lt;&gt; &quot;&quot;; &quot;*A = newA; &quot;; &quot;&quot;); IF([.N85] &lt;&gt; &quot;&quot;; &quot;*X = newX; &quot;; &quot;&quot;); IF([.O85] &lt;&gt; &quot;&quot;; &quot;*Y = newY; &quot;; &quot;&quot;); IF([.P85] &lt;&gt; &quot;&quot;; &quot;*SP = newSP; &quot;; &quot;&quot;); IF([.Q85] &lt;&gt; &quot;&quot;; &quot;*PC = newPC; &quot;; &quot;&quot;);  IF( ([.R85] &amp; [.S85] &amp; [.T85] &amp; [.U85] &amp; [.V85] &amp; [.W85]) &lt;&gt; &quot;&quot;; join(&quot;&quot;;    IF( [.R85] &lt;&gt; &quot;&quot;; &quot;unsigned char carry = &quot; &amp; [.R85] &amp; &quot;;&quot;; &quot;unsigned char carry = SR&amp;1; &quot;);   IF( [.S85] &lt;&gt; &quot;&quot;; &quot;unsigned char zero = &quot; &amp; [.S85] &amp; &quot;;&quot;; &quot;unsigned char zero = (SR&gt;&gt;1)&amp;1; &quot;);   IF( [.T85] &lt;&gt; &quot;&quot;; &quot;unsigned char interrupt = &quot; &amp; [.T85] &amp; &quot;;&quot;; &quot;unsigned char interrupt = (SR&gt;&gt;2)&amp;1; &quot;);   IF( [.U85] &lt;&gt; &quot;&quot;; &quot;unsigned char decimal = &quot; &amp; [.U85] &amp; &quot;;&quot;; &quot;unsigned char decimal = (SR&gt;&gt;3)&amp;1; &quot;);   IF( [.V85] &lt;&gt; &quot;&quot;; &quot;unsigned char overflow = &quot; &amp; [.V85] &amp; &quot;;&quot;; &quot;unsigned char overflow = (SR&gt;&gt;6)&amp;1; &quot;);   IF( [.W85] &lt;&gt; &quot;&quot;; &quot;unsigned char negative = &quot; &amp; [.W85] &amp; &quot;;&quot;; &quot;unsigned char negative = (SR&gt;&gt;7)&amp;1; &quot;)  ); &quot;&quot;);  IF( ([.R85] &amp; [.S85] &amp; [.T85] &amp; [.U85] &amp; [.V85] &amp; [.W85]) &lt;&gt; &quot;&quot;; &quot;*SR = carry + (zero&lt;&lt;1) + (interrupt&lt;&lt;2) + (decimal&lt;&lt;3) + (overflow&lt;&lt;6) + (negative&lt;&lt;7); &quot;; &quot;&quot;);  IF( [.Q85] &lt;&gt; &quot;&quot;; &quot;*PC = &quot; &amp; [.Q85] &amp; &quot;;&quot;; &quot;*PC = PC + &quot; &amp; (LEN([.A85]&amp;&quot; &quot;)/3) &amp; &quot;; &quot; );  IF( [.Y85] &lt;&gt; &quot;&quot;; &quot;memory[(&quot; &amp; [.Y85] &amp; &quot;)&amp;0xFFFF] = &quot; &amp; [.Z85] &amp; &quot;; &quot;; &quot;&quot;);  IF( [.AA85] &lt;&gt; &quot;&quot;; &quot;memory[(&quot; &amp; [.AA85] &amp; &quot;)&amp;0xFFFF] = (&quot; &amp; [.AB85] &amp; &quot;)&amp;0xFF; memory[((&quot; &amp; [.AA85] &amp; &quot;)+1)&amp;0xFFFF] = ((&quot; &amp; [.AB8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5];2) &amp; &quot; ) { &quot; &amp;  join(&quot;&quot;;  IF(LEN([.A85]) &gt; 3; &quot;const LL = memory[(PC+1)&amp;0xFFFF]; &quot;; &quot;&quot;); IF(LEN([.A85]) &gt; 6; &quot;const HH = memory[(PC+2)&amp;0xFFFF]; &quot;; &quot;&quot;); IF(LEN([.A85]) &gt; 6; &quot;const HHLL = LL + (HH&lt;&lt;8); &quot;; &quot;&quot;);  IF([.I85] &lt;&gt; &quot;&quot;; &quot;const zeroPageWord = memory[(&quot;&amp;[.I85]&amp;&quot;)&amp;0xFF] + (memory[((&quot;&amp;[.I85]&amp;&quot;)+1)&amp;0xFF]&lt;&lt;8); &quot;; &quot;&quot;);  IF([.J85] &lt;&gt; &quot;&quot;; &quot;const readByte = memory[(&quot;&amp;[.J85]&amp;&quot;)&amp;0xFFFF]; &quot;; &quot;&quot;); IF([.K85] &lt;&gt; &quot;&quot;; &quot;const readWord = memory[(&quot;&amp;[.K85]&amp;&quot;)&amp;0xFFFF] + (memory[((&quot;&amp;[.K85]&amp;&quot;)+1)&amp;0xFFFF]&lt;&lt;8); &quot;; &quot;&quot;);  IF([.L85] &lt;&gt; &quot;&quot;; &quot;const result = &quot;&amp;[.L85]&amp;&quot;; &quot;; &quot;&quot;);  IF([.M85] &lt;&gt; &quot;&quot;; &quot;const newA = &quot;&amp;[.M85]&amp;&quot;; &quot;; &quot;&quot;); IF([.N85] &lt;&gt; &quot;&quot;; &quot;const newX = &quot;&amp;[.N85]&amp;&quot;; &quot;; &quot;&quot;); IF([.O85] &lt;&gt; &quot;&quot;; &quot;const newY = &quot;&amp;[.O85]&amp;&quot;; &quot;; &quot;&quot;); IF([.P85] &lt;&gt; &quot;&quot;; &quot;const newSP = &quot;&amp;[.P85]&amp;&quot;; &quot;; &quot;&quot;); IF([.Q85] &lt;&gt; &quot;&quot;; &quot;const newPC = (&quot;&amp;[.Q85]&amp;&quot;)&amp;0xFFFF; &quot;; &quot;&quot;);  IF([.M85] &lt;&gt; &quot;&quot;; &quot;cpu.A = newA; &quot;; &quot;&quot;); IF([.N85] &lt;&gt; &quot;&quot;; &quot;cpu.X = newX; &quot;; &quot;&quot;); IF([.O85] &lt;&gt; &quot;&quot;; &quot;cpu.Y = newY; &quot;; &quot;&quot;); IF([.P85] &lt;&gt; &quot;&quot;; &quot;cpu.SP = newSP; &quot;; &quot;&quot;); IF([.Q85] &lt;&gt; &quot;&quot;; &quot;cpu.PC = newPC; &quot;; &quot;&quot;);  IF( ([.R85] &amp; [.S85] &amp; [.T85] &amp; [.U85] &amp; [.V85] &amp; [.W85]) &lt;&gt; &quot;&quot;; join(&quot;&quot;;    IF( [.R85] &lt;&gt; &quot;&quot;; &quot;const carry = &quot; &amp; [.R85] &amp; &quot;;&quot;;     &quot;const carry = SR&amp;1; &quot;);   IF( [.S85] &lt;&gt; &quot;&quot;; &quot;const zero = &quot; &amp; [.S85] &amp; &quot;;&quot;;      &quot;const zero = (SR&gt;&gt;1)&amp;1; &quot;);   IF( [.T85] &lt;&gt; &quot;&quot;; &quot;const interrupt = &quot; &amp; [.T85] &amp; &quot;;&quot;; &quot;const interrupt = (SR&gt;&gt;2)&amp;1; &quot;);   IF( [.U85] &lt;&gt; &quot;&quot;; &quot;const decimal = &quot; &amp; [.U85] &amp; &quot;;&quot;;   &quot;const decimal = (SR&gt;&gt;3)&amp;1; &quot;);   IF( [.V85] &lt;&gt; &quot;&quot;; &quot;const overflow = &quot; &amp; [.V85] &amp; &quot;;&quot;;  &quot;const overflow = (SR&gt;&gt;6)&amp;1; &quot;);   IF( [.W85] &lt;&gt; &quot;&quot;; &quot;const negative = &quot; &amp; [.W85] &amp; &quot;;&quot;;  &quot;const negative = (SR&gt;&gt;7)&amp;1; &quot;)  ); &quot;&quot;);  IF( ([.R85] &amp; [.S85] &amp; [.T85] &amp; [.U85] &amp; [.V85] &amp; [.W85]) &lt;&gt; &quot;&quot;; &quot;cpu.SR = carry + (zero&lt;&lt;1) + (interrupt&lt;&lt;2) + (decimal&lt;&lt;3) + (overflow&lt;&lt;6) + (negative&lt;&lt;7); &quot;; &quot;&quot;);  IF( [.Q85] &lt;&gt; &quot;&quot;; &quot;*PC = &quot; &amp; [.Q85] &amp; &quot;;&quot;; &quot;cpu.PC = PC + &quot; &amp; (LEN([.A85]&amp;&quot; &quot;)/3) &amp; &quot;; &quot; );  IF( [.Y85] &lt;&gt; &quot;&quot;; &quot;memory[(&quot; &amp; [.Y85] &amp; &quot;)&amp;0xFFFF] = &quot; &amp; [.Z85] &amp; &quot;; &quot;; &quot;&quot;);  IF( [.AA85] &lt;&gt; &quot;&quot;; &quot;memory[(&quot; &amp; [.AA85] &amp; &quot;)&amp;0xFFFF] = (&quot; &amp; [.AB85] &amp; &quot;)&amp;0xFF; memory[((&quot; &amp; [.AA85] &amp; &quot;)+1)&amp;0xFFFF] = ((&quot; &amp; [.AB8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69"/>
          <table:table-cell table:style-name="ce77"/>
          <table:table-cell table:style-name="ce69" office:value-type="string" calcext:value-type="string">
            <text:p>SR</text:p>
          </table:table-cell>
          <table:table-cell table:style-name="ce69" table:number-columns-repeated="2"/>
          <table:table-cell table:style-name="ce69" office:value-type="string" calcext:value-type="string">
            <text:p>negative, zero</text:p>
          </table:table-cell>
          <table:table-cell table:style-name="ce77"/>
          <table:table-cell table:style-name="ce244"/>
          <table:table-cell table:style-name="ce282" table:formula="of:=IF([.$AM85] &lt;&gt; &quot;&quot;; &quot;BB &quot;; &quot;&quot;) &amp; IF([.$AN85] &lt;&gt; &quot;&quot;; &quot;LL HH &quot;; &quot;&quot;) &amp; IF([.$AO85] &lt;&gt; &quot;&quot;; &quot;SS &quot;; &quot;&quot;) &amp; IF([.$AP85] &lt;&gt; &quot;&quot;; &quot;RR &quot;; &quot;&quot;) &amp; IF([.$AQ85] &lt;&gt; &quot;&quot;; &quot;PP QQ &quot;; &quot;&quot;) &amp; LEFT([.$A85];2)" office:value-type="string" office:string-value="SS 88" calcext:value-type="string">
            <text:p>SS 88</text:p>
          </table:table-cell>
          <table:table-cell table:style-name="ce69" table:formula="of:=&quot;UN&quot; &amp;[.B85]" office:value-type="string" office:string-value="UNDEY" calcext:value-type="string">
            <text:p>UNDEY</text:p>
          </table:table-cell>
          <table:table-cell table:style-name="ce69" office:value-type="string" calcext:value-type="string">
            <text:p>$SS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A</text:p>
          </table:table-cell>
          <table:table-cell table:style-name="ce22" office:value-type="string" calcext:value-type="string">
            <text:p>TXA</text:p>
          </table:table-cell>
          <table:table-cell table:style-name="ce59" office:value-type="float" office:value="2" calcext:value-type="float">
            <text:p>2</text:p>
          </table:table-cell>
          <table:table-cell table:style-name="ce84"/>
          <table:table-cell table:style-name="ce96"/>
          <table:table-cell table:style-name="ce98"/>
          <table:table-cell table:style-name="ce131"/>
          <table:table-cell table:style-name="ce95"/>
          <table:table-cell table:style-name="ce84" table:formula="of:=IF([.$D86] = &quot;($LL, X)&quot;;&quot;(arg1+X)&amp;0xFF&quot;;&quot;&quot;)">
            <text:p/>
          </table:table-cell>
          <table:table-cell table:style-name="ce154" table:number-columns-repeated="2"/>
          <table:table-cell table:style-name="ce84" office:value-type="string" calcext:value-type="string">
            <text:p>X</text:p>
          </table:table-cell>
          <table:table-cell table:style-name="ce188" office:value-type="string" calcext:value-type="string">
            <text:p>result</text:p>
          </table:table-cell>
          <table:table-cell table:style-name="ce154" table:number-columns-repeated="4"/>
          <table:table-cell table:style-name="ce190"/>
          <table:table-cell table:style-name="ce84" office:value-type="string" calcext:value-type="string">
            <text:p>(result | -result) &gt;&gt; 7</text:p>
          </table:table-cell>
          <table:table-cell table:style-name="ce154" table:number-columns-repeated="4"/>
          <table:table-cell table:style-name="ce227" office:value-type="string" calcext:value-type="string">
            <text:p>result &gt;&gt; 7</text:p>
          </table:table-cell>
          <table:table-cell table:style-name="ce190"/>
          <table:table-cell table:style-name="ce154" table:number-columns-repeated="3"/>
          <table:table-cell table:style-name="ce244"/>
          <table:table-cell table:style-name="ce95"/>
          <table:table-cell table:style-name="ce253" table:formula="of:=&quot;  if instruction == 0x&quot; &amp; LEFT([.A86];2) &amp; &quot; { &quot; &amp;  join(&quot;&quot;;  IF(LEN([.A86]) &gt; 3; &quot;LL := memory[PC + 1]; &quot;; &quot;&quot;);  IF([.I86] &lt;&gt; &quot;&quot;; &quot;zeroPageWord := memory[(&quot;&amp;[.I86]&amp;&quot;)&amp;0xFF] + (memory[((&quot;&amp;[.I86]&amp;&quot;)+1)&amp;0xFF]&lt;&lt;8); &quot;; &quot;&quot;);  IF([.J86] &lt;&gt; &quot;&quot;; &quot;readByte := memory[(&quot;&amp;[.J86]&amp;&quot;)&amp;0xFFFF]; &quot;; &quot;&quot;); IF([.K86] &lt;&gt; &quot;&quot;; &quot;readWord := memory[(&quot;&amp;[.K86]&amp;&quot;)&amp;0xFFFF] + (memory[((&quot;&amp;[.K86]&amp;&quot;)+1)&amp;0xFFFF]&lt;&lt;8); &quot;; &quot;&quot;);  IF([.L86] &lt;&gt; &quot;&quot;; &quot;result := &quot;&amp;[.L86]&amp;&quot;; &quot;; &quot;&quot;);  IF([.M86] &lt;&gt; &quot;&quot;; &quot;newA := &quot;&amp;[.M86]&amp;&quot;; &quot;; &quot;&quot;); IF([.N86] &lt;&gt; &quot;&quot;; &quot;newX := &quot;&amp;[.N86]&amp;&quot;; &quot;; &quot;&quot;); IF([.O86] &lt;&gt; &quot;&quot;; &quot;newY := &quot;&amp;[.O86]&amp;&quot;; &quot;; &quot;&quot;); IF([.P86] &lt;&gt; &quot;&quot;; &quot;newSP := &quot;&amp;[.P86]&amp;&quot;; &quot;; &quot;&quot;); IF([.Q86] &lt;&gt; &quot;&quot;; &quot;newPC := &quot;&amp;[.Q86]&amp;&quot;; &quot;; &quot;&quot;);  IF([.M86] &lt;&gt; &quot;&quot;; &quot;*A = newA; &quot;; &quot;&quot;); IF([.N86] &lt;&gt; &quot;&quot;; &quot;*X = newX; &quot;; &quot;&quot;); IF([.O86] &lt;&gt; &quot;&quot;; &quot;*Y = newY; &quot;; &quot;&quot;); IF([.P86] &lt;&gt; &quot;&quot;; &quot;*SP = newSP; &quot;; &quot;&quot;); IF([.Q86] &lt;&gt; &quot;&quot;; &quot;*PC = newPC; &quot;; &quot;&quot;);  IF( ([.R86] &amp; [.S86] &amp; [.T86] &amp; [.U86] &amp; [.V86] &amp; [.W86]) &lt;&gt; &quot;&quot;; join(&quot;&quot;;    IF( [.R86] &lt;&gt; &quot;&quot;; &quot;carry := &quot; &amp; [.R86] &amp; &quot;;&quot;; &quot;carry := SR&amp;1; &quot;);   IF( [.S86] &lt;&gt; &quot;&quot;; &quot;zero := &quot; &amp; [.S86] &amp; &quot;;&quot;; &quot;zero := (SR&gt;&gt;1)&amp;1; &quot;);   IF( [.T86] &lt;&gt; &quot;&quot;; &quot;interrupt := &quot; &amp; [.T86] &amp; &quot;;&quot;; &quot;interrupt := (SR&gt;&gt;2)&amp;1; &quot;);   IF( [.U86] &lt;&gt; &quot;&quot;; &quot;decimal := &quot; &amp; [.U86] &amp; &quot;;&quot;; &quot;decimal := (SR&gt;&gt;3)&amp;1; &quot;);   IF( [.V86] &lt;&gt; &quot;&quot;; &quot;overflow := &quot; &amp; [.V86] &amp; &quot;;&quot;; &quot;overflow := (SR&gt;&gt;6)&amp;1; &quot;);   IF( [.W86] &lt;&gt; &quot;&quot;; &quot;negative := &quot; &amp; [.W86] &amp; &quot;;&quot;; &quot;negative := (SR&gt;&gt;7)&amp;1; &quot;)  ); &quot;&quot;);  IF( ([.R86] &amp; [.S86] &amp; [.T86] &amp; [.U86] &amp; [.V86] &amp; [.W86]) &lt;&gt; &quot;&quot;; &quot;*SR = carry + (zero&lt;&lt;1) + (interrupt&lt;&lt;2) + (decimal&lt;&lt;3) + (overflow&lt;&lt;6) + (negative&lt;&lt;7); &quot;; &quot;&quot;);  IF( [.Q86] &lt;&gt; &quot;&quot;; &quot;*PC = &quot; &amp; [.Q86] &amp; &quot;;&quot;; &quot;*PC = PC + &quot; &amp; (LEN([.A86]&amp;&quot; &quot;)/3) &amp; &quot;; &quot; );  IF( [.Y86] &lt;&gt; &quot;&quot;; &quot;memory[(&quot; &amp; [.Y86] &amp; &quot;)&amp;0xFFFF] = &quot; &amp; [.Z86] &amp; &quot;; &quot;; &quot;&quot;);  IF( [.AA86] &lt;&gt; &quot;&quot;; &quot;memory[(&quot; &amp; [.AA86] &amp; &quot;)&amp;0xFFFF] = (&quot; &amp; [.AB86] &amp; &quot;)&amp;0xFF; memory[((&quot; &amp; [.AA86] &amp; &quot;)+1)&amp;0xFFFF] = ((&quot; &amp; [.AB8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6];2) &amp; &quot; ) { &quot; &amp;  join(&quot;&quot;;  IF(LEN([.A86]) &gt; 3; &quot;unsigned char LL = memory[(PC+1)&amp;0xFFFF]; &quot;; &quot;&quot;); IF(LEN([.A86]) &gt; 6; &quot;unsigned int HH = memory[(PC+2)&amp;0xFFFF]; &quot;; &quot;&quot;); IF(LEN([.A86]) &gt; 6; &quot;unsigned int HHLL = LL + (HH&lt;&lt;8); &quot;; &quot;&quot;);  IF([.I86] &lt;&gt; &quot;&quot;; &quot;unsigned int zeroPageWord = memory[(&quot;&amp;[.I86]&amp;&quot;)&amp;0xFF] + (memory[((&quot;&amp;[.I86]&amp;&quot;)+1)&amp;0xFF]&lt;&lt;8); &quot;; &quot;&quot;);  IF([.J86] &lt;&gt; &quot;&quot;; &quot;unsigned char readByte = memory[(&quot;&amp;[.J86]&amp;&quot;)&amp;0xFFFF]; &quot;; &quot;&quot;); IF([.K86] &lt;&gt; &quot;&quot;; &quot;unsigned int readWord := memory[(&quot;&amp;[.K86]&amp;&quot;)&amp;0xFFFF] + (memory[((&quot;&amp;[.K86]&amp;&quot;)+1)&amp;0xFFFF]&lt;&lt;8); &quot;; &quot;&quot;);  IF([.L86] &lt;&gt; &quot;&quot;; &quot;unsigned int result = &quot;&amp;[.L86]&amp;&quot;; &quot;; &quot;&quot;);  IF([.M86] &lt;&gt; &quot;&quot;; &quot;unsigned char newA = &quot;&amp;[.M86]&amp;&quot;; &quot;; &quot;&quot;); IF([.N86] &lt;&gt; &quot;&quot;; &quot;unsigned char newX = &quot;&amp;[.N86]&amp;&quot;; &quot;; &quot;&quot;); IF([.O86] &lt;&gt; &quot;&quot;; &quot;unsigned char newY = &quot;&amp;[.O86]&amp;&quot;; &quot;; &quot;&quot;); IF([.P86] &lt;&gt; &quot;&quot;; &quot;unsigned char newSP = &quot;&amp;[.P86]&amp;&quot;; &quot;; &quot;&quot;); IF([.Q86] &lt;&gt; &quot;&quot;; &quot;unsigned int newPC = (&quot;&amp;[.Q86]&amp;&quot;)&amp;0xFFFF; &quot;; &quot;&quot;);  IF([.M86] &lt;&gt; &quot;&quot;; &quot;*A = newA; &quot;; &quot;&quot;); IF([.N86] &lt;&gt; &quot;&quot;; &quot;*X = newX; &quot;; &quot;&quot;); IF([.O86] &lt;&gt; &quot;&quot;; &quot;*Y = newY; &quot;; &quot;&quot;); IF([.P86] &lt;&gt; &quot;&quot;; &quot;*SP = newSP; &quot;; &quot;&quot;); IF([.Q86] &lt;&gt; &quot;&quot;; &quot;*PC = newPC; &quot;; &quot;&quot;);  IF( ([.R86] &amp; [.S86] &amp; [.T86] &amp; [.U86] &amp; [.V86] &amp; [.W86]) &lt;&gt; &quot;&quot;; join(&quot;&quot;;    IF( [.R86] &lt;&gt; &quot;&quot;; &quot;unsigned char carry = &quot; &amp; [.R86] &amp; &quot;;&quot;; &quot;unsigned char carry = SR&amp;1; &quot;);   IF( [.S86] &lt;&gt; &quot;&quot;; &quot;unsigned char zero = &quot; &amp; [.S86] &amp; &quot;;&quot;; &quot;unsigned char zero = (SR&gt;&gt;1)&amp;1; &quot;);   IF( [.T86] &lt;&gt; &quot;&quot;; &quot;unsigned char interrupt = &quot; &amp; [.T86] &amp; &quot;;&quot;; &quot;unsigned char interrupt = (SR&gt;&gt;2)&amp;1; &quot;);   IF( [.U86] &lt;&gt; &quot;&quot;; &quot;unsigned char decimal = &quot; &amp; [.U86] &amp; &quot;;&quot;; &quot;unsigned char decimal = (SR&gt;&gt;3)&amp;1; &quot;);   IF( [.V86] &lt;&gt; &quot;&quot;; &quot;unsigned char overflow = &quot; &amp; [.V86] &amp; &quot;;&quot;; &quot;unsigned char overflow = (SR&gt;&gt;6)&amp;1; &quot;);   IF( [.W86] &lt;&gt; &quot;&quot;; &quot;unsigned char negative = &quot; &amp; [.W86] &amp; &quot;;&quot;; &quot;unsigned char negative = (SR&gt;&gt;7)&amp;1; &quot;)  ); &quot;&quot;);  IF( ([.R86] &amp; [.S86] &amp; [.T86] &amp; [.U86] &amp; [.V86] &amp; [.W86]) &lt;&gt; &quot;&quot;; &quot;*SR = carry + (zero&lt;&lt;1) + (interrupt&lt;&lt;2) + (decimal&lt;&lt;3) + (overflow&lt;&lt;6) + (negative&lt;&lt;7); &quot;; &quot;&quot;);  IF( [.Q86] &lt;&gt; &quot;&quot;; &quot;*PC = &quot; &amp; [.Q86] &amp; &quot;;&quot;; &quot;*PC = PC + &quot; &amp; (LEN([.A86]&amp;&quot; &quot;)/3) &amp; &quot;; &quot; );  IF( [.Y86] &lt;&gt; &quot;&quot;; &quot;memory[(&quot; &amp; [.Y86] &amp; &quot;)&amp;0xFFFF] = &quot; &amp; [.Z86] &amp; &quot;; &quot;; &quot;&quot;);  IF( [.AA86] &lt;&gt; &quot;&quot;; &quot;memory[(&quot; &amp; [.AA86] &amp; &quot;)&amp;0xFFFF] = (&quot; &amp; [.AB86] &amp; &quot;)&amp;0xFF; memory[((&quot; &amp; [.AA86] &amp; &quot;)+1)&amp;0xFFFF] = ((&quot; &amp; [.AB8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6];2) &amp; &quot; ) { &quot; &amp;  join(&quot;&quot;;  IF(LEN([.A86]) &gt; 3; &quot;const LL = memory[(PC+1)&amp;0xFFFF]; &quot;; &quot;&quot;); IF(LEN([.A86]) &gt; 6; &quot;const HH = memory[(PC+2)&amp;0xFFFF]; &quot;; &quot;&quot;); IF(LEN([.A86]) &gt; 6; &quot;const HHLL = LL + (HH&lt;&lt;8); &quot;; &quot;&quot;);  IF([.I86] &lt;&gt; &quot;&quot;; &quot;const zeroPageWord = memory[(&quot;&amp;[.I86]&amp;&quot;)&amp;0xFF] + (memory[((&quot;&amp;[.I86]&amp;&quot;)+1)&amp;0xFF]&lt;&lt;8); &quot;; &quot;&quot;);  IF([.J86] &lt;&gt; &quot;&quot;; &quot;const readByte = memory[(&quot;&amp;[.J86]&amp;&quot;)&amp;0xFFFF]; &quot;; &quot;&quot;); IF([.K86] &lt;&gt; &quot;&quot;; &quot;const readWord = memory[(&quot;&amp;[.K86]&amp;&quot;)&amp;0xFFFF] + (memory[((&quot;&amp;[.K86]&amp;&quot;)+1)&amp;0xFFFF]&lt;&lt;8); &quot;; &quot;&quot;);  IF([.L86] &lt;&gt; &quot;&quot;; &quot;const result = &quot;&amp;[.L86]&amp;&quot;; &quot;; &quot;&quot;);  IF([.M86] &lt;&gt; &quot;&quot;; &quot;const newA = &quot;&amp;[.M86]&amp;&quot;; &quot;; &quot;&quot;); IF([.N86] &lt;&gt; &quot;&quot;; &quot;const newX = &quot;&amp;[.N86]&amp;&quot;; &quot;; &quot;&quot;); IF([.O86] &lt;&gt; &quot;&quot;; &quot;const newY = &quot;&amp;[.O86]&amp;&quot;; &quot;; &quot;&quot;); IF([.P86] &lt;&gt; &quot;&quot;; &quot;const newSP = &quot;&amp;[.P86]&amp;&quot;; &quot;; &quot;&quot;); IF([.Q86] &lt;&gt; &quot;&quot;; &quot;const newPC = (&quot;&amp;[.Q86]&amp;&quot;)&amp;0xFFFF; &quot;; &quot;&quot;);  IF([.M86] &lt;&gt; &quot;&quot;; &quot;cpu.A = newA; &quot;; &quot;&quot;); IF([.N86] &lt;&gt; &quot;&quot;; &quot;cpu.X = newX; &quot;; &quot;&quot;); IF([.O86] &lt;&gt; &quot;&quot;; &quot;cpu.Y = newY; &quot;; &quot;&quot;); IF([.P86] &lt;&gt; &quot;&quot;; &quot;cpu.SP = newSP; &quot;; &quot;&quot;); IF([.Q86] &lt;&gt; &quot;&quot;; &quot;cpu.PC = newPC; &quot;; &quot;&quot;);  IF( ([.R86] &amp; [.S86] &amp; [.T86] &amp; [.U86] &amp; [.V86] &amp; [.W86]) &lt;&gt; &quot;&quot;; join(&quot;&quot;;    IF( [.R86] &lt;&gt; &quot;&quot;; &quot;const carry = &quot; &amp; [.R86] &amp; &quot;;&quot;;     &quot;const carry = SR&amp;1; &quot;);   IF( [.S86] &lt;&gt; &quot;&quot;; &quot;const zero = &quot; &amp; [.S86] &amp; &quot;;&quot;;      &quot;const zero = (SR&gt;&gt;1)&amp;1; &quot;);   IF( [.T86] &lt;&gt; &quot;&quot;; &quot;const interrupt = &quot; &amp; [.T86] &amp; &quot;;&quot;; &quot;const interrupt = (SR&gt;&gt;2)&amp;1; &quot;);   IF( [.U86] &lt;&gt; &quot;&quot;; &quot;const decimal = &quot; &amp; [.U86] &amp; &quot;;&quot;;   &quot;const decimal = (SR&gt;&gt;3)&amp;1; &quot;);   IF( [.V86] &lt;&gt; &quot;&quot;; &quot;const overflow = &quot; &amp; [.V86] &amp; &quot;;&quot;;  &quot;const overflow = (SR&gt;&gt;6)&amp;1; &quot;);   IF( [.W86] &lt;&gt; &quot;&quot;; &quot;const negative = &quot; &amp; [.W86] &amp; &quot;;&quot;;  &quot;const negative = (SR&gt;&gt;7)&amp;1; &quot;)  ); &quot;&quot;);  IF( ([.R86] &amp; [.S86] &amp; [.T86] &amp; [.U86] &amp; [.V86] &amp; [.W86]) &lt;&gt; &quot;&quot;; &quot;cpu.SR = carry + (zero&lt;&lt;1) + (interrupt&lt;&lt;2) + (decimal&lt;&lt;3) + (overflow&lt;&lt;6) + (negative&lt;&lt;7); &quot;; &quot;&quot;);  IF( [.Q86] &lt;&gt; &quot;&quot;; &quot;*PC = &quot; &amp; [.Q86] &amp; &quot;;&quot;; &quot;cpu.PC = PC + &quot; &amp; (LEN([.A86]&amp;&quot; &quot;)/3) &amp; &quot;; &quot; );  IF( [.Y86] &lt;&gt; &quot;&quot;; &quot;memory[(&quot; &amp; [.Y86] &amp; &quot;)&amp;0xFFFF] = &quot; &amp; [.Z86] &amp; &quot;; &quot;; &quot;&quot;);  IF( [.AA86] &lt;&gt; &quot;&quot;; &quot;memory[(&quot; &amp; [.AA86] &amp; &quot;)&amp;0xFFFF] = (&quot; &amp; [.AB86] &amp; &quot;)&amp;0xFF; memory[((&quot; &amp; [.AA86] &amp; &quot;)+1)&amp;0xFFFF] = ((&quot; &amp; [.AB8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4" table:number-columns-repeated="2"/>
          <table:table-cell table:style-name="ce84" office:value-type="string" calcext:value-type="string">
            <text:p>SR</text:p>
          </table:table-cell>
          <table:table-cell table:style-name="ce84" office:value-type="string" calcext:value-type="string">
            <text:p>A</text:p>
          </table:table-cell>
          <table:table-cell table:style-name="ce84"/>
          <table:table-cell table:style-name="ce84" office:value-type="string" calcext:value-type="string">
            <text:p>zero, negative</text:p>
          </table:table-cell>
          <table:table-cell table:style-name="ce154"/>
          <table:table-cell table:style-name="ce244"/>
          <table:table-cell table:style-name="ce282" table:formula="of:=IF([.$AM86] &lt;&gt; &quot;&quot;; &quot;BB &quot;; &quot;&quot;) &amp; IF([.$AN86] &lt;&gt; &quot;&quot;; &quot;LL HH &quot;; &quot;&quot;) &amp; IF([.$AO86] &lt;&gt; &quot;&quot;; &quot;SS &quot;; &quot;&quot;) &amp; IF([.$AP86] &lt;&gt; &quot;&quot;; &quot;RR &quot;; &quot;&quot;) &amp; IF([.$AQ86] &lt;&gt; &quot;&quot;; &quot;PP QQ &quot;; &quot;&quot;) &amp; LEFT([.$A86];2)" office:value-type="string" office:string-value="SS RR 8A" calcext:value-type="string">
            <text:p>SS RR 8A</text:p>
          </table:table-cell>
          <table:table-cell table:style-name="ce84" table:formula="of:=&quot;UN&quot; &amp;[.B86]" office:value-type="string" office:string-value="UNTXA" calcext:value-type="string">
            <text:p>UNTXA</text:p>
          </table:table-cell>
          <table:table-cell table:style-name="ce84" office:value-type="string" calcext:value-type="string">
            <text:p>$SS, $RR</text:p>
          </table:table-cell>
          <table:table-cell table:style-name="ce96"/>
          <table:table-cell table:style-name="ce84" table:number-columns-repeated="14"/>
          <table:table-cell table:style-name="ce98"/>
          <table:table-cell table:style-name="ce8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C LL HH</text:p>
          </table:table-cell>
          <table:table-cell table:style-name="ce27" office:value-type="string" calcext:value-type="string">
            <text:p>STY</text:p>
          </table:table-cell>
          <table:table-cell table:style-name="ce52" office:value-type="float" office:value="4" calcext:value-type="float">
            <text:p>4</text:p>
          </table:table-cell>
          <table:table-cell table:style-name="ce76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87] = &quot;($LL, X)&quot;;&quot;(arg1+X)&amp;0xFF&quot;;&quot;&quot;)">
            <text:p/>
          </table:table-cell>
          <table:table-cell table:style-name="ce149" table:number-columns-repeated="3"/>
          <table:table-cell table:style-name="ce187"/>
          <table:table-cell table:style-name="ce149" table:number-columns-repeated="4"/>
          <table:table-cell table:style-name="ce187"/>
          <table:table-cell table:style-name="ce76"/>
          <table:table-cell table:style-name="ce149" table:number-columns-repeated="4"/>
          <table:table-cell table:style-name="ce225"/>
          <table:table-cell table:style-name="ce178" office:value-type="string" calcext:value-type="string">
            <text:p>HHLL</text:p>
          </table:table-cell>
          <table:table-cell table:style-name="ce76" office:value-type="string" calcext:value-type="string">
            <text:p>Y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87];2) &amp; &quot; { &quot; &amp;  join(&quot;&quot;;  IF(LEN([.A87]) &gt; 3; &quot;LL := memory[PC + 1]; &quot;; &quot;&quot;);  IF([.I87] &lt;&gt; &quot;&quot;; &quot;zeroPageWord := memory[(&quot;&amp;[.I87]&amp;&quot;)&amp;0xFF] + (memory[((&quot;&amp;[.I87]&amp;&quot;)+1)&amp;0xFF]&lt;&lt;8); &quot;; &quot;&quot;);  IF([.J87] &lt;&gt; &quot;&quot;; &quot;readByte := memory[(&quot;&amp;[.J87]&amp;&quot;)&amp;0xFFFF]; &quot;; &quot;&quot;); IF([.K87] &lt;&gt; &quot;&quot;; &quot;readWord := memory[(&quot;&amp;[.K87]&amp;&quot;)&amp;0xFFFF] + (memory[((&quot;&amp;[.K87]&amp;&quot;)+1)&amp;0xFFFF]&lt;&lt;8); &quot;; &quot;&quot;);  IF([.L87] &lt;&gt; &quot;&quot;; &quot;result := &quot;&amp;[.L87]&amp;&quot;; &quot;; &quot;&quot;);  IF([.M87] &lt;&gt; &quot;&quot;; &quot;newA := &quot;&amp;[.M87]&amp;&quot;; &quot;; &quot;&quot;); IF([.N87] &lt;&gt; &quot;&quot;; &quot;newX := &quot;&amp;[.N87]&amp;&quot;; &quot;; &quot;&quot;); IF([.O87] &lt;&gt; &quot;&quot;; &quot;newY := &quot;&amp;[.O87]&amp;&quot;; &quot;; &quot;&quot;); IF([.P87] &lt;&gt; &quot;&quot;; &quot;newSP := &quot;&amp;[.P87]&amp;&quot;; &quot;; &quot;&quot;); IF([.Q87] &lt;&gt; &quot;&quot;; &quot;newPC := &quot;&amp;[.Q87]&amp;&quot;; &quot;; &quot;&quot;);  IF([.M87] &lt;&gt; &quot;&quot;; &quot;*A = newA; &quot;; &quot;&quot;); IF([.N87] &lt;&gt; &quot;&quot;; &quot;*X = newX; &quot;; &quot;&quot;); IF([.O87] &lt;&gt; &quot;&quot;; &quot;*Y = newY; &quot;; &quot;&quot;); IF([.P87] &lt;&gt; &quot;&quot;; &quot;*SP = newSP; &quot;; &quot;&quot;); IF([.Q87] &lt;&gt; &quot;&quot;; &quot;*PC = newPC; &quot;; &quot;&quot;);  IF( ([.R87] &amp; [.S87] &amp; [.T87] &amp; [.U87] &amp; [.V87] &amp; [.W87]) &lt;&gt; &quot;&quot;; join(&quot;&quot;;    IF( [.R87] &lt;&gt; &quot;&quot;; &quot;carry := &quot; &amp; [.R87] &amp; &quot;;&quot;; &quot;carry := SR&amp;1; &quot;);   IF( [.S87] &lt;&gt; &quot;&quot;; &quot;zero := &quot; &amp; [.S87] &amp; &quot;;&quot;; &quot;zero := (SR&gt;&gt;1)&amp;1; &quot;);   IF( [.T87] &lt;&gt; &quot;&quot;; &quot;interrupt := &quot; &amp; [.T87] &amp; &quot;;&quot;; &quot;interrupt := (SR&gt;&gt;2)&amp;1; &quot;);   IF( [.U87] &lt;&gt; &quot;&quot;; &quot;decimal := &quot; &amp; [.U87] &amp; &quot;;&quot;; &quot;decimal := (SR&gt;&gt;3)&amp;1; &quot;);   IF( [.V87] &lt;&gt; &quot;&quot;; &quot;overflow := &quot; &amp; [.V87] &amp; &quot;;&quot;; &quot;overflow := (SR&gt;&gt;6)&amp;1; &quot;);   IF( [.W87] &lt;&gt; &quot;&quot;; &quot;negative := &quot; &amp; [.W87] &amp; &quot;;&quot;; &quot;negative := (SR&gt;&gt;7)&amp;1; &quot;)  ); &quot;&quot;);  IF( ([.R87] &amp; [.S87] &amp; [.T87] &amp; [.U87] &amp; [.V87] &amp; [.W87]) &lt;&gt; &quot;&quot;; &quot;*SR = carry + (zero&lt;&lt;1) + (interrupt&lt;&lt;2) + (decimal&lt;&lt;3) + (overflow&lt;&lt;6) + (negative&lt;&lt;7); &quot;; &quot;&quot;);  IF( [.Q87] &lt;&gt; &quot;&quot;; &quot;*PC = &quot; &amp; [.Q87] &amp; &quot;;&quot;; &quot;*PC = PC + &quot; &amp; (LEN([.A87]&amp;&quot; &quot;)/3) &amp; &quot;; &quot; );  IF( [.Y87] &lt;&gt; &quot;&quot;; &quot;memory[(&quot; &amp; [.Y87] &amp; &quot;)&amp;0xFFFF] = &quot; &amp; [.Z87] &amp; &quot;; &quot;; &quot;&quot;);  IF( [.AA87] &lt;&gt; &quot;&quot;; &quot;memory[(&quot; &amp; [.AA87] &amp; &quot;)&amp;0xFFFF] = (&quot; &amp; [.AB87] &amp; &quot;)&amp;0xFF; memory[((&quot; &amp; [.AA87] &amp; &quot;)+1)&amp;0xFFFF] = ((&quot; &amp; [.AB8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7];2) &amp; &quot; ) { &quot; &amp;  join(&quot;&quot;;  IF(LEN([.A87]) &gt; 3; &quot;unsigned char LL = memory[(PC+1)&amp;0xFFFF]; &quot;; &quot;&quot;); IF(LEN([.A87]) &gt; 6; &quot;unsigned int HH = memory[(PC+2)&amp;0xFFFF]; &quot;; &quot;&quot;); IF(LEN([.A87]) &gt; 6; &quot;unsigned int HHLL = LL + (HH&lt;&lt;8); &quot;; &quot;&quot;);  IF([.I87] &lt;&gt; &quot;&quot;; &quot;unsigned int zeroPageWord = memory[(&quot;&amp;[.I87]&amp;&quot;)&amp;0xFF] + (memory[((&quot;&amp;[.I87]&amp;&quot;)+1)&amp;0xFF]&lt;&lt;8); &quot;; &quot;&quot;);  IF([.J87] &lt;&gt; &quot;&quot;; &quot;unsigned char readByte = memory[(&quot;&amp;[.J87]&amp;&quot;)&amp;0xFFFF]; &quot;; &quot;&quot;); IF([.K87] &lt;&gt; &quot;&quot;; &quot;unsigned int readWord := memory[(&quot;&amp;[.K87]&amp;&quot;)&amp;0xFFFF] + (memory[((&quot;&amp;[.K87]&amp;&quot;)+1)&amp;0xFFFF]&lt;&lt;8); &quot;; &quot;&quot;);  IF([.L87] &lt;&gt; &quot;&quot;; &quot;unsigned int result = &quot;&amp;[.L87]&amp;&quot;; &quot;; &quot;&quot;);  IF([.M87] &lt;&gt; &quot;&quot;; &quot;unsigned char newA = &quot;&amp;[.M87]&amp;&quot;; &quot;; &quot;&quot;); IF([.N87] &lt;&gt; &quot;&quot;; &quot;unsigned char newX = &quot;&amp;[.N87]&amp;&quot;; &quot;; &quot;&quot;); IF([.O87] &lt;&gt; &quot;&quot;; &quot;unsigned char newY = &quot;&amp;[.O87]&amp;&quot;; &quot;; &quot;&quot;); IF([.P87] &lt;&gt; &quot;&quot;; &quot;unsigned char newSP = &quot;&amp;[.P87]&amp;&quot;; &quot;; &quot;&quot;); IF([.Q87] &lt;&gt; &quot;&quot;; &quot;unsigned int newPC = (&quot;&amp;[.Q87]&amp;&quot;)&amp;0xFFFF; &quot;; &quot;&quot;);  IF([.M87] &lt;&gt; &quot;&quot;; &quot;*A = newA; &quot;; &quot;&quot;); IF([.N87] &lt;&gt; &quot;&quot;; &quot;*X = newX; &quot;; &quot;&quot;); IF([.O87] &lt;&gt; &quot;&quot;; &quot;*Y = newY; &quot;; &quot;&quot;); IF([.P87] &lt;&gt; &quot;&quot;; &quot;*SP = newSP; &quot;; &quot;&quot;); IF([.Q87] &lt;&gt; &quot;&quot;; &quot;*PC = newPC; &quot;; &quot;&quot;);  IF( ([.R87] &amp; [.S87] &amp; [.T87] &amp; [.U87] &amp; [.V87] &amp; [.W87]) &lt;&gt; &quot;&quot;; join(&quot;&quot;;    IF( [.R87] &lt;&gt; &quot;&quot;; &quot;unsigned char carry = &quot; &amp; [.R87] &amp; &quot;;&quot;; &quot;unsigned char carry = SR&amp;1; &quot;);   IF( [.S87] &lt;&gt; &quot;&quot;; &quot;unsigned char zero = &quot; &amp; [.S87] &amp; &quot;;&quot;; &quot;unsigned char zero = (SR&gt;&gt;1)&amp;1; &quot;);   IF( [.T87] &lt;&gt; &quot;&quot;; &quot;unsigned char interrupt = &quot; &amp; [.T87] &amp; &quot;;&quot;; &quot;unsigned char interrupt = (SR&gt;&gt;2)&amp;1; &quot;);   IF( [.U87] &lt;&gt; &quot;&quot;; &quot;unsigned char decimal = &quot; &amp; [.U87] &amp; &quot;;&quot;; &quot;unsigned char decimal = (SR&gt;&gt;3)&amp;1; &quot;);   IF( [.V87] &lt;&gt; &quot;&quot;; &quot;unsigned char overflow = &quot; &amp; [.V87] &amp; &quot;;&quot;; &quot;unsigned char overflow = (SR&gt;&gt;6)&amp;1; &quot;);   IF( [.W87] &lt;&gt; &quot;&quot;; &quot;unsigned char negative = &quot; &amp; [.W87] &amp; &quot;;&quot;; &quot;unsigned char negative = (SR&gt;&gt;7)&amp;1; &quot;)  ); &quot;&quot;);  IF( ([.R87] &amp; [.S87] &amp; [.T87] &amp; [.U87] &amp; [.V87] &amp; [.W87]) &lt;&gt; &quot;&quot;; &quot;*SR = carry + (zero&lt;&lt;1) + (interrupt&lt;&lt;2) + (decimal&lt;&lt;3) + (overflow&lt;&lt;6) + (negative&lt;&lt;7); &quot;; &quot;&quot;);  IF( [.Q87] &lt;&gt; &quot;&quot;; &quot;*PC = &quot; &amp; [.Q87] &amp; &quot;;&quot;; &quot;*PC = PC + &quot; &amp; (LEN([.A87]&amp;&quot; &quot;)/3) &amp; &quot;; &quot; );  IF( [.Y87] &lt;&gt; &quot;&quot;; &quot;memory[(&quot; &amp; [.Y87] &amp; &quot;)&amp;0xFFFF] = &quot; &amp; [.Z87] &amp; &quot;; &quot;; &quot;&quot;);  IF( [.AA87] &lt;&gt; &quot;&quot;; &quot;memory[(&quot; &amp; [.AA87] &amp; &quot;)&amp;0xFFFF] = (&quot; &amp; [.AB87] &amp; &quot;)&amp;0xFF; memory[((&quot; &amp; [.AA87] &amp; &quot;)+1)&amp;0xFFFF] = ((&quot; &amp; [.AB8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7];2) &amp; &quot; ) { &quot; &amp;  join(&quot;&quot;;  IF(LEN([.A87]) &gt; 3; &quot;const LL = memory[(PC+1)&amp;0xFFFF]; &quot;; &quot;&quot;); IF(LEN([.A87]) &gt; 6; &quot;const HH = memory[(PC+2)&amp;0xFFFF]; &quot;; &quot;&quot;); IF(LEN([.A87]) &gt; 6; &quot;const HHLL = LL + (HH&lt;&lt;8); &quot;; &quot;&quot;);  IF([.I87] &lt;&gt; &quot;&quot;; &quot;const zeroPageWord = memory[(&quot;&amp;[.I87]&amp;&quot;)&amp;0xFF] + (memory[((&quot;&amp;[.I87]&amp;&quot;)+1)&amp;0xFF]&lt;&lt;8); &quot;; &quot;&quot;);  IF([.J87] &lt;&gt; &quot;&quot;; &quot;const readByte = memory[(&quot;&amp;[.J87]&amp;&quot;)&amp;0xFFFF]; &quot;; &quot;&quot;); IF([.K87] &lt;&gt; &quot;&quot;; &quot;const readWord = memory[(&quot;&amp;[.K87]&amp;&quot;)&amp;0xFFFF] + (memory[((&quot;&amp;[.K87]&amp;&quot;)+1)&amp;0xFFFF]&lt;&lt;8); &quot;; &quot;&quot;);  IF([.L87] &lt;&gt; &quot;&quot;; &quot;const result = &quot;&amp;[.L87]&amp;&quot;; &quot;; &quot;&quot;);  IF([.M87] &lt;&gt; &quot;&quot;; &quot;const newA = &quot;&amp;[.M87]&amp;&quot;; &quot;; &quot;&quot;); IF([.N87] &lt;&gt; &quot;&quot;; &quot;const newX = &quot;&amp;[.N87]&amp;&quot;; &quot;; &quot;&quot;); IF([.O87] &lt;&gt; &quot;&quot;; &quot;const newY = &quot;&amp;[.O87]&amp;&quot;; &quot;; &quot;&quot;); IF([.P87] &lt;&gt; &quot;&quot;; &quot;const newSP = &quot;&amp;[.P87]&amp;&quot;; &quot;; &quot;&quot;); IF([.Q87] &lt;&gt; &quot;&quot;; &quot;const newPC = (&quot;&amp;[.Q87]&amp;&quot;)&amp;0xFFFF; &quot;; &quot;&quot;);  IF([.M87] &lt;&gt; &quot;&quot;; &quot;cpu.A = newA; &quot;; &quot;&quot;); IF([.N87] &lt;&gt; &quot;&quot;; &quot;cpu.X = newX; &quot;; &quot;&quot;); IF([.O87] &lt;&gt; &quot;&quot;; &quot;cpu.Y = newY; &quot;; &quot;&quot;); IF([.P87] &lt;&gt; &quot;&quot;; &quot;cpu.SP = newSP; &quot;; &quot;&quot;); IF([.Q87] &lt;&gt; &quot;&quot;; &quot;cpu.PC = newPC; &quot;; &quot;&quot;);  IF( ([.R87] &amp; [.S87] &amp; [.T87] &amp; [.U87] &amp; [.V87] &amp; [.W87]) &lt;&gt; &quot;&quot;; join(&quot;&quot;;    IF( [.R87] &lt;&gt; &quot;&quot;; &quot;const carry = &quot; &amp; [.R87] &amp; &quot;;&quot;;     &quot;const carry = SR&amp;1; &quot;);   IF( [.S87] &lt;&gt; &quot;&quot;; &quot;const zero = &quot; &amp; [.S87] &amp; &quot;;&quot;;      &quot;const zero = (SR&gt;&gt;1)&amp;1; &quot;);   IF( [.T87] &lt;&gt; &quot;&quot;; &quot;const interrupt = &quot; &amp; [.T87] &amp; &quot;;&quot;; &quot;const interrupt = (SR&gt;&gt;2)&amp;1; &quot;);   IF( [.U87] &lt;&gt; &quot;&quot;; &quot;const decimal = &quot; &amp; [.U87] &amp; &quot;;&quot;;   &quot;const decimal = (SR&gt;&gt;3)&amp;1; &quot;);   IF( [.V87] &lt;&gt; &quot;&quot;; &quot;const overflow = &quot; &amp; [.V87] &amp; &quot;;&quot;;  &quot;const overflow = (SR&gt;&gt;6)&amp;1; &quot;);   IF( [.W87] &lt;&gt; &quot;&quot;; &quot;const negative = &quot; &amp; [.W87] &amp; &quot;;&quot;;  &quot;const negative = (SR&gt;&gt;7)&amp;1; &quot;)  ); &quot;&quot;);  IF( ([.R87] &amp; [.S87] &amp; [.T87] &amp; [.U87] &amp; [.V87] &amp; [.W87]) &lt;&gt; &quot;&quot;; &quot;cpu.SR = carry + (zero&lt;&lt;1) + (interrupt&lt;&lt;2) + (decimal&lt;&lt;3) + (overflow&lt;&lt;6) + (negative&lt;&lt;7); &quot;; &quot;&quot;);  IF( [.Q87] &lt;&gt; &quot;&quot;; &quot;*PC = &quot; &amp; [.Q87] &amp; &quot;;&quot;; &quot;cpu.PC = PC + &quot; &amp; (LEN([.A87]&amp;&quot; &quot;)/3) &amp; &quot;; &quot; );  IF( [.Y87] &lt;&gt; &quot;&quot;; &quot;memory[(&quot; &amp; [.Y87] &amp; &quot;)&amp;0xFFFF] = &quot; &amp; [.Z87] &amp; &quot;; &quot;; &quot;&quot;);  IF( [.AA87] &lt;&gt; &quot;&quot;; &quot;memory[(&quot; &amp; [.AA87] &amp; &quot;)&amp;0xFFFF] = (&quot; &amp; [.AB87] &amp; &quot;)&amp;0xFF; memory[((&quot; &amp; [.AA87] &amp; &quot;)+1)&amp;0xFFFF] = ((&quot; &amp; [.AB8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6" office:value-type="string" calcext:value-type="string">
            <text:p>writeByteAddress</text:p>
          </table:table-cell>
          <table:table-cell table:style-name="ce149" table:number-columns-repeated="6"/>
          <table:table-cell table:style-name="ce244"/>
          <table:table-cell table:style-name="ce282" table:formula="of:=IF([.$AM87] &lt;&gt; &quot;&quot;; &quot;BB &quot;; &quot;&quot;) &amp; IF([.$AN87] &lt;&gt; &quot;&quot;; &quot;LL HH &quot;; &quot;&quot;) &amp; IF([.$AO87] &lt;&gt; &quot;&quot;; &quot;SS &quot;; &quot;&quot;) &amp; IF([.$AP87] &lt;&gt; &quot;&quot;; &quot;RR &quot;; &quot;&quot;) &amp; IF([.$AQ87] &lt;&gt; &quot;&quot;; &quot;PP QQ &quot;; &quot;&quot;) &amp; LEFT([.$A87];2)" office:value-type="string" office:string-value="BB 8C" calcext:value-type="string">
            <text:p>BB 8C</text:p>
          </table:table-cell>
          <table:table-cell table:style-name="ce149" table:formula="of:=&quot;UN&quot; &amp;[.B87]" office:value-type="string" office:string-value="UNSTY" calcext:value-type="string">
            <text:p>UNSTY</text:p>
          </table:table-cell>
          <table:table-cell table:style-name="ce76" office:value-type="string" calcext:value-type="string">
            <text:p>$BB</text:p>
          </table:table-cell>
          <table:table-cell table:style-name="ce96"/>
          <table:table-cell table:style-name="ce149" table:number-columns-repeated="14"/>
          <table:table-cell table:style-name="ce98"/>
          <table:table-cell table:style-name="ce14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8D LL HH</text:p>
          </table:table-cell>
          <table:table-cell table:style-name="ce35" office:value-type="string" calcext:value-type="string">
            <text:p>STA</text:p>
          </table:table-cell>
          <table:table-cell table:style-name="ce58" office:value-type="float" office:value="4" calcext:value-type="float">
            <text:p>4</text:p>
          </table:table-cell>
          <table:table-cell table:style-name="ce83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30"/>
          <table:table-cell table:style-name="ce95"/>
          <table:table-cell table:style-name="ce83" table:formula="of:=IF([.$D88] = &quot;($LL, X)&quot;;&quot;(arg1+X)&amp;0xFF&quot;;&quot;&quot;)">
            <text:p/>
          </table:table-cell>
          <table:table-cell table:style-name="ce87" table:number-columns-repeated="3"/>
          <table:table-cell table:style-name="ce186"/>
          <table:table-cell table:style-name="ce87" table:number-columns-repeated="4"/>
          <table:table-cell table:style-name="ce186"/>
          <table:table-cell table:style-name="ce83"/>
          <table:table-cell table:style-name="ce87" table:number-columns-repeated="4"/>
          <table:table-cell table:style-name="ce224"/>
          <table:table-cell table:style-name="ce238" office:value-type="string" calcext:value-type="string">
            <text:p>HHLL</text:p>
          </table:table-cell>
          <table:table-cell table:style-name="ce83" office:value-type="string" calcext:value-type="string">
            <text:p>A</text:p>
          </table:table-cell>
          <table:table-cell table:style-name="ce87" table:number-columns-repeated="2"/>
          <table:table-cell table:style-name="ce244"/>
          <table:table-cell table:style-name="ce95"/>
          <table:table-cell table:style-name="ce253" table:formula="of:=&quot;  if instruction == 0x&quot; &amp; LEFT([.A88];2) &amp; &quot; { &quot; &amp;  join(&quot;&quot;;  IF(LEN([.A88]) &gt; 3; &quot;LL := memory[PC + 1]; &quot;; &quot;&quot;);  IF([.I88] &lt;&gt; &quot;&quot;; &quot;zeroPageWord := memory[(&quot;&amp;[.I88]&amp;&quot;)&amp;0xFF] + (memory[((&quot;&amp;[.I88]&amp;&quot;)+1)&amp;0xFF]&lt;&lt;8); &quot;; &quot;&quot;);  IF([.J88] &lt;&gt; &quot;&quot;; &quot;readByte := memory[(&quot;&amp;[.J88]&amp;&quot;)&amp;0xFFFF]; &quot;; &quot;&quot;); IF([.K88] &lt;&gt; &quot;&quot;; &quot;readWord := memory[(&quot;&amp;[.K88]&amp;&quot;)&amp;0xFFFF] + (memory[((&quot;&amp;[.K88]&amp;&quot;)+1)&amp;0xFFFF]&lt;&lt;8); &quot;; &quot;&quot;);  IF([.L88] &lt;&gt; &quot;&quot;; &quot;result := &quot;&amp;[.L88]&amp;&quot;; &quot;; &quot;&quot;);  IF([.M88] &lt;&gt; &quot;&quot;; &quot;newA := &quot;&amp;[.M88]&amp;&quot;; &quot;; &quot;&quot;); IF([.N88] &lt;&gt; &quot;&quot;; &quot;newX := &quot;&amp;[.N88]&amp;&quot;; &quot;; &quot;&quot;); IF([.O88] &lt;&gt; &quot;&quot;; &quot;newY := &quot;&amp;[.O88]&amp;&quot;; &quot;; &quot;&quot;); IF([.P88] &lt;&gt; &quot;&quot;; &quot;newSP := &quot;&amp;[.P88]&amp;&quot;; &quot;; &quot;&quot;); IF([.Q88] &lt;&gt; &quot;&quot;; &quot;newPC := &quot;&amp;[.Q88]&amp;&quot;; &quot;; &quot;&quot;);  IF([.M88] &lt;&gt; &quot;&quot;; &quot;*A = newA; &quot;; &quot;&quot;); IF([.N88] &lt;&gt; &quot;&quot;; &quot;*X = newX; &quot;; &quot;&quot;); IF([.O88] &lt;&gt; &quot;&quot;; &quot;*Y = newY; &quot;; &quot;&quot;); IF([.P88] &lt;&gt; &quot;&quot;; &quot;*SP = newSP; &quot;; &quot;&quot;); IF([.Q88] &lt;&gt; &quot;&quot;; &quot;*PC = newPC; &quot;; &quot;&quot;);  IF( ([.R88] &amp; [.S88] &amp; [.T88] &amp; [.U88] &amp; [.V88] &amp; [.W88]) &lt;&gt; &quot;&quot;; join(&quot;&quot;;    IF( [.R88] &lt;&gt; &quot;&quot;; &quot;carry := &quot; &amp; [.R88] &amp; &quot;;&quot;; &quot;carry := SR&amp;1; &quot;);   IF( [.S88] &lt;&gt; &quot;&quot;; &quot;zero := &quot; &amp; [.S88] &amp; &quot;;&quot;; &quot;zero := (SR&gt;&gt;1)&amp;1; &quot;);   IF( [.T88] &lt;&gt; &quot;&quot;; &quot;interrupt := &quot; &amp; [.T88] &amp; &quot;;&quot;; &quot;interrupt := (SR&gt;&gt;2)&amp;1; &quot;);   IF( [.U88] &lt;&gt; &quot;&quot;; &quot;decimal := &quot; &amp; [.U88] &amp; &quot;;&quot;; &quot;decimal := (SR&gt;&gt;3)&amp;1; &quot;);   IF( [.V88] &lt;&gt; &quot;&quot;; &quot;overflow := &quot; &amp; [.V88] &amp; &quot;;&quot;; &quot;overflow := (SR&gt;&gt;6)&amp;1; &quot;);   IF( [.W88] &lt;&gt; &quot;&quot;; &quot;negative := &quot; &amp; [.W88] &amp; &quot;;&quot;; &quot;negative := (SR&gt;&gt;7)&amp;1; &quot;)  ); &quot;&quot;);  IF( ([.R88] &amp; [.S88] &amp; [.T88] &amp; [.U88] &amp; [.V88] &amp; [.W88]) &lt;&gt; &quot;&quot;; &quot;*SR = carry + (zero&lt;&lt;1) + (interrupt&lt;&lt;2) + (decimal&lt;&lt;3) + (overflow&lt;&lt;6) + (negative&lt;&lt;7); &quot;; &quot;&quot;);  IF( [.Q88] &lt;&gt; &quot;&quot;; &quot;*PC = &quot; &amp; [.Q88] &amp; &quot;;&quot;; &quot;*PC = PC + &quot; &amp; (LEN([.A88]&amp;&quot; &quot;)/3) &amp; &quot;; &quot; );  IF( [.Y88] &lt;&gt; &quot;&quot;; &quot;memory[(&quot; &amp; [.Y88] &amp; &quot;)&amp;0xFFFF] = &quot; &amp; [.Z88] &amp; &quot;; &quot;; &quot;&quot;);  IF( [.AA88] &lt;&gt; &quot;&quot;; &quot;memory[(&quot; &amp; [.AA88] &amp; &quot;)&amp;0xFFFF] = (&quot; &amp; [.AB88] &amp; &quot;)&amp;0xFF; memory[((&quot; &amp; [.AA88] &amp; &quot;)+1)&amp;0xFFFF] = ((&quot; &amp; [.AB8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8];2) &amp; &quot; ) { &quot; &amp;  join(&quot;&quot;;  IF(LEN([.A88]) &gt; 3; &quot;unsigned char LL = memory[(PC+1)&amp;0xFFFF]; &quot;; &quot;&quot;); IF(LEN([.A88]) &gt; 6; &quot;unsigned int HH = memory[(PC+2)&amp;0xFFFF]; &quot;; &quot;&quot;); IF(LEN([.A88]) &gt; 6; &quot;unsigned int HHLL = LL + (HH&lt;&lt;8); &quot;; &quot;&quot;);  IF([.I88] &lt;&gt; &quot;&quot;; &quot;unsigned int zeroPageWord = memory[(&quot;&amp;[.I88]&amp;&quot;)&amp;0xFF] + (memory[((&quot;&amp;[.I88]&amp;&quot;)+1)&amp;0xFF]&lt;&lt;8); &quot;; &quot;&quot;);  IF([.J88] &lt;&gt; &quot;&quot;; &quot;unsigned char readByte = memory[(&quot;&amp;[.J88]&amp;&quot;)&amp;0xFFFF]; &quot;; &quot;&quot;); IF([.K88] &lt;&gt; &quot;&quot;; &quot;unsigned int readWord := memory[(&quot;&amp;[.K88]&amp;&quot;)&amp;0xFFFF] + (memory[((&quot;&amp;[.K88]&amp;&quot;)+1)&amp;0xFFFF]&lt;&lt;8); &quot;; &quot;&quot;);  IF([.L88] &lt;&gt; &quot;&quot;; &quot;unsigned int result = &quot;&amp;[.L88]&amp;&quot;; &quot;; &quot;&quot;);  IF([.M88] &lt;&gt; &quot;&quot;; &quot;unsigned char newA = &quot;&amp;[.M88]&amp;&quot;; &quot;; &quot;&quot;); IF([.N88] &lt;&gt; &quot;&quot;; &quot;unsigned char newX = &quot;&amp;[.N88]&amp;&quot;; &quot;; &quot;&quot;); IF([.O88] &lt;&gt; &quot;&quot;; &quot;unsigned char newY = &quot;&amp;[.O88]&amp;&quot;; &quot;; &quot;&quot;); IF([.P88] &lt;&gt; &quot;&quot;; &quot;unsigned char newSP = &quot;&amp;[.P88]&amp;&quot;; &quot;; &quot;&quot;); IF([.Q88] &lt;&gt; &quot;&quot;; &quot;unsigned int newPC = (&quot;&amp;[.Q88]&amp;&quot;)&amp;0xFFFF; &quot;; &quot;&quot;);  IF([.M88] &lt;&gt; &quot;&quot;; &quot;*A = newA; &quot;; &quot;&quot;); IF([.N88] &lt;&gt; &quot;&quot;; &quot;*X = newX; &quot;; &quot;&quot;); IF([.O88] &lt;&gt; &quot;&quot;; &quot;*Y = newY; &quot;; &quot;&quot;); IF([.P88] &lt;&gt; &quot;&quot;; &quot;*SP = newSP; &quot;; &quot;&quot;); IF([.Q88] &lt;&gt; &quot;&quot;; &quot;*PC = newPC; &quot;; &quot;&quot;);  IF( ([.R88] &amp; [.S88] &amp; [.T88] &amp; [.U88] &amp; [.V88] &amp; [.W88]) &lt;&gt; &quot;&quot;; join(&quot;&quot;;    IF( [.R88] &lt;&gt; &quot;&quot;; &quot;unsigned char carry = &quot; &amp; [.R88] &amp; &quot;;&quot;; &quot;unsigned char carry = SR&amp;1; &quot;);   IF( [.S88] &lt;&gt; &quot;&quot;; &quot;unsigned char zero = &quot; &amp; [.S88] &amp; &quot;;&quot;; &quot;unsigned char zero = (SR&gt;&gt;1)&amp;1; &quot;);   IF( [.T88] &lt;&gt; &quot;&quot;; &quot;unsigned char interrupt = &quot; &amp; [.T88] &amp; &quot;;&quot;; &quot;unsigned char interrupt = (SR&gt;&gt;2)&amp;1; &quot;);   IF( [.U88] &lt;&gt; &quot;&quot;; &quot;unsigned char decimal = &quot; &amp; [.U88] &amp; &quot;;&quot;; &quot;unsigned char decimal = (SR&gt;&gt;3)&amp;1; &quot;);   IF( [.V88] &lt;&gt; &quot;&quot;; &quot;unsigned char overflow = &quot; &amp; [.V88] &amp; &quot;;&quot;; &quot;unsigned char overflow = (SR&gt;&gt;6)&amp;1; &quot;);   IF( [.W88] &lt;&gt; &quot;&quot;; &quot;unsigned char negative = &quot; &amp; [.W88] &amp; &quot;;&quot;; &quot;unsigned char negative = (SR&gt;&gt;7)&amp;1; &quot;)  ); &quot;&quot;);  IF( ([.R88] &amp; [.S88] &amp; [.T88] &amp; [.U88] &amp; [.V88] &amp; [.W88]) &lt;&gt; &quot;&quot;; &quot;*SR = carry + (zero&lt;&lt;1) + (interrupt&lt;&lt;2) + (decimal&lt;&lt;3) + (overflow&lt;&lt;6) + (negative&lt;&lt;7); &quot;; &quot;&quot;);  IF( [.Q88] &lt;&gt; &quot;&quot;; &quot;*PC = &quot; &amp; [.Q88] &amp; &quot;;&quot;; &quot;*PC = PC + &quot; &amp; (LEN([.A88]&amp;&quot; &quot;)/3) &amp; &quot;; &quot; );  IF( [.Y88] &lt;&gt; &quot;&quot;; &quot;memory[(&quot; &amp; [.Y88] &amp; &quot;)&amp;0xFFFF] = &quot; &amp; [.Z88] &amp; &quot;; &quot;; &quot;&quot;);  IF( [.AA88] &lt;&gt; &quot;&quot;; &quot;memory[(&quot; &amp; [.AA88] &amp; &quot;)&amp;0xFFFF] = (&quot; &amp; [.AB88] &amp; &quot;)&amp;0xFF; memory[((&quot; &amp; [.AA88] &amp; &quot;)+1)&amp;0xFFFF] = ((&quot; &amp; [.AB8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8];2) &amp; &quot; ) { &quot; &amp;  join(&quot;&quot;;  IF(LEN([.A88]) &gt; 3; &quot;const LL = memory[(PC+1)&amp;0xFFFF]; &quot;; &quot;&quot;); IF(LEN([.A88]) &gt; 6; &quot;const HH = memory[(PC+2)&amp;0xFFFF]; &quot;; &quot;&quot;); IF(LEN([.A88]) &gt; 6; &quot;const HHLL = LL + (HH&lt;&lt;8); &quot;; &quot;&quot;);  IF([.I88] &lt;&gt; &quot;&quot;; &quot;const zeroPageWord = memory[(&quot;&amp;[.I88]&amp;&quot;)&amp;0xFF] + (memory[((&quot;&amp;[.I88]&amp;&quot;)+1)&amp;0xFF]&lt;&lt;8); &quot;; &quot;&quot;);  IF([.J88] &lt;&gt; &quot;&quot;; &quot;const readByte = memory[(&quot;&amp;[.J88]&amp;&quot;)&amp;0xFFFF]; &quot;; &quot;&quot;); IF([.K88] &lt;&gt; &quot;&quot;; &quot;const readWord = memory[(&quot;&amp;[.K88]&amp;&quot;)&amp;0xFFFF] + (memory[((&quot;&amp;[.K88]&amp;&quot;)+1)&amp;0xFFFF]&lt;&lt;8); &quot;; &quot;&quot;);  IF([.L88] &lt;&gt; &quot;&quot;; &quot;const result = &quot;&amp;[.L88]&amp;&quot;; &quot;; &quot;&quot;);  IF([.M88] &lt;&gt; &quot;&quot;; &quot;const newA = &quot;&amp;[.M88]&amp;&quot;; &quot;; &quot;&quot;); IF([.N88] &lt;&gt; &quot;&quot;; &quot;const newX = &quot;&amp;[.N88]&amp;&quot;; &quot;; &quot;&quot;); IF([.O88] &lt;&gt; &quot;&quot;; &quot;const newY = &quot;&amp;[.O88]&amp;&quot;; &quot;; &quot;&quot;); IF([.P88] &lt;&gt; &quot;&quot;; &quot;const newSP = &quot;&amp;[.P88]&amp;&quot;; &quot;; &quot;&quot;); IF([.Q88] &lt;&gt; &quot;&quot;; &quot;const newPC = (&quot;&amp;[.Q88]&amp;&quot;)&amp;0xFFFF; &quot;; &quot;&quot;);  IF([.M88] &lt;&gt; &quot;&quot;; &quot;cpu.A = newA; &quot;; &quot;&quot;); IF([.N88] &lt;&gt; &quot;&quot;; &quot;cpu.X = newX; &quot;; &quot;&quot;); IF([.O88] &lt;&gt; &quot;&quot;; &quot;cpu.Y = newY; &quot;; &quot;&quot;); IF([.P88] &lt;&gt; &quot;&quot;; &quot;cpu.SP = newSP; &quot;; &quot;&quot;); IF([.Q88] &lt;&gt; &quot;&quot;; &quot;cpu.PC = newPC; &quot;; &quot;&quot;);  IF( ([.R88] &amp; [.S88] &amp; [.T88] &amp; [.U88] &amp; [.V88] &amp; [.W88]) &lt;&gt; &quot;&quot;; join(&quot;&quot;;    IF( [.R88] &lt;&gt; &quot;&quot;; &quot;const carry = &quot; &amp; [.R88] &amp; &quot;;&quot;;     &quot;const carry = SR&amp;1; &quot;);   IF( [.S88] &lt;&gt; &quot;&quot;; &quot;const zero = &quot; &amp; [.S88] &amp; &quot;;&quot;;      &quot;const zero = (SR&gt;&gt;1)&amp;1; &quot;);   IF( [.T88] &lt;&gt; &quot;&quot;; &quot;const interrupt = &quot; &amp; [.T88] &amp; &quot;;&quot;; &quot;const interrupt = (SR&gt;&gt;2)&amp;1; &quot;);   IF( [.U88] &lt;&gt; &quot;&quot;; &quot;const decimal = &quot; &amp; [.U88] &amp; &quot;;&quot;;   &quot;const decimal = (SR&gt;&gt;3)&amp;1; &quot;);   IF( [.V88] &lt;&gt; &quot;&quot;; &quot;const overflow = &quot; &amp; [.V88] &amp; &quot;;&quot;;  &quot;const overflow = (SR&gt;&gt;6)&amp;1; &quot;);   IF( [.W88] &lt;&gt; &quot;&quot;; &quot;const negative = &quot; &amp; [.W88] &amp; &quot;;&quot;;  &quot;const negative = (SR&gt;&gt;7)&amp;1; &quot;)  ); &quot;&quot;);  IF( ([.R88] &amp; [.S88] &amp; [.T88] &amp; [.U88] &amp; [.V88] &amp; [.W88]) &lt;&gt; &quot;&quot;; &quot;cpu.SR = carry + (zero&lt;&lt;1) + (interrupt&lt;&lt;2) + (decimal&lt;&lt;3) + (overflow&lt;&lt;6) + (negative&lt;&lt;7); &quot;; &quot;&quot;);  IF( [.Q88] &lt;&gt; &quot;&quot;; &quot;*PC = &quot; &amp; [.Q88] &amp; &quot;;&quot;; &quot;cpu.PC = PC + &quot; &amp; (LEN([.A88]&amp;&quot; &quot;)/3) &amp; &quot;; &quot; );  IF( [.Y88] &lt;&gt; &quot;&quot;; &quot;memory[(&quot; &amp; [.Y88] &amp; &quot;)&amp;0xFFFF] = &quot; &amp; [.Z88] &amp; &quot;; &quot;; &quot;&quot;);  IF( [.AA88] &lt;&gt; &quot;&quot;; &quot;memory[(&quot; &amp; [.AA88] &amp; &quot;)&amp;0xFFFF] = (&quot; &amp; [.AB88] &amp; &quot;)&amp;0xFF; memory[((&quot; &amp; [.AA88] &amp; &quot;)+1)&amp;0xFFFF] = ((&quot; &amp; [.AB8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3" office:value-type="string" calcext:value-type="string">
            <text:p>writeByteAddress</text:p>
          </table:table-cell>
          <table:table-cell table:style-name="ce87" table:number-columns-repeated="6"/>
          <table:table-cell table:style-name="ce244"/>
          <table:table-cell table:style-name="ce282" table:formula="of:=IF([.$AM88] &lt;&gt; &quot;&quot;; &quot;BB &quot;; &quot;&quot;) &amp; IF([.$AN88] &lt;&gt; &quot;&quot;; &quot;LL HH &quot;; &quot;&quot;) &amp; IF([.$AO88] &lt;&gt; &quot;&quot;; &quot;SS &quot;; &quot;&quot;) &amp; IF([.$AP88] &lt;&gt; &quot;&quot;; &quot;RR &quot;; &quot;&quot;) &amp; IF([.$AQ88] &lt;&gt; &quot;&quot;; &quot;PP QQ &quot;; &quot;&quot;) &amp; LEFT([.$A88];2)" office:value-type="string" office:string-value="BB 8D" calcext:value-type="string">
            <text:p>BB 8D</text:p>
          </table:table-cell>
          <table:table-cell table:style-name="ce87" table:formula="of:=&quot;UN&quot; &amp;[.B88]" office:value-type="string" office:string-value="UNSTA" calcext:value-type="string">
            <text:p>UNSTA</text:p>
          </table:table-cell>
          <table:table-cell table:style-name="ce83" office:value-type="string" calcext:value-type="string">
            <text:p>$BB</text:p>
          </table:table-cell>
          <table:table-cell table:style-name="ce96"/>
          <table:table-cell table:style-name="ce87" table:number-columns-repeated="14"/>
          <table:table-cell table:style-name="ce98"/>
          <table:table-cell table:style-name="ce87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8E LL HH</text:p>
          </table:table-cell>
          <table:table-cell table:style-name="ce36" office:value-type="string" calcext:value-type="string">
            <text:p>STX</text:p>
          </table:table-cell>
          <table:table-cell table:style-name="ce60" office:value-type="float" office:value="4" calcext:value-type="float">
            <text:p>4</text:p>
          </table:table-cell>
          <table:table-cell table:style-name="ce85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32"/>
          <table:table-cell table:style-name="ce141"/>
          <table:table-cell table:style-name="ce85" table:formula="of:=IF([.$D89] = &quot;($LL, X)&quot;;&quot;(arg1+X)&amp;0xFF&quot;;&quot;&quot;)">
            <text:p/>
          </table:table-cell>
          <table:table-cell table:style-name="ce155" table:number-columns-repeated="3"/>
          <table:table-cell table:style-name="ce189"/>
          <table:table-cell table:style-name="ce155" table:number-columns-repeated="3"/>
          <table:table-cell table:style-name="ce85"/>
          <table:table-cell table:style-name="ce189"/>
          <table:table-cell table:style-name="ce85"/>
          <table:table-cell table:style-name="ce155" table:number-columns-repeated="4"/>
          <table:table-cell table:style-name="ce228"/>
          <table:table-cell table:style-name="ce239" office:value-type="string" calcext:value-type="string">
            <text:p>HHLL</text:p>
          </table:table-cell>
          <table:table-cell table:style-name="ce85" office:value-type="string" calcext:value-type="string">
            <text:p>X</text:p>
          </table:table-cell>
          <table:table-cell table:style-name="ce155" table:number-columns-repeated="2"/>
          <table:table-cell table:style-name="ce245"/>
          <table:table-cell table:style-name="ce141"/>
          <table:table-cell table:style-name="ce253" table:formula="of:=&quot;  if instruction == 0x&quot; &amp; LEFT([.A89];2) &amp; &quot; { &quot; &amp;  join(&quot;&quot;;  IF(LEN([.A89]) &gt; 3; &quot;LL := memory[PC + 1]; &quot;; &quot;&quot;);  IF([.I89] &lt;&gt; &quot;&quot;; &quot;zeroPageWord := memory[(&quot;&amp;[.I89]&amp;&quot;)&amp;0xFF] + (memory[((&quot;&amp;[.I89]&amp;&quot;)+1)&amp;0xFF]&lt;&lt;8); &quot;; &quot;&quot;);  IF([.J89] &lt;&gt; &quot;&quot;; &quot;readByte := memory[(&quot;&amp;[.J89]&amp;&quot;)&amp;0xFFFF]; &quot;; &quot;&quot;); IF([.K89] &lt;&gt; &quot;&quot;; &quot;readWord := memory[(&quot;&amp;[.K89]&amp;&quot;)&amp;0xFFFF] + (memory[((&quot;&amp;[.K89]&amp;&quot;)+1)&amp;0xFFFF]&lt;&lt;8); &quot;; &quot;&quot;);  IF([.L89] &lt;&gt; &quot;&quot;; &quot;result := &quot;&amp;[.L89]&amp;&quot;; &quot;; &quot;&quot;);  IF([.M89] &lt;&gt; &quot;&quot;; &quot;newA := &quot;&amp;[.M89]&amp;&quot;; &quot;; &quot;&quot;); IF([.N89] &lt;&gt; &quot;&quot;; &quot;newX := &quot;&amp;[.N89]&amp;&quot;; &quot;; &quot;&quot;); IF([.O89] &lt;&gt; &quot;&quot;; &quot;newY := &quot;&amp;[.O89]&amp;&quot;; &quot;; &quot;&quot;); IF([.P89] &lt;&gt; &quot;&quot;; &quot;newSP := &quot;&amp;[.P89]&amp;&quot;; &quot;; &quot;&quot;); IF([.Q89] &lt;&gt; &quot;&quot;; &quot;newPC := &quot;&amp;[.Q89]&amp;&quot;; &quot;; &quot;&quot;);  IF([.M89] &lt;&gt; &quot;&quot;; &quot;*A = newA; &quot;; &quot;&quot;); IF([.N89] &lt;&gt; &quot;&quot;; &quot;*X = newX; &quot;; &quot;&quot;); IF([.O89] &lt;&gt; &quot;&quot;; &quot;*Y = newY; &quot;; &quot;&quot;); IF([.P89] &lt;&gt; &quot;&quot;; &quot;*SP = newSP; &quot;; &quot;&quot;); IF([.Q89] &lt;&gt; &quot;&quot;; &quot;*PC = newPC; &quot;; &quot;&quot;);  IF( ([.R89] &amp; [.S89] &amp; [.T89] &amp; [.U89] &amp; [.V89] &amp; [.W89]) &lt;&gt; &quot;&quot;; join(&quot;&quot;;    IF( [.R89] &lt;&gt; &quot;&quot;; &quot;carry := &quot; &amp; [.R89] &amp; &quot;;&quot;; &quot;carry := SR&amp;1; &quot;);   IF( [.S89] &lt;&gt; &quot;&quot;; &quot;zero := &quot; &amp; [.S89] &amp; &quot;;&quot;; &quot;zero := (SR&gt;&gt;1)&amp;1; &quot;);   IF( [.T89] &lt;&gt; &quot;&quot;; &quot;interrupt := &quot; &amp; [.T89] &amp; &quot;;&quot;; &quot;interrupt := (SR&gt;&gt;2)&amp;1; &quot;);   IF( [.U89] &lt;&gt; &quot;&quot;; &quot;decimal := &quot; &amp; [.U89] &amp; &quot;;&quot;; &quot;decimal := (SR&gt;&gt;3)&amp;1; &quot;);   IF( [.V89] &lt;&gt; &quot;&quot;; &quot;overflow := &quot; &amp; [.V89] &amp; &quot;;&quot;; &quot;overflow := (SR&gt;&gt;6)&amp;1; &quot;);   IF( [.W89] &lt;&gt; &quot;&quot;; &quot;negative := &quot; &amp; [.W89] &amp; &quot;;&quot;; &quot;negative := (SR&gt;&gt;7)&amp;1; &quot;)  ); &quot;&quot;);  IF( ([.R89] &amp; [.S89] &amp; [.T89] &amp; [.U89] &amp; [.V89] &amp; [.W89]) &lt;&gt; &quot;&quot;; &quot;*SR = carry + (zero&lt;&lt;1) + (interrupt&lt;&lt;2) + (decimal&lt;&lt;3) + (overflow&lt;&lt;6) + (negative&lt;&lt;7); &quot;; &quot;&quot;);  IF( [.Q89] &lt;&gt; &quot;&quot;; &quot;*PC = &quot; &amp; [.Q89] &amp; &quot;;&quot;; &quot;*PC = PC + &quot; &amp; (LEN([.A89]&amp;&quot; &quot;)/3) &amp; &quot;; &quot; );  IF( [.Y89] &lt;&gt; &quot;&quot;; &quot;memory[(&quot; &amp; [.Y89] &amp; &quot;)&amp;0xFFFF] = &quot; &amp; [.Z89] &amp; &quot;; &quot;; &quot;&quot;);  IF( [.AA89] &lt;&gt; &quot;&quot;; &quot;memory[(&quot; &amp; [.AA89] &amp; &quot;)&amp;0xFFFF] = (&quot; &amp; [.AB89] &amp; &quot;)&amp;0xFF; memory[((&quot; &amp; [.AA89] &amp; &quot;)+1)&amp;0xFFFF] = ((&quot; &amp; [.AB8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89];2) &amp; &quot; ) { &quot; &amp;  join(&quot;&quot;;  IF(LEN([.A89]) &gt; 3; &quot;unsigned char LL = memory[(PC+1)&amp;0xFFFF]; &quot;; &quot;&quot;); IF(LEN([.A89]) &gt; 6; &quot;unsigned int HH = memory[(PC+2)&amp;0xFFFF]; &quot;; &quot;&quot;); IF(LEN([.A89]) &gt; 6; &quot;unsigned int HHLL = LL + (HH&lt;&lt;8); &quot;; &quot;&quot;);  IF([.I89] &lt;&gt; &quot;&quot;; &quot;unsigned int zeroPageWord = memory[(&quot;&amp;[.I89]&amp;&quot;)&amp;0xFF] + (memory[((&quot;&amp;[.I89]&amp;&quot;)+1)&amp;0xFF]&lt;&lt;8); &quot;; &quot;&quot;);  IF([.J89] &lt;&gt; &quot;&quot;; &quot;unsigned char readByte = memory[(&quot;&amp;[.J89]&amp;&quot;)&amp;0xFFFF]; &quot;; &quot;&quot;); IF([.K89] &lt;&gt; &quot;&quot;; &quot;unsigned int readWord := memory[(&quot;&amp;[.K89]&amp;&quot;)&amp;0xFFFF] + (memory[((&quot;&amp;[.K89]&amp;&quot;)+1)&amp;0xFFFF]&lt;&lt;8); &quot;; &quot;&quot;);  IF([.L89] &lt;&gt; &quot;&quot;; &quot;unsigned int result = &quot;&amp;[.L89]&amp;&quot;; &quot;; &quot;&quot;);  IF([.M89] &lt;&gt; &quot;&quot;; &quot;unsigned char newA = &quot;&amp;[.M89]&amp;&quot;; &quot;; &quot;&quot;); IF([.N89] &lt;&gt; &quot;&quot;; &quot;unsigned char newX = &quot;&amp;[.N89]&amp;&quot;; &quot;; &quot;&quot;); IF([.O89] &lt;&gt; &quot;&quot;; &quot;unsigned char newY = &quot;&amp;[.O89]&amp;&quot;; &quot;; &quot;&quot;); IF([.P89] &lt;&gt; &quot;&quot;; &quot;unsigned char newSP = &quot;&amp;[.P89]&amp;&quot;; &quot;; &quot;&quot;); IF([.Q89] &lt;&gt; &quot;&quot;; &quot;unsigned int newPC = (&quot;&amp;[.Q89]&amp;&quot;)&amp;0xFFFF; &quot;; &quot;&quot;);  IF([.M89] &lt;&gt; &quot;&quot;; &quot;*A = newA; &quot;; &quot;&quot;); IF([.N89] &lt;&gt; &quot;&quot;; &quot;*X = newX; &quot;; &quot;&quot;); IF([.O89] &lt;&gt; &quot;&quot;; &quot;*Y = newY; &quot;; &quot;&quot;); IF([.P89] &lt;&gt; &quot;&quot;; &quot;*SP = newSP; &quot;; &quot;&quot;); IF([.Q89] &lt;&gt; &quot;&quot;; &quot;*PC = newPC; &quot;; &quot;&quot;);  IF( ([.R89] &amp; [.S89] &amp; [.T89] &amp; [.U89] &amp; [.V89] &amp; [.W89]) &lt;&gt; &quot;&quot;; join(&quot;&quot;;    IF( [.R89] &lt;&gt; &quot;&quot;; &quot;unsigned char carry = &quot; &amp; [.R89] &amp; &quot;;&quot;; &quot;unsigned char carry = SR&amp;1; &quot;);   IF( [.S89] &lt;&gt; &quot;&quot;; &quot;unsigned char zero = &quot; &amp; [.S89] &amp; &quot;;&quot;; &quot;unsigned char zero = (SR&gt;&gt;1)&amp;1; &quot;);   IF( [.T89] &lt;&gt; &quot;&quot;; &quot;unsigned char interrupt = &quot; &amp; [.T89] &amp; &quot;;&quot;; &quot;unsigned char interrupt = (SR&gt;&gt;2)&amp;1; &quot;);   IF( [.U89] &lt;&gt; &quot;&quot;; &quot;unsigned char decimal = &quot; &amp; [.U89] &amp; &quot;;&quot;; &quot;unsigned char decimal = (SR&gt;&gt;3)&amp;1; &quot;);   IF( [.V89] &lt;&gt; &quot;&quot;; &quot;unsigned char overflow = &quot; &amp; [.V89] &amp; &quot;;&quot;; &quot;unsigned char overflow = (SR&gt;&gt;6)&amp;1; &quot;);   IF( [.W89] &lt;&gt; &quot;&quot;; &quot;unsigned char negative = &quot; &amp; [.W89] &amp; &quot;;&quot;; &quot;unsigned char negative = (SR&gt;&gt;7)&amp;1; &quot;)  ); &quot;&quot;);  IF( ([.R89] &amp; [.S89] &amp; [.T89] &amp; [.U89] &amp; [.V89] &amp; [.W89]) &lt;&gt; &quot;&quot;; &quot;*SR = carry + (zero&lt;&lt;1) + (interrupt&lt;&lt;2) + (decimal&lt;&lt;3) + (overflow&lt;&lt;6) + (negative&lt;&lt;7); &quot;; &quot;&quot;);  IF( [.Q89] &lt;&gt; &quot;&quot;; &quot;*PC = &quot; &amp; [.Q89] &amp; &quot;;&quot;; &quot;*PC = PC + &quot; &amp; (LEN([.A89]&amp;&quot; &quot;)/3) &amp; &quot;; &quot; );  IF( [.Y89] &lt;&gt; &quot;&quot;; &quot;memory[(&quot; &amp; [.Y89] &amp; &quot;)&amp;0xFFFF] = &quot; &amp; [.Z89] &amp; &quot;; &quot;; &quot;&quot;);  IF( [.AA89] &lt;&gt; &quot;&quot;; &quot;memory[(&quot; &amp; [.AA89] &amp; &quot;)&amp;0xFFFF] = (&quot; &amp; [.AB89] &amp; &quot;)&amp;0xFF; memory[((&quot; &amp; [.AA89] &amp; &quot;)+1)&amp;0xFFFF] = ((&quot; &amp; [.AB8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89];2) &amp; &quot; ) { &quot; &amp;  join(&quot;&quot;;  IF(LEN([.A89]) &gt; 3; &quot;const LL = memory[(PC+1)&amp;0xFFFF]; &quot;; &quot;&quot;); IF(LEN([.A89]) &gt; 6; &quot;const HH = memory[(PC+2)&amp;0xFFFF]; &quot;; &quot;&quot;); IF(LEN([.A89]) &gt; 6; &quot;const HHLL = LL + (HH&lt;&lt;8); &quot;; &quot;&quot;);  IF([.I89] &lt;&gt; &quot;&quot;; &quot;const zeroPageWord = memory[(&quot;&amp;[.I89]&amp;&quot;)&amp;0xFF] + (memory[((&quot;&amp;[.I89]&amp;&quot;)+1)&amp;0xFF]&lt;&lt;8); &quot;; &quot;&quot;);  IF([.J89] &lt;&gt; &quot;&quot;; &quot;const readByte = memory[(&quot;&amp;[.J89]&amp;&quot;)&amp;0xFFFF]; &quot;; &quot;&quot;); IF([.K89] &lt;&gt; &quot;&quot;; &quot;const readWord = memory[(&quot;&amp;[.K89]&amp;&quot;)&amp;0xFFFF] + (memory[((&quot;&amp;[.K89]&amp;&quot;)+1)&amp;0xFFFF]&lt;&lt;8); &quot;; &quot;&quot;);  IF([.L89] &lt;&gt; &quot;&quot;; &quot;const result = &quot;&amp;[.L89]&amp;&quot;; &quot;; &quot;&quot;);  IF([.M89] &lt;&gt; &quot;&quot;; &quot;const newA = &quot;&amp;[.M89]&amp;&quot;; &quot;; &quot;&quot;); IF([.N89] &lt;&gt; &quot;&quot;; &quot;const newX = &quot;&amp;[.N89]&amp;&quot;; &quot;; &quot;&quot;); IF([.O89] &lt;&gt; &quot;&quot;; &quot;const newY = &quot;&amp;[.O89]&amp;&quot;; &quot;; &quot;&quot;); IF([.P89] &lt;&gt; &quot;&quot;; &quot;const newSP = &quot;&amp;[.P89]&amp;&quot;; &quot;; &quot;&quot;); IF([.Q89] &lt;&gt; &quot;&quot;; &quot;const newPC = (&quot;&amp;[.Q89]&amp;&quot;)&amp;0xFFFF; &quot;; &quot;&quot;);  IF([.M89] &lt;&gt; &quot;&quot;; &quot;cpu.A = newA; &quot;; &quot;&quot;); IF([.N89] &lt;&gt; &quot;&quot;; &quot;cpu.X = newX; &quot;; &quot;&quot;); IF([.O89] &lt;&gt; &quot;&quot;; &quot;cpu.Y = newY; &quot;; &quot;&quot;); IF([.P89] &lt;&gt; &quot;&quot;; &quot;cpu.SP = newSP; &quot;; &quot;&quot;); IF([.Q89] &lt;&gt; &quot;&quot;; &quot;cpu.PC = newPC; &quot;; &quot;&quot;);  IF( ([.R89] &amp; [.S89] &amp; [.T89] &amp; [.U89] &amp; [.V89] &amp; [.W89]) &lt;&gt; &quot;&quot;; join(&quot;&quot;;    IF( [.R89] &lt;&gt; &quot;&quot;; &quot;const carry = &quot; &amp; [.R89] &amp; &quot;;&quot;;     &quot;const carry = SR&amp;1; &quot;);   IF( [.S89] &lt;&gt; &quot;&quot;; &quot;const zero = &quot; &amp; [.S89] &amp; &quot;;&quot;;      &quot;const zero = (SR&gt;&gt;1)&amp;1; &quot;);   IF( [.T89] &lt;&gt; &quot;&quot;; &quot;const interrupt = &quot; &amp; [.T89] &amp; &quot;;&quot;; &quot;const interrupt = (SR&gt;&gt;2)&amp;1; &quot;);   IF( [.U89] &lt;&gt; &quot;&quot;; &quot;const decimal = &quot; &amp; [.U89] &amp; &quot;;&quot;;   &quot;const decimal = (SR&gt;&gt;3)&amp;1; &quot;);   IF( [.V89] &lt;&gt; &quot;&quot;; &quot;const overflow = &quot; &amp; [.V89] &amp; &quot;;&quot;;  &quot;const overflow = (SR&gt;&gt;6)&amp;1; &quot;);   IF( [.W89] &lt;&gt; &quot;&quot;; &quot;const negative = &quot; &amp; [.W89] &amp; &quot;;&quot;;  &quot;const negative = (SR&gt;&gt;7)&amp;1; &quot;)  ); &quot;&quot;);  IF( ([.R89] &amp; [.S89] &amp; [.T89] &amp; [.U89] &amp; [.V89] &amp; [.W89]) &lt;&gt; &quot;&quot;; &quot;cpu.SR = carry + (zero&lt;&lt;1) + (interrupt&lt;&lt;2) + (decimal&lt;&lt;3) + (overflow&lt;&lt;6) + (negative&lt;&lt;7); &quot;; &quot;&quot;);  IF( [.Q89] &lt;&gt; &quot;&quot;; &quot;*PC = &quot; &amp; [.Q89] &amp; &quot;;&quot;; &quot;cpu.PC = PC + &quot; &amp; (LEN([.A89]&amp;&quot; &quot;)/3) &amp; &quot;; &quot; );  IF( [.Y89] &lt;&gt; &quot;&quot;; &quot;memory[(&quot; &amp; [.Y89] &amp; &quot;)&amp;0xFFFF] = &quot; &amp; [.Z89] &amp; &quot;; &quot;; &quot;&quot;);  IF( [.AA89] &lt;&gt; &quot;&quot;; &quot;memory[(&quot; &amp; [.AA89] &amp; &quot;)&amp;0xFFFF] = (&quot; &amp; [.AB89] &amp; &quot;)&amp;0xFF; memory[((&quot; &amp; [.AA89] &amp; &quot;)+1)&amp;0xFFFF] = ((&quot; &amp; [.AB8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85" office:value-type="string" calcext:value-type="string">
            <text:p>writeByteAddress</text:p>
          </table:table-cell>
          <table:table-cell table:style-name="ce155" table:number-columns-repeated="6"/>
          <table:table-cell table:style-name="ce245"/>
          <table:table-cell table:style-name="ce282" table:formula="of:=IF([.$AM89] &lt;&gt; &quot;&quot;; &quot;BB &quot;; &quot;&quot;) &amp; IF([.$AN89] &lt;&gt; &quot;&quot;; &quot;LL HH &quot;; &quot;&quot;) &amp; IF([.$AO89] &lt;&gt; &quot;&quot;; &quot;SS &quot;; &quot;&quot;) &amp; IF([.$AP89] &lt;&gt; &quot;&quot;; &quot;RR &quot;; &quot;&quot;) &amp; IF([.$AQ89] &lt;&gt; &quot;&quot;; &quot;PP QQ &quot;; &quot;&quot;) &amp; LEFT([.$A89];2)" office:value-type="string" office:string-value="BB 8E" calcext:value-type="string">
            <text:p>BB 8E</text:p>
          </table:table-cell>
          <table:table-cell table:style-name="ce155" table:formula="of:=&quot;UN&quot; &amp;[.B89]" office:value-type="string" office:string-value="UNSTX" calcext:value-type="string">
            <text:p>UNSTX</text:p>
          </table:table-cell>
          <table:table-cell table:style-name="ce85" office:value-type="string" calcext:value-type="string">
            <text:p>$BB</text:p>
          </table:table-cell>
          <table:table-cell table:style-name="ce285"/>
          <table:table-cell table:style-name="ce155" table:number-columns-repeated="14"/>
          <table:table-cell table:style-name="ce271"/>
          <table:table-cell table:style-name="ce155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90 LL</text:p>
          </table:table-cell>
          <table:table-cell table:style-name="ce20" office:value-type="string" calcext:value-type="string">
            <text:p>BCC</text:p>
          </table:table-cell>
          <table:table-cell table:style-name="ce45" office:value-type="string" calcext:value-type="string">
            <text:p>2**</text:p>
          </table:table-cell>
          <table:table-cell table:style-name="ce68" office:value-type="string" calcext:value-type="string">
            <text:p>$LL</text:p>
          </table:table-cell>
          <table:table-cell table:style-name="ce96"/>
          <table:table-cell table:style-name="ce98"/>
          <table:table-cell table:style-name="ce133" office:value-type="string" calcext:value-type="string">
            <text:p>Branch if carry flag is clear to the relative address specified by LL. The branch destination is relative to the start byte of the next instruction.</text:p>
          </table:table-cell>
          <table:table-cell table:style-name="ce95"/>
          <table:table-cell table:style-name="ce68" table:formula="of:=IF([.$D90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3"/>
          <table:table-cell table:style-name="ce68" office:value-type="string" calcext:value-type="string">
            <text:p>PC + 2 + (LL &amp; (carry-1))</text:p>
          </table:table-cell>
          <table:table-cell table:style-name="ce169"/>
          <table:table-cell table:style-name="ce68"/>
          <table:table-cell table:style-name="ce73" table:number-columns-repeated="4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90];2) &amp; &quot; { &quot; &amp;  join(&quot;&quot;;  IF(LEN([.A90]) &gt; 3; &quot;LL := memory[PC + 1]; &quot;; &quot;&quot;);  IF([.I90] &lt;&gt; &quot;&quot;; &quot;zeroPageWord := memory[(&quot;&amp;[.I90]&amp;&quot;)&amp;0xFF] + (memory[((&quot;&amp;[.I90]&amp;&quot;)+1)&amp;0xFF]&lt;&lt;8); &quot;; &quot;&quot;);  IF([.J90] &lt;&gt; &quot;&quot;; &quot;readByte := memory[(&quot;&amp;[.J90]&amp;&quot;)&amp;0xFFFF]; &quot;; &quot;&quot;); IF([.K90] &lt;&gt; &quot;&quot;; &quot;readWord := memory[(&quot;&amp;[.K90]&amp;&quot;)&amp;0xFFFF] + (memory[((&quot;&amp;[.K90]&amp;&quot;)+1)&amp;0xFFFF]&lt;&lt;8); &quot;; &quot;&quot;);  IF([.L90] &lt;&gt; &quot;&quot;; &quot;result := &quot;&amp;[.L90]&amp;&quot;; &quot;; &quot;&quot;);  IF([.M90] &lt;&gt; &quot;&quot;; &quot;newA := &quot;&amp;[.M90]&amp;&quot;; &quot;; &quot;&quot;); IF([.N90] &lt;&gt; &quot;&quot;; &quot;newX := &quot;&amp;[.N90]&amp;&quot;; &quot;; &quot;&quot;); IF([.O90] &lt;&gt; &quot;&quot;; &quot;newY := &quot;&amp;[.O90]&amp;&quot;; &quot;; &quot;&quot;); IF([.P90] &lt;&gt; &quot;&quot;; &quot;newSP := &quot;&amp;[.P90]&amp;&quot;; &quot;; &quot;&quot;); IF([.Q90] &lt;&gt; &quot;&quot;; &quot;newPC := &quot;&amp;[.Q90]&amp;&quot;; &quot;; &quot;&quot;);  IF([.M90] &lt;&gt; &quot;&quot;; &quot;*A = newA; &quot;; &quot;&quot;); IF([.N90] &lt;&gt; &quot;&quot;; &quot;*X = newX; &quot;; &quot;&quot;); IF([.O90] &lt;&gt; &quot;&quot;; &quot;*Y = newY; &quot;; &quot;&quot;); IF([.P90] &lt;&gt; &quot;&quot;; &quot;*SP = newSP; &quot;; &quot;&quot;); IF([.Q90] &lt;&gt; &quot;&quot;; &quot;*PC = newPC; &quot;; &quot;&quot;);  IF( ([.R90] &amp; [.S90] &amp; [.T90] &amp; [.U90] &amp; [.V90] &amp; [.W90]) &lt;&gt; &quot;&quot;; join(&quot;&quot;;    IF( [.R90] &lt;&gt; &quot;&quot;; &quot;carry := &quot; &amp; [.R90] &amp; &quot;;&quot;; &quot;carry := SR&amp;1; &quot;);   IF( [.S90] &lt;&gt; &quot;&quot;; &quot;zero := &quot; &amp; [.S90] &amp; &quot;;&quot;; &quot;zero := (SR&gt;&gt;1)&amp;1; &quot;);   IF( [.T90] &lt;&gt; &quot;&quot;; &quot;interrupt := &quot; &amp; [.T90] &amp; &quot;;&quot;; &quot;interrupt := (SR&gt;&gt;2)&amp;1; &quot;);   IF( [.U90] &lt;&gt; &quot;&quot;; &quot;decimal := &quot; &amp; [.U90] &amp; &quot;;&quot;; &quot;decimal := (SR&gt;&gt;3)&amp;1; &quot;);   IF( [.V90] &lt;&gt; &quot;&quot;; &quot;overflow := &quot; &amp; [.V90] &amp; &quot;;&quot;; &quot;overflow := (SR&gt;&gt;6)&amp;1; &quot;);   IF( [.W90] &lt;&gt; &quot;&quot;; &quot;negative := &quot; &amp; [.W90] &amp; &quot;;&quot;; &quot;negative := (SR&gt;&gt;7)&amp;1; &quot;)  ); &quot;&quot;);  IF( ([.R90] &amp; [.S90] &amp; [.T90] &amp; [.U90] &amp; [.V90] &amp; [.W90]) &lt;&gt; &quot;&quot;; &quot;*SR = carry + (zero&lt;&lt;1) + (interrupt&lt;&lt;2) + (decimal&lt;&lt;3) + (overflow&lt;&lt;6) + (negative&lt;&lt;7); &quot;; &quot;&quot;);  IF( [.Q90] &lt;&gt; &quot;&quot;; &quot;*PC = &quot; &amp; [.Q90] &amp; &quot;;&quot;; &quot;*PC = PC + &quot; &amp; (LEN([.A90]&amp;&quot; &quot;)/3) &amp; &quot;; &quot; );  IF( [.Y90] &lt;&gt; &quot;&quot;; &quot;memory[(&quot; &amp; [.Y90] &amp; &quot;)&amp;0xFFFF] = &quot; &amp; [.Z90] &amp; &quot;; &quot;; &quot;&quot;);  IF( [.AA90] &lt;&gt; &quot;&quot;; &quot;memory[(&quot; &amp; [.AA90] &amp; &quot;)&amp;0xFFFF] = (&quot; &amp; [.AB90] &amp; &quot;)&amp;0xFF; memory[((&quot; &amp; [.AA90] &amp; &quot;)+1)&amp;0xFFFF] = ((&quot; &amp; [.AB9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0];2) &amp; &quot; ) { &quot; &amp;  join(&quot;&quot;;  IF(LEN([.A90]) &gt; 3; &quot;unsigned char LL = memory[(PC+1)&amp;0xFFFF]; &quot;; &quot;&quot;); IF(LEN([.A90]) &gt; 6; &quot;unsigned int HH = memory[(PC+2)&amp;0xFFFF]; &quot;; &quot;&quot;); IF(LEN([.A90]) &gt; 6; &quot;unsigned int HHLL = LL + (HH&lt;&lt;8); &quot;; &quot;&quot;);  IF([.I90] &lt;&gt; &quot;&quot;; &quot;unsigned int zeroPageWord = memory[(&quot;&amp;[.I90]&amp;&quot;)&amp;0xFF] + (memory[((&quot;&amp;[.I90]&amp;&quot;)+1)&amp;0xFF]&lt;&lt;8); &quot;; &quot;&quot;);  IF([.J90] &lt;&gt; &quot;&quot;; &quot;unsigned char readByte = memory[(&quot;&amp;[.J90]&amp;&quot;)&amp;0xFFFF]; &quot;; &quot;&quot;); IF([.K90] &lt;&gt; &quot;&quot;; &quot;unsigned int readWord := memory[(&quot;&amp;[.K90]&amp;&quot;)&amp;0xFFFF] + (memory[((&quot;&amp;[.K90]&amp;&quot;)+1)&amp;0xFFFF]&lt;&lt;8); &quot;; &quot;&quot;);  IF([.L90] &lt;&gt; &quot;&quot;; &quot;unsigned int result = &quot;&amp;[.L90]&amp;&quot;; &quot;; &quot;&quot;);  IF([.M90] &lt;&gt; &quot;&quot;; &quot;unsigned char newA = &quot;&amp;[.M90]&amp;&quot;; &quot;; &quot;&quot;); IF([.N90] &lt;&gt; &quot;&quot;; &quot;unsigned char newX = &quot;&amp;[.N90]&amp;&quot;; &quot;; &quot;&quot;); IF([.O90] &lt;&gt; &quot;&quot;; &quot;unsigned char newY = &quot;&amp;[.O90]&amp;&quot;; &quot;; &quot;&quot;); IF([.P90] &lt;&gt; &quot;&quot;; &quot;unsigned char newSP = &quot;&amp;[.P90]&amp;&quot;; &quot;; &quot;&quot;); IF([.Q90] &lt;&gt; &quot;&quot;; &quot;unsigned int newPC = (&quot;&amp;[.Q90]&amp;&quot;)&amp;0xFFFF; &quot;; &quot;&quot;);  IF([.M90] &lt;&gt; &quot;&quot;; &quot;*A = newA; &quot;; &quot;&quot;); IF([.N90] &lt;&gt; &quot;&quot;; &quot;*X = newX; &quot;; &quot;&quot;); IF([.O90] &lt;&gt; &quot;&quot;; &quot;*Y = newY; &quot;; &quot;&quot;); IF([.P90] &lt;&gt; &quot;&quot;; &quot;*SP = newSP; &quot;; &quot;&quot;); IF([.Q90] &lt;&gt; &quot;&quot;; &quot;*PC = newPC; &quot;; &quot;&quot;);  IF( ([.R90] &amp; [.S90] &amp; [.T90] &amp; [.U90] &amp; [.V90] &amp; [.W90]) &lt;&gt; &quot;&quot;; join(&quot;&quot;;    IF( [.R90] &lt;&gt; &quot;&quot;; &quot;unsigned char carry = &quot; &amp; [.R90] &amp; &quot;;&quot;; &quot;unsigned char carry = SR&amp;1; &quot;);   IF( [.S90] &lt;&gt; &quot;&quot;; &quot;unsigned char zero = &quot; &amp; [.S90] &amp; &quot;;&quot;; &quot;unsigned char zero = (SR&gt;&gt;1)&amp;1; &quot;);   IF( [.T90] &lt;&gt; &quot;&quot;; &quot;unsigned char interrupt = &quot; &amp; [.T90] &amp; &quot;;&quot;; &quot;unsigned char interrupt = (SR&gt;&gt;2)&amp;1; &quot;);   IF( [.U90] &lt;&gt; &quot;&quot;; &quot;unsigned char decimal = &quot; &amp; [.U90] &amp; &quot;;&quot;; &quot;unsigned char decimal = (SR&gt;&gt;3)&amp;1; &quot;);   IF( [.V90] &lt;&gt; &quot;&quot;; &quot;unsigned char overflow = &quot; &amp; [.V90] &amp; &quot;;&quot;; &quot;unsigned char overflow = (SR&gt;&gt;6)&amp;1; &quot;);   IF( [.W90] &lt;&gt; &quot;&quot;; &quot;unsigned char negative = &quot; &amp; [.W90] &amp; &quot;;&quot;; &quot;unsigned char negative = (SR&gt;&gt;7)&amp;1; &quot;)  ); &quot;&quot;);  IF( ([.R90] &amp; [.S90] &amp; [.T90] &amp; [.U90] &amp; [.V90] &amp; [.W90]) &lt;&gt; &quot;&quot;; &quot;*SR = carry + (zero&lt;&lt;1) + (interrupt&lt;&lt;2) + (decimal&lt;&lt;3) + (overflow&lt;&lt;6) + (negative&lt;&lt;7); &quot;; &quot;&quot;);  IF( [.Q90] &lt;&gt; &quot;&quot;; &quot;*PC = &quot; &amp; [.Q90] &amp; &quot;;&quot;; &quot;*PC = PC + &quot; &amp; (LEN([.A90]&amp;&quot; &quot;)/3) &amp; &quot;; &quot; );  IF( [.Y90] &lt;&gt; &quot;&quot;; &quot;memory[(&quot; &amp; [.Y90] &amp; &quot;)&amp;0xFFFF] = &quot; &amp; [.Z90] &amp; &quot;; &quot;; &quot;&quot;);  IF( [.AA90] &lt;&gt; &quot;&quot;; &quot;memory[(&quot; &amp; [.AA90] &amp; &quot;)&amp;0xFFFF] = (&quot; &amp; [.AB90] &amp; &quot;)&amp;0xFF; memory[((&quot; &amp; [.AA90] &amp; &quot;)+1)&amp;0xFFFF] = ((&quot; &amp; [.AB9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0];2) &amp; &quot; ) { &quot; &amp;  join(&quot;&quot;;  IF(LEN([.A90]) &gt; 3; &quot;const LL = memory[(PC+1)&amp;0xFFFF]; &quot;; &quot;&quot;); IF(LEN([.A90]) &gt; 6; &quot;const HH = memory[(PC+2)&amp;0xFFFF]; &quot;; &quot;&quot;); IF(LEN([.A90]) &gt; 6; &quot;const HHLL = LL + (HH&lt;&lt;8); &quot;; &quot;&quot;);  IF([.I90] &lt;&gt; &quot;&quot;; &quot;const zeroPageWord = memory[(&quot;&amp;[.I90]&amp;&quot;)&amp;0xFF] + (memory[((&quot;&amp;[.I90]&amp;&quot;)+1)&amp;0xFF]&lt;&lt;8); &quot;; &quot;&quot;);  IF([.J90] &lt;&gt; &quot;&quot;; &quot;const readByte = memory[(&quot;&amp;[.J90]&amp;&quot;)&amp;0xFFFF]; &quot;; &quot;&quot;); IF([.K90] &lt;&gt; &quot;&quot;; &quot;const readWord = memory[(&quot;&amp;[.K90]&amp;&quot;)&amp;0xFFFF] + (memory[((&quot;&amp;[.K90]&amp;&quot;)+1)&amp;0xFFFF]&lt;&lt;8); &quot;; &quot;&quot;);  IF([.L90] &lt;&gt; &quot;&quot;; &quot;const result = &quot;&amp;[.L90]&amp;&quot;; &quot;; &quot;&quot;);  IF([.M90] &lt;&gt; &quot;&quot;; &quot;const newA = &quot;&amp;[.M90]&amp;&quot;; &quot;; &quot;&quot;); IF([.N90] &lt;&gt; &quot;&quot;; &quot;const newX = &quot;&amp;[.N90]&amp;&quot;; &quot;; &quot;&quot;); IF([.O90] &lt;&gt; &quot;&quot;; &quot;const newY = &quot;&amp;[.O90]&amp;&quot;; &quot;; &quot;&quot;); IF([.P90] &lt;&gt; &quot;&quot;; &quot;const newSP = &quot;&amp;[.P90]&amp;&quot;; &quot;; &quot;&quot;); IF([.Q90] &lt;&gt; &quot;&quot;; &quot;const newPC = (&quot;&amp;[.Q90]&amp;&quot;)&amp;0xFFFF; &quot;; &quot;&quot;);  IF([.M90] &lt;&gt; &quot;&quot;; &quot;cpu.A = newA; &quot;; &quot;&quot;); IF([.N90] &lt;&gt; &quot;&quot;; &quot;cpu.X = newX; &quot;; &quot;&quot;); IF([.O90] &lt;&gt; &quot;&quot;; &quot;cpu.Y = newY; &quot;; &quot;&quot;); IF([.P90] &lt;&gt; &quot;&quot;; &quot;cpu.SP = newSP; &quot;; &quot;&quot;); IF([.Q90] &lt;&gt; &quot;&quot;; &quot;cpu.PC = newPC; &quot;; &quot;&quot;);  IF( ([.R90] &amp; [.S90] &amp; [.T90] &amp; [.U90] &amp; [.V90] &amp; [.W90]) &lt;&gt; &quot;&quot;; join(&quot;&quot;;    IF( [.R90] &lt;&gt; &quot;&quot;; &quot;const carry = &quot; &amp; [.R90] &amp; &quot;;&quot;;     &quot;const carry = SR&amp;1; &quot;);   IF( [.S90] &lt;&gt; &quot;&quot;; &quot;const zero = &quot; &amp; [.S90] &amp; &quot;;&quot;;      &quot;const zero = (SR&gt;&gt;1)&amp;1; &quot;);   IF( [.T90] &lt;&gt; &quot;&quot;; &quot;const interrupt = &quot; &amp; [.T90] &amp; &quot;;&quot;; &quot;const interrupt = (SR&gt;&gt;2)&amp;1; &quot;);   IF( [.U90] &lt;&gt; &quot;&quot;; &quot;const decimal = &quot; &amp; [.U90] &amp; &quot;;&quot;;   &quot;const decimal = (SR&gt;&gt;3)&amp;1; &quot;);   IF( [.V90] &lt;&gt; &quot;&quot;; &quot;const overflow = &quot; &amp; [.V90] &amp; &quot;;&quot;;  &quot;const overflow = (SR&gt;&gt;6)&amp;1; &quot;);   IF( [.W90] &lt;&gt; &quot;&quot;; &quot;const negative = &quot; &amp; [.W90] &amp; &quot;;&quot;;  &quot;const negative = (SR&gt;&gt;7)&amp;1; &quot;)  ); &quot;&quot;);  IF( ([.R90] &amp; [.S90] &amp; [.T90] &amp; [.U90] &amp; [.V90] &amp; [.W90]) &lt;&gt; &quot;&quot;; &quot;cpu.SR = carry + (zero&lt;&lt;1) + (interrupt&lt;&lt;2) + (decimal&lt;&lt;3) + (overflow&lt;&lt;6) + (negative&lt;&lt;7); &quot;; &quot;&quot;);  IF( [.Q90] &lt;&gt; &quot;&quot;; &quot;*PC = &quot; &amp; [.Q90] &amp; &quot;;&quot;; &quot;cpu.PC = PC + &quot; &amp; (LEN([.A90]&amp;&quot; &quot;)/3) &amp; &quot;; &quot; );  IF( [.Y90] &lt;&gt; &quot;&quot;; &quot;memory[(&quot; &amp; [.Y90] &amp; &quot;)&amp;0xFFFF] = &quot; &amp; [.Z90] &amp; &quot;; &quot;; &quot;&quot;);  IF( [.AA90] &lt;&gt; &quot;&quot;; &quot;memory[(&quot; &amp; [.AA90] &amp; &quot;)&amp;0xFFFF] = (&quot; &amp; [.AB90] &amp; &quot;)&amp;0xFF; memory[((&quot; &amp; [.AA90] &amp; &quot;)+1)&amp;0xFFFF] = ((&quot; &amp; [.AB9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PC</text:p>
          </table:table-cell>
          <table:table-cell table:style-name="ce68"/>
          <table:table-cell table:style-name="ce73"/>
          <table:table-cell table:style-name="ce244"/>
          <table:table-cell table:style-name="ce282" table:formula="of:=IF([.$AM90] &lt;&gt; &quot;&quot;; &quot;BB &quot;; &quot;&quot;) &amp; IF([.$AN90] &lt;&gt; &quot;&quot;; &quot;LL HH &quot;; &quot;&quot;) &amp; IF([.$AO90] &lt;&gt; &quot;&quot;; &quot;SS &quot;; &quot;&quot;) &amp; IF([.$AP90] &lt;&gt; &quot;&quot;; &quot;RR &quot;; &quot;&quot;) &amp; IF([.$AQ90] &lt;&gt; &quot;&quot;; &quot;PP QQ &quot;; &quot;&quot;) &amp; LEFT([.$A90];2)" office:value-type="string" office:string-value="PP QQ 90" calcext:value-type="string">
            <text:p>PP QQ 90</text:p>
          </table:table-cell>
          <table:table-cell table:style-name="ce68" table:formula="of:=&quot;UN&quot; &amp;[.B90]" office:value-type="string" office:string-value="UNBCC" calcext:value-type="string">
            <text:p>UNBCC</text:p>
          </table:table-cell>
          <table:table-cell table:style-name="ce68" office:value-type="string" calcext:value-type="string">
            <text:p>$QQPP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1 LL</text:p>
          </table:table-cell>
          <table:table-cell table:style-name="ce35" office:value-type="string" calcext:value-type="string">
            <text:p>STA</text:p>
          </table:table-cell>
          <table:table-cell table:style-name="ce58" office:value-type="float" office:value="6" calcext:value-type="float">
            <text:p>6</text:p>
          </table:table-cell>
          <table:table-cell table:style-name="ce83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30"/>
          <table:table-cell table:style-name="ce95"/>
          <table:table-cell table:style-name="ce83" office:value-type="string" calcext:value-type="string">
            <text:p>LL</text:p>
          </table:table-cell>
          <table:table-cell table:style-name="ce83"/>
          <table:table-cell table:style-name="ce87" table:number-columns-repeated="2"/>
          <table:table-cell table:style-name="ce186"/>
          <table:table-cell table:style-name="ce87" table:number-columns-repeated="4"/>
          <table:table-cell table:style-name="ce186"/>
          <table:table-cell table:style-name="ce83"/>
          <table:table-cell table:style-name="ce87" table:number-columns-repeated="4"/>
          <table:table-cell table:style-name="ce224"/>
          <table:table-cell table:style-name="ce238" office:value-type="string" calcext:value-type="string">
            <text:p>zeroPageWord + Y</text:p>
          </table:table-cell>
          <table:table-cell table:style-name="ce83" office:value-type="string" calcext:value-type="string">
            <text:p>A</text:p>
          </table:table-cell>
          <table:table-cell table:style-name="ce87" table:number-columns-repeated="2"/>
          <table:table-cell table:style-name="ce244"/>
          <table:table-cell table:style-name="ce95"/>
          <table:table-cell table:style-name="ce253" table:formula="of:=&quot;  if instruction == 0x&quot; &amp; LEFT([.A91];2) &amp; &quot; { &quot; &amp;  join(&quot;&quot;;  IF(LEN([.A91]) &gt; 3; &quot;LL := memory[PC + 1]; &quot;; &quot;&quot;);  IF([.I91] &lt;&gt; &quot;&quot;; &quot;zeroPageWord := memory[(&quot;&amp;[.I91]&amp;&quot;)&amp;0xFF] + (memory[((&quot;&amp;[.I91]&amp;&quot;)+1)&amp;0xFF]&lt;&lt;8); &quot;; &quot;&quot;);  IF([.J91] &lt;&gt; &quot;&quot;; &quot;readByte := memory[(&quot;&amp;[.J91]&amp;&quot;)&amp;0xFFFF]; &quot;; &quot;&quot;); IF([.K91] &lt;&gt; &quot;&quot;; &quot;readWord := memory[(&quot;&amp;[.K91]&amp;&quot;)&amp;0xFFFF] + (memory[((&quot;&amp;[.K91]&amp;&quot;)+1)&amp;0xFFFF]&lt;&lt;8); &quot;; &quot;&quot;);  IF([.L91] &lt;&gt; &quot;&quot;; &quot;result := &quot;&amp;[.L91]&amp;&quot;; &quot;; &quot;&quot;);  IF([.M91] &lt;&gt; &quot;&quot;; &quot;newA := &quot;&amp;[.M91]&amp;&quot;; &quot;; &quot;&quot;); IF([.N91] &lt;&gt; &quot;&quot;; &quot;newX := &quot;&amp;[.N91]&amp;&quot;; &quot;; &quot;&quot;); IF([.O91] &lt;&gt; &quot;&quot;; &quot;newY := &quot;&amp;[.O91]&amp;&quot;; &quot;; &quot;&quot;); IF([.P91] &lt;&gt; &quot;&quot;; &quot;newSP := &quot;&amp;[.P91]&amp;&quot;; &quot;; &quot;&quot;); IF([.Q91] &lt;&gt; &quot;&quot;; &quot;newPC := &quot;&amp;[.Q91]&amp;&quot;; &quot;; &quot;&quot;);  IF([.M91] &lt;&gt; &quot;&quot;; &quot;*A = newA; &quot;; &quot;&quot;); IF([.N91] &lt;&gt; &quot;&quot;; &quot;*X = newX; &quot;; &quot;&quot;); IF([.O91] &lt;&gt; &quot;&quot;; &quot;*Y = newY; &quot;; &quot;&quot;); IF([.P91] &lt;&gt; &quot;&quot;; &quot;*SP = newSP; &quot;; &quot;&quot;); IF([.Q91] &lt;&gt; &quot;&quot;; &quot;*PC = newPC; &quot;; &quot;&quot;);  IF( ([.R91] &amp; [.S91] &amp; [.T91] &amp; [.U91] &amp; [.V91] &amp; [.W91]) &lt;&gt; &quot;&quot;; join(&quot;&quot;;    IF( [.R91] &lt;&gt; &quot;&quot;; &quot;carry := &quot; &amp; [.R91] &amp; &quot;;&quot;; &quot;carry := SR&amp;1; &quot;);   IF( [.S91] &lt;&gt; &quot;&quot;; &quot;zero := &quot; &amp; [.S91] &amp; &quot;;&quot;; &quot;zero := (SR&gt;&gt;1)&amp;1; &quot;);   IF( [.T91] &lt;&gt; &quot;&quot;; &quot;interrupt := &quot; &amp; [.T91] &amp; &quot;;&quot;; &quot;interrupt := (SR&gt;&gt;2)&amp;1; &quot;);   IF( [.U91] &lt;&gt; &quot;&quot;; &quot;decimal := &quot; &amp; [.U91] &amp; &quot;;&quot;; &quot;decimal := (SR&gt;&gt;3)&amp;1; &quot;);   IF( [.V91] &lt;&gt; &quot;&quot;; &quot;overflow := &quot; &amp; [.V91] &amp; &quot;;&quot;; &quot;overflow := (SR&gt;&gt;6)&amp;1; &quot;);   IF( [.W91] &lt;&gt; &quot;&quot;; &quot;negative := &quot; &amp; [.W91] &amp; &quot;;&quot;; &quot;negative := (SR&gt;&gt;7)&amp;1; &quot;)  ); &quot;&quot;);  IF( ([.R91] &amp; [.S91] &amp; [.T91] &amp; [.U91] &amp; [.V91] &amp; [.W91]) &lt;&gt; &quot;&quot;; &quot;*SR = carry + (zero&lt;&lt;1) + (interrupt&lt;&lt;2) + (decimal&lt;&lt;3) + (overflow&lt;&lt;6) + (negative&lt;&lt;7); &quot;; &quot;&quot;);  IF( [.Q91] &lt;&gt; &quot;&quot;; &quot;*PC = &quot; &amp; [.Q91] &amp; &quot;;&quot;; &quot;*PC = PC + &quot; &amp; (LEN([.A91]&amp;&quot; &quot;)/3) &amp; &quot;; &quot; );  IF( [.Y91] &lt;&gt; &quot;&quot;; &quot;memory[(&quot; &amp; [.Y91] &amp; &quot;)&amp;0xFFFF] = &quot; &amp; [.Z91] &amp; &quot;; &quot;; &quot;&quot;);  IF( [.AA91] &lt;&gt; &quot;&quot;; &quot;memory[(&quot; &amp; [.AA91] &amp; &quot;)&amp;0xFFFF] = (&quot; &amp; [.AB91] &amp; &quot;)&amp;0xFF; memory[((&quot; &amp; [.AA91] &amp; &quot;)+1)&amp;0xFFFF] = ((&quot; &amp; [.AB9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1];2) &amp; &quot; ) { &quot; &amp;  join(&quot;&quot;;  IF(LEN([.A91]) &gt; 3; &quot;unsigned char LL = memory[(PC+1)&amp;0xFFFF]; &quot;; &quot;&quot;); IF(LEN([.A91]) &gt; 6; &quot;unsigned int HH = memory[(PC+2)&amp;0xFFFF]; &quot;; &quot;&quot;); IF(LEN([.A91]) &gt; 6; &quot;unsigned int HHLL = LL + (HH&lt;&lt;8); &quot;; &quot;&quot;);  IF([.I91] &lt;&gt; &quot;&quot;; &quot;unsigned int zeroPageWord = memory[(&quot;&amp;[.I91]&amp;&quot;)&amp;0xFF] + (memory[((&quot;&amp;[.I91]&amp;&quot;)+1)&amp;0xFF]&lt;&lt;8); &quot;; &quot;&quot;);  IF([.J91] &lt;&gt; &quot;&quot;; &quot;unsigned char readByte = memory[(&quot;&amp;[.J91]&amp;&quot;)&amp;0xFFFF]; &quot;; &quot;&quot;); IF([.K91] &lt;&gt; &quot;&quot;; &quot;unsigned int readWord := memory[(&quot;&amp;[.K91]&amp;&quot;)&amp;0xFFFF] + (memory[((&quot;&amp;[.K91]&amp;&quot;)+1)&amp;0xFFFF]&lt;&lt;8); &quot;; &quot;&quot;);  IF([.L91] &lt;&gt; &quot;&quot;; &quot;unsigned int result = &quot;&amp;[.L91]&amp;&quot;; &quot;; &quot;&quot;);  IF([.M91] &lt;&gt; &quot;&quot;; &quot;unsigned char newA = &quot;&amp;[.M91]&amp;&quot;; &quot;; &quot;&quot;); IF([.N91] &lt;&gt; &quot;&quot;; &quot;unsigned char newX = &quot;&amp;[.N91]&amp;&quot;; &quot;; &quot;&quot;); IF([.O91] &lt;&gt; &quot;&quot;; &quot;unsigned char newY = &quot;&amp;[.O91]&amp;&quot;; &quot;; &quot;&quot;); IF([.P91] &lt;&gt; &quot;&quot;; &quot;unsigned char newSP = &quot;&amp;[.P91]&amp;&quot;; &quot;; &quot;&quot;); IF([.Q91] &lt;&gt; &quot;&quot;; &quot;unsigned int newPC = (&quot;&amp;[.Q91]&amp;&quot;)&amp;0xFFFF; &quot;; &quot;&quot;);  IF([.M91] &lt;&gt; &quot;&quot;; &quot;*A = newA; &quot;; &quot;&quot;); IF([.N91] &lt;&gt; &quot;&quot;; &quot;*X = newX; &quot;; &quot;&quot;); IF([.O91] &lt;&gt; &quot;&quot;; &quot;*Y = newY; &quot;; &quot;&quot;); IF([.P91] &lt;&gt; &quot;&quot;; &quot;*SP = newSP; &quot;; &quot;&quot;); IF([.Q91] &lt;&gt; &quot;&quot;; &quot;*PC = newPC; &quot;; &quot;&quot;);  IF( ([.R91] &amp; [.S91] &amp; [.T91] &amp; [.U91] &amp; [.V91] &amp; [.W91]) &lt;&gt; &quot;&quot;; join(&quot;&quot;;    IF( [.R91] &lt;&gt; &quot;&quot;; &quot;unsigned char carry = &quot; &amp; [.R91] &amp; &quot;;&quot;; &quot;unsigned char carry = SR&amp;1; &quot;);   IF( [.S91] &lt;&gt; &quot;&quot;; &quot;unsigned char zero = &quot; &amp; [.S91] &amp; &quot;;&quot;; &quot;unsigned char zero = (SR&gt;&gt;1)&amp;1; &quot;);   IF( [.T91] &lt;&gt; &quot;&quot;; &quot;unsigned char interrupt = &quot; &amp; [.T91] &amp; &quot;;&quot;; &quot;unsigned char interrupt = (SR&gt;&gt;2)&amp;1; &quot;);   IF( [.U91] &lt;&gt; &quot;&quot;; &quot;unsigned char decimal = &quot; &amp; [.U91] &amp; &quot;;&quot;; &quot;unsigned char decimal = (SR&gt;&gt;3)&amp;1; &quot;);   IF( [.V91] &lt;&gt; &quot;&quot;; &quot;unsigned char overflow = &quot; &amp; [.V91] &amp; &quot;;&quot;; &quot;unsigned char overflow = (SR&gt;&gt;6)&amp;1; &quot;);   IF( [.W91] &lt;&gt; &quot;&quot;; &quot;unsigned char negative = &quot; &amp; [.W91] &amp; &quot;;&quot;; &quot;unsigned char negative = (SR&gt;&gt;7)&amp;1; &quot;)  ); &quot;&quot;);  IF( ([.R91] &amp; [.S91] &amp; [.T91] &amp; [.U91] &amp; [.V91] &amp; [.W91]) &lt;&gt; &quot;&quot;; &quot;*SR = carry + (zero&lt;&lt;1) + (interrupt&lt;&lt;2) + (decimal&lt;&lt;3) + (overflow&lt;&lt;6) + (negative&lt;&lt;7); &quot;; &quot;&quot;);  IF( [.Q91] &lt;&gt; &quot;&quot;; &quot;*PC = &quot; &amp; [.Q91] &amp; &quot;;&quot;; &quot;*PC = PC + &quot; &amp; (LEN([.A91]&amp;&quot; &quot;)/3) &amp; &quot;; &quot; );  IF( [.Y91] &lt;&gt; &quot;&quot;; &quot;memory[(&quot; &amp; [.Y91] &amp; &quot;)&amp;0xFFFF] = &quot; &amp; [.Z91] &amp; &quot;; &quot;; &quot;&quot;);  IF( [.AA91] &lt;&gt; &quot;&quot;; &quot;memory[(&quot; &amp; [.AA91] &amp; &quot;)&amp;0xFFFF] = (&quot; &amp; [.AB91] &amp; &quot;)&amp;0xFF; memory[((&quot; &amp; [.AA91] &amp; &quot;)+1)&amp;0xFFFF] = ((&quot; &amp; [.AB9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1];2) &amp; &quot; ) { &quot; &amp;  join(&quot;&quot;;  IF(LEN([.A91]) &gt; 3; &quot;const LL = memory[(PC+1)&amp;0xFFFF]; &quot;; &quot;&quot;); IF(LEN([.A91]) &gt; 6; &quot;const HH = memory[(PC+2)&amp;0xFFFF]; &quot;; &quot;&quot;); IF(LEN([.A91]) &gt; 6; &quot;const HHLL = LL + (HH&lt;&lt;8); &quot;; &quot;&quot;);  IF([.I91] &lt;&gt; &quot;&quot;; &quot;const zeroPageWord = memory[(&quot;&amp;[.I91]&amp;&quot;)&amp;0xFF] + (memory[((&quot;&amp;[.I91]&amp;&quot;)+1)&amp;0xFF]&lt;&lt;8); &quot;; &quot;&quot;);  IF([.J91] &lt;&gt; &quot;&quot;; &quot;const readByte = memory[(&quot;&amp;[.J91]&amp;&quot;)&amp;0xFFFF]; &quot;; &quot;&quot;); IF([.K91] &lt;&gt; &quot;&quot;; &quot;const readWord = memory[(&quot;&amp;[.K91]&amp;&quot;)&amp;0xFFFF] + (memory[((&quot;&amp;[.K91]&amp;&quot;)+1)&amp;0xFFFF]&lt;&lt;8); &quot;; &quot;&quot;);  IF([.L91] &lt;&gt; &quot;&quot;; &quot;const result = &quot;&amp;[.L91]&amp;&quot;; &quot;; &quot;&quot;);  IF([.M91] &lt;&gt; &quot;&quot;; &quot;const newA = &quot;&amp;[.M91]&amp;&quot;; &quot;; &quot;&quot;); IF([.N91] &lt;&gt; &quot;&quot;; &quot;const newX = &quot;&amp;[.N91]&amp;&quot;; &quot;; &quot;&quot;); IF([.O91] &lt;&gt; &quot;&quot;; &quot;const newY = &quot;&amp;[.O91]&amp;&quot;; &quot;; &quot;&quot;); IF([.P91] &lt;&gt; &quot;&quot;; &quot;const newSP = &quot;&amp;[.P91]&amp;&quot;; &quot;; &quot;&quot;); IF([.Q91] &lt;&gt; &quot;&quot;; &quot;const newPC = (&quot;&amp;[.Q91]&amp;&quot;)&amp;0xFFFF; &quot;; &quot;&quot;);  IF([.M91] &lt;&gt; &quot;&quot;; &quot;cpu.A = newA; &quot;; &quot;&quot;); IF([.N91] &lt;&gt; &quot;&quot;; &quot;cpu.X = newX; &quot;; &quot;&quot;); IF([.O91] &lt;&gt; &quot;&quot;; &quot;cpu.Y = newY; &quot;; &quot;&quot;); IF([.P91] &lt;&gt; &quot;&quot;; &quot;cpu.SP = newSP; &quot;; &quot;&quot;); IF([.Q91] &lt;&gt; &quot;&quot;; &quot;cpu.PC = newPC; &quot;; &quot;&quot;);  IF( ([.R91] &amp; [.S91] &amp; [.T91] &amp; [.U91] &amp; [.V91] &amp; [.W91]) &lt;&gt; &quot;&quot;; join(&quot;&quot;;    IF( [.R91] &lt;&gt; &quot;&quot;; &quot;const carry = &quot; &amp; [.R91] &amp; &quot;;&quot;;     &quot;const carry = SR&amp;1; &quot;);   IF( [.S91] &lt;&gt; &quot;&quot;; &quot;const zero = &quot; &amp; [.S91] &amp; &quot;;&quot;;      &quot;const zero = (SR&gt;&gt;1)&amp;1; &quot;);   IF( [.T91] &lt;&gt; &quot;&quot;; &quot;const interrupt = &quot; &amp; [.T91] &amp; &quot;;&quot;; &quot;const interrupt = (SR&gt;&gt;2)&amp;1; &quot;);   IF( [.U91] &lt;&gt; &quot;&quot;; &quot;const decimal = &quot; &amp; [.U91] &amp; &quot;;&quot;;   &quot;const decimal = (SR&gt;&gt;3)&amp;1; &quot;);   IF( [.V91] &lt;&gt; &quot;&quot;; &quot;const overflow = &quot; &amp; [.V91] &amp; &quot;;&quot;;  &quot;const overflow = (SR&gt;&gt;6)&amp;1; &quot;);   IF( [.W91] &lt;&gt; &quot;&quot;; &quot;const negative = &quot; &amp; [.W91] &amp; &quot;;&quot;;  &quot;const negative = (SR&gt;&gt;7)&amp;1; &quot;)  ); &quot;&quot;);  IF( ([.R91] &amp; [.S91] &amp; [.T91] &amp; [.U91] &amp; [.V91] &amp; [.W91]) &lt;&gt; &quot;&quot;; &quot;cpu.SR = carry + (zero&lt;&lt;1) + (interrupt&lt;&lt;2) + (decimal&lt;&lt;3) + (overflow&lt;&lt;6) + (negative&lt;&lt;7); &quot;; &quot;&quot;);  IF( [.Q91] &lt;&gt; &quot;&quot;; &quot;*PC = &quot; &amp; [.Q91] &amp; &quot;;&quot;; &quot;cpu.PC = PC + &quot; &amp; (LEN([.A91]&amp;&quot; &quot;)/3) &amp; &quot;; &quot; );  IF( [.Y91] &lt;&gt; &quot;&quot;; &quot;memory[(&quot; &amp; [.Y91] &amp; &quot;)&amp;0xFFFF] = &quot; &amp; [.Z91] &amp; &quot;; &quot;; &quot;&quot;);  IF( [.AA91] &lt;&gt; &quot;&quot;; &quot;memory[(&quot; &amp; [.AA91] &amp; &quot;)&amp;0xFFFF] = (&quot; &amp; [.AB91] &amp; &quot;)&amp;0xFF; memory[((&quot; &amp; [.AA91] &amp; &quot;)+1)&amp;0xFFFF] = ((&quot; &amp; [.AB9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3" office:value-type="string" calcext:value-type="string">
            <text:p>writeByteAddress</text:p>
          </table:table-cell>
          <table:table-cell table:style-name="ce87" table:number-columns-repeated="6"/>
          <table:table-cell table:style-name="ce244"/>
          <table:table-cell table:style-name="ce282" table:formula="of:=IF([.$AM91] &lt;&gt; &quot;&quot;; &quot;BB &quot;; &quot;&quot;) &amp; IF([.$AN91] &lt;&gt; &quot;&quot;; &quot;LL HH &quot;; &quot;&quot;) &amp; IF([.$AO91] &lt;&gt; &quot;&quot;; &quot;SS &quot;; &quot;&quot;) &amp; IF([.$AP91] &lt;&gt; &quot;&quot;; &quot;RR &quot;; &quot;&quot;) &amp; IF([.$AQ91] &lt;&gt; &quot;&quot;; &quot;PP QQ &quot;; &quot;&quot;) &amp; LEFT([.$A91];2)" office:value-type="string" office:string-value="BB 91" calcext:value-type="string">
            <text:p>BB 91</text:p>
          </table:table-cell>
          <table:table-cell table:style-name="ce87" table:formula="of:=&quot;UN&quot; &amp;[.B91]" office:value-type="string" office:string-value="UNSTA" calcext:value-type="string">
            <text:p>UNSTA</text:p>
          </table:table-cell>
          <table:table-cell table:style-name="ce83" office:value-type="string" calcext:value-type="string">
            <text:p>$BB</text:p>
          </table:table-cell>
          <table:table-cell table:style-name="ce96"/>
          <table:table-cell table:style-name="ce87" table:number-columns-repeated="14"/>
          <table:table-cell table:style-name="ce98"/>
          <table:table-cell table:style-name="ce87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4 LL</text:p>
          </table:table-cell>
          <table:table-cell table:style-name="ce27" office:value-type="string" calcext:value-type="string">
            <text:p>STY</text:p>
          </table:table-cell>
          <table:table-cell table:style-name="ce52" office:value-type="float" office:value="4" calcext:value-type="float">
            <text:p>4</text:p>
          </table:table-cell>
          <table:table-cell table:style-name="ce76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92] = &quot;($LL, X)&quot;;&quot;(arg1+X)&amp;0xFF&quot;;&quot;&quot;)">
            <text:p/>
          </table:table-cell>
          <table:table-cell table:style-name="ce149" table:number-columns-repeated="3"/>
          <table:table-cell table:style-name="ce187"/>
          <table:table-cell table:style-name="ce149" table:number-columns-repeated="4"/>
          <table:table-cell table:style-name="ce187"/>
          <table:table-cell table:style-name="ce76"/>
          <table:table-cell table:style-name="ce149" table:number-columns-repeated="4"/>
          <table:table-cell table:style-name="ce225"/>
          <table:table-cell table:style-name="ce178" office:value-type="string" calcext:value-type="string">
            <text:p>(LL + X) &amp; 0xFF</text:p>
          </table:table-cell>
          <table:table-cell table:style-name="ce76" office:value-type="string" calcext:value-type="string">
            <text:p>Y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92];2) &amp; &quot; { &quot; &amp;  join(&quot;&quot;;  IF(LEN([.A92]) &gt; 3; &quot;LL := memory[PC + 1]; &quot;; &quot;&quot;);  IF([.I92] &lt;&gt; &quot;&quot;; &quot;zeroPageWord := memory[(&quot;&amp;[.I92]&amp;&quot;)&amp;0xFF] + (memory[((&quot;&amp;[.I92]&amp;&quot;)+1)&amp;0xFF]&lt;&lt;8); &quot;; &quot;&quot;);  IF([.J92] &lt;&gt; &quot;&quot;; &quot;readByte := memory[(&quot;&amp;[.J92]&amp;&quot;)&amp;0xFFFF]; &quot;; &quot;&quot;); IF([.K92] &lt;&gt; &quot;&quot;; &quot;readWord := memory[(&quot;&amp;[.K92]&amp;&quot;)&amp;0xFFFF] + (memory[((&quot;&amp;[.K92]&amp;&quot;)+1)&amp;0xFFFF]&lt;&lt;8); &quot;; &quot;&quot;);  IF([.L92] &lt;&gt; &quot;&quot;; &quot;result := &quot;&amp;[.L92]&amp;&quot;; &quot;; &quot;&quot;);  IF([.M92] &lt;&gt; &quot;&quot;; &quot;newA := &quot;&amp;[.M92]&amp;&quot;; &quot;; &quot;&quot;); IF([.N92] &lt;&gt; &quot;&quot;; &quot;newX := &quot;&amp;[.N92]&amp;&quot;; &quot;; &quot;&quot;); IF([.O92] &lt;&gt; &quot;&quot;; &quot;newY := &quot;&amp;[.O92]&amp;&quot;; &quot;; &quot;&quot;); IF([.P92] &lt;&gt; &quot;&quot;; &quot;newSP := &quot;&amp;[.P92]&amp;&quot;; &quot;; &quot;&quot;); IF([.Q92] &lt;&gt; &quot;&quot;; &quot;newPC := &quot;&amp;[.Q92]&amp;&quot;; &quot;; &quot;&quot;);  IF([.M92] &lt;&gt; &quot;&quot;; &quot;*A = newA; &quot;; &quot;&quot;); IF([.N92] &lt;&gt; &quot;&quot;; &quot;*X = newX; &quot;; &quot;&quot;); IF([.O92] &lt;&gt; &quot;&quot;; &quot;*Y = newY; &quot;; &quot;&quot;); IF([.P92] &lt;&gt; &quot;&quot;; &quot;*SP = newSP; &quot;; &quot;&quot;); IF([.Q92] &lt;&gt; &quot;&quot;; &quot;*PC = newPC; &quot;; &quot;&quot;);  IF( ([.R92] &amp; [.S92] &amp; [.T92] &amp; [.U92] &amp; [.V92] &amp; [.W92]) &lt;&gt; &quot;&quot;; join(&quot;&quot;;    IF( [.R92] &lt;&gt; &quot;&quot;; &quot;carry := &quot; &amp; [.R92] &amp; &quot;;&quot;; &quot;carry := SR&amp;1; &quot;);   IF( [.S92] &lt;&gt; &quot;&quot;; &quot;zero := &quot; &amp; [.S92] &amp; &quot;;&quot;; &quot;zero := (SR&gt;&gt;1)&amp;1; &quot;);   IF( [.T92] &lt;&gt; &quot;&quot;; &quot;interrupt := &quot; &amp; [.T92] &amp; &quot;;&quot;; &quot;interrupt := (SR&gt;&gt;2)&amp;1; &quot;);   IF( [.U92] &lt;&gt; &quot;&quot;; &quot;decimal := &quot; &amp; [.U92] &amp; &quot;;&quot;; &quot;decimal := (SR&gt;&gt;3)&amp;1; &quot;);   IF( [.V92] &lt;&gt; &quot;&quot;; &quot;overflow := &quot; &amp; [.V92] &amp; &quot;;&quot;; &quot;overflow := (SR&gt;&gt;6)&amp;1; &quot;);   IF( [.W92] &lt;&gt; &quot;&quot;; &quot;negative := &quot; &amp; [.W92] &amp; &quot;;&quot;; &quot;negative := (SR&gt;&gt;7)&amp;1; &quot;)  ); &quot;&quot;);  IF( ([.R92] &amp; [.S92] &amp; [.T92] &amp; [.U92] &amp; [.V92] &amp; [.W92]) &lt;&gt; &quot;&quot;; &quot;*SR = carry + (zero&lt;&lt;1) + (interrupt&lt;&lt;2) + (decimal&lt;&lt;3) + (overflow&lt;&lt;6) + (negative&lt;&lt;7); &quot;; &quot;&quot;);  IF( [.Q92] &lt;&gt; &quot;&quot;; &quot;*PC = &quot; &amp; [.Q92] &amp; &quot;;&quot;; &quot;*PC = PC + &quot; &amp; (LEN([.A92]&amp;&quot; &quot;)/3) &amp; &quot;; &quot; );  IF( [.Y92] &lt;&gt; &quot;&quot;; &quot;memory[(&quot; &amp; [.Y92] &amp; &quot;)&amp;0xFFFF] = &quot; &amp; [.Z92] &amp; &quot;; &quot;; &quot;&quot;);  IF( [.AA92] &lt;&gt; &quot;&quot;; &quot;memory[(&quot; &amp; [.AA92] &amp; &quot;)&amp;0xFFFF] = (&quot; &amp; [.AB92] &amp; &quot;)&amp;0xFF; memory[((&quot; &amp; [.AA92] &amp; &quot;)+1)&amp;0xFFFF] = ((&quot; &amp; [.AB9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2];2) &amp; &quot; ) { &quot; &amp;  join(&quot;&quot;;  IF(LEN([.A92]) &gt; 3; &quot;unsigned char LL = memory[(PC+1)&amp;0xFFFF]; &quot;; &quot;&quot;); IF(LEN([.A92]) &gt; 6; &quot;unsigned int HH = memory[(PC+2)&amp;0xFFFF]; &quot;; &quot;&quot;); IF(LEN([.A92]) &gt; 6; &quot;unsigned int HHLL = LL + (HH&lt;&lt;8); &quot;; &quot;&quot;);  IF([.I92] &lt;&gt; &quot;&quot;; &quot;unsigned int zeroPageWord = memory[(&quot;&amp;[.I92]&amp;&quot;)&amp;0xFF] + (memory[((&quot;&amp;[.I92]&amp;&quot;)+1)&amp;0xFF]&lt;&lt;8); &quot;; &quot;&quot;);  IF([.J92] &lt;&gt; &quot;&quot;; &quot;unsigned char readByte = memory[(&quot;&amp;[.J92]&amp;&quot;)&amp;0xFFFF]; &quot;; &quot;&quot;); IF([.K92] &lt;&gt; &quot;&quot;; &quot;unsigned int readWord := memory[(&quot;&amp;[.K92]&amp;&quot;)&amp;0xFFFF] + (memory[((&quot;&amp;[.K92]&amp;&quot;)+1)&amp;0xFFFF]&lt;&lt;8); &quot;; &quot;&quot;);  IF([.L92] &lt;&gt; &quot;&quot;; &quot;unsigned int result = &quot;&amp;[.L92]&amp;&quot;; &quot;; &quot;&quot;);  IF([.M92] &lt;&gt; &quot;&quot;; &quot;unsigned char newA = &quot;&amp;[.M92]&amp;&quot;; &quot;; &quot;&quot;); IF([.N92] &lt;&gt; &quot;&quot;; &quot;unsigned char newX = &quot;&amp;[.N92]&amp;&quot;; &quot;; &quot;&quot;); IF([.O92] &lt;&gt; &quot;&quot;; &quot;unsigned char newY = &quot;&amp;[.O92]&amp;&quot;; &quot;; &quot;&quot;); IF([.P92] &lt;&gt; &quot;&quot;; &quot;unsigned char newSP = &quot;&amp;[.P92]&amp;&quot;; &quot;; &quot;&quot;); IF([.Q92] &lt;&gt; &quot;&quot;; &quot;unsigned int newPC = (&quot;&amp;[.Q92]&amp;&quot;)&amp;0xFFFF; &quot;; &quot;&quot;);  IF([.M92] &lt;&gt; &quot;&quot;; &quot;*A = newA; &quot;; &quot;&quot;); IF([.N92] &lt;&gt; &quot;&quot;; &quot;*X = newX; &quot;; &quot;&quot;); IF([.O92] &lt;&gt; &quot;&quot;; &quot;*Y = newY; &quot;; &quot;&quot;); IF([.P92] &lt;&gt; &quot;&quot;; &quot;*SP = newSP; &quot;; &quot;&quot;); IF([.Q92] &lt;&gt; &quot;&quot;; &quot;*PC = newPC; &quot;; &quot;&quot;);  IF( ([.R92] &amp; [.S92] &amp; [.T92] &amp; [.U92] &amp; [.V92] &amp; [.W92]) &lt;&gt; &quot;&quot;; join(&quot;&quot;;    IF( [.R92] &lt;&gt; &quot;&quot;; &quot;unsigned char carry = &quot; &amp; [.R92] &amp; &quot;;&quot;; &quot;unsigned char carry = SR&amp;1; &quot;);   IF( [.S92] &lt;&gt; &quot;&quot;; &quot;unsigned char zero = &quot; &amp; [.S92] &amp; &quot;;&quot;; &quot;unsigned char zero = (SR&gt;&gt;1)&amp;1; &quot;);   IF( [.T92] &lt;&gt; &quot;&quot;; &quot;unsigned char interrupt = &quot; &amp; [.T92] &amp; &quot;;&quot;; &quot;unsigned char interrupt = (SR&gt;&gt;2)&amp;1; &quot;);   IF( [.U92] &lt;&gt; &quot;&quot;; &quot;unsigned char decimal = &quot; &amp; [.U92] &amp; &quot;;&quot;; &quot;unsigned char decimal = (SR&gt;&gt;3)&amp;1; &quot;);   IF( [.V92] &lt;&gt; &quot;&quot;; &quot;unsigned char overflow = &quot; &amp; [.V92] &amp; &quot;;&quot;; &quot;unsigned char overflow = (SR&gt;&gt;6)&amp;1; &quot;);   IF( [.W92] &lt;&gt; &quot;&quot;; &quot;unsigned char negative = &quot; &amp; [.W92] &amp; &quot;;&quot;; &quot;unsigned char negative = (SR&gt;&gt;7)&amp;1; &quot;)  ); &quot;&quot;);  IF( ([.R92] &amp; [.S92] &amp; [.T92] &amp; [.U92] &amp; [.V92] &amp; [.W92]) &lt;&gt; &quot;&quot;; &quot;*SR = carry + (zero&lt;&lt;1) + (interrupt&lt;&lt;2) + (decimal&lt;&lt;3) + (overflow&lt;&lt;6) + (negative&lt;&lt;7); &quot;; &quot;&quot;);  IF( [.Q92] &lt;&gt; &quot;&quot;; &quot;*PC = &quot; &amp; [.Q92] &amp; &quot;;&quot;; &quot;*PC = PC + &quot; &amp; (LEN([.A92]&amp;&quot; &quot;)/3) &amp; &quot;; &quot; );  IF( [.Y92] &lt;&gt; &quot;&quot;; &quot;memory[(&quot; &amp; [.Y92] &amp; &quot;)&amp;0xFFFF] = &quot; &amp; [.Z92] &amp; &quot;; &quot;; &quot;&quot;);  IF( [.AA92] &lt;&gt; &quot;&quot;; &quot;memory[(&quot; &amp; [.AA92] &amp; &quot;)&amp;0xFFFF] = (&quot; &amp; [.AB92] &amp; &quot;)&amp;0xFF; memory[((&quot; &amp; [.AA92] &amp; &quot;)+1)&amp;0xFFFF] = ((&quot; &amp; [.AB9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2];2) &amp; &quot; ) { &quot; &amp;  join(&quot;&quot;;  IF(LEN([.A92]) &gt; 3; &quot;const LL = memory[(PC+1)&amp;0xFFFF]; &quot;; &quot;&quot;); IF(LEN([.A92]) &gt; 6; &quot;const HH = memory[(PC+2)&amp;0xFFFF]; &quot;; &quot;&quot;); IF(LEN([.A92]) &gt; 6; &quot;const HHLL = LL + (HH&lt;&lt;8); &quot;; &quot;&quot;);  IF([.I92] &lt;&gt; &quot;&quot;; &quot;const zeroPageWord = memory[(&quot;&amp;[.I92]&amp;&quot;)&amp;0xFF] + (memory[((&quot;&amp;[.I92]&amp;&quot;)+1)&amp;0xFF]&lt;&lt;8); &quot;; &quot;&quot;);  IF([.J92] &lt;&gt; &quot;&quot;; &quot;const readByte = memory[(&quot;&amp;[.J92]&amp;&quot;)&amp;0xFFFF]; &quot;; &quot;&quot;); IF([.K92] &lt;&gt; &quot;&quot;; &quot;const readWord = memory[(&quot;&amp;[.K92]&amp;&quot;)&amp;0xFFFF] + (memory[((&quot;&amp;[.K92]&amp;&quot;)+1)&amp;0xFFFF]&lt;&lt;8); &quot;; &quot;&quot;);  IF([.L92] &lt;&gt; &quot;&quot;; &quot;const result = &quot;&amp;[.L92]&amp;&quot;; &quot;; &quot;&quot;);  IF([.M92] &lt;&gt; &quot;&quot;; &quot;const newA = &quot;&amp;[.M92]&amp;&quot;; &quot;; &quot;&quot;); IF([.N92] &lt;&gt; &quot;&quot;; &quot;const newX = &quot;&amp;[.N92]&amp;&quot;; &quot;; &quot;&quot;); IF([.O92] &lt;&gt; &quot;&quot;; &quot;const newY = &quot;&amp;[.O92]&amp;&quot;; &quot;; &quot;&quot;); IF([.P92] &lt;&gt; &quot;&quot;; &quot;const newSP = &quot;&amp;[.P92]&amp;&quot;; &quot;; &quot;&quot;); IF([.Q92] &lt;&gt; &quot;&quot;; &quot;const newPC = (&quot;&amp;[.Q92]&amp;&quot;)&amp;0xFFFF; &quot;; &quot;&quot;);  IF([.M92] &lt;&gt; &quot;&quot;; &quot;cpu.A = newA; &quot;; &quot;&quot;); IF([.N92] &lt;&gt; &quot;&quot;; &quot;cpu.X = newX; &quot;; &quot;&quot;); IF([.O92] &lt;&gt; &quot;&quot;; &quot;cpu.Y = newY; &quot;; &quot;&quot;); IF([.P92] &lt;&gt; &quot;&quot;; &quot;cpu.SP = newSP; &quot;; &quot;&quot;); IF([.Q92] &lt;&gt; &quot;&quot;; &quot;cpu.PC = newPC; &quot;; &quot;&quot;);  IF( ([.R92] &amp; [.S92] &amp; [.T92] &amp; [.U92] &amp; [.V92] &amp; [.W92]) &lt;&gt; &quot;&quot;; join(&quot;&quot;;    IF( [.R92] &lt;&gt; &quot;&quot;; &quot;const carry = &quot; &amp; [.R92] &amp; &quot;;&quot;;     &quot;const carry = SR&amp;1; &quot;);   IF( [.S92] &lt;&gt; &quot;&quot;; &quot;const zero = &quot; &amp; [.S92] &amp; &quot;;&quot;;      &quot;const zero = (SR&gt;&gt;1)&amp;1; &quot;);   IF( [.T92] &lt;&gt; &quot;&quot;; &quot;const interrupt = &quot; &amp; [.T92] &amp; &quot;;&quot;; &quot;const interrupt = (SR&gt;&gt;2)&amp;1; &quot;);   IF( [.U92] &lt;&gt; &quot;&quot;; &quot;const decimal = &quot; &amp; [.U92] &amp; &quot;;&quot;;   &quot;const decimal = (SR&gt;&gt;3)&amp;1; &quot;);   IF( [.V92] &lt;&gt; &quot;&quot;; &quot;const overflow = &quot; &amp; [.V92] &amp; &quot;;&quot;;  &quot;const overflow = (SR&gt;&gt;6)&amp;1; &quot;);   IF( [.W92] &lt;&gt; &quot;&quot;; &quot;const negative = &quot; &amp; [.W92] &amp; &quot;;&quot;;  &quot;const negative = (SR&gt;&gt;7)&amp;1; &quot;)  ); &quot;&quot;);  IF( ([.R92] &amp; [.S92] &amp; [.T92] &amp; [.U92] &amp; [.V92] &amp; [.W92]) &lt;&gt; &quot;&quot;; &quot;cpu.SR = carry + (zero&lt;&lt;1) + (interrupt&lt;&lt;2) + (decimal&lt;&lt;3) + (overflow&lt;&lt;6) + (negative&lt;&lt;7); &quot;; &quot;&quot;);  IF( [.Q92] &lt;&gt; &quot;&quot;; &quot;*PC = &quot; &amp; [.Q92] &amp; &quot;;&quot;; &quot;cpu.PC = PC + &quot; &amp; (LEN([.A92]&amp;&quot; &quot;)/3) &amp; &quot;; &quot; );  IF( [.Y92] &lt;&gt; &quot;&quot;; &quot;memory[(&quot; &amp; [.Y92] &amp; &quot;)&amp;0xFFFF] = &quot; &amp; [.Z92] &amp; &quot;; &quot;; &quot;&quot;);  IF( [.AA92] &lt;&gt; &quot;&quot;; &quot;memory[(&quot; &amp; [.AA92] &amp; &quot;)&amp;0xFFFF] = (&quot; &amp; [.AB92] &amp; &quot;)&amp;0xFF; memory[((&quot; &amp; [.AA92] &amp; &quot;)+1)&amp;0xFFFF] = ((&quot; &amp; [.AB9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6" office:value-type="string" calcext:value-type="string">
            <text:p>writeByteAddress</text:p>
          </table:table-cell>
          <table:table-cell table:style-name="ce149" table:number-columns-repeated="6"/>
          <table:table-cell table:style-name="ce244"/>
          <table:table-cell table:style-name="ce282" table:formula="of:=IF([.$AM92] &lt;&gt; &quot;&quot;; &quot;BB &quot;; &quot;&quot;) &amp; IF([.$AN92] &lt;&gt; &quot;&quot;; &quot;LL HH &quot;; &quot;&quot;) &amp; IF([.$AO92] &lt;&gt; &quot;&quot;; &quot;SS &quot;; &quot;&quot;) &amp; IF([.$AP92] &lt;&gt; &quot;&quot;; &quot;RR &quot;; &quot;&quot;) &amp; IF([.$AQ92] &lt;&gt; &quot;&quot;; &quot;PP QQ &quot;; &quot;&quot;) &amp; LEFT([.$A92];2)" office:value-type="string" office:string-value="BB 94" calcext:value-type="string">
            <text:p>BB 94</text:p>
          </table:table-cell>
          <table:table-cell table:style-name="ce149" table:formula="of:=&quot;UN&quot; &amp;[.B92]" office:value-type="string" office:string-value="UNSTY" calcext:value-type="string">
            <text:p>UNSTY</text:p>
          </table:table-cell>
          <table:table-cell table:style-name="ce76" office:value-type="string" calcext:value-type="string">
            <text:p>$BB</text:p>
          </table:table-cell>
          <table:table-cell table:style-name="ce96"/>
          <table:table-cell table:style-name="ce149" table:number-columns-repeated="14"/>
          <table:table-cell table:style-name="ce98"/>
          <table:table-cell table:style-name="ce14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5 LL</text:p>
          </table:table-cell>
          <table:table-cell table:style-name="ce35" office:value-type="string" calcext:value-type="string">
            <text:p>STA</text:p>
          </table:table-cell>
          <table:table-cell table:style-name="ce58" office:value-type="float" office:value="4" calcext:value-type="float">
            <text:p>4</text:p>
          </table:table-cell>
          <table:table-cell table:style-name="ce83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30"/>
          <table:table-cell table:style-name="ce95"/>
          <table:table-cell table:style-name="ce83" table:formula="of:=IF([.$D93] = &quot;($LL, X)&quot;;&quot;(arg1+X)&amp;0xFF&quot;;&quot;&quot;)">
            <text:p/>
          </table:table-cell>
          <table:table-cell table:style-name="ce83"/>
          <table:table-cell table:style-name="ce87" table:number-columns-repeated="2"/>
          <table:table-cell table:style-name="ce186"/>
          <table:table-cell table:style-name="ce87" table:number-columns-repeated="4"/>
          <table:table-cell table:style-name="ce186"/>
          <table:table-cell table:style-name="ce83"/>
          <table:table-cell table:style-name="ce87" table:number-columns-repeated="4"/>
          <table:table-cell table:style-name="ce224"/>
          <table:table-cell table:style-name="ce238" office:value-type="string" calcext:value-type="string">
            <text:p>(LL + X) &amp; 0xFF</text:p>
          </table:table-cell>
          <table:table-cell table:style-name="ce83" office:value-type="string" calcext:value-type="string">
            <text:p>A</text:p>
          </table:table-cell>
          <table:table-cell table:style-name="ce87" table:number-columns-repeated="2"/>
          <table:table-cell table:style-name="ce244"/>
          <table:table-cell table:style-name="ce95"/>
          <table:table-cell table:style-name="ce253" table:formula="of:=&quot;  if instruction == 0x&quot; &amp; LEFT([.A93];2) &amp; &quot; { &quot; &amp;  join(&quot;&quot;;  IF(LEN([.A93]) &gt; 3; &quot;LL := memory[PC + 1]; &quot;; &quot;&quot;);  IF([.I93] &lt;&gt; &quot;&quot;; &quot;zeroPageWord := memory[(&quot;&amp;[.I93]&amp;&quot;)&amp;0xFF] + (memory[((&quot;&amp;[.I93]&amp;&quot;)+1)&amp;0xFF]&lt;&lt;8); &quot;; &quot;&quot;);  IF([.J93] &lt;&gt; &quot;&quot;; &quot;readByte := memory[(&quot;&amp;[.J93]&amp;&quot;)&amp;0xFFFF]; &quot;; &quot;&quot;); IF([.K93] &lt;&gt; &quot;&quot;; &quot;readWord := memory[(&quot;&amp;[.K93]&amp;&quot;)&amp;0xFFFF] + (memory[((&quot;&amp;[.K93]&amp;&quot;)+1)&amp;0xFFFF]&lt;&lt;8); &quot;; &quot;&quot;);  IF([.L93] &lt;&gt; &quot;&quot;; &quot;result := &quot;&amp;[.L93]&amp;&quot;; &quot;; &quot;&quot;);  IF([.M93] &lt;&gt; &quot;&quot;; &quot;newA := &quot;&amp;[.M93]&amp;&quot;; &quot;; &quot;&quot;); IF([.N93] &lt;&gt; &quot;&quot;; &quot;newX := &quot;&amp;[.N93]&amp;&quot;; &quot;; &quot;&quot;); IF([.O93] &lt;&gt; &quot;&quot;; &quot;newY := &quot;&amp;[.O93]&amp;&quot;; &quot;; &quot;&quot;); IF([.P93] &lt;&gt; &quot;&quot;; &quot;newSP := &quot;&amp;[.P93]&amp;&quot;; &quot;; &quot;&quot;); IF([.Q93] &lt;&gt; &quot;&quot;; &quot;newPC := &quot;&amp;[.Q93]&amp;&quot;; &quot;; &quot;&quot;);  IF([.M93] &lt;&gt; &quot;&quot;; &quot;*A = newA; &quot;; &quot;&quot;); IF([.N93] &lt;&gt; &quot;&quot;; &quot;*X = newX; &quot;; &quot;&quot;); IF([.O93] &lt;&gt; &quot;&quot;; &quot;*Y = newY; &quot;; &quot;&quot;); IF([.P93] &lt;&gt; &quot;&quot;; &quot;*SP = newSP; &quot;; &quot;&quot;); IF([.Q93] &lt;&gt; &quot;&quot;; &quot;*PC = newPC; &quot;; &quot;&quot;);  IF( ([.R93] &amp; [.S93] &amp; [.T93] &amp; [.U93] &amp; [.V93] &amp; [.W93]) &lt;&gt; &quot;&quot;; join(&quot;&quot;;    IF( [.R93] &lt;&gt; &quot;&quot;; &quot;carry := &quot; &amp; [.R93] &amp; &quot;;&quot;; &quot;carry := SR&amp;1; &quot;);   IF( [.S93] &lt;&gt; &quot;&quot;; &quot;zero := &quot; &amp; [.S93] &amp; &quot;;&quot;; &quot;zero := (SR&gt;&gt;1)&amp;1; &quot;);   IF( [.T93] &lt;&gt; &quot;&quot;; &quot;interrupt := &quot; &amp; [.T93] &amp; &quot;;&quot;; &quot;interrupt := (SR&gt;&gt;2)&amp;1; &quot;);   IF( [.U93] &lt;&gt; &quot;&quot;; &quot;decimal := &quot; &amp; [.U93] &amp; &quot;;&quot;; &quot;decimal := (SR&gt;&gt;3)&amp;1; &quot;);   IF( [.V93] &lt;&gt; &quot;&quot;; &quot;overflow := &quot; &amp; [.V93] &amp; &quot;;&quot;; &quot;overflow := (SR&gt;&gt;6)&amp;1; &quot;);   IF( [.W93] &lt;&gt; &quot;&quot;; &quot;negative := &quot; &amp; [.W93] &amp; &quot;;&quot;; &quot;negative := (SR&gt;&gt;7)&amp;1; &quot;)  ); &quot;&quot;);  IF( ([.R93] &amp; [.S93] &amp; [.T93] &amp; [.U93] &amp; [.V93] &amp; [.W93]) &lt;&gt; &quot;&quot;; &quot;*SR = carry + (zero&lt;&lt;1) + (interrupt&lt;&lt;2) + (decimal&lt;&lt;3) + (overflow&lt;&lt;6) + (negative&lt;&lt;7); &quot;; &quot;&quot;);  IF( [.Q93] &lt;&gt; &quot;&quot;; &quot;*PC = &quot; &amp; [.Q93] &amp; &quot;;&quot;; &quot;*PC = PC + &quot; &amp; (LEN([.A93]&amp;&quot; &quot;)/3) &amp; &quot;; &quot; );  IF( [.Y93] &lt;&gt; &quot;&quot;; &quot;memory[(&quot; &amp; [.Y93] &amp; &quot;)&amp;0xFFFF] = &quot; &amp; [.Z93] &amp; &quot;; &quot;; &quot;&quot;);  IF( [.AA93] &lt;&gt; &quot;&quot;; &quot;memory[(&quot; &amp; [.AA93] &amp; &quot;)&amp;0xFFFF] = (&quot; &amp; [.AB93] &amp; &quot;)&amp;0xFF; memory[((&quot; &amp; [.AA93] &amp; &quot;)+1)&amp;0xFFFF] = ((&quot; &amp; [.AB9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3];2) &amp; &quot; ) { &quot; &amp;  join(&quot;&quot;;  IF(LEN([.A93]) &gt; 3; &quot;unsigned char LL = memory[(PC+1)&amp;0xFFFF]; &quot;; &quot;&quot;); IF(LEN([.A93]) &gt; 6; &quot;unsigned int HH = memory[(PC+2)&amp;0xFFFF]; &quot;; &quot;&quot;); IF(LEN([.A93]) &gt; 6; &quot;unsigned int HHLL = LL + (HH&lt;&lt;8); &quot;; &quot;&quot;);  IF([.I93] &lt;&gt; &quot;&quot;; &quot;unsigned int zeroPageWord = memory[(&quot;&amp;[.I93]&amp;&quot;)&amp;0xFF] + (memory[((&quot;&amp;[.I93]&amp;&quot;)+1)&amp;0xFF]&lt;&lt;8); &quot;; &quot;&quot;);  IF([.J93] &lt;&gt; &quot;&quot;; &quot;unsigned char readByte = memory[(&quot;&amp;[.J93]&amp;&quot;)&amp;0xFFFF]; &quot;; &quot;&quot;); IF([.K93] &lt;&gt; &quot;&quot;; &quot;unsigned int readWord := memory[(&quot;&amp;[.K93]&amp;&quot;)&amp;0xFFFF] + (memory[((&quot;&amp;[.K93]&amp;&quot;)+1)&amp;0xFFFF]&lt;&lt;8); &quot;; &quot;&quot;);  IF([.L93] &lt;&gt; &quot;&quot;; &quot;unsigned int result = &quot;&amp;[.L93]&amp;&quot;; &quot;; &quot;&quot;);  IF([.M93] &lt;&gt; &quot;&quot;; &quot;unsigned char newA = &quot;&amp;[.M93]&amp;&quot;; &quot;; &quot;&quot;); IF([.N93] &lt;&gt; &quot;&quot;; &quot;unsigned char newX = &quot;&amp;[.N93]&amp;&quot;; &quot;; &quot;&quot;); IF([.O93] &lt;&gt; &quot;&quot;; &quot;unsigned char newY = &quot;&amp;[.O93]&amp;&quot;; &quot;; &quot;&quot;); IF([.P93] &lt;&gt; &quot;&quot;; &quot;unsigned char newSP = &quot;&amp;[.P93]&amp;&quot;; &quot;; &quot;&quot;); IF([.Q93] &lt;&gt; &quot;&quot;; &quot;unsigned int newPC = (&quot;&amp;[.Q93]&amp;&quot;)&amp;0xFFFF; &quot;; &quot;&quot;);  IF([.M93] &lt;&gt; &quot;&quot;; &quot;*A = newA; &quot;; &quot;&quot;); IF([.N93] &lt;&gt; &quot;&quot;; &quot;*X = newX; &quot;; &quot;&quot;); IF([.O93] &lt;&gt; &quot;&quot;; &quot;*Y = newY; &quot;; &quot;&quot;); IF([.P93] &lt;&gt; &quot;&quot;; &quot;*SP = newSP; &quot;; &quot;&quot;); IF([.Q93] &lt;&gt; &quot;&quot;; &quot;*PC = newPC; &quot;; &quot;&quot;);  IF( ([.R93] &amp; [.S93] &amp; [.T93] &amp; [.U93] &amp; [.V93] &amp; [.W93]) &lt;&gt; &quot;&quot;; join(&quot;&quot;;    IF( [.R93] &lt;&gt; &quot;&quot;; &quot;unsigned char carry = &quot; &amp; [.R93] &amp; &quot;;&quot;; &quot;unsigned char carry = SR&amp;1; &quot;);   IF( [.S93] &lt;&gt; &quot;&quot;; &quot;unsigned char zero = &quot; &amp; [.S93] &amp; &quot;;&quot;; &quot;unsigned char zero = (SR&gt;&gt;1)&amp;1; &quot;);   IF( [.T93] &lt;&gt; &quot;&quot;; &quot;unsigned char interrupt = &quot; &amp; [.T93] &amp; &quot;;&quot;; &quot;unsigned char interrupt = (SR&gt;&gt;2)&amp;1; &quot;);   IF( [.U93] &lt;&gt; &quot;&quot;; &quot;unsigned char decimal = &quot; &amp; [.U93] &amp; &quot;;&quot;; &quot;unsigned char decimal = (SR&gt;&gt;3)&amp;1; &quot;);   IF( [.V93] &lt;&gt; &quot;&quot;; &quot;unsigned char overflow = &quot; &amp; [.V93] &amp; &quot;;&quot;; &quot;unsigned char overflow = (SR&gt;&gt;6)&amp;1; &quot;);   IF( [.W93] &lt;&gt; &quot;&quot;; &quot;unsigned char negative = &quot; &amp; [.W93] &amp; &quot;;&quot;; &quot;unsigned char negative = (SR&gt;&gt;7)&amp;1; &quot;)  ); &quot;&quot;);  IF( ([.R93] &amp; [.S93] &amp; [.T93] &amp; [.U93] &amp; [.V93] &amp; [.W93]) &lt;&gt; &quot;&quot;; &quot;*SR = carry + (zero&lt;&lt;1) + (interrupt&lt;&lt;2) + (decimal&lt;&lt;3) + (overflow&lt;&lt;6) + (negative&lt;&lt;7); &quot;; &quot;&quot;);  IF( [.Q93] &lt;&gt; &quot;&quot;; &quot;*PC = &quot; &amp; [.Q93] &amp; &quot;;&quot;; &quot;*PC = PC + &quot; &amp; (LEN([.A93]&amp;&quot; &quot;)/3) &amp; &quot;; &quot; );  IF( [.Y93] &lt;&gt; &quot;&quot;; &quot;memory[(&quot; &amp; [.Y93] &amp; &quot;)&amp;0xFFFF] = &quot; &amp; [.Z93] &amp; &quot;; &quot;; &quot;&quot;);  IF( [.AA93] &lt;&gt; &quot;&quot;; &quot;memory[(&quot; &amp; [.AA93] &amp; &quot;)&amp;0xFFFF] = (&quot; &amp; [.AB93] &amp; &quot;)&amp;0xFF; memory[((&quot; &amp; [.AA93] &amp; &quot;)+1)&amp;0xFFFF] = ((&quot; &amp; [.AB9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3];2) &amp; &quot; ) { &quot; &amp;  join(&quot;&quot;;  IF(LEN([.A93]) &gt; 3; &quot;const LL = memory[(PC+1)&amp;0xFFFF]; &quot;; &quot;&quot;); IF(LEN([.A93]) &gt; 6; &quot;const HH = memory[(PC+2)&amp;0xFFFF]; &quot;; &quot;&quot;); IF(LEN([.A93]) &gt; 6; &quot;const HHLL = LL + (HH&lt;&lt;8); &quot;; &quot;&quot;);  IF([.I93] &lt;&gt; &quot;&quot;; &quot;const zeroPageWord = memory[(&quot;&amp;[.I93]&amp;&quot;)&amp;0xFF] + (memory[((&quot;&amp;[.I93]&amp;&quot;)+1)&amp;0xFF]&lt;&lt;8); &quot;; &quot;&quot;);  IF([.J93] &lt;&gt; &quot;&quot;; &quot;const readByte = memory[(&quot;&amp;[.J93]&amp;&quot;)&amp;0xFFFF]; &quot;; &quot;&quot;); IF([.K93] &lt;&gt; &quot;&quot;; &quot;const readWord = memory[(&quot;&amp;[.K93]&amp;&quot;)&amp;0xFFFF] + (memory[((&quot;&amp;[.K93]&amp;&quot;)+1)&amp;0xFFFF]&lt;&lt;8); &quot;; &quot;&quot;);  IF([.L93] &lt;&gt; &quot;&quot;; &quot;const result = &quot;&amp;[.L93]&amp;&quot;; &quot;; &quot;&quot;);  IF([.M93] &lt;&gt; &quot;&quot;; &quot;const newA = &quot;&amp;[.M93]&amp;&quot;; &quot;; &quot;&quot;); IF([.N93] &lt;&gt; &quot;&quot;; &quot;const newX = &quot;&amp;[.N93]&amp;&quot;; &quot;; &quot;&quot;); IF([.O93] &lt;&gt; &quot;&quot;; &quot;const newY = &quot;&amp;[.O93]&amp;&quot;; &quot;; &quot;&quot;); IF([.P93] &lt;&gt; &quot;&quot;; &quot;const newSP = &quot;&amp;[.P93]&amp;&quot;; &quot;; &quot;&quot;); IF([.Q93] &lt;&gt; &quot;&quot;; &quot;const newPC = (&quot;&amp;[.Q93]&amp;&quot;)&amp;0xFFFF; &quot;; &quot;&quot;);  IF([.M93] &lt;&gt; &quot;&quot;; &quot;cpu.A = newA; &quot;; &quot;&quot;); IF([.N93] &lt;&gt; &quot;&quot;; &quot;cpu.X = newX; &quot;; &quot;&quot;); IF([.O93] &lt;&gt; &quot;&quot;; &quot;cpu.Y = newY; &quot;; &quot;&quot;); IF([.P93] &lt;&gt; &quot;&quot;; &quot;cpu.SP = newSP; &quot;; &quot;&quot;); IF([.Q93] &lt;&gt; &quot;&quot;; &quot;cpu.PC = newPC; &quot;; &quot;&quot;);  IF( ([.R93] &amp; [.S93] &amp; [.T93] &amp; [.U93] &amp; [.V93] &amp; [.W93]) &lt;&gt; &quot;&quot;; join(&quot;&quot;;    IF( [.R93] &lt;&gt; &quot;&quot;; &quot;const carry = &quot; &amp; [.R93] &amp; &quot;;&quot;;     &quot;const carry = SR&amp;1; &quot;);   IF( [.S93] &lt;&gt; &quot;&quot;; &quot;const zero = &quot; &amp; [.S93] &amp; &quot;;&quot;;      &quot;const zero = (SR&gt;&gt;1)&amp;1; &quot;);   IF( [.T93] &lt;&gt; &quot;&quot;; &quot;const interrupt = &quot; &amp; [.T93] &amp; &quot;;&quot;; &quot;const interrupt = (SR&gt;&gt;2)&amp;1; &quot;);   IF( [.U93] &lt;&gt; &quot;&quot;; &quot;const decimal = &quot; &amp; [.U93] &amp; &quot;;&quot;;   &quot;const decimal = (SR&gt;&gt;3)&amp;1; &quot;);   IF( [.V93] &lt;&gt; &quot;&quot;; &quot;const overflow = &quot; &amp; [.V93] &amp; &quot;;&quot;;  &quot;const overflow = (SR&gt;&gt;6)&amp;1; &quot;);   IF( [.W93] &lt;&gt; &quot;&quot;; &quot;const negative = &quot; &amp; [.W93] &amp; &quot;;&quot;;  &quot;const negative = (SR&gt;&gt;7)&amp;1; &quot;)  ); &quot;&quot;);  IF( ([.R93] &amp; [.S93] &amp; [.T93] &amp; [.U93] &amp; [.V93] &amp; [.W93]) &lt;&gt; &quot;&quot;; &quot;cpu.SR = carry + (zero&lt;&lt;1) + (interrupt&lt;&lt;2) + (decimal&lt;&lt;3) + (overflow&lt;&lt;6) + (negative&lt;&lt;7); &quot;; &quot;&quot;);  IF( [.Q93] &lt;&gt; &quot;&quot;; &quot;*PC = &quot; &amp; [.Q93] &amp; &quot;;&quot;; &quot;cpu.PC = PC + &quot; &amp; (LEN([.A93]&amp;&quot; &quot;)/3) &amp; &quot;; &quot; );  IF( [.Y93] &lt;&gt; &quot;&quot;; &quot;memory[(&quot; &amp; [.Y93] &amp; &quot;)&amp;0xFFFF] = &quot; &amp; [.Z93] &amp; &quot;; &quot;; &quot;&quot;);  IF( [.AA93] &lt;&gt; &quot;&quot;; &quot;memory[(&quot; &amp; [.AA93] &amp; &quot;)&amp;0xFFFF] = (&quot; &amp; [.AB93] &amp; &quot;)&amp;0xFF; memory[((&quot; &amp; [.AA93] &amp; &quot;)+1)&amp;0xFFFF] = ((&quot; &amp; [.AB9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3" office:value-type="string" calcext:value-type="string">
            <text:p>writeByteAddress</text:p>
          </table:table-cell>
          <table:table-cell table:style-name="ce87" table:number-columns-repeated="6"/>
          <table:table-cell table:style-name="ce244"/>
          <table:table-cell table:style-name="ce282" table:formula="of:=IF([.$AM93] &lt;&gt; &quot;&quot;; &quot;BB &quot;; &quot;&quot;) &amp; IF([.$AN93] &lt;&gt; &quot;&quot;; &quot;LL HH &quot;; &quot;&quot;) &amp; IF([.$AO93] &lt;&gt; &quot;&quot;; &quot;SS &quot;; &quot;&quot;) &amp; IF([.$AP93] &lt;&gt; &quot;&quot;; &quot;RR &quot;; &quot;&quot;) &amp; IF([.$AQ93] &lt;&gt; &quot;&quot;; &quot;PP QQ &quot;; &quot;&quot;) &amp; LEFT([.$A93];2)" office:value-type="string" office:string-value="BB 95" calcext:value-type="string">
            <text:p>BB 95</text:p>
          </table:table-cell>
          <table:table-cell table:style-name="ce87" table:formula="of:=&quot;UN&quot; &amp;[.B93]" office:value-type="string" office:string-value="UNSTA" calcext:value-type="string">
            <text:p>UNSTA</text:p>
          </table:table-cell>
          <table:table-cell table:style-name="ce83" office:value-type="string" calcext:value-type="string">
            <text:p>$BB</text:p>
          </table:table-cell>
          <table:table-cell table:style-name="ce96"/>
          <table:table-cell table:style-name="ce87" table:number-columns-repeated="14"/>
          <table:table-cell table:style-name="ce98"/>
          <table:table-cell table:style-name="ce87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6 LL</text:p>
          </table:table-cell>
          <table:table-cell table:style-name="ce26" office:value-type="string" calcext:value-type="string">
            <text:p>STX</text:p>
          </table:table-cell>
          <table:table-cell table:style-name="ce51" office:value-type="float" office:value="4" calcext:value-type="float">
            <text:p>4</text:p>
          </table:table-cell>
          <table:table-cell table:style-name="ce75" office:value-type="string" calcext:value-type="string">
            <text:p>$LL, Y</text:p>
          </table:table-cell>
          <table:table-cell table:style-name="ce96"/>
          <table:table-cell table:style-name="ce98"/>
          <table:table-cell table:style-name="ce119"/>
          <table:table-cell table:style-name="ce95"/>
          <table:table-cell table:style-name="ce75" office:value-type="string" calcext:value-type="string">
            <text:p>LL</text:p>
          </table:table-cell>
          <table:table-cell table:style-name="ce153" table:number-columns-repeated="3"/>
          <table:table-cell table:style-name="ce177"/>
          <table:table-cell table:style-name="ce153" table:number-columns-repeated="4"/>
          <table:table-cell table:style-name="ce177"/>
          <table:table-cell table:style-name="ce75"/>
          <table:table-cell table:style-name="ce153" table:number-columns-repeated="4"/>
          <table:table-cell table:style-name="ce226"/>
          <table:table-cell table:style-name="ce199" office:value-type="string" calcext:value-type="string">
            <text:p>zeroPageWord + Y</text:p>
          </table:table-cell>
          <table:table-cell table:style-name="ce75" office:value-type="string" calcext:value-type="string">
            <text:p>X</text:p>
          </table:table-cell>
          <table:table-cell table:style-name="ce153" table:number-columns-repeated="2"/>
          <table:table-cell table:style-name="ce244"/>
          <table:table-cell table:style-name="ce95"/>
          <table:table-cell table:style-name="ce253" table:formula="of:=&quot;  if instruction == 0x&quot; &amp; LEFT([.A94];2) &amp; &quot; { &quot; &amp;  join(&quot;&quot;;  IF(LEN([.A94]) &gt; 3; &quot;LL := memory[PC + 1]; &quot;; &quot;&quot;);  IF([.I94] &lt;&gt; &quot;&quot;; &quot;zeroPageWord := memory[(&quot;&amp;[.I94]&amp;&quot;)&amp;0xFF] + (memory[((&quot;&amp;[.I94]&amp;&quot;)+1)&amp;0xFF]&lt;&lt;8); &quot;; &quot;&quot;);  IF([.J94] &lt;&gt; &quot;&quot;; &quot;readByte := memory[(&quot;&amp;[.J94]&amp;&quot;)&amp;0xFFFF]; &quot;; &quot;&quot;); IF([.K94] &lt;&gt; &quot;&quot;; &quot;readWord := memory[(&quot;&amp;[.K94]&amp;&quot;)&amp;0xFFFF] + (memory[((&quot;&amp;[.K94]&amp;&quot;)+1)&amp;0xFFFF]&lt;&lt;8); &quot;; &quot;&quot;);  IF([.L94] &lt;&gt; &quot;&quot;; &quot;result := &quot;&amp;[.L94]&amp;&quot;; &quot;; &quot;&quot;);  IF([.M94] &lt;&gt; &quot;&quot;; &quot;newA := &quot;&amp;[.M94]&amp;&quot;; &quot;; &quot;&quot;); IF([.N94] &lt;&gt; &quot;&quot;; &quot;newX := &quot;&amp;[.N94]&amp;&quot;; &quot;; &quot;&quot;); IF([.O94] &lt;&gt; &quot;&quot;; &quot;newY := &quot;&amp;[.O94]&amp;&quot;; &quot;; &quot;&quot;); IF([.P94] &lt;&gt; &quot;&quot;; &quot;newSP := &quot;&amp;[.P94]&amp;&quot;; &quot;; &quot;&quot;); IF([.Q94] &lt;&gt; &quot;&quot;; &quot;newPC := &quot;&amp;[.Q94]&amp;&quot;; &quot;; &quot;&quot;);  IF([.M94] &lt;&gt; &quot;&quot;; &quot;*A = newA; &quot;; &quot;&quot;); IF([.N94] &lt;&gt; &quot;&quot;; &quot;*X = newX; &quot;; &quot;&quot;); IF([.O94] &lt;&gt; &quot;&quot;; &quot;*Y = newY; &quot;; &quot;&quot;); IF([.P94] &lt;&gt; &quot;&quot;; &quot;*SP = newSP; &quot;; &quot;&quot;); IF([.Q94] &lt;&gt; &quot;&quot;; &quot;*PC = newPC; &quot;; &quot;&quot;);  IF( ([.R94] &amp; [.S94] &amp; [.T94] &amp; [.U94] &amp; [.V94] &amp; [.W94]) &lt;&gt; &quot;&quot;; join(&quot;&quot;;    IF( [.R94] &lt;&gt; &quot;&quot;; &quot;carry := &quot; &amp; [.R94] &amp; &quot;;&quot;; &quot;carry := SR&amp;1; &quot;);   IF( [.S94] &lt;&gt; &quot;&quot;; &quot;zero := &quot; &amp; [.S94] &amp; &quot;;&quot;; &quot;zero := (SR&gt;&gt;1)&amp;1; &quot;);   IF( [.T94] &lt;&gt; &quot;&quot;; &quot;interrupt := &quot; &amp; [.T94] &amp; &quot;;&quot;; &quot;interrupt := (SR&gt;&gt;2)&amp;1; &quot;);   IF( [.U94] &lt;&gt; &quot;&quot;; &quot;decimal := &quot; &amp; [.U94] &amp; &quot;;&quot;; &quot;decimal := (SR&gt;&gt;3)&amp;1; &quot;);   IF( [.V94] &lt;&gt; &quot;&quot;; &quot;overflow := &quot; &amp; [.V94] &amp; &quot;;&quot;; &quot;overflow := (SR&gt;&gt;6)&amp;1; &quot;);   IF( [.W94] &lt;&gt; &quot;&quot;; &quot;negative := &quot; &amp; [.W94] &amp; &quot;;&quot;; &quot;negative := (SR&gt;&gt;7)&amp;1; &quot;)  ); &quot;&quot;);  IF( ([.R94] &amp; [.S94] &amp; [.T94] &amp; [.U94] &amp; [.V94] &amp; [.W94]) &lt;&gt; &quot;&quot;; &quot;*SR = carry + (zero&lt;&lt;1) + (interrupt&lt;&lt;2) + (decimal&lt;&lt;3) + (overflow&lt;&lt;6) + (negative&lt;&lt;7); &quot;; &quot;&quot;);  IF( [.Q94] &lt;&gt; &quot;&quot;; &quot;*PC = &quot; &amp; [.Q94] &amp; &quot;;&quot;; &quot;*PC = PC + &quot; &amp; (LEN([.A94]&amp;&quot; &quot;)/3) &amp; &quot;; &quot; );  IF( [.Y94] &lt;&gt; &quot;&quot;; &quot;memory[(&quot; &amp; [.Y94] &amp; &quot;)&amp;0xFFFF] = &quot; &amp; [.Z94] &amp; &quot;; &quot;; &quot;&quot;);  IF( [.AA94] &lt;&gt; &quot;&quot;; &quot;memory[(&quot; &amp; [.AA94] &amp; &quot;)&amp;0xFFFF] = (&quot; &amp; [.AB94] &amp; &quot;)&amp;0xFF; memory[((&quot; &amp; [.AA94] &amp; &quot;)+1)&amp;0xFFFF] = ((&quot; &amp; [.AB9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4];2) &amp; &quot; ) { &quot; &amp;  join(&quot;&quot;;  IF(LEN([.A94]) &gt; 3; &quot;unsigned char LL = memory[(PC+1)&amp;0xFFFF]; &quot;; &quot;&quot;); IF(LEN([.A94]) &gt; 6; &quot;unsigned int HH = memory[(PC+2)&amp;0xFFFF]; &quot;; &quot;&quot;); IF(LEN([.A94]) &gt; 6; &quot;unsigned int HHLL = LL + (HH&lt;&lt;8); &quot;; &quot;&quot;);  IF([.I94] &lt;&gt; &quot;&quot;; &quot;unsigned int zeroPageWord = memory[(&quot;&amp;[.I94]&amp;&quot;)&amp;0xFF] + (memory[((&quot;&amp;[.I94]&amp;&quot;)+1)&amp;0xFF]&lt;&lt;8); &quot;; &quot;&quot;);  IF([.J94] &lt;&gt; &quot;&quot;; &quot;unsigned char readByte = memory[(&quot;&amp;[.J94]&amp;&quot;)&amp;0xFFFF]; &quot;; &quot;&quot;); IF([.K94] &lt;&gt; &quot;&quot;; &quot;unsigned int readWord := memory[(&quot;&amp;[.K94]&amp;&quot;)&amp;0xFFFF] + (memory[((&quot;&amp;[.K94]&amp;&quot;)+1)&amp;0xFFFF]&lt;&lt;8); &quot;; &quot;&quot;);  IF([.L94] &lt;&gt; &quot;&quot;; &quot;unsigned int result = &quot;&amp;[.L94]&amp;&quot;; &quot;; &quot;&quot;);  IF([.M94] &lt;&gt; &quot;&quot;; &quot;unsigned char newA = &quot;&amp;[.M94]&amp;&quot;; &quot;; &quot;&quot;); IF([.N94] &lt;&gt; &quot;&quot;; &quot;unsigned char newX = &quot;&amp;[.N94]&amp;&quot;; &quot;; &quot;&quot;); IF([.O94] &lt;&gt; &quot;&quot;; &quot;unsigned char newY = &quot;&amp;[.O94]&amp;&quot;; &quot;; &quot;&quot;); IF([.P94] &lt;&gt; &quot;&quot;; &quot;unsigned char newSP = &quot;&amp;[.P94]&amp;&quot;; &quot;; &quot;&quot;); IF([.Q94] &lt;&gt; &quot;&quot;; &quot;unsigned int newPC = (&quot;&amp;[.Q94]&amp;&quot;)&amp;0xFFFF; &quot;; &quot;&quot;);  IF([.M94] &lt;&gt; &quot;&quot;; &quot;*A = newA; &quot;; &quot;&quot;); IF([.N94] &lt;&gt; &quot;&quot;; &quot;*X = newX; &quot;; &quot;&quot;); IF([.O94] &lt;&gt; &quot;&quot;; &quot;*Y = newY; &quot;; &quot;&quot;); IF([.P94] &lt;&gt; &quot;&quot;; &quot;*SP = newSP; &quot;; &quot;&quot;); IF([.Q94] &lt;&gt; &quot;&quot;; &quot;*PC = newPC; &quot;; &quot;&quot;);  IF( ([.R94] &amp; [.S94] &amp; [.T94] &amp; [.U94] &amp; [.V94] &amp; [.W94]) &lt;&gt; &quot;&quot;; join(&quot;&quot;;    IF( [.R94] &lt;&gt; &quot;&quot;; &quot;unsigned char carry = &quot; &amp; [.R94] &amp; &quot;;&quot;; &quot;unsigned char carry = SR&amp;1; &quot;);   IF( [.S94] &lt;&gt; &quot;&quot;; &quot;unsigned char zero = &quot; &amp; [.S94] &amp; &quot;;&quot;; &quot;unsigned char zero = (SR&gt;&gt;1)&amp;1; &quot;);   IF( [.T94] &lt;&gt; &quot;&quot;; &quot;unsigned char interrupt = &quot; &amp; [.T94] &amp; &quot;;&quot;; &quot;unsigned char interrupt = (SR&gt;&gt;2)&amp;1; &quot;);   IF( [.U94] &lt;&gt; &quot;&quot;; &quot;unsigned char decimal = &quot; &amp; [.U94] &amp; &quot;;&quot;; &quot;unsigned char decimal = (SR&gt;&gt;3)&amp;1; &quot;);   IF( [.V94] &lt;&gt; &quot;&quot;; &quot;unsigned char overflow = &quot; &amp; [.V94] &amp; &quot;;&quot;; &quot;unsigned char overflow = (SR&gt;&gt;6)&amp;1; &quot;);   IF( [.W94] &lt;&gt; &quot;&quot;; &quot;unsigned char negative = &quot; &amp; [.W94] &amp; &quot;;&quot;; &quot;unsigned char negative = (SR&gt;&gt;7)&amp;1; &quot;)  ); &quot;&quot;);  IF( ([.R94] &amp; [.S94] &amp; [.T94] &amp; [.U94] &amp; [.V94] &amp; [.W94]) &lt;&gt; &quot;&quot;; &quot;*SR = carry + (zero&lt;&lt;1) + (interrupt&lt;&lt;2) + (decimal&lt;&lt;3) + (overflow&lt;&lt;6) + (negative&lt;&lt;7); &quot;; &quot;&quot;);  IF( [.Q94] &lt;&gt; &quot;&quot;; &quot;*PC = &quot; &amp; [.Q94] &amp; &quot;;&quot;; &quot;*PC = PC + &quot; &amp; (LEN([.A94]&amp;&quot; &quot;)/3) &amp; &quot;; &quot; );  IF( [.Y94] &lt;&gt; &quot;&quot;; &quot;memory[(&quot; &amp; [.Y94] &amp; &quot;)&amp;0xFFFF] = &quot; &amp; [.Z94] &amp; &quot;; &quot;; &quot;&quot;);  IF( [.AA94] &lt;&gt; &quot;&quot;; &quot;memory[(&quot; &amp; [.AA94] &amp; &quot;)&amp;0xFFFF] = (&quot; &amp; [.AB94] &amp; &quot;)&amp;0xFF; memory[((&quot; &amp; [.AA94] &amp; &quot;)+1)&amp;0xFFFF] = ((&quot; &amp; [.AB9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4];2) &amp; &quot; ) { &quot; &amp;  join(&quot;&quot;;  IF(LEN([.A94]) &gt; 3; &quot;const LL = memory[(PC+1)&amp;0xFFFF]; &quot;; &quot;&quot;); IF(LEN([.A94]) &gt; 6; &quot;const HH = memory[(PC+2)&amp;0xFFFF]; &quot;; &quot;&quot;); IF(LEN([.A94]) &gt; 6; &quot;const HHLL = LL + (HH&lt;&lt;8); &quot;; &quot;&quot;);  IF([.I94] &lt;&gt; &quot;&quot;; &quot;const zeroPageWord = memory[(&quot;&amp;[.I94]&amp;&quot;)&amp;0xFF] + (memory[((&quot;&amp;[.I94]&amp;&quot;)+1)&amp;0xFF]&lt;&lt;8); &quot;; &quot;&quot;);  IF([.J94] &lt;&gt; &quot;&quot;; &quot;const readByte = memory[(&quot;&amp;[.J94]&amp;&quot;)&amp;0xFFFF]; &quot;; &quot;&quot;); IF([.K94] &lt;&gt; &quot;&quot;; &quot;const readWord = memory[(&quot;&amp;[.K94]&amp;&quot;)&amp;0xFFFF] + (memory[((&quot;&amp;[.K94]&amp;&quot;)+1)&amp;0xFFFF]&lt;&lt;8); &quot;; &quot;&quot;);  IF([.L94] &lt;&gt; &quot;&quot;; &quot;const result = &quot;&amp;[.L94]&amp;&quot;; &quot;; &quot;&quot;);  IF([.M94] &lt;&gt; &quot;&quot;; &quot;const newA = &quot;&amp;[.M94]&amp;&quot;; &quot;; &quot;&quot;); IF([.N94] &lt;&gt; &quot;&quot;; &quot;const newX = &quot;&amp;[.N94]&amp;&quot;; &quot;; &quot;&quot;); IF([.O94] &lt;&gt; &quot;&quot;; &quot;const newY = &quot;&amp;[.O94]&amp;&quot;; &quot;; &quot;&quot;); IF([.P94] &lt;&gt; &quot;&quot;; &quot;const newSP = &quot;&amp;[.P94]&amp;&quot;; &quot;; &quot;&quot;); IF([.Q94] &lt;&gt; &quot;&quot;; &quot;const newPC = (&quot;&amp;[.Q94]&amp;&quot;)&amp;0xFFFF; &quot;; &quot;&quot;);  IF([.M94] &lt;&gt; &quot;&quot;; &quot;cpu.A = newA; &quot;; &quot;&quot;); IF([.N94] &lt;&gt; &quot;&quot;; &quot;cpu.X = newX; &quot;; &quot;&quot;); IF([.O94] &lt;&gt; &quot;&quot;; &quot;cpu.Y = newY; &quot;; &quot;&quot;); IF([.P94] &lt;&gt; &quot;&quot;; &quot;cpu.SP = newSP; &quot;; &quot;&quot;); IF([.Q94] &lt;&gt; &quot;&quot;; &quot;cpu.PC = newPC; &quot;; &quot;&quot;);  IF( ([.R94] &amp; [.S94] &amp; [.T94] &amp; [.U94] &amp; [.V94] &amp; [.W94]) &lt;&gt; &quot;&quot;; join(&quot;&quot;;    IF( [.R94] &lt;&gt; &quot;&quot;; &quot;const carry = &quot; &amp; [.R94] &amp; &quot;;&quot;;     &quot;const carry = SR&amp;1; &quot;);   IF( [.S94] &lt;&gt; &quot;&quot;; &quot;const zero = &quot; &amp; [.S94] &amp; &quot;;&quot;;      &quot;const zero = (SR&gt;&gt;1)&amp;1; &quot;);   IF( [.T94] &lt;&gt; &quot;&quot;; &quot;const interrupt = &quot; &amp; [.T94] &amp; &quot;;&quot;; &quot;const interrupt = (SR&gt;&gt;2)&amp;1; &quot;);   IF( [.U94] &lt;&gt; &quot;&quot;; &quot;const decimal = &quot; &amp; [.U94] &amp; &quot;;&quot;;   &quot;const decimal = (SR&gt;&gt;3)&amp;1; &quot;);   IF( [.V94] &lt;&gt; &quot;&quot;; &quot;const overflow = &quot; &amp; [.V94] &amp; &quot;;&quot;;  &quot;const overflow = (SR&gt;&gt;6)&amp;1; &quot;);   IF( [.W94] &lt;&gt; &quot;&quot;; &quot;const negative = &quot; &amp; [.W94] &amp; &quot;;&quot;;  &quot;const negative = (SR&gt;&gt;7)&amp;1; &quot;)  ); &quot;&quot;);  IF( ([.R94] &amp; [.S94] &amp; [.T94] &amp; [.U94] &amp; [.V94] &amp; [.W94]) &lt;&gt; &quot;&quot;; &quot;cpu.SR = carry + (zero&lt;&lt;1) + (interrupt&lt;&lt;2) + (decimal&lt;&lt;3) + (overflow&lt;&lt;6) + (negative&lt;&lt;7); &quot;; &quot;&quot;);  IF( [.Q94] &lt;&gt; &quot;&quot;; &quot;*PC = &quot; &amp; [.Q94] &amp; &quot;;&quot;; &quot;cpu.PC = PC + &quot; &amp; (LEN([.A94]&amp;&quot; &quot;)/3) &amp; &quot;; &quot; );  IF( [.Y94] &lt;&gt; &quot;&quot;; &quot;memory[(&quot; &amp; [.Y94] &amp; &quot;)&amp;0xFFFF] = &quot; &amp; [.Z94] &amp; &quot;; &quot;; &quot;&quot;);  IF( [.AA94] &lt;&gt; &quot;&quot;; &quot;memory[(&quot; &amp; [.AA94] &amp; &quot;)&amp;0xFFFF] = (&quot; &amp; [.AB94] &amp; &quot;)&amp;0xFF; memory[((&quot; &amp; [.AA94] &amp; &quot;)+1)&amp;0xFFFF] = ((&quot; &amp; [.AB9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5" office:value-type="string" calcext:value-type="string">
            <text:p>writeByteAddress</text:p>
          </table:table-cell>
          <table:table-cell table:style-name="ce153" table:number-columns-repeated="6"/>
          <table:table-cell table:style-name="ce244"/>
          <table:table-cell table:style-name="ce282" table:formula="of:=IF([.$AM94] &lt;&gt; &quot;&quot;; &quot;BB &quot;; &quot;&quot;) &amp; IF([.$AN94] &lt;&gt; &quot;&quot;; &quot;LL HH &quot;; &quot;&quot;) &amp; IF([.$AO94] &lt;&gt; &quot;&quot;; &quot;SS &quot;; &quot;&quot;) &amp; IF([.$AP94] &lt;&gt; &quot;&quot;; &quot;RR &quot;; &quot;&quot;) &amp; IF([.$AQ94] &lt;&gt; &quot;&quot;; &quot;PP QQ &quot;; &quot;&quot;) &amp; LEFT([.$A94];2)" office:value-type="string" office:string-value="BB 96" calcext:value-type="string">
            <text:p>BB 96</text:p>
          </table:table-cell>
          <table:table-cell table:style-name="ce153" table:formula="of:=&quot;UN&quot; &amp;[.B94]" office:value-type="string" office:string-value="UNSTX" calcext:value-type="string">
            <text:p>UNSTX</text:p>
          </table:table-cell>
          <table:table-cell table:style-name="ce75" office:value-type="string" calcext:value-type="string">
            <text:p>$BB</text:p>
          </table:table-cell>
          <table:table-cell table:style-name="ce96"/>
          <table:table-cell table:style-name="ce153" table:number-columns-repeated="14"/>
          <table:table-cell table:style-name="ce98"/>
          <table:table-cell table:style-name="ce153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8</text:p>
          </table:table-cell>
          <table:table-cell table:style-name="ce21" office:value-type="string" calcext:value-type="string">
            <text:p>TYA</text:p>
          </table:table-cell>
          <table:table-cell table:style-name="ce46" office:value-type="float" office:value="2" calcext:value-type="float">
            <text:p>2</text:p>
          </table:table-cell>
          <table:table-cell table:style-name="ce77"/>
          <table:table-cell table:style-name="ce96"/>
          <table:table-cell table:style-name="ce98"/>
          <table:table-cell table:style-name="ce113"/>
          <table:table-cell table:style-name="ce95"/>
          <table:table-cell table:style-name="ce69" table:formula="of:=IF([.$D95] = &quot;($LL, X)&quot;;&quot;(arg1+X)&amp;0xFF&quot;;&quot;&quot;)">
            <text:p/>
          </table:table-cell>
          <table:table-cell table:style-name="ce77" table:number-columns-repeated="2"/>
          <table:table-cell table:style-name="ce69" office:value-type="string" calcext:value-type="string">
            <text:p>Y</text:p>
          </table:table-cell>
          <table:table-cell table:style-name="ce170" office:value-type="string" calcext:value-type="string">
            <text:p>result</text:p>
          </table:table-cell>
          <table:table-cell table:style-name="ce77" table:number-columns-repeated="4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95];2) &amp; &quot; { &quot; &amp;  join(&quot;&quot;;  IF(LEN([.A95]) &gt; 3; &quot;LL := memory[PC + 1]; &quot;; &quot;&quot;);  IF([.I95] &lt;&gt; &quot;&quot;; &quot;zeroPageWord := memory[(&quot;&amp;[.I95]&amp;&quot;)&amp;0xFF] + (memory[((&quot;&amp;[.I95]&amp;&quot;)+1)&amp;0xFF]&lt;&lt;8); &quot;; &quot;&quot;);  IF([.J95] &lt;&gt; &quot;&quot;; &quot;readByte := memory[(&quot;&amp;[.J95]&amp;&quot;)&amp;0xFFFF]; &quot;; &quot;&quot;); IF([.K95] &lt;&gt; &quot;&quot;; &quot;readWord := memory[(&quot;&amp;[.K95]&amp;&quot;)&amp;0xFFFF] + (memory[((&quot;&amp;[.K95]&amp;&quot;)+1)&amp;0xFFFF]&lt;&lt;8); &quot;; &quot;&quot;);  IF([.L95] &lt;&gt; &quot;&quot;; &quot;result := &quot;&amp;[.L95]&amp;&quot;; &quot;; &quot;&quot;);  IF([.M95] &lt;&gt; &quot;&quot;; &quot;newA := &quot;&amp;[.M95]&amp;&quot;; &quot;; &quot;&quot;); IF([.N95] &lt;&gt; &quot;&quot;; &quot;newX := &quot;&amp;[.N95]&amp;&quot;; &quot;; &quot;&quot;); IF([.O95] &lt;&gt; &quot;&quot;; &quot;newY := &quot;&amp;[.O95]&amp;&quot;; &quot;; &quot;&quot;); IF([.P95] &lt;&gt; &quot;&quot;; &quot;newSP := &quot;&amp;[.P95]&amp;&quot;; &quot;; &quot;&quot;); IF([.Q95] &lt;&gt; &quot;&quot;; &quot;newPC := &quot;&amp;[.Q95]&amp;&quot;; &quot;; &quot;&quot;);  IF([.M95] &lt;&gt; &quot;&quot;; &quot;*A = newA; &quot;; &quot;&quot;); IF([.N95] &lt;&gt; &quot;&quot;; &quot;*X = newX; &quot;; &quot;&quot;); IF([.O95] &lt;&gt; &quot;&quot;; &quot;*Y = newY; &quot;; &quot;&quot;); IF([.P95] &lt;&gt; &quot;&quot;; &quot;*SP = newSP; &quot;; &quot;&quot;); IF([.Q95] &lt;&gt; &quot;&quot;; &quot;*PC = newPC; &quot;; &quot;&quot;);  IF( ([.R95] &amp; [.S95] &amp; [.T95] &amp; [.U95] &amp; [.V95] &amp; [.W95]) &lt;&gt; &quot;&quot;; join(&quot;&quot;;    IF( [.R95] &lt;&gt; &quot;&quot;; &quot;carry := &quot; &amp; [.R95] &amp; &quot;;&quot;; &quot;carry := SR&amp;1; &quot;);   IF( [.S95] &lt;&gt; &quot;&quot;; &quot;zero := &quot; &amp; [.S95] &amp; &quot;;&quot;; &quot;zero := (SR&gt;&gt;1)&amp;1; &quot;);   IF( [.T95] &lt;&gt; &quot;&quot;; &quot;interrupt := &quot; &amp; [.T95] &amp; &quot;;&quot;; &quot;interrupt := (SR&gt;&gt;2)&amp;1; &quot;);   IF( [.U95] &lt;&gt; &quot;&quot;; &quot;decimal := &quot; &amp; [.U95] &amp; &quot;;&quot;; &quot;decimal := (SR&gt;&gt;3)&amp;1; &quot;);   IF( [.V95] &lt;&gt; &quot;&quot;; &quot;overflow := &quot; &amp; [.V95] &amp; &quot;;&quot;; &quot;overflow := (SR&gt;&gt;6)&amp;1; &quot;);   IF( [.W95] &lt;&gt; &quot;&quot;; &quot;negative := &quot; &amp; [.W95] &amp; &quot;;&quot;; &quot;negative := (SR&gt;&gt;7)&amp;1; &quot;)  ); &quot;&quot;);  IF( ([.R95] &amp; [.S95] &amp; [.T95] &amp; [.U95] &amp; [.V95] &amp; [.W95]) &lt;&gt; &quot;&quot;; &quot;*SR = carry + (zero&lt;&lt;1) + (interrupt&lt;&lt;2) + (decimal&lt;&lt;3) + (overflow&lt;&lt;6) + (negative&lt;&lt;7); &quot;; &quot;&quot;);  IF( [.Q95] &lt;&gt; &quot;&quot;; &quot;*PC = &quot; &amp; [.Q95] &amp; &quot;;&quot;; &quot;*PC = PC + &quot; &amp; (LEN([.A95]&amp;&quot; &quot;)/3) &amp; &quot;; &quot; );  IF( [.Y95] &lt;&gt; &quot;&quot;; &quot;memory[(&quot; &amp; [.Y95] &amp; &quot;)&amp;0xFFFF] = &quot; &amp; [.Z95] &amp; &quot;; &quot;; &quot;&quot;);  IF( [.AA95] &lt;&gt; &quot;&quot;; &quot;memory[(&quot; &amp; [.AA95] &amp; &quot;)&amp;0xFFFF] = (&quot; &amp; [.AB95] &amp; &quot;)&amp;0xFF; memory[((&quot; &amp; [.AA95] &amp; &quot;)+1)&amp;0xFFFF] = ((&quot; &amp; [.AB9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5];2) &amp; &quot; ) { &quot; &amp;  join(&quot;&quot;;  IF(LEN([.A95]) &gt; 3; &quot;unsigned char LL = memory[(PC+1)&amp;0xFFFF]; &quot;; &quot;&quot;); IF(LEN([.A95]) &gt; 6; &quot;unsigned int HH = memory[(PC+2)&amp;0xFFFF]; &quot;; &quot;&quot;); IF(LEN([.A95]) &gt; 6; &quot;unsigned int HHLL = LL + (HH&lt;&lt;8); &quot;; &quot;&quot;);  IF([.I95] &lt;&gt; &quot;&quot;; &quot;unsigned int zeroPageWord = memory[(&quot;&amp;[.I95]&amp;&quot;)&amp;0xFF] + (memory[((&quot;&amp;[.I95]&amp;&quot;)+1)&amp;0xFF]&lt;&lt;8); &quot;; &quot;&quot;);  IF([.J95] &lt;&gt; &quot;&quot;; &quot;unsigned char readByte = memory[(&quot;&amp;[.J95]&amp;&quot;)&amp;0xFFFF]; &quot;; &quot;&quot;); IF([.K95] &lt;&gt; &quot;&quot;; &quot;unsigned int readWord := memory[(&quot;&amp;[.K95]&amp;&quot;)&amp;0xFFFF] + (memory[((&quot;&amp;[.K95]&amp;&quot;)+1)&amp;0xFFFF]&lt;&lt;8); &quot;; &quot;&quot;);  IF([.L95] &lt;&gt; &quot;&quot;; &quot;unsigned int result = &quot;&amp;[.L95]&amp;&quot;; &quot;; &quot;&quot;);  IF([.M95] &lt;&gt; &quot;&quot;; &quot;unsigned char newA = &quot;&amp;[.M95]&amp;&quot;; &quot;; &quot;&quot;); IF([.N95] &lt;&gt; &quot;&quot;; &quot;unsigned char newX = &quot;&amp;[.N95]&amp;&quot;; &quot;; &quot;&quot;); IF([.O95] &lt;&gt; &quot;&quot;; &quot;unsigned char newY = &quot;&amp;[.O95]&amp;&quot;; &quot;; &quot;&quot;); IF([.P95] &lt;&gt; &quot;&quot;; &quot;unsigned char newSP = &quot;&amp;[.P95]&amp;&quot;; &quot;; &quot;&quot;); IF([.Q95] &lt;&gt; &quot;&quot;; &quot;unsigned int newPC = (&quot;&amp;[.Q95]&amp;&quot;)&amp;0xFFFF; &quot;; &quot;&quot;);  IF([.M95] &lt;&gt; &quot;&quot;; &quot;*A = newA; &quot;; &quot;&quot;); IF([.N95] &lt;&gt; &quot;&quot;; &quot;*X = newX; &quot;; &quot;&quot;); IF([.O95] &lt;&gt; &quot;&quot;; &quot;*Y = newY; &quot;; &quot;&quot;); IF([.P95] &lt;&gt; &quot;&quot;; &quot;*SP = newSP; &quot;; &quot;&quot;); IF([.Q95] &lt;&gt; &quot;&quot;; &quot;*PC = newPC; &quot;; &quot;&quot;);  IF( ([.R95] &amp; [.S95] &amp; [.T95] &amp; [.U95] &amp; [.V95] &amp; [.W95]) &lt;&gt; &quot;&quot;; join(&quot;&quot;;    IF( [.R95] &lt;&gt; &quot;&quot;; &quot;unsigned char carry = &quot; &amp; [.R95] &amp; &quot;;&quot;; &quot;unsigned char carry = SR&amp;1; &quot;);   IF( [.S95] &lt;&gt; &quot;&quot;; &quot;unsigned char zero = &quot; &amp; [.S95] &amp; &quot;;&quot;; &quot;unsigned char zero = (SR&gt;&gt;1)&amp;1; &quot;);   IF( [.T95] &lt;&gt; &quot;&quot;; &quot;unsigned char interrupt = &quot; &amp; [.T95] &amp; &quot;;&quot;; &quot;unsigned char interrupt = (SR&gt;&gt;2)&amp;1; &quot;);   IF( [.U95] &lt;&gt; &quot;&quot;; &quot;unsigned char decimal = &quot; &amp; [.U95] &amp; &quot;;&quot;; &quot;unsigned char decimal = (SR&gt;&gt;3)&amp;1; &quot;);   IF( [.V95] &lt;&gt; &quot;&quot;; &quot;unsigned char overflow = &quot; &amp; [.V95] &amp; &quot;;&quot;; &quot;unsigned char overflow = (SR&gt;&gt;6)&amp;1; &quot;);   IF( [.W95] &lt;&gt; &quot;&quot;; &quot;unsigned char negative = &quot; &amp; [.W95] &amp; &quot;;&quot;; &quot;unsigned char negative = (SR&gt;&gt;7)&amp;1; &quot;)  ); &quot;&quot;);  IF( ([.R95] &amp; [.S95] &amp; [.T95] &amp; [.U95] &amp; [.V95] &amp; [.W95]) &lt;&gt; &quot;&quot;; &quot;*SR = carry + (zero&lt;&lt;1) + (interrupt&lt;&lt;2) + (decimal&lt;&lt;3) + (overflow&lt;&lt;6) + (negative&lt;&lt;7); &quot;; &quot;&quot;);  IF( [.Q95] &lt;&gt; &quot;&quot;; &quot;*PC = &quot; &amp; [.Q95] &amp; &quot;;&quot;; &quot;*PC = PC + &quot; &amp; (LEN([.A95]&amp;&quot; &quot;)/3) &amp; &quot;; &quot; );  IF( [.Y95] &lt;&gt; &quot;&quot;; &quot;memory[(&quot; &amp; [.Y95] &amp; &quot;)&amp;0xFFFF] = &quot; &amp; [.Z95] &amp; &quot;; &quot;; &quot;&quot;);  IF( [.AA95] &lt;&gt; &quot;&quot;; &quot;memory[(&quot; &amp; [.AA95] &amp; &quot;)&amp;0xFFFF] = (&quot; &amp; [.AB95] &amp; &quot;)&amp;0xFF; memory[((&quot; &amp; [.AA95] &amp; &quot;)+1)&amp;0xFFFF] = ((&quot; &amp; [.AB9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5];2) &amp; &quot; ) { &quot; &amp;  join(&quot;&quot;;  IF(LEN([.A95]) &gt; 3; &quot;const LL = memory[(PC+1)&amp;0xFFFF]; &quot;; &quot;&quot;); IF(LEN([.A95]) &gt; 6; &quot;const HH = memory[(PC+2)&amp;0xFFFF]; &quot;; &quot;&quot;); IF(LEN([.A95]) &gt; 6; &quot;const HHLL = LL + (HH&lt;&lt;8); &quot;; &quot;&quot;);  IF([.I95] &lt;&gt; &quot;&quot;; &quot;const zeroPageWord = memory[(&quot;&amp;[.I95]&amp;&quot;)&amp;0xFF] + (memory[((&quot;&amp;[.I95]&amp;&quot;)+1)&amp;0xFF]&lt;&lt;8); &quot;; &quot;&quot;);  IF([.J95] &lt;&gt; &quot;&quot;; &quot;const readByte = memory[(&quot;&amp;[.J95]&amp;&quot;)&amp;0xFFFF]; &quot;; &quot;&quot;); IF([.K95] &lt;&gt; &quot;&quot;; &quot;const readWord = memory[(&quot;&amp;[.K95]&amp;&quot;)&amp;0xFFFF] + (memory[((&quot;&amp;[.K95]&amp;&quot;)+1)&amp;0xFFFF]&lt;&lt;8); &quot;; &quot;&quot;);  IF([.L95] &lt;&gt; &quot;&quot;; &quot;const result = &quot;&amp;[.L95]&amp;&quot;; &quot;; &quot;&quot;);  IF([.M95] &lt;&gt; &quot;&quot;; &quot;const newA = &quot;&amp;[.M95]&amp;&quot;; &quot;; &quot;&quot;); IF([.N95] &lt;&gt; &quot;&quot;; &quot;const newX = &quot;&amp;[.N95]&amp;&quot;; &quot;; &quot;&quot;); IF([.O95] &lt;&gt; &quot;&quot;; &quot;const newY = &quot;&amp;[.O95]&amp;&quot;; &quot;; &quot;&quot;); IF([.P95] &lt;&gt; &quot;&quot;; &quot;const newSP = &quot;&amp;[.P95]&amp;&quot;; &quot;; &quot;&quot;); IF([.Q95] &lt;&gt; &quot;&quot;; &quot;const newPC = (&quot;&amp;[.Q95]&amp;&quot;)&amp;0xFFFF; &quot;; &quot;&quot;);  IF([.M95] &lt;&gt; &quot;&quot;; &quot;cpu.A = newA; &quot;; &quot;&quot;); IF([.N95] &lt;&gt; &quot;&quot;; &quot;cpu.X = newX; &quot;; &quot;&quot;); IF([.O95] &lt;&gt; &quot;&quot;; &quot;cpu.Y = newY; &quot;; &quot;&quot;); IF([.P95] &lt;&gt; &quot;&quot;; &quot;cpu.SP = newSP; &quot;; &quot;&quot;); IF([.Q95] &lt;&gt; &quot;&quot;; &quot;cpu.PC = newPC; &quot;; &quot;&quot;);  IF( ([.R95] &amp; [.S95] &amp; [.T95] &amp; [.U95] &amp; [.V95] &amp; [.W95]) &lt;&gt; &quot;&quot;; join(&quot;&quot;;    IF( [.R95] &lt;&gt; &quot;&quot;; &quot;const carry = &quot; &amp; [.R95] &amp; &quot;;&quot;;     &quot;const carry = SR&amp;1; &quot;);   IF( [.S95] &lt;&gt; &quot;&quot;; &quot;const zero = &quot; &amp; [.S95] &amp; &quot;;&quot;;      &quot;const zero = (SR&gt;&gt;1)&amp;1; &quot;);   IF( [.T95] &lt;&gt; &quot;&quot;; &quot;const interrupt = &quot; &amp; [.T95] &amp; &quot;;&quot;; &quot;const interrupt = (SR&gt;&gt;2)&amp;1; &quot;);   IF( [.U95] &lt;&gt; &quot;&quot;; &quot;const decimal = &quot; &amp; [.U95] &amp; &quot;;&quot;;   &quot;const decimal = (SR&gt;&gt;3)&amp;1; &quot;);   IF( [.V95] &lt;&gt; &quot;&quot;; &quot;const overflow = &quot; &amp; [.V95] &amp; &quot;;&quot;;  &quot;const overflow = (SR&gt;&gt;6)&amp;1; &quot;);   IF( [.W95] &lt;&gt; &quot;&quot;; &quot;const negative = &quot; &amp; [.W95] &amp; &quot;;&quot;;  &quot;const negative = (SR&gt;&gt;7)&amp;1; &quot;)  ); &quot;&quot;);  IF( ([.R95] &amp; [.S95] &amp; [.T95] &amp; [.U95] &amp; [.V95] &amp; [.W95]) &lt;&gt; &quot;&quot;; &quot;cpu.SR = carry + (zero&lt;&lt;1) + (interrupt&lt;&lt;2) + (decimal&lt;&lt;3) + (overflow&lt;&lt;6) + (negative&lt;&lt;7); &quot;; &quot;&quot;);  IF( [.Q95] &lt;&gt; &quot;&quot;; &quot;*PC = &quot; &amp; [.Q95] &amp; &quot;;&quot;; &quot;cpu.PC = PC + &quot; &amp; (LEN([.A95]&amp;&quot; &quot;)/3) &amp; &quot;; &quot; );  IF( [.Y95] &lt;&gt; &quot;&quot;; &quot;memory[(&quot; &amp; [.Y95] &amp; &quot;)&amp;0xFFFF] = &quot; &amp; [.Z95] &amp; &quot;; &quot;; &quot;&quot;);  IF( [.AA95] &lt;&gt; &quot;&quot;; &quot;memory[(&quot; &amp; [.AA95] &amp; &quot;)&amp;0xFFFF] = (&quot; &amp; [.AB95] &amp; &quot;)&amp;0xFF; memory[((&quot; &amp; [.AA95] &amp; &quot;)+1)&amp;0xFFFF] = ((&quot; &amp; [.AB9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A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95] &lt;&gt; &quot;&quot;; &quot;BB &quot;; &quot;&quot;) &amp; IF([.$AN95] &lt;&gt; &quot;&quot;; &quot;LL HH &quot;; &quot;&quot;) &amp; IF([.$AO95] &lt;&gt; &quot;&quot;; &quot;SS &quot;; &quot;&quot;) &amp; IF([.$AP95] &lt;&gt; &quot;&quot;; &quot;RR &quot;; &quot;&quot;) &amp; IF([.$AQ95] &lt;&gt; &quot;&quot;; &quot;PP QQ &quot;; &quot;&quot;) &amp; LEFT([.$A95];2)" office:value-type="string" office:string-value="SS RR 98" calcext:value-type="string">
            <text:p>SS RR 98</text:p>
          </table:table-cell>
          <table:table-cell table:style-name="ce69" table:formula="of:=&quot;UN&quot; &amp;[.B95]" office:value-type="string" office:string-value="UNTYA" calcext:value-type="string">
            <text:p>UNTYA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9 LL HH</text:p>
          </table:table-cell>
          <table:table-cell table:style-name="ce35" office:value-type="string" calcext:value-type="string">
            <text:p>STA</text:p>
          </table:table-cell>
          <table:table-cell table:style-name="ce58" office:value-type="float" office:value="5" calcext:value-type="float">
            <text:p>5</text:p>
          </table:table-cell>
          <table:table-cell table:style-name="ce83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30"/>
          <table:table-cell table:style-name="ce95"/>
          <table:table-cell table:style-name="ce83" table:formula="of:=IF([.$D96] = &quot;($LL, X)&quot;;&quot;(arg1+X)&amp;0xFF&quot;;&quot;&quot;)">
            <text:p/>
          </table:table-cell>
          <table:table-cell table:style-name="ce83"/>
          <table:table-cell table:style-name="ce87" table:number-columns-repeated="2"/>
          <table:table-cell table:style-name="ce186"/>
          <table:table-cell table:style-name="ce87" table:number-columns-repeated="4"/>
          <table:table-cell table:style-name="ce186"/>
          <table:table-cell table:style-name="ce83"/>
          <table:table-cell table:style-name="ce87" table:number-columns-repeated="4"/>
          <table:table-cell table:style-name="ce224"/>
          <table:table-cell table:style-name="ce238" office:value-type="string" calcext:value-type="string">
            <text:p>HHLL + Y</text:p>
          </table:table-cell>
          <table:table-cell table:style-name="ce83" office:value-type="string" calcext:value-type="string">
            <text:p>A</text:p>
          </table:table-cell>
          <table:table-cell table:style-name="ce87" table:number-columns-repeated="2"/>
          <table:table-cell table:style-name="ce244"/>
          <table:table-cell table:style-name="ce95"/>
          <table:table-cell table:style-name="ce253" table:formula="of:=&quot;  if instruction == 0x&quot; &amp; LEFT([.A96];2) &amp; &quot; { &quot; &amp;  join(&quot;&quot;;  IF(LEN([.A96]) &gt; 3; &quot;LL := memory[PC + 1]; &quot;; &quot;&quot;);  IF([.I96] &lt;&gt; &quot;&quot;; &quot;zeroPageWord := memory[(&quot;&amp;[.I96]&amp;&quot;)&amp;0xFF] + (memory[((&quot;&amp;[.I96]&amp;&quot;)+1)&amp;0xFF]&lt;&lt;8); &quot;; &quot;&quot;);  IF([.J96] &lt;&gt; &quot;&quot;; &quot;readByte := memory[(&quot;&amp;[.J96]&amp;&quot;)&amp;0xFFFF]; &quot;; &quot;&quot;); IF([.K96] &lt;&gt; &quot;&quot;; &quot;readWord := memory[(&quot;&amp;[.K96]&amp;&quot;)&amp;0xFFFF] + (memory[((&quot;&amp;[.K96]&amp;&quot;)+1)&amp;0xFFFF]&lt;&lt;8); &quot;; &quot;&quot;);  IF([.L96] &lt;&gt; &quot;&quot;; &quot;result := &quot;&amp;[.L96]&amp;&quot;; &quot;; &quot;&quot;);  IF([.M96] &lt;&gt; &quot;&quot;; &quot;newA := &quot;&amp;[.M96]&amp;&quot;; &quot;; &quot;&quot;); IF([.N96] &lt;&gt; &quot;&quot;; &quot;newX := &quot;&amp;[.N96]&amp;&quot;; &quot;; &quot;&quot;); IF([.O96] &lt;&gt; &quot;&quot;; &quot;newY := &quot;&amp;[.O96]&amp;&quot;; &quot;; &quot;&quot;); IF([.P96] &lt;&gt; &quot;&quot;; &quot;newSP := &quot;&amp;[.P96]&amp;&quot;; &quot;; &quot;&quot;); IF([.Q96] &lt;&gt; &quot;&quot;; &quot;newPC := &quot;&amp;[.Q96]&amp;&quot;; &quot;; &quot;&quot;);  IF([.M96] &lt;&gt; &quot;&quot;; &quot;*A = newA; &quot;; &quot;&quot;); IF([.N96] &lt;&gt; &quot;&quot;; &quot;*X = newX; &quot;; &quot;&quot;); IF([.O96] &lt;&gt; &quot;&quot;; &quot;*Y = newY; &quot;; &quot;&quot;); IF([.P96] &lt;&gt; &quot;&quot;; &quot;*SP = newSP; &quot;; &quot;&quot;); IF([.Q96] &lt;&gt; &quot;&quot;; &quot;*PC = newPC; &quot;; &quot;&quot;);  IF( ([.R96] &amp; [.S96] &amp; [.T96] &amp; [.U96] &amp; [.V96] &amp; [.W96]) &lt;&gt; &quot;&quot;; join(&quot;&quot;;    IF( [.R96] &lt;&gt; &quot;&quot;; &quot;carry := &quot; &amp; [.R96] &amp; &quot;;&quot;; &quot;carry := SR&amp;1; &quot;);   IF( [.S96] &lt;&gt; &quot;&quot;; &quot;zero := &quot; &amp; [.S96] &amp; &quot;;&quot;; &quot;zero := (SR&gt;&gt;1)&amp;1; &quot;);   IF( [.T96] &lt;&gt; &quot;&quot;; &quot;interrupt := &quot; &amp; [.T96] &amp; &quot;;&quot;; &quot;interrupt := (SR&gt;&gt;2)&amp;1; &quot;);   IF( [.U96] &lt;&gt; &quot;&quot;; &quot;decimal := &quot; &amp; [.U96] &amp; &quot;;&quot;; &quot;decimal := (SR&gt;&gt;3)&amp;1; &quot;);   IF( [.V96] &lt;&gt; &quot;&quot;; &quot;overflow := &quot; &amp; [.V96] &amp; &quot;;&quot;; &quot;overflow := (SR&gt;&gt;6)&amp;1; &quot;);   IF( [.W96] &lt;&gt; &quot;&quot;; &quot;negative := &quot; &amp; [.W96] &amp; &quot;;&quot;; &quot;negative := (SR&gt;&gt;7)&amp;1; &quot;)  ); &quot;&quot;);  IF( ([.R96] &amp; [.S96] &amp; [.T96] &amp; [.U96] &amp; [.V96] &amp; [.W96]) &lt;&gt; &quot;&quot;; &quot;*SR = carry + (zero&lt;&lt;1) + (interrupt&lt;&lt;2) + (decimal&lt;&lt;3) + (overflow&lt;&lt;6) + (negative&lt;&lt;7); &quot;; &quot;&quot;);  IF( [.Q96] &lt;&gt; &quot;&quot;; &quot;*PC = &quot; &amp; [.Q96] &amp; &quot;;&quot;; &quot;*PC = PC + &quot; &amp; (LEN([.A96]&amp;&quot; &quot;)/3) &amp; &quot;; &quot; );  IF( [.Y96] &lt;&gt; &quot;&quot;; &quot;memory[(&quot; &amp; [.Y96] &amp; &quot;)&amp;0xFFFF] = &quot; &amp; [.Z96] &amp; &quot;; &quot;; &quot;&quot;);  IF( [.AA96] &lt;&gt; &quot;&quot;; &quot;memory[(&quot; &amp; [.AA96] &amp; &quot;)&amp;0xFFFF] = (&quot; &amp; [.AB96] &amp; &quot;)&amp;0xFF; memory[((&quot; &amp; [.AA96] &amp; &quot;)+1)&amp;0xFFFF] = ((&quot; &amp; [.AB9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6];2) &amp; &quot; ) { &quot; &amp;  join(&quot;&quot;;  IF(LEN([.A96]) &gt; 3; &quot;unsigned char LL = memory[(PC+1)&amp;0xFFFF]; &quot;; &quot;&quot;); IF(LEN([.A96]) &gt; 6; &quot;unsigned int HH = memory[(PC+2)&amp;0xFFFF]; &quot;; &quot;&quot;); IF(LEN([.A96]) &gt; 6; &quot;unsigned int HHLL = LL + (HH&lt;&lt;8); &quot;; &quot;&quot;);  IF([.I96] &lt;&gt; &quot;&quot;; &quot;unsigned int zeroPageWord = memory[(&quot;&amp;[.I96]&amp;&quot;)&amp;0xFF] + (memory[((&quot;&amp;[.I96]&amp;&quot;)+1)&amp;0xFF]&lt;&lt;8); &quot;; &quot;&quot;);  IF([.J96] &lt;&gt; &quot;&quot;; &quot;unsigned char readByte = memory[(&quot;&amp;[.J96]&amp;&quot;)&amp;0xFFFF]; &quot;; &quot;&quot;); IF([.K96] &lt;&gt; &quot;&quot;; &quot;unsigned int readWord := memory[(&quot;&amp;[.K96]&amp;&quot;)&amp;0xFFFF] + (memory[((&quot;&amp;[.K96]&amp;&quot;)+1)&amp;0xFFFF]&lt;&lt;8); &quot;; &quot;&quot;);  IF([.L96] &lt;&gt; &quot;&quot;; &quot;unsigned int result = &quot;&amp;[.L96]&amp;&quot;; &quot;; &quot;&quot;);  IF([.M96] &lt;&gt; &quot;&quot;; &quot;unsigned char newA = &quot;&amp;[.M96]&amp;&quot;; &quot;; &quot;&quot;); IF([.N96] &lt;&gt; &quot;&quot;; &quot;unsigned char newX = &quot;&amp;[.N96]&amp;&quot;; &quot;; &quot;&quot;); IF([.O96] &lt;&gt; &quot;&quot;; &quot;unsigned char newY = &quot;&amp;[.O96]&amp;&quot;; &quot;; &quot;&quot;); IF([.P96] &lt;&gt; &quot;&quot;; &quot;unsigned char newSP = &quot;&amp;[.P96]&amp;&quot;; &quot;; &quot;&quot;); IF([.Q96] &lt;&gt; &quot;&quot;; &quot;unsigned int newPC = (&quot;&amp;[.Q96]&amp;&quot;)&amp;0xFFFF; &quot;; &quot;&quot;);  IF([.M96] &lt;&gt; &quot;&quot;; &quot;*A = newA; &quot;; &quot;&quot;); IF([.N96] &lt;&gt; &quot;&quot;; &quot;*X = newX; &quot;; &quot;&quot;); IF([.O96] &lt;&gt; &quot;&quot;; &quot;*Y = newY; &quot;; &quot;&quot;); IF([.P96] &lt;&gt; &quot;&quot;; &quot;*SP = newSP; &quot;; &quot;&quot;); IF([.Q96] &lt;&gt; &quot;&quot;; &quot;*PC = newPC; &quot;; &quot;&quot;);  IF( ([.R96] &amp; [.S96] &amp; [.T96] &amp; [.U96] &amp; [.V96] &amp; [.W96]) &lt;&gt; &quot;&quot;; join(&quot;&quot;;    IF( [.R96] &lt;&gt; &quot;&quot;; &quot;unsigned char carry = &quot; &amp; [.R96] &amp; &quot;;&quot;; &quot;unsigned char carry = SR&amp;1; &quot;);   IF( [.S96] &lt;&gt; &quot;&quot;; &quot;unsigned char zero = &quot; &amp; [.S96] &amp; &quot;;&quot;; &quot;unsigned char zero = (SR&gt;&gt;1)&amp;1; &quot;);   IF( [.T96] &lt;&gt; &quot;&quot;; &quot;unsigned char interrupt = &quot; &amp; [.T96] &amp; &quot;;&quot;; &quot;unsigned char interrupt = (SR&gt;&gt;2)&amp;1; &quot;);   IF( [.U96] &lt;&gt; &quot;&quot;; &quot;unsigned char decimal = &quot; &amp; [.U96] &amp; &quot;;&quot;; &quot;unsigned char decimal = (SR&gt;&gt;3)&amp;1; &quot;);   IF( [.V96] &lt;&gt; &quot;&quot;; &quot;unsigned char overflow = &quot; &amp; [.V96] &amp; &quot;;&quot;; &quot;unsigned char overflow = (SR&gt;&gt;6)&amp;1; &quot;);   IF( [.W96] &lt;&gt; &quot;&quot;; &quot;unsigned char negative = &quot; &amp; [.W96] &amp; &quot;;&quot;; &quot;unsigned char negative = (SR&gt;&gt;7)&amp;1; &quot;)  ); &quot;&quot;);  IF( ([.R96] &amp; [.S96] &amp; [.T96] &amp; [.U96] &amp; [.V96] &amp; [.W96]) &lt;&gt; &quot;&quot;; &quot;*SR = carry + (zero&lt;&lt;1) + (interrupt&lt;&lt;2) + (decimal&lt;&lt;3) + (overflow&lt;&lt;6) + (negative&lt;&lt;7); &quot;; &quot;&quot;);  IF( [.Q96] &lt;&gt; &quot;&quot;; &quot;*PC = &quot; &amp; [.Q96] &amp; &quot;;&quot;; &quot;*PC = PC + &quot; &amp; (LEN([.A96]&amp;&quot; &quot;)/3) &amp; &quot;; &quot; );  IF( [.Y96] &lt;&gt; &quot;&quot;; &quot;memory[(&quot; &amp; [.Y96] &amp; &quot;)&amp;0xFFFF] = &quot; &amp; [.Z96] &amp; &quot;; &quot;; &quot;&quot;);  IF( [.AA96] &lt;&gt; &quot;&quot;; &quot;memory[(&quot; &amp; [.AA96] &amp; &quot;)&amp;0xFFFF] = (&quot; &amp; [.AB96] &amp; &quot;)&amp;0xFF; memory[((&quot; &amp; [.AA96] &amp; &quot;)+1)&amp;0xFFFF] = ((&quot; &amp; [.AB9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6];2) &amp; &quot; ) { &quot; &amp;  join(&quot;&quot;;  IF(LEN([.A96]) &gt; 3; &quot;const LL = memory[(PC+1)&amp;0xFFFF]; &quot;; &quot;&quot;); IF(LEN([.A96]) &gt; 6; &quot;const HH = memory[(PC+2)&amp;0xFFFF]; &quot;; &quot;&quot;); IF(LEN([.A96]) &gt; 6; &quot;const HHLL = LL + (HH&lt;&lt;8); &quot;; &quot;&quot;);  IF([.I96] &lt;&gt; &quot;&quot;; &quot;const zeroPageWord = memory[(&quot;&amp;[.I96]&amp;&quot;)&amp;0xFF] + (memory[((&quot;&amp;[.I96]&amp;&quot;)+1)&amp;0xFF]&lt;&lt;8); &quot;; &quot;&quot;);  IF([.J96] &lt;&gt; &quot;&quot;; &quot;const readByte = memory[(&quot;&amp;[.J96]&amp;&quot;)&amp;0xFFFF]; &quot;; &quot;&quot;); IF([.K96] &lt;&gt; &quot;&quot;; &quot;const readWord = memory[(&quot;&amp;[.K96]&amp;&quot;)&amp;0xFFFF] + (memory[((&quot;&amp;[.K96]&amp;&quot;)+1)&amp;0xFFFF]&lt;&lt;8); &quot;; &quot;&quot;);  IF([.L96] &lt;&gt; &quot;&quot;; &quot;const result = &quot;&amp;[.L96]&amp;&quot;; &quot;; &quot;&quot;);  IF([.M96] &lt;&gt; &quot;&quot;; &quot;const newA = &quot;&amp;[.M96]&amp;&quot;; &quot;; &quot;&quot;); IF([.N96] &lt;&gt; &quot;&quot;; &quot;const newX = &quot;&amp;[.N96]&amp;&quot;; &quot;; &quot;&quot;); IF([.O96] &lt;&gt; &quot;&quot;; &quot;const newY = &quot;&amp;[.O96]&amp;&quot;; &quot;; &quot;&quot;); IF([.P96] &lt;&gt; &quot;&quot;; &quot;const newSP = &quot;&amp;[.P96]&amp;&quot;; &quot;; &quot;&quot;); IF([.Q96] &lt;&gt; &quot;&quot;; &quot;const newPC = (&quot;&amp;[.Q96]&amp;&quot;)&amp;0xFFFF; &quot;; &quot;&quot;);  IF([.M96] &lt;&gt; &quot;&quot;; &quot;cpu.A = newA; &quot;; &quot;&quot;); IF([.N96] &lt;&gt; &quot;&quot;; &quot;cpu.X = newX; &quot;; &quot;&quot;); IF([.O96] &lt;&gt; &quot;&quot;; &quot;cpu.Y = newY; &quot;; &quot;&quot;); IF([.P96] &lt;&gt; &quot;&quot;; &quot;cpu.SP = newSP; &quot;; &quot;&quot;); IF([.Q96] &lt;&gt; &quot;&quot;; &quot;cpu.PC = newPC; &quot;; &quot;&quot;);  IF( ([.R96] &amp; [.S96] &amp; [.T96] &amp; [.U96] &amp; [.V96] &amp; [.W96]) &lt;&gt; &quot;&quot;; join(&quot;&quot;;    IF( [.R96] &lt;&gt; &quot;&quot;; &quot;const carry = &quot; &amp; [.R96] &amp; &quot;;&quot;;     &quot;const carry = SR&amp;1; &quot;);   IF( [.S96] &lt;&gt; &quot;&quot;; &quot;const zero = &quot; &amp; [.S96] &amp; &quot;;&quot;;      &quot;const zero = (SR&gt;&gt;1)&amp;1; &quot;);   IF( [.T96] &lt;&gt; &quot;&quot;; &quot;const interrupt = &quot; &amp; [.T96] &amp; &quot;;&quot;; &quot;const interrupt = (SR&gt;&gt;2)&amp;1; &quot;);   IF( [.U96] &lt;&gt; &quot;&quot;; &quot;const decimal = &quot; &amp; [.U96] &amp; &quot;;&quot;;   &quot;const decimal = (SR&gt;&gt;3)&amp;1; &quot;);   IF( [.V96] &lt;&gt; &quot;&quot;; &quot;const overflow = &quot; &amp; [.V96] &amp; &quot;;&quot;;  &quot;const overflow = (SR&gt;&gt;6)&amp;1; &quot;);   IF( [.W96] &lt;&gt; &quot;&quot;; &quot;const negative = &quot; &amp; [.W96] &amp; &quot;;&quot;;  &quot;const negative = (SR&gt;&gt;7)&amp;1; &quot;)  ); &quot;&quot;);  IF( ([.R96] &amp; [.S96] &amp; [.T96] &amp; [.U96] &amp; [.V96] &amp; [.W96]) &lt;&gt; &quot;&quot;; &quot;cpu.SR = carry + (zero&lt;&lt;1) + (interrupt&lt;&lt;2) + (decimal&lt;&lt;3) + (overflow&lt;&lt;6) + (negative&lt;&lt;7); &quot;; &quot;&quot;);  IF( [.Q96] &lt;&gt; &quot;&quot;; &quot;*PC = &quot; &amp; [.Q96] &amp; &quot;;&quot;; &quot;cpu.PC = PC + &quot; &amp; (LEN([.A96]&amp;&quot; &quot;)/3) &amp; &quot;; &quot; );  IF( [.Y96] &lt;&gt; &quot;&quot;; &quot;memory[(&quot; &amp; [.Y96] &amp; &quot;)&amp;0xFFFF] = &quot; &amp; [.Z96] &amp; &quot;; &quot;; &quot;&quot;);  IF( [.AA96] &lt;&gt; &quot;&quot;; &quot;memory[(&quot; &amp; [.AA96] &amp; &quot;)&amp;0xFFFF] = (&quot; &amp; [.AB96] &amp; &quot;)&amp;0xFF; memory[((&quot; &amp; [.AA96] &amp; &quot;)+1)&amp;0xFFFF] = ((&quot; &amp; [.AB9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3" office:value-type="string" calcext:value-type="string">
            <text:p>writeByteAddress</text:p>
          </table:table-cell>
          <table:table-cell table:style-name="ce87" table:number-columns-repeated="6"/>
          <table:table-cell table:style-name="ce244"/>
          <table:table-cell table:style-name="ce282" table:formula="of:=IF([.$AM96] &lt;&gt; &quot;&quot;; &quot;BB &quot;; &quot;&quot;) &amp; IF([.$AN96] &lt;&gt; &quot;&quot;; &quot;LL HH &quot;; &quot;&quot;) &amp; IF([.$AO96] &lt;&gt; &quot;&quot;; &quot;SS &quot;; &quot;&quot;) &amp; IF([.$AP96] &lt;&gt; &quot;&quot;; &quot;RR &quot;; &quot;&quot;) &amp; IF([.$AQ96] &lt;&gt; &quot;&quot;; &quot;PP QQ &quot;; &quot;&quot;) &amp; LEFT([.$A96];2)" office:value-type="string" office:string-value="BB 99" calcext:value-type="string">
            <text:p>BB 99</text:p>
          </table:table-cell>
          <table:table-cell table:style-name="ce87" table:formula="of:=&quot;UN&quot; &amp;[.B96]" office:value-type="string" office:string-value="UNSTA" calcext:value-type="string">
            <text:p>UNSTA</text:p>
          </table:table-cell>
          <table:table-cell table:style-name="ce83" office:value-type="string" calcext:value-type="string">
            <text:p>$BB</text:p>
          </table:table-cell>
          <table:table-cell table:style-name="ce96"/>
          <table:table-cell table:style-name="ce87" table:number-columns-repeated="14"/>
          <table:table-cell table:style-name="ce98"/>
          <table:table-cell table:style-name="ce87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9A</text:p>
          </table:table-cell>
          <table:table-cell table:style-name="ce22" office:value-type="string" calcext:value-type="string">
            <text:p>TXS</text:p>
          </table:table-cell>
          <table:table-cell table:style-name="ce59" office:value-type="float" office:value="2" calcext:value-type="float">
            <text:p>2</text:p>
          </table:table-cell>
          <table:table-cell table:style-name="ce84"/>
          <table:table-cell table:style-name="ce96"/>
          <table:table-cell table:style-name="ce98"/>
          <table:table-cell table:style-name="ce131"/>
          <table:table-cell table:style-name="ce95"/>
          <table:table-cell table:style-name="ce84" table:formula="of:=IF([.$D97] = &quot;($LL, X)&quot;;&quot;(arg1+X)&amp;0xFF&quot;;&quot;&quot;)">
            <text:p/>
          </table:table-cell>
          <table:table-cell table:style-name="ce154" table:number-columns-repeated="2"/>
          <table:table-cell table:style-name="ce84" office:value-type="string" calcext:value-type="string">
            <text:p>X</text:p>
          </table:table-cell>
          <table:table-cell table:style-name="ce190"/>
          <table:table-cell table:style-name="ce154" table:number-columns-repeated="2"/>
          <table:table-cell table:style-name="ce84" office:value-type="string" calcext:value-type="string">
            <text:p>result</text:p>
          </table:table-cell>
          <table:table-cell table:style-name="ce154"/>
          <table:table-cell table:style-name="ce190"/>
          <table:table-cell table:style-name="ce84"/>
          <table:table-cell table:style-name="ce154" table:number-columns-repeated="4"/>
          <table:table-cell table:style-name="ce229"/>
          <table:table-cell table:style-name="ce190"/>
          <table:table-cell table:style-name="ce154" table:number-columns-repeated="3"/>
          <table:table-cell table:style-name="ce244"/>
          <table:table-cell table:style-name="ce95"/>
          <table:table-cell table:style-name="ce253" table:formula="of:=&quot;  if instruction == 0x&quot; &amp; LEFT([.A97];2) &amp; &quot; { &quot; &amp;  join(&quot;&quot;;  IF(LEN([.A97]) &gt; 3; &quot;LL := memory[PC + 1]; &quot;; &quot;&quot;);  IF([.I97] &lt;&gt; &quot;&quot;; &quot;zeroPageWord := memory[(&quot;&amp;[.I97]&amp;&quot;)&amp;0xFF] + (memory[((&quot;&amp;[.I97]&amp;&quot;)+1)&amp;0xFF]&lt;&lt;8); &quot;; &quot;&quot;);  IF([.J97] &lt;&gt; &quot;&quot;; &quot;readByte := memory[(&quot;&amp;[.J97]&amp;&quot;)&amp;0xFFFF]; &quot;; &quot;&quot;); IF([.K97] &lt;&gt; &quot;&quot;; &quot;readWord := memory[(&quot;&amp;[.K97]&amp;&quot;)&amp;0xFFFF] + (memory[((&quot;&amp;[.K97]&amp;&quot;)+1)&amp;0xFFFF]&lt;&lt;8); &quot;; &quot;&quot;);  IF([.L97] &lt;&gt; &quot;&quot;; &quot;result := &quot;&amp;[.L97]&amp;&quot;; &quot;; &quot;&quot;);  IF([.M97] &lt;&gt; &quot;&quot;; &quot;newA := &quot;&amp;[.M97]&amp;&quot;; &quot;; &quot;&quot;); IF([.N97] &lt;&gt; &quot;&quot;; &quot;newX := &quot;&amp;[.N97]&amp;&quot;; &quot;; &quot;&quot;); IF([.O97] &lt;&gt; &quot;&quot;; &quot;newY := &quot;&amp;[.O97]&amp;&quot;; &quot;; &quot;&quot;); IF([.P97] &lt;&gt; &quot;&quot;; &quot;newSP := &quot;&amp;[.P97]&amp;&quot;; &quot;; &quot;&quot;); IF([.Q97] &lt;&gt; &quot;&quot;; &quot;newPC := &quot;&amp;[.Q97]&amp;&quot;; &quot;; &quot;&quot;);  IF([.M97] &lt;&gt; &quot;&quot;; &quot;*A = newA; &quot;; &quot;&quot;); IF([.N97] &lt;&gt; &quot;&quot;; &quot;*X = newX; &quot;; &quot;&quot;); IF([.O97] &lt;&gt; &quot;&quot;; &quot;*Y = newY; &quot;; &quot;&quot;); IF([.P97] &lt;&gt; &quot;&quot;; &quot;*SP = newSP; &quot;; &quot;&quot;); IF([.Q97] &lt;&gt; &quot;&quot;; &quot;*PC = newPC; &quot;; &quot;&quot;);  IF( ([.R97] &amp; [.S97] &amp; [.T97] &amp; [.U97] &amp; [.V97] &amp; [.W97]) &lt;&gt; &quot;&quot;; join(&quot;&quot;;    IF( [.R97] &lt;&gt; &quot;&quot;; &quot;carry := &quot; &amp; [.R97] &amp; &quot;;&quot;; &quot;carry := SR&amp;1; &quot;);   IF( [.S97] &lt;&gt; &quot;&quot;; &quot;zero := &quot; &amp; [.S97] &amp; &quot;;&quot;; &quot;zero := (SR&gt;&gt;1)&amp;1; &quot;);   IF( [.T97] &lt;&gt; &quot;&quot;; &quot;interrupt := &quot; &amp; [.T97] &amp; &quot;;&quot;; &quot;interrupt := (SR&gt;&gt;2)&amp;1; &quot;);   IF( [.U97] &lt;&gt; &quot;&quot;; &quot;decimal := &quot; &amp; [.U97] &amp; &quot;;&quot;; &quot;decimal := (SR&gt;&gt;3)&amp;1; &quot;);   IF( [.V97] &lt;&gt; &quot;&quot;; &quot;overflow := &quot; &amp; [.V97] &amp; &quot;;&quot;; &quot;overflow := (SR&gt;&gt;6)&amp;1; &quot;);   IF( [.W97] &lt;&gt; &quot;&quot;; &quot;negative := &quot; &amp; [.W97] &amp; &quot;;&quot;; &quot;negative := (SR&gt;&gt;7)&amp;1; &quot;)  ); &quot;&quot;);  IF( ([.R97] &amp; [.S97] &amp; [.T97] &amp; [.U97] &amp; [.V97] &amp; [.W97]) &lt;&gt; &quot;&quot;; &quot;*SR = carry + (zero&lt;&lt;1) + (interrupt&lt;&lt;2) + (decimal&lt;&lt;3) + (overflow&lt;&lt;6) + (negative&lt;&lt;7); &quot;; &quot;&quot;);  IF( [.Q97] &lt;&gt; &quot;&quot;; &quot;*PC = &quot; &amp; [.Q97] &amp; &quot;;&quot;; &quot;*PC = PC + &quot; &amp; (LEN([.A97]&amp;&quot; &quot;)/3) &amp; &quot;; &quot; );  IF( [.Y97] &lt;&gt; &quot;&quot;; &quot;memory[(&quot; &amp; [.Y97] &amp; &quot;)&amp;0xFFFF] = &quot; &amp; [.Z97] &amp; &quot;; &quot;; &quot;&quot;);  IF( [.AA97] &lt;&gt; &quot;&quot;; &quot;memory[(&quot; &amp; [.AA97] &amp; &quot;)&amp;0xFFFF] = (&quot; &amp; [.AB97] &amp; &quot;)&amp;0xFF; memory[((&quot; &amp; [.AA97] &amp; &quot;)+1)&amp;0xFFFF] = ((&quot; &amp; [.AB9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7];2) &amp; &quot; ) { &quot; &amp;  join(&quot;&quot;;  IF(LEN([.A97]) &gt; 3; &quot;unsigned char LL = memory[(PC+1)&amp;0xFFFF]; &quot;; &quot;&quot;); IF(LEN([.A97]) &gt; 6; &quot;unsigned int HH = memory[(PC+2)&amp;0xFFFF]; &quot;; &quot;&quot;); IF(LEN([.A97]) &gt; 6; &quot;unsigned int HHLL = LL + (HH&lt;&lt;8); &quot;; &quot;&quot;);  IF([.I97] &lt;&gt; &quot;&quot;; &quot;unsigned int zeroPageWord = memory[(&quot;&amp;[.I97]&amp;&quot;)&amp;0xFF] + (memory[((&quot;&amp;[.I97]&amp;&quot;)+1)&amp;0xFF]&lt;&lt;8); &quot;; &quot;&quot;);  IF([.J97] &lt;&gt; &quot;&quot;; &quot;unsigned char readByte = memory[(&quot;&amp;[.J97]&amp;&quot;)&amp;0xFFFF]; &quot;; &quot;&quot;); IF([.K97] &lt;&gt; &quot;&quot;; &quot;unsigned int readWord := memory[(&quot;&amp;[.K97]&amp;&quot;)&amp;0xFFFF] + (memory[((&quot;&amp;[.K97]&amp;&quot;)+1)&amp;0xFFFF]&lt;&lt;8); &quot;; &quot;&quot;);  IF([.L97] &lt;&gt; &quot;&quot;; &quot;unsigned int result = &quot;&amp;[.L97]&amp;&quot;; &quot;; &quot;&quot;);  IF([.M97] &lt;&gt; &quot;&quot;; &quot;unsigned char newA = &quot;&amp;[.M97]&amp;&quot;; &quot;; &quot;&quot;); IF([.N97] &lt;&gt; &quot;&quot;; &quot;unsigned char newX = &quot;&amp;[.N97]&amp;&quot;; &quot;; &quot;&quot;); IF([.O97] &lt;&gt; &quot;&quot;; &quot;unsigned char newY = &quot;&amp;[.O97]&amp;&quot;; &quot;; &quot;&quot;); IF([.P97] &lt;&gt; &quot;&quot;; &quot;unsigned char newSP = &quot;&amp;[.P97]&amp;&quot;; &quot;; &quot;&quot;); IF([.Q97] &lt;&gt; &quot;&quot;; &quot;unsigned int newPC = (&quot;&amp;[.Q97]&amp;&quot;)&amp;0xFFFF; &quot;; &quot;&quot;);  IF([.M97] &lt;&gt; &quot;&quot;; &quot;*A = newA; &quot;; &quot;&quot;); IF([.N97] &lt;&gt; &quot;&quot;; &quot;*X = newX; &quot;; &quot;&quot;); IF([.O97] &lt;&gt; &quot;&quot;; &quot;*Y = newY; &quot;; &quot;&quot;); IF([.P97] &lt;&gt; &quot;&quot;; &quot;*SP = newSP; &quot;; &quot;&quot;); IF([.Q97] &lt;&gt; &quot;&quot;; &quot;*PC = newPC; &quot;; &quot;&quot;);  IF( ([.R97] &amp; [.S97] &amp; [.T97] &amp; [.U97] &amp; [.V97] &amp; [.W97]) &lt;&gt; &quot;&quot;; join(&quot;&quot;;    IF( [.R97] &lt;&gt; &quot;&quot;; &quot;unsigned char carry = &quot; &amp; [.R97] &amp; &quot;;&quot;; &quot;unsigned char carry = SR&amp;1; &quot;);   IF( [.S97] &lt;&gt; &quot;&quot;; &quot;unsigned char zero = &quot; &amp; [.S97] &amp; &quot;;&quot;; &quot;unsigned char zero = (SR&gt;&gt;1)&amp;1; &quot;);   IF( [.T97] &lt;&gt; &quot;&quot;; &quot;unsigned char interrupt = &quot; &amp; [.T97] &amp; &quot;;&quot;; &quot;unsigned char interrupt = (SR&gt;&gt;2)&amp;1; &quot;);   IF( [.U97] &lt;&gt; &quot;&quot;; &quot;unsigned char decimal = &quot; &amp; [.U97] &amp; &quot;;&quot;; &quot;unsigned char decimal = (SR&gt;&gt;3)&amp;1; &quot;);   IF( [.V97] &lt;&gt; &quot;&quot;; &quot;unsigned char overflow = &quot; &amp; [.V97] &amp; &quot;;&quot;; &quot;unsigned char overflow = (SR&gt;&gt;6)&amp;1; &quot;);   IF( [.W97] &lt;&gt; &quot;&quot;; &quot;unsigned char negative = &quot; &amp; [.W97] &amp; &quot;;&quot;; &quot;unsigned char negative = (SR&gt;&gt;7)&amp;1; &quot;)  ); &quot;&quot;);  IF( ([.R97] &amp; [.S97] &amp; [.T97] &amp; [.U97] &amp; [.V97] &amp; [.W97]) &lt;&gt; &quot;&quot;; &quot;*SR = carry + (zero&lt;&lt;1) + (interrupt&lt;&lt;2) + (decimal&lt;&lt;3) + (overflow&lt;&lt;6) + (negative&lt;&lt;7); &quot;; &quot;&quot;);  IF( [.Q97] &lt;&gt; &quot;&quot;; &quot;*PC = &quot; &amp; [.Q97] &amp; &quot;;&quot;; &quot;*PC = PC + &quot; &amp; (LEN([.A97]&amp;&quot; &quot;)/3) &amp; &quot;; &quot; );  IF( [.Y97] &lt;&gt; &quot;&quot;; &quot;memory[(&quot; &amp; [.Y97] &amp; &quot;)&amp;0xFFFF] = &quot; &amp; [.Z97] &amp; &quot;; &quot;; &quot;&quot;);  IF( [.AA97] &lt;&gt; &quot;&quot;; &quot;memory[(&quot; &amp; [.AA97] &amp; &quot;)&amp;0xFFFF] = (&quot; &amp; [.AB97] &amp; &quot;)&amp;0xFF; memory[((&quot; &amp; [.AA97] &amp; &quot;)+1)&amp;0xFFFF] = ((&quot; &amp; [.AB9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7];2) &amp; &quot; ) { &quot; &amp;  join(&quot;&quot;;  IF(LEN([.A97]) &gt; 3; &quot;const LL = memory[(PC+1)&amp;0xFFFF]; &quot;; &quot;&quot;); IF(LEN([.A97]) &gt; 6; &quot;const HH = memory[(PC+2)&amp;0xFFFF]; &quot;; &quot;&quot;); IF(LEN([.A97]) &gt; 6; &quot;const HHLL = LL + (HH&lt;&lt;8); &quot;; &quot;&quot;);  IF([.I97] &lt;&gt; &quot;&quot;; &quot;const zeroPageWord = memory[(&quot;&amp;[.I97]&amp;&quot;)&amp;0xFF] + (memory[((&quot;&amp;[.I97]&amp;&quot;)+1)&amp;0xFF]&lt;&lt;8); &quot;; &quot;&quot;);  IF([.J97] &lt;&gt; &quot;&quot;; &quot;const readByte = memory[(&quot;&amp;[.J97]&amp;&quot;)&amp;0xFFFF]; &quot;; &quot;&quot;); IF([.K97] &lt;&gt; &quot;&quot;; &quot;const readWord = memory[(&quot;&amp;[.K97]&amp;&quot;)&amp;0xFFFF] + (memory[((&quot;&amp;[.K97]&amp;&quot;)+1)&amp;0xFFFF]&lt;&lt;8); &quot;; &quot;&quot;);  IF([.L97] &lt;&gt; &quot;&quot;; &quot;const result = &quot;&amp;[.L97]&amp;&quot;; &quot;; &quot;&quot;);  IF([.M97] &lt;&gt; &quot;&quot;; &quot;const newA = &quot;&amp;[.M97]&amp;&quot;; &quot;; &quot;&quot;); IF([.N97] &lt;&gt; &quot;&quot;; &quot;const newX = &quot;&amp;[.N97]&amp;&quot;; &quot;; &quot;&quot;); IF([.O97] &lt;&gt; &quot;&quot;; &quot;const newY = &quot;&amp;[.O97]&amp;&quot;; &quot;; &quot;&quot;); IF([.P97] &lt;&gt; &quot;&quot;; &quot;const newSP = &quot;&amp;[.P97]&amp;&quot;; &quot;; &quot;&quot;); IF([.Q97] &lt;&gt; &quot;&quot;; &quot;const newPC = (&quot;&amp;[.Q97]&amp;&quot;)&amp;0xFFFF; &quot;; &quot;&quot;);  IF([.M97] &lt;&gt; &quot;&quot;; &quot;cpu.A = newA; &quot;; &quot;&quot;); IF([.N97] &lt;&gt; &quot;&quot;; &quot;cpu.X = newX; &quot;; &quot;&quot;); IF([.O97] &lt;&gt; &quot;&quot;; &quot;cpu.Y = newY; &quot;; &quot;&quot;); IF([.P97] &lt;&gt; &quot;&quot;; &quot;cpu.SP = newSP; &quot;; &quot;&quot;); IF([.Q97] &lt;&gt; &quot;&quot;; &quot;cpu.PC = newPC; &quot;; &quot;&quot;);  IF( ([.R97] &amp; [.S97] &amp; [.T97] &amp; [.U97] &amp; [.V97] &amp; [.W97]) &lt;&gt; &quot;&quot;; join(&quot;&quot;;    IF( [.R97] &lt;&gt; &quot;&quot;; &quot;const carry = &quot; &amp; [.R97] &amp; &quot;;&quot;;     &quot;const carry = SR&amp;1; &quot;);   IF( [.S97] &lt;&gt; &quot;&quot;; &quot;const zero = &quot; &amp; [.S97] &amp; &quot;;&quot;;      &quot;const zero = (SR&gt;&gt;1)&amp;1; &quot;);   IF( [.T97] &lt;&gt; &quot;&quot;; &quot;const interrupt = &quot; &amp; [.T97] &amp; &quot;;&quot;; &quot;const interrupt = (SR&gt;&gt;2)&amp;1; &quot;);   IF( [.U97] &lt;&gt; &quot;&quot;; &quot;const decimal = &quot; &amp; [.U97] &amp; &quot;;&quot;;   &quot;const decimal = (SR&gt;&gt;3)&amp;1; &quot;);   IF( [.V97] &lt;&gt; &quot;&quot;; &quot;const overflow = &quot; &amp; [.V97] &amp; &quot;;&quot;;  &quot;const overflow = (SR&gt;&gt;6)&amp;1; &quot;);   IF( [.W97] &lt;&gt; &quot;&quot;; &quot;const negative = &quot; &amp; [.W97] &amp; &quot;;&quot;;  &quot;const negative = (SR&gt;&gt;7)&amp;1; &quot;)  ); &quot;&quot;);  IF( ([.R97] &amp; [.S97] &amp; [.T97] &amp; [.U97] &amp; [.V97] &amp; [.W97]) &lt;&gt; &quot;&quot;; &quot;cpu.SR = carry + (zero&lt;&lt;1) + (interrupt&lt;&lt;2) + (decimal&lt;&lt;3) + (overflow&lt;&lt;6) + (negative&lt;&lt;7); &quot;; &quot;&quot;);  IF( [.Q97] &lt;&gt; &quot;&quot;; &quot;*PC = &quot; &amp; [.Q97] &amp; &quot;;&quot;; &quot;cpu.PC = PC + &quot; &amp; (LEN([.A97]&amp;&quot; &quot;)/3) &amp; &quot;; &quot; );  IF( [.Y97] &lt;&gt; &quot;&quot;; &quot;memory[(&quot; &amp; [.Y97] &amp; &quot;)&amp;0xFFFF] = &quot; &amp; [.Z97] &amp; &quot;; &quot;; &quot;&quot;);  IF( [.AA97] &lt;&gt; &quot;&quot;; &quot;memory[(&quot; &amp; [.AA97] &amp; &quot;)&amp;0xFFFF] = (&quot; &amp; [.AB97] &amp; &quot;)&amp;0xFF; memory[((&quot; &amp; [.AA97] &amp; &quot;)+1)&amp;0xFFFF] = ((&quot; &amp; [.AB9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4" table:number-columns-repeated="2"/>
          <table:table-cell table:style-name="ce84"/>
          <table:table-cell table:style-name="ce84" office:value-type="string" calcext:value-type="string">
            <text:p>SP</text:p>
          </table:table-cell>
          <table:table-cell table:style-name="ce84" table:number-columns-repeated="2"/>
          <table:table-cell table:style-name="ce154"/>
          <table:table-cell table:style-name="ce244"/>
          <table:table-cell table:style-name="ce282" table:formula="of:=IF([.$AM97] &lt;&gt; &quot;&quot;; &quot;BB &quot;; &quot;&quot;) &amp; IF([.$AN97] &lt;&gt; &quot;&quot;; &quot;LL HH &quot;; &quot;&quot;) &amp; IF([.$AO97] &lt;&gt; &quot;&quot;; &quot;SS &quot;; &quot;&quot;) &amp; IF([.$AP97] &lt;&gt; &quot;&quot;; &quot;RR &quot;; &quot;&quot;) &amp; IF([.$AQ97] &lt;&gt; &quot;&quot;; &quot;PP QQ &quot;; &quot;&quot;) &amp; LEFT([.$A97];2)" office:value-type="string" office:string-value="RR 9A" calcext:value-type="string">
            <text:p>RR 9A</text:p>
          </table:table-cell>
          <table:table-cell table:style-name="ce84" table:formula="of:=&quot;UN&quot; &amp;[.B97]" office:value-type="string" office:string-value="UNTXS" calcext:value-type="string">
            <text:p>UNTXS</text:p>
          </table:table-cell>
          <table:table-cell table:style-name="ce84" office:value-type="string" calcext:value-type="string">
            <text:p>$RR</text:p>
          </table:table-cell>
          <table:table-cell table:style-name="ce96"/>
          <table:table-cell table:style-name="ce84" table:number-columns-repeated="14"/>
          <table:table-cell table:style-name="ce98"/>
          <table:table-cell table:style-name="ce8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9D LL HH</text:p>
          </table:table-cell>
          <table:table-cell table:style-name="ce37" office:value-type="string" calcext:value-type="string">
            <text:p>STA</text:p>
          </table:table-cell>
          <table:table-cell table:style-name="ce61" office:value-type="float" office:value="5" calcext:value-type="float">
            <text:p>5</text:p>
          </table:table-cell>
          <table:table-cell table:style-name="ce86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34"/>
          <table:table-cell table:style-name="ce141"/>
          <table:table-cell table:style-name="ce86" table:formula="of:=IF([.$D98] = &quot;($LL, X)&quot;;&quot;(arg1+X)&amp;0xFF&quot;;&quot;&quot;)">
            <text:p/>
          </table:table-cell>
          <table:table-cell table:style-name="ce86"/>
          <table:table-cell table:style-name="ce159" table:number-columns-repeated="2"/>
          <table:table-cell table:style-name="ce191"/>
          <table:table-cell table:style-name="ce159" table:number-columns-repeated="3"/>
          <table:table-cell table:style-name="ce86"/>
          <table:table-cell table:style-name="ce191"/>
          <table:table-cell table:style-name="ce86"/>
          <table:table-cell table:style-name="ce159" table:number-columns-repeated="4"/>
          <table:table-cell table:style-name="ce230"/>
          <table:table-cell table:style-name="ce240" office:value-type="string" calcext:value-type="string">
            <text:p>HHLL + X</text:p>
          </table:table-cell>
          <table:table-cell table:style-name="ce86" office:value-type="string" calcext:value-type="string">
            <text:p>A</text:p>
          </table:table-cell>
          <table:table-cell table:style-name="ce159" table:number-columns-repeated="2"/>
          <table:table-cell table:style-name="ce245"/>
          <table:table-cell table:style-name="ce141"/>
          <table:table-cell table:style-name="ce253" table:formula="of:=&quot;  if instruction == 0x&quot; &amp; LEFT([.A98];2) &amp; &quot; { &quot; &amp;  join(&quot;&quot;;  IF(LEN([.A98]) &gt; 3; &quot;LL := memory[PC + 1]; &quot;; &quot;&quot;);  IF([.I98] &lt;&gt; &quot;&quot;; &quot;zeroPageWord := memory[(&quot;&amp;[.I98]&amp;&quot;)&amp;0xFF] + (memory[((&quot;&amp;[.I98]&amp;&quot;)+1)&amp;0xFF]&lt;&lt;8); &quot;; &quot;&quot;);  IF([.J98] &lt;&gt; &quot;&quot;; &quot;readByte := memory[(&quot;&amp;[.J98]&amp;&quot;)&amp;0xFFFF]; &quot;; &quot;&quot;); IF([.K98] &lt;&gt; &quot;&quot;; &quot;readWord := memory[(&quot;&amp;[.K98]&amp;&quot;)&amp;0xFFFF] + (memory[((&quot;&amp;[.K98]&amp;&quot;)+1)&amp;0xFFFF]&lt;&lt;8); &quot;; &quot;&quot;);  IF([.L98] &lt;&gt; &quot;&quot;; &quot;result := &quot;&amp;[.L98]&amp;&quot;; &quot;; &quot;&quot;);  IF([.M98] &lt;&gt; &quot;&quot;; &quot;newA := &quot;&amp;[.M98]&amp;&quot;; &quot;; &quot;&quot;); IF([.N98] &lt;&gt; &quot;&quot;; &quot;newX := &quot;&amp;[.N98]&amp;&quot;; &quot;; &quot;&quot;); IF([.O98] &lt;&gt; &quot;&quot;; &quot;newY := &quot;&amp;[.O98]&amp;&quot;; &quot;; &quot;&quot;); IF([.P98] &lt;&gt; &quot;&quot;; &quot;newSP := &quot;&amp;[.P98]&amp;&quot;; &quot;; &quot;&quot;); IF([.Q98] &lt;&gt; &quot;&quot;; &quot;newPC := &quot;&amp;[.Q98]&amp;&quot;; &quot;; &quot;&quot;);  IF([.M98] &lt;&gt; &quot;&quot;; &quot;*A = newA; &quot;; &quot;&quot;); IF([.N98] &lt;&gt; &quot;&quot;; &quot;*X = newX; &quot;; &quot;&quot;); IF([.O98] &lt;&gt; &quot;&quot;; &quot;*Y = newY; &quot;; &quot;&quot;); IF([.P98] &lt;&gt; &quot;&quot;; &quot;*SP = newSP; &quot;; &quot;&quot;); IF([.Q98] &lt;&gt; &quot;&quot;; &quot;*PC = newPC; &quot;; &quot;&quot;);  IF( ([.R98] &amp; [.S98] &amp; [.T98] &amp; [.U98] &amp; [.V98] &amp; [.W98]) &lt;&gt; &quot;&quot;; join(&quot;&quot;;    IF( [.R98] &lt;&gt; &quot;&quot;; &quot;carry := &quot; &amp; [.R98] &amp; &quot;;&quot;; &quot;carry := SR&amp;1; &quot;);   IF( [.S98] &lt;&gt; &quot;&quot;; &quot;zero := &quot; &amp; [.S98] &amp; &quot;;&quot;; &quot;zero := (SR&gt;&gt;1)&amp;1; &quot;);   IF( [.T98] &lt;&gt; &quot;&quot;; &quot;interrupt := &quot; &amp; [.T98] &amp; &quot;;&quot;; &quot;interrupt := (SR&gt;&gt;2)&amp;1; &quot;);   IF( [.U98] &lt;&gt; &quot;&quot;; &quot;decimal := &quot; &amp; [.U98] &amp; &quot;;&quot;; &quot;decimal := (SR&gt;&gt;3)&amp;1; &quot;);   IF( [.V98] &lt;&gt; &quot;&quot;; &quot;overflow := &quot; &amp; [.V98] &amp; &quot;;&quot;; &quot;overflow := (SR&gt;&gt;6)&amp;1; &quot;);   IF( [.W98] &lt;&gt; &quot;&quot;; &quot;negative := &quot; &amp; [.W98] &amp; &quot;;&quot;; &quot;negative := (SR&gt;&gt;7)&amp;1; &quot;)  ); &quot;&quot;);  IF( ([.R98] &amp; [.S98] &amp; [.T98] &amp; [.U98] &amp; [.V98] &amp; [.W98]) &lt;&gt; &quot;&quot;; &quot;*SR = carry + (zero&lt;&lt;1) + (interrupt&lt;&lt;2) + (decimal&lt;&lt;3) + (overflow&lt;&lt;6) + (negative&lt;&lt;7); &quot;; &quot;&quot;);  IF( [.Q98] &lt;&gt; &quot;&quot;; &quot;*PC = &quot; &amp; [.Q98] &amp; &quot;;&quot;; &quot;*PC = PC + &quot; &amp; (LEN([.A98]&amp;&quot; &quot;)/3) &amp; &quot;; &quot; );  IF( [.Y98] &lt;&gt; &quot;&quot;; &quot;memory[(&quot; &amp; [.Y98] &amp; &quot;)&amp;0xFFFF] = &quot; &amp; [.Z98] &amp; &quot;; &quot;; &quot;&quot;);  IF( [.AA98] &lt;&gt; &quot;&quot;; &quot;memory[(&quot; &amp; [.AA98] &amp; &quot;)&amp;0xFFFF] = (&quot; &amp; [.AB98] &amp; &quot;)&amp;0xFF; memory[((&quot; &amp; [.AA98] &amp; &quot;)+1)&amp;0xFFFF] = ((&quot; &amp; [.AB9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8];2) &amp; &quot; ) { &quot; &amp;  join(&quot;&quot;;  IF(LEN([.A98]) &gt; 3; &quot;unsigned char LL = memory[(PC+1)&amp;0xFFFF]; &quot;; &quot;&quot;); IF(LEN([.A98]) &gt; 6; &quot;unsigned int HH = memory[(PC+2)&amp;0xFFFF]; &quot;; &quot;&quot;); IF(LEN([.A98]) &gt; 6; &quot;unsigned int HHLL = LL + (HH&lt;&lt;8); &quot;; &quot;&quot;);  IF([.I98] &lt;&gt; &quot;&quot;; &quot;unsigned int zeroPageWord = memory[(&quot;&amp;[.I98]&amp;&quot;)&amp;0xFF] + (memory[((&quot;&amp;[.I98]&amp;&quot;)+1)&amp;0xFF]&lt;&lt;8); &quot;; &quot;&quot;);  IF([.J98] &lt;&gt; &quot;&quot;; &quot;unsigned char readByte = memory[(&quot;&amp;[.J98]&amp;&quot;)&amp;0xFFFF]; &quot;; &quot;&quot;); IF([.K98] &lt;&gt; &quot;&quot;; &quot;unsigned int readWord := memory[(&quot;&amp;[.K98]&amp;&quot;)&amp;0xFFFF] + (memory[((&quot;&amp;[.K98]&amp;&quot;)+1)&amp;0xFFFF]&lt;&lt;8); &quot;; &quot;&quot;);  IF([.L98] &lt;&gt; &quot;&quot;; &quot;unsigned int result = &quot;&amp;[.L98]&amp;&quot;; &quot;; &quot;&quot;);  IF([.M98] &lt;&gt; &quot;&quot;; &quot;unsigned char newA = &quot;&amp;[.M98]&amp;&quot;; &quot;; &quot;&quot;); IF([.N98] &lt;&gt; &quot;&quot;; &quot;unsigned char newX = &quot;&amp;[.N98]&amp;&quot;; &quot;; &quot;&quot;); IF([.O98] &lt;&gt; &quot;&quot;; &quot;unsigned char newY = &quot;&amp;[.O98]&amp;&quot;; &quot;; &quot;&quot;); IF([.P98] &lt;&gt; &quot;&quot;; &quot;unsigned char newSP = &quot;&amp;[.P98]&amp;&quot;; &quot;; &quot;&quot;); IF([.Q98] &lt;&gt; &quot;&quot;; &quot;unsigned int newPC = (&quot;&amp;[.Q98]&amp;&quot;)&amp;0xFFFF; &quot;; &quot;&quot;);  IF([.M98] &lt;&gt; &quot;&quot;; &quot;*A = newA; &quot;; &quot;&quot;); IF([.N98] &lt;&gt; &quot;&quot;; &quot;*X = newX; &quot;; &quot;&quot;); IF([.O98] &lt;&gt; &quot;&quot;; &quot;*Y = newY; &quot;; &quot;&quot;); IF([.P98] &lt;&gt; &quot;&quot;; &quot;*SP = newSP; &quot;; &quot;&quot;); IF([.Q98] &lt;&gt; &quot;&quot;; &quot;*PC = newPC; &quot;; &quot;&quot;);  IF( ([.R98] &amp; [.S98] &amp; [.T98] &amp; [.U98] &amp; [.V98] &amp; [.W98]) &lt;&gt; &quot;&quot;; join(&quot;&quot;;    IF( [.R98] &lt;&gt; &quot;&quot;; &quot;unsigned char carry = &quot; &amp; [.R98] &amp; &quot;;&quot;; &quot;unsigned char carry = SR&amp;1; &quot;);   IF( [.S98] &lt;&gt; &quot;&quot;; &quot;unsigned char zero = &quot; &amp; [.S98] &amp; &quot;;&quot;; &quot;unsigned char zero = (SR&gt;&gt;1)&amp;1; &quot;);   IF( [.T98] &lt;&gt; &quot;&quot;; &quot;unsigned char interrupt = &quot; &amp; [.T98] &amp; &quot;;&quot;; &quot;unsigned char interrupt = (SR&gt;&gt;2)&amp;1; &quot;);   IF( [.U98] &lt;&gt; &quot;&quot;; &quot;unsigned char decimal = &quot; &amp; [.U98] &amp; &quot;;&quot;; &quot;unsigned char decimal = (SR&gt;&gt;3)&amp;1; &quot;);   IF( [.V98] &lt;&gt; &quot;&quot;; &quot;unsigned char overflow = &quot; &amp; [.V98] &amp; &quot;;&quot;; &quot;unsigned char overflow = (SR&gt;&gt;6)&amp;1; &quot;);   IF( [.W98] &lt;&gt; &quot;&quot;; &quot;unsigned char negative = &quot; &amp; [.W98] &amp; &quot;;&quot;; &quot;unsigned char negative = (SR&gt;&gt;7)&amp;1; &quot;)  ); &quot;&quot;);  IF( ([.R98] &amp; [.S98] &amp; [.T98] &amp; [.U98] &amp; [.V98] &amp; [.W98]) &lt;&gt; &quot;&quot;; &quot;*SR = carry + (zero&lt;&lt;1) + (interrupt&lt;&lt;2) + (decimal&lt;&lt;3) + (overflow&lt;&lt;6) + (negative&lt;&lt;7); &quot;; &quot;&quot;);  IF( [.Q98] &lt;&gt; &quot;&quot;; &quot;*PC = &quot; &amp; [.Q98] &amp; &quot;;&quot;; &quot;*PC = PC + &quot; &amp; (LEN([.A98]&amp;&quot; &quot;)/3) &amp; &quot;; &quot; );  IF( [.Y98] &lt;&gt; &quot;&quot;; &quot;memory[(&quot; &amp; [.Y98] &amp; &quot;)&amp;0xFFFF] = &quot; &amp; [.Z98] &amp; &quot;; &quot;; &quot;&quot;);  IF( [.AA98] &lt;&gt; &quot;&quot;; &quot;memory[(&quot; &amp; [.AA98] &amp; &quot;)&amp;0xFFFF] = (&quot; &amp; [.AB98] &amp; &quot;)&amp;0xFF; memory[((&quot; &amp; [.AA98] &amp; &quot;)+1)&amp;0xFFFF] = ((&quot; &amp; [.AB9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8];2) &amp; &quot; ) { &quot; &amp;  join(&quot;&quot;;  IF(LEN([.A98]) &gt; 3; &quot;const LL = memory[(PC+1)&amp;0xFFFF]; &quot;; &quot;&quot;); IF(LEN([.A98]) &gt; 6; &quot;const HH = memory[(PC+2)&amp;0xFFFF]; &quot;; &quot;&quot;); IF(LEN([.A98]) &gt; 6; &quot;const HHLL = LL + (HH&lt;&lt;8); &quot;; &quot;&quot;);  IF([.I98] &lt;&gt; &quot;&quot;; &quot;const zeroPageWord = memory[(&quot;&amp;[.I98]&amp;&quot;)&amp;0xFF] + (memory[((&quot;&amp;[.I98]&amp;&quot;)+1)&amp;0xFF]&lt;&lt;8); &quot;; &quot;&quot;);  IF([.J98] &lt;&gt; &quot;&quot;; &quot;const readByte = memory[(&quot;&amp;[.J98]&amp;&quot;)&amp;0xFFFF]; &quot;; &quot;&quot;); IF([.K98] &lt;&gt; &quot;&quot;; &quot;const readWord = memory[(&quot;&amp;[.K98]&amp;&quot;)&amp;0xFFFF] + (memory[((&quot;&amp;[.K98]&amp;&quot;)+1)&amp;0xFFFF]&lt;&lt;8); &quot;; &quot;&quot;);  IF([.L98] &lt;&gt; &quot;&quot;; &quot;const result = &quot;&amp;[.L98]&amp;&quot;; &quot;; &quot;&quot;);  IF([.M98] &lt;&gt; &quot;&quot;; &quot;const newA = &quot;&amp;[.M98]&amp;&quot;; &quot;; &quot;&quot;); IF([.N98] &lt;&gt; &quot;&quot;; &quot;const newX = &quot;&amp;[.N98]&amp;&quot;; &quot;; &quot;&quot;); IF([.O98] &lt;&gt; &quot;&quot;; &quot;const newY = &quot;&amp;[.O98]&amp;&quot;; &quot;; &quot;&quot;); IF([.P98] &lt;&gt; &quot;&quot;; &quot;const newSP = &quot;&amp;[.P98]&amp;&quot;; &quot;; &quot;&quot;); IF([.Q98] &lt;&gt; &quot;&quot;; &quot;const newPC = (&quot;&amp;[.Q98]&amp;&quot;)&amp;0xFFFF; &quot;; &quot;&quot;);  IF([.M98] &lt;&gt; &quot;&quot;; &quot;cpu.A = newA; &quot;; &quot;&quot;); IF([.N98] &lt;&gt; &quot;&quot;; &quot;cpu.X = newX; &quot;; &quot;&quot;); IF([.O98] &lt;&gt; &quot;&quot;; &quot;cpu.Y = newY; &quot;; &quot;&quot;); IF([.P98] &lt;&gt; &quot;&quot;; &quot;cpu.SP = newSP; &quot;; &quot;&quot;); IF([.Q98] &lt;&gt; &quot;&quot;; &quot;cpu.PC = newPC; &quot;; &quot;&quot;);  IF( ([.R98] &amp; [.S98] &amp; [.T98] &amp; [.U98] &amp; [.V98] &amp; [.W98]) &lt;&gt; &quot;&quot;; join(&quot;&quot;;    IF( [.R98] &lt;&gt; &quot;&quot;; &quot;const carry = &quot; &amp; [.R98] &amp; &quot;;&quot;;     &quot;const carry = SR&amp;1; &quot;);   IF( [.S98] &lt;&gt; &quot;&quot;; &quot;const zero = &quot; &amp; [.S98] &amp; &quot;;&quot;;      &quot;const zero = (SR&gt;&gt;1)&amp;1; &quot;);   IF( [.T98] &lt;&gt; &quot;&quot;; &quot;const interrupt = &quot; &amp; [.T98] &amp; &quot;;&quot;; &quot;const interrupt = (SR&gt;&gt;2)&amp;1; &quot;);   IF( [.U98] &lt;&gt; &quot;&quot;; &quot;const decimal = &quot; &amp; [.U98] &amp; &quot;;&quot;;   &quot;const decimal = (SR&gt;&gt;3)&amp;1; &quot;);   IF( [.V98] &lt;&gt; &quot;&quot;; &quot;const overflow = &quot; &amp; [.V98] &amp; &quot;;&quot;;  &quot;const overflow = (SR&gt;&gt;6)&amp;1; &quot;);   IF( [.W98] &lt;&gt; &quot;&quot;; &quot;const negative = &quot; &amp; [.W98] &amp; &quot;;&quot;;  &quot;const negative = (SR&gt;&gt;7)&amp;1; &quot;)  ); &quot;&quot;);  IF( ([.R98] &amp; [.S98] &amp; [.T98] &amp; [.U98] &amp; [.V98] &amp; [.W98]) &lt;&gt; &quot;&quot;; &quot;cpu.SR = carry + (zero&lt;&lt;1) + (interrupt&lt;&lt;2) + (decimal&lt;&lt;3) + (overflow&lt;&lt;6) + (negative&lt;&lt;7); &quot;; &quot;&quot;);  IF( [.Q98] &lt;&gt; &quot;&quot;; &quot;*PC = &quot; &amp; [.Q98] &amp; &quot;;&quot;; &quot;cpu.PC = PC + &quot; &amp; (LEN([.A98]&amp;&quot; &quot;)/3) &amp; &quot;; &quot; );  IF( [.Y98] &lt;&gt; &quot;&quot;; &quot;memory[(&quot; &amp; [.Y98] &amp; &quot;)&amp;0xFFFF] = &quot; &amp; [.Z98] &amp; &quot;; &quot;; &quot;&quot;);  IF( [.AA98] &lt;&gt; &quot;&quot;; &quot;memory[(&quot; &amp; [.AA98] &amp; &quot;)&amp;0xFFFF] = (&quot; &amp; [.AB98] &amp; &quot;)&amp;0xFF; memory[((&quot; &amp; [.AA98] &amp; &quot;)+1)&amp;0xFFFF] = ((&quot; &amp; [.AB9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86" office:value-type="string" calcext:value-type="string">
            <text:p>writeByteAddress</text:p>
          </table:table-cell>
          <table:table-cell table:style-name="ce159" table:number-columns-repeated="6"/>
          <table:table-cell table:style-name="ce245"/>
          <table:table-cell table:style-name="ce282" table:formula="of:=IF([.$AM98] &lt;&gt; &quot;&quot;; &quot;BB &quot;; &quot;&quot;) &amp; IF([.$AN98] &lt;&gt; &quot;&quot;; &quot;LL HH &quot;; &quot;&quot;) &amp; IF([.$AO98] &lt;&gt; &quot;&quot;; &quot;SS &quot;; &quot;&quot;) &amp; IF([.$AP98] &lt;&gt; &quot;&quot;; &quot;RR &quot;; &quot;&quot;) &amp; IF([.$AQ98] &lt;&gt; &quot;&quot;; &quot;PP QQ &quot;; &quot;&quot;) &amp; LEFT([.$A98];2)" office:value-type="string" office:string-value="BB 9D" calcext:value-type="string">
            <text:p>BB 9D</text:p>
          </table:table-cell>
          <table:table-cell table:style-name="ce159" table:formula="of:=&quot;UN&quot; &amp;[.B98]" office:value-type="string" office:string-value="UNSTA" calcext:value-type="string">
            <text:p>UNSTA</text:p>
          </table:table-cell>
          <table:table-cell table:style-name="ce86" office:value-type="string" calcext:value-type="string">
            <text:p>$BB</text:p>
          </table:table-cell>
          <table:table-cell table:style-name="ce285"/>
          <table:table-cell table:style-name="ce159" table:number-columns-repeated="14"/>
          <table:table-cell table:style-name="ce290"/>
          <table:table-cell table:style-name="ce159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A0 LL</text:p>
          </table:table-cell>
          <table:table-cell table:style-name="ce21" office:value-type="string" calcext:value-type="string">
            <text:p>LDY</text:p>
          </table:table-cell>
          <table:table-cell table:style-name="ce46" office:value-type="float" office:value="2" calcext:value-type="float">
            <text:p>2</text:p>
          </table:table-cell>
          <table:table-cell table:style-name="ce69" office:value-type="string" calcext:value-type="string">
            <text:p>#$LL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 table:formula="of:=IF([.$D99] = &quot;($LL, X)&quot;;&quot;(arg1+X)&amp;0xFF&quot;;&quot;&quot;)">
            <text:p/>
          </table:table-cell>
          <table:table-cell table:style-name="ce77" table:number-columns-repeated="2"/>
          <table:table-cell table:style-name="ce69" office:value-type="string" calcext:value-type="string">
            <text:p>LL</text:p>
          </table:table-cell>
          <table:table-cell table:style-name="ce179"/>
          <table:table-cell table:style-name="ce77"/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99];2) &amp; &quot; { &quot; &amp;  join(&quot;&quot;;  IF(LEN([.A99]) &gt; 3; &quot;LL := memory[PC + 1]; &quot;; &quot;&quot;);  IF([.I99] &lt;&gt; &quot;&quot;; &quot;zeroPageWord := memory[(&quot;&amp;[.I99]&amp;&quot;)&amp;0xFF] + (memory[((&quot;&amp;[.I99]&amp;&quot;)+1)&amp;0xFF]&lt;&lt;8); &quot;; &quot;&quot;);  IF([.J99] &lt;&gt; &quot;&quot;; &quot;readByte := memory[(&quot;&amp;[.J99]&amp;&quot;)&amp;0xFFFF]; &quot;; &quot;&quot;); IF([.K99] &lt;&gt; &quot;&quot;; &quot;readWord := memory[(&quot;&amp;[.K99]&amp;&quot;)&amp;0xFFFF] + (memory[((&quot;&amp;[.K99]&amp;&quot;)+1)&amp;0xFFFF]&lt;&lt;8); &quot;; &quot;&quot;);  IF([.L99] &lt;&gt; &quot;&quot;; &quot;result := &quot;&amp;[.L99]&amp;&quot;; &quot;; &quot;&quot;);  IF([.M99] &lt;&gt; &quot;&quot;; &quot;newA := &quot;&amp;[.M99]&amp;&quot;; &quot;; &quot;&quot;); IF([.N99] &lt;&gt; &quot;&quot;; &quot;newX := &quot;&amp;[.N99]&amp;&quot;; &quot;; &quot;&quot;); IF([.O99] &lt;&gt; &quot;&quot;; &quot;newY := &quot;&amp;[.O99]&amp;&quot;; &quot;; &quot;&quot;); IF([.P99] &lt;&gt; &quot;&quot;; &quot;newSP := &quot;&amp;[.P99]&amp;&quot;; &quot;; &quot;&quot;); IF([.Q99] &lt;&gt; &quot;&quot;; &quot;newPC := &quot;&amp;[.Q99]&amp;&quot;; &quot;; &quot;&quot;);  IF([.M99] &lt;&gt; &quot;&quot;; &quot;*A = newA; &quot;; &quot;&quot;); IF([.N99] &lt;&gt; &quot;&quot;; &quot;*X = newX; &quot;; &quot;&quot;); IF([.O99] &lt;&gt; &quot;&quot;; &quot;*Y = newY; &quot;; &quot;&quot;); IF([.P99] &lt;&gt; &quot;&quot;; &quot;*SP = newSP; &quot;; &quot;&quot;); IF([.Q99] &lt;&gt; &quot;&quot;; &quot;*PC = newPC; &quot;; &quot;&quot;);  IF( ([.R99] &amp; [.S99] &amp; [.T99] &amp; [.U99] &amp; [.V99] &amp; [.W99]) &lt;&gt; &quot;&quot;; join(&quot;&quot;;    IF( [.R99] &lt;&gt; &quot;&quot;; &quot;carry := &quot; &amp; [.R99] &amp; &quot;;&quot;; &quot;carry := SR&amp;1; &quot;);   IF( [.S99] &lt;&gt; &quot;&quot;; &quot;zero := &quot; &amp; [.S99] &amp; &quot;;&quot;; &quot;zero := (SR&gt;&gt;1)&amp;1; &quot;);   IF( [.T99] &lt;&gt; &quot;&quot;; &quot;interrupt := &quot; &amp; [.T99] &amp; &quot;;&quot;; &quot;interrupt := (SR&gt;&gt;2)&amp;1; &quot;);   IF( [.U99] &lt;&gt; &quot;&quot;; &quot;decimal := &quot; &amp; [.U99] &amp; &quot;;&quot;; &quot;decimal := (SR&gt;&gt;3)&amp;1; &quot;);   IF( [.V99] &lt;&gt; &quot;&quot;; &quot;overflow := &quot; &amp; [.V99] &amp; &quot;;&quot;; &quot;overflow := (SR&gt;&gt;6)&amp;1; &quot;);   IF( [.W99] &lt;&gt; &quot;&quot;; &quot;negative := &quot; &amp; [.W99] &amp; &quot;;&quot;; &quot;negative := (SR&gt;&gt;7)&amp;1; &quot;)  ); &quot;&quot;);  IF( ([.R99] &amp; [.S99] &amp; [.T99] &amp; [.U99] &amp; [.V99] &amp; [.W99]) &lt;&gt; &quot;&quot;; &quot;*SR = carry + (zero&lt;&lt;1) + (interrupt&lt;&lt;2) + (decimal&lt;&lt;3) + (overflow&lt;&lt;6) + (negative&lt;&lt;7); &quot;; &quot;&quot;);  IF( [.Q99] &lt;&gt; &quot;&quot;; &quot;*PC = &quot; &amp; [.Q99] &amp; &quot;;&quot;; &quot;*PC = PC + &quot; &amp; (LEN([.A99]&amp;&quot; &quot;)/3) &amp; &quot;; &quot; );  IF( [.Y99] &lt;&gt; &quot;&quot;; &quot;memory[(&quot; &amp; [.Y99] &amp; &quot;)&amp;0xFFFF] = &quot; &amp; [.Z99] &amp; &quot;; &quot;; &quot;&quot;);  IF( [.AA99] &lt;&gt; &quot;&quot;; &quot;memory[(&quot; &amp; [.AA99] &amp; &quot;)&amp;0xFFFF] = (&quot; &amp; [.AB99] &amp; &quot;)&amp;0xFF; memory[((&quot; &amp; [.AA99] &amp; &quot;)+1)&amp;0xFFFF] = ((&quot; &amp; [.AB9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99];2) &amp; &quot; ) { &quot; &amp;  join(&quot;&quot;;  IF(LEN([.A99]) &gt; 3; &quot;unsigned char LL = memory[(PC+1)&amp;0xFFFF]; &quot;; &quot;&quot;); IF(LEN([.A99]) &gt; 6; &quot;unsigned int HH = memory[(PC+2)&amp;0xFFFF]; &quot;; &quot;&quot;); IF(LEN([.A99]) &gt; 6; &quot;unsigned int HHLL = LL + (HH&lt;&lt;8); &quot;; &quot;&quot;);  IF([.I99] &lt;&gt; &quot;&quot;; &quot;unsigned int zeroPageWord = memory[(&quot;&amp;[.I99]&amp;&quot;)&amp;0xFF] + (memory[((&quot;&amp;[.I99]&amp;&quot;)+1)&amp;0xFF]&lt;&lt;8); &quot;; &quot;&quot;);  IF([.J99] &lt;&gt; &quot;&quot;; &quot;unsigned char readByte = memory[(&quot;&amp;[.J99]&amp;&quot;)&amp;0xFFFF]; &quot;; &quot;&quot;); IF([.K99] &lt;&gt; &quot;&quot;; &quot;unsigned int readWord := memory[(&quot;&amp;[.K99]&amp;&quot;)&amp;0xFFFF] + (memory[((&quot;&amp;[.K99]&amp;&quot;)+1)&amp;0xFFFF]&lt;&lt;8); &quot;; &quot;&quot;);  IF([.L99] &lt;&gt; &quot;&quot;; &quot;unsigned int result = &quot;&amp;[.L99]&amp;&quot;; &quot;; &quot;&quot;);  IF([.M99] &lt;&gt; &quot;&quot;; &quot;unsigned char newA = &quot;&amp;[.M99]&amp;&quot;; &quot;; &quot;&quot;); IF([.N99] &lt;&gt; &quot;&quot;; &quot;unsigned char newX = &quot;&amp;[.N99]&amp;&quot;; &quot;; &quot;&quot;); IF([.O99] &lt;&gt; &quot;&quot;; &quot;unsigned char newY = &quot;&amp;[.O99]&amp;&quot;; &quot;; &quot;&quot;); IF([.P99] &lt;&gt; &quot;&quot;; &quot;unsigned char newSP = &quot;&amp;[.P99]&amp;&quot;; &quot;; &quot;&quot;); IF([.Q99] &lt;&gt; &quot;&quot;; &quot;unsigned int newPC = (&quot;&amp;[.Q99]&amp;&quot;)&amp;0xFFFF; &quot;; &quot;&quot;);  IF([.M99] &lt;&gt; &quot;&quot;; &quot;*A = newA; &quot;; &quot;&quot;); IF([.N99] &lt;&gt; &quot;&quot;; &quot;*X = newX; &quot;; &quot;&quot;); IF([.O99] &lt;&gt; &quot;&quot;; &quot;*Y = newY; &quot;; &quot;&quot;); IF([.P99] &lt;&gt; &quot;&quot;; &quot;*SP = newSP; &quot;; &quot;&quot;); IF([.Q99] &lt;&gt; &quot;&quot;; &quot;*PC = newPC; &quot;; &quot;&quot;);  IF( ([.R99] &amp; [.S99] &amp; [.T99] &amp; [.U99] &amp; [.V99] &amp; [.W99]) &lt;&gt; &quot;&quot;; join(&quot;&quot;;    IF( [.R99] &lt;&gt; &quot;&quot;; &quot;unsigned char carry = &quot; &amp; [.R99] &amp; &quot;;&quot;; &quot;unsigned char carry = SR&amp;1; &quot;);   IF( [.S99] &lt;&gt; &quot;&quot;; &quot;unsigned char zero = &quot; &amp; [.S99] &amp; &quot;;&quot;; &quot;unsigned char zero = (SR&gt;&gt;1)&amp;1; &quot;);   IF( [.T99] &lt;&gt; &quot;&quot;; &quot;unsigned char interrupt = &quot; &amp; [.T99] &amp; &quot;;&quot;; &quot;unsigned char interrupt = (SR&gt;&gt;2)&amp;1; &quot;);   IF( [.U99] &lt;&gt; &quot;&quot;; &quot;unsigned char decimal = &quot; &amp; [.U99] &amp; &quot;;&quot;; &quot;unsigned char decimal = (SR&gt;&gt;3)&amp;1; &quot;);   IF( [.V99] &lt;&gt; &quot;&quot;; &quot;unsigned char overflow = &quot; &amp; [.V99] &amp; &quot;;&quot;; &quot;unsigned char overflow = (SR&gt;&gt;6)&amp;1; &quot;);   IF( [.W99] &lt;&gt; &quot;&quot;; &quot;unsigned char negative = &quot; &amp; [.W99] &amp; &quot;;&quot;; &quot;unsigned char negative = (SR&gt;&gt;7)&amp;1; &quot;)  ); &quot;&quot;);  IF( ([.R99] &amp; [.S99] &amp; [.T99] &amp; [.U99] &amp; [.V99] &amp; [.W99]) &lt;&gt; &quot;&quot;; &quot;*SR = carry + (zero&lt;&lt;1) + (interrupt&lt;&lt;2) + (decimal&lt;&lt;3) + (overflow&lt;&lt;6) + (negative&lt;&lt;7); &quot;; &quot;&quot;);  IF( [.Q99] &lt;&gt; &quot;&quot;; &quot;*PC = &quot; &amp; [.Q99] &amp; &quot;;&quot;; &quot;*PC = PC + &quot; &amp; (LEN([.A99]&amp;&quot; &quot;)/3) &amp; &quot;; &quot; );  IF( [.Y99] &lt;&gt; &quot;&quot;; &quot;memory[(&quot; &amp; [.Y99] &amp; &quot;)&amp;0xFFFF] = &quot; &amp; [.Z99] &amp; &quot;; &quot;; &quot;&quot;);  IF( [.AA99] &lt;&gt; &quot;&quot;; &quot;memory[(&quot; &amp; [.AA99] &amp; &quot;)&amp;0xFFFF] = (&quot; &amp; [.AB99] &amp; &quot;)&amp;0xFF; memory[((&quot; &amp; [.AA99] &amp; &quot;)+1)&amp;0xFFFF] = ((&quot; &amp; [.AB9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99];2) &amp; &quot; ) { &quot; &amp;  join(&quot;&quot;;  IF(LEN([.A99]) &gt; 3; &quot;const LL = memory[(PC+1)&amp;0xFFFF]; &quot;; &quot;&quot;); IF(LEN([.A99]) &gt; 6; &quot;const HH = memory[(PC+2)&amp;0xFFFF]; &quot;; &quot;&quot;); IF(LEN([.A99]) &gt; 6; &quot;const HHLL = LL + (HH&lt;&lt;8); &quot;; &quot;&quot;);  IF([.I99] &lt;&gt; &quot;&quot;; &quot;const zeroPageWord = memory[(&quot;&amp;[.I99]&amp;&quot;)&amp;0xFF] + (memory[((&quot;&amp;[.I99]&amp;&quot;)+1)&amp;0xFF]&lt;&lt;8); &quot;; &quot;&quot;);  IF([.J99] &lt;&gt; &quot;&quot;; &quot;const readByte = memory[(&quot;&amp;[.J99]&amp;&quot;)&amp;0xFFFF]; &quot;; &quot;&quot;); IF([.K99] &lt;&gt; &quot;&quot;; &quot;const readWord = memory[(&quot;&amp;[.K99]&amp;&quot;)&amp;0xFFFF] + (memory[((&quot;&amp;[.K99]&amp;&quot;)+1)&amp;0xFFFF]&lt;&lt;8); &quot;; &quot;&quot;);  IF([.L99] &lt;&gt; &quot;&quot;; &quot;const result = &quot;&amp;[.L99]&amp;&quot;; &quot;; &quot;&quot;);  IF([.M99] &lt;&gt; &quot;&quot;; &quot;const newA = &quot;&amp;[.M99]&amp;&quot;; &quot;; &quot;&quot;); IF([.N99] &lt;&gt; &quot;&quot;; &quot;const newX = &quot;&amp;[.N99]&amp;&quot;; &quot;; &quot;&quot;); IF([.O99] &lt;&gt; &quot;&quot;; &quot;const newY = &quot;&amp;[.O99]&amp;&quot;; &quot;; &quot;&quot;); IF([.P99] &lt;&gt; &quot;&quot;; &quot;const newSP = &quot;&amp;[.P99]&amp;&quot;; &quot;; &quot;&quot;); IF([.Q99] &lt;&gt; &quot;&quot;; &quot;const newPC = (&quot;&amp;[.Q99]&amp;&quot;)&amp;0xFFFF; &quot;; &quot;&quot;);  IF([.M99] &lt;&gt; &quot;&quot;; &quot;cpu.A = newA; &quot;; &quot;&quot;); IF([.N99] &lt;&gt; &quot;&quot;; &quot;cpu.X = newX; &quot;; &quot;&quot;); IF([.O99] &lt;&gt; &quot;&quot;; &quot;cpu.Y = newY; &quot;; &quot;&quot;); IF([.P99] &lt;&gt; &quot;&quot;; &quot;cpu.SP = newSP; &quot;; &quot;&quot;); IF([.Q99] &lt;&gt; &quot;&quot;; &quot;cpu.PC = newPC; &quot;; &quot;&quot;);  IF( ([.R99] &amp; [.S99] &amp; [.T99] &amp; [.U99] &amp; [.V99] &amp; [.W99]) &lt;&gt; &quot;&quot;; join(&quot;&quot;;    IF( [.R99] &lt;&gt; &quot;&quot;; &quot;const carry = &quot; &amp; [.R99] &amp; &quot;;&quot;;     &quot;const carry = SR&amp;1; &quot;);   IF( [.S99] &lt;&gt; &quot;&quot;; &quot;const zero = &quot; &amp; [.S99] &amp; &quot;;&quot;;      &quot;const zero = (SR&gt;&gt;1)&amp;1; &quot;);   IF( [.T99] &lt;&gt; &quot;&quot;; &quot;const interrupt = &quot; &amp; [.T99] &amp; &quot;;&quot;; &quot;const interrupt = (SR&gt;&gt;2)&amp;1; &quot;);   IF( [.U99] &lt;&gt; &quot;&quot;; &quot;const decimal = &quot; &amp; [.U99] &amp; &quot;;&quot;;   &quot;const decimal = (SR&gt;&gt;3)&amp;1; &quot;);   IF( [.V99] &lt;&gt; &quot;&quot;; &quot;const overflow = &quot; &amp; [.V99] &amp; &quot;;&quot;;  &quot;const overflow = (SR&gt;&gt;6)&amp;1; &quot;);   IF( [.W99] &lt;&gt; &quot;&quot;; &quot;const negative = &quot; &amp; [.W99] &amp; &quot;;&quot;;  &quot;const negative = (SR&gt;&gt;7)&amp;1; &quot;)  ); &quot;&quot;);  IF( ([.R99] &amp; [.S99] &amp; [.T99] &amp; [.U99] &amp; [.V99] &amp; [.W99]) &lt;&gt; &quot;&quot;; &quot;cpu.SR = carry + (zero&lt;&lt;1) + (interrupt&lt;&lt;2) + (decimal&lt;&lt;3) + (overflow&lt;&lt;6) + (negative&lt;&lt;7); &quot;; &quot;&quot;);  IF( [.Q99] &lt;&gt; &quot;&quot;; &quot;*PC = &quot; &amp; [.Q99] &amp; &quot;;&quot;; &quot;cpu.PC = PC + &quot; &amp; (LEN([.A99]&amp;&quot; &quot;)/3) &amp; &quot;; &quot; );  IF( [.Y99] &lt;&gt; &quot;&quot;; &quot;memory[(&quot; &amp; [.Y99] &amp; &quot;)&amp;0xFFFF] = &quot; &amp; [.Z99] &amp; &quot;; &quot;; &quot;&quot;);  IF( [.AA99] &lt;&gt; &quot;&quot;; &quot;memory[(&quot; &amp; [.AA99] &amp; &quot;)&amp;0xFFFF] = (&quot; &amp; [.AB99] &amp; &quot;)&amp;0xFF; memory[((&quot; &amp; [.AA99] &amp; &quot;)+1)&amp;0xFFFF] = ((&quot; &amp; [.AB9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Y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99] &lt;&gt; &quot;&quot;; &quot;BB &quot;; &quot;&quot;) &amp; IF([.$AN99] &lt;&gt; &quot;&quot;; &quot;LL HH &quot;; &quot;&quot;) &amp; IF([.$AO99] &lt;&gt; &quot;&quot;; &quot;SS &quot;; &quot;&quot;) &amp; IF([.$AP99] &lt;&gt; &quot;&quot;; &quot;RR &quot;; &quot;&quot;) &amp; IF([.$AQ99] &lt;&gt; &quot;&quot;; &quot;PP QQ &quot;; &quot;&quot;) &amp; LEFT([.$A99];2)" office:value-type="string" office:string-value="SS RR A0" calcext:value-type="string">
            <text:p>SS RR A0</text:p>
          </table:table-cell>
          <table:table-cell table:style-name="ce69" table:formula="of:=&quot;UN&quot; &amp;[.B99]" office:value-type="string" office:string-value="UNLDY" calcext:value-type="string">
            <text:p>UNLDY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290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1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float" office:value="6" calcext:value-type="float">
            <text:p>6</text:p>
          </table:table-cell>
          <table:table-cell table:style-name="ce76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office:value-type="string" calcext:value-type="string">
            <text:p>LL + X</text:p>
          </table:table-cell>
          <table:table-cell table:style-name="ce76" office:value-type="string" calcext:value-type="string">
            <text:p>zeroPageWord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00];2) &amp; &quot; { &quot; &amp;  join(&quot;&quot;;  IF(LEN([.A100]) &gt; 3; &quot;LL := memory[PC + 1]; &quot;; &quot;&quot;);  IF([.I100] &lt;&gt; &quot;&quot;; &quot;zeroPageWord := memory[(&quot;&amp;[.I100]&amp;&quot;)&amp;0xFF] + (memory[((&quot;&amp;[.I100]&amp;&quot;)+1)&amp;0xFF]&lt;&lt;8); &quot;; &quot;&quot;);  IF([.J100] &lt;&gt; &quot;&quot;; &quot;readByte := memory[(&quot;&amp;[.J100]&amp;&quot;)&amp;0xFFFF]; &quot;; &quot;&quot;); IF([.K100] &lt;&gt; &quot;&quot;; &quot;readWord := memory[(&quot;&amp;[.K100]&amp;&quot;)&amp;0xFFFF] + (memory[((&quot;&amp;[.K100]&amp;&quot;)+1)&amp;0xFFFF]&lt;&lt;8); &quot;; &quot;&quot;);  IF([.L100] &lt;&gt; &quot;&quot;; &quot;result := &quot;&amp;[.L100]&amp;&quot;; &quot;; &quot;&quot;);  IF([.M100] &lt;&gt; &quot;&quot;; &quot;newA := &quot;&amp;[.M100]&amp;&quot;; &quot;; &quot;&quot;); IF([.N100] &lt;&gt; &quot;&quot;; &quot;newX := &quot;&amp;[.N100]&amp;&quot;; &quot;; &quot;&quot;); IF([.O100] &lt;&gt; &quot;&quot;; &quot;newY := &quot;&amp;[.O100]&amp;&quot;; &quot;; &quot;&quot;); IF([.P100] &lt;&gt; &quot;&quot;; &quot;newSP := &quot;&amp;[.P100]&amp;&quot;; &quot;; &quot;&quot;); IF([.Q100] &lt;&gt; &quot;&quot;; &quot;newPC := &quot;&amp;[.Q100]&amp;&quot;; &quot;; &quot;&quot;);  IF([.M100] &lt;&gt; &quot;&quot;; &quot;*A = newA; &quot;; &quot;&quot;); IF([.N100] &lt;&gt; &quot;&quot;; &quot;*X = newX; &quot;; &quot;&quot;); IF([.O100] &lt;&gt; &quot;&quot;; &quot;*Y = newY; &quot;; &quot;&quot;); IF([.P100] &lt;&gt; &quot;&quot;; &quot;*SP = newSP; &quot;; &quot;&quot;); IF([.Q100] &lt;&gt; &quot;&quot;; &quot;*PC = newPC; &quot;; &quot;&quot;);  IF( ([.R100] &amp; [.S100] &amp; [.T100] &amp; [.U100] &amp; [.V100] &amp; [.W100]) &lt;&gt; &quot;&quot;; join(&quot;&quot;;    IF( [.R100] &lt;&gt; &quot;&quot;; &quot;carry := &quot; &amp; [.R100] &amp; &quot;;&quot;; &quot;carry := SR&amp;1; &quot;);   IF( [.S100] &lt;&gt; &quot;&quot;; &quot;zero := &quot; &amp; [.S100] &amp; &quot;;&quot;; &quot;zero := (SR&gt;&gt;1)&amp;1; &quot;);   IF( [.T100] &lt;&gt; &quot;&quot;; &quot;interrupt := &quot; &amp; [.T100] &amp; &quot;;&quot;; &quot;interrupt := (SR&gt;&gt;2)&amp;1; &quot;);   IF( [.U100] &lt;&gt; &quot;&quot;; &quot;decimal := &quot; &amp; [.U100] &amp; &quot;;&quot;; &quot;decimal := (SR&gt;&gt;3)&amp;1; &quot;);   IF( [.V100] &lt;&gt; &quot;&quot;; &quot;overflow := &quot; &amp; [.V100] &amp; &quot;;&quot;; &quot;overflow := (SR&gt;&gt;6)&amp;1; &quot;);   IF( [.W100] &lt;&gt; &quot;&quot;; &quot;negative := &quot; &amp; [.W100] &amp; &quot;;&quot;; &quot;negative := (SR&gt;&gt;7)&amp;1; &quot;)  ); &quot;&quot;);  IF( ([.R100] &amp; [.S100] &amp; [.T100] &amp; [.U100] &amp; [.V100] &amp; [.W100]) &lt;&gt; &quot;&quot;; &quot;*SR = carry + (zero&lt;&lt;1) + (interrupt&lt;&lt;2) + (decimal&lt;&lt;3) + (overflow&lt;&lt;6) + (negative&lt;&lt;7); &quot;; &quot;&quot;);  IF( [.Q100] &lt;&gt; &quot;&quot;; &quot;*PC = &quot; &amp; [.Q100] &amp; &quot;;&quot;; &quot;*PC = PC + &quot; &amp; (LEN([.A100]&amp;&quot; &quot;)/3) &amp; &quot;; &quot; );  IF( [.Y100] &lt;&gt; &quot;&quot;; &quot;memory[(&quot; &amp; [.Y100] &amp; &quot;)&amp;0xFFFF] = &quot; &amp; [.Z100] &amp; &quot;; &quot;; &quot;&quot;);  IF( [.AA100] &lt;&gt; &quot;&quot;; &quot;memory[(&quot; &amp; [.AA100] &amp; &quot;)&amp;0xFFFF] = (&quot; &amp; [.AB100] &amp; &quot;)&amp;0xFF; memory[((&quot; &amp; [.AA100] &amp; &quot;)+1)&amp;0xFFFF] = ((&quot; &amp; [.AB10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0];2) &amp; &quot; ) { &quot; &amp;  join(&quot;&quot;;  IF(LEN([.A100]) &gt; 3; &quot;unsigned char LL = memory[(PC+1)&amp;0xFFFF]; &quot;; &quot;&quot;); IF(LEN([.A100]) &gt; 6; &quot;unsigned int HH = memory[(PC+2)&amp;0xFFFF]; &quot;; &quot;&quot;); IF(LEN([.A100]) &gt; 6; &quot;unsigned int HHLL = LL + (HH&lt;&lt;8); &quot;; &quot;&quot;);  IF([.I100] &lt;&gt; &quot;&quot;; &quot;unsigned int zeroPageWord = memory[(&quot;&amp;[.I100]&amp;&quot;)&amp;0xFF] + (memory[((&quot;&amp;[.I100]&amp;&quot;)+1)&amp;0xFF]&lt;&lt;8); &quot;; &quot;&quot;);  IF([.J100] &lt;&gt; &quot;&quot;; &quot;unsigned char readByte = memory[(&quot;&amp;[.J100]&amp;&quot;)&amp;0xFFFF]; &quot;; &quot;&quot;); IF([.K100] &lt;&gt; &quot;&quot;; &quot;unsigned int readWord := memory[(&quot;&amp;[.K100]&amp;&quot;)&amp;0xFFFF] + (memory[((&quot;&amp;[.K100]&amp;&quot;)+1)&amp;0xFFFF]&lt;&lt;8); &quot;; &quot;&quot;);  IF([.L100] &lt;&gt; &quot;&quot;; &quot;unsigned int result = &quot;&amp;[.L100]&amp;&quot;; &quot;; &quot;&quot;);  IF([.M100] &lt;&gt; &quot;&quot;; &quot;unsigned char newA = &quot;&amp;[.M100]&amp;&quot;; &quot;; &quot;&quot;); IF([.N100] &lt;&gt; &quot;&quot;; &quot;unsigned char newX = &quot;&amp;[.N100]&amp;&quot;; &quot;; &quot;&quot;); IF([.O100] &lt;&gt; &quot;&quot;; &quot;unsigned char newY = &quot;&amp;[.O100]&amp;&quot;; &quot;; &quot;&quot;); IF([.P100] &lt;&gt; &quot;&quot;; &quot;unsigned char newSP = &quot;&amp;[.P100]&amp;&quot;; &quot;; &quot;&quot;); IF([.Q100] &lt;&gt; &quot;&quot;; &quot;unsigned int newPC = (&quot;&amp;[.Q100]&amp;&quot;)&amp;0xFFFF; &quot;; &quot;&quot;);  IF([.M100] &lt;&gt; &quot;&quot;; &quot;*A = newA; &quot;; &quot;&quot;); IF([.N100] &lt;&gt; &quot;&quot;; &quot;*X = newX; &quot;; &quot;&quot;); IF([.O100] &lt;&gt; &quot;&quot;; &quot;*Y = newY; &quot;; &quot;&quot;); IF([.P100] &lt;&gt; &quot;&quot;; &quot;*SP = newSP; &quot;; &quot;&quot;); IF([.Q100] &lt;&gt; &quot;&quot;; &quot;*PC = newPC; &quot;; &quot;&quot;);  IF( ([.R100] &amp; [.S100] &amp; [.T100] &amp; [.U100] &amp; [.V100] &amp; [.W100]) &lt;&gt; &quot;&quot;; join(&quot;&quot;;    IF( [.R100] &lt;&gt; &quot;&quot;; &quot;unsigned char carry = &quot; &amp; [.R100] &amp; &quot;;&quot;; &quot;unsigned char carry = SR&amp;1; &quot;);   IF( [.S100] &lt;&gt; &quot;&quot;; &quot;unsigned char zero = &quot; &amp; [.S100] &amp; &quot;;&quot;; &quot;unsigned char zero = (SR&gt;&gt;1)&amp;1; &quot;);   IF( [.T100] &lt;&gt; &quot;&quot;; &quot;unsigned char interrupt = &quot; &amp; [.T100] &amp; &quot;;&quot;; &quot;unsigned char interrupt = (SR&gt;&gt;2)&amp;1; &quot;);   IF( [.U100] &lt;&gt; &quot;&quot;; &quot;unsigned char decimal = &quot; &amp; [.U100] &amp; &quot;;&quot;; &quot;unsigned char decimal = (SR&gt;&gt;3)&amp;1; &quot;);   IF( [.V100] &lt;&gt; &quot;&quot;; &quot;unsigned char overflow = &quot; &amp; [.V100] &amp; &quot;;&quot;; &quot;unsigned char overflow = (SR&gt;&gt;6)&amp;1; &quot;);   IF( [.W100] &lt;&gt; &quot;&quot;; &quot;unsigned char negative = &quot; &amp; [.W100] &amp; &quot;;&quot;; &quot;unsigned char negative = (SR&gt;&gt;7)&amp;1; &quot;)  ); &quot;&quot;);  IF( ([.R100] &amp; [.S100] &amp; [.T100] &amp; [.U100] &amp; [.V100] &amp; [.W100]) &lt;&gt; &quot;&quot;; &quot;*SR = carry + (zero&lt;&lt;1) + (interrupt&lt;&lt;2) + (decimal&lt;&lt;3) + (overflow&lt;&lt;6) + (negative&lt;&lt;7); &quot;; &quot;&quot;);  IF( [.Q100] &lt;&gt; &quot;&quot;; &quot;*PC = &quot; &amp; [.Q100] &amp; &quot;;&quot;; &quot;*PC = PC + &quot; &amp; (LEN([.A100]&amp;&quot; &quot;)/3) &amp; &quot;; &quot; );  IF( [.Y100] &lt;&gt; &quot;&quot;; &quot;memory[(&quot; &amp; [.Y100] &amp; &quot;)&amp;0xFFFF] = &quot; &amp; [.Z100] &amp; &quot;; &quot;; &quot;&quot;);  IF( [.AA100] &lt;&gt; &quot;&quot;; &quot;memory[(&quot; &amp; [.AA100] &amp; &quot;)&amp;0xFFFF] = (&quot; &amp; [.AB100] &amp; &quot;)&amp;0xFF; memory[((&quot; &amp; [.AA100] &amp; &quot;)+1)&amp;0xFFFF] = ((&quot; &amp; [.AB10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0];2) &amp; &quot; ) { &quot; &amp;  join(&quot;&quot;;  IF(LEN([.A100]) &gt; 3; &quot;const LL = memory[(PC+1)&amp;0xFFFF]; &quot;; &quot;&quot;); IF(LEN([.A100]) &gt; 6; &quot;const HH = memory[(PC+2)&amp;0xFFFF]; &quot;; &quot;&quot;); IF(LEN([.A100]) &gt; 6; &quot;const HHLL = LL + (HH&lt;&lt;8); &quot;; &quot;&quot;);  IF([.I100] &lt;&gt; &quot;&quot;; &quot;const zeroPageWord = memory[(&quot;&amp;[.I100]&amp;&quot;)&amp;0xFF] + (memory[((&quot;&amp;[.I100]&amp;&quot;)+1)&amp;0xFF]&lt;&lt;8); &quot;; &quot;&quot;);  IF([.J100] &lt;&gt; &quot;&quot;; &quot;const readByte = memory[(&quot;&amp;[.J100]&amp;&quot;)&amp;0xFFFF]; &quot;; &quot;&quot;); IF([.K100] &lt;&gt; &quot;&quot;; &quot;const readWord = memory[(&quot;&amp;[.K100]&amp;&quot;)&amp;0xFFFF] + (memory[((&quot;&amp;[.K100]&amp;&quot;)+1)&amp;0xFFFF]&lt;&lt;8); &quot;; &quot;&quot;);  IF([.L100] &lt;&gt; &quot;&quot;; &quot;const result = &quot;&amp;[.L100]&amp;&quot;; &quot;; &quot;&quot;);  IF([.M100] &lt;&gt; &quot;&quot;; &quot;const newA = &quot;&amp;[.M100]&amp;&quot;; &quot;; &quot;&quot;); IF([.N100] &lt;&gt; &quot;&quot;; &quot;const newX = &quot;&amp;[.N100]&amp;&quot;; &quot;; &quot;&quot;); IF([.O100] &lt;&gt; &quot;&quot;; &quot;const newY = &quot;&amp;[.O100]&amp;&quot;; &quot;; &quot;&quot;); IF([.P100] &lt;&gt; &quot;&quot;; &quot;const newSP = &quot;&amp;[.P100]&amp;&quot;; &quot;; &quot;&quot;); IF([.Q100] &lt;&gt; &quot;&quot;; &quot;const newPC = (&quot;&amp;[.Q100]&amp;&quot;)&amp;0xFFFF; &quot;; &quot;&quot;);  IF([.M100] &lt;&gt; &quot;&quot;; &quot;cpu.A = newA; &quot;; &quot;&quot;); IF([.N100] &lt;&gt; &quot;&quot;; &quot;cpu.X = newX; &quot;; &quot;&quot;); IF([.O100] &lt;&gt; &quot;&quot;; &quot;cpu.Y = newY; &quot;; &quot;&quot;); IF([.P100] &lt;&gt; &quot;&quot;; &quot;cpu.SP = newSP; &quot;; &quot;&quot;); IF([.Q100] &lt;&gt; &quot;&quot;; &quot;cpu.PC = newPC; &quot;; &quot;&quot;);  IF( ([.R100] &amp; [.S100] &amp; [.T100] &amp; [.U100] &amp; [.V100] &amp; [.W100]) &lt;&gt; &quot;&quot;; join(&quot;&quot;;    IF( [.R100] &lt;&gt; &quot;&quot;; &quot;const carry = &quot; &amp; [.R100] &amp; &quot;;&quot;;     &quot;const carry = SR&amp;1; &quot;);   IF( [.S100] &lt;&gt; &quot;&quot;; &quot;const zero = &quot; &amp; [.S100] &amp; &quot;;&quot;;      &quot;const zero = (SR&gt;&gt;1)&amp;1; &quot;);   IF( [.T100] &lt;&gt; &quot;&quot;; &quot;const interrupt = &quot; &amp; [.T100] &amp; &quot;;&quot;; &quot;const interrupt = (SR&gt;&gt;2)&amp;1; &quot;);   IF( [.U100] &lt;&gt; &quot;&quot;; &quot;const decimal = &quot; &amp; [.U100] &amp; &quot;;&quot;;   &quot;const decimal = (SR&gt;&gt;3)&amp;1; &quot;);   IF( [.V100] &lt;&gt; &quot;&quot;; &quot;const overflow = &quot; &amp; [.V100] &amp; &quot;;&quot;;  &quot;const overflow = (SR&gt;&gt;6)&amp;1; &quot;);   IF( [.W100] &lt;&gt; &quot;&quot;; &quot;const negative = &quot; &amp; [.W100] &amp; &quot;;&quot;;  &quot;const negative = (SR&gt;&gt;7)&amp;1; &quot;)  ); &quot;&quot;);  IF( ([.R100] &amp; [.S100] &amp; [.T100] &amp; [.U100] &amp; [.V100] &amp; [.W100]) &lt;&gt; &quot;&quot;; &quot;cpu.SR = carry + (zero&lt;&lt;1) + (interrupt&lt;&lt;2) + (decimal&lt;&lt;3) + (overflow&lt;&lt;6) + (negative&lt;&lt;7); &quot;; &quot;&quot;);  IF( [.Q100] &lt;&gt; &quot;&quot;; &quot;*PC = &quot; &amp; [.Q100] &amp; &quot;;&quot;; &quot;cpu.PC = PC + &quot; &amp; (LEN([.A100]&amp;&quot; &quot;)/3) &amp; &quot;; &quot; );  IF( [.Y100] &lt;&gt; &quot;&quot;; &quot;memory[(&quot; &amp; [.Y100] &amp; &quot;)&amp;0xFFFF] = &quot; &amp; [.Z100] &amp; &quot;; &quot;; &quot;&quot;);  IF( [.AA100] &lt;&gt; &quot;&quot;; &quot;memory[(&quot; &amp; [.AA100] &amp; &quot;)&amp;0xFFFF] = (&quot; &amp; [.AB100] &amp; &quot;)&amp;0xFF; memory[((&quot; &amp; [.AA100] &amp; &quot;)+1)&amp;0xFFFF] = ((&quot; &amp; [.AB10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00] &lt;&gt; &quot;&quot;; &quot;BB &quot;; &quot;&quot;) &amp; IF([.$AN100] &lt;&gt; &quot;&quot;; &quot;LL HH &quot;; &quot;&quot;) &amp; IF([.$AO100] &lt;&gt; &quot;&quot;; &quot;SS &quot;; &quot;&quot;) &amp; IF([.$AP100] &lt;&gt; &quot;&quot;; &quot;RR &quot;; &quot;&quot;) &amp; IF([.$AQ100] &lt;&gt; &quot;&quot;; &quot;PP QQ &quot;; &quot;&quot;) &amp; LEFT([.$A100];2)" office:value-type="string" office:string-value="SS RR A1" calcext:value-type="string">
            <text:p>SS RR A1</text:p>
          </table:table-cell>
          <table:table-cell table:style-name="ce76" table:formula="of:=&quot;UN&quot; &amp;[.B100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2 LL</text:p>
          </table:table-cell>
          <table:table-cell table:style-name="ce22" office:value-type="string" calcext:value-type="string">
            <text:p>LDX</text:p>
          </table:table-cell>
          <table:table-cell table:style-name="ce59" office:value-type="float" office:value="2" calcext:value-type="float">
            <text:p>2</text:p>
          </table:table-cell>
          <table:table-cell table:style-name="ce84" office:value-type="string" calcext:value-type="string">
            <text:p>#$LL</text:p>
          </table:table-cell>
          <table:table-cell table:style-name="ce96"/>
          <table:table-cell table:style-name="ce98"/>
          <table:table-cell table:style-name="ce131"/>
          <table:table-cell table:style-name="ce95"/>
          <table:table-cell table:style-name="ce84" table:formula="of:=IF([.$D101] = &quot;($LL, X)&quot;;&quot;(arg1+X)&amp;0xFF&quot;;&quot;&quot;)">
            <text:p/>
          </table:table-cell>
          <table:table-cell table:style-name="ce154" table:number-columns-repeated="2"/>
          <table:table-cell table:style-name="ce84" office:value-type="string" calcext:value-type="string">
            <text:p>LL</text:p>
          </table:table-cell>
          <table:table-cell table:style-name="ce190"/>
          <table:table-cell table:style-name="ce84" office:value-type="string" calcext:value-type="string">
            <text:p>result</text:p>
          </table:table-cell>
          <table:table-cell table:style-name="ce154" table:number-columns-repeated="3"/>
          <table:table-cell table:style-name="ce190"/>
          <table:table-cell table:style-name="ce84" office:value-type="string" calcext:value-type="string">
            <text:p>(result | -result) &gt;&gt; 7</text:p>
          </table:table-cell>
          <table:table-cell table:style-name="ce154" table:number-columns-repeated="4"/>
          <table:table-cell table:style-name="ce227" office:value-type="string" calcext:value-type="string">
            <text:p>result &gt;&gt; 7</text:p>
          </table:table-cell>
          <table:table-cell table:style-name="ce190"/>
          <table:table-cell table:style-name="ce154" table:number-columns-repeated="3"/>
          <table:table-cell table:style-name="ce244"/>
          <table:table-cell table:style-name="ce95"/>
          <table:table-cell table:style-name="ce253" table:formula="of:=&quot;  if instruction == 0x&quot; &amp; LEFT([.A101];2) &amp; &quot; { &quot; &amp;  join(&quot;&quot;;  IF(LEN([.A101]) &gt; 3; &quot;LL := memory[PC + 1]; &quot;; &quot;&quot;);  IF([.I101] &lt;&gt; &quot;&quot;; &quot;zeroPageWord := memory[(&quot;&amp;[.I101]&amp;&quot;)&amp;0xFF] + (memory[((&quot;&amp;[.I101]&amp;&quot;)+1)&amp;0xFF]&lt;&lt;8); &quot;; &quot;&quot;);  IF([.J101] &lt;&gt; &quot;&quot;; &quot;readByte := memory[(&quot;&amp;[.J101]&amp;&quot;)&amp;0xFFFF]; &quot;; &quot;&quot;); IF([.K101] &lt;&gt; &quot;&quot;; &quot;readWord := memory[(&quot;&amp;[.K101]&amp;&quot;)&amp;0xFFFF] + (memory[((&quot;&amp;[.K101]&amp;&quot;)+1)&amp;0xFFFF]&lt;&lt;8); &quot;; &quot;&quot;);  IF([.L101] &lt;&gt; &quot;&quot;; &quot;result := &quot;&amp;[.L101]&amp;&quot;; &quot;; &quot;&quot;);  IF([.M101] &lt;&gt; &quot;&quot;; &quot;newA := &quot;&amp;[.M101]&amp;&quot;; &quot;; &quot;&quot;); IF([.N101] &lt;&gt; &quot;&quot;; &quot;newX := &quot;&amp;[.N101]&amp;&quot;; &quot;; &quot;&quot;); IF([.O101] &lt;&gt; &quot;&quot;; &quot;newY := &quot;&amp;[.O101]&amp;&quot;; &quot;; &quot;&quot;); IF([.P101] &lt;&gt; &quot;&quot;; &quot;newSP := &quot;&amp;[.P101]&amp;&quot;; &quot;; &quot;&quot;); IF([.Q101] &lt;&gt; &quot;&quot;; &quot;newPC := &quot;&amp;[.Q101]&amp;&quot;; &quot;; &quot;&quot;);  IF([.M101] &lt;&gt; &quot;&quot;; &quot;*A = newA; &quot;; &quot;&quot;); IF([.N101] &lt;&gt; &quot;&quot;; &quot;*X = newX; &quot;; &quot;&quot;); IF([.O101] &lt;&gt; &quot;&quot;; &quot;*Y = newY; &quot;; &quot;&quot;); IF([.P101] &lt;&gt; &quot;&quot;; &quot;*SP = newSP; &quot;; &quot;&quot;); IF([.Q101] &lt;&gt; &quot;&quot;; &quot;*PC = newPC; &quot;; &quot;&quot;);  IF( ([.R101] &amp; [.S101] &amp; [.T101] &amp; [.U101] &amp; [.V101] &amp; [.W101]) &lt;&gt; &quot;&quot;; join(&quot;&quot;;    IF( [.R101] &lt;&gt; &quot;&quot;; &quot;carry := &quot; &amp; [.R101] &amp; &quot;;&quot;; &quot;carry := SR&amp;1; &quot;);   IF( [.S101] &lt;&gt; &quot;&quot;; &quot;zero := &quot; &amp; [.S101] &amp; &quot;;&quot;; &quot;zero := (SR&gt;&gt;1)&amp;1; &quot;);   IF( [.T101] &lt;&gt; &quot;&quot;; &quot;interrupt := &quot; &amp; [.T101] &amp; &quot;;&quot;; &quot;interrupt := (SR&gt;&gt;2)&amp;1; &quot;);   IF( [.U101] &lt;&gt; &quot;&quot;; &quot;decimal := &quot; &amp; [.U101] &amp; &quot;;&quot;; &quot;decimal := (SR&gt;&gt;3)&amp;1; &quot;);   IF( [.V101] &lt;&gt; &quot;&quot;; &quot;overflow := &quot; &amp; [.V101] &amp; &quot;;&quot;; &quot;overflow := (SR&gt;&gt;6)&amp;1; &quot;);   IF( [.W101] &lt;&gt; &quot;&quot;; &quot;negative := &quot; &amp; [.W101] &amp; &quot;;&quot;; &quot;negative := (SR&gt;&gt;7)&amp;1; &quot;)  ); &quot;&quot;);  IF( ([.R101] &amp; [.S101] &amp; [.T101] &amp; [.U101] &amp; [.V101] &amp; [.W101]) &lt;&gt; &quot;&quot;; &quot;*SR = carry + (zero&lt;&lt;1) + (interrupt&lt;&lt;2) + (decimal&lt;&lt;3) + (overflow&lt;&lt;6) + (negative&lt;&lt;7); &quot;; &quot;&quot;);  IF( [.Q101] &lt;&gt; &quot;&quot;; &quot;*PC = &quot; &amp; [.Q101] &amp; &quot;;&quot;; &quot;*PC = PC + &quot; &amp; (LEN([.A101]&amp;&quot; &quot;)/3) &amp; &quot;; &quot; );  IF( [.Y101] &lt;&gt; &quot;&quot;; &quot;memory[(&quot; &amp; [.Y101] &amp; &quot;)&amp;0xFFFF] = &quot; &amp; [.Z101] &amp; &quot;; &quot;; &quot;&quot;);  IF( [.AA101] &lt;&gt; &quot;&quot;; &quot;memory[(&quot; &amp; [.AA101] &amp; &quot;)&amp;0xFFFF] = (&quot; &amp; [.AB101] &amp; &quot;)&amp;0xFF; memory[((&quot; &amp; [.AA101] &amp; &quot;)+1)&amp;0xFFFF] = ((&quot; &amp; [.AB10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1];2) &amp; &quot; ) { &quot; &amp;  join(&quot;&quot;;  IF(LEN([.A101]) &gt; 3; &quot;unsigned char LL = memory[(PC+1)&amp;0xFFFF]; &quot;; &quot;&quot;); IF(LEN([.A101]) &gt; 6; &quot;unsigned int HH = memory[(PC+2)&amp;0xFFFF]; &quot;; &quot;&quot;); IF(LEN([.A101]) &gt; 6; &quot;unsigned int HHLL = LL + (HH&lt;&lt;8); &quot;; &quot;&quot;);  IF([.I101] &lt;&gt; &quot;&quot;; &quot;unsigned int zeroPageWord = memory[(&quot;&amp;[.I101]&amp;&quot;)&amp;0xFF] + (memory[((&quot;&amp;[.I101]&amp;&quot;)+1)&amp;0xFF]&lt;&lt;8); &quot;; &quot;&quot;);  IF([.J101] &lt;&gt; &quot;&quot;; &quot;unsigned char readByte = memory[(&quot;&amp;[.J101]&amp;&quot;)&amp;0xFFFF]; &quot;; &quot;&quot;); IF([.K101] &lt;&gt; &quot;&quot;; &quot;unsigned int readWord := memory[(&quot;&amp;[.K101]&amp;&quot;)&amp;0xFFFF] + (memory[((&quot;&amp;[.K101]&amp;&quot;)+1)&amp;0xFFFF]&lt;&lt;8); &quot;; &quot;&quot;);  IF([.L101] &lt;&gt; &quot;&quot;; &quot;unsigned int result = &quot;&amp;[.L101]&amp;&quot;; &quot;; &quot;&quot;);  IF([.M101] &lt;&gt; &quot;&quot;; &quot;unsigned char newA = &quot;&amp;[.M101]&amp;&quot;; &quot;; &quot;&quot;); IF([.N101] &lt;&gt; &quot;&quot;; &quot;unsigned char newX = &quot;&amp;[.N101]&amp;&quot;; &quot;; &quot;&quot;); IF([.O101] &lt;&gt; &quot;&quot;; &quot;unsigned char newY = &quot;&amp;[.O101]&amp;&quot;; &quot;; &quot;&quot;); IF([.P101] &lt;&gt; &quot;&quot;; &quot;unsigned char newSP = &quot;&amp;[.P101]&amp;&quot;; &quot;; &quot;&quot;); IF([.Q101] &lt;&gt; &quot;&quot;; &quot;unsigned int newPC = (&quot;&amp;[.Q101]&amp;&quot;)&amp;0xFFFF; &quot;; &quot;&quot;);  IF([.M101] &lt;&gt; &quot;&quot;; &quot;*A = newA; &quot;; &quot;&quot;); IF([.N101] &lt;&gt; &quot;&quot;; &quot;*X = newX; &quot;; &quot;&quot;); IF([.O101] &lt;&gt; &quot;&quot;; &quot;*Y = newY; &quot;; &quot;&quot;); IF([.P101] &lt;&gt; &quot;&quot;; &quot;*SP = newSP; &quot;; &quot;&quot;); IF([.Q101] &lt;&gt; &quot;&quot;; &quot;*PC = newPC; &quot;; &quot;&quot;);  IF( ([.R101] &amp; [.S101] &amp; [.T101] &amp; [.U101] &amp; [.V101] &amp; [.W101]) &lt;&gt; &quot;&quot;; join(&quot;&quot;;    IF( [.R101] &lt;&gt; &quot;&quot;; &quot;unsigned char carry = &quot; &amp; [.R101] &amp; &quot;;&quot;; &quot;unsigned char carry = SR&amp;1; &quot;);   IF( [.S101] &lt;&gt; &quot;&quot;; &quot;unsigned char zero = &quot; &amp; [.S101] &amp; &quot;;&quot;; &quot;unsigned char zero = (SR&gt;&gt;1)&amp;1; &quot;);   IF( [.T101] &lt;&gt; &quot;&quot;; &quot;unsigned char interrupt = &quot; &amp; [.T101] &amp; &quot;;&quot;; &quot;unsigned char interrupt = (SR&gt;&gt;2)&amp;1; &quot;);   IF( [.U101] &lt;&gt; &quot;&quot;; &quot;unsigned char decimal = &quot; &amp; [.U101] &amp; &quot;;&quot;; &quot;unsigned char decimal = (SR&gt;&gt;3)&amp;1; &quot;);   IF( [.V101] &lt;&gt; &quot;&quot;; &quot;unsigned char overflow = &quot; &amp; [.V101] &amp; &quot;;&quot;; &quot;unsigned char overflow = (SR&gt;&gt;6)&amp;1; &quot;);   IF( [.W101] &lt;&gt; &quot;&quot;; &quot;unsigned char negative = &quot; &amp; [.W101] &amp; &quot;;&quot;; &quot;unsigned char negative = (SR&gt;&gt;7)&amp;1; &quot;)  ); &quot;&quot;);  IF( ([.R101] &amp; [.S101] &amp; [.T101] &amp; [.U101] &amp; [.V101] &amp; [.W101]) &lt;&gt; &quot;&quot;; &quot;*SR = carry + (zero&lt;&lt;1) + (interrupt&lt;&lt;2) + (decimal&lt;&lt;3) + (overflow&lt;&lt;6) + (negative&lt;&lt;7); &quot;; &quot;&quot;);  IF( [.Q101] &lt;&gt; &quot;&quot;; &quot;*PC = &quot; &amp; [.Q101] &amp; &quot;;&quot;; &quot;*PC = PC + &quot; &amp; (LEN([.A101]&amp;&quot; &quot;)/3) &amp; &quot;; &quot; );  IF( [.Y101] &lt;&gt; &quot;&quot;; &quot;memory[(&quot; &amp; [.Y101] &amp; &quot;)&amp;0xFFFF] = &quot; &amp; [.Z101] &amp; &quot;; &quot;; &quot;&quot;);  IF( [.AA101] &lt;&gt; &quot;&quot;; &quot;memory[(&quot; &amp; [.AA101] &amp; &quot;)&amp;0xFFFF] = (&quot; &amp; [.AB101] &amp; &quot;)&amp;0xFF; memory[((&quot; &amp; [.AA101] &amp; &quot;)+1)&amp;0xFFFF] = ((&quot; &amp; [.AB10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1];2) &amp; &quot; ) { &quot; &amp;  join(&quot;&quot;;  IF(LEN([.A101]) &gt; 3; &quot;const LL = memory[(PC+1)&amp;0xFFFF]; &quot;; &quot;&quot;); IF(LEN([.A101]) &gt; 6; &quot;const HH = memory[(PC+2)&amp;0xFFFF]; &quot;; &quot;&quot;); IF(LEN([.A101]) &gt; 6; &quot;const HHLL = LL + (HH&lt;&lt;8); &quot;; &quot;&quot;);  IF([.I101] &lt;&gt; &quot;&quot;; &quot;const zeroPageWord = memory[(&quot;&amp;[.I101]&amp;&quot;)&amp;0xFF] + (memory[((&quot;&amp;[.I101]&amp;&quot;)+1)&amp;0xFF]&lt;&lt;8); &quot;; &quot;&quot;);  IF([.J101] &lt;&gt; &quot;&quot;; &quot;const readByte = memory[(&quot;&amp;[.J101]&amp;&quot;)&amp;0xFFFF]; &quot;; &quot;&quot;); IF([.K101] &lt;&gt; &quot;&quot;; &quot;const readWord = memory[(&quot;&amp;[.K101]&amp;&quot;)&amp;0xFFFF] + (memory[((&quot;&amp;[.K101]&amp;&quot;)+1)&amp;0xFFFF]&lt;&lt;8); &quot;; &quot;&quot;);  IF([.L101] &lt;&gt; &quot;&quot;; &quot;const result = &quot;&amp;[.L101]&amp;&quot;; &quot;; &quot;&quot;);  IF([.M101] &lt;&gt; &quot;&quot;; &quot;const newA = &quot;&amp;[.M101]&amp;&quot;; &quot;; &quot;&quot;); IF([.N101] &lt;&gt; &quot;&quot;; &quot;const newX = &quot;&amp;[.N101]&amp;&quot;; &quot;; &quot;&quot;); IF([.O101] &lt;&gt; &quot;&quot;; &quot;const newY = &quot;&amp;[.O101]&amp;&quot;; &quot;; &quot;&quot;); IF([.P101] &lt;&gt; &quot;&quot;; &quot;const newSP = &quot;&amp;[.P101]&amp;&quot;; &quot;; &quot;&quot;); IF([.Q101] &lt;&gt; &quot;&quot;; &quot;const newPC = (&quot;&amp;[.Q101]&amp;&quot;)&amp;0xFFFF; &quot;; &quot;&quot;);  IF([.M101] &lt;&gt; &quot;&quot;; &quot;cpu.A = newA; &quot;; &quot;&quot;); IF([.N101] &lt;&gt; &quot;&quot;; &quot;cpu.X = newX; &quot;; &quot;&quot;); IF([.O101] &lt;&gt; &quot;&quot;; &quot;cpu.Y = newY; &quot;; &quot;&quot;); IF([.P101] &lt;&gt; &quot;&quot;; &quot;cpu.SP = newSP; &quot;; &quot;&quot;); IF([.Q101] &lt;&gt; &quot;&quot;; &quot;cpu.PC = newPC; &quot;; &quot;&quot;);  IF( ([.R101] &amp; [.S101] &amp; [.T101] &amp; [.U101] &amp; [.V101] &amp; [.W101]) &lt;&gt; &quot;&quot;; join(&quot;&quot;;    IF( [.R101] &lt;&gt; &quot;&quot;; &quot;const carry = &quot; &amp; [.R101] &amp; &quot;;&quot;;     &quot;const carry = SR&amp;1; &quot;);   IF( [.S101] &lt;&gt; &quot;&quot;; &quot;const zero = &quot; &amp; [.S101] &amp; &quot;;&quot;;      &quot;const zero = (SR&gt;&gt;1)&amp;1; &quot;);   IF( [.T101] &lt;&gt; &quot;&quot;; &quot;const interrupt = &quot; &amp; [.T101] &amp; &quot;;&quot;; &quot;const interrupt = (SR&gt;&gt;2)&amp;1; &quot;);   IF( [.U101] &lt;&gt; &quot;&quot;; &quot;const decimal = &quot; &amp; [.U101] &amp; &quot;;&quot;;   &quot;const decimal = (SR&gt;&gt;3)&amp;1; &quot;);   IF( [.V101] &lt;&gt; &quot;&quot;; &quot;const overflow = &quot; &amp; [.V101] &amp; &quot;;&quot;;  &quot;const overflow = (SR&gt;&gt;6)&amp;1; &quot;);   IF( [.W101] &lt;&gt; &quot;&quot;; &quot;const negative = &quot; &amp; [.W101] &amp; &quot;;&quot;;  &quot;const negative = (SR&gt;&gt;7)&amp;1; &quot;)  ); &quot;&quot;);  IF( ([.R101] &amp; [.S101] &amp; [.T101] &amp; [.U101] &amp; [.V101] &amp; [.W101]) &lt;&gt; &quot;&quot;; &quot;cpu.SR = carry + (zero&lt;&lt;1) + (interrupt&lt;&lt;2) + (decimal&lt;&lt;3) + (overflow&lt;&lt;6) + (negative&lt;&lt;7); &quot;; &quot;&quot;);  IF( [.Q101] &lt;&gt; &quot;&quot;; &quot;*PC = &quot; &amp; [.Q101] &amp; &quot;;&quot;; &quot;cpu.PC = PC + &quot; &amp; (LEN([.A101]&amp;&quot; &quot;)/3) &amp; &quot;; &quot; );  IF( [.Y101] &lt;&gt; &quot;&quot;; &quot;memory[(&quot; &amp; [.Y101] &amp; &quot;)&amp;0xFFFF] = &quot; &amp; [.Z101] &amp; &quot;; &quot;; &quot;&quot;);  IF( [.AA101] &lt;&gt; &quot;&quot;; &quot;memory[(&quot; &amp; [.AA101] &amp; &quot;)&amp;0xFFFF] = (&quot; &amp; [.AB101] &amp; &quot;)&amp;0xFF; memory[((&quot; &amp; [.AA101] &amp; &quot;)+1)&amp;0xFFFF] = ((&quot; &amp; [.AB10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4" table:number-columns-repeated="2"/>
          <table:table-cell table:style-name="ce84" office:value-type="string" calcext:value-type="string">
            <text:p>SR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zero, negative</text:p>
          </table:table-cell>
          <table:table-cell table:style-name="ce154"/>
          <table:table-cell table:style-name="ce244"/>
          <table:table-cell table:style-name="ce282" table:formula="of:=IF([.$AM101] &lt;&gt; &quot;&quot;; &quot;BB &quot;; &quot;&quot;) &amp; IF([.$AN101] &lt;&gt; &quot;&quot;; &quot;LL HH &quot;; &quot;&quot;) &amp; IF([.$AO101] &lt;&gt; &quot;&quot;; &quot;SS &quot;; &quot;&quot;) &amp; IF([.$AP101] &lt;&gt; &quot;&quot;; &quot;RR &quot;; &quot;&quot;) &amp; IF([.$AQ101] &lt;&gt; &quot;&quot;; &quot;PP QQ &quot;; &quot;&quot;) &amp; LEFT([.$A101];2)" office:value-type="string" office:string-value="SS RR A2" calcext:value-type="string">
            <text:p>SS RR A2</text:p>
          </table:table-cell>
          <table:table-cell table:style-name="ce84" table:formula="of:=&quot;UN&quot; &amp;[.B101]" office:value-type="string" office:string-value="UNLDX" calcext:value-type="string">
            <text:p>UNLDX</text:p>
          </table:table-cell>
          <table:table-cell table:style-name="ce84" office:value-type="string" calcext:value-type="string">
            <text:p>$SS, $RR</text:p>
          </table:table-cell>
          <table:table-cell table:style-name="ce96"/>
          <table:table-cell table:style-name="ce84" table:number-columns-repeated="14"/>
          <table:table-cell table:style-name="ce290"/>
          <table:table-cell table:style-name="ce8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4 LL</text:p>
          </table:table-cell>
          <table:table-cell table:style-name="ce21" office:value-type="string" calcext:value-type="string">
            <text:p>LDY</text:p>
          </table:table-cell>
          <table:table-cell table:style-name="ce46" office:value-type="float" office:value="3" calcext:value-type="float">
            <text:p>3</text:p>
          </table:table-cell>
          <table:table-cell table:style-name="ce69" office:value-type="string" calcext:value-type="string">
            <text:p>$LL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 table:formula="of:=IF([.$D102] = &quot;($LL, X)&quot;;&quot;(arg1+X)&amp;0xFF&quot;;&quot;&quot;)">
            <text:p/>
          </table:table-cell>
          <table:table-cell table:style-name="ce69" office:value-type="string" calcext:value-type="string">
            <text:p>LL</text:p>
          </table:table-cell>
          <table:table-cell table:style-name="ce77"/>
          <table:table-cell table:style-name="ce69" office:value-type="string" calcext:value-type="string">
            <text:p>readByte</text:p>
          </table:table-cell>
          <table:table-cell table:style-name="ce179"/>
          <table:table-cell table:style-name="ce77"/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02];2) &amp; &quot; { &quot; &amp;  join(&quot;&quot;;  IF(LEN([.A102]) &gt; 3; &quot;LL := memory[PC + 1]; &quot;; &quot;&quot;);  IF([.I102] &lt;&gt; &quot;&quot;; &quot;zeroPageWord := memory[(&quot;&amp;[.I102]&amp;&quot;)&amp;0xFF] + (memory[((&quot;&amp;[.I102]&amp;&quot;)+1)&amp;0xFF]&lt;&lt;8); &quot;; &quot;&quot;);  IF([.J102] &lt;&gt; &quot;&quot;; &quot;readByte := memory[(&quot;&amp;[.J102]&amp;&quot;)&amp;0xFFFF]; &quot;; &quot;&quot;); IF([.K102] &lt;&gt; &quot;&quot;; &quot;readWord := memory[(&quot;&amp;[.K102]&amp;&quot;)&amp;0xFFFF] + (memory[((&quot;&amp;[.K102]&amp;&quot;)+1)&amp;0xFFFF]&lt;&lt;8); &quot;; &quot;&quot;);  IF([.L102] &lt;&gt; &quot;&quot;; &quot;result := &quot;&amp;[.L102]&amp;&quot;; &quot;; &quot;&quot;);  IF([.M102] &lt;&gt; &quot;&quot;; &quot;newA := &quot;&amp;[.M102]&amp;&quot;; &quot;; &quot;&quot;); IF([.N102] &lt;&gt; &quot;&quot;; &quot;newX := &quot;&amp;[.N102]&amp;&quot;; &quot;; &quot;&quot;); IF([.O102] &lt;&gt; &quot;&quot;; &quot;newY := &quot;&amp;[.O102]&amp;&quot;; &quot;; &quot;&quot;); IF([.P102] &lt;&gt; &quot;&quot;; &quot;newSP := &quot;&amp;[.P102]&amp;&quot;; &quot;; &quot;&quot;); IF([.Q102] &lt;&gt; &quot;&quot;; &quot;newPC := &quot;&amp;[.Q102]&amp;&quot;; &quot;; &quot;&quot;);  IF([.M102] &lt;&gt; &quot;&quot;; &quot;*A = newA; &quot;; &quot;&quot;); IF([.N102] &lt;&gt; &quot;&quot;; &quot;*X = newX; &quot;; &quot;&quot;); IF([.O102] &lt;&gt; &quot;&quot;; &quot;*Y = newY; &quot;; &quot;&quot;); IF([.P102] &lt;&gt; &quot;&quot;; &quot;*SP = newSP; &quot;; &quot;&quot;); IF([.Q102] &lt;&gt; &quot;&quot;; &quot;*PC = newPC; &quot;; &quot;&quot;);  IF( ([.R102] &amp; [.S102] &amp; [.T102] &amp; [.U102] &amp; [.V102] &amp; [.W102]) &lt;&gt; &quot;&quot;; join(&quot;&quot;;    IF( [.R102] &lt;&gt; &quot;&quot;; &quot;carry := &quot; &amp; [.R102] &amp; &quot;;&quot;; &quot;carry := SR&amp;1; &quot;);   IF( [.S102] &lt;&gt; &quot;&quot;; &quot;zero := &quot; &amp; [.S102] &amp; &quot;;&quot;; &quot;zero := (SR&gt;&gt;1)&amp;1; &quot;);   IF( [.T102] &lt;&gt; &quot;&quot;; &quot;interrupt := &quot; &amp; [.T102] &amp; &quot;;&quot;; &quot;interrupt := (SR&gt;&gt;2)&amp;1; &quot;);   IF( [.U102] &lt;&gt; &quot;&quot;; &quot;decimal := &quot; &amp; [.U102] &amp; &quot;;&quot;; &quot;decimal := (SR&gt;&gt;3)&amp;1; &quot;);   IF( [.V102] &lt;&gt; &quot;&quot;; &quot;overflow := &quot; &amp; [.V102] &amp; &quot;;&quot;; &quot;overflow := (SR&gt;&gt;6)&amp;1; &quot;);   IF( [.W102] &lt;&gt; &quot;&quot;; &quot;negative := &quot; &amp; [.W102] &amp; &quot;;&quot;; &quot;negative := (SR&gt;&gt;7)&amp;1; &quot;)  ); &quot;&quot;);  IF( ([.R102] &amp; [.S102] &amp; [.T102] &amp; [.U102] &amp; [.V102] &amp; [.W102]) &lt;&gt; &quot;&quot;; &quot;*SR = carry + (zero&lt;&lt;1) + (interrupt&lt;&lt;2) + (decimal&lt;&lt;3) + (overflow&lt;&lt;6) + (negative&lt;&lt;7); &quot;; &quot;&quot;);  IF( [.Q102] &lt;&gt; &quot;&quot;; &quot;*PC = &quot; &amp; [.Q102] &amp; &quot;;&quot;; &quot;*PC = PC + &quot; &amp; (LEN([.A102]&amp;&quot; &quot;)/3) &amp; &quot;; &quot; );  IF( [.Y102] &lt;&gt; &quot;&quot;; &quot;memory[(&quot; &amp; [.Y102] &amp; &quot;)&amp;0xFFFF] = &quot; &amp; [.Z102] &amp; &quot;; &quot;; &quot;&quot;);  IF( [.AA102] &lt;&gt; &quot;&quot;; &quot;memory[(&quot; &amp; [.AA102] &amp; &quot;)&amp;0xFFFF] = (&quot; &amp; [.AB102] &amp; &quot;)&amp;0xFF; memory[((&quot; &amp; [.AA102] &amp; &quot;)+1)&amp;0xFFFF] = ((&quot; &amp; [.AB10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2];2) &amp; &quot; ) { &quot; &amp;  join(&quot;&quot;;  IF(LEN([.A102]) &gt; 3; &quot;unsigned char LL = memory[(PC+1)&amp;0xFFFF]; &quot;; &quot;&quot;); IF(LEN([.A102]) &gt; 6; &quot;unsigned int HH = memory[(PC+2)&amp;0xFFFF]; &quot;; &quot;&quot;); IF(LEN([.A102]) &gt; 6; &quot;unsigned int HHLL = LL + (HH&lt;&lt;8); &quot;; &quot;&quot;);  IF([.I102] &lt;&gt; &quot;&quot;; &quot;unsigned int zeroPageWord = memory[(&quot;&amp;[.I102]&amp;&quot;)&amp;0xFF] + (memory[((&quot;&amp;[.I102]&amp;&quot;)+1)&amp;0xFF]&lt;&lt;8); &quot;; &quot;&quot;);  IF([.J102] &lt;&gt; &quot;&quot;; &quot;unsigned char readByte = memory[(&quot;&amp;[.J102]&amp;&quot;)&amp;0xFFFF]; &quot;; &quot;&quot;); IF([.K102] &lt;&gt; &quot;&quot;; &quot;unsigned int readWord := memory[(&quot;&amp;[.K102]&amp;&quot;)&amp;0xFFFF] + (memory[((&quot;&amp;[.K102]&amp;&quot;)+1)&amp;0xFFFF]&lt;&lt;8); &quot;; &quot;&quot;);  IF([.L102] &lt;&gt; &quot;&quot;; &quot;unsigned int result = &quot;&amp;[.L102]&amp;&quot;; &quot;; &quot;&quot;);  IF([.M102] &lt;&gt; &quot;&quot;; &quot;unsigned char newA = &quot;&amp;[.M102]&amp;&quot;; &quot;; &quot;&quot;); IF([.N102] &lt;&gt; &quot;&quot;; &quot;unsigned char newX = &quot;&amp;[.N102]&amp;&quot;; &quot;; &quot;&quot;); IF([.O102] &lt;&gt; &quot;&quot;; &quot;unsigned char newY = &quot;&amp;[.O102]&amp;&quot;; &quot;; &quot;&quot;); IF([.P102] &lt;&gt; &quot;&quot;; &quot;unsigned char newSP = &quot;&amp;[.P102]&amp;&quot;; &quot;; &quot;&quot;); IF([.Q102] &lt;&gt; &quot;&quot;; &quot;unsigned int newPC = (&quot;&amp;[.Q102]&amp;&quot;)&amp;0xFFFF; &quot;; &quot;&quot;);  IF([.M102] &lt;&gt; &quot;&quot;; &quot;*A = newA; &quot;; &quot;&quot;); IF([.N102] &lt;&gt; &quot;&quot;; &quot;*X = newX; &quot;; &quot;&quot;); IF([.O102] &lt;&gt; &quot;&quot;; &quot;*Y = newY; &quot;; &quot;&quot;); IF([.P102] &lt;&gt; &quot;&quot;; &quot;*SP = newSP; &quot;; &quot;&quot;); IF([.Q102] &lt;&gt; &quot;&quot;; &quot;*PC = newPC; &quot;; &quot;&quot;);  IF( ([.R102] &amp; [.S102] &amp; [.T102] &amp; [.U102] &amp; [.V102] &amp; [.W102]) &lt;&gt; &quot;&quot;; join(&quot;&quot;;    IF( [.R102] &lt;&gt; &quot;&quot;; &quot;unsigned char carry = &quot; &amp; [.R102] &amp; &quot;;&quot;; &quot;unsigned char carry = SR&amp;1; &quot;);   IF( [.S102] &lt;&gt; &quot;&quot;; &quot;unsigned char zero = &quot; &amp; [.S102] &amp; &quot;;&quot;; &quot;unsigned char zero = (SR&gt;&gt;1)&amp;1; &quot;);   IF( [.T102] &lt;&gt; &quot;&quot;; &quot;unsigned char interrupt = &quot; &amp; [.T102] &amp; &quot;;&quot;; &quot;unsigned char interrupt = (SR&gt;&gt;2)&amp;1; &quot;);   IF( [.U102] &lt;&gt; &quot;&quot;; &quot;unsigned char decimal = &quot; &amp; [.U102] &amp; &quot;;&quot;; &quot;unsigned char decimal = (SR&gt;&gt;3)&amp;1; &quot;);   IF( [.V102] &lt;&gt; &quot;&quot;; &quot;unsigned char overflow = &quot; &amp; [.V102] &amp; &quot;;&quot;; &quot;unsigned char overflow = (SR&gt;&gt;6)&amp;1; &quot;);   IF( [.W102] &lt;&gt; &quot;&quot;; &quot;unsigned char negative = &quot; &amp; [.W102] &amp; &quot;;&quot;; &quot;unsigned char negative = (SR&gt;&gt;7)&amp;1; &quot;)  ); &quot;&quot;);  IF( ([.R102] &amp; [.S102] &amp; [.T102] &amp; [.U102] &amp; [.V102] &amp; [.W102]) &lt;&gt; &quot;&quot;; &quot;*SR = carry + (zero&lt;&lt;1) + (interrupt&lt;&lt;2) + (decimal&lt;&lt;3) + (overflow&lt;&lt;6) + (negative&lt;&lt;7); &quot;; &quot;&quot;);  IF( [.Q102] &lt;&gt; &quot;&quot;; &quot;*PC = &quot; &amp; [.Q102] &amp; &quot;;&quot;; &quot;*PC = PC + &quot; &amp; (LEN([.A102]&amp;&quot; &quot;)/3) &amp; &quot;; &quot; );  IF( [.Y102] &lt;&gt; &quot;&quot;; &quot;memory[(&quot; &amp; [.Y102] &amp; &quot;)&amp;0xFFFF] = &quot; &amp; [.Z102] &amp; &quot;; &quot;; &quot;&quot;);  IF( [.AA102] &lt;&gt; &quot;&quot;; &quot;memory[(&quot; &amp; [.AA102] &amp; &quot;)&amp;0xFFFF] = (&quot; &amp; [.AB102] &amp; &quot;)&amp;0xFF; memory[((&quot; &amp; [.AA102] &amp; &quot;)+1)&amp;0xFFFF] = ((&quot; &amp; [.AB10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2];2) &amp; &quot; ) { &quot; &amp;  join(&quot;&quot;;  IF(LEN([.A102]) &gt; 3; &quot;const LL = memory[(PC+1)&amp;0xFFFF]; &quot;; &quot;&quot;); IF(LEN([.A102]) &gt; 6; &quot;const HH = memory[(PC+2)&amp;0xFFFF]; &quot;; &quot;&quot;); IF(LEN([.A102]) &gt; 6; &quot;const HHLL = LL + (HH&lt;&lt;8); &quot;; &quot;&quot;);  IF([.I102] &lt;&gt; &quot;&quot;; &quot;const zeroPageWord = memory[(&quot;&amp;[.I102]&amp;&quot;)&amp;0xFF] + (memory[((&quot;&amp;[.I102]&amp;&quot;)+1)&amp;0xFF]&lt;&lt;8); &quot;; &quot;&quot;);  IF([.J102] &lt;&gt; &quot;&quot;; &quot;const readByte = memory[(&quot;&amp;[.J102]&amp;&quot;)&amp;0xFFFF]; &quot;; &quot;&quot;); IF([.K102] &lt;&gt; &quot;&quot;; &quot;const readWord = memory[(&quot;&amp;[.K102]&amp;&quot;)&amp;0xFFFF] + (memory[((&quot;&amp;[.K102]&amp;&quot;)+1)&amp;0xFFFF]&lt;&lt;8); &quot;; &quot;&quot;);  IF([.L102] &lt;&gt; &quot;&quot;; &quot;const result = &quot;&amp;[.L102]&amp;&quot;; &quot;; &quot;&quot;);  IF([.M102] &lt;&gt; &quot;&quot;; &quot;const newA = &quot;&amp;[.M102]&amp;&quot;; &quot;; &quot;&quot;); IF([.N102] &lt;&gt; &quot;&quot;; &quot;const newX = &quot;&amp;[.N102]&amp;&quot;; &quot;; &quot;&quot;); IF([.O102] &lt;&gt; &quot;&quot;; &quot;const newY = &quot;&amp;[.O102]&amp;&quot;; &quot;; &quot;&quot;); IF([.P102] &lt;&gt; &quot;&quot;; &quot;const newSP = &quot;&amp;[.P102]&amp;&quot;; &quot;; &quot;&quot;); IF([.Q102] &lt;&gt; &quot;&quot;; &quot;const newPC = (&quot;&amp;[.Q102]&amp;&quot;)&amp;0xFFFF; &quot;; &quot;&quot;);  IF([.M102] &lt;&gt; &quot;&quot;; &quot;cpu.A = newA; &quot;; &quot;&quot;); IF([.N102] &lt;&gt; &quot;&quot;; &quot;cpu.X = newX; &quot;; &quot;&quot;); IF([.O102] &lt;&gt; &quot;&quot;; &quot;cpu.Y = newY; &quot;; &quot;&quot;); IF([.P102] &lt;&gt; &quot;&quot;; &quot;cpu.SP = newSP; &quot;; &quot;&quot;); IF([.Q102] &lt;&gt; &quot;&quot;; &quot;cpu.PC = newPC; &quot;; &quot;&quot;);  IF( ([.R102] &amp; [.S102] &amp; [.T102] &amp; [.U102] &amp; [.V102] &amp; [.W102]) &lt;&gt; &quot;&quot;; join(&quot;&quot;;    IF( [.R102] &lt;&gt; &quot;&quot;; &quot;const carry = &quot; &amp; [.R102] &amp; &quot;;&quot;;     &quot;const carry = SR&amp;1; &quot;);   IF( [.S102] &lt;&gt; &quot;&quot;; &quot;const zero = &quot; &amp; [.S102] &amp; &quot;;&quot;;      &quot;const zero = (SR&gt;&gt;1)&amp;1; &quot;);   IF( [.T102] &lt;&gt; &quot;&quot;; &quot;const interrupt = &quot; &amp; [.T102] &amp; &quot;;&quot;; &quot;const interrupt = (SR&gt;&gt;2)&amp;1; &quot;);   IF( [.U102] &lt;&gt; &quot;&quot;; &quot;const decimal = &quot; &amp; [.U102] &amp; &quot;;&quot;;   &quot;const decimal = (SR&gt;&gt;3)&amp;1; &quot;);   IF( [.V102] &lt;&gt; &quot;&quot;; &quot;const overflow = &quot; &amp; [.V102] &amp; &quot;;&quot;;  &quot;const overflow = (SR&gt;&gt;6)&amp;1; &quot;);   IF( [.W102] &lt;&gt; &quot;&quot;; &quot;const negative = &quot; &amp; [.W102] &amp; &quot;;&quot;;  &quot;const negative = (SR&gt;&gt;7)&amp;1; &quot;)  ); &quot;&quot;);  IF( ([.R102] &amp; [.S102] &amp; [.T102] &amp; [.U102] &amp; [.V102] &amp; [.W102]) &lt;&gt; &quot;&quot;; &quot;cpu.SR = carry + (zero&lt;&lt;1) + (interrupt&lt;&lt;2) + (decimal&lt;&lt;3) + (overflow&lt;&lt;6) + (negative&lt;&lt;7); &quot;; &quot;&quot;);  IF( [.Q102] &lt;&gt; &quot;&quot;; &quot;*PC = &quot; &amp; [.Q102] &amp; &quot;;&quot;; &quot;cpu.PC = PC + &quot; &amp; (LEN([.A102]&amp;&quot; &quot;)/3) &amp; &quot;; &quot; );  IF( [.Y102] &lt;&gt; &quot;&quot;; &quot;memory[(&quot; &amp; [.Y102] &amp; &quot;)&amp;0xFFFF] = &quot; &amp; [.Z102] &amp; &quot;; &quot;; &quot;&quot;);  IF( [.AA102] &lt;&gt; &quot;&quot;; &quot;memory[(&quot; &amp; [.AA102] &amp; &quot;)&amp;0xFFFF] = (&quot; &amp; [.AB102] &amp; &quot;)&amp;0xFF; memory[((&quot; &amp; [.AA102] &amp; &quot;)+1)&amp;0xFFFF] = ((&quot; &amp; [.AB10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Y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02] &lt;&gt; &quot;&quot;; &quot;BB &quot;; &quot;&quot;) &amp; IF([.$AN102] &lt;&gt; &quot;&quot;; &quot;LL HH &quot;; &quot;&quot;) &amp; IF([.$AO102] &lt;&gt; &quot;&quot;; &quot;SS &quot;; &quot;&quot;) &amp; IF([.$AP102] &lt;&gt; &quot;&quot;; &quot;RR &quot;; &quot;&quot;) &amp; IF([.$AQ102] &lt;&gt; &quot;&quot;; &quot;PP QQ &quot;; &quot;&quot;) &amp; LEFT([.$A102];2)" office:value-type="string" office:string-value="SS RR A4" calcext:value-type="string">
            <text:p>SS RR A4</text:p>
          </table:table-cell>
          <table:table-cell table:style-name="ce69" table:formula="of:=&quot;UN&quot; &amp;[.B102]" office:value-type="string" office:string-value="UNLDY" calcext:value-type="string">
            <text:p>UNLDY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290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5 LL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float" office:value="3" calcext:value-type="float">
            <text:p>3</text:p>
          </table:table-cell>
          <table:table-cell table:style-name="ce76" office:value-type="string" calcext:value-type="string">
            <text:p>$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/>
          <table:table-cell table:style-name="ce76" office:value-type="string" calcext:value-type="string">
            <text:p>LL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03];2) &amp; &quot; { &quot; &amp;  join(&quot;&quot;;  IF(LEN([.A103]) &gt; 3; &quot;LL := memory[PC + 1]; &quot;; &quot;&quot;);  IF([.I103] &lt;&gt; &quot;&quot;; &quot;zeroPageWord := memory[(&quot;&amp;[.I103]&amp;&quot;)&amp;0xFF] + (memory[((&quot;&amp;[.I103]&amp;&quot;)+1)&amp;0xFF]&lt;&lt;8); &quot;; &quot;&quot;);  IF([.J103] &lt;&gt; &quot;&quot;; &quot;readByte := memory[(&quot;&amp;[.J103]&amp;&quot;)&amp;0xFFFF]; &quot;; &quot;&quot;); IF([.K103] &lt;&gt; &quot;&quot;; &quot;readWord := memory[(&quot;&amp;[.K103]&amp;&quot;)&amp;0xFFFF] + (memory[((&quot;&amp;[.K103]&amp;&quot;)+1)&amp;0xFFFF]&lt;&lt;8); &quot;; &quot;&quot;);  IF([.L103] &lt;&gt; &quot;&quot;; &quot;result := &quot;&amp;[.L103]&amp;&quot;; &quot;; &quot;&quot;);  IF([.M103] &lt;&gt; &quot;&quot;; &quot;newA := &quot;&amp;[.M103]&amp;&quot;; &quot;; &quot;&quot;); IF([.N103] &lt;&gt; &quot;&quot;; &quot;newX := &quot;&amp;[.N103]&amp;&quot;; &quot;; &quot;&quot;); IF([.O103] &lt;&gt; &quot;&quot;; &quot;newY := &quot;&amp;[.O103]&amp;&quot;; &quot;; &quot;&quot;); IF([.P103] &lt;&gt; &quot;&quot;; &quot;newSP := &quot;&amp;[.P103]&amp;&quot;; &quot;; &quot;&quot;); IF([.Q103] &lt;&gt; &quot;&quot;; &quot;newPC := &quot;&amp;[.Q103]&amp;&quot;; &quot;; &quot;&quot;);  IF([.M103] &lt;&gt; &quot;&quot;; &quot;*A = newA; &quot;; &quot;&quot;); IF([.N103] &lt;&gt; &quot;&quot;; &quot;*X = newX; &quot;; &quot;&quot;); IF([.O103] &lt;&gt; &quot;&quot;; &quot;*Y = newY; &quot;; &quot;&quot;); IF([.P103] &lt;&gt; &quot;&quot;; &quot;*SP = newSP; &quot;; &quot;&quot;); IF([.Q103] &lt;&gt; &quot;&quot;; &quot;*PC = newPC; &quot;; &quot;&quot;);  IF( ([.R103] &amp; [.S103] &amp; [.T103] &amp; [.U103] &amp; [.V103] &amp; [.W103]) &lt;&gt; &quot;&quot;; join(&quot;&quot;;    IF( [.R103] &lt;&gt; &quot;&quot;; &quot;carry := &quot; &amp; [.R103] &amp; &quot;;&quot;; &quot;carry := SR&amp;1; &quot;);   IF( [.S103] &lt;&gt; &quot;&quot;; &quot;zero := &quot; &amp; [.S103] &amp; &quot;;&quot;; &quot;zero := (SR&gt;&gt;1)&amp;1; &quot;);   IF( [.T103] &lt;&gt; &quot;&quot;; &quot;interrupt := &quot; &amp; [.T103] &amp; &quot;;&quot;; &quot;interrupt := (SR&gt;&gt;2)&amp;1; &quot;);   IF( [.U103] &lt;&gt; &quot;&quot;; &quot;decimal := &quot; &amp; [.U103] &amp; &quot;;&quot;; &quot;decimal := (SR&gt;&gt;3)&amp;1; &quot;);   IF( [.V103] &lt;&gt; &quot;&quot;; &quot;overflow := &quot; &amp; [.V103] &amp; &quot;;&quot;; &quot;overflow := (SR&gt;&gt;6)&amp;1; &quot;);   IF( [.W103] &lt;&gt; &quot;&quot;; &quot;negative := &quot; &amp; [.W103] &amp; &quot;;&quot;; &quot;negative := (SR&gt;&gt;7)&amp;1; &quot;)  ); &quot;&quot;);  IF( ([.R103] &amp; [.S103] &amp; [.T103] &amp; [.U103] &amp; [.V103] &amp; [.W103]) &lt;&gt; &quot;&quot;; &quot;*SR = carry + (zero&lt;&lt;1) + (interrupt&lt;&lt;2) + (decimal&lt;&lt;3) + (overflow&lt;&lt;6) + (negative&lt;&lt;7); &quot;; &quot;&quot;);  IF( [.Q103] &lt;&gt; &quot;&quot;; &quot;*PC = &quot; &amp; [.Q103] &amp; &quot;;&quot;; &quot;*PC = PC + &quot; &amp; (LEN([.A103]&amp;&quot; &quot;)/3) &amp; &quot;; &quot; );  IF( [.Y103] &lt;&gt; &quot;&quot;; &quot;memory[(&quot; &amp; [.Y103] &amp; &quot;)&amp;0xFFFF] = &quot; &amp; [.Z103] &amp; &quot;; &quot;; &quot;&quot;);  IF( [.AA103] &lt;&gt; &quot;&quot;; &quot;memory[(&quot; &amp; [.AA103] &amp; &quot;)&amp;0xFFFF] = (&quot; &amp; [.AB103] &amp; &quot;)&amp;0xFF; memory[((&quot; &amp; [.AA103] &amp; &quot;)+1)&amp;0xFFFF] = ((&quot; &amp; [.AB10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3];2) &amp; &quot; ) { &quot; &amp;  join(&quot;&quot;;  IF(LEN([.A103]) &gt; 3; &quot;unsigned char LL = memory[(PC+1)&amp;0xFFFF]; &quot;; &quot;&quot;); IF(LEN([.A103]) &gt; 6; &quot;unsigned int HH = memory[(PC+2)&amp;0xFFFF]; &quot;; &quot;&quot;); IF(LEN([.A103]) &gt; 6; &quot;unsigned int HHLL = LL + (HH&lt;&lt;8); &quot;; &quot;&quot;);  IF([.I103] &lt;&gt; &quot;&quot;; &quot;unsigned int zeroPageWord = memory[(&quot;&amp;[.I103]&amp;&quot;)&amp;0xFF] + (memory[((&quot;&amp;[.I103]&amp;&quot;)+1)&amp;0xFF]&lt;&lt;8); &quot;; &quot;&quot;);  IF([.J103] &lt;&gt; &quot;&quot;; &quot;unsigned char readByte = memory[(&quot;&amp;[.J103]&amp;&quot;)&amp;0xFFFF]; &quot;; &quot;&quot;); IF([.K103] &lt;&gt; &quot;&quot;; &quot;unsigned int readWord := memory[(&quot;&amp;[.K103]&amp;&quot;)&amp;0xFFFF] + (memory[((&quot;&amp;[.K103]&amp;&quot;)+1)&amp;0xFFFF]&lt;&lt;8); &quot;; &quot;&quot;);  IF([.L103] &lt;&gt; &quot;&quot;; &quot;unsigned int result = &quot;&amp;[.L103]&amp;&quot;; &quot;; &quot;&quot;);  IF([.M103] &lt;&gt; &quot;&quot;; &quot;unsigned char newA = &quot;&amp;[.M103]&amp;&quot;; &quot;; &quot;&quot;); IF([.N103] &lt;&gt; &quot;&quot;; &quot;unsigned char newX = &quot;&amp;[.N103]&amp;&quot;; &quot;; &quot;&quot;); IF([.O103] &lt;&gt; &quot;&quot;; &quot;unsigned char newY = &quot;&amp;[.O103]&amp;&quot;; &quot;; &quot;&quot;); IF([.P103] &lt;&gt; &quot;&quot;; &quot;unsigned char newSP = &quot;&amp;[.P103]&amp;&quot;; &quot;; &quot;&quot;); IF([.Q103] &lt;&gt; &quot;&quot;; &quot;unsigned int newPC = (&quot;&amp;[.Q103]&amp;&quot;)&amp;0xFFFF; &quot;; &quot;&quot;);  IF([.M103] &lt;&gt; &quot;&quot;; &quot;*A = newA; &quot;; &quot;&quot;); IF([.N103] &lt;&gt; &quot;&quot;; &quot;*X = newX; &quot;; &quot;&quot;); IF([.O103] &lt;&gt; &quot;&quot;; &quot;*Y = newY; &quot;; &quot;&quot;); IF([.P103] &lt;&gt; &quot;&quot;; &quot;*SP = newSP; &quot;; &quot;&quot;); IF([.Q103] &lt;&gt; &quot;&quot;; &quot;*PC = newPC; &quot;; &quot;&quot;);  IF( ([.R103] &amp; [.S103] &amp; [.T103] &amp; [.U103] &amp; [.V103] &amp; [.W103]) &lt;&gt; &quot;&quot;; join(&quot;&quot;;    IF( [.R103] &lt;&gt; &quot;&quot;; &quot;unsigned char carry = &quot; &amp; [.R103] &amp; &quot;;&quot;; &quot;unsigned char carry = SR&amp;1; &quot;);   IF( [.S103] &lt;&gt; &quot;&quot;; &quot;unsigned char zero = &quot; &amp; [.S103] &amp; &quot;;&quot;; &quot;unsigned char zero = (SR&gt;&gt;1)&amp;1; &quot;);   IF( [.T103] &lt;&gt; &quot;&quot;; &quot;unsigned char interrupt = &quot; &amp; [.T103] &amp; &quot;;&quot;; &quot;unsigned char interrupt = (SR&gt;&gt;2)&amp;1; &quot;);   IF( [.U103] &lt;&gt; &quot;&quot;; &quot;unsigned char decimal = &quot; &amp; [.U103] &amp; &quot;;&quot;; &quot;unsigned char decimal = (SR&gt;&gt;3)&amp;1; &quot;);   IF( [.V103] &lt;&gt; &quot;&quot;; &quot;unsigned char overflow = &quot; &amp; [.V103] &amp; &quot;;&quot;; &quot;unsigned char overflow = (SR&gt;&gt;6)&amp;1; &quot;);   IF( [.W103] &lt;&gt; &quot;&quot;; &quot;unsigned char negative = &quot; &amp; [.W103] &amp; &quot;;&quot;; &quot;unsigned char negative = (SR&gt;&gt;7)&amp;1; &quot;)  ); &quot;&quot;);  IF( ([.R103] &amp; [.S103] &amp; [.T103] &amp; [.U103] &amp; [.V103] &amp; [.W103]) &lt;&gt; &quot;&quot;; &quot;*SR = carry + (zero&lt;&lt;1) + (interrupt&lt;&lt;2) + (decimal&lt;&lt;3) + (overflow&lt;&lt;6) + (negative&lt;&lt;7); &quot;; &quot;&quot;);  IF( [.Q103] &lt;&gt; &quot;&quot;; &quot;*PC = &quot; &amp; [.Q103] &amp; &quot;;&quot;; &quot;*PC = PC + &quot; &amp; (LEN([.A103]&amp;&quot; &quot;)/3) &amp; &quot;; &quot; );  IF( [.Y103] &lt;&gt; &quot;&quot;; &quot;memory[(&quot; &amp; [.Y103] &amp; &quot;)&amp;0xFFFF] = &quot; &amp; [.Z103] &amp; &quot;; &quot;; &quot;&quot;);  IF( [.AA103] &lt;&gt; &quot;&quot;; &quot;memory[(&quot; &amp; [.AA103] &amp; &quot;)&amp;0xFFFF] = (&quot; &amp; [.AB103] &amp; &quot;)&amp;0xFF; memory[((&quot; &amp; [.AA103] &amp; &quot;)+1)&amp;0xFFFF] = ((&quot; &amp; [.AB10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3];2) &amp; &quot; ) { &quot; &amp;  join(&quot;&quot;;  IF(LEN([.A103]) &gt; 3; &quot;const LL = memory[(PC+1)&amp;0xFFFF]; &quot;; &quot;&quot;); IF(LEN([.A103]) &gt; 6; &quot;const HH = memory[(PC+2)&amp;0xFFFF]; &quot;; &quot;&quot;); IF(LEN([.A103]) &gt; 6; &quot;const HHLL = LL + (HH&lt;&lt;8); &quot;; &quot;&quot;);  IF([.I103] &lt;&gt; &quot;&quot;; &quot;const zeroPageWord = memory[(&quot;&amp;[.I103]&amp;&quot;)&amp;0xFF] + (memory[((&quot;&amp;[.I103]&amp;&quot;)+1)&amp;0xFF]&lt;&lt;8); &quot;; &quot;&quot;);  IF([.J103] &lt;&gt; &quot;&quot;; &quot;const readByte = memory[(&quot;&amp;[.J103]&amp;&quot;)&amp;0xFFFF]; &quot;; &quot;&quot;); IF([.K103] &lt;&gt; &quot;&quot;; &quot;const readWord = memory[(&quot;&amp;[.K103]&amp;&quot;)&amp;0xFFFF] + (memory[((&quot;&amp;[.K103]&amp;&quot;)+1)&amp;0xFFFF]&lt;&lt;8); &quot;; &quot;&quot;);  IF([.L103] &lt;&gt; &quot;&quot;; &quot;const result = &quot;&amp;[.L103]&amp;&quot;; &quot;; &quot;&quot;);  IF([.M103] &lt;&gt; &quot;&quot;; &quot;const newA = &quot;&amp;[.M103]&amp;&quot;; &quot;; &quot;&quot;); IF([.N103] &lt;&gt; &quot;&quot;; &quot;const newX = &quot;&amp;[.N103]&amp;&quot;; &quot;; &quot;&quot;); IF([.O103] &lt;&gt; &quot;&quot;; &quot;const newY = &quot;&amp;[.O103]&amp;&quot;; &quot;; &quot;&quot;); IF([.P103] &lt;&gt; &quot;&quot;; &quot;const newSP = &quot;&amp;[.P103]&amp;&quot;; &quot;; &quot;&quot;); IF([.Q103] &lt;&gt; &quot;&quot;; &quot;const newPC = (&quot;&amp;[.Q103]&amp;&quot;)&amp;0xFFFF; &quot;; &quot;&quot;);  IF([.M103] &lt;&gt; &quot;&quot;; &quot;cpu.A = newA; &quot;; &quot;&quot;); IF([.N103] &lt;&gt; &quot;&quot;; &quot;cpu.X = newX; &quot;; &quot;&quot;); IF([.O103] &lt;&gt; &quot;&quot;; &quot;cpu.Y = newY; &quot;; &quot;&quot;); IF([.P103] &lt;&gt; &quot;&quot;; &quot;cpu.SP = newSP; &quot;; &quot;&quot;); IF([.Q103] &lt;&gt; &quot;&quot;; &quot;cpu.PC = newPC; &quot;; &quot;&quot;);  IF( ([.R103] &amp; [.S103] &amp; [.T103] &amp; [.U103] &amp; [.V103] &amp; [.W103]) &lt;&gt; &quot;&quot;; join(&quot;&quot;;    IF( [.R103] &lt;&gt; &quot;&quot;; &quot;const carry = &quot; &amp; [.R103] &amp; &quot;;&quot;;     &quot;const carry = SR&amp;1; &quot;);   IF( [.S103] &lt;&gt; &quot;&quot;; &quot;const zero = &quot; &amp; [.S103] &amp; &quot;;&quot;;      &quot;const zero = (SR&gt;&gt;1)&amp;1; &quot;);   IF( [.T103] &lt;&gt; &quot;&quot;; &quot;const interrupt = &quot; &amp; [.T103] &amp; &quot;;&quot;; &quot;const interrupt = (SR&gt;&gt;2)&amp;1; &quot;);   IF( [.U103] &lt;&gt; &quot;&quot;; &quot;const decimal = &quot; &amp; [.U103] &amp; &quot;;&quot;;   &quot;const decimal = (SR&gt;&gt;3)&amp;1; &quot;);   IF( [.V103] &lt;&gt; &quot;&quot;; &quot;const overflow = &quot; &amp; [.V103] &amp; &quot;;&quot;;  &quot;const overflow = (SR&gt;&gt;6)&amp;1; &quot;);   IF( [.W103] &lt;&gt; &quot;&quot;; &quot;const negative = &quot; &amp; [.W103] &amp; &quot;;&quot;;  &quot;const negative = (SR&gt;&gt;7)&amp;1; &quot;)  ); &quot;&quot;);  IF( ([.R103] &amp; [.S103] &amp; [.T103] &amp; [.U103] &amp; [.V103] &amp; [.W103]) &lt;&gt; &quot;&quot;; &quot;cpu.SR = carry + (zero&lt;&lt;1) + (interrupt&lt;&lt;2) + (decimal&lt;&lt;3) + (overflow&lt;&lt;6) + (negative&lt;&lt;7); &quot;; &quot;&quot;);  IF( [.Q103] &lt;&gt; &quot;&quot;; &quot;*PC = &quot; &amp; [.Q103] &amp; &quot;;&quot;; &quot;cpu.PC = PC + &quot; &amp; (LEN([.A103]&amp;&quot; &quot;)/3) &amp; &quot;; &quot; );  IF( [.Y103] &lt;&gt; &quot;&quot;; &quot;memory[(&quot; &amp; [.Y103] &amp; &quot;)&amp;0xFFFF] = &quot; &amp; [.Z103] &amp; &quot;; &quot;; &quot;&quot;);  IF( [.AA103] &lt;&gt; &quot;&quot;; &quot;memory[(&quot; &amp; [.AA103] &amp; &quot;)&amp;0xFFFF] = (&quot; &amp; [.AB103] &amp; &quot;)&amp;0xFF; memory[((&quot; &amp; [.AA103] &amp; &quot;)+1)&amp;0xFFFF] = ((&quot; &amp; [.AB10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03] &lt;&gt; &quot;&quot;; &quot;BB &quot;; &quot;&quot;) &amp; IF([.$AN103] &lt;&gt; &quot;&quot;; &quot;LL HH &quot;; &quot;&quot;) &amp; IF([.$AO103] &lt;&gt; &quot;&quot;; &quot;SS &quot;; &quot;&quot;) &amp; IF([.$AP103] &lt;&gt; &quot;&quot;; &quot;RR &quot;; &quot;&quot;) &amp; IF([.$AQ103] &lt;&gt; &quot;&quot;; &quot;PP QQ &quot;; &quot;&quot;) &amp; LEFT([.$A103];2)" office:value-type="string" office:string-value="SS RR A5" calcext:value-type="string">
            <text:p>SS RR A5</text:p>
          </table:table-cell>
          <table:table-cell table:style-name="ce76" table:formula="of:=&quot;UN&quot; &amp;[.B103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6 LL</text:p>
          </table:table-cell>
          <table:table-cell table:style-name="ce22" office:value-type="string" calcext:value-type="string">
            <text:p>LDX</text:p>
          </table:table-cell>
          <table:table-cell table:style-name="ce59" office:value-type="float" office:value="3" calcext:value-type="float">
            <text:p>3</text:p>
          </table:table-cell>
          <table:table-cell table:style-name="ce84" office:value-type="string" calcext:value-type="string">
            <text:p>$LL</text:p>
          </table:table-cell>
          <table:table-cell table:style-name="ce96"/>
          <table:table-cell table:style-name="ce98"/>
          <table:table-cell table:style-name="ce131"/>
          <table:table-cell table:style-name="ce95"/>
          <table:table-cell table:style-name="ce84"/>
          <table:table-cell table:style-name="ce84" office:value-type="string" calcext:value-type="string">
            <text:p>LL</text:p>
          </table:table-cell>
          <table:table-cell table:style-name="ce154"/>
          <table:table-cell table:style-name="ce84" office:value-type="string" calcext:value-type="string">
            <text:p>readByte</text:p>
          </table:table-cell>
          <table:table-cell table:style-name="ce190"/>
          <table:table-cell table:style-name="ce84" office:value-type="string" calcext:value-type="string">
            <text:p>result</text:p>
          </table:table-cell>
          <table:table-cell table:style-name="ce154" table:number-columns-repeated="3"/>
          <table:table-cell table:style-name="ce190"/>
          <table:table-cell table:style-name="ce84" office:value-type="string" calcext:value-type="string">
            <text:p>(result | -result) &gt;&gt; 7</text:p>
          </table:table-cell>
          <table:table-cell table:style-name="ce154" table:number-columns-repeated="4"/>
          <table:table-cell table:style-name="ce227" office:value-type="string" calcext:value-type="string">
            <text:p>result &gt;&gt; 7</text:p>
          </table:table-cell>
          <table:table-cell table:style-name="ce190"/>
          <table:table-cell table:style-name="ce154" table:number-columns-repeated="3"/>
          <table:table-cell table:style-name="ce244"/>
          <table:table-cell table:style-name="ce95"/>
          <table:table-cell table:style-name="ce253" table:formula="of:=&quot;  if instruction == 0x&quot; &amp; LEFT([.A104];2) &amp; &quot; { &quot; &amp;  join(&quot;&quot;;  IF(LEN([.A104]) &gt; 3; &quot;LL := memory[PC + 1]; &quot;; &quot;&quot;);  IF([.I104] &lt;&gt; &quot;&quot;; &quot;zeroPageWord := memory[(&quot;&amp;[.I104]&amp;&quot;)&amp;0xFF] + (memory[((&quot;&amp;[.I104]&amp;&quot;)+1)&amp;0xFF]&lt;&lt;8); &quot;; &quot;&quot;);  IF([.J104] &lt;&gt; &quot;&quot;; &quot;readByte := memory[(&quot;&amp;[.J104]&amp;&quot;)&amp;0xFFFF]; &quot;; &quot;&quot;); IF([.K104] &lt;&gt; &quot;&quot;; &quot;readWord := memory[(&quot;&amp;[.K104]&amp;&quot;)&amp;0xFFFF] + (memory[((&quot;&amp;[.K104]&amp;&quot;)+1)&amp;0xFFFF]&lt;&lt;8); &quot;; &quot;&quot;);  IF([.L104] &lt;&gt; &quot;&quot;; &quot;result := &quot;&amp;[.L104]&amp;&quot;; &quot;; &quot;&quot;);  IF([.M104] &lt;&gt; &quot;&quot;; &quot;newA := &quot;&amp;[.M104]&amp;&quot;; &quot;; &quot;&quot;); IF([.N104] &lt;&gt; &quot;&quot;; &quot;newX := &quot;&amp;[.N104]&amp;&quot;; &quot;; &quot;&quot;); IF([.O104] &lt;&gt; &quot;&quot;; &quot;newY := &quot;&amp;[.O104]&amp;&quot;; &quot;; &quot;&quot;); IF([.P104] &lt;&gt; &quot;&quot;; &quot;newSP := &quot;&amp;[.P104]&amp;&quot;; &quot;; &quot;&quot;); IF([.Q104] &lt;&gt; &quot;&quot;; &quot;newPC := &quot;&amp;[.Q104]&amp;&quot;; &quot;; &quot;&quot;);  IF([.M104] &lt;&gt; &quot;&quot;; &quot;*A = newA; &quot;; &quot;&quot;); IF([.N104] &lt;&gt; &quot;&quot;; &quot;*X = newX; &quot;; &quot;&quot;); IF([.O104] &lt;&gt; &quot;&quot;; &quot;*Y = newY; &quot;; &quot;&quot;); IF([.P104] &lt;&gt; &quot;&quot;; &quot;*SP = newSP; &quot;; &quot;&quot;); IF([.Q104] &lt;&gt; &quot;&quot;; &quot;*PC = newPC; &quot;; &quot;&quot;);  IF( ([.R104] &amp; [.S104] &amp; [.T104] &amp; [.U104] &amp; [.V104] &amp; [.W104]) &lt;&gt; &quot;&quot;; join(&quot;&quot;;    IF( [.R104] &lt;&gt; &quot;&quot;; &quot;carry := &quot; &amp; [.R104] &amp; &quot;;&quot;; &quot;carry := SR&amp;1; &quot;);   IF( [.S104] &lt;&gt; &quot;&quot;; &quot;zero := &quot; &amp; [.S104] &amp; &quot;;&quot;; &quot;zero := (SR&gt;&gt;1)&amp;1; &quot;);   IF( [.T104] &lt;&gt; &quot;&quot;; &quot;interrupt := &quot; &amp; [.T104] &amp; &quot;;&quot;; &quot;interrupt := (SR&gt;&gt;2)&amp;1; &quot;);   IF( [.U104] &lt;&gt; &quot;&quot;; &quot;decimal := &quot; &amp; [.U104] &amp; &quot;;&quot;; &quot;decimal := (SR&gt;&gt;3)&amp;1; &quot;);   IF( [.V104] &lt;&gt; &quot;&quot;; &quot;overflow := &quot; &amp; [.V104] &amp; &quot;;&quot;; &quot;overflow := (SR&gt;&gt;6)&amp;1; &quot;);   IF( [.W104] &lt;&gt; &quot;&quot;; &quot;negative := &quot; &amp; [.W104] &amp; &quot;;&quot;; &quot;negative := (SR&gt;&gt;7)&amp;1; &quot;)  ); &quot;&quot;);  IF( ([.R104] &amp; [.S104] &amp; [.T104] &amp; [.U104] &amp; [.V104] &amp; [.W104]) &lt;&gt; &quot;&quot;; &quot;*SR = carry + (zero&lt;&lt;1) + (interrupt&lt;&lt;2) + (decimal&lt;&lt;3) + (overflow&lt;&lt;6) + (negative&lt;&lt;7); &quot;; &quot;&quot;);  IF( [.Q104] &lt;&gt; &quot;&quot;; &quot;*PC = &quot; &amp; [.Q104] &amp; &quot;;&quot;; &quot;*PC = PC + &quot; &amp; (LEN([.A104]&amp;&quot; &quot;)/3) &amp; &quot;; &quot; );  IF( [.Y104] &lt;&gt; &quot;&quot;; &quot;memory[(&quot; &amp; [.Y104] &amp; &quot;)&amp;0xFFFF] = &quot; &amp; [.Z104] &amp; &quot;; &quot;; &quot;&quot;);  IF( [.AA104] &lt;&gt; &quot;&quot;; &quot;memory[(&quot; &amp; [.AA104] &amp; &quot;)&amp;0xFFFF] = (&quot; &amp; [.AB104] &amp; &quot;)&amp;0xFF; memory[((&quot; &amp; [.AA104] &amp; &quot;)+1)&amp;0xFFFF] = ((&quot; &amp; [.AB10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4];2) &amp; &quot; ) { &quot; &amp;  join(&quot;&quot;;  IF(LEN([.A104]) &gt; 3; &quot;unsigned char LL = memory[(PC+1)&amp;0xFFFF]; &quot;; &quot;&quot;); IF(LEN([.A104]) &gt; 6; &quot;unsigned int HH = memory[(PC+2)&amp;0xFFFF]; &quot;; &quot;&quot;); IF(LEN([.A104]) &gt; 6; &quot;unsigned int HHLL = LL + (HH&lt;&lt;8); &quot;; &quot;&quot;);  IF([.I104] &lt;&gt; &quot;&quot;; &quot;unsigned int zeroPageWord = memory[(&quot;&amp;[.I104]&amp;&quot;)&amp;0xFF] + (memory[((&quot;&amp;[.I104]&amp;&quot;)+1)&amp;0xFF]&lt;&lt;8); &quot;; &quot;&quot;);  IF([.J104] &lt;&gt; &quot;&quot;; &quot;unsigned char readByte = memory[(&quot;&amp;[.J104]&amp;&quot;)&amp;0xFFFF]; &quot;; &quot;&quot;); IF([.K104] &lt;&gt; &quot;&quot;; &quot;unsigned int readWord := memory[(&quot;&amp;[.K104]&amp;&quot;)&amp;0xFFFF] + (memory[((&quot;&amp;[.K104]&amp;&quot;)+1)&amp;0xFFFF]&lt;&lt;8); &quot;; &quot;&quot;);  IF([.L104] &lt;&gt; &quot;&quot;; &quot;unsigned int result = &quot;&amp;[.L104]&amp;&quot;; &quot;; &quot;&quot;);  IF([.M104] &lt;&gt; &quot;&quot;; &quot;unsigned char newA = &quot;&amp;[.M104]&amp;&quot;; &quot;; &quot;&quot;); IF([.N104] &lt;&gt; &quot;&quot;; &quot;unsigned char newX = &quot;&amp;[.N104]&amp;&quot;; &quot;; &quot;&quot;); IF([.O104] &lt;&gt; &quot;&quot;; &quot;unsigned char newY = &quot;&amp;[.O104]&amp;&quot;; &quot;; &quot;&quot;); IF([.P104] &lt;&gt; &quot;&quot;; &quot;unsigned char newSP = &quot;&amp;[.P104]&amp;&quot;; &quot;; &quot;&quot;); IF([.Q104] &lt;&gt; &quot;&quot;; &quot;unsigned int newPC = (&quot;&amp;[.Q104]&amp;&quot;)&amp;0xFFFF; &quot;; &quot;&quot;);  IF([.M104] &lt;&gt; &quot;&quot;; &quot;*A = newA; &quot;; &quot;&quot;); IF([.N104] &lt;&gt; &quot;&quot;; &quot;*X = newX; &quot;; &quot;&quot;); IF([.O104] &lt;&gt; &quot;&quot;; &quot;*Y = newY; &quot;; &quot;&quot;); IF([.P104] &lt;&gt; &quot;&quot;; &quot;*SP = newSP; &quot;; &quot;&quot;); IF([.Q104] &lt;&gt; &quot;&quot;; &quot;*PC = newPC; &quot;; &quot;&quot;);  IF( ([.R104] &amp; [.S104] &amp; [.T104] &amp; [.U104] &amp; [.V104] &amp; [.W104]) &lt;&gt; &quot;&quot;; join(&quot;&quot;;    IF( [.R104] &lt;&gt; &quot;&quot;; &quot;unsigned char carry = &quot; &amp; [.R104] &amp; &quot;;&quot;; &quot;unsigned char carry = SR&amp;1; &quot;);   IF( [.S104] &lt;&gt; &quot;&quot;; &quot;unsigned char zero = &quot; &amp; [.S104] &amp; &quot;;&quot;; &quot;unsigned char zero = (SR&gt;&gt;1)&amp;1; &quot;);   IF( [.T104] &lt;&gt; &quot;&quot;; &quot;unsigned char interrupt = &quot; &amp; [.T104] &amp; &quot;;&quot;; &quot;unsigned char interrupt = (SR&gt;&gt;2)&amp;1; &quot;);   IF( [.U104] &lt;&gt; &quot;&quot;; &quot;unsigned char decimal = &quot; &amp; [.U104] &amp; &quot;;&quot;; &quot;unsigned char decimal = (SR&gt;&gt;3)&amp;1; &quot;);   IF( [.V104] &lt;&gt; &quot;&quot;; &quot;unsigned char overflow = &quot; &amp; [.V104] &amp; &quot;;&quot;; &quot;unsigned char overflow = (SR&gt;&gt;6)&amp;1; &quot;);   IF( [.W104] &lt;&gt; &quot;&quot;; &quot;unsigned char negative = &quot; &amp; [.W104] &amp; &quot;;&quot;; &quot;unsigned char negative = (SR&gt;&gt;7)&amp;1; &quot;)  ); &quot;&quot;);  IF( ([.R104] &amp; [.S104] &amp; [.T104] &amp; [.U104] &amp; [.V104] &amp; [.W104]) &lt;&gt; &quot;&quot;; &quot;*SR = carry + (zero&lt;&lt;1) + (interrupt&lt;&lt;2) + (decimal&lt;&lt;3) + (overflow&lt;&lt;6) + (negative&lt;&lt;7); &quot;; &quot;&quot;);  IF( [.Q104] &lt;&gt; &quot;&quot;; &quot;*PC = &quot; &amp; [.Q104] &amp; &quot;;&quot;; &quot;*PC = PC + &quot; &amp; (LEN([.A104]&amp;&quot; &quot;)/3) &amp; &quot;; &quot; );  IF( [.Y104] &lt;&gt; &quot;&quot;; &quot;memory[(&quot; &amp; [.Y104] &amp; &quot;)&amp;0xFFFF] = &quot; &amp; [.Z104] &amp; &quot;; &quot;; &quot;&quot;);  IF( [.AA104] &lt;&gt; &quot;&quot;; &quot;memory[(&quot; &amp; [.AA104] &amp; &quot;)&amp;0xFFFF] = (&quot; &amp; [.AB104] &amp; &quot;)&amp;0xFF; memory[((&quot; &amp; [.AA104] &amp; &quot;)+1)&amp;0xFFFF] = ((&quot; &amp; [.AB10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4];2) &amp; &quot; ) { &quot; &amp;  join(&quot;&quot;;  IF(LEN([.A104]) &gt; 3; &quot;const LL = memory[(PC+1)&amp;0xFFFF]; &quot;; &quot;&quot;); IF(LEN([.A104]) &gt; 6; &quot;const HH = memory[(PC+2)&amp;0xFFFF]; &quot;; &quot;&quot;); IF(LEN([.A104]) &gt; 6; &quot;const HHLL = LL + (HH&lt;&lt;8); &quot;; &quot;&quot;);  IF([.I104] &lt;&gt; &quot;&quot;; &quot;const zeroPageWord = memory[(&quot;&amp;[.I104]&amp;&quot;)&amp;0xFF] + (memory[((&quot;&amp;[.I104]&amp;&quot;)+1)&amp;0xFF]&lt;&lt;8); &quot;; &quot;&quot;);  IF([.J104] &lt;&gt; &quot;&quot;; &quot;const readByte = memory[(&quot;&amp;[.J104]&amp;&quot;)&amp;0xFFFF]; &quot;; &quot;&quot;); IF([.K104] &lt;&gt; &quot;&quot;; &quot;const readWord = memory[(&quot;&amp;[.K104]&amp;&quot;)&amp;0xFFFF] + (memory[((&quot;&amp;[.K104]&amp;&quot;)+1)&amp;0xFFFF]&lt;&lt;8); &quot;; &quot;&quot;);  IF([.L104] &lt;&gt; &quot;&quot;; &quot;const result = &quot;&amp;[.L104]&amp;&quot;; &quot;; &quot;&quot;);  IF([.M104] &lt;&gt; &quot;&quot;; &quot;const newA = &quot;&amp;[.M104]&amp;&quot;; &quot;; &quot;&quot;); IF([.N104] &lt;&gt; &quot;&quot;; &quot;const newX = &quot;&amp;[.N104]&amp;&quot;; &quot;; &quot;&quot;); IF([.O104] &lt;&gt; &quot;&quot;; &quot;const newY = &quot;&amp;[.O104]&amp;&quot;; &quot;; &quot;&quot;); IF([.P104] &lt;&gt; &quot;&quot;; &quot;const newSP = &quot;&amp;[.P104]&amp;&quot;; &quot;; &quot;&quot;); IF([.Q104] &lt;&gt; &quot;&quot;; &quot;const newPC = (&quot;&amp;[.Q104]&amp;&quot;)&amp;0xFFFF; &quot;; &quot;&quot;);  IF([.M104] &lt;&gt; &quot;&quot;; &quot;cpu.A = newA; &quot;; &quot;&quot;); IF([.N104] &lt;&gt; &quot;&quot;; &quot;cpu.X = newX; &quot;; &quot;&quot;); IF([.O104] &lt;&gt; &quot;&quot;; &quot;cpu.Y = newY; &quot;; &quot;&quot;); IF([.P104] &lt;&gt; &quot;&quot;; &quot;cpu.SP = newSP; &quot;; &quot;&quot;); IF([.Q104] &lt;&gt; &quot;&quot;; &quot;cpu.PC = newPC; &quot;; &quot;&quot;);  IF( ([.R104] &amp; [.S104] &amp; [.T104] &amp; [.U104] &amp; [.V104] &amp; [.W104]) &lt;&gt; &quot;&quot;; join(&quot;&quot;;    IF( [.R104] &lt;&gt; &quot;&quot;; &quot;const carry = &quot; &amp; [.R104] &amp; &quot;;&quot;;     &quot;const carry = SR&amp;1; &quot;);   IF( [.S104] &lt;&gt; &quot;&quot;; &quot;const zero = &quot; &amp; [.S104] &amp; &quot;;&quot;;      &quot;const zero = (SR&gt;&gt;1)&amp;1; &quot;);   IF( [.T104] &lt;&gt; &quot;&quot;; &quot;const interrupt = &quot; &amp; [.T104] &amp; &quot;;&quot;; &quot;const interrupt = (SR&gt;&gt;2)&amp;1; &quot;);   IF( [.U104] &lt;&gt; &quot;&quot;; &quot;const decimal = &quot; &amp; [.U104] &amp; &quot;;&quot;;   &quot;const decimal = (SR&gt;&gt;3)&amp;1; &quot;);   IF( [.V104] &lt;&gt; &quot;&quot;; &quot;const overflow = &quot; &amp; [.V104] &amp; &quot;;&quot;;  &quot;const overflow = (SR&gt;&gt;6)&amp;1; &quot;);   IF( [.W104] &lt;&gt; &quot;&quot;; &quot;const negative = &quot; &amp; [.W104] &amp; &quot;;&quot;;  &quot;const negative = (SR&gt;&gt;7)&amp;1; &quot;)  ); &quot;&quot;);  IF( ([.R104] &amp; [.S104] &amp; [.T104] &amp; [.U104] &amp; [.V104] &amp; [.W104]) &lt;&gt; &quot;&quot;; &quot;cpu.SR = carry + (zero&lt;&lt;1) + (interrupt&lt;&lt;2) + (decimal&lt;&lt;3) + (overflow&lt;&lt;6) + (negative&lt;&lt;7); &quot;; &quot;&quot;);  IF( [.Q104] &lt;&gt; &quot;&quot;; &quot;*PC = &quot; &amp; [.Q104] &amp; &quot;;&quot;; &quot;cpu.PC = PC + &quot; &amp; (LEN([.A104]&amp;&quot; &quot;)/3) &amp; &quot;; &quot; );  IF( [.Y104] &lt;&gt; &quot;&quot;; &quot;memory[(&quot; &amp; [.Y104] &amp; &quot;)&amp;0xFFFF] = &quot; &amp; [.Z104] &amp; &quot;; &quot;; &quot;&quot;);  IF( [.AA104] &lt;&gt; &quot;&quot;; &quot;memory[(&quot; &amp; [.AA104] &amp; &quot;)&amp;0xFFFF] = (&quot; &amp; [.AB104] &amp; &quot;)&amp;0xFF; memory[((&quot; &amp; [.AA104] &amp; &quot;)+1)&amp;0xFFFF] = ((&quot; &amp; [.AB10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4" table:number-columns-repeated="2"/>
          <table:table-cell table:style-name="ce84" office:value-type="string" calcext:value-type="string">
            <text:p>SR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zero, negative</text:p>
          </table:table-cell>
          <table:table-cell table:style-name="ce154"/>
          <table:table-cell table:style-name="ce244"/>
          <table:table-cell table:style-name="ce282" table:formula="of:=IF([.$AM104] &lt;&gt; &quot;&quot;; &quot;BB &quot;; &quot;&quot;) &amp; IF([.$AN104] &lt;&gt; &quot;&quot;; &quot;LL HH &quot;; &quot;&quot;) &amp; IF([.$AO104] &lt;&gt; &quot;&quot;; &quot;SS &quot;; &quot;&quot;) &amp; IF([.$AP104] &lt;&gt; &quot;&quot;; &quot;RR &quot;; &quot;&quot;) &amp; IF([.$AQ104] &lt;&gt; &quot;&quot;; &quot;PP QQ &quot;; &quot;&quot;) &amp; LEFT([.$A104];2)" office:value-type="string" office:string-value="SS RR A6" calcext:value-type="string">
            <text:p>SS RR A6</text:p>
          </table:table-cell>
          <table:table-cell table:style-name="ce84" table:formula="of:=&quot;UN&quot; &amp;[.B104]" office:value-type="string" office:string-value="UNLDX" calcext:value-type="string">
            <text:p>UNLDX</text:p>
          </table:table-cell>
          <table:table-cell table:style-name="ce84" office:value-type="string" calcext:value-type="string">
            <text:p>$SS, $RR</text:p>
          </table:table-cell>
          <table:table-cell table:style-name="ce96"/>
          <table:table-cell table:style-name="ce84" table:number-columns-repeated="14"/>
          <table:table-cell table:style-name="ce290"/>
          <table:table-cell table:style-name="ce8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8</text:p>
          </table:table-cell>
          <table:table-cell table:style-name="ce35" office:value-type="string" calcext:value-type="string">
            <text:p>TAY</text:p>
          </table:table-cell>
          <table:table-cell table:style-name="ce58" office:value-type="float" office:value="2" calcext:value-type="float">
            <text:p>2</text:p>
          </table:table-cell>
          <table:table-cell table:style-name="ce87"/>
          <table:table-cell table:style-name="ce96"/>
          <table:table-cell table:style-name="ce98"/>
          <table:table-cell table:style-name="ce130"/>
          <table:table-cell table:style-name="ce95"/>
          <table:table-cell table:style-name="ce83"/>
          <table:table-cell table:style-name="ce87" table:number-columns-repeated="2"/>
          <table:table-cell table:style-name="ce83" office:value-type="string" calcext:value-type="string">
            <text:p>A</text:p>
          </table:table-cell>
          <table:table-cell table:style-name="ce186"/>
          <table:table-cell table:style-name="ce87"/>
          <table:table-cell table:style-name="ce83" office:value-type="string" calcext:value-type="string">
            <text:p>result</text:p>
          </table:table-cell>
          <table:table-cell table:style-name="ce87" table:number-columns-repeated="2"/>
          <table:table-cell table:style-name="ce186"/>
          <table:table-cell table:style-name="ce83" office:value-type="string" calcext:value-type="string">
            <text:p>(result | -result) &gt;&gt; 7</text:p>
          </table:table-cell>
          <table:table-cell table:style-name="ce87" table:number-columns-repeated="4"/>
          <table:table-cell table:style-name="ce231" office:value-type="string" calcext:value-type="string">
            <text:p>result &gt;&gt; 7</text:p>
          </table:table-cell>
          <table:table-cell table:style-name="ce186"/>
          <table:table-cell table:style-name="ce87" table:number-columns-repeated="3"/>
          <table:table-cell table:style-name="ce244"/>
          <table:table-cell table:style-name="ce95"/>
          <table:table-cell table:style-name="ce253" table:formula="of:=&quot;  if instruction == 0x&quot; &amp; LEFT([.A105];2) &amp; &quot; { &quot; &amp;  join(&quot;&quot;;  IF(LEN([.A105]) &gt; 3; &quot;LL := memory[PC + 1]; &quot;; &quot;&quot;);  IF([.I105] &lt;&gt; &quot;&quot;; &quot;zeroPageWord := memory[(&quot;&amp;[.I105]&amp;&quot;)&amp;0xFF] + (memory[((&quot;&amp;[.I105]&amp;&quot;)+1)&amp;0xFF]&lt;&lt;8); &quot;; &quot;&quot;);  IF([.J105] &lt;&gt; &quot;&quot;; &quot;readByte := memory[(&quot;&amp;[.J105]&amp;&quot;)&amp;0xFFFF]; &quot;; &quot;&quot;); IF([.K105] &lt;&gt; &quot;&quot;; &quot;readWord := memory[(&quot;&amp;[.K105]&amp;&quot;)&amp;0xFFFF] + (memory[((&quot;&amp;[.K105]&amp;&quot;)+1)&amp;0xFFFF]&lt;&lt;8); &quot;; &quot;&quot;);  IF([.L105] &lt;&gt; &quot;&quot;; &quot;result := &quot;&amp;[.L105]&amp;&quot;; &quot;; &quot;&quot;);  IF([.M105] &lt;&gt; &quot;&quot;; &quot;newA := &quot;&amp;[.M105]&amp;&quot;; &quot;; &quot;&quot;); IF([.N105] &lt;&gt; &quot;&quot;; &quot;newX := &quot;&amp;[.N105]&amp;&quot;; &quot;; &quot;&quot;); IF([.O105] &lt;&gt; &quot;&quot;; &quot;newY := &quot;&amp;[.O105]&amp;&quot;; &quot;; &quot;&quot;); IF([.P105] &lt;&gt; &quot;&quot;; &quot;newSP := &quot;&amp;[.P105]&amp;&quot;; &quot;; &quot;&quot;); IF([.Q105] &lt;&gt; &quot;&quot;; &quot;newPC := &quot;&amp;[.Q105]&amp;&quot;; &quot;; &quot;&quot;);  IF([.M105] &lt;&gt; &quot;&quot;; &quot;*A = newA; &quot;; &quot;&quot;); IF([.N105] &lt;&gt; &quot;&quot;; &quot;*X = newX; &quot;; &quot;&quot;); IF([.O105] &lt;&gt; &quot;&quot;; &quot;*Y = newY; &quot;; &quot;&quot;); IF([.P105] &lt;&gt; &quot;&quot;; &quot;*SP = newSP; &quot;; &quot;&quot;); IF([.Q105] &lt;&gt; &quot;&quot;; &quot;*PC = newPC; &quot;; &quot;&quot;);  IF( ([.R105] &amp; [.S105] &amp; [.T105] &amp; [.U105] &amp; [.V105] &amp; [.W105]) &lt;&gt; &quot;&quot;; join(&quot;&quot;;    IF( [.R105] &lt;&gt; &quot;&quot;; &quot;carry := &quot; &amp; [.R105] &amp; &quot;;&quot;; &quot;carry := SR&amp;1; &quot;);   IF( [.S105] &lt;&gt; &quot;&quot;; &quot;zero := &quot; &amp; [.S105] &amp; &quot;;&quot;; &quot;zero := (SR&gt;&gt;1)&amp;1; &quot;);   IF( [.T105] &lt;&gt; &quot;&quot;; &quot;interrupt := &quot; &amp; [.T105] &amp; &quot;;&quot;; &quot;interrupt := (SR&gt;&gt;2)&amp;1; &quot;);   IF( [.U105] &lt;&gt; &quot;&quot;; &quot;decimal := &quot; &amp; [.U105] &amp; &quot;;&quot;; &quot;decimal := (SR&gt;&gt;3)&amp;1; &quot;);   IF( [.V105] &lt;&gt; &quot;&quot;; &quot;overflow := &quot; &amp; [.V105] &amp; &quot;;&quot;; &quot;overflow := (SR&gt;&gt;6)&amp;1; &quot;);   IF( [.W105] &lt;&gt; &quot;&quot;; &quot;negative := &quot; &amp; [.W105] &amp; &quot;;&quot;; &quot;negative := (SR&gt;&gt;7)&amp;1; &quot;)  ); &quot;&quot;);  IF( ([.R105] &amp; [.S105] &amp; [.T105] &amp; [.U105] &amp; [.V105] &amp; [.W105]) &lt;&gt; &quot;&quot;; &quot;*SR = carry + (zero&lt;&lt;1) + (interrupt&lt;&lt;2) + (decimal&lt;&lt;3) + (overflow&lt;&lt;6) + (negative&lt;&lt;7); &quot;; &quot;&quot;);  IF( [.Q105] &lt;&gt; &quot;&quot;; &quot;*PC = &quot; &amp; [.Q105] &amp; &quot;;&quot;; &quot;*PC = PC + &quot; &amp; (LEN([.A105]&amp;&quot; &quot;)/3) &amp; &quot;; &quot; );  IF( [.Y105] &lt;&gt; &quot;&quot;; &quot;memory[(&quot; &amp; [.Y105] &amp; &quot;)&amp;0xFFFF] = &quot; &amp; [.Z105] &amp; &quot;; &quot;; &quot;&quot;);  IF( [.AA105] &lt;&gt; &quot;&quot;; &quot;memory[(&quot; &amp; [.AA105] &amp; &quot;)&amp;0xFFFF] = (&quot; &amp; [.AB105] &amp; &quot;)&amp;0xFF; memory[((&quot; &amp; [.AA105] &amp; &quot;)+1)&amp;0xFFFF] = ((&quot; &amp; [.AB10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5];2) &amp; &quot; ) { &quot; &amp;  join(&quot;&quot;;  IF(LEN([.A105]) &gt; 3; &quot;unsigned char LL = memory[(PC+1)&amp;0xFFFF]; &quot;; &quot;&quot;); IF(LEN([.A105]) &gt; 6; &quot;unsigned int HH = memory[(PC+2)&amp;0xFFFF]; &quot;; &quot;&quot;); IF(LEN([.A105]) &gt; 6; &quot;unsigned int HHLL = LL + (HH&lt;&lt;8); &quot;; &quot;&quot;);  IF([.I105] &lt;&gt; &quot;&quot;; &quot;unsigned int zeroPageWord = memory[(&quot;&amp;[.I105]&amp;&quot;)&amp;0xFF] + (memory[((&quot;&amp;[.I105]&amp;&quot;)+1)&amp;0xFF]&lt;&lt;8); &quot;; &quot;&quot;);  IF([.J105] &lt;&gt; &quot;&quot;; &quot;unsigned char readByte = memory[(&quot;&amp;[.J105]&amp;&quot;)&amp;0xFFFF]; &quot;; &quot;&quot;); IF([.K105] &lt;&gt; &quot;&quot;; &quot;unsigned int readWord := memory[(&quot;&amp;[.K105]&amp;&quot;)&amp;0xFFFF] + (memory[((&quot;&amp;[.K105]&amp;&quot;)+1)&amp;0xFFFF]&lt;&lt;8); &quot;; &quot;&quot;);  IF([.L105] &lt;&gt; &quot;&quot;; &quot;unsigned int result = &quot;&amp;[.L105]&amp;&quot;; &quot;; &quot;&quot;);  IF([.M105] &lt;&gt; &quot;&quot;; &quot;unsigned char newA = &quot;&amp;[.M105]&amp;&quot;; &quot;; &quot;&quot;); IF([.N105] &lt;&gt; &quot;&quot;; &quot;unsigned char newX = &quot;&amp;[.N105]&amp;&quot;; &quot;; &quot;&quot;); IF([.O105] &lt;&gt; &quot;&quot;; &quot;unsigned char newY = &quot;&amp;[.O105]&amp;&quot;; &quot;; &quot;&quot;); IF([.P105] &lt;&gt; &quot;&quot;; &quot;unsigned char newSP = &quot;&amp;[.P105]&amp;&quot;; &quot;; &quot;&quot;); IF([.Q105] &lt;&gt; &quot;&quot;; &quot;unsigned int newPC = (&quot;&amp;[.Q105]&amp;&quot;)&amp;0xFFFF; &quot;; &quot;&quot;);  IF([.M105] &lt;&gt; &quot;&quot;; &quot;*A = newA; &quot;; &quot;&quot;); IF([.N105] &lt;&gt; &quot;&quot;; &quot;*X = newX; &quot;; &quot;&quot;); IF([.O105] &lt;&gt; &quot;&quot;; &quot;*Y = newY; &quot;; &quot;&quot;); IF([.P105] &lt;&gt; &quot;&quot;; &quot;*SP = newSP; &quot;; &quot;&quot;); IF([.Q105] &lt;&gt; &quot;&quot;; &quot;*PC = newPC; &quot;; &quot;&quot;);  IF( ([.R105] &amp; [.S105] &amp; [.T105] &amp; [.U105] &amp; [.V105] &amp; [.W105]) &lt;&gt; &quot;&quot;; join(&quot;&quot;;    IF( [.R105] &lt;&gt; &quot;&quot;; &quot;unsigned char carry = &quot; &amp; [.R105] &amp; &quot;;&quot;; &quot;unsigned char carry = SR&amp;1; &quot;);   IF( [.S105] &lt;&gt; &quot;&quot;; &quot;unsigned char zero = &quot; &amp; [.S105] &amp; &quot;;&quot;; &quot;unsigned char zero = (SR&gt;&gt;1)&amp;1; &quot;);   IF( [.T105] &lt;&gt; &quot;&quot;; &quot;unsigned char interrupt = &quot; &amp; [.T105] &amp; &quot;;&quot;; &quot;unsigned char interrupt = (SR&gt;&gt;2)&amp;1; &quot;);   IF( [.U105] &lt;&gt; &quot;&quot;; &quot;unsigned char decimal = &quot; &amp; [.U105] &amp; &quot;;&quot;; &quot;unsigned char decimal = (SR&gt;&gt;3)&amp;1; &quot;);   IF( [.V105] &lt;&gt; &quot;&quot;; &quot;unsigned char overflow = &quot; &amp; [.V105] &amp; &quot;;&quot;; &quot;unsigned char overflow = (SR&gt;&gt;6)&amp;1; &quot;);   IF( [.W105] &lt;&gt; &quot;&quot;; &quot;unsigned char negative = &quot; &amp; [.W105] &amp; &quot;;&quot;; &quot;unsigned char negative = (SR&gt;&gt;7)&amp;1; &quot;)  ); &quot;&quot;);  IF( ([.R105] &amp; [.S105] &amp; [.T105] &amp; [.U105] &amp; [.V105] &amp; [.W105]) &lt;&gt; &quot;&quot;; &quot;*SR = carry + (zero&lt;&lt;1) + (interrupt&lt;&lt;2) + (decimal&lt;&lt;3) + (overflow&lt;&lt;6) + (negative&lt;&lt;7); &quot;; &quot;&quot;);  IF( [.Q105] &lt;&gt; &quot;&quot;; &quot;*PC = &quot; &amp; [.Q105] &amp; &quot;;&quot;; &quot;*PC = PC + &quot; &amp; (LEN([.A105]&amp;&quot; &quot;)/3) &amp; &quot;; &quot; );  IF( [.Y105] &lt;&gt; &quot;&quot;; &quot;memory[(&quot; &amp; [.Y105] &amp; &quot;)&amp;0xFFFF] = &quot; &amp; [.Z105] &amp; &quot;; &quot;; &quot;&quot;);  IF( [.AA105] &lt;&gt; &quot;&quot;; &quot;memory[(&quot; &amp; [.AA105] &amp; &quot;)&amp;0xFFFF] = (&quot; &amp; [.AB105] &amp; &quot;)&amp;0xFF; memory[((&quot; &amp; [.AA105] &amp; &quot;)+1)&amp;0xFFFF] = ((&quot; &amp; [.AB10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5];2) &amp; &quot; ) { &quot; &amp;  join(&quot;&quot;;  IF(LEN([.A105]) &gt; 3; &quot;const LL = memory[(PC+1)&amp;0xFFFF]; &quot;; &quot;&quot;); IF(LEN([.A105]) &gt; 6; &quot;const HH = memory[(PC+2)&amp;0xFFFF]; &quot;; &quot;&quot;); IF(LEN([.A105]) &gt; 6; &quot;const HHLL = LL + (HH&lt;&lt;8); &quot;; &quot;&quot;);  IF([.I105] &lt;&gt; &quot;&quot;; &quot;const zeroPageWord = memory[(&quot;&amp;[.I105]&amp;&quot;)&amp;0xFF] + (memory[((&quot;&amp;[.I105]&amp;&quot;)+1)&amp;0xFF]&lt;&lt;8); &quot;; &quot;&quot;);  IF([.J105] &lt;&gt; &quot;&quot;; &quot;const readByte = memory[(&quot;&amp;[.J105]&amp;&quot;)&amp;0xFFFF]; &quot;; &quot;&quot;); IF([.K105] &lt;&gt; &quot;&quot;; &quot;const readWord = memory[(&quot;&amp;[.K105]&amp;&quot;)&amp;0xFFFF] + (memory[((&quot;&amp;[.K105]&amp;&quot;)+1)&amp;0xFFFF]&lt;&lt;8); &quot;; &quot;&quot;);  IF([.L105] &lt;&gt; &quot;&quot;; &quot;const result = &quot;&amp;[.L105]&amp;&quot;; &quot;; &quot;&quot;);  IF([.M105] &lt;&gt; &quot;&quot;; &quot;const newA = &quot;&amp;[.M105]&amp;&quot;; &quot;; &quot;&quot;); IF([.N105] &lt;&gt; &quot;&quot;; &quot;const newX = &quot;&amp;[.N105]&amp;&quot;; &quot;; &quot;&quot;); IF([.O105] &lt;&gt; &quot;&quot;; &quot;const newY = &quot;&amp;[.O105]&amp;&quot;; &quot;; &quot;&quot;); IF([.P105] &lt;&gt; &quot;&quot;; &quot;const newSP = &quot;&amp;[.P105]&amp;&quot;; &quot;; &quot;&quot;); IF([.Q105] &lt;&gt; &quot;&quot;; &quot;const newPC = (&quot;&amp;[.Q105]&amp;&quot;)&amp;0xFFFF; &quot;; &quot;&quot;);  IF([.M105] &lt;&gt; &quot;&quot;; &quot;cpu.A = newA; &quot;; &quot;&quot;); IF([.N105] &lt;&gt; &quot;&quot;; &quot;cpu.X = newX; &quot;; &quot;&quot;); IF([.O105] &lt;&gt; &quot;&quot;; &quot;cpu.Y = newY; &quot;; &quot;&quot;); IF([.P105] &lt;&gt; &quot;&quot;; &quot;cpu.SP = newSP; &quot;; &quot;&quot;); IF([.Q105] &lt;&gt; &quot;&quot;; &quot;cpu.PC = newPC; &quot;; &quot;&quot;);  IF( ([.R105] &amp; [.S105] &amp; [.T105] &amp; [.U105] &amp; [.V105] &amp; [.W105]) &lt;&gt; &quot;&quot;; join(&quot;&quot;;    IF( [.R105] &lt;&gt; &quot;&quot;; &quot;const carry = &quot; &amp; [.R105] &amp; &quot;;&quot;;     &quot;const carry = SR&amp;1; &quot;);   IF( [.S105] &lt;&gt; &quot;&quot;; &quot;const zero = &quot; &amp; [.S105] &amp; &quot;;&quot;;      &quot;const zero = (SR&gt;&gt;1)&amp;1; &quot;);   IF( [.T105] &lt;&gt; &quot;&quot;; &quot;const interrupt = &quot; &amp; [.T105] &amp; &quot;;&quot;; &quot;const interrupt = (SR&gt;&gt;2)&amp;1; &quot;);   IF( [.U105] &lt;&gt; &quot;&quot;; &quot;const decimal = &quot; &amp; [.U105] &amp; &quot;;&quot;;   &quot;const decimal = (SR&gt;&gt;3)&amp;1; &quot;);   IF( [.V105] &lt;&gt; &quot;&quot;; &quot;const overflow = &quot; &amp; [.V105] &amp; &quot;;&quot;;  &quot;const overflow = (SR&gt;&gt;6)&amp;1; &quot;);   IF( [.W105] &lt;&gt; &quot;&quot;; &quot;const negative = &quot; &amp; [.W105] &amp; &quot;;&quot;;  &quot;const negative = (SR&gt;&gt;7)&amp;1; &quot;)  ); &quot;&quot;);  IF( ([.R105] &amp; [.S105] &amp; [.T105] &amp; [.U105] &amp; [.V105] &amp; [.W105]) &lt;&gt; &quot;&quot;; &quot;cpu.SR = carry + (zero&lt;&lt;1) + (interrupt&lt;&lt;2) + (decimal&lt;&lt;3) + (overflow&lt;&lt;6) + (negative&lt;&lt;7); &quot;; &quot;&quot;);  IF( [.Q105] &lt;&gt; &quot;&quot;; &quot;*PC = &quot; &amp; [.Q105] &amp; &quot;;&quot;; &quot;cpu.PC = PC + &quot; &amp; (LEN([.A105]&amp;&quot; &quot;)/3) &amp; &quot;; &quot; );  IF( [.Y105] &lt;&gt; &quot;&quot;; &quot;memory[(&quot; &amp; [.Y105] &amp; &quot;)&amp;0xFFFF] = &quot; &amp; [.Z105] &amp; &quot;; &quot;; &quot;&quot;);  IF( [.AA105] &lt;&gt; &quot;&quot;; &quot;memory[(&quot; &amp; [.AA105] &amp; &quot;)&amp;0xFFFF] = (&quot; &amp; [.AB105] &amp; &quot;)&amp;0xFF; memory[((&quot; &amp; [.AA105] &amp; &quot;)+1)&amp;0xFFFF] = ((&quot; &amp; [.AB10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7" table:number-columns-repeated="2"/>
          <table:table-cell table:style-name="ce83" office:value-type="string" calcext:value-type="string">
            <text:p>SR</text:p>
          </table:table-cell>
          <table:table-cell table:style-name="ce83" office:value-type="string" calcext:value-type="string">
            <text:p>Y</text:p>
          </table:table-cell>
          <table:table-cell table:style-name="ce83"/>
          <table:table-cell table:style-name="ce83" office:value-type="string" calcext:value-type="string">
            <text:p>zero, negative</text:p>
          </table:table-cell>
          <table:table-cell table:style-name="ce87"/>
          <table:table-cell table:style-name="ce244"/>
          <table:table-cell table:style-name="ce282" table:formula="of:=IF([.$AM105] &lt;&gt; &quot;&quot;; &quot;BB &quot;; &quot;&quot;) &amp; IF([.$AN105] &lt;&gt; &quot;&quot;; &quot;LL HH &quot;; &quot;&quot;) &amp; IF([.$AO105] &lt;&gt; &quot;&quot;; &quot;SS &quot;; &quot;&quot;) &amp; IF([.$AP105] &lt;&gt; &quot;&quot;; &quot;RR &quot;; &quot;&quot;) &amp; IF([.$AQ105] &lt;&gt; &quot;&quot;; &quot;PP QQ &quot;; &quot;&quot;) &amp; LEFT([.$A105];2)" office:value-type="string" office:string-value="SS RR A8" calcext:value-type="string">
            <text:p>SS RR A8</text:p>
          </table:table-cell>
          <table:table-cell table:style-name="ce83" table:formula="of:=&quot;UN&quot; &amp;[.B105]" office:value-type="string" office:string-value="UNTAY" calcext:value-type="string">
            <text:p>UNTAY</text:p>
          </table:table-cell>
          <table:table-cell table:style-name="ce83" office:value-type="string" calcext:value-type="string">
            <text:p>$SS, $RR</text:p>
          </table:table-cell>
          <table:table-cell table:style-name="ce96"/>
          <table:table-cell table:style-name="ce83" table:number-columns-repeated="14"/>
          <table:table-cell table:style-name="ce290"/>
          <table:table-cell table:style-name="ce83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9 LL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float" office:value="2" calcext:value-type="float">
            <text:p>2</text:p>
          </table:table-cell>
          <table:table-cell table:style-name="ce76" office:value-type="string" calcext:value-type="string">
            <text:p>#$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106] = &quot;($LL, X)&quot;;&quot;(arg1+X)&amp;0xFF&quot;;&quot;&quot;)">
            <text:p/>
          </table:table-cell>
          <table:table-cell table:style-name="ce149" table:number-columns-repeated="2"/>
          <table:table-cell table:style-name="ce76" office:value-type="string" calcext:value-type="string">
            <text:p>LL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06];2) &amp; &quot; { &quot; &amp;  join(&quot;&quot;;  IF(LEN([.A106]) &gt; 3; &quot;LL := memory[PC + 1]; &quot;; &quot;&quot;);  IF([.I106] &lt;&gt; &quot;&quot;; &quot;zeroPageWord := memory[(&quot;&amp;[.I106]&amp;&quot;)&amp;0xFF] + (memory[((&quot;&amp;[.I106]&amp;&quot;)+1)&amp;0xFF]&lt;&lt;8); &quot;; &quot;&quot;);  IF([.J106] &lt;&gt; &quot;&quot;; &quot;readByte := memory[(&quot;&amp;[.J106]&amp;&quot;)&amp;0xFFFF]; &quot;; &quot;&quot;); IF([.K106] &lt;&gt; &quot;&quot;; &quot;readWord := memory[(&quot;&amp;[.K106]&amp;&quot;)&amp;0xFFFF] + (memory[((&quot;&amp;[.K106]&amp;&quot;)+1)&amp;0xFFFF]&lt;&lt;8); &quot;; &quot;&quot;);  IF([.L106] &lt;&gt; &quot;&quot;; &quot;result := &quot;&amp;[.L106]&amp;&quot;; &quot;; &quot;&quot;);  IF([.M106] &lt;&gt; &quot;&quot;; &quot;newA := &quot;&amp;[.M106]&amp;&quot;; &quot;; &quot;&quot;); IF([.N106] &lt;&gt; &quot;&quot;; &quot;newX := &quot;&amp;[.N106]&amp;&quot;; &quot;; &quot;&quot;); IF([.O106] &lt;&gt; &quot;&quot;; &quot;newY := &quot;&amp;[.O106]&amp;&quot;; &quot;; &quot;&quot;); IF([.P106] &lt;&gt; &quot;&quot;; &quot;newSP := &quot;&amp;[.P106]&amp;&quot;; &quot;; &quot;&quot;); IF([.Q106] &lt;&gt; &quot;&quot;; &quot;newPC := &quot;&amp;[.Q106]&amp;&quot;; &quot;; &quot;&quot;);  IF([.M106] &lt;&gt; &quot;&quot;; &quot;*A = newA; &quot;; &quot;&quot;); IF([.N106] &lt;&gt; &quot;&quot;; &quot;*X = newX; &quot;; &quot;&quot;); IF([.O106] &lt;&gt; &quot;&quot;; &quot;*Y = newY; &quot;; &quot;&quot;); IF([.P106] &lt;&gt; &quot;&quot;; &quot;*SP = newSP; &quot;; &quot;&quot;); IF([.Q106] &lt;&gt; &quot;&quot;; &quot;*PC = newPC; &quot;; &quot;&quot;);  IF( ([.R106] &amp; [.S106] &amp; [.T106] &amp; [.U106] &amp; [.V106] &amp; [.W106]) &lt;&gt; &quot;&quot;; join(&quot;&quot;;    IF( [.R106] &lt;&gt; &quot;&quot;; &quot;carry := &quot; &amp; [.R106] &amp; &quot;;&quot;; &quot;carry := SR&amp;1; &quot;);   IF( [.S106] &lt;&gt; &quot;&quot;; &quot;zero := &quot; &amp; [.S106] &amp; &quot;;&quot;; &quot;zero := (SR&gt;&gt;1)&amp;1; &quot;);   IF( [.T106] &lt;&gt; &quot;&quot;; &quot;interrupt := &quot; &amp; [.T106] &amp; &quot;;&quot;; &quot;interrupt := (SR&gt;&gt;2)&amp;1; &quot;);   IF( [.U106] &lt;&gt; &quot;&quot;; &quot;decimal := &quot; &amp; [.U106] &amp; &quot;;&quot;; &quot;decimal := (SR&gt;&gt;3)&amp;1; &quot;);   IF( [.V106] &lt;&gt; &quot;&quot;; &quot;overflow := &quot; &amp; [.V106] &amp; &quot;;&quot;; &quot;overflow := (SR&gt;&gt;6)&amp;1; &quot;);   IF( [.W106] &lt;&gt; &quot;&quot;; &quot;negative := &quot; &amp; [.W106] &amp; &quot;;&quot;; &quot;negative := (SR&gt;&gt;7)&amp;1; &quot;)  ); &quot;&quot;);  IF( ([.R106] &amp; [.S106] &amp; [.T106] &amp; [.U106] &amp; [.V106] &amp; [.W106]) &lt;&gt; &quot;&quot;; &quot;*SR = carry + (zero&lt;&lt;1) + (interrupt&lt;&lt;2) + (decimal&lt;&lt;3) + (overflow&lt;&lt;6) + (negative&lt;&lt;7); &quot;; &quot;&quot;);  IF( [.Q106] &lt;&gt; &quot;&quot;; &quot;*PC = &quot; &amp; [.Q106] &amp; &quot;;&quot;; &quot;*PC = PC + &quot; &amp; (LEN([.A106]&amp;&quot; &quot;)/3) &amp; &quot;; &quot; );  IF( [.Y106] &lt;&gt; &quot;&quot;; &quot;memory[(&quot; &amp; [.Y106] &amp; &quot;)&amp;0xFFFF] = &quot; &amp; [.Z106] &amp; &quot;; &quot;; &quot;&quot;);  IF( [.AA106] &lt;&gt; &quot;&quot;; &quot;memory[(&quot; &amp; [.AA106] &amp; &quot;)&amp;0xFFFF] = (&quot; &amp; [.AB106] &amp; &quot;)&amp;0xFF; memory[((&quot; &amp; [.AA106] &amp; &quot;)+1)&amp;0xFFFF] = ((&quot; &amp; [.AB10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6];2) &amp; &quot; ) { &quot; &amp;  join(&quot;&quot;;  IF(LEN([.A106]) &gt; 3; &quot;unsigned char LL = memory[(PC+1)&amp;0xFFFF]; &quot;; &quot;&quot;); IF(LEN([.A106]) &gt; 6; &quot;unsigned int HH = memory[(PC+2)&amp;0xFFFF]; &quot;; &quot;&quot;); IF(LEN([.A106]) &gt; 6; &quot;unsigned int HHLL = LL + (HH&lt;&lt;8); &quot;; &quot;&quot;);  IF([.I106] &lt;&gt; &quot;&quot;; &quot;unsigned int zeroPageWord = memory[(&quot;&amp;[.I106]&amp;&quot;)&amp;0xFF] + (memory[((&quot;&amp;[.I106]&amp;&quot;)+1)&amp;0xFF]&lt;&lt;8); &quot;; &quot;&quot;);  IF([.J106] &lt;&gt; &quot;&quot;; &quot;unsigned char readByte = memory[(&quot;&amp;[.J106]&amp;&quot;)&amp;0xFFFF]; &quot;; &quot;&quot;); IF([.K106] &lt;&gt; &quot;&quot;; &quot;unsigned int readWord := memory[(&quot;&amp;[.K106]&amp;&quot;)&amp;0xFFFF] + (memory[((&quot;&amp;[.K106]&amp;&quot;)+1)&amp;0xFFFF]&lt;&lt;8); &quot;; &quot;&quot;);  IF([.L106] &lt;&gt; &quot;&quot;; &quot;unsigned int result = &quot;&amp;[.L106]&amp;&quot;; &quot;; &quot;&quot;);  IF([.M106] &lt;&gt; &quot;&quot;; &quot;unsigned char newA = &quot;&amp;[.M106]&amp;&quot;; &quot;; &quot;&quot;); IF([.N106] &lt;&gt; &quot;&quot;; &quot;unsigned char newX = &quot;&amp;[.N106]&amp;&quot;; &quot;; &quot;&quot;); IF([.O106] &lt;&gt; &quot;&quot;; &quot;unsigned char newY = &quot;&amp;[.O106]&amp;&quot;; &quot;; &quot;&quot;); IF([.P106] &lt;&gt; &quot;&quot;; &quot;unsigned char newSP = &quot;&amp;[.P106]&amp;&quot;; &quot;; &quot;&quot;); IF([.Q106] &lt;&gt; &quot;&quot;; &quot;unsigned int newPC = (&quot;&amp;[.Q106]&amp;&quot;)&amp;0xFFFF; &quot;; &quot;&quot;);  IF([.M106] &lt;&gt; &quot;&quot;; &quot;*A = newA; &quot;; &quot;&quot;); IF([.N106] &lt;&gt; &quot;&quot;; &quot;*X = newX; &quot;; &quot;&quot;); IF([.O106] &lt;&gt; &quot;&quot;; &quot;*Y = newY; &quot;; &quot;&quot;); IF([.P106] &lt;&gt; &quot;&quot;; &quot;*SP = newSP; &quot;; &quot;&quot;); IF([.Q106] &lt;&gt; &quot;&quot;; &quot;*PC = newPC; &quot;; &quot;&quot;);  IF( ([.R106] &amp; [.S106] &amp; [.T106] &amp; [.U106] &amp; [.V106] &amp; [.W106]) &lt;&gt; &quot;&quot;; join(&quot;&quot;;    IF( [.R106] &lt;&gt; &quot;&quot;; &quot;unsigned char carry = &quot; &amp; [.R106] &amp; &quot;;&quot;; &quot;unsigned char carry = SR&amp;1; &quot;);   IF( [.S106] &lt;&gt; &quot;&quot;; &quot;unsigned char zero = &quot; &amp; [.S106] &amp; &quot;;&quot;; &quot;unsigned char zero = (SR&gt;&gt;1)&amp;1; &quot;);   IF( [.T106] &lt;&gt; &quot;&quot;; &quot;unsigned char interrupt = &quot; &amp; [.T106] &amp; &quot;;&quot;; &quot;unsigned char interrupt = (SR&gt;&gt;2)&amp;1; &quot;);   IF( [.U106] &lt;&gt; &quot;&quot;; &quot;unsigned char decimal = &quot; &amp; [.U106] &amp; &quot;;&quot;; &quot;unsigned char decimal = (SR&gt;&gt;3)&amp;1; &quot;);   IF( [.V106] &lt;&gt; &quot;&quot;; &quot;unsigned char overflow = &quot; &amp; [.V106] &amp; &quot;;&quot;; &quot;unsigned char overflow = (SR&gt;&gt;6)&amp;1; &quot;);   IF( [.W106] &lt;&gt; &quot;&quot;; &quot;unsigned char negative = &quot; &amp; [.W106] &amp; &quot;;&quot;; &quot;unsigned char negative = (SR&gt;&gt;7)&amp;1; &quot;)  ); &quot;&quot;);  IF( ([.R106] &amp; [.S106] &amp; [.T106] &amp; [.U106] &amp; [.V106] &amp; [.W106]) &lt;&gt; &quot;&quot;; &quot;*SR = carry + (zero&lt;&lt;1) + (interrupt&lt;&lt;2) + (decimal&lt;&lt;3) + (overflow&lt;&lt;6) + (negative&lt;&lt;7); &quot;; &quot;&quot;);  IF( [.Q106] &lt;&gt; &quot;&quot;; &quot;*PC = &quot; &amp; [.Q106] &amp; &quot;;&quot;; &quot;*PC = PC + &quot; &amp; (LEN([.A106]&amp;&quot; &quot;)/3) &amp; &quot;; &quot; );  IF( [.Y106] &lt;&gt; &quot;&quot;; &quot;memory[(&quot; &amp; [.Y106] &amp; &quot;)&amp;0xFFFF] = &quot; &amp; [.Z106] &amp; &quot;; &quot;; &quot;&quot;);  IF( [.AA106] &lt;&gt; &quot;&quot;; &quot;memory[(&quot; &amp; [.AA106] &amp; &quot;)&amp;0xFFFF] = (&quot; &amp; [.AB106] &amp; &quot;)&amp;0xFF; memory[((&quot; &amp; [.AA106] &amp; &quot;)+1)&amp;0xFFFF] = ((&quot; &amp; [.AB10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6];2) &amp; &quot; ) { &quot; &amp;  join(&quot;&quot;;  IF(LEN([.A106]) &gt; 3; &quot;const LL = memory[(PC+1)&amp;0xFFFF]; &quot;; &quot;&quot;); IF(LEN([.A106]) &gt; 6; &quot;const HH = memory[(PC+2)&amp;0xFFFF]; &quot;; &quot;&quot;); IF(LEN([.A106]) &gt; 6; &quot;const HHLL = LL + (HH&lt;&lt;8); &quot;; &quot;&quot;);  IF([.I106] &lt;&gt; &quot;&quot;; &quot;const zeroPageWord = memory[(&quot;&amp;[.I106]&amp;&quot;)&amp;0xFF] + (memory[((&quot;&amp;[.I106]&amp;&quot;)+1)&amp;0xFF]&lt;&lt;8); &quot;; &quot;&quot;);  IF([.J106] &lt;&gt; &quot;&quot;; &quot;const readByte = memory[(&quot;&amp;[.J106]&amp;&quot;)&amp;0xFFFF]; &quot;; &quot;&quot;); IF([.K106] &lt;&gt; &quot;&quot;; &quot;const readWord = memory[(&quot;&amp;[.K106]&amp;&quot;)&amp;0xFFFF] + (memory[((&quot;&amp;[.K106]&amp;&quot;)+1)&amp;0xFFFF]&lt;&lt;8); &quot;; &quot;&quot;);  IF([.L106] &lt;&gt; &quot;&quot;; &quot;const result = &quot;&amp;[.L106]&amp;&quot;; &quot;; &quot;&quot;);  IF([.M106] &lt;&gt; &quot;&quot;; &quot;const newA = &quot;&amp;[.M106]&amp;&quot;; &quot;; &quot;&quot;); IF([.N106] &lt;&gt; &quot;&quot;; &quot;const newX = &quot;&amp;[.N106]&amp;&quot;; &quot;; &quot;&quot;); IF([.O106] &lt;&gt; &quot;&quot;; &quot;const newY = &quot;&amp;[.O106]&amp;&quot;; &quot;; &quot;&quot;); IF([.P106] &lt;&gt; &quot;&quot;; &quot;const newSP = &quot;&amp;[.P106]&amp;&quot;; &quot;; &quot;&quot;); IF([.Q106] &lt;&gt; &quot;&quot;; &quot;const newPC = (&quot;&amp;[.Q106]&amp;&quot;)&amp;0xFFFF; &quot;; &quot;&quot;);  IF([.M106] &lt;&gt; &quot;&quot;; &quot;cpu.A = newA; &quot;; &quot;&quot;); IF([.N106] &lt;&gt; &quot;&quot;; &quot;cpu.X = newX; &quot;; &quot;&quot;); IF([.O106] &lt;&gt; &quot;&quot;; &quot;cpu.Y = newY; &quot;; &quot;&quot;); IF([.P106] &lt;&gt; &quot;&quot;; &quot;cpu.SP = newSP; &quot;; &quot;&quot;); IF([.Q106] &lt;&gt; &quot;&quot;; &quot;cpu.PC = newPC; &quot;; &quot;&quot;);  IF( ([.R106] &amp; [.S106] &amp; [.T106] &amp; [.U106] &amp; [.V106] &amp; [.W106]) &lt;&gt; &quot;&quot;; join(&quot;&quot;;    IF( [.R106] &lt;&gt; &quot;&quot;; &quot;const carry = &quot; &amp; [.R106] &amp; &quot;;&quot;;     &quot;const carry = SR&amp;1; &quot;);   IF( [.S106] &lt;&gt; &quot;&quot;; &quot;const zero = &quot; &amp; [.S106] &amp; &quot;;&quot;;      &quot;const zero = (SR&gt;&gt;1)&amp;1; &quot;);   IF( [.T106] &lt;&gt; &quot;&quot;; &quot;const interrupt = &quot; &amp; [.T106] &amp; &quot;;&quot;; &quot;const interrupt = (SR&gt;&gt;2)&amp;1; &quot;);   IF( [.U106] &lt;&gt; &quot;&quot;; &quot;const decimal = &quot; &amp; [.U106] &amp; &quot;;&quot;;   &quot;const decimal = (SR&gt;&gt;3)&amp;1; &quot;);   IF( [.V106] &lt;&gt; &quot;&quot;; &quot;const overflow = &quot; &amp; [.V106] &amp; &quot;;&quot;;  &quot;const overflow = (SR&gt;&gt;6)&amp;1; &quot;);   IF( [.W106] &lt;&gt; &quot;&quot;; &quot;const negative = &quot; &amp; [.W106] &amp; &quot;;&quot;;  &quot;const negative = (SR&gt;&gt;7)&amp;1; &quot;)  ); &quot;&quot;);  IF( ([.R106] &amp; [.S106] &amp; [.T106] &amp; [.U106] &amp; [.V106] &amp; [.W106]) &lt;&gt; &quot;&quot;; &quot;cpu.SR = carry + (zero&lt;&lt;1) + (interrupt&lt;&lt;2) + (decimal&lt;&lt;3) + (overflow&lt;&lt;6) + (negative&lt;&lt;7); &quot;; &quot;&quot;);  IF( [.Q106] &lt;&gt; &quot;&quot;; &quot;*PC = &quot; &amp; [.Q106] &amp; &quot;;&quot;; &quot;cpu.PC = PC + &quot; &amp; (LEN([.A106]&amp;&quot; &quot;)/3) &amp; &quot;; &quot; );  IF( [.Y106] &lt;&gt; &quot;&quot;; &quot;memory[(&quot; &amp; [.Y106] &amp; &quot;)&amp;0xFFFF] = &quot; &amp; [.Z106] &amp; &quot;; &quot;; &quot;&quot;);  IF( [.AA106] &lt;&gt; &quot;&quot;; &quot;memory[(&quot; &amp; [.AA106] &amp; &quot;)&amp;0xFFFF] = (&quot; &amp; [.AB106] &amp; &quot;)&amp;0xFF; memory[((&quot; &amp; [.AA106] &amp; &quot;)+1)&amp;0xFFFF] = ((&quot; &amp; [.AB10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06] &lt;&gt; &quot;&quot;; &quot;BB &quot;; &quot;&quot;) &amp; IF([.$AN106] &lt;&gt; &quot;&quot;; &quot;LL HH &quot;; &quot;&quot;) &amp; IF([.$AO106] &lt;&gt; &quot;&quot;; &quot;SS &quot;; &quot;&quot;) &amp; IF([.$AP106] &lt;&gt; &quot;&quot;; &quot;RR &quot;; &quot;&quot;) &amp; IF([.$AQ106] &lt;&gt; &quot;&quot;; &quot;PP QQ &quot;; &quot;&quot;) &amp; LEFT([.$A106];2)" office:value-type="string" office:string-value="SS RR A9" calcext:value-type="string">
            <text:p>SS RR A9</text:p>
          </table:table-cell>
          <table:table-cell table:style-name="ce76" table:formula="of:=&quot;UN&quot; &amp;[.B106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A</text:p>
          </table:table-cell>
          <table:table-cell table:style-name="ce31" office:value-type="string" calcext:value-type="string">
            <text:p>TAX</text:p>
          </table:table-cell>
          <table:table-cell table:style-name="ce56" office:value-type="float" office:value="2" calcext:value-type="float">
            <text:p>2</text:p>
          </table:table-cell>
          <table:table-cell table:style-name="ce88"/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07] = &quot;($LL, X)&quot;;&quot;(arg1+X)&amp;0xFF&quot;;&quot;&quot;)">
            <text:p/>
          </table:table-cell>
          <table:table-cell table:style-name="ce88" table:number-columns-repeated="2"/>
          <table:table-cell table:style-name="ce81" office:value-type="string" calcext:value-type="string">
            <text:p>A</text:p>
          </table:table-cell>
          <table:table-cell table:style-name="ce192"/>
          <table:table-cell table:style-name="ce81" office:value-type="string" calcext:value-type="string">
            <text:p>result</text:p>
          </table:table-cell>
          <table:table-cell table:style-name="ce88" table:number-columns-repeated="3"/>
          <table:table-cell table:style-name="ce192"/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07];2) &amp; &quot; { &quot; &amp;  join(&quot;&quot;;  IF(LEN([.A107]) &gt; 3; &quot;LL := memory[PC + 1]; &quot;; &quot;&quot;);  IF([.I107] &lt;&gt; &quot;&quot;; &quot;zeroPageWord := memory[(&quot;&amp;[.I107]&amp;&quot;)&amp;0xFF] + (memory[((&quot;&amp;[.I107]&amp;&quot;)+1)&amp;0xFF]&lt;&lt;8); &quot;; &quot;&quot;);  IF([.J107] &lt;&gt; &quot;&quot;; &quot;readByte := memory[(&quot;&amp;[.J107]&amp;&quot;)&amp;0xFFFF]; &quot;; &quot;&quot;); IF([.K107] &lt;&gt; &quot;&quot;; &quot;readWord := memory[(&quot;&amp;[.K107]&amp;&quot;)&amp;0xFFFF] + (memory[((&quot;&amp;[.K107]&amp;&quot;)+1)&amp;0xFFFF]&lt;&lt;8); &quot;; &quot;&quot;);  IF([.L107] &lt;&gt; &quot;&quot;; &quot;result := &quot;&amp;[.L107]&amp;&quot;; &quot;; &quot;&quot;);  IF([.M107] &lt;&gt; &quot;&quot;; &quot;newA := &quot;&amp;[.M107]&amp;&quot;; &quot;; &quot;&quot;); IF([.N107] &lt;&gt; &quot;&quot;; &quot;newX := &quot;&amp;[.N107]&amp;&quot;; &quot;; &quot;&quot;); IF([.O107] &lt;&gt; &quot;&quot;; &quot;newY := &quot;&amp;[.O107]&amp;&quot;; &quot;; &quot;&quot;); IF([.P107] &lt;&gt; &quot;&quot;; &quot;newSP := &quot;&amp;[.P107]&amp;&quot;; &quot;; &quot;&quot;); IF([.Q107] &lt;&gt; &quot;&quot;; &quot;newPC := &quot;&amp;[.Q107]&amp;&quot;; &quot;; &quot;&quot;);  IF([.M107] &lt;&gt; &quot;&quot;; &quot;*A = newA; &quot;; &quot;&quot;); IF([.N107] &lt;&gt; &quot;&quot;; &quot;*X = newX; &quot;; &quot;&quot;); IF([.O107] &lt;&gt; &quot;&quot;; &quot;*Y = newY; &quot;; &quot;&quot;); IF([.P107] &lt;&gt; &quot;&quot;; &quot;*SP = newSP; &quot;; &quot;&quot;); IF([.Q107] &lt;&gt; &quot;&quot;; &quot;*PC = newPC; &quot;; &quot;&quot;);  IF( ([.R107] &amp; [.S107] &amp; [.T107] &amp; [.U107] &amp; [.V107] &amp; [.W107]) &lt;&gt; &quot;&quot;; join(&quot;&quot;;    IF( [.R107] &lt;&gt; &quot;&quot;; &quot;carry := &quot; &amp; [.R107] &amp; &quot;;&quot;; &quot;carry := SR&amp;1; &quot;);   IF( [.S107] &lt;&gt; &quot;&quot;; &quot;zero := &quot; &amp; [.S107] &amp; &quot;;&quot;; &quot;zero := (SR&gt;&gt;1)&amp;1; &quot;);   IF( [.T107] &lt;&gt; &quot;&quot;; &quot;interrupt := &quot; &amp; [.T107] &amp; &quot;;&quot;; &quot;interrupt := (SR&gt;&gt;2)&amp;1; &quot;);   IF( [.U107] &lt;&gt; &quot;&quot;; &quot;decimal := &quot; &amp; [.U107] &amp; &quot;;&quot;; &quot;decimal := (SR&gt;&gt;3)&amp;1; &quot;);   IF( [.V107] &lt;&gt; &quot;&quot;; &quot;overflow := &quot; &amp; [.V107] &amp; &quot;;&quot;; &quot;overflow := (SR&gt;&gt;6)&amp;1; &quot;);   IF( [.W107] &lt;&gt; &quot;&quot;; &quot;negative := &quot; &amp; [.W107] &amp; &quot;;&quot;; &quot;negative := (SR&gt;&gt;7)&amp;1; &quot;)  ); &quot;&quot;);  IF( ([.R107] &amp; [.S107] &amp; [.T107] &amp; [.U107] &amp; [.V107] &amp; [.W107]) &lt;&gt; &quot;&quot;; &quot;*SR = carry + (zero&lt;&lt;1) + (interrupt&lt;&lt;2) + (decimal&lt;&lt;3) + (overflow&lt;&lt;6) + (negative&lt;&lt;7); &quot;; &quot;&quot;);  IF( [.Q107] &lt;&gt; &quot;&quot;; &quot;*PC = &quot; &amp; [.Q107] &amp; &quot;;&quot;; &quot;*PC = PC + &quot; &amp; (LEN([.A107]&amp;&quot; &quot;)/3) &amp; &quot;; &quot; );  IF( [.Y107] &lt;&gt; &quot;&quot;; &quot;memory[(&quot; &amp; [.Y107] &amp; &quot;)&amp;0xFFFF] = &quot; &amp; [.Z107] &amp; &quot;; &quot;; &quot;&quot;);  IF( [.AA107] &lt;&gt; &quot;&quot;; &quot;memory[(&quot; &amp; [.AA107] &amp; &quot;)&amp;0xFFFF] = (&quot; &amp; [.AB107] &amp; &quot;)&amp;0xFF; memory[((&quot; &amp; [.AA107] &amp; &quot;)+1)&amp;0xFFFF] = ((&quot; &amp; [.AB10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7];2) &amp; &quot; ) { &quot; &amp;  join(&quot;&quot;;  IF(LEN([.A107]) &gt; 3; &quot;unsigned char LL = memory[(PC+1)&amp;0xFFFF]; &quot;; &quot;&quot;); IF(LEN([.A107]) &gt; 6; &quot;unsigned int HH = memory[(PC+2)&amp;0xFFFF]; &quot;; &quot;&quot;); IF(LEN([.A107]) &gt; 6; &quot;unsigned int HHLL = LL + (HH&lt;&lt;8); &quot;; &quot;&quot;);  IF([.I107] &lt;&gt; &quot;&quot;; &quot;unsigned int zeroPageWord = memory[(&quot;&amp;[.I107]&amp;&quot;)&amp;0xFF] + (memory[((&quot;&amp;[.I107]&amp;&quot;)+1)&amp;0xFF]&lt;&lt;8); &quot;; &quot;&quot;);  IF([.J107] &lt;&gt; &quot;&quot;; &quot;unsigned char readByte = memory[(&quot;&amp;[.J107]&amp;&quot;)&amp;0xFFFF]; &quot;; &quot;&quot;); IF([.K107] &lt;&gt; &quot;&quot;; &quot;unsigned int readWord := memory[(&quot;&amp;[.K107]&amp;&quot;)&amp;0xFFFF] + (memory[((&quot;&amp;[.K107]&amp;&quot;)+1)&amp;0xFFFF]&lt;&lt;8); &quot;; &quot;&quot;);  IF([.L107] &lt;&gt; &quot;&quot;; &quot;unsigned int result = &quot;&amp;[.L107]&amp;&quot;; &quot;; &quot;&quot;);  IF([.M107] &lt;&gt; &quot;&quot;; &quot;unsigned char newA = &quot;&amp;[.M107]&amp;&quot;; &quot;; &quot;&quot;); IF([.N107] &lt;&gt; &quot;&quot;; &quot;unsigned char newX = &quot;&amp;[.N107]&amp;&quot;; &quot;; &quot;&quot;); IF([.O107] &lt;&gt; &quot;&quot;; &quot;unsigned char newY = &quot;&amp;[.O107]&amp;&quot;; &quot;; &quot;&quot;); IF([.P107] &lt;&gt; &quot;&quot;; &quot;unsigned char newSP = &quot;&amp;[.P107]&amp;&quot;; &quot;; &quot;&quot;); IF([.Q107] &lt;&gt; &quot;&quot;; &quot;unsigned int newPC = (&quot;&amp;[.Q107]&amp;&quot;)&amp;0xFFFF; &quot;; &quot;&quot;);  IF([.M107] &lt;&gt; &quot;&quot;; &quot;*A = newA; &quot;; &quot;&quot;); IF([.N107] &lt;&gt; &quot;&quot;; &quot;*X = newX; &quot;; &quot;&quot;); IF([.O107] &lt;&gt; &quot;&quot;; &quot;*Y = newY; &quot;; &quot;&quot;); IF([.P107] &lt;&gt; &quot;&quot;; &quot;*SP = newSP; &quot;; &quot;&quot;); IF([.Q107] &lt;&gt; &quot;&quot;; &quot;*PC = newPC; &quot;; &quot;&quot;);  IF( ([.R107] &amp; [.S107] &amp; [.T107] &amp; [.U107] &amp; [.V107] &amp; [.W107]) &lt;&gt; &quot;&quot;; join(&quot;&quot;;    IF( [.R107] &lt;&gt; &quot;&quot;; &quot;unsigned char carry = &quot; &amp; [.R107] &amp; &quot;;&quot;; &quot;unsigned char carry = SR&amp;1; &quot;);   IF( [.S107] &lt;&gt; &quot;&quot;; &quot;unsigned char zero = &quot; &amp; [.S107] &amp; &quot;;&quot;; &quot;unsigned char zero = (SR&gt;&gt;1)&amp;1; &quot;);   IF( [.T107] &lt;&gt; &quot;&quot;; &quot;unsigned char interrupt = &quot; &amp; [.T107] &amp; &quot;;&quot;; &quot;unsigned char interrupt = (SR&gt;&gt;2)&amp;1; &quot;);   IF( [.U107] &lt;&gt; &quot;&quot;; &quot;unsigned char decimal = &quot; &amp; [.U107] &amp; &quot;;&quot;; &quot;unsigned char decimal = (SR&gt;&gt;3)&amp;1; &quot;);   IF( [.V107] &lt;&gt; &quot;&quot;; &quot;unsigned char overflow = &quot; &amp; [.V107] &amp; &quot;;&quot;; &quot;unsigned char overflow = (SR&gt;&gt;6)&amp;1; &quot;);   IF( [.W107] &lt;&gt; &quot;&quot;; &quot;unsigned char negative = &quot; &amp; [.W107] &amp; &quot;;&quot;; &quot;unsigned char negative = (SR&gt;&gt;7)&amp;1; &quot;)  ); &quot;&quot;);  IF( ([.R107] &amp; [.S107] &amp; [.T107] &amp; [.U107] &amp; [.V107] &amp; [.W107]) &lt;&gt; &quot;&quot;; &quot;*SR = carry + (zero&lt;&lt;1) + (interrupt&lt;&lt;2) + (decimal&lt;&lt;3) + (overflow&lt;&lt;6) + (negative&lt;&lt;7); &quot;; &quot;&quot;);  IF( [.Q107] &lt;&gt; &quot;&quot;; &quot;*PC = &quot; &amp; [.Q107] &amp; &quot;;&quot;; &quot;*PC = PC + &quot; &amp; (LEN([.A107]&amp;&quot; &quot;)/3) &amp; &quot;; &quot; );  IF( [.Y107] &lt;&gt; &quot;&quot;; &quot;memory[(&quot; &amp; [.Y107] &amp; &quot;)&amp;0xFFFF] = &quot; &amp; [.Z107] &amp; &quot;; &quot;; &quot;&quot;);  IF( [.AA107] &lt;&gt; &quot;&quot;; &quot;memory[(&quot; &amp; [.AA107] &amp; &quot;)&amp;0xFFFF] = (&quot; &amp; [.AB107] &amp; &quot;)&amp;0xFF; memory[((&quot; &amp; [.AA107] &amp; &quot;)+1)&amp;0xFFFF] = ((&quot; &amp; [.AB10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7];2) &amp; &quot; ) { &quot; &amp;  join(&quot;&quot;;  IF(LEN([.A107]) &gt; 3; &quot;const LL = memory[(PC+1)&amp;0xFFFF]; &quot;; &quot;&quot;); IF(LEN([.A107]) &gt; 6; &quot;const HH = memory[(PC+2)&amp;0xFFFF]; &quot;; &quot;&quot;); IF(LEN([.A107]) &gt; 6; &quot;const HHLL = LL + (HH&lt;&lt;8); &quot;; &quot;&quot;);  IF([.I107] &lt;&gt; &quot;&quot;; &quot;const zeroPageWord = memory[(&quot;&amp;[.I107]&amp;&quot;)&amp;0xFF] + (memory[((&quot;&amp;[.I107]&amp;&quot;)+1)&amp;0xFF]&lt;&lt;8); &quot;; &quot;&quot;);  IF([.J107] &lt;&gt; &quot;&quot;; &quot;const readByte = memory[(&quot;&amp;[.J107]&amp;&quot;)&amp;0xFFFF]; &quot;; &quot;&quot;); IF([.K107] &lt;&gt; &quot;&quot;; &quot;const readWord = memory[(&quot;&amp;[.K107]&amp;&quot;)&amp;0xFFFF] + (memory[((&quot;&amp;[.K107]&amp;&quot;)+1)&amp;0xFFFF]&lt;&lt;8); &quot;; &quot;&quot;);  IF([.L107] &lt;&gt; &quot;&quot;; &quot;const result = &quot;&amp;[.L107]&amp;&quot;; &quot;; &quot;&quot;);  IF([.M107] &lt;&gt; &quot;&quot;; &quot;const newA = &quot;&amp;[.M107]&amp;&quot;; &quot;; &quot;&quot;); IF([.N107] &lt;&gt; &quot;&quot;; &quot;const newX = &quot;&amp;[.N107]&amp;&quot;; &quot;; &quot;&quot;); IF([.O107] &lt;&gt; &quot;&quot;; &quot;const newY = &quot;&amp;[.O107]&amp;&quot;; &quot;; &quot;&quot;); IF([.P107] &lt;&gt; &quot;&quot;; &quot;const newSP = &quot;&amp;[.P107]&amp;&quot;; &quot;; &quot;&quot;); IF([.Q107] &lt;&gt; &quot;&quot;; &quot;const newPC = (&quot;&amp;[.Q107]&amp;&quot;)&amp;0xFFFF; &quot;; &quot;&quot;);  IF([.M107] &lt;&gt; &quot;&quot;; &quot;cpu.A = newA; &quot;; &quot;&quot;); IF([.N107] &lt;&gt; &quot;&quot;; &quot;cpu.X = newX; &quot;; &quot;&quot;); IF([.O107] &lt;&gt; &quot;&quot;; &quot;cpu.Y = newY; &quot;; &quot;&quot;); IF([.P107] &lt;&gt; &quot;&quot;; &quot;cpu.SP = newSP; &quot;; &quot;&quot;); IF([.Q107] &lt;&gt; &quot;&quot;; &quot;cpu.PC = newPC; &quot;; &quot;&quot;);  IF( ([.R107] &amp; [.S107] &amp; [.T107] &amp; [.U107] &amp; [.V107] &amp; [.W107]) &lt;&gt; &quot;&quot;; join(&quot;&quot;;    IF( [.R107] &lt;&gt; &quot;&quot;; &quot;const carry = &quot; &amp; [.R107] &amp; &quot;;&quot;;     &quot;const carry = SR&amp;1; &quot;);   IF( [.S107] &lt;&gt; &quot;&quot;; &quot;const zero = &quot; &amp; [.S107] &amp; &quot;;&quot;;      &quot;const zero = (SR&gt;&gt;1)&amp;1; &quot;);   IF( [.T107] &lt;&gt; &quot;&quot;; &quot;const interrupt = &quot; &amp; [.T107] &amp; &quot;;&quot;; &quot;const interrupt = (SR&gt;&gt;2)&amp;1; &quot;);   IF( [.U107] &lt;&gt; &quot;&quot;; &quot;const decimal = &quot; &amp; [.U107] &amp; &quot;;&quot;;   &quot;const decimal = (SR&gt;&gt;3)&amp;1; &quot;);   IF( [.V107] &lt;&gt; &quot;&quot;; &quot;const overflow = &quot; &amp; [.V107] &amp; &quot;;&quot;;  &quot;const overflow = (SR&gt;&gt;6)&amp;1; &quot;);   IF( [.W107] &lt;&gt; &quot;&quot;; &quot;const negative = &quot; &amp; [.W107] &amp; &quot;;&quot;;  &quot;const negative = (SR&gt;&gt;7)&amp;1; &quot;)  ); &quot;&quot;);  IF( ([.R107] &amp; [.S107] &amp; [.T107] &amp; [.U107] &amp; [.V107] &amp; [.W107]) &lt;&gt; &quot;&quot;; &quot;cpu.SR = carry + (zero&lt;&lt;1) + (interrupt&lt;&lt;2) + (decimal&lt;&lt;3) + (overflow&lt;&lt;6) + (negative&lt;&lt;7); &quot;; &quot;&quot;);  IF( [.Q107] &lt;&gt; &quot;&quot;; &quot;*PC = &quot; &amp; [.Q107] &amp; &quot;;&quot;; &quot;cpu.PC = PC + &quot; &amp; (LEN([.A107]&amp;&quot; &quot;)/3) &amp; &quot;; &quot; );  IF( [.Y107] &lt;&gt; &quot;&quot;; &quot;memory[(&quot; &amp; [.Y107] &amp; &quot;)&amp;0xFFFF] = &quot; &amp; [.Z107] &amp; &quot;; &quot;; &quot;&quot;);  IF( [.AA107] &lt;&gt; &quot;&quot;; &quot;memory[(&quot; &amp; [.AA107] &amp; &quot;)&amp;0xFFFF] = (&quot; &amp; [.AB107] &amp; &quot;)&amp;0xFF; memory[((&quot; &amp; [.AA107] &amp; &quot;)+1)&amp;0xFFFF] = ((&quot; &amp; [.AB10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81" office:value-type="string" calcext:value-type="string">
            <text:p>zero, negative</text:p>
          </table:table-cell>
          <table:table-cell table:style-name="ce88"/>
          <table:table-cell table:style-name="ce244"/>
          <table:table-cell table:style-name="ce282" table:formula="of:=IF([.$AM107] &lt;&gt; &quot;&quot;; &quot;BB &quot;; &quot;&quot;) &amp; IF([.$AN107] &lt;&gt; &quot;&quot;; &quot;LL HH &quot;; &quot;&quot;) &amp; IF([.$AO107] &lt;&gt; &quot;&quot;; &quot;SS &quot;; &quot;&quot;) &amp; IF([.$AP107] &lt;&gt; &quot;&quot;; &quot;RR &quot;; &quot;&quot;) &amp; IF([.$AQ107] &lt;&gt; &quot;&quot;; &quot;PP QQ &quot;; &quot;&quot;) &amp; LEFT([.$A107];2)" office:value-type="string" office:string-value="SS RR AA" calcext:value-type="string">
            <text:p>SS RR AA</text:p>
          </table:table-cell>
          <table:table-cell table:style-name="ce81" table:formula="of:=&quot;UN&quot; &amp;[.B107]" office:value-type="string" office:string-value="UNTAX" calcext:value-type="string">
            <text:p>UNTAX</text:p>
          </table:table-cell>
          <table:table-cell table:style-name="ce81" office:value-type="string" calcext:value-type="string">
            <text:p>$SS, $RR</text:p>
          </table:table-cell>
          <table:table-cell table:style-name="ce96"/>
          <table:table-cell table:style-name="ce81" table:number-columns-repeated="14"/>
          <table:table-cell table:style-name="ce290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C LL HH</text:p>
          </table:table-cell>
          <table:table-cell table:style-name="ce21" office:value-type="string" calcext:value-type="string">
            <text:p>LDY</text:p>
          </table:table-cell>
          <table:table-cell table:style-name="ce46" office:value-type="float" office:value="4" calcext:value-type="float">
            <text:p>4</text:p>
          </table:table-cell>
          <table:table-cell table:style-name="ce69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/>
          <table:table-cell table:style-name="ce69" office:value-type="string" calcext:value-type="string">
            <text:p>HHLL</text:p>
          </table:table-cell>
          <table:table-cell table:style-name="ce77"/>
          <table:table-cell table:style-name="ce69" office:value-type="string" calcext:value-type="string">
            <text:p>readByte</text:p>
          </table:table-cell>
          <table:table-cell table:style-name="ce179"/>
          <table:table-cell table:style-name="ce69"/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08];2) &amp; &quot; { &quot; &amp;  join(&quot;&quot;;  IF(LEN([.A108]) &gt; 3; &quot;LL := memory[PC + 1]; &quot;; &quot;&quot;);  IF([.I108] &lt;&gt; &quot;&quot;; &quot;zeroPageWord := memory[(&quot;&amp;[.I108]&amp;&quot;)&amp;0xFF] + (memory[((&quot;&amp;[.I108]&amp;&quot;)+1)&amp;0xFF]&lt;&lt;8); &quot;; &quot;&quot;);  IF([.J108] &lt;&gt; &quot;&quot;; &quot;readByte := memory[(&quot;&amp;[.J108]&amp;&quot;)&amp;0xFFFF]; &quot;; &quot;&quot;); IF([.K108] &lt;&gt; &quot;&quot;; &quot;readWord := memory[(&quot;&amp;[.K108]&amp;&quot;)&amp;0xFFFF] + (memory[((&quot;&amp;[.K108]&amp;&quot;)+1)&amp;0xFFFF]&lt;&lt;8); &quot;; &quot;&quot;);  IF([.L108] &lt;&gt; &quot;&quot;; &quot;result := &quot;&amp;[.L108]&amp;&quot;; &quot;; &quot;&quot;);  IF([.M108] &lt;&gt; &quot;&quot;; &quot;newA := &quot;&amp;[.M108]&amp;&quot;; &quot;; &quot;&quot;); IF([.N108] &lt;&gt; &quot;&quot;; &quot;newX := &quot;&amp;[.N108]&amp;&quot;; &quot;; &quot;&quot;); IF([.O108] &lt;&gt; &quot;&quot;; &quot;newY := &quot;&amp;[.O108]&amp;&quot;; &quot;; &quot;&quot;); IF([.P108] &lt;&gt; &quot;&quot;; &quot;newSP := &quot;&amp;[.P108]&amp;&quot;; &quot;; &quot;&quot;); IF([.Q108] &lt;&gt; &quot;&quot;; &quot;newPC := &quot;&amp;[.Q108]&amp;&quot;; &quot;; &quot;&quot;);  IF([.M108] &lt;&gt; &quot;&quot;; &quot;*A = newA; &quot;; &quot;&quot;); IF([.N108] &lt;&gt; &quot;&quot;; &quot;*X = newX; &quot;; &quot;&quot;); IF([.O108] &lt;&gt; &quot;&quot;; &quot;*Y = newY; &quot;; &quot;&quot;); IF([.P108] &lt;&gt; &quot;&quot;; &quot;*SP = newSP; &quot;; &quot;&quot;); IF([.Q108] &lt;&gt; &quot;&quot;; &quot;*PC = newPC; &quot;; &quot;&quot;);  IF( ([.R108] &amp; [.S108] &amp; [.T108] &amp; [.U108] &amp; [.V108] &amp; [.W108]) &lt;&gt; &quot;&quot;; join(&quot;&quot;;    IF( [.R108] &lt;&gt; &quot;&quot;; &quot;carry := &quot; &amp; [.R108] &amp; &quot;;&quot;; &quot;carry := SR&amp;1; &quot;);   IF( [.S108] &lt;&gt; &quot;&quot;; &quot;zero := &quot; &amp; [.S108] &amp; &quot;;&quot;; &quot;zero := (SR&gt;&gt;1)&amp;1; &quot;);   IF( [.T108] &lt;&gt; &quot;&quot;; &quot;interrupt := &quot; &amp; [.T108] &amp; &quot;;&quot;; &quot;interrupt := (SR&gt;&gt;2)&amp;1; &quot;);   IF( [.U108] &lt;&gt; &quot;&quot;; &quot;decimal := &quot; &amp; [.U108] &amp; &quot;;&quot;; &quot;decimal := (SR&gt;&gt;3)&amp;1; &quot;);   IF( [.V108] &lt;&gt; &quot;&quot;; &quot;overflow := &quot; &amp; [.V108] &amp; &quot;;&quot;; &quot;overflow := (SR&gt;&gt;6)&amp;1; &quot;);   IF( [.W108] &lt;&gt; &quot;&quot;; &quot;negative := &quot; &amp; [.W108] &amp; &quot;;&quot;; &quot;negative := (SR&gt;&gt;7)&amp;1; &quot;)  ); &quot;&quot;);  IF( ([.R108] &amp; [.S108] &amp; [.T108] &amp; [.U108] &amp; [.V108] &amp; [.W108]) &lt;&gt; &quot;&quot;; &quot;*SR = carry + (zero&lt;&lt;1) + (interrupt&lt;&lt;2) + (decimal&lt;&lt;3) + (overflow&lt;&lt;6) + (negative&lt;&lt;7); &quot;; &quot;&quot;);  IF( [.Q108] &lt;&gt; &quot;&quot;; &quot;*PC = &quot; &amp; [.Q108] &amp; &quot;;&quot;; &quot;*PC = PC + &quot; &amp; (LEN([.A108]&amp;&quot; &quot;)/3) &amp; &quot;; &quot; );  IF( [.Y108] &lt;&gt; &quot;&quot;; &quot;memory[(&quot; &amp; [.Y108] &amp; &quot;)&amp;0xFFFF] = &quot; &amp; [.Z108] &amp; &quot;; &quot;; &quot;&quot;);  IF( [.AA108] &lt;&gt; &quot;&quot;; &quot;memory[(&quot; &amp; [.AA108] &amp; &quot;)&amp;0xFFFF] = (&quot; &amp; [.AB108] &amp; &quot;)&amp;0xFF; memory[((&quot; &amp; [.AA108] &amp; &quot;)+1)&amp;0xFFFF] = ((&quot; &amp; [.AB10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8];2) &amp; &quot; ) { &quot; &amp;  join(&quot;&quot;;  IF(LEN([.A108]) &gt; 3; &quot;unsigned char LL = memory[(PC+1)&amp;0xFFFF]; &quot;; &quot;&quot;); IF(LEN([.A108]) &gt; 6; &quot;unsigned int HH = memory[(PC+2)&amp;0xFFFF]; &quot;; &quot;&quot;); IF(LEN([.A108]) &gt; 6; &quot;unsigned int HHLL = LL + (HH&lt;&lt;8); &quot;; &quot;&quot;);  IF([.I108] &lt;&gt; &quot;&quot;; &quot;unsigned int zeroPageWord = memory[(&quot;&amp;[.I108]&amp;&quot;)&amp;0xFF] + (memory[((&quot;&amp;[.I108]&amp;&quot;)+1)&amp;0xFF]&lt;&lt;8); &quot;; &quot;&quot;);  IF([.J108] &lt;&gt; &quot;&quot;; &quot;unsigned char readByte = memory[(&quot;&amp;[.J108]&amp;&quot;)&amp;0xFFFF]; &quot;; &quot;&quot;); IF([.K108] &lt;&gt; &quot;&quot;; &quot;unsigned int readWord := memory[(&quot;&amp;[.K108]&amp;&quot;)&amp;0xFFFF] + (memory[((&quot;&amp;[.K108]&amp;&quot;)+1)&amp;0xFFFF]&lt;&lt;8); &quot;; &quot;&quot;);  IF([.L108] &lt;&gt; &quot;&quot;; &quot;unsigned int result = &quot;&amp;[.L108]&amp;&quot;; &quot;; &quot;&quot;);  IF([.M108] &lt;&gt; &quot;&quot;; &quot;unsigned char newA = &quot;&amp;[.M108]&amp;&quot;; &quot;; &quot;&quot;); IF([.N108] &lt;&gt; &quot;&quot;; &quot;unsigned char newX = &quot;&amp;[.N108]&amp;&quot;; &quot;; &quot;&quot;); IF([.O108] &lt;&gt; &quot;&quot;; &quot;unsigned char newY = &quot;&amp;[.O108]&amp;&quot;; &quot;; &quot;&quot;); IF([.P108] &lt;&gt; &quot;&quot;; &quot;unsigned char newSP = &quot;&amp;[.P108]&amp;&quot;; &quot;; &quot;&quot;); IF([.Q108] &lt;&gt; &quot;&quot;; &quot;unsigned int newPC = (&quot;&amp;[.Q108]&amp;&quot;)&amp;0xFFFF; &quot;; &quot;&quot;);  IF([.M108] &lt;&gt; &quot;&quot;; &quot;*A = newA; &quot;; &quot;&quot;); IF([.N108] &lt;&gt; &quot;&quot;; &quot;*X = newX; &quot;; &quot;&quot;); IF([.O108] &lt;&gt; &quot;&quot;; &quot;*Y = newY; &quot;; &quot;&quot;); IF([.P108] &lt;&gt; &quot;&quot;; &quot;*SP = newSP; &quot;; &quot;&quot;); IF([.Q108] &lt;&gt; &quot;&quot;; &quot;*PC = newPC; &quot;; &quot;&quot;);  IF( ([.R108] &amp; [.S108] &amp; [.T108] &amp; [.U108] &amp; [.V108] &amp; [.W108]) &lt;&gt; &quot;&quot;; join(&quot;&quot;;    IF( [.R108] &lt;&gt; &quot;&quot;; &quot;unsigned char carry = &quot; &amp; [.R108] &amp; &quot;;&quot;; &quot;unsigned char carry = SR&amp;1; &quot;);   IF( [.S108] &lt;&gt; &quot;&quot;; &quot;unsigned char zero = &quot; &amp; [.S108] &amp; &quot;;&quot;; &quot;unsigned char zero = (SR&gt;&gt;1)&amp;1; &quot;);   IF( [.T108] &lt;&gt; &quot;&quot;; &quot;unsigned char interrupt = &quot; &amp; [.T108] &amp; &quot;;&quot;; &quot;unsigned char interrupt = (SR&gt;&gt;2)&amp;1; &quot;);   IF( [.U108] &lt;&gt; &quot;&quot;; &quot;unsigned char decimal = &quot; &amp; [.U108] &amp; &quot;;&quot;; &quot;unsigned char decimal = (SR&gt;&gt;3)&amp;1; &quot;);   IF( [.V108] &lt;&gt; &quot;&quot;; &quot;unsigned char overflow = &quot; &amp; [.V108] &amp; &quot;;&quot;; &quot;unsigned char overflow = (SR&gt;&gt;6)&amp;1; &quot;);   IF( [.W108] &lt;&gt; &quot;&quot;; &quot;unsigned char negative = &quot; &amp; [.W108] &amp; &quot;;&quot;; &quot;unsigned char negative = (SR&gt;&gt;7)&amp;1; &quot;)  ); &quot;&quot;);  IF( ([.R108] &amp; [.S108] &amp; [.T108] &amp; [.U108] &amp; [.V108] &amp; [.W108]) &lt;&gt; &quot;&quot;; &quot;*SR = carry + (zero&lt;&lt;1) + (interrupt&lt;&lt;2) + (decimal&lt;&lt;3) + (overflow&lt;&lt;6) + (negative&lt;&lt;7); &quot;; &quot;&quot;);  IF( [.Q108] &lt;&gt; &quot;&quot;; &quot;*PC = &quot; &amp; [.Q108] &amp; &quot;;&quot;; &quot;*PC = PC + &quot; &amp; (LEN([.A108]&amp;&quot; &quot;)/3) &amp; &quot;; &quot; );  IF( [.Y108] &lt;&gt; &quot;&quot;; &quot;memory[(&quot; &amp; [.Y108] &amp; &quot;)&amp;0xFFFF] = &quot; &amp; [.Z108] &amp; &quot;; &quot;; &quot;&quot;);  IF( [.AA108] &lt;&gt; &quot;&quot;; &quot;memory[(&quot; &amp; [.AA108] &amp; &quot;)&amp;0xFFFF] = (&quot; &amp; [.AB108] &amp; &quot;)&amp;0xFF; memory[((&quot; &amp; [.AA108] &amp; &quot;)+1)&amp;0xFFFF] = ((&quot; &amp; [.AB10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8];2) &amp; &quot; ) { &quot; &amp;  join(&quot;&quot;;  IF(LEN([.A108]) &gt; 3; &quot;const LL = memory[(PC+1)&amp;0xFFFF]; &quot;; &quot;&quot;); IF(LEN([.A108]) &gt; 6; &quot;const HH = memory[(PC+2)&amp;0xFFFF]; &quot;; &quot;&quot;); IF(LEN([.A108]) &gt; 6; &quot;const HHLL = LL + (HH&lt;&lt;8); &quot;; &quot;&quot;);  IF([.I108] &lt;&gt; &quot;&quot;; &quot;const zeroPageWord = memory[(&quot;&amp;[.I108]&amp;&quot;)&amp;0xFF] + (memory[((&quot;&amp;[.I108]&amp;&quot;)+1)&amp;0xFF]&lt;&lt;8); &quot;; &quot;&quot;);  IF([.J108] &lt;&gt; &quot;&quot;; &quot;const readByte = memory[(&quot;&amp;[.J108]&amp;&quot;)&amp;0xFFFF]; &quot;; &quot;&quot;); IF([.K108] &lt;&gt; &quot;&quot;; &quot;const readWord = memory[(&quot;&amp;[.K108]&amp;&quot;)&amp;0xFFFF] + (memory[((&quot;&amp;[.K108]&amp;&quot;)+1)&amp;0xFFFF]&lt;&lt;8); &quot;; &quot;&quot;);  IF([.L108] &lt;&gt; &quot;&quot;; &quot;const result = &quot;&amp;[.L108]&amp;&quot;; &quot;; &quot;&quot;);  IF([.M108] &lt;&gt; &quot;&quot;; &quot;const newA = &quot;&amp;[.M108]&amp;&quot;; &quot;; &quot;&quot;); IF([.N108] &lt;&gt; &quot;&quot;; &quot;const newX = &quot;&amp;[.N108]&amp;&quot;; &quot;; &quot;&quot;); IF([.O108] &lt;&gt; &quot;&quot;; &quot;const newY = &quot;&amp;[.O108]&amp;&quot;; &quot;; &quot;&quot;); IF([.P108] &lt;&gt; &quot;&quot;; &quot;const newSP = &quot;&amp;[.P108]&amp;&quot;; &quot;; &quot;&quot;); IF([.Q108] &lt;&gt; &quot;&quot;; &quot;const newPC = (&quot;&amp;[.Q108]&amp;&quot;)&amp;0xFFFF; &quot;; &quot;&quot;);  IF([.M108] &lt;&gt; &quot;&quot;; &quot;cpu.A = newA; &quot;; &quot;&quot;); IF([.N108] &lt;&gt; &quot;&quot;; &quot;cpu.X = newX; &quot;; &quot;&quot;); IF([.O108] &lt;&gt; &quot;&quot;; &quot;cpu.Y = newY; &quot;; &quot;&quot;); IF([.P108] &lt;&gt; &quot;&quot;; &quot;cpu.SP = newSP; &quot;; &quot;&quot;); IF([.Q108] &lt;&gt; &quot;&quot;; &quot;cpu.PC = newPC; &quot;; &quot;&quot;);  IF( ([.R108] &amp; [.S108] &amp; [.T108] &amp; [.U108] &amp; [.V108] &amp; [.W108]) &lt;&gt; &quot;&quot;; join(&quot;&quot;;    IF( [.R108] &lt;&gt; &quot;&quot;; &quot;const carry = &quot; &amp; [.R108] &amp; &quot;;&quot;;     &quot;const carry = SR&amp;1; &quot;);   IF( [.S108] &lt;&gt; &quot;&quot;; &quot;const zero = &quot; &amp; [.S108] &amp; &quot;;&quot;;      &quot;const zero = (SR&gt;&gt;1)&amp;1; &quot;);   IF( [.T108] &lt;&gt; &quot;&quot;; &quot;const interrupt = &quot; &amp; [.T108] &amp; &quot;;&quot;; &quot;const interrupt = (SR&gt;&gt;2)&amp;1; &quot;);   IF( [.U108] &lt;&gt; &quot;&quot;; &quot;const decimal = &quot; &amp; [.U108] &amp; &quot;;&quot;;   &quot;const decimal = (SR&gt;&gt;3)&amp;1; &quot;);   IF( [.V108] &lt;&gt; &quot;&quot;; &quot;const overflow = &quot; &amp; [.V108] &amp; &quot;;&quot;;  &quot;const overflow = (SR&gt;&gt;6)&amp;1; &quot;);   IF( [.W108] &lt;&gt; &quot;&quot;; &quot;const negative = &quot; &amp; [.W108] &amp; &quot;;&quot;;  &quot;const negative = (SR&gt;&gt;7)&amp;1; &quot;)  ); &quot;&quot;);  IF( ([.R108] &amp; [.S108] &amp; [.T108] &amp; [.U108] &amp; [.V108] &amp; [.W108]) &lt;&gt; &quot;&quot;; &quot;cpu.SR = carry + (zero&lt;&lt;1) + (interrupt&lt;&lt;2) + (decimal&lt;&lt;3) + (overflow&lt;&lt;6) + (negative&lt;&lt;7); &quot;; &quot;&quot;);  IF( [.Q108] &lt;&gt; &quot;&quot;; &quot;*PC = &quot; &amp; [.Q108] &amp; &quot;;&quot;; &quot;cpu.PC = PC + &quot; &amp; (LEN([.A108]&amp;&quot; &quot;)/3) &amp; &quot;; &quot; );  IF( [.Y108] &lt;&gt; &quot;&quot;; &quot;memory[(&quot; &amp; [.Y108] &amp; &quot;)&amp;0xFFFF] = &quot; &amp; [.Z108] &amp; &quot;; &quot;; &quot;&quot;);  IF( [.AA108] &lt;&gt; &quot;&quot;; &quot;memory[(&quot; &amp; [.AA108] &amp; &quot;)&amp;0xFFFF] = (&quot; &amp; [.AB108] &amp; &quot;)&amp;0xFF; memory[((&quot; &amp; [.AA108] &amp; &quot;)+1)&amp;0xFFFF] = ((&quot; &amp; [.AB10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 table:number-columns-repeated="2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Y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08] &lt;&gt; &quot;&quot;; &quot;BB &quot;; &quot;&quot;) &amp; IF([.$AN108] &lt;&gt; &quot;&quot;; &quot;LL HH &quot;; &quot;&quot;) &amp; IF([.$AO108] &lt;&gt; &quot;&quot;; &quot;SS &quot;; &quot;&quot;) &amp; IF([.$AP108] &lt;&gt; &quot;&quot;; &quot;RR &quot;; &quot;&quot;) &amp; IF([.$AQ108] &lt;&gt; &quot;&quot;; &quot;PP QQ &quot;; &quot;&quot;) &amp; LEFT([.$A108];2)" office:value-type="string" office:string-value="SS RR AC" calcext:value-type="string">
            <text:p>SS RR AC</text:p>
          </table:table-cell>
          <table:table-cell table:style-name="ce69" table:formula="of:=&quot;UN&quot; &amp;[.B108]" office:value-type="string" office:string-value="UNLDY" calcext:value-type="string">
            <text:p>UNLDY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290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AD LL HH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float" office:value="4" calcext:value-type="float">
            <text:p>4</text:p>
          </table:table-cell>
          <table:table-cell table:style-name="ce76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109] = &quot;($LL, X)&quot;;&quot;(arg1+X)&amp;0xFF&quot;;&quot;&quot;)">
            <text:p/>
          </table:table-cell>
          <table:table-cell table:style-name="ce76" office:value-type="string" calcext:value-type="string">
            <text:p>HHLL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09];2) &amp; &quot; { &quot; &amp;  join(&quot;&quot;;  IF(LEN([.A109]) &gt; 3; &quot;LL := memory[PC + 1]; &quot;; &quot;&quot;);  IF([.I109] &lt;&gt; &quot;&quot;; &quot;zeroPageWord := memory[(&quot;&amp;[.I109]&amp;&quot;)&amp;0xFF] + (memory[((&quot;&amp;[.I109]&amp;&quot;)+1)&amp;0xFF]&lt;&lt;8); &quot;; &quot;&quot;);  IF([.J109] &lt;&gt; &quot;&quot;; &quot;readByte := memory[(&quot;&amp;[.J109]&amp;&quot;)&amp;0xFFFF]; &quot;; &quot;&quot;); IF([.K109] &lt;&gt; &quot;&quot;; &quot;readWord := memory[(&quot;&amp;[.K109]&amp;&quot;)&amp;0xFFFF] + (memory[((&quot;&amp;[.K109]&amp;&quot;)+1)&amp;0xFFFF]&lt;&lt;8); &quot;; &quot;&quot;);  IF([.L109] &lt;&gt; &quot;&quot;; &quot;result := &quot;&amp;[.L109]&amp;&quot;; &quot;; &quot;&quot;);  IF([.M109] &lt;&gt; &quot;&quot;; &quot;newA := &quot;&amp;[.M109]&amp;&quot;; &quot;; &quot;&quot;); IF([.N109] &lt;&gt; &quot;&quot;; &quot;newX := &quot;&amp;[.N109]&amp;&quot;; &quot;; &quot;&quot;); IF([.O109] &lt;&gt; &quot;&quot;; &quot;newY := &quot;&amp;[.O109]&amp;&quot;; &quot;; &quot;&quot;); IF([.P109] &lt;&gt; &quot;&quot;; &quot;newSP := &quot;&amp;[.P109]&amp;&quot;; &quot;; &quot;&quot;); IF([.Q109] &lt;&gt; &quot;&quot;; &quot;newPC := &quot;&amp;[.Q109]&amp;&quot;; &quot;; &quot;&quot;);  IF([.M109] &lt;&gt; &quot;&quot;; &quot;*A = newA; &quot;; &quot;&quot;); IF([.N109] &lt;&gt; &quot;&quot;; &quot;*X = newX; &quot;; &quot;&quot;); IF([.O109] &lt;&gt; &quot;&quot;; &quot;*Y = newY; &quot;; &quot;&quot;); IF([.P109] &lt;&gt; &quot;&quot;; &quot;*SP = newSP; &quot;; &quot;&quot;); IF([.Q109] &lt;&gt; &quot;&quot;; &quot;*PC = newPC; &quot;; &quot;&quot;);  IF( ([.R109] &amp; [.S109] &amp; [.T109] &amp; [.U109] &amp; [.V109] &amp; [.W109]) &lt;&gt; &quot;&quot;; join(&quot;&quot;;    IF( [.R109] &lt;&gt; &quot;&quot;; &quot;carry := &quot; &amp; [.R109] &amp; &quot;;&quot;; &quot;carry := SR&amp;1; &quot;);   IF( [.S109] &lt;&gt; &quot;&quot;; &quot;zero := &quot; &amp; [.S109] &amp; &quot;;&quot;; &quot;zero := (SR&gt;&gt;1)&amp;1; &quot;);   IF( [.T109] &lt;&gt; &quot;&quot;; &quot;interrupt := &quot; &amp; [.T109] &amp; &quot;;&quot;; &quot;interrupt := (SR&gt;&gt;2)&amp;1; &quot;);   IF( [.U109] &lt;&gt; &quot;&quot;; &quot;decimal := &quot; &amp; [.U109] &amp; &quot;;&quot;; &quot;decimal := (SR&gt;&gt;3)&amp;1; &quot;);   IF( [.V109] &lt;&gt; &quot;&quot;; &quot;overflow := &quot; &amp; [.V109] &amp; &quot;;&quot;; &quot;overflow := (SR&gt;&gt;6)&amp;1; &quot;);   IF( [.W109] &lt;&gt; &quot;&quot;; &quot;negative := &quot; &amp; [.W109] &amp; &quot;;&quot;; &quot;negative := (SR&gt;&gt;7)&amp;1; &quot;)  ); &quot;&quot;);  IF( ([.R109] &amp; [.S109] &amp; [.T109] &amp; [.U109] &amp; [.V109] &amp; [.W109]) &lt;&gt; &quot;&quot;; &quot;*SR = carry + (zero&lt;&lt;1) + (interrupt&lt;&lt;2) + (decimal&lt;&lt;3) + (overflow&lt;&lt;6) + (negative&lt;&lt;7); &quot;; &quot;&quot;);  IF( [.Q109] &lt;&gt; &quot;&quot;; &quot;*PC = &quot; &amp; [.Q109] &amp; &quot;;&quot;; &quot;*PC = PC + &quot; &amp; (LEN([.A109]&amp;&quot; &quot;)/3) &amp; &quot;; &quot; );  IF( [.Y109] &lt;&gt; &quot;&quot;; &quot;memory[(&quot; &amp; [.Y109] &amp; &quot;)&amp;0xFFFF] = &quot; &amp; [.Z109] &amp; &quot;; &quot;; &quot;&quot;);  IF( [.AA109] &lt;&gt; &quot;&quot;; &quot;memory[(&quot; &amp; [.AA109] &amp; &quot;)&amp;0xFFFF] = (&quot; &amp; [.AB109] &amp; &quot;)&amp;0xFF; memory[((&quot; &amp; [.AA109] &amp; &quot;)+1)&amp;0xFFFF] = ((&quot; &amp; [.AB10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09];2) &amp; &quot; ) { &quot; &amp;  join(&quot;&quot;;  IF(LEN([.A109]) &gt; 3; &quot;unsigned char LL = memory[(PC+1)&amp;0xFFFF]; &quot;; &quot;&quot;); IF(LEN([.A109]) &gt; 6; &quot;unsigned int HH = memory[(PC+2)&amp;0xFFFF]; &quot;; &quot;&quot;); IF(LEN([.A109]) &gt; 6; &quot;unsigned int HHLL = LL + (HH&lt;&lt;8); &quot;; &quot;&quot;);  IF([.I109] &lt;&gt; &quot;&quot;; &quot;unsigned int zeroPageWord = memory[(&quot;&amp;[.I109]&amp;&quot;)&amp;0xFF] + (memory[((&quot;&amp;[.I109]&amp;&quot;)+1)&amp;0xFF]&lt;&lt;8); &quot;; &quot;&quot;);  IF([.J109] &lt;&gt; &quot;&quot;; &quot;unsigned char readByte = memory[(&quot;&amp;[.J109]&amp;&quot;)&amp;0xFFFF]; &quot;; &quot;&quot;); IF([.K109] &lt;&gt; &quot;&quot;; &quot;unsigned int readWord := memory[(&quot;&amp;[.K109]&amp;&quot;)&amp;0xFFFF] + (memory[((&quot;&amp;[.K109]&amp;&quot;)+1)&amp;0xFFFF]&lt;&lt;8); &quot;; &quot;&quot;);  IF([.L109] &lt;&gt; &quot;&quot;; &quot;unsigned int result = &quot;&amp;[.L109]&amp;&quot;; &quot;; &quot;&quot;);  IF([.M109] &lt;&gt; &quot;&quot;; &quot;unsigned char newA = &quot;&amp;[.M109]&amp;&quot;; &quot;; &quot;&quot;); IF([.N109] &lt;&gt; &quot;&quot;; &quot;unsigned char newX = &quot;&amp;[.N109]&amp;&quot;; &quot;; &quot;&quot;); IF([.O109] &lt;&gt; &quot;&quot;; &quot;unsigned char newY = &quot;&amp;[.O109]&amp;&quot;; &quot;; &quot;&quot;); IF([.P109] &lt;&gt; &quot;&quot;; &quot;unsigned char newSP = &quot;&amp;[.P109]&amp;&quot;; &quot;; &quot;&quot;); IF([.Q109] &lt;&gt; &quot;&quot;; &quot;unsigned int newPC = (&quot;&amp;[.Q109]&amp;&quot;)&amp;0xFFFF; &quot;; &quot;&quot;);  IF([.M109] &lt;&gt; &quot;&quot;; &quot;*A = newA; &quot;; &quot;&quot;); IF([.N109] &lt;&gt; &quot;&quot;; &quot;*X = newX; &quot;; &quot;&quot;); IF([.O109] &lt;&gt; &quot;&quot;; &quot;*Y = newY; &quot;; &quot;&quot;); IF([.P109] &lt;&gt; &quot;&quot;; &quot;*SP = newSP; &quot;; &quot;&quot;); IF([.Q109] &lt;&gt; &quot;&quot;; &quot;*PC = newPC; &quot;; &quot;&quot;);  IF( ([.R109] &amp; [.S109] &amp; [.T109] &amp; [.U109] &amp; [.V109] &amp; [.W109]) &lt;&gt; &quot;&quot;; join(&quot;&quot;;    IF( [.R109] &lt;&gt; &quot;&quot;; &quot;unsigned char carry = &quot; &amp; [.R109] &amp; &quot;;&quot;; &quot;unsigned char carry = SR&amp;1; &quot;);   IF( [.S109] &lt;&gt; &quot;&quot;; &quot;unsigned char zero = &quot; &amp; [.S109] &amp; &quot;;&quot;; &quot;unsigned char zero = (SR&gt;&gt;1)&amp;1; &quot;);   IF( [.T109] &lt;&gt; &quot;&quot;; &quot;unsigned char interrupt = &quot; &amp; [.T109] &amp; &quot;;&quot;; &quot;unsigned char interrupt = (SR&gt;&gt;2)&amp;1; &quot;);   IF( [.U109] &lt;&gt; &quot;&quot;; &quot;unsigned char decimal = &quot; &amp; [.U109] &amp; &quot;;&quot;; &quot;unsigned char decimal = (SR&gt;&gt;3)&amp;1; &quot;);   IF( [.V109] &lt;&gt; &quot;&quot;; &quot;unsigned char overflow = &quot; &amp; [.V109] &amp; &quot;;&quot;; &quot;unsigned char overflow = (SR&gt;&gt;6)&amp;1; &quot;);   IF( [.W109] &lt;&gt; &quot;&quot;; &quot;unsigned char negative = &quot; &amp; [.W109] &amp; &quot;;&quot;; &quot;unsigned char negative = (SR&gt;&gt;7)&amp;1; &quot;)  ); &quot;&quot;);  IF( ([.R109] &amp; [.S109] &amp; [.T109] &amp; [.U109] &amp; [.V109] &amp; [.W109]) &lt;&gt; &quot;&quot;; &quot;*SR = carry + (zero&lt;&lt;1) + (interrupt&lt;&lt;2) + (decimal&lt;&lt;3) + (overflow&lt;&lt;6) + (negative&lt;&lt;7); &quot;; &quot;&quot;);  IF( [.Q109] &lt;&gt; &quot;&quot;; &quot;*PC = &quot; &amp; [.Q109] &amp; &quot;;&quot;; &quot;*PC = PC + &quot; &amp; (LEN([.A109]&amp;&quot; &quot;)/3) &amp; &quot;; &quot; );  IF( [.Y109] &lt;&gt; &quot;&quot;; &quot;memory[(&quot; &amp; [.Y109] &amp; &quot;)&amp;0xFFFF] = &quot; &amp; [.Z109] &amp; &quot;; &quot;; &quot;&quot;);  IF( [.AA109] &lt;&gt; &quot;&quot;; &quot;memory[(&quot; &amp; [.AA109] &amp; &quot;)&amp;0xFFFF] = (&quot; &amp; [.AB109] &amp; &quot;)&amp;0xFF; memory[((&quot; &amp; [.AA109] &amp; &quot;)+1)&amp;0xFFFF] = ((&quot; &amp; [.AB10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09];2) &amp; &quot; ) { &quot; &amp;  join(&quot;&quot;;  IF(LEN([.A109]) &gt; 3; &quot;const LL = memory[(PC+1)&amp;0xFFFF]; &quot;; &quot;&quot;); IF(LEN([.A109]) &gt; 6; &quot;const HH = memory[(PC+2)&amp;0xFFFF]; &quot;; &quot;&quot;); IF(LEN([.A109]) &gt; 6; &quot;const HHLL = LL + (HH&lt;&lt;8); &quot;; &quot;&quot;);  IF([.I109] &lt;&gt; &quot;&quot;; &quot;const zeroPageWord = memory[(&quot;&amp;[.I109]&amp;&quot;)&amp;0xFF] + (memory[((&quot;&amp;[.I109]&amp;&quot;)+1)&amp;0xFF]&lt;&lt;8); &quot;; &quot;&quot;);  IF([.J109] &lt;&gt; &quot;&quot;; &quot;const readByte = memory[(&quot;&amp;[.J109]&amp;&quot;)&amp;0xFFFF]; &quot;; &quot;&quot;); IF([.K109] &lt;&gt; &quot;&quot;; &quot;const readWord = memory[(&quot;&amp;[.K109]&amp;&quot;)&amp;0xFFFF] + (memory[((&quot;&amp;[.K109]&amp;&quot;)+1)&amp;0xFFFF]&lt;&lt;8); &quot;; &quot;&quot;);  IF([.L109] &lt;&gt; &quot;&quot;; &quot;const result = &quot;&amp;[.L109]&amp;&quot;; &quot;; &quot;&quot;);  IF([.M109] &lt;&gt; &quot;&quot;; &quot;const newA = &quot;&amp;[.M109]&amp;&quot;; &quot;; &quot;&quot;); IF([.N109] &lt;&gt; &quot;&quot;; &quot;const newX = &quot;&amp;[.N109]&amp;&quot;; &quot;; &quot;&quot;); IF([.O109] &lt;&gt; &quot;&quot;; &quot;const newY = &quot;&amp;[.O109]&amp;&quot;; &quot;; &quot;&quot;); IF([.P109] &lt;&gt; &quot;&quot;; &quot;const newSP = &quot;&amp;[.P109]&amp;&quot;; &quot;; &quot;&quot;); IF([.Q109] &lt;&gt; &quot;&quot;; &quot;const newPC = (&quot;&amp;[.Q109]&amp;&quot;)&amp;0xFFFF; &quot;; &quot;&quot;);  IF([.M109] &lt;&gt; &quot;&quot;; &quot;cpu.A = newA; &quot;; &quot;&quot;); IF([.N109] &lt;&gt; &quot;&quot;; &quot;cpu.X = newX; &quot;; &quot;&quot;); IF([.O109] &lt;&gt; &quot;&quot;; &quot;cpu.Y = newY; &quot;; &quot;&quot;); IF([.P109] &lt;&gt; &quot;&quot;; &quot;cpu.SP = newSP; &quot;; &quot;&quot;); IF([.Q109] &lt;&gt; &quot;&quot;; &quot;cpu.PC = newPC; &quot;; &quot;&quot;);  IF( ([.R109] &amp; [.S109] &amp; [.T109] &amp; [.U109] &amp; [.V109] &amp; [.W109]) &lt;&gt; &quot;&quot;; join(&quot;&quot;;    IF( [.R109] &lt;&gt; &quot;&quot;; &quot;const carry = &quot; &amp; [.R109] &amp; &quot;;&quot;;     &quot;const carry = SR&amp;1; &quot;);   IF( [.S109] &lt;&gt; &quot;&quot;; &quot;const zero = &quot; &amp; [.S109] &amp; &quot;;&quot;;      &quot;const zero = (SR&gt;&gt;1)&amp;1; &quot;);   IF( [.T109] &lt;&gt; &quot;&quot;; &quot;const interrupt = &quot; &amp; [.T109] &amp; &quot;;&quot;; &quot;const interrupt = (SR&gt;&gt;2)&amp;1; &quot;);   IF( [.U109] &lt;&gt; &quot;&quot;; &quot;const decimal = &quot; &amp; [.U109] &amp; &quot;;&quot;;   &quot;const decimal = (SR&gt;&gt;3)&amp;1; &quot;);   IF( [.V109] &lt;&gt; &quot;&quot;; &quot;const overflow = &quot; &amp; [.V109] &amp; &quot;;&quot;;  &quot;const overflow = (SR&gt;&gt;6)&amp;1; &quot;);   IF( [.W109] &lt;&gt; &quot;&quot;; &quot;const negative = &quot; &amp; [.W109] &amp; &quot;;&quot;;  &quot;const negative = (SR&gt;&gt;7)&amp;1; &quot;)  ); &quot;&quot;);  IF( ([.R109] &amp; [.S109] &amp; [.T109] &amp; [.U109] &amp; [.V109] &amp; [.W109]) &lt;&gt; &quot;&quot;; &quot;cpu.SR = carry + (zero&lt;&lt;1) + (interrupt&lt;&lt;2) + (decimal&lt;&lt;3) + (overflow&lt;&lt;6) + (negative&lt;&lt;7); &quot;; &quot;&quot;);  IF( [.Q109] &lt;&gt; &quot;&quot;; &quot;*PC = &quot; &amp; [.Q109] &amp; &quot;;&quot;; &quot;cpu.PC = PC + &quot; &amp; (LEN([.A109]&amp;&quot; &quot;)/3) &amp; &quot;; &quot; );  IF( [.Y109] &lt;&gt; &quot;&quot;; &quot;memory[(&quot; &amp; [.Y109] &amp; &quot;)&amp;0xFFFF] = &quot; &amp; [.Z109] &amp; &quot;; &quot;; &quot;&quot;);  IF( [.AA109] &lt;&gt; &quot;&quot;; &quot;memory[(&quot; &amp; [.AA109] &amp; &quot;)&amp;0xFFFF] = (&quot; &amp; [.AB109] &amp; &quot;)&amp;0xFF; memory[((&quot; &amp; [.AA109] &amp; &quot;)+1)&amp;0xFFFF] = ((&quot; &amp; [.AB10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09] &lt;&gt; &quot;&quot;; &quot;BB &quot;; &quot;&quot;) &amp; IF([.$AN109] &lt;&gt; &quot;&quot;; &quot;LL HH &quot;; &quot;&quot;) &amp; IF([.$AO109] &lt;&gt; &quot;&quot;; &quot;SS &quot;; &quot;&quot;) &amp; IF([.$AP109] &lt;&gt; &quot;&quot;; &quot;RR &quot;; &quot;&quot;) &amp; IF([.$AQ109] &lt;&gt; &quot;&quot;; &quot;PP QQ &quot;; &quot;&quot;) &amp; LEFT([.$A109];2)" office:value-type="string" office:string-value="SS RR AD" calcext:value-type="string">
            <text:p>SS RR AD</text:p>
          </table:table-cell>
          <table:table-cell table:style-name="ce76" table:formula="of:=&quot;UN&quot; &amp;[.B109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AE LL HH</text:p>
          </table:table-cell>
          <table:table-cell table:style-name="ce24" office:value-type="string" calcext:value-type="string">
            <text:p>LDX</text:p>
          </table:table-cell>
          <table:table-cell table:style-name="ce62" office:value-type="float" office:value="4" calcext:value-type="float">
            <text:p>4</text:p>
          </table:table-cell>
          <table:table-cell table:style-name="ce89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35"/>
          <table:table-cell table:style-name="ce141"/>
          <table:table-cell table:style-name="ce89"/>
          <table:table-cell table:style-name="ce89" office:value-type="string" calcext:value-type="string">
            <text:p>HHLL</text:p>
          </table:table-cell>
          <table:table-cell table:style-name="ce160"/>
          <table:table-cell table:style-name="ce89" office:value-type="string" calcext:value-type="string">
            <text:p>readByte</text:p>
          </table:table-cell>
          <table:table-cell table:style-name="ce193"/>
          <table:table-cell table:style-name="ce89" office:value-type="string" calcext:value-type="string">
            <text:p>result</text:p>
          </table:table-cell>
          <table:table-cell table:style-name="ce160" table:number-columns-repeated="3"/>
          <table:table-cell table:style-name="ce193"/>
          <table:table-cell table:style-name="ce89" office:value-type="string" calcext:value-type="string">
            <text:p>(result | -result) &gt;&gt; 7</text:p>
          </table:table-cell>
          <table:table-cell table:style-name="ce160" table:number-columns-repeated="4"/>
          <table:table-cell table:style-name="ce232" office:value-type="string" calcext:value-type="string">
            <text:p>result &gt;&gt; 7</text:p>
          </table:table-cell>
          <table:table-cell table:style-name="ce193"/>
          <table:table-cell table:style-name="ce160" table:number-columns-repeated="3"/>
          <table:table-cell table:style-name="ce245"/>
          <table:table-cell table:style-name="ce141"/>
          <table:table-cell table:style-name="ce253" table:formula="of:=&quot;  if instruction == 0x&quot; &amp; LEFT([.A110];2) &amp; &quot; { &quot; &amp;  join(&quot;&quot;;  IF(LEN([.A110]) &gt; 3; &quot;LL := memory[PC + 1]; &quot;; &quot;&quot;);  IF([.I110] &lt;&gt; &quot;&quot;; &quot;zeroPageWord := memory[(&quot;&amp;[.I110]&amp;&quot;)&amp;0xFF] + (memory[((&quot;&amp;[.I110]&amp;&quot;)+1)&amp;0xFF]&lt;&lt;8); &quot;; &quot;&quot;);  IF([.J110] &lt;&gt; &quot;&quot;; &quot;readByte := memory[(&quot;&amp;[.J110]&amp;&quot;)&amp;0xFFFF]; &quot;; &quot;&quot;); IF([.K110] &lt;&gt; &quot;&quot;; &quot;readWord := memory[(&quot;&amp;[.K110]&amp;&quot;)&amp;0xFFFF] + (memory[((&quot;&amp;[.K110]&amp;&quot;)+1)&amp;0xFFFF]&lt;&lt;8); &quot;; &quot;&quot;);  IF([.L110] &lt;&gt; &quot;&quot;; &quot;result := &quot;&amp;[.L110]&amp;&quot;; &quot;; &quot;&quot;);  IF([.M110] &lt;&gt; &quot;&quot;; &quot;newA := &quot;&amp;[.M110]&amp;&quot;; &quot;; &quot;&quot;); IF([.N110] &lt;&gt; &quot;&quot;; &quot;newX := &quot;&amp;[.N110]&amp;&quot;; &quot;; &quot;&quot;); IF([.O110] &lt;&gt; &quot;&quot;; &quot;newY := &quot;&amp;[.O110]&amp;&quot;; &quot;; &quot;&quot;); IF([.P110] &lt;&gt; &quot;&quot;; &quot;newSP := &quot;&amp;[.P110]&amp;&quot;; &quot;; &quot;&quot;); IF([.Q110] &lt;&gt; &quot;&quot;; &quot;newPC := &quot;&amp;[.Q110]&amp;&quot;; &quot;; &quot;&quot;);  IF([.M110] &lt;&gt; &quot;&quot;; &quot;*A = newA; &quot;; &quot;&quot;); IF([.N110] &lt;&gt; &quot;&quot;; &quot;*X = newX; &quot;; &quot;&quot;); IF([.O110] &lt;&gt; &quot;&quot;; &quot;*Y = newY; &quot;; &quot;&quot;); IF([.P110] &lt;&gt; &quot;&quot;; &quot;*SP = newSP; &quot;; &quot;&quot;); IF([.Q110] &lt;&gt; &quot;&quot;; &quot;*PC = newPC; &quot;; &quot;&quot;);  IF( ([.R110] &amp; [.S110] &amp; [.T110] &amp; [.U110] &amp; [.V110] &amp; [.W110]) &lt;&gt; &quot;&quot;; join(&quot;&quot;;    IF( [.R110] &lt;&gt; &quot;&quot;; &quot;carry := &quot; &amp; [.R110] &amp; &quot;;&quot;; &quot;carry := SR&amp;1; &quot;);   IF( [.S110] &lt;&gt; &quot;&quot;; &quot;zero := &quot; &amp; [.S110] &amp; &quot;;&quot;; &quot;zero := (SR&gt;&gt;1)&amp;1; &quot;);   IF( [.T110] &lt;&gt; &quot;&quot;; &quot;interrupt := &quot; &amp; [.T110] &amp; &quot;;&quot;; &quot;interrupt := (SR&gt;&gt;2)&amp;1; &quot;);   IF( [.U110] &lt;&gt; &quot;&quot;; &quot;decimal := &quot; &amp; [.U110] &amp; &quot;;&quot;; &quot;decimal := (SR&gt;&gt;3)&amp;1; &quot;);   IF( [.V110] &lt;&gt; &quot;&quot;; &quot;overflow := &quot; &amp; [.V110] &amp; &quot;;&quot;; &quot;overflow := (SR&gt;&gt;6)&amp;1; &quot;);   IF( [.W110] &lt;&gt; &quot;&quot;; &quot;negative := &quot; &amp; [.W110] &amp; &quot;;&quot;; &quot;negative := (SR&gt;&gt;7)&amp;1; &quot;)  ); &quot;&quot;);  IF( ([.R110] &amp; [.S110] &amp; [.T110] &amp; [.U110] &amp; [.V110] &amp; [.W110]) &lt;&gt; &quot;&quot;; &quot;*SR = carry + (zero&lt;&lt;1) + (interrupt&lt;&lt;2) + (decimal&lt;&lt;3) + (overflow&lt;&lt;6) + (negative&lt;&lt;7); &quot;; &quot;&quot;);  IF( [.Q110] &lt;&gt; &quot;&quot;; &quot;*PC = &quot; &amp; [.Q110] &amp; &quot;;&quot;; &quot;*PC = PC + &quot; &amp; (LEN([.A110]&amp;&quot; &quot;)/3) &amp; &quot;; &quot; );  IF( [.Y110] &lt;&gt; &quot;&quot;; &quot;memory[(&quot; &amp; [.Y110] &amp; &quot;)&amp;0xFFFF] = &quot; &amp; [.Z110] &amp; &quot;; &quot;; &quot;&quot;);  IF( [.AA110] &lt;&gt; &quot;&quot;; &quot;memory[(&quot; &amp; [.AA110] &amp; &quot;)&amp;0xFFFF] = (&quot; &amp; [.AB110] &amp; &quot;)&amp;0xFF; memory[((&quot; &amp; [.AA110] &amp; &quot;)+1)&amp;0xFFFF] = ((&quot; &amp; [.AB11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0];2) &amp; &quot; ) { &quot; &amp;  join(&quot;&quot;;  IF(LEN([.A110]) &gt; 3; &quot;unsigned char LL = memory[(PC+1)&amp;0xFFFF]; &quot;; &quot;&quot;); IF(LEN([.A110]) &gt; 6; &quot;unsigned int HH = memory[(PC+2)&amp;0xFFFF]; &quot;; &quot;&quot;); IF(LEN([.A110]) &gt; 6; &quot;unsigned int HHLL = LL + (HH&lt;&lt;8); &quot;; &quot;&quot;);  IF([.I110] &lt;&gt; &quot;&quot;; &quot;unsigned int zeroPageWord = memory[(&quot;&amp;[.I110]&amp;&quot;)&amp;0xFF] + (memory[((&quot;&amp;[.I110]&amp;&quot;)+1)&amp;0xFF]&lt;&lt;8); &quot;; &quot;&quot;);  IF([.J110] &lt;&gt; &quot;&quot;; &quot;unsigned char readByte = memory[(&quot;&amp;[.J110]&amp;&quot;)&amp;0xFFFF]; &quot;; &quot;&quot;); IF([.K110] &lt;&gt; &quot;&quot;; &quot;unsigned int readWord := memory[(&quot;&amp;[.K110]&amp;&quot;)&amp;0xFFFF] + (memory[((&quot;&amp;[.K110]&amp;&quot;)+1)&amp;0xFFFF]&lt;&lt;8); &quot;; &quot;&quot;);  IF([.L110] &lt;&gt; &quot;&quot;; &quot;unsigned int result = &quot;&amp;[.L110]&amp;&quot;; &quot;; &quot;&quot;);  IF([.M110] &lt;&gt; &quot;&quot;; &quot;unsigned char newA = &quot;&amp;[.M110]&amp;&quot;; &quot;; &quot;&quot;); IF([.N110] &lt;&gt; &quot;&quot;; &quot;unsigned char newX = &quot;&amp;[.N110]&amp;&quot;; &quot;; &quot;&quot;); IF([.O110] &lt;&gt; &quot;&quot;; &quot;unsigned char newY = &quot;&amp;[.O110]&amp;&quot;; &quot;; &quot;&quot;); IF([.P110] &lt;&gt; &quot;&quot;; &quot;unsigned char newSP = &quot;&amp;[.P110]&amp;&quot;; &quot;; &quot;&quot;); IF([.Q110] &lt;&gt; &quot;&quot;; &quot;unsigned int newPC = (&quot;&amp;[.Q110]&amp;&quot;)&amp;0xFFFF; &quot;; &quot;&quot;);  IF([.M110] &lt;&gt; &quot;&quot;; &quot;*A = newA; &quot;; &quot;&quot;); IF([.N110] &lt;&gt; &quot;&quot;; &quot;*X = newX; &quot;; &quot;&quot;); IF([.O110] &lt;&gt; &quot;&quot;; &quot;*Y = newY; &quot;; &quot;&quot;); IF([.P110] &lt;&gt; &quot;&quot;; &quot;*SP = newSP; &quot;; &quot;&quot;); IF([.Q110] &lt;&gt; &quot;&quot;; &quot;*PC = newPC; &quot;; &quot;&quot;);  IF( ([.R110] &amp; [.S110] &amp; [.T110] &amp; [.U110] &amp; [.V110] &amp; [.W110]) &lt;&gt; &quot;&quot;; join(&quot;&quot;;    IF( [.R110] &lt;&gt; &quot;&quot;; &quot;unsigned char carry = &quot; &amp; [.R110] &amp; &quot;;&quot;; &quot;unsigned char carry = SR&amp;1; &quot;);   IF( [.S110] &lt;&gt; &quot;&quot;; &quot;unsigned char zero = &quot; &amp; [.S110] &amp; &quot;;&quot;; &quot;unsigned char zero = (SR&gt;&gt;1)&amp;1; &quot;);   IF( [.T110] &lt;&gt; &quot;&quot;; &quot;unsigned char interrupt = &quot; &amp; [.T110] &amp; &quot;;&quot;; &quot;unsigned char interrupt = (SR&gt;&gt;2)&amp;1; &quot;);   IF( [.U110] &lt;&gt; &quot;&quot;; &quot;unsigned char decimal = &quot; &amp; [.U110] &amp; &quot;;&quot;; &quot;unsigned char decimal = (SR&gt;&gt;3)&amp;1; &quot;);   IF( [.V110] &lt;&gt; &quot;&quot;; &quot;unsigned char overflow = &quot; &amp; [.V110] &amp; &quot;;&quot;; &quot;unsigned char overflow = (SR&gt;&gt;6)&amp;1; &quot;);   IF( [.W110] &lt;&gt; &quot;&quot;; &quot;unsigned char negative = &quot; &amp; [.W110] &amp; &quot;;&quot;; &quot;unsigned char negative = (SR&gt;&gt;7)&amp;1; &quot;)  ); &quot;&quot;);  IF( ([.R110] &amp; [.S110] &amp; [.T110] &amp; [.U110] &amp; [.V110] &amp; [.W110]) &lt;&gt; &quot;&quot;; &quot;*SR = carry + (zero&lt;&lt;1) + (interrupt&lt;&lt;2) + (decimal&lt;&lt;3) + (overflow&lt;&lt;6) + (negative&lt;&lt;7); &quot;; &quot;&quot;);  IF( [.Q110] &lt;&gt; &quot;&quot;; &quot;*PC = &quot; &amp; [.Q110] &amp; &quot;;&quot;; &quot;*PC = PC + &quot; &amp; (LEN([.A110]&amp;&quot; &quot;)/3) &amp; &quot;; &quot; );  IF( [.Y110] &lt;&gt; &quot;&quot;; &quot;memory[(&quot; &amp; [.Y110] &amp; &quot;)&amp;0xFFFF] = &quot; &amp; [.Z110] &amp; &quot;; &quot;; &quot;&quot;);  IF( [.AA110] &lt;&gt; &quot;&quot;; &quot;memory[(&quot; &amp; [.AA110] &amp; &quot;)&amp;0xFFFF] = (&quot; &amp; [.AB110] &amp; &quot;)&amp;0xFF; memory[((&quot; &amp; [.AA110] &amp; &quot;)+1)&amp;0xFFFF] = ((&quot; &amp; [.AB11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0];2) &amp; &quot; ) { &quot; &amp;  join(&quot;&quot;;  IF(LEN([.A110]) &gt; 3; &quot;const LL = memory[(PC+1)&amp;0xFFFF]; &quot;; &quot;&quot;); IF(LEN([.A110]) &gt; 6; &quot;const HH = memory[(PC+2)&amp;0xFFFF]; &quot;; &quot;&quot;); IF(LEN([.A110]) &gt; 6; &quot;const HHLL = LL + (HH&lt;&lt;8); &quot;; &quot;&quot;);  IF([.I110] &lt;&gt; &quot;&quot;; &quot;const zeroPageWord = memory[(&quot;&amp;[.I110]&amp;&quot;)&amp;0xFF] + (memory[((&quot;&amp;[.I110]&amp;&quot;)+1)&amp;0xFF]&lt;&lt;8); &quot;; &quot;&quot;);  IF([.J110] &lt;&gt; &quot;&quot;; &quot;const readByte = memory[(&quot;&amp;[.J110]&amp;&quot;)&amp;0xFFFF]; &quot;; &quot;&quot;); IF([.K110] &lt;&gt; &quot;&quot;; &quot;const readWord = memory[(&quot;&amp;[.K110]&amp;&quot;)&amp;0xFFFF] + (memory[((&quot;&amp;[.K110]&amp;&quot;)+1)&amp;0xFFFF]&lt;&lt;8); &quot;; &quot;&quot;);  IF([.L110] &lt;&gt; &quot;&quot;; &quot;const result = &quot;&amp;[.L110]&amp;&quot;; &quot;; &quot;&quot;);  IF([.M110] &lt;&gt; &quot;&quot;; &quot;const newA = &quot;&amp;[.M110]&amp;&quot;; &quot;; &quot;&quot;); IF([.N110] &lt;&gt; &quot;&quot;; &quot;const newX = &quot;&amp;[.N110]&amp;&quot;; &quot;; &quot;&quot;); IF([.O110] &lt;&gt; &quot;&quot;; &quot;const newY = &quot;&amp;[.O110]&amp;&quot;; &quot;; &quot;&quot;); IF([.P110] &lt;&gt; &quot;&quot;; &quot;const newSP = &quot;&amp;[.P110]&amp;&quot;; &quot;; &quot;&quot;); IF([.Q110] &lt;&gt; &quot;&quot;; &quot;const newPC = (&quot;&amp;[.Q110]&amp;&quot;)&amp;0xFFFF; &quot;; &quot;&quot;);  IF([.M110] &lt;&gt; &quot;&quot;; &quot;cpu.A = newA; &quot;; &quot;&quot;); IF([.N110] &lt;&gt; &quot;&quot;; &quot;cpu.X = newX; &quot;; &quot;&quot;); IF([.O110] &lt;&gt; &quot;&quot;; &quot;cpu.Y = newY; &quot;; &quot;&quot;); IF([.P110] &lt;&gt; &quot;&quot;; &quot;cpu.SP = newSP; &quot;; &quot;&quot;); IF([.Q110] &lt;&gt; &quot;&quot;; &quot;cpu.PC = newPC; &quot;; &quot;&quot;);  IF( ([.R110] &amp; [.S110] &amp; [.T110] &amp; [.U110] &amp; [.V110] &amp; [.W110]) &lt;&gt; &quot;&quot;; join(&quot;&quot;;    IF( [.R110] &lt;&gt; &quot;&quot;; &quot;const carry = &quot; &amp; [.R110] &amp; &quot;;&quot;;     &quot;const carry = SR&amp;1; &quot;);   IF( [.S110] &lt;&gt; &quot;&quot;; &quot;const zero = &quot; &amp; [.S110] &amp; &quot;;&quot;;      &quot;const zero = (SR&gt;&gt;1)&amp;1; &quot;);   IF( [.T110] &lt;&gt; &quot;&quot;; &quot;const interrupt = &quot; &amp; [.T110] &amp; &quot;;&quot;; &quot;const interrupt = (SR&gt;&gt;2)&amp;1; &quot;);   IF( [.U110] &lt;&gt; &quot;&quot;; &quot;const decimal = &quot; &amp; [.U110] &amp; &quot;;&quot;;   &quot;const decimal = (SR&gt;&gt;3)&amp;1; &quot;);   IF( [.V110] &lt;&gt; &quot;&quot;; &quot;const overflow = &quot; &amp; [.V110] &amp; &quot;;&quot;;  &quot;const overflow = (SR&gt;&gt;6)&amp;1; &quot;);   IF( [.W110] &lt;&gt; &quot;&quot;; &quot;const negative = &quot; &amp; [.W110] &amp; &quot;;&quot;;  &quot;const negative = (SR&gt;&gt;7)&amp;1; &quot;)  ); &quot;&quot;);  IF( ([.R110] &amp; [.S110] &amp; [.T110] &amp; [.U110] &amp; [.V110] &amp; [.W110]) &lt;&gt; &quot;&quot;; &quot;cpu.SR = carry + (zero&lt;&lt;1) + (interrupt&lt;&lt;2) + (decimal&lt;&lt;3) + (overflow&lt;&lt;6) + (negative&lt;&lt;7); &quot;; &quot;&quot;);  IF( [.Q110] &lt;&gt; &quot;&quot;; &quot;*PC = &quot; &amp; [.Q110] &amp; &quot;;&quot;; &quot;cpu.PC = PC + &quot; &amp; (LEN([.A110]&amp;&quot; &quot;)/3) &amp; &quot;; &quot; );  IF( [.Y110] &lt;&gt; &quot;&quot;; &quot;memory[(&quot; &amp; [.Y110] &amp; &quot;)&amp;0xFFFF] = &quot; &amp; [.Z110] &amp; &quot;; &quot;; &quot;&quot;);  IF( [.AA110] &lt;&gt; &quot;&quot;; &quot;memory[(&quot; &amp; [.AA110] &amp; &quot;)&amp;0xFFFF] = (&quot; &amp; [.AB110] &amp; &quot;)&amp;0xFF; memory[((&quot; &amp; [.AA110] &amp; &quot;)+1)&amp;0xFFFF] = ((&quot; &amp; [.AB11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60" table:number-columns-repeated="2"/>
          <table:table-cell table:style-name="ce89" office:value-type="string" calcext:value-type="string">
            <text:p>SR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89" office:value-type="string" calcext:value-type="string">
            <text:p>zero, negative</text:p>
          </table:table-cell>
          <table:table-cell table:style-name="ce160"/>
          <table:table-cell table:style-name="ce245"/>
          <table:table-cell table:style-name="ce282" table:formula="of:=IF([.$AM110] &lt;&gt; &quot;&quot;; &quot;BB &quot;; &quot;&quot;) &amp; IF([.$AN110] &lt;&gt; &quot;&quot;; &quot;LL HH &quot;; &quot;&quot;) &amp; IF([.$AO110] &lt;&gt; &quot;&quot;; &quot;SS &quot;; &quot;&quot;) &amp; IF([.$AP110] &lt;&gt; &quot;&quot;; &quot;RR &quot;; &quot;&quot;) &amp; IF([.$AQ110] &lt;&gt; &quot;&quot;; &quot;PP QQ &quot;; &quot;&quot;) &amp; LEFT([.$A110];2)" office:value-type="string" office:string-value="SS RR AE" calcext:value-type="string">
            <text:p>SS RR AE</text:p>
          </table:table-cell>
          <table:table-cell table:style-name="ce89" table:formula="of:=&quot;UN&quot; &amp;[.B110]" office:value-type="string" office:string-value="UNLDX" calcext:value-type="string">
            <text:p>UNLDX</text:p>
          </table:table-cell>
          <table:table-cell table:style-name="ce89" office:value-type="string" calcext:value-type="string">
            <text:p>$SS, $RR</text:p>
          </table:table-cell>
          <table:table-cell table:style-name="ce285"/>
          <table:table-cell table:style-name="ce89" table:number-columns-repeated="14"/>
          <table:table-cell table:style-name="ce290"/>
          <table:table-cell table:style-name="ce89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1" office:value-type="string" calcext:value-type="string">
            <text:p>B0 LL</text:p>
          </table:table-cell>
          <table:table-cell table:style-name="ce29" office:value-type="string" calcext:value-type="string">
            <text:p>BCS</text:p>
          </table:table-cell>
          <table:table-cell table:style-name="ce54" office:value-type="string" calcext:value-type="string">
            <text:p>2**</text:p>
          </table:table-cell>
          <table:table-cell table:style-name="ce79" office:value-type="string" calcext:value-type="string">
            <text:p>$LL</text:p>
          </table:table-cell>
          <table:table-cell table:style-name="ce96"/>
          <table:table-cell table:style-name="ce98"/>
          <table:table-cell table:style-name="ce128"/>
          <table:table-cell table:style-name="ce95"/>
          <table:table-cell table:style-name="ce79" table:formula="of:=IF([.$D111] = &quot;($LL, X)&quot;;&quot;(arg1+X)&amp;0xFF&quot;;&quot;&quot;)">
            <text:p/>
          </table:table-cell>
          <table:table-cell table:style-name="ce152" table:number-columns-repeated="3"/>
          <table:table-cell table:style-name="ce181"/>
          <table:table-cell table:style-name="ce152" table:number-columns-repeated="3"/>
          <table:table-cell table:style-name="ce79" office:value-type="string" calcext:value-type="string">
            <text:p>PC + 2 + (LL &amp; (-carry))</text:p>
          </table:table-cell>
          <table:table-cell table:style-name="ce181"/>
          <table:table-cell table:style-name="ce68"/>
          <table:table-cell table:style-name="ce152" table:number-columns-repeated="4"/>
          <table:table-cell table:style-name="ce217"/>
          <table:table-cell table:style-name="ce169"/>
          <table:table-cell table:style-name="ce152" table:number-columns-repeated="3"/>
          <table:table-cell table:style-name="ce244"/>
          <table:table-cell table:style-name="ce95"/>
          <table:table-cell table:style-name="ce253" table:formula="of:=&quot;  if instruction == 0x&quot; &amp; LEFT([.A111];2) &amp; &quot; { &quot; &amp;  join(&quot;&quot;;  IF(LEN([.A111]) &gt; 3; &quot;LL := memory[PC + 1]; &quot;; &quot;&quot;);  IF([.I111] &lt;&gt; &quot;&quot;; &quot;zeroPageWord := memory[(&quot;&amp;[.I111]&amp;&quot;)&amp;0xFF] + (memory[((&quot;&amp;[.I111]&amp;&quot;)+1)&amp;0xFF]&lt;&lt;8); &quot;; &quot;&quot;);  IF([.J111] &lt;&gt; &quot;&quot;; &quot;readByte := memory[(&quot;&amp;[.J111]&amp;&quot;)&amp;0xFFFF]; &quot;; &quot;&quot;); IF([.K111] &lt;&gt; &quot;&quot;; &quot;readWord := memory[(&quot;&amp;[.K111]&amp;&quot;)&amp;0xFFFF] + (memory[((&quot;&amp;[.K111]&amp;&quot;)+1)&amp;0xFFFF]&lt;&lt;8); &quot;; &quot;&quot;);  IF([.L111] &lt;&gt; &quot;&quot;; &quot;result := &quot;&amp;[.L111]&amp;&quot;; &quot;; &quot;&quot;);  IF([.M111] &lt;&gt; &quot;&quot;; &quot;newA := &quot;&amp;[.M111]&amp;&quot;; &quot;; &quot;&quot;); IF([.N111] &lt;&gt; &quot;&quot;; &quot;newX := &quot;&amp;[.N111]&amp;&quot;; &quot;; &quot;&quot;); IF([.O111] &lt;&gt; &quot;&quot;; &quot;newY := &quot;&amp;[.O111]&amp;&quot;; &quot;; &quot;&quot;); IF([.P111] &lt;&gt; &quot;&quot;; &quot;newSP := &quot;&amp;[.P111]&amp;&quot;; &quot;; &quot;&quot;); IF([.Q111] &lt;&gt; &quot;&quot;; &quot;newPC := &quot;&amp;[.Q111]&amp;&quot;; &quot;; &quot;&quot;);  IF([.M111] &lt;&gt; &quot;&quot;; &quot;*A = newA; &quot;; &quot;&quot;); IF([.N111] &lt;&gt; &quot;&quot;; &quot;*X = newX; &quot;; &quot;&quot;); IF([.O111] &lt;&gt; &quot;&quot;; &quot;*Y = newY; &quot;; &quot;&quot;); IF([.P111] &lt;&gt; &quot;&quot;; &quot;*SP = newSP; &quot;; &quot;&quot;); IF([.Q111] &lt;&gt; &quot;&quot;; &quot;*PC = newPC; &quot;; &quot;&quot;);  IF( ([.R111] &amp; [.S111] &amp; [.T111] &amp; [.U111] &amp; [.V111] &amp; [.W111]) &lt;&gt; &quot;&quot;; join(&quot;&quot;;    IF( [.R111] &lt;&gt; &quot;&quot;; &quot;carry := &quot; &amp; [.R111] &amp; &quot;;&quot;; &quot;carry := SR&amp;1; &quot;);   IF( [.S111] &lt;&gt; &quot;&quot;; &quot;zero := &quot; &amp; [.S111] &amp; &quot;;&quot;; &quot;zero := (SR&gt;&gt;1)&amp;1; &quot;);   IF( [.T111] &lt;&gt; &quot;&quot;; &quot;interrupt := &quot; &amp; [.T111] &amp; &quot;;&quot;; &quot;interrupt := (SR&gt;&gt;2)&amp;1; &quot;);   IF( [.U111] &lt;&gt; &quot;&quot;; &quot;decimal := &quot; &amp; [.U111] &amp; &quot;;&quot;; &quot;decimal := (SR&gt;&gt;3)&amp;1; &quot;);   IF( [.V111] &lt;&gt; &quot;&quot;; &quot;overflow := &quot; &amp; [.V111] &amp; &quot;;&quot;; &quot;overflow := (SR&gt;&gt;6)&amp;1; &quot;);   IF( [.W111] &lt;&gt; &quot;&quot;; &quot;negative := &quot; &amp; [.W111] &amp; &quot;;&quot;; &quot;negative := (SR&gt;&gt;7)&amp;1; &quot;)  ); &quot;&quot;);  IF( ([.R111] &amp; [.S111] &amp; [.T111] &amp; [.U111] &amp; [.V111] &amp; [.W111]) &lt;&gt; &quot;&quot;; &quot;*SR = carry + (zero&lt;&lt;1) + (interrupt&lt;&lt;2) + (decimal&lt;&lt;3) + (overflow&lt;&lt;6) + (negative&lt;&lt;7); &quot;; &quot;&quot;);  IF( [.Q111] &lt;&gt; &quot;&quot;; &quot;*PC = &quot; &amp; [.Q111] &amp; &quot;;&quot;; &quot;*PC = PC + &quot; &amp; (LEN([.A111]&amp;&quot; &quot;)/3) &amp; &quot;; &quot; );  IF( [.Y111] &lt;&gt; &quot;&quot;; &quot;memory[(&quot; &amp; [.Y111] &amp; &quot;)&amp;0xFFFF] = &quot; &amp; [.Z111] &amp; &quot;; &quot;; &quot;&quot;);  IF( [.AA111] &lt;&gt; &quot;&quot;; &quot;memory[(&quot; &amp; [.AA111] &amp; &quot;)&amp;0xFFFF] = (&quot; &amp; [.AB111] &amp; &quot;)&amp;0xFF; memory[((&quot; &amp; [.AA111] &amp; &quot;)+1)&amp;0xFFFF] = ((&quot; &amp; [.AB11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1];2) &amp; &quot; ) { &quot; &amp;  join(&quot;&quot;;  IF(LEN([.A111]) &gt; 3; &quot;unsigned char LL = memory[(PC+1)&amp;0xFFFF]; &quot;; &quot;&quot;); IF(LEN([.A111]) &gt; 6; &quot;unsigned int HH = memory[(PC+2)&amp;0xFFFF]; &quot;; &quot;&quot;); IF(LEN([.A111]) &gt; 6; &quot;unsigned int HHLL = LL + (HH&lt;&lt;8); &quot;; &quot;&quot;);  IF([.I111] &lt;&gt; &quot;&quot;; &quot;unsigned int zeroPageWord = memory[(&quot;&amp;[.I111]&amp;&quot;)&amp;0xFF] + (memory[((&quot;&amp;[.I111]&amp;&quot;)+1)&amp;0xFF]&lt;&lt;8); &quot;; &quot;&quot;);  IF([.J111] &lt;&gt; &quot;&quot;; &quot;unsigned char readByte = memory[(&quot;&amp;[.J111]&amp;&quot;)&amp;0xFFFF]; &quot;; &quot;&quot;); IF([.K111] &lt;&gt; &quot;&quot;; &quot;unsigned int readWord := memory[(&quot;&amp;[.K111]&amp;&quot;)&amp;0xFFFF] + (memory[((&quot;&amp;[.K111]&amp;&quot;)+1)&amp;0xFFFF]&lt;&lt;8); &quot;; &quot;&quot;);  IF([.L111] &lt;&gt; &quot;&quot;; &quot;unsigned int result = &quot;&amp;[.L111]&amp;&quot;; &quot;; &quot;&quot;);  IF([.M111] &lt;&gt; &quot;&quot;; &quot;unsigned char newA = &quot;&amp;[.M111]&amp;&quot;; &quot;; &quot;&quot;); IF([.N111] &lt;&gt; &quot;&quot;; &quot;unsigned char newX = &quot;&amp;[.N111]&amp;&quot;; &quot;; &quot;&quot;); IF([.O111] &lt;&gt; &quot;&quot;; &quot;unsigned char newY = &quot;&amp;[.O111]&amp;&quot;; &quot;; &quot;&quot;); IF([.P111] &lt;&gt; &quot;&quot;; &quot;unsigned char newSP = &quot;&amp;[.P111]&amp;&quot;; &quot;; &quot;&quot;); IF([.Q111] &lt;&gt; &quot;&quot;; &quot;unsigned int newPC = (&quot;&amp;[.Q111]&amp;&quot;)&amp;0xFFFF; &quot;; &quot;&quot;);  IF([.M111] &lt;&gt; &quot;&quot;; &quot;*A = newA; &quot;; &quot;&quot;); IF([.N111] &lt;&gt; &quot;&quot;; &quot;*X = newX; &quot;; &quot;&quot;); IF([.O111] &lt;&gt; &quot;&quot;; &quot;*Y = newY; &quot;; &quot;&quot;); IF([.P111] &lt;&gt; &quot;&quot;; &quot;*SP = newSP; &quot;; &quot;&quot;); IF([.Q111] &lt;&gt; &quot;&quot;; &quot;*PC = newPC; &quot;; &quot;&quot;);  IF( ([.R111] &amp; [.S111] &amp; [.T111] &amp; [.U111] &amp; [.V111] &amp; [.W111]) &lt;&gt; &quot;&quot;; join(&quot;&quot;;    IF( [.R111] &lt;&gt; &quot;&quot;; &quot;unsigned char carry = &quot; &amp; [.R111] &amp; &quot;;&quot;; &quot;unsigned char carry = SR&amp;1; &quot;);   IF( [.S111] &lt;&gt; &quot;&quot;; &quot;unsigned char zero = &quot; &amp; [.S111] &amp; &quot;;&quot;; &quot;unsigned char zero = (SR&gt;&gt;1)&amp;1; &quot;);   IF( [.T111] &lt;&gt; &quot;&quot;; &quot;unsigned char interrupt = &quot; &amp; [.T111] &amp; &quot;;&quot;; &quot;unsigned char interrupt = (SR&gt;&gt;2)&amp;1; &quot;);   IF( [.U111] &lt;&gt; &quot;&quot;; &quot;unsigned char decimal = &quot; &amp; [.U111] &amp; &quot;;&quot;; &quot;unsigned char decimal = (SR&gt;&gt;3)&amp;1; &quot;);   IF( [.V111] &lt;&gt; &quot;&quot;; &quot;unsigned char overflow = &quot; &amp; [.V111] &amp; &quot;;&quot;; &quot;unsigned char overflow = (SR&gt;&gt;6)&amp;1; &quot;);   IF( [.W111] &lt;&gt; &quot;&quot;; &quot;unsigned char negative = &quot; &amp; [.W111] &amp; &quot;;&quot;; &quot;unsigned char negative = (SR&gt;&gt;7)&amp;1; &quot;)  ); &quot;&quot;);  IF( ([.R111] &amp; [.S111] &amp; [.T111] &amp; [.U111] &amp; [.V111] &amp; [.W111]) &lt;&gt; &quot;&quot;; &quot;*SR = carry + (zero&lt;&lt;1) + (interrupt&lt;&lt;2) + (decimal&lt;&lt;3) + (overflow&lt;&lt;6) + (negative&lt;&lt;7); &quot;; &quot;&quot;);  IF( [.Q111] &lt;&gt; &quot;&quot;; &quot;*PC = &quot; &amp; [.Q111] &amp; &quot;;&quot;; &quot;*PC = PC + &quot; &amp; (LEN([.A111]&amp;&quot; &quot;)/3) &amp; &quot;; &quot; );  IF( [.Y111] &lt;&gt; &quot;&quot;; &quot;memory[(&quot; &amp; [.Y111] &amp; &quot;)&amp;0xFFFF] = &quot; &amp; [.Z111] &amp; &quot;; &quot;; &quot;&quot;);  IF( [.AA111] &lt;&gt; &quot;&quot;; &quot;memory[(&quot; &amp; [.AA111] &amp; &quot;)&amp;0xFFFF] = (&quot; &amp; [.AB111] &amp; &quot;)&amp;0xFF; memory[((&quot; &amp; [.AA111] &amp; &quot;)+1)&amp;0xFFFF] = ((&quot; &amp; [.AB11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1];2) &amp; &quot; ) { &quot; &amp;  join(&quot;&quot;;  IF(LEN([.A111]) &gt; 3; &quot;const LL = memory[(PC+1)&amp;0xFFFF]; &quot;; &quot;&quot;); IF(LEN([.A111]) &gt; 6; &quot;const HH = memory[(PC+2)&amp;0xFFFF]; &quot;; &quot;&quot;); IF(LEN([.A111]) &gt; 6; &quot;const HHLL = LL + (HH&lt;&lt;8); &quot;; &quot;&quot;);  IF([.I111] &lt;&gt; &quot;&quot;; &quot;const zeroPageWord = memory[(&quot;&amp;[.I111]&amp;&quot;)&amp;0xFF] + (memory[((&quot;&amp;[.I111]&amp;&quot;)+1)&amp;0xFF]&lt;&lt;8); &quot;; &quot;&quot;);  IF([.J111] &lt;&gt; &quot;&quot;; &quot;const readByte = memory[(&quot;&amp;[.J111]&amp;&quot;)&amp;0xFFFF]; &quot;; &quot;&quot;); IF([.K111] &lt;&gt; &quot;&quot;; &quot;const readWord = memory[(&quot;&amp;[.K111]&amp;&quot;)&amp;0xFFFF] + (memory[((&quot;&amp;[.K111]&amp;&quot;)+1)&amp;0xFFFF]&lt;&lt;8); &quot;; &quot;&quot;);  IF([.L111] &lt;&gt; &quot;&quot;; &quot;const result = &quot;&amp;[.L111]&amp;&quot;; &quot;; &quot;&quot;);  IF([.M111] &lt;&gt; &quot;&quot;; &quot;const newA = &quot;&amp;[.M111]&amp;&quot;; &quot;; &quot;&quot;); IF([.N111] &lt;&gt; &quot;&quot;; &quot;const newX = &quot;&amp;[.N111]&amp;&quot;; &quot;; &quot;&quot;); IF([.O111] &lt;&gt; &quot;&quot;; &quot;const newY = &quot;&amp;[.O111]&amp;&quot;; &quot;; &quot;&quot;); IF([.P111] &lt;&gt; &quot;&quot;; &quot;const newSP = &quot;&amp;[.P111]&amp;&quot;; &quot;; &quot;&quot;); IF([.Q111] &lt;&gt; &quot;&quot;; &quot;const newPC = (&quot;&amp;[.Q111]&amp;&quot;)&amp;0xFFFF; &quot;; &quot;&quot;);  IF([.M111] &lt;&gt; &quot;&quot;; &quot;cpu.A = newA; &quot;; &quot;&quot;); IF([.N111] &lt;&gt; &quot;&quot;; &quot;cpu.X = newX; &quot;; &quot;&quot;); IF([.O111] &lt;&gt; &quot;&quot;; &quot;cpu.Y = newY; &quot;; &quot;&quot;); IF([.P111] &lt;&gt; &quot;&quot;; &quot;cpu.SP = newSP; &quot;; &quot;&quot;); IF([.Q111] &lt;&gt; &quot;&quot;; &quot;cpu.PC = newPC; &quot;; &quot;&quot;);  IF( ([.R111] &amp; [.S111] &amp; [.T111] &amp; [.U111] &amp; [.V111] &amp; [.W111]) &lt;&gt; &quot;&quot;; join(&quot;&quot;;    IF( [.R111] &lt;&gt; &quot;&quot;; &quot;const carry = &quot; &amp; [.R111] &amp; &quot;;&quot;;     &quot;const carry = SR&amp;1; &quot;);   IF( [.S111] &lt;&gt; &quot;&quot;; &quot;const zero = &quot; &amp; [.S111] &amp; &quot;;&quot;;      &quot;const zero = (SR&gt;&gt;1)&amp;1; &quot;);   IF( [.T111] &lt;&gt; &quot;&quot;; &quot;const interrupt = &quot; &amp; [.T111] &amp; &quot;;&quot;; &quot;const interrupt = (SR&gt;&gt;2)&amp;1; &quot;);   IF( [.U111] &lt;&gt; &quot;&quot;; &quot;const decimal = &quot; &amp; [.U111] &amp; &quot;;&quot;;   &quot;const decimal = (SR&gt;&gt;3)&amp;1; &quot;);   IF( [.V111] &lt;&gt; &quot;&quot;; &quot;const overflow = &quot; &amp; [.V111] &amp; &quot;;&quot;;  &quot;const overflow = (SR&gt;&gt;6)&amp;1; &quot;);   IF( [.W111] &lt;&gt; &quot;&quot;; &quot;const negative = &quot; &amp; [.W111] &amp; &quot;;&quot;;  &quot;const negative = (SR&gt;&gt;7)&amp;1; &quot;)  ); &quot;&quot;);  IF( ([.R111] &amp; [.S111] &amp; [.T111] &amp; [.U111] &amp; [.V111] &amp; [.W111]) &lt;&gt; &quot;&quot;; &quot;cpu.SR = carry + (zero&lt;&lt;1) + (interrupt&lt;&lt;2) + (decimal&lt;&lt;3) + (overflow&lt;&lt;6) + (negative&lt;&lt;7); &quot;; &quot;&quot;);  IF( [.Q111] &lt;&gt; &quot;&quot;; &quot;*PC = &quot; &amp; [.Q111] &amp; &quot;;&quot;; &quot;cpu.PC = PC + &quot; &amp; (LEN([.A111]&amp;&quot; &quot;)/3) &amp; &quot;; &quot; );  IF( [.Y111] &lt;&gt; &quot;&quot;; &quot;memory[(&quot; &amp; [.Y111] &amp; &quot;)&amp;0xFFFF] = &quot; &amp; [.Z111] &amp; &quot;; &quot;; &quot;&quot;);  IF( [.AA111] &lt;&gt; &quot;&quot;; &quot;memory[(&quot; &amp; [.AA111] &amp; &quot;)&amp;0xFFFF] = (&quot; &amp; [.AB111] &amp; &quot;)&amp;0xFF; memory[((&quot; &amp; [.AA111] &amp; &quot;)+1)&amp;0xFFFF] = ((&quot; &amp; [.AB11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2"/>
          <table:table-cell table:style-name="ce79" table:number-columns-repeated="2"/>
          <table:table-cell table:style-name="ce79" office:value-type="string" calcext:value-type="string">
            <text:p>PC</text:p>
          </table:table-cell>
          <table:table-cell table:style-name="ce79"/>
          <table:table-cell table:style-name="ce152"/>
          <table:table-cell table:style-name="ce244"/>
          <table:table-cell table:style-name="ce282" table:formula="of:=IF([.$AM111] &lt;&gt; &quot;&quot;; &quot;BB &quot;; &quot;&quot;) &amp; IF([.$AN111] &lt;&gt; &quot;&quot;; &quot;LL HH &quot;; &quot;&quot;) &amp; IF([.$AO111] &lt;&gt; &quot;&quot;; &quot;SS &quot;; &quot;&quot;) &amp; IF([.$AP111] &lt;&gt; &quot;&quot;; &quot;RR &quot;; &quot;&quot;) &amp; IF([.$AQ111] &lt;&gt; &quot;&quot;; &quot;PP QQ &quot;; &quot;&quot;) &amp; LEFT([.$A111];2)" office:value-type="string" office:string-value="PP QQ B0" calcext:value-type="string">
            <text:p>PP QQ B0</text:p>
          </table:table-cell>
          <table:table-cell table:style-name="ce79" table:formula="of:=&quot;UN&quot; &amp;[.B111]" office:value-type="string" office:string-value="UNBCS" calcext:value-type="string">
            <text:p>UNBCS</text:p>
          </table:table-cell>
          <table:table-cell table:style-name="ce79" office:value-type="string" calcext:value-type="string">
            <text:p>$QQPP</text:p>
          </table:table-cell>
          <table:table-cell table:style-name="ce96"/>
          <table:table-cell table:style-name="ce79" table:number-columns-repeated="14"/>
          <table:table-cell table:style-name="ce290"/>
          <table:table-cell table:style-name="ce7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1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string" calcext:value-type="string">
            <text:p>5*</text:p>
          </table:table-cell>
          <table:table-cell table:style-name="ce76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office:value-type="string" calcext:value-type="string">
            <text:p>LL</text:p>
          </table:table-cell>
          <table:table-cell table:style-name="ce76" office:value-type="string" calcext:value-type="string">
            <text:p>zeroPageWord + Y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12];2) &amp; &quot; { &quot; &amp;  join(&quot;&quot;;  IF(LEN([.A112]) &gt; 3; &quot;LL := memory[PC + 1]; &quot;; &quot;&quot;);  IF([.I112] &lt;&gt; &quot;&quot;; &quot;zeroPageWord := memory[(&quot;&amp;[.I112]&amp;&quot;)&amp;0xFF] + (memory[((&quot;&amp;[.I112]&amp;&quot;)+1)&amp;0xFF]&lt;&lt;8); &quot;; &quot;&quot;);  IF([.J112] &lt;&gt; &quot;&quot;; &quot;readByte := memory[(&quot;&amp;[.J112]&amp;&quot;)&amp;0xFFFF]; &quot;; &quot;&quot;); IF([.K112] &lt;&gt; &quot;&quot;; &quot;readWord := memory[(&quot;&amp;[.K112]&amp;&quot;)&amp;0xFFFF] + (memory[((&quot;&amp;[.K112]&amp;&quot;)+1)&amp;0xFFFF]&lt;&lt;8); &quot;; &quot;&quot;);  IF([.L112] &lt;&gt; &quot;&quot;; &quot;result := &quot;&amp;[.L112]&amp;&quot;; &quot;; &quot;&quot;);  IF([.M112] &lt;&gt; &quot;&quot;; &quot;newA := &quot;&amp;[.M112]&amp;&quot;; &quot;; &quot;&quot;); IF([.N112] &lt;&gt; &quot;&quot;; &quot;newX := &quot;&amp;[.N112]&amp;&quot;; &quot;; &quot;&quot;); IF([.O112] &lt;&gt; &quot;&quot;; &quot;newY := &quot;&amp;[.O112]&amp;&quot;; &quot;; &quot;&quot;); IF([.P112] &lt;&gt; &quot;&quot;; &quot;newSP := &quot;&amp;[.P112]&amp;&quot;; &quot;; &quot;&quot;); IF([.Q112] &lt;&gt; &quot;&quot;; &quot;newPC := &quot;&amp;[.Q112]&amp;&quot;; &quot;; &quot;&quot;);  IF([.M112] &lt;&gt; &quot;&quot;; &quot;*A = newA; &quot;; &quot;&quot;); IF([.N112] &lt;&gt; &quot;&quot;; &quot;*X = newX; &quot;; &quot;&quot;); IF([.O112] &lt;&gt; &quot;&quot;; &quot;*Y = newY; &quot;; &quot;&quot;); IF([.P112] &lt;&gt; &quot;&quot;; &quot;*SP = newSP; &quot;; &quot;&quot;); IF([.Q112] &lt;&gt; &quot;&quot;; &quot;*PC = newPC; &quot;; &quot;&quot;);  IF( ([.R112] &amp; [.S112] &amp; [.T112] &amp; [.U112] &amp; [.V112] &amp; [.W112]) &lt;&gt; &quot;&quot;; join(&quot;&quot;;    IF( [.R112] &lt;&gt; &quot;&quot;; &quot;carry := &quot; &amp; [.R112] &amp; &quot;;&quot;; &quot;carry := SR&amp;1; &quot;);   IF( [.S112] &lt;&gt; &quot;&quot;; &quot;zero := &quot; &amp; [.S112] &amp; &quot;;&quot;; &quot;zero := (SR&gt;&gt;1)&amp;1; &quot;);   IF( [.T112] &lt;&gt; &quot;&quot;; &quot;interrupt := &quot; &amp; [.T112] &amp; &quot;;&quot;; &quot;interrupt := (SR&gt;&gt;2)&amp;1; &quot;);   IF( [.U112] &lt;&gt; &quot;&quot;; &quot;decimal := &quot; &amp; [.U112] &amp; &quot;;&quot;; &quot;decimal := (SR&gt;&gt;3)&amp;1; &quot;);   IF( [.V112] &lt;&gt; &quot;&quot;; &quot;overflow := &quot; &amp; [.V112] &amp; &quot;;&quot;; &quot;overflow := (SR&gt;&gt;6)&amp;1; &quot;);   IF( [.W112] &lt;&gt; &quot;&quot;; &quot;negative := &quot; &amp; [.W112] &amp; &quot;;&quot;; &quot;negative := (SR&gt;&gt;7)&amp;1; &quot;)  ); &quot;&quot;);  IF( ([.R112] &amp; [.S112] &amp; [.T112] &amp; [.U112] &amp; [.V112] &amp; [.W112]) &lt;&gt; &quot;&quot;; &quot;*SR = carry + (zero&lt;&lt;1) + (interrupt&lt;&lt;2) + (decimal&lt;&lt;3) + (overflow&lt;&lt;6) + (negative&lt;&lt;7); &quot;; &quot;&quot;);  IF( [.Q112] &lt;&gt; &quot;&quot;; &quot;*PC = &quot; &amp; [.Q112] &amp; &quot;;&quot;; &quot;*PC = PC + &quot; &amp; (LEN([.A112]&amp;&quot; &quot;)/3) &amp; &quot;; &quot; );  IF( [.Y112] &lt;&gt; &quot;&quot;; &quot;memory[(&quot; &amp; [.Y112] &amp; &quot;)&amp;0xFFFF] = &quot; &amp; [.Z112] &amp; &quot;; &quot;; &quot;&quot;);  IF( [.AA112] &lt;&gt; &quot;&quot;; &quot;memory[(&quot; &amp; [.AA112] &amp; &quot;)&amp;0xFFFF] = (&quot; &amp; [.AB112] &amp; &quot;)&amp;0xFF; memory[((&quot; &amp; [.AA112] &amp; &quot;)+1)&amp;0xFFFF] = ((&quot; &amp; [.AB11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2];2) &amp; &quot; ) { &quot; &amp;  join(&quot;&quot;;  IF(LEN([.A112]) &gt; 3; &quot;unsigned char LL = memory[(PC+1)&amp;0xFFFF]; &quot;; &quot;&quot;); IF(LEN([.A112]) &gt; 6; &quot;unsigned int HH = memory[(PC+2)&amp;0xFFFF]; &quot;; &quot;&quot;); IF(LEN([.A112]) &gt; 6; &quot;unsigned int HHLL = LL + (HH&lt;&lt;8); &quot;; &quot;&quot;);  IF([.I112] &lt;&gt; &quot;&quot;; &quot;unsigned int zeroPageWord = memory[(&quot;&amp;[.I112]&amp;&quot;)&amp;0xFF] + (memory[((&quot;&amp;[.I112]&amp;&quot;)+1)&amp;0xFF]&lt;&lt;8); &quot;; &quot;&quot;);  IF([.J112] &lt;&gt; &quot;&quot;; &quot;unsigned char readByte = memory[(&quot;&amp;[.J112]&amp;&quot;)&amp;0xFFFF]; &quot;; &quot;&quot;); IF([.K112] &lt;&gt; &quot;&quot;; &quot;unsigned int readWord := memory[(&quot;&amp;[.K112]&amp;&quot;)&amp;0xFFFF] + (memory[((&quot;&amp;[.K112]&amp;&quot;)+1)&amp;0xFFFF]&lt;&lt;8); &quot;; &quot;&quot;);  IF([.L112] &lt;&gt; &quot;&quot;; &quot;unsigned int result = &quot;&amp;[.L112]&amp;&quot;; &quot;; &quot;&quot;);  IF([.M112] &lt;&gt; &quot;&quot;; &quot;unsigned char newA = &quot;&amp;[.M112]&amp;&quot;; &quot;; &quot;&quot;); IF([.N112] &lt;&gt; &quot;&quot;; &quot;unsigned char newX = &quot;&amp;[.N112]&amp;&quot;; &quot;; &quot;&quot;); IF([.O112] &lt;&gt; &quot;&quot;; &quot;unsigned char newY = &quot;&amp;[.O112]&amp;&quot;; &quot;; &quot;&quot;); IF([.P112] &lt;&gt; &quot;&quot;; &quot;unsigned char newSP = &quot;&amp;[.P112]&amp;&quot;; &quot;; &quot;&quot;); IF([.Q112] &lt;&gt; &quot;&quot;; &quot;unsigned int newPC = (&quot;&amp;[.Q112]&amp;&quot;)&amp;0xFFFF; &quot;; &quot;&quot;);  IF([.M112] &lt;&gt; &quot;&quot;; &quot;*A = newA; &quot;; &quot;&quot;); IF([.N112] &lt;&gt; &quot;&quot;; &quot;*X = newX; &quot;; &quot;&quot;); IF([.O112] &lt;&gt; &quot;&quot;; &quot;*Y = newY; &quot;; &quot;&quot;); IF([.P112] &lt;&gt; &quot;&quot;; &quot;*SP = newSP; &quot;; &quot;&quot;); IF([.Q112] &lt;&gt; &quot;&quot;; &quot;*PC = newPC; &quot;; &quot;&quot;);  IF( ([.R112] &amp; [.S112] &amp; [.T112] &amp; [.U112] &amp; [.V112] &amp; [.W112]) &lt;&gt; &quot;&quot;; join(&quot;&quot;;    IF( [.R112] &lt;&gt; &quot;&quot;; &quot;unsigned char carry = &quot; &amp; [.R112] &amp; &quot;;&quot;; &quot;unsigned char carry = SR&amp;1; &quot;);   IF( [.S112] &lt;&gt; &quot;&quot;; &quot;unsigned char zero = &quot; &amp; [.S112] &amp; &quot;;&quot;; &quot;unsigned char zero = (SR&gt;&gt;1)&amp;1; &quot;);   IF( [.T112] &lt;&gt; &quot;&quot;; &quot;unsigned char interrupt = &quot; &amp; [.T112] &amp; &quot;;&quot;; &quot;unsigned char interrupt = (SR&gt;&gt;2)&amp;1; &quot;);   IF( [.U112] &lt;&gt; &quot;&quot;; &quot;unsigned char decimal = &quot; &amp; [.U112] &amp; &quot;;&quot;; &quot;unsigned char decimal = (SR&gt;&gt;3)&amp;1; &quot;);   IF( [.V112] &lt;&gt; &quot;&quot;; &quot;unsigned char overflow = &quot; &amp; [.V112] &amp; &quot;;&quot;; &quot;unsigned char overflow = (SR&gt;&gt;6)&amp;1; &quot;);   IF( [.W112] &lt;&gt; &quot;&quot;; &quot;unsigned char negative = &quot; &amp; [.W112] &amp; &quot;;&quot;; &quot;unsigned char negative = (SR&gt;&gt;7)&amp;1; &quot;)  ); &quot;&quot;);  IF( ([.R112] &amp; [.S112] &amp; [.T112] &amp; [.U112] &amp; [.V112] &amp; [.W112]) &lt;&gt; &quot;&quot;; &quot;*SR = carry + (zero&lt;&lt;1) + (interrupt&lt;&lt;2) + (decimal&lt;&lt;3) + (overflow&lt;&lt;6) + (negative&lt;&lt;7); &quot;; &quot;&quot;);  IF( [.Q112] &lt;&gt; &quot;&quot;; &quot;*PC = &quot; &amp; [.Q112] &amp; &quot;;&quot;; &quot;*PC = PC + &quot; &amp; (LEN([.A112]&amp;&quot; &quot;)/3) &amp; &quot;; &quot; );  IF( [.Y112] &lt;&gt; &quot;&quot;; &quot;memory[(&quot; &amp; [.Y112] &amp; &quot;)&amp;0xFFFF] = &quot; &amp; [.Z112] &amp; &quot;; &quot;; &quot;&quot;);  IF( [.AA112] &lt;&gt; &quot;&quot;; &quot;memory[(&quot; &amp; [.AA112] &amp; &quot;)&amp;0xFFFF] = (&quot; &amp; [.AB112] &amp; &quot;)&amp;0xFF; memory[((&quot; &amp; [.AA112] &amp; &quot;)+1)&amp;0xFFFF] = ((&quot; &amp; [.AB11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2];2) &amp; &quot; ) { &quot; &amp;  join(&quot;&quot;;  IF(LEN([.A112]) &gt; 3; &quot;const LL = memory[(PC+1)&amp;0xFFFF]; &quot;; &quot;&quot;); IF(LEN([.A112]) &gt; 6; &quot;const HH = memory[(PC+2)&amp;0xFFFF]; &quot;; &quot;&quot;); IF(LEN([.A112]) &gt; 6; &quot;const HHLL = LL + (HH&lt;&lt;8); &quot;; &quot;&quot;);  IF([.I112] &lt;&gt; &quot;&quot;; &quot;const zeroPageWord = memory[(&quot;&amp;[.I112]&amp;&quot;)&amp;0xFF] + (memory[((&quot;&amp;[.I112]&amp;&quot;)+1)&amp;0xFF]&lt;&lt;8); &quot;; &quot;&quot;);  IF([.J112] &lt;&gt; &quot;&quot;; &quot;const readByte = memory[(&quot;&amp;[.J112]&amp;&quot;)&amp;0xFFFF]; &quot;; &quot;&quot;); IF([.K112] &lt;&gt; &quot;&quot;; &quot;const readWord = memory[(&quot;&amp;[.K112]&amp;&quot;)&amp;0xFFFF] + (memory[((&quot;&amp;[.K112]&amp;&quot;)+1)&amp;0xFFFF]&lt;&lt;8); &quot;; &quot;&quot;);  IF([.L112] &lt;&gt; &quot;&quot;; &quot;const result = &quot;&amp;[.L112]&amp;&quot;; &quot;; &quot;&quot;);  IF([.M112] &lt;&gt; &quot;&quot;; &quot;const newA = &quot;&amp;[.M112]&amp;&quot;; &quot;; &quot;&quot;); IF([.N112] &lt;&gt; &quot;&quot;; &quot;const newX = &quot;&amp;[.N112]&amp;&quot;; &quot;; &quot;&quot;); IF([.O112] &lt;&gt; &quot;&quot;; &quot;const newY = &quot;&amp;[.O112]&amp;&quot;; &quot;; &quot;&quot;); IF([.P112] &lt;&gt; &quot;&quot;; &quot;const newSP = &quot;&amp;[.P112]&amp;&quot;; &quot;; &quot;&quot;); IF([.Q112] &lt;&gt; &quot;&quot;; &quot;const newPC = (&quot;&amp;[.Q112]&amp;&quot;)&amp;0xFFFF; &quot;; &quot;&quot;);  IF([.M112] &lt;&gt; &quot;&quot;; &quot;cpu.A = newA; &quot;; &quot;&quot;); IF([.N112] &lt;&gt; &quot;&quot;; &quot;cpu.X = newX; &quot;; &quot;&quot;); IF([.O112] &lt;&gt; &quot;&quot;; &quot;cpu.Y = newY; &quot;; &quot;&quot;); IF([.P112] &lt;&gt; &quot;&quot;; &quot;cpu.SP = newSP; &quot;; &quot;&quot;); IF([.Q112] &lt;&gt; &quot;&quot;; &quot;cpu.PC = newPC; &quot;; &quot;&quot;);  IF( ([.R112] &amp; [.S112] &amp; [.T112] &amp; [.U112] &amp; [.V112] &amp; [.W112]) &lt;&gt; &quot;&quot;; join(&quot;&quot;;    IF( [.R112] &lt;&gt; &quot;&quot;; &quot;const carry = &quot; &amp; [.R112] &amp; &quot;;&quot;;     &quot;const carry = SR&amp;1; &quot;);   IF( [.S112] &lt;&gt; &quot;&quot;; &quot;const zero = &quot; &amp; [.S112] &amp; &quot;;&quot;;      &quot;const zero = (SR&gt;&gt;1)&amp;1; &quot;);   IF( [.T112] &lt;&gt; &quot;&quot;; &quot;const interrupt = &quot; &amp; [.T112] &amp; &quot;;&quot;; &quot;const interrupt = (SR&gt;&gt;2)&amp;1; &quot;);   IF( [.U112] &lt;&gt; &quot;&quot;; &quot;const decimal = &quot; &amp; [.U112] &amp; &quot;;&quot;;   &quot;const decimal = (SR&gt;&gt;3)&amp;1; &quot;);   IF( [.V112] &lt;&gt; &quot;&quot;; &quot;const overflow = &quot; &amp; [.V112] &amp; &quot;;&quot;;  &quot;const overflow = (SR&gt;&gt;6)&amp;1; &quot;);   IF( [.W112] &lt;&gt; &quot;&quot;; &quot;const negative = &quot; &amp; [.W112] &amp; &quot;;&quot;;  &quot;const negative = (SR&gt;&gt;7)&amp;1; &quot;)  ); &quot;&quot;);  IF( ([.R112] &amp; [.S112] &amp; [.T112] &amp; [.U112] &amp; [.V112] &amp; [.W112]) &lt;&gt; &quot;&quot;; &quot;cpu.SR = carry + (zero&lt;&lt;1) + (interrupt&lt;&lt;2) + (decimal&lt;&lt;3) + (overflow&lt;&lt;6) + (negative&lt;&lt;7); &quot;; &quot;&quot;);  IF( [.Q112] &lt;&gt; &quot;&quot;; &quot;*PC = &quot; &amp; [.Q112] &amp; &quot;;&quot;; &quot;cpu.PC = PC + &quot; &amp; (LEN([.A112]&amp;&quot; &quot;)/3) &amp; &quot;; &quot; );  IF( [.Y112] &lt;&gt; &quot;&quot;; &quot;memory[(&quot; &amp; [.Y112] &amp; &quot;)&amp;0xFFFF] = &quot; &amp; [.Z112] &amp; &quot;; &quot;; &quot;&quot;);  IF( [.AA112] &lt;&gt; &quot;&quot;; &quot;memory[(&quot; &amp; [.AA112] &amp; &quot;)&amp;0xFFFF] = (&quot; &amp; [.AB112] &amp; &quot;)&amp;0xFF; memory[((&quot; &amp; [.AA112] &amp; &quot;)+1)&amp;0xFFFF] = ((&quot; &amp; [.AB11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/>
          <table:table-cell table:style-name="ce76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12] &lt;&gt; &quot;&quot;; &quot;BB &quot;; &quot;&quot;) &amp; IF([.$AN112] &lt;&gt; &quot;&quot;; &quot;LL HH &quot;; &quot;&quot;) &amp; IF([.$AO112] &lt;&gt; &quot;&quot;; &quot;SS &quot;; &quot;&quot;) &amp; IF([.$AP112] &lt;&gt; &quot;&quot;; &quot;RR &quot;; &quot;&quot;) &amp; IF([.$AQ112] &lt;&gt; &quot;&quot;; &quot;PP QQ &quot;; &quot;&quot;) &amp; LEFT([.$A112];2)" office:value-type="string" office:string-value="SS RR B1" calcext:value-type="string">
            <text:p>SS RR B1</text:p>
          </table:table-cell>
          <table:table-cell table:style-name="ce76" table:formula="of:=&quot;UN&quot; &amp;[.B112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4</text:p>
          </table:table-cell>
          <table:table-cell table:style-name="ce21" office:value-type="string" calcext:value-type="string">
            <text:p>LDY</text:p>
          </table:table-cell>
          <table:table-cell table:style-name="ce46" office:value-type="float" office:value="4" calcext:value-type="float">
            <text:p>4</text:p>
          </table:table-cell>
          <table:table-cell table:style-name="ce69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/>
          <table:table-cell table:style-name="ce69" office:value-type="string" calcext:value-type="string">
            <text:p>(LL + X) &amp; 0xFF</text:p>
          </table:table-cell>
          <table:table-cell table:style-name="ce77"/>
          <table:table-cell table:style-name="ce69" office:value-type="string" calcext:value-type="string">
            <text:p>readByte</text:p>
          </table:table-cell>
          <table:table-cell table:style-name="ce179"/>
          <table:table-cell table:style-name="ce77"/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13];2) &amp; &quot; { &quot; &amp;  join(&quot;&quot;;  IF(LEN([.A113]) &gt; 3; &quot;LL := memory[PC + 1]; &quot;; &quot;&quot;);  IF([.I113] &lt;&gt; &quot;&quot;; &quot;zeroPageWord := memory[(&quot;&amp;[.I113]&amp;&quot;)&amp;0xFF] + (memory[((&quot;&amp;[.I113]&amp;&quot;)+1)&amp;0xFF]&lt;&lt;8); &quot;; &quot;&quot;);  IF([.J113] &lt;&gt; &quot;&quot;; &quot;readByte := memory[(&quot;&amp;[.J113]&amp;&quot;)&amp;0xFFFF]; &quot;; &quot;&quot;); IF([.K113] &lt;&gt; &quot;&quot;; &quot;readWord := memory[(&quot;&amp;[.K113]&amp;&quot;)&amp;0xFFFF] + (memory[((&quot;&amp;[.K113]&amp;&quot;)+1)&amp;0xFFFF]&lt;&lt;8); &quot;; &quot;&quot;);  IF([.L113] &lt;&gt; &quot;&quot;; &quot;result := &quot;&amp;[.L113]&amp;&quot;; &quot;; &quot;&quot;);  IF([.M113] &lt;&gt; &quot;&quot;; &quot;newA := &quot;&amp;[.M113]&amp;&quot;; &quot;; &quot;&quot;); IF([.N113] &lt;&gt; &quot;&quot;; &quot;newX := &quot;&amp;[.N113]&amp;&quot;; &quot;; &quot;&quot;); IF([.O113] &lt;&gt; &quot;&quot;; &quot;newY := &quot;&amp;[.O113]&amp;&quot;; &quot;; &quot;&quot;); IF([.P113] &lt;&gt; &quot;&quot;; &quot;newSP := &quot;&amp;[.P113]&amp;&quot;; &quot;; &quot;&quot;); IF([.Q113] &lt;&gt; &quot;&quot;; &quot;newPC := &quot;&amp;[.Q113]&amp;&quot;; &quot;; &quot;&quot;);  IF([.M113] &lt;&gt; &quot;&quot;; &quot;*A = newA; &quot;; &quot;&quot;); IF([.N113] &lt;&gt; &quot;&quot;; &quot;*X = newX; &quot;; &quot;&quot;); IF([.O113] &lt;&gt; &quot;&quot;; &quot;*Y = newY; &quot;; &quot;&quot;); IF([.P113] &lt;&gt; &quot;&quot;; &quot;*SP = newSP; &quot;; &quot;&quot;); IF([.Q113] &lt;&gt; &quot;&quot;; &quot;*PC = newPC; &quot;; &quot;&quot;);  IF( ([.R113] &amp; [.S113] &amp; [.T113] &amp; [.U113] &amp; [.V113] &amp; [.W113]) &lt;&gt; &quot;&quot;; join(&quot;&quot;;    IF( [.R113] &lt;&gt; &quot;&quot;; &quot;carry := &quot; &amp; [.R113] &amp; &quot;;&quot;; &quot;carry := SR&amp;1; &quot;);   IF( [.S113] &lt;&gt; &quot;&quot;; &quot;zero := &quot; &amp; [.S113] &amp; &quot;;&quot;; &quot;zero := (SR&gt;&gt;1)&amp;1; &quot;);   IF( [.T113] &lt;&gt; &quot;&quot;; &quot;interrupt := &quot; &amp; [.T113] &amp; &quot;;&quot;; &quot;interrupt := (SR&gt;&gt;2)&amp;1; &quot;);   IF( [.U113] &lt;&gt; &quot;&quot;; &quot;decimal := &quot; &amp; [.U113] &amp; &quot;;&quot;; &quot;decimal := (SR&gt;&gt;3)&amp;1; &quot;);   IF( [.V113] &lt;&gt; &quot;&quot;; &quot;overflow := &quot; &amp; [.V113] &amp; &quot;;&quot;; &quot;overflow := (SR&gt;&gt;6)&amp;1; &quot;);   IF( [.W113] &lt;&gt; &quot;&quot;; &quot;negative := &quot; &amp; [.W113] &amp; &quot;;&quot;; &quot;negative := (SR&gt;&gt;7)&amp;1; &quot;)  ); &quot;&quot;);  IF( ([.R113] &amp; [.S113] &amp; [.T113] &amp; [.U113] &amp; [.V113] &amp; [.W113]) &lt;&gt; &quot;&quot;; &quot;*SR = carry + (zero&lt;&lt;1) + (interrupt&lt;&lt;2) + (decimal&lt;&lt;3) + (overflow&lt;&lt;6) + (negative&lt;&lt;7); &quot;; &quot;&quot;);  IF( [.Q113] &lt;&gt; &quot;&quot;; &quot;*PC = &quot; &amp; [.Q113] &amp; &quot;;&quot;; &quot;*PC = PC + &quot; &amp; (LEN([.A113]&amp;&quot; &quot;)/3) &amp; &quot;; &quot; );  IF( [.Y113] &lt;&gt; &quot;&quot;; &quot;memory[(&quot; &amp; [.Y113] &amp; &quot;)&amp;0xFFFF] = &quot; &amp; [.Z113] &amp; &quot;; &quot;; &quot;&quot;);  IF( [.AA113] &lt;&gt; &quot;&quot;; &quot;memory[(&quot; &amp; [.AA113] &amp; &quot;)&amp;0xFFFF] = (&quot; &amp; [.AB113] &amp; &quot;)&amp;0xFF; memory[((&quot; &amp; [.AA113] &amp; &quot;)+1)&amp;0xFFFF] = ((&quot; &amp; [.AB11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3];2) &amp; &quot; ) { &quot; &amp;  join(&quot;&quot;;  IF(LEN([.A113]) &gt; 3; &quot;unsigned char LL = memory[(PC+1)&amp;0xFFFF]; &quot;; &quot;&quot;); IF(LEN([.A113]) &gt; 6; &quot;unsigned int HH = memory[(PC+2)&amp;0xFFFF]; &quot;; &quot;&quot;); IF(LEN([.A113]) &gt; 6; &quot;unsigned int HHLL = LL + (HH&lt;&lt;8); &quot;; &quot;&quot;);  IF([.I113] &lt;&gt; &quot;&quot;; &quot;unsigned int zeroPageWord = memory[(&quot;&amp;[.I113]&amp;&quot;)&amp;0xFF] + (memory[((&quot;&amp;[.I113]&amp;&quot;)+1)&amp;0xFF]&lt;&lt;8); &quot;; &quot;&quot;);  IF([.J113] &lt;&gt; &quot;&quot;; &quot;unsigned char readByte = memory[(&quot;&amp;[.J113]&amp;&quot;)&amp;0xFFFF]; &quot;; &quot;&quot;); IF([.K113] &lt;&gt; &quot;&quot;; &quot;unsigned int readWord := memory[(&quot;&amp;[.K113]&amp;&quot;)&amp;0xFFFF] + (memory[((&quot;&amp;[.K113]&amp;&quot;)+1)&amp;0xFFFF]&lt;&lt;8); &quot;; &quot;&quot;);  IF([.L113] &lt;&gt; &quot;&quot;; &quot;unsigned int result = &quot;&amp;[.L113]&amp;&quot;; &quot;; &quot;&quot;);  IF([.M113] &lt;&gt; &quot;&quot;; &quot;unsigned char newA = &quot;&amp;[.M113]&amp;&quot;; &quot;; &quot;&quot;); IF([.N113] &lt;&gt; &quot;&quot;; &quot;unsigned char newX = &quot;&amp;[.N113]&amp;&quot;; &quot;; &quot;&quot;); IF([.O113] &lt;&gt; &quot;&quot;; &quot;unsigned char newY = &quot;&amp;[.O113]&amp;&quot;; &quot;; &quot;&quot;); IF([.P113] &lt;&gt; &quot;&quot;; &quot;unsigned char newSP = &quot;&amp;[.P113]&amp;&quot;; &quot;; &quot;&quot;); IF([.Q113] &lt;&gt; &quot;&quot;; &quot;unsigned int newPC = (&quot;&amp;[.Q113]&amp;&quot;)&amp;0xFFFF; &quot;; &quot;&quot;);  IF([.M113] &lt;&gt; &quot;&quot;; &quot;*A = newA; &quot;; &quot;&quot;); IF([.N113] &lt;&gt; &quot;&quot;; &quot;*X = newX; &quot;; &quot;&quot;); IF([.O113] &lt;&gt; &quot;&quot;; &quot;*Y = newY; &quot;; &quot;&quot;); IF([.P113] &lt;&gt; &quot;&quot;; &quot;*SP = newSP; &quot;; &quot;&quot;); IF([.Q113] &lt;&gt; &quot;&quot;; &quot;*PC = newPC; &quot;; &quot;&quot;);  IF( ([.R113] &amp; [.S113] &amp; [.T113] &amp; [.U113] &amp; [.V113] &amp; [.W113]) &lt;&gt; &quot;&quot;; join(&quot;&quot;;    IF( [.R113] &lt;&gt; &quot;&quot;; &quot;unsigned char carry = &quot; &amp; [.R113] &amp; &quot;;&quot;; &quot;unsigned char carry = SR&amp;1; &quot;);   IF( [.S113] &lt;&gt; &quot;&quot;; &quot;unsigned char zero = &quot; &amp; [.S113] &amp; &quot;;&quot;; &quot;unsigned char zero = (SR&gt;&gt;1)&amp;1; &quot;);   IF( [.T113] &lt;&gt; &quot;&quot;; &quot;unsigned char interrupt = &quot; &amp; [.T113] &amp; &quot;;&quot;; &quot;unsigned char interrupt = (SR&gt;&gt;2)&amp;1; &quot;);   IF( [.U113] &lt;&gt; &quot;&quot;; &quot;unsigned char decimal = &quot; &amp; [.U113] &amp; &quot;;&quot;; &quot;unsigned char decimal = (SR&gt;&gt;3)&amp;1; &quot;);   IF( [.V113] &lt;&gt; &quot;&quot;; &quot;unsigned char overflow = &quot; &amp; [.V113] &amp; &quot;;&quot;; &quot;unsigned char overflow = (SR&gt;&gt;6)&amp;1; &quot;);   IF( [.W113] &lt;&gt; &quot;&quot;; &quot;unsigned char negative = &quot; &amp; [.W113] &amp; &quot;;&quot;; &quot;unsigned char negative = (SR&gt;&gt;7)&amp;1; &quot;)  ); &quot;&quot;);  IF( ([.R113] &amp; [.S113] &amp; [.T113] &amp; [.U113] &amp; [.V113] &amp; [.W113]) &lt;&gt; &quot;&quot;; &quot;*SR = carry + (zero&lt;&lt;1) + (interrupt&lt;&lt;2) + (decimal&lt;&lt;3) + (overflow&lt;&lt;6) + (negative&lt;&lt;7); &quot;; &quot;&quot;);  IF( [.Q113] &lt;&gt; &quot;&quot;; &quot;*PC = &quot; &amp; [.Q113] &amp; &quot;;&quot;; &quot;*PC = PC + &quot; &amp; (LEN([.A113]&amp;&quot; &quot;)/3) &amp; &quot;; &quot; );  IF( [.Y113] &lt;&gt; &quot;&quot;; &quot;memory[(&quot; &amp; [.Y113] &amp; &quot;)&amp;0xFFFF] = &quot; &amp; [.Z113] &amp; &quot;; &quot;; &quot;&quot;);  IF( [.AA113] &lt;&gt; &quot;&quot;; &quot;memory[(&quot; &amp; [.AA113] &amp; &quot;)&amp;0xFFFF] = (&quot; &amp; [.AB113] &amp; &quot;)&amp;0xFF; memory[((&quot; &amp; [.AA113] &amp; &quot;)+1)&amp;0xFFFF] = ((&quot; &amp; [.AB11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3];2) &amp; &quot; ) { &quot; &amp;  join(&quot;&quot;;  IF(LEN([.A113]) &gt; 3; &quot;const LL = memory[(PC+1)&amp;0xFFFF]; &quot;; &quot;&quot;); IF(LEN([.A113]) &gt; 6; &quot;const HH = memory[(PC+2)&amp;0xFFFF]; &quot;; &quot;&quot;); IF(LEN([.A113]) &gt; 6; &quot;const HHLL = LL + (HH&lt;&lt;8); &quot;; &quot;&quot;);  IF([.I113] &lt;&gt; &quot;&quot;; &quot;const zeroPageWord = memory[(&quot;&amp;[.I113]&amp;&quot;)&amp;0xFF] + (memory[((&quot;&amp;[.I113]&amp;&quot;)+1)&amp;0xFF]&lt;&lt;8); &quot;; &quot;&quot;);  IF([.J113] &lt;&gt; &quot;&quot;; &quot;const readByte = memory[(&quot;&amp;[.J113]&amp;&quot;)&amp;0xFFFF]; &quot;; &quot;&quot;); IF([.K113] &lt;&gt; &quot;&quot;; &quot;const readWord = memory[(&quot;&amp;[.K113]&amp;&quot;)&amp;0xFFFF] + (memory[((&quot;&amp;[.K113]&amp;&quot;)+1)&amp;0xFFFF]&lt;&lt;8); &quot;; &quot;&quot;);  IF([.L113] &lt;&gt; &quot;&quot;; &quot;const result = &quot;&amp;[.L113]&amp;&quot;; &quot;; &quot;&quot;);  IF([.M113] &lt;&gt; &quot;&quot;; &quot;const newA = &quot;&amp;[.M113]&amp;&quot;; &quot;; &quot;&quot;); IF([.N113] &lt;&gt; &quot;&quot;; &quot;const newX = &quot;&amp;[.N113]&amp;&quot;; &quot;; &quot;&quot;); IF([.O113] &lt;&gt; &quot;&quot;; &quot;const newY = &quot;&amp;[.O113]&amp;&quot;; &quot;; &quot;&quot;); IF([.P113] &lt;&gt; &quot;&quot;; &quot;const newSP = &quot;&amp;[.P113]&amp;&quot;; &quot;; &quot;&quot;); IF([.Q113] &lt;&gt; &quot;&quot;; &quot;const newPC = (&quot;&amp;[.Q113]&amp;&quot;)&amp;0xFFFF; &quot;; &quot;&quot;);  IF([.M113] &lt;&gt; &quot;&quot;; &quot;cpu.A = newA; &quot;; &quot;&quot;); IF([.N113] &lt;&gt; &quot;&quot;; &quot;cpu.X = newX; &quot;; &quot;&quot;); IF([.O113] &lt;&gt; &quot;&quot;; &quot;cpu.Y = newY; &quot;; &quot;&quot;); IF([.P113] &lt;&gt; &quot;&quot;; &quot;cpu.SP = newSP; &quot;; &quot;&quot;); IF([.Q113] &lt;&gt; &quot;&quot;; &quot;cpu.PC = newPC; &quot;; &quot;&quot;);  IF( ([.R113] &amp; [.S113] &amp; [.T113] &amp; [.U113] &amp; [.V113] &amp; [.W113]) &lt;&gt; &quot;&quot;; join(&quot;&quot;;    IF( [.R113] &lt;&gt; &quot;&quot;; &quot;const carry = &quot; &amp; [.R113] &amp; &quot;;&quot;;     &quot;const carry = SR&amp;1; &quot;);   IF( [.S113] &lt;&gt; &quot;&quot;; &quot;const zero = &quot; &amp; [.S113] &amp; &quot;;&quot;;      &quot;const zero = (SR&gt;&gt;1)&amp;1; &quot;);   IF( [.T113] &lt;&gt; &quot;&quot;; &quot;const interrupt = &quot; &amp; [.T113] &amp; &quot;;&quot;; &quot;const interrupt = (SR&gt;&gt;2)&amp;1; &quot;);   IF( [.U113] &lt;&gt; &quot;&quot;; &quot;const decimal = &quot; &amp; [.U113] &amp; &quot;;&quot;;   &quot;const decimal = (SR&gt;&gt;3)&amp;1; &quot;);   IF( [.V113] &lt;&gt; &quot;&quot;; &quot;const overflow = &quot; &amp; [.V113] &amp; &quot;;&quot;;  &quot;const overflow = (SR&gt;&gt;6)&amp;1; &quot;);   IF( [.W113] &lt;&gt; &quot;&quot;; &quot;const negative = &quot; &amp; [.W113] &amp; &quot;;&quot;;  &quot;const negative = (SR&gt;&gt;7)&amp;1; &quot;)  ); &quot;&quot;);  IF( ([.R113] &amp; [.S113] &amp; [.T113] &amp; [.U113] &amp; [.V113] &amp; [.W113]) &lt;&gt; &quot;&quot;; &quot;cpu.SR = carry + (zero&lt;&lt;1) + (interrupt&lt;&lt;2) + (decimal&lt;&lt;3) + (overflow&lt;&lt;6) + (negative&lt;&lt;7); &quot;; &quot;&quot;);  IF( [.Q113] &lt;&gt; &quot;&quot;; &quot;*PC = &quot; &amp; [.Q113] &amp; &quot;;&quot;; &quot;cpu.PC = PC + &quot; &amp; (LEN([.A113]&amp;&quot; &quot;)/3) &amp; &quot;; &quot; );  IF( [.Y113] &lt;&gt; &quot;&quot;; &quot;memory[(&quot; &amp; [.Y113] &amp; &quot;)&amp;0xFFFF] = &quot; &amp; [.Z113] &amp; &quot;; &quot;; &quot;&quot;);  IF( [.AA113] &lt;&gt; &quot;&quot;; &quot;memory[(&quot; &amp; [.AA113] &amp; &quot;)&amp;0xFFFF] = (&quot; &amp; [.AB113] &amp; &quot;)&amp;0xFF; memory[((&quot; &amp; [.AA113] &amp; &quot;)+1)&amp;0xFFFF] = ((&quot; &amp; [.AB11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/>
          <table:table-cell table:style-name="ce69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Y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13] &lt;&gt; &quot;&quot;; &quot;BB &quot;; &quot;&quot;) &amp; IF([.$AN113] &lt;&gt; &quot;&quot;; &quot;LL HH &quot;; &quot;&quot;) &amp; IF([.$AO113] &lt;&gt; &quot;&quot;; &quot;SS &quot;; &quot;&quot;) &amp; IF([.$AP113] &lt;&gt; &quot;&quot;; &quot;RR &quot;; &quot;&quot;) &amp; IF([.$AQ113] &lt;&gt; &quot;&quot;; &quot;PP QQ &quot;; &quot;&quot;) &amp; LEFT([.$A113];2)" office:value-type="string" office:string-value="SS RR B4" calcext:value-type="string">
            <text:p>SS RR B4</text:p>
          </table:table-cell>
          <table:table-cell table:style-name="ce69" table:formula="of:=&quot;UN&quot; &amp;[.B113]" office:value-type="string" office:string-value="UNLDY" calcext:value-type="string">
            <text:p>UNLDY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290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5 LL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float" office:value="4" calcext:value-type="float">
            <text:p>4</text:p>
          </table:table-cell>
          <table:table-cell table:style-name="ce76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114] = &quot;($LL, X)&quot;;&quot;(arg1+X)&amp;0xFF&quot;;&quot;&quot;)">
            <text:p/>
          </table:table-cell>
          <table:table-cell table:style-name="ce76" office:value-type="string" calcext:value-type="string">
            <text:p>(LL + X) &amp; 0xFF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14];2) &amp; &quot; { &quot; &amp;  join(&quot;&quot;;  IF(LEN([.A114]) &gt; 3; &quot;LL := memory[PC + 1]; &quot;; &quot;&quot;);  IF([.I114] &lt;&gt; &quot;&quot;; &quot;zeroPageWord := memory[(&quot;&amp;[.I114]&amp;&quot;)&amp;0xFF] + (memory[((&quot;&amp;[.I114]&amp;&quot;)+1)&amp;0xFF]&lt;&lt;8); &quot;; &quot;&quot;);  IF([.J114] &lt;&gt; &quot;&quot;; &quot;readByte := memory[(&quot;&amp;[.J114]&amp;&quot;)&amp;0xFFFF]; &quot;; &quot;&quot;); IF([.K114] &lt;&gt; &quot;&quot;; &quot;readWord := memory[(&quot;&amp;[.K114]&amp;&quot;)&amp;0xFFFF] + (memory[((&quot;&amp;[.K114]&amp;&quot;)+1)&amp;0xFFFF]&lt;&lt;8); &quot;; &quot;&quot;);  IF([.L114] &lt;&gt; &quot;&quot;; &quot;result := &quot;&amp;[.L114]&amp;&quot;; &quot;; &quot;&quot;);  IF([.M114] &lt;&gt; &quot;&quot;; &quot;newA := &quot;&amp;[.M114]&amp;&quot;; &quot;; &quot;&quot;); IF([.N114] &lt;&gt; &quot;&quot;; &quot;newX := &quot;&amp;[.N114]&amp;&quot;; &quot;; &quot;&quot;); IF([.O114] &lt;&gt; &quot;&quot;; &quot;newY := &quot;&amp;[.O114]&amp;&quot;; &quot;; &quot;&quot;); IF([.P114] &lt;&gt; &quot;&quot;; &quot;newSP := &quot;&amp;[.P114]&amp;&quot;; &quot;; &quot;&quot;); IF([.Q114] &lt;&gt; &quot;&quot;; &quot;newPC := &quot;&amp;[.Q114]&amp;&quot;; &quot;; &quot;&quot;);  IF([.M114] &lt;&gt; &quot;&quot;; &quot;*A = newA; &quot;; &quot;&quot;); IF([.N114] &lt;&gt; &quot;&quot;; &quot;*X = newX; &quot;; &quot;&quot;); IF([.O114] &lt;&gt; &quot;&quot;; &quot;*Y = newY; &quot;; &quot;&quot;); IF([.P114] &lt;&gt; &quot;&quot;; &quot;*SP = newSP; &quot;; &quot;&quot;); IF([.Q114] &lt;&gt; &quot;&quot;; &quot;*PC = newPC; &quot;; &quot;&quot;);  IF( ([.R114] &amp; [.S114] &amp; [.T114] &amp; [.U114] &amp; [.V114] &amp; [.W114]) &lt;&gt; &quot;&quot;; join(&quot;&quot;;    IF( [.R114] &lt;&gt; &quot;&quot;; &quot;carry := &quot; &amp; [.R114] &amp; &quot;;&quot;; &quot;carry := SR&amp;1; &quot;);   IF( [.S114] &lt;&gt; &quot;&quot;; &quot;zero := &quot; &amp; [.S114] &amp; &quot;;&quot;; &quot;zero := (SR&gt;&gt;1)&amp;1; &quot;);   IF( [.T114] &lt;&gt; &quot;&quot;; &quot;interrupt := &quot; &amp; [.T114] &amp; &quot;;&quot;; &quot;interrupt := (SR&gt;&gt;2)&amp;1; &quot;);   IF( [.U114] &lt;&gt; &quot;&quot;; &quot;decimal := &quot; &amp; [.U114] &amp; &quot;;&quot;; &quot;decimal := (SR&gt;&gt;3)&amp;1; &quot;);   IF( [.V114] &lt;&gt; &quot;&quot;; &quot;overflow := &quot; &amp; [.V114] &amp; &quot;;&quot;; &quot;overflow := (SR&gt;&gt;6)&amp;1; &quot;);   IF( [.W114] &lt;&gt; &quot;&quot;; &quot;negative := &quot; &amp; [.W114] &amp; &quot;;&quot;; &quot;negative := (SR&gt;&gt;7)&amp;1; &quot;)  ); &quot;&quot;);  IF( ([.R114] &amp; [.S114] &amp; [.T114] &amp; [.U114] &amp; [.V114] &amp; [.W114]) &lt;&gt; &quot;&quot;; &quot;*SR = carry + (zero&lt;&lt;1) + (interrupt&lt;&lt;2) + (decimal&lt;&lt;3) + (overflow&lt;&lt;6) + (negative&lt;&lt;7); &quot;; &quot;&quot;);  IF( [.Q114] &lt;&gt; &quot;&quot;; &quot;*PC = &quot; &amp; [.Q114] &amp; &quot;;&quot;; &quot;*PC = PC + &quot; &amp; (LEN([.A114]&amp;&quot; &quot;)/3) &amp; &quot;; &quot; );  IF( [.Y114] &lt;&gt; &quot;&quot;; &quot;memory[(&quot; &amp; [.Y114] &amp; &quot;)&amp;0xFFFF] = &quot; &amp; [.Z114] &amp; &quot;; &quot;; &quot;&quot;);  IF( [.AA114] &lt;&gt; &quot;&quot;; &quot;memory[(&quot; &amp; [.AA114] &amp; &quot;)&amp;0xFFFF] = (&quot; &amp; [.AB114] &amp; &quot;)&amp;0xFF; memory[((&quot; &amp; [.AA114] &amp; &quot;)+1)&amp;0xFFFF] = ((&quot; &amp; [.AB11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4];2) &amp; &quot; ) { &quot; &amp;  join(&quot;&quot;;  IF(LEN([.A114]) &gt; 3; &quot;unsigned char LL = memory[(PC+1)&amp;0xFFFF]; &quot;; &quot;&quot;); IF(LEN([.A114]) &gt; 6; &quot;unsigned int HH = memory[(PC+2)&amp;0xFFFF]; &quot;; &quot;&quot;); IF(LEN([.A114]) &gt; 6; &quot;unsigned int HHLL = LL + (HH&lt;&lt;8); &quot;; &quot;&quot;);  IF([.I114] &lt;&gt; &quot;&quot;; &quot;unsigned int zeroPageWord = memory[(&quot;&amp;[.I114]&amp;&quot;)&amp;0xFF] + (memory[((&quot;&amp;[.I114]&amp;&quot;)+1)&amp;0xFF]&lt;&lt;8); &quot;; &quot;&quot;);  IF([.J114] &lt;&gt; &quot;&quot;; &quot;unsigned char readByte = memory[(&quot;&amp;[.J114]&amp;&quot;)&amp;0xFFFF]; &quot;; &quot;&quot;); IF([.K114] &lt;&gt; &quot;&quot;; &quot;unsigned int readWord := memory[(&quot;&amp;[.K114]&amp;&quot;)&amp;0xFFFF] + (memory[((&quot;&amp;[.K114]&amp;&quot;)+1)&amp;0xFFFF]&lt;&lt;8); &quot;; &quot;&quot;);  IF([.L114] &lt;&gt; &quot;&quot;; &quot;unsigned int result = &quot;&amp;[.L114]&amp;&quot;; &quot;; &quot;&quot;);  IF([.M114] &lt;&gt; &quot;&quot;; &quot;unsigned char newA = &quot;&amp;[.M114]&amp;&quot;; &quot;; &quot;&quot;); IF([.N114] &lt;&gt; &quot;&quot;; &quot;unsigned char newX = &quot;&amp;[.N114]&amp;&quot;; &quot;; &quot;&quot;); IF([.O114] &lt;&gt; &quot;&quot;; &quot;unsigned char newY = &quot;&amp;[.O114]&amp;&quot;; &quot;; &quot;&quot;); IF([.P114] &lt;&gt; &quot;&quot;; &quot;unsigned char newSP = &quot;&amp;[.P114]&amp;&quot;; &quot;; &quot;&quot;); IF([.Q114] &lt;&gt; &quot;&quot;; &quot;unsigned int newPC = (&quot;&amp;[.Q114]&amp;&quot;)&amp;0xFFFF; &quot;; &quot;&quot;);  IF([.M114] &lt;&gt; &quot;&quot;; &quot;*A = newA; &quot;; &quot;&quot;); IF([.N114] &lt;&gt; &quot;&quot;; &quot;*X = newX; &quot;; &quot;&quot;); IF([.O114] &lt;&gt; &quot;&quot;; &quot;*Y = newY; &quot;; &quot;&quot;); IF([.P114] &lt;&gt; &quot;&quot;; &quot;*SP = newSP; &quot;; &quot;&quot;); IF([.Q114] &lt;&gt; &quot;&quot;; &quot;*PC = newPC; &quot;; &quot;&quot;);  IF( ([.R114] &amp; [.S114] &amp; [.T114] &amp; [.U114] &amp; [.V114] &amp; [.W114]) &lt;&gt; &quot;&quot;; join(&quot;&quot;;    IF( [.R114] &lt;&gt; &quot;&quot;; &quot;unsigned char carry = &quot; &amp; [.R114] &amp; &quot;;&quot;; &quot;unsigned char carry = SR&amp;1; &quot;);   IF( [.S114] &lt;&gt; &quot;&quot;; &quot;unsigned char zero = &quot; &amp; [.S114] &amp; &quot;;&quot;; &quot;unsigned char zero = (SR&gt;&gt;1)&amp;1; &quot;);   IF( [.T114] &lt;&gt; &quot;&quot;; &quot;unsigned char interrupt = &quot; &amp; [.T114] &amp; &quot;;&quot;; &quot;unsigned char interrupt = (SR&gt;&gt;2)&amp;1; &quot;);   IF( [.U114] &lt;&gt; &quot;&quot;; &quot;unsigned char decimal = &quot; &amp; [.U114] &amp; &quot;;&quot;; &quot;unsigned char decimal = (SR&gt;&gt;3)&amp;1; &quot;);   IF( [.V114] &lt;&gt; &quot;&quot;; &quot;unsigned char overflow = &quot; &amp; [.V114] &amp; &quot;;&quot;; &quot;unsigned char overflow = (SR&gt;&gt;6)&amp;1; &quot;);   IF( [.W114] &lt;&gt; &quot;&quot;; &quot;unsigned char negative = &quot; &amp; [.W114] &amp; &quot;;&quot;; &quot;unsigned char negative = (SR&gt;&gt;7)&amp;1; &quot;)  ); &quot;&quot;);  IF( ([.R114] &amp; [.S114] &amp; [.T114] &amp; [.U114] &amp; [.V114] &amp; [.W114]) &lt;&gt; &quot;&quot;; &quot;*SR = carry + (zero&lt;&lt;1) + (interrupt&lt;&lt;2) + (decimal&lt;&lt;3) + (overflow&lt;&lt;6) + (negative&lt;&lt;7); &quot;; &quot;&quot;);  IF( [.Q114] &lt;&gt; &quot;&quot;; &quot;*PC = &quot; &amp; [.Q114] &amp; &quot;;&quot;; &quot;*PC = PC + &quot; &amp; (LEN([.A114]&amp;&quot; &quot;)/3) &amp; &quot;; &quot; );  IF( [.Y114] &lt;&gt; &quot;&quot;; &quot;memory[(&quot; &amp; [.Y114] &amp; &quot;)&amp;0xFFFF] = &quot; &amp; [.Z114] &amp; &quot;; &quot;; &quot;&quot;);  IF( [.AA114] &lt;&gt; &quot;&quot;; &quot;memory[(&quot; &amp; [.AA114] &amp; &quot;)&amp;0xFFFF] = (&quot; &amp; [.AB114] &amp; &quot;)&amp;0xFF; memory[((&quot; &amp; [.AA114] &amp; &quot;)+1)&amp;0xFFFF] = ((&quot; &amp; [.AB11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4];2) &amp; &quot; ) { &quot; &amp;  join(&quot;&quot;;  IF(LEN([.A114]) &gt; 3; &quot;const LL = memory[(PC+1)&amp;0xFFFF]; &quot;; &quot;&quot;); IF(LEN([.A114]) &gt; 6; &quot;const HH = memory[(PC+2)&amp;0xFFFF]; &quot;; &quot;&quot;); IF(LEN([.A114]) &gt; 6; &quot;const HHLL = LL + (HH&lt;&lt;8); &quot;; &quot;&quot;);  IF([.I114] &lt;&gt; &quot;&quot;; &quot;const zeroPageWord = memory[(&quot;&amp;[.I114]&amp;&quot;)&amp;0xFF] + (memory[((&quot;&amp;[.I114]&amp;&quot;)+1)&amp;0xFF]&lt;&lt;8); &quot;; &quot;&quot;);  IF([.J114] &lt;&gt; &quot;&quot;; &quot;const readByte = memory[(&quot;&amp;[.J114]&amp;&quot;)&amp;0xFFFF]; &quot;; &quot;&quot;); IF([.K114] &lt;&gt; &quot;&quot;; &quot;const readWord = memory[(&quot;&amp;[.K114]&amp;&quot;)&amp;0xFFFF] + (memory[((&quot;&amp;[.K114]&amp;&quot;)+1)&amp;0xFFFF]&lt;&lt;8); &quot;; &quot;&quot;);  IF([.L114] &lt;&gt; &quot;&quot;; &quot;const result = &quot;&amp;[.L114]&amp;&quot;; &quot;; &quot;&quot;);  IF([.M114] &lt;&gt; &quot;&quot;; &quot;const newA = &quot;&amp;[.M114]&amp;&quot;; &quot;; &quot;&quot;); IF([.N114] &lt;&gt; &quot;&quot;; &quot;const newX = &quot;&amp;[.N114]&amp;&quot;; &quot;; &quot;&quot;); IF([.O114] &lt;&gt; &quot;&quot;; &quot;const newY = &quot;&amp;[.O114]&amp;&quot;; &quot;; &quot;&quot;); IF([.P114] &lt;&gt; &quot;&quot;; &quot;const newSP = &quot;&amp;[.P114]&amp;&quot;; &quot;; &quot;&quot;); IF([.Q114] &lt;&gt; &quot;&quot;; &quot;const newPC = (&quot;&amp;[.Q114]&amp;&quot;)&amp;0xFFFF; &quot;; &quot;&quot;);  IF([.M114] &lt;&gt; &quot;&quot;; &quot;cpu.A = newA; &quot;; &quot;&quot;); IF([.N114] &lt;&gt; &quot;&quot;; &quot;cpu.X = newX; &quot;; &quot;&quot;); IF([.O114] &lt;&gt; &quot;&quot;; &quot;cpu.Y = newY; &quot;; &quot;&quot;); IF([.P114] &lt;&gt; &quot;&quot;; &quot;cpu.SP = newSP; &quot;; &quot;&quot;); IF([.Q114] &lt;&gt; &quot;&quot;; &quot;cpu.PC = newPC; &quot;; &quot;&quot;);  IF( ([.R114] &amp; [.S114] &amp; [.T114] &amp; [.U114] &amp; [.V114] &amp; [.W114]) &lt;&gt; &quot;&quot;; join(&quot;&quot;;    IF( [.R114] &lt;&gt; &quot;&quot;; &quot;const carry = &quot; &amp; [.R114] &amp; &quot;;&quot;;     &quot;const carry = SR&amp;1; &quot;);   IF( [.S114] &lt;&gt; &quot;&quot;; &quot;const zero = &quot; &amp; [.S114] &amp; &quot;;&quot;;      &quot;const zero = (SR&gt;&gt;1)&amp;1; &quot;);   IF( [.T114] &lt;&gt; &quot;&quot;; &quot;const interrupt = &quot; &amp; [.T114] &amp; &quot;;&quot;; &quot;const interrupt = (SR&gt;&gt;2)&amp;1; &quot;);   IF( [.U114] &lt;&gt; &quot;&quot;; &quot;const decimal = &quot; &amp; [.U114] &amp; &quot;;&quot;;   &quot;const decimal = (SR&gt;&gt;3)&amp;1; &quot;);   IF( [.V114] &lt;&gt; &quot;&quot;; &quot;const overflow = &quot; &amp; [.V114] &amp; &quot;;&quot;;  &quot;const overflow = (SR&gt;&gt;6)&amp;1; &quot;);   IF( [.W114] &lt;&gt; &quot;&quot;; &quot;const negative = &quot; &amp; [.W114] &amp; &quot;;&quot;;  &quot;const negative = (SR&gt;&gt;7)&amp;1; &quot;)  ); &quot;&quot;);  IF( ([.R114] &amp; [.S114] &amp; [.T114] &amp; [.U114] &amp; [.V114] &amp; [.W114]) &lt;&gt; &quot;&quot;; &quot;cpu.SR = carry + (zero&lt;&lt;1) + (interrupt&lt;&lt;2) + (decimal&lt;&lt;3) + (overflow&lt;&lt;6) + (negative&lt;&lt;7); &quot;; &quot;&quot;);  IF( [.Q114] &lt;&gt; &quot;&quot;; &quot;*PC = &quot; &amp; [.Q114] &amp; &quot;;&quot;; &quot;cpu.PC = PC + &quot; &amp; (LEN([.A114]&amp;&quot; &quot;)/3) &amp; &quot;; &quot; );  IF( [.Y114] &lt;&gt; &quot;&quot;; &quot;memory[(&quot; &amp; [.Y114] &amp; &quot;)&amp;0xFFFF] = &quot; &amp; [.Z114] &amp; &quot;; &quot;; &quot;&quot;);  IF( [.AA114] &lt;&gt; &quot;&quot;; &quot;memory[(&quot; &amp; [.AA114] &amp; &quot;)&amp;0xFFFF] = (&quot; &amp; [.AB114] &amp; &quot;)&amp;0xFF; memory[((&quot; &amp; [.AA114] &amp; &quot;)+1)&amp;0xFFFF] = ((&quot; &amp; [.AB11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/>
          <table:table-cell table:style-name="ce76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14] &lt;&gt; &quot;&quot;; &quot;BB &quot;; &quot;&quot;) &amp; IF([.$AN114] &lt;&gt; &quot;&quot;; &quot;LL HH &quot;; &quot;&quot;) &amp; IF([.$AO114] &lt;&gt; &quot;&quot;; &quot;SS &quot;; &quot;&quot;) &amp; IF([.$AP114] &lt;&gt; &quot;&quot;; &quot;RR &quot;; &quot;&quot;) &amp; IF([.$AQ114] &lt;&gt; &quot;&quot;; &quot;PP QQ &quot;; &quot;&quot;) &amp; LEFT([.$A114];2)" office:value-type="string" office:string-value="SS RR B5" calcext:value-type="string">
            <text:p>SS RR B5</text:p>
          </table:table-cell>
          <table:table-cell table:style-name="ce76" table:formula="of:=&quot;UN&quot; &amp;[.B114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6</text:p>
          </table:table-cell>
          <table:table-cell table:style-name="ce22" office:value-type="string" calcext:value-type="string">
            <text:p>LDX</text:p>
          </table:table-cell>
          <table:table-cell table:style-name="ce59" office:value-type="float" office:value="4" calcext:value-type="float">
            <text:p>4</text:p>
          </table:table-cell>
          <table:table-cell table:style-name="ce84" office:value-type="string" calcext:value-type="string">
            <text:p>$LL, Y</text:p>
          </table:table-cell>
          <table:table-cell table:style-name="ce96"/>
          <table:table-cell table:style-name="ce98"/>
          <table:table-cell table:style-name="ce131"/>
          <table:table-cell table:style-name="ce95"/>
          <table:table-cell table:style-name="ce84"/>
          <table:table-cell table:style-name="ce84" office:value-type="string" calcext:value-type="string">
            <text:p>(LL + Y) &amp; 0xFF</text:p>
          </table:table-cell>
          <table:table-cell table:style-name="ce154"/>
          <table:table-cell table:style-name="ce84" office:value-type="string" calcext:value-type="string">
            <text:p>readByte</text:p>
          </table:table-cell>
          <table:table-cell table:style-name="ce190"/>
          <table:table-cell table:style-name="ce84" office:value-type="string" calcext:value-type="string">
            <text:p>result</text:p>
          </table:table-cell>
          <table:table-cell table:style-name="ce154" table:number-columns-repeated="3"/>
          <table:table-cell table:style-name="ce190"/>
          <table:table-cell table:style-name="ce84" office:value-type="string" calcext:value-type="string">
            <text:p>(result | -result) &gt;&gt; 7</text:p>
          </table:table-cell>
          <table:table-cell table:style-name="ce154" table:number-columns-repeated="4"/>
          <table:table-cell table:style-name="ce227" office:value-type="string" calcext:value-type="string">
            <text:p>result &gt;&gt; 7</text:p>
          </table:table-cell>
          <table:table-cell table:style-name="ce190"/>
          <table:table-cell table:style-name="ce154" table:number-columns-repeated="3"/>
          <table:table-cell table:style-name="ce244"/>
          <table:table-cell table:style-name="ce95"/>
          <table:table-cell table:style-name="ce253" table:formula="of:=&quot;  if instruction == 0x&quot; &amp; LEFT([.A115];2) &amp; &quot; { &quot; &amp;  join(&quot;&quot;;  IF(LEN([.A115]) &gt; 3; &quot;LL := memory[PC + 1]; &quot;; &quot;&quot;);  IF([.I115] &lt;&gt; &quot;&quot;; &quot;zeroPageWord := memory[(&quot;&amp;[.I115]&amp;&quot;)&amp;0xFF] + (memory[((&quot;&amp;[.I115]&amp;&quot;)+1)&amp;0xFF]&lt;&lt;8); &quot;; &quot;&quot;);  IF([.J115] &lt;&gt; &quot;&quot;; &quot;readByte := memory[(&quot;&amp;[.J115]&amp;&quot;)&amp;0xFFFF]; &quot;; &quot;&quot;); IF([.K115] &lt;&gt; &quot;&quot;; &quot;readWord := memory[(&quot;&amp;[.K115]&amp;&quot;)&amp;0xFFFF] + (memory[((&quot;&amp;[.K115]&amp;&quot;)+1)&amp;0xFFFF]&lt;&lt;8); &quot;; &quot;&quot;);  IF([.L115] &lt;&gt; &quot;&quot;; &quot;result := &quot;&amp;[.L115]&amp;&quot;; &quot;; &quot;&quot;);  IF([.M115] &lt;&gt; &quot;&quot;; &quot;newA := &quot;&amp;[.M115]&amp;&quot;; &quot;; &quot;&quot;); IF([.N115] &lt;&gt; &quot;&quot;; &quot;newX := &quot;&amp;[.N115]&amp;&quot;; &quot;; &quot;&quot;); IF([.O115] &lt;&gt; &quot;&quot;; &quot;newY := &quot;&amp;[.O115]&amp;&quot;; &quot;; &quot;&quot;); IF([.P115] &lt;&gt; &quot;&quot;; &quot;newSP := &quot;&amp;[.P115]&amp;&quot;; &quot;; &quot;&quot;); IF([.Q115] &lt;&gt; &quot;&quot;; &quot;newPC := &quot;&amp;[.Q115]&amp;&quot;; &quot;; &quot;&quot;);  IF([.M115] &lt;&gt; &quot;&quot;; &quot;*A = newA; &quot;; &quot;&quot;); IF([.N115] &lt;&gt; &quot;&quot;; &quot;*X = newX; &quot;; &quot;&quot;); IF([.O115] &lt;&gt; &quot;&quot;; &quot;*Y = newY; &quot;; &quot;&quot;); IF([.P115] &lt;&gt; &quot;&quot;; &quot;*SP = newSP; &quot;; &quot;&quot;); IF([.Q115] &lt;&gt; &quot;&quot;; &quot;*PC = newPC; &quot;; &quot;&quot;);  IF( ([.R115] &amp; [.S115] &amp; [.T115] &amp; [.U115] &amp; [.V115] &amp; [.W115]) &lt;&gt; &quot;&quot;; join(&quot;&quot;;    IF( [.R115] &lt;&gt; &quot;&quot;; &quot;carry := &quot; &amp; [.R115] &amp; &quot;;&quot;; &quot;carry := SR&amp;1; &quot;);   IF( [.S115] &lt;&gt; &quot;&quot;; &quot;zero := &quot; &amp; [.S115] &amp; &quot;;&quot;; &quot;zero := (SR&gt;&gt;1)&amp;1; &quot;);   IF( [.T115] &lt;&gt; &quot;&quot;; &quot;interrupt := &quot; &amp; [.T115] &amp; &quot;;&quot;; &quot;interrupt := (SR&gt;&gt;2)&amp;1; &quot;);   IF( [.U115] &lt;&gt; &quot;&quot;; &quot;decimal := &quot; &amp; [.U115] &amp; &quot;;&quot;; &quot;decimal := (SR&gt;&gt;3)&amp;1; &quot;);   IF( [.V115] &lt;&gt; &quot;&quot;; &quot;overflow := &quot; &amp; [.V115] &amp; &quot;;&quot;; &quot;overflow := (SR&gt;&gt;6)&amp;1; &quot;);   IF( [.W115] &lt;&gt; &quot;&quot;; &quot;negative := &quot; &amp; [.W115] &amp; &quot;;&quot;; &quot;negative := (SR&gt;&gt;7)&amp;1; &quot;)  ); &quot;&quot;);  IF( ([.R115] &amp; [.S115] &amp; [.T115] &amp; [.U115] &amp; [.V115] &amp; [.W115]) &lt;&gt; &quot;&quot;; &quot;*SR = carry + (zero&lt;&lt;1) + (interrupt&lt;&lt;2) + (decimal&lt;&lt;3) + (overflow&lt;&lt;6) + (negative&lt;&lt;7); &quot;; &quot;&quot;);  IF( [.Q115] &lt;&gt; &quot;&quot;; &quot;*PC = &quot; &amp; [.Q115] &amp; &quot;;&quot;; &quot;*PC = PC + &quot; &amp; (LEN([.A115]&amp;&quot; &quot;)/3) &amp; &quot;; &quot; );  IF( [.Y115] &lt;&gt; &quot;&quot;; &quot;memory[(&quot; &amp; [.Y115] &amp; &quot;)&amp;0xFFFF] = &quot; &amp; [.Z115] &amp; &quot;; &quot;; &quot;&quot;);  IF( [.AA115] &lt;&gt; &quot;&quot;; &quot;memory[(&quot; &amp; [.AA115] &amp; &quot;)&amp;0xFFFF] = (&quot; &amp; [.AB115] &amp; &quot;)&amp;0xFF; memory[((&quot; &amp; [.AA115] &amp; &quot;)+1)&amp;0xFFFF] = ((&quot; &amp; [.AB11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5];2) &amp; &quot; ) { &quot; &amp;  join(&quot;&quot;;  IF(LEN([.A115]) &gt; 3; &quot;unsigned char LL = memory[(PC+1)&amp;0xFFFF]; &quot;; &quot;&quot;); IF(LEN([.A115]) &gt; 6; &quot;unsigned int HH = memory[(PC+2)&amp;0xFFFF]; &quot;; &quot;&quot;); IF(LEN([.A115]) &gt; 6; &quot;unsigned int HHLL = LL + (HH&lt;&lt;8); &quot;; &quot;&quot;);  IF([.I115] &lt;&gt; &quot;&quot;; &quot;unsigned int zeroPageWord = memory[(&quot;&amp;[.I115]&amp;&quot;)&amp;0xFF] + (memory[((&quot;&amp;[.I115]&amp;&quot;)+1)&amp;0xFF]&lt;&lt;8); &quot;; &quot;&quot;);  IF([.J115] &lt;&gt; &quot;&quot;; &quot;unsigned char readByte = memory[(&quot;&amp;[.J115]&amp;&quot;)&amp;0xFFFF]; &quot;; &quot;&quot;); IF([.K115] &lt;&gt; &quot;&quot;; &quot;unsigned int readWord := memory[(&quot;&amp;[.K115]&amp;&quot;)&amp;0xFFFF] + (memory[((&quot;&amp;[.K115]&amp;&quot;)+1)&amp;0xFFFF]&lt;&lt;8); &quot;; &quot;&quot;);  IF([.L115] &lt;&gt; &quot;&quot;; &quot;unsigned int result = &quot;&amp;[.L115]&amp;&quot;; &quot;; &quot;&quot;);  IF([.M115] &lt;&gt; &quot;&quot;; &quot;unsigned char newA = &quot;&amp;[.M115]&amp;&quot;; &quot;; &quot;&quot;); IF([.N115] &lt;&gt; &quot;&quot;; &quot;unsigned char newX = &quot;&amp;[.N115]&amp;&quot;; &quot;; &quot;&quot;); IF([.O115] &lt;&gt; &quot;&quot;; &quot;unsigned char newY = &quot;&amp;[.O115]&amp;&quot;; &quot;; &quot;&quot;); IF([.P115] &lt;&gt; &quot;&quot;; &quot;unsigned char newSP = &quot;&amp;[.P115]&amp;&quot;; &quot;; &quot;&quot;); IF([.Q115] &lt;&gt; &quot;&quot;; &quot;unsigned int newPC = (&quot;&amp;[.Q115]&amp;&quot;)&amp;0xFFFF; &quot;; &quot;&quot;);  IF([.M115] &lt;&gt; &quot;&quot;; &quot;*A = newA; &quot;; &quot;&quot;); IF([.N115] &lt;&gt; &quot;&quot;; &quot;*X = newX; &quot;; &quot;&quot;); IF([.O115] &lt;&gt; &quot;&quot;; &quot;*Y = newY; &quot;; &quot;&quot;); IF([.P115] &lt;&gt; &quot;&quot;; &quot;*SP = newSP; &quot;; &quot;&quot;); IF([.Q115] &lt;&gt; &quot;&quot;; &quot;*PC = newPC; &quot;; &quot;&quot;);  IF( ([.R115] &amp; [.S115] &amp; [.T115] &amp; [.U115] &amp; [.V115] &amp; [.W115]) &lt;&gt; &quot;&quot;; join(&quot;&quot;;    IF( [.R115] &lt;&gt; &quot;&quot;; &quot;unsigned char carry = &quot; &amp; [.R115] &amp; &quot;;&quot;; &quot;unsigned char carry = SR&amp;1; &quot;);   IF( [.S115] &lt;&gt; &quot;&quot;; &quot;unsigned char zero = &quot; &amp; [.S115] &amp; &quot;;&quot;; &quot;unsigned char zero = (SR&gt;&gt;1)&amp;1; &quot;);   IF( [.T115] &lt;&gt; &quot;&quot;; &quot;unsigned char interrupt = &quot; &amp; [.T115] &amp; &quot;;&quot;; &quot;unsigned char interrupt = (SR&gt;&gt;2)&amp;1; &quot;);   IF( [.U115] &lt;&gt; &quot;&quot;; &quot;unsigned char decimal = &quot; &amp; [.U115] &amp; &quot;;&quot;; &quot;unsigned char decimal = (SR&gt;&gt;3)&amp;1; &quot;);   IF( [.V115] &lt;&gt; &quot;&quot;; &quot;unsigned char overflow = &quot; &amp; [.V115] &amp; &quot;;&quot;; &quot;unsigned char overflow = (SR&gt;&gt;6)&amp;1; &quot;);   IF( [.W115] &lt;&gt; &quot;&quot;; &quot;unsigned char negative = &quot; &amp; [.W115] &amp; &quot;;&quot;; &quot;unsigned char negative = (SR&gt;&gt;7)&amp;1; &quot;)  ); &quot;&quot;);  IF( ([.R115] &amp; [.S115] &amp; [.T115] &amp; [.U115] &amp; [.V115] &amp; [.W115]) &lt;&gt; &quot;&quot;; &quot;*SR = carry + (zero&lt;&lt;1) + (interrupt&lt;&lt;2) + (decimal&lt;&lt;3) + (overflow&lt;&lt;6) + (negative&lt;&lt;7); &quot;; &quot;&quot;);  IF( [.Q115] &lt;&gt; &quot;&quot;; &quot;*PC = &quot; &amp; [.Q115] &amp; &quot;;&quot;; &quot;*PC = PC + &quot; &amp; (LEN([.A115]&amp;&quot; &quot;)/3) &amp; &quot;; &quot; );  IF( [.Y115] &lt;&gt; &quot;&quot;; &quot;memory[(&quot; &amp; [.Y115] &amp; &quot;)&amp;0xFFFF] = &quot; &amp; [.Z115] &amp; &quot;; &quot;; &quot;&quot;);  IF( [.AA115] &lt;&gt; &quot;&quot;; &quot;memory[(&quot; &amp; [.AA115] &amp; &quot;)&amp;0xFFFF] = (&quot; &amp; [.AB115] &amp; &quot;)&amp;0xFF; memory[((&quot; &amp; [.AA115] &amp; &quot;)+1)&amp;0xFFFF] = ((&quot; &amp; [.AB11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5];2) &amp; &quot; ) { &quot; &amp;  join(&quot;&quot;;  IF(LEN([.A115]) &gt; 3; &quot;const LL = memory[(PC+1)&amp;0xFFFF]; &quot;; &quot;&quot;); IF(LEN([.A115]) &gt; 6; &quot;const HH = memory[(PC+2)&amp;0xFFFF]; &quot;; &quot;&quot;); IF(LEN([.A115]) &gt; 6; &quot;const HHLL = LL + (HH&lt;&lt;8); &quot;; &quot;&quot;);  IF([.I115] &lt;&gt; &quot;&quot;; &quot;const zeroPageWord = memory[(&quot;&amp;[.I115]&amp;&quot;)&amp;0xFF] + (memory[((&quot;&amp;[.I115]&amp;&quot;)+1)&amp;0xFF]&lt;&lt;8); &quot;; &quot;&quot;);  IF([.J115] &lt;&gt; &quot;&quot;; &quot;const readByte = memory[(&quot;&amp;[.J115]&amp;&quot;)&amp;0xFFFF]; &quot;; &quot;&quot;); IF([.K115] &lt;&gt; &quot;&quot;; &quot;const readWord = memory[(&quot;&amp;[.K115]&amp;&quot;)&amp;0xFFFF] + (memory[((&quot;&amp;[.K115]&amp;&quot;)+1)&amp;0xFFFF]&lt;&lt;8); &quot;; &quot;&quot;);  IF([.L115] &lt;&gt; &quot;&quot;; &quot;const result = &quot;&amp;[.L115]&amp;&quot;; &quot;; &quot;&quot;);  IF([.M115] &lt;&gt; &quot;&quot;; &quot;const newA = &quot;&amp;[.M115]&amp;&quot;; &quot;; &quot;&quot;); IF([.N115] &lt;&gt; &quot;&quot;; &quot;const newX = &quot;&amp;[.N115]&amp;&quot;; &quot;; &quot;&quot;); IF([.O115] &lt;&gt; &quot;&quot;; &quot;const newY = &quot;&amp;[.O115]&amp;&quot;; &quot;; &quot;&quot;); IF([.P115] &lt;&gt; &quot;&quot;; &quot;const newSP = &quot;&amp;[.P115]&amp;&quot;; &quot;; &quot;&quot;); IF([.Q115] &lt;&gt; &quot;&quot;; &quot;const newPC = (&quot;&amp;[.Q115]&amp;&quot;)&amp;0xFFFF; &quot;; &quot;&quot;);  IF([.M115] &lt;&gt; &quot;&quot;; &quot;cpu.A = newA; &quot;; &quot;&quot;); IF([.N115] &lt;&gt; &quot;&quot;; &quot;cpu.X = newX; &quot;; &quot;&quot;); IF([.O115] &lt;&gt; &quot;&quot;; &quot;cpu.Y = newY; &quot;; &quot;&quot;); IF([.P115] &lt;&gt; &quot;&quot;; &quot;cpu.SP = newSP; &quot;; &quot;&quot;); IF([.Q115] &lt;&gt; &quot;&quot;; &quot;cpu.PC = newPC; &quot;; &quot;&quot;);  IF( ([.R115] &amp; [.S115] &amp; [.T115] &amp; [.U115] &amp; [.V115] &amp; [.W115]) &lt;&gt; &quot;&quot;; join(&quot;&quot;;    IF( [.R115] &lt;&gt; &quot;&quot;; &quot;const carry = &quot; &amp; [.R115] &amp; &quot;;&quot;;     &quot;const carry = SR&amp;1; &quot;);   IF( [.S115] &lt;&gt; &quot;&quot;; &quot;const zero = &quot; &amp; [.S115] &amp; &quot;;&quot;;      &quot;const zero = (SR&gt;&gt;1)&amp;1; &quot;);   IF( [.T115] &lt;&gt; &quot;&quot;; &quot;const interrupt = &quot; &amp; [.T115] &amp; &quot;;&quot;; &quot;const interrupt = (SR&gt;&gt;2)&amp;1; &quot;);   IF( [.U115] &lt;&gt; &quot;&quot;; &quot;const decimal = &quot; &amp; [.U115] &amp; &quot;;&quot;;   &quot;const decimal = (SR&gt;&gt;3)&amp;1; &quot;);   IF( [.V115] &lt;&gt; &quot;&quot;; &quot;const overflow = &quot; &amp; [.V115] &amp; &quot;;&quot;;  &quot;const overflow = (SR&gt;&gt;6)&amp;1; &quot;);   IF( [.W115] &lt;&gt; &quot;&quot;; &quot;const negative = &quot; &amp; [.W115] &amp; &quot;;&quot;;  &quot;const negative = (SR&gt;&gt;7)&amp;1; &quot;)  ); &quot;&quot;);  IF( ([.R115] &amp; [.S115] &amp; [.T115] &amp; [.U115] &amp; [.V115] &amp; [.W115]) &lt;&gt; &quot;&quot;; &quot;cpu.SR = carry + (zero&lt;&lt;1) + (interrupt&lt;&lt;2) + (decimal&lt;&lt;3) + (overflow&lt;&lt;6) + (negative&lt;&lt;7); &quot;; &quot;&quot;);  IF( [.Q115] &lt;&gt; &quot;&quot;; &quot;*PC = &quot; &amp; [.Q115] &amp; &quot;;&quot;; &quot;cpu.PC = PC + &quot; &amp; (LEN([.A115]&amp;&quot; &quot;)/3) &amp; &quot;; &quot; );  IF( [.Y115] &lt;&gt; &quot;&quot;; &quot;memory[(&quot; &amp; [.Y115] &amp; &quot;)&amp;0xFFFF] = &quot; &amp; [.Z115] &amp; &quot;; &quot;; &quot;&quot;);  IF( [.AA115] &lt;&gt; &quot;&quot;; &quot;memory[(&quot; &amp; [.AA115] &amp; &quot;)&amp;0xFFFF] = (&quot; &amp; [.AB115] &amp; &quot;)&amp;0xFF; memory[((&quot; &amp; [.AA115] &amp; &quot;)+1)&amp;0xFFFF] = ((&quot; &amp; [.AB11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4"/>
          <table:table-cell table:style-name="ce84"/>
          <table:table-cell table:style-name="ce84" office:value-type="string" calcext:value-type="string">
            <text:p>SR</text:p>
          </table:table-cell>
          <table:table-cell table:style-name="ce84" office:value-type="string" calcext:value-type="string">
            <text:p>X</text:p>
          </table:table-cell>
          <table:table-cell table:style-name="ce84"/>
          <table:table-cell table:style-name="ce84" office:value-type="string" calcext:value-type="string">
            <text:p>zero, negative</text:p>
          </table:table-cell>
          <table:table-cell table:style-name="ce154"/>
          <table:table-cell table:style-name="ce244"/>
          <table:table-cell table:style-name="ce282" table:formula="of:=IF([.$AM115] &lt;&gt; &quot;&quot;; &quot;BB &quot;; &quot;&quot;) &amp; IF([.$AN115] &lt;&gt; &quot;&quot;; &quot;LL HH &quot;; &quot;&quot;) &amp; IF([.$AO115] &lt;&gt; &quot;&quot;; &quot;SS &quot;; &quot;&quot;) &amp; IF([.$AP115] &lt;&gt; &quot;&quot;; &quot;RR &quot;; &quot;&quot;) &amp; IF([.$AQ115] &lt;&gt; &quot;&quot;; &quot;PP QQ &quot;; &quot;&quot;) &amp; LEFT([.$A115];2)" office:value-type="string" office:string-value="SS RR B6" calcext:value-type="string">
            <text:p>SS RR B6</text:p>
          </table:table-cell>
          <table:table-cell table:style-name="ce84" table:formula="of:=&quot;UN&quot; &amp;[.B115]" office:value-type="string" office:string-value="UNLDX" calcext:value-type="string">
            <text:p>UNLDX</text:p>
          </table:table-cell>
          <table:table-cell table:style-name="ce84" office:value-type="string" calcext:value-type="string">
            <text:p>$SS, $RR</text:p>
          </table:table-cell>
          <table:table-cell table:style-name="ce96"/>
          <table:table-cell table:style-name="ce84" table:number-columns-repeated="14"/>
          <table:table-cell table:style-name="ce290"/>
          <table:table-cell table:style-name="ce8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8</text:p>
          </table:table-cell>
          <table:table-cell table:style-name="ce20" office:value-type="string" calcext:value-type="string">
            <text:p>CLV</text:p>
          </table:table-cell>
          <table:table-cell table:style-name="ce45" office:value-type="float" office:value="2" calcext:value-type="float">
            <text:p>2</text:p>
          </table:table-cell>
          <table:table-cell table:style-name="ce73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116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4"/>
          <table:table-cell table:style-name="ce169"/>
          <table:table-cell table:style-name="ce68"/>
          <table:table-cell table:style-name="ce73" table:number-columns-repeated="2"/>
          <table:table-cell table:style-name="ce68"/>
          <table:table-cell table:style-name="ce68" office:value-type="string" calcext:value-type="string">
            <text:p>0x0</text:p>
          </table:table-cell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116];2) &amp; &quot; { &quot; &amp;  join(&quot;&quot;;  IF(LEN([.A116]) &gt; 3; &quot;LL := memory[PC + 1]; &quot;; &quot;&quot;);  IF([.I116] &lt;&gt; &quot;&quot;; &quot;zeroPageWord := memory[(&quot;&amp;[.I116]&amp;&quot;)&amp;0xFF] + (memory[((&quot;&amp;[.I116]&amp;&quot;)+1)&amp;0xFF]&lt;&lt;8); &quot;; &quot;&quot;);  IF([.J116] &lt;&gt; &quot;&quot;; &quot;readByte := memory[(&quot;&amp;[.J116]&amp;&quot;)&amp;0xFFFF]; &quot;; &quot;&quot;); IF([.K116] &lt;&gt; &quot;&quot;; &quot;readWord := memory[(&quot;&amp;[.K116]&amp;&quot;)&amp;0xFFFF] + (memory[((&quot;&amp;[.K116]&amp;&quot;)+1)&amp;0xFFFF]&lt;&lt;8); &quot;; &quot;&quot;);  IF([.L116] &lt;&gt; &quot;&quot;; &quot;result := &quot;&amp;[.L116]&amp;&quot;; &quot;; &quot;&quot;);  IF([.M116] &lt;&gt; &quot;&quot;; &quot;newA := &quot;&amp;[.M116]&amp;&quot;; &quot;; &quot;&quot;); IF([.N116] &lt;&gt; &quot;&quot;; &quot;newX := &quot;&amp;[.N116]&amp;&quot;; &quot;; &quot;&quot;); IF([.O116] &lt;&gt; &quot;&quot;; &quot;newY := &quot;&amp;[.O116]&amp;&quot;; &quot;; &quot;&quot;); IF([.P116] &lt;&gt; &quot;&quot;; &quot;newSP := &quot;&amp;[.P116]&amp;&quot;; &quot;; &quot;&quot;); IF([.Q116] &lt;&gt; &quot;&quot;; &quot;newPC := &quot;&amp;[.Q116]&amp;&quot;; &quot;; &quot;&quot;);  IF([.M116] &lt;&gt; &quot;&quot;; &quot;*A = newA; &quot;; &quot;&quot;); IF([.N116] &lt;&gt; &quot;&quot;; &quot;*X = newX; &quot;; &quot;&quot;); IF([.O116] &lt;&gt; &quot;&quot;; &quot;*Y = newY; &quot;; &quot;&quot;); IF([.P116] &lt;&gt; &quot;&quot;; &quot;*SP = newSP; &quot;; &quot;&quot;); IF([.Q116] &lt;&gt; &quot;&quot;; &quot;*PC = newPC; &quot;; &quot;&quot;);  IF( ([.R116] &amp; [.S116] &amp; [.T116] &amp; [.U116] &amp; [.V116] &amp; [.W116]) &lt;&gt; &quot;&quot;; join(&quot;&quot;;    IF( [.R116] &lt;&gt; &quot;&quot;; &quot;carry := &quot; &amp; [.R116] &amp; &quot;;&quot;; &quot;carry := SR&amp;1; &quot;);   IF( [.S116] &lt;&gt; &quot;&quot;; &quot;zero := &quot; &amp; [.S116] &amp; &quot;;&quot;; &quot;zero := (SR&gt;&gt;1)&amp;1; &quot;);   IF( [.T116] &lt;&gt; &quot;&quot;; &quot;interrupt := &quot; &amp; [.T116] &amp; &quot;;&quot;; &quot;interrupt := (SR&gt;&gt;2)&amp;1; &quot;);   IF( [.U116] &lt;&gt; &quot;&quot;; &quot;decimal := &quot; &amp; [.U116] &amp; &quot;;&quot;; &quot;decimal := (SR&gt;&gt;3)&amp;1; &quot;);   IF( [.V116] &lt;&gt; &quot;&quot;; &quot;overflow := &quot; &amp; [.V116] &amp; &quot;;&quot;; &quot;overflow := (SR&gt;&gt;6)&amp;1; &quot;);   IF( [.W116] &lt;&gt; &quot;&quot;; &quot;negative := &quot; &amp; [.W116] &amp; &quot;;&quot;; &quot;negative := (SR&gt;&gt;7)&amp;1; &quot;)  ); &quot;&quot;);  IF( ([.R116] &amp; [.S116] &amp; [.T116] &amp; [.U116] &amp; [.V116] &amp; [.W116]) &lt;&gt; &quot;&quot;; &quot;*SR = carry + (zero&lt;&lt;1) + (interrupt&lt;&lt;2) + (decimal&lt;&lt;3) + (overflow&lt;&lt;6) + (negative&lt;&lt;7); &quot;; &quot;&quot;);  IF( [.Q116] &lt;&gt; &quot;&quot;; &quot;*PC = &quot; &amp; [.Q116] &amp; &quot;;&quot;; &quot;*PC = PC + &quot; &amp; (LEN([.A116]&amp;&quot; &quot;)/3) &amp; &quot;; &quot; );  IF( [.Y116] &lt;&gt; &quot;&quot;; &quot;memory[(&quot; &amp; [.Y116] &amp; &quot;)&amp;0xFFFF] = &quot; &amp; [.Z116] &amp; &quot;; &quot;; &quot;&quot;);  IF( [.AA116] &lt;&gt; &quot;&quot;; &quot;memory[(&quot; &amp; [.AA116] &amp; &quot;)&amp;0xFFFF] = (&quot; &amp; [.AB116] &amp; &quot;)&amp;0xFF; memory[((&quot; &amp; [.AA116] &amp; &quot;)+1)&amp;0xFFFF] = ((&quot; &amp; [.AB11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6];2) &amp; &quot; ) { &quot; &amp;  join(&quot;&quot;;  IF(LEN([.A116]) &gt; 3; &quot;unsigned char LL = memory[(PC+1)&amp;0xFFFF]; &quot;; &quot;&quot;); IF(LEN([.A116]) &gt; 6; &quot;unsigned int HH = memory[(PC+2)&amp;0xFFFF]; &quot;; &quot;&quot;); IF(LEN([.A116]) &gt; 6; &quot;unsigned int HHLL = LL + (HH&lt;&lt;8); &quot;; &quot;&quot;);  IF([.I116] &lt;&gt; &quot;&quot;; &quot;unsigned int zeroPageWord = memory[(&quot;&amp;[.I116]&amp;&quot;)&amp;0xFF] + (memory[((&quot;&amp;[.I116]&amp;&quot;)+1)&amp;0xFF]&lt;&lt;8); &quot;; &quot;&quot;);  IF([.J116] &lt;&gt; &quot;&quot;; &quot;unsigned char readByte = memory[(&quot;&amp;[.J116]&amp;&quot;)&amp;0xFFFF]; &quot;; &quot;&quot;); IF([.K116] &lt;&gt; &quot;&quot;; &quot;unsigned int readWord := memory[(&quot;&amp;[.K116]&amp;&quot;)&amp;0xFFFF] + (memory[((&quot;&amp;[.K116]&amp;&quot;)+1)&amp;0xFFFF]&lt;&lt;8); &quot;; &quot;&quot;);  IF([.L116] &lt;&gt; &quot;&quot;; &quot;unsigned int result = &quot;&amp;[.L116]&amp;&quot;; &quot;; &quot;&quot;);  IF([.M116] &lt;&gt; &quot;&quot;; &quot;unsigned char newA = &quot;&amp;[.M116]&amp;&quot;; &quot;; &quot;&quot;); IF([.N116] &lt;&gt; &quot;&quot;; &quot;unsigned char newX = &quot;&amp;[.N116]&amp;&quot;; &quot;; &quot;&quot;); IF([.O116] &lt;&gt; &quot;&quot;; &quot;unsigned char newY = &quot;&amp;[.O116]&amp;&quot;; &quot;; &quot;&quot;); IF([.P116] &lt;&gt; &quot;&quot;; &quot;unsigned char newSP = &quot;&amp;[.P116]&amp;&quot;; &quot;; &quot;&quot;); IF([.Q116] &lt;&gt; &quot;&quot;; &quot;unsigned int newPC = (&quot;&amp;[.Q116]&amp;&quot;)&amp;0xFFFF; &quot;; &quot;&quot;);  IF([.M116] &lt;&gt; &quot;&quot;; &quot;*A = newA; &quot;; &quot;&quot;); IF([.N116] &lt;&gt; &quot;&quot;; &quot;*X = newX; &quot;; &quot;&quot;); IF([.O116] &lt;&gt; &quot;&quot;; &quot;*Y = newY; &quot;; &quot;&quot;); IF([.P116] &lt;&gt; &quot;&quot;; &quot;*SP = newSP; &quot;; &quot;&quot;); IF([.Q116] &lt;&gt; &quot;&quot;; &quot;*PC = newPC; &quot;; &quot;&quot;);  IF( ([.R116] &amp; [.S116] &amp; [.T116] &amp; [.U116] &amp; [.V116] &amp; [.W116]) &lt;&gt; &quot;&quot;; join(&quot;&quot;;    IF( [.R116] &lt;&gt; &quot;&quot;; &quot;unsigned char carry = &quot; &amp; [.R116] &amp; &quot;;&quot;; &quot;unsigned char carry = SR&amp;1; &quot;);   IF( [.S116] &lt;&gt; &quot;&quot;; &quot;unsigned char zero = &quot; &amp; [.S116] &amp; &quot;;&quot;; &quot;unsigned char zero = (SR&gt;&gt;1)&amp;1; &quot;);   IF( [.T116] &lt;&gt; &quot;&quot;; &quot;unsigned char interrupt = &quot; &amp; [.T116] &amp; &quot;;&quot;; &quot;unsigned char interrupt = (SR&gt;&gt;2)&amp;1; &quot;);   IF( [.U116] &lt;&gt; &quot;&quot;; &quot;unsigned char decimal = &quot; &amp; [.U116] &amp; &quot;;&quot;; &quot;unsigned char decimal = (SR&gt;&gt;3)&amp;1; &quot;);   IF( [.V116] &lt;&gt; &quot;&quot;; &quot;unsigned char overflow = &quot; &amp; [.V116] &amp; &quot;;&quot;; &quot;unsigned char overflow = (SR&gt;&gt;6)&amp;1; &quot;);   IF( [.W116] &lt;&gt; &quot;&quot;; &quot;unsigned char negative = &quot; &amp; [.W116] &amp; &quot;;&quot;; &quot;unsigned char negative = (SR&gt;&gt;7)&amp;1; &quot;)  ); &quot;&quot;);  IF( ([.R116] &amp; [.S116] &amp; [.T116] &amp; [.U116] &amp; [.V116] &amp; [.W116]) &lt;&gt; &quot;&quot;; &quot;*SR = carry + (zero&lt;&lt;1) + (interrupt&lt;&lt;2) + (decimal&lt;&lt;3) + (overflow&lt;&lt;6) + (negative&lt;&lt;7); &quot;; &quot;&quot;);  IF( [.Q116] &lt;&gt; &quot;&quot;; &quot;*PC = &quot; &amp; [.Q116] &amp; &quot;;&quot;; &quot;*PC = PC + &quot; &amp; (LEN([.A116]&amp;&quot; &quot;)/3) &amp; &quot;; &quot; );  IF( [.Y116] &lt;&gt; &quot;&quot;; &quot;memory[(&quot; &amp; [.Y116] &amp; &quot;)&amp;0xFFFF] = &quot; &amp; [.Z116] &amp; &quot;; &quot;; &quot;&quot;);  IF( [.AA116] &lt;&gt; &quot;&quot;; &quot;memory[(&quot; &amp; [.AA116] &amp; &quot;)&amp;0xFFFF] = (&quot; &amp; [.AB116] &amp; &quot;)&amp;0xFF; memory[((&quot; &amp; [.AA116] &amp; &quot;)+1)&amp;0xFFFF] = ((&quot; &amp; [.AB11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6];2) &amp; &quot; ) { &quot; &amp;  join(&quot;&quot;;  IF(LEN([.A116]) &gt; 3; &quot;const LL = memory[(PC+1)&amp;0xFFFF]; &quot;; &quot;&quot;); IF(LEN([.A116]) &gt; 6; &quot;const HH = memory[(PC+2)&amp;0xFFFF]; &quot;; &quot;&quot;); IF(LEN([.A116]) &gt; 6; &quot;const HHLL = LL + (HH&lt;&lt;8); &quot;; &quot;&quot;);  IF([.I116] &lt;&gt; &quot;&quot;; &quot;const zeroPageWord = memory[(&quot;&amp;[.I116]&amp;&quot;)&amp;0xFF] + (memory[((&quot;&amp;[.I116]&amp;&quot;)+1)&amp;0xFF]&lt;&lt;8); &quot;; &quot;&quot;);  IF([.J116] &lt;&gt; &quot;&quot;; &quot;const readByte = memory[(&quot;&amp;[.J116]&amp;&quot;)&amp;0xFFFF]; &quot;; &quot;&quot;); IF([.K116] &lt;&gt; &quot;&quot;; &quot;const readWord = memory[(&quot;&amp;[.K116]&amp;&quot;)&amp;0xFFFF] + (memory[((&quot;&amp;[.K116]&amp;&quot;)+1)&amp;0xFFFF]&lt;&lt;8); &quot;; &quot;&quot;);  IF([.L116] &lt;&gt; &quot;&quot;; &quot;const result = &quot;&amp;[.L116]&amp;&quot;; &quot;; &quot;&quot;);  IF([.M116] &lt;&gt; &quot;&quot;; &quot;const newA = &quot;&amp;[.M116]&amp;&quot;; &quot;; &quot;&quot;); IF([.N116] &lt;&gt; &quot;&quot;; &quot;const newX = &quot;&amp;[.N116]&amp;&quot;; &quot;; &quot;&quot;); IF([.O116] &lt;&gt; &quot;&quot;; &quot;const newY = &quot;&amp;[.O116]&amp;&quot;; &quot;; &quot;&quot;); IF([.P116] &lt;&gt; &quot;&quot;; &quot;const newSP = &quot;&amp;[.P116]&amp;&quot;; &quot;; &quot;&quot;); IF([.Q116] &lt;&gt; &quot;&quot;; &quot;const newPC = (&quot;&amp;[.Q116]&amp;&quot;)&amp;0xFFFF; &quot;; &quot;&quot;);  IF([.M116] &lt;&gt; &quot;&quot;; &quot;cpu.A = newA; &quot;; &quot;&quot;); IF([.N116] &lt;&gt; &quot;&quot;; &quot;cpu.X = newX; &quot;; &quot;&quot;); IF([.O116] &lt;&gt; &quot;&quot;; &quot;cpu.Y = newY; &quot;; &quot;&quot;); IF([.P116] &lt;&gt; &quot;&quot;; &quot;cpu.SP = newSP; &quot;; &quot;&quot;); IF([.Q116] &lt;&gt; &quot;&quot;; &quot;cpu.PC = newPC; &quot;; &quot;&quot;);  IF( ([.R116] &amp; [.S116] &amp; [.T116] &amp; [.U116] &amp; [.V116] &amp; [.W116]) &lt;&gt; &quot;&quot;; join(&quot;&quot;;    IF( [.R116] &lt;&gt; &quot;&quot;; &quot;const carry = &quot; &amp; [.R116] &amp; &quot;;&quot;;     &quot;const carry = SR&amp;1; &quot;);   IF( [.S116] &lt;&gt; &quot;&quot;; &quot;const zero = &quot; &amp; [.S116] &amp; &quot;;&quot;;      &quot;const zero = (SR&gt;&gt;1)&amp;1; &quot;);   IF( [.T116] &lt;&gt; &quot;&quot;; &quot;const interrupt = &quot; &amp; [.T116] &amp; &quot;;&quot;; &quot;const interrupt = (SR&gt;&gt;2)&amp;1; &quot;);   IF( [.U116] &lt;&gt; &quot;&quot;; &quot;const decimal = &quot; &amp; [.U116] &amp; &quot;;&quot;;   &quot;const decimal = (SR&gt;&gt;3)&amp;1; &quot;);   IF( [.V116] &lt;&gt; &quot;&quot;; &quot;const overflow = &quot; &amp; [.V116] &amp; &quot;;&quot;;  &quot;const overflow = (SR&gt;&gt;6)&amp;1; &quot;);   IF( [.W116] &lt;&gt; &quot;&quot;; &quot;const negative = &quot; &amp; [.W116] &amp; &quot;;&quot;;  &quot;const negative = (SR&gt;&gt;7)&amp;1; &quot;)  ); &quot;&quot;);  IF( ([.R116] &amp; [.S116] &amp; [.T116] &amp; [.U116] &amp; [.V116] &amp; [.W116]) &lt;&gt; &quot;&quot;; &quot;cpu.SR = carry + (zero&lt;&lt;1) + (interrupt&lt;&lt;2) + (decimal&lt;&lt;3) + (overflow&lt;&lt;6) + (negative&lt;&lt;7); &quot;; &quot;&quot;);  IF( [.Q116] &lt;&gt; &quot;&quot;; &quot;*PC = &quot; &amp; [.Q116] &amp; &quot;;&quot;; &quot;cpu.PC = PC + &quot; &amp; (LEN([.A116]&amp;&quot; &quot;)/3) &amp; &quot;; &quot; );  IF( [.Y116] &lt;&gt; &quot;&quot;; &quot;memory[(&quot; &amp; [.Y116] &amp; &quot;)&amp;0xFFFF] = &quot; &amp; [.Z116] &amp; &quot;; &quot;; &quot;&quot;);  IF( [.AA116] &lt;&gt; &quot;&quot;; &quot;memory[(&quot; &amp; [.AA116] &amp; &quot;)&amp;0xFFFF] = (&quot; &amp; [.AB116] &amp; &quot;)&amp;0xFF; memory[((&quot; &amp; [.AA116] &amp; &quot;)+1)&amp;0xFFFF] = ((&quot; &amp; [.AB11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/>
          <table:table-cell table:style-name="ce68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overflow</text:p>
          </table:table-cell>
          <table:table-cell table:style-name="ce73"/>
          <table:table-cell table:style-name="ce244"/>
          <table:table-cell table:style-name="ce282" table:formula="of:=IF([.$AM116] &lt;&gt; &quot;&quot;; &quot;BB &quot;; &quot;&quot;) &amp; IF([.$AN116] &lt;&gt; &quot;&quot;; &quot;LL HH &quot;; &quot;&quot;) &amp; IF([.$AO116] &lt;&gt; &quot;&quot;; &quot;SS &quot;; &quot;&quot;) &amp; IF([.$AP116] &lt;&gt; &quot;&quot;; &quot;RR &quot;; &quot;&quot;) &amp; IF([.$AQ116] &lt;&gt; &quot;&quot;; &quot;PP QQ &quot;; &quot;&quot;) &amp; LEFT([.$A116];2)" office:value-type="string" office:string-value="SS B8" calcext:value-type="string">
            <text:p>SS B8</text:p>
          </table:table-cell>
          <table:table-cell table:style-name="ce68" table:formula="of:=&quot;UN&quot; &amp;[.B116]" office:value-type="string" office:string-value="UNCLV" calcext:value-type="string">
            <text:p>UNCLV</text:p>
          </table:table-cell>
          <table:table-cell table:style-name="ce68" office:value-type="string" calcext:value-type="string">
            <text:p>$SS</text:p>
          </table:table-cell>
          <table:table-cell table:style-name="ce96"/>
          <table:table-cell table:style-name="ce68" table:number-columns-repeated="14"/>
          <table:table-cell table:style-name="ce290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9 LL HH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string" calcext:value-type="string">
            <text:p>4*</text:p>
          </table:table-cell>
          <table:table-cell table:style-name="ce76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/>
          <table:table-cell table:style-name="ce76" office:value-type="string" calcext:value-type="string">
            <text:p>HHLL + Y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2"/>
          <table:table-cell table:style-name="ce76" table:number-columns-repeated="2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17];2) &amp; &quot; { &quot; &amp;  join(&quot;&quot;;  IF(LEN([.A117]) &gt; 3; &quot;LL := memory[PC + 1]; &quot;; &quot;&quot;);  IF([.I117] &lt;&gt; &quot;&quot;; &quot;zeroPageWord := memory[(&quot;&amp;[.I117]&amp;&quot;)&amp;0xFF] + (memory[((&quot;&amp;[.I117]&amp;&quot;)+1)&amp;0xFF]&lt;&lt;8); &quot;; &quot;&quot;);  IF([.J117] &lt;&gt; &quot;&quot;; &quot;readByte := memory[(&quot;&amp;[.J117]&amp;&quot;)&amp;0xFFFF]; &quot;; &quot;&quot;); IF([.K117] &lt;&gt; &quot;&quot;; &quot;readWord := memory[(&quot;&amp;[.K117]&amp;&quot;)&amp;0xFFFF] + (memory[((&quot;&amp;[.K117]&amp;&quot;)+1)&amp;0xFFFF]&lt;&lt;8); &quot;; &quot;&quot;);  IF([.L117] &lt;&gt; &quot;&quot;; &quot;result := &quot;&amp;[.L117]&amp;&quot;; &quot;; &quot;&quot;);  IF([.M117] &lt;&gt; &quot;&quot;; &quot;newA := &quot;&amp;[.M117]&amp;&quot;; &quot;; &quot;&quot;); IF([.N117] &lt;&gt; &quot;&quot;; &quot;newX := &quot;&amp;[.N117]&amp;&quot;; &quot;; &quot;&quot;); IF([.O117] &lt;&gt; &quot;&quot;; &quot;newY := &quot;&amp;[.O117]&amp;&quot;; &quot;; &quot;&quot;); IF([.P117] &lt;&gt; &quot;&quot;; &quot;newSP := &quot;&amp;[.P117]&amp;&quot;; &quot;; &quot;&quot;); IF([.Q117] &lt;&gt; &quot;&quot;; &quot;newPC := &quot;&amp;[.Q117]&amp;&quot;; &quot;; &quot;&quot;);  IF([.M117] &lt;&gt; &quot;&quot;; &quot;*A = newA; &quot;; &quot;&quot;); IF([.N117] &lt;&gt; &quot;&quot;; &quot;*X = newX; &quot;; &quot;&quot;); IF([.O117] &lt;&gt; &quot;&quot;; &quot;*Y = newY; &quot;; &quot;&quot;); IF([.P117] &lt;&gt; &quot;&quot;; &quot;*SP = newSP; &quot;; &quot;&quot;); IF([.Q117] &lt;&gt; &quot;&quot;; &quot;*PC = newPC; &quot;; &quot;&quot;);  IF( ([.R117] &amp; [.S117] &amp; [.T117] &amp; [.U117] &amp; [.V117] &amp; [.W117]) &lt;&gt; &quot;&quot;; join(&quot;&quot;;    IF( [.R117] &lt;&gt; &quot;&quot;; &quot;carry := &quot; &amp; [.R117] &amp; &quot;;&quot;; &quot;carry := SR&amp;1; &quot;);   IF( [.S117] &lt;&gt; &quot;&quot;; &quot;zero := &quot; &amp; [.S117] &amp; &quot;;&quot;; &quot;zero := (SR&gt;&gt;1)&amp;1; &quot;);   IF( [.T117] &lt;&gt; &quot;&quot;; &quot;interrupt := &quot; &amp; [.T117] &amp; &quot;;&quot;; &quot;interrupt := (SR&gt;&gt;2)&amp;1; &quot;);   IF( [.U117] &lt;&gt; &quot;&quot;; &quot;decimal := &quot; &amp; [.U117] &amp; &quot;;&quot;; &quot;decimal := (SR&gt;&gt;3)&amp;1; &quot;);   IF( [.V117] &lt;&gt; &quot;&quot;; &quot;overflow := &quot; &amp; [.V117] &amp; &quot;;&quot;; &quot;overflow := (SR&gt;&gt;6)&amp;1; &quot;);   IF( [.W117] &lt;&gt; &quot;&quot;; &quot;negative := &quot; &amp; [.W117] &amp; &quot;;&quot;; &quot;negative := (SR&gt;&gt;7)&amp;1; &quot;)  ); &quot;&quot;);  IF( ([.R117] &amp; [.S117] &amp; [.T117] &amp; [.U117] &amp; [.V117] &amp; [.W117]) &lt;&gt; &quot;&quot;; &quot;*SR = carry + (zero&lt;&lt;1) + (interrupt&lt;&lt;2) + (decimal&lt;&lt;3) + (overflow&lt;&lt;6) + (negative&lt;&lt;7); &quot;; &quot;&quot;);  IF( [.Q117] &lt;&gt; &quot;&quot;; &quot;*PC = &quot; &amp; [.Q117] &amp; &quot;;&quot;; &quot;*PC = PC + &quot; &amp; (LEN([.A117]&amp;&quot; &quot;)/3) &amp; &quot;; &quot; );  IF( [.Y117] &lt;&gt; &quot;&quot;; &quot;memory[(&quot; &amp; [.Y117] &amp; &quot;)&amp;0xFFFF] = &quot; &amp; [.Z117] &amp; &quot;; &quot;; &quot;&quot;);  IF( [.AA117] &lt;&gt; &quot;&quot;; &quot;memory[(&quot; &amp; [.AA117] &amp; &quot;)&amp;0xFFFF] = (&quot; &amp; [.AB117] &amp; &quot;)&amp;0xFF; memory[((&quot; &amp; [.AA117] &amp; &quot;)+1)&amp;0xFFFF] = ((&quot; &amp; [.AB11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7];2) &amp; &quot; ) { &quot; &amp;  join(&quot;&quot;;  IF(LEN([.A117]) &gt; 3; &quot;unsigned char LL = memory[(PC+1)&amp;0xFFFF]; &quot;; &quot;&quot;); IF(LEN([.A117]) &gt; 6; &quot;unsigned int HH = memory[(PC+2)&amp;0xFFFF]; &quot;; &quot;&quot;); IF(LEN([.A117]) &gt; 6; &quot;unsigned int HHLL = LL + (HH&lt;&lt;8); &quot;; &quot;&quot;);  IF([.I117] &lt;&gt; &quot;&quot;; &quot;unsigned int zeroPageWord = memory[(&quot;&amp;[.I117]&amp;&quot;)&amp;0xFF] + (memory[((&quot;&amp;[.I117]&amp;&quot;)+1)&amp;0xFF]&lt;&lt;8); &quot;; &quot;&quot;);  IF([.J117] &lt;&gt; &quot;&quot;; &quot;unsigned char readByte = memory[(&quot;&amp;[.J117]&amp;&quot;)&amp;0xFFFF]; &quot;; &quot;&quot;); IF([.K117] &lt;&gt; &quot;&quot;; &quot;unsigned int readWord := memory[(&quot;&amp;[.K117]&amp;&quot;)&amp;0xFFFF] + (memory[((&quot;&amp;[.K117]&amp;&quot;)+1)&amp;0xFFFF]&lt;&lt;8); &quot;; &quot;&quot;);  IF([.L117] &lt;&gt; &quot;&quot;; &quot;unsigned int result = &quot;&amp;[.L117]&amp;&quot;; &quot;; &quot;&quot;);  IF([.M117] &lt;&gt; &quot;&quot;; &quot;unsigned char newA = &quot;&amp;[.M117]&amp;&quot;; &quot;; &quot;&quot;); IF([.N117] &lt;&gt; &quot;&quot;; &quot;unsigned char newX = &quot;&amp;[.N117]&amp;&quot;; &quot;; &quot;&quot;); IF([.O117] &lt;&gt; &quot;&quot;; &quot;unsigned char newY = &quot;&amp;[.O117]&amp;&quot;; &quot;; &quot;&quot;); IF([.P117] &lt;&gt; &quot;&quot;; &quot;unsigned char newSP = &quot;&amp;[.P117]&amp;&quot;; &quot;; &quot;&quot;); IF([.Q117] &lt;&gt; &quot;&quot;; &quot;unsigned int newPC = (&quot;&amp;[.Q117]&amp;&quot;)&amp;0xFFFF; &quot;; &quot;&quot;);  IF([.M117] &lt;&gt; &quot;&quot;; &quot;*A = newA; &quot;; &quot;&quot;); IF([.N117] &lt;&gt; &quot;&quot;; &quot;*X = newX; &quot;; &quot;&quot;); IF([.O117] &lt;&gt; &quot;&quot;; &quot;*Y = newY; &quot;; &quot;&quot;); IF([.P117] &lt;&gt; &quot;&quot;; &quot;*SP = newSP; &quot;; &quot;&quot;); IF([.Q117] &lt;&gt; &quot;&quot;; &quot;*PC = newPC; &quot;; &quot;&quot;);  IF( ([.R117] &amp; [.S117] &amp; [.T117] &amp; [.U117] &amp; [.V117] &amp; [.W117]) &lt;&gt; &quot;&quot;; join(&quot;&quot;;    IF( [.R117] &lt;&gt; &quot;&quot;; &quot;unsigned char carry = &quot; &amp; [.R117] &amp; &quot;;&quot;; &quot;unsigned char carry = SR&amp;1; &quot;);   IF( [.S117] &lt;&gt; &quot;&quot;; &quot;unsigned char zero = &quot; &amp; [.S117] &amp; &quot;;&quot;; &quot;unsigned char zero = (SR&gt;&gt;1)&amp;1; &quot;);   IF( [.T117] &lt;&gt; &quot;&quot;; &quot;unsigned char interrupt = &quot; &amp; [.T117] &amp; &quot;;&quot;; &quot;unsigned char interrupt = (SR&gt;&gt;2)&amp;1; &quot;);   IF( [.U117] &lt;&gt; &quot;&quot;; &quot;unsigned char decimal = &quot; &amp; [.U117] &amp; &quot;;&quot;; &quot;unsigned char decimal = (SR&gt;&gt;3)&amp;1; &quot;);   IF( [.V117] &lt;&gt; &quot;&quot;; &quot;unsigned char overflow = &quot; &amp; [.V117] &amp; &quot;;&quot;; &quot;unsigned char overflow = (SR&gt;&gt;6)&amp;1; &quot;);   IF( [.W117] &lt;&gt; &quot;&quot;; &quot;unsigned char negative = &quot; &amp; [.W117] &amp; &quot;;&quot;; &quot;unsigned char negative = (SR&gt;&gt;7)&amp;1; &quot;)  ); &quot;&quot;);  IF( ([.R117] &amp; [.S117] &amp; [.T117] &amp; [.U117] &amp; [.V117] &amp; [.W117]) &lt;&gt; &quot;&quot;; &quot;*SR = carry + (zero&lt;&lt;1) + (interrupt&lt;&lt;2) + (decimal&lt;&lt;3) + (overflow&lt;&lt;6) + (negative&lt;&lt;7); &quot;; &quot;&quot;);  IF( [.Q117] &lt;&gt; &quot;&quot;; &quot;*PC = &quot; &amp; [.Q117] &amp; &quot;;&quot;; &quot;*PC = PC + &quot; &amp; (LEN([.A117]&amp;&quot; &quot;)/3) &amp; &quot;; &quot; );  IF( [.Y117] &lt;&gt; &quot;&quot;; &quot;memory[(&quot; &amp; [.Y117] &amp; &quot;)&amp;0xFFFF] = &quot; &amp; [.Z117] &amp; &quot;; &quot;; &quot;&quot;);  IF( [.AA117] &lt;&gt; &quot;&quot;; &quot;memory[(&quot; &amp; [.AA117] &amp; &quot;)&amp;0xFFFF] = (&quot; &amp; [.AB117] &amp; &quot;)&amp;0xFF; memory[((&quot; &amp; [.AA117] &amp; &quot;)+1)&amp;0xFFFF] = ((&quot; &amp; [.AB11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7];2) &amp; &quot; ) { &quot; &amp;  join(&quot;&quot;;  IF(LEN([.A117]) &gt; 3; &quot;const LL = memory[(PC+1)&amp;0xFFFF]; &quot;; &quot;&quot;); IF(LEN([.A117]) &gt; 6; &quot;const HH = memory[(PC+2)&amp;0xFFFF]; &quot;; &quot;&quot;); IF(LEN([.A117]) &gt; 6; &quot;const HHLL = LL + (HH&lt;&lt;8); &quot;; &quot;&quot;);  IF([.I117] &lt;&gt; &quot;&quot;; &quot;const zeroPageWord = memory[(&quot;&amp;[.I117]&amp;&quot;)&amp;0xFF] + (memory[((&quot;&amp;[.I117]&amp;&quot;)+1)&amp;0xFF]&lt;&lt;8); &quot;; &quot;&quot;);  IF([.J117] &lt;&gt; &quot;&quot;; &quot;const readByte = memory[(&quot;&amp;[.J117]&amp;&quot;)&amp;0xFFFF]; &quot;; &quot;&quot;); IF([.K117] &lt;&gt; &quot;&quot;; &quot;const readWord = memory[(&quot;&amp;[.K117]&amp;&quot;)&amp;0xFFFF] + (memory[((&quot;&amp;[.K117]&amp;&quot;)+1)&amp;0xFFFF]&lt;&lt;8); &quot;; &quot;&quot;);  IF([.L117] &lt;&gt; &quot;&quot;; &quot;const result = &quot;&amp;[.L117]&amp;&quot;; &quot;; &quot;&quot;);  IF([.M117] &lt;&gt; &quot;&quot;; &quot;const newA = &quot;&amp;[.M117]&amp;&quot;; &quot;; &quot;&quot;); IF([.N117] &lt;&gt; &quot;&quot;; &quot;const newX = &quot;&amp;[.N117]&amp;&quot;; &quot;; &quot;&quot;); IF([.O117] &lt;&gt; &quot;&quot;; &quot;const newY = &quot;&amp;[.O117]&amp;&quot;; &quot;; &quot;&quot;); IF([.P117] &lt;&gt; &quot;&quot;; &quot;const newSP = &quot;&amp;[.P117]&amp;&quot;; &quot;; &quot;&quot;); IF([.Q117] &lt;&gt; &quot;&quot;; &quot;const newPC = (&quot;&amp;[.Q117]&amp;&quot;)&amp;0xFFFF; &quot;; &quot;&quot;);  IF([.M117] &lt;&gt; &quot;&quot;; &quot;cpu.A = newA; &quot;; &quot;&quot;); IF([.N117] &lt;&gt; &quot;&quot;; &quot;cpu.X = newX; &quot;; &quot;&quot;); IF([.O117] &lt;&gt; &quot;&quot;; &quot;cpu.Y = newY; &quot;; &quot;&quot;); IF([.P117] &lt;&gt; &quot;&quot;; &quot;cpu.SP = newSP; &quot;; &quot;&quot;); IF([.Q117] &lt;&gt; &quot;&quot;; &quot;cpu.PC = newPC; &quot;; &quot;&quot;);  IF( ([.R117] &amp; [.S117] &amp; [.T117] &amp; [.U117] &amp; [.V117] &amp; [.W117]) &lt;&gt; &quot;&quot;; join(&quot;&quot;;    IF( [.R117] &lt;&gt; &quot;&quot;; &quot;const carry = &quot; &amp; [.R117] &amp; &quot;;&quot;;     &quot;const carry = SR&amp;1; &quot;);   IF( [.S117] &lt;&gt; &quot;&quot;; &quot;const zero = &quot; &amp; [.S117] &amp; &quot;;&quot;;      &quot;const zero = (SR&gt;&gt;1)&amp;1; &quot;);   IF( [.T117] &lt;&gt; &quot;&quot;; &quot;const interrupt = &quot; &amp; [.T117] &amp; &quot;;&quot;; &quot;const interrupt = (SR&gt;&gt;2)&amp;1; &quot;);   IF( [.U117] &lt;&gt; &quot;&quot;; &quot;const decimal = &quot; &amp; [.U117] &amp; &quot;;&quot;;   &quot;const decimal = (SR&gt;&gt;3)&amp;1; &quot;);   IF( [.V117] &lt;&gt; &quot;&quot;; &quot;const overflow = &quot; &amp; [.V117] &amp; &quot;;&quot;;  &quot;const overflow = (SR&gt;&gt;6)&amp;1; &quot;);   IF( [.W117] &lt;&gt; &quot;&quot;; &quot;const negative = &quot; &amp; [.W117] &amp; &quot;;&quot;;  &quot;const negative = (SR&gt;&gt;7)&amp;1; &quot;)  ); &quot;&quot;);  IF( ([.R117] &amp; [.S117] &amp; [.T117] &amp; [.U117] &amp; [.V117] &amp; [.W117]) &lt;&gt; &quot;&quot;; &quot;cpu.SR = carry + (zero&lt;&lt;1) + (interrupt&lt;&lt;2) + (decimal&lt;&lt;3) + (overflow&lt;&lt;6) + (negative&lt;&lt;7); &quot;; &quot;&quot;);  IF( [.Q117] &lt;&gt; &quot;&quot;; &quot;*PC = &quot; &amp; [.Q117] &amp; &quot;;&quot;; &quot;cpu.PC = PC + &quot; &amp; (LEN([.A117]&amp;&quot; &quot;)/3) &amp; &quot;; &quot; );  IF( [.Y117] &lt;&gt; &quot;&quot;; &quot;memory[(&quot; &amp; [.Y117] &amp; &quot;)&amp;0xFFFF] = &quot; &amp; [.Z117] &amp; &quot;; &quot;; &quot;&quot;);  IF( [.AA117] &lt;&gt; &quot;&quot;; &quot;memory[(&quot; &amp; [.AA117] &amp; &quot;)&amp;0xFFFF] = (&quot; &amp; [.AB117] &amp; &quot;)&amp;0xFF; memory[((&quot; &amp; [.AA117] &amp; &quot;)+1)&amp;0xFFFF] = ((&quot; &amp; [.AB11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/>
          <table:table-cell table:style-name="ce76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17] &lt;&gt; &quot;&quot;; &quot;BB &quot;; &quot;&quot;) &amp; IF([.$AN117] &lt;&gt; &quot;&quot;; &quot;LL HH &quot;; &quot;&quot;) &amp; IF([.$AO117] &lt;&gt; &quot;&quot;; &quot;SS &quot;; &quot;&quot;) &amp; IF([.$AP117] &lt;&gt; &quot;&quot;; &quot;RR &quot;; &quot;&quot;) &amp; IF([.$AQ117] &lt;&gt; &quot;&quot;; &quot;PP QQ &quot;; &quot;&quot;) &amp; LEFT([.$A117];2)" office:value-type="string" office:string-value="SS RR B9" calcext:value-type="string">
            <text:p>SS RR B9</text:p>
          </table:table-cell>
          <table:table-cell table:style-name="ce76" table:formula="of:=&quot;UN&quot; &amp;[.B117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A</text:p>
          </table:table-cell>
          <table:table-cell table:style-name="ce23" office:value-type="string" calcext:value-type="string">
            <text:p>TSX</text:p>
          </table:table-cell>
          <table:table-cell table:style-name="ce48" office:value-type="float" office:value="2" calcext:value-type="float">
            <text:p>2</text:p>
          </table:table-cell>
          <table:table-cell table:style-name="ce90"/>
          <table:table-cell table:style-name="ce96"/>
          <table:table-cell table:style-name="ce98"/>
          <table:table-cell table:style-name="ce109"/>
          <table:table-cell table:style-name="ce95"/>
          <table:table-cell table:style-name="ce90"/>
          <table:table-cell table:style-name="ce71" table:number-columns-repeated="2"/>
          <table:table-cell table:style-name="ce90" office:value-type="string" calcext:value-type="string">
            <text:p>SP</text:p>
          </table:table-cell>
          <table:table-cell table:style-name="ce172"/>
          <table:table-cell table:style-name="ce90" office:value-type="string" calcext:value-type="string">
            <text:p>result</text:p>
          </table:table-cell>
          <table:table-cell table:style-name="ce71" table:number-columns-repeated="3"/>
          <table:table-cell table:style-name="ce172"/>
          <table:table-cell table:style-name="ce90" office:value-type="string" calcext:value-type="string">
            <text:p>(result | -result) &gt;&gt; 7</text:p>
          </table:table-cell>
          <table:table-cell table:style-name="ce71" table:number-columns-repeated="4"/>
          <table:table-cell table:style-name="ce223" office:value-type="string" calcext:value-type="string">
            <text:p>result &gt;&gt; 7</text:p>
          </table:table-cell>
          <table:table-cell table:style-name="ce172"/>
          <table:table-cell table:style-name="ce71" table:number-columns-repeated="3"/>
          <table:table-cell table:style-name="ce244"/>
          <table:table-cell table:style-name="ce95"/>
          <table:table-cell table:style-name="ce253" table:formula="of:=&quot;  if instruction == 0x&quot; &amp; LEFT([.A118];2) &amp; &quot; { &quot; &amp;  join(&quot;&quot;;  IF(LEN([.A118]) &gt; 3; &quot;LL := memory[PC + 1]; &quot;; &quot;&quot;);  IF([.I118] &lt;&gt; &quot;&quot;; &quot;zeroPageWord := memory[(&quot;&amp;[.I118]&amp;&quot;)&amp;0xFF] + (memory[((&quot;&amp;[.I118]&amp;&quot;)+1)&amp;0xFF]&lt;&lt;8); &quot;; &quot;&quot;);  IF([.J118] &lt;&gt; &quot;&quot;; &quot;readByte := memory[(&quot;&amp;[.J118]&amp;&quot;)&amp;0xFFFF]; &quot;; &quot;&quot;); IF([.K118] &lt;&gt; &quot;&quot;; &quot;readWord := memory[(&quot;&amp;[.K118]&amp;&quot;)&amp;0xFFFF] + (memory[((&quot;&amp;[.K118]&amp;&quot;)+1)&amp;0xFFFF]&lt;&lt;8); &quot;; &quot;&quot;);  IF([.L118] &lt;&gt; &quot;&quot;; &quot;result := &quot;&amp;[.L118]&amp;&quot;; &quot;; &quot;&quot;);  IF([.M118] &lt;&gt; &quot;&quot;; &quot;newA := &quot;&amp;[.M118]&amp;&quot;; &quot;; &quot;&quot;); IF([.N118] &lt;&gt; &quot;&quot;; &quot;newX := &quot;&amp;[.N118]&amp;&quot;; &quot;; &quot;&quot;); IF([.O118] &lt;&gt; &quot;&quot;; &quot;newY := &quot;&amp;[.O118]&amp;&quot;; &quot;; &quot;&quot;); IF([.P118] &lt;&gt; &quot;&quot;; &quot;newSP := &quot;&amp;[.P118]&amp;&quot;; &quot;; &quot;&quot;); IF([.Q118] &lt;&gt; &quot;&quot;; &quot;newPC := &quot;&amp;[.Q118]&amp;&quot;; &quot;; &quot;&quot;);  IF([.M118] &lt;&gt; &quot;&quot;; &quot;*A = newA; &quot;; &quot;&quot;); IF([.N118] &lt;&gt; &quot;&quot;; &quot;*X = newX; &quot;; &quot;&quot;); IF([.O118] &lt;&gt; &quot;&quot;; &quot;*Y = newY; &quot;; &quot;&quot;); IF([.P118] &lt;&gt; &quot;&quot;; &quot;*SP = newSP; &quot;; &quot;&quot;); IF([.Q118] &lt;&gt; &quot;&quot;; &quot;*PC = newPC; &quot;; &quot;&quot;);  IF( ([.R118] &amp; [.S118] &amp; [.T118] &amp; [.U118] &amp; [.V118] &amp; [.W118]) &lt;&gt; &quot;&quot;; join(&quot;&quot;;    IF( [.R118] &lt;&gt; &quot;&quot;; &quot;carry := &quot; &amp; [.R118] &amp; &quot;;&quot;; &quot;carry := SR&amp;1; &quot;);   IF( [.S118] &lt;&gt; &quot;&quot;; &quot;zero := &quot; &amp; [.S118] &amp; &quot;;&quot;; &quot;zero := (SR&gt;&gt;1)&amp;1; &quot;);   IF( [.T118] &lt;&gt; &quot;&quot;; &quot;interrupt := &quot; &amp; [.T118] &amp; &quot;;&quot;; &quot;interrupt := (SR&gt;&gt;2)&amp;1; &quot;);   IF( [.U118] &lt;&gt; &quot;&quot;; &quot;decimal := &quot; &amp; [.U118] &amp; &quot;;&quot;; &quot;decimal := (SR&gt;&gt;3)&amp;1; &quot;);   IF( [.V118] &lt;&gt; &quot;&quot;; &quot;overflow := &quot; &amp; [.V118] &amp; &quot;;&quot;; &quot;overflow := (SR&gt;&gt;6)&amp;1; &quot;);   IF( [.W118] &lt;&gt; &quot;&quot;; &quot;negative := &quot; &amp; [.W118] &amp; &quot;;&quot;; &quot;negative := (SR&gt;&gt;7)&amp;1; &quot;)  ); &quot;&quot;);  IF( ([.R118] &amp; [.S118] &amp; [.T118] &amp; [.U118] &amp; [.V118] &amp; [.W118]) &lt;&gt; &quot;&quot;; &quot;*SR = carry + (zero&lt;&lt;1) + (interrupt&lt;&lt;2) + (decimal&lt;&lt;3) + (overflow&lt;&lt;6) + (negative&lt;&lt;7); &quot;; &quot;&quot;);  IF( [.Q118] &lt;&gt; &quot;&quot;; &quot;*PC = &quot; &amp; [.Q118] &amp; &quot;;&quot;; &quot;*PC = PC + &quot; &amp; (LEN([.A118]&amp;&quot; &quot;)/3) &amp; &quot;; &quot; );  IF( [.Y118] &lt;&gt; &quot;&quot;; &quot;memory[(&quot; &amp; [.Y118] &amp; &quot;)&amp;0xFFFF] = &quot; &amp; [.Z118] &amp; &quot;; &quot;; &quot;&quot;);  IF( [.AA118] &lt;&gt; &quot;&quot;; &quot;memory[(&quot; &amp; [.AA118] &amp; &quot;)&amp;0xFFFF] = (&quot; &amp; [.AB118] &amp; &quot;)&amp;0xFF; memory[((&quot; &amp; [.AA118] &amp; &quot;)+1)&amp;0xFFFF] = ((&quot; &amp; [.AB11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8];2) &amp; &quot; ) { &quot; &amp;  join(&quot;&quot;;  IF(LEN([.A118]) &gt; 3; &quot;unsigned char LL = memory[(PC+1)&amp;0xFFFF]; &quot;; &quot;&quot;); IF(LEN([.A118]) &gt; 6; &quot;unsigned int HH = memory[(PC+2)&amp;0xFFFF]; &quot;; &quot;&quot;); IF(LEN([.A118]) &gt; 6; &quot;unsigned int HHLL = LL + (HH&lt;&lt;8); &quot;; &quot;&quot;);  IF([.I118] &lt;&gt; &quot;&quot;; &quot;unsigned int zeroPageWord = memory[(&quot;&amp;[.I118]&amp;&quot;)&amp;0xFF] + (memory[((&quot;&amp;[.I118]&amp;&quot;)+1)&amp;0xFF]&lt;&lt;8); &quot;; &quot;&quot;);  IF([.J118] &lt;&gt; &quot;&quot;; &quot;unsigned char readByte = memory[(&quot;&amp;[.J118]&amp;&quot;)&amp;0xFFFF]; &quot;; &quot;&quot;); IF([.K118] &lt;&gt; &quot;&quot;; &quot;unsigned int readWord := memory[(&quot;&amp;[.K118]&amp;&quot;)&amp;0xFFFF] + (memory[((&quot;&amp;[.K118]&amp;&quot;)+1)&amp;0xFFFF]&lt;&lt;8); &quot;; &quot;&quot;);  IF([.L118] &lt;&gt; &quot;&quot;; &quot;unsigned int result = &quot;&amp;[.L118]&amp;&quot;; &quot;; &quot;&quot;);  IF([.M118] &lt;&gt; &quot;&quot;; &quot;unsigned char newA = &quot;&amp;[.M118]&amp;&quot;; &quot;; &quot;&quot;); IF([.N118] &lt;&gt; &quot;&quot;; &quot;unsigned char newX = &quot;&amp;[.N118]&amp;&quot;; &quot;; &quot;&quot;); IF([.O118] &lt;&gt; &quot;&quot;; &quot;unsigned char newY = &quot;&amp;[.O118]&amp;&quot;; &quot;; &quot;&quot;); IF([.P118] &lt;&gt; &quot;&quot;; &quot;unsigned char newSP = &quot;&amp;[.P118]&amp;&quot;; &quot;; &quot;&quot;); IF([.Q118] &lt;&gt; &quot;&quot;; &quot;unsigned int newPC = (&quot;&amp;[.Q118]&amp;&quot;)&amp;0xFFFF; &quot;; &quot;&quot;);  IF([.M118] &lt;&gt; &quot;&quot;; &quot;*A = newA; &quot;; &quot;&quot;); IF([.N118] &lt;&gt; &quot;&quot;; &quot;*X = newX; &quot;; &quot;&quot;); IF([.O118] &lt;&gt; &quot;&quot;; &quot;*Y = newY; &quot;; &quot;&quot;); IF([.P118] &lt;&gt; &quot;&quot;; &quot;*SP = newSP; &quot;; &quot;&quot;); IF([.Q118] &lt;&gt; &quot;&quot;; &quot;*PC = newPC; &quot;; &quot;&quot;);  IF( ([.R118] &amp; [.S118] &amp; [.T118] &amp; [.U118] &amp; [.V118] &amp; [.W118]) &lt;&gt; &quot;&quot;; join(&quot;&quot;;    IF( [.R118] &lt;&gt; &quot;&quot;; &quot;unsigned char carry = &quot; &amp; [.R118] &amp; &quot;;&quot;; &quot;unsigned char carry = SR&amp;1; &quot;);   IF( [.S118] &lt;&gt; &quot;&quot;; &quot;unsigned char zero = &quot; &amp; [.S118] &amp; &quot;;&quot;; &quot;unsigned char zero = (SR&gt;&gt;1)&amp;1; &quot;);   IF( [.T118] &lt;&gt; &quot;&quot;; &quot;unsigned char interrupt = &quot; &amp; [.T118] &amp; &quot;;&quot;; &quot;unsigned char interrupt = (SR&gt;&gt;2)&amp;1; &quot;);   IF( [.U118] &lt;&gt; &quot;&quot;; &quot;unsigned char decimal = &quot; &amp; [.U118] &amp; &quot;;&quot;; &quot;unsigned char decimal = (SR&gt;&gt;3)&amp;1; &quot;);   IF( [.V118] &lt;&gt; &quot;&quot;; &quot;unsigned char overflow = &quot; &amp; [.V118] &amp; &quot;;&quot;; &quot;unsigned char overflow = (SR&gt;&gt;6)&amp;1; &quot;);   IF( [.W118] &lt;&gt; &quot;&quot;; &quot;unsigned char negative = &quot; &amp; [.W118] &amp; &quot;;&quot;; &quot;unsigned char negative = (SR&gt;&gt;7)&amp;1; &quot;)  ); &quot;&quot;);  IF( ([.R118] &amp; [.S118] &amp; [.T118] &amp; [.U118] &amp; [.V118] &amp; [.W118]) &lt;&gt; &quot;&quot;; &quot;*SR = carry + (zero&lt;&lt;1) + (interrupt&lt;&lt;2) + (decimal&lt;&lt;3) + (overflow&lt;&lt;6) + (negative&lt;&lt;7); &quot;; &quot;&quot;);  IF( [.Q118] &lt;&gt; &quot;&quot;; &quot;*PC = &quot; &amp; [.Q118] &amp; &quot;;&quot;; &quot;*PC = PC + &quot; &amp; (LEN([.A118]&amp;&quot; &quot;)/3) &amp; &quot;; &quot; );  IF( [.Y118] &lt;&gt; &quot;&quot;; &quot;memory[(&quot; &amp; [.Y118] &amp; &quot;)&amp;0xFFFF] = &quot; &amp; [.Z118] &amp; &quot;; &quot;; &quot;&quot;);  IF( [.AA118] &lt;&gt; &quot;&quot;; &quot;memory[(&quot; &amp; [.AA118] &amp; &quot;)&amp;0xFFFF] = (&quot; &amp; [.AB118] &amp; &quot;)&amp;0xFF; memory[((&quot; &amp; [.AA118] &amp; &quot;)+1)&amp;0xFFFF] = ((&quot; &amp; [.AB11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8];2) &amp; &quot; ) { &quot; &amp;  join(&quot;&quot;;  IF(LEN([.A118]) &gt; 3; &quot;const LL = memory[(PC+1)&amp;0xFFFF]; &quot;; &quot;&quot;); IF(LEN([.A118]) &gt; 6; &quot;const HH = memory[(PC+2)&amp;0xFFFF]; &quot;; &quot;&quot;); IF(LEN([.A118]) &gt; 6; &quot;const HHLL = LL + (HH&lt;&lt;8); &quot;; &quot;&quot;);  IF([.I118] &lt;&gt; &quot;&quot;; &quot;const zeroPageWord = memory[(&quot;&amp;[.I118]&amp;&quot;)&amp;0xFF] + (memory[((&quot;&amp;[.I118]&amp;&quot;)+1)&amp;0xFF]&lt;&lt;8); &quot;; &quot;&quot;);  IF([.J118] &lt;&gt; &quot;&quot;; &quot;const readByte = memory[(&quot;&amp;[.J118]&amp;&quot;)&amp;0xFFFF]; &quot;; &quot;&quot;); IF([.K118] &lt;&gt; &quot;&quot;; &quot;const readWord = memory[(&quot;&amp;[.K118]&amp;&quot;)&amp;0xFFFF] + (memory[((&quot;&amp;[.K118]&amp;&quot;)+1)&amp;0xFFFF]&lt;&lt;8); &quot;; &quot;&quot;);  IF([.L118] &lt;&gt; &quot;&quot;; &quot;const result = &quot;&amp;[.L118]&amp;&quot;; &quot;; &quot;&quot;);  IF([.M118] &lt;&gt; &quot;&quot;; &quot;const newA = &quot;&amp;[.M118]&amp;&quot;; &quot;; &quot;&quot;); IF([.N118] &lt;&gt; &quot;&quot;; &quot;const newX = &quot;&amp;[.N118]&amp;&quot;; &quot;; &quot;&quot;); IF([.O118] &lt;&gt; &quot;&quot;; &quot;const newY = &quot;&amp;[.O118]&amp;&quot;; &quot;; &quot;&quot;); IF([.P118] &lt;&gt; &quot;&quot;; &quot;const newSP = &quot;&amp;[.P118]&amp;&quot;; &quot;; &quot;&quot;); IF([.Q118] &lt;&gt; &quot;&quot;; &quot;const newPC = (&quot;&amp;[.Q118]&amp;&quot;)&amp;0xFFFF; &quot;; &quot;&quot;);  IF([.M118] &lt;&gt; &quot;&quot;; &quot;cpu.A = newA; &quot;; &quot;&quot;); IF([.N118] &lt;&gt; &quot;&quot;; &quot;cpu.X = newX; &quot;; &quot;&quot;); IF([.O118] &lt;&gt; &quot;&quot;; &quot;cpu.Y = newY; &quot;; &quot;&quot;); IF([.P118] &lt;&gt; &quot;&quot;; &quot;cpu.SP = newSP; &quot;; &quot;&quot;); IF([.Q118] &lt;&gt; &quot;&quot;; &quot;cpu.PC = newPC; &quot;; &quot;&quot;);  IF( ([.R118] &amp; [.S118] &amp; [.T118] &amp; [.U118] &amp; [.V118] &amp; [.W118]) &lt;&gt; &quot;&quot;; join(&quot;&quot;;    IF( [.R118] &lt;&gt; &quot;&quot;; &quot;const carry = &quot; &amp; [.R118] &amp; &quot;;&quot;;     &quot;const carry = SR&amp;1; &quot;);   IF( [.S118] &lt;&gt; &quot;&quot;; &quot;const zero = &quot; &amp; [.S118] &amp; &quot;;&quot;;      &quot;const zero = (SR&gt;&gt;1)&amp;1; &quot;);   IF( [.T118] &lt;&gt; &quot;&quot;; &quot;const interrupt = &quot; &amp; [.T118] &amp; &quot;;&quot;; &quot;const interrupt = (SR&gt;&gt;2)&amp;1; &quot;);   IF( [.U118] &lt;&gt; &quot;&quot;; &quot;const decimal = &quot; &amp; [.U118] &amp; &quot;;&quot;;   &quot;const decimal = (SR&gt;&gt;3)&amp;1; &quot;);   IF( [.V118] &lt;&gt; &quot;&quot;; &quot;const overflow = &quot; &amp; [.V118] &amp; &quot;;&quot;;  &quot;const overflow = (SR&gt;&gt;6)&amp;1; &quot;);   IF( [.W118] &lt;&gt; &quot;&quot;; &quot;const negative = &quot; &amp; [.W118] &amp; &quot;;&quot;;  &quot;const negative = (SR&gt;&gt;7)&amp;1; &quot;)  ); &quot;&quot;);  IF( ([.R118] &amp; [.S118] &amp; [.T118] &amp; [.U118] &amp; [.V118] &amp; [.W118]) &lt;&gt; &quot;&quot;; &quot;cpu.SR = carry + (zero&lt;&lt;1) + (interrupt&lt;&lt;2) + (decimal&lt;&lt;3) + (overflow&lt;&lt;6) + (negative&lt;&lt;7); &quot;; &quot;&quot;);  IF( [.Q118] &lt;&gt; &quot;&quot;; &quot;*PC = &quot; &amp; [.Q118] &amp; &quot;;&quot;; &quot;cpu.PC = PC + &quot; &amp; (LEN([.A118]&amp;&quot; &quot;)/3) &amp; &quot;; &quot; );  IF( [.Y118] &lt;&gt; &quot;&quot;; &quot;memory[(&quot; &amp; [.Y118] &amp; &quot;)&amp;0xFFFF] = &quot; &amp; [.Z118] &amp; &quot;; &quot;; &quot;&quot;);  IF( [.AA118] &lt;&gt; &quot;&quot;; &quot;memory[(&quot; &amp; [.AA118] &amp; &quot;)&amp;0xFFFF] = (&quot; &amp; [.AB118] &amp; &quot;)&amp;0xFF; memory[((&quot; &amp; [.AA118] &amp; &quot;)+1)&amp;0xFFFF] = ((&quot; &amp; [.AB11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1"/>
          <table:table-cell table:style-name="ce90"/>
          <table:table-cell table:style-name="ce90" office:value-type="string" calcext:value-type="string">
            <text:p>SR</text:p>
          </table:table-cell>
          <table:table-cell table:style-name="ce90" office:value-type="string" calcext:value-type="string">
            <text:p>X</text:p>
          </table:table-cell>
          <table:table-cell table:style-name="ce90"/>
          <table:table-cell table:style-name="ce90" office:value-type="string" calcext:value-type="string">
            <text:p>zero, negative</text:p>
          </table:table-cell>
          <table:table-cell table:style-name="ce71"/>
          <table:table-cell table:style-name="ce244"/>
          <table:table-cell table:style-name="ce282" table:formula="of:=IF([.$AM118] &lt;&gt; &quot;&quot;; &quot;BB &quot;; &quot;&quot;) &amp; IF([.$AN118] &lt;&gt; &quot;&quot;; &quot;LL HH &quot;; &quot;&quot;) &amp; IF([.$AO118] &lt;&gt; &quot;&quot;; &quot;SS &quot;; &quot;&quot;) &amp; IF([.$AP118] &lt;&gt; &quot;&quot;; &quot;RR &quot;; &quot;&quot;) &amp; IF([.$AQ118] &lt;&gt; &quot;&quot;; &quot;PP QQ &quot;; &quot;&quot;) &amp; LEFT([.$A118];2)" office:value-type="string" office:string-value="SS RR BA" calcext:value-type="string">
            <text:p>SS RR BA</text:p>
          </table:table-cell>
          <table:table-cell table:style-name="ce90" table:formula="of:=&quot;UN&quot; &amp;[.B118]" office:value-type="string" office:string-value="UNTSX" calcext:value-type="string">
            <text:p>UNTSX</text:p>
          </table:table-cell>
          <table:table-cell table:style-name="ce90" office:value-type="string" calcext:value-type="string">
            <text:p>$SS, $RR</text:p>
          </table:table-cell>
          <table:table-cell table:style-name="ce96"/>
          <table:table-cell table:style-name="ce90" table:number-columns-repeated="14"/>
          <table:table-cell table:style-name="ce290"/>
          <table:table-cell table:style-name="ce9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C</text:p>
          </table:table-cell>
          <table:table-cell table:style-name="ce21" office:value-type="string" calcext:value-type="string">
            <text:p>LDY</text:p>
          </table:table-cell>
          <table:table-cell table:style-name="ce46" office:value-type="string" calcext:value-type="string">
            <text:p>4*</text:p>
          </table:table-cell>
          <table:table-cell table:style-name="ce69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/>
          <table:table-cell table:style-name="ce69" office:value-type="string" calcext:value-type="string">
            <text:p>HHLL + X</text:p>
          </table:table-cell>
          <table:table-cell table:style-name="ce77" table:number-columns-repeated="2"/>
          <table:table-cell table:style-name="ce179"/>
          <table:table-cell table:style-name="ce77"/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9"/>
          <table:table-cell table:style-name="ce77" table:number-columns-repeated="3"/>
          <table:table-cell table:style-name="ce244"/>
          <table:table-cell table:style-name="ce95"/>
          <table:table-cell table:style-name="ce253" table:formula="of:=&quot;  if instruction == 0x&quot; &amp; LEFT([.A119];2) &amp; &quot; { &quot; &amp;  join(&quot;&quot;;  IF(LEN([.A119]) &gt; 3; &quot;LL := memory[PC + 1]; &quot;; &quot;&quot;);  IF([.I119] &lt;&gt; &quot;&quot;; &quot;zeroPageWord := memory[(&quot;&amp;[.I119]&amp;&quot;)&amp;0xFF] + (memory[((&quot;&amp;[.I119]&amp;&quot;)+1)&amp;0xFF]&lt;&lt;8); &quot;; &quot;&quot;);  IF([.J119] &lt;&gt; &quot;&quot;; &quot;readByte := memory[(&quot;&amp;[.J119]&amp;&quot;)&amp;0xFFFF]; &quot;; &quot;&quot;); IF([.K119] &lt;&gt; &quot;&quot;; &quot;readWord := memory[(&quot;&amp;[.K119]&amp;&quot;)&amp;0xFFFF] + (memory[((&quot;&amp;[.K119]&amp;&quot;)+1)&amp;0xFFFF]&lt;&lt;8); &quot;; &quot;&quot;);  IF([.L119] &lt;&gt; &quot;&quot;; &quot;result := &quot;&amp;[.L119]&amp;&quot;; &quot;; &quot;&quot;);  IF([.M119] &lt;&gt; &quot;&quot;; &quot;newA := &quot;&amp;[.M119]&amp;&quot;; &quot;; &quot;&quot;); IF([.N119] &lt;&gt; &quot;&quot;; &quot;newX := &quot;&amp;[.N119]&amp;&quot;; &quot;; &quot;&quot;); IF([.O119] &lt;&gt; &quot;&quot;; &quot;newY := &quot;&amp;[.O119]&amp;&quot;; &quot;; &quot;&quot;); IF([.P119] &lt;&gt; &quot;&quot;; &quot;newSP := &quot;&amp;[.P119]&amp;&quot;; &quot;; &quot;&quot;); IF([.Q119] &lt;&gt; &quot;&quot;; &quot;newPC := &quot;&amp;[.Q119]&amp;&quot;; &quot;; &quot;&quot;);  IF([.M119] &lt;&gt; &quot;&quot;; &quot;*A = newA; &quot;; &quot;&quot;); IF([.N119] &lt;&gt; &quot;&quot;; &quot;*X = newX; &quot;; &quot;&quot;); IF([.O119] &lt;&gt; &quot;&quot;; &quot;*Y = newY; &quot;; &quot;&quot;); IF([.P119] &lt;&gt; &quot;&quot;; &quot;*SP = newSP; &quot;; &quot;&quot;); IF([.Q119] &lt;&gt; &quot;&quot;; &quot;*PC = newPC; &quot;; &quot;&quot;);  IF( ([.R119] &amp; [.S119] &amp; [.T119] &amp; [.U119] &amp; [.V119] &amp; [.W119]) &lt;&gt; &quot;&quot;; join(&quot;&quot;;    IF( [.R119] &lt;&gt; &quot;&quot;; &quot;carry := &quot; &amp; [.R119] &amp; &quot;;&quot;; &quot;carry := SR&amp;1; &quot;);   IF( [.S119] &lt;&gt; &quot;&quot;; &quot;zero := &quot; &amp; [.S119] &amp; &quot;;&quot;; &quot;zero := (SR&gt;&gt;1)&amp;1; &quot;);   IF( [.T119] &lt;&gt; &quot;&quot;; &quot;interrupt := &quot; &amp; [.T119] &amp; &quot;;&quot;; &quot;interrupt := (SR&gt;&gt;2)&amp;1; &quot;);   IF( [.U119] &lt;&gt; &quot;&quot;; &quot;decimal := &quot; &amp; [.U119] &amp; &quot;;&quot;; &quot;decimal := (SR&gt;&gt;3)&amp;1; &quot;);   IF( [.V119] &lt;&gt; &quot;&quot;; &quot;overflow := &quot; &amp; [.V119] &amp; &quot;;&quot;; &quot;overflow := (SR&gt;&gt;6)&amp;1; &quot;);   IF( [.W119] &lt;&gt; &quot;&quot;; &quot;negative := &quot; &amp; [.W119] &amp; &quot;;&quot;; &quot;negative := (SR&gt;&gt;7)&amp;1; &quot;)  ); &quot;&quot;);  IF( ([.R119] &amp; [.S119] &amp; [.T119] &amp; [.U119] &amp; [.V119] &amp; [.W119]) &lt;&gt; &quot;&quot;; &quot;*SR = carry + (zero&lt;&lt;1) + (interrupt&lt;&lt;2) + (decimal&lt;&lt;3) + (overflow&lt;&lt;6) + (negative&lt;&lt;7); &quot;; &quot;&quot;);  IF( [.Q119] &lt;&gt; &quot;&quot;; &quot;*PC = &quot; &amp; [.Q119] &amp; &quot;;&quot;; &quot;*PC = PC + &quot; &amp; (LEN([.A119]&amp;&quot; &quot;)/3) &amp; &quot;; &quot; );  IF( [.Y119] &lt;&gt; &quot;&quot;; &quot;memory[(&quot; &amp; [.Y119] &amp; &quot;)&amp;0xFFFF] = &quot; &amp; [.Z119] &amp; &quot;; &quot;; &quot;&quot;);  IF( [.AA119] &lt;&gt; &quot;&quot;; &quot;memory[(&quot; &amp; [.AA119] &amp; &quot;)&amp;0xFFFF] = (&quot; &amp; [.AB119] &amp; &quot;)&amp;0xFF; memory[((&quot; &amp; [.AA119] &amp; &quot;)+1)&amp;0xFFFF] = ((&quot; &amp; [.AB11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19];2) &amp; &quot; ) { &quot; &amp;  join(&quot;&quot;;  IF(LEN([.A119]) &gt; 3; &quot;unsigned char LL = memory[(PC+1)&amp;0xFFFF]; &quot;; &quot;&quot;); IF(LEN([.A119]) &gt; 6; &quot;unsigned int HH = memory[(PC+2)&amp;0xFFFF]; &quot;; &quot;&quot;); IF(LEN([.A119]) &gt; 6; &quot;unsigned int HHLL = LL + (HH&lt;&lt;8); &quot;; &quot;&quot;);  IF([.I119] &lt;&gt; &quot;&quot;; &quot;unsigned int zeroPageWord = memory[(&quot;&amp;[.I119]&amp;&quot;)&amp;0xFF] + (memory[((&quot;&amp;[.I119]&amp;&quot;)+1)&amp;0xFF]&lt;&lt;8); &quot;; &quot;&quot;);  IF([.J119] &lt;&gt; &quot;&quot;; &quot;unsigned char readByte = memory[(&quot;&amp;[.J119]&amp;&quot;)&amp;0xFFFF]; &quot;; &quot;&quot;); IF([.K119] &lt;&gt; &quot;&quot;; &quot;unsigned int readWord := memory[(&quot;&amp;[.K119]&amp;&quot;)&amp;0xFFFF] + (memory[((&quot;&amp;[.K119]&amp;&quot;)+1)&amp;0xFFFF]&lt;&lt;8); &quot;; &quot;&quot;);  IF([.L119] &lt;&gt; &quot;&quot;; &quot;unsigned int result = &quot;&amp;[.L119]&amp;&quot;; &quot;; &quot;&quot;);  IF([.M119] &lt;&gt; &quot;&quot;; &quot;unsigned char newA = &quot;&amp;[.M119]&amp;&quot;; &quot;; &quot;&quot;); IF([.N119] &lt;&gt; &quot;&quot;; &quot;unsigned char newX = &quot;&amp;[.N119]&amp;&quot;; &quot;; &quot;&quot;); IF([.O119] &lt;&gt; &quot;&quot;; &quot;unsigned char newY = &quot;&amp;[.O119]&amp;&quot;; &quot;; &quot;&quot;); IF([.P119] &lt;&gt; &quot;&quot;; &quot;unsigned char newSP = &quot;&amp;[.P119]&amp;&quot;; &quot;; &quot;&quot;); IF([.Q119] &lt;&gt; &quot;&quot;; &quot;unsigned int newPC = (&quot;&amp;[.Q119]&amp;&quot;)&amp;0xFFFF; &quot;; &quot;&quot;);  IF([.M119] &lt;&gt; &quot;&quot;; &quot;*A = newA; &quot;; &quot;&quot;); IF([.N119] &lt;&gt; &quot;&quot;; &quot;*X = newX; &quot;; &quot;&quot;); IF([.O119] &lt;&gt; &quot;&quot;; &quot;*Y = newY; &quot;; &quot;&quot;); IF([.P119] &lt;&gt; &quot;&quot;; &quot;*SP = newSP; &quot;; &quot;&quot;); IF([.Q119] &lt;&gt; &quot;&quot;; &quot;*PC = newPC; &quot;; &quot;&quot;);  IF( ([.R119] &amp; [.S119] &amp; [.T119] &amp; [.U119] &amp; [.V119] &amp; [.W119]) &lt;&gt; &quot;&quot;; join(&quot;&quot;;    IF( [.R119] &lt;&gt; &quot;&quot;; &quot;unsigned char carry = &quot; &amp; [.R119] &amp; &quot;;&quot;; &quot;unsigned char carry = SR&amp;1; &quot;);   IF( [.S119] &lt;&gt; &quot;&quot;; &quot;unsigned char zero = &quot; &amp; [.S119] &amp; &quot;;&quot;; &quot;unsigned char zero = (SR&gt;&gt;1)&amp;1; &quot;);   IF( [.T119] &lt;&gt; &quot;&quot;; &quot;unsigned char interrupt = &quot; &amp; [.T119] &amp; &quot;;&quot;; &quot;unsigned char interrupt = (SR&gt;&gt;2)&amp;1; &quot;);   IF( [.U119] &lt;&gt; &quot;&quot;; &quot;unsigned char decimal = &quot; &amp; [.U119] &amp; &quot;;&quot;; &quot;unsigned char decimal = (SR&gt;&gt;3)&amp;1; &quot;);   IF( [.V119] &lt;&gt; &quot;&quot;; &quot;unsigned char overflow = &quot; &amp; [.V119] &amp; &quot;;&quot;; &quot;unsigned char overflow = (SR&gt;&gt;6)&amp;1; &quot;);   IF( [.W119] &lt;&gt; &quot;&quot;; &quot;unsigned char negative = &quot; &amp; [.W119] &amp; &quot;;&quot;; &quot;unsigned char negative = (SR&gt;&gt;7)&amp;1; &quot;)  ); &quot;&quot;);  IF( ([.R119] &amp; [.S119] &amp; [.T119] &amp; [.U119] &amp; [.V119] &amp; [.W119]) &lt;&gt; &quot;&quot;; &quot;*SR = carry + (zero&lt;&lt;1) + (interrupt&lt;&lt;2) + (decimal&lt;&lt;3) + (overflow&lt;&lt;6) + (negative&lt;&lt;7); &quot;; &quot;&quot;);  IF( [.Q119] &lt;&gt; &quot;&quot;; &quot;*PC = &quot; &amp; [.Q119] &amp; &quot;;&quot;; &quot;*PC = PC + &quot; &amp; (LEN([.A119]&amp;&quot; &quot;)/3) &amp; &quot;; &quot; );  IF( [.Y119] &lt;&gt; &quot;&quot;; &quot;memory[(&quot; &amp; [.Y119] &amp; &quot;)&amp;0xFFFF] = &quot; &amp; [.Z119] &amp; &quot;; &quot;; &quot;&quot;);  IF( [.AA119] &lt;&gt; &quot;&quot;; &quot;memory[(&quot; &amp; [.AA119] &amp; &quot;)&amp;0xFFFF] = (&quot; &amp; [.AB119] &amp; &quot;)&amp;0xFF; memory[((&quot; &amp; [.AA119] &amp; &quot;)+1)&amp;0xFFFF] = ((&quot; &amp; [.AB11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19];2) &amp; &quot; ) { &quot; &amp;  join(&quot;&quot;;  IF(LEN([.A119]) &gt; 3; &quot;const LL = memory[(PC+1)&amp;0xFFFF]; &quot;; &quot;&quot;); IF(LEN([.A119]) &gt; 6; &quot;const HH = memory[(PC+2)&amp;0xFFFF]; &quot;; &quot;&quot;); IF(LEN([.A119]) &gt; 6; &quot;const HHLL = LL + (HH&lt;&lt;8); &quot;; &quot;&quot;);  IF([.I119] &lt;&gt; &quot;&quot;; &quot;const zeroPageWord = memory[(&quot;&amp;[.I119]&amp;&quot;)&amp;0xFF] + (memory[((&quot;&amp;[.I119]&amp;&quot;)+1)&amp;0xFF]&lt;&lt;8); &quot;; &quot;&quot;);  IF([.J119] &lt;&gt; &quot;&quot;; &quot;const readByte = memory[(&quot;&amp;[.J119]&amp;&quot;)&amp;0xFFFF]; &quot;; &quot;&quot;); IF([.K119] &lt;&gt; &quot;&quot;; &quot;const readWord = memory[(&quot;&amp;[.K119]&amp;&quot;)&amp;0xFFFF] + (memory[((&quot;&amp;[.K119]&amp;&quot;)+1)&amp;0xFFFF]&lt;&lt;8); &quot;; &quot;&quot;);  IF([.L119] &lt;&gt; &quot;&quot;; &quot;const result = &quot;&amp;[.L119]&amp;&quot;; &quot;; &quot;&quot;);  IF([.M119] &lt;&gt; &quot;&quot;; &quot;const newA = &quot;&amp;[.M119]&amp;&quot;; &quot;; &quot;&quot;); IF([.N119] &lt;&gt; &quot;&quot;; &quot;const newX = &quot;&amp;[.N119]&amp;&quot;; &quot;; &quot;&quot;); IF([.O119] &lt;&gt; &quot;&quot;; &quot;const newY = &quot;&amp;[.O119]&amp;&quot;; &quot;; &quot;&quot;); IF([.P119] &lt;&gt; &quot;&quot;; &quot;const newSP = &quot;&amp;[.P119]&amp;&quot;; &quot;; &quot;&quot;); IF([.Q119] &lt;&gt; &quot;&quot;; &quot;const newPC = (&quot;&amp;[.Q119]&amp;&quot;)&amp;0xFFFF; &quot;; &quot;&quot;);  IF([.M119] &lt;&gt; &quot;&quot;; &quot;cpu.A = newA; &quot;; &quot;&quot;); IF([.N119] &lt;&gt; &quot;&quot;; &quot;cpu.X = newX; &quot;; &quot;&quot;); IF([.O119] &lt;&gt; &quot;&quot;; &quot;cpu.Y = newY; &quot;; &quot;&quot;); IF([.P119] &lt;&gt; &quot;&quot;; &quot;cpu.SP = newSP; &quot;; &quot;&quot;); IF([.Q119] &lt;&gt; &quot;&quot;; &quot;cpu.PC = newPC; &quot;; &quot;&quot;);  IF( ([.R119] &amp; [.S119] &amp; [.T119] &amp; [.U119] &amp; [.V119] &amp; [.W119]) &lt;&gt; &quot;&quot;; join(&quot;&quot;;    IF( [.R119] &lt;&gt; &quot;&quot;; &quot;const carry = &quot; &amp; [.R119] &amp; &quot;;&quot;;     &quot;const carry = SR&amp;1; &quot;);   IF( [.S119] &lt;&gt; &quot;&quot;; &quot;const zero = &quot; &amp; [.S119] &amp; &quot;;&quot;;      &quot;const zero = (SR&gt;&gt;1)&amp;1; &quot;);   IF( [.T119] &lt;&gt; &quot;&quot;; &quot;const interrupt = &quot; &amp; [.T119] &amp; &quot;;&quot;; &quot;const interrupt = (SR&gt;&gt;2)&amp;1; &quot;);   IF( [.U119] &lt;&gt; &quot;&quot;; &quot;const decimal = &quot; &amp; [.U119] &amp; &quot;;&quot;;   &quot;const decimal = (SR&gt;&gt;3)&amp;1; &quot;);   IF( [.V119] &lt;&gt; &quot;&quot;; &quot;const overflow = &quot; &amp; [.V119] &amp; &quot;;&quot;;  &quot;const overflow = (SR&gt;&gt;6)&amp;1; &quot;);   IF( [.W119] &lt;&gt; &quot;&quot;; &quot;const negative = &quot; &amp; [.W119] &amp; &quot;;&quot;;  &quot;const negative = (SR&gt;&gt;7)&amp;1; &quot;)  ); &quot;&quot;);  IF( ([.R119] &amp; [.S119] &amp; [.T119] &amp; [.U119] &amp; [.V119] &amp; [.W119]) &lt;&gt; &quot;&quot;; &quot;cpu.SR = carry + (zero&lt;&lt;1) + (interrupt&lt;&lt;2) + (decimal&lt;&lt;3) + (overflow&lt;&lt;6) + (negative&lt;&lt;7); &quot;; &quot;&quot;);  IF( [.Q119] &lt;&gt; &quot;&quot;; &quot;*PC = &quot; &amp; [.Q119] &amp; &quot;;&quot;; &quot;cpu.PC = PC + &quot; &amp; (LEN([.A119]&amp;&quot; &quot;)/3) &amp; &quot;; &quot; );  IF( [.Y119] &lt;&gt; &quot;&quot;; &quot;memory[(&quot; &amp; [.Y119] &amp; &quot;)&amp;0xFFFF] = &quot; &amp; [.Z119] &amp; &quot;; &quot;; &quot;&quot;);  IF( [.AA119] &lt;&gt; &quot;&quot;; &quot;memory[(&quot; &amp; [.AA119] &amp; &quot;)&amp;0xFFFF] = (&quot; &amp; [.AB119] &amp; &quot;)&amp;0xFF; memory[((&quot; &amp; [.AA119] &amp; &quot;)+1)&amp;0xFFFF] = ((&quot; &amp; [.AB11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7"/>
          <table:table-cell table:style-name="ce69"/>
          <table:table-cell table:style-name="ce69" office:value-type="string" calcext:value-type="string">
            <text:p>SR</text:p>
          </table:table-cell>
          <table:table-cell table:style-name="ce69" office:value-type="string" calcext:value-type="string">
            <text:p>Y</text:p>
          </table:table-cell>
          <table:table-cell table:style-name="ce69"/>
          <table:table-cell table:style-name="ce69" office:value-type="string" calcext:value-type="string">
            <text:p>zero, negative</text:p>
          </table:table-cell>
          <table:table-cell table:style-name="ce77"/>
          <table:table-cell table:style-name="ce244"/>
          <table:table-cell table:style-name="ce282" table:formula="of:=IF([.$AM119] &lt;&gt; &quot;&quot;; &quot;BB &quot;; &quot;&quot;) &amp; IF([.$AN119] &lt;&gt; &quot;&quot;; &quot;LL HH &quot;; &quot;&quot;) &amp; IF([.$AO119] &lt;&gt; &quot;&quot;; &quot;SS &quot;; &quot;&quot;) &amp; IF([.$AP119] &lt;&gt; &quot;&quot;; &quot;RR &quot;; &quot;&quot;) &amp; IF([.$AQ119] &lt;&gt; &quot;&quot;; &quot;PP QQ &quot;; &quot;&quot;) &amp; LEFT([.$A119];2)" office:value-type="string" office:string-value="SS RR BC" calcext:value-type="string">
            <text:p>SS RR BC</text:p>
          </table:table-cell>
          <table:table-cell table:style-name="ce69" table:formula="of:=&quot;UN&quot; &amp;[.B119]" office:value-type="string" office:string-value="UNLDY" calcext:value-type="string">
            <text:p>UNLDY</text:p>
          </table:table-cell>
          <table:table-cell table:style-name="ce69" office:value-type="string" calcext:value-type="string">
            <text:p>$SS, $RR</text:p>
          </table:table-cell>
          <table:table-cell table:style-name="ce96"/>
          <table:table-cell table:style-name="ce69" table:number-columns-repeated="14"/>
          <table:table-cell table:style-name="ce290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BD LL HH</text:p>
          </table:table-cell>
          <table:table-cell table:style-name="ce27" office:value-type="string" calcext:value-type="string">
            <text:p>LDA</text:p>
          </table:table-cell>
          <table:table-cell table:style-name="ce52" office:value-type="string" calcext:value-type="string">
            <text:p>4*</text:p>
          </table:table-cell>
          <table:table-cell table:style-name="ce76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120] = &quot;($LL, X)&quot;;&quot;(arg1+X)&amp;0xFF&quot;;&quot;&quot;)">
            <text:p/>
          </table:table-cell>
          <table:table-cell table:style-name="ce76" office:value-type="string" calcext:value-type="string">
            <text:p>HHLL + X</text:p>
          </table:table-cell>
          <table:table-cell table:style-name="ce149"/>
          <table:table-cell table:style-name="ce76" office:value-type="string" calcext:value-type="string">
            <text:p>readByte</text:p>
          </table:table-cell>
          <table:table-cell table:style-name="ce178" office:value-type="string" calcext:value-type="string">
            <text:p>result</text:p>
          </table:table-cell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87"/>
          <table:table-cell table:style-name="ce149" table:number-columns-repeated="3"/>
          <table:table-cell table:style-name="ce244"/>
          <table:table-cell table:style-name="ce95"/>
          <table:table-cell table:style-name="ce253" table:formula="of:=&quot;  if instruction == 0x&quot; &amp; LEFT([.A120];2) &amp; &quot; { &quot; &amp;  join(&quot;&quot;;  IF(LEN([.A120]) &gt; 3; &quot;LL := memory[PC + 1]; &quot;; &quot;&quot;);  IF([.I120] &lt;&gt; &quot;&quot;; &quot;zeroPageWord := memory[(&quot;&amp;[.I120]&amp;&quot;)&amp;0xFF] + (memory[((&quot;&amp;[.I120]&amp;&quot;)+1)&amp;0xFF]&lt;&lt;8); &quot;; &quot;&quot;);  IF([.J120] &lt;&gt; &quot;&quot;; &quot;readByte := memory[(&quot;&amp;[.J120]&amp;&quot;)&amp;0xFFFF]; &quot;; &quot;&quot;); IF([.K120] &lt;&gt; &quot;&quot;; &quot;readWord := memory[(&quot;&amp;[.K120]&amp;&quot;)&amp;0xFFFF] + (memory[((&quot;&amp;[.K120]&amp;&quot;)+1)&amp;0xFFFF]&lt;&lt;8); &quot;; &quot;&quot;);  IF([.L120] &lt;&gt; &quot;&quot;; &quot;result := &quot;&amp;[.L120]&amp;&quot;; &quot;; &quot;&quot;);  IF([.M120] &lt;&gt; &quot;&quot;; &quot;newA := &quot;&amp;[.M120]&amp;&quot;; &quot;; &quot;&quot;); IF([.N120] &lt;&gt; &quot;&quot;; &quot;newX := &quot;&amp;[.N120]&amp;&quot;; &quot;; &quot;&quot;); IF([.O120] &lt;&gt; &quot;&quot;; &quot;newY := &quot;&amp;[.O120]&amp;&quot;; &quot;; &quot;&quot;); IF([.P120] &lt;&gt; &quot;&quot;; &quot;newSP := &quot;&amp;[.P120]&amp;&quot;; &quot;; &quot;&quot;); IF([.Q120] &lt;&gt; &quot;&quot;; &quot;newPC := &quot;&amp;[.Q120]&amp;&quot;; &quot;; &quot;&quot;);  IF([.M120] &lt;&gt; &quot;&quot;; &quot;*A = newA; &quot;; &quot;&quot;); IF([.N120] &lt;&gt; &quot;&quot;; &quot;*X = newX; &quot;; &quot;&quot;); IF([.O120] &lt;&gt; &quot;&quot;; &quot;*Y = newY; &quot;; &quot;&quot;); IF([.P120] &lt;&gt; &quot;&quot;; &quot;*SP = newSP; &quot;; &quot;&quot;); IF([.Q120] &lt;&gt; &quot;&quot;; &quot;*PC = newPC; &quot;; &quot;&quot;);  IF( ([.R120] &amp; [.S120] &amp; [.T120] &amp; [.U120] &amp; [.V120] &amp; [.W120]) &lt;&gt; &quot;&quot;; join(&quot;&quot;;    IF( [.R120] &lt;&gt; &quot;&quot;; &quot;carry := &quot; &amp; [.R120] &amp; &quot;;&quot;; &quot;carry := SR&amp;1; &quot;);   IF( [.S120] &lt;&gt; &quot;&quot;; &quot;zero := &quot; &amp; [.S120] &amp; &quot;;&quot;; &quot;zero := (SR&gt;&gt;1)&amp;1; &quot;);   IF( [.T120] &lt;&gt; &quot;&quot;; &quot;interrupt := &quot; &amp; [.T120] &amp; &quot;;&quot;; &quot;interrupt := (SR&gt;&gt;2)&amp;1; &quot;);   IF( [.U120] &lt;&gt; &quot;&quot;; &quot;decimal := &quot; &amp; [.U120] &amp; &quot;;&quot;; &quot;decimal := (SR&gt;&gt;3)&amp;1; &quot;);   IF( [.V120] &lt;&gt; &quot;&quot;; &quot;overflow := &quot; &amp; [.V120] &amp; &quot;;&quot;; &quot;overflow := (SR&gt;&gt;6)&amp;1; &quot;);   IF( [.W120] &lt;&gt; &quot;&quot;; &quot;negative := &quot; &amp; [.W120] &amp; &quot;;&quot;; &quot;negative := (SR&gt;&gt;7)&amp;1; &quot;)  ); &quot;&quot;);  IF( ([.R120] &amp; [.S120] &amp; [.T120] &amp; [.U120] &amp; [.V120] &amp; [.W120]) &lt;&gt; &quot;&quot;; &quot;*SR = carry + (zero&lt;&lt;1) + (interrupt&lt;&lt;2) + (decimal&lt;&lt;3) + (overflow&lt;&lt;6) + (negative&lt;&lt;7); &quot;; &quot;&quot;);  IF( [.Q120] &lt;&gt; &quot;&quot;; &quot;*PC = &quot; &amp; [.Q120] &amp; &quot;;&quot;; &quot;*PC = PC + &quot; &amp; (LEN([.A120]&amp;&quot; &quot;)/3) &amp; &quot;; &quot; );  IF( [.Y120] &lt;&gt; &quot;&quot;; &quot;memory[(&quot; &amp; [.Y120] &amp; &quot;)&amp;0xFFFF] = &quot; &amp; [.Z120] &amp; &quot;; &quot;; &quot;&quot;);  IF( [.AA120] &lt;&gt; &quot;&quot;; &quot;memory[(&quot; &amp; [.AA120] &amp; &quot;)&amp;0xFFFF] = (&quot; &amp; [.AB120] &amp; &quot;)&amp;0xFF; memory[((&quot; &amp; [.AA120] &amp; &quot;)+1)&amp;0xFFFF] = ((&quot; &amp; [.AB12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0];2) &amp; &quot; ) { &quot; &amp;  join(&quot;&quot;;  IF(LEN([.A120]) &gt; 3; &quot;unsigned char LL = memory[(PC+1)&amp;0xFFFF]; &quot;; &quot;&quot;); IF(LEN([.A120]) &gt; 6; &quot;unsigned int HH = memory[(PC+2)&amp;0xFFFF]; &quot;; &quot;&quot;); IF(LEN([.A120]) &gt; 6; &quot;unsigned int HHLL = LL + (HH&lt;&lt;8); &quot;; &quot;&quot;);  IF([.I120] &lt;&gt; &quot;&quot;; &quot;unsigned int zeroPageWord = memory[(&quot;&amp;[.I120]&amp;&quot;)&amp;0xFF] + (memory[((&quot;&amp;[.I120]&amp;&quot;)+1)&amp;0xFF]&lt;&lt;8); &quot;; &quot;&quot;);  IF([.J120] &lt;&gt; &quot;&quot;; &quot;unsigned char readByte = memory[(&quot;&amp;[.J120]&amp;&quot;)&amp;0xFFFF]; &quot;; &quot;&quot;); IF([.K120] &lt;&gt; &quot;&quot;; &quot;unsigned int readWord := memory[(&quot;&amp;[.K120]&amp;&quot;)&amp;0xFFFF] + (memory[((&quot;&amp;[.K120]&amp;&quot;)+1)&amp;0xFFFF]&lt;&lt;8); &quot;; &quot;&quot;);  IF([.L120] &lt;&gt; &quot;&quot;; &quot;unsigned int result = &quot;&amp;[.L120]&amp;&quot;; &quot;; &quot;&quot;);  IF([.M120] &lt;&gt; &quot;&quot;; &quot;unsigned char newA = &quot;&amp;[.M120]&amp;&quot;; &quot;; &quot;&quot;); IF([.N120] &lt;&gt; &quot;&quot;; &quot;unsigned char newX = &quot;&amp;[.N120]&amp;&quot;; &quot;; &quot;&quot;); IF([.O120] &lt;&gt; &quot;&quot;; &quot;unsigned char newY = &quot;&amp;[.O120]&amp;&quot;; &quot;; &quot;&quot;); IF([.P120] &lt;&gt; &quot;&quot;; &quot;unsigned char newSP = &quot;&amp;[.P120]&amp;&quot;; &quot;; &quot;&quot;); IF([.Q120] &lt;&gt; &quot;&quot;; &quot;unsigned int newPC = (&quot;&amp;[.Q120]&amp;&quot;)&amp;0xFFFF; &quot;; &quot;&quot;);  IF([.M120] &lt;&gt; &quot;&quot;; &quot;*A = newA; &quot;; &quot;&quot;); IF([.N120] &lt;&gt; &quot;&quot;; &quot;*X = newX; &quot;; &quot;&quot;); IF([.O120] &lt;&gt; &quot;&quot;; &quot;*Y = newY; &quot;; &quot;&quot;); IF([.P120] &lt;&gt; &quot;&quot;; &quot;*SP = newSP; &quot;; &quot;&quot;); IF([.Q120] &lt;&gt; &quot;&quot;; &quot;*PC = newPC; &quot;; &quot;&quot;);  IF( ([.R120] &amp; [.S120] &amp; [.T120] &amp; [.U120] &amp; [.V120] &amp; [.W120]) &lt;&gt; &quot;&quot;; join(&quot;&quot;;    IF( [.R120] &lt;&gt; &quot;&quot;; &quot;unsigned char carry = &quot; &amp; [.R120] &amp; &quot;;&quot;; &quot;unsigned char carry = SR&amp;1; &quot;);   IF( [.S120] &lt;&gt; &quot;&quot;; &quot;unsigned char zero = &quot; &amp; [.S120] &amp; &quot;;&quot;; &quot;unsigned char zero = (SR&gt;&gt;1)&amp;1; &quot;);   IF( [.T120] &lt;&gt; &quot;&quot;; &quot;unsigned char interrupt = &quot; &amp; [.T120] &amp; &quot;;&quot;; &quot;unsigned char interrupt = (SR&gt;&gt;2)&amp;1; &quot;);   IF( [.U120] &lt;&gt; &quot;&quot;; &quot;unsigned char decimal = &quot; &amp; [.U120] &amp; &quot;;&quot;; &quot;unsigned char decimal = (SR&gt;&gt;3)&amp;1; &quot;);   IF( [.V120] &lt;&gt; &quot;&quot;; &quot;unsigned char overflow = &quot; &amp; [.V120] &amp; &quot;;&quot;; &quot;unsigned char overflow = (SR&gt;&gt;6)&amp;1; &quot;);   IF( [.W120] &lt;&gt; &quot;&quot;; &quot;unsigned char negative = &quot; &amp; [.W120] &amp; &quot;;&quot;; &quot;unsigned char negative = (SR&gt;&gt;7)&amp;1; &quot;)  ); &quot;&quot;);  IF( ([.R120] &amp; [.S120] &amp; [.T120] &amp; [.U120] &amp; [.V120] &amp; [.W120]) &lt;&gt; &quot;&quot;; &quot;*SR = carry + (zero&lt;&lt;1) + (interrupt&lt;&lt;2) + (decimal&lt;&lt;3) + (overflow&lt;&lt;6) + (negative&lt;&lt;7); &quot;; &quot;&quot;);  IF( [.Q120] &lt;&gt; &quot;&quot;; &quot;*PC = &quot; &amp; [.Q120] &amp; &quot;;&quot;; &quot;*PC = PC + &quot; &amp; (LEN([.A120]&amp;&quot; &quot;)/3) &amp; &quot;; &quot; );  IF( [.Y120] &lt;&gt; &quot;&quot;; &quot;memory[(&quot; &amp; [.Y120] &amp; &quot;)&amp;0xFFFF] = &quot; &amp; [.Z120] &amp; &quot;; &quot;; &quot;&quot;);  IF( [.AA120] &lt;&gt; &quot;&quot;; &quot;memory[(&quot; &amp; [.AA120] &amp; &quot;)&amp;0xFFFF] = (&quot; &amp; [.AB120] &amp; &quot;)&amp;0xFF; memory[((&quot; &amp; [.AA120] &amp; &quot;)+1)&amp;0xFFFF] = ((&quot; &amp; [.AB12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0];2) &amp; &quot; ) { &quot; &amp;  join(&quot;&quot;;  IF(LEN([.A120]) &gt; 3; &quot;const LL = memory[(PC+1)&amp;0xFFFF]; &quot;; &quot;&quot;); IF(LEN([.A120]) &gt; 6; &quot;const HH = memory[(PC+2)&amp;0xFFFF]; &quot;; &quot;&quot;); IF(LEN([.A120]) &gt; 6; &quot;const HHLL = LL + (HH&lt;&lt;8); &quot;; &quot;&quot;);  IF([.I120] &lt;&gt; &quot;&quot;; &quot;const zeroPageWord = memory[(&quot;&amp;[.I120]&amp;&quot;)&amp;0xFF] + (memory[((&quot;&amp;[.I120]&amp;&quot;)+1)&amp;0xFF]&lt;&lt;8); &quot;; &quot;&quot;);  IF([.J120] &lt;&gt; &quot;&quot;; &quot;const readByte = memory[(&quot;&amp;[.J120]&amp;&quot;)&amp;0xFFFF]; &quot;; &quot;&quot;); IF([.K120] &lt;&gt; &quot;&quot;; &quot;const readWord = memory[(&quot;&amp;[.K120]&amp;&quot;)&amp;0xFFFF] + (memory[((&quot;&amp;[.K120]&amp;&quot;)+1)&amp;0xFFFF]&lt;&lt;8); &quot;; &quot;&quot;);  IF([.L120] &lt;&gt; &quot;&quot;; &quot;const result = &quot;&amp;[.L120]&amp;&quot;; &quot;; &quot;&quot;);  IF([.M120] &lt;&gt; &quot;&quot;; &quot;const newA = &quot;&amp;[.M120]&amp;&quot;; &quot;; &quot;&quot;); IF([.N120] &lt;&gt; &quot;&quot;; &quot;const newX = &quot;&amp;[.N120]&amp;&quot;; &quot;; &quot;&quot;); IF([.O120] &lt;&gt; &quot;&quot;; &quot;const newY = &quot;&amp;[.O120]&amp;&quot;; &quot;; &quot;&quot;); IF([.P120] &lt;&gt; &quot;&quot;; &quot;const newSP = &quot;&amp;[.P120]&amp;&quot;; &quot;; &quot;&quot;); IF([.Q120] &lt;&gt; &quot;&quot;; &quot;const newPC = (&quot;&amp;[.Q120]&amp;&quot;)&amp;0xFFFF; &quot;; &quot;&quot;);  IF([.M120] &lt;&gt; &quot;&quot;; &quot;cpu.A = newA; &quot;; &quot;&quot;); IF([.N120] &lt;&gt; &quot;&quot;; &quot;cpu.X = newX; &quot;; &quot;&quot;); IF([.O120] &lt;&gt; &quot;&quot;; &quot;cpu.Y = newY; &quot;; &quot;&quot;); IF([.P120] &lt;&gt; &quot;&quot;; &quot;cpu.SP = newSP; &quot;; &quot;&quot;); IF([.Q120] &lt;&gt; &quot;&quot;; &quot;cpu.PC = newPC; &quot;; &quot;&quot;);  IF( ([.R120] &amp; [.S120] &amp; [.T120] &amp; [.U120] &amp; [.V120] &amp; [.W120]) &lt;&gt; &quot;&quot;; join(&quot;&quot;;    IF( [.R120] &lt;&gt; &quot;&quot;; &quot;const carry = &quot; &amp; [.R120] &amp; &quot;;&quot;;     &quot;const carry = SR&amp;1; &quot;);   IF( [.S120] &lt;&gt; &quot;&quot;; &quot;const zero = &quot; &amp; [.S120] &amp; &quot;;&quot;;      &quot;const zero = (SR&gt;&gt;1)&amp;1; &quot;);   IF( [.T120] &lt;&gt; &quot;&quot;; &quot;const interrupt = &quot; &amp; [.T120] &amp; &quot;;&quot;; &quot;const interrupt = (SR&gt;&gt;2)&amp;1; &quot;);   IF( [.U120] &lt;&gt; &quot;&quot;; &quot;const decimal = &quot; &amp; [.U120] &amp; &quot;;&quot;;   &quot;const decimal = (SR&gt;&gt;3)&amp;1; &quot;);   IF( [.V120] &lt;&gt; &quot;&quot;; &quot;const overflow = &quot; &amp; [.V120] &amp; &quot;;&quot;;  &quot;const overflow = (SR&gt;&gt;6)&amp;1; &quot;);   IF( [.W120] &lt;&gt; &quot;&quot;; &quot;const negative = &quot; &amp; [.W120] &amp; &quot;;&quot;;  &quot;const negative = (SR&gt;&gt;7)&amp;1; &quot;)  ); &quot;&quot;);  IF( ([.R120] &amp; [.S120] &amp; [.T120] &amp; [.U120] &amp; [.V120] &amp; [.W120]) &lt;&gt; &quot;&quot;; &quot;cpu.SR = carry + (zero&lt;&lt;1) + (interrupt&lt;&lt;2) + (decimal&lt;&lt;3) + (overflow&lt;&lt;6) + (negative&lt;&lt;7); &quot;; &quot;&quot;);  IF( [.Q120] &lt;&gt; &quot;&quot;; &quot;*PC = &quot; &amp; [.Q120] &amp; &quot;;&quot;; &quot;cpu.PC = PC + &quot; &amp; (LEN([.A120]&amp;&quot; &quot;)/3) &amp; &quot;; &quot; );  IF( [.Y120] &lt;&gt; &quot;&quot;; &quot;memory[(&quot; &amp; [.Y120] &amp; &quot;)&amp;0xFFFF] = &quot; &amp; [.Z120] &amp; &quot;; &quot;; &quot;&quot;);  IF( [.AA120] &lt;&gt; &quot;&quot;; &quot;memory[(&quot; &amp; [.AA120] &amp; &quot;)&amp;0xFFFF] = (&quot; &amp; [.AB120] &amp; &quot;)&amp;0xFF; memory[((&quot; &amp; [.AA120] &amp; &quot;)+1)&amp;0xFFFF] = ((&quot; &amp; [.AB12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/>
          <table:table-cell table:style-name="ce76"/>
          <table:table-cell table:style-name="ce76" office:value-type="string" calcext:value-type="string">
            <text:p>SR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zero, negative</text:p>
          </table:table-cell>
          <table:table-cell table:style-name="ce149"/>
          <table:table-cell table:style-name="ce244"/>
          <table:table-cell table:style-name="ce282" table:formula="of:=IF([.$AM120] &lt;&gt; &quot;&quot;; &quot;BB &quot;; &quot;&quot;) &amp; IF([.$AN120] &lt;&gt; &quot;&quot;; &quot;LL HH &quot;; &quot;&quot;) &amp; IF([.$AO120] &lt;&gt; &quot;&quot;; &quot;SS &quot;; &quot;&quot;) &amp; IF([.$AP120] &lt;&gt; &quot;&quot;; &quot;RR &quot;; &quot;&quot;) &amp; IF([.$AQ120] &lt;&gt; &quot;&quot;; &quot;PP QQ &quot;; &quot;&quot;) &amp; LEFT([.$A120];2)" office:value-type="string" office:string-value="SS RR BD" calcext:value-type="string">
            <text:p>SS RR BD</text:p>
          </table:table-cell>
          <table:table-cell table:style-name="ce76" table:formula="of:=&quot;UN&quot; &amp;[.B120]" office:value-type="string" office:string-value="UNLDA" calcext:value-type="string">
            <text:p>UNLDA</text:p>
          </table:table-cell>
          <table:table-cell table:style-name="ce76" office:value-type="string" calcext:value-type="string">
            <text:p>$SS, $RR</text:p>
          </table:table-cell>
          <table:table-cell table:style-name="ce96"/>
          <table:table-cell table:style-name="ce76" table:number-columns-repeated="14"/>
          <table:table-cell table:style-name="ce290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BE</text:p>
          </table:table-cell>
          <table:table-cell table:style-name="ce24" office:value-type="string" calcext:value-type="string">
            <text:p>LDX</text:p>
          </table:table-cell>
          <table:table-cell table:style-name="ce62" office:value-type="string" calcext:value-type="string">
            <text:p>4*</text:p>
          </table:table-cell>
          <table:table-cell table:style-name="ce89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35"/>
          <table:table-cell table:style-name="ce141"/>
          <table:table-cell table:style-name="ce89"/>
          <table:table-cell table:style-name="ce89" office:value-type="string" calcext:value-type="string">
            <text:p>HHLL + Y</text:p>
          </table:table-cell>
          <table:table-cell table:style-name="ce160"/>
          <table:table-cell table:style-name="ce89" office:value-type="string" calcext:value-type="string">
            <text:p>readByte</text:p>
          </table:table-cell>
          <table:table-cell table:style-name="ce193"/>
          <table:table-cell table:style-name="ce89" office:value-type="string" calcext:value-type="string">
            <text:p>result</text:p>
          </table:table-cell>
          <table:table-cell table:style-name="ce160" table:number-columns-repeated="3"/>
          <table:table-cell table:style-name="ce193"/>
          <table:table-cell table:style-name="ce89" office:value-type="string" calcext:value-type="string">
            <text:p>(result | -result) &gt;&gt; 7</text:p>
          </table:table-cell>
          <table:table-cell table:style-name="ce160" table:number-columns-repeated="4"/>
          <table:table-cell table:style-name="ce232" office:value-type="string" calcext:value-type="string">
            <text:p>result &gt;&gt; 7</text:p>
          </table:table-cell>
          <table:table-cell table:style-name="ce193"/>
          <table:table-cell table:style-name="ce160" table:number-columns-repeated="3"/>
          <table:table-cell table:style-name="ce245"/>
          <table:table-cell table:style-name="ce141"/>
          <table:table-cell table:style-name="ce253" table:formula="of:=&quot;  if instruction == 0x&quot; &amp; LEFT([.A121];2) &amp; &quot; { &quot; &amp;  join(&quot;&quot;;  IF(LEN([.A121]) &gt; 3; &quot;LL := memory[PC + 1]; &quot;; &quot;&quot;);  IF([.I121] &lt;&gt; &quot;&quot;; &quot;zeroPageWord := memory[(&quot;&amp;[.I121]&amp;&quot;)&amp;0xFF] + (memory[((&quot;&amp;[.I121]&amp;&quot;)+1)&amp;0xFF]&lt;&lt;8); &quot;; &quot;&quot;);  IF([.J121] &lt;&gt; &quot;&quot;; &quot;readByte := memory[(&quot;&amp;[.J121]&amp;&quot;)&amp;0xFFFF]; &quot;; &quot;&quot;); IF([.K121] &lt;&gt; &quot;&quot;; &quot;readWord := memory[(&quot;&amp;[.K121]&amp;&quot;)&amp;0xFFFF] + (memory[((&quot;&amp;[.K121]&amp;&quot;)+1)&amp;0xFFFF]&lt;&lt;8); &quot;; &quot;&quot;);  IF([.L121] &lt;&gt; &quot;&quot;; &quot;result := &quot;&amp;[.L121]&amp;&quot;; &quot;; &quot;&quot;);  IF([.M121] &lt;&gt; &quot;&quot;; &quot;newA := &quot;&amp;[.M121]&amp;&quot;; &quot;; &quot;&quot;); IF([.N121] &lt;&gt; &quot;&quot;; &quot;newX := &quot;&amp;[.N121]&amp;&quot;; &quot;; &quot;&quot;); IF([.O121] &lt;&gt; &quot;&quot;; &quot;newY := &quot;&amp;[.O121]&amp;&quot;; &quot;; &quot;&quot;); IF([.P121] &lt;&gt; &quot;&quot;; &quot;newSP := &quot;&amp;[.P121]&amp;&quot;; &quot;; &quot;&quot;); IF([.Q121] &lt;&gt; &quot;&quot;; &quot;newPC := &quot;&amp;[.Q121]&amp;&quot;; &quot;; &quot;&quot;);  IF([.M121] &lt;&gt; &quot;&quot;; &quot;*A = newA; &quot;; &quot;&quot;); IF([.N121] &lt;&gt; &quot;&quot;; &quot;*X = newX; &quot;; &quot;&quot;); IF([.O121] &lt;&gt; &quot;&quot;; &quot;*Y = newY; &quot;; &quot;&quot;); IF([.P121] &lt;&gt; &quot;&quot;; &quot;*SP = newSP; &quot;; &quot;&quot;); IF([.Q121] &lt;&gt; &quot;&quot;; &quot;*PC = newPC; &quot;; &quot;&quot;);  IF( ([.R121] &amp; [.S121] &amp; [.T121] &amp; [.U121] &amp; [.V121] &amp; [.W121]) &lt;&gt; &quot;&quot;; join(&quot;&quot;;    IF( [.R121] &lt;&gt; &quot;&quot;; &quot;carry := &quot; &amp; [.R121] &amp; &quot;;&quot;; &quot;carry := SR&amp;1; &quot;);   IF( [.S121] &lt;&gt; &quot;&quot;; &quot;zero := &quot; &amp; [.S121] &amp; &quot;;&quot;; &quot;zero := (SR&gt;&gt;1)&amp;1; &quot;);   IF( [.T121] &lt;&gt; &quot;&quot;; &quot;interrupt := &quot; &amp; [.T121] &amp; &quot;;&quot;; &quot;interrupt := (SR&gt;&gt;2)&amp;1; &quot;);   IF( [.U121] &lt;&gt; &quot;&quot;; &quot;decimal := &quot; &amp; [.U121] &amp; &quot;;&quot;; &quot;decimal := (SR&gt;&gt;3)&amp;1; &quot;);   IF( [.V121] &lt;&gt; &quot;&quot;; &quot;overflow := &quot; &amp; [.V121] &amp; &quot;;&quot;; &quot;overflow := (SR&gt;&gt;6)&amp;1; &quot;);   IF( [.W121] &lt;&gt; &quot;&quot;; &quot;negative := &quot; &amp; [.W121] &amp; &quot;;&quot;; &quot;negative := (SR&gt;&gt;7)&amp;1; &quot;)  ); &quot;&quot;);  IF( ([.R121] &amp; [.S121] &amp; [.T121] &amp; [.U121] &amp; [.V121] &amp; [.W121]) &lt;&gt; &quot;&quot;; &quot;*SR = carry + (zero&lt;&lt;1) + (interrupt&lt;&lt;2) + (decimal&lt;&lt;3) + (overflow&lt;&lt;6) + (negative&lt;&lt;7); &quot;; &quot;&quot;);  IF( [.Q121] &lt;&gt; &quot;&quot;; &quot;*PC = &quot; &amp; [.Q121] &amp; &quot;;&quot;; &quot;*PC = PC + &quot; &amp; (LEN([.A121]&amp;&quot; &quot;)/3) &amp; &quot;; &quot; );  IF( [.Y121] &lt;&gt; &quot;&quot;; &quot;memory[(&quot; &amp; [.Y121] &amp; &quot;)&amp;0xFFFF] = &quot; &amp; [.Z121] &amp; &quot;; &quot;; &quot;&quot;);  IF( [.AA121] &lt;&gt; &quot;&quot;; &quot;memory[(&quot; &amp; [.AA121] &amp; &quot;)&amp;0xFFFF] = (&quot; &amp; [.AB121] &amp; &quot;)&amp;0xFF; memory[((&quot; &amp; [.AA121] &amp; &quot;)+1)&amp;0xFFFF] = ((&quot; &amp; [.AB12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1];2) &amp; &quot; ) { &quot; &amp;  join(&quot;&quot;;  IF(LEN([.A121]) &gt; 3; &quot;unsigned char LL = memory[(PC+1)&amp;0xFFFF]; &quot;; &quot;&quot;); IF(LEN([.A121]) &gt; 6; &quot;unsigned int HH = memory[(PC+2)&amp;0xFFFF]; &quot;; &quot;&quot;); IF(LEN([.A121]) &gt; 6; &quot;unsigned int HHLL = LL + (HH&lt;&lt;8); &quot;; &quot;&quot;);  IF([.I121] &lt;&gt; &quot;&quot;; &quot;unsigned int zeroPageWord = memory[(&quot;&amp;[.I121]&amp;&quot;)&amp;0xFF] + (memory[((&quot;&amp;[.I121]&amp;&quot;)+1)&amp;0xFF]&lt;&lt;8); &quot;; &quot;&quot;);  IF([.J121] &lt;&gt; &quot;&quot;; &quot;unsigned char readByte = memory[(&quot;&amp;[.J121]&amp;&quot;)&amp;0xFFFF]; &quot;; &quot;&quot;); IF([.K121] &lt;&gt; &quot;&quot;; &quot;unsigned int readWord := memory[(&quot;&amp;[.K121]&amp;&quot;)&amp;0xFFFF] + (memory[((&quot;&amp;[.K121]&amp;&quot;)+1)&amp;0xFFFF]&lt;&lt;8); &quot;; &quot;&quot;);  IF([.L121] &lt;&gt; &quot;&quot;; &quot;unsigned int result = &quot;&amp;[.L121]&amp;&quot;; &quot;; &quot;&quot;);  IF([.M121] &lt;&gt; &quot;&quot;; &quot;unsigned char newA = &quot;&amp;[.M121]&amp;&quot;; &quot;; &quot;&quot;); IF([.N121] &lt;&gt; &quot;&quot;; &quot;unsigned char newX = &quot;&amp;[.N121]&amp;&quot;; &quot;; &quot;&quot;); IF([.O121] &lt;&gt; &quot;&quot;; &quot;unsigned char newY = &quot;&amp;[.O121]&amp;&quot;; &quot;; &quot;&quot;); IF([.P121] &lt;&gt; &quot;&quot;; &quot;unsigned char newSP = &quot;&amp;[.P121]&amp;&quot;; &quot;; &quot;&quot;); IF([.Q121] &lt;&gt; &quot;&quot;; &quot;unsigned int newPC = (&quot;&amp;[.Q121]&amp;&quot;)&amp;0xFFFF; &quot;; &quot;&quot;);  IF([.M121] &lt;&gt; &quot;&quot;; &quot;*A = newA; &quot;; &quot;&quot;); IF([.N121] &lt;&gt; &quot;&quot;; &quot;*X = newX; &quot;; &quot;&quot;); IF([.O121] &lt;&gt; &quot;&quot;; &quot;*Y = newY; &quot;; &quot;&quot;); IF([.P121] &lt;&gt; &quot;&quot;; &quot;*SP = newSP; &quot;; &quot;&quot;); IF([.Q121] &lt;&gt; &quot;&quot;; &quot;*PC = newPC; &quot;; &quot;&quot;);  IF( ([.R121] &amp; [.S121] &amp; [.T121] &amp; [.U121] &amp; [.V121] &amp; [.W121]) &lt;&gt; &quot;&quot;; join(&quot;&quot;;    IF( [.R121] &lt;&gt; &quot;&quot;; &quot;unsigned char carry = &quot; &amp; [.R121] &amp; &quot;;&quot;; &quot;unsigned char carry = SR&amp;1; &quot;);   IF( [.S121] &lt;&gt; &quot;&quot;; &quot;unsigned char zero = &quot; &amp; [.S121] &amp; &quot;;&quot;; &quot;unsigned char zero = (SR&gt;&gt;1)&amp;1; &quot;);   IF( [.T121] &lt;&gt; &quot;&quot;; &quot;unsigned char interrupt = &quot; &amp; [.T121] &amp; &quot;;&quot;; &quot;unsigned char interrupt = (SR&gt;&gt;2)&amp;1; &quot;);   IF( [.U121] &lt;&gt; &quot;&quot;; &quot;unsigned char decimal = &quot; &amp; [.U121] &amp; &quot;;&quot;; &quot;unsigned char decimal = (SR&gt;&gt;3)&amp;1; &quot;);   IF( [.V121] &lt;&gt; &quot;&quot;; &quot;unsigned char overflow = &quot; &amp; [.V121] &amp; &quot;;&quot;; &quot;unsigned char overflow = (SR&gt;&gt;6)&amp;1; &quot;);   IF( [.W121] &lt;&gt; &quot;&quot;; &quot;unsigned char negative = &quot; &amp; [.W121] &amp; &quot;;&quot;; &quot;unsigned char negative = (SR&gt;&gt;7)&amp;1; &quot;)  ); &quot;&quot;);  IF( ([.R121] &amp; [.S121] &amp; [.T121] &amp; [.U121] &amp; [.V121] &amp; [.W121]) &lt;&gt; &quot;&quot;; &quot;*SR = carry + (zero&lt;&lt;1) + (interrupt&lt;&lt;2) + (decimal&lt;&lt;3) + (overflow&lt;&lt;6) + (negative&lt;&lt;7); &quot;; &quot;&quot;);  IF( [.Q121] &lt;&gt; &quot;&quot;; &quot;*PC = &quot; &amp; [.Q121] &amp; &quot;;&quot;; &quot;*PC = PC + &quot; &amp; (LEN([.A121]&amp;&quot; &quot;)/3) &amp; &quot;; &quot; );  IF( [.Y121] &lt;&gt; &quot;&quot;; &quot;memory[(&quot; &amp; [.Y121] &amp; &quot;)&amp;0xFFFF] = &quot; &amp; [.Z121] &amp; &quot;; &quot;; &quot;&quot;);  IF( [.AA121] &lt;&gt; &quot;&quot;; &quot;memory[(&quot; &amp; [.AA121] &amp; &quot;)&amp;0xFFFF] = (&quot; &amp; [.AB121] &amp; &quot;)&amp;0xFF; memory[((&quot; &amp; [.AA121] &amp; &quot;)+1)&amp;0xFFFF] = ((&quot; &amp; [.AB12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1];2) &amp; &quot; ) { &quot; &amp;  join(&quot;&quot;;  IF(LEN([.A121]) &gt; 3; &quot;const LL = memory[(PC+1)&amp;0xFFFF]; &quot;; &quot;&quot;); IF(LEN([.A121]) &gt; 6; &quot;const HH = memory[(PC+2)&amp;0xFFFF]; &quot;; &quot;&quot;); IF(LEN([.A121]) &gt; 6; &quot;const HHLL = LL + (HH&lt;&lt;8); &quot;; &quot;&quot;);  IF([.I121] &lt;&gt; &quot;&quot;; &quot;const zeroPageWord = memory[(&quot;&amp;[.I121]&amp;&quot;)&amp;0xFF] + (memory[((&quot;&amp;[.I121]&amp;&quot;)+1)&amp;0xFF]&lt;&lt;8); &quot;; &quot;&quot;);  IF([.J121] &lt;&gt; &quot;&quot;; &quot;const readByte = memory[(&quot;&amp;[.J121]&amp;&quot;)&amp;0xFFFF]; &quot;; &quot;&quot;); IF([.K121] &lt;&gt; &quot;&quot;; &quot;const readWord = memory[(&quot;&amp;[.K121]&amp;&quot;)&amp;0xFFFF] + (memory[((&quot;&amp;[.K121]&amp;&quot;)+1)&amp;0xFFFF]&lt;&lt;8); &quot;; &quot;&quot;);  IF([.L121] &lt;&gt; &quot;&quot;; &quot;const result = &quot;&amp;[.L121]&amp;&quot;; &quot;; &quot;&quot;);  IF([.M121] &lt;&gt; &quot;&quot;; &quot;const newA = &quot;&amp;[.M121]&amp;&quot;; &quot;; &quot;&quot;); IF([.N121] &lt;&gt; &quot;&quot;; &quot;const newX = &quot;&amp;[.N121]&amp;&quot;; &quot;; &quot;&quot;); IF([.O121] &lt;&gt; &quot;&quot;; &quot;const newY = &quot;&amp;[.O121]&amp;&quot;; &quot;; &quot;&quot;); IF([.P121] &lt;&gt; &quot;&quot;; &quot;const newSP = &quot;&amp;[.P121]&amp;&quot;; &quot;; &quot;&quot;); IF([.Q121] &lt;&gt; &quot;&quot;; &quot;const newPC = (&quot;&amp;[.Q121]&amp;&quot;)&amp;0xFFFF; &quot;; &quot;&quot;);  IF([.M121] &lt;&gt; &quot;&quot;; &quot;cpu.A = newA; &quot;; &quot;&quot;); IF([.N121] &lt;&gt; &quot;&quot;; &quot;cpu.X = newX; &quot;; &quot;&quot;); IF([.O121] &lt;&gt; &quot;&quot;; &quot;cpu.Y = newY; &quot;; &quot;&quot;); IF([.P121] &lt;&gt; &quot;&quot;; &quot;cpu.SP = newSP; &quot;; &quot;&quot;); IF([.Q121] &lt;&gt; &quot;&quot;; &quot;cpu.PC = newPC; &quot;; &quot;&quot;);  IF( ([.R121] &amp; [.S121] &amp; [.T121] &amp; [.U121] &amp; [.V121] &amp; [.W121]) &lt;&gt; &quot;&quot;; join(&quot;&quot;;    IF( [.R121] &lt;&gt; &quot;&quot;; &quot;const carry = &quot; &amp; [.R121] &amp; &quot;;&quot;;     &quot;const carry = SR&amp;1; &quot;);   IF( [.S121] &lt;&gt; &quot;&quot;; &quot;const zero = &quot; &amp; [.S121] &amp; &quot;;&quot;;      &quot;const zero = (SR&gt;&gt;1)&amp;1; &quot;);   IF( [.T121] &lt;&gt; &quot;&quot;; &quot;const interrupt = &quot; &amp; [.T121] &amp; &quot;;&quot;; &quot;const interrupt = (SR&gt;&gt;2)&amp;1; &quot;);   IF( [.U121] &lt;&gt; &quot;&quot;; &quot;const decimal = &quot; &amp; [.U121] &amp; &quot;;&quot;;   &quot;const decimal = (SR&gt;&gt;3)&amp;1; &quot;);   IF( [.V121] &lt;&gt; &quot;&quot;; &quot;const overflow = &quot; &amp; [.V121] &amp; &quot;;&quot;;  &quot;const overflow = (SR&gt;&gt;6)&amp;1; &quot;);   IF( [.W121] &lt;&gt; &quot;&quot;; &quot;const negative = &quot; &amp; [.W121] &amp; &quot;;&quot;;  &quot;const negative = (SR&gt;&gt;7)&amp;1; &quot;)  ); &quot;&quot;);  IF( ([.R121] &amp; [.S121] &amp; [.T121] &amp; [.U121] &amp; [.V121] &amp; [.W121]) &lt;&gt; &quot;&quot;; &quot;cpu.SR = carry + (zero&lt;&lt;1) + (interrupt&lt;&lt;2) + (decimal&lt;&lt;3) + (overflow&lt;&lt;6) + (negative&lt;&lt;7); &quot;; &quot;&quot;);  IF( [.Q121] &lt;&gt; &quot;&quot;; &quot;*PC = &quot; &amp; [.Q121] &amp; &quot;;&quot;; &quot;cpu.PC = PC + &quot; &amp; (LEN([.A121]&amp;&quot; &quot;)/3) &amp; &quot;; &quot; );  IF( [.Y121] &lt;&gt; &quot;&quot;; &quot;memory[(&quot; &amp; [.Y121] &amp; &quot;)&amp;0xFFFF] = &quot; &amp; [.Z121] &amp; &quot;; &quot;; &quot;&quot;);  IF( [.AA121] &lt;&gt; &quot;&quot;; &quot;memory[(&quot; &amp; [.AA121] &amp; &quot;)&amp;0xFFFF] = (&quot; &amp; [.AB121] &amp; &quot;)&amp;0xFF; memory[((&quot; &amp; [.AA121] &amp; &quot;)+1)&amp;0xFFFF] = ((&quot; &amp; [.AB12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60"/>
          <table:table-cell table:style-name="ce89"/>
          <table:table-cell table:style-name="ce89" office:value-type="string" calcext:value-type="string">
            <text:p>SR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89" office:value-type="string" calcext:value-type="string">
            <text:p>zero, negative</text:p>
          </table:table-cell>
          <table:table-cell table:style-name="ce160"/>
          <table:table-cell table:style-name="ce245"/>
          <table:table-cell table:style-name="ce282" table:formula="of:=IF([.$AM121] &lt;&gt; &quot;&quot;; &quot;BB &quot;; &quot;&quot;) &amp; IF([.$AN121] &lt;&gt; &quot;&quot;; &quot;LL HH &quot;; &quot;&quot;) &amp; IF([.$AO121] &lt;&gt; &quot;&quot;; &quot;SS &quot;; &quot;&quot;) &amp; IF([.$AP121] &lt;&gt; &quot;&quot;; &quot;RR &quot;; &quot;&quot;) &amp; IF([.$AQ121] &lt;&gt; &quot;&quot;; &quot;PP QQ &quot;; &quot;&quot;) &amp; LEFT([.$A121];2)" office:value-type="string" office:string-value="SS RR BE" calcext:value-type="string">
            <text:p>SS RR BE</text:p>
          </table:table-cell>
          <table:table-cell table:style-name="ce89" table:formula="of:=&quot;UN&quot; &amp;[.B121]" office:value-type="string" office:string-value="UNLDX" calcext:value-type="string">
            <text:p>UNLDX</text:p>
          </table:table-cell>
          <table:table-cell table:style-name="ce89" office:value-type="string" calcext:value-type="string">
            <text:p>$SS, $RR</text:p>
          </table:table-cell>
          <table:table-cell table:style-name="ce285"/>
          <table:table-cell table:style-name="ce89" table:number-columns-repeated="14"/>
          <table:table-cell table:style-name="ce290"/>
          <table:table-cell table:style-name="ce89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1" office:value-type="string" calcext:value-type="string">
            <text:p>C0 LL</text:p>
          </table:table-cell>
          <table:table-cell table:style-name="ce38" office:value-type="string" calcext:value-type="string">
            <text:p>CPY</text:p>
          </table:table-cell>
          <table:table-cell table:style-name="ce63" office:value-type="float" office:value="2" calcext:value-type="float">
            <text:p>2</text:p>
          </table:table-cell>
          <table:table-cell table:style-name="ce91" office:value-type="string" calcext:value-type="string">
            <text:p>#$LL</text:p>
          </table:table-cell>
          <table:table-cell table:style-name="ce96"/>
          <table:table-cell table:style-name="ce98"/>
          <table:table-cell table:style-name="ce136"/>
          <table:table-cell table:style-name="ce95"/>
          <table:table-cell table:style-name="ce91" table:formula="of:=IF([.$D122] = &quot;($LL, X)&quot;;&quot;(arg1+X)&amp;0xFF&quot;;&quot;&quot;)">
            <text:p/>
          </table:table-cell>
          <table:table-cell table:style-name="ce156" table:number-columns-repeated="2"/>
          <table:table-cell table:style-name="ce91" office:value-type="string" calcext:value-type="string">
            <text:p>Y - LL</text:p>
          </table:table-cell>
          <table:table-cell table:style-name="ce194"/>
          <table:table-cell table:style-name="ce156" table:number-columns-repeated="4"/>
          <table:table-cell table:style-name="ce200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156" table:number-columns-repeated="4"/>
          <table:table-cell table:style-name="ce233" office:value-type="string" calcext:value-type="string">
            <text:p>result &gt;&gt; 7</text:p>
          </table:table-cell>
          <table:table-cell table:style-name="ce192"/>
          <table:table-cell table:style-name="ce156" table:number-columns-repeated="3"/>
          <table:table-cell table:style-name="ce244"/>
          <table:table-cell table:style-name="ce95"/>
          <table:table-cell table:style-name="ce253" table:formula="of:=&quot;  if instruction == 0x&quot; &amp; LEFT([.A122];2) &amp; &quot; { &quot; &amp;  join(&quot;&quot;;  IF(LEN([.A122]) &gt; 3; &quot;LL := memory[PC + 1]; &quot;; &quot;&quot;);  IF([.I122] &lt;&gt; &quot;&quot;; &quot;zeroPageWord := memory[(&quot;&amp;[.I122]&amp;&quot;)&amp;0xFF] + (memory[((&quot;&amp;[.I122]&amp;&quot;)+1)&amp;0xFF]&lt;&lt;8); &quot;; &quot;&quot;);  IF([.J122] &lt;&gt; &quot;&quot;; &quot;readByte := memory[(&quot;&amp;[.J122]&amp;&quot;)&amp;0xFFFF]; &quot;; &quot;&quot;); IF([.K122] &lt;&gt; &quot;&quot;; &quot;readWord := memory[(&quot;&amp;[.K122]&amp;&quot;)&amp;0xFFFF] + (memory[((&quot;&amp;[.K122]&amp;&quot;)+1)&amp;0xFFFF]&lt;&lt;8); &quot;; &quot;&quot;);  IF([.L122] &lt;&gt; &quot;&quot;; &quot;result := &quot;&amp;[.L122]&amp;&quot;; &quot;; &quot;&quot;);  IF([.M122] &lt;&gt; &quot;&quot;; &quot;newA := &quot;&amp;[.M122]&amp;&quot;; &quot;; &quot;&quot;); IF([.N122] &lt;&gt; &quot;&quot;; &quot;newX := &quot;&amp;[.N122]&amp;&quot;; &quot;; &quot;&quot;); IF([.O122] &lt;&gt; &quot;&quot;; &quot;newY := &quot;&amp;[.O122]&amp;&quot;; &quot;; &quot;&quot;); IF([.P122] &lt;&gt; &quot;&quot;; &quot;newSP := &quot;&amp;[.P122]&amp;&quot;; &quot;; &quot;&quot;); IF([.Q122] &lt;&gt; &quot;&quot;; &quot;newPC := &quot;&amp;[.Q122]&amp;&quot;; &quot;; &quot;&quot;);  IF([.M122] &lt;&gt; &quot;&quot;; &quot;*A = newA; &quot;; &quot;&quot;); IF([.N122] &lt;&gt; &quot;&quot;; &quot;*X = newX; &quot;; &quot;&quot;); IF([.O122] &lt;&gt; &quot;&quot;; &quot;*Y = newY; &quot;; &quot;&quot;); IF([.P122] &lt;&gt; &quot;&quot;; &quot;*SP = newSP; &quot;; &quot;&quot;); IF([.Q122] &lt;&gt; &quot;&quot;; &quot;*PC = newPC; &quot;; &quot;&quot;);  IF( ([.R122] &amp; [.S122] &amp; [.T122] &amp; [.U122] &amp; [.V122] &amp; [.W122]) &lt;&gt; &quot;&quot;; join(&quot;&quot;;    IF( [.R122] &lt;&gt; &quot;&quot;; &quot;carry := &quot; &amp; [.R122] &amp; &quot;;&quot;; &quot;carry := SR&amp;1; &quot;);   IF( [.S122] &lt;&gt; &quot;&quot;; &quot;zero := &quot; &amp; [.S122] &amp; &quot;;&quot;; &quot;zero := (SR&gt;&gt;1)&amp;1; &quot;);   IF( [.T122] &lt;&gt; &quot;&quot;; &quot;interrupt := &quot; &amp; [.T122] &amp; &quot;;&quot;; &quot;interrupt := (SR&gt;&gt;2)&amp;1; &quot;);   IF( [.U122] &lt;&gt; &quot;&quot;; &quot;decimal := &quot; &amp; [.U122] &amp; &quot;;&quot;; &quot;decimal := (SR&gt;&gt;3)&amp;1; &quot;);   IF( [.V122] &lt;&gt; &quot;&quot;; &quot;overflow := &quot; &amp; [.V122] &amp; &quot;;&quot;; &quot;overflow := (SR&gt;&gt;6)&amp;1; &quot;);   IF( [.W122] &lt;&gt; &quot;&quot;; &quot;negative := &quot; &amp; [.W122] &amp; &quot;;&quot;; &quot;negative := (SR&gt;&gt;7)&amp;1; &quot;)  ); &quot;&quot;);  IF( ([.R122] &amp; [.S122] &amp; [.T122] &amp; [.U122] &amp; [.V122] &amp; [.W122]) &lt;&gt; &quot;&quot;; &quot;*SR = carry + (zero&lt;&lt;1) + (interrupt&lt;&lt;2) + (decimal&lt;&lt;3) + (overflow&lt;&lt;6) + (negative&lt;&lt;7); &quot;; &quot;&quot;);  IF( [.Q122] &lt;&gt; &quot;&quot;; &quot;*PC = &quot; &amp; [.Q122] &amp; &quot;;&quot;; &quot;*PC = PC + &quot; &amp; (LEN([.A122]&amp;&quot; &quot;)/3) &amp; &quot;; &quot; );  IF( [.Y122] &lt;&gt; &quot;&quot;; &quot;memory[(&quot; &amp; [.Y122] &amp; &quot;)&amp;0xFFFF] = &quot; &amp; [.Z122] &amp; &quot;; &quot;; &quot;&quot;);  IF( [.AA122] &lt;&gt; &quot;&quot;; &quot;memory[(&quot; &amp; [.AA122] &amp; &quot;)&amp;0xFFFF] = (&quot; &amp; [.AB122] &amp; &quot;)&amp;0xFF; memory[((&quot; &amp; [.AA122] &amp; &quot;)+1)&amp;0xFFFF] = ((&quot; &amp; [.AB12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2];2) &amp; &quot; ) { &quot; &amp;  join(&quot;&quot;;  IF(LEN([.A122]) &gt; 3; &quot;unsigned char LL = memory[(PC+1)&amp;0xFFFF]; &quot;; &quot;&quot;); IF(LEN([.A122]) &gt; 6; &quot;unsigned int HH = memory[(PC+2)&amp;0xFFFF]; &quot;; &quot;&quot;); IF(LEN([.A122]) &gt; 6; &quot;unsigned int HHLL = LL + (HH&lt;&lt;8); &quot;; &quot;&quot;);  IF([.I122] &lt;&gt; &quot;&quot;; &quot;unsigned int zeroPageWord = memory[(&quot;&amp;[.I122]&amp;&quot;)&amp;0xFF] + (memory[((&quot;&amp;[.I122]&amp;&quot;)+1)&amp;0xFF]&lt;&lt;8); &quot;; &quot;&quot;);  IF([.J122] &lt;&gt; &quot;&quot;; &quot;unsigned char readByte = memory[(&quot;&amp;[.J122]&amp;&quot;)&amp;0xFFFF]; &quot;; &quot;&quot;); IF([.K122] &lt;&gt; &quot;&quot;; &quot;unsigned int readWord := memory[(&quot;&amp;[.K122]&amp;&quot;)&amp;0xFFFF] + (memory[((&quot;&amp;[.K122]&amp;&quot;)+1)&amp;0xFFFF]&lt;&lt;8); &quot;; &quot;&quot;);  IF([.L122] &lt;&gt; &quot;&quot;; &quot;unsigned int result = &quot;&amp;[.L122]&amp;&quot;; &quot;; &quot;&quot;);  IF([.M122] &lt;&gt; &quot;&quot;; &quot;unsigned char newA = &quot;&amp;[.M122]&amp;&quot;; &quot;; &quot;&quot;); IF([.N122] &lt;&gt; &quot;&quot;; &quot;unsigned char newX = &quot;&amp;[.N122]&amp;&quot;; &quot;; &quot;&quot;); IF([.O122] &lt;&gt; &quot;&quot;; &quot;unsigned char newY = &quot;&amp;[.O122]&amp;&quot;; &quot;; &quot;&quot;); IF([.P122] &lt;&gt; &quot;&quot;; &quot;unsigned char newSP = &quot;&amp;[.P122]&amp;&quot;; &quot;; &quot;&quot;); IF([.Q122] &lt;&gt; &quot;&quot;; &quot;unsigned int newPC = (&quot;&amp;[.Q122]&amp;&quot;)&amp;0xFFFF; &quot;; &quot;&quot;);  IF([.M122] &lt;&gt; &quot;&quot;; &quot;*A = newA; &quot;; &quot;&quot;); IF([.N122] &lt;&gt; &quot;&quot;; &quot;*X = newX; &quot;; &quot;&quot;); IF([.O122] &lt;&gt; &quot;&quot;; &quot;*Y = newY; &quot;; &quot;&quot;); IF([.P122] &lt;&gt; &quot;&quot;; &quot;*SP = newSP; &quot;; &quot;&quot;); IF([.Q122] &lt;&gt; &quot;&quot;; &quot;*PC = newPC; &quot;; &quot;&quot;);  IF( ([.R122] &amp; [.S122] &amp; [.T122] &amp; [.U122] &amp; [.V122] &amp; [.W122]) &lt;&gt; &quot;&quot;; join(&quot;&quot;;    IF( [.R122] &lt;&gt; &quot;&quot;; &quot;unsigned char carry = &quot; &amp; [.R122] &amp; &quot;;&quot;; &quot;unsigned char carry = SR&amp;1; &quot;);   IF( [.S122] &lt;&gt; &quot;&quot;; &quot;unsigned char zero = &quot; &amp; [.S122] &amp; &quot;;&quot;; &quot;unsigned char zero = (SR&gt;&gt;1)&amp;1; &quot;);   IF( [.T122] &lt;&gt; &quot;&quot;; &quot;unsigned char interrupt = &quot; &amp; [.T122] &amp; &quot;;&quot;; &quot;unsigned char interrupt = (SR&gt;&gt;2)&amp;1; &quot;);   IF( [.U122] &lt;&gt; &quot;&quot;; &quot;unsigned char decimal = &quot; &amp; [.U122] &amp; &quot;;&quot;; &quot;unsigned char decimal = (SR&gt;&gt;3)&amp;1; &quot;);   IF( [.V122] &lt;&gt; &quot;&quot;; &quot;unsigned char overflow = &quot; &amp; [.V122] &amp; &quot;;&quot;; &quot;unsigned char overflow = (SR&gt;&gt;6)&amp;1; &quot;);   IF( [.W122] &lt;&gt; &quot;&quot;; &quot;unsigned char negative = &quot; &amp; [.W122] &amp; &quot;;&quot;; &quot;unsigned char negative = (SR&gt;&gt;7)&amp;1; &quot;)  ); &quot;&quot;);  IF( ([.R122] &amp; [.S122] &amp; [.T122] &amp; [.U122] &amp; [.V122] &amp; [.W122]) &lt;&gt; &quot;&quot;; &quot;*SR = carry + (zero&lt;&lt;1) + (interrupt&lt;&lt;2) + (decimal&lt;&lt;3) + (overflow&lt;&lt;6) + (negative&lt;&lt;7); &quot;; &quot;&quot;);  IF( [.Q122] &lt;&gt; &quot;&quot;; &quot;*PC = &quot; &amp; [.Q122] &amp; &quot;;&quot;; &quot;*PC = PC + &quot; &amp; (LEN([.A122]&amp;&quot; &quot;)/3) &amp; &quot;; &quot; );  IF( [.Y122] &lt;&gt; &quot;&quot;; &quot;memory[(&quot; &amp; [.Y122] &amp; &quot;)&amp;0xFFFF] = &quot; &amp; [.Z122] &amp; &quot;; &quot;; &quot;&quot;);  IF( [.AA122] &lt;&gt; &quot;&quot;; &quot;memory[(&quot; &amp; [.AA122] &amp; &quot;)&amp;0xFFFF] = (&quot; &amp; [.AB122] &amp; &quot;)&amp;0xFF; memory[((&quot; &amp; [.AA122] &amp; &quot;)+1)&amp;0xFFFF] = ((&quot; &amp; [.AB12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2];2) &amp; &quot; ) { &quot; &amp;  join(&quot;&quot;;  IF(LEN([.A122]) &gt; 3; &quot;const LL = memory[(PC+1)&amp;0xFFFF]; &quot;; &quot;&quot;); IF(LEN([.A122]) &gt; 6; &quot;const HH = memory[(PC+2)&amp;0xFFFF]; &quot;; &quot;&quot;); IF(LEN([.A122]) &gt; 6; &quot;const HHLL = LL + (HH&lt;&lt;8); &quot;; &quot;&quot;);  IF([.I122] &lt;&gt; &quot;&quot;; &quot;const zeroPageWord = memory[(&quot;&amp;[.I122]&amp;&quot;)&amp;0xFF] + (memory[((&quot;&amp;[.I122]&amp;&quot;)+1)&amp;0xFF]&lt;&lt;8); &quot;; &quot;&quot;);  IF([.J122] &lt;&gt; &quot;&quot;; &quot;const readByte = memory[(&quot;&amp;[.J122]&amp;&quot;)&amp;0xFFFF]; &quot;; &quot;&quot;); IF([.K122] &lt;&gt; &quot;&quot;; &quot;const readWord = memory[(&quot;&amp;[.K122]&amp;&quot;)&amp;0xFFFF] + (memory[((&quot;&amp;[.K122]&amp;&quot;)+1)&amp;0xFFFF]&lt;&lt;8); &quot;; &quot;&quot;);  IF([.L122] &lt;&gt; &quot;&quot;; &quot;const result = &quot;&amp;[.L122]&amp;&quot;; &quot;; &quot;&quot;);  IF([.M122] &lt;&gt; &quot;&quot;; &quot;const newA = &quot;&amp;[.M122]&amp;&quot;; &quot;; &quot;&quot;); IF([.N122] &lt;&gt; &quot;&quot;; &quot;const newX = &quot;&amp;[.N122]&amp;&quot;; &quot;; &quot;&quot;); IF([.O122] &lt;&gt; &quot;&quot;; &quot;const newY = &quot;&amp;[.O122]&amp;&quot;; &quot;; &quot;&quot;); IF([.P122] &lt;&gt; &quot;&quot;; &quot;const newSP = &quot;&amp;[.P122]&amp;&quot;; &quot;; &quot;&quot;); IF([.Q122] &lt;&gt; &quot;&quot;; &quot;const newPC = (&quot;&amp;[.Q122]&amp;&quot;)&amp;0xFFFF; &quot;; &quot;&quot;);  IF([.M122] &lt;&gt; &quot;&quot;; &quot;cpu.A = newA; &quot;; &quot;&quot;); IF([.N122] &lt;&gt; &quot;&quot;; &quot;cpu.X = newX; &quot;; &quot;&quot;); IF([.O122] &lt;&gt; &quot;&quot;; &quot;cpu.Y = newY; &quot;; &quot;&quot;); IF([.P122] &lt;&gt; &quot;&quot;; &quot;cpu.SP = newSP; &quot;; &quot;&quot;); IF([.Q122] &lt;&gt; &quot;&quot;; &quot;cpu.PC = newPC; &quot;; &quot;&quot;);  IF( ([.R122] &amp; [.S122] &amp; [.T122] &amp; [.U122] &amp; [.V122] &amp; [.W122]) &lt;&gt; &quot;&quot;; join(&quot;&quot;;    IF( [.R122] &lt;&gt; &quot;&quot;; &quot;const carry = &quot; &amp; [.R122] &amp; &quot;;&quot;;     &quot;const carry = SR&amp;1; &quot;);   IF( [.S122] &lt;&gt; &quot;&quot;; &quot;const zero = &quot; &amp; [.S122] &amp; &quot;;&quot;;      &quot;const zero = (SR&gt;&gt;1)&amp;1; &quot;);   IF( [.T122] &lt;&gt; &quot;&quot;; &quot;const interrupt = &quot; &amp; [.T122] &amp; &quot;;&quot;; &quot;const interrupt = (SR&gt;&gt;2)&amp;1; &quot;);   IF( [.U122] &lt;&gt; &quot;&quot;; &quot;const decimal = &quot; &amp; [.U122] &amp; &quot;;&quot;;   &quot;const decimal = (SR&gt;&gt;3)&amp;1; &quot;);   IF( [.V122] &lt;&gt; &quot;&quot;; &quot;const overflow = &quot; &amp; [.V122] &amp; &quot;;&quot;;  &quot;const overflow = (SR&gt;&gt;6)&amp;1; &quot;);   IF( [.W122] &lt;&gt; &quot;&quot;; &quot;const negative = &quot; &amp; [.W122] &amp; &quot;;&quot;;  &quot;const negative = (SR&gt;&gt;7)&amp;1; &quot;)  ); &quot;&quot;);  IF( ([.R122] &amp; [.S122] &amp; [.T122] &amp; [.U122] &amp; [.V122] &amp; [.W122]) &lt;&gt; &quot;&quot;; &quot;cpu.SR = carry + (zero&lt;&lt;1) + (interrupt&lt;&lt;2) + (decimal&lt;&lt;3) + (overflow&lt;&lt;6) + (negative&lt;&lt;7); &quot;; &quot;&quot;);  IF( [.Q122] &lt;&gt; &quot;&quot;; &quot;*PC = &quot; &amp; [.Q122] &amp; &quot;;&quot;; &quot;cpu.PC = PC + &quot; &amp; (LEN([.A122]&amp;&quot; &quot;)/3) &amp; &quot;; &quot; );  IF( [.Y122] &lt;&gt; &quot;&quot;; &quot;memory[(&quot; &amp; [.Y122] &amp; &quot;)&amp;0xFFFF] = &quot; &amp; [.Z122] &amp; &quot;; &quot;; &quot;&quot;);  IF( [.AA122] &lt;&gt; &quot;&quot;; &quot;memory[(&quot; &amp; [.AA122] &amp; &quot;)&amp;0xFFFF] = (&quot; &amp; [.AB122] &amp; &quot;)&amp;0xFF; memory[((&quot; &amp; [.AA122] &amp; &quot;)+1)&amp;0xFFFF] = ((&quot; &amp; [.AB12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6" table:number-columns-repeated="2"/>
          <table:table-cell table:style-name="ce91" office:value-type="string" calcext:value-type="string">
            <text:p>SR</text:p>
          </table:table-cell>
          <table:table-cell table:style-name="ce91" table:number-columns-repeated="2"/>
          <table:table-cell table:style-name="ce91" office:value-type="string" calcext:value-type="string">
            <text:p>carry, zero, negative</text:p>
          </table:table-cell>
          <table:table-cell table:style-name="ce156"/>
          <table:table-cell table:style-name="ce244"/>
          <table:table-cell table:style-name="ce282" table:formula="of:=IF([.$AM122] &lt;&gt; &quot;&quot;; &quot;BB &quot;; &quot;&quot;) &amp; IF([.$AN122] &lt;&gt; &quot;&quot;; &quot;LL HH &quot;; &quot;&quot;) &amp; IF([.$AO122] &lt;&gt; &quot;&quot;; &quot;SS &quot;; &quot;&quot;) &amp; IF([.$AP122] &lt;&gt; &quot;&quot;; &quot;RR &quot;; &quot;&quot;) &amp; IF([.$AQ122] &lt;&gt; &quot;&quot;; &quot;PP QQ &quot;; &quot;&quot;) &amp; LEFT([.$A122];2)" office:value-type="string" office:string-value="SS C0" calcext:value-type="string">
            <text:p>SS C0</text:p>
          </table:table-cell>
          <table:table-cell table:style-name="ce91" table:formula="of:=&quot;UN&quot; &amp;[.B122]" office:value-type="string" office:string-value="UNCPY" calcext:value-type="string">
            <text:p>UNCPY</text:p>
          </table:table-cell>
          <table:table-cell table:style-name="ce91" office:value-type="string" calcext:value-type="string">
            <text:p>$SS</text:p>
          </table:table-cell>
          <table:table-cell table:style-name="ce96"/>
          <table:table-cell table:style-name="ce91" table:number-columns-repeated="14"/>
          <table:table-cell table:style-name="ce290"/>
          <table:table-cell table:style-name="ce9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1 LL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37"/>
          <table:table-cell table:style-name="ce95"/>
          <table:table-cell table:style-name="ce81" office:value-type="string" calcext:value-type="string">
            <text:p>LL + X</text:p>
          </table:table-cell>
          <table:table-cell table:style-name="ce81" office:value-type="string" calcext:value-type="string">
            <text:p>zeroPageWord</text:p>
          </table:table-cell>
          <table:table-cell table:style-name="ce81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23];2) &amp; &quot; { &quot; &amp;  join(&quot;&quot;;  IF(LEN([.A123]) &gt; 3; &quot;LL := memory[PC + 1]; &quot;; &quot;&quot;);  IF([.I123] &lt;&gt; &quot;&quot;; &quot;zeroPageWord := memory[(&quot;&amp;[.I123]&amp;&quot;)&amp;0xFF] + (memory[((&quot;&amp;[.I123]&amp;&quot;)+1)&amp;0xFF]&lt;&lt;8); &quot;; &quot;&quot;);  IF([.J123] &lt;&gt; &quot;&quot;; &quot;readByte := memory[(&quot;&amp;[.J123]&amp;&quot;)&amp;0xFFFF]; &quot;; &quot;&quot;); IF([.K123] &lt;&gt; &quot;&quot;; &quot;readWord := memory[(&quot;&amp;[.K123]&amp;&quot;)&amp;0xFFFF] + (memory[((&quot;&amp;[.K123]&amp;&quot;)+1)&amp;0xFFFF]&lt;&lt;8); &quot;; &quot;&quot;);  IF([.L123] &lt;&gt; &quot;&quot;; &quot;result := &quot;&amp;[.L123]&amp;&quot;; &quot;; &quot;&quot;);  IF([.M123] &lt;&gt; &quot;&quot;; &quot;newA := &quot;&amp;[.M123]&amp;&quot;; &quot;; &quot;&quot;); IF([.N123] &lt;&gt; &quot;&quot;; &quot;newX := &quot;&amp;[.N123]&amp;&quot;; &quot;; &quot;&quot;); IF([.O123] &lt;&gt; &quot;&quot;; &quot;newY := &quot;&amp;[.O123]&amp;&quot;; &quot;; &quot;&quot;); IF([.P123] &lt;&gt; &quot;&quot;; &quot;newSP := &quot;&amp;[.P123]&amp;&quot;; &quot;; &quot;&quot;); IF([.Q123] &lt;&gt; &quot;&quot;; &quot;newPC := &quot;&amp;[.Q123]&amp;&quot;; &quot;; &quot;&quot;);  IF([.M123] &lt;&gt; &quot;&quot;; &quot;*A = newA; &quot;; &quot;&quot;); IF([.N123] &lt;&gt; &quot;&quot;; &quot;*X = newX; &quot;; &quot;&quot;); IF([.O123] &lt;&gt; &quot;&quot;; &quot;*Y = newY; &quot;; &quot;&quot;); IF([.P123] &lt;&gt; &quot;&quot;; &quot;*SP = newSP; &quot;; &quot;&quot;); IF([.Q123] &lt;&gt; &quot;&quot;; &quot;*PC = newPC; &quot;; &quot;&quot;);  IF( ([.R123] &amp; [.S123] &amp; [.T123] &amp; [.U123] &amp; [.V123] &amp; [.W123]) &lt;&gt; &quot;&quot;; join(&quot;&quot;;    IF( [.R123] &lt;&gt; &quot;&quot;; &quot;carry := &quot; &amp; [.R123] &amp; &quot;;&quot;; &quot;carry := SR&amp;1; &quot;);   IF( [.S123] &lt;&gt; &quot;&quot;; &quot;zero := &quot; &amp; [.S123] &amp; &quot;;&quot;; &quot;zero := (SR&gt;&gt;1)&amp;1; &quot;);   IF( [.T123] &lt;&gt; &quot;&quot;; &quot;interrupt := &quot; &amp; [.T123] &amp; &quot;;&quot;; &quot;interrupt := (SR&gt;&gt;2)&amp;1; &quot;);   IF( [.U123] &lt;&gt; &quot;&quot;; &quot;decimal := &quot; &amp; [.U123] &amp; &quot;;&quot;; &quot;decimal := (SR&gt;&gt;3)&amp;1; &quot;);   IF( [.V123] &lt;&gt; &quot;&quot;; &quot;overflow := &quot; &amp; [.V123] &amp; &quot;;&quot;; &quot;overflow := (SR&gt;&gt;6)&amp;1; &quot;);   IF( [.W123] &lt;&gt; &quot;&quot;; &quot;negative := &quot; &amp; [.W123] &amp; &quot;;&quot;; &quot;negative := (SR&gt;&gt;7)&amp;1; &quot;)  ); &quot;&quot;);  IF( ([.R123] &amp; [.S123] &amp; [.T123] &amp; [.U123] &amp; [.V123] &amp; [.W123]) &lt;&gt; &quot;&quot;; &quot;*SR = carry + (zero&lt;&lt;1) + (interrupt&lt;&lt;2) + (decimal&lt;&lt;3) + (overflow&lt;&lt;6) + (negative&lt;&lt;7); &quot;; &quot;&quot;);  IF( [.Q123] &lt;&gt; &quot;&quot;; &quot;*PC = &quot; &amp; [.Q123] &amp; &quot;;&quot;; &quot;*PC = PC + &quot; &amp; (LEN([.A123]&amp;&quot; &quot;)/3) &amp; &quot;; &quot; );  IF( [.Y123] &lt;&gt; &quot;&quot;; &quot;memory[(&quot; &amp; [.Y123] &amp; &quot;)&amp;0xFFFF] = &quot; &amp; [.Z123] &amp; &quot;; &quot;; &quot;&quot;);  IF( [.AA123] &lt;&gt; &quot;&quot;; &quot;memory[(&quot; &amp; [.AA123] &amp; &quot;)&amp;0xFFFF] = (&quot; &amp; [.AB123] &amp; &quot;)&amp;0xFF; memory[((&quot; &amp; [.AA123] &amp; &quot;)+1)&amp;0xFFFF] = ((&quot; &amp; [.AB12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3];2) &amp; &quot; ) { &quot; &amp;  join(&quot;&quot;;  IF(LEN([.A123]) &gt; 3; &quot;unsigned char LL = memory[(PC+1)&amp;0xFFFF]; &quot;; &quot;&quot;); IF(LEN([.A123]) &gt; 6; &quot;unsigned int HH = memory[(PC+2)&amp;0xFFFF]; &quot;; &quot;&quot;); IF(LEN([.A123]) &gt; 6; &quot;unsigned int HHLL = LL + (HH&lt;&lt;8); &quot;; &quot;&quot;);  IF([.I123] &lt;&gt; &quot;&quot;; &quot;unsigned int zeroPageWord = memory[(&quot;&amp;[.I123]&amp;&quot;)&amp;0xFF] + (memory[((&quot;&amp;[.I123]&amp;&quot;)+1)&amp;0xFF]&lt;&lt;8); &quot;; &quot;&quot;);  IF([.J123] &lt;&gt; &quot;&quot;; &quot;unsigned char readByte = memory[(&quot;&amp;[.J123]&amp;&quot;)&amp;0xFFFF]; &quot;; &quot;&quot;); IF([.K123] &lt;&gt; &quot;&quot;; &quot;unsigned int readWord := memory[(&quot;&amp;[.K123]&amp;&quot;)&amp;0xFFFF] + (memory[((&quot;&amp;[.K123]&amp;&quot;)+1)&amp;0xFFFF]&lt;&lt;8); &quot;; &quot;&quot;);  IF([.L123] &lt;&gt; &quot;&quot;; &quot;unsigned int result = &quot;&amp;[.L123]&amp;&quot;; &quot;; &quot;&quot;);  IF([.M123] &lt;&gt; &quot;&quot;; &quot;unsigned char newA = &quot;&amp;[.M123]&amp;&quot;; &quot;; &quot;&quot;); IF([.N123] &lt;&gt; &quot;&quot;; &quot;unsigned char newX = &quot;&amp;[.N123]&amp;&quot;; &quot;; &quot;&quot;); IF([.O123] &lt;&gt; &quot;&quot;; &quot;unsigned char newY = &quot;&amp;[.O123]&amp;&quot;; &quot;; &quot;&quot;); IF([.P123] &lt;&gt; &quot;&quot;; &quot;unsigned char newSP = &quot;&amp;[.P123]&amp;&quot;; &quot;; &quot;&quot;); IF([.Q123] &lt;&gt; &quot;&quot;; &quot;unsigned int newPC = (&quot;&amp;[.Q123]&amp;&quot;)&amp;0xFFFF; &quot;; &quot;&quot;);  IF([.M123] &lt;&gt; &quot;&quot;; &quot;*A = newA; &quot;; &quot;&quot;); IF([.N123] &lt;&gt; &quot;&quot;; &quot;*X = newX; &quot;; &quot;&quot;); IF([.O123] &lt;&gt; &quot;&quot;; &quot;*Y = newY; &quot;; &quot;&quot;); IF([.P123] &lt;&gt; &quot;&quot;; &quot;*SP = newSP; &quot;; &quot;&quot;); IF([.Q123] &lt;&gt; &quot;&quot;; &quot;*PC = newPC; &quot;; &quot;&quot;);  IF( ([.R123] &amp; [.S123] &amp; [.T123] &amp; [.U123] &amp; [.V123] &amp; [.W123]) &lt;&gt; &quot;&quot;; join(&quot;&quot;;    IF( [.R123] &lt;&gt; &quot;&quot;; &quot;unsigned char carry = &quot; &amp; [.R123] &amp; &quot;;&quot;; &quot;unsigned char carry = SR&amp;1; &quot;);   IF( [.S123] &lt;&gt; &quot;&quot;; &quot;unsigned char zero = &quot; &amp; [.S123] &amp; &quot;;&quot;; &quot;unsigned char zero = (SR&gt;&gt;1)&amp;1; &quot;);   IF( [.T123] &lt;&gt; &quot;&quot;; &quot;unsigned char interrupt = &quot; &amp; [.T123] &amp; &quot;;&quot;; &quot;unsigned char interrupt = (SR&gt;&gt;2)&amp;1; &quot;);   IF( [.U123] &lt;&gt; &quot;&quot;; &quot;unsigned char decimal = &quot; &amp; [.U123] &amp; &quot;;&quot;; &quot;unsigned char decimal = (SR&gt;&gt;3)&amp;1; &quot;);   IF( [.V123] &lt;&gt; &quot;&quot;; &quot;unsigned char overflow = &quot; &amp; [.V123] &amp; &quot;;&quot;; &quot;unsigned char overflow = (SR&gt;&gt;6)&amp;1; &quot;);   IF( [.W123] &lt;&gt; &quot;&quot;; &quot;unsigned char negative = &quot; &amp; [.W123] &amp; &quot;;&quot;; &quot;unsigned char negative = (SR&gt;&gt;7)&amp;1; &quot;)  ); &quot;&quot;);  IF( ([.R123] &amp; [.S123] &amp; [.T123] &amp; [.U123] &amp; [.V123] &amp; [.W123]) &lt;&gt; &quot;&quot;; &quot;*SR = carry + (zero&lt;&lt;1) + (interrupt&lt;&lt;2) + (decimal&lt;&lt;3) + (overflow&lt;&lt;6) + (negative&lt;&lt;7); &quot;; &quot;&quot;);  IF( [.Q123] &lt;&gt; &quot;&quot;; &quot;*PC = &quot; &amp; [.Q123] &amp; &quot;;&quot;; &quot;*PC = PC + &quot; &amp; (LEN([.A123]&amp;&quot; &quot;)/3) &amp; &quot;; &quot; );  IF( [.Y123] &lt;&gt; &quot;&quot;; &quot;memory[(&quot; &amp; [.Y123] &amp; &quot;)&amp;0xFFFF] = &quot; &amp; [.Z123] &amp; &quot;; &quot;; &quot;&quot;);  IF( [.AA123] &lt;&gt; &quot;&quot;; &quot;memory[(&quot; &amp; [.AA123] &amp; &quot;)&amp;0xFFFF] = (&quot; &amp; [.AB123] &amp; &quot;)&amp;0xFF; memory[((&quot; &amp; [.AA123] &amp; &quot;)+1)&amp;0xFFFF] = ((&quot; &amp; [.AB12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3];2) &amp; &quot; ) { &quot; &amp;  join(&quot;&quot;;  IF(LEN([.A123]) &gt; 3; &quot;const LL = memory[(PC+1)&amp;0xFFFF]; &quot;; &quot;&quot;); IF(LEN([.A123]) &gt; 6; &quot;const HH = memory[(PC+2)&amp;0xFFFF]; &quot;; &quot;&quot;); IF(LEN([.A123]) &gt; 6; &quot;const HHLL = LL + (HH&lt;&lt;8); &quot;; &quot;&quot;);  IF([.I123] &lt;&gt; &quot;&quot;; &quot;const zeroPageWord = memory[(&quot;&amp;[.I123]&amp;&quot;)&amp;0xFF] + (memory[((&quot;&amp;[.I123]&amp;&quot;)+1)&amp;0xFF]&lt;&lt;8); &quot;; &quot;&quot;);  IF([.J123] &lt;&gt; &quot;&quot;; &quot;const readByte = memory[(&quot;&amp;[.J123]&amp;&quot;)&amp;0xFFFF]; &quot;; &quot;&quot;); IF([.K123] &lt;&gt; &quot;&quot;; &quot;const readWord = memory[(&quot;&amp;[.K123]&amp;&quot;)&amp;0xFFFF] + (memory[((&quot;&amp;[.K123]&amp;&quot;)+1)&amp;0xFFFF]&lt;&lt;8); &quot;; &quot;&quot;);  IF([.L123] &lt;&gt; &quot;&quot;; &quot;const result = &quot;&amp;[.L123]&amp;&quot;; &quot;; &quot;&quot;);  IF([.M123] &lt;&gt; &quot;&quot;; &quot;const newA = &quot;&amp;[.M123]&amp;&quot;; &quot;; &quot;&quot;); IF([.N123] &lt;&gt; &quot;&quot;; &quot;const newX = &quot;&amp;[.N123]&amp;&quot;; &quot;; &quot;&quot;); IF([.O123] &lt;&gt; &quot;&quot;; &quot;const newY = &quot;&amp;[.O123]&amp;&quot;; &quot;; &quot;&quot;); IF([.P123] &lt;&gt; &quot;&quot;; &quot;const newSP = &quot;&amp;[.P123]&amp;&quot;; &quot;; &quot;&quot;); IF([.Q123] &lt;&gt; &quot;&quot;; &quot;const newPC = (&quot;&amp;[.Q123]&amp;&quot;)&amp;0xFFFF; &quot;; &quot;&quot;);  IF([.M123] &lt;&gt; &quot;&quot;; &quot;cpu.A = newA; &quot;; &quot;&quot;); IF([.N123] &lt;&gt; &quot;&quot;; &quot;cpu.X = newX; &quot;; &quot;&quot;); IF([.O123] &lt;&gt; &quot;&quot;; &quot;cpu.Y = newY; &quot;; &quot;&quot;); IF([.P123] &lt;&gt; &quot;&quot;; &quot;cpu.SP = newSP; &quot;; &quot;&quot;); IF([.Q123] &lt;&gt; &quot;&quot;; &quot;cpu.PC = newPC; &quot;; &quot;&quot;);  IF( ([.R123] &amp; [.S123] &amp; [.T123] &amp; [.U123] &amp; [.V123] &amp; [.W123]) &lt;&gt; &quot;&quot;; join(&quot;&quot;;    IF( [.R123] &lt;&gt; &quot;&quot;; &quot;const carry = &quot; &amp; [.R123] &amp; &quot;;&quot;;     &quot;const carry = SR&amp;1; &quot;);   IF( [.S123] &lt;&gt; &quot;&quot;; &quot;const zero = &quot; &amp; [.S123] &amp; &quot;;&quot;;      &quot;const zero = (SR&gt;&gt;1)&amp;1; &quot;);   IF( [.T123] &lt;&gt; &quot;&quot;; &quot;const interrupt = &quot; &amp; [.T123] &amp; &quot;;&quot;; &quot;const interrupt = (SR&gt;&gt;2)&amp;1; &quot;);   IF( [.U123] &lt;&gt; &quot;&quot;; &quot;const decimal = &quot; &amp; [.U123] &amp; &quot;;&quot;;   &quot;const decimal = (SR&gt;&gt;3)&amp;1; &quot;);   IF( [.V123] &lt;&gt; &quot;&quot;; &quot;const overflow = &quot; &amp; [.V123] &amp; &quot;;&quot;;  &quot;const overflow = (SR&gt;&gt;6)&amp;1; &quot;);   IF( [.W123] &lt;&gt; &quot;&quot;; &quot;const negative = &quot; &amp; [.W123] &amp; &quot;;&quot;;  &quot;const negative = (SR&gt;&gt;7)&amp;1; &quot;)  ); &quot;&quot;);  IF( ([.R123] &amp; [.S123] &amp; [.T123] &amp; [.U123] &amp; [.V123] &amp; [.W123]) &lt;&gt; &quot;&quot;; &quot;cpu.SR = carry + (zero&lt;&lt;1) + (interrupt&lt;&lt;2) + (decimal&lt;&lt;3) + (overflow&lt;&lt;6) + (negative&lt;&lt;7); &quot;; &quot;&quot;);  IF( [.Q123] &lt;&gt; &quot;&quot;; &quot;*PC = &quot; &amp; [.Q123] &amp; &quot;;&quot;; &quot;cpu.PC = PC + &quot; &amp; (LEN([.A123]&amp;&quot; &quot;)/3) &amp; &quot;; &quot; );  IF( [.Y123] &lt;&gt; &quot;&quot;; &quot;memory[(&quot; &amp; [.Y123] &amp; &quot;)&amp;0xFFFF] = &quot; &amp; [.Z123] &amp; &quot;; &quot;; &quot;&quot;);  IF( [.AA123] &lt;&gt; &quot;&quot;; &quot;memory[(&quot; &amp; [.AA123] &amp; &quot;)&amp;0xFFFF] = (&quot; &amp; [.AB123] &amp; &quot;)&amp;0xFF; memory[((&quot; &amp; [.AA123] &amp; &quot;)+1)&amp;0xFFFF] = ((&quot; &amp; [.AB12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23] &lt;&gt; &quot;&quot;; &quot;BB &quot;; &quot;&quot;) &amp; IF([.$AN123] &lt;&gt; &quot;&quot;; &quot;LL HH &quot;; &quot;&quot;) &amp; IF([.$AO123] &lt;&gt; &quot;&quot;; &quot;SS &quot;; &quot;&quot;) &amp; IF([.$AP123] &lt;&gt; &quot;&quot;; &quot;RR &quot;; &quot;&quot;) &amp; IF([.$AQ123] &lt;&gt; &quot;&quot;; &quot;PP QQ &quot;; &quot;&quot;) &amp; LEFT([.$A123];2)" office:value-type="string" office:string-value="SS C1" calcext:value-type="string">
            <text:p>SS C1</text:p>
          </table:table-cell>
          <table:table-cell table:style-name="ce81" table:formula="of:=&quot;UN&quot; &amp;[.B123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290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4 LL</text:p>
          </table:table-cell>
          <table:table-cell table:style-name="ce31" office:value-type="string" calcext:value-type="string">
            <text:p>CPY</text:p>
          </table:table-cell>
          <table:table-cell table:style-name="ce56" office:value-type="float" office:value="3" calcext:value-type="float">
            <text:p>3</text:p>
          </table:table-cell>
          <table:table-cell table:style-name="ce81" office:value-type="string" calcext:value-type="string">
            <text:p>$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24] = &quot;($LL, X)&quot;;&quot;(arg1+X)&amp;0xFF&quot;;&quot;&quot;)">
            <text:p/>
          </table:table-cell>
          <table:table-cell table:style-name="ce81" office:value-type="string" calcext:value-type="string">
            <text:p>LL</text:p>
          </table:table-cell>
          <table:table-cell table:style-name="ce88"/>
          <table:table-cell table:style-name="ce81" office:value-type="string" calcext:value-type="string">
            <text:p>Y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24];2) &amp; &quot; { &quot; &amp;  join(&quot;&quot;;  IF(LEN([.A124]) &gt; 3; &quot;LL := memory[PC + 1]; &quot;; &quot;&quot;);  IF([.I124] &lt;&gt; &quot;&quot;; &quot;zeroPageWord := memory[(&quot;&amp;[.I124]&amp;&quot;)&amp;0xFF] + (memory[((&quot;&amp;[.I124]&amp;&quot;)+1)&amp;0xFF]&lt;&lt;8); &quot;; &quot;&quot;);  IF([.J124] &lt;&gt; &quot;&quot;; &quot;readByte := memory[(&quot;&amp;[.J124]&amp;&quot;)&amp;0xFFFF]; &quot;; &quot;&quot;); IF([.K124] &lt;&gt; &quot;&quot;; &quot;readWord := memory[(&quot;&amp;[.K124]&amp;&quot;)&amp;0xFFFF] + (memory[((&quot;&amp;[.K124]&amp;&quot;)+1)&amp;0xFFFF]&lt;&lt;8); &quot;; &quot;&quot;);  IF([.L124] &lt;&gt; &quot;&quot;; &quot;result := &quot;&amp;[.L124]&amp;&quot;; &quot;; &quot;&quot;);  IF([.M124] &lt;&gt; &quot;&quot;; &quot;newA := &quot;&amp;[.M124]&amp;&quot;; &quot;; &quot;&quot;); IF([.N124] &lt;&gt; &quot;&quot;; &quot;newX := &quot;&amp;[.N124]&amp;&quot;; &quot;; &quot;&quot;); IF([.O124] &lt;&gt; &quot;&quot;; &quot;newY := &quot;&amp;[.O124]&amp;&quot;; &quot;; &quot;&quot;); IF([.P124] &lt;&gt; &quot;&quot;; &quot;newSP := &quot;&amp;[.P124]&amp;&quot;; &quot;; &quot;&quot;); IF([.Q124] &lt;&gt; &quot;&quot;; &quot;newPC := &quot;&amp;[.Q124]&amp;&quot;; &quot;; &quot;&quot;);  IF([.M124] &lt;&gt; &quot;&quot;; &quot;*A = newA; &quot;; &quot;&quot;); IF([.N124] &lt;&gt; &quot;&quot;; &quot;*X = newX; &quot;; &quot;&quot;); IF([.O124] &lt;&gt; &quot;&quot;; &quot;*Y = newY; &quot;; &quot;&quot;); IF([.P124] &lt;&gt; &quot;&quot;; &quot;*SP = newSP; &quot;; &quot;&quot;); IF([.Q124] &lt;&gt; &quot;&quot;; &quot;*PC = newPC; &quot;; &quot;&quot;);  IF( ([.R124] &amp; [.S124] &amp; [.T124] &amp; [.U124] &amp; [.V124] &amp; [.W124]) &lt;&gt; &quot;&quot;; join(&quot;&quot;;    IF( [.R124] &lt;&gt; &quot;&quot;; &quot;carry := &quot; &amp; [.R124] &amp; &quot;;&quot;; &quot;carry := SR&amp;1; &quot;);   IF( [.S124] &lt;&gt; &quot;&quot;; &quot;zero := &quot; &amp; [.S124] &amp; &quot;;&quot;; &quot;zero := (SR&gt;&gt;1)&amp;1; &quot;);   IF( [.T124] &lt;&gt; &quot;&quot;; &quot;interrupt := &quot; &amp; [.T124] &amp; &quot;;&quot;; &quot;interrupt := (SR&gt;&gt;2)&amp;1; &quot;);   IF( [.U124] &lt;&gt; &quot;&quot;; &quot;decimal := &quot; &amp; [.U124] &amp; &quot;;&quot;; &quot;decimal := (SR&gt;&gt;3)&amp;1; &quot;);   IF( [.V124] &lt;&gt; &quot;&quot;; &quot;overflow := &quot; &amp; [.V124] &amp; &quot;;&quot;; &quot;overflow := (SR&gt;&gt;6)&amp;1; &quot;);   IF( [.W124] &lt;&gt; &quot;&quot;; &quot;negative := &quot; &amp; [.W124] &amp; &quot;;&quot;; &quot;negative := (SR&gt;&gt;7)&amp;1; &quot;)  ); &quot;&quot;);  IF( ([.R124] &amp; [.S124] &amp; [.T124] &amp; [.U124] &amp; [.V124] &amp; [.W124]) &lt;&gt; &quot;&quot;; &quot;*SR = carry + (zero&lt;&lt;1) + (interrupt&lt;&lt;2) + (decimal&lt;&lt;3) + (overflow&lt;&lt;6) + (negative&lt;&lt;7); &quot;; &quot;&quot;);  IF( [.Q124] &lt;&gt; &quot;&quot;; &quot;*PC = &quot; &amp; [.Q124] &amp; &quot;;&quot;; &quot;*PC = PC + &quot; &amp; (LEN([.A124]&amp;&quot; &quot;)/3) &amp; &quot;; &quot; );  IF( [.Y124] &lt;&gt; &quot;&quot;; &quot;memory[(&quot; &amp; [.Y124] &amp; &quot;)&amp;0xFFFF] = &quot; &amp; [.Z124] &amp; &quot;; &quot;; &quot;&quot;);  IF( [.AA124] &lt;&gt; &quot;&quot;; &quot;memory[(&quot; &amp; [.AA124] &amp; &quot;)&amp;0xFFFF] = (&quot; &amp; [.AB124] &amp; &quot;)&amp;0xFF; memory[((&quot; &amp; [.AA124] &amp; &quot;)+1)&amp;0xFFFF] = ((&quot; &amp; [.AB12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4];2) &amp; &quot; ) { &quot; &amp;  join(&quot;&quot;;  IF(LEN([.A124]) &gt; 3; &quot;unsigned char LL = memory[(PC+1)&amp;0xFFFF]; &quot;; &quot;&quot;); IF(LEN([.A124]) &gt; 6; &quot;unsigned int HH = memory[(PC+2)&amp;0xFFFF]; &quot;; &quot;&quot;); IF(LEN([.A124]) &gt; 6; &quot;unsigned int HHLL = LL + (HH&lt;&lt;8); &quot;; &quot;&quot;);  IF([.I124] &lt;&gt; &quot;&quot;; &quot;unsigned int zeroPageWord = memory[(&quot;&amp;[.I124]&amp;&quot;)&amp;0xFF] + (memory[((&quot;&amp;[.I124]&amp;&quot;)+1)&amp;0xFF]&lt;&lt;8); &quot;; &quot;&quot;);  IF([.J124] &lt;&gt; &quot;&quot;; &quot;unsigned char readByte = memory[(&quot;&amp;[.J124]&amp;&quot;)&amp;0xFFFF]; &quot;; &quot;&quot;); IF([.K124] &lt;&gt; &quot;&quot;; &quot;unsigned int readWord := memory[(&quot;&amp;[.K124]&amp;&quot;)&amp;0xFFFF] + (memory[((&quot;&amp;[.K124]&amp;&quot;)+1)&amp;0xFFFF]&lt;&lt;8); &quot;; &quot;&quot;);  IF([.L124] &lt;&gt; &quot;&quot;; &quot;unsigned int result = &quot;&amp;[.L124]&amp;&quot;; &quot;; &quot;&quot;);  IF([.M124] &lt;&gt; &quot;&quot;; &quot;unsigned char newA = &quot;&amp;[.M124]&amp;&quot;; &quot;; &quot;&quot;); IF([.N124] &lt;&gt; &quot;&quot;; &quot;unsigned char newX = &quot;&amp;[.N124]&amp;&quot;; &quot;; &quot;&quot;); IF([.O124] &lt;&gt; &quot;&quot;; &quot;unsigned char newY = &quot;&amp;[.O124]&amp;&quot;; &quot;; &quot;&quot;); IF([.P124] &lt;&gt; &quot;&quot;; &quot;unsigned char newSP = &quot;&amp;[.P124]&amp;&quot;; &quot;; &quot;&quot;); IF([.Q124] &lt;&gt; &quot;&quot;; &quot;unsigned int newPC = (&quot;&amp;[.Q124]&amp;&quot;)&amp;0xFFFF; &quot;; &quot;&quot;);  IF([.M124] &lt;&gt; &quot;&quot;; &quot;*A = newA; &quot;; &quot;&quot;); IF([.N124] &lt;&gt; &quot;&quot;; &quot;*X = newX; &quot;; &quot;&quot;); IF([.O124] &lt;&gt; &quot;&quot;; &quot;*Y = newY; &quot;; &quot;&quot;); IF([.P124] &lt;&gt; &quot;&quot;; &quot;*SP = newSP; &quot;; &quot;&quot;); IF([.Q124] &lt;&gt; &quot;&quot;; &quot;*PC = newPC; &quot;; &quot;&quot;);  IF( ([.R124] &amp; [.S124] &amp; [.T124] &amp; [.U124] &amp; [.V124] &amp; [.W124]) &lt;&gt; &quot;&quot;; join(&quot;&quot;;    IF( [.R124] &lt;&gt; &quot;&quot;; &quot;unsigned char carry = &quot; &amp; [.R124] &amp; &quot;;&quot;; &quot;unsigned char carry = SR&amp;1; &quot;);   IF( [.S124] &lt;&gt; &quot;&quot;; &quot;unsigned char zero = &quot; &amp; [.S124] &amp; &quot;;&quot;; &quot;unsigned char zero = (SR&gt;&gt;1)&amp;1; &quot;);   IF( [.T124] &lt;&gt; &quot;&quot;; &quot;unsigned char interrupt = &quot; &amp; [.T124] &amp; &quot;;&quot;; &quot;unsigned char interrupt = (SR&gt;&gt;2)&amp;1; &quot;);   IF( [.U124] &lt;&gt; &quot;&quot;; &quot;unsigned char decimal = &quot; &amp; [.U124] &amp; &quot;;&quot;; &quot;unsigned char decimal = (SR&gt;&gt;3)&amp;1; &quot;);   IF( [.V124] &lt;&gt; &quot;&quot;; &quot;unsigned char overflow = &quot; &amp; [.V124] &amp; &quot;;&quot;; &quot;unsigned char overflow = (SR&gt;&gt;6)&amp;1; &quot;);   IF( [.W124] &lt;&gt; &quot;&quot;; &quot;unsigned char negative = &quot; &amp; [.W124] &amp; &quot;;&quot;; &quot;unsigned char negative = (SR&gt;&gt;7)&amp;1; &quot;)  ); &quot;&quot;);  IF( ([.R124] &amp; [.S124] &amp; [.T124] &amp; [.U124] &amp; [.V124] &amp; [.W124]) &lt;&gt; &quot;&quot;; &quot;*SR = carry + (zero&lt;&lt;1) + (interrupt&lt;&lt;2) + (decimal&lt;&lt;3) + (overflow&lt;&lt;6) + (negative&lt;&lt;7); &quot;; &quot;&quot;);  IF( [.Q124] &lt;&gt; &quot;&quot;; &quot;*PC = &quot; &amp; [.Q124] &amp; &quot;;&quot;; &quot;*PC = PC + &quot; &amp; (LEN([.A124]&amp;&quot; &quot;)/3) &amp; &quot;; &quot; );  IF( [.Y124] &lt;&gt; &quot;&quot;; &quot;memory[(&quot; &amp; [.Y124] &amp; &quot;)&amp;0xFFFF] = &quot; &amp; [.Z124] &amp; &quot;; &quot;; &quot;&quot;);  IF( [.AA124] &lt;&gt; &quot;&quot;; &quot;memory[(&quot; &amp; [.AA124] &amp; &quot;)&amp;0xFFFF] = (&quot; &amp; [.AB124] &amp; &quot;)&amp;0xFF; memory[((&quot; &amp; [.AA124] &amp; &quot;)+1)&amp;0xFFFF] = ((&quot; &amp; [.AB12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4];2) &amp; &quot; ) { &quot; &amp;  join(&quot;&quot;;  IF(LEN([.A124]) &gt; 3; &quot;const LL = memory[(PC+1)&amp;0xFFFF]; &quot;; &quot;&quot;); IF(LEN([.A124]) &gt; 6; &quot;const HH = memory[(PC+2)&amp;0xFFFF]; &quot;; &quot;&quot;); IF(LEN([.A124]) &gt; 6; &quot;const HHLL = LL + (HH&lt;&lt;8); &quot;; &quot;&quot;);  IF([.I124] &lt;&gt; &quot;&quot;; &quot;const zeroPageWord = memory[(&quot;&amp;[.I124]&amp;&quot;)&amp;0xFF] + (memory[((&quot;&amp;[.I124]&amp;&quot;)+1)&amp;0xFF]&lt;&lt;8); &quot;; &quot;&quot;);  IF([.J124] &lt;&gt; &quot;&quot;; &quot;const readByte = memory[(&quot;&amp;[.J124]&amp;&quot;)&amp;0xFFFF]; &quot;; &quot;&quot;); IF([.K124] &lt;&gt; &quot;&quot;; &quot;const readWord = memory[(&quot;&amp;[.K124]&amp;&quot;)&amp;0xFFFF] + (memory[((&quot;&amp;[.K124]&amp;&quot;)+1)&amp;0xFFFF]&lt;&lt;8); &quot;; &quot;&quot;);  IF([.L124] &lt;&gt; &quot;&quot;; &quot;const result = &quot;&amp;[.L124]&amp;&quot;; &quot;; &quot;&quot;);  IF([.M124] &lt;&gt; &quot;&quot;; &quot;const newA = &quot;&amp;[.M124]&amp;&quot;; &quot;; &quot;&quot;); IF([.N124] &lt;&gt; &quot;&quot;; &quot;const newX = &quot;&amp;[.N124]&amp;&quot;; &quot;; &quot;&quot;); IF([.O124] &lt;&gt; &quot;&quot;; &quot;const newY = &quot;&amp;[.O124]&amp;&quot;; &quot;; &quot;&quot;); IF([.P124] &lt;&gt; &quot;&quot;; &quot;const newSP = &quot;&amp;[.P124]&amp;&quot;; &quot;; &quot;&quot;); IF([.Q124] &lt;&gt; &quot;&quot;; &quot;const newPC = (&quot;&amp;[.Q124]&amp;&quot;)&amp;0xFFFF; &quot;; &quot;&quot;);  IF([.M124] &lt;&gt; &quot;&quot;; &quot;cpu.A = newA; &quot;; &quot;&quot;); IF([.N124] &lt;&gt; &quot;&quot;; &quot;cpu.X = newX; &quot;; &quot;&quot;); IF([.O124] &lt;&gt; &quot;&quot;; &quot;cpu.Y = newY; &quot;; &quot;&quot;); IF([.P124] &lt;&gt; &quot;&quot;; &quot;cpu.SP = newSP; &quot;; &quot;&quot;); IF([.Q124] &lt;&gt; &quot;&quot;; &quot;cpu.PC = newPC; &quot;; &quot;&quot;);  IF( ([.R124] &amp; [.S124] &amp; [.T124] &amp; [.U124] &amp; [.V124] &amp; [.W124]) &lt;&gt; &quot;&quot;; join(&quot;&quot;;    IF( [.R124] &lt;&gt; &quot;&quot;; &quot;const carry = &quot; &amp; [.R124] &amp; &quot;;&quot;;     &quot;const carry = SR&amp;1; &quot;);   IF( [.S124] &lt;&gt; &quot;&quot;; &quot;const zero = &quot; &amp; [.S124] &amp; &quot;;&quot;;      &quot;const zero = (SR&gt;&gt;1)&amp;1; &quot;);   IF( [.T124] &lt;&gt; &quot;&quot;; &quot;const interrupt = &quot; &amp; [.T124] &amp; &quot;;&quot;; &quot;const interrupt = (SR&gt;&gt;2)&amp;1; &quot;);   IF( [.U124] &lt;&gt; &quot;&quot;; &quot;const decimal = &quot; &amp; [.U124] &amp; &quot;;&quot;;   &quot;const decimal = (SR&gt;&gt;3)&amp;1; &quot;);   IF( [.V124] &lt;&gt; &quot;&quot;; &quot;const overflow = &quot; &amp; [.V124] &amp; &quot;;&quot;;  &quot;const overflow = (SR&gt;&gt;6)&amp;1; &quot;);   IF( [.W124] &lt;&gt; &quot;&quot;; &quot;const negative = &quot; &amp; [.W124] &amp; &quot;;&quot;;  &quot;const negative = (SR&gt;&gt;7)&amp;1; &quot;)  ); &quot;&quot;);  IF( ([.R124] &amp; [.S124] &amp; [.T124] &amp; [.U124] &amp; [.V124] &amp; [.W124]) &lt;&gt; &quot;&quot;; &quot;cpu.SR = carry + (zero&lt;&lt;1) + (interrupt&lt;&lt;2) + (decimal&lt;&lt;3) + (overflow&lt;&lt;6) + (negative&lt;&lt;7); &quot;; &quot;&quot;);  IF( [.Q124] &lt;&gt; &quot;&quot;; &quot;*PC = &quot; &amp; [.Q124] &amp; &quot;;&quot;; &quot;cpu.PC = PC + &quot; &amp; (LEN([.A124]&amp;&quot; &quot;)/3) &amp; &quot;; &quot; );  IF( [.Y124] &lt;&gt; &quot;&quot;; &quot;memory[(&quot; &amp; [.Y124] &amp; &quot;)&amp;0xFFFF] = &quot; &amp; [.Z124] &amp; &quot;; &quot;; &quot;&quot;);  IF( [.AA124] &lt;&gt; &quot;&quot;; &quot;memory[(&quot; &amp; [.AA124] &amp; &quot;)&amp;0xFFFF] = (&quot; &amp; [.AB124] &amp; &quot;)&amp;0xFF; memory[((&quot; &amp; [.AA124] &amp; &quot;)+1)&amp;0xFFFF] = ((&quot; &amp; [.AB12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24] &lt;&gt; &quot;&quot;; &quot;BB &quot;; &quot;&quot;) &amp; IF([.$AN124] &lt;&gt; &quot;&quot;; &quot;LL HH &quot;; &quot;&quot;) &amp; IF([.$AO124] &lt;&gt; &quot;&quot;; &quot;SS &quot;; &quot;&quot;) &amp; IF([.$AP124] &lt;&gt; &quot;&quot;; &quot;RR &quot;; &quot;&quot;) &amp; IF([.$AQ124] &lt;&gt; &quot;&quot;; &quot;PP QQ &quot;; &quot;&quot;) &amp; LEFT([.$A124];2)" office:value-type="string" office:string-value="SS C4" calcext:value-type="string">
            <text:p>SS C4</text:p>
          </table:table-cell>
          <table:table-cell table:style-name="ce81" table:formula="of:=&quot;UN&quot; &amp;[.B124]" office:value-type="string" office:string-value="UNCPY" calcext:value-type="string">
            <text:p>UNCPY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290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5 LL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float" office:value="3" calcext:value-type="float">
            <text:p>3</text:p>
          </table:table-cell>
          <table:table-cell table:style-name="ce81" office:value-type="string" calcext:value-type="string">
            <text:p>$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25] = &quot;($LL, X)&quot;;&quot;(arg1+X)&amp;0xFF&quot;;&quot;&quot;)">
            <text:p/>
          </table:table-cell>
          <table:table-cell table:style-name="ce81" office:value-type="string" calcext:value-type="string">
            <text:p>LL</text:p>
          </table:table-cell>
          <table:table-cell table:style-name="ce88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25];2) &amp; &quot; { &quot; &amp;  join(&quot;&quot;;  IF(LEN([.A125]) &gt; 3; &quot;LL := memory[PC + 1]; &quot;; &quot;&quot;);  IF([.I125] &lt;&gt; &quot;&quot;; &quot;zeroPageWord := memory[(&quot;&amp;[.I125]&amp;&quot;)&amp;0xFF] + (memory[((&quot;&amp;[.I125]&amp;&quot;)+1)&amp;0xFF]&lt;&lt;8); &quot;; &quot;&quot;);  IF([.J125] &lt;&gt; &quot;&quot;; &quot;readByte := memory[(&quot;&amp;[.J125]&amp;&quot;)&amp;0xFFFF]; &quot;; &quot;&quot;); IF([.K125] &lt;&gt; &quot;&quot;; &quot;readWord := memory[(&quot;&amp;[.K125]&amp;&quot;)&amp;0xFFFF] + (memory[((&quot;&amp;[.K125]&amp;&quot;)+1)&amp;0xFFFF]&lt;&lt;8); &quot;; &quot;&quot;);  IF([.L125] &lt;&gt; &quot;&quot;; &quot;result := &quot;&amp;[.L125]&amp;&quot;; &quot;; &quot;&quot;);  IF([.M125] &lt;&gt; &quot;&quot;; &quot;newA := &quot;&amp;[.M125]&amp;&quot;; &quot;; &quot;&quot;); IF([.N125] &lt;&gt; &quot;&quot;; &quot;newX := &quot;&amp;[.N125]&amp;&quot;; &quot;; &quot;&quot;); IF([.O125] &lt;&gt; &quot;&quot;; &quot;newY := &quot;&amp;[.O125]&amp;&quot;; &quot;; &quot;&quot;); IF([.P125] &lt;&gt; &quot;&quot;; &quot;newSP := &quot;&amp;[.P125]&amp;&quot;; &quot;; &quot;&quot;); IF([.Q125] &lt;&gt; &quot;&quot;; &quot;newPC := &quot;&amp;[.Q125]&amp;&quot;; &quot;; &quot;&quot;);  IF([.M125] &lt;&gt; &quot;&quot;; &quot;*A = newA; &quot;; &quot;&quot;); IF([.N125] &lt;&gt; &quot;&quot;; &quot;*X = newX; &quot;; &quot;&quot;); IF([.O125] &lt;&gt; &quot;&quot;; &quot;*Y = newY; &quot;; &quot;&quot;); IF([.P125] &lt;&gt; &quot;&quot;; &quot;*SP = newSP; &quot;; &quot;&quot;); IF([.Q125] &lt;&gt; &quot;&quot;; &quot;*PC = newPC; &quot;; &quot;&quot;);  IF( ([.R125] &amp; [.S125] &amp; [.T125] &amp; [.U125] &amp; [.V125] &amp; [.W125]) &lt;&gt; &quot;&quot;; join(&quot;&quot;;    IF( [.R125] &lt;&gt; &quot;&quot;; &quot;carry := &quot; &amp; [.R125] &amp; &quot;;&quot;; &quot;carry := SR&amp;1; &quot;);   IF( [.S125] &lt;&gt; &quot;&quot;; &quot;zero := &quot; &amp; [.S125] &amp; &quot;;&quot;; &quot;zero := (SR&gt;&gt;1)&amp;1; &quot;);   IF( [.T125] &lt;&gt; &quot;&quot;; &quot;interrupt := &quot; &amp; [.T125] &amp; &quot;;&quot;; &quot;interrupt := (SR&gt;&gt;2)&amp;1; &quot;);   IF( [.U125] &lt;&gt; &quot;&quot;; &quot;decimal := &quot; &amp; [.U125] &amp; &quot;;&quot;; &quot;decimal := (SR&gt;&gt;3)&amp;1; &quot;);   IF( [.V125] &lt;&gt; &quot;&quot;; &quot;overflow := &quot; &amp; [.V125] &amp; &quot;;&quot;; &quot;overflow := (SR&gt;&gt;6)&amp;1; &quot;);   IF( [.W125] &lt;&gt; &quot;&quot;; &quot;negative := &quot; &amp; [.W125] &amp; &quot;;&quot;; &quot;negative := (SR&gt;&gt;7)&amp;1; &quot;)  ); &quot;&quot;);  IF( ([.R125] &amp; [.S125] &amp; [.T125] &amp; [.U125] &amp; [.V125] &amp; [.W125]) &lt;&gt; &quot;&quot;; &quot;*SR = carry + (zero&lt;&lt;1) + (interrupt&lt;&lt;2) + (decimal&lt;&lt;3) + (overflow&lt;&lt;6) + (negative&lt;&lt;7); &quot;; &quot;&quot;);  IF( [.Q125] &lt;&gt; &quot;&quot;; &quot;*PC = &quot; &amp; [.Q125] &amp; &quot;;&quot;; &quot;*PC = PC + &quot; &amp; (LEN([.A125]&amp;&quot; &quot;)/3) &amp; &quot;; &quot; );  IF( [.Y125] &lt;&gt; &quot;&quot;; &quot;memory[(&quot; &amp; [.Y125] &amp; &quot;)&amp;0xFFFF] = &quot; &amp; [.Z125] &amp; &quot;; &quot;; &quot;&quot;);  IF( [.AA125] &lt;&gt; &quot;&quot;; &quot;memory[(&quot; &amp; [.AA125] &amp; &quot;)&amp;0xFFFF] = (&quot; &amp; [.AB125] &amp; &quot;)&amp;0xFF; memory[((&quot; &amp; [.AA125] &amp; &quot;)+1)&amp;0xFFFF] = ((&quot; &amp; [.AB12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5];2) &amp; &quot; ) { &quot; &amp;  join(&quot;&quot;;  IF(LEN([.A125]) &gt; 3; &quot;unsigned char LL = memory[(PC+1)&amp;0xFFFF]; &quot;; &quot;&quot;); IF(LEN([.A125]) &gt; 6; &quot;unsigned int HH = memory[(PC+2)&amp;0xFFFF]; &quot;; &quot;&quot;); IF(LEN([.A125]) &gt; 6; &quot;unsigned int HHLL = LL + (HH&lt;&lt;8); &quot;; &quot;&quot;);  IF([.I125] &lt;&gt; &quot;&quot;; &quot;unsigned int zeroPageWord = memory[(&quot;&amp;[.I125]&amp;&quot;)&amp;0xFF] + (memory[((&quot;&amp;[.I125]&amp;&quot;)+1)&amp;0xFF]&lt;&lt;8); &quot;; &quot;&quot;);  IF([.J125] &lt;&gt; &quot;&quot;; &quot;unsigned char readByte = memory[(&quot;&amp;[.J125]&amp;&quot;)&amp;0xFFFF]; &quot;; &quot;&quot;); IF([.K125] &lt;&gt; &quot;&quot;; &quot;unsigned int readWord := memory[(&quot;&amp;[.K125]&amp;&quot;)&amp;0xFFFF] + (memory[((&quot;&amp;[.K125]&amp;&quot;)+1)&amp;0xFFFF]&lt;&lt;8); &quot;; &quot;&quot;);  IF([.L125] &lt;&gt; &quot;&quot;; &quot;unsigned int result = &quot;&amp;[.L125]&amp;&quot;; &quot;; &quot;&quot;);  IF([.M125] &lt;&gt; &quot;&quot;; &quot;unsigned char newA = &quot;&amp;[.M125]&amp;&quot;; &quot;; &quot;&quot;); IF([.N125] &lt;&gt; &quot;&quot;; &quot;unsigned char newX = &quot;&amp;[.N125]&amp;&quot;; &quot;; &quot;&quot;); IF([.O125] &lt;&gt; &quot;&quot;; &quot;unsigned char newY = &quot;&amp;[.O125]&amp;&quot;; &quot;; &quot;&quot;); IF([.P125] &lt;&gt; &quot;&quot;; &quot;unsigned char newSP = &quot;&amp;[.P125]&amp;&quot;; &quot;; &quot;&quot;); IF([.Q125] &lt;&gt; &quot;&quot;; &quot;unsigned int newPC = (&quot;&amp;[.Q125]&amp;&quot;)&amp;0xFFFF; &quot;; &quot;&quot;);  IF([.M125] &lt;&gt; &quot;&quot;; &quot;*A = newA; &quot;; &quot;&quot;); IF([.N125] &lt;&gt; &quot;&quot;; &quot;*X = newX; &quot;; &quot;&quot;); IF([.O125] &lt;&gt; &quot;&quot;; &quot;*Y = newY; &quot;; &quot;&quot;); IF([.P125] &lt;&gt; &quot;&quot;; &quot;*SP = newSP; &quot;; &quot;&quot;); IF([.Q125] &lt;&gt; &quot;&quot;; &quot;*PC = newPC; &quot;; &quot;&quot;);  IF( ([.R125] &amp; [.S125] &amp; [.T125] &amp; [.U125] &amp; [.V125] &amp; [.W125]) &lt;&gt; &quot;&quot;; join(&quot;&quot;;    IF( [.R125] &lt;&gt; &quot;&quot;; &quot;unsigned char carry = &quot; &amp; [.R125] &amp; &quot;;&quot;; &quot;unsigned char carry = SR&amp;1; &quot;);   IF( [.S125] &lt;&gt; &quot;&quot;; &quot;unsigned char zero = &quot; &amp; [.S125] &amp; &quot;;&quot;; &quot;unsigned char zero = (SR&gt;&gt;1)&amp;1; &quot;);   IF( [.T125] &lt;&gt; &quot;&quot;; &quot;unsigned char interrupt = &quot; &amp; [.T125] &amp; &quot;;&quot;; &quot;unsigned char interrupt = (SR&gt;&gt;2)&amp;1; &quot;);   IF( [.U125] &lt;&gt; &quot;&quot;; &quot;unsigned char decimal = &quot; &amp; [.U125] &amp; &quot;;&quot;; &quot;unsigned char decimal = (SR&gt;&gt;3)&amp;1; &quot;);   IF( [.V125] &lt;&gt; &quot;&quot;; &quot;unsigned char overflow = &quot; &amp; [.V125] &amp; &quot;;&quot;; &quot;unsigned char overflow = (SR&gt;&gt;6)&amp;1; &quot;);   IF( [.W125] &lt;&gt; &quot;&quot;; &quot;unsigned char negative = &quot; &amp; [.W125] &amp; &quot;;&quot;; &quot;unsigned char negative = (SR&gt;&gt;7)&amp;1; &quot;)  ); &quot;&quot;);  IF( ([.R125] &amp; [.S125] &amp; [.T125] &amp; [.U125] &amp; [.V125] &amp; [.W125]) &lt;&gt; &quot;&quot;; &quot;*SR = carry + (zero&lt;&lt;1) + (interrupt&lt;&lt;2) + (decimal&lt;&lt;3) + (overflow&lt;&lt;6) + (negative&lt;&lt;7); &quot;; &quot;&quot;);  IF( [.Q125] &lt;&gt; &quot;&quot;; &quot;*PC = &quot; &amp; [.Q125] &amp; &quot;;&quot;; &quot;*PC = PC + &quot; &amp; (LEN([.A125]&amp;&quot; &quot;)/3) &amp; &quot;; &quot; );  IF( [.Y125] &lt;&gt; &quot;&quot;; &quot;memory[(&quot; &amp; [.Y125] &amp; &quot;)&amp;0xFFFF] = &quot; &amp; [.Z125] &amp; &quot;; &quot;; &quot;&quot;);  IF( [.AA125] &lt;&gt; &quot;&quot;; &quot;memory[(&quot; &amp; [.AA125] &amp; &quot;)&amp;0xFFFF] = (&quot; &amp; [.AB125] &amp; &quot;)&amp;0xFF; memory[((&quot; &amp; [.AA125] &amp; &quot;)+1)&amp;0xFFFF] = ((&quot; &amp; [.AB12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5];2) &amp; &quot; ) { &quot; &amp;  join(&quot;&quot;;  IF(LEN([.A125]) &gt; 3; &quot;const LL = memory[(PC+1)&amp;0xFFFF]; &quot;; &quot;&quot;); IF(LEN([.A125]) &gt; 6; &quot;const HH = memory[(PC+2)&amp;0xFFFF]; &quot;; &quot;&quot;); IF(LEN([.A125]) &gt; 6; &quot;const HHLL = LL + (HH&lt;&lt;8); &quot;; &quot;&quot;);  IF([.I125] &lt;&gt; &quot;&quot;; &quot;const zeroPageWord = memory[(&quot;&amp;[.I125]&amp;&quot;)&amp;0xFF] + (memory[((&quot;&amp;[.I125]&amp;&quot;)+1)&amp;0xFF]&lt;&lt;8); &quot;; &quot;&quot;);  IF([.J125] &lt;&gt; &quot;&quot;; &quot;const readByte = memory[(&quot;&amp;[.J125]&amp;&quot;)&amp;0xFFFF]; &quot;; &quot;&quot;); IF([.K125] &lt;&gt; &quot;&quot;; &quot;const readWord = memory[(&quot;&amp;[.K125]&amp;&quot;)&amp;0xFFFF] + (memory[((&quot;&amp;[.K125]&amp;&quot;)+1)&amp;0xFFFF]&lt;&lt;8); &quot;; &quot;&quot;);  IF([.L125] &lt;&gt; &quot;&quot;; &quot;const result = &quot;&amp;[.L125]&amp;&quot;; &quot;; &quot;&quot;);  IF([.M125] &lt;&gt; &quot;&quot;; &quot;const newA = &quot;&amp;[.M125]&amp;&quot;; &quot;; &quot;&quot;); IF([.N125] &lt;&gt; &quot;&quot;; &quot;const newX = &quot;&amp;[.N125]&amp;&quot;; &quot;; &quot;&quot;); IF([.O125] &lt;&gt; &quot;&quot;; &quot;const newY = &quot;&amp;[.O125]&amp;&quot;; &quot;; &quot;&quot;); IF([.P125] &lt;&gt; &quot;&quot;; &quot;const newSP = &quot;&amp;[.P125]&amp;&quot;; &quot;; &quot;&quot;); IF([.Q125] &lt;&gt; &quot;&quot;; &quot;const newPC = (&quot;&amp;[.Q125]&amp;&quot;)&amp;0xFFFF; &quot;; &quot;&quot;);  IF([.M125] &lt;&gt; &quot;&quot;; &quot;cpu.A = newA; &quot;; &quot;&quot;); IF([.N125] &lt;&gt; &quot;&quot;; &quot;cpu.X = newX; &quot;; &quot;&quot;); IF([.O125] &lt;&gt; &quot;&quot;; &quot;cpu.Y = newY; &quot;; &quot;&quot;); IF([.P125] &lt;&gt; &quot;&quot;; &quot;cpu.SP = newSP; &quot;; &quot;&quot;); IF([.Q125] &lt;&gt; &quot;&quot;; &quot;cpu.PC = newPC; &quot;; &quot;&quot;);  IF( ([.R125] &amp; [.S125] &amp; [.T125] &amp; [.U125] &amp; [.V125] &amp; [.W125]) &lt;&gt; &quot;&quot;; join(&quot;&quot;;    IF( [.R125] &lt;&gt; &quot;&quot;; &quot;const carry = &quot; &amp; [.R125] &amp; &quot;;&quot;;     &quot;const carry = SR&amp;1; &quot;);   IF( [.S125] &lt;&gt; &quot;&quot;; &quot;const zero = &quot; &amp; [.S125] &amp; &quot;;&quot;;      &quot;const zero = (SR&gt;&gt;1)&amp;1; &quot;);   IF( [.T125] &lt;&gt; &quot;&quot;; &quot;const interrupt = &quot; &amp; [.T125] &amp; &quot;;&quot;; &quot;const interrupt = (SR&gt;&gt;2)&amp;1; &quot;);   IF( [.U125] &lt;&gt; &quot;&quot;; &quot;const decimal = &quot; &amp; [.U125] &amp; &quot;;&quot;;   &quot;const decimal = (SR&gt;&gt;3)&amp;1; &quot;);   IF( [.V125] &lt;&gt; &quot;&quot;; &quot;const overflow = &quot; &amp; [.V125] &amp; &quot;;&quot;;  &quot;const overflow = (SR&gt;&gt;6)&amp;1; &quot;);   IF( [.W125] &lt;&gt; &quot;&quot;; &quot;const negative = &quot; &amp; [.W125] &amp; &quot;;&quot;;  &quot;const negative = (SR&gt;&gt;7)&amp;1; &quot;)  ); &quot;&quot;);  IF( ([.R125] &amp; [.S125] &amp; [.T125] &amp; [.U125] &amp; [.V125] &amp; [.W125]) &lt;&gt; &quot;&quot;; &quot;cpu.SR = carry + (zero&lt;&lt;1) + (interrupt&lt;&lt;2) + (decimal&lt;&lt;3) + (overflow&lt;&lt;6) + (negative&lt;&lt;7); &quot;; &quot;&quot;);  IF( [.Q125] &lt;&gt; &quot;&quot;; &quot;*PC = &quot; &amp; [.Q125] &amp; &quot;;&quot;; &quot;cpu.PC = PC + &quot; &amp; (LEN([.A125]&amp;&quot; &quot;)/3) &amp; &quot;; &quot; );  IF( [.Y125] &lt;&gt; &quot;&quot;; &quot;memory[(&quot; &amp; [.Y125] &amp; &quot;)&amp;0xFFFF] = &quot; &amp; [.Z125] &amp; &quot;; &quot;; &quot;&quot;);  IF( [.AA125] &lt;&gt; &quot;&quot;; &quot;memory[(&quot; &amp; [.AA125] &amp; &quot;)&amp;0xFFFF] = (&quot; &amp; [.AB125] &amp; &quot;)&amp;0xFF; memory[((&quot; &amp; [.AA125] &amp; &quot;)+1)&amp;0xFFFF] = ((&quot; &amp; [.AB12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25] &lt;&gt; &quot;&quot;; &quot;BB &quot;; &quot;&quot;) &amp; IF([.$AN125] &lt;&gt; &quot;&quot;; &quot;LL HH &quot;; &quot;&quot;) &amp; IF([.$AO125] &lt;&gt; &quot;&quot;; &quot;SS &quot;; &quot;&quot;) &amp; IF([.$AP125] &lt;&gt; &quot;&quot;; &quot;RR &quot;; &quot;&quot;) &amp; IF([.$AQ125] &lt;&gt; &quot;&quot;; &quot;PP QQ &quot;; &quot;&quot;) &amp; LEFT([.$A125];2)" office:value-type="string" office:string-value="SS C5" calcext:value-type="string">
            <text:p>SS C5</text:p>
          </table:table-cell>
          <table:table-cell table:style-name="ce81" table:formula="of:=&quot;UN&quot; &amp;[.B125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6 LL</text:p>
          </table:table-cell>
          <table:table-cell table:style-name="ce21" office:value-type="string" calcext:value-type="string">
            <text:p>DEC</text:p>
          </table:table-cell>
          <table:table-cell table:style-name="ce46" office:value-type="float" office:value="5" calcext:value-type="float">
            <text:p>5</text:p>
          </table:table-cell>
          <table:table-cell table:style-name="ce69" office:value-type="string" calcext:value-type="string">
            <text:p>$LL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/>
          <table:table-cell table:style-name="ce69" office:value-type="string" calcext:value-type="string">
            <text:p>LL</text:p>
          </table:table-cell>
          <table:table-cell table:style-name="ce77"/>
          <table:table-cell table:style-name="ce69" office:value-type="string" calcext:value-type="string">
            <text:p>readByte - 1</text:p>
          </table:table-cell>
          <table:table-cell table:style-name="ce179"/>
          <table:table-cell table:style-name="ce77" table:number-columns-repeated="4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0" office:value-type="string" calcext:value-type="string">
            <text:p>readByteAddress</text:p>
          </table:table-cell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244"/>
          <table:table-cell table:style-name="ce95"/>
          <table:table-cell table:style-name="ce253" table:formula="of:=&quot;  if instruction == 0x&quot; &amp; LEFT([.A126];2) &amp; &quot; { &quot; &amp;  join(&quot;&quot;;  IF(LEN([.A126]) &gt; 3; &quot;LL := memory[PC + 1]; &quot;; &quot;&quot;);  IF([.I126] &lt;&gt; &quot;&quot;; &quot;zeroPageWord := memory[(&quot;&amp;[.I126]&amp;&quot;)&amp;0xFF] + (memory[((&quot;&amp;[.I126]&amp;&quot;)+1)&amp;0xFF]&lt;&lt;8); &quot;; &quot;&quot;);  IF([.J126] &lt;&gt; &quot;&quot;; &quot;readByte := memory[(&quot;&amp;[.J126]&amp;&quot;)&amp;0xFFFF]; &quot;; &quot;&quot;); IF([.K126] &lt;&gt; &quot;&quot;; &quot;readWord := memory[(&quot;&amp;[.K126]&amp;&quot;)&amp;0xFFFF] + (memory[((&quot;&amp;[.K126]&amp;&quot;)+1)&amp;0xFFFF]&lt;&lt;8); &quot;; &quot;&quot;);  IF([.L126] &lt;&gt; &quot;&quot;; &quot;result := &quot;&amp;[.L126]&amp;&quot;; &quot;; &quot;&quot;);  IF([.M126] &lt;&gt; &quot;&quot;; &quot;newA := &quot;&amp;[.M126]&amp;&quot;; &quot;; &quot;&quot;); IF([.N126] &lt;&gt; &quot;&quot;; &quot;newX := &quot;&amp;[.N126]&amp;&quot;; &quot;; &quot;&quot;); IF([.O126] &lt;&gt; &quot;&quot;; &quot;newY := &quot;&amp;[.O126]&amp;&quot;; &quot;; &quot;&quot;); IF([.P126] &lt;&gt; &quot;&quot;; &quot;newSP := &quot;&amp;[.P126]&amp;&quot;; &quot;; &quot;&quot;); IF([.Q126] &lt;&gt; &quot;&quot;; &quot;newPC := &quot;&amp;[.Q126]&amp;&quot;; &quot;; &quot;&quot;);  IF([.M126] &lt;&gt; &quot;&quot;; &quot;*A = newA; &quot;; &quot;&quot;); IF([.N126] &lt;&gt; &quot;&quot;; &quot;*X = newX; &quot;; &quot;&quot;); IF([.O126] &lt;&gt; &quot;&quot;; &quot;*Y = newY; &quot;; &quot;&quot;); IF([.P126] &lt;&gt; &quot;&quot;; &quot;*SP = newSP; &quot;; &quot;&quot;); IF([.Q126] &lt;&gt; &quot;&quot;; &quot;*PC = newPC; &quot;; &quot;&quot;);  IF( ([.R126] &amp; [.S126] &amp; [.T126] &amp; [.U126] &amp; [.V126] &amp; [.W126]) &lt;&gt; &quot;&quot;; join(&quot;&quot;;    IF( [.R126] &lt;&gt; &quot;&quot;; &quot;carry := &quot; &amp; [.R126] &amp; &quot;;&quot;; &quot;carry := SR&amp;1; &quot;);   IF( [.S126] &lt;&gt; &quot;&quot;; &quot;zero := &quot; &amp; [.S126] &amp; &quot;;&quot;; &quot;zero := (SR&gt;&gt;1)&amp;1; &quot;);   IF( [.T126] &lt;&gt; &quot;&quot;; &quot;interrupt := &quot; &amp; [.T126] &amp; &quot;;&quot;; &quot;interrupt := (SR&gt;&gt;2)&amp;1; &quot;);   IF( [.U126] &lt;&gt; &quot;&quot;; &quot;decimal := &quot; &amp; [.U126] &amp; &quot;;&quot;; &quot;decimal := (SR&gt;&gt;3)&amp;1; &quot;);   IF( [.V126] &lt;&gt; &quot;&quot;; &quot;overflow := &quot; &amp; [.V126] &amp; &quot;;&quot;; &quot;overflow := (SR&gt;&gt;6)&amp;1; &quot;);   IF( [.W126] &lt;&gt; &quot;&quot;; &quot;negative := &quot; &amp; [.W126] &amp; &quot;;&quot;; &quot;negative := (SR&gt;&gt;7)&amp;1; &quot;)  ); &quot;&quot;);  IF( ([.R126] &amp; [.S126] &amp; [.T126] &amp; [.U126] &amp; [.V126] &amp; [.W126]) &lt;&gt; &quot;&quot;; &quot;*SR = carry + (zero&lt;&lt;1) + (interrupt&lt;&lt;2) + (decimal&lt;&lt;3) + (overflow&lt;&lt;6) + (negative&lt;&lt;7); &quot;; &quot;&quot;);  IF( [.Q126] &lt;&gt; &quot;&quot;; &quot;*PC = &quot; &amp; [.Q126] &amp; &quot;;&quot;; &quot;*PC = PC + &quot; &amp; (LEN([.A126]&amp;&quot; &quot;)/3) &amp; &quot;; &quot; );  IF( [.Y126] &lt;&gt; &quot;&quot;; &quot;memory[(&quot; &amp; [.Y126] &amp; &quot;)&amp;0xFFFF] = &quot; &amp; [.Z126] &amp; &quot;; &quot;; &quot;&quot;);  IF( [.AA126] &lt;&gt; &quot;&quot;; &quot;memory[(&quot; &amp; [.AA126] &amp; &quot;)&amp;0xFFFF] = (&quot; &amp; [.AB126] &amp; &quot;)&amp;0xFF; memory[((&quot; &amp; [.AA126] &amp; &quot;)+1)&amp;0xFFFF] = ((&quot; &amp; [.AB12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6];2) &amp; &quot; ) { &quot; &amp;  join(&quot;&quot;;  IF(LEN([.A126]) &gt; 3; &quot;unsigned char LL = memory[(PC+1)&amp;0xFFFF]; &quot;; &quot;&quot;); IF(LEN([.A126]) &gt; 6; &quot;unsigned int HH = memory[(PC+2)&amp;0xFFFF]; &quot;; &quot;&quot;); IF(LEN([.A126]) &gt; 6; &quot;unsigned int HHLL = LL + (HH&lt;&lt;8); &quot;; &quot;&quot;);  IF([.I126] &lt;&gt; &quot;&quot;; &quot;unsigned int zeroPageWord = memory[(&quot;&amp;[.I126]&amp;&quot;)&amp;0xFF] + (memory[((&quot;&amp;[.I126]&amp;&quot;)+1)&amp;0xFF]&lt;&lt;8); &quot;; &quot;&quot;);  IF([.J126] &lt;&gt; &quot;&quot;; &quot;unsigned char readByte = memory[(&quot;&amp;[.J126]&amp;&quot;)&amp;0xFFFF]; &quot;; &quot;&quot;); IF([.K126] &lt;&gt; &quot;&quot;; &quot;unsigned int readWord := memory[(&quot;&amp;[.K126]&amp;&quot;)&amp;0xFFFF] + (memory[((&quot;&amp;[.K126]&amp;&quot;)+1)&amp;0xFFFF]&lt;&lt;8); &quot;; &quot;&quot;);  IF([.L126] &lt;&gt; &quot;&quot;; &quot;unsigned int result = &quot;&amp;[.L126]&amp;&quot;; &quot;; &quot;&quot;);  IF([.M126] &lt;&gt; &quot;&quot;; &quot;unsigned char newA = &quot;&amp;[.M126]&amp;&quot;; &quot;; &quot;&quot;); IF([.N126] &lt;&gt; &quot;&quot;; &quot;unsigned char newX = &quot;&amp;[.N126]&amp;&quot;; &quot;; &quot;&quot;); IF([.O126] &lt;&gt; &quot;&quot;; &quot;unsigned char newY = &quot;&amp;[.O126]&amp;&quot;; &quot;; &quot;&quot;); IF([.P126] &lt;&gt; &quot;&quot;; &quot;unsigned char newSP = &quot;&amp;[.P126]&amp;&quot;; &quot;; &quot;&quot;); IF([.Q126] &lt;&gt; &quot;&quot;; &quot;unsigned int newPC = (&quot;&amp;[.Q126]&amp;&quot;)&amp;0xFFFF; &quot;; &quot;&quot;);  IF([.M126] &lt;&gt; &quot;&quot;; &quot;*A = newA; &quot;; &quot;&quot;); IF([.N126] &lt;&gt; &quot;&quot;; &quot;*X = newX; &quot;; &quot;&quot;); IF([.O126] &lt;&gt; &quot;&quot;; &quot;*Y = newY; &quot;; &quot;&quot;); IF([.P126] &lt;&gt; &quot;&quot;; &quot;*SP = newSP; &quot;; &quot;&quot;); IF([.Q126] &lt;&gt; &quot;&quot;; &quot;*PC = newPC; &quot;; &quot;&quot;);  IF( ([.R126] &amp; [.S126] &amp; [.T126] &amp; [.U126] &amp; [.V126] &amp; [.W126]) &lt;&gt; &quot;&quot;; join(&quot;&quot;;    IF( [.R126] &lt;&gt; &quot;&quot;; &quot;unsigned char carry = &quot; &amp; [.R126] &amp; &quot;;&quot;; &quot;unsigned char carry = SR&amp;1; &quot;);   IF( [.S126] &lt;&gt; &quot;&quot;; &quot;unsigned char zero = &quot; &amp; [.S126] &amp; &quot;;&quot;; &quot;unsigned char zero = (SR&gt;&gt;1)&amp;1; &quot;);   IF( [.T126] &lt;&gt; &quot;&quot;; &quot;unsigned char interrupt = &quot; &amp; [.T126] &amp; &quot;;&quot;; &quot;unsigned char interrupt = (SR&gt;&gt;2)&amp;1; &quot;);   IF( [.U126] &lt;&gt; &quot;&quot;; &quot;unsigned char decimal = &quot; &amp; [.U126] &amp; &quot;;&quot;; &quot;unsigned char decimal = (SR&gt;&gt;3)&amp;1; &quot;);   IF( [.V126] &lt;&gt; &quot;&quot;; &quot;unsigned char overflow = &quot; &amp; [.V126] &amp; &quot;;&quot;; &quot;unsigned char overflow = (SR&gt;&gt;6)&amp;1; &quot;);   IF( [.W126] &lt;&gt; &quot;&quot;; &quot;unsigned char negative = &quot; &amp; [.W126] &amp; &quot;;&quot;; &quot;unsigned char negative = (SR&gt;&gt;7)&amp;1; &quot;)  ); &quot;&quot;);  IF( ([.R126] &amp; [.S126] &amp; [.T126] &amp; [.U126] &amp; [.V126] &amp; [.W126]) &lt;&gt; &quot;&quot;; &quot;*SR = carry + (zero&lt;&lt;1) + (interrupt&lt;&lt;2) + (decimal&lt;&lt;3) + (overflow&lt;&lt;6) + (negative&lt;&lt;7); &quot;; &quot;&quot;);  IF( [.Q126] &lt;&gt; &quot;&quot;; &quot;*PC = &quot; &amp; [.Q126] &amp; &quot;;&quot;; &quot;*PC = PC + &quot; &amp; (LEN([.A126]&amp;&quot; &quot;)/3) &amp; &quot;; &quot; );  IF( [.Y126] &lt;&gt; &quot;&quot;; &quot;memory[(&quot; &amp; [.Y126] &amp; &quot;)&amp;0xFFFF] = &quot; &amp; [.Z126] &amp; &quot;; &quot;; &quot;&quot;);  IF( [.AA126] &lt;&gt; &quot;&quot;; &quot;memory[(&quot; &amp; [.AA126] &amp; &quot;)&amp;0xFFFF] = (&quot; &amp; [.AB126] &amp; &quot;)&amp;0xFF; memory[((&quot; &amp; [.AA126] &amp; &quot;)+1)&amp;0xFFFF] = ((&quot; &amp; [.AB12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6];2) &amp; &quot; ) { &quot; &amp;  join(&quot;&quot;;  IF(LEN([.A126]) &gt; 3; &quot;const LL = memory[(PC+1)&amp;0xFFFF]; &quot;; &quot;&quot;); IF(LEN([.A126]) &gt; 6; &quot;const HH = memory[(PC+2)&amp;0xFFFF]; &quot;; &quot;&quot;); IF(LEN([.A126]) &gt; 6; &quot;const HHLL = LL + (HH&lt;&lt;8); &quot;; &quot;&quot;);  IF([.I126] &lt;&gt; &quot;&quot;; &quot;const zeroPageWord = memory[(&quot;&amp;[.I126]&amp;&quot;)&amp;0xFF] + (memory[((&quot;&amp;[.I126]&amp;&quot;)+1)&amp;0xFF]&lt;&lt;8); &quot;; &quot;&quot;);  IF([.J126] &lt;&gt; &quot;&quot;; &quot;const readByte = memory[(&quot;&amp;[.J126]&amp;&quot;)&amp;0xFFFF]; &quot;; &quot;&quot;); IF([.K126] &lt;&gt; &quot;&quot;; &quot;const readWord = memory[(&quot;&amp;[.K126]&amp;&quot;)&amp;0xFFFF] + (memory[((&quot;&amp;[.K126]&amp;&quot;)+1)&amp;0xFFFF]&lt;&lt;8); &quot;; &quot;&quot;);  IF([.L126] &lt;&gt; &quot;&quot;; &quot;const result = &quot;&amp;[.L126]&amp;&quot;; &quot;; &quot;&quot;);  IF([.M126] &lt;&gt; &quot;&quot;; &quot;const newA = &quot;&amp;[.M126]&amp;&quot;; &quot;; &quot;&quot;); IF([.N126] &lt;&gt; &quot;&quot;; &quot;const newX = &quot;&amp;[.N126]&amp;&quot;; &quot;; &quot;&quot;); IF([.O126] &lt;&gt; &quot;&quot;; &quot;const newY = &quot;&amp;[.O126]&amp;&quot;; &quot;; &quot;&quot;); IF([.P126] &lt;&gt; &quot;&quot;; &quot;const newSP = &quot;&amp;[.P126]&amp;&quot;; &quot;; &quot;&quot;); IF([.Q126] &lt;&gt; &quot;&quot;; &quot;const newPC = (&quot;&amp;[.Q126]&amp;&quot;)&amp;0xFFFF; &quot;; &quot;&quot;);  IF([.M126] &lt;&gt; &quot;&quot;; &quot;cpu.A = newA; &quot;; &quot;&quot;); IF([.N126] &lt;&gt; &quot;&quot;; &quot;cpu.X = newX; &quot;; &quot;&quot;); IF([.O126] &lt;&gt; &quot;&quot;; &quot;cpu.Y = newY; &quot;; &quot;&quot;); IF([.P126] &lt;&gt; &quot;&quot;; &quot;cpu.SP = newSP; &quot;; &quot;&quot;); IF([.Q126] &lt;&gt; &quot;&quot;; &quot;cpu.PC = newPC; &quot;; &quot;&quot;);  IF( ([.R126] &amp; [.S126] &amp; [.T126] &amp; [.U126] &amp; [.V126] &amp; [.W126]) &lt;&gt; &quot;&quot;; join(&quot;&quot;;    IF( [.R126] &lt;&gt; &quot;&quot;; &quot;const carry = &quot; &amp; [.R126] &amp; &quot;;&quot;;     &quot;const carry = SR&amp;1; &quot;);   IF( [.S126] &lt;&gt; &quot;&quot;; &quot;const zero = &quot; &amp; [.S126] &amp; &quot;;&quot;;      &quot;const zero = (SR&gt;&gt;1)&amp;1; &quot;);   IF( [.T126] &lt;&gt; &quot;&quot;; &quot;const interrupt = &quot; &amp; [.T126] &amp; &quot;;&quot;; &quot;const interrupt = (SR&gt;&gt;2)&amp;1; &quot;);   IF( [.U126] &lt;&gt; &quot;&quot;; &quot;const decimal = &quot; &amp; [.U126] &amp; &quot;;&quot;;   &quot;const decimal = (SR&gt;&gt;3)&amp;1; &quot;);   IF( [.V126] &lt;&gt; &quot;&quot;; &quot;const overflow = &quot; &amp; [.V126] &amp; &quot;;&quot;;  &quot;const overflow = (SR&gt;&gt;6)&amp;1; &quot;);   IF( [.W126] &lt;&gt; &quot;&quot;; &quot;const negative = &quot; &amp; [.W126] &amp; &quot;;&quot;;  &quot;const negative = (SR&gt;&gt;7)&amp;1; &quot;)  ); &quot;&quot;);  IF( ([.R126] &amp; [.S126] &amp; [.T126] &amp; [.U126] &amp; [.V126] &amp; [.W126]) &lt;&gt; &quot;&quot;; &quot;cpu.SR = carry + (zero&lt;&lt;1) + (interrupt&lt;&lt;2) + (decimal&lt;&lt;3) + (overflow&lt;&lt;6) + (negative&lt;&lt;7); &quot;; &quot;&quot;);  IF( [.Q126] &lt;&gt; &quot;&quot;; &quot;*PC = &quot; &amp; [.Q126] &amp; &quot;;&quot;; &quot;cpu.PC = PC + &quot; &amp; (LEN([.A126]&amp;&quot; &quot;)/3) &amp; &quot;; &quot; );  IF( [.Y126] &lt;&gt; &quot;&quot;; &quot;memory[(&quot; &amp; [.Y126] &amp; &quot;)&amp;0xFFFF] = &quot; &amp; [.Z126] &amp; &quot;; &quot;; &quot;&quot;);  IF( [.AA126] &lt;&gt; &quot;&quot;; &quot;memory[(&quot; &amp; [.AA126] &amp; &quot;)&amp;0xFFFF] = (&quot; &amp; [.AB126] &amp; &quot;)&amp;0xFF; memory[((&quot; &amp; [.AA126] &amp; &quot;)+1)&amp;0xFFFF] = ((&quot; &amp; [.AB12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69"/>
          <table:table-cell table:style-name="ce77"/>
          <table:table-cell table:style-name="ce69" office:value-type="string" calcext:value-type="string">
            <text:p>SR</text:p>
          </table:table-cell>
          <table:table-cell table:style-name="ce69" table:number-columns-repeated="2"/>
          <table:table-cell table:style-name="ce69" office:value-type="string" calcext:value-type="string">
            <text:p>negative, zero</text:p>
          </table:table-cell>
          <table:table-cell table:style-name="ce77"/>
          <table:table-cell table:style-name="ce244"/>
          <table:table-cell table:style-name="ce282" table:formula="of:=IF([.$AM126] &lt;&gt; &quot;&quot;; &quot;BB &quot;; &quot;&quot;) &amp; IF([.$AN126] &lt;&gt; &quot;&quot;; &quot;LL HH &quot;; &quot;&quot;) &amp; IF([.$AO126] &lt;&gt; &quot;&quot;; &quot;SS &quot;; &quot;&quot;) &amp; IF([.$AP126] &lt;&gt; &quot;&quot;; &quot;RR &quot;; &quot;&quot;) &amp; IF([.$AQ126] &lt;&gt; &quot;&quot;; &quot;PP QQ &quot;; &quot;&quot;) &amp; LEFT([.$A126];2)" office:value-type="string" office:string-value="SS C6" calcext:value-type="string">
            <text:p>SS C6</text:p>
          </table:table-cell>
          <table:table-cell table:style-name="ce69" table:formula="of:=&quot;UN&quot; &amp;[.B126]" office:value-type="string" office:string-value="UNDEC" calcext:value-type="string">
            <text:p>UNDEC</text:p>
          </table:table-cell>
          <table:table-cell table:style-name="ce69" office:value-type="string" calcext:value-type="string">
            <text:p>$SS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8</text:p>
          </table:table-cell>
          <table:table-cell table:style-name="ce32" office:value-type="string" calcext:value-type="string">
            <text:p>INY</text:p>
          </table:table-cell>
          <table:table-cell table:style-name="ce47" office:value-type="float" office:value="2" calcext:value-type="float">
            <text:p>2</text:p>
          </table:table-cell>
          <table:table-cell table:style-name="ce92"/>
          <table:table-cell table:style-name="ce96"/>
          <table:table-cell table:style-name="ce98"/>
          <table:table-cell table:style-name="ce110"/>
          <table:table-cell table:style-name="ce95"/>
          <table:table-cell table:style-name="ce70" table:formula="of:=IF([.$D127] = &quot;($LL, X)&quot;;&quot;(arg1+X)&amp;0xFF&quot;;&quot;&quot;)">
            <text:p/>
          </table:table-cell>
          <table:table-cell table:style-name="ce92" table:number-columns-repeated="2"/>
          <table:table-cell table:style-name="ce70" office:value-type="string" calcext:value-type="string">
            <text:p>Y + 1</text:p>
          </table:table-cell>
          <table:table-cell table:style-name="ce171"/>
          <table:table-cell table:style-name="ce70"/>
          <table:table-cell table:style-name="ce70" office:value-type="string" calcext:value-type="string">
            <text:p>result</text:p>
          </table:table-cell>
          <table:table-cell table:style-name="ce92" table:number-columns-repeated="2"/>
          <table:table-cell table:style-name="ce171"/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1"/>
          <table:table-cell table:style-name="ce92" table:number-columns-repeated="3"/>
          <table:table-cell table:style-name="ce244"/>
          <table:table-cell table:style-name="ce95"/>
          <table:table-cell table:style-name="ce253" table:formula="of:=&quot;  if instruction == 0x&quot; &amp; LEFT([.A127];2) &amp; &quot; { &quot; &amp;  join(&quot;&quot;;  IF(LEN([.A127]) &gt; 3; &quot;LL := memory[PC + 1]; &quot;; &quot;&quot;);  IF([.I127] &lt;&gt; &quot;&quot;; &quot;zeroPageWord := memory[(&quot;&amp;[.I127]&amp;&quot;)&amp;0xFF] + (memory[((&quot;&amp;[.I127]&amp;&quot;)+1)&amp;0xFF]&lt;&lt;8); &quot;; &quot;&quot;);  IF([.J127] &lt;&gt; &quot;&quot;; &quot;readByte := memory[(&quot;&amp;[.J127]&amp;&quot;)&amp;0xFFFF]; &quot;; &quot;&quot;); IF([.K127] &lt;&gt; &quot;&quot;; &quot;readWord := memory[(&quot;&amp;[.K127]&amp;&quot;)&amp;0xFFFF] + (memory[((&quot;&amp;[.K127]&amp;&quot;)+1)&amp;0xFFFF]&lt;&lt;8); &quot;; &quot;&quot;);  IF([.L127] &lt;&gt; &quot;&quot;; &quot;result := &quot;&amp;[.L127]&amp;&quot;; &quot;; &quot;&quot;);  IF([.M127] &lt;&gt; &quot;&quot;; &quot;newA := &quot;&amp;[.M127]&amp;&quot;; &quot;; &quot;&quot;); IF([.N127] &lt;&gt; &quot;&quot;; &quot;newX := &quot;&amp;[.N127]&amp;&quot;; &quot;; &quot;&quot;); IF([.O127] &lt;&gt; &quot;&quot;; &quot;newY := &quot;&amp;[.O127]&amp;&quot;; &quot;; &quot;&quot;); IF([.P127] &lt;&gt; &quot;&quot;; &quot;newSP := &quot;&amp;[.P127]&amp;&quot;; &quot;; &quot;&quot;); IF([.Q127] &lt;&gt; &quot;&quot;; &quot;newPC := &quot;&amp;[.Q127]&amp;&quot;; &quot;; &quot;&quot;);  IF([.M127] &lt;&gt; &quot;&quot;; &quot;*A = newA; &quot;; &quot;&quot;); IF([.N127] &lt;&gt; &quot;&quot;; &quot;*X = newX; &quot;; &quot;&quot;); IF([.O127] &lt;&gt; &quot;&quot;; &quot;*Y = newY; &quot;; &quot;&quot;); IF([.P127] &lt;&gt; &quot;&quot;; &quot;*SP = newSP; &quot;; &quot;&quot;); IF([.Q127] &lt;&gt; &quot;&quot;; &quot;*PC = newPC; &quot;; &quot;&quot;);  IF( ([.R127] &amp; [.S127] &amp; [.T127] &amp; [.U127] &amp; [.V127] &amp; [.W127]) &lt;&gt; &quot;&quot;; join(&quot;&quot;;    IF( [.R127] &lt;&gt; &quot;&quot;; &quot;carry := &quot; &amp; [.R127] &amp; &quot;;&quot;; &quot;carry := SR&amp;1; &quot;);   IF( [.S127] &lt;&gt; &quot;&quot;; &quot;zero := &quot; &amp; [.S127] &amp; &quot;;&quot;; &quot;zero := (SR&gt;&gt;1)&amp;1; &quot;);   IF( [.T127] &lt;&gt; &quot;&quot;; &quot;interrupt := &quot; &amp; [.T127] &amp; &quot;;&quot;; &quot;interrupt := (SR&gt;&gt;2)&amp;1; &quot;);   IF( [.U127] &lt;&gt; &quot;&quot;; &quot;decimal := &quot; &amp; [.U127] &amp; &quot;;&quot;; &quot;decimal := (SR&gt;&gt;3)&amp;1; &quot;);   IF( [.V127] &lt;&gt; &quot;&quot;; &quot;overflow := &quot; &amp; [.V127] &amp; &quot;;&quot;; &quot;overflow := (SR&gt;&gt;6)&amp;1; &quot;);   IF( [.W127] &lt;&gt; &quot;&quot;; &quot;negative := &quot; &amp; [.W127] &amp; &quot;;&quot;; &quot;negative := (SR&gt;&gt;7)&amp;1; &quot;)  ); &quot;&quot;);  IF( ([.R127] &amp; [.S127] &amp; [.T127] &amp; [.U127] &amp; [.V127] &amp; [.W127]) &lt;&gt; &quot;&quot;; &quot;*SR = carry + (zero&lt;&lt;1) + (interrupt&lt;&lt;2) + (decimal&lt;&lt;3) + (overflow&lt;&lt;6) + (negative&lt;&lt;7); &quot;; &quot;&quot;);  IF( [.Q127] &lt;&gt; &quot;&quot;; &quot;*PC = &quot; &amp; [.Q127] &amp; &quot;;&quot;; &quot;*PC = PC + &quot; &amp; (LEN([.A127]&amp;&quot; &quot;)/3) &amp; &quot;; &quot; );  IF( [.Y127] &lt;&gt; &quot;&quot;; &quot;memory[(&quot; &amp; [.Y127] &amp; &quot;)&amp;0xFFFF] = &quot; &amp; [.Z127] &amp; &quot;; &quot;; &quot;&quot;);  IF( [.AA127] &lt;&gt; &quot;&quot;; &quot;memory[(&quot; &amp; [.AA127] &amp; &quot;)&amp;0xFFFF] = (&quot; &amp; [.AB127] &amp; &quot;)&amp;0xFF; memory[((&quot; &amp; [.AA127] &amp; &quot;)+1)&amp;0xFFFF] = ((&quot; &amp; [.AB12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7];2) &amp; &quot; ) { &quot; &amp;  join(&quot;&quot;;  IF(LEN([.A127]) &gt; 3; &quot;unsigned char LL = memory[(PC+1)&amp;0xFFFF]; &quot;; &quot;&quot;); IF(LEN([.A127]) &gt; 6; &quot;unsigned int HH = memory[(PC+2)&amp;0xFFFF]; &quot;; &quot;&quot;); IF(LEN([.A127]) &gt; 6; &quot;unsigned int HHLL = LL + (HH&lt;&lt;8); &quot;; &quot;&quot;);  IF([.I127] &lt;&gt; &quot;&quot;; &quot;unsigned int zeroPageWord = memory[(&quot;&amp;[.I127]&amp;&quot;)&amp;0xFF] + (memory[((&quot;&amp;[.I127]&amp;&quot;)+1)&amp;0xFF]&lt;&lt;8); &quot;; &quot;&quot;);  IF([.J127] &lt;&gt; &quot;&quot;; &quot;unsigned char readByte = memory[(&quot;&amp;[.J127]&amp;&quot;)&amp;0xFFFF]; &quot;; &quot;&quot;); IF([.K127] &lt;&gt; &quot;&quot;; &quot;unsigned int readWord := memory[(&quot;&amp;[.K127]&amp;&quot;)&amp;0xFFFF] + (memory[((&quot;&amp;[.K127]&amp;&quot;)+1)&amp;0xFFFF]&lt;&lt;8); &quot;; &quot;&quot;);  IF([.L127] &lt;&gt; &quot;&quot;; &quot;unsigned int result = &quot;&amp;[.L127]&amp;&quot;; &quot;; &quot;&quot;);  IF([.M127] &lt;&gt; &quot;&quot;; &quot;unsigned char newA = &quot;&amp;[.M127]&amp;&quot;; &quot;; &quot;&quot;); IF([.N127] &lt;&gt; &quot;&quot;; &quot;unsigned char newX = &quot;&amp;[.N127]&amp;&quot;; &quot;; &quot;&quot;); IF([.O127] &lt;&gt; &quot;&quot;; &quot;unsigned char newY = &quot;&amp;[.O127]&amp;&quot;; &quot;; &quot;&quot;); IF([.P127] &lt;&gt; &quot;&quot;; &quot;unsigned char newSP = &quot;&amp;[.P127]&amp;&quot;; &quot;; &quot;&quot;); IF([.Q127] &lt;&gt; &quot;&quot;; &quot;unsigned int newPC = (&quot;&amp;[.Q127]&amp;&quot;)&amp;0xFFFF; &quot;; &quot;&quot;);  IF([.M127] &lt;&gt; &quot;&quot;; &quot;*A = newA; &quot;; &quot;&quot;); IF([.N127] &lt;&gt; &quot;&quot;; &quot;*X = newX; &quot;; &quot;&quot;); IF([.O127] &lt;&gt; &quot;&quot;; &quot;*Y = newY; &quot;; &quot;&quot;); IF([.P127] &lt;&gt; &quot;&quot;; &quot;*SP = newSP; &quot;; &quot;&quot;); IF([.Q127] &lt;&gt; &quot;&quot;; &quot;*PC = newPC; &quot;; &quot;&quot;);  IF( ([.R127] &amp; [.S127] &amp; [.T127] &amp; [.U127] &amp; [.V127] &amp; [.W127]) &lt;&gt; &quot;&quot;; join(&quot;&quot;;    IF( [.R127] &lt;&gt; &quot;&quot;; &quot;unsigned char carry = &quot; &amp; [.R127] &amp; &quot;;&quot;; &quot;unsigned char carry = SR&amp;1; &quot;);   IF( [.S127] &lt;&gt; &quot;&quot;; &quot;unsigned char zero = &quot; &amp; [.S127] &amp; &quot;;&quot;; &quot;unsigned char zero = (SR&gt;&gt;1)&amp;1; &quot;);   IF( [.T127] &lt;&gt; &quot;&quot;; &quot;unsigned char interrupt = &quot; &amp; [.T127] &amp; &quot;;&quot;; &quot;unsigned char interrupt = (SR&gt;&gt;2)&amp;1; &quot;);   IF( [.U127] &lt;&gt; &quot;&quot;; &quot;unsigned char decimal = &quot; &amp; [.U127] &amp; &quot;;&quot;; &quot;unsigned char decimal = (SR&gt;&gt;3)&amp;1; &quot;);   IF( [.V127] &lt;&gt; &quot;&quot;; &quot;unsigned char overflow = &quot; &amp; [.V127] &amp; &quot;;&quot;; &quot;unsigned char overflow = (SR&gt;&gt;6)&amp;1; &quot;);   IF( [.W127] &lt;&gt; &quot;&quot;; &quot;unsigned char negative = &quot; &amp; [.W127] &amp; &quot;;&quot;; &quot;unsigned char negative = (SR&gt;&gt;7)&amp;1; &quot;)  ); &quot;&quot;);  IF( ([.R127] &amp; [.S127] &amp; [.T127] &amp; [.U127] &amp; [.V127] &amp; [.W127]) &lt;&gt; &quot;&quot;; &quot;*SR = carry + (zero&lt;&lt;1) + (interrupt&lt;&lt;2) + (decimal&lt;&lt;3) + (overflow&lt;&lt;6) + (negative&lt;&lt;7); &quot;; &quot;&quot;);  IF( [.Q127] &lt;&gt; &quot;&quot;; &quot;*PC = &quot; &amp; [.Q127] &amp; &quot;;&quot;; &quot;*PC = PC + &quot; &amp; (LEN([.A127]&amp;&quot; &quot;)/3) &amp; &quot;; &quot; );  IF( [.Y127] &lt;&gt; &quot;&quot;; &quot;memory[(&quot; &amp; [.Y127] &amp; &quot;)&amp;0xFFFF] = &quot; &amp; [.Z127] &amp; &quot;; &quot;; &quot;&quot;);  IF( [.AA127] &lt;&gt; &quot;&quot;; &quot;memory[(&quot; &amp; [.AA127] &amp; &quot;)&amp;0xFFFF] = (&quot; &amp; [.AB127] &amp; &quot;)&amp;0xFF; memory[((&quot; &amp; [.AA127] &amp; &quot;)+1)&amp;0xFFFF] = ((&quot; &amp; [.AB12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7];2) &amp; &quot; ) { &quot; &amp;  join(&quot;&quot;;  IF(LEN([.A127]) &gt; 3; &quot;const LL = memory[(PC+1)&amp;0xFFFF]; &quot;; &quot;&quot;); IF(LEN([.A127]) &gt; 6; &quot;const HH = memory[(PC+2)&amp;0xFFFF]; &quot;; &quot;&quot;); IF(LEN([.A127]) &gt; 6; &quot;const HHLL = LL + (HH&lt;&lt;8); &quot;; &quot;&quot;);  IF([.I127] &lt;&gt; &quot;&quot;; &quot;const zeroPageWord = memory[(&quot;&amp;[.I127]&amp;&quot;)&amp;0xFF] + (memory[((&quot;&amp;[.I127]&amp;&quot;)+1)&amp;0xFF]&lt;&lt;8); &quot;; &quot;&quot;);  IF([.J127] &lt;&gt; &quot;&quot;; &quot;const readByte = memory[(&quot;&amp;[.J127]&amp;&quot;)&amp;0xFFFF]; &quot;; &quot;&quot;); IF([.K127] &lt;&gt; &quot;&quot;; &quot;const readWord = memory[(&quot;&amp;[.K127]&amp;&quot;)&amp;0xFFFF] + (memory[((&quot;&amp;[.K127]&amp;&quot;)+1)&amp;0xFFFF]&lt;&lt;8); &quot;; &quot;&quot;);  IF([.L127] &lt;&gt; &quot;&quot;; &quot;const result = &quot;&amp;[.L127]&amp;&quot;; &quot;; &quot;&quot;);  IF([.M127] &lt;&gt; &quot;&quot;; &quot;const newA = &quot;&amp;[.M127]&amp;&quot;; &quot;; &quot;&quot;); IF([.N127] &lt;&gt; &quot;&quot;; &quot;const newX = &quot;&amp;[.N127]&amp;&quot;; &quot;; &quot;&quot;); IF([.O127] &lt;&gt; &quot;&quot;; &quot;const newY = &quot;&amp;[.O127]&amp;&quot;; &quot;; &quot;&quot;); IF([.P127] &lt;&gt; &quot;&quot;; &quot;const newSP = &quot;&amp;[.P127]&amp;&quot;; &quot;; &quot;&quot;); IF([.Q127] &lt;&gt; &quot;&quot;; &quot;const newPC = (&quot;&amp;[.Q127]&amp;&quot;)&amp;0xFFFF; &quot;; &quot;&quot;);  IF([.M127] &lt;&gt; &quot;&quot;; &quot;cpu.A = newA; &quot;; &quot;&quot;); IF([.N127] &lt;&gt; &quot;&quot;; &quot;cpu.X = newX; &quot;; &quot;&quot;); IF([.O127] &lt;&gt; &quot;&quot;; &quot;cpu.Y = newY; &quot;; &quot;&quot;); IF([.P127] &lt;&gt; &quot;&quot;; &quot;cpu.SP = newSP; &quot;; &quot;&quot;); IF([.Q127] &lt;&gt; &quot;&quot;; &quot;cpu.PC = newPC; &quot;; &quot;&quot;);  IF( ([.R127] &amp; [.S127] &amp; [.T127] &amp; [.U127] &amp; [.V127] &amp; [.W127]) &lt;&gt; &quot;&quot;; join(&quot;&quot;;    IF( [.R127] &lt;&gt; &quot;&quot;; &quot;const carry = &quot; &amp; [.R127] &amp; &quot;;&quot;;     &quot;const carry = SR&amp;1; &quot;);   IF( [.S127] &lt;&gt; &quot;&quot;; &quot;const zero = &quot; &amp; [.S127] &amp; &quot;;&quot;;      &quot;const zero = (SR&gt;&gt;1)&amp;1; &quot;);   IF( [.T127] &lt;&gt; &quot;&quot;; &quot;const interrupt = &quot; &amp; [.T127] &amp; &quot;;&quot;; &quot;const interrupt = (SR&gt;&gt;2)&amp;1; &quot;);   IF( [.U127] &lt;&gt; &quot;&quot;; &quot;const decimal = &quot; &amp; [.U127] &amp; &quot;;&quot;;   &quot;const decimal = (SR&gt;&gt;3)&amp;1; &quot;);   IF( [.V127] &lt;&gt; &quot;&quot;; &quot;const overflow = &quot; &amp; [.V127] &amp; &quot;;&quot;;  &quot;const overflow = (SR&gt;&gt;6)&amp;1; &quot;);   IF( [.W127] &lt;&gt; &quot;&quot;; &quot;const negative = &quot; &amp; [.W127] &amp; &quot;;&quot;;  &quot;const negative = (SR&gt;&gt;7)&amp;1; &quot;)  ); &quot;&quot;);  IF( ([.R127] &amp; [.S127] &amp; [.T127] &amp; [.U127] &amp; [.V127] &amp; [.W127]) &lt;&gt; &quot;&quot;; &quot;cpu.SR = carry + (zero&lt;&lt;1) + (interrupt&lt;&lt;2) + (decimal&lt;&lt;3) + (overflow&lt;&lt;6) + (negative&lt;&lt;7); &quot;; &quot;&quot;);  IF( [.Q127] &lt;&gt; &quot;&quot;; &quot;*PC = &quot; &amp; [.Q127] &amp; &quot;;&quot;; &quot;cpu.PC = PC + &quot; &amp; (LEN([.A127]&amp;&quot; &quot;)/3) &amp; &quot;; &quot; );  IF( [.Y127] &lt;&gt; &quot;&quot;; &quot;memory[(&quot; &amp; [.Y127] &amp; &quot;)&amp;0xFFFF] = &quot; &amp; [.Z127] &amp; &quot;; &quot;; &quot;&quot;);  IF( [.AA127] &lt;&gt; &quot;&quot;; &quot;memory[(&quot; &amp; [.AA127] &amp; &quot;)&amp;0xFFFF] = (&quot; &amp; [.AB127] &amp; &quot;)&amp;0xFF; memory[((&quot; &amp; [.AA127] &amp; &quot;)+1)&amp;0xFFFF] = ((&quot; &amp; [.AB12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carry, zero</text:p>
          </table:table-cell>
          <table:table-cell table:style-name="ce92"/>
          <table:table-cell table:style-name="ce244"/>
          <table:table-cell table:style-name="ce282" table:formula="of:=IF([.$AM127] &lt;&gt; &quot;&quot;; &quot;BB &quot;; &quot;&quot;) &amp; IF([.$AN127] &lt;&gt; &quot;&quot;; &quot;LL HH &quot;; &quot;&quot;) &amp; IF([.$AO127] &lt;&gt; &quot;&quot;; &quot;SS &quot;; &quot;&quot;) &amp; IF([.$AP127] &lt;&gt; &quot;&quot;; &quot;RR &quot;; &quot;&quot;) &amp; IF([.$AQ127] &lt;&gt; &quot;&quot;; &quot;PP QQ &quot;; &quot;&quot;) &amp; LEFT([.$A127];2)" office:value-type="string" office:string-value="SS C8" calcext:value-type="string">
            <text:p>SS C8</text:p>
          </table:table-cell>
          <table:table-cell table:style-name="ce70" table:formula="of:=&quot;UN&quot; &amp;[.B127]" office:value-type="string" office:string-value="UNINY" calcext:value-type="string">
            <text:p>UNINY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9 LL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float" office:value="2" calcext:value-type="float">
            <text:p>2</text:p>
          </table:table-cell>
          <table:table-cell table:style-name="ce81" office:value-type="string" calcext:value-type="string">
            <text:p>#$LL</text:p>
          </table:table-cell>
          <table:table-cell table:style-name="ce96"/>
          <table:table-cell table:style-name="ce98"/>
          <table:table-cell table:style-name="ce137"/>
          <table:table-cell table:style-name="ce95"/>
          <table:table-cell table:style-name="ce81" table:formula="of:=IF([.$D128] = &quot;($LL, X)&quot;;&quot;(arg1+X)&amp;0xFF&quot;;&quot;&quot;)">
            <text:p/>
          </table:table-cell>
          <table:table-cell table:style-name="ce81" table:number-columns-repeated="2"/>
          <table:table-cell table:style-name="ce81" office:value-type="string" calcext:value-type="string">
            <text:p>A - LL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28];2) &amp; &quot; { &quot; &amp;  join(&quot;&quot;;  IF(LEN([.A128]) &gt; 3; &quot;LL := memory[PC + 1]; &quot;; &quot;&quot;);  IF([.I128] &lt;&gt; &quot;&quot;; &quot;zeroPageWord := memory[(&quot;&amp;[.I128]&amp;&quot;)&amp;0xFF] + (memory[((&quot;&amp;[.I128]&amp;&quot;)+1)&amp;0xFF]&lt;&lt;8); &quot;; &quot;&quot;);  IF([.J128] &lt;&gt; &quot;&quot;; &quot;readByte := memory[(&quot;&amp;[.J128]&amp;&quot;)&amp;0xFFFF]; &quot;; &quot;&quot;); IF([.K128] &lt;&gt; &quot;&quot;; &quot;readWord := memory[(&quot;&amp;[.K128]&amp;&quot;)&amp;0xFFFF] + (memory[((&quot;&amp;[.K128]&amp;&quot;)+1)&amp;0xFFFF]&lt;&lt;8); &quot;; &quot;&quot;);  IF([.L128] &lt;&gt; &quot;&quot;; &quot;result := &quot;&amp;[.L128]&amp;&quot;; &quot;; &quot;&quot;);  IF([.M128] &lt;&gt; &quot;&quot;; &quot;newA := &quot;&amp;[.M128]&amp;&quot;; &quot;; &quot;&quot;); IF([.N128] &lt;&gt; &quot;&quot;; &quot;newX := &quot;&amp;[.N128]&amp;&quot;; &quot;; &quot;&quot;); IF([.O128] &lt;&gt; &quot;&quot;; &quot;newY := &quot;&amp;[.O128]&amp;&quot;; &quot;; &quot;&quot;); IF([.P128] &lt;&gt; &quot;&quot;; &quot;newSP := &quot;&amp;[.P128]&amp;&quot;; &quot;; &quot;&quot;); IF([.Q128] &lt;&gt; &quot;&quot;; &quot;newPC := &quot;&amp;[.Q128]&amp;&quot;; &quot;; &quot;&quot;);  IF([.M128] &lt;&gt; &quot;&quot;; &quot;*A = newA; &quot;; &quot;&quot;); IF([.N128] &lt;&gt; &quot;&quot;; &quot;*X = newX; &quot;; &quot;&quot;); IF([.O128] &lt;&gt; &quot;&quot;; &quot;*Y = newY; &quot;; &quot;&quot;); IF([.P128] &lt;&gt; &quot;&quot;; &quot;*SP = newSP; &quot;; &quot;&quot;); IF([.Q128] &lt;&gt; &quot;&quot;; &quot;*PC = newPC; &quot;; &quot;&quot;);  IF( ([.R128] &amp; [.S128] &amp; [.T128] &amp; [.U128] &amp; [.V128] &amp; [.W128]) &lt;&gt; &quot;&quot;; join(&quot;&quot;;    IF( [.R128] &lt;&gt; &quot;&quot;; &quot;carry := &quot; &amp; [.R128] &amp; &quot;;&quot;; &quot;carry := SR&amp;1; &quot;);   IF( [.S128] &lt;&gt; &quot;&quot;; &quot;zero := &quot; &amp; [.S128] &amp; &quot;;&quot;; &quot;zero := (SR&gt;&gt;1)&amp;1; &quot;);   IF( [.T128] &lt;&gt; &quot;&quot;; &quot;interrupt := &quot; &amp; [.T128] &amp; &quot;;&quot;; &quot;interrupt := (SR&gt;&gt;2)&amp;1; &quot;);   IF( [.U128] &lt;&gt; &quot;&quot;; &quot;decimal := &quot; &amp; [.U128] &amp; &quot;;&quot;; &quot;decimal := (SR&gt;&gt;3)&amp;1; &quot;);   IF( [.V128] &lt;&gt; &quot;&quot;; &quot;overflow := &quot; &amp; [.V128] &amp; &quot;;&quot;; &quot;overflow := (SR&gt;&gt;6)&amp;1; &quot;);   IF( [.W128] &lt;&gt; &quot;&quot;; &quot;negative := &quot; &amp; [.W128] &amp; &quot;;&quot;; &quot;negative := (SR&gt;&gt;7)&amp;1; &quot;)  ); &quot;&quot;);  IF( ([.R128] &amp; [.S128] &amp; [.T128] &amp; [.U128] &amp; [.V128] &amp; [.W128]) &lt;&gt; &quot;&quot;; &quot;*SR = carry + (zero&lt;&lt;1) + (interrupt&lt;&lt;2) + (decimal&lt;&lt;3) + (overflow&lt;&lt;6) + (negative&lt;&lt;7); &quot;; &quot;&quot;);  IF( [.Q128] &lt;&gt; &quot;&quot;; &quot;*PC = &quot; &amp; [.Q128] &amp; &quot;;&quot;; &quot;*PC = PC + &quot; &amp; (LEN([.A128]&amp;&quot; &quot;)/3) &amp; &quot;; &quot; );  IF( [.Y128] &lt;&gt; &quot;&quot;; &quot;memory[(&quot; &amp; [.Y128] &amp; &quot;)&amp;0xFFFF] = &quot; &amp; [.Z128] &amp; &quot;; &quot;; &quot;&quot;);  IF( [.AA128] &lt;&gt; &quot;&quot;; &quot;memory[(&quot; &amp; [.AA128] &amp; &quot;)&amp;0xFFFF] = (&quot; &amp; [.AB128] &amp; &quot;)&amp;0xFF; memory[((&quot; &amp; [.AA128] &amp; &quot;)+1)&amp;0xFFFF] = ((&quot; &amp; [.AB12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8];2) &amp; &quot; ) { &quot; &amp;  join(&quot;&quot;;  IF(LEN([.A128]) &gt; 3; &quot;unsigned char LL = memory[(PC+1)&amp;0xFFFF]; &quot;; &quot;&quot;); IF(LEN([.A128]) &gt; 6; &quot;unsigned int HH = memory[(PC+2)&amp;0xFFFF]; &quot;; &quot;&quot;); IF(LEN([.A128]) &gt; 6; &quot;unsigned int HHLL = LL + (HH&lt;&lt;8); &quot;; &quot;&quot;);  IF([.I128] &lt;&gt; &quot;&quot;; &quot;unsigned int zeroPageWord = memory[(&quot;&amp;[.I128]&amp;&quot;)&amp;0xFF] + (memory[((&quot;&amp;[.I128]&amp;&quot;)+1)&amp;0xFF]&lt;&lt;8); &quot;; &quot;&quot;);  IF([.J128] &lt;&gt; &quot;&quot;; &quot;unsigned char readByte = memory[(&quot;&amp;[.J128]&amp;&quot;)&amp;0xFFFF]; &quot;; &quot;&quot;); IF([.K128] &lt;&gt; &quot;&quot;; &quot;unsigned int readWord := memory[(&quot;&amp;[.K128]&amp;&quot;)&amp;0xFFFF] + (memory[((&quot;&amp;[.K128]&amp;&quot;)+1)&amp;0xFFFF]&lt;&lt;8); &quot;; &quot;&quot;);  IF([.L128] &lt;&gt; &quot;&quot;; &quot;unsigned int result = &quot;&amp;[.L128]&amp;&quot;; &quot;; &quot;&quot;);  IF([.M128] &lt;&gt; &quot;&quot;; &quot;unsigned char newA = &quot;&amp;[.M128]&amp;&quot;; &quot;; &quot;&quot;); IF([.N128] &lt;&gt; &quot;&quot;; &quot;unsigned char newX = &quot;&amp;[.N128]&amp;&quot;; &quot;; &quot;&quot;); IF([.O128] &lt;&gt; &quot;&quot;; &quot;unsigned char newY = &quot;&amp;[.O128]&amp;&quot;; &quot;; &quot;&quot;); IF([.P128] &lt;&gt; &quot;&quot;; &quot;unsigned char newSP = &quot;&amp;[.P128]&amp;&quot;; &quot;; &quot;&quot;); IF([.Q128] &lt;&gt; &quot;&quot;; &quot;unsigned int newPC = (&quot;&amp;[.Q128]&amp;&quot;)&amp;0xFFFF; &quot;; &quot;&quot;);  IF([.M128] &lt;&gt; &quot;&quot;; &quot;*A = newA; &quot;; &quot;&quot;); IF([.N128] &lt;&gt; &quot;&quot;; &quot;*X = newX; &quot;; &quot;&quot;); IF([.O128] &lt;&gt; &quot;&quot;; &quot;*Y = newY; &quot;; &quot;&quot;); IF([.P128] &lt;&gt; &quot;&quot;; &quot;*SP = newSP; &quot;; &quot;&quot;); IF([.Q128] &lt;&gt; &quot;&quot;; &quot;*PC = newPC; &quot;; &quot;&quot;);  IF( ([.R128] &amp; [.S128] &amp; [.T128] &amp; [.U128] &amp; [.V128] &amp; [.W128]) &lt;&gt; &quot;&quot;; join(&quot;&quot;;    IF( [.R128] &lt;&gt; &quot;&quot;; &quot;unsigned char carry = &quot; &amp; [.R128] &amp; &quot;;&quot;; &quot;unsigned char carry = SR&amp;1; &quot;);   IF( [.S128] &lt;&gt; &quot;&quot;; &quot;unsigned char zero = &quot; &amp; [.S128] &amp; &quot;;&quot;; &quot;unsigned char zero = (SR&gt;&gt;1)&amp;1; &quot;);   IF( [.T128] &lt;&gt; &quot;&quot;; &quot;unsigned char interrupt = &quot; &amp; [.T128] &amp; &quot;;&quot;; &quot;unsigned char interrupt = (SR&gt;&gt;2)&amp;1; &quot;);   IF( [.U128] &lt;&gt; &quot;&quot;; &quot;unsigned char decimal = &quot; &amp; [.U128] &amp; &quot;;&quot;; &quot;unsigned char decimal = (SR&gt;&gt;3)&amp;1; &quot;);   IF( [.V128] &lt;&gt; &quot;&quot;; &quot;unsigned char overflow = &quot; &amp; [.V128] &amp; &quot;;&quot;; &quot;unsigned char overflow = (SR&gt;&gt;6)&amp;1; &quot;);   IF( [.W128] &lt;&gt; &quot;&quot;; &quot;unsigned char negative = &quot; &amp; [.W128] &amp; &quot;;&quot;; &quot;unsigned char negative = (SR&gt;&gt;7)&amp;1; &quot;)  ); &quot;&quot;);  IF( ([.R128] &amp; [.S128] &amp; [.T128] &amp; [.U128] &amp; [.V128] &amp; [.W128]) &lt;&gt; &quot;&quot;; &quot;*SR = carry + (zero&lt;&lt;1) + (interrupt&lt;&lt;2) + (decimal&lt;&lt;3) + (overflow&lt;&lt;6) + (negative&lt;&lt;7); &quot;; &quot;&quot;);  IF( [.Q128] &lt;&gt; &quot;&quot;; &quot;*PC = &quot; &amp; [.Q128] &amp; &quot;;&quot;; &quot;*PC = PC + &quot; &amp; (LEN([.A128]&amp;&quot; &quot;)/3) &amp; &quot;; &quot; );  IF( [.Y128] &lt;&gt; &quot;&quot;; &quot;memory[(&quot; &amp; [.Y128] &amp; &quot;)&amp;0xFFFF] = &quot; &amp; [.Z128] &amp; &quot;; &quot;; &quot;&quot;);  IF( [.AA128] &lt;&gt; &quot;&quot;; &quot;memory[(&quot; &amp; [.AA128] &amp; &quot;)&amp;0xFFFF] = (&quot; &amp; [.AB128] &amp; &quot;)&amp;0xFF; memory[((&quot; &amp; [.AA128] &amp; &quot;)+1)&amp;0xFFFF] = ((&quot; &amp; [.AB12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8];2) &amp; &quot; ) { &quot; &amp;  join(&quot;&quot;;  IF(LEN([.A128]) &gt; 3; &quot;const LL = memory[(PC+1)&amp;0xFFFF]; &quot;; &quot;&quot;); IF(LEN([.A128]) &gt; 6; &quot;const HH = memory[(PC+2)&amp;0xFFFF]; &quot;; &quot;&quot;); IF(LEN([.A128]) &gt; 6; &quot;const HHLL = LL + (HH&lt;&lt;8); &quot;; &quot;&quot;);  IF([.I128] &lt;&gt; &quot;&quot;; &quot;const zeroPageWord = memory[(&quot;&amp;[.I128]&amp;&quot;)&amp;0xFF] + (memory[((&quot;&amp;[.I128]&amp;&quot;)+1)&amp;0xFF]&lt;&lt;8); &quot;; &quot;&quot;);  IF([.J128] &lt;&gt; &quot;&quot;; &quot;const readByte = memory[(&quot;&amp;[.J128]&amp;&quot;)&amp;0xFFFF]; &quot;; &quot;&quot;); IF([.K128] &lt;&gt; &quot;&quot;; &quot;const readWord = memory[(&quot;&amp;[.K128]&amp;&quot;)&amp;0xFFFF] + (memory[((&quot;&amp;[.K128]&amp;&quot;)+1)&amp;0xFFFF]&lt;&lt;8); &quot;; &quot;&quot;);  IF([.L128] &lt;&gt; &quot;&quot;; &quot;const result = &quot;&amp;[.L128]&amp;&quot;; &quot;; &quot;&quot;);  IF([.M128] &lt;&gt; &quot;&quot;; &quot;const newA = &quot;&amp;[.M128]&amp;&quot;; &quot;; &quot;&quot;); IF([.N128] &lt;&gt; &quot;&quot;; &quot;const newX = &quot;&amp;[.N128]&amp;&quot;; &quot;; &quot;&quot;); IF([.O128] &lt;&gt; &quot;&quot;; &quot;const newY = &quot;&amp;[.O128]&amp;&quot;; &quot;; &quot;&quot;); IF([.P128] &lt;&gt; &quot;&quot;; &quot;const newSP = &quot;&amp;[.P128]&amp;&quot;; &quot;; &quot;&quot;); IF([.Q128] &lt;&gt; &quot;&quot;; &quot;const newPC = (&quot;&amp;[.Q128]&amp;&quot;)&amp;0xFFFF; &quot;; &quot;&quot;);  IF([.M128] &lt;&gt; &quot;&quot;; &quot;cpu.A = newA; &quot;; &quot;&quot;); IF([.N128] &lt;&gt; &quot;&quot;; &quot;cpu.X = newX; &quot;; &quot;&quot;); IF([.O128] &lt;&gt; &quot;&quot;; &quot;cpu.Y = newY; &quot;; &quot;&quot;); IF([.P128] &lt;&gt; &quot;&quot;; &quot;cpu.SP = newSP; &quot;; &quot;&quot;); IF([.Q128] &lt;&gt; &quot;&quot;; &quot;cpu.PC = newPC; &quot;; &quot;&quot;);  IF( ([.R128] &amp; [.S128] &amp; [.T128] &amp; [.U128] &amp; [.V128] &amp; [.W128]) &lt;&gt; &quot;&quot;; join(&quot;&quot;;    IF( [.R128] &lt;&gt; &quot;&quot;; &quot;const carry = &quot; &amp; [.R128] &amp; &quot;;&quot;;     &quot;const carry = SR&amp;1; &quot;);   IF( [.S128] &lt;&gt; &quot;&quot;; &quot;const zero = &quot; &amp; [.S128] &amp; &quot;;&quot;;      &quot;const zero = (SR&gt;&gt;1)&amp;1; &quot;);   IF( [.T128] &lt;&gt; &quot;&quot;; &quot;const interrupt = &quot; &amp; [.T128] &amp; &quot;;&quot;; &quot;const interrupt = (SR&gt;&gt;2)&amp;1; &quot;);   IF( [.U128] &lt;&gt; &quot;&quot;; &quot;const decimal = &quot; &amp; [.U128] &amp; &quot;;&quot;;   &quot;const decimal = (SR&gt;&gt;3)&amp;1; &quot;);   IF( [.V128] &lt;&gt; &quot;&quot;; &quot;const overflow = &quot; &amp; [.V128] &amp; &quot;;&quot;;  &quot;const overflow = (SR&gt;&gt;6)&amp;1; &quot;);   IF( [.W128] &lt;&gt; &quot;&quot;; &quot;const negative = &quot; &amp; [.W128] &amp; &quot;;&quot;;  &quot;const negative = (SR&gt;&gt;7)&amp;1; &quot;)  ); &quot;&quot;);  IF( ([.R128] &amp; [.S128] &amp; [.T128] &amp; [.U128] &amp; [.V128] &amp; [.W128]) &lt;&gt; &quot;&quot;; &quot;cpu.SR = carry + (zero&lt;&lt;1) + (interrupt&lt;&lt;2) + (decimal&lt;&lt;3) + (overflow&lt;&lt;6) + (negative&lt;&lt;7); &quot;; &quot;&quot;);  IF( [.Q128] &lt;&gt; &quot;&quot;; &quot;*PC = &quot; &amp; [.Q128] &amp; &quot;;&quot;; &quot;cpu.PC = PC + &quot; &amp; (LEN([.A128]&amp;&quot; &quot;)/3) &amp; &quot;; &quot; );  IF( [.Y128] &lt;&gt; &quot;&quot;; &quot;memory[(&quot; &amp; [.Y128] &amp; &quot;)&amp;0xFFFF] = &quot; &amp; [.Z128] &amp; &quot;; &quot;; &quot;&quot;);  IF( [.AA128] &lt;&gt; &quot;&quot;; &quot;memory[(&quot; &amp; [.AA128] &amp; &quot;)&amp;0xFFFF] = (&quot; &amp; [.AB128] &amp; &quot;)&amp;0xFF; memory[((&quot; &amp; [.AA128] &amp; &quot;)+1)&amp;0xFFFF] = ((&quot; &amp; [.AB12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28] &lt;&gt; &quot;&quot;; &quot;BB &quot;; &quot;&quot;) &amp; IF([.$AN128] &lt;&gt; &quot;&quot;; &quot;LL HH &quot;; &quot;&quot;) &amp; IF([.$AO128] &lt;&gt; &quot;&quot;; &quot;SS &quot;; &quot;&quot;) &amp; IF([.$AP128] &lt;&gt; &quot;&quot;; &quot;RR &quot;; &quot;&quot;) &amp; IF([.$AQ128] &lt;&gt; &quot;&quot;; &quot;PP QQ &quot;; &quot;&quot;) &amp; LEFT([.$A128];2)" office:value-type="string" office:string-value="SS C9" calcext:value-type="string">
            <text:p>SS C9</text:p>
          </table:table-cell>
          <table:table-cell table:style-name="ce81" table:formula="of:=&quot;UN&quot; &amp;[.B128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A</text:p>
          </table:table-cell>
          <table:table-cell table:style-name="ce21" office:value-type="string" calcext:value-type="string">
            <text:p>DEX</text:p>
          </table:table-cell>
          <table:table-cell table:style-name="ce46" office:value-type="float" office:value="2" calcext:value-type="float">
            <text:p>2</text:p>
          </table:table-cell>
          <table:table-cell table:style-name="ce69"/>
          <table:table-cell table:style-name="ce96"/>
          <table:table-cell table:style-name="ce98"/>
          <table:table-cell table:style-name="ce113"/>
          <table:table-cell table:style-name="ce95"/>
          <table:table-cell table:style-name="ce69" table:number-columns-repeated="2"/>
          <table:table-cell table:style-name="ce77"/>
          <table:table-cell table:style-name="ce69" office:value-type="string" calcext:value-type="string">
            <text:p>X - 1</text:p>
          </table:table-cell>
          <table:table-cell table:style-name="ce179"/>
          <table:table-cell table:style-name="ce69" office:value-type="string" calcext:value-type="string">
            <text:p>result</text:p>
          </table:table-cell>
          <table:table-cell table:style-name="ce77" table:number-columns-repeated="3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0"/>
          <table:table-cell table:style-name="ce69"/>
          <table:table-cell table:style-name="ce77" table:number-columns-repeated="2"/>
          <table:table-cell table:style-name="ce244"/>
          <table:table-cell table:style-name="ce95"/>
          <table:table-cell table:style-name="ce253" table:formula="of:=&quot;  if instruction == 0x&quot; &amp; LEFT([.A129];2) &amp; &quot; { &quot; &amp;  join(&quot;&quot;;  IF(LEN([.A129]) &gt; 3; &quot;LL := memory[PC + 1]; &quot;; &quot;&quot;);  IF([.I129] &lt;&gt; &quot;&quot;; &quot;zeroPageWord := memory[(&quot;&amp;[.I129]&amp;&quot;)&amp;0xFF] + (memory[((&quot;&amp;[.I129]&amp;&quot;)+1)&amp;0xFF]&lt;&lt;8); &quot;; &quot;&quot;);  IF([.J129] &lt;&gt; &quot;&quot;; &quot;readByte := memory[(&quot;&amp;[.J129]&amp;&quot;)&amp;0xFFFF]; &quot;; &quot;&quot;); IF([.K129] &lt;&gt; &quot;&quot;; &quot;readWord := memory[(&quot;&amp;[.K129]&amp;&quot;)&amp;0xFFFF] + (memory[((&quot;&amp;[.K129]&amp;&quot;)+1)&amp;0xFFFF]&lt;&lt;8); &quot;; &quot;&quot;);  IF([.L129] &lt;&gt; &quot;&quot;; &quot;result := &quot;&amp;[.L129]&amp;&quot;; &quot;; &quot;&quot;);  IF([.M129] &lt;&gt; &quot;&quot;; &quot;newA := &quot;&amp;[.M129]&amp;&quot;; &quot;; &quot;&quot;); IF([.N129] &lt;&gt; &quot;&quot;; &quot;newX := &quot;&amp;[.N129]&amp;&quot;; &quot;; &quot;&quot;); IF([.O129] &lt;&gt; &quot;&quot;; &quot;newY := &quot;&amp;[.O129]&amp;&quot;; &quot;; &quot;&quot;); IF([.P129] &lt;&gt; &quot;&quot;; &quot;newSP := &quot;&amp;[.P129]&amp;&quot;; &quot;; &quot;&quot;); IF([.Q129] &lt;&gt; &quot;&quot;; &quot;newPC := &quot;&amp;[.Q129]&amp;&quot;; &quot;; &quot;&quot;);  IF([.M129] &lt;&gt; &quot;&quot;; &quot;*A = newA; &quot;; &quot;&quot;); IF([.N129] &lt;&gt; &quot;&quot;; &quot;*X = newX; &quot;; &quot;&quot;); IF([.O129] &lt;&gt; &quot;&quot;; &quot;*Y = newY; &quot;; &quot;&quot;); IF([.P129] &lt;&gt; &quot;&quot;; &quot;*SP = newSP; &quot;; &quot;&quot;); IF([.Q129] &lt;&gt; &quot;&quot;; &quot;*PC = newPC; &quot;; &quot;&quot;);  IF( ([.R129] &amp; [.S129] &amp; [.T129] &amp; [.U129] &amp; [.V129] &amp; [.W129]) &lt;&gt; &quot;&quot;; join(&quot;&quot;;    IF( [.R129] &lt;&gt; &quot;&quot;; &quot;carry := &quot; &amp; [.R129] &amp; &quot;;&quot;; &quot;carry := SR&amp;1; &quot;);   IF( [.S129] &lt;&gt; &quot;&quot;; &quot;zero := &quot; &amp; [.S129] &amp; &quot;;&quot;; &quot;zero := (SR&gt;&gt;1)&amp;1; &quot;);   IF( [.T129] &lt;&gt; &quot;&quot;; &quot;interrupt := &quot; &amp; [.T129] &amp; &quot;;&quot;; &quot;interrupt := (SR&gt;&gt;2)&amp;1; &quot;);   IF( [.U129] &lt;&gt; &quot;&quot;; &quot;decimal := &quot; &amp; [.U129] &amp; &quot;;&quot;; &quot;decimal := (SR&gt;&gt;3)&amp;1; &quot;);   IF( [.V129] &lt;&gt; &quot;&quot;; &quot;overflow := &quot; &amp; [.V129] &amp; &quot;;&quot;; &quot;overflow := (SR&gt;&gt;6)&amp;1; &quot;);   IF( [.W129] &lt;&gt; &quot;&quot;; &quot;negative := &quot; &amp; [.W129] &amp; &quot;;&quot;; &quot;negative := (SR&gt;&gt;7)&amp;1; &quot;)  ); &quot;&quot;);  IF( ([.R129] &amp; [.S129] &amp; [.T129] &amp; [.U129] &amp; [.V129] &amp; [.W129]) &lt;&gt; &quot;&quot;; &quot;*SR = carry + (zero&lt;&lt;1) + (interrupt&lt;&lt;2) + (decimal&lt;&lt;3) + (overflow&lt;&lt;6) + (negative&lt;&lt;7); &quot;; &quot;&quot;);  IF( [.Q129] &lt;&gt; &quot;&quot;; &quot;*PC = &quot; &amp; [.Q129] &amp; &quot;;&quot;; &quot;*PC = PC + &quot; &amp; (LEN([.A129]&amp;&quot; &quot;)/3) &amp; &quot;; &quot; );  IF( [.Y129] &lt;&gt; &quot;&quot;; &quot;memory[(&quot; &amp; [.Y129] &amp; &quot;)&amp;0xFFFF] = &quot; &amp; [.Z129] &amp; &quot;; &quot;; &quot;&quot;);  IF( [.AA129] &lt;&gt; &quot;&quot;; &quot;memory[(&quot; &amp; [.AA129] &amp; &quot;)&amp;0xFFFF] = (&quot; &amp; [.AB129] &amp; &quot;)&amp;0xFF; memory[((&quot; &amp; [.AA129] &amp; &quot;)+1)&amp;0xFFFF] = ((&quot; &amp; [.AB12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29];2) &amp; &quot; ) { &quot; &amp;  join(&quot;&quot;;  IF(LEN([.A129]) &gt; 3; &quot;unsigned char LL = memory[(PC+1)&amp;0xFFFF]; &quot;; &quot;&quot;); IF(LEN([.A129]) &gt; 6; &quot;unsigned int HH = memory[(PC+2)&amp;0xFFFF]; &quot;; &quot;&quot;); IF(LEN([.A129]) &gt; 6; &quot;unsigned int HHLL = LL + (HH&lt;&lt;8); &quot;; &quot;&quot;);  IF([.I129] &lt;&gt; &quot;&quot;; &quot;unsigned int zeroPageWord = memory[(&quot;&amp;[.I129]&amp;&quot;)&amp;0xFF] + (memory[((&quot;&amp;[.I129]&amp;&quot;)+1)&amp;0xFF]&lt;&lt;8); &quot;; &quot;&quot;);  IF([.J129] &lt;&gt; &quot;&quot;; &quot;unsigned char readByte = memory[(&quot;&amp;[.J129]&amp;&quot;)&amp;0xFFFF]; &quot;; &quot;&quot;); IF([.K129] &lt;&gt; &quot;&quot;; &quot;unsigned int readWord := memory[(&quot;&amp;[.K129]&amp;&quot;)&amp;0xFFFF] + (memory[((&quot;&amp;[.K129]&amp;&quot;)+1)&amp;0xFFFF]&lt;&lt;8); &quot;; &quot;&quot;);  IF([.L129] &lt;&gt; &quot;&quot;; &quot;unsigned int result = &quot;&amp;[.L129]&amp;&quot;; &quot;; &quot;&quot;);  IF([.M129] &lt;&gt; &quot;&quot;; &quot;unsigned char newA = &quot;&amp;[.M129]&amp;&quot;; &quot;; &quot;&quot;); IF([.N129] &lt;&gt; &quot;&quot;; &quot;unsigned char newX = &quot;&amp;[.N129]&amp;&quot;; &quot;; &quot;&quot;); IF([.O129] &lt;&gt; &quot;&quot;; &quot;unsigned char newY = &quot;&amp;[.O129]&amp;&quot;; &quot;; &quot;&quot;); IF([.P129] &lt;&gt; &quot;&quot;; &quot;unsigned char newSP = &quot;&amp;[.P129]&amp;&quot;; &quot;; &quot;&quot;); IF([.Q129] &lt;&gt; &quot;&quot;; &quot;unsigned int newPC = (&quot;&amp;[.Q129]&amp;&quot;)&amp;0xFFFF; &quot;; &quot;&quot;);  IF([.M129] &lt;&gt; &quot;&quot;; &quot;*A = newA; &quot;; &quot;&quot;); IF([.N129] &lt;&gt; &quot;&quot;; &quot;*X = newX; &quot;; &quot;&quot;); IF([.O129] &lt;&gt; &quot;&quot;; &quot;*Y = newY; &quot;; &quot;&quot;); IF([.P129] &lt;&gt; &quot;&quot;; &quot;*SP = newSP; &quot;; &quot;&quot;); IF([.Q129] &lt;&gt; &quot;&quot;; &quot;*PC = newPC; &quot;; &quot;&quot;);  IF( ([.R129] &amp; [.S129] &amp; [.T129] &amp; [.U129] &amp; [.V129] &amp; [.W129]) &lt;&gt; &quot;&quot;; join(&quot;&quot;;    IF( [.R129] &lt;&gt; &quot;&quot;; &quot;unsigned char carry = &quot; &amp; [.R129] &amp; &quot;;&quot;; &quot;unsigned char carry = SR&amp;1; &quot;);   IF( [.S129] &lt;&gt; &quot;&quot;; &quot;unsigned char zero = &quot; &amp; [.S129] &amp; &quot;;&quot;; &quot;unsigned char zero = (SR&gt;&gt;1)&amp;1; &quot;);   IF( [.T129] &lt;&gt; &quot;&quot;; &quot;unsigned char interrupt = &quot; &amp; [.T129] &amp; &quot;;&quot;; &quot;unsigned char interrupt = (SR&gt;&gt;2)&amp;1; &quot;);   IF( [.U129] &lt;&gt; &quot;&quot;; &quot;unsigned char decimal = &quot; &amp; [.U129] &amp; &quot;;&quot;; &quot;unsigned char decimal = (SR&gt;&gt;3)&amp;1; &quot;);   IF( [.V129] &lt;&gt; &quot;&quot;; &quot;unsigned char overflow = &quot; &amp; [.V129] &amp; &quot;;&quot;; &quot;unsigned char overflow = (SR&gt;&gt;6)&amp;1; &quot;);   IF( [.W129] &lt;&gt; &quot;&quot;; &quot;unsigned char negative = &quot; &amp; [.W129] &amp; &quot;;&quot;; &quot;unsigned char negative = (SR&gt;&gt;7)&amp;1; &quot;)  ); &quot;&quot;);  IF( ([.R129] &amp; [.S129] &amp; [.T129] &amp; [.U129] &amp; [.V129] &amp; [.W129]) &lt;&gt; &quot;&quot;; &quot;*SR = carry + (zero&lt;&lt;1) + (interrupt&lt;&lt;2) + (decimal&lt;&lt;3) + (overflow&lt;&lt;6) + (negative&lt;&lt;7); &quot;; &quot;&quot;);  IF( [.Q129] &lt;&gt; &quot;&quot;; &quot;*PC = &quot; &amp; [.Q129] &amp; &quot;;&quot;; &quot;*PC = PC + &quot; &amp; (LEN([.A129]&amp;&quot; &quot;)/3) &amp; &quot;; &quot; );  IF( [.Y129] &lt;&gt; &quot;&quot;; &quot;memory[(&quot; &amp; [.Y129] &amp; &quot;)&amp;0xFFFF] = &quot; &amp; [.Z129] &amp; &quot;; &quot;; &quot;&quot;);  IF( [.AA129] &lt;&gt; &quot;&quot;; &quot;memory[(&quot; &amp; [.AA129] &amp; &quot;)&amp;0xFFFF] = (&quot; &amp; [.AB129] &amp; &quot;)&amp;0xFF; memory[((&quot; &amp; [.AA129] &amp; &quot;)+1)&amp;0xFFFF] = ((&quot; &amp; [.AB12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29];2) &amp; &quot; ) { &quot; &amp;  join(&quot;&quot;;  IF(LEN([.A129]) &gt; 3; &quot;const LL = memory[(PC+1)&amp;0xFFFF]; &quot;; &quot;&quot;); IF(LEN([.A129]) &gt; 6; &quot;const HH = memory[(PC+2)&amp;0xFFFF]; &quot;; &quot;&quot;); IF(LEN([.A129]) &gt; 6; &quot;const HHLL = LL + (HH&lt;&lt;8); &quot;; &quot;&quot;);  IF([.I129] &lt;&gt; &quot;&quot;; &quot;const zeroPageWord = memory[(&quot;&amp;[.I129]&amp;&quot;)&amp;0xFF] + (memory[((&quot;&amp;[.I129]&amp;&quot;)+1)&amp;0xFF]&lt;&lt;8); &quot;; &quot;&quot;);  IF([.J129] &lt;&gt; &quot;&quot;; &quot;const readByte = memory[(&quot;&amp;[.J129]&amp;&quot;)&amp;0xFFFF]; &quot;; &quot;&quot;); IF([.K129] &lt;&gt; &quot;&quot;; &quot;const readWord = memory[(&quot;&amp;[.K129]&amp;&quot;)&amp;0xFFFF] + (memory[((&quot;&amp;[.K129]&amp;&quot;)+1)&amp;0xFFFF]&lt;&lt;8); &quot;; &quot;&quot;);  IF([.L129] &lt;&gt; &quot;&quot;; &quot;const result = &quot;&amp;[.L129]&amp;&quot;; &quot;; &quot;&quot;);  IF([.M129] &lt;&gt; &quot;&quot;; &quot;const newA = &quot;&amp;[.M129]&amp;&quot;; &quot;; &quot;&quot;); IF([.N129] &lt;&gt; &quot;&quot;; &quot;const newX = &quot;&amp;[.N129]&amp;&quot;; &quot;; &quot;&quot;); IF([.O129] &lt;&gt; &quot;&quot;; &quot;const newY = &quot;&amp;[.O129]&amp;&quot;; &quot;; &quot;&quot;); IF([.P129] &lt;&gt; &quot;&quot;; &quot;const newSP = &quot;&amp;[.P129]&amp;&quot;; &quot;; &quot;&quot;); IF([.Q129] &lt;&gt; &quot;&quot;; &quot;const newPC = (&quot;&amp;[.Q129]&amp;&quot;)&amp;0xFFFF; &quot;; &quot;&quot;);  IF([.M129] &lt;&gt; &quot;&quot;; &quot;cpu.A = newA; &quot;; &quot;&quot;); IF([.N129] &lt;&gt; &quot;&quot;; &quot;cpu.X = newX; &quot;; &quot;&quot;); IF([.O129] &lt;&gt; &quot;&quot;; &quot;cpu.Y = newY; &quot;; &quot;&quot;); IF([.P129] &lt;&gt; &quot;&quot;; &quot;cpu.SP = newSP; &quot;; &quot;&quot;); IF([.Q129] &lt;&gt; &quot;&quot;; &quot;cpu.PC = newPC; &quot;; &quot;&quot;);  IF( ([.R129] &amp; [.S129] &amp; [.T129] &amp; [.U129] &amp; [.V129] &amp; [.W129]) &lt;&gt; &quot;&quot;; join(&quot;&quot;;    IF( [.R129] &lt;&gt; &quot;&quot;; &quot;const carry = &quot; &amp; [.R129] &amp; &quot;;&quot;;     &quot;const carry = SR&amp;1; &quot;);   IF( [.S129] &lt;&gt; &quot;&quot;; &quot;const zero = &quot; &amp; [.S129] &amp; &quot;;&quot;;      &quot;const zero = (SR&gt;&gt;1)&amp;1; &quot;);   IF( [.T129] &lt;&gt; &quot;&quot;; &quot;const interrupt = &quot; &amp; [.T129] &amp; &quot;;&quot;; &quot;const interrupt = (SR&gt;&gt;2)&amp;1; &quot;);   IF( [.U129] &lt;&gt; &quot;&quot;; &quot;const decimal = &quot; &amp; [.U129] &amp; &quot;;&quot;;   &quot;const decimal = (SR&gt;&gt;3)&amp;1; &quot;);   IF( [.V129] &lt;&gt; &quot;&quot;; &quot;const overflow = &quot; &amp; [.V129] &amp; &quot;;&quot;;  &quot;const overflow = (SR&gt;&gt;6)&amp;1; &quot;);   IF( [.W129] &lt;&gt; &quot;&quot;; &quot;const negative = &quot; &amp; [.W129] &amp; &quot;;&quot;;  &quot;const negative = (SR&gt;&gt;7)&amp;1; &quot;)  ); &quot;&quot;);  IF( ([.R129] &amp; [.S129] &amp; [.T129] &amp; [.U129] &amp; [.V129] &amp; [.W129]) &lt;&gt; &quot;&quot;; &quot;cpu.SR = carry + (zero&lt;&lt;1) + (interrupt&lt;&lt;2) + (decimal&lt;&lt;3) + (overflow&lt;&lt;6) + (negative&lt;&lt;7); &quot;; &quot;&quot;);  IF( [.Q129] &lt;&gt; &quot;&quot;; &quot;*PC = &quot; &amp; [.Q129] &amp; &quot;;&quot;; &quot;cpu.PC = PC + &quot; &amp; (LEN([.A129]&amp;&quot; &quot;)/3) &amp; &quot;; &quot; );  IF( [.Y129] &lt;&gt; &quot;&quot;; &quot;memory[(&quot; &amp; [.Y129] &amp; &quot;)&amp;0xFFFF] = &quot; &amp; [.Z129] &amp; &quot;; &quot;; &quot;&quot;);  IF( [.AA129] &lt;&gt; &quot;&quot;; &quot;memory[(&quot; &amp; [.AA129] &amp; &quot;)&amp;0xFFFF] = (&quot; &amp; [.AB129] &amp; &quot;)&amp;0xFF; memory[((&quot; &amp; [.AA129] &amp; &quot;)+1)&amp;0xFFFF] = ((&quot; &amp; [.AB12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69"/>
          <table:table-cell table:style-name="ce77"/>
          <table:table-cell table:style-name="ce69" office:value-type="string" calcext:value-type="string">
            <text:p>SR</text:p>
          </table:table-cell>
          <table:table-cell table:style-name="ce69" table:number-columns-repeated="2"/>
          <table:table-cell table:style-name="ce69" office:value-type="string" calcext:value-type="string">
            <text:p>negative, zero</text:p>
          </table:table-cell>
          <table:table-cell table:style-name="ce77"/>
          <table:table-cell table:style-name="ce244"/>
          <table:table-cell table:style-name="ce282" table:formula="of:=IF([.$AM129] &lt;&gt; &quot;&quot;; &quot;BB &quot;; &quot;&quot;) &amp; IF([.$AN129] &lt;&gt; &quot;&quot;; &quot;LL HH &quot;; &quot;&quot;) &amp; IF([.$AO129] &lt;&gt; &quot;&quot;; &quot;SS &quot;; &quot;&quot;) &amp; IF([.$AP129] &lt;&gt; &quot;&quot;; &quot;RR &quot;; &quot;&quot;) &amp; IF([.$AQ129] &lt;&gt; &quot;&quot;; &quot;PP QQ &quot;; &quot;&quot;) &amp; LEFT([.$A129];2)" office:value-type="string" office:string-value="SS CA" calcext:value-type="string">
            <text:p>SS CA</text:p>
          </table:table-cell>
          <table:table-cell table:style-name="ce69" table:formula="of:=&quot;UN&quot; &amp;[.B129]" office:value-type="string" office:string-value="UNDEX" calcext:value-type="string">
            <text:p>UNDEX</text:p>
          </table:table-cell>
          <table:table-cell table:style-name="ce69" office:value-type="string" calcext:value-type="string">
            <text:p>$SS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C LL HH</text:p>
          </table:table-cell>
          <table:table-cell table:style-name="ce31" office:value-type="string" calcext:value-type="string">
            <text:p>CPY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30] = &quot;($LL, X)&quot;;&quot;(arg1+X)&amp;0xFF&quot;;&quot;&quot;)">
            <text:p/>
          </table:table-cell>
          <table:table-cell table:style-name="ce81" office:value-type="string" calcext:value-type="string">
            <text:p>HHLL</text:p>
          </table:table-cell>
          <table:table-cell table:style-name="ce88"/>
          <table:table-cell table:style-name="ce81" office:value-type="string" calcext:value-type="string">
            <text:p>Y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30];2) &amp; &quot; { &quot; &amp;  join(&quot;&quot;;  IF(LEN([.A130]) &gt; 3; &quot;LL := memory[PC + 1]; &quot;; &quot;&quot;);  IF([.I130] &lt;&gt; &quot;&quot;; &quot;zeroPageWord := memory[(&quot;&amp;[.I130]&amp;&quot;)&amp;0xFF] + (memory[((&quot;&amp;[.I130]&amp;&quot;)+1)&amp;0xFF]&lt;&lt;8); &quot;; &quot;&quot;);  IF([.J130] &lt;&gt; &quot;&quot;; &quot;readByte := memory[(&quot;&amp;[.J130]&amp;&quot;)&amp;0xFFFF]; &quot;; &quot;&quot;); IF([.K130] &lt;&gt; &quot;&quot;; &quot;readWord := memory[(&quot;&amp;[.K130]&amp;&quot;)&amp;0xFFFF] + (memory[((&quot;&amp;[.K130]&amp;&quot;)+1)&amp;0xFFFF]&lt;&lt;8); &quot;; &quot;&quot;);  IF([.L130] &lt;&gt; &quot;&quot;; &quot;result := &quot;&amp;[.L130]&amp;&quot;; &quot;; &quot;&quot;);  IF([.M130] &lt;&gt; &quot;&quot;; &quot;newA := &quot;&amp;[.M130]&amp;&quot;; &quot;; &quot;&quot;); IF([.N130] &lt;&gt; &quot;&quot;; &quot;newX := &quot;&amp;[.N130]&amp;&quot;; &quot;; &quot;&quot;); IF([.O130] &lt;&gt; &quot;&quot;; &quot;newY := &quot;&amp;[.O130]&amp;&quot;; &quot;; &quot;&quot;); IF([.P130] &lt;&gt; &quot;&quot;; &quot;newSP := &quot;&amp;[.P130]&amp;&quot;; &quot;; &quot;&quot;); IF([.Q130] &lt;&gt; &quot;&quot;; &quot;newPC := &quot;&amp;[.Q130]&amp;&quot;; &quot;; &quot;&quot;);  IF([.M130] &lt;&gt; &quot;&quot;; &quot;*A = newA; &quot;; &quot;&quot;); IF([.N130] &lt;&gt; &quot;&quot;; &quot;*X = newX; &quot;; &quot;&quot;); IF([.O130] &lt;&gt; &quot;&quot;; &quot;*Y = newY; &quot;; &quot;&quot;); IF([.P130] &lt;&gt; &quot;&quot;; &quot;*SP = newSP; &quot;; &quot;&quot;); IF([.Q130] &lt;&gt; &quot;&quot;; &quot;*PC = newPC; &quot;; &quot;&quot;);  IF( ([.R130] &amp; [.S130] &amp; [.T130] &amp; [.U130] &amp; [.V130] &amp; [.W130]) &lt;&gt; &quot;&quot;; join(&quot;&quot;;    IF( [.R130] &lt;&gt; &quot;&quot;; &quot;carry := &quot; &amp; [.R130] &amp; &quot;;&quot;; &quot;carry := SR&amp;1; &quot;);   IF( [.S130] &lt;&gt; &quot;&quot;; &quot;zero := &quot; &amp; [.S130] &amp; &quot;;&quot;; &quot;zero := (SR&gt;&gt;1)&amp;1; &quot;);   IF( [.T130] &lt;&gt; &quot;&quot;; &quot;interrupt := &quot; &amp; [.T130] &amp; &quot;;&quot;; &quot;interrupt := (SR&gt;&gt;2)&amp;1; &quot;);   IF( [.U130] &lt;&gt; &quot;&quot;; &quot;decimal := &quot; &amp; [.U130] &amp; &quot;;&quot;; &quot;decimal := (SR&gt;&gt;3)&amp;1; &quot;);   IF( [.V130] &lt;&gt; &quot;&quot;; &quot;overflow := &quot; &amp; [.V130] &amp; &quot;;&quot;; &quot;overflow := (SR&gt;&gt;6)&amp;1; &quot;);   IF( [.W130] &lt;&gt; &quot;&quot;; &quot;negative := &quot; &amp; [.W130] &amp; &quot;;&quot;; &quot;negative := (SR&gt;&gt;7)&amp;1; &quot;)  ); &quot;&quot;);  IF( ([.R130] &amp; [.S130] &amp; [.T130] &amp; [.U130] &amp; [.V130] &amp; [.W130]) &lt;&gt; &quot;&quot;; &quot;*SR = carry + (zero&lt;&lt;1) + (interrupt&lt;&lt;2) + (decimal&lt;&lt;3) + (overflow&lt;&lt;6) + (negative&lt;&lt;7); &quot;; &quot;&quot;);  IF( [.Q130] &lt;&gt; &quot;&quot;; &quot;*PC = &quot; &amp; [.Q130] &amp; &quot;;&quot;; &quot;*PC = PC + &quot; &amp; (LEN([.A130]&amp;&quot; &quot;)/3) &amp; &quot;; &quot; );  IF( [.Y130] &lt;&gt; &quot;&quot;; &quot;memory[(&quot; &amp; [.Y130] &amp; &quot;)&amp;0xFFFF] = &quot; &amp; [.Z130] &amp; &quot;; &quot;; &quot;&quot;);  IF( [.AA130] &lt;&gt; &quot;&quot;; &quot;memory[(&quot; &amp; [.AA130] &amp; &quot;)&amp;0xFFFF] = (&quot; &amp; [.AB130] &amp; &quot;)&amp;0xFF; memory[((&quot; &amp; [.AA130] &amp; &quot;)+1)&amp;0xFFFF] = ((&quot; &amp; [.AB13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0];2) &amp; &quot; ) { &quot; &amp;  join(&quot;&quot;;  IF(LEN([.A130]) &gt; 3; &quot;unsigned char LL = memory[(PC+1)&amp;0xFFFF]; &quot;; &quot;&quot;); IF(LEN([.A130]) &gt; 6; &quot;unsigned int HH = memory[(PC+2)&amp;0xFFFF]; &quot;; &quot;&quot;); IF(LEN([.A130]) &gt; 6; &quot;unsigned int HHLL = LL + (HH&lt;&lt;8); &quot;; &quot;&quot;);  IF([.I130] &lt;&gt; &quot;&quot;; &quot;unsigned int zeroPageWord = memory[(&quot;&amp;[.I130]&amp;&quot;)&amp;0xFF] + (memory[((&quot;&amp;[.I130]&amp;&quot;)+1)&amp;0xFF]&lt;&lt;8); &quot;; &quot;&quot;);  IF([.J130] &lt;&gt; &quot;&quot;; &quot;unsigned char readByte = memory[(&quot;&amp;[.J130]&amp;&quot;)&amp;0xFFFF]; &quot;; &quot;&quot;); IF([.K130] &lt;&gt; &quot;&quot;; &quot;unsigned int readWord := memory[(&quot;&amp;[.K130]&amp;&quot;)&amp;0xFFFF] + (memory[((&quot;&amp;[.K130]&amp;&quot;)+1)&amp;0xFFFF]&lt;&lt;8); &quot;; &quot;&quot;);  IF([.L130] &lt;&gt; &quot;&quot;; &quot;unsigned int result = &quot;&amp;[.L130]&amp;&quot;; &quot;; &quot;&quot;);  IF([.M130] &lt;&gt; &quot;&quot;; &quot;unsigned char newA = &quot;&amp;[.M130]&amp;&quot;; &quot;; &quot;&quot;); IF([.N130] &lt;&gt; &quot;&quot;; &quot;unsigned char newX = &quot;&amp;[.N130]&amp;&quot;; &quot;; &quot;&quot;); IF([.O130] &lt;&gt; &quot;&quot;; &quot;unsigned char newY = &quot;&amp;[.O130]&amp;&quot;; &quot;; &quot;&quot;); IF([.P130] &lt;&gt; &quot;&quot;; &quot;unsigned char newSP = &quot;&amp;[.P130]&amp;&quot;; &quot;; &quot;&quot;); IF([.Q130] &lt;&gt; &quot;&quot;; &quot;unsigned int newPC = (&quot;&amp;[.Q130]&amp;&quot;)&amp;0xFFFF; &quot;; &quot;&quot;);  IF([.M130] &lt;&gt; &quot;&quot;; &quot;*A = newA; &quot;; &quot;&quot;); IF([.N130] &lt;&gt; &quot;&quot;; &quot;*X = newX; &quot;; &quot;&quot;); IF([.O130] &lt;&gt; &quot;&quot;; &quot;*Y = newY; &quot;; &quot;&quot;); IF([.P130] &lt;&gt; &quot;&quot;; &quot;*SP = newSP; &quot;; &quot;&quot;); IF([.Q130] &lt;&gt; &quot;&quot;; &quot;*PC = newPC; &quot;; &quot;&quot;);  IF( ([.R130] &amp; [.S130] &amp; [.T130] &amp; [.U130] &amp; [.V130] &amp; [.W130]) &lt;&gt; &quot;&quot;; join(&quot;&quot;;    IF( [.R130] &lt;&gt; &quot;&quot;; &quot;unsigned char carry = &quot; &amp; [.R130] &amp; &quot;;&quot;; &quot;unsigned char carry = SR&amp;1; &quot;);   IF( [.S130] &lt;&gt; &quot;&quot;; &quot;unsigned char zero = &quot; &amp; [.S130] &amp; &quot;;&quot;; &quot;unsigned char zero = (SR&gt;&gt;1)&amp;1; &quot;);   IF( [.T130] &lt;&gt; &quot;&quot;; &quot;unsigned char interrupt = &quot; &amp; [.T130] &amp; &quot;;&quot;; &quot;unsigned char interrupt = (SR&gt;&gt;2)&amp;1; &quot;);   IF( [.U130] &lt;&gt; &quot;&quot;; &quot;unsigned char decimal = &quot; &amp; [.U130] &amp; &quot;;&quot;; &quot;unsigned char decimal = (SR&gt;&gt;3)&amp;1; &quot;);   IF( [.V130] &lt;&gt; &quot;&quot;; &quot;unsigned char overflow = &quot; &amp; [.V130] &amp; &quot;;&quot;; &quot;unsigned char overflow = (SR&gt;&gt;6)&amp;1; &quot;);   IF( [.W130] &lt;&gt; &quot;&quot;; &quot;unsigned char negative = &quot; &amp; [.W130] &amp; &quot;;&quot;; &quot;unsigned char negative = (SR&gt;&gt;7)&amp;1; &quot;)  ); &quot;&quot;);  IF( ([.R130] &amp; [.S130] &amp; [.T130] &amp; [.U130] &amp; [.V130] &amp; [.W130]) &lt;&gt; &quot;&quot;; &quot;*SR = carry + (zero&lt;&lt;1) + (interrupt&lt;&lt;2) + (decimal&lt;&lt;3) + (overflow&lt;&lt;6) + (negative&lt;&lt;7); &quot;; &quot;&quot;);  IF( [.Q130] &lt;&gt; &quot;&quot;; &quot;*PC = &quot; &amp; [.Q130] &amp; &quot;;&quot;; &quot;*PC = PC + &quot; &amp; (LEN([.A130]&amp;&quot; &quot;)/3) &amp; &quot;; &quot; );  IF( [.Y130] &lt;&gt; &quot;&quot;; &quot;memory[(&quot; &amp; [.Y130] &amp; &quot;)&amp;0xFFFF] = &quot; &amp; [.Z130] &amp; &quot;; &quot;; &quot;&quot;);  IF( [.AA130] &lt;&gt; &quot;&quot;; &quot;memory[(&quot; &amp; [.AA130] &amp; &quot;)&amp;0xFFFF] = (&quot; &amp; [.AB130] &amp; &quot;)&amp;0xFF; memory[((&quot; &amp; [.AA130] &amp; &quot;)+1)&amp;0xFFFF] = ((&quot; &amp; [.AB13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0];2) &amp; &quot; ) { &quot; &amp;  join(&quot;&quot;;  IF(LEN([.A130]) &gt; 3; &quot;const LL = memory[(PC+1)&amp;0xFFFF]; &quot;; &quot;&quot;); IF(LEN([.A130]) &gt; 6; &quot;const HH = memory[(PC+2)&amp;0xFFFF]; &quot;; &quot;&quot;); IF(LEN([.A130]) &gt; 6; &quot;const HHLL = LL + (HH&lt;&lt;8); &quot;; &quot;&quot;);  IF([.I130] &lt;&gt; &quot;&quot;; &quot;const zeroPageWord = memory[(&quot;&amp;[.I130]&amp;&quot;)&amp;0xFF] + (memory[((&quot;&amp;[.I130]&amp;&quot;)+1)&amp;0xFF]&lt;&lt;8); &quot;; &quot;&quot;);  IF([.J130] &lt;&gt; &quot;&quot;; &quot;const readByte = memory[(&quot;&amp;[.J130]&amp;&quot;)&amp;0xFFFF]; &quot;; &quot;&quot;); IF([.K130] &lt;&gt; &quot;&quot;; &quot;const readWord = memory[(&quot;&amp;[.K130]&amp;&quot;)&amp;0xFFFF] + (memory[((&quot;&amp;[.K130]&amp;&quot;)+1)&amp;0xFFFF]&lt;&lt;8); &quot;; &quot;&quot;);  IF([.L130] &lt;&gt; &quot;&quot;; &quot;const result = &quot;&amp;[.L130]&amp;&quot;; &quot;; &quot;&quot;);  IF([.M130] &lt;&gt; &quot;&quot;; &quot;const newA = &quot;&amp;[.M130]&amp;&quot;; &quot;; &quot;&quot;); IF([.N130] &lt;&gt; &quot;&quot;; &quot;const newX = &quot;&amp;[.N130]&amp;&quot;; &quot;; &quot;&quot;); IF([.O130] &lt;&gt; &quot;&quot;; &quot;const newY = &quot;&amp;[.O130]&amp;&quot;; &quot;; &quot;&quot;); IF([.P130] &lt;&gt; &quot;&quot;; &quot;const newSP = &quot;&amp;[.P130]&amp;&quot;; &quot;; &quot;&quot;); IF([.Q130] &lt;&gt; &quot;&quot;; &quot;const newPC = (&quot;&amp;[.Q130]&amp;&quot;)&amp;0xFFFF; &quot;; &quot;&quot;);  IF([.M130] &lt;&gt; &quot;&quot;; &quot;cpu.A = newA; &quot;; &quot;&quot;); IF([.N130] &lt;&gt; &quot;&quot;; &quot;cpu.X = newX; &quot;; &quot;&quot;); IF([.O130] &lt;&gt; &quot;&quot;; &quot;cpu.Y = newY; &quot;; &quot;&quot;); IF([.P130] &lt;&gt; &quot;&quot;; &quot;cpu.SP = newSP; &quot;; &quot;&quot;); IF([.Q130] &lt;&gt; &quot;&quot;; &quot;cpu.PC = newPC; &quot;; &quot;&quot;);  IF( ([.R130] &amp; [.S130] &amp; [.T130] &amp; [.U130] &amp; [.V130] &amp; [.W130]) &lt;&gt; &quot;&quot;; join(&quot;&quot;;    IF( [.R130] &lt;&gt; &quot;&quot;; &quot;const carry = &quot; &amp; [.R130] &amp; &quot;;&quot;;     &quot;const carry = SR&amp;1; &quot;);   IF( [.S130] &lt;&gt; &quot;&quot;; &quot;const zero = &quot; &amp; [.S130] &amp; &quot;;&quot;;      &quot;const zero = (SR&gt;&gt;1)&amp;1; &quot;);   IF( [.T130] &lt;&gt; &quot;&quot;; &quot;const interrupt = &quot; &amp; [.T130] &amp; &quot;;&quot;; &quot;const interrupt = (SR&gt;&gt;2)&amp;1; &quot;);   IF( [.U130] &lt;&gt; &quot;&quot;; &quot;const decimal = &quot; &amp; [.U130] &amp; &quot;;&quot;;   &quot;const decimal = (SR&gt;&gt;3)&amp;1; &quot;);   IF( [.V130] &lt;&gt; &quot;&quot;; &quot;const overflow = &quot; &amp; [.V130] &amp; &quot;;&quot;;  &quot;const overflow = (SR&gt;&gt;6)&amp;1; &quot;);   IF( [.W130] &lt;&gt; &quot;&quot;; &quot;const negative = &quot; &amp; [.W130] &amp; &quot;;&quot;;  &quot;const negative = (SR&gt;&gt;7)&amp;1; &quot;)  ); &quot;&quot;);  IF( ([.R130] &amp; [.S130] &amp; [.T130] &amp; [.U130] &amp; [.V130] &amp; [.W130]) &lt;&gt; &quot;&quot;; &quot;cpu.SR = carry + (zero&lt;&lt;1) + (interrupt&lt;&lt;2) + (decimal&lt;&lt;3) + (overflow&lt;&lt;6) + (negative&lt;&lt;7); &quot;; &quot;&quot;);  IF( [.Q130] &lt;&gt; &quot;&quot;; &quot;*PC = &quot; &amp; [.Q130] &amp; &quot;;&quot;; &quot;cpu.PC = PC + &quot; &amp; (LEN([.A130]&amp;&quot; &quot;)/3) &amp; &quot;; &quot; );  IF( [.Y130] &lt;&gt; &quot;&quot;; &quot;memory[(&quot; &amp; [.Y130] &amp; &quot;)&amp;0xFFFF] = &quot; &amp; [.Z130] &amp; &quot;; &quot;; &quot;&quot;);  IF( [.AA130] &lt;&gt; &quot;&quot;; &quot;memory[(&quot; &amp; [.AA130] &amp; &quot;)&amp;0xFFFF] = (&quot; &amp; [.AB130] &amp; &quot;)&amp;0xFF; memory[((&quot; &amp; [.AA130] &amp; &quot;)+1)&amp;0xFFFF] = ((&quot; &amp; [.AB13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30] &lt;&gt; &quot;&quot;; &quot;BB &quot;; &quot;&quot;) &amp; IF([.$AN130] &lt;&gt; &quot;&quot;; &quot;LL HH &quot;; &quot;&quot;) &amp; IF([.$AO130] &lt;&gt; &quot;&quot;; &quot;SS &quot;; &quot;&quot;) &amp; IF([.$AP130] &lt;&gt; &quot;&quot;; &quot;RR &quot;; &quot;&quot;) &amp; IF([.$AQ130] &lt;&gt; &quot;&quot;; &quot;PP QQ &quot;; &quot;&quot;) &amp; LEFT([.$A130];2)" office:value-type="string" office:string-value="SS CC" calcext:value-type="string">
            <text:p>SS CC</text:p>
          </table:table-cell>
          <table:table-cell table:style-name="ce81" table:formula="of:=&quot;UN&quot; &amp;[.B130]" office:value-type="string" office:string-value="UNCPY" calcext:value-type="string">
            <text:p>UNCPY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CD LL HH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31] = &quot;($LL, X)&quot;;&quot;(arg1+X)&amp;0xFF&quot;;&quot;&quot;)">
            <text:p/>
          </table:table-cell>
          <table:table-cell table:style-name="ce81" office:value-type="string" calcext:value-type="string">
            <text:p>HHLL</text:p>
          </table:table-cell>
          <table:table-cell table:style-name="ce88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31];2) &amp; &quot; { &quot; &amp;  join(&quot;&quot;;  IF(LEN([.A131]) &gt; 3; &quot;LL := memory[PC + 1]; &quot;; &quot;&quot;);  IF([.I131] &lt;&gt; &quot;&quot;; &quot;zeroPageWord := memory[(&quot;&amp;[.I131]&amp;&quot;)&amp;0xFF] + (memory[((&quot;&amp;[.I131]&amp;&quot;)+1)&amp;0xFF]&lt;&lt;8); &quot;; &quot;&quot;);  IF([.J131] &lt;&gt; &quot;&quot;; &quot;readByte := memory[(&quot;&amp;[.J131]&amp;&quot;)&amp;0xFFFF]; &quot;; &quot;&quot;); IF([.K131] &lt;&gt; &quot;&quot;; &quot;readWord := memory[(&quot;&amp;[.K131]&amp;&quot;)&amp;0xFFFF] + (memory[((&quot;&amp;[.K131]&amp;&quot;)+1)&amp;0xFFFF]&lt;&lt;8); &quot;; &quot;&quot;);  IF([.L131] &lt;&gt; &quot;&quot;; &quot;result := &quot;&amp;[.L131]&amp;&quot;; &quot;; &quot;&quot;);  IF([.M131] &lt;&gt; &quot;&quot;; &quot;newA := &quot;&amp;[.M131]&amp;&quot;; &quot;; &quot;&quot;); IF([.N131] &lt;&gt; &quot;&quot;; &quot;newX := &quot;&amp;[.N131]&amp;&quot;; &quot;; &quot;&quot;); IF([.O131] &lt;&gt; &quot;&quot;; &quot;newY := &quot;&amp;[.O131]&amp;&quot;; &quot;; &quot;&quot;); IF([.P131] &lt;&gt; &quot;&quot;; &quot;newSP := &quot;&amp;[.P131]&amp;&quot;; &quot;; &quot;&quot;); IF([.Q131] &lt;&gt; &quot;&quot;; &quot;newPC := &quot;&amp;[.Q131]&amp;&quot;; &quot;; &quot;&quot;);  IF([.M131] &lt;&gt; &quot;&quot;; &quot;*A = newA; &quot;; &quot;&quot;); IF([.N131] &lt;&gt; &quot;&quot;; &quot;*X = newX; &quot;; &quot;&quot;); IF([.O131] &lt;&gt; &quot;&quot;; &quot;*Y = newY; &quot;; &quot;&quot;); IF([.P131] &lt;&gt; &quot;&quot;; &quot;*SP = newSP; &quot;; &quot;&quot;); IF([.Q131] &lt;&gt; &quot;&quot;; &quot;*PC = newPC; &quot;; &quot;&quot;);  IF( ([.R131] &amp; [.S131] &amp; [.T131] &amp; [.U131] &amp; [.V131] &amp; [.W131]) &lt;&gt; &quot;&quot;; join(&quot;&quot;;    IF( [.R131] &lt;&gt; &quot;&quot;; &quot;carry := &quot; &amp; [.R131] &amp; &quot;;&quot;; &quot;carry := SR&amp;1; &quot;);   IF( [.S131] &lt;&gt; &quot;&quot;; &quot;zero := &quot; &amp; [.S131] &amp; &quot;;&quot;; &quot;zero := (SR&gt;&gt;1)&amp;1; &quot;);   IF( [.T131] &lt;&gt; &quot;&quot;; &quot;interrupt := &quot; &amp; [.T131] &amp; &quot;;&quot;; &quot;interrupt := (SR&gt;&gt;2)&amp;1; &quot;);   IF( [.U131] &lt;&gt; &quot;&quot;; &quot;decimal := &quot; &amp; [.U131] &amp; &quot;;&quot;; &quot;decimal := (SR&gt;&gt;3)&amp;1; &quot;);   IF( [.V131] &lt;&gt; &quot;&quot;; &quot;overflow := &quot; &amp; [.V131] &amp; &quot;;&quot;; &quot;overflow := (SR&gt;&gt;6)&amp;1; &quot;);   IF( [.W131] &lt;&gt; &quot;&quot;; &quot;negative := &quot; &amp; [.W131] &amp; &quot;;&quot;; &quot;negative := (SR&gt;&gt;7)&amp;1; &quot;)  ); &quot;&quot;);  IF( ([.R131] &amp; [.S131] &amp; [.T131] &amp; [.U131] &amp; [.V131] &amp; [.W131]) &lt;&gt; &quot;&quot;; &quot;*SR = carry + (zero&lt;&lt;1) + (interrupt&lt;&lt;2) + (decimal&lt;&lt;3) + (overflow&lt;&lt;6) + (negative&lt;&lt;7); &quot;; &quot;&quot;);  IF( [.Q131] &lt;&gt; &quot;&quot;; &quot;*PC = &quot; &amp; [.Q131] &amp; &quot;;&quot;; &quot;*PC = PC + &quot; &amp; (LEN([.A131]&amp;&quot; &quot;)/3) &amp; &quot;; &quot; );  IF( [.Y131] &lt;&gt; &quot;&quot;; &quot;memory[(&quot; &amp; [.Y131] &amp; &quot;)&amp;0xFFFF] = &quot; &amp; [.Z131] &amp; &quot;; &quot;; &quot;&quot;);  IF( [.AA131] &lt;&gt; &quot;&quot;; &quot;memory[(&quot; &amp; [.AA131] &amp; &quot;)&amp;0xFFFF] = (&quot; &amp; [.AB131] &amp; &quot;)&amp;0xFF; memory[((&quot; &amp; [.AA131] &amp; &quot;)+1)&amp;0xFFFF] = ((&quot; &amp; [.AB13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1];2) &amp; &quot; ) { &quot; &amp;  join(&quot;&quot;;  IF(LEN([.A131]) &gt; 3; &quot;unsigned char LL = memory[(PC+1)&amp;0xFFFF]; &quot;; &quot;&quot;); IF(LEN([.A131]) &gt; 6; &quot;unsigned int HH = memory[(PC+2)&amp;0xFFFF]; &quot;; &quot;&quot;); IF(LEN([.A131]) &gt; 6; &quot;unsigned int HHLL = LL + (HH&lt;&lt;8); &quot;; &quot;&quot;);  IF([.I131] &lt;&gt; &quot;&quot;; &quot;unsigned int zeroPageWord = memory[(&quot;&amp;[.I131]&amp;&quot;)&amp;0xFF] + (memory[((&quot;&amp;[.I131]&amp;&quot;)+1)&amp;0xFF]&lt;&lt;8); &quot;; &quot;&quot;);  IF([.J131] &lt;&gt; &quot;&quot;; &quot;unsigned char readByte = memory[(&quot;&amp;[.J131]&amp;&quot;)&amp;0xFFFF]; &quot;; &quot;&quot;); IF([.K131] &lt;&gt; &quot;&quot;; &quot;unsigned int readWord := memory[(&quot;&amp;[.K131]&amp;&quot;)&amp;0xFFFF] + (memory[((&quot;&amp;[.K131]&amp;&quot;)+1)&amp;0xFFFF]&lt;&lt;8); &quot;; &quot;&quot;);  IF([.L131] &lt;&gt; &quot;&quot;; &quot;unsigned int result = &quot;&amp;[.L131]&amp;&quot;; &quot;; &quot;&quot;);  IF([.M131] &lt;&gt; &quot;&quot;; &quot;unsigned char newA = &quot;&amp;[.M131]&amp;&quot;; &quot;; &quot;&quot;); IF([.N131] &lt;&gt; &quot;&quot;; &quot;unsigned char newX = &quot;&amp;[.N131]&amp;&quot;; &quot;; &quot;&quot;); IF([.O131] &lt;&gt; &quot;&quot;; &quot;unsigned char newY = &quot;&amp;[.O131]&amp;&quot;; &quot;; &quot;&quot;); IF([.P131] &lt;&gt; &quot;&quot;; &quot;unsigned char newSP = &quot;&amp;[.P131]&amp;&quot;; &quot;; &quot;&quot;); IF([.Q131] &lt;&gt; &quot;&quot;; &quot;unsigned int newPC = (&quot;&amp;[.Q131]&amp;&quot;)&amp;0xFFFF; &quot;; &quot;&quot;);  IF([.M131] &lt;&gt; &quot;&quot;; &quot;*A = newA; &quot;; &quot;&quot;); IF([.N131] &lt;&gt; &quot;&quot;; &quot;*X = newX; &quot;; &quot;&quot;); IF([.O131] &lt;&gt; &quot;&quot;; &quot;*Y = newY; &quot;; &quot;&quot;); IF([.P131] &lt;&gt; &quot;&quot;; &quot;*SP = newSP; &quot;; &quot;&quot;); IF([.Q131] &lt;&gt; &quot;&quot;; &quot;*PC = newPC; &quot;; &quot;&quot;);  IF( ([.R131] &amp; [.S131] &amp; [.T131] &amp; [.U131] &amp; [.V131] &amp; [.W131]) &lt;&gt; &quot;&quot;; join(&quot;&quot;;    IF( [.R131] &lt;&gt; &quot;&quot;; &quot;unsigned char carry = &quot; &amp; [.R131] &amp; &quot;;&quot;; &quot;unsigned char carry = SR&amp;1; &quot;);   IF( [.S131] &lt;&gt; &quot;&quot;; &quot;unsigned char zero = &quot; &amp; [.S131] &amp; &quot;;&quot;; &quot;unsigned char zero = (SR&gt;&gt;1)&amp;1; &quot;);   IF( [.T131] &lt;&gt; &quot;&quot;; &quot;unsigned char interrupt = &quot; &amp; [.T131] &amp; &quot;;&quot;; &quot;unsigned char interrupt = (SR&gt;&gt;2)&amp;1; &quot;);   IF( [.U131] &lt;&gt; &quot;&quot;; &quot;unsigned char decimal = &quot; &amp; [.U131] &amp; &quot;;&quot;; &quot;unsigned char decimal = (SR&gt;&gt;3)&amp;1; &quot;);   IF( [.V131] &lt;&gt; &quot;&quot;; &quot;unsigned char overflow = &quot; &amp; [.V131] &amp; &quot;;&quot;; &quot;unsigned char overflow = (SR&gt;&gt;6)&amp;1; &quot;);   IF( [.W131] &lt;&gt; &quot;&quot;; &quot;unsigned char negative = &quot; &amp; [.W131] &amp; &quot;;&quot;; &quot;unsigned char negative = (SR&gt;&gt;7)&amp;1; &quot;)  ); &quot;&quot;);  IF( ([.R131] &amp; [.S131] &amp; [.T131] &amp; [.U131] &amp; [.V131] &amp; [.W131]) &lt;&gt; &quot;&quot;; &quot;*SR = carry + (zero&lt;&lt;1) + (interrupt&lt;&lt;2) + (decimal&lt;&lt;3) + (overflow&lt;&lt;6) + (negative&lt;&lt;7); &quot;; &quot;&quot;);  IF( [.Q131] &lt;&gt; &quot;&quot;; &quot;*PC = &quot; &amp; [.Q131] &amp; &quot;;&quot;; &quot;*PC = PC + &quot; &amp; (LEN([.A131]&amp;&quot; &quot;)/3) &amp; &quot;; &quot; );  IF( [.Y131] &lt;&gt; &quot;&quot;; &quot;memory[(&quot; &amp; [.Y131] &amp; &quot;)&amp;0xFFFF] = &quot; &amp; [.Z131] &amp; &quot;; &quot;; &quot;&quot;);  IF( [.AA131] &lt;&gt; &quot;&quot;; &quot;memory[(&quot; &amp; [.AA131] &amp; &quot;)&amp;0xFFFF] = (&quot; &amp; [.AB131] &amp; &quot;)&amp;0xFF; memory[((&quot; &amp; [.AA131] &amp; &quot;)+1)&amp;0xFFFF] = ((&quot; &amp; [.AB13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1];2) &amp; &quot; ) { &quot; &amp;  join(&quot;&quot;;  IF(LEN([.A131]) &gt; 3; &quot;const LL = memory[(PC+1)&amp;0xFFFF]; &quot;; &quot;&quot;); IF(LEN([.A131]) &gt; 6; &quot;const HH = memory[(PC+2)&amp;0xFFFF]; &quot;; &quot;&quot;); IF(LEN([.A131]) &gt; 6; &quot;const HHLL = LL + (HH&lt;&lt;8); &quot;; &quot;&quot;);  IF([.I131] &lt;&gt; &quot;&quot;; &quot;const zeroPageWord = memory[(&quot;&amp;[.I131]&amp;&quot;)&amp;0xFF] + (memory[((&quot;&amp;[.I131]&amp;&quot;)+1)&amp;0xFF]&lt;&lt;8); &quot;; &quot;&quot;);  IF([.J131] &lt;&gt; &quot;&quot;; &quot;const readByte = memory[(&quot;&amp;[.J131]&amp;&quot;)&amp;0xFFFF]; &quot;; &quot;&quot;); IF([.K131] &lt;&gt; &quot;&quot;; &quot;const readWord = memory[(&quot;&amp;[.K131]&amp;&quot;)&amp;0xFFFF] + (memory[((&quot;&amp;[.K131]&amp;&quot;)+1)&amp;0xFFFF]&lt;&lt;8); &quot;; &quot;&quot;);  IF([.L131] &lt;&gt; &quot;&quot;; &quot;const result = &quot;&amp;[.L131]&amp;&quot;; &quot;; &quot;&quot;);  IF([.M131] &lt;&gt; &quot;&quot;; &quot;const newA = &quot;&amp;[.M131]&amp;&quot;; &quot;; &quot;&quot;); IF([.N131] &lt;&gt; &quot;&quot;; &quot;const newX = &quot;&amp;[.N131]&amp;&quot;; &quot;; &quot;&quot;); IF([.O131] &lt;&gt; &quot;&quot;; &quot;const newY = &quot;&amp;[.O131]&amp;&quot;; &quot;; &quot;&quot;); IF([.P131] &lt;&gt; &quot;&quot;; &quot;const newSP = &quot;&amp;[.P131]&amp;&quot;; &quot;; &quot;&quot;); IF([.Q131] &lt;&gt; &quot;&quot;; &quot;const newPC = (&quot;&amp;[.Q131]&amp;&quot;)&amp;0xFFFF; &quot;; &quot;&quot;);  IF([.M131] &lt;&gt; &quot;&quot;; &quot;cpu.A = newA; &quot;; &quot;&quot;); IF([.N131] &lt;&gt; &quot;&quot;; &quot;cpu.X = newX; &quot;; &quot;&quot;); IF([.O131] &lt;&gt; &quot;&quot;; &quot;cpu.Y = newY; &quot;; &quot;&quot;); IF([.P131] &lt;&gt; &quot;&quot;; &quot;cpu.SP = newSP; &quot;; &quot;&quot;); IF([.Q131] &lt;&gt; &quot;&quot;; &quot;cpu.PC = newPC; &quot;; &quot;&quot;);  IF( ([.R131] &amp; [.S131] &amp; [.T131] &amp; [.U131] &amp; [.V131] &amp; [.W131]) &lt;&gt; &quot;&quot;; join(&quot;&quot;;    IF( [.R131] &lt;&gt; &quot;&quot;; &quot;const carry = &quot; &amp; [.R131] &amp; &quot;;&quot;;     &quot;const carry = SR&amp;1; &quot;);   IF( [.S131] &lt;&gt; &quot;&quot;; &quot;const zero = &quot; &amp; [.S131] &amp; &quot;;&quot;;      &quot;const zero = (SR&gt;&gt;1)&amp;1; &quot;);   IF( [.T131] &lt;&gt; &quot;&quot;; &quot;const interrupt = &quot; &amp; [.T131] &amp; &quot;;&quot;; &quot;const interrupt = (SR&gt;&gt;2)&amp;1; &quot;);   IF( [.U131] &lt;&gt; &quot;&quot;; &quot;const decimal = &quot; &amp; [.U131] &amp; &quot;;&quot;;   &quot;const decimal = (SR&gt;&gt;3)&amp;1; &quot;);   IF( [.V131] &lt;&gt; &quot;&quot;; &quot;const overflow = &quot; &amp; [.V131] &amp; &quot;;&quot;;  &quot;const overflow = (SR&gt;&gt;6)&amp;1; &quot;);   IF( [.W131] &lt;&gt; &quot;&quot;; &quot;const negative = &quot; &amp; [.W131] &amp; &quot;;&quot;;  &quot;const negative = (SR&gt;&gt;7)&amp;1; &quot;)  ); &quot;&quot;);  IF( ([.R131] &amp; [.S131] &amp; [.T131] &amp; [.U131] &amp; [.V131] &amp; [.W131]) &lt;&gt; &quot;&quot;; &quot;cpu.SR = carry + (zero&lt;&lt;1) + (interrupt&lt;&lt;2) + (decimal&lt;&lt;3) + (overflow&lt;&lt;6) + (negative&lt;&lt;7); &quot;; &quot;&quot;);  IF( [.Q131] &lt;&gt; &quot;&quot;; &quot;*PC = &quot; &amp; [.Q131] &amp; &quot;;&quot;; &quot;cpu.PC = PC + &quot; &amp; (LEN([.A131]&amp;&quot; &quot;)/3) &amp; &quot;; &quot; );  IF( [.Y131] &lt;&gt; &quot;&quot;; &quot;memory[(&quot; &amp; [.Y131] &amp; &quot;)&amp;0xFFFF] = &quot; &amp; [.Z131] &amp; &quot;; &quot;; &quot;&quot;);  IF( [.AA131] &lt;&gt; &quot;&quot;; &quot;memory[(&quot; &amp; [.AA131] &amp; &quot;)&amp;0xFFFF] = (&quot; &amp; [.AB131] &amp; &quot;)&amp;0xFF; memory[((&quot; &amp; [.AA131] &amp; &quot;)+1)&amp;0xFFFF] = ((&quot; &amp; [.AB13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31] &lt;&gt; &quot;&quot;; &quot;BB &quot;; &quot;&quot;) &amp; IF([.$AN131] &lt;&gt; &quot;&quot;; &quot;LL HH &quot;; &quot;&quot;) &amp; IF([.$AO131] &lt;&gt; &quot;&quot;; &quot;SS &quot;; &quot;&quot;) &amp; IF([.$AP131] &lt;&gt; &quot;&quot;; &quot;RR &quot;; &quot;&quot;) &amp; IF([.$AQ131] &lt;&gt; &quot;&quot;; &quot;PP QQ &quot;; &quot;&quot;) &amp; LEFT([.$A131];2)" office:value-type="string" office:string-value="SS CD" calcext:value-type="string">
            <text:p>SS CD</text:p>
          </table:table-cell>
          <table:table-cell table:style-name="ce81" table:formula="of:=&quot;UN&quot; &amp;[.B131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CE LL HH</text:p>
          </table:table-cell>
          <table:table-cell table:style-name="ce39" office:value-type="string" calcext:value-type="string">
            <text:p>DEC</text:p>
          </table:table-cell>
          <table:table-cell table:style-name="ce64" office:value-type="float" office:value="6" calcext:value-type="float">
            <text:p>6</text:p>
          </table:table-cell>
          <table:table-cell table:style-name="ce93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38"/>
          <table:table-cell table:style-name="ce141"/>
          <table:table-cell table:style-name="ce93"/>
          <table:table-cell table:style-name="ce93" office:value-type="string" calcext:value-type="string">
            <text:p>HHLL</text:p>
          </table:table-cell>
          <table:table-cell table:style-name="ce161"/>
          <table:table-cell table:style-name="ce93" office:value-type="string" calcext:value-type="string">
            <text:p>readByte - 1</text:p>
          </table:table-cell>
          <table:table-cell table:style-name="ce195"/>
          <table:table-cell table:style-name="ce161" table:number-columns-repeated="4"/>
          <table:table-cell table:style-name="ce195"/>
          <table:table-cell table:style-name="ce93" office:value-type="string" calcext:value-type="string">
            <text:p>(result | -result) &gt;&gt; 7</text:p>
          </table:table-cell>
          <table:table-cell table:style-name="ce161" table:number-columns-repeated="4"/>
          <table:table-cell table:style-name="ce234" office:value-type="string" calcext:value-type="string">
            <text:p>result &gt;&gt; 7</text:p>
          </table:table-cell>
          <table:table-cell table:style-name="ce241" office:value-type="string" calcext:value-type="string">
            <text:p>readByteAddress</text:p>
          </table:table-cell>
          <table:table-cell table:style-name="ce93" office:value-type="string" calcext:value-type="string">
            <text:p>result</text:p>
          </table:table-cell>
          <table:table-cell table:style-name="ce161" table:number-columns-repeated="2"/>
          <table:table-cell table:style-name="ce245"/>
          <table:table-cell table:style-name="ce141"/>
          <table:table-cell table:style-name="ce253" table:formula="of:=&quot;  if instruction == 0x&quot; &amp; LEFT([.A132];2) &amp; &quot; { &quot; &amp;  join(&quot;&quot;;  IF(LEN([.A132]) &gt; 3; &quot;LL := memory[PC + 1]; &quot;; &quot;&quot;);  IF([.I132] &lt;&gt; &quot;&quot;; &quot;zeroPageWord := memory[(&quot;&amp;[.I132]&amp;&quot;)&amp;0xFF] + (memory[((&quot;&amp;[.I132]&amp;&quot;)+1)&amp;0xFF]&lt;&lt;8); &quot;; &quot;&quot;);  IF([.J132] &lt;&gt; &quot;&quot;; &quot;readByte := memory[(&quot;&amp;[.J132]&amp;&quot;)&amp;0xFFFF]; &quot;; &quot;&quot;); IF([.K132] &lt;&gt; &quot;&quot;; &quot;readWord := memory[(&quot;&amp;[.K132]&amp;&quot;)&amp;0xFFFF] + (memory[((&quot;&amp;[.K132]&amp;&quot;)+1)&amp;0xFFFF]&lt;&lt;8); &quot;; &quot;&quot;);  IF([.L132] &lt;&gt; &quot;&quot;; &quot;result := &quot;&amp;[.L132]&amp;&quot;; &quot;; &quot;&quot;);  IF([.M132] &lt;&gt; &quot;&quot;; &quot;newA := &quot;&amp;[.M132]&amp;&quot;; &quot;; &quot;&quot;); IF([.N132] &lt;&gt; &quot;&quot;; &quot;newX := &quot;&amp;[.N132]&amp;&quot;; &quot;; &quot;&quot;); IF([.O132] &lt;&gt; &quot;&quot;; &quot;newY := &quot;&amp;[.O132]&amp;&quot;; &quot;; &quot;&quot;); IF([.P132] &lt;&gt; &quot;&quot;; &quot;newSP := &quot;&amp;[.P132]&amp;&quot;; &quot;; &quot;&quot;); IF([.Q132] &lt;&gt; &quot;&quot;; &quot;newPC := &quot;&amp;[.Q132]&amp;&quot;; &quot;; &quot;&quot;);  IF([.M132] &lt;&gt; &quot;&quot;; &quot;*A = newA; &quot;; &quot;&quot;); IF([.N132] &lt;&gt; &quot;&quot;; &quot;*X = newX; &quot;; &quot;&quot;); IF([.O132] &lt;&gt; &quot;&quot;; &quot;*Y = newY; &quot;; &quot;&quot;); IF([.P132] &lt;&gt; &quot;&quot;; &quot;*SP = newSP; &quot;; &quot;&quot;); IF([.Q132] &lt;&gt; &quot;&quot;; &quot;*PC = newPC; &quot;; &quot;&quot;);  IF( ([.R132] &amp; [.S132] &amp; [.T132] &amp; [.U132] &amp; [.V132] &amp; [.W132]) &lt;&gt; &quot;&quot;; join(&quot;&quot;;    IF( [.R132] &lt;&gt; &quot;&quot;; &quot;carry := &quot; &amp; [.R132] &amp; &quot;;&quot;; &quot;carry := SR&amp;1; &quot;);   IF( [.S132] &lt;&gt; &quot;&quot;; &quot;zero := &quot; &amp; [.S132] &amp; &quot;;&quot;; &quot;zero := (SR&gt;&gt;1)&amp;1; &quot;);   IF( [.T132] &lt;&gt; &quot;&quot;; &quot;interrupt := &quot; &amp; [.T132] &amp; &quot;;&quot;; &quot;interrupt := (SR&gt;&gt;2)&amp;1; &quot;);   IF( [.U132] &lt;&gt; &quot;&quot;; &quot;decimal := &quot; &amp; [.U132] &amp; &quot;;&quot;; &quot;decimal := (SR&gt;&gt;3)&amp;1; &quot;);   IF( [.V132] &lt;&gt; &quot;&quot;; &quot;overflow := &quot; &amp; [.V132] &amp; &quot;;&quot;; &quot;overflow := (SR&gt;&gt;6)&amp;1; &quot;);   IF( [.W132] &lt;&gt; &quot;&quot;; &quot;negative := &quot; &amp; [.W132] &amp; &quot;;&quot;; &quot;negative := (SR&gt;&gt;7)&amp;1; &quot;)  ); &quot;&quot;);  IF( ([.R132] &amp; [.S132] &amp; [.T132] &amp; [.U132] &amp; [.V132] &amp; [.W132]) &lt;&gt; &quot;&quot;; &quot;*SR = carry + (zero&lt;&lt;1) + (interrupt&lt;&lt;2) + (decimal&lt;&lt;3) + (overflow&lt;&lt;6) + (negative&lt;&lt;7); &quot;; &quot;&quot;);  IF( [.Q132] &lt;&gt; &quot;&quot;; &quot;*PC = &quot; &amp; [.Q132] &amp; &quot;;&quot;; &quot;*PC = PC + &quot; &amp; (LEN([.A132]&amp;&quot; &quot;)/3) &amp; &quot;; &quot; );  IF( [.Y132] &lt;&gt; &quot;&quot;; &quot;memory[(&quot; &amp; [.Y132] &amp; &quot;)&amp;0xFFFF] = &quot; &amp; [.Z132] &amp; &quot;; &quot;; &quot;&quot;);  IF( [.AA132] &lt;&gt; &quot;&quot;; &quot;memory[(&quot; &amp; [.AA132] &amp; &quot;)&amp;0xFFFF] = (&quot; &amp; [.AB132] &amp; &quot;)&amp;0xFF; memory[((&quot; &amp; [.AA132] &amp; &quot;)+1)&amp;0xFFFF] = ((&quot; &amp; [.AB13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2];2) &amp; &quot; ) { &quot; &amp;  join(&quot;&quot;;  IF(LEN([.A132]) &gt; 3; &quot;unsigned char LL = memory[(PC+1)&amp;0xFFFF]; &quot;; &quot;&quot;); IF(LEN([.A132]) &gt; 6; &quot;unsigned int HH = memory[(PC+2)&amp;0xFFFF]; &quot;; &quot;&quot;); IF(LEN([.A132]) &gt; 6; &quot;unsigned int HHLL = LL + (HH&lt;&lt;8); &quot;; &quot;&quot;);  IF([.I132] &lt;&gt; &quot;&quot;; &quot;unsigned int zeroPageWord = memory[(&quot;&amp;[.I132]&amp;&quot;)&amp;0xFF] + (memory[((&quot;&amp;[.I132]&amp;&quot;)+1)&amp;0xFF]&lt;&lt;8); &quot;; &quot;&quot;);  IF([.J132] &lt;&gt; &quot;&quot;; &quot;unsigned char readByte = memory[(&quot;&amp;[.J132]&amp;&quot;)&amp;0xFFFF]; &quot;; &quot;&quot;); IF([.K132] &lt;&gt; &quot;&quot;; &quot;unsigned int readWord := memory[(&quot;&amp;[.K132]&amp;&quot;)&amp;0xFFFF] + (memory[((&quot;&amp;[.K132]&amp;&quot;)+1)&amp;0xFFFF]&lt;&lt;8); &quot;; &quot;&quot;);  IF([.L132] &lt;&gt; &quot;&quot;; &quot;unsigned int result = &quot;&amp;[.L132]&amp;&quot;; &quot;; &quot;&quot;);  IF([.M132] &lt;&gt; &quot;&quot;; &quot;unsigned char newA = &quot;&amp;[.M132]&amp;&quot;; &quot;; &quot;&quot;); IF([.N132] &lt;&gt; &quot;&quot;; &quot;unsigned char newX = &quot;&amp;[.N132]&amp;&quot;; &quot;; &quot;&quot;); IF([.O132] &lt;&gt; &quot;&quot;; &quot;unsigned char newY = &quot;&amp;[.O132]&amp;&quot;; &quot;; &quot;&quot;); IF([.P132] &lt;&gt; &quot;&quot;; &quot;unsigned char newSP = &quot;&amp;[.P132]&amp;&quot;; &quot;; &quot;&quot;); IF([.Q132] &lt;&gt; &quot;&quot;; &quot;unsigned int newPC = (&quot;&amp;[.Q132]&amp;&quot;)&amp;0xFFFF; &quot;; &quot;&quot;);  IF([.M132] &lt;&gt; &quot;&quot;; &quot;*A = newA; &quot;; &quot;&quot;); IF([.N132] &lt;&gt; &quot;&quot;; &quot;*X = newX; &quot;; &quot;&quot;); IF([.O132] &lt;&gt; &quot;&quot;; &quot;*Y = newY; &quot;; &quot;&quot;); IF([.P132] &lt;&gt; &quot;&quot;; &quot;*SP = newSP; &quot;; &quot;&quot;); IF([.Q132] &lt;&gt; &quot;&quot;; &quot;*PC = newPC; &quot;; &quot;&quot;);  IF( ([.R132] &amp; [.S132] &amp; [.T132] &amp; [.U132] &amp; [.V132] &amp; [.W132]) &lt;&gt; &quot;&quot;; join(&quot;&quot;;    IF( [.R132] &lt;&gt; &quot;&quot;; &quot;unsigned char carry = &quot; &amp; [.R132] &amp; &quot;;&quot;; &quot;unsigned char carry = SR&amp;1; &quot;);   IF( [.S132] &lt;&gt; &quot;&quot;; &quot;unsigned char zero = &quot; &amp; [.S132] &amp; &quot;;&quot;; &quot;unsigned char zero = (SR&gt;&gt;1)&amp;1; &quot;);   IF( [.T132] &lt;&gt; &quot;&quot;; &quot;unsigned char interrupt = &quot; &amp; [.T132] &amp; &quot;;&quot;; &quot;unsigned char interrupt = (SR&gt;&gt;2)&amp;1; &quot;);   IF( [.U132] &lt;&gt; &quot;&quot;; &quot;unsigned char decimal = &quot; &amp; [.U132] &amp; &quot;;&quot;; &quot;unsigned char decimal = (SR&gt;&gt;3)&amp;1; &quot;);   IF( [.V132] &lt;&gt; &quot;&quot;; &quot;unsigned char overflow = &quot; &amp; [.V132] &amp; &quot;;&quot;; &quot;unsigned char overflow = (SR&gt;&gt;6)&amp;1; &quot;);   IF( [.W132] &lt;&gt; &quot;&quot;; &quot;unsigned char negative = &quot; &amp; [.W132] &amp; &quot;;&quot;; &quot;unsigned char negative = (SR&gt;&gt;7)&amp;1; &quot;)  ); &quot;&quot;);  IF( ([.R132] &amp; [.S132] &amp; [.T132] &amp; [.U132] &amp; [.V132] &amp; [.W132]) &lt;&gt; &quot;&quot;; &quot;*SR = carry + (zero&lt;&lt;1) + (interrupt&lt;&lt;2) + (decimal&lt;&lt;3) + (overflow&lt;&lt;6) + (negative&lt;&lt;7); &quot;; &quot;&quot;);  IF( [.Q132] &lt;&gt; &quot;&quot;; &quot;*PC = &quot; &amp; [.Q132] &amp; &quot;;&quot;; &quot;*PC = PC + &quot; &amp; (LEN([.A132]&amp;&quot; &quot;)/3) &amp; &quot;; &quot; );  IF( [.Y132] &lt;&gt; &quot;&quot;; &quot;memory[(&quot; &amp; [.Y132] &amp; &quot;)&amp;0xFFFF] = &quot; &amp; [.Z132] &amp; &quot;; &quot;; &quot;&quot;);  IF( [.AA132] &lt;&gt; &quot;&quot;; &quot;memory[(&quot; &amp; [.AA132] &amp; &quot;)&amp;0xFFFF] = (&quot; &amp; [.AB132] &amp; &quot;)&amp;0xFF; memory[((&quot; &amp; [.AA132] &amp; &quot;)+1)&amp;0xFFFF] = ((&quot; &amp; [.AB13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2];2) &amp; &quot; ) { &quot; &amp;  join(&quot;&quot;;  IF(LEN([.A132]) &gt; 3; &quot;const LL = memory[(PC+1)&amp;0xFFFF]; &quot;; &quot;&quot;); IF(LEN([.A132]) &gt; 6; &quot;const HH = memory[(PC+2)&amp;0xFFFF]; &quot;; &quot;&quot;); IF(LEN([.A132]) &gt; 6; &quot;const HHLL = LL + (HH&lt;&lt;8); &quot;; &quot;&quot;);  IF([.I132] &lt;&gt; &quot;&quot;; &quot;const zeroPageWord = memory[(&quot;&amp;[.I132]&amp;&quot;)&amp;0xFF] + (memory[((&quot;&amp;[.I132]&amp;&quot;)+1)&amp;0xFF]&lt;&lt;8); &quot;; &quot;&quot;);  IF([.J132] &lt;&gt; &quot;&quot;; &quot;const readByte = memory[(&quot;&amp;[.J132]&amp;&quot;)&amp;0xFFFF]; &quot;; &quot;&quot;); IF([.K132] &lt;&gt; &quot;&quot;; &quot;const readWord = memory[(&quot;&amp;[.K132]&amp;&quot;)&amp;0xFFFF] + (memory[((&quot;&amp;[.K132]&amp;&quot;)+1)&amp;0xFFFF]&lt;&lt;8); &quot;; &quot;&quot;);  IF([.L132] &lt;&gt; &quot;&quot;; &quot;const result = &quot;&amp;[.L132]&amp;&quot;; &quot;; &quot;&quot;);  IF([.M132] &lt;&gt; &quot;&quot;; &quot;const newA = &quot;&amp;[.M132]&amp;&quot;; &quot;; &quot;&quot;); IF([.N132] &lt;&gt; &quot;&quot;; &quot;const newX = &quot;&amp;[.N132]&amp;&quot;; &quot;; &quot;&quot;); IF([.O132] &lt;&gt; &quot;&quot;; &quot;const newY = &quot;&amp;[.O132]&amp;&quot;; &quot;; &quot;&quot;); IF([.P132] &lt;&gt; &quot;&quot;; &quot;const newSP = &quot;&amp;[.P132]&amp;&quot;; &quot;; &quot;&quot;); IF([.Q132] &lt;&gt; &quot;&quot;; &quot;const newPC = (&quot;&amp;[.Q132]&amp;&quot;)&amp;0xFFFF; &quot;; &quot;&quot;);  IF([.M132] &lt;&gt; &quot;&quot;; &quot;cpu.A = newA; &quot;; &quot;&quot;); IF([.N132] &lt;&gt; &quot;&quot;; &quot;cpu.X = newX; &quot;; &quot;&quot;); IF([.O132] &lt;&gt; &quot;&quot;; &quot;cpu.Y = newY; &quot;; &quot;&quot;); IF([.P132] &lt;&gt; &quot;&quot;; &quot;cpu.SP = newSP; &quot;; &quot;&quot;); IF([.Q132] &lt;&gt; &quot;&quot;; &quot;cpu.PC = newPC; &quot;; &quot;&quot;);  IF( ([.R132] &amp; [.S132] &amp; [.T132] &amp; [.U132] &amp; [.V132] &amp; [.W132]) &lt;&gt; &quot;&quot;; join(&quot;&quot;;    IF( [.R132] &lt;&gt; &quot;&quot;; &quot;const carry = &quot; &amp; [.R132] &amp; &quot;;&quot;;     &quot;const carry = SR&amp;1; &quot;);   IF( [.S132] &lt;&gt; &quot;&quot;; &quot;const zero = &quot; &amp; [.S132] &amp; &quot;;&quot;;      &quot;const zero = (SR&gt;&gt;1)&amp;1; &quot;);   IF( [.T132] &lt;&gt; &quot;&quot;; &quot;const interrupt = &quot; &amp; [.T132] &amp; &quot;;&quot;; &quot;const interrupt = (SR&gt;&gt;2)&amp;1; &quot;);   IF( [.U132] &lt;&gt; &quot;&quot;; &quot;const decimal = &quot; &amp; [.U132] &amp; &quot;;&quot;;   &quot;const decimal = (SR&gt;&gt;3)&amp;1; &quot;);   IF( [.V132] &lt;&gt; &quot;&quot;; &quot;const overflow = &quot; &amp; [.V132] &amp; &quot;;&quot;;  &quot;const overflow = (SR&gt;&gt;6)&amp;1; &quot;);   IF( [.W132] &lt;&gt; &quot;&quot;; &quot;const negative = &quot; &amp; [.W132] &amp; &quot;;&quot;;  &quot;const negative = (SR&gt;&gt;7)&amp;1; &quot;)  ); &quot;&quot;);  IF( ([.R132] &amp; [.S132] &amp; [.T132] &amp; [.U132] &amp; [.V132] &amp; [.W132]) &lt;&gt; &quot;&quot;; &quot;cpu.SR = carry + (zero&lt;&lt;1) + (interrupt&lt;&lt;2) + (decimal&lt;&lt;3) + (overflow&lt;&lt;6) + (negative&lt;&lt;7); &quot;; &quot;&quot;);  IF( [.Q132] &lt;&gt; &quot;&quot;; &quot;*PC = &quot; &amp; [.Q132] &amp; &quot;;&quot;; &quot;cpu.PC = PC + &quot; &amp; (LEN([.A132]&amp;&quot; &quot;)/3) &amp; &quot;; &quot; );  IF( [.Y132] &lt;&gt; &quot;&quot;; &quot;memory[(&quot; &amp; [.Y132] &amp; &quot;)&amp;0xFFFF] = &quot; &amp; [.Z132] &amp; &quot;; &quot;; &quot;&quot;);  IF( [.AA132] &lt;&gt; &quot;&quot;; &quot;memory[(&quot; &amp; [.AA132] &amp; &quot;)&amp;0xFFFF] = (&quot; &amp; [.AB132] &amp; &quot;)&amp;0xFF; memory[((&quot; &amp; [.AA132] &amp; &quot;)+1)&amp;0xFFFF] = ((&quot; &amp; [.AB13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93"/>
          <table:table-cell table:style-name="ce161"/>
          <table:table-cell table:style-name="ce93" office:value-type="string" calcext:value-type="string">
            <text:p>SR</text:p>
          </table:table-cell>
          <table:table-cell table:style-name="ce93" table:number-columns-repeated="2"/>
          <table:table-cell table:style-name="ce93" office:value-type="string" calcext:value-type="string">
            <text:p>negative, zero</text:p>
          </table:table-cell>
          <table:table-cell table:style-name="ce161"/>
          <table:table-cell table:style-name="ce245"/>
          <table:table-cell table:style-name="ce282" table:formula="of:=IF([.$AM132] &lt;&gt; &quot;&quot;; &quot;BB &quot;; &quot;&quot;) &amp; IF([.$AN132] &lt;&gt; &quot;&quot;; &quot;LL HH &quot;; &quot;&quot;) &amp; IF([.$AO132] &lt;&gt; &quot;&quot;; &quot;SS &quot;; &quot;&quot;) &amp; IF([.$AP132] &lt;&gt; &quot;&quot;; &quot;RR &quot;; &quot;&quot;) &amp; IF([.$AQ132] &lt;&gt; &quot;&quot;; &quot;PP QQ &quot;; &quot;&quot;) &amp; LEFT([.$A132];2)" office:value-type="string" office:string-value="SS CE" calcext:value-type="string">
            <text:p>SS CE</text:p>
          </table:table-cell>
          <table:table-cell table:style-name="ce93" table:formula="of:=&quot;UN&quot; &amp;[.B132]" office:value-type="string" office:string-value="UNDEC" calcext:value-type="string">
            <text:p>UNDEC</text:p>
          </table:table-cell>
          <table:table-cell table:style-name="ce93" office:value-type="string" calcext:value-type="string">
            <text:p>$SS</text:p>
          </table:table-cell>
          <table:table-cell table:style-name="ce285"/>
          <table:table-cell table:style-name="ce93" table:number-columns-repeated="14"/>
          <table:table-cell table:style-name="ce271"/>
          <table:table-cell table:style-name="ce93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2" office:value-type="string" calcext:value-type="string">
            <text:p>D0 LL</text:p>
          </table:table-cell>
          <table:table-cell table:style-name="ce29" office:value-type="string" calcext:value-type="string">
            <text:p>BNE</text:p>
          </table:table-cell>
          <table:table-cell table:style-name="ce54" office:value-type="string" calcext:value-type="string">
            <text:p>2**</text:p>
          </table:table-cell>
          <table:table-cell table:style-name="ce79" office:value-type="string" calcext:value-type="string">
            <text:p>$LL</text:p>
          </table:table-cell>
          <table:table-cell table:style-name="ce96"/>
          <table:table-cell table:style-name="ce98"/>
          <table:table-cell table:style-name="ce128"/>
          <table:table-cell table:style-name="ce95"/>
          <table:table-cell table:style-name="ce79" table:formula="of:=IF([.$D133] = &quot;($LL, X)&quot;;&quot;(arg1+X)&amp;0xFF&quot;;&quot;&quot;)">
            <text:p/>
          </table:table-cell>
          <table:table-cell table:style-name="ce152" table:number-columns-repeated="3"/>
          <table:table-cell table:style-name="ce181"/>
          <table:table-cell table:style-name="ce152" table:number-columns-repeated="3"/>
          <table:table-cell table:style-name="ce79" office:value-type="string" calcext:value-type="string">
            <text:p>PC + 2 + (LL &amp; (zero-1))</text:p>
          </table:table-cell>
          <table:table-cell table:style-name="ce181"/>
          <table:table-cell table:style-name="ce68"/>
          <table:table-cell table:style-name="ce152" table:number-columns-repeated="4"/>
          <table:table-cell table:style-name="ce217"/>
          <table:table-cell table:style-name="ce169"/>
          <table:table-cell table:style-name="ce152" table:number-columns-repeated="3"/>
          <table:table-cell table:style-name="ce244"/>
          <table:table-cell table:style-name="ce95"/>
          <table:table-cell table:style-name="ce253" table:formula="of:=&quot;  if instruction == 0x&quot; &amp; LEFT([.A133];2) &amp; &quot; { &quot; &amp;  join(&quot;&quot;;  IF(LEN([.A133]) &gt; 3; &quot;LL := memory[PC + 1]; &quot;; &quot;&quot;);  IF([.I133] &lt;&gt; &quot;&quot;; &quot;zeroPageWord := memory[(&quot;&amp;[.I133]&amp;&quot;)&amp;0xFF] + (memory[((&quot;&amp;[.I133]&amp;&quot;)+1)&amp;0xFF]&lt;&lt;8); &quot;; &quot;&quot;);  IF([.J133] &lt;&gt; &quot;&quot;; &quot;readByte := memory[(&quot;&amp;[.J133]&amp;&quot;)&amp;0xFFFF]; &quot;; &quot;&quot;); IF([.K133] &lt;&gt; &quot;&quot;; &quot;readWord := memory[(&quot;&amp;[.K133]&amp;&quot;)&amp;0xFFFF] + (memory[((&quot;&amp;[.K133]&amp;&quot;)+1)&amp;0xFFFF]&lt;&lt;8); &quot;; &quot;&quot;);  IF([.L133] &lt;&gt; &quot;&quot;; &quot;result := &quot;&amp;[.L133]&amp;&quot;; &quot;; &quot;&quot;);  IF([.M133] &lt;&gt; &quot;&quot;; &quot;newA := &quot;&amp;[.M133]&amp;&quot;; &quot;; &quot;&quot;); IF([.N133] &lt;&gt; &quot;&quot;; &quot;newX := &quot;&amp;[.N133]&amp;&quot;; &quot;; &quot;&quot;); IF([.O133] &lt;&gt; &quot;&quot;; &quot;newY := &quot;&amp;[.O133]&amp;&quot;; &quot;; &quot;&quot;); IF([.P133] &lt;&gt; &quot;&quot;; &quot;newSP := &quot;&amp;[.P133]&amp;&quot;; &quot;; &quot;&quot;); IF([.Q133] &lt;&gt; &quot;&quot;; &quot;newPC := &quot;&amp;[.Q133]&amp;&quot;; &quot;; &quot;&quot;);  IF([.M133] &lt;&gt; &quot;&quot;; &quot;*A = newA; &quot;; &quot;&quot;); IF([.N133] &lt;&gt; &quot;&quot;; &quot;*X = newX; &quot;; &quot;&quot;); IF([.O133] &lt;&gt; &quot;&quot;; &quot;*Y = newY; &quot;; &quot;&quot;); IF([.P133] &lt;&gt; &quot;&quot;; &quot;*SP = newSP; &quot;; &quot;&quot;); IF([.Q133] &lt;&gt; &quot;&quot;; &quot;*PC = newPC; &quot;; &quot;&quot;);  IF( ([.R133] &amp; [.S133] &amp; [.T133] &amp; [.U133] &amp; [.V133] &amp; [.W133]) &lt;&gt; &quot;&quot;; join(&quot;&quot;;    IF( [.R133] &lt;&gt; &quot;&quot;; &quot;carry := &quot; &amp; [.R133] &amp; &quot;;&quot;; &quot;carry := SR&amp;1; &quot;);   IF( [.S133] &lt;&gt; &quot;&quot;; &quot;zero := &quot; &amp; [.S133] &amp; &quot;;&quot;; &quot;zero := (SR&gt;&gt;1)&amp;1; &quot;);   IF( [.T133] &lt;&gt; &quot;&quot;; &quot;interrupt := &quot; &amp; [.T133] &amp; &quot;;&quot;; &quot;interrupt := (SR&gt;&gt;2)&amp;1; &quot;);   IF( [.U133] &lt;&gt; &quot;&quot;; &quot;decimal := &quot; &amp; [.U133] &amp; &quot;;&quot;; &quot;decimal := (SR&gt;&gt;3)&amp;1; &quot;);   IF( [.V133] &lt;&gt; &quot;&quot;; &quot;overflow := &quot; &amp; [.V133] &amp; &quot;;&quot;; &quot;overflow := (SR&gt;&gt;6)&amp;1; &quot;);   IF( [.W133] &lt;&gt; &quot;&quot;; &quot;negative := &quot; &amp; [.W133] &amp; &quot;;&quot;; &quot;negative := (SR&gt;&gt;7)&amp;1; &quot;)  ); &quot;&quot;);  IF( ([.R133] &amp; [.S133] &amp; [.T133] &amp; [.U133] &amp; [.V133] &amp; [.W133]) &lt;&gt; &quot;&quot;; &quot;*SR = carry + (zero&lt;&lt;1) + (interrupt&lt;&lt;2) + (decimal&lt;&lt;3) + (overflow&lt;&lt;6) + (negative&lt;&lt;7); &quot;; &quot;&quot;);  IF( [.Q133] &lt;&gt; &quot;&quot;; &quot;*PC = &quot; &amp; [.Q133] &amp; &quot;;&quot;; &quot;*PC = PC + &quot; &amp; (LEN([.A133]&amp;&quot; &quot;)/3) &amp; &quot;; &quot; );  IF( [.Y133] &lt;&gt; &quot;&quot;; &quot;memory[(&quot; &amp; [.Y133] &amp; &quot;)&amp;0xFFFF] = &quot; &amp; [.Z133] &amp; &quot;; &quot;; &quot;&quot;);  IF( [.AA133] &lt;&gt; &quot;&quot;; &quot;memory[(&quot; &amp; [.AA133] &amp; &quot;)&amp;0xFFFF] = (&quot; &amp; [.AB133] &amp; &quot;)&amp;0xFF; memory[((&quot; &amp; [.AA133] &amp; &quot;)+1)&amp;0xFFFF] = ((&quot; &amp; [.AB13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3];2) &amp; &quot; ) { &quot; &amp;  join(&quot;&quot;;  IF(LEN([.A133]) &gt; 3; &quot;unsigned char LL = memory[(PC+1)&amp;0xFFFF]; &quot;; &quot;&quot;); IF(LEN([.A133]) &gt; 6; &quot;unsigned int HH = memory[(PC+2)&amp;0xFFFF]; &quot;; &quot;&quot;); IF(LEN([.A133]) &gt; 6; &quot;unsigned int HHLL = LL + (HH&lt;&lt;8); &quot;; &quot;&quot;);  IF([.I133] &lt;&gt; &quot;&quot;; &quot;unsigned int zeroPageWord = memory[(&quot;&amp;[.I133]&amp;&quot;)&amp;0xFF] + (memory[((&quot;&amp;[.I133]&amp;&quot;)+1)&amp;0xFF]&lt;&lt;8); &quot;; &quot;&quot;);  IF([.J133] &lt;&gt; &quot;&quot;; &quot;unsigned char readByte = memory[(&quot;&amp;[.J133]&amp;&quot;)&amp;0xFFFF]; &quot;; &quot;&quot;); IF([.K133] &lt;&gt; &quot;&quot;; &quot;unsigned int readWord := memory[(&quot;&amp;[.K133]&amp;&quot;)&amp;0xFFFF] + (memory[((&quot;&amp;[.K133]&amp;&quot;)+1)&amp;0xFFFF]&lt;&lt;8); &quot;; &quot;&quot;);  IF([.L133] &lt;&gt; &quot;&quot;; &quot;unsigned int result = &quot;&amp;[.L133]&amp;&quot;; &quot;; &quot;&quot;);  IF([.M133] &lt;&gt; &quot;&quot;; &quot;unsigned char newA = &quot;&amp;[.M133]&amp;&quot;; &quot;; &quot;&quot;); IF([.N133] &lt;&gt; &quot;&quot;; &quot;unsigned char newX = &quot;&amp;[.N133]&amp;&quot;; &quot;; &quot;&quot;); IF([.O133] &lt;&gt; &quot;&quot;; &quot;unsigned char newY = &quot;&amp;[.O133]&amp;&quot;; &quot;; &quot;&quot;); IF([.P133] &lt;&gt; &quot;&quot;; &quot;unsigned char newSP = &quot;&amp;[.P133]&amp;&quot;; &quot;; &quot;&quot;); IF([.Q133] &lt;&gt; &quot;&quot;; &quot;unsigned int newPC = (&quot;&amp;[.Q133]&amp;&quot;)&amp;0xFFFF; &quot;; &quot;&quot;);  IF([.M133] &lt;&gt; &quot;&quot;; &quot;*A = newA; &quot;; &quot;&quot;); IF([.N133] &lt;&gt; &quot;&quot;; &quot;*X = newX; &quot;; &quot;&quot;); IF([.O133] &lt;&gt; &quot;&quot;; &quot;*Y = newY; &quot;; &quot;&quot;); IF([.P133] &lt;&gt; &quot;&quot;; &quot;*SP = newSP; &quot;; &quot;&quot;); IF([.Q133] &lt;&gt; &quot;&quot;; &quot;*PC = newPC; &quot;; &quot;&quot;);  IF( ([.R133] &amp; [.S133] &amp; [.T133] &amp; [.U133] &amp; [.V133] &amp; [.W133]) &lt;&gt; &quot;&quot;; join(&quot;&quot;;    IF( [.R133] &lt;&gt; &quot;&quot;; &quot;unsigned char carry = &quot; &amp; [.R133] &amp; &quot;;&quot;; &quot;unsigned char carry = SR&amp;1; &quot;);   IF( [.S133] &lt;&gt; &quot;&quot;; &quot;unsigned char zero = &quot; &amp; [.S133] &amp; &quot;;&quot;; &quot;unsigned char zero = (SR&gt;&gt;1)&amp;1; &quot;);   IF( [.T133] &lt;&gt; &quot;&quot;; &quot;unsigned char interrupt = &quot; &amp; [.T133] &amp; &quot;;&quot;; &quot;unsigned char interrupt = (SR&gt;&gt;2)&amp;1; &quot;);   IF( [.U133] &lt;&gt; &quot;&quot;; &quot;unsigned char decimal = &quot; &amp; [.U133] &amp; &quot;;&quot;; &quot;unsigned char decimal = (SR&gt;&gt;3)&amp;1; &quot;);   IF( [.V133] &lt;&gt; &quot;&quot;; &quot;unsigned char overflow = &quot; &amp; [.V133] &amp; &quot;;&quot;; &quot;unsigned char overflow = (SR&gt;&gt;6)&amp;1; &quot;);   IF( [.W133] &lt;&gt; &quot;&quot;; &quot;unsigned char negative = &quot; &amp; [.W133] &amp; &quot;;&quot;; &quot;unsigned char negative = (SR&gt;&gt;7)&amp;1; &quot;)  ); &quot;&quot;);  IF( ([.R133] &amp; [.S133] &amp; [.T133] &amp; [.U133] &amp; [.V133] &amp; [.W133]) &lt;&gt; &quot;&quot;; &quot;*SR = carry + (zero&lt;&lt;1) + (interrupt&lt;&lt;2) + (decimal&lt;&lt;3) + (overflow&lt;&lt;6) + (negative&lt;&lt;7); &quot;; &quot;&quot;);  IF( [.Q133] &lt;&gt; &quot;&quot;; &quot;*PC = &quot; &amp; [.Q133] &amp; &quot;;&quot;; &quot;*PC = PC + &quot; &amp; (LEN([.A133]&amp;&quot; &quot;)/3) &amp; &quot;; &quot; );  IF( [.Y133] &lt;&gt; &quot;&quot;; &quot;memory[(&quot; &amp; [.Y133] &amp; &quot;)&amp;0xFFFF] = &quot; &amp; [.Z133] &amp; &quot;; &quot;; &quot;&quot;);  IF( [.AA133] &lt;&gt; &quot;&quot;; &quot;memory[(&quot; &amp; [.AA133] &amp; &quot;)&amp;0xFFFF] = (&quot; &amp; [.AB133] &amp; &quot;)&amp;0xFF; memory[((&quot; &amp; [.AA133] &amp; &quot;)+1)&amp;0xFFFF] = ((&quot; &amp; [.AB13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3];2) &amp; &quot; ) { &quot; &amp;  join(&quot;&quot;;  IF(LEN([.A133]) &gt; 3; &quot;const LL = memory[(PC+1)&amp;0xFFFF]; &quot;; &quot;&quot;); IF(LEN([.A133]) &gt; 6; &quot;const HH = memory[(PC+2)&amp;0xFFFF]; &quot;; &quot;&quot;); IF(LEN([.A133]) &gt; 6; &quot;const HHLL = LL + (HH&lt;&lt;8); &quot;; &quot;&quot;);  IF([.I133] &lt;&gt; &quot;&quot;; &quot;const zeroPageWord = memory[(&quot;&amp;[.I133]&amp;&quot;)&amp;0xFF] + (memory[((&quot;&amp;[.I133]&amp;&quot;)+1)&amp;0xFF]&lt;&lt;8); &quot;; &quot;&quot;);  IF([.J133] &lt;&gt; &quot;&quot;; &quot;const readByte = memory[(&quot;&amp;[.J133]&amp;&quot;)&amp;0xFFFF]; &quot;; &quot;&quot;); IF([.K133] &lt;&gt; &quot;&quot;; &quot;const readWord = memory[(&quot;&amp;[.K133]&amp;&quot;)&amp;0xFFFF] + (memory[((&quot;&amp;[.K133]&amp;&quot;)+1)&amp;0xFFFF]&lt;&lt;8); &quot;; &quot;&quot;);  IF([.L133] &lt;&gt; &quot;&quot;; &quot;const result = &quot;&amp;[.L133]&amp;&quot;; &quot;; &quot;&quot;);  IF([.M133] &lt;&gt; &quot;&quot;; &quot;const newA = &quot;&amp;[.M133]&amp;&quot;; &quot;; &quot;&quot;); IF([.N133] &lt;&gt; &quot;&quot;; &quot;const newX = &quot;&amp;[.N133]&amp;&quot;; &quot;; &quot;&quot;); IF([.O133] &lt;&gt; &quot;&quot;; &quot;const newY = &quot;&amp;[.O133]&amp;&quot;; &quot;; &quot;&quot;); IF([.P133] &lt;&gt; &quot;&quot;; &quot;const newSP = &quot;&amp;[.P133]&amp;&quot;; &quot;; &quot;&quot;); IF([.Q133] &lt;&gt; &quot;&quot;; &quot;const newPC = (&quot;&amp;[.Q133]&amp;&quot;)&amp;0xFFFF; &quot;; &quot;&quot;);  IF([.M133] &lt;&gt; &quot;&quot;; &quot;cpu.A = newA; &quot;; &quot;&quot;); IF([.N133] &lt;&gt; &quot;&quot;; &quot;cpu.X = newX; &quot;; &quot;&quot;); IF([.O133] &lt;&gt; &quot;&quot;; &quot;cpu.Y = newY; &quot;; &quot;&quot;); IF([.P133] &lt;&gt; &quot;&quot;; &quot;cpu.SP = newSP; &quot;; &quot;&quot;); IF([.Q133] &lt;&gt; &quot;&quot;; &quot;cpu.PC = newPC; &quot;; &quot;&quot;);  IF( ([.R133] &amp; [.S133] &amp; [.T133] &amp; [.U133] &amp; [.V133] &amp; [.W133]) &lt;&gt; &quot;&quot;; join(&quot;&quot;;    IF( [.R133] &lt;&gt; &quot;&quot;; &quot;const carry = &quot; &amp; [.R133] &amp; &quot;;&quot;;     &quot;const carry = SR&amp;1; &quot;);   IF( [.S133] &lt;&gt; &quot;&quot;; &quot;const zero = &quot; &amp; [.S133] &amp; &quot;;&quot;;      &quot;const zero = (SR&gt;&gt;1)&amp;1; &quot;);   IF( [.T133] &lt;&gt; &quot;&quot;; &quot;const interrupt = &quot; &amp; [.T133] &amp; &quot;;&quot;; &quot;const interrupt = (SR&gt;&gt;2)&amp;1; &quot;);   IF( [.U133] &lt;&gt; &quot;&quot;; &quot;const decimal = &quot; &amp; [.U133] &amp; &quot;;&quot;;   &quot;const decimal = (SR&gt;&gt;3)&amp;1; &quot;);   IF( [.V133] &lt;&gt; &quot;&quot;; &quot;const overflow = &quot; &amp; [.V133] &amp; &quot;;&quot;;  &quot;const overflow = (SR&gt;&gt;6)&amp;1; &quot;);   IF( [.W133] &lt;&gt; &quot;&quot;; &quot;const negative = &quot; &amp; [.W133] &amp; &quot;;&quot;;  &quot;const negative = (SR&gt;&gt;7)&amp;1; &quot;)  ); &quot;&quot;);  IF( ([.R133] &amp; [.S133] &amp; [.T133] &amp; [.U133] &amp; [.V133] &amp; [.W133]) &lt;&gt; &quot;&quot;; &quot;cpu.SR = carry + (zero&lt;&lt;1) + (interrupt&lt;&lt;2) + (decimal&lt;&lt;3) + (overflow&lt;&lt;6) + (negative&lt;&lt;7); &quot;; &quot;&quot;);  IF( [.Q133] &lt;&gt; &quot;&quot;; &quot;*PC = &quot; &amp; [.Q133] &amp; &quot;;&quot;; &quot;cpu.PC = PC + &quot; &amp; (LEN([.A133]&amp;&quot; &quot;)/3) &amp; &quot;; &quot; );  IF( [.Y133] &lt;&gt; &quot;&quot;; &quot;memory[(&quot; &amp; [.Y133] &amp; &quot;)&amp;0xFFFF] = &quot; &amp; [.Z133] &amp; &quot;; &quot;; &quot;&quot;);  IF( [.AA133] &lt;&gt; &quot;&quot;; &quot;memory[(&quot; &amp; [.AA133] &amp; &quot;)&amp;0xFFFF] = (&quot; &amp; [.AB133] &amp; &quot;)&amp;0xFF; memory[((&quot; &amp; [.AA133] &amp; &quot;)+1)&amp;0xFFFF] = ((&quot; &amp; [.AB13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2"/>
          <table:table-cell table:style-name="ce79" table:number-columns-repeated="2"/>
          <table:table-cell table:style-name="ce79" office:value-type="string" calcext:value-type="string">
            <text:p>PC</text:p>
          </table:table-cell>
          <table:table-cell table:style-name="ce79"/>
          <table:table-cell table:style-name="ce152"/>
          <table:table-cell table:style-name="ce244"/>
          <table:table-cell table:style-name="ce282" table:formula="of:=IF([.$AM133] &lt;&gt; &quot;&quot;; &quot;BB &quot;; &quot;&quot;) &amp; IF([.$AN133] &lt;&gt; &quot;&quot;; &quot;LL HH &quot;; &quot;&quot;) &amp; IF([.$AO133] &lt;&gt; &quot;&quot;; &quot;SS &quot;; &quot;&quot;) &amp; IF([.$AP133] &lt;&gt; &quot;&quot;; &quot;RR &quot;; &quot;&quot;) &amp; IF([.$AQ133] &lt;&gt; &quot;&quot;; &quot;PP QQ &quot;; &quot;&quot;) &amp; LEFT([.$A133];2)" office:value-type="string" office:string-value="PP QQ D0" calcext:value-type="string">
            <text:p>PP QQ D0</text:p>
          </table:table-cell>
          <table:table-cell table:style-name="ce79" table:formula="of:=&quot;UN&quot; &amp;[.B133]" office:value-type="string" office:string-value="UNBNE" calcext:value-type="string">
            <text:p>UNBNE</text:p>
          </table:table-cell>
          <table:table-cell table:style-name="ce79" office:value-type="string" calcext:value-type="string">
            <text:p>$QQPP</text:p>
          </table:table-cell>
          <table:table-cell table:style-name="ce96"/>
          <table:table-cell table:style-name="ce79" table:number-columns-repeated="14"/>
          <table:table-cell table:style-name="ce98"/>
          <table:table-cell table:style-name="ce7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D1 LL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37"/>
          <table:table-cell table:style-name="ce95"/>
          <table:table-cell table:style-name="ce81" office:value-type="string" calcext:value-type="string">
            <text:p>LL</text:p>
          </table:table-cell>
          <table:table-cell table:style-name="ce81" office:value-type="string" calcext:value-type="string">
            <text:p>zeroPageWord + YY</text:p>
          </table:table-cell>
          <table:table-cell table:style-name="ce81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34];2) &amp; &quot; { &quot; &amp;  join(&quot;&quot;;  IF(LEN([.A134]) &gt; 3; &quot;LL := memory[PC + 1]; &quot;; &quot;&quot;);  IF([.I134] &lt;&gt; &quot;&quot;; &quot;zeroPageWord := memory[(&quot;&amp;[.I134]&amp;&quot;)&amp;0xFF] + (memory[((&quot;&amp;[.I134]&amp;&quot;)+1)&amp;0xFF]&lt;&lt;8); &quot;; &quot;&quot;);  IF([.J134] &lt;&gt; &quot;&quot;; &quot;readByte := memory[(&quot;&amp;[.J134]&amp;&quot;)&amp;0xFFFF]; &quot;; &quot;&quot;); IF([.K134] &lt;&gt; &quot;&quot;; &quot;readWord := memory[(&quot;&amp;[.K134]&amp;&quot;)&amp;0xFFFF] + (memory[((&quot;&amp;[.K134]&amp;&quot;)+1)&amp;0xFFFF]&lt;&lt;8); &quot;; &quot;&quot;);  IF([.L134] &lt;&gt; &quot;&quot;; &quot;result := &quot;&amp;[.L134]&amp;&quot;; &quot;; &quot;&quot;);  IF([.M134] &lt;&gt; &quot;&quot;; &quot;newA := &quot;&amp;[.M134]&amp;&quot;; &quot;; &quot;&quot;); IF([.N134] &lt;&gt; &quot;&quot;; &quot;newX := &quot;&amp;[.N134]&amp;&quot;; &quot;; &quot;&quot;); IF([.O134] &lt;&gt; &quot;&quot;; &quot;newY := &quot;&amp;[.O134]&amp;&quot;; &quot;; &quot;&quot;); IF([.P134] &lt;&gt; &quot;&quot;; &quot;newSP := &quot;&amp;[.P134]&amp;&quot;; &quot;; &quot;&quot;); IF([.Q134] &lt;&gt; &quot;&quot;; &quot;newPC := &quot;&amp;[.Q134]&amp;&quot;; &quot;; &quot;&quot;);  IF([.M134] &lt;&gt; &quot;&quot;; &quot;*A = newA; &quot;; &quot;&quot;); IF([.N134] &lt;&gt; &quot;&quot;; &quot;*X = newX; &quot;; &quot;&quot;); IF([.O134] &lt;&gt; &quot;&quot;; &quot;*Y = newY; &quot;; &quot;&quot;); IF([.P134] &lt;&gt; &quot;&quot;; &quot;*SP = newSP; &quot;; &quot;&quot;); IF([.Q134] &lt;&gt; &quot;&quot;; &quot;*PC = newPC; &quot;; &quot;&quot;);  IF( ([.R134] &amp; [.S134] &amp; [.T134] &amp; [.U134] &amp; [.V134] &amp; [.W134]) &lt;&gt; &quot;&quot;; join(&quot;&quot;;    IF( [.R134] &lt;&gt; &quot;&quot;; &quot;carry := &quot; &amp; [.R134] &amp; &quot;;&quot;; &quot;carry := SR&amp;1; &quot;);   IF( [.S134] &lt;&gt; &quot;&quot;; &quot;zero := &quot; &amp; [.S134] &amp; &quot;;&quot;; &quot;zero := (SR&gt;&gt;1)&amp;1; &quot;);   IF( [.T134] &lt;&gt; &quot;&quot;; &quot;interrupt := &quot; &amp; [.T134] &amp; &quot;;&quot;; &quot;interrupt := (SR&gt;&gt;2)&amp;1; &quot;);   IF( [.U134] &lt;&gt; &quot;&quot;; &quot;decimal := &quot; &amp; [.U134] &amp; &quot;;&quot;; &quot;decimal := (SR&gt;&gt;3)&amp;1; &quot;);   IF( [.V134] &lt;&gt; &quot;&quot;; &quot;overflow := &quot; &amp; [.V134] &amp; &quot;;&quot;; &quot;overflow := (SR&gt;&gt;6)&amp;1; &quot;);   IF( [.W134] &lt;&gt; &quot;&quot;; &quot;negative := &quot; &amp; [.W134] &amp; &quot;;&quot;; &quot;negative := (SR&gt;&gt;7)&amp;1; &quot;)  ); &quot;&quot;);  IF( ([.R134] &amp; [.S134] &amp; [.T134] &amp; [.U134] &amp; [.V134] &amp; [.W134]) &lt;&gt; &quot;&quot;; &quot;*SR = carry + (zero&lt;&lt;1) + (interrupt&lt;&lt;2) + (decimal&lt;&lt;3) + (overflow&lt;&lt;6) + (negative&lt;&lt;7); &quot;; &quot;&quot;);  IF( [.Q134] &lt;&gt; &quot;&quot;; &quot;*PC = &quot; &amp; [.Q134] &amp; &quot;;&quot;; &quot;*PC = PC + &quot; &amp; (LEN([.A134]&amp;&quot; &quot;)/3) &amp; &quot;; &quot; );  IF( [.Y134] &lt;&gt; &quot;&quot;; &quot;memory[(&quot; &amp; [.Y134] &amp; &quot;)&amp;0xFFFF] = &quot; &amp; [.Z134] &amp; &quot;; &quot;; &quot;&quot;);  IF( [.AA134] &lt;&gt; &quot;&quot;; &quot;memory[(&quot; &amp; [.AA134] &amp; &quot;)&amp;0xFFFF] = (&quot; &amp; [.AB134] &amp; &quot;)&amp;0xFF; memory[((&quot; &amp; [.AA134] &amp; &quot;)+1)&amp;0xFFFF] = ((&quot; &amp; [.AB13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4];2) &amp; &quot; ) { &quot; &amp;  join(&quot;&quot;;  IF(LEN([.A134]) &gt; 3; &quot;unsigned char LL = memory[(PC+1)&amp;0xFFFF]; &quot;; &quot;&quot;); IF(LEN([.A134]) &gt; 6; &quot;unsigned int HH = memory[(PC+2)&amp;0xFFFF]; &quot;; &quot;&quot;); IF(LEN([.A134]) &gt; 6; &quot;unsigned int HHLL = LL + (HH&lt;&lt;8); &quot;; &quot;&quot;);  IF([.I134] &lt;&gt; &quot;&quot;; &quot;unsigned int zeroPageWord = memory[(&quot;&amp;[.I134]&amp;&quot;)&amp;0xFF] + (memory[((&quot;&amp;[.I134]&amp;&quot;)+1)&amp;0xFF]&lt;&lt;8); &quot;; &quot;&quot;);  IF([.J134] &lt;&gt; &quot;&quot;; &quot;unsigned char readByte = memory[(&quot;&amp;[.J134]&amp;&quot;)&amp;0xFFFF]; &quot;; &quot;&quot;); IF([.K134] &lt;&gt; &quot;&quot;; &quot;unsigned int readWord := memory[(&quot;&amp;[.K134]&amp;&quot;)&amp;0xFFFF] + (memory[((&quot;&amp;[.K134]&amp;&quot;)+1)&amp;0xFFFF]&lt;&lt;8); &quot;; &quot;&quot;);  IF([.L134] &lt;&gt; &quot;&quot;; &quot;unsigned int result = &quot;&amp;[.L134]&amp;&quot;; &quot;; &quot;&quot;);  IF([.M134] &lt;&gt; &quot;&quot;; &quot;unsigned char newA = &quot;&amp;[.M134]&amp;&quot;; &quot;; &quot;&quot;); IF([.N134] &lt;&gt; &quot;&quot;; &quot;unsigned char newX = &quot;&amp;[.N134]&amp;&quot;; &quot;; &quot;&quot;); IF([.O134] &lt;&gt; &quot;&quot;; &quot;unsigned char newY = &quot;&amp;[.O134]&amp;&quot;; &quot;; &quot;&quot;); IF([.P134] &lt;&gt; &quot;&quot;; &quot;unsigned char newSP = &quot;&amp;[.P134]&amp;&quot;; &quot;; &quot;&quot;); IF([.Q134] &lt;&gt; &quot;&quot;; &quot;unsigned int newPC = (&quot;&amp;[.Q134]&amp;&quot;)&amp;0xFFFF; &quot;; &quot;&quot;);  IF([.M134] &lt;&gt; &quot;&quot;; &quot;*A = newA; &quot;; &quot;&quot;); IF([.N134] &lt;&gt; &quot;&quot;; &quot;*X = newX; &quot;; &quot;&quot;); IF([.O134] &lt;&gt; &quot;&quot;; &quot;*Y = newY; &quot;; &quot;&quot;); IF([.P134] &lt;&gt; &quot;&quot;; &quot;*SP = newSP; &quot;; &quot;&quot;); IF([.Q134] &lt;&gt; &quot;&quot;; &quot;*PC = newPC; &quot;; &quot;&quot;);  IF( ([.R134] &amp; [.S134] &amp; [.T134] &amp; [.U134] &amp; [.V134] &amp; [.W134]) &lt;&gt; &quot;&quot;; join(&quot;&quot;;    IF( [.R134] &lt;&gt; &quot;&quot;; &quot;unsigned char carry = &quot; &amp; [.R134] &amp; &quot;;&quot;; &quot;unsigned char carry = SR&amp;1; &quot;);   IF( [.S134] &lt;&gt; &quot;&quot;; &quot;unsigned char zero = &quot; &amp; [.S134] &amp; &quot;;&quot;; &quot;unsigned char zero = (SR&gt;&gt;1)&amp;1; &quot;);   IF( [.T134] &lt;&gt; &quot;&quot;; &quot;unsigned char interrupt = &quot; &amp; [.T134] &amp; &quot;;&quot;; &quot;unsigned char interrupt = (SR&gt;&gt;2)&amp;1; &quot;);   IF( [.U134] &lt;&gt; &quot;&quot;; &quot;unsigned char decimal = &quot; &amp; [.U134] &amp; &quot;;&quot;; &quot;unsigned char decimal = (SR&gt;&gt;3)&amp;1; &quot;);   IF( [.V134] &lt;&gt; &quot;&quot;; &quot;unsigned char overflow = &quot; &amp; [.V134] &amp; &quot;;&quot;; &quot;unsigned char overflow = (SR&gt;&gt;6)&amp;1; &quot;);   IF( [.W134] &lt;&gt; &quot;&quot;; &quot;unsigned char negative = &quot; &amp; [.W134] &amp; &quot;;&quot;; &quot;unsigned char negative = (SR&gt;&gt;7)&amp;1; &quot;)  ); &quot;&quot;);  IF( ([.R134] &amp; [.S134] &amp; [.T134] &amp; [.U134] &amp; [.V134] &amp; [.W134]) &lt;&gt; &quot;&quot;; &quot;*SR = carry + (zero&lt;&lt;1) + (interrupt&lt;&lt;2) + (decimal&lt;&lt;3) + (overflow&lt;&lt;6) + (negative&lt;&lt;7); &quot;; &quot;&quot;);  IF( [.Q134] &lt;&gt; &quot;&quot;; &quot;*PC = &quot; &amp; [.Q134] &amp; &quot;;&quot;; &quot;*PC = PC + &quot; &amp; (LEN([.A134]&amp;&quot; &quot;)/3) &amp; &quot;; &quot; );  IF( [.Y134] &lt;&gt; &quot;&quot;; &quot;memory[(&quot; &amp; [.Y134] &amp; &quot;)&amp;0xFFFF] = &quot; &amp; [.Z134] &amp; &quot;; &quot;; &quot;&quot;);  IF( [.AA134] &lt;&gt; &quot;&quot;; &quot;memory[(&quot; &amp; [.AA134] &amp; &quot;)&amp;0xFFFF] = (&quot; &amp; [.AB134] &amp; &quot;)&amp;0xFF; memory[((&quot; &amp; [.AA134] &amp; &quot;)+1)&amp;0xFFFF] = ((&quot; &amp; [.AB13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4];2) &amp; &quot; ) { &quot; &amp;  join(&quot;&quot;;  IF(LEN([.A134]) &gt; 3; &quot;const LL = memory[(PC+1)&amp;0xFFFF]; &quot;; &quot;&quot;); IF(LEN([.A134]) &gt; 6; &quot;const HH = memory[(PC+2)&amp;0xFFFF]; &quot;; &quot;&quot;); IF(LEN([.A134]) &gt; 6; &quot;const HHLL = LL + (HH&lt;&lt;8); &quot;; &quot;&quot;);  IF([.I134] &lt;&gt; &quot;&quot;; &quot;const zeroPageWord = memory[(&quot;&amp;[.I134]&amp;&quot;)&amp;0xFF] + (memory[((&quot;&amp;[.I134]&amp;&quot;)+1)&amp;0xFF]&lt;&lt;8); &quot;; &quot;&quot;);  IF([.J134] &lt;&gt; &quot;&quot;; &quot;const readByte = memory[(&quot;&amp;[.J134]&amp;&quot;)&amp;0xFFFF]; &quot;; &quot;&quot;); IF([.K134] &lt;&gt; &quot;&quot;; &quot;const readWord = memory[(&quot;&amp;[.K134]&amp;&quot;)&amp;0xFFFF] + (memory[((&quot;&amp;[.K134]&amp;&quot;)+1)&amp;0xFFFF]&lt;&lt;8); &quot;; &quot;&quot;);  IF([.L134] &lt;&gt; &quot;&quot;; &quot;const result = &quot;&amp;[.L134]&amp;&quot;; &quot;; &quot;&quot;);  IF([.M134] &lt;&gt; &quot;&quot;; &quot;const newA = &quot;&amp;[.M134]&amp;&quot;; &quot;; &quot;&quot;); IF([.N134] &lt;&gt; &quot;&quot;; &quot;const newX = &quot;&amp;[.N134]&amp;&quot;; &quot;; &quot;&quot;); IF([.O134] &lt;&gt; &quot;&quot;; &quot;const newY = &quot;&amp;[.O134]&amp;&quot;; &quot;; &quot;&quot;); IF([.P134] &lt;&gt; &quot;&quot;; &quot;const newSP = &quot;&amp;[.P134]&amp;&quot;; &quot;; &quot;&quot;); IF([.Q134] &lt;&gt; &quot;&quot;; &quot;const newPC = (&quot;&amp;[.Q134]&amp;&quot;)&amp;0xFFFF; &quot;; &quot;&quot;);  IF([.M134] &lt;&gt; &quot;&quot;; &quot;cpu.A = newA; &quot;; &quot;&quot;); IF([.N134] &lt;&gt; &quot;&quot;; &quot;cpu.X = newX; &quot;; &quot;&quot;); IF([.O134] &lt;&gt; &quot;&quot;; &quot;cpu.Y = newY; &quot;; &quot;&quot;); IF([.P134] &lt;&gt; &quot;&quot;; &quot;cpu.SP = newSP; &quot;; &quot;&quot;); IF([.Q134] &lt;&gt; &quot;&quot;; &quot;cpu.PC = newPC; &quot;; &quot;&quot;);  IF( ([.R134] &amp; [.S134] &amp; [.T134] &amp; [.U134] &amp; [.V134] &amp; [.W134]) &lt;&gt; &quot;&quot;; join(&quot;&quot;;    IF( [.R134] &lt;&gt; &quot;&quot;; &quot;const carry = &quot; &amp; [.R134] &amp; &quot;;&quot;;     &quot;const carry = SR&amp;1; &quot;);   IF( [.S134] &lt;&gt; &quot;&quot;; &quot;const zero = &quot; &amp; [.S134] &amp; &quot;;&quot;;      &quot;const zero = (SR&gt;&gt;1)&amp;1; &quot;);   IF( [.T134] &lt;&gt; &quot;&quot;; &quot;const interrupt = &quot; &amp; [.T134] &amp; &quot;;&quot;; &quot;const interrupt = (SR&gt;&gt;2)&amp;1; &quot;);   IF( [.U134] &lt;&gt; &quot;&quot;; &quot;const decimal = &quot; &amp; [.U134] &amp; &quot;;&quot;;   &quot;const decimal = (SR&gt;&gt;3)&amp;1; &quot;);   IF( [.V134] &lt;&gt; &quot;&quot;; &quot;const overflow = &quot; &amp; [.V134] &amp; &quot;;&quot;;  &quot;const overflow = (SR&gt;&gt;6)&amp;1; &quot;);   IF( [.W134] &lt;&gt; &quot;&quot;; &quot;const negative = &quot; &amp; [.W134] &amp; &quot;;&quot;;  &quot;const negative = (SR&gt;&gt;7)&amp;1; &quot;)  ); &quot;&quot;);  IF( ([.R134] &amp; [.S134] &amp; [.T134] &amp; [.U134] &amp; [.V134] &amp; [.W134]) &lt;&gt; &quot;&quot;; &quot;cpu.SR = carry + (zero&lt;&lt;1) + (interrupt&lt;&lt;2) + (decimal&lt;&lt;3) + (overflow&lt;&lt;6) + (negative&lt;&lt;7); &quot;; &quot;&quot;);  IF( [.Q134] &lt;&gt; &quot;&quot;; &quot;*PC = &quot; &amp; [.Q134] &amp; &quot;;&quot;; &quot;cpu.PC = PC + &quot; &amp; (LEN([.A134]&amp;&quot; &quot;)/3) &amp; &quot;; &quot; );  IF( [.Y134] &lt;&gt; &quot;&quot;; &quot;memory[(&quot; &amp; [.Y134] &amp; &quot;)&amp;0xFFFF] = &quot; &amp; [.Z134] &amp; &quot;; &quot;; &quot;&quot;);  IF( [.AA134] &lt;&gt; &quot;&quot;; &quot;memory[(&quot; &amp; [.AA134] &amp; &quot;)&amp;0xFFFF] = (&quot; &amp; [.AB134] &amp; &quot;)&amp;0xFF; memory[((&quot; &amp; [.AA134] &amp; &quot;)+1)&amp;0xFFFF] = ((&quot; &amp; [.AB13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34] &lt;&gt; &quot;&quot;; &quot;BB &quot;; &quot;&quot;) &amp; IF([.$AN134] &lt;&gt; &quot;&quot;; &quot;LL HH &quot;; &quot;&quot;) &amp; IF([.$AO134] &lt;&gt; &quot;&quot;; &quot;SS &quot;; &quot;&quot;) &amp; IF([.$AP134] &lt;&gt; &quot;&quot;; &quot;RR &quot;; &quot;&quot;) &amp; IF([.$AQ134] &lt;&gt; &quot;&quot;; &quot;PP QQ &quot;; &quot;&quot;) &amp; LEFT([.$A134];2)" office:value-type="string" office:string-value="SS D1" calcext:value-type="string">
            <text:p>SS D1</text:p>
          </table:table-cell>
          <table:table-cell table:style-name="ce81" table:formula="of:=&quot;UN&quot; &amp;[.B134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D5 LL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float" office:value="4" calcext:value-type="float">
            <text:p>4</text:p>
          </table:table-cell>
          <table:table-cell table:style-name="ce81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37"/>
          <table:table-cell table:style-name="ce95"/>
          <table:table-cell table:style-name="ce81"/>
          <table:table-cell table:style-name="ce81" office:value-type="string" calcext:value-type="string">
            <text:p>(LL + X) &amp; 0xFF</text:p>
          </table:table-cell>
          <table:table-cell table:style-name="ce81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35];2) &amp; &quot; { &quot; &amp;  join(&quot;&quot;;  IF(LEN([.A135]) &gt; 3; &quot;LL := memory[PC + 1]; &quot;; &quot;&quot;);  IF([.I135] &lt;&gt; &quot;&quot;; &quot;zeroPageWord := memory[(&quot;&amp;[.I135]&amp;&quot;)&amp;0xFF] + (memory[((&quot;&amp;[.I135]&amp;&quot;)+1)&amp;0xFF]&lt;&lt;8); &quot;; &quot;&quot;);  IF([.J135] &lt;&gt; &quot;&quot;; &quot;readByte := memory[(&quot;&amp;[.J135]&amp;&quot;)&amp;0xFFFF]; &quot;; &quot;&quot;); IF([.K135] &lt;&gt; &quot;&quot;; &quot;readWord := memory[(&quot;&amp;[.K135]&amp;&quot;)&amp;0xFFFF] + (memory[((&quot;&amp;[.K135]&amp;&quot;)+1)&amp;0xFFFF]&lt;&lt;8); &quot;; &quot;&quot;);  IF([.L135] &lt;&gt; &quot;&quot;; &quot;result := &quot;&amp;[.L135]&amp;&quot;; &quot;; &quot;&quot;);  IF([.M135] &lt;&gt; &quot;&quot;; &quot;newA := &quot;&amp;[.M135]&amp;&quot;; &quot;; &quot;&quot;); IF([.N135] &lt;&gt; &quot;&quot;; &quot;newX := &quot;&amp;[.N135]&amp;&quot;; &quot;; &quot;&quot;); IF([.O135] &lt;&gt; &quot;&quot;; &quot;newY := &quot;&amp;[.O135]&amp;&quot;; &quot;; &quot;&quot;); IF([.P135] &lt;&gt; &quot;&quot;; &quot;newSP := &quot;&amp;[.P135]&amp;&quot;; &quot;; &quot;&quot;); IF([.Q135] &lt;&gt; &quot;&quot;; &quot;newPC := &quot;&amp;[.Q135]&amp;&quot;; &quot;; &quot;&quot;);  IF([.M135] &lt;&gt; &quot;&quot;; &quot;*A = newA; &quot;; &quot;&quot;); IF([.N135] &lt;&gt; &quot;&quot;; &quot;*X = newX; &quot;; &quot;&quot;); IF([.O135] &lt;&gt; &quot;&quot;; &quot;*Y = newY; &quot;; &quot;&quot;); IF([.P135] &lt;&gt; &quot;&quot;; &quot;*SP = newSP; &quot;; &quot;&quot;); IF([.Q135] &lt;&gt; &quot;&quot;; &quot;*PC = newPC; &quot;; &quot;&quot;);  IF( ([.R135] &amp; [.S135] &amp; [.T135] &amp; [.U135] &amp; [.V135] &amp; [.W135]) &lt;&gt; &quot;&quot;; join(&quot;&quot;;    IF( [.R135] &lt;&gt; &quot;&quot;; &quot;carry := &quot; &amp; [.R135] &amp; &quot;;&quot;; &quot;carry := SR&amp;1; &quot;);   IF( [.S135] &lt;&gt; &quot;&quot;; &quot;zero := &quot; &amp; [.S135] &amp; &quot;;&quot;; &quot;zero := (SR&gt;&gt;1)&amp;1; &quot;);   IF( [.T135] &lt;&gt; &quot;&quot;; &quot;interrupt := &quot; &amp; [.T135] &amp; &quot;;&quot;; &quot;interrupt := (SR&gt;&gt;2)&amp;1; &quot;);   IF( [.U135] &lt;&gt; &quot;&quot;; &quot;decimal := &quot; &amp; [.U135] &amp; &quot;;&quot;; &quot;decimal := (SR&gt;&gt;3)&amp;1; &quot;);   IF( [.V135] &lt;&gt; &quot;&quot;; &quot;overflow := &quot; &amp; [.V135] &amp; &quot;;&quot;; &quot;overflow := (SR&gt;&gt;6)&amp;1; &quot;);   IF( [.W135] &lt;&gt; &quot;&quot;; &quot;negative := &quot; &amp; [.W135] &amp; &quot;;&quot;; &quot;negative := (SR&gt;&gt;7)&amp;1; &quot;)  ); &quot;&quot;);  IF( ([.R135] &amp; [.S135] &amp; [.T135] &amp; [.U135] &amp; [.V135] &amp; [.W135]) &lt;&gt; &quot;&quot;; &quot;*SR = carry + (zero&lt;&lt;1) + (interrupt&lt;&lt;2) + (decimal&lt;&lt;3) + (overflow&lt;&lt;6) + (negative&lt;&lt;7); &quot;; &quot;&quot;);  IF( [.Q135] &lt;&gt; &quot;&quot;; &quot;*PC = &quot; &amp; [.Q135] &amp; &quot;;&quot;; &quot;*PC = PC + &quot; &amp; (LEN([.A135]&amp;&quot; &quot;)/3) &amp; &quot;; &quot; );  IF( [.Y135] &lt;&gt; &quot;&quot;; &quot;memory[(&quot; &amp; [.Y135] &amp; &quot;)&amp;0xFFFF] = &quot; &amp; [.Z135] &amp; &quot;; &quot;; &quot;&quot;);  IF( [.AA135] &lt;&gt; &quot;&quot;; &quot;memory[(&quot; &amp; [.AA135] &amp; &quot;)&amp;0xFFFF] = (&quot; &amp; [.AB135] &amp; &quot;)&amp;0xFF; memory[((&quot; &amp; [.AA135] &amp; &quot;)+1)&amp;0xFFFF] = ((&quot; &amp; [.AB13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5];2) &amp; &quot; ) { &quot; &amp;  join(&quot;&quot;;  IF(LEN([.A135]) &gt; 3; &quot;unsigned char LL = memory[(PC+1)&amp;0xFFFF]; &quot;; &quot;&quot;); IF(LEN([.A135]) &gt; 6; &quot;unsigned int HH = memory[(PC+2)&amp;0xFFFF]; &quot;; &quot;&quot;); IF(LEN([.A135]) &gt; 6; &quot;unsigned int HHLL = LL + (HH&lt;&lt;8); &quot;; &quot;&quot;);  IF([.I135] &lt;&gt; &quot;&quot;; &quot;unsigned int zeroPageWord = memory[(&quot;&amp;[.I135]&amp;&quot;)&amp;0xFF] + (memory[((&quot;&amp;[.I135]&amp;&quot;)+1)&amp;0xFF]&lt;&lt;8); &quot;; &quot;&quot;);  IF([.J135] &lt;&gt; &quot;&quot;; &quot;unsigned char readByte = memory[(&quot;&amp;[.J135]&amp;&quot;)&amp;0xFFFF]; &quot;; &quot;&quot;); IF([.K135] &lt;&gt; &quot;&quot;; &quot;unsigned int readWord := memory[(&quot;&amp;[.K135]&amp;&quot;)&amp;0xFFFF] + (memory[((&quot;&amp;[.K135]&amp;&quot;)+1)&amp;0xFFFF]&lt;&lt;8); &quot;; &quot;&quot;);  IF([.L135] &lt;&gt; &quot;&quot;; &quot;unsigned int result = &quot;&amp;[.L135]&amp;&quot;; &quot;; &quot;&quot;);  IF([.M135] &lt;&gt; &quot;&quot;; &quot;unsigned char newA = &quot;&amp;[.M135]&amp;&quot;; &quot;; &quot;&quot;); IF([.N135] &lt;&gt; &quot;&quot;; &quot;unsigned char newX = &quot;&amp;[.N135]&amp;&quot;; &quot;; &quot;&quot;); IF([.O135] &lt;&gt; &quot;&quot;; &quot;unsigned char newY = &quot;&amp;[.O135]&amp;&quot;; &quot;; &quot;&quot;); IF([.P135] &lt;&gt; &quot;&quot;; &quot;unsigned char newSP = &quot;&amp;[.P135]&amp;&quot;; &quot;; &quot;&quot;); IF([.Q135] &lt;&gt; &quot;&quot;; &quot;unsigned int newPC = (&quot;&amp;[.Q135]&amp;&quot;)&amp;0xFFFF; &quot;; &quot;&quot;);  IF([.M135] &lt;&gt; &quot;&quot;; &quot;*A = newA; &quot;; &quot;&quot;); IF([.N135] &lt;&gt; &quot;&quot;; &quot;*X = newX; &quot;; &quot;&quot;); IF([.O135] &lt;&gt; &quot;&quot;; &quot;*Y = newY; &quot;; &quot;&quot;); IF([.P135] &lt;&gt; &quot;&quot;; &quot;*SP = newSP; &quot;; &quot;&quot;); IF([.Q135] &lt;&gt; &quot;&quot;; &quot;*PC = newPC; &quot;; &quot;&quot;);  IF( ([.R135] &amp; [.S135] &amp; [.T135] &amp; [.U135] &amp; [.V135] &amp; [.W135]) &lt;&gt; &quot;&quot;; join(&quot;&quot;;    IF( [.R135] &lt;&gt; &quot;&quot;; &quot;unsigned char carry = &quot; &amp; [.R135] &amp; &quot;;&quot;; &quot;unsigned char carry = SR&amp;1; &quot;);   IF( [.S135] &lt;&gt; &quot;&quot;; &quot;unsigned char zero = &quot; &amp; [.S135] &amp; &quot;;&quot;; &quot;unsigned char zero = (SR&gt;&gt;1)&amp;1; &quot;);   IF( [.T135] &lt;&gt; &quot;&quot;; &quot;unsigned char interrupt = &quot; &amp; [.T135] &amp; &quot;;&quot;; &quot;unsigned char interrupt = (SR&gt;&gt;2)&amp;1; &quot;);   IF( [.U135] &lt;&gt; &quot;&quot;; &quot;unsigned char decimal = &quot; &amp; [.U135] &amp; &quot;;&quot;; &quot;unsigned char decimal = (SR&gt;&gt;3)&amp;1; &quot;);   IF( [.V135] &lt;&gt; &quot;&quot;; &quot;unsigned char overflow = &quot; &amp; [.V135] &amp; &quot;;&quot;; &quot;unsigned char overflow = (SR&gt;&gt;6)&amp;1; &quot;);   IF( [.W135] &lt;&gt; &quot;&quot;; &quot;unsigned char negative = &quot; &amp; [.W135] &amp; &quot;;&quot;; &quot;unsigned char negative = (SR&gt;&gt;7)&amp;1; &quot;)  ); &quot;&quot;);  IF( ([.R135] &amp; [.S135] &amp; [.T135] &amp; [.U135] &amp; [.V135] &amp; [.W135]) &lt;&gt; &quot;&quot;; &quot;*SR = carry + (zero&lt;&lt;1) + (interrupt&lt;&lt;2) + (decimal&lt;&lt;3) + (overflow&lt;&lt;6) + (negative&lt;&lt;7); &quot;; &quot;&quot;);  IF( [.Q135] &lt;&gt; &quot;&quot;; &quot;*PC = &quot; &amp; [.Q135] &amp; &quot;;&quot;; &quot;*PC = PC + &quot; &amp; (LEN([.A135]&amp;&quot; &quot;)/3) &amp; &quot;; &quot; );  IF( [.Y135] &lt;&gt; &quot;&quot;; &quot;memory[(&quot; &amp; [.Y135] &amp; &quot;)&amp;0xFFFF] = &quot; &amp; [.Z135] &amp; &quot;; &quot;; &quot;&quot;);  IF( [.AA135] &lt;&gt; &quot;&quot;; &quot;memory[(&quot; &amp; [.AA135] &amp; &quot;)&amp;0xFFFF] = (&quot; &amp; [.AB135] &amp; &quot;)&amp;0xFF; memory[((&quot; &amp; [.AA135] &amp; &quot;)+1)&amp;0xFFFF] = ((&quot; &amp; [.AB13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5];2) &amp; &quot; ) { &quot; &amp;  join(&quot;&quot;;  IF(LEN([.A135]) &gt; 3; &quot;const LL = memory[(PC+1)&amp;0xFFFF]; &quot;; &quot;&quot;); IF(LEN([.A135]) &gt; 6; &quot;const HH = memory[(PC+2)&amp;0xFFFF]; &quot;; &quot;&quot;); IF(LEN([.A135]) &gt; 6; &quot;const HHLL = LL + (HH&lt;&lt;8); &quot;; &quot;&quot;);  IF([.I135] &lt;&gt; &quot;&quot;; &quot;const zeroPageWord = memory[(&quot;&amp;[.I135]&amp;&quot;)&amp;0xFF] + (memory[((&quot;&amp;[.I135]&amp;&quot;)+1)&amp;0xFF]&lt;&lt;8); &quot;; &quot;&quot;);  IF([.J135] &lt;&gt; &quot;&quot;; &quot;const readByte = memory[(&quot;&amp;[.J135]&amp;&quot;)&amp;0xFFFF]; &quot;; &quot;&quot;); IF([.K135] &lt;&gt; &quot;&quot;; &quot;const readWord = memory[(&quot;&amp;[.K135]&amp;&quot;)&amp;0xFFFF] + (memory[((&quot;&amp;[.K135]&amp;&quot;)+1)&amp;0xFFFF]&lt;&lt;8); &quot;; &quot;&quot;);  IF([.L135] &lt;&gt; &quot;&quot;; &quot;const result = &quot;&amp;[.L135]&amp;&quot;; &quot;; &quot;&quot;);  IF([.M135] &lt;&gt; &quot;&quot;; &quot;const newA = &quot;&amp;[.M135]&amp;&quot;; &quot;; &quot;&quot;); IF([.N135] &lt;&gt; &quot;&quot;; &quot;const newX = &quot;&amp;[.N135]&amp;&quot;; &quot;; &quot;&quot;); IF([.O135] &lt;&gt; &quot;&quot;; &quot;const newY = &quot;&amp;[.O135]&amp;&quot;; &quot;; &quot;&quot;); IF([.P135] &lt;&gt; &quot;&quot;; &quot;const newSP = &quot;&amp;[.P135]&amp;&quot;; &quot;; &quot;&quot;); IF([.Q135] &lt;&gt; &quot;&quot;; &quot;const newPC = (&quot;&amp;[.Q135]&amp;&quot;)&amp;0xFFFF; &quot;; &quot;&quot;);  IF([.M135] &lt;&gt; &quot;&quot;; &quot;cpu.A = newA; &quot;; &quot;&quot;); IF([.N135] &lt;&gt; &quot;&quot;; &quot;cpu.X = newX; &quot;; &quot;&quot;); IF([.O135] &lt;&gt; &quot;&quot;; &quot;cpu.Y = newY; &quot;; &quot;&quot;); IF([.P135] &lt;&gt; &quot;&quot;; &quot;cpu.SP = newSP; &quot;; &quot;&quot;); IF([.Q135] &lt;&gt; &quot;&quot;; &quot;cpu.PC = newPC; &quot;; &quot;&quot;);  IF( ([.R135] &amp; [.S135] &amp; [.T135] &amp; [.U135] &amp; [.V135] &amp; [.W135]) &lt;&gt; &quot;&quot;; join(&quot;&quot;;    IF( [.R135] &lt;&gt; &quot;&quot;; &quot;const carry = &quot; &amp; [.R135] &amp; &quot;;&quot;;     &quot;const carry = SR&amp;1; &quot;);   IF( [.S135] &lt;&gt; &quot;&quot;; &quot;const zero = &quot; &amp; [.S135] &amp; &quot;;&quot;;      &quot;const zero = (SR&gt;&gt;1)&amp;1; &quot;);   IF( [.T135] &lt;&gt; &quot;&quot;; &quot;const interrupt = &quot; &amp; [.T135] &amp; &quot;;&quot;; &quot;const interrupt = (SR&gt;&gt;2)&amp;1; &quot;);   IF( [.U135] &lt;&gt; &quot;&quot;; &quot;const decimal = &quot; &amp; [.U135] &amp; &quot;;&quot;;   &quot;const decimal = (SR&gt;&gt;3)&amp;1; &quot;);   IF( [.V135] &lt;&gt; &quot;&quot;; &quot;const overflow = &quot; &amp; [.V135] &amp; &quot;;&quot;;  &quot;const overflow = (SR&gt;&gt;6)&amp;1; &quot;);   IF( [.W135] &lt;&gt; &quot;&quot;; &quot;const negative = &quot; &amp; [.W135] &amp; &quot;;&quot;;  &quot;const negative = (SR&gt;&gt;7)&amp;1; &quot;)  ); &quot;&quot;);  IF( ([.R135] &amp; [.S135] &amp; [.T135] &amp; [.U135] &amp; [.V135] &amp; [.W135]) &lt;&gt; &quot;&quot;; &quot;cpu.SR = carry + (zero&lt;&lt;1) + (interrupt&lt;&lt;2) + (decimal&lt;&lt;3) + (overflow&lt;&lt;6) + (negative&lt;&lt;7); &quot;; &quot;&quot;);  IF( [.Q135] &lt;&gt; &quot;&quot;; &quot;*PC = &quot; &amp; [.Q135] &amp; &quot;;&quot;; &quot;cpu.PC = PC + &quot; &amp; (LEN([.A135]&amp;&quot; &quot;)/3) &amp; &quot;; &quot; );  IF( [.Y135] &lt;&gt; &quot;&quot;; &quot;memory[(&quot; &amp; [.Y135] &amp; &quot;)&amp;0xFFFF] = &quot; &amp; [.Z135] &amp; &quot;; &quot;; &quot;&quot;);  IF( [.AA135] &lt;&gt; &quot;&quot;; &quot;memory[(&quot; &amp; [.AA135] &amp; &quot;)&amp;0xFFFF] = (&quot; &amp; [.AB135] &amp; &quot;)&amp;0xFF; memory[((&quot; &amp; [.AA135] &amp; &quot;)+1)&amp;0xFFFF] = ((&quot; &amp; [.AB13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35] &lt;&gt; &quot;&quot;; &quot;BB &quot;; &quot;&quot;) &amp; IF([.$AN135] &lt;&gt; &quot;&quot;; &quot;LL HH &quot;; &quot;&quot;) &amp; IF([.$AO135] &lt;&gt; &quot;&quot;; &quot;SS &quot;; &quot;&quot;) &amp; IF([.$AP135] &lt;&gt; &quot;&quot;; &quot;RR &quot;; &quot;&quot;) &amp; IF([.$AQ135] &lt;&gt; &quot;&quot;; &quot;PP QQ &quot;; &quot;&quot;) &amp; LEFT([.$A135];2)" office:value-type="string" office:string-value="SS D5" calcext:value-type="string">
            <text:p>SS D5</text:p>
          </table:table-cell>
          <table:table-cell table:style-name="ce81" table:formula="of:=&quot;UN&quot; &amp;[.B135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D6 LL</text:p>
          </table:table-cell>
          <table:table-cell table:style-name="ce21" office:value-type="string" calcext:value-type="string">
            <text:p>DEC</text:p>
          </table:table-cell>
          <table:table-cell table:style-name="ce46" office:value-type="float" office:value="6" calcext:value-type="float">
            <text:p>6</text:p>
          </table:table-cell>
          <table:table-cell table:style-name="ce69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3"/>
          <table:table-cell table:style-name="ce95"/>
          <table:table-cell table:style-name="ce69"/>
          <table:table-cell table:style-name="ce69" office:value-type="string" calcext:value-type="string">
            <text:p>(LL + X) &amp; 0xFF</text:p>
          </table:table-cell>
          <table:table-cell table:style-name="ce77"/>
          <table:table-cell table:style-name="ce69" office:value-type="string" calcext:value-type="string">
            <text:p>readByte - 1</text:p>
          </table:table-cell>
          <table:table-cell table:style-name="ce179"/>
          <table:table-cell table:style-name="ce77" table:number-columns-repeated="4"/>
          <table:table-cell table:style-name="ce179"/>
          <table:table-cell table:style-name="ce69" office:value-type="string" calcext:value-type="string">
            <text:p>(result | -result) &gt;&gt; 7</text:p>
          </table:table-cell>
          <table:table-cell table:style-name="ce77" table:number-columns-repeated="4"/>
          <table:table-cell table:style-name="ce209" office:value-type="string" calcext:value-type="string">
            <text:p>result &gt;&gt; 7</text:p>
          </table:table-cell>
          <table:table-cell table:style-name="ce170" office:value-type="string" calcext:value-type="string">
            <text:p>readByteAddress</text:p>
          </table:table-cell>
          <table:table-cell table:style-name="ce69" office:value-type="string" calcext:value-type="string">
            <text:p>result</text:p>
          </table:table-cell>
          <table:table-cell table:style-name="ce77" table:number-columns-repeated="2"/>
          <table:table-cell table:style-name="ce244"/>
          <table:table-cell table:style-name="ce95"/>
          <table:table-cell table:style-name="ce253" table:formula="of:=&quot;  if instruction == 0x&quot; &amp; LEFT([.A136];2) &amp; &quot; { &quot; &amp;  join(&quot;&quot;;  IF(LEN([.A136]) &gt; 3; &quot;LL := memory[PC + 1]; &quot;; &quot;&quot;);  IF([.I136] &lt;&gt; &quot;&quot;; &quot;zeroPageWord := memory[(&quot;&amp;[.I136]&amp;&quot;)&amp;0xFF] + (memory[((&quot;&amp;[.I136]&amp;&quot;)+1)&amp;0xFF]&lt;&lt;8); &quot;; &quot;&quot;);  IF([.J136] &lt;&gt; &quot;&quot;; &quot;readByte := memory[(&quot;&amp;[.J136]&amp;&quot;)&amp;0xFFFF]; &quot;; &quot;&quot;); IF([.K136] &lt;&gt; &quot;&quot;; &quot;readWord := memory[(&quot;&amp;[.K136]&amp;&quot;)&amp;0xFFFF] + (memory[((&quot;&amp;[.K136]&amp;&quot;)+1)&amp;0xFFFF]&lt;&lt;8); &quot;; &quot;&quot;);  IF([.L136] &lt;&gt; &quot;&quot;; &quot;result := &quot;&amp;[.L136]&amp;&quot;; &quot;; &quot;&quot;);  IF([.M136] &lt;&gt; &quot;&quot;; &quot;newA := &quot;&amp;[.M136]&amp;&quot;; &quot;; &quot;&quot;); IF([.N136] &lt;&gt; &quot;&quot;; &quot;newX := &quot;&amp;[.N136]&amp;&quot;; &quot;; &quot;&quot;); IF([.O136] &lt;&gt; &quot;&quot;; &quot;newY := &quot;&amp;[.O136]&amp;&quot;; &quot;; &quot;&quot;); IF([.P136] &lt;&gt; &quot;&quot;; &quot;newSP := &quot;&amp;[.P136]&amp;&quot;; &quot;; &quot;&quot;); IF([.Q136] &lt;&gt; &quot;&quot;; &quot;newPC := &quot;&amp;[.Q136]&amp;&quot;; &quot;; &quot;&quot;);  IF([.M136] &lt;&gt; &quot;&quot;; &quot;*A = newA; &quot;; &quot;&quot;); IF([.N136] &lt;&gt; &quot;&quot;; &quot;*X = newX; &quot;; &quot;&quot;); IF([.O136] &lt;&gt; &quot;&quot;; &quot;*Y = newY; &quot;; &quot;&quot;); IF([.P136] &lt;&gt; &quot;&quot;; &quot;*SP = newSP; &quot;; &quot;&quot;); IF([.Q136] &lt;&gt; &quot;&quot;; &quot;*PC = newPC; &quot;; &quot;&quot;);  IF( ([.R136] &amp; [.S136] &amp; [.T136] &amp; [.U136] &amp; [.V136] &amp; [.W136]) &lt;&gt; &quot;&quot;; join(&quot;&quot;;    IF( [.R136] &lt;&gt; &quot;&quot;; &quot;carry := &quot; &amp; [.R136] &amp; &quot;;&quot;; &quot;carry := SR&amp;1; &quot;);   IF( [.S136] &lt;&gt; &quot;&quot;; &quot;zero := &quot; &amp; [.S136] &amp; &quot;;&quot;; &quot;zero := (SR&gt;&gt;1)&amp;1; &quot;);   IF( [.T136] &lt;&gt; &quot;&quot;; &quot;interrupt := &quot; &amp; [.T136] &amp; &quot;;&quot;; &quot;interrupt := (SR&gt;&gt;2)&amp;1; &quot;);   IF( [.U136] &lt;&gt; &quot;&quot;; &quot;decimal := &quot; &amp; [.U136] &amp; &quot;;&quot;; &quot;decimal := (SR&gt;&gt;3)&amp;1; &quot;);   IF( [.V136] &lt;&gt; &quot;&quot;; &quot;overflow := &quot; &amp; [.V136] &amp; &quot;;&quot;; &quot;overflow := (SR&gt;&gt;6)&amp;1; &quot;);   IF( [.W136] &lt;&gt; &quot;&quot;; &quot;negative := &quot; &amp; [.W136] &amp; &quot;;&quot;; &quot;negative := (SR&gt;&gt;7)&amp;1; &quot;)  ); &quot;&quot;);  IF( ([.R136] &amp; [.S136] &amp; [.T136] &amp; [.U136] &amp; [.V136] &amp; [.W136]) &lt;&gt; &quot;&quot;; &quot;*SR = carry + (zero&lt;&lt;1) + (interrupt&lt;&lt;2) + (decimal&lt;&lt;3) + (overflow&lt;&lt;6) + (negative&lt;&lt;7); &quot;; &quot;&quot;);  IF( [.Q136] &lt;&gt; &quot;&quot;; &quot;*PC = &quot; &amp; [.Q136] &amp; &quot;;&quot;; &quot;*PC = PC + &quot; &amp; (LEN([.A136]&amp;&quot; &quot;)/3) &amp; &quot;; &quot; );  IF( [.Y136] &lt;&gt; &quot;&quot;; &quot;memory[(&quot; &amp; [.Y136] &amp; &quot;)&amp;0xFFFF] = &quot; &amp; [.Z136] &amp; &quot;; &quot;; &quot;&quot;);  IF( [.AA136] &lt;&gt; &quot;&quot;; &quot;memory[(&quot; &amp; [.AA136] &amp; &quot;)&amp;0xFFFF] = (&quot; &amp; [.AB136] &amp; &quot;)&amp;0xFF; memory[((&quot; &amp; [.AA136] &amp; &quot;)+1)&amp;0xFFFF] = ((&quot; &amp; [.AB13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6];2) &amp; &quot; ) { &quot; &amp;  join(&quot;&quot;;  IF(LEN([.A136]) &gt; 3; &quot;unsigned char LL = memory[(PC+1)&amp;0xFFFF]; &quot;; &quot;&quot;); IF(LEN([.A136]) &gt; 6; &quot;unsigned int HH = memory[(PC+2)&amp;0xFFFF]; &quot;; &quot;&quot;); IF(LEN([.A136]) &gt; 6; &quot;unsigned int HHLL = LL + (HH&lt;&lt;8); &quot;; &quot;&quot;);  IF([.I136] &lt;&gt; &quot;&quot;; &quot;unsigned int zeroPageWord = memory[(&quot;&amp;[.I136]&amp;&quot;)&amp;0xFF] + (memory[((&quot;&amp;[.I136]&amp;&quot;)+1)&amp;0xFF]&lt;&lt;8); &quot;; &quot;&quot;);  IF([.J136] &lt;&gt; &quot;&quot;; &quot;unsigned char readByte = memory[(&quot;&amp;[.J136]&amp;&quot;)&amp;0xFFFF]; &quot;; &quot;&quot;); IF([.K136] &lt;&gt; &quot;&quot;; &quot;unsigned int readWord := memory[(&quot;&amp;[.K136]&amp;&quot;)&amp;0xFFFF] + (memory[((&quot;&amp;[.K136]&amp;&quot;)+1)&amp;0xFFFF]&lt;&lt;8); &quot;; &quot;&quot;);  IF([.L136] &lt;&gt; &quot;&quot;; &quot;unsigned int result = &quot;&amp;[.L136]&amp;&quot;; &quot;; &quot;&quot;);  IF([.M136] &lt;&gt; &quot;&quot;; &quot;unsigned char newA = &quot;&amp;[.M136]&amp;&quot;; &quot;; &quot;&quot;); IF([.N136] &lt;&gt; &quot;&quot;; &quot;unsigned char newX = &quot;&amp;[.N136]&amp;&quot;; &quot;; &quot;&quot;); IF([.O136] &lt;&gt; &quot;&quot;; &quot;unsigned char newY = &quot;&amp;[.O136]&amp;&quot;; &quot;; &quot;&quot;); IF([.P136] &lt;&gt; &quot;&quot;; &quot;unsigned char newSP = &quot;&amp;[.P136]&amp;&quot;; &quot;; &quot;&quot;); IF([.Q136] &lt;&gt; &quot;&quot;; &quot;unsigned int newPC = (&quot;&amp;[.Q136]&amp;&quot;)&amp;0xFFFF; &quot;; &quot;&quot;);  IF([.M136] &lt;&gt; &quot;&quot;; &quot;*A = newA; &quot;; &quot;&quot;); IF([.N136] &lt;&gt; &quot;&quot;; &quot;*X = newX; &quot;; &quot;&quot;); IF([.O136] &lt;&gt; &quot;&quot;; &quot;*Y = newY; &quot;; &quot;&quot;); IF([.P136] &lt;&gt; &quot;&quot;; &quot;*SP = newSP; &quot;; &quot;&quot;); IF([.Q136] &lt;&gt; &quot;&quot;; &quot;*PC = newPC; &quot;; &quot;&quot;);  IF( ([.R136] &amp; [.S136] &amp; [.T136] &amp; [.U136] &amp; [.V136] &amp; [.W136]) &lt;&gt; &quot;&quot;; join(&quot;&quot;;    IF( [.R136] &lt;&gt; &quot;&quot;; &quot;unsigned char carry = &quot; &amp; [.R136] &amp; &quot;;&quot;; &quot;unsigned char carry = SR&amp;1; &quot;);   IF( [.S136] &lt;&gt; &quot;&quot;; &quot;unsigned char zero = &quot; &amp; [.S136] &amp; &quot;;&quot;; &quot;unsigned char zero = (SR&gt;&gt;1)&amp;1; &quot;);   IF( [.T136] &lt;&gt; &quot;&quot;; &quot;unsigned char interrupt = &quot; &amp; [.T136] &amp; &quot;;&quot;; &quot;unsigned char interrupt = (SR&gt;&gt;2)&amp;1; &quot;);   IF( [.U136] &lt;&gt; &quot;&quot;; &quot;unsigned char decimal = &quot; &amp; [.U136] &amp; &quot;;&quot;; &quot;unsigned char decimal = (SR&gt;&gt;3)&amp;1; &quot;);   IF( [.V136] &lt;&gt; &quot;&quot;; &quot;unsigned char overflow = &quot; &amp; [.V136] &amp; &quot;;&quot;; &quot;unsigned char overflow = (SR&gt;&gt;6)&amp;1; &quot;);   IF( [.W136] &lt;&gt; &quot;&quot;; &quot;unsigned char negative = &quot; &amp; [.W136] &amp; &quot;;&quot;; &quot;unsigned char negative = (SR&gt;&gt;7)&amp;1; &quot;)  ); &quot;&quot;);  IF( ([.R136] &amp; [.S136] &amp; [.T136] &amp; [.U136] &amp; [.V136] &amp; [.W136]) &lt;&gt; &quot;&quot;; &quot;*SR = carry + (zero&lt;&lt;1) + (interrupt&lt;&lt;2) + (decimal&lt;&lt;3) + (overflow&lt;&lt;6) + (negative&lt;&lt;7); &quot;; &quot;&quot;);  IF( [.Q136] &lt;&gt; &quot;&quot;; &quot;*PC = &quot; &amp; [.Q136] &amp; &quot;;&quot;; &quot;*PC = PC + &quot; &amp; (LEN([.A136]&amp;&quot; &quot;)/3) &amp; &quot;; &quot; );  IF( [.Y136] &lt;&gt; &quot;&quot;; &quot;memory[(&quot; &amp; [.Y136] &amp; &quot;)&amp;0xFFFF] = &quot; &amp; [.Z136] &amp; &quot;; &quot;; &quot;&quot;);  IF( [.AA136] &lt;&gt; &quot;&quot;; &quot;memory[(&quot; &amp; [.AA136] &amp; &quot;)&amp;0xFFFF] = (&quot; &amp; [.AB136] &amp; &quot;)&amp;0xFF; memory[((&quot; &amp; [.AA136] &amp; &quot;)+1)&amp;0xFFFF] = ((&quot; &amp; [.AB13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6];2) &amp; &quot; ) { &quot; &amp;  join(&quot;&quot;;  IF(LEN([.A136]) &gt; 3; &quot;const LL = memory[(PC+1)&amp;0xFFFF]; &quot;; &quot;&quot;); IF(LEN([.A136]) &gt; 6; &quot;const HH = memory[(PC+2)&amp;0xFFFF]; &quot;; &quot;&quot;); IF(LEN([.A136]) &gt; 6; &quot;const HHLL = LL + (HH&lt;&lt;8); &quot;; &quot;&quot;);  IF([.I136] &lt;&gt; &quot;&quot;; &quot;const zeroPageWord = memory[(&quot;&amp;[.I136]&amp;&quot;)&amp;0xFF] + (memory[((&quot;&amp;[.I136]&amp;&quot;)+1)&amp;0xFF]&lt;&lt;8); &quot;; &quot;&quot;);  IF([.J136] &lt;&gt; &quot;&quot;; &quot;const readByte = memory[(&quot;&amp;[.J136]&amp;&quot;)&amp;0xFFFF]; &quot;; &quot;&quot;); IF([.K136] &lt;&gt; &quot;&quot;; &quot;const readWord = memory[(&quot;&amp;[.K136]&amp;&quot;)&amp;0xFFFF] + (memory[((&quot;&amp;[.K136]&amp;&quot;)+1)&amp;0xFFFF]&lt;&lt;8); &quot;; &quot;&quot;);  IF([.L136] &lt;&gt; &quot;&quot;; &quot;const result = &quot;&amp;[.L136]&amp;&quot;; &quot;; &quot;&quot;);  IF([.M136] &lt;&gt; &quot;&quot;; &quot;const newA = &quot;&amp;[.M136]&amp;&quot;; &quot;; &quot;&quot;); IF([.N136] &lt;&gt; &quot;&quot;; &quot;const newX = &quot;&amp;[.N136]&amp;&quot;; &quot;; &quot;&quot;); IF([.O136] &lt;&gt; &quot;&quot;; &quot;const newY = &quot;&amp;[.O136]&amp;&quot;; &quot;; &quot;&quot;); IF([.P136] &lt;&gt; &quot;&quot;; &quot;const newSP = &quot;&amp;[.P136]&amp;&quot;; &quot;; &quot;&quot;); IF([.Q136] &lt;&gt; &quot;&quot;; &quot;const newPC = (&quot;&amp;[.Q136]&amp;&quot;)&amp;0xFFFF; &quot;; &quot;&quot;);  IF([.M136] &lt;&gt; &quot;&quot;; &quot;cpu.A = newA; &quot;; &quot;&quot;); IF([.N136] &lt;&gt; &quot;&quot;; &quot;cpu.X = newX; &quot;; &quot;&quot;); IF([.O136] &lt;&gt; &quot;&quot;; &quot;cpu.Y = newY; &quot;; &quot;&quot;); IF([.P136] &lt;&gt; &quot;&quot;; &quot;cpu.SP = newSP; &quot;; &quot;&quot;); IF([.Q136] &lt;&gt; &quot;&quot;; &quot;cpu.PC = newPC; &quot;; &quot;&quot;);  IF( ([.R136] &amp; [.S136] &amp; [.T136] &amp; [.U136] &amp; [.V136] &amp; [.W136]) &lt;&gt; &quot;&quot;; join(&quot;&quot;;    IF( [.R136] &lt;&gt; &quot;&quot;; &quot;const carry = &quot; &amp; [.R136] &amp; &quot;;&quot;;     &quot;const carry = SR&amp;1; &quot;);   IF( [.S136] &lt;&gt; &quot;&quot;; &quot;const zero = &quot; &amp; [.S136] &amp; &quot;;&quot;;      &quot;const zero = (SR&gt;&gt;1)&amp;1; &quot;);   IF( [.T136] &lt;&gt; &quot;&quot;; &quot;const interrupt = &quot; &amp; [.T136] &amp; &quot;;&quot;; &quot;const interrupt = (SR&gt;&gt;2)&amp;1; &quot;);   IF( [.U136] &lt;&gt; &quot;&quot;; &quot;const decimal = &quot; &amp; [.U136] &amp; &quot;;&quot;;   &quot;const decimal = (SR&gt;&gt;3)&amp;1; &quot;);   IF( [.V136] &lt;&gt; &quot;&quot;; &quot;const overflow = &quot; &amp; [.V136] &amp; &quot;;&quot;;  &quot;const overflow = (SR&gt;&gt;6)&amp;1; &quot;);   IF( [.W136] &lt;&gt; &quot;&quot;; &quot;const negative = &quot; &amp; [.W136] &amp; &quot;;&quot;;  &quot;const negative = (SR&gt;&gt;7)&amp;1; &quot;)  ); &quot;&quot;);  IF( ([.R136] &amp; [.S136] &amp; [.T136] &amp; [.U136] &amp; [.V136] &amp; [.W136]) &lt;&gt; &quot;&quot;; &quot;cpu.SR = carry + (zero&lt;&lt;1) + (interrupt&lt;&lt;2) + (decimal&lt;&lt;3) + (overflow&lt;&lt;6) + (negative&lt;&lt;7); &quot;; &quot;&quot;);  IF( [.Q136] &lt;&gt; &quot;&quot;; &quot;*PC = &quot; &amp; [.Q136] &amp; &quot;;&quot;; &quot;cpu.PC = PC + &quot; &amp; (LEN([.A136]&amp;&quot; &quot;)/3) &amp; &quot;; &quot; );  IF( [.Y136] &lt;&gt; &quot;&quot;; &quot;memory[(&quot; &amp; [.Y136] &amp; &quot;)&amp;0xFFFF] = &quot; &amp; [.Z136] &amp; &quot;; &quot;; &quot;&quot;);  IF( [.AA136] &lt;&gt; &quot;&quot;; &quot;memory[(&quot; &amp; [.AA136] &amp; &quot;)&amp;0xFFFF] = (&quot; &amp; [.AB136] &amp; &quot;)&amp;0xFF; memory[((&quot; &amp; [.AA136] &amp; &quot;)+1)&amp;0xFFFF] = ((&quot; &amp; [.AB13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69"/>
          <table:table-cell table:style-name="ce77"/>
          <table:table-cell table:style-name="ce69" office:value-type="string" calcext:value-type="string">
            <text:p>SR</text:p>
          </table:table-cell>
          <table:table-cell table:style-name="ce69" table:number-columns-repeated="2"/>
          <table:table-cell table:style-name="ce69" office:value-type="string" calcext:value-type="string">
            <text:p>negative, zero</text:p>
          </table:table-cell>
          <table:table-cell table:style-name="ce77"/>
          <table:table-cell table:style-name="ce244"/>
          <table:table-cell table:style-name="ce282" table:formula="of:=IF([.$AM136] &lt;&gt; &quot;&quot;; &quot;BB &quot;; &quot;&quot;) &amp; IF([.$AN136] &lt;&gt; &quot;&quot;; &quot;LL HH &quot;; &quot;&quot;) &amp; IF([.$AO136] &lt;&gt; &quot;&quot;; &quot;SS &quot;; &quot;&quot;) &amp; IF([.$AP136] &lt;&gt; &quot;&quot;; &quot;RR &quot;; &quot;&quot;) &amp; IF([.$AQ136] &lt;&gt; &quot;&quot;; &quot;PP QQ &quot;; &quot;&quot;) &amp; LEFT([.$A136];2)" office:value-type="string" office:string-value="SS D6" calcext:value-type="string">
            <text:p>SS D6</text:p>
          </table:table-cell>
          <table:table-cell table:style-name="ce69" table:formula="of:=&quot;UN&quot; &amp;[.B136]" office:value-type="string" office:string-value="UNDEC" calcext:value-type="string">
            <text:p>UNDEC</text:p>
          </table:table-cell>
          <table:table-cell table:style-name="ce69" office:value-type="string" calcext:value-type="string">
            <text:p>$SS</text:p>
          </table:table-cell>
          <table:table-cell table:style-name="ce96"/>
          <table:table-cell table:style-name="ce69" table:number-columns-repeated="14"/>
          <table:table-cell table:style-name="ce98"/>
          <table:table-cell table:style-name="ce6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D8</text:p>
          </table:table-cell>
          <table:table-cell table:style-name="ce20" office:value-type="string" calcext:value-type="string">
            <text:p>CLD</text:p>
          </table:table-cell>
          <table:table-cell table:style-name="ce45" office:value-type="float" office:value="2" calcext:value-type="float">
            <text:p>2</text:p>
          </table:table-cell>
          <table:table-cell table:style-name="ce73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137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4"/>
          <table:table-cell table:style-name="ce169"/>
          <table:table-cell table:style-name="ce68"/>
          <table:table-cell table:style-name="ce73"/>
          <table:table-cell table:style-name="ce68" office:value-type="string" calcext:value-type="string">
            <text:p>0x0</text:p>
          </table:table-cell>
          <table:table-cell table:style-name="ce73" table:number-columns-repeated="2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137];2) &amp; &quot; { &quot; &amp;  join(&quot;&quot;;  IF(LEN([.A137]) &gt; 3; &quot;LL := memory[PC + 1]; &quot;; &quot;&quot;);  IF([.I137] &lt;&gt; &quot;&quot;; &quot;zeroPageWord := memory[(&quot;&amp;[.I137]&amp;&quot;)&amp;0xFF] + (memory[((&quot;&amp;[.I137]&amp;&quot;)+1)&amp;0xFF]&lt;&lt;8); &quot;; &quot;&quot;);  IF([.J137] &lt;&gt; &quot;&quot;; &quot;readByte := memory[(&quot;&amp;[.J137]&amp;&quot;)&amp;0xFFFF]; &quot;; &quot;&quot;); IF([.K137] &lt;&gt; &quot;&quot;; &quot;readWord := memory[(&quot;&amp;[.K137]&amp;&quot;)&amp;0xFFFF] + (memory[((&quot;&amp;[.K137]&amp;&quot;)+1)&amp;0xFFFF]&lt;&lt;8); &quot;; &quot;&quot;);  IF([.L137] &lt;&gt; &quot;&quot;; &quot;result := &quot;&amp;[.L137]&amp;&quot;; &quot;; &quot;&quot;);  IF([.M137] &lt;&gt; &quot;&quot;; &quot;newA := &quot;&amp;[.M137]&amp;&quot;; &quot;; &quot;&quot;); IF([.N137] &lt;&gt; &quot;&quot;; &quot;newX := &quot;&amp;[.N137]&amp;&quot;; &quot;; &quot;&quot;); IF([.O137] &lt;&gt; &quot;&quot;; &quot;newY := &quot;&amp;[.O137]&amp;&quot;; &quot;; &quot;&quot;); IF([.P137] &lt;&gt; &quot;&quot;; &quot;newSP := &quot;&amp;[.P137]&amp;&quot;; &quot;; &quot;&quot;); IF([.Q137] &lt;&gt; &quot;&quot;; &quot;newPC := &quot;&amp;[.Q137]&amp;&quot;; &quot;; &quot;&quot;);  IF([.M137] &lt;&gt; &quot;&quot;; &quot;*A = newA; &quot;; &quot;&quot;); IF([.N137] &lt;&gt; &quot;&quot;; &quot;*X = newX; &quot;; &quot;&quot;); IF([.O137] &lt;&gt; &quot;&quot;; &quot;*Y = newY; &quot;; &quot;&quot;); IF([.P137] &lt;&gt; &quot;&quot;; &quot;*SP = newSP; &quot;; &quot;&quot;); IF([.Q137] &lt;&gt; &quot;&quot;; &quot;*PC = newPC; &quot;; &quot;&quot;);  IF( ([.R137] &amp; [.S137] &amp; [.T137] &amp; [.U137] &amp; [.V137] &amp; [.W137]) &lt;&gt; &quot;&quot;; join(&quot;&quot;;    IF( [.R137] &lt;&gt; &quot;&quot;; &quot;carry := &quot; &amp; [.R137] &amp; &quot;;&quot;; &quot;carry := SR&amp;1; &quot;);   IF( [.S137] &lt;&gt; &quot;&quot;; &quot;zero := &quot; &amp; [.S137] &amp; &quot;;&quot;; &quot;zero := (SR&gt;&gt;1)&amp;1; &quot;);   IF( [.T137] &lt;&gt; &quot;&quot;; &quot;interrupt := &quot; &amp; [.T137] &amp; &quot;;&quot;; &quot;interrupt := (SR&gt;&gt;2)&amp;1; &quot;);   IF( [.U137] &lt;&gt; &quot;&quot;; &quot;decimal := &quot; &amp; [.U137] &amp; &quot;;&quot;; &quot;decimal := (SR&gt;&gt;3)&amp;1; &quot;);   IF( [.V137] &lt;&gt; &quot;&quot;; &quot;overflow := &quot; &amp; [.V137] &amp; &quot;;&quot;; &quot;overflow := (SR&gt;&gt;6)&amp;1; &quot;);   IF( [.W137] &lt;&gt; &quot;&quot;; &quot;negative := &quot; &amp; [.W137] &amp; &quot;;&quot;; &quot;negative := (SR&gt;&gt;7)&amp;1; &quot;)  ); &quot;&quot;);  IF( ([.R137] &amp; [.S137] &amp; [.T137] &amp; [.U137] &amp; [.V137] &amp; [.W137]) &lt;&gt; &quot;&quot;; &quot;*SR = carry + (zero&lt;&lt;1) + (interrupt&lt;&lt;2) + (decimal&lt;&lt;3) + (overflow&lt;&lt;6) + (negative&lt;&lt;7); &quot;; &quot;&quot;);  IF( [.Q137] &lt;&gt; &quot;&quot;; &quot;*PC = &quot; &amp; [.Q137] &amp; &quot;;&quot;; &quot;*PC = PC + &quot; &amp; (LEN([.A137]&amp;&quot; &quot;)/3) &amp; &quot;; &quot; );  IF( [.Y137] &lt;&gt; &quot;&quot;; &quot;memory[(&quot; &amp; [.Y137] &amp; &quot;)&amp;0xFFFF] = &quot; &amp; [.Z137] &amp; &quot;; &quot;; &quot;&quot;);  IF( [.AA137] &lt;&gt; &quot;&quot;; &quot;memory[(&quot; &amp; [.AA137] &amp; &quot;)&amp;0xFFFF] = (&quot; &amp; [.AB137] &amp; &quot;)&amp;0xFF; memory[((&quot; &amp; [.AA137] &amp; &quot;)+1)&amp;0xFFFF] = ((&quot; &amp; [.AB13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7];2) &amp; &quot; ) { &quot; &amp;  join(&quot;&quot;;  IF(LEN([.A137]) &gt; 3; &quot;unsigned char LL = memory[(PC+1)&amp;0xFFFF]; &quot;; &quot;&quot;); IF(LEN([.A137]) &gt; 6; &quot;unsigned int HH = memory[(PC+2)&amp;0xFFFF]; &quot;; &quot;&quot;); IF(LEN([.A137]) &gt; 6; &quot;unsigned int HHLL = LL + (HH&lt;&lt;8); &quot;; &quot;&quot;);  IF([.I137] &lt;&gt; &quot;&quot;; &quot;unsigned int zeroPageWord = memory[(&quot;&amp;[.I137]&amp;&quot;)&amp;0xFF] + (memory[((&quot;&amp;[.I137]&amp;&quot;)+1)&amp;0xFF]&lt;&lt;8); &quot;; &quot;&quot;);  IF([.J137] &lt;&gt; &quot;&quot;; &quot;unsigned char readByte = memory[(&quot;&amp;[.J137]&amp;&quot;)&amp;0xFFFF]; &quot;; &quot;&quot;); IF([.K137] &lt;&gt; &quot;&quot;; &quot;unsigned int readWord := memory[(&quot;&amp;[.K137]&amp;&quot;)&amp;0xFFFF] + (memory[((&quot;&amp;[.K137]&amp;&quot;)+1)&amp;0xFFFF]&lt;&lt;8); &quot;; &quot;&quot;);  IF([.L137] &lt;&gt; &quot;&quot;; &quot;unsigned int result = &quot;&amp;[.L137]&amp;&quot;; &quot;; &quot;&quot;);  IF([.M137] &lt;&gt; &quot;&quot;; &quot;unsigned char newA = &quot;&amp;[.M137]&amp;&quot;; &quot;; &quot;&quot;); IF([.N137] &lt;&gt; &quot;&quot;; &quot;unsigned char newX = &quot;&amp;[.N137]&amp;&quot;; &quot;; &quot;&quot;); IF([.O137] &lt;&gt; &quot;&quot;; &quot;unsigned char newY = &quot;&amp;[.O137]&amp;&quot;; &quot;; &quot;&quot;); IF([.P137] &lt;&gt; &quot;&quot;; &quot;unsigned char newSP = &quot;&amp;[.P137]&amp;&quot;; &quot;; &quot;&quot;); IF([.Q137] &lt;&gt; &quot;&quot;; &quot;unsigned int newPC = (&quot;&amp;[.Q137]&amp;&quot;)&amp;0xFFFF; &quot;; &quot;&quot;);  IF([.M137] &lt;&gt; &quot;&quot;; &quot;*A = newA; &quot;; &quot;&quot;); IF([.N137] &lt;&gt; &quot;&quot;; &quot;*X = newX; &quot;; &quot;&quot;); IF([.O137] &lt;&gt; &quot;&quot;; &quot;*Y = newY; &quot;; &quot;&quot;); IF([.P137] &lt;&gt; &quot;&quot;; &quot;*SP = newSP; &quot;; &quot;&quot;); IF([.Q137] &lt;&gt; &quot;&quot;; &quot;*PC = newPC; &quot;; &quot;&quot;);  IF( ([.R137] &amp; [.S137] &amp; [.T137] &amp; [.U137] &amp; [.V137] &amp; [.W137]) &lt;&gt; &quot;&quot;; join(&quot;&quot;;    IF( [.R137] &lt;&gt; &quot;&quot;; &quot;unsigned char carry = &quot; &amp; [.R137] &amp; &quot;;&quot;; &quot;unsigned char carry = SR&amp;1; &quot;);   IF( [.S137] &lt;&gt; &quot;&quot;; &quot;unsigned char zero = &quot; &amp; [.S137] &amp; &quot;;&quot;; &quot;unsigned char zero = (SR&gt;&gt;1)&amp;1; &quot;);   IF( [.T137] &lt;&gt; &quot;&quot;; &quot;unsigned char interrupt = &quot; &amp; [.T137] &amp; &quot;;&quot;; &quot;unsigned char interrupt = (SR&gt;&gt;2)&amp;1; &quot;);   IF( [.U137] &lt;&gt; &quot;&quot;; &quot;unsigned char decimal = &quot; &amp; [.U137] &amp; &quot;;&quot;; &quot;unsigned char decimal = (SR&gt;&gt;3)&amp;1; &quot;);   IF( [.V137] &lt;&gt; &quot;&quot;; &quot;unsigned char overflow = &quot; &amp; [.V137] &amp; &quot;;&quot;; &quot;unsigned char overflow = (SR&gt;&gt;6)&amp;1; &quot;);   IF( [.W137] &lt;&gt; &quot;&quot;; &quot;unsigned char negative = &quot; &amp; [.W137] &amp; &quot;;&quot;; &quot;unsigned char negative = (SR&gt;&gt;7)&amp;1; &quot;)  ); &quot;&quot;);  IF( ([.R137] &amp; [.S137] &amp; [.T137] &amp; [.U137] &amp; [.V137] &amp; [.W137]) &lt;&gt; &quot;&quot;; &quot;*SR = carry + (zero&lt;&lt;1) + (interrupt&lt;&lt;2) + (decimal&lt;&lt;3) + (overflow&lt;&lt;6) + (negative&lt;&lt;7); &quot;; &quot;&quot;);  IF( [.Q137] &lt;&gt; &quot;&quot;; &quot;*PC = &quot; &amp; [.Q137] &amp; &quot;;&quot;; &quot;*PC = PC + &quot; &amp; (LEN([.A137]&amp;&quot; &quot;)/3) &amp; &quot;; &quot; );  IF( [.Y137] &lt;&gt; &quot;&quot;; &quot;memory[(&quot; &amp; [.Y137] &amp; &quot;)&amp;0xFFFF] = &quot; &amp; [.Z137] &amp; &quot;; &quot;; &quot;&quot;);  IF( [.AA137] &lt;&gt; &quot;&quot;; &quot;memory[(&quot; &amp; [.AA137] &amp; &quot;)&amp;0xFFFF] = (&quot; &amp; [.AB137] &amp; &quot;)&amp;0xFF; memory[((&quot; &amp; [.AA137] &amp; &quot;)+1)&amp;0xFFFF] = ((&quot; &amp; [.AB13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7];2) &amp; &quot; ) { &quot; &amp;  join(&quot;&quot;;  IF(LEN([.A137]) &gt; 3; &quot;const LL = memory[(PC+1)&amp;0xFFFF]; &quot;; &quot;&quot;); IF(LEN([.A137]) &gt; 6; &quot;const HH = memory[(PC+2)&amp;0xFFFF]; &quot;; &quot;&quot;); IF(LEN([.A137]) &gt; 6; &quot;const HHLL = LL + (HH&lt;&lt;8); &quot;; &quot;&quot;);  IF([.I137] &lt;&gt; &quot;&quot;; &quot;const zeroPageWord = memory[(&quot;&amp;[.I137]&amp;&quot;)&amp;0xFF] + (memory[((&quot;&amp;[.I137]&amp;&quot;)+1)&amp;0xFF]&lt;&lt;8); &quot;; &quot;&quot;);  IF([.J137] &lt;&gt; &quot;&quot;; &quot;const readByte = memory[(&quot;&amp;[.J137]&amp;&quot;)&amp;0xFFFF]; &quot;; &quot;&quot;); IF([.K137] &lt;&gt; &quot;&quot;; &quot;const readWord = memory[(&quot;&amp;[.K137]&amp;&quot;)&amp;0xFFFF] + (memory[((&quot;&amp;[.K137]&amp;&quot;)+1)&amp;0xFFFF]&lt;&lt;8); &quot;; &quot;&quot;);  IF([.L137] &lt;&gt; &quot;&quot;; &quot;const result = &quot;&amp;[.L137]&amp;&quot;; &quot;; &quot;&quot;);  IF([.M137] &lt;&gt; &quot;&quot;; &quot;const newA = &quot;&amp;[.M137]&amp;&quot;; &quot;; &quot;&quot;); IF([.N137] &lt;&gt; &quot;&quot;; &quot;const newX = &quot;&amp;[.N137]&amp;&quot;; &quot;; &quot;&quot;); IF([.O137] &lt;&gt; &quot;&quot;; &quot;const newY = &quot;&amp;[.O137]&amp;&quot;; &quot;; &quot;&quot;); IF([.P137] &lt;&gt; &quot;&quot;; &quot;const newSP = &quot;&amp;[.P137]&amp;&quot;; &quot;; &quot;&quot;); IF([.Q137] &lt;&gt; &quot;&quot;; &quot;const newPC = (&quot;&amp;[.Q137]&amp;&quot;)&amp;0xFFFF; &quot;; &quot;&quot;);  IF([.M137] &lt;&gt; &quot;&quot;; &quot;cpu.A = newA; &quot;; &quot;&quot;); IF([.N137] &lt;&gt; &quot;&quot;; &quot;cpu.X = newX; &quot;; &quot;&quot;); IF([.O137] &lt;&gt; &quot;&quot;; &quot;cpu.Y = newY; &quot;; &quot;&quot;); IF([.P137] &lt;&gt; &quot;&quot;; &quot;cpu.SP = newSP; &quot;; &quot;&quot;); IF([.Q137] &lt;&gt; &quot;&quot;; &quot;cpu.PC = newPC; &quot;; &quot;&quot;);  IF( ([.R137] &amp; [.S137] &amp; [.T137] &amp; [.U137] &amp; [.V137] &amp; [.W137]) &lt;&gt; &quot;&quot;; join(&quot;&quot;;    IF( [.R137] &lt;&gt; &quot;&quot;; &quot;const carry = &quot; &amp; [.R137] &amp; &quot;;&quot;;     &quot;const carry = SR&amp;1; &quot;);   IF( [.S137] &lt;&gt; &quot;&quot;; &quot;const zero = &quot; &amp; [.S137] &amp; &quot;;&quot;;      &quot;const zero = (SR&gt;&gt;1)&amp;1; &quot;);   IF( [.T137] &lt;&gt; &quot;&quot;; &quot;const interrupt = &quot; &amp; [.T137] &amp; &quot;;&quot;; &quot;const interrupt = (SR&gt;&gt;2)&amp;1; &quot;);   IF( [.U137] &lt;&gt; &quot;&quot;; &quot;const decimal = &quot; &amp; [.U137] &amp; &quot;;&quot;;   &quot;const decimal = (SR&gt;&gt;3)&amp;1; &quot;);   IF( [.V137] &lt;&gt; &quot;&quot;; &quot;const overflow = &quot; &amp; [.V137] &amp; &quot;;&quot;;  &quot;const overflow = (SR&gt;&gt;6)&amp;1; &quot;);   IF( [.W137] &lt;&gt; &quot;&quot;; &quot;const negative = &quot; &amp; [.W137] &amp; &quot;;&quot;;  &quot;const negative = (SR&gt;&gt;7)&amp;1; &quot;)  ); &quot;&quot;);  IF( ([.R137] &amp; [.S137] &amp; [.T137] &amp; [.U137] &amp; [.V137] &amp; [.W137]) &lt;&gt; &quot;&quot;; &quot;cpu.SR = carry + (zero&lt;&lt;1) + (interrupt&lt;&lt;2) + (decimal&lt;&lt;3) + (overflow&lt;&lt;6) + (negative&lt;&lt;7); &quot;; &quot;&quot;);  IF( [.Q137] &lt;&gt; &quot;&quot;; &quot;*PC = &quot; &amp; [.Q137] &amp; &quot;;&quot;; &quot;cpu.PC = PC + &quot; &amp; (LEN([.A137]&amp;&quot; &quot;)/3) &amp; &quot;; &quot; );  IF( [.Y137] &lt;&gt; &quot;&quot;; &quot;memory[(&quot; &amp; [.Y137] &amp; &quot;)&amp;0xFFFF] = &quot; &amp; [.Z137] &amp; &quot;; &quot;; &quot;&quot;);  IF( [.AA137] &lt;&gt; &quot;&quot;; &quot;memory[(&quot; &amp; [.AA137] &amp; &quot;)&amp;0xFFFF] = (&quot; &amp; [.AB137] &amp; &quot;)&amp;0xFF; memory[((&quot; &amp; [.AA137] &amp; &quot;)+1)&amp;0xFFFF] = ((&quot; &amp; [.AB13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decimal</text:p>
          </table:table-cell>
          <table:table-cell table:style-name="ce73"/>
          <table:table-cell table:style-name="ce244"/>
          <table:table-cell table:style-name="ce282" table:formula="of:=IF([.$AM137] &lt;&gt; &quot;&quot;; &quot;BB &quot;; &quot;&quot;) &amp; IF([.$AN137] &lt;&gt; &quot;&quot;; &quot;LL HH &quot;; &quot;&quot;) &amp; IF([.$AO137] &lt;&gt; &quot;&quot;; &quot;SS &quot;; &quot;&quot;) &amp; IF([.$AP137] &lt;&gt; &quot;&quot;; &quot;RR &quot;; &quot;&quot;) &amp; IF([.$AQ137] &lt;&gt; &quot;&quot;; &quot;PP QQ &quot;; &quot;&quot;) &amp; LEFT([.$A137];2)" office:value-type="string" office:string-value="SS D8" calcext:value-type="string">
            <text:p>SS D8</text:p>
          </table:table-cell>
          <table:table-cell table:style-name="ce68" table:formula="of:=&quot;UN&quot; &amp;[.B137]" office:value-type="string" office:string-value="UNCLD" calcext:value-type="string">
            <text:p>UNCLD</text:p>
          </table:table-cell>
          <table:table-cell table:style-name="ce68" office:value-type="string" calcext:value-type="string">
            <text:p>$SS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D9 LL HH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string" calcext:value-type="string">
            <text:p>4*</text:p>
          </table:table-cell>
          <table:table-cell table:style-name="ce81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38] = &quot;($LL, X)&quot;;&quot;(arg1+X)&amp;0xFF&quot;;&quot;&quot;)">
            <text:p/>
          </table:table-cell>
          <table:table-cell table:style-name="ce81" office:value-type="string" calcext:value-type="string">
            <text:p>HHLL + Y</text:p>
          </table:table-cell>
          <table:table-cell table:style-name="ce88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38];2) &amp; &quot; { &quot; &amp;  join(&quot;&quot;;  IF(LEN([.A138]) &gt; 3; &quot;LL := memory[PC + 1]; &quot;; &quot;&quot;);  IF([.I138] &lt;&gt; &quot;&quot;; &quot;zeroPageWord := memory[(&quot;&amp;[.I138]&amp;&quot;)&amp;0xFF] + (memory[((&quot;&amp;[.I138]&amp;&quot;)+1)&amp;0xFF]&lt;&lt;8); &quot;; &quot;&quot;);  IF([.J138] &lt;&gt; &quot;&quot;; &quot;readByte := memory[(&quot;&amp;[.J138]&amp;&quot;)&amp;0xFFFF]; &quot;; &quot;&quot;); IF([.K138] &lt;&gt; &quot;&quot;; &quot;readWord := memory[(&quot;&amp;[.K138]&amp;&quot;)&amp;0xFFFF] + (memory[((&quot;&amp;[.K138]&amp;&quot;)+1)&amp;0xFFFF]&lt;&lt;8); &quot;; &quot;&quot;);  IF([.L138] &lt;&gt; &quot;&quot;; &quot;result := &quot;&amp;[.L138]&amp;&quot;; &quot;; &quot;&quot;);  IF([.M138] &lt;&gt; &quot;&quot;; &quot;newA := &quot;&amp;[.M138]&amp;&quot;; &quot;; &quot;&quot;); IF([.N138] &lt;&gt; &quot;&quot;; &quot;newX := &quot;&amp;[.N138]&amp;&quot;; &quot;; &quot;&quot;); IF([.O138] &lt;&gt; &quot;&quot;; &quot;newY := &quot;&amp;[.O138]&amp;&quot;; &quot;; &quot;&quot;); IF([.P138] &lt;&gt; &quot;&quot;; &quot;newSP := &quot;&amp;[.P138]&amp;&quot;; &quot;; &quot;&quot;); IF([.Q138] &lt;&gt; &quot;&quot;; &quot;newPC := &quot;&amp;[.Q138]&amp;&quot;; &quot;; &quot;&quot;);  IF([.M138] &lt;&gt; &quot;&quot;; &quot;*A = newA; &quot;; &quot;&quot;); IF([.N138] &lt;&gt; &quot;&quot;; &quot;*X = newX; &quot;; &quot;&quot;); IF([.O138] &lt;&gt; &quot;&quot;; &quot;*Y = newY; &quot;; &quot;&quot;); IF([.P138] &lt;&gt; &quot;&quot;; &quot;*SP = newSP; &quot;; &quot;&quot;); IF([.Q138] &lt;&gt; &quot;&quot;; &quot;*PC = newPC; &quot;; &quot;&quot;);  IF( ([.R138] &amp; [.S138] &amp; [.T138] &amp; [.U138] &amp; [.V138] &amp; [.W138]) &lt;&gt; &quot;&quot;; join(&quot;&quot;;    IF( [.R138] &lt;&gt; &quot;&quot;; &quot;carry := &quot; &amp; [.R138] &amp; &quot;;&quot;; &quot;carry := SR&amp;1; &quot;);   IF( [.S138] &lt;&gt; &quot;&quot;; &quot;zero := &quot; &amp; [.S138] &amp; &quot;;&quot;; &quot;zero := (SR&gt;&gt;1)&amp;1; &quot;);   IF( [.T138] &lt;&gt; &quot;&quot;; &quot;interrupt := &quot; &amp; [.T138] &amp; &quot;;&quot;; &quot;interrupt := (SR&gt;&gt;2)&amp;1; &quot;);   IF( [.U138] &lt;&gt; &quot;&quot;; &quot;decimal := &quot; &amp; [.U138] &amp; &quot;;&quot;; &quot;decimal := (SR&gt;&gt;3)&amp;1; &quot;);   IF( [.V138] &lt;&gt; &quot;&quot;; &quot;overflow := &quot; &amp; [.V138] &amp; &quot;;&quot;; &quot;overflow := (SR&gt;&gt;6)&amp;1; &quot;);   IF( [.W138] &lt;&gt; &quot;&quot;; &quot;negative := &quot; &amp; [.W138] &amp; &quot;;&quot;; &quot;negative := (SR&gt;&gt;7)&amp;1; &quot;)  ); &quot;&quot;);  IF( ([.R138] &amp; [.S138] &amp; [.T138] &amp; [.U138] &amp; [.V138] &amp; [.W138]) &lt;&gt; &quot;&quot;; &quot;*SR = carry + (zero&lt;&lt;1) + (interrupt&lt;&lt;2) + (decimal&lt;&lt;3) + (overflow&lt;&lt;6) + (negative&lt;&lt;7); &quot;; &quot;&quot;);  IF( [.Q138] &lt;&gt; &quot;&quot;; &quot;*PC = &quot; &amp; [.Q138] &amp; &quot;;&quot;; &quot;*PC = PC + &quot; &amp; (LEN([.A138]&amp;&quot; &quot;)/3) &amp; &quot;; &quot; );  IF( [.Y138] &lt;&gt; &quot;&quot;; &quot;memory[(&quot; &amp; [.Y138] &amp; &quot;)&amp;0xFFFF] = &quot; &amp; [.Z138] &amp; &quot;; &quot;; &quot;&quot;);  IF( [.AA138] &lt;&gt; &quot;&quot;; &quot;memory[(&quot; &amp; [.AA138] &amp; &quot;)&amp;0xFFFF] = (&quot; &amp; [.AB138] &amp; &quot;)&amp;0xFF; memory[((&quot; &amp; [.AA138] &amp; &quot;)+1)&amp;0xFFFF] = ((&quot; &amp; [.AB13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8];2) &amp; &quot; ) { &quot; &amp;  join(&quot;&quot;;  IF(LEN([.A138]) &gt; 3; &quot;unsigned char LL = memory[(PC+1)&amp;0xFFFF]; &quot;; &quot;&quot;); IF(LEN([.A138]) &gt; 6; &quot;unsigned int HH = memory[(PC+2)&amp;0xFFFF]; &quot;; &quot;&quot;); IF(LEN([.A138]) &gt; 6; &quot;unsigned int HHLL = LL + (HH&lt;&lt;8); &quot;; &quot;&quot;);  IF([.I138] &lt;&gt; &quot;&quot;; &quot;unsigned int zeroPageWord = memory[(&quot;&amp;[.I138]&amp;&quot;)&amp;0xFF] + (memory[((&quot;&amp;[.I138]&amp;&quot;)+1)&amp;0xFF]&lt;&lt;8); &quot;; &quot;&quot;);  IF([.J138] &lt;&gt; &quot;&quot;; &quot;unsigned char readByte = memory[(&quot;&amp;[.J138]&amp;&quot;)&amp;0xFFFF]; &quot;; &quot;&quot;); IF([.K138] &lt;&gt; &quot;&quot;; &quot;unsigned int readWord := memory[(&quot;&amp;[.K138]&amp;&quot;)&amp;0xFFFF] + (memory[((&quot;&amp;[.K138]&amp;&quot;)+1)&amp;0xFFFF]&lt;&lt;8); &quot;; &quot;&quot;);  IF([.L138] &lt;&gt; &quot;&quot;; &quot;unsigned int result = &quot;&amp;[.L138]&amp;&quot;; &quot;; &quot;&quot;);  IF([.M138] &lt;&gt; &quot;&quot;; &quot;unsigned char newA = &quot;&amp;[.M138]&amp;&quot;; &quot;; &quot;&quot;); IF([.N138] &lt;&gt; &quot;&quot;; &quot;unsigned char newX = &quot;&amp;[.N138]&amp;&quot;; &quot;; &quot;&quot;); IF([.O138] &lt;&gt; &quot;&quot;; &quot;unsigned char newY = &quot;&amp;[.O138]&amp;&quot;; &quot;; &quot;&quot;); IF([.P138] &lt;&gt; &quot;&quot;; &quot;unsigned char newSP = &quot;&amp;[.P138]&amp;&quot;; &quot;; &quot;&quot;); IF([.Q138] &lt;&gt; &quot;&quot;; &quot;unsigned int newPC = (&quot;&amp;[.Q138]&amp;&quot;)&amp;0xFFFF; &quot;; &quot;&quot;);  IF([.M138] &lt;&gt; &quot;&quot;; &quot;*A = newA; &quot;; &quot;&quot;); IF([.N138] &lt;&gt; &quot;&quot;; &quot;*X = newX; &quot;; &quot;&quot;); IF([.O138] &lt;&gt; &quot;&quot;; &quot;*Y = newY; &quot;; &quot;&quot;); IF([.P138] &lt;&gt; &quot;&quot;; &quot;*SP = newSP; &quot;; &quot;&quot;); IF([.Q138] &lt;&gt; &quot;&quot;; &quot;*PC = newPC; &quot;; &quot;&quot;);  IF( ([.R138] &amp; [.S138] &amp; [.T138] &amp; [.U138] &amp; [.V138] &amp; [.W138]) &lt;&gt; &quot;&quot;; join(&quot;&quot;;    IF( [.R138] &lt;&gt; &quot;&quot;; &quot;unsigned char carry = &quot; &amp; [.R138] &amp; &quot;;&quot;; &quot;unsigned char carry = SR&amp;1; &quot;);   IF( [.S138] &lt;&gt; &quot;&quot;; &quot;unsigned char zero = &quot; &amp; [.S138] &amp; &quot;;&quot;; &quot;unsigned char zero = (SR&gt;&gt;1)&amp;1; &quot;);   IF( [.T138] &lt;&gt; &quot;&quot;; &quot;unsigned char interrupt = &quot; &amp; [.T138] &amp; &quot;;&quot;; &quot;unsigned char interrupt = (SR&gt;&gt;2)&amp;1; &quot;);   IF( [.U138] &lt;&gt; &quot;&quot;; &quot;unsigned char decimal = &quot; &amp; [.U138] &amp; &quot;;&quot;; &quot;unsigned char decimal = (SR&gt;&gt;3)&amp;1; &quot;);   IF( [.V138] &lt;&gt; &quot;&quot;; &quot;unsigned char overflow = &quot; &amp; [.V138] &amp; &quot;;&quot;; &quot;unsigned char overflow = (SR&gt;&gt;6)&amp;1; &quot;);   IF( [.W138] &lt;&gt; &quot;&quot;; &quot;unsigned char negative = &quot; &amp; [.W138] &amp; &quot;;&quot;; &quot;unsigned char negative = (SR&gt;&gt;7)&amp;1; &quot;)  ); &quot;&quot;);  IF( ([.R138] &amp; [.S138] &amp; [.T138] &amp; [.U138] &amp; [.V138] &amp; [.W138]) &lt;&gt; &quot;&quot;; &quot;*SR = carry + (zero&lt;&lt;1) + (interrupt&lt;&lt;2) + (decimal&lt;&lt;3) + (overflow&lt;&lt;6) + (negative&lt;&lt;7); &quot;; &quot;&quot;);  IF( [.Q138] &lt;&gt; &quot;&quot;; &quot;*PC = &quot; &amp; [.Q138] &amp; &quot;;&quot;; &quot;*PC = PC + &quot; &amp; (LEN([.A138]&amp;&quot; &quot;)/3) &amp; &quot;; &quot; );  IF( [.Y138] &lt;&gt; &quot;&quot;; &quot;memory[(&quot; &amp; [.Y138] &amp; &quot;)&amp;0xFFFF] = &quot; &amp; [.Z138] &amp; &quot;; &quot;; &quot;&quot;);  IF( [.AA138] &lt;&gt; &quot;&quot;; &quot;memory[(&quot; &amp; [.AA138] &amp; &quot;)&amp;0xFFFF] = (&quot; &amp; [.AB138] &amp; &quot;)&amp;0xFF; memory[((&quot; &amp; [.AA138] &amp; &quot;)+1)&amp;0xFFFF] = ((&quot; &amp; [.AB13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8];2) &amp; &quot; ) { &quot; &amp;  join(&quot;&quot;;  IF(LEN([.A138]) &gt; 3; &quot;const LL = memory[(PC+1)&amp;0xFFFF]; &quot;; &quot;&quot;); IF(LEN([.A138]) &gt; 6; &quot;const HH = memory[(PC+2)&amp;0xFFFF]; &quot;; &quot;&quot;); IF(LEN([.A138]) &gt; 6; &quot;const HHLL = LL + (HH&lt;&lt;8); &quot;; &quot;&quot;);  IF([.I138] &lt;&gt; &quot;&quot;; &quot;const zeroPageWord = memory[(&quot;&amp;[.I138]&amp;&quot;)&amp;0xFF] + (memory[((&quot;&amp;[.I138]&amp;&quot;)+1)&amp;0xFF]&lt;&lt;8); &quot;; &quot;&quot;);  IF([.J138] &lt;&gt; &quot;&quot;; &quot;const readByte = memory[(&quot;&amp;[.J138]&amp;&quot;)&amp;0xFFFF]; &quot;; &quot;&quot;); IF([.K138] &lt;&gt; &quot;&quot;; &quot;const readWord = memory[(&quot;&amp;[.K138]&amp;&quot;)&amp;0xFFFF] + (memory[((&quot;&amp;[.K138]&amp;&quot;)+1)&amp;0xFFFF]&lt;&lt;8); &quot;; &quot;&quot;);  IF([.L138] &lt;&gt; &quot;&quot;; &quot;const result = &quot;&amp;[.L138]&amp;&quot;; &quot;; &quot;&quot;);  IF([.M138] &lt;&gt; &quot;&quot;; &quot;const newA = &quot;&amp;[.M138]&amp;&quot;; &quot;; &quot;&quot;); IF([.N138] &lt;&gt; &quot;&quot;; &quot;const newX = &quot;&amp;[.N138]&amp;&quot;; &quot;; &quot;&quot;); IF([.O138] &lt;&gt; &quot;&quot;; &quot;const newY = &quot;&amp;[.O138]&amp;&quot;; &quot;; &quot;&quot;); IF([.P138] &lt;&gt; &quot;&quot;; &quot;const newSP = &quot;&amp;[.P138]&amp;&quot;; &quot;; &quot;&quot;); IF([.Q138] &lt;&gt; &quot;&quot;; &quot;const newPC = (&quot;&amp;[.Q138]&amp;&quot;)&amp;0xFFFF; &quot;; &quot;&quot;);  IF([.M138] &lt;&gt; &quot;&quot;; &quot;cpu.A = newA; &quot;; &quot;&quot;); IF([.N138] &lt;&gt; &quot;&quot;; &quot;cpu.X = newX; &quot;; &quot;&quot;); IF([.O138] &lt;&gt; &quot;&quot;; &quot;cpu.Y = newY; &quot;; &quot;&quot;); IF([.P138] &lt;&gt; &quot;&quot;; &quot;cpu.SP = newSP; &quot;; &quot;&quot;); IF([.Q138] &lt;&gt; &quot;&quot;; &quot;cpu.PC = newPC; &quot;; &quot;&quot;);  IF( ([.R138] &amp; [.S138] &amp; [.T138] &amp; [.U138] &amp; [.V138] &amp; [.W138]) &lt;&gt; &quot;&quot;; join(&quot;&quot;;    IF( [.R138] &lt;&gt; &quot;&quot;; &quot;const carry = &quot; &amp; [.R138] &amp; &quot;;&quot;;     &quot;const carry = SR&amp;1; &quot;);   IF( [.S138] &lt;&gt; &quot;&quot;; &quot;const zero = &quot; &amp; [.S138] &amp; &quot;;&quot;;      &quot;const zero = (SR&gt;&gt;1)&amp;1; &quot;);   IF( [.T138] &lt;&gt; &quot;&quot;; &quot;const interrupt = &quot; &amp; [.T138] &amp; &quot;;&quot;; &quot;const interrupt = (SR&gt;&gt;2)&amp;1; &quot;);   IF( [.U138] &lt;&gt; &quot;&quot;; &quot;const decimal = &quot; &amp; [.U138] &amp; &quot;;&quot;;   &quot;const decimal = (SR&gt;&gt;3)&amp;1; &quot;);   IF( [.V138] &lt;&gt; &quot;&quot;; &quot;const overflow = &quot; &amp; [.V138] &amp; &quot;;&quot;;  &quot;const overflow = (SR&gt;&gt;6)&amp;1; &quot;);   IF( [.W138] &lt;&gt; &quot;&quot;; &quot;const negative = &quot; &amp; [.W138] &amp; &quot;;&quot;;  &quot;const negative = (SR&gt;&gt;7)&amp;1; &quot;)  ); &quot;&quot;);  IF( ([.R138] &amp; [.S138] &amp; [.T138] &amp; [.U138] &amp; [.V138] &amp; [.W138]) &lt;&gt; &quot;&quot;; &quot;cpu.SR = carry + (zero&lt;&lt;1) + (interrupt&lt;&lt;2) + (decimal&lt;&lt;3) + (overflow&lt;&lt;6) + (negative&lt;&lt;7); &quot;; &quot;&quot;);  IF( [.Q138] &lt;&gt; &quot;&quot;; &quot;*PC = &quot; &amp; [.Q138] &amp; &quot;;&quot;; &quot;cpu.PC = PC + &quot; &amp; (LEN([.A138]&amp;&quot; &quot;)/3) &amp; &quot;; &quot; );  IF( [.Y138] &lt;&gt; &quot;&quot;; &quot;memory[(&quot; &amp; [.Y138] &amp; &quot;)&amp;0xFFFF] = &quot; &amp; [.Z138] &amp; &quot;; &quot;; &quot;&quot;);  IF( [.AA138] &lt;&gt; &quot;&quot;; &quot;memory[(&quot; &amp; [.AA138] &amp; &quot;)&amp;0xFFFF] = (&quot; &amp; [.AB138] &amp; &quot;)&amp;0xFF; memory[((&quot; &amp; [.AA138] &amp; &quot;)+1)&amp;0xFFFF] = ((&quot; &amp; [.AB13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38] &lt;&gt; &quot;&quot;; &quot;BB &quot;; &quot;&quot;) &amp; IF([.$AN138] &lt;&gt; &quot;&quot;; &quot;LL HH &quot;; &quot;&quot;) &amp; IF([.$AO138] &lt;&gt; &quot;&quot;; &quot;SS &quot;; &quot;&quot;) &amp; IF([.$AP138] &lt;&gt; &quot;&quot;; &quot;RR &quot;; &quot;&quot;) &amp; IF([.$AQ138] &lt;&gt; &quot;&quot;; &quot;PP QQ &quot;; &quot;&quot;) &amp; LEFT([.$A138];2)" office:value-type="string" office:string-value="SS D9" calcext:value-type="string">
            <text:p>SS D9</text:p>
          </table:table-cell>
          <table:table-cell table:style-name="ce81" table:formula="of:=&quot;UN&quot; &amp;[.B138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3" office:value-type="string" calcext:value-type="string">
            <text:p>DD LL HH</text:p>
          </table:table-cell>
          <table:table-cell table:style-name="ce31" office:value-type="string" calcext:value-type="string">
            <text:p>CMP</text:p>
          </table:table-cell>
          <table:table-cell table:style-name="ce56" office:value-type="string" calcext:value-type="string">
            <text:p>4*</text:p>
          </table:table-cell>
          <table:table-cell table:style-name="ce81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39] = &quot;($LL, X)&quot;;&quot;(arg1+X)&amp;0xFF&quot;;&quot;&quot;)">
            <text:p/>
          </table:table-cell>
          <table:table-cell table:style-name="ce81" office:value-type="string" calcext:value-type="string">
            <text:p>HHLL + X</text:p>
          </table:table-cell>
          <table:table-cell table:style-name="ce88"/>
          <table:table-cell table:style-name="ce81" office:value-type="string" calcext:value-type="string">
            <text:p>A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39];2) &amp; &quot; { &quot; &amp;  join(&quot;&quot;;  IF(LEN([.A139]) &gt; 3; &quot;LL := memory[PC + 1]; &quot;; &quot;&quot;);  IF([.I139] &lt;&gt; &quot;&quot;; &quot;zeroPageWord := memory[(&quot;&amp;[.I139]&amp;&quot;)&amp;0xFF] + (memory[((&quot;&amp;[.I139]&amp;&quot;)+1)&amp;0xFF]&lt;&lt;8); &quot;; &quot;&quot;);  IF([.J139] &lt;&gt; &quot;&quot;; &quot;readByte := memory[(&quot;&amp;[.J139]&amp;&quot;)&amp;0xFFFF]; &quot;; &quot;&quot;); IF([.K139] &lt;&gt; &quot;&quot;; &quot;readWord := memory[(&quot;&amp;[.K139]&amp;&quot;)&amp;0xFFFF] + (memory[((&quot;&amp;[.K139]&amp;&quot;)+1)&amp;0xFFFF]&lt;&lt;8); &quot;; &quot;&quot;);  IF([.L139] &lt;&gt; &quot;&quot;; &quot;result := &quot;&amp;[.L139]&amp;&quot;; &quot;; &quot;&quot;);  IF([.M139] &lt;&gt; &quot;&quot;; &quot;newA := &quot;&amp;[.M139]&amp;&quot;; &quot;; &quot;&quot;); IF([.N139] &lt;&gt; &quot;&quot;; &quot;newX := &quot;&amp;[.N139]&amp;&quot;; &quot;; &quot;&quot;); IF([.O139] &lt;&gt; &quot;&quot;; &quot;newY := &quot;&amp;[.O139]&amp;&quot;; &quot;; &quot;&quot;); IF([.P139] &lt;&gt; &quot;&quot;; &quot;newSP := &quot;&amp;[.P139]&amp;&quot;; &quot;; &quot;&quot;); IF([.Q139] &lt;&gt; &quot;&quot;; &quot;newPC := &quot;&amp;[.Q139]&amp;&quot;; &quot;; &quot;&quot;);  IF([.M139] &lt;&gt; &quot;&quot;; &quot;*A = newA; &quot;; &quot;&quot;); IF([.N139] &lt;&gt; &quot;&quot;; &quot;*X = newX; &quot;; &quot;&quot;); IF([.O139] &lt;&gt; &quot;&quot;; &quot;*Y = newY; &quot;; &quot;&quot;); IF([.P139] &lt;&gt; &quot;&quot;; &quot;*SP = newSP; &quot;; &quot;&quot;); IF([.Q139] &lt;&gt; &quot;&quot;; &quot;*PC = newPC; &quot;; &quot;&quot;);  IF( ([.R139] &amp; [.S139] &amp; [.T139] &amp; [.U139] &amp; [.V139] &amp; [.W139]) &lt;&gt; &quot;&quot;; join(&quot;&quot;;    IF( [.R139] &lt;&gt; &quot;&quot;; &quot;carry := &quot; &amp; [.R139] &amp; &quot;;&quot;; &quot;carry := SR&amp;1; &quot;);   IF( [.S139] &lt;&gt; &quot;&quot;; &quot;zero := &quot; &amp; [.S139] &amp; &quot;;&quot;; &quot;zero := (SR&gt;&gt;1)&amp;1; &quot;);   IF( [.T139] &lt;&gt; &quot;&quot;; &quot;interrupt := &quot; &amp; [.T139] &amp; &quot;;&quot;; &quot;interrupt := (SR&gt;&gt;2)&amp;1; &quot;);   IF( [.U139] &lt;&gt; &quot;&quot;; &quot;decimal := &quot; &amp; [.U139] &amp; &quot;;&quot;; &quot;decimal := (SR&gt;&gt;3)&amp;1; &quot;);   IF( [.V139] &lt;&gt; &quot;&quot;; &quot;overflow := &quot; &amp; [.V139] &amp; &quot;;&quot;; &quot;overflow := (SR&gt;&gt;6)&amp;1; &quot;);   IF( [.W139] &lt;&gt; &quot;&quot;; &quot;negative := &quot; &amp; [.W139] &amp; &quot;;&quot;; &quot;negative := (SR&gt;&gt;7)&amp;1; &quot;)  ); &quot;&quot;);  IF( ([.R139] &amp; [.S139] &amp; [.T139] &amp; [.U139] &amp; [.V139] &amp; [.W139]) &lt;&gt; &quot;&quot;; &quot;*SR = carry + (zero&lt;&lt;1) + (interrupt&lt;&lt;2) + (decimal&lt;&lt;3) + (overflow&lt;&lt;6) + (negative&lt;&lt;7); &quot;; &quot;&quot;);  IF( [.Q139] &lt;&gt; &quot;&quot;; &quot;*PC = &quot; &amp; [.Q139] &amp; &quot;;&quot;; &quot;*PC = PC + &quot; &amp; (LEN([.A139]&amp;&quot; &quot;)/3) &amp; &quot;; &quot; );  IF( [.Y139] &lt;&gt; &quot;&quot;; &quot;memory[(&quot; &amp; [.Y139] &amp; &quot;)&amp;0xFFFF] = &quot; &amp; [.Z139] &amp; &quot;; &quot;; &quot;&quot;);  IF( [.AA139] &lt;&gt; &quot;&quot;; &quot;memory[(&quot; &amp; [.AA139] &amp; &quot;)&amp;0xFFFF] = (&quot; &amp; [.AB139] &amp; &quot;)&amp;0xFF; memory[((&quot; &amp; [.AA139] &amp; &quot;)+1)&amp;0xFFFF] = ((&quot; &amp; [.AB13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39];2) &amp; &quot; ) { &quot; &amp;  join(&quot;&quot;;  IF(LEN([.A139]) &gt; 3; &quot;unsigned char LL = memory[(PC+1)&amp;0xFFFF]; &quot;; &quot;&quot;); IF(LEN([.A139]) &gt; 6; &quot;unsigned int HH = memory[(PC+2)&amp;0xFFFF]; &quot;; &quot;&quot;); IF(LEN([.A139]) &gt; 6; &quot;unsigned int HHLL = LL + (HH&lt;&lt;8); &quot;; &quot;&quot;);  IF([.I139] &lt;&gt; &quot;&quot;; &quot;unsigned int zeroPageWord = memory[(&quot;&amp;[.I139]&amp;&quot;)&amp;0xFF] + (memory[((&quot;&amp;[.I139]&amp;&quot;)+1)&amp;0xFF]&lt;&lt;8); &quot;; &quot;&quot;);  IF([.J139] &lt;&gt; &quot;&quot;; &quot;unsigned char readByte = memory[(&quot;&amp;[.J139]&amp;&quot;)&amp;0xFFFF]; &quot;; &quot;&quot;); IF([.K139] &lt;&gt; &quot;&quot;; &quot;unsigned int readWord := memory[(&quot;&amp;[.K139]&amp;&quot;)&amp;0xFFFF] + (memory[((&quot;&amp;[.K139]&amp;&quot;)+1)&amp;0xFFFF]&lt;&lt;8); &quot;; &quot;&quot;);  IF([.L139] &lt;&gt; &quot;&quot;; &quot;unsigned int result = &quot;&amp;[.L139]&amp;&quot;; &quot;; &quot;&quot;);  IF([.M139] &lt;&gt; &quot;&quot;; &quot;unsigned char newA = &quot;&amp;[.M139]&amp;&quot;; &quot;; &quot;&quot;); IF([.N139] &lt;&gt; &quot;&quot;; &quot;unsigned char newX = &quot;&amp;[.N139]&amp;&quot;; &quot;; &quot;&quot;); IF([.O139] &lt;&gt; &quot;&quot;; &quot;unsigned char newY = &quot;&amp;[.O139]&amp;&quot;; &quot;; &quot;&quot;); IF([.P139] &lt;&gt; &quot;&quot;; &quot;unsigned char newSP = &quot;&amp;[.P139]&amp;&quot;; &quot;; &quot;&quot;); IF([.Q139] &lt;&gt; &quot;&quot;; &quot;unsigned int newPC = (&quot;&amp;[.Q139]&amp;&quot;)&amp;0xFFFF; &quot;; &quot;&quot;);  IF([.M139] &lt;&gt; &quot;&quot;; &quot;*A = newA; &quot;; &quot;&quot;); IF([.N139] &lt;&gt; &quot;&quot;; &quot;*X = newX; &quot;; &quot;&quot;); IF([.O139] &lt;&gt; &quot;&quot;; &quot;*Y = newY; &quot;; &quot;&quot;); IF([.P139] &lt;&gt; &quot;&quot;; &quot;*SP = newSP; &quot;; &quot;&quot;); IF([.Q139] &lt;&gt; &quot;&quot;; &quot;*PC = newPC; &quot;; &quot;&quot;);  IF( ([.R139] &amp; [.S139] &amp; [.T139] &amp; [.U139] &amp; [.V139] &amp; [.W139]) &lt;&gt; &quot;&quot;; join(&quot;&quot;;    IF( [.R139] &lt;&gt; &quot;&quot;; &quot;unsigned char carry = &quot; &amp; [.R139] &amp; &quot;;&quot;; &quot;unsigned char carry = SR&amp;1; &quot;);   IF( [.S139] &lt;&gt; &quot;&quot;; &quot;unsigned char zero = &quot; &amp; [.S139] &amp; &quot;;&quot;; &quot;unsigned char zero = (SR&gt;&gt;1)&amp;1; &quot;);   IF( [.T139] &lt;&gt; &quot;&quot;; &quot;unsigned char interrupt = &quot; &amp; [.T139] &amp; &quot;;&quot;; &quot;unsigned char interrupt = (SR&gt;&gt;2)&amp;1; &quot;);   IF( [.U139] &lt;&gt; &quot;&quot;; &quot;unsigned char decimal = &quot; &amp; [.U139] &amp; &quot;;&quot;; &quot;unsigned char decimal = (SR&gt;&gt;3)&amp;1; &quot;);   IF( [.V139] &lt;&gt; &quot;&quot;; &quot;unsigned char overflow = &quot; &amp; [.V139] &amp; &quot;;&quot;; &quot;unsigned char overflow = (SR&gt;&gt;6)&amp;1; &quot;);   IF( [.W139] &lt;&gt; &quot;&quot;; &quot;unsigned char negative = &quot; &amp; [.W139] &amp; &quot;;&quot;; &quot;unsigned char negative = (SR&gt;&gt;7)&amp;1; &quot;)  ); &quot;&quot;);  IF( ([.R139] &amp; [.S139] &amp; [.T139] &amp; [.U139] &amp; [.V139] &amp; [.W139]) &lt;&gt; &quot;&quot;; &quot;*SR = carry + (zero&lt;&lt;1) + (interrupt&lt;&lt;2) + (decimal&lt;&lt;3) + (overflow&lt;&lt;6) + (negative&lt;&lt;7); &quot;; &quot;&quot;);  IF( [.Q139] &lt;&gt; &quot;&quot;; &quot;*PC = &quot; &amp; [.Q139] &amp; &quot;;&quot;; &quot;*PC = PC + &quot; &amp; (LEN([.A139]&amp;&quot; &quot;)/3) &amp; &quot;; &quot; );  IF( [.Y139] &lt;&gt; &quot;&quot;; &quot;memory[(&quot; &amp; [.Y139] &amp; &quot;)&amp;0xFFFF] = &quot; &amp; [.Z139] &amp; &quot;; &quot;; &quot;&quot;);  IF( [.AA139] &lt;&gt; &quot;&quot;; &quot;memory[(&quot; &amp; [.AA139] &amp; &quot;)&amp;0xFFFF] = (&quot; &amp; [.AB139] &amp; &quot;)&amp;0xFF; memory[((&quot; &amp; [.AA139] &amp; &quot;)+1)&amp;0xFFFF] = ((&quot; &amp; [.AB13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39];2) &amp; &quot; ) { &quot; &amp;  join(&quot;&quot;;  IF(LEN([.A139]) &gt; 3; &quot;const LL = memory[(PC+1)&amp;0xFFFF]; &quot;; &quot;&quot;); IF(LEN([.A139]) &gt; 6; &quot;const HH = memory[(PC+2)&amp;0xFFFF]; &quot;; &quot;&quot;); IF(LEN([.A139]) &gt; 6; &quot;const HHLL = LL + (HH&lt;&lt;8); &quot;; &quot;&quot;);  IF([.I139] &lt;&gt; &quot;&quot;; &quot;const zeroPageWord = memory[(&quot;&amp;[.I139]&amp;&quot;)&amp;0xFF] + (memory[((&quot;&amp;[.I139]&amp;&quot;)+1)&amp;0xFF]&lt;&lt;8); &quot;; &quot;&quot;);  IF([.J139] &lt;&gt; &quot;&quot;; &quot;const readByte = memory[(&quot;&amp;[.J139]&amp;&quot;)&amp;0xFFFF]; &quot;; &quot;&quot;); IF([.K139] &lt;&gt; &quot;&quot;; &quot;const readWord = memory[(&quot;&amp;[.K139]&amp;&quot;)&amp;0xFFFF] + (memory[((&quot;&amp;[.K139]&amp;&quot;)+1)&amp;0xFFFF]&lt;&lt;8); &quot;; &quot;&quot;);  IF([.L139] &lt;&gt; &quot;&quot;; &quot;const result = &quot;&amp;[.L139]&amp;&quot;; &quot;; &quot;&quot;);  IF([.M139] &lt;&gt; &quot;&quot;; &quot;const newA = &quot;&amp;[.M139]&amp;&quot;; &quot;; &quot;&quot;); IF([.N139] &lt;&gt; &quot;&quot;; &quot;const newX = &quot;&amp;[.N139]&amp;&quot;; &quot;; &quot;&quot;); IF([.O139] &lt;&gt; &quot;&quot;; &quot;const newY = &quot;&amp;[.O139]&amp;&quot;; &quot;; &quot;&quot;); IF([.P139] &lt;&gt; &quot;&quot;; &quot;const newSP = &quot;&amp;[.P139]&amp;&quot;; &quot;; &quot;&quot;); IF([.Q139] &lt;&gt; &quot;&quot;; &quot;const newPC = (&quot;&amp;[.Q139]&amp;&quot;)&amp;0xFFFF; &quot;; &quot;&quot;);  IF([.M139] &lt;&gt; &quot;&quot;; &quot;cpu.A = newA; &quot;; &quot;&quot;); IF([.N139] &lt;&gt; &quot;&quot;; &quot;cpu.X = newX; &quot;; &quot;&quot;); IF([.O139] &lt;&gt; &quot;&quot;; &quot;cpu.Y = newY; &quot;; &quot;&quot;); IF([.P139] &lt;&gt; &quot;&quot;; &quot;cpu.SP = newSP; &quot;; &quot;&quot;); IF([.Q139] &lt;&gt; &quot;&quot;; &quot;cpu.PC = newPC; &quot;; &quot;&quot;);  IF( ([.R139] &amp; [.S139] &amp; [.T139] &amp; [.U139] &amp; [.V139] &amp; [.W139]) &lt;&gt; &quot;&quot;; join(&quot;&quot;;    IF( [.R139] &lt;&gt; &quot;&quot;; &quot;const carry = &quot; &amp; [.R139] &amp; &quot;;&quot;;     &quot;const carry = SR&amp;1; &quot;);   IF( [.S139] &lt;&gt; &quot;&quot;; &quot;const zero = &quot; &amp; [.S139] &amp; &quot;;&quot;;      &quot;const zero = (SR&gt;&gt;1)&amp;1; &quot;);   IF( [.T139] &lt;&gt; &quot;&quot;; &quot;const interrupt = &quot; &amp; [.T139] &amp; &quot;;&quot;; &quot;const interrupt = (SR&gt;&gt;2)&amp;1; &quot;);   IF( [.U139] &lt;&gt; &quot;&quot;; &quot;const decimal = &quot; &amp; [.U139] &amp; &quot;;&quot;;   &quot;const decimal = (SR&gt;&gt;3)&amp;1; &quot;);   IF( [.V139] &lt;&gt; &quot;&quot;; &quot;const overflow = &quot; &amp; [.V139] &amp; &quot;;&quot;;  &quot;const overflow = (SR&gt;&gt;6)&amp;1; &quot;);   IF( [.W139] &lt;&gt; &quot;&quot;; &quot;const negative = &quot; &amp; [.W139] &amp; &quot;;&quot;;  &quot;const negative = (SR&gt;&gt;7)&amp;1; &quot;)  ); &quot;&quot;);  IF( ([.R139] &amp; [.S139] &amp; [.T139] &amp; [.U139] &amp; [.V139] &amp; [.W139]) &lt;&gt; &quot;&quot;; &quot;cpu.SR = carry + (zero&lt;&lt;1) + (interrupt&lt;&lt;2) + (decimal&lt;&lt;3) + (overflow&lt;&lt;6) + (negative&lt;&lt;7); &quot;; &quot;&quot;);  IF( [.Q139] &lt;&gt; &quot;&quot;; &quot;*PC = &quot; &amp; [.Q139] &amp; &quot;;&quot;; &quot;cpu.PC = PC + &quot; &amp; (LEN([.A139]&amp;&quot; &quot;)/3) &amp; &quot;; &quot; );  IF( [.Y139] &lt;&gt; &quot;&quot;; &quot;memory[(&quot; &amp; [.Y139] &amp; &quot;)&amp;0xFFFF] = &quot; &amp; [.Z139] &amp; &quot;; &quot;; &quot;&quot;);  IF( [.AA139] &lt;&gt; &quot;&quot;; &quot;memory[(&quot; &amp; [.AA139] &amp; &quot;)&amp;0xFFFF] = (&quot; &amp; [.AB139] &amp; &quot;)&amp;0xFF; memory[((&quot; &amp; [.AA139] &amp; &quot;)+1)&amp;0xFFFF] = ((&quot; &amp; [.AB13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39] &lt;&gt; &quot;&quot;; &quot;BB &quot;; &quot;&quot;) &amp; IF([.$AN139] &lt;&gt; &quot;&quot;; &quot;LL HH &quot;; &quot;&quot;) &amp; IF([.$AO139] &lt;&gt; &quot;&quot;; &quot;SS &quot;; &quot;&quot;) &amp; IF([.$AP139] &lt;&gt; &quot;&quot;; &quot;RR &quot;; &quot;&quot;) &amp; IF([.$AQ139] &lt;&gt; &quot;&quot;; &quot;PP QQ &quot;; &quot;&quot;) &amp; LEFT([.$A139];2)" office:value-type="string" office:string-value="SS DD" calcext:value-type="string">
            <text:p>SS DD</text:p>
          </table:table-cell>
          <table:table-cell table:style-name="ce81" table:formula="of:=&quot;UN&quot; &amp;[.B139]" office:value-type="string" office:string-value="UNCMP" calcext:value-type="string">
            <text:p>UNCMP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10" office:value-type="string" calcext:value-type="string">
            <text:p>DE LL HH</text:p>
          </table:table-cell>
          <table:table-cell table:style-name="ce39" office:value-type="string" calcext:value-type="string">
            <text:p>DEC</text:p>
          </table:table-cell>
          <table:table-cell table:style-name="ce64" office:value-type="float" office:value="7" calcext:value-type="float">
            <text:p>7</text:p>
          </table:table-cell>
          <table:table-cell table:style-name="ce93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38"/>
          <table:table-cell table:style-name="ce141"/>
          <table:table-cell table:style-name="ce93"/>
          <table:table-cell table:style-name="ce93" office:value-type="string" calcext:value-type="string">
            <text:p>HHLL + X</text:p>
          </table:table-cell>
          <table:table-cell table:style-name="ce161"/>
          <table:table-cell table:style-name="ce93" office:value-type="string" calcext:value-type="string">
            <text:p>readByte - 1</text:p>
          </table:table-cell>
          <table:table-cell table:style-name="ce195"/>
          <table:table-cell table:style-name="ce161" table:number-columns-repeated="4"/>
          <table:table-cell table:style-name="ce195"/>
          <table:table-cell table:style-name="ce93" office:value-type="string" calcext:value-type="string">
            <text:p>(result | -result) &gt;&gt; 7</text:p>
          </table:table-cell>
          <table:table-cell table:style-name="ce161" table:number-columns-repeated="4"/>
          <table:table-cell table:style-name="ce234" office:value-type="string" calcext:value-type="string">
            <text:p>result &gt;&gt; 7</text:p>
          </table:table-cell>
          <table:table-cell table:style-name="ce241" office:value-type="string" calcext:value-type="string">
            <text:p>readByteAddress</text:p>
          </table:table-cell>
          <table:table-cell table:style-name="ce93" office:value-type="string" calcext:value-type="string">
            <text:p>result</text:p>
          </table:table-cell>
          <table:table-cell table:style-name="ce161" table:number-columns-repeated="2"/>
          <table:table-cell table:style-name="ce245"/>
          <table:table-cell table:style-name="ce141"/>
          <table:table-cell table:style-name="ce253" table:formula="of:=&quot;  if instruction == 0x&quot; &amp; LEFT([.A140];2) &amp; &quot; { &quot; &amp;  join(&quot;&quot;;  IF(LEN([.A140]) &gt; 3; &quot;LL := memory[PC + 1]; &quot;; &quot;&quot;);  IF([.I140] &lt;&gt; &quot;&quot;; &quot;zeroPageWord := memory[(&quot;&amp;[.I140]&amp;&quot;)&amp;0xFF] + (memory[((&quot;&amp;[.I140]&amp;&quot;)+1)&amp;0xFF]&lt;&lt;8); &quot;; &quot;&quot;);  IF([.J140] &lt;&gt; &quot;&quot;; &quot;readByte := memory[(&quot;&amp;[.J140]&amp;&quot;)&amp;0xFFFF]; &quot;; &quot;&quot;); IF([.K140] &lt;&gt; &quot;&quot;; &quot;readWord := memory[(&quot;&amp;[.K140]&amp;&quot;)&amp;0xFFFF] + (memory[((&quot;&amp;[.K140]&amp;&quot;)+1)&amp;0xFFFF]&lt;&lt;8); &quot;; &quot;&quot;);  IF([.L140] &lt;&gt; &quot;&quot;; &quot;result := &quot;&amp;[.L140]&amp;&quot;; &quot;; &quot;&quot;);  IF([.M140] &lt;&gt; &quot;&quot;; &quot;newA := &quot;&amp;[.M140]&amp;&quot;; &quot;; &quot;&quot;); IF([.N140] &lt;&gt; &quot;&quot;; &quot;newX := &quot;&amp;[.N140]&amp;&quot;; &quot;; &quot;&quot;); IF([.O140] &lt;&gt; &quot;&quot;; &quot;newY := &quot;&amp;[.O140]&amp;&quot;; &quot;; &quot;&quot;); IF([.P140] &lt;&gt; &quot;&quot;; &quot;newSP := &quot;&amp;[.P140]&amp;&quot;; &quot;; &quot;&quot;); IF([.Q140] &lt;&gt; &quot;&quot;; &quot;newPC := &quot;&amp;[.Q140]&amp;&quot;; &quot;; &quot;&quot;);  IF([.M140] &lt;&gt; &quot;&quot;; &quot;*A = newA; &quot;; &quot;&quot;); IF([.N140] &lt;&gt; &quot;&quot;; &quot;*X = newX; &quot;; &quot;&quot;); IF([.O140] &lt;&gt; &quot;&quot;; &quot;*Y = newY; &quot;; &quot;&quot;); IF([.P140] &lt;&gt; &quot;&quot;; &quot;*SP = newSP; &quot;; &quot;&quot;); IF([.Q140] &lt;&gt; &quot;&quot;; &quot;*PC = newPC; &quot;; &quot;&quot;);  IF( ([.R140] &amp; [.S140] &amp; [.T140] &amp; [.U140] &amp; [.V140] &amp; [.W140]) &lt;&gt; &quot;&quot;; join(&quot;&quot;;    IF( [.R140] &lt;&gt; &quot;&quot;; &quot;carry := &quot; &amp; [.R140] &amp; &quot;;&quot;; &quot;carry := SR&amp;1; &quot;);   IF( [.S140] &lt;&gt; &quot;&quot;; &quot;zero := &quot; &amp; [.S140] &amp; &quot;;&quot;; &quot;zero := (SR&gt;&gt;1)&amp;1; &quot;);   IF( [.T140] &lt;&gt; &quot;&quot;; &quot;interrupt := &quot; &amp; [.T140] &amp; &quot;;&quot;; &quot;interrupt := (SR&gt;&gt;2)&amp;1; &quot;);   IF( [.U140] &lt;&gt; &quot;&quot;; &quot;decimal := &quot; &amp; [.U140] &amp; &quot;;&quot;; &quot;decimal := (SR&gt;&gt;3)&amp;1; &quot;);   IF( [.V140] &lt;&gt; &quot;&quot;; &quot;overflow := &quot; &amp; [.V140] &amp; &quot;;&quot;; &quot;overflow := (SR&gt;&gt;6)&amp;1; &quot;);   IF( [.W140] &lt;&gt; &quot;&quot;; &quot;negative := &quot; &amp; [.W140] &amp; &quot;;&quot;; &quot;negative := (SR&gt;&gt;7)&amp;1; &quot;)  ); &quot;&quot;);  IF( ([.R140] &amp; [.S140] &amp; [.T140] &amp; [.U140] &amp; [.V140] &amp; [.W140]) &lt;&gt; &quot;&quot;; &quot;*SR = carry + (zero&lt;&lt;1) + (interrupt&lt;&lt;2) + (decimal&lt;&lt;3) + (overflow&lt;&lt;6) + (negative&lt;&lt;7); &quot;; &quot;&quot;);  IF( [.Q140] &lt;&gt; &quot;&quot;; &quot;*PC = &quot; &amp; [.Q140] &amp; &quot;;&quot;; &quot;*PC = PC + &quot; &amp; (LEN([.A140]&amp;&quot; &quot;)/3) &amp; &quot;; &quot; );  IF( [.Y140] &lt;&gt; &quot;&quot;; &quot;memory[(&quot; &amp; [.Y140] &amp; &quot;)&amp;0xFFFF] = &quot; &amp; [.Z140] &amp; &quot;; &quot;; &quot;&quot;);  IF( [.AA140] &lt;&gt; &quot;&quot;; &quot;memory[(&quot; &amp; [.AA140] &amp; &quot;)&amp;0xFFFF] = (&quot; &amp; [.AB140] &amp; &quot;)&amp;0xFF; memory[((&quot; &amp; [.AA140] &amp; &quot;)+1)&amp;0xFFFF] = ((&quot; &amp; [.AB14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0];2) &amp; &quot; ) { &quot; &amp;  join(&quot;&quot;;  IF(LEN([.A140]) &gt; 3; &quot;unsigned char LL = memory[(PC+1)&amp;0xFFFF]; &quot;; &quot;&quot;); IF(LEN([.A140]) &gt; 6; &quot;unsigned int HH = memory[(PC+2)&amp;0xFFFF]; &quot;; &quot;&quot;); IF(LEN([.A140]) &gt; 6; &quot;unsigned int HHLL = LL + (HH&lt;&lt;8); &quot;; &quot;&quot;);  IF([.I140] &lt;&gt; &quot;&quot;; &quot;unsigned int zeroPageWord = memory[(&quot;&amp;[.I140]&amp;&quot;)&amp;0xFF] + (memory[((&quot;&amp;[.I140]&amp;&quot;)+1)&amp;0xFF]&lt;&lt;8); &quot;; &quot;&quot;);  IF([.J140] &lt;&gt; &quot;&quot;; &quot;unsigned char readByte = memory[(&quot;&amp;[.J140]&amp;&quot;)&amp;0xFFFF]; &quot;; &quot;&quot;); IF([.K140] &lt;&gt; &quot;&quot;; &quot;unsigned int readWord := memory[(&quot;&amp;[.K140]&amp;&quot;)&amp;0xFFFF] + (memory[((&quot;&amp;[.K140]&amp;&quot;)+1)&amp;0xFFFF]&lt;&lt;8); &quot;; &quot;&quot;);  IF([.L140] &lt;&gt; &quot;&quot;; &quot;unsigned int result = &quot;&amp;[.L140]&amp;&quot;; &quot;; &quot;&quot;);  IF([.M140] &lt;&gt; &quot;&quot;; &quot;unsigned char newA = &quot;&amp;[.M140]&amp;&quot;; &quot;; &quot;&quot;); IF([.N140] &lt;&gt; &quot;&quot;; &quot;unsigned char newX = &quot;&amp;[.N140]&amp;&quot;; &quot;; &quot;&quot;); IF([.O140] &lt;&gt; &quot;&quot;; &quot;unsigned char newY = &quot;&amp;[.O140]&amp;&quot;; &quot;; &quot;&quot;); IF([.P140] &lt;&gt; &quot;&quot;; &quot;unsigned char newSP = &quot;&amp;[.P140]&amp;&quot;; &quot;; &quot;&quot;); IF([.Q140] &lt;&gt; &quot;&quot;; &quot;unsigned int newPC = (&quot;&amp;[.Q140]&amp;&quot;)&amp;0xFFFF; &quot;; &quot;&quot;);  IF([.M140] &lt;&gt; &quot;&quot;; &quot;*A = newA; &quot;; &quot;&quot;); IF([.N140] &lt;&gt; &quot;&quot;; &quot;*X = newX; &quot;; &quot;&quot;); IF([.O140] &lt;&gt; &quot;&quot;; &quot;*Y = newY; &quot;; &quot;&quot;); IF([.P140] &lt;&gt; &quot;&quot;; &quot;*SP = newSP; &quot;; &quot;&quot;); IF([.Q140] &lt;&gt; &quot;&quot;; &quot;*PC = newPC; &quot;; &quot;&quot;);  IF( ([.R140] &amp; [.S140] &amp; [.T140] &amp; [.U140] &amp; [.V140] &amp; [.W140]) &lt;&gt; &quot;&quot;; join(&quot;&quot;;    IF( [.R140] &lt;&gt; &quot;&quot;; &quot;unsigned char carry = &quot; &amp; [.R140] &amp; &quot;;&quot;; &quot;unsigned char carry = SR&amp;1; &quot;);   IF( [.S140] &lt;&gt; &quot;&quot;; &quot;unsigned char zero = &quot; &amp; [.S140] &amp; &quot;;&quot;; &quot;unsigned char zero = (SR&gt;&gt;1)&amp;1; &quot;);   IF( [.T140] &lt;&gt; &quot;&quot;; &quot;unsigned char interrupt = &quot; &amp; [.T140] &amp; &quot;;&quot;; &quot;unsigned char interrupt = (SR&gt;&gt;2)&amp;1; &quot;);   IF( [.U140] &lt;&gt; &quot;&quot;; &quot;unsigned char decimal = &quot; &amp; [.U140] &amp; &quot;;&quot;; &quot;unsigned char decimal = (SR&gt;&gt;3)&amp;1; &quot;);   IF( [.V140] &lt;&gt; &quot;&quot;; &quot;unsigned char overflow = &quot; &amp; [.V140] &amp; &quot;;&quot;; &quot;unsigned char overflow = (SR&gt;&gt;6)&amp;1; &quot;);   IF( [.W140] &lt;&gt; &quot;&quot;; &quot;unsigned char negative = &quot; &amp; [.W140] &amp; &quot;;&quot;; &quot;unsigned char negative = (SR&gt;&gt;7)&amp;1; &quot;)  ); &quot;&quot;);  IF( ([.R140] &amp; [.S140] &amp; [.T140] &amp; [.U140] &amp; [.V140] &amp; [.W140]) &lt;&gt; &quot;&quot;; &quot;*SR = carry + (zero&lt;&lt;1) + (interrupt&lt;&lt;2) + (decimal&lt;&lt;3) + (overflow&lt;&lt;6) + (negative&lt;&lt;7); &quot;; &quot;&quot;);  IF( [.Q140] &lt;&gt; &quot;&quot;; &quot;*PC = &quot; &amp; [.Q140] &amp; &quot;;&quot;; &quot;*PC = PC + &quot; &amp; (LEN([.A140]&amp;&quot; &quot;)/3) &amp; &quot;; &quot; );  IF( [.Y140] &lt;&gt; &quot;&quot;; &quot;memory[(&quot; &amp; [.Y140] &amp; &quot;)&amp;0xFFFF] = &quot; &amp; [.Z140] &amp; &quot;; &quot;; &quot;&quot;);  IF( [.AA140] &lt;&gt; &quot;&quot;; &quot;memory[(&quot; &amp; [.AA140] &amp; &quot;)&amp;0xFFFF] = (&quot; &amp; [.AB140] &amp; &quot;)&amp;0xFF; memory[((&quot; &amp; [.AA140] &amp; &quot;)+1)&amp;0xFFFF] = ((&quot; &amp; [.AB14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0];2) &amp; &quot; ) { &quot; &amp;  join(&quot;&quot;;  IF(LEN([.A140]) &gt; 3; &quot;const LL = memory[(PC+1)&amp;0xFFFF]; &quot;; &quot;&quot;); IF(LEN([.A140]) &gt; 6; &quot;const HH = memory[(PC+2)&amp;0xFFFF]; &quot;; &quot;&quot;); IF(LEN([.A140]) &gt; 6; &quot;const HHLL = LL + (HH&lt;&lt;8); &quot;; &quot;&quot;);  IF([.I140] &lt;&gt; &quot;&quot;; &quot;const zeroPageWord = memory[(&quot;&amp;[.I140]&amp;&quot;)&amp;0xFF] + (memory[((&quot;&amp;[.I140]&amp;&quot;)+1)&amp;0xFF]&lt;&lt;8); &quot;; &quot;&quot;);  IF([.J140] &lt;&gt; &quot;&quot;; &quot;const readByte = memory[(&quot;&amp;[.J140]&amp;&quot;)&amp;0xFFFF]; &quot;; &quot;&quot;); IF([.K140] &lt;&gt; &quot;&quot;; &quot;const readWord = memory[(&quot;&amp;[.K140]&amp;&quot;)&amp;0xFFFF] + (memory[((&quot;&amp;[.K140]&amp;&quot;)+1)&amp;0xFFFF]&lt;&lt;8); &quot;; &quot;&quot;);  IF([.L140] &lt;&gt; &quot;&quot;; &quot;const result = &quot;&amp;[.L140]&amp;&quot;; &quot;; &quot;&quot;);  IF([.M140] &lt;&gt; &quot;&quot;; &quot;const newA = &quot;&amp;[.M140]&amp;&quot;; &quot;; &quot;&quot;); IF([.N140] &lt;&gt; &quot;&quot;; &quot;const newX = &quot;&amp;[.N140]&amp;&quot;; &quot;; &quot;&quot;); IF([.O140] &lt;&gt; &quot;&quot;; &quot;const newY = &quot;&amp;[.O140]&amp;&quot;; &quot;; &quot;&quot;); IF([.P140] &lt;&gt; &quot;&quot;; &quot;const newSP = &quot;&amp;[.P140]&amp;&quot;; &quot;; &quot;&quot;); IF([.Q140] &lt;&gt; &quot;&quot;; &quot;const newPC = (&quot;&amp;[.Q140]&amp;&quot;)&amp;0xFFFF; &quot;; &quot;&quot;);  IF([.M140] &lt;&gt; &quot;&quot;; &quot;cpu.A = newA; &quot;; &quot;&quot;); IF([.N140] &lt;&gt; &quot;&quot;; &quot;cpu.X = newX; &quot;; &quot;&quot;); IF([.O140] &lt;&gt; &quot;&quot;; &quot;cpu.Y = newY; &quot;; &quot;&quot;); IF([.P140] &lt;&gt; &quot;&quot;; &quot;cpu.SP = newSP; &quot;; &quot;&quot;); IF([.Q140] &lt;&gt; &quot;&quot;; &quot;cpu.PC = newPC; &quot;; &quot;&quot;);  IF( ([.R140] &amp; [.S140] &amp; [.T140] &amp; [.U140] &amp; [.V140] &amp; [.W140]) &lt;&gt; &quot;&quot;; join(&quot;&quot;;    IF( [.R140] &lt;&gt; &quot;&quot;; &quot;const carry = &quot; &amp; [.R140] &amp; &quot;;&quot;;     &quot;const carry = SR&amp;1; &quot;);   IF( [.S140] &lt;&gt; &quot;&quot;; &quot;const zero = &quot; &amp; [.S140] &amp; &quot;;&quot;;      &quot;const zero = (SR&gt;&gt;1)&amp;1; &quot;);   IF( [.T140] &lt;&gt; &quot;&quot;; &quot;const interrupt = &quot; &amp; [.T140] &amp; &quot;;&quot;; &quot;const interrupt = (SR&gt;&gt;2)&amp;1; &quot;);   IF( [.U140] &lt;&gt; &quot;&quot;; &quot;const decimal = &quot; &amp; [.U140] &amp; &quot;;&quot;;   &quot;const decimal = (SR&gt;&gt;3)&amp;1; &quot;);   IF( [.V140] &lt;&gt; &quot;&quot;; &quot;const overflow = &quot; &amp; [.V140] &amp; &quot;;&quot;;  &quot;const overflow = (SR&gt;&gt;6)&amp;1; &quot;);   IF( [.W140] &lt;&gt; &quot;&quot;; &quot;const negative = &quot; &amp; [.W140] &amp; &quot;;&quot;;  &quot;const negative = (SR&gt;&gt;7)&amp;1; &quot;)  ); &quot;&quot;);  IF( ([.R140] &amp; [.S140] &amp; [.T140] &amp; [.U140] &amp; [.V140] &amp; [.W140]) &lt;&gt; &quot;&quot;; &quot;cpu.SR = carry + (zero&lt;&lt;1) + (interrupt&lt;&lt;2) + (decimal&lt;&lt;3) + (overflow&lt;&lt;6) + (negative&lt;&lt;7); &quot;; &quot;&quot;);  IF( [.Q140] &lt;&gt; &quot;&quot;; &quot;*PC = &quot; &amp; [.Q140] &amp; &quot;;&quot;; &quot;cpu.PC = PC + &quot; &amp; (LEN([.A140]&amp;&quot; &quot;)/3) &amp; &quot;; &quot; );  IF( [.Y140] &lt;&gt; &quot;&quot;; &quot;memory[(&quot; &amp; [.Y140] &amp; &quot;)&amp;0xFFFF] = &quot; &amp; [.Z140] &amp; &quot;; &quot;; &quot;&quot;);  IF( [.AA140] &lt;&gt; &quot;&quot;; &quot;memory[(&quot; &amp; [.AA140] &amp; &quot;)&amp;0xFFFF] = (&quot; &amp; [.AB140] &amp; &quot;)&amp;0xFF; memory[((&quot; &amp; [.AA140] &amp; &quot;)+1)&amp;0xFFFF] = ((&quot; &amp; [.AB14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93"/>
          <table:table-cell table:style-name="ce161"/>
          <table:table-cell table:style-name="ce93" office:value-type="string" calcext:value-type="string">
            <text:p>SR</text:p>
          </table:table-cell>
          <table:table-cell table:style-name="ce93" table:number-columns-repeated="2"/>
          <table:table-cell table:style-name="ce93" office:value-type="string" calcext:value-type="string">
            <text:p>negative, zero</text:p>
          </table:table-cell>
          <table:table-cell table:style-name="ce161"/>
          <table:table-cell table:style-name="ce245"/>
          <table:table-cell table:style-name="ce282" table:formula="of:=IF([.$AM140] &lt;&gt; &quot;&quot;; &quot;BB &quot;; &quot;&quot;) &amp; IF([.$AN140] &lt;&gt; &quot;&quot;; &quot;LL HH &quot;; &quot;&quot;) &amp; IF([.$AO140] &lt;&gt; &quot;&quot;; &quot;SS &quot;; &quot;&quot;) &amp; IF([.$AP140] &lt;&gt; &quot;&quot;; &quot;RR &quot;; &quot;&quot;) &amp; IF([.$AQ140] &lt;&gt; &quot;&quot;; &quot;PP QQ &quot;; &quot;&quot;) &amp; LEFT([.$A140];2)" office:value-type="string" office:string-value="SS DE" calcext:value-type="string">
            <text:p>SS DE</text:p>
          </table:table-cell>
          <table:table-cell table:style-name="ce93" table:formula="of:=&quot;UN&quot; &amp;[.B140]" office:value-type="string" office:string-value="UNDEC" calcext:value-type="string">
            <text:p>UNDEC</text:p>
          </table:table-cell>
          <table:table-cell table:style-name="ce93" office:value-type="string" calcext:value-type="string">
            <text:p>$SS</text:p>
          </table:table-cell>
          <table:table-cell table:style-name="ce285"/>
          <table:table-cell table:style-name="ce93" table:number-columns-repeated="14"/>
          <table:table-cell table:style-name="ce271"/>
          <table:table-cell table:style-name="ce93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8" office:value-type="string" calcext:value-type="string">
            <text:p>E0 LL</text:p>
          </table:table-cell>
          <table:table-cell table:style-name="ce31" office:value-type="string" calcext:value-type="string">
            <text:p>CPX</text:p>
          </table:table-cell>
          <table:table-cell table:style-name="ce56" office:value-type="float" office:value="2" calcext:value-type="float">
            <text:p>2</text:p>
          </table:table-cell>
          <table:table-cell table:style-name="ce81" office:value-type="string" calcext:value-type="string">
            <text:p>#$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41] = &quot;($LL, X)&quot;;&quot;(arg1+X)&amp;0xFF&quot;;&quot;&quot;)">
            <text:p/>
          </table:table-cell>
          <table:table-cell table:style-name="ce88" table:number-columns-repeated="2"/>
          <table:table-cell table:style-name="ce81" office:value-type="string" calcext:value-type="string">
            <text:p>X - LL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41];2) &amp; &quot; { &quot; &amp;  join(&quot;&quot;;  IF(LEN([.A141]) &gt; 3; &quot;LL := memory[PC + 1]; &quot;; &quot;&quot;);  IF([.I141] &lt;&gt; &quot;&quot;; &quot;zeroPageWord := memory[(&quot;&amp;[.I141]&amp;&quot;)&amp;0xFF] + (memory[((&quot;&amp;[.I141]&amp;&quot;)+1)&amp;0xFF]&lt;&lt;8); &quot;; &quot;&quot;);  IF([.J141] &lt;&gt; &quot;&quot;; &quot;readByte := memory[(&quot;&amp;[.J141]&amp;&quot;)&amp;0xFFFF]; &quot;; &quot;&quot;); IF([.K141] &lt;&gt; &quot;&quot;; &quot;readWord := memory[(&quot;&amp;[.K141]&amp;&quot;)&amp;0xFFFF] + (memory[((&quot;&amp;[.K141]&amp;&quot;)+1)&amp;0xFFFF]&lt;&lt;8); &quot;; &quot;&quot;);  IF([.L141] &lt;&gt; &quot;&quot;; &quot;result := &quot;&amp;[.L141]&amp;&quot;; &quot;; &quot;&quot;);  IF([.M141] &lt;&gt; &quot;&quot;; &quot;newA := &quot;&amp;[.M141]&amp;&quot;; &quot;; &quot;&quot;); IF([.N141] &lt;&gt; &quot;&quot;; &quot;newX := &quot;&amp;[.N141]&amp;&quot;; &quot;; &quot;&quot;); IF([.O141] &lt;&gt; &quot;&quot;; &quot;newY := &quot;&amp;[.O141]&amp;&quot;; &quot;; &quot;&quot;); IF([.P141] &lt;&gt; &quot;&quot;; &quot;newSP := &quot;&amp;[.P141]&amp;&quot;; &quot;; &quot;&quot;); IF([.Q141] &lt;&gt; &quot;&quot;; &quot;newPC := &quot;&amp;[.Q141]&amp;&quot;; &quot;; &quot;&quot;);  IF([.M141] &lt;&gt; &quot;&quot;; &quot;*A = newA; &quot;; &quot;&quot;); IF([.N141] &lt;&gt; &quot;&quot;; &quot;*X = newX; &quot;; &quot;&quot;); IF([.O141] &lt;&gt; &quot;&quot;; &quot;*Y = newY; &quot;; &quot;&quot;); IF([.P141] &lt;&gt; &quot;&quot;; &quot;*SP = newSP; &quot;; &quot;&quot;); IF([.Q141] &lt;&gt; &quot;&quot;; &quot;*PC = newPC; &quot;; &quot;&quot;);  IF( ([.R141] &amp; [.S141] &amp; [.T141] &amp; [.U141] &amp; [.V141] &amp; [.W141]) &lt;&gt; &quot;&quot;; join(&quot;&quot;;    IF( [.R141] &lt;&gt; &quot;&quot;; &quot;carry := &quot; &amp; [.R141] &amp; &quot;;&quot;; &quot;carry := SR&amp;1; &quot;);   IF( [.S141] &lt;&gt; &quot;&quot;; &quot;zero := &quot; &amp; [.S141] &amp; &quot;;&quot;; &quot;zero := (SR&gt;&gt;1)&amp;1; &quot;);   IF( [.T141] &lt;&gt; &quot;&quot;; &quot;interrupt := &quot; &amp; [.T141] &amp; &quot;;&quot;; &quot;interrupt := (SR&gt;&gt;2)&amp;1; &quot;);   IF( [.U141] &lt;&gt; &quot;&quot;; &quot;decimal := &quot; &amp; [.U141] &amp; &quot;;&quot;; &quot;decimal := (SR&gt;&gt;3)&amp;1; &quot;);   IF( [.V141] &lt;&gt; &quot;&quot;; &quot;overflow := &quot; &amp; [.V141] &amp; &quot;;&quot;; &quot;overflow := (SR&gt;&gt;6)&amp;1; &quot;);   IF( [.W141] &lt;&gt; &quot;&quot;; &quot;negative := &quot; &amp; [.W141] &amp; &quot;;&quot;; &quot;negative := (SR&gt;&gt;7)&amp;1; &quot;)  ); &quot;&quot;);  IF( ([.R141] &amp; [.S141] &amp; [.T141] &amp; [.U141] &amp; [.V141] &amp; [.W141]) &lt;&gt; &quot;&quot;; &quot;*SR = carry + (zero&lt;&lt;1) + (interrupt&lt;&lt;2) + (decimal&lt;&lt;3) + (overflow&lt;&lt;6) + (negative&lt;&lt;7); &quot;; &quot;&quot;);  IF( [.Q141] &lt;&gt; &quot;&quot;; &quot;*PC = &quot; &amp; [.Q141] &amp; &quot;;&quot;; &quot;*PC = PC + &quot; &amp; (LEN([.A141]&amp;&quot; &quot;)/3) &amp; &quot;; &quot; );  IF( [.Y141] &lt;&gt; &quot;&quot;; &quot;memory[(&quot; &amp; [.Y141] &amp; &quot;)&amp;0xFFFF] = &quot; &amp; [.Z141] &amp; &quot;; &quot;; &quot;&quot;);  IF( [.AA141] &lt;&gt; &quot;&quot;; &quot;memory[(&quot; &amp; [.AA141] &amp; &quot;)&amp;0xFFFF] = (&quot; &amp; [.AB141] &amp; &quot;)&amp;0xFF; memory[((&quot; &amp; [.AA141] &amp; &quot;)+1)&amp;0xFFFF] = ((&quot; &amp; [.AB14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1];2) &amp; &quot; ) { &quot; &amp;  join(&quot;&quot;;  IF(LEN([.A141]) &gt; 3; &quot;unsigned char LL = memory[(PC+1)&amp;0xFFFF]; &quot;; &quot;&quot;); IF(LEN([.A141]) &gt; 6; &quot;unsigned int HH = memory[(PC+2)&amp;0xFFFF]; &quot;; &quot;&quot;); IF(LEN([.A141]) &gt; 6; &quot;unsigned int HHLL = LL + (HH&lt;&lt;8); &quot;; &quot;&quot;);  IF([.I141] &lt;&gt; &quot;&quot;; &quot;unsigned int zeroPageWord = memory[(&quot;&amp;[.I141]&amp;&quot;)&amp;0xFF] + (memory[((&quot;&amp;[.I141]&amp;&quot;)+1)&amp;0xFF]&lt;&lt;8); &quot;; &quot;&quot;);  IF([.J141] &lt;&gt; &quot;&quot;; &quot;unsigned char readByte = memory[(&quot;&amp;[.J141]&amp;&quot;)&amp;0xFFFF]; &quot;; &quot;&quot;); IF([.K141] &lt;&gt; &quot;&quot;; &quot;unsigned int readWord := memory[(&quot;&amp;[.K141]&amp;&quot;)&amp;0xFFFF] + (memory[((&quot;&amp;[.K141]&amp;&quot;)+1)&amp;0xFFFF]&lt;&lt;8); &quot;; &quot;&quot;);  IF([.L141] &lt;&gt; &quot;&quot;; &quot;unsigned int result = &quot;&amp;[.L141]&amp;&quot;; &quot;; &quot;&quot;);  IF([.M141] &lt;&gt; &quot;&quot;; &quot;unsigned char newA = &quot;&amp;[.M141]&amp;&quot;; &quot;; &quot;&quot;); IF([.N141] &lt;&gt; &quot;&quot;; &quot;unsigned char newX = &quot;&amp;[.N141]&amp;&quot;; &quot;; &quot;&quot;); IF([.O141] &lt;&gt; &quot;&quot;; &quot;unsigned char newY = &quot;&amp;[.O141]&amp;&quot;; &quot;; &quot;&quot;); IF([.P141] &lt;&gt; &quot;&quot;; &quot;unsigned char newSP = &quot;&amp;[.P141]&amp;&quot;; &quot;; &quot;&quot;); IF([.Q141] &lt;&gt; &quot;&quot;; &quot;unsigned int newPC = (&quot;&amp;[.Q141]&amp;&quot;)&amp;0xFFFF; &quot;; &quot;&quot;);  IF([.M141] &lt;&gt; &quot;&quot;; &quot;*A = newA; &quot;; &quot;&quot;); IF([.N141] &lt;&gt; &quot;&quot;; &quot;*X = newX; &quot;; &quot;&quot;); IF([.O141] &lt;&gt; &quot;&quot;; &quot;*Y = newY; &quot;; &quot;&quot;); IF([.P141] &lt;&gt; &quot;&quot;; &quot;*SP = newSP; &quot;; &quot;&quot;); IF([.Q141] &lt;&gt; &quot;&quot;; &quot;*PC = newPC; &quot;; &quot;&quot;);  IF( ([.R141] &amp; [.S141] &amp; [.T141] &amp; [.U141] &amp; [.V141] &amp; [.W141]) &lt;&gt; &quot;&quot;; join(&quot;&quot;;    IF( [.R141] &lt;&gt; &quot;&quot;; &quot;unsigned char carry = &quot; &amp; [.R141] &amp; &quot;;&quot;; &quot;unsigned char carry = SR&amp;1; &quot;);   IF( [.S141] &lt;&gt; &quot;&quot;; &quot;unsigned char zero = &quot; &amp; [.S141] &amp; &quot;;&quot;; &quot;unsigned char zero = (SR&gt;&gt;1)&amp;1; &quot;);   IF( [.T141] &lt;&gt; &quot;&quot;; &quot;unsigned char interrupt = &quot; &amp; [.T141] &amp; &quot;;&quot;; &quot;unsigned char interrupt = (SR&gt;&gt;2)&amp;1; &quot;);   IF( [.U141] &lt;&gt; &quot;&quot;; &quot;unsigned char decimal = &quot; &amp; [.U141] &amp; &quot;;&quot;; &quot;unsigned char decimal = (SR&gt;&gt;3)&amp;1; &quot;);   IF( [.V141] &lt;&gt; &quot;&quot;; &quot;unsigned char overflow = &quot; &amp; [.V141] &amp; &quot;;&quot;; &quot;unsigned char overflow = (SR&gt;&gt;6)&amp;1; &quot;);   IF( [.W141] &lt;&gt; &quot;&quot;; &quot;unsigned char negative = &quot; &amp; [.W141] &amp; &quot;;&quot;; &quot;unsigned char negative = (SR&gt;&gt;7)&amp;1; &quot;)  ); &quot;&quot;);  IF( ([.R141] &amp; [.S141] &amp; [.T141] &amp; [.U141] &amp; [.V141] &amp; [.W141]) &lt;&gt; &quot;&quot;; &quot;*SR = carry + (zero&lt;&lt;1) + (interrupt&lt;&lt;2) + (decimal&lt;&lt;3) + (overflow&lt;&lt;6) + (negative&lt;&lt;7); &quot;; &quot;&quot;);  IF( [.Q141] &lt;&gt; &quot;&quot;; &quot;*PC = &quot; &amp; [.Q141] &amp; &quot;;&quot;; &quot;*PC = PC + &quot; &amp; (LEN([.A141]&amp;&quot; &quot;)/3) &amp; &quot;; &quot; );  IF( [.Y141] &lt;&gt; &quot;&quot;; &quot;memory[(&quot; &amp; [.Y141] &amp; &quot;)&amp;0xFFFF] = &quot; &amp; [.Z141] &amp; &quot;; &quot;; &quot;&quot;);  IF( [.AA141] &lt;&gt; &quot;&quot;; &quot;memory[(&quot; &amp; [.AA141] &amp; &quot;)&amp;0xFFFF] = (&quot; &amp; [.AB141] &amp; &quot;)&amp;0xFF; memory[((&quot; &amp; [.AA141] &amp; &quot;)+1)&amp;0xFFFF] = ((&quot; &amp; [.AB14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1];2) &amp; &quot; ) { &quot; &amp;  join(&quot;&quot;;  IF(LEN([.A141]) &gt; 3; &quot;const LL = memory[(PC+1)&amp;0xFFFF]; &quot;; &quot;&quot;); IF(LEN([.A141]) &gt; 6; &quot;const HH = memory[(PC+2)&amp;0xFFFF]; &quot;; &quot;&quot;); IF(LEN([.A141]) &gt; 6; &quot;const HHLL = LL + (HH&lt;&lt;8); &quot;; &quot;&quot;);  IF([.I141] &lt;&gt; &quot;&quot;; &quot;const zeroPageWord = memory[(&quot;&amp;[.I141]&amp;&quot;)&amp;0xFF] + (memory[((&quot;&amp;[.I141]&amp;&quot;)+1)&amp;0xFF]&lt;&lt;8); &quot;; &quot;&quot;);  IF([.J141] &lt;&gt; &quot;&quot;; &quot;const readByte = memory[(&quot;&amp;[.J141]&amp;&quot;)&amp;0xFFFF]; &quot;; &quot;&quot;); IF([.K141] &lt;&gt; &quot;&quot;; &quot;const readWord = memory[(&quot;&amp;[.K141]&amp;&quot;)&amp;0xFFFF] + (memory[((&quot;&amp;[.K141]&amp;&quot;)+1)&amp;0xFFFF]&lt;&lt;8); &quot;; &quot;&quot;);  IF([.L141] &lt;&gt; &quot;&quot;; &quot;const result = &quot;&amp;[.L141]&amp;&quot;; &quot;; &quot;&quot;);  IF([.M141] &lt;&gt; &quot;&quot;; &quot;const newA = &quot;&amp;[.M141]&amp;&quot;; &quot;; &quot;&quot;); IF([.N141] &lt;&gt; &quot;&quot;; &quot;const newX = &quot;&amp;[.N141]&amp;&quot;; &quot;; &quot;&quot;); IF([.O141] &lt;&gt; &quot;&quot;; &quot;const newY = &quot;&amp;[.O141]&amp;&quot;; &quot;; &quot;&quot;); IF([.P141] &lt;&gt; &quot;&quot;; &quot;const newSP = &quot;&amp;[.P141]&amp;&quot;; &quot;; &quot;&quot;); IF([.Q141] &lt;&gt; &quot;&quot;; &quot;const newPC = (&quot;&amp;[.Q141]&amp;&quot;)&amp;0xFFFF; &quot;; &quot;&quot;);  IF([.M141] &lt;&gt; &quot;&quot;; &quot;cpu.A = newA; &quot;; &quot;&quot;); IF([.N141] &lt;&gt; &quot;&quot;; &quot;cpu.X = newX; &quot;; &quot;&quot;); IF([.O141] &lt;&gt; &quot;&quot;; &quot;cpu.Y = newY; &quot;; &quot;&quot;); IF([.P141] &lt;&gt; &quot;&quot;; &quot;cpu.SP = newSP; &quot;; &quot;&quot;); IF([.Q141] &lt;&gt; &quot;&quot;; &quot;cpu.PC = newPC; &quot;; &quot;&quot;);  IF( ([.R141] &amp; [.S141] &amp; [.T141] &amp; [.U141] &amp; [.V141] &amp; [.W141]) &lt;&gt; &quot;&quot;; join(&quot;&quot;;    IF( [.R141] &lt;&gt; &quot;&quot;; &quot;const carry = &quot; &amp; [.R141] &amp; &quot;;&quot;;     &quot;const carry = SR&amp;1; &quot;);   IF( [.S141] &lt;&gt; &quot;&quot;; &quot;const zero = &quot; &amp; [.S141] &amp; &quot;;&quot;;      &quot;const zero = (SR&gt;&gt;1)&amp;1; &quot;);   IF( [.T141] &lt;&gt; &quot;&quot;; &quot;const interrupt = &quot; &amp; [.T141] &amp; &quot;;&quot;; &quot;const interrupt = (SR&gt;&gt;2)&amp;1; &quot;);   IF( [.U141] &lt;&gt; &quot;&quot;; &quot;const decimal = &quot; &amp; [.U141] &amp; &quot;;&quot;;   &quot;const decimal = (SR&gt;&gt;3)&amp;1; &quot;);   IF( [.V141] &lt;&gt; &quot;&quot;; &quot;const overflow = &quot; &amp; [.V141] &amp; &quot;;&quot;;  &quot;const overflow = (SR&gt;&gt;6)&amp;1; &quot;);   IF( [.W141] &lt;&gt; &quot;&quot;; &quot;const negative = &quot; &amp; [.W141] &amp; &quot;;&quot;;  &quot;const negative = (SR&gt;&gt;7)&amp;1; &quot;)  ); &quot;&quot;);  IF( ([.R141] &amp; [.S141] &amp; [.T141] &amp; [.U141] &amp; [.V141] &amp; [.W141]) &lt;&gt; &quot;&quot;; &quot;cpu.SR = carry + (zero&lt;&lt;1) + (interrupt&lt;&lt;2) + (decimal&lt;&lt;3) + (overflow&lt;&lt;6) + (negative&lt;&lt;7); &quot;; &quot;&quot;);  IF( [.Q141] &lt;&gt; &quot;&quot;; &quot;*PC = &quot; &amp; [.Q141] &amp; &quot;;&quot;; &quot;cpu.PC = PC + &quot; &amp; (LEN([.A141]&amp;&quot; &quot;)/3) &amp; &quot;; &quot; );  IF( [.Y141] &lt;&gt; &quot;&quot;; &quot;memory[(&quot; &amp; [.Y141] &amp; &quot;)&amp;0xFFFF] = &quot; &amp; [.Z141] &amp; &quot;; &quot;; &quot;&quot;);  IF( [.AA141] &lt;&gt; &quot;&quot;; &quot;memory[(&quot; &amp; [.AA141] &amp; &quot;)&amp;0xFFFF] = (&quot; &amp; [.AB141] &amp; &quot;)&amp;0xFF; memory[((&quot; &amp; [.AA141] &amp; &quot;)+1)&amp;0xFFFF] = ((&quot; &amp; [.AB14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41] &lt;&gt; &quot;&quot;; &quot;BB &quot;; &quot;&quot;) &amp; IF([.$AN141] &lt;&gt; &quot;&quot;; &quot;LL HH &quot;; &quot;&quot;) &amp; IF([.$AO141] &lt;&gt; &quot;&quot;; &quot;SS &quot;; &quot;&quot;) &amp; IF([.$AP141] &lt;&gt; &quot;&quot;; &quot;RR &quot;; &quot;&quot;) &amp; IF([.$AQ141] &lt;&gt; &quot;&quot;; &quot;PP QQ &quot;; &quot;&quot;) &amp; LEFT([.$A141];2)" office:value-type="string" office:string-value="SS E0" calcext:value-type="string">
            <text:p>SS E0</text:p>
          </table:table-cell>
          <table:table-cell table:style-name="ce81" table:formula="of:=&quot;UN&quot; &amp;[.B141]" office:value-type="string" office:string-value="UNCPX" calcext:value-type="string">
            <text:p>UNCPX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1 LL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float" office:value="6" calcext:value-type="float">
            <text:p>6</text:p>
          </table:table-cell>
          <table:table-cell table:style-name="ce80" office:value-type="string" calcext:value-type="string">
            <text:p>($LL, X)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office:value-type="string" calcext:value-type="string">
            <text:p>LL + X</text:p>
          </table:table-cell>
          <table:table-cell table:style-name="ce80" office:value-type="string" calcext:value-type="string">
            <text:p>zeroPageWord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42];2) &amp; &quot; { &quot; &amp;  join(&quot;&quot;;  IF(LEN([.A142]) &gt; 3; &quot;LL := memory[PC + 1]; &quot;; &quot;&quot;);  IF([.I142] &lt;&gt; &quot;&quot;; &quot;zeroPageWord := memory[(&quot;&amp;[.I142]&amp;&quot;)&amp;0xFF] + (memory[((&quot;&amp;[.I142]&amp;&quot;)+1)&amp;0xFF]&lt;&lt;8); &quot;; &quot;&quot;);  IF([.J142] &lt;&gt; &quot;&quot;; &quot;readByte := memory[(&quot;&amp;[.J142]&amp;&quot;)&amp;0xFFFF]; &quot;; &quot;&quot;); IF([.K142] &lt;&gt; &quot;&quot;; &quot;readWord := memory[(&quot;&amp;[.K142]&amp;&quot;)&amp;0xFFFF] + (memory[((&quot;&amp;[.K142]&amp;&quot;)+1)&amp;0xFFFF]&lt;&lt;8); &quot;; &quot;&quot;);  IF([.L142] &lt;&gt; &quot;&quot;; &quot;result := &quot;&amp;[.L142]&amp;&quot;; &quot;; &quot;&quot;);  IF([.M142] &lt;&gt; &quot;&quot;; &quot;newA := &quot;&amp;[.M142]&amp;&quot;; &quot;; &quot;&quot;); IF([.N142] &lt;&gt; &quot;&quot;; &quot;newX := &quot;&amp;[.N142]&amp;&quot;; &quot;; &quot;&quot;); IF([.O142] &lt;&gt; &quot;&quot;; &quot;newY := &quot;&amp;[.O142]&amp;&quot;; &quot;; &quot;&quot;); IF([.P142] &lt;&gt; &quot;&quot;; &quot;newSP := &quot;&amp;[.P142]&amp;&quot;; &quot;; &quot;&quot;); IF([.Q142] &lt;&gt; &quot;&quot;; &quot;newPC := &quot;&amp;[.Q142]&amp;&quot;; &quot;; &quot;&quot;);  IF([.M142] &lt;&gt; &quot;&quot;; &quot;*A = newA; &quot;; &quot;&quot;); IF([.N142] &lt;&gt; &quot;&quot;; &quot;*X = newX; &quot;; &quot;&quot;); IF([.O142] &lt;&gt; &quot;&quot;; &quot;*Y = newY; &quot;; &quot;&quot;); IF([.P142] &lt;&gt; &quot;&quot;; &quot;*SP = newSP; &quot;; &quot;&quot;); IF([.Q142] &lt;&gt; &quot;&quot;; &quot;*PC = newPC; &quot;; &quot;&quot;);  IF( ([.R142] &amp; [.S142] &amp; [.T142] &amp; [.U142] &amp; [.V142] &amp; [.W142]) &lt;&gt; &quot;&quot;; join(&quot;&quot;;    IF( [.R142] &lt;&gt; &quot;&quot;; &quot;carry := &quot; &amp; [.R142] &amp; &quot;;&quot;; &quot;carry := SR&amp;1; &quot;);   IF( [.S142] &lt;&gt; &quot;&quot;; &quot;zero := &quot; &amp; [.S142] &amp; &quot;;&quot;; &quot;zero := (SR&gt;&gt;1)&amp;1; &quot;);   IF( [.T142] &lt;&gt; &quot;&quot;; &quot;interrupt := &quot; &amp; [.T142] &amp; &quot;;&quot;; &quot;interrupt := (SR&gt;&gt;2)&amp;1; &quot;);   IF( [.U142] &lt;&gt; &quot;&quot;; &quot;decimal := &quot; &amp; [.U142] &amp; &quot;;&quot;; &quot;decimal := (SR&gt;&gt;3)&amp;1; &quot;);   IF( [.V142] &lt;&gt; &quot;&quot;; &quot;overflow := &quot; &amp; [.V142] &amp; &quot;;&quot;; &quot;overflow := (SR&gt;&gt;6)&amp;1; &quot;);   IF( [.W142] &lt;&gt; &quot;&quot;; &quot;negative := &quot; &amp; [.W142] &amp; &quot;;&quot;; &quot;negative := (SR&gt;&gt;7)&amp;1; &quot;)  ); &quot;&quot;);  IF( ([.R142] &amp; [.S142] &amp; [.T142] &amp; [.U142] &amp; [.V142] &amp; [.W142]) &lt;&gt; &quot;&quot;; &quot;*SR = carry + (zero&lt;&lt;1) + (interrupt&lt;&lt;2) + (decimal&lt;&lt;3) + (overflow&lt;&lt;6) + (negative&lt;&lt;7); &quot;; &quot;&quot;);  IF( [.Q142] &lt;&gt; &quot;&quot;; &quot;*PC = &quot; &amp; [.Q142] &amp; &quot;;&quot;; &quot;*PC = PC + &quot; &amp; (LEN([.A142]&amp;&quot; &quot;)/3) &amp; &quot;; &quot; );  IF( [.Y142] &lt;&gt; &quot;&quot;; &quot;memory[(&quot; &amp; [.Y142] &amp; &quot;)&amp;0xFFFF] = &quot; &amp; [.Z142] &amp; &quot;; &quot;; &quot;&quot;);  IF( [.AA142] &lt;&gt; &quot;&quot;; &quot;memory[(&quot; &amp; [.AA142] &amp; &quot;)&amp;0xFFFF] = (&quot; &amp; [.AB142] &amp; &quot;)&amp;0xFF; memory[((&quot; &amp; [.AA142] &amp; &quot;)+1)&amp;0xFFFF] = ((&quot; &amp; [.AB14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2];2) &amp; &quot; ) { &quot; &amp;  join(&quot;&quot;;  IF(LEN([.A142]) &gt; 3; &quot;unsigned char LL = memory[(PC+1)&amp;0xFFFF]; &quot;; &quot;&quot;); IF(LEN([.A142]) &gt; 6; &quot;unsigned int HH = memory[(PC+2)&amp;0xFFFF]; &quot;; &quot;&quot;); IF(LEN([.A142]) &gt; 6; &quot;unsigned int HHLL = LL + (HH&lt;&lt;8); &quot;; &quot;&quot;);  IF([.I142] &lt;&gt; &quot;&quot;; &quot;unsigned int zeroPageWord = memory[(&quot;&amp;[.I142]&amp;&quot;)&amp;0xFF] + (memory[((&quot;&amp;[.I142]&amp;&quot;)+1)&amp;0xFF]&lt;&lt;8); &quot;; &quot;&quot;);  IF([.J142] &lt;&gt; &quot;&quot;; &quot;unsigned char readByte = memory[(&quot;&amp;[.J142]&amp;&quot;)&amp;0xFFFF]; &quot;; &quot;&quot;); IF([.K142] &lt;&gt; &quot;&quot;; &quot;unsigned int readWord := memory[(&quot;&amp;[.K142]&amp;&quot;)&amp;0xFFFF] + (memory[((&quot;&amp;[.K142]&amp;&quot;)+1)&amp;0xFFFF]&lt;&lt;8); &quot;; &quot;&quot;);  IF([.L142] &lt;&gt; &quot;&quot;; &quot;unsigned int result = &quot;&amp;[.L142]&amp;&quot;; &quot;; &quot;&quot;);  IF([.M142] &lt;&gt; &quot;&quot;; &quot;unsigned char newA = &quot;&amp;[.M142]&amp;&quot;; &quot;; &quot;&quot;); IF([.N142] &lt;&gt; &quot;&quot;; &quot;unsigned char newX = &quot;&amp;[.N142]&amp;&quot;; &quot;; &quot;&quot;); IF([.O142] &lt;&gt; &quot;&quot;; &quot;unsigned char newY = &quot;&amp;[.O142]&amp;&quot;; &quot;; &quot;&quot;); IF([.P142] &lt;&gt; &quot;&quot;; &quot;unsigned char newSP = &quot;&amp;[.P142]&amp;&quot;; &quot;; &quot;&quot;); IF([.Q142] &lt;&gt; &quot;&quot;; &quot;unsigned int newPC = (&quot;&amp;[.Q142]&amp;&quot;)&amp;0xFFFF; &quot;; &quot;&quot;);  IF([.M142] &lt;&gt; &quot;&quot;; &quot;*A = newA; &quot;; &quot;&quot;); IF([.N142] &lt;&gt; &quot;&quot;; &quot;*X = newX; &quot;; &quot;&quot;); IF([.O142] &lt;&gt; &quot;&quot;; &quot;*Y = newY; &quot;; &quot;&quot;); IF([.P142] &lt;&gt; &quot;&quot;; &quot;*SP = newSP; &quot;; &quot;&quot;); IF([.Q142] &lt;&gt; &quot;&quot;; &quot;*PC = newPC; &quot;; &quot;&quot;);  IF( ([.R142] &amp; [.S142] &amp; [.T142] &amp; [.U142] &amp; [.V142] &amp; [.W142]) &lt;&gt; &quot;&quot;; join(&quot;&quot;;    IF( [.R142] &lt;&gt; &quot;&quot;; &quot;unsigned char carry = &quot; &amp; [.R142] &amp; &quot;;&quot;; &quot;unsigned char carry = SR&amp;1; &quot;);   IF( [.S142] &lt;&gt; &quot;&quot;; &quot;unsigned char zero = &quot; &amp; [.S142] &amp; &quot;;&quot;; &quot;unsigned char zero = (SR&gt;&gt;1)&amp;1; &quot;);   IF( [.T142] &lt;&gt; &quot;&quot;; &quot;unsigned char interrupt = &quot; &amp; [.T142] &amp; &quot;;&quot;; &quot;unsigned char interrupt = (SR&gt;&gt;2)&amp;1; &quot;);   IF( [.U142] &lt;&gt; &quot;&quot;; &quot;unsigned char decimal = &quot; &amp; [.U142] &amp; &quot;;&quot;; &quot;unsigned char decimal = (SR&gt;&gt;3)&amp;1; &quot;);   IF( [.V142] &lt;&gt; &quot;&quot;; &quot;unsigned char overflow = &quot; &amp; [.V142] &amp; &quot;;&quot;; &quot;unsigned char overflow = (SR&gt;&gt;6)&amp;1; &quot;);   IF( [.W142] &lt;&gt; &quot;&quot;; &quot;unsigned char negative = &quot; &amp; [.W142] &amp; &quot;;&quot;; &quot;unsigned char negative = (SR&gt;&gt;7)&amp;1; &quot;)  ); &quot;&quot;);  IF( ([.R142] &amp; [.S142] &amp; [.T142] &amp; [.U142] &amp; [.V142] &amp; [.W142]) &lt;&gt; &quot;&quot;; &quot;*SR = carry + (zero&lt;&lt;1) + (interrupt&lt;&lt;2) + (decimal&lt;&lt;3) + (overflow&lt;&lt;6) + (negative&lt;&lt;7); &quot;; &quot;&quot;);  IF( [.Q142] &lt;&gt; &quot;&quot;; &quot;*PC = &quot; &amp; [.Q142] &amp; &quot;;&quot;; &quot;*PC = PC + &quot; &amp; (LEN([.A142]&amp;&quot; &quot;)/3) &amp; &quot;; &quot; );  IF( [.Y142] &lt;&gt; &quot;&quot;; &quot;memory[(&quot; &amp; [.Y142] &amp; &quot;)&amp;0xFFFF] = &quot; &amp; [.Z142] &amp; &quot;; &quot;; &quot;&quot;);  IF( [.AA142] &lt;&gt; &quot;&quot;; &quot;memory[(&quot; &amp; [.AA142] &amp; &quot;)&amp;0xFFFF] = (&quot; &amp; [.AB142] &amp; &quot;)&amp;0xFF; memory[((&quot; &amp; [.AA142] &amp; &quot;)+1)&amp;0xFFFF] = ((&quot; &amp; [.AB14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2];2) &amp; &quot; ) { &quot; &amp;  join(&quot;&quot;;  IF(LEN([.A142]) &gt; 3; &quot;const LL = memory[(PC+1)&amp;0xFFFF]; &quot;; &quot;&quot;); IF(LEN([.A142]) &gt; 6; &quot;const HH = memory[(PC+2)&amp;0xFFFF]; &quot;; &quot;&quot;); IF(LEN([.A142]) &gt; 6; &quot;const HHLL = LL + (HH&lt;&lt;8); &quot;; &quot;&quot;);  IF([.I142] &lt;&gt; &quot;&quot;; &quot;const zeroPageWord = memory[(&quot;&amp;[.I142]&amp;&quot;)&amp;0xFF] + (memory[((&quot;&amp;[.I142]&amp;&quot;)+1)&amp;0xFF]&lt;&lt;8); &quot;; &quot;&quot;);  IF([.J142] &lt;&gt; &quot;&quot;; &quot;const readByte = memory[(&quot;&amp;[.J142]&amp;&quot;)&amp;0xFFFF]; &quot;; &quot;&quot;); IF([.K142] &lt;&gt; &quot;&quot;; &quot;const readWord = memory[(&quot;&amp;[.K142]&amp;&quot;)&amp;0xFFFF] + (memory[((&quot;&amp;[.K142]&amp;&quot;)+1)&amp;0xFFFF]&lt;&lt;8); &quot;; &quot;&quot;);  IF([.L142] &lt;&gt; &quot;&quot;; &quot;const result = &quot;&amp;[.L142]&amp;&quot;; &quot;; &quot;&quot;);  IF([.M142] &lt;&gt; &quot;&quot;; &quot;const newA = &quot;&amp;[.M142]&amp;&quot;; &quot;; &quot;&quot;); IF([.N142] &lt;&gt; &quot;&quot;; &quot;const newX = &quot;&amp;[.N142]&amp;&quot;; &quot;; &quot;&quot;); IF([.O142] &lt;&gt; &quot;&quot;; &quot;const newY = &quot;&amp;[.O142]&amp;&quot;; &quot;; &quot;&quot;); IF([.P142] &lt;&gt; &quot;&quot;; &quot;const newSP = &quot;&amp;[.P142]&amp;&quot;; &quot;; &quot;&quot;); IF([.Q142] &lt;&gt; &quot;&quot;; &quot;const newPC = (&quot;&amp;[.Q142]&amp;&quot;)&amp;0xFFFF; &quot;; &quot;&quot;);  IF([.M142] &lt;&gt; &quot;&quot;; &quot;cpu.A = newA; &quot;; &quot;&quot;); IF([.N142] &lt;&gt; &quot;&quot;; &quot;cpu.X = newX; &quot;; &quot;&quot;); IF([.O142] &lt;&gt; &quot;&quot;; &quot;cpu.Y = newY; &quot;; &quot;&quot;); IF([.P142] &lt;&gt; &quot;&quot;; &quot;cpu.SP = newSP; &quot;; &quot;&quot;); IF([.Q142] &lt;&gt; &quot;&quot;; &quot;cpu.PC = newPC; &quot;; &quot;&quot;);  IF( ([.R142] &amp; [.S142] &amp; [.T142] &amp; [.U142] &amp; [.V142] &amp; [.W142]) &lt;&gt; &quot;&quot;; join(&quot;&quot;;    IF( [.R142] &lt;&gt; &quot;&quot;; &quot;const carry = &quot; &amp; [.R142] &amp; &quot;;&quot;;     &quot;const carry = SR&amp;1; &quot;);   IF( [.S142] &lt;&gt; &quot;&quot;; &quot;const zero = &quot; &amp; [.S142] &amp; &quot;;&quot;;      &quot;const zero = (SR&gt;&gt;1)&amp;1; &quot;);   IF( [.T142] &lt;&gt; &quot;&quot;; &quot;const interrupt = &quot; &amp; [.T142] &amp; &quot;;&quot;; &quot;const interrupt = (SR&gt;&gt;2)&amp;1; &quot;);   IF( [.U142] &lt;&gt; &quot;&quot;; &quot;const decimal = &quot; &amp; [.U142] &amp; &quot;;&quot;;   &quot;const decimal = (SR&gt;&gt;3)&amp;1; &quot;);   IF( [.V142] &lt;&gt; &quot;&quot;; &quot;const overflow = &quot; &amp; [.V142] &amp; &quot;;&quot;;  &quot;const overflow = (SR&gt;&gt;6)&amp;1; &quot;);   IF( [.W142] &lt;&gt; &quot;&quot;; &quot;const negative = &quot; &amp; [.W142] &amp; &quot;;&quot;;  &quot;const negative = (SR&gt;&gt;7)&amp;1; &quot;)  ); &quot;&quot;);  IF( ([.R142] &amp; [.S142] &amp; [.T142] &amp; [.U142] &amp; [.V142] &amp; [.W142]) &lt;&gt; &quot;&quot;; &quot;cpu.SR = carry + (zero&lt;&lt;1) + (interrupt&lt;&lt;2) + (decimal&lt;&lt;3) + (overflow&lt;&lt;6) + (negative&lt;&lt;7); &quot;; &quot;&quot;);  IF( [.Q142] &lt;&gt; &quot;&quot;; &quot;*PC = &quot; &amp; [.Q142] &amp; &quot;;&quot;; &quot;cpu.PC = PC + &quot; &amp; (LEN([.A142]&amp;&quot; &quot;)/3) &amp; &quot;; &quot; );  IF( [.Y142] &lt;&gt; &quot;&quot;; &quot;memory[(&quot; &amp; [.Y142] &amp; &quot;)&amp;0xFFFF] = &quot; &amp; [.Z142] &amp; &quot;; &quot;; &quot;&quot;);  IF( [.AA142] &lt;&gt; &quot;&quot;; &quot;memory[(&quot; &amp; [.AA142] &amp; &quot;)&amp;0xFFFF] = (&quot; &amp; [.AB142] &amp; &quot;)&amp;0xFF; memory[((&quot; &amp; [.AA142] &amp; &quot;)+1)&amp;0xFFFF] = ((&quot; &amp; [.AB14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table:number-columns-repeated="3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42] &lt;&gt; &quot;&quot;; &quot;BB &quot;; &quot;&quot;) &amp; IF([.$AN142] &lt;&gt; &quot;&quot;; &quot;LL HH &quot;; &quot;&quot;) &amp; IF([.$AO142] &lt;&gt; &quot;&quot;; &quot;SS &quot;; &quot;&quot;) &amp; IF([.$AP142] &lt;&gt; &quot;&quot;; &quot;RR &quot;; &quot;&quot;) &amp; IF([.$AQ142] &lt;&gt; &quot;&quot;; &quot;PP QQ &quot;; &quot;&quot;) &amp; LEFT([.$A142];2)" office:value-type="string" office:string-value="E1" calcext:value-type="string">
            <text:p>E1</text:p>
          </table:table-cell>
          <table:table-cell table:style-name="ce80" table:formula="of:=&quot;UN&quot; &amp;[.B142]" office:value-type="string" office:string-value="UNSBC" calcext:value-type="string">
            <text:p>UNSBC</text:p>
          </table:table-cell>
          <table:table-cell table:style-name="ce80"/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4 LL</text:p>
          </table:table-cell>
          <table:table-cell table:style-name="ce31" office:value-type="string" calcext:value-type="string">
            <text:p>CPX</text:p>
          </table:table-cell>
          <table:table-cell table:style-name="ce56" office:value-type="float" office:value="3" calcext:value-type="float">
            <text:p>3</text:p>
          </table:table-cell>
          <table:table-cell table:style-name="ce81" office:value-type="string" calcext:value-type="string">
            <text:p>$LL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43] = &quot;($LL, X)&quot;;&quot;(arg1+X)&amp;0xFF&quot;;&quot;&quot;)">
            <text:p/>
          </table:table-cell>
          <table:table-cell table:style-name="ce81" office:value-type="string" calcext:value-type="string">
            <text:p>LL</text:p>
          </table:table-cell>
          <table:table-cell table:style-name="ce88"/>
          <table:table-cell table:style-name="ce81" office:value-type="string" calcext:value-type="string">
            <text:p>X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43];2) &amp; &quot; { &quot; &amp;  join(&quot;&quot;;  IF(LEN([.A143]) &gt; 3; &quot;LL := memory[PC + 1]; &quot;; &quot;&quot;);  IF([.I143] &lt;&gt; &quot;&quot;; &quot;zeroPageWord := memory[(&quot;&amp;[.I143]&amp;&quot;)&amp;0xFF] + (memory[((&quot;&amp;[.I143]&amp;&quot;)+1)&amp;0xFF]&lt;&lt;8); &quot;; &quot;&quot;);  IF([.J143] &lt;&gt; &quot;&quot;; &quot;readByte := memory[(&quot;&amp;[.J143]&amp;&quot;)&amp;0xFFFF]; &quot;; &quot;&quot;); IF([.K143] &lt;&gt; &quot;&quot;; &quot;readWord := memory[(&quot;&amp;[.K143]&amp;&quot;)&amp;0xFFFF] + (memory[((&quot;&amp;[.K143]&amp;&quot;)+1)&amp;0xFFFF]&lt;&lt;8); &quot;; &quot;&quot;);  IF([.L143] &lt;&gt; &quot;&quot;; &quot;result := &quot;&amp;[.L143]&amp;&quot;; &quot;; &quot;&quot;);  IF([.M143] &lt;&gt; &quot;&quot;; &quot;newA := &quot;&amp;[.M143]&amp;&quot;; &quot;; &quot;&quot;); IF([.N143] &lt;&gt; &quot;&quot;; &quot;newX := &quot;&amp;[.N143]&amp;&quot;; &quot;; &quot;&quot;); IF([.O143] &lt;&gt; &quot;&quot;; &quot;newY := &quot;&amp;[.O143]&amp;&quot;; &quot;; &quot;&quot;); IF([.P143] &lt;&gt; &quot;&quot;; &quot;newSP := &quot;&amp;[.P143]&amp;&quot;; &quot;; &quot;&quot;); IF([.Q143] &lt;&gt; &quot;&quot;; &quot;newPC := &quot;&amp;[.Q143]&amp;&quot;; &quot;; &quot;&quot;);  IF([.M143] &lt;&gt; &quot;&quot;; &quot;*A = newA; &quot;; &quot;&quot;); IF([.N143] &lt;&gt; &quot;&quot;; &quot;*X = newX; &quot;; &quot;&quot;); IF([.O143] &lt;&gt; &quot;&quot;; &quot;*Y = newY; &quot;; &quot;&quot;); IF([.P143] &lt;&gt; &quot;&quot;; &quot;*SP = newSP; &quot;; &quot;&quot;); IF([.Q143] &lt;&gt; &quot;&quot;; &quot;*PC = newPC; &quot;; &quot;&quot;);  IF( ([.R143] &amp; [.S143] &amp; [.T143] &amp; [.U143] &amp; [.V143] &amp; [.W143]) &lt;&gt; &quot;&quot;; join(&quot;&quot;;    IF( [.R143] &lt;&gt; &quot;&quot;; &quot;carry := &quot; &amp; [.R143] &amp; &quot;;&quot;; &quot;carry := SR&amp;1; &quot;);   IF( [.S143] &lt;&gt; &quot;&quot;; &quot;zero := &quot; &amp; [.S143] &amp; &quot;;&quot;; &quot;zero := (SR&gt;&gt;1)&amp;1; &quot;);   IF( [.T143] &lt;&gt; &quot;&quot;; &quot;interrupt := &quot; &amp; [.T143] &amp; &quot;;&quot;; &quot;interrupt := (SR&gt;&gt;2)&amp;1; &quot;);   IF( [.U143] &lt;&gt; &quot;&quot;; &quot;decimal := &quot; &amp; [.U143] &amp; &quot;;&quot;; &quot;decimal := (SR&gt;&gt;3)&amp;1; &quot;);   IF( [.V143] &lt;&gt; &quot;&quot;; &quot;overflow := &quot; &amp; [.V143] &amp; &quot;;&quot;; &quot;overflow := (SR&gt;&gt;6)&amp;1; &quot;);   IF( [.W143] &lt;&gt; &quot;&quot;; &quot;negative := &quot; &amp; [.W143] &amp; &quot;;&quot;; &quot;negative := (SR&gt;&gt;7)&amp;1; &quot;)  ); &quot;&quot;);  IF( ([.R143] &amp; [.S143] &amp; [.T143] &amp; [.U143] &amp; [.V143] &amp; [.W143]) &lt;&gt; &quot;&quot;; &quot;*SR = carry + (zero&lt;&lt;1) + (interrupt&lt;&lt;2) + (decimal&lt;&lt;3) + (overflow&lt;&lt;6) + (negative&lt;&lt;7); &quot;; &quot;&quot;);  IF( [.Q143] &lt;&gt; &quot;&quot;; &quot;*PC = &quot; &amp; [.Q143] &amp; &quot;;&quot;; &quot;*PC = PC + &quot; &amp; (LEN([.A143]&amp;&quot; &quot;)/3) &amp; &quot;; &quot; );  IF( [.Y143] &lt;&gt; &quot;&quot;; &quot;memory[(&quot; &amp; [.Y143] &amp; &quot;)&amp;0xFFFF] = &quot; &amp; [.Z143] &amp; &quot;; &quot;; &quot;&quot;);  IF( [.AA143] &lt;&gt; &quot;&quot;; &quot;memory[(&quot; &amp; [.AA143] &amp; &quot;)&amp;0xFFFF] = (&quot; &amp; [.AB143] &amp; &quot;)&amp;0xFF; memory[((&quot; &amp; [.AA143] &amp; &quot;)+1)&amp;0xFFFF] = ((&quot; &amp; [.AB14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3];2) &amp; &quot; ) { &quot; &amp;  join(&quot;&quot;;  IF(LEN([.A143]) &gt; 3; &quot;unsigned char LL = memory[(PC+1)&amp;0xFFFF]; &quot;; &quot;&quot;); IF(LEN([.A143]) &gt; 6; &quot;unsigned int HH = memory[(PC+2)&amp;0xFFFF]; &quot;; &quot;&quot;); IF(LEN([.A143]) &gt; 6; &quot;unsigned int HHLL = LL + (HH&lt;&lt;8); &quot;; &quot;&quot;);  IF([.I143] &lt;&gt; &quot;&quot;; &quot;unsigned int zeroPageWord = memory[(&quot;&amp;[.I143]&amp;&quot;)&amp;0xFF] + (memory[((&quot;&amp;[.I143]&amp;&quot;)+1)&amp;0xFF]&lt;&lt;8); &quot;; &quot;&quot;);  IF([.J143] &lt;&gt; &quot;&quot;; &quot;unsigned char readByte = memory[(&quot;&amp;[.J143]&amp;&quot;)&amp;0xFFFF]; &quot;; &quot;&quot;); IF([.K143] &lt;&gt; &quot;&quot;; &quot;unsigned int readWord := memory[(&quot;&amp;[.K143]&amp;&quot;)&amp;0xFFFF] + (memory[((&quot;&amp;[.K143]&amp;&quot;)+1)&amp;0xFFFF]&lt;&lt;8); &quot;; &quot;&quot;);  IF([.L143] &lt;&gt; &quot;&quot;; &quot;unsigned int result = &quot;&amp;[.L143]&amp;&quot;; &quot;; &quot;&quot;);  IF([.M143] &lt;&gt; &quot;&quot;; &quot;unsigned char newA = &quot;&amp;[.M143]&amp;&quot;; &quot;; &quot;&quot;); IF([.N143] &lt;&gt; &quot;&quot;; &quot;unsigned char newX = &quot;&amp;[.N143]&amp;&quot;; &quot;; &quot;&quot;); IF([.O143] &lt;&gt; &quot;&quot;; &quot;unsigned char newY = &quot;&amp;[.O143]&amp;&quot;; &quot;; &quot;&quot;); IF([.P143] &lt;&gt; &quot;&quot;; &quot;unsigned char newSP = &quot;&amp;[.P143]&amp;&quot;; &quot;; &quot;&quot;); IF([.Q143] &lt;&gt; &quot;&quot;; &quot;unsigned int newPC = (&quot;&amp;[.Q143]&amp;&quot;)&amp;0xFFFF; &quot;; &quot;&quot;);  IF([.M143] &lt;&gt; &quot;&quot;; &quot;*A = newA; &quot;; &quot;&quot;); IF([.N143] &lt;&gt; &quot;&quot;; &quot;*X = newX; &quot;; &quot;&quot;); IF([.O143] &lt;&gt; &quot;&quot;; &quot;*Y = newY; &quot;; &quot;&quot;); IF([.P143] &lt;&gt; &quot;&quot;; &quot;*SP = newSP; &quot;; &quot;&quot;); IF([.Q143] &lt;&gt; &quot;&quot;; &quot;*PC = newPC; &quot;; &quot;&quot;);  IF( ([.R143] &amp; [.S143] &amp; [.T143] &amp; [.U143] &amp; [.V143] &amp; [.W143]) &lt;&gt; &quot;&quot;; join(&quot;&quot;;    IF( [.R143] &lt;&gt; &quot;&quot;; &quot;unsigned char carry = &quot; &amp; [.R143] &amp; &quot;;&quot;; &quot;unsigned char carry = SR&amp;1; &quot;);   IF( [.S143] &lt;&gt; &quot;&quot;; &quot;unsigned char zero = &quot; &amp; [.S143] &amp; &quot;;&quot;; &quot;unsigned char zero = (SR&gt;&gt;1)&amp;1; &quot;);   IF( [.T143] &lt;&gt; &quot;&quot;; &quot;unsigned char interrupt = &quot; &amp; [.T143] &amp; &quot;;&quot;; &quot;unsigned char interrupt = (SR&gt;&gt;2)&amp;1; &quot;);   IF( [.U143] &lt;&gt; &quot;&quot;; &quot;unsigned char decimal = &quot; &amp; [.U143] &amp; &quot;;&quot;; &quot;unsigned char decimal = (SR&gt;&gt;3)&amp;1; &quot;);   IF( [.V143] &lt;&gt; &quot;&quot;; &quot;unsigned char overflow = &quot; &amp; [.V143] &amp; &quot;;&quot;; &quot;unsigned char overflow = (SR&gt;&gt;6)&amp;1; &quot;);   IF( [.W143] &lt;&gt; &quot;&quot;; &quot;unsigned char negative = &quot; &amp; [.W143] &amp; &quot;;&quot;; &quot;unsigned char negative = (SR&gt;&gt;7)&amp;1; &quot;)  ); &quot;&quot;);  IF( ([.R143] &amp; [.S143] &amp; [.T143] &amp; [.U143] &amp; [.V143] &amp; [.W143]) &lt;&gt; &quot;&quot;; &quot;*SR = carry + (zero&lt;&lt;1) + (interrupt&lt;&lt;2) + (decimal&lt;&lt;3) + (overflow&lt;&lt;6) + (negative&lt;&lt;7); &quot;; &quot;&quot;);  IF( [.Q143] &lt;&gt; &quot;&quot;; &quot;*PC = &quot; &amp; [.Q143] &amp; &quot;;&quot;; &quot;*PC = PC + &quot; &amp; (LEN([.A143]&amp;&quot; &quot;)/3) &amp; &quot;; &quot; );  IF( [.Y143] &lt;&gt; &quot;&quot;; &quot;memory[(&quot; &amp; [.Y143] &amp; &quot;)&amp;0xFFFF] = &quot; &amp; [.Z143] &amp; &quot;; &quot;; &quot;&quot;);  IF( [.AA143] &lt;&gt; &quot;&quot;; &quot;memory[(&quot; &amp; [.AA143] &amp; &quot;)&amp;0xFFFF] = (&quot; &amp; [.AB143] &amp; &quot;)&amp;0xFF; memory[((&quot; &amp; [.AA143] &amp; &quot;)+1)&amp;0xFFFF] = ((&quot; &amp; [.AB14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3];2) &amp; &quot; ) { &quot; &amp;  join(&quot;&quot;;  IF(LEN([.A143]) &gt; 3; &quot;const LL = memory[(PC+1)&amp;0xFFFF]; &quot;; &quot;&quot;); IF(LEN([.A143]) &gt; 6; &quot;const HH = memory[(PC+2)&amp;0xFFFF]; &quot;; &quot;&quot;); IF(LEN([.A143]) &gt; 6; &quot;const HHLL = LL + (HH&lt;&lt;8); &quot;; &quot;&quot;);  IF([.I143] &lt;&gt; &quot;&quot;; &quot;const zeroPageWord = memory[(&quot;&amp;[.I143]&amp;&quot;)&amp;0xFF] + (memory[((&quot;&amp;[.I143]&amp;&quot;)+1)&amp;0xFF]&lt;&lt;8); &quot;; &quot;&quot;);  IF([.J143] &lt;&gt; &quot;&quot;; &quot;const readByte = memory[(&quot;&amp;[.J143]&amp;&quot;)&amp;0xFFFF]; &quot;; &quot;&quot;); IF([.K143] &lt;&gt; &quot;&quot;; &quot;const readWord = memory[(&quot;&amp;[.K143]&amp;&quot;)&amp;0xFFFF] + (memory[((&quot;&amp;[.K143]&amp;&quot;)+1)&amp;0xFFFF]&lt;&lt;8); &quot;; &quot;&quot;);  IF([.L143] &lt;&gt; &quot;&quot;; &quot;const result = &quot;&amp;[.L143]&amp;&quot;; &quot;; &quot;&quot;);  IF([.M143] &lt;&gt; &quot;&quot;; &quot;const newA = &quot;&amp;[.M143]&amp;&quot;; &quot;; &quot;&quot;); IF([.N143] &lt;&gt; &quot;&quot;; &quot;const newX = &quot;&amp;[.N143]&amp;&quot;; &quot;; &quot;&quot;); IF([.O143] &lt;&gt; &quot;&quot;; &quot;const newY = &quot;&amp;[.O143]&amp;&quot;; &quot;; &quot;&quot;); IF([.P143] &lt;&gt; &quot;&quot;; &quot;const newSP = &quot;&amp;[.P143]&amp;&quot;; &quot;; &quot;&quot;); IF([.Q143] &lt;&gt; &quot;&quot;; &quot;const newPC = (&quot;&amp;[.Q143]&amp;&quot;)&amp;0xFFFF; &quot;; &quot;&quot;);  IF([.M143] &lt;&gt; &quot;&quot;; &quot;cpu.A = newA; &quot;; &quot;&quot;); IF([.N143] &lt;&gt; &quot;&quot;; &quot;cpu.X = newX; &quot;; &quot;&quot;); IF([.O143] &lt;&gt; &quot;&quot;; &quot;cpu.Y = newY; &quot;; &quot;&quot;); IF([.P143] &lt;&gt; &quot;&quot;; &quot;cpu.SP = newSP; &quot;; &quot;&quot;); IF([.Q143] &lt;&gt; &quot;&quot;; &quot;cpu.PC = newPC; &quot;; &quot;&quot;);  IF( ([.R143] &amp; [.S143] &amp; [.T143] &amp; [.U143] &amp; [.V143] &amp; [.W143]) &lt;&gt; &quot;&quot;; join(&quot;&quot;;    IF( [.R143] &lt;&gt; &quot;&quot;; &quot;const carry = &quot; &amp; [.R143] &amp; &quot;;&quot;;     &quot;const carry = SR&amp;1; &quot;);   IF( [.S143] &lt;&gt; &quot;&quot;; &quot;const zero = &quot; &amp; [.S143] &amp; &quot;;&quot;;      &quot;const zero = (SR&gt;&gt;1)&amp;1; &quot;);   IF( [.T143] &lt;&gt; &quot;&quot;; &quot;const interrupt = &quot; &amp; [.T143] &amp; &quot;;&quot;; &quot;const interrupt = (SR&gt;&gt;2)&amp;1; &quot;);   IF( [.U143] &lt;&gt; &quot;&quot;; &quot;const decimal = &quot; &amp; [.U143] &amp; &quot;;&quot;;   &quot;const decimal = (SR&gt;&gt;3)&amp;1; &quot;);   IF( [.V143] &lt;&gt; &quot;&quot;; &quot;const overflow = &quot; &amp; [.V143] &amp; &quot;;&quot;;  &quot;const overflow = (SR&gt;&gt;6)&amp;1; &quot;);   IF( [.W143] &lt;&gt; &quot;&quot;; &quot;const negative = &quot; &amp; [.W143] &amp; &quot;;&quot;;  &quot;const negative = (SR&gt;&gt;7)&amp;1; &quot;)  ); &quot;&quot;);  IF( ([.R143] &amp; [.S143] &amp; [.T143] &amp; [.U143] &amp; [.V143] &amp; [.W143]) &lt;&gt; &quot;&quot;; &quot;cpu.SR = carry + (zero&lt;&lt;1) + (interrupt&lt;&lt;2) + (decimal&lt;&lt;3) + (overflow&lt;&lt;6) + (negative&lt;&lt;7); &quot;; &quot;&quot;);  IF( [.Q143] &lt;&gt; &quot;&quot;; &quot;*PC = &quot; &amp; [.Q143] &amp; &quot;;&quot;; &quot;cpu.PC = PC + &quot; &amp; (LEN([.A143]&amp;&quot; &quot;)/3) &amp; &quot;; &quot; );  IF( [.Y143] &lt;&gt; &quot;&quot;; &quot;memory[(&quot; &amp; [.Y143] &amp; &quot;)&amp;0xFFFF] = &quot; &amp; [.Z143] &amp; &quot;; &quot;; &quot;&quot;);  IF( [.AA143] &lt;&gt; &quot;&quot;; &quot;memory[(&quot; &amp; [.AA143] &amp; &quot;)&amp;0xFFFF] = (&quot; &amp; [.AB143] &amp; &quot;)&amp;0xFF; memory[((&quot; &amp; [.AA143] &amp; &quot;)+1)&amp;0xFFFF] = ((&quot; &amp; [.AB14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43] &lt;&gt; &quot;&quot;; &quot;BB &quot;; &quot;&quot;) &amp; IF([.$AN143] &lt;&gt; &quot;&quot;; &quot;LL HH &quot;; &quot;&quot;) &amp; IF([.$AO143] &lt;&gt; &quot;&quot;; &quot;SS &quot;; &quot;&quot;) &amp; IF([.$AP143] &lt;&gt; &quot;&quot;; &quot;RR &quot;; &quot;&quot;) &amp; IF([.$AQ143] &lt;&gt; &quot;&quot;; &quot;PP QQ &quot;; &quot;&quot;) &amp; LEFT([.$A143];2)" office:value-type="string" office:string-value="SS E4" calcext:value-type="string">
            <text:p>SS E4</text:p>
          </table:table-cell>
          <table:table-cell table:style-name="ce81" table:formula="of:=&quot;UN&quot; &amp;[.B143]" office:value-type="string" office:string-value="UNCPX" calcext:value-type="string">
            <text:p>UNCPX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5 LL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float" office:value="3" calcext:value-type="float">
            <text:p>3</text:p>
          </table:table-cell>
          <table:table-cell table:style-name="ce80" office:value-type="string" calcext:value-type="string">
            <text:p>$LL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144] = &quot;($LL, X)&quot;;&quot;(arg1+X)&amp;0xFF&quot;;&quot;&quot;)">
            <text:p/>
          </table:table-cell>
          <table:table-cell table:style-name="ce80" office:value-type="string" calcext:value-type="string">
            <text:p>LL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44];2) &amp; &quot; { &quot; &amp;  join(&quot;&quot;;  IF(LEN([.A144]) &gt; 3; &quot;LL := memory[PC + 1]; &quot;; &quot;&quot;);  IF([.I144] &lt;&gt; &quot;&quot;; &quot;zeroPageWord := memory[(&quot;&amp;[.I144]&amp;&quot;)&amp;0xFF] + (memory[((&quot;&amp;[.I144]&amp;&quot;)+1)&amp;0xFF]&lt;&lt;8); &quot;; &quot;&quot;);  IF([.J144] &lt;&gt; &quot;&quot;; &quot;readByte := memory[(&quot;&amp;[.J144]&amp;&quot;)&amp;0xFFFF]; &quot;; &quot;&quot;); IF([.K144] &lt;&gt; &quot;&quot;; &quot;readWord := memory[(&quot;&amp;[.K144]&amp;&quot;)&amp;0xFFFF] + (memory[((&quot;&amp;[.K144]&amp;&quot;)+1)&amp;0xFFFF]&lt;&lt;8); &quot;; &quot;&quot;);  IF([.L144] &lt;&gt; &quot;&quot;; &quot;result := &quot;&amp;[.L144]&amp;&quot;; &quot;; &quot;&quot;);  IF([.M144] &lt;&gt; &quot;&quot;; &quot;newA := &quot;&amp;[.M144]&amp;&quot;; &quot;; &quot;&quot;); IF([.N144] &lt;&gt; &quot;&quot;; &quot;newX := &quot;&amp;[.N144]&amp;&quot;; &quot;; &quot;&quot;); IF([.O144] &lt;&gt; &quot;&quot;; &quot;newY := &quot;&amp;[.O144]&amp;&quot;; &quot;; &quot;&quot;); IF([.P144] &lt;&gt; &quot;&quot;; &quot;newSP := &quot;&amp;[.P144]&amp;&quot;; &quot;; &quot;&quot;); IF([.Q144] &lt;&gt; &quot;&quot;; &quot;newPC := &quot;&amp;[.Q144]&amp;&quot;; &quot;; &quot;&quot;);  IF([.M144] &lt;&gt; &quot;&quot;; &quot;*A = newA; &quot;; &quot;&quot;); IF([.N144] &lt;&gt; &quot;&quot;; &quot;*X = newX; &quot;; &quot;&quot;); IF([.O144] &lt;&gt; &quot;&quot;; &quot;*Y = newY; &quot;; &quot;&quot;); IF([.P144] &lt;&gt; &quot;&quot;; &quot;*SP = newSP; &quot;; &quot;&quot;); IF([.Q144] &lt;&gt; &quot;&quot;; &quot;*PC = newPC; &quot;; &quot;&quot;);  IF( ([.R144] &amp; [.S144] &amp; [.T144] &amp; [.U144] &amp; [.V144] &amp; [.W144]) &lt;&gt; &quot;&quot;; join(&quot;&quot;;    IF( [.R144] &lt;&gt; &quot;&quot;; &quot;carry := &quot; &amp; [.R144] &amp; &quot;;&quot;; &quot;carry := SR&amp;1; &quot;);   IF( [.S144] &lt;&gt; &quot;&quot;; &quot;zero := &quot; &amp; [.S144] &amp; &quot;;&quot;; &quot;zero := (SR&gt;&gt;1)&amp;1; &quot;);   IF( [.T144] &lt;&gt; &quot;&quot;; &quot;interrupt := &quot; &amp; [.T144] &amp; &quot;;&quot;; &quot;interrupt := (SR&gt;&gt;2)&amp;1; &quot;);   IF( [.U144] &lt;&gt; &quot;&quot;; &quot;decimal := &quot; &amp; [.U144] &amp; &quot;;&quot;; &quot;decimal := (SR&gt;&gt;3)&amp;1; &quot;);   IF( [.V144] &lt;&gt; &quot;&quot;; &quot;overflow := &quot; &amp; [.V144] &amp; &quot;;&quot;; &quot;overflow := (SR&gt;&gt;6)&amp;1; &quot;);   IF( [.W144] &lt;&gt; &quot;&quot;; &quot;negative := &quot; &amp; [.W144] &amp; &quot;;&quot;; &quot;negative := (SR&gt;&gt;7)&amp;1; &quot;)  ); &quot;&quot;);  IF( ([.R144] &amp; [.S144] &amp; [.T144] &amp; [.U144] &amp; [.V144] &amp; [.W144]) &lt;&gt; &quot;&quot;; &quot;*SR = carry + (zero&lt;&lt;1) + (interrupt&lt;&lt;2) + (decimal&lt;&lt;3) + (overflow&lt;&lt;6) + (negative&lt;&lt;7); &quot;; &quot;&quot;);  IF( [.Q144] &lt;&gt; &quot;&quot;; &quot;*PC = &quot; &amp; [.Q144] &amp; &quot;;&quot;; &quot;*PC = PC + &quot; &amp; (LEN([.A144]&amp;&quot; &quot;)/3) &amp; &quot;; &quot; );  IF( [.Y144] &lt;&gt; &quot;&quot;; &quot;memory[(&quot; &amp; [.Y144] &amp; &quot;)&amp;0xFFFF] = &quot; &amp; [.Z144] &amp; &quot;; &quot;; &quot;&quot;);  IF( [.AA144] &lt;&gt; &quot;&quot;; &quot;memory[(&quot; &amp; [.AA144] &amp; &quot;)&amp;0xFFFF] = (&quot; &amp; [.AB144] &amp; &quot;)&amp;0xFF; memory[((&quot; &amp; [.AA144] &amp; &quot;)+1)&amp;0xFFFF] = ((&quot; &amp; [.AB14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4];2) &amp; &quot; ) { &quot; &amp;  join(&quot;&quot;;  IF(LEN([.A144]) &gt; 3; &quot;unsigned char LL = memory[(PC+1)&amp;0xFFFF]; &quot;; &quot;&quot;); IF(LEN([.A144]) &gt; 6; &quot;unsigned int HH = memory[(PC+2)&amp;0xFFFF]; &quot;; &quot;&quot;); IF(LEN([.A144]) &gt; 6; &quot;unsigned int HHLL = LL + (HH&lt;&lt;8); &quot;; &quot;&quot;);  IF([.I144] &lt;&gt; &quot;&quot;; &quot;unsigned int zeroPageWord = memory[(&quot;&amp;[.I144]&amp;&quot;)&amp;0xFF] + (memory[((&quot;&amp;[.I144]&amp;&quot;)+1)&amp;0xFF]&lt;&lt;8); &quot;; &quot;&quot;);  IF([.J144] &lt;&gt; &quot;&quot;; &quot;unsigned char readByte = memory[(&quot;&amp;[.J144]&amp;&quot;)&amp;0xFFFF]; &quot;; &quot;&quot;); IF([.K144] &lt;&gt; &quot;&quot;; &quot;unsigned int readWord := memory[(&quot;&amp;[.K144]&amp;&quot;)&amp;0xFFFF] + (memory[((&quot;&amp;[.K144]&amp;&quot;)+1)&amp;0xFFFF]&lt;&lt;8); &quot;; &quot;&quot;);  IF([.L144] &lt;&gt; &quot;&quot;; &quot;unsigned int result = &quot;&amp;[.L144]&amp;&quot;; &quot;; &quot;&quot;);  IF([.M144] &lt;&gt; &quot;&quot;; &quot;unsigned char newA = &quot;&amp;[.M144]&amp;&quot;; &quot;; &quot;&quot;); IF([.N144] &lt;&gt; &quot;&quot;; &quot;unsigned char newX = &quot;&amp;[.N144]&amp;&quot;; &quot;; &quot;&quot;); IF([.O144] &lt;&gt; &quot;&quot;; &quot;unsigned char newY = &quot;&amp;[.O144]&amp;&quot;; &quot;; &quot;&quot;); IF([.P144] &lt;&gt; &quot;&quot;; &quot;unsigned char newSP = &quot;&amp;[.P144]&amp;&quot;; &quot;; &quot;&quot;); IF([.Q144] &lt;&gt; &quot;&quot;; &quot;unsigned int newPC = (&quot;&amp;[.Q144]&amp;&quot;)&amp;0xFFFF; &quot;; &quot;&quot;);  IF([.M144] &lt;&gt; &quot;&quot;; &quot;*A = newA; &quot;; &quot;&quot;); IF([.N144] &lt;&gt; &quot;&quot;; &quot;*X = newX; &quot;; &quot;&quot;); IF([.O144] &lt;&gt; &quot;&quot;; &quot;*Y = newY; &quot;; &quot;&quot;); IF([.P144] &lt;&gt; &quot;&quot;; &quot;*SP = newSP; &quot;; &quot;&quot;); IF([.Q144] &lt;&gt; &quot;&quot;; &quot;*PC = newPC; &quot;; &quot;&quot;);  IF( ([.R144] &amp; [.S144] &amp; [.T144] &amp; [.U144] &amp; [.V144] &amp; [.W144]) &lt;&gt; &quot;&quot;; join(&quot;&quot;;    IF( [.R144] &lt;&gt; &quot;&quot;; &quot;unsigned char carry = &quot; &amp; [.R144] &amp; &quot;;&quot;; &quot;unsigned char carry = SR&amp;1; &quot;);   IF( [.S144] &lt;&gt; &quot;&quot;; &quot;unsigned char zero = &quot; &amp; [.S144] &amp; &quot;;&quot;; &quot;unsigned char zero = (SR&gt;&gt;1)&amp;1; &quot;);   IF( [.T144] &lt;&gt; &quot;&quot;; &quot;unsigned char interrupt = &quot; &amp; [.T144] &amp; &quot;;&quot;; &quot;unsigned char interrupt = (SR&gt;&gt;2)&amp;1; &quot;);   IF( [.U144] &lt;&gt; &quot;&quot;; &quot;unsigned char decimal = &quot; &amp; [.U144] &amp; &quot;;&quot;; &quot;unsigned char decimal = (SR&gt;&gt;3)&amp;1; &quot;);   IF( [.V144] &lt;&gt; &quot;&quot;; &quot;unsigned char overflow = &quot; &amp; [.V144] &amp; &quot;;&quot;; &quot;unsigned char overflow = (SR&gt;&gt;6)&amp;1; &quot;);   IF( [.W144] &lt;&gt; &quot;&quot;; &quot;unsigned char negative = &quot; &amp; [.W144] &amp; &quot;;&quot;; &quot;unsigned char negative = (SR&gt;&gt;7)&amp;1; &quot;)  ); &quot;&quot;);  IF( ([.R144] &amp; [.S144] &amp; [.T144] &amp; [.U144] &amp; [.V144] &amp; [.W144]) &lt;&gt; &quot;&quot;; &quot;*SR = carry + (zero&lt;&lt;1) + (interrupt&lt;&lt;2) + (decimal&lt;&lt;3) + (overflow&lt;&lt;6) + (negative&lt;&lt;7); &quot;; &quot;&quot;);  IF( [.Q144] &lt;&gt; &quot;&quot;; &quot;*PC = &quot; &amp; [.Q144] &amp; &quot;;&quot;; &quot;*PC = PC + &quot; &amp; (LEN([.A144]&amp;&quot; &quot;)/3) &amp; &quot;; &quot; );  IF( [.Y144] &lt;&gt; &quot;&quot;; &quot;memory[(&quot; &amp; [.Y144] &amp; &quot;)&amp;0xFFFF] = &quot; &amp; [.Z144] &amp; &quot;; &quot;; &quot;&quot;);  IF( [.AA144] &lt;&gt; &quot;&quot;; &quot;memory[(&quot; &amp; [.AA144] &amp; &quot;)&amp;0xFFFF] = (&quot; &amp; [.AB144] &amp; &quot;)&amp;0xFF; memory[((&quot; &amp; [.AA144] &amp; &quot;)+1)&amp;0xFFFF] = ((&quot; &amp; [.AB14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4];2) &amp; &quot; ) { &quot; &amp;  join(&quot;&quot;;  IF(LEN([.A144]) &gt; 3; &quot;const LL = memory[(PC+1)&amp;0xFFFF]; &quot;; &quot;&quot;); IF(LEN([.A144]) &gt; 6; &quot;const HH = memory[(PC+2)&amp;0xFFFF]; &quot;; &quot;&quot;); IF(LEN([.A144]) &gt; 6; &quot;const HHLL = LL + (HH&lt;&lt;8); &quot;; &quot;&quot;);  IF([.I144] &lt;&gt; &quot;&quot;; &quot;const zeroPageWord = memory[(&quot;&amp;[.I144]&amp;&quot;)&amp;0xFF] + (memory[((&quot;&amp;[.I144]&amp;&quot;)+1)&amp;0xFF]&lt;&lt;8); &quot;; &quot;&quot;);  IF([.J144] &lt;&gt; &quot;&quot;; &quot;const readByte = memory[(&quot;&amp;[.J144]&amp;&quot;)&amp;0xFFFF]; &quot;; &quot;&quot;); IF([.K144] &lt;&gt; &quot;&quot;; &quot;const readWord = memory[(&quot;&amp;[.K144]&amp;&quot;)&amp;0xFFFF] + (memory[((&quot;&amp;[.K144]&amp;&quot;)+1)&amp;0xFFFF]&lt;&lt;8); &quot;; &quot;&quot;);  IF([.L144] &lt;&gt; &quot;&quot;; &quot;const result = &quot;&amp;[.L144]&amp;&quot;; &quot;; &quot;&quot;);  IF([.M144] &lt;&gt; &quot;&quot;; &quot;const newA = &quot;&amp;[.M144]&amp;&quot;; &quot;; &quot;&quot;); IF([.N144] &lt;&gt; &quot;&quot;; &quot;const newX = &quot;&amp;[.N144]&amp;&quot;; &quot;; &quot;&quot;); IF([.O144] &lt;&gt; &quot;&quot;; &quot;const newY = &quot;&amp;[.O144]&amp;&quot;; &quot;; &quot;&quot;); IF([.P144] &lt;&gt; &quot;&quot;; &quot;const newSP = &quot;&amp;[.P144]&amp;&quot;; &quot;; &quot;&quot;); IF([.Q144] &lt;&gt; &quot;&quot;; &quot;const newPC = (&quot;&amp;[.Q144]&amp;&quot;)&amp;0xFFFF; &quot;; &quot;&quot;);  IF([.M144] &lt;&gt; &quot;&quot;; &quot;cpu.A = newA; &quot;; &quot;&quot;); IF([.N144] &lt;&gt; &quot;&quot;; &quot;cpu.X = newX; &quot;; &quot;&quot;); IF([.O144] &lt;&gt; &quot;&quot;; &quot;cpu.Y = newY; &quot;; &quot;&quot;); IF([.P144] &lt;&gt; &quot;&quot;; &quot;cpu.SP = newSP; &quot;; &quot;&quot;); IF([.Q144] &lt;&gt; &quot;&quot;; &quot;cpu.PC = newPC; &quot;; &quot;&quot;);  IF( ([.R144] &amp; [.S144] &amp; [.T144] &amp; [.U144] &amp; [.V144] &amp; [.W144]) &lt;&gt; &quot;&quot;; join(&quot;&quot;;    IF( [.R144] &lt;&gt; &quot;&quot;; &quot;const carry = &quot; &amp; [.R144] &amp; &quot;;&quot;;     &quot;const carry = SR&amp;1; &quot;);   IF( [.S144] &lt;&gt; &quot;&quot;; &quot;const zero = &quot; &amp; [.S144] &amp; &quot;;&quot;;      &quot;const zero = (SR&gt;&gt;1)&amp;1; &quot;);   IF( [.T144] &lt;&gt; &quot;&quot;; &quot;const interrupt = &quot; &amp; [.T144] &amp; &quot;;&quot;; &quot;const interrupt = (SR&gt;&gt;2)&amp;1; &quot;);   IF( [.U144] &lt;&gt; &quot;&quot;; &quot;const decimal = &quot; &amp; [.U144] &amp; &quot;;&quot;;   &quot;const decimal = (SR&gt;&gt;3)&amp;1; &quot;);   IF( [.V144] &lt;&gt; &quot;&quot;; &quot;const overflow = &quot; &amp; [.V144] &amp; &quot;;&quot;;  &quot;const overflow = (SR&gt;&gt;6)&amp;1; &quot;);   IF( [.W144] &lt;&gt; &quot;&quot;; &quot;const negative = &quot; &amp; [.W144] &amp; &quot;;&quot;;  &quot;const negative = (SR&gt;&gt;7)&amp;1; &quot;)  ); &quot;&quot;);  IF( ([.R144] &amp; [.S144] &amp; [.T144] &amp; [.U144] &amp; [.V144] &amp; [.W144]) &lt;&gt; &quot;&quot;; &quot;cpu.SR = carry + (zero&lt;&lt;1) + (interrupt&lt;&lt;2) + (decimal&lt;&lt;3) + (overflow&lt;&lt;6) + (negative&lt;&lt;7); &quot;; &quot;&quot;);  IF( [.Q144] &lt;&gt; &quot;&quot;; &quot;*PC = &quot; &amp; [.Q144] &amp; &quot;;&quot;; &quot;cpu.PC = PC + &quot; &amp; (LEN([.A144]&amp;&quot; &quot;)/3) &amp; &quot;; &quot; );  IF( [.Y144] &lt;&gt; &quot;&quot;; &quot;memory[(&quot; &amp; [.Y144] &amp; &quot;)&amp;0xFFFF] = &quot; &amp; [.Z144] &amp; &quot;; &quot;; &quot;&quot;);  IF( [.AA144] &lt;&gt; &quot;&quot;; &quot;memory[(&quot; &amp; [.AA144] &amp; &quot;)&amp;0xFFFF] = (&quot; &amp; [.AB144] &amp; &quot;)&amp;0xFF; memory[((&quot; &amp; [.AA144] &amp; &quot;)+1)&amp;0xFFFF] = ((&quot; &amp; [.AB14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table:number-columns-repeated="3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44] &lt;&gt; &quot;&quot;; &quot;BB &quot;; &quot;&quot;) &amp; IF([.$AN144] &lt;&gt; &quot;&quot;; &quot;LL HH &quot;; &quot;&quot;) &amp; IF([.$AO144] &lt;&gt; &quot;&quot;; &quot;SS &quot;; &quot;&quot;) &amp; IF([.$AP144] &lt;&gt; &quot;&quot;; &quot;RR &quot;; &quot;&quot;) &amp; IF([.$AQ144] &lt;&gt; &quot;&quot;; &quot;PP QQ &quot;; &quot;&quot;) &amp; LEFT([.$A144];2)" office:value-type="string" office:string-value="E5" calcext:value-type="string">
            <text:p>E5</text:p>
          </table:table-cell>
          <table:table-cell table:style-name="ce80" table:formula="of:=&quot;UN&quot; &amp;[.B144]" office:value-type="string" office:string-value="UNSBC" calcext:value-type="string">
            <text:p>UNSBC</text:p>
          </table:table-cell>
          <table:table-cell table:style-name="ce80"/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6 LL</text:p>
          </table:table-cell>
          <table:table-cell table:style-name="ce27" office:value-type="string" calcext:value-type="string">
            <text:p>INC</text:p>
          </table:table-cell>
          <table:table-cell table:style-name="ce52" office:value-type="float" office:value="5" calcext:value-type="float">
            <text:p>5</text:p>
          </table:table-cell>
          <table:table-cell table:style-name="ce76" office:value-type="string" calcext:value-type="string">
            <text:p>$LL</text:p>
          </table:table-cell>
          <table:table-cell table:style-name="ce96"/>
          <table:table-cell table:style-name="ce98"/>
          <table:table-cell table:style-name="ce118"/>
          <table:table-cell table:style-name="ce95"/>
          <table:table-cell table:style-name="ce76" table:formula="of:=IF([.$D145] = &quot;($LL, X)&quot;;&quot;(arg1+X)&amp;0xFF&quot;;&quot;&quot;)">
            <text:p/>
          </table:table-cell>
          <table:table-cell table:style-name="ce76" office:value-type="string" calcext:value-type="string">
            <text:p>LL</text:p>
          </table:table-cell>
          <table:table-cell table:style-name="ce149"/>
          <table:table-cell table:style-name="ce76" office:value-type="string" calcext:value-type="string">
            <text:p>readByte + 1</text:p>
          </table:table-cell>
          <table:table-cell table:style-name="ce187"/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78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145];2) &amp; &quot; { &quot; &amp;  join(&quot;&quot;;  IF(LEN([.A145]) &gt; 3; &quot;LL := memory[PC + 1]; &quot;; &quot;&quot;);  IF([.I145] &lt;&gt; &quot;&quot;; &quot;zeroPageWord := memory[(&quot;&amp;[.I145]&amp;&quot;)&amp;0xFF] + (memory[((&quot;&amp;[.I145]&amp;&quot;)+1)&amp;0xFF]&lt;&lt;8); &quot;; &quot;&quot;);  IF([.J145] &lt;&gt; &quot;&quot;; &quot;readByte := memory[(&quot;&amp;[.J145]&amp;&quot;)&amp;0xFFFF]; &quot;; &quot;&quot;); IF([.K145] &lt;&gt; &quot;&quot;; &quot;readWord := memory[(&quot;&amp;[.K145]&amp;&quot;)&amp;0xFFFF] + (memory[((&quot;&amp;[.K145]&amp;&quot;)+1)&amp;0xFFFF]&lt;&lt;8); &quot;; &quot;&quot;);  IF([.L145] &lt;&gt; &quot;&quot;; &quot;result := &quot;&amp;[.L145]&amp;&quot;; &quot;; &quot;&quot;);  IF([.M145] &lt;&gt; &quot;&quot;; &quot;newA := &quot;&amp;[.M145]&amp;&quot;; &quot;; &quot;&quot;); IF([.N145] &lt;&gt; &quot;&quot;; &quot;newX := &quot;&amp;[.N145]&amp;&quot;; &quot;; &quot;&quot;); IF([.O145] &lt;&gt; &quot;&quot;; &quot;newY := &quot;&amp;[.O145]&amp;&quot;; &quot;; &quot;&quot;); IF([.P145] &lt;&gt; &quot;&quot;; &quot;newSP := &quot;&amp;[.P145]&amp;&quot;; &quot;; &quot;&quot;); IF([.Q145] &lt;&gt; &quot;&quot;; &quot;newPC := &quot;&amp;[.Q145]&amp;&quot;; &quot;; &quot;&quot;);  IF([.M145] &lt;&gt; &quot;&quot;; &quot;*A = newA; &quot;; &quot;&quot;); IF([.N145] &lt;&gt; &quot;&quot;; &quot;*X = newX; &quot;; &quot;&quot;); IF([.O145] &lt;&gt; &quot;&quot;; &quot;*Y = newY; &quot;; &quot;&quot;); IF([.P145] &lt;&gt; &quot;&quot;; &quot;*SP = newSP; &quot;; &quot;&quot;); IF([.Q145] &lt;&gt; &quot;&quot;; &quot;*PC = newPC; &quot;; &quot;&quot;);  IF( ([.R145] &amp; [.S145] &amp; [.T145] &amp; [.U145] &amp; [.V145] &amp; [.W145]) &lt;&gt; &quot;&quot;; join(&quot;&quot;;    IF( [.R145] &lt;&gt; &quot;&quot;; &quot;carry := &quot; &amp; [.R145] &amp; &quot;;&quot;; &quot;carry := SR&amp;1; &quot;);   IF( [.S145] &lt;&gt; &quot;&quot;; &quot;zero := &quot; &amp; [.S145] &amp; &quot;;&quot;; &quot;zero := (SR&gt;&gt;1)&amp;1; &quot;);   IF( [.T145] &lt;&gt; &quot;&quot;; &quot;interrupt := &quot; &amp; [.T145] &amp; &quot;;&quot;; &quot;interrupt := (SR&gt;&gt;2)&amp;1; &quot;);   IF( [.U145] &lt;&gt; &quot;&quot;; &quot;decimal := &quot; &amp; [.U145] &amp; &quot;;&quot;; &quot;decimal := (SR&gt;&gt;3)&amp;1; &quot;);   IF( [.V145] &lt;&gt; &quot;&quot;; &quot;overflow := &quot; &amp; [.V145] &amp; &quot;;&quot;; &quot;overflow := (SR&gt;&gt;6)&amp;1; &quot;);   IF( [.W145] &lt;&gt; &quot;&quot;; &quot;negative := &quot; &amp; [.W145] &amp; &quot;;&quot;; &quot;negative := (SR&gt;&gt;7)&amp;1; &quot;)  ); &quot;&quot;);  IF( ([.R145] &amp; [.S145] &amp; [.T145] &amp; [.U145] &amp; [.V145] &amp; [.W145]) &lt;&gt; &quot;&quot;; &quot;*SR = carry + (zero&lt;&lt;1) + (interrupt&lt;&lt;2) + (decimal&lt;&lt;3) + (overflow&lt;&lt;6) + (negative&lt;&lt;7); &quot;; &quot;&quot;);  IF( [.Q145] &lt;&gt; &quot;&quot;; &quot;*PC = &quot; &amp; [.Q145] &amp; &quot;;&quot;; &quot;*PC = PC + &quot; &amp; (LEN([.A145]&amp;&quot; &quot;)/3) &amp; &quot;; &quot; );  IF( [.Y145] &lt;&gt; &quot;&quot;; &quot;memory[(&quot; &amp; [.Y145] &amp; &quot;)&amp;0xFFFF] = &quot; &amp; [.Z145] &amp; &quot;; &quot;; &quot;&quot;);  IF( [.AA145] &lt;&gt; &quot;&quot;; &quot;memory[(&quot; &amp; [.AA145] &amp; &quot;)&amp;0xFFFF] = (&quot; &amp; [.AB145] &amp; &quot;)&amp;0xFF; memory[((&quot; &amp; [.AA145] &amp; &quot;)+1)&amp;0xFFFF] = ((&quot; &amp; [.AB14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5];2) &amp; &quot; ) { &quot; &amp;  join(&quot;&quot;;  IF(LEN([.A145]) &gt; 3; &quot;unsigned char LL = memory[(PC+1)&amp;0xFFFF]; &quot;; &quot;&quot;); IF(LEN([.A145]) &gt; 6; &quot;unsigned int HH = memory[(PC+2)&amp;0xFFFF]; &quot;; &quot;&quot;); IF(LEN([.A145]) &gt; 6; &quot;unsigned int HHLL = LL + (HH&lt;&lt;8); &quot;; &quot;&quot;);  IF([.I145] &lt;&gt; &quot;&quot;; &quot;unsigned int zeroPageWord = memory[(&quot;&amp;[.I145]&amp;&quot;)&amp;0xFF] + (memory[((&quot;&amp;[.I145]&amp;&quot;)+1)&amp;0xFF]&lt;&lt;8); &quot;; &quot;&quot;);  IF([.J145] &lt;&gt; &quot;&quot;; &quot;unsigned char readByte = memory[(&quot;&amp;[.J145]&amp;&quot;)&amp;0xFFFF]; &quot;; &quot;&quot;); IF([.K145] &lt;&gt; &quot;&quot;; &quot;unsigned int readWord := memory[(&quot;&amp;[.K145]&amp;&quot;)&amp;0xFFFF] + (memory[((&quot;&amp;[.K145]&amp;&quot;)+1)&amp;0xFFFF]&lt;&lt;8); &quot;; &quot;&quot;);  IF([.L145] &lt;&gt; &quot;&quot;; &quot;unsigned int result = &quot;&amp;[.L145]&amp;&quot;; &quot;; &quot;&quot;);  IF([.M145] &lt;&gt; &quot;&quot;; &quot;unsigned char newA = &quot;&amp;[.M145]&amp;&quot;; &quot;; &quot;&quot;); IF([.N145] &lt;&gt; &quot;&quot;; &quot;unsigned char newX = &quot;&amp;[.N145]&amp;&quot;; &quot;; &quot;&quot;); IF([.O145] &lt;&gt; &quot;&quot;; &quot;unsigned char newY = &quot;&amp;[.O145]&amp;&quot;; &quot;; &quot;&quot;); IF([.P145] &lt;&gt; &quot;&quot;; &quot;unsigned char newSP = &quot;&amp;[.P145]&amp;&quot;; &quot;; &quot;&quot;); IF([.Q145] &lt;&gt; &quot;&quot;; &quot;unsigned int newPC = (&quot;&amp;[.Q145]&amp;&quot;)&amp;0xFFFF; &quot;; &quot;&quot;);  IF([.M145] &lt;&gt; &quot;&quot;; &quot;*A = newA; &quot;; &quot;&quot;); IF([.N145] &lt;&gt; &quot;&quot;; &quot;*X = newX; &quot;; &quot;&quot;); IF([.O145] &lt;&gt; &quot;&quot;; &quot;*Y = newY; &quot;; &quot;&quot;); IF([.P145] &lt;&gt; &quot;&quot;; &quot;*SP = newSP; &quot;; &quot;&quot;); IF([.Q145] &lt;&gt; &quot;&quot;; &quot;*PC = newPC; &quot;; &quot;&quot;);  IF( ([.R145] &amp; [.S145] &amp; [.T145] &amp; [.U145] &amp; [.V145] &amp; [.W145]) &lt;&gt; &quot;&quot;; join(&quot;&quot;;    IF( [.R145] &lt;&gt; &quot;&quot;; &quot;unsigned char carry = &quot; &amp; [.R145] &amp; &quot;;&quot;; &quot;unsigned char carry = SR&amp;1; &quot;);   IF( [.S145] &lt;&gt; &quot;&quot;; &quot;unsigned char zero = &quot; &amp; [.S145] &amp; &quot;;&quot;; &quot;unsigned char zero = (SR&gt;&gt;1)&amp;1; &quot;);   IF( [.T145] &lt;&gt; &quot;&quot;; &quot;unsigned char interrupt = &quot; &amp; [.T145] &amp; &quot;;&quot;; &quot;unsigned char interrupt = (SR&gt;&gt;2)&amp;1; &quot;);   IF( [.U145] &lt;&gt; &quot;&quot;; &quot;unsigned char decimal = &quot; &amp; [.U145] &amp; &quot;;&quot;; &quot;unsigned char decimal = (SR&gt;&gt;3)&amp;1; &quot;);   IF( [.V145] &lt;&gt; &quot;&quot;; &quot;unsigned char overflow = &quot; &amp; [.V145] &amp; &quot;;&quot;; &quot;unsigned char overflow = (SR&gt;&gt;6)&amp;1; &quot;);   IF( [.W145] &lt;&gt; &quot;&quot;; &quot;unsigned char negative = &quot; &amp; [.W145] &amp; &quot;;&quot;; &quot;unsigned char negative = (SR&gt;&gt;7)&amp;1; &quot;)  ); &quot;&quot;);  IF( ([.R145] &amp; [.S145] &amp; [.T145] &amp; [.U145] &amp; [.V145] &amp; [.W145]) &lt;&gt; &quot;&quot;; &quot;*SR = carry + (zero&lt;&lt;1) + (interrupt&lt;&lt;2) + (decimal&lt;&lt;3) + (overflow&lt;&lt;6) + (negative&lt;&lt;7); &quot;; &quot;&quot;);  IF( [.Q145] &lt;&gt; &quot;&quot;; &quot;*PC = &quot; &amp; [.Q145] &amp; &quot;;&quot;; &quot;*PC = PC + &quot; &amp; (LEN([.A145]&amp;&quot; &quot;)/3) &amp; &quot;; &quot; );  IF( [.Y145] &lt;&gt; &quot;&quot;; &quot;memory[(&quot; &amp; [.Y145] &amp; &quot;)&amp;0xFFFF] = &quot; &amp; [.Z145] &amp; &quot;; &quot;; &quot;&quot;);  IF( [.AA145] &lt;&gt; &quot;&quot;; &quot;memory[(&quot; &amp; [.AA145] &amp; &quot;)&amp;0xFFFF] = (&quot; &amp; [.AB145] &amp; &quot;)&amp;0xFF; memory[((&quot; &amp; [.AA145] &amp; &quot;)+1)&amp;0xFFFF] = ((&quot; &amp; [.AB14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5];2) &amp; &quot; ) { &quot; &amp;  join(&quot;&quot;;  IF(LEN([.A145]) &gt; 3; &quot;const LL = memory[(PC+1)&amp;0xFFFF]; &quot;; &quot;&quot;); IF(LEN([.A145]) &gt; 6; &quot;const HH = memory[(PC+2)&amp;0xFFFF]; &quot;; &quot;&quot;); IF(LEN([.A145]) &gt; 6; &quot;const HHLL = LL + (HH&lt;&lt;8); &quot;; &quot;&quot;);  IF([.I145] &lt;&gt; &quot;&quot;; &quot;const zeroPageWord = memory[(&quot;&amp;[.I145]&amp;&quot;)&amp;0xFF] + (memory[((&quot;&amp;[.I145]&amp;&quot;)+1)&amp;0xFF]&lt;&lt;8); &quot;; &quot;&quot;);  IF([.J145] &lt;&gt; &quot;&quot;; &quot;const readByte = memory[(&quot;&amp;[.J145]&amp;&quot;)&amp;0xFFFF]; &quot;; &quot;&quot;); IF([.K145] &lt;&gt; &quot;&quot;; &quot;const readWord = memory[(&quot;&amp;[.K145]&amp;&quot;)&amp;0xFFFF] + (memory[((&quot;&amp;[.K145]&amp;&quot;)+1)&amp;0xFFFF]&lt;&lt;8); &quot;; &quot;&quot;);  IF([.L145] &lt;&gt; &quot;&quot;; &quot;const result = &quot;&amp;[.L145]&amp;&quot;; &quot;; &quot;&quot;);  IF([.M145] &lt;&gt; &quot;&quot;; &quot;const newA = &quot;&amp;[.M145]&amp;&quot;; &quot;; &quot;&quot;); IF([.N145] &lt;&gt; &quot;&quot;; &quot;const newX = &quot;&amp;[.N145]&amp;&quot;; &quot;; &quot;&quot;); IF([.O145] &lt;&gt; &quot;&quot;; &quot;const newY = &quot;&amp;[.O145]&amp;&quot;; &quot;; &quot;&quot;); IF([.P145] &lt;&gt; &quot;&quot;; &quot;const newSP = &quot;&amp;[.P145]&amp;&quot;; &quot;; &quot;&quot;); IF([.Q145] &lt;&gt; &quot;&quot;; &quot;const newPC = (&quot;&amp;[.Q145]&amp;&quot;)&amp;0xFFFF; &quot;; &quot;&quot;);  IF([.M145] &lt;&gt; &quot;&quot;; &quot;cpu.A = newA; &quot;; &quot;&quot;); IF([.N145] &lt;&gt; &quot;&quot;; &quot;cpu.X = newX; &quot;; &quot;&quot;); IF([.O145] &lt;&gt; &quot;&quot;; &quot;cpu.Y = newY; &quot;; &quot;&quot;); IF([.P145] &lt;&gt; &quot;&quot;; &quot;cpu.SP = newSP; &quot;; &quot;&quot;); IF([.Q145] &lt;&gt; &quot;&quot;; &quot;cpu.PC = newPC; &quot;; &quot;&quot;);  IF( ([.R145] &amp; [.S145] &amp; [.T145] &amp; [.U145] &amp; [.V145] &amp; [.W145]) &lt;&gt; &quot;&quot;; join(&quot;&quot;;    IF( [.R145] &lt;&gt; &quot;&quot;; &quot;const carry = &quot; &amp; [.R145] &amp; &quot;;&quot;;     &quot;const carry = SR&amp;1; &quot;);   IF( [.S145] &lt;&gt; &quot;&quot;; &quot;const zero = &quot; &amp; [.S145] &amp; &quot;;&quot;;      &quot;const zero = (SR&gt;&gt;1)&amp;1; &quot;);   IF( [.T145] &lt;&gt; &quot;&quot;; &quot;const interrupt = &quot; &amp; [.T145] &amp; &quot;;&quot;; &quot;const interrupt = (SR&gt;&gt;2)&amp;1; &quot;);   IF( [.U145] &lt;&gt; &quot;&quot;; &quot;const decimal = &quot; &amp; [.U145] &amp; &quot;;&quot;;   &quot;const decimal = (SR&gt;&gt;3)&amp;1; &quot;);   IF( [.V145] &lt;&gt; &quot;&quot;; &quot;const overflow = &quot; &amp; [.V145] &amp; &quot;;&quot;;  &quot;const overflow = (SR&gt;&gt;6)&amp;1; &quot;);   IF( [.W145] &lt;&gt; &quot;&quot;; &quot;const negative = &quot; &amp; [.W145] &amp; &quot;;&quot;;  &quot;const negative = (SR&gt;&gt;7)&amp;1; &quot;)  ); &quot;&quot;);  IF( ([.R145] &amp; [.S145] &amp; [.T145] &amp; [.U145] &amp; [.V145] &amp; [.W145]) &lt;&gt; &quot;&quot;; &quot;cpu.SR = carry + (zero&lt;&lt;1) + (interrupt&lt;&lt;2) + (decimal&lt;&lt;3) + (overflow&lt;&lt;6) + (negative&lt;&lt;7); &quot;; &quot;&quot;);  IF( [.Q145] &lt;&gt; &quot;&quot;; &quot;*PC = &quot; &amp; [.Q145] &amp; &quot;;&quot;; &quot;cpu.PC = PC + &quot; &amp; (LEN([.A145]&amp;&quot; &quot;)/3) &amp; &quot;; &quot; );  IF( [.Y145] &lt;&gt; &quot;&quot;; &quot;memory[(&quot; &amp; [.Y145] &amp; &quot;)&amp;0xFFFF] = &quot; &amp; [.Z145] &amp; &quot;; &quot;; &quot;&quot;);  IF( [.AA145] &lt;&gt; &quot;&quot;; &quot;memory[(&quot; &amp; [.AA145] &amp; &quot;)&amp;0xFFFF] = (&quot; &amp; [.AB145] &amp; &quot;)&amp;0xFF; memory[((&quot; &amp; [.AA145] &amp; &quot;)+1)&amp;0xFFFF] = ((&quot; &amp; [.AB14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</text:p>
          </table:table-cell>
          <table:table-cell table:style-name="ce149"/>
          <table:table-cell table:style-name="ce244"/>
          <table:table-cell table:style-name="ce282" table:formula="of:=IF([.$AM145] &lt;&gt; &quot;&quot;; &quot;BB &quot;; &quot;&quot;) &amp; IF([.$AN145] &lt;&gt; &quot;&quot;; &quot;LL HH &quot;; &quot;&quot;) &amp; IF([.$AO145] &lt;&gt; &quot;&quot;; &quot;SS &quot;; &quot;&quot;) &amp; IF([.$AP145] &lt;&gt; &quot;&quot;; &quot;RR &quot;; &quot;&quot;) &amp; IF([.$AQ145] &lt;&gt; &quot;&quot;; &quot;PP QQ &quot;; &quot;&quot;) &amp; LEFT([.$A145];2)" office:value-type="string" office:string-value="SS E6" calcext:value-type="string">
            <text:p>SS E6</text:p>
          </table:table-cell>
          <table:table-cell table:style-name="ce76" table:formula="of:=&quot;UN&quot; &amp;[.B145]" office:value-type="string" office:string-value="UNINC" calcext:value-type="string">
            <text:p>UNIN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8</text:p>
          </table:table-cell>
          <table:table-cell table:style-name="ce32" office:value-type="string" calcext:value-type="string">
            <text:p>INX</text:p>
          </table:table-cell>
          <table:table-cell table:style-name="ce47" office:value-type="float" office:value="2" calcext:value-type="float">
            <text:p>2</text:p>
          </table:table-cell>
          <table:table-cell table:style-name="ce92"/>
          <table:table-cell table:style-name="ce96"/>
          <table:table-cell table:style-name="ce98"/>
          <table:table-cell table:style-name="ce110"/>
          <table:table-cell table:style-name="ce95"/>
          <table:table-cell table:style-name="ce70" table:formula="of:=IF([.$D146] = &quot;($LL, X)&quot;;&quot;(arg1+X)&amp;0xFF&quot;;&quot;&quot;)">
            <text:p/>
          </table:table-cell>
          <table:table-cell table:style-name="ce92" table:number-columns-repeated="2"/>
          <table:table-cell table:style-name="ce70" office:value-type="string" calcext:value-type="string">
            <text:p>X + 1</text:p>
          </table:table-cell>
          <table:table-cell table:style-name="ce171"/>
          <table:table-cell table:style-name="ce70" office:value-type="string" calcext:value-type="string">
            <text:p>result</text:p>
          </table:table-cell>
          <table:table-cell table:style-name="ce92" table:number-columns-repeated="3"/>
          <table:table-cell table:style-name="ce171"/>
          <table:table-cell table:style-name="ce70" office:value-type="string" calcext:value-type="string">
            <text:p>(result | -result) &gt;&gt; 7</text:p>
          </table:table-cell>
          <table:table-cell table:style-name="ce92" table:number-columns-repeated="4"/>
          <table:table-cell table:style-name="ce210" office:value-type="string" calcext:value-type="string">
            <text:p>result &gt;&gt; 7</text:p>
          </table:table-cell>
          <table:table-cell table:style-name="ce171"/>
          <table:table-cell table:style-name="ce92" table:number-columns-repeated="3"/>
          <table:table-cell table:style-name="ce244"/>
          <table:table-cell table:style-name="ce95"/>
          <table:table-cell table:style-name="ce253" table:formula="of:=&quot;  if instruction == 0x&quot; &amp; LEFT([.A146];2) &amp; &quot; { &quot; &amp;  join(&quot;&quot;;  IF(LEN([.A146]) &gt; 3; &quot;LL := memory[PC + 1]; &quot;; &quot;&quot;);  IF([.I146] &lt;&gt; &quot;&quot;; &quot;zeroPageWord := memory[(&quot;&amp;[.I146]&amp;&quot;)&amp;0xFF] + (memory[((&quot;&amp;[.I146]&amp;&quot;)+1)&amp;0xFF]&lt;&lt;8); &quot;; &quot;&quot;);  IF([.J146] &lt;&gt; &quot;&quot;; &quot;readByte := memory[(&quot;&amp;[.J146]&amp;&quot;)&amp;0xFFFF]; &quot;; &quot;&quot;); IF([.K146] &lt;&gt; &quot;&quot;; &quot;readWord := memory[(&quot;&amp;[.K146]&amp;&quot;)&amp;0xFFFF] + (memory[((&quot;&amp;[.K146]&amp;&quot;)+1)&amp;0xFFFF]&lt;&lt;8); &quot;; &quot;&quot;);  IF([.L146] &lt;&gt; &quot;&quot;; &quot;result := &quot;&amp;[.L146]&amp;&quot;; &quot;; &quot;&quot;);  IF([.M146] &lt;&gt; &quot;&quot;; &quot;newA := &quot;&amp;[.M146]&amp;&quot;; &quot;; &quot;&quot;); IF([.N146] &lt;&gt; &quot;&quot;; &quot;newX := &quot;&amp;[.N146]&amp;&quot;; &quot;; &quot;&quot;); IF([.O146] &lt;&gt; &quot;&quot;; &quot;newY := &quot;&amp;[.O146]&amp;&quot;; &quot;; &quot;&quot;); IF([.P146] &lt;&gt; &quot;&quot;; &quot;newSP := &quot;&amp;[.P146]&amp;&quot;; &quot;; &quot;&quot;); IF([.Q146] &lt;&gt; &quot;&quot;; &quot;newPC := &quot;&amp;[.Q146]&amp;&quot;; &quot;; &quot;&quot;);  IF([.M146] &lt;&gt; &quot;&quot;; &quot;*A = newA; &quot;; &quot;&quot;); IF([.N146] &lt;&gt; &quot;&quot;; &quot;*X = newX; &quot;; &quot;&quot;); IF([.O146] &lt;&gt; &quot;&quot;; &quot;*Y = newY; &quot;; &quot;&quot;); IF([.P146] &lt;&gt; &quot;&quot;; &quot;*SP = newSP; &quot;; &quot;&quot;); IF([.Q146] &lt;&gt; &quot;&quot;; &quot;*PC = newPC; &quot;; &quot;&quot;);  IF( ([.R146] &amp; [.S146] &amp; [.T146] &amp; [.U146] &amp; [.V146] &amp; [.W146]) &lt;&gt; &quot;&quot;; join(&quot;&quot;;    IF( [.R146] &lt;&gt; &quot;&quot;; &quot;carry := &quot; &amp; [.R146] &amp; &quot;;&quot;; &quot;carry := SR&amp;1; &quot;);   IF( [.S146] &lt;&gt; &quot;&quot;; &quot;zero := &quot; &amp; [.S146] &amp; &quot;;&quot;; &quot;zero := (SR&gt;&gt;1)&amp;1; &quot;);   IF( [.T146] &lt;&gt; &quot;&quot;; &quot;interrupt := &quot; &amp; [.T146] &amp; &quot;;&quot;; &quot;interrupt := (SR&gt;&gt;2)&amp;1; &quot;);   IF( [.U146] &lt;&gt; &quot;&quot;; &quot;decimal := &quot; &amp; [.U146] &amp; &quot;;&quot;; &quot;decimal := (SR&gt;&gt;3)&amp;1; &quot;);   IF( [.V146] &lt;&gt; &quot;&quot;; &quot;overflow := &quot; &amp; [.V146] &amp; &quot;;&quot;; &quot;overflow := (SR&gt;&gt;6)&amp;1; &quot;);   IF( [.W146] &lt;&gt; &quot;&quot;; &quot;negative := &quot; &amp; [.W146] &amp; &quot;;&quot;; &quot;negative := (SR&gt;&gt;7)&amp;1; &quot;)  ); &quot;&quot;);  IF( ([.R146] &amp; [.S146] &amp; [.T146] &amp; [.U146] &amp; [.V146] &amp; [.W146]) &lt;&gt; &quot;&quot;; &quot;*SR = carry + (zero&lt;&lt;1) + (interrupt&lt;&lt;2) + (decimal&lt;&lt;3) + (overflow&lt;&lt;6) + (negative&lt;&lt;7); &quot;; &quot;&quot;);  IF( [.Q146] &lt;&gt; &quot;&quot;; &quot;*PC = &quot; &amp; [.Q146] &amp; &quot;;&quot;; &quot;*PC = PC + &quot; &amp; (LEN([.A146]&amp;&quot; &quot;)/3) &amp; &quot;; &quot; );  IF( [.Y146] &lt;&gt; &quot;&quot;; &quot;memory[(&quot; &amp; [.Y146] &amp; &quot;)&amp;0xFFFF] = &quot; &amp; [.Z146] &amp; &quot;; &quot;; &quot;&quot;);  IF( [.AA146] &lt;&gt; &quot;&quot;; &quot;memory[(&quot; &amp; [.AA146] &amp; &quot;)&amp;0xFFFF] = (&quot; &amp; [.AB146] &amp; &quot;)&amp;0xFF; memory[((&quot; &amp; [.AA146] &amp; &quot;)+1)&amp;0xFFFF] = ((&quot; &amp; [.AB14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6];2) &amp; &quot; ) { &quot; &amp;  join(&quot;&quot;;  IF(LEN([.A146]) &gt; 3; &quot;unsigned char LL = memory[(PC+1)&amp;0xFFFF]; &quot;; &quot;&quot;); IF(LEN([.A146]) &gt; 6; &quot;unsigned int HH = memory[(PC+2)&amp;0xFFFF]; &quot;; &quot;&quot;); IF(LEN([.A146]) &gt; 6; &quot;unsigned int HHLL = LL + (HH&lt;&lt;8); &quot;; &quot;&quot;);  IF([.I146] &lt;&gt; &quot;&quot;; &quot;unsigned int zeroPageWord = memory[(&quot;&amp;[.I146]&amp;&quot;)&amp;0xFF] + (memory[((&quot;&amp;[.I146]&amp;&quot;)+1)&amp;0xFF]&lt;&lt;8); &quot;; &quot;&quot;);  IF([.J146] &lt;&gt; &quot;&quot;; &quot;unsigned char readByte = memory[(&quot;&amp;[.J146]&amp;&quot;)&amp;0xFFFF]; &quot;; &quot;&quot;); IF([.K146] &lt;&gt; &quot;&quot;; &quot;unsigned int readWord := memory[(&quot;&amp;[.K146]&amp;&quot;)&amp;0xFFFF] + (memory[((&quot;&amp;[.K146]&amp;&quot;)+1)&amp;0xFFFF]&lt;&lt;8); &quot;; &quot;&quot;);  IF([.L146] &lt;&gt; &quot;&quot;; &quot;unsigned int result = &quot;&amp;[.L146]&amp;&quot;; &quot;; &quot;&quot;);  IF([.M146] &lt;&gt; &quot;&quot;; &quot;unsigned char newA = &quot;&amp;[.M146]&amp;&quot;; &quot;; &quot;&quot;); IF([.N146] &lt;&gt; &quot;&quot;; &quot;unsigned char newX = &quot;&amp;[.N146]&amp;&quot;; &quot;; &quot;&quot;); IF([.O146] &lt;&gt; &quot;&quot;; &quot;unsigned char newY = &quot;&amp;[.O146]&amp;&quot;; &quot;; &quot;&quot;); IF([.P146] &lt;&gt; &quot;&quot;; &quot;unsigned char newSP = &quot;&amp;[.P146]&amp;&quot;; &quot;; &quot;&quot;); IF([.Q146] &lt;&gt; &quot;&quot;; &quot;unsigned int newPC = (&quot;&amp;[.Q146]&amp;&quot;)&amp;0xFFFF; &quot;; &quot;&quot;);  IF([.M146] &lt;&gt; &quot;&quot;; &quot;*A = newA; &quot;; &quot;&quot;); IF([.N146] &lt;&gt; &quot;&quot;; &quot;*X = newX; &quot;; &quot;&quot;); IF([.O146] &lt;&gt; &quot;&quot;; &quot;*Y = newY; &quot;; &quot;&quot;); IF([.P146] &lt;&gt; &quot;&quot;; &quot;*SP = newSP; &quot;; &quot;&quot;); IF([.Q146] &lt;&gt; &quot;&quot;; &quot;*PC = newPC; &quot;; &quot;&quot;);  IF( ([.R146] &amp; [.S146] &amp; [.T146] &amp; [.U146] &amp; [.V146] &amp; [.W146]) &lt;&gt; &quot;&quot;; join(&quot;&quot;;    IF( [.R146] &lt;&gt; &quot;&quot;; &quot;unsigned char carry = &quot; &amp; [.R146] &amp; &quot;;&quot;; &quot;unsigned char carry = SR&amp;1; &quot;);   IF( [.S146] &lt;&gt; &quot;&quot;; &quot;unsigned char zero = &quot; &amp; [.S146] &amp; &quot;;&quot;; &quot;unsigned char zero = (SR&gt;&gt;1)&amp;1; &quot;);   IF( [.T146] &lt;&gt; &quot;&quot;; &quot;unsigned char interrupt = &quot; &amp; [.T146] &amp; &quot;;&quot;; &quot;unsigned char interrupt = (SR&gt;&gt;2)&amp;1; &quot;);   IF( [.U146] &lt;&gt; &quot;&quot;; &quot;unsigned char decimal = &quot; &amp; [.U146] &amp; &quot;;&quot;; &quot;unsigned char decimal = (SR&gt;&gt;3)&amp;1; &quot;);   IF( [.V146] &lt;&gt; &quot;&quot;; &quot;unsigned char overflow = &quot; &amp; [.V146] &amp; &quot;;&quot;; &quot;unsigned char overflow = (SR&gt;&gt;6)&amp;1; &quot;);   IF( [.W146] &lt;&gt; &quot;&quot;; &quot;unsigned char negative = &quot; &amp; [.W146] &amp; &quot;;&quot;; &quot;unsigned char negative = (SR&gt;&gt;7)&amp;1; &quot;)  ); &quot;&quot;);  IF( ([.R146] &amp; [.S146] &amp; [.T146] &amp; [.U146] &amp; [.V146] &amp; [.W146]) &lt;&gt; &quot;&quot;; &quot;*SR = carry + (zero&lt;&lt;1) + (interrupt&lt;&lt;2) + (decimal&lt;&lt;3) + (overflow&lt;&lt;6) + (negative&lt;&lt;7); &quot;; &quot;&quot;);  IF( [.Q146] &lt;&gt; &quot;&quot;; &quot;*PC = &quot; &amp; [.Q146] &amp; &quot;;&quot;; &quot;*PC = PC + &quot; &amp; (LEN([.A146]&amp;&quot; &quot;)/3) &amp; &quot;; &quot; );  IF( [.Y146] &lt;&gt; &quot;&quot;; &quot;memory[(&quot; &amp; [.Y146] &amp; &quot;)&amp;0xFFFF] = &quot; &amp; [.Z146] &amp; &quot;; &quot;; &quot;&quot;);  IF( [.AA146] &lt;&gt; &quot;&quot;; &quot;memory[(&quot; &amp; [.AA146] &amp; &quot;)&amp;0xFFFF] = (&quot; &amp; [.AB146] &amp; &quot;)&amp;0xFF; memory[((&quot; &amp; [.AA146] &amp; &quot;)+1)&amp;0xFFFF] = ((&quot; &amp; [.AB14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6];2) &amp; &quot; ) { &quot; &amp;  join(&quot;&quot;;  IF(LEN([.A146]) &gt; 3; &quot;const LL = memory[(PC+1)&amp;0xFFFF]; &quot;; &quot;&quot;); IF(LEN([.A146]) &gt; 6; &quot;const HH = memory[(PC+2)&amp;0xFFFF]; &quot;; &quot;&quot;); IF(LEN([.A146]) &gt; 6; &quot;const HHLL = LL + (HH&lt;&lt;8); &quot;; &quot;&quot;);  IF([.I146] &lt;&gt; &quot;&quot;; &quot;const zeroPageWord = memory[(&quot;&amp;[.I146]&amp;&quot;)&amp;0xFF] + (memory[((&quot;&amp;[.I146]&amp;&quot;)+1)&amp;0xFF]&lt;&lt;8); &quot;; &quot;&quot;);  IF([.J146] &lt;&gt; &quot;&quot;; &quot;const readByte = memory[(&quot;&amp;[.J146]&amp;&quot;)&amp;0xFFFF]; &quot;; &quot;&quot;); IF([.K146] &lt;&gt; &quot;&quot;; &quot;const readWord = memory[(&quot;&amp;[.K146]&amp;&quot;)&amp;0xFFFF] + (memory[((&quot;&amp;[.K146]&amp;&quot;)+1)&amp;0xFFFF]&lt;&lt;8); &quot;; &quot;&quot;);  IF([.L146] &lt;&gt; &quot;&quot;; &quot;const result = &quot;&amp;[.L146]&amp;&quot;; &quot;; &quot;&quot;);  IF([.M146] &lt;&gt; &quot;&quot;; &quot;const newA = &quot;&amp;[.M146]&amp;&quot;; &quot;; &quot;&quot;); IF([.N146] &lt;&gt; &quot;&quot;; &quot;const newX = &quot;&amp;[.N146]&amp;&quot;; &quot;; &quot;&quot;); IF([.O146] &lt;&gt; &quot;&quot;; &quot;const newY = &quot;&amp;[.O146]&amp;&quot;; &quot;; &quot;&quot;); IF([.P146] &lt;&gt; &quot;&quot;; &quot;const newSP = &quot;&amp;[.P146]&amp;&quot;; &quot;; &quot;&quot;); IF([.Q146] &lt;&gt; &quot;&quot;; &quot;const newPC = (&quot;&amp;[.Q146]&amp;&quot;)&amp;0xFFFF; &quot;; &quot;&quot;);  IF([.M146] &lt;&gt; &quot;&quot;; &quot;cpu.A = newA; &quot;; &quot;&quot;); IF([.N146] &lt;&gt; &quot;&quot;; &quot;cpu.X = newX; &quot;; &quot;&quot;); IF([.O146] &lt;&gt; &quot;&quot;; &quot;cpu.Y = newY; &quot;; &quot;&quot;); IF([.P146] &lt;&gt; &quot;&quot;; &quot;cpu.SP = newSP; &quot;; &quot;&quot;); IF([.Q146] &lt;&gt; &quot;&quot;; &quot;cpu.PC = newPC; &quot;; &quot;&quot;);  IF( ([.R146] &amp; [.S146] &amp; [.T146] &amp; [.U146] &amp; [.V146] &amp; [.W146]) &lt;&gt; &quot;&quot;; join(&quot;&quot;;    IF( [.R146] &lt;&gt; &quot;&quot;; &quot;const carry = &quot; &amp; [.R146] &amp; &quot;;&quot;;     &quot;const carry = SR&amp;1; &quot;);   IF( [.S146] &lt;&gt; &quot;&quot;; &quot;const zero = &quot; &amp; [.S146] &amp; &quot;;&quot;;      &quot;const zero = (SR&gt;&gt;1)&amp;1; &quot;);   IF( [.T146] &lt;&gt; &quot;&quot;; &quot;const interrupt = &quot; &amp; [.T146] &amp; &quot;;&quot;; &quot;const interrupt = (SR&gt;&gt;2)&amp;1; &quot;);   IF( [.U146] &lt;&gt; &quot;&quot;; &quot;const decimal = &quot; &amp; [.U146] &amp; &quot;;&quot;;   &quot;const decimal = (SR&gt;&gt;3)&amp;1; &quot;);   IF( [.V146] &lt;&gt; &quot;&quot;; &quot;const overflow = &quot; &amp; [.V146] &amp; &quot;;&quot;;  &quot;const overflow = (SR&gt;&gt;6)&amp;1; &quot;);   IF( [.W146] &lt;&gt; &quot;&quot;; &quot;const negative = &quot; &amp; [.W146] &amp; &quot;;&quot;;  &quot;const negative = (SR&gt;&gt;7)&amp;1; &quot;)  ); &quot;&quot;);  IF( ([.R146] &amp; [.S146] &amp; [.T146] &amp; [.U146] &amp; [.V146] &amp; [.W146]) &lt;&gt; &quot;&quot;; &quot;cpu.SR = carry + (zero&lt;&lt;1) + (interrupt&lt;&lt;2) + (decimal&lt;&lt;3) + (overflow&lt;&lt;6) + (negative&lt;&lt;7); &quot;; &quot;&quot;);  IF( [.Q146] &lt;&gt; &quot;&quot;; &quot;*PC = &quot; &amp; [.Q146] &amp; &quot;;&quot;; &quot;cpu.PC = PC + &quot; &amp; (LEN([.A146]&amp;&quot; &quot;)/3) &amp; &quot;; &quot; );  IF( [.Y146] &lt;&gt; &quot;&quot;; &quot;memory[(&quot; &amp; [.Y146] &amp; &quot;)&amp;0xFFFF] = &quot; &amp; [.Z146] &amp; &quot;; &quot;; &quot;&quot;);  IF( [.AA146] &lt;&gt; &quot;&quot;; &quot;memory[(&quot; &amp; [.AA146] &amp; &quot;)&amp;0xFFFF] = (&quot; &amp; [.AB146] &amp; &quot;)&amp;0xFF; memory[((&quot; &amp; [.AA146] &amp; &quot;)+1)&amp;0xFFFF] = ((&quot; &amp; [.AB14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2" table:number-columns-repeated="2"/>
          <table:table-cell table:style-name="ce70" office:value-type="string" calcext:value-type="string">
            <text:p>SR</text:p>
          </table:table-cell>
          <table:table-cell table:style-name="ce70" table:number-columns-repeated="2"/>
          <table:table-cell table:style-name="ce70" office:value-type="string" calcext:value-type="string">
            <text:p>carry, zero</text:p>
          </table:table-cell>
          <table:table-cell table:style-name="ce92"/>
          <table:table-cell table:style-name="ce244"/>
          <table:table-cell table:style-name="ce282" table:formula="of:=IF([.$AM146] &lt;&gt; &quot;&quot;; &quot;BB &quot;; &quot;&quot;) &amp; IF([.$AN146] &lt;&gt; &quot;&quot;; &quot;LL HH &quot;; &quot;&quot;) &amp; IF([.$AO146] &lt;&gt; &quot;&quot;; &quot;SS &quot;; &quot;&quot;) &amp; IF([.$AP146] &lt;&gt; &quot;&quot;; &quot;RR &quot;; &quot;&quot;) &amp; IF([.$AQ146] &lt;&gt; &quot;&quot;; &quot;PP QQ &quot;; &quot;&quot;) &amp; LEFT([.$A146];2)" office:value-type="string" office:string-value="SS E8" calcext:value-type="string">
            <text:p>SS E8</text:p>
          </table:table-cell>
          <table:table-cell table:style-name="ce70" table:formula="of:=&quot;UN&quot; &amp;[.B146]" office:value-type="string" office:string-value="UNINX" calcext:value-type="string">
            <text:p>UNINX</text:p>
          </table:table-cell>
          <table:table-cell table:style-name="ce70" office:value-type="string" calcext:value-type="string">
            <text:p>$SS</text:p>
          </table:table-cell>
          <table:table-cell table:style-name="ce96"/>
          <table:table-cell table:style-name="ce70" table:number-columns-repeated="14"/>
          <table:table-cell table:style-name="ce98"/>
          <table:table-cell table:style-name="ce7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9 LL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float" office:value="2" calcext:value-type="float">
            <text:p>2</text:p>
          </table:table-cell>
          <table:table-cell table:style-name="ce80" office:value-type="string" calcext:value-type="string">
            <text:p>#$LL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147] = &quot;($LL, X)&quot;;&quot;(arg1+X)&amp;0xFF&quot;;&quot;&quot;)">
            <text:p/>
          </table:table-cell>
          <table:table-cell table:style-name="ce157" table:number-columns-repeated="2"/>
          <table:table-cell table:style-name="ce80" office:value-type="string" calcext:value-type="string">
            <text:p>A - LL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47];2) &amp; &quot; { &quot; &amp;  join(&quot;&quot;;  IF(LEN([.A147]) &gt; 3; &quot;LL := memory[PC + 1]; &quot;; &quot;&quot;);  IF([.I147] &lt;&gt; &quot;&quot;; &quot;zeroPageWord := memory[(&quot;&amp;[.I147]&amp;&quot;)&amp;0xFF] + (memory[((&quot;&amp;[.I147]&amp;&quot;)+1)&amp;0xFF]&lt;&lt;8); &quot;; &quot;&quot;);  IF([.J147] &lt;&gt; &quot;&quot;; &quot;readByte := memory[(&quot;&amp;[.J147]&amp;&quot;)&amp;0xFFFF]; &quot;; &quot;&quot;); IF([.K147] &lt;&gt; &quot;&quot;; &quot;readWord := memory[(&quot;&amp;[.K147]&amp;&quot;)&amp;0xFFFF] + (memory[((&quot;&amp;[.K147]&amp;&quot;)+1)&amp;0xFFFF]&lt;&lt;8); &quot;; &quot;&quot;);  IF([.L147] &lt;&gt; &quot;&quot;; &quot;result := &quot;&amp;[.L147]&amp;&quot;; &quot;; &quot;&quot;);  IF([.M147] &lt;&gt; &quot;&quot;; &quot;newA := &quot;&amp;[.M147]&amp;&quot;; &quot;; &quot;&quot;); IF([.N147] &lt;&gt; &quot;&quot;; &quot;newX := &quot;&amp;[.N147]&amp;&quot;; &quot;; &quot;&quot;); IF([.O147] &lt;&gt; &quot;&quot;; &quot;newY := &quot;&amp;[.O147]&amp;&quot;; &quot;; &quot;&quot;); IF([.P147] &lt;&gt; &quot;&quot;; &quot;newSP := &quot;&amp;[.P147]&amp;&quot;; &quot;; &quot;&quot;); IF([.Q147] &lt;&gt; &quot;&quot;; &quot;newPC := &quot;&amp;[.Q147]&amp;&quot;; &quot;; &quot;&quot;);  IF([.M147] &lt;&gt; &quot;&quot;; &quot;*A = newA; &quot;; &quot;&quot;); IF([.N147] &lt;&gt; &quot;&quot;; &quot;*X = newX; &quot;; &quot;&quot;); IF([.O147] &lt;&gt; &quot;&quot;; &quot;*Y = newY; &quot;; &quot;&quot;); IF([.P147] &lt;&gt; &quot;&quot;; &quot;*SP = newSP; &quot;; &quot;&quot;); IF([.Q147] &lt;&gt; &quot;&quot;; &quot;*PC = newPC; &quot;; &quot;&quot;);  IF( ([.R147] &amp; [.S147] &amp; [.T147] &amp; [.U147] &amp; [.V147] &amp; [.W147]) &lt;&gt; &quot;&quot;; join(&quot;&quot;;    IF( [.R147] &lt;&gt; &quot;&quot;; &quot;carry := &quot; &amp; [.R147] &amp; &quot;;&quot;; &quot;carry := SR&amp;1; &quot;);   IF( [.S147] &lt;&gt; &quot;&quot;; &quot;zero := &quot; &amp; [.S147] &amp; &quot;;&quot;; &quot;zero := (SR&gt;&gt;1)&amp;1; &quot;);   IF( [.T147] &lt;&gt; &quot;&quot;; &quot;interrupt := &quot; &amp; [.T147] &amp; &quot;;&quot;; &quot;interrupt := (SR&gt;&gt;2)&amp;1; &quot;);   IF( [.U147] &lt;&gt; &quot;&quot;; &quot;decimal := &quot; &amp; [.U147] &amp; &quot;;&quot;; &quot;decimal := (SR&gt;&gt;3)&amp;1; &quot;);   IF( [.V147] &lt;&gt; &quot;&quot;; &quot;overflow := &quot; &amp; [.V147] &amp; &quot;;&quot;; &quot;overflow := (SR&gt;&gt;6)&amp;1; &quot;);   IF( [.W147] &lt;&gt; &quot;&quot;; &quot;negative := &quot; &amp; [.W147] &amp; &quot;;&quot;; &quot;negative := (SR&gt;&gt;7)&amp;1; &quot;)  ); &quot;&quot;);  IF( ([.R147] &amp; [.S147] &amp; [.T147] &amp; [.U147] &amp; [.V147] &amp; [.W147]) &lt;&gt; &quot;&quot;; &quot;*SR = carry + (zero&lt;&lt;1) + (interrupt&lt;&lt;2) + (decimal&lt;&lt;3) + (overflow&lt;&lt;6) + (negative&lt;&lt;7); &quot;; &quot;&quot;);  IF( [.Q147] &lt;&gt; &quot;&quot;; &quot;*PC = &quot; &amp; [.Q147] &amp; &quot;;&quot;; &quot;*PC = PC + &quot; &amp; (LEN([.A147]&amp;&quot; &quot;)/3) &amp; &quot;; &quot; );  IF( [.Y147] &lt;&gt; &quot;&quot;; &quot;memory[(&quot; &amp; [.Y147] &amp; &quot;)&amp;0xFFFF] = &quot; &amp; [.Z147] &amp; &quot;; &quot;; &quot;&quot;);  IF( [.AA147] &lt;&gt; &quot;&quot;; &quot;memory[(&quot; &amp; [.AA147] &amp; &quot;)&amp;0xFFFF] = (&quot; &amp; [.AB147] &amp; &quot;)&amp;0xFF; memory[((&quot; &amp; [.AA147] &amp; &quot;)+1)&amp;0xFFFF] = ((&quot; &amp; [.AB14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7];2) &amp; &quot; ) { &quot; &amp;  join(&quot;&quot;;  IF(LEN([.A147]) &gt; 3; &quot;unsigned char LL = memory[(PC+1)&amp;0xFFFF]; &quot;; &quot;&quot;); IF(LEN([.A147]) &gt; 6; &quot;unsigned int HH = memory[(PC+2)&amp;0xFFFF]; &quot;; &quot;&quot;); IF(LEN([.A147]) &gt; 6; &quot;unsigned int HHLL = LL + (HH&lt;&lt;8); &quot;; &quot;&quot;);  IF([.I147] &lt;&gt; &quot;&quot;; &quot;unsigned int zeroPageWord = memory[(&quot;&amp;[.I147]&amp;&quot;)&amp;0xFF] + (memory[((&quot;&amp;[.I147]&amp;&quot;)+1)&amp;0xFF]&lt;&lt;8); &quot;; &quot;&quot;);  IF([.J147] &lt;&gt; &quot;&quot;; &quot;unsigned char readByte = memory[(&quot;&amp;[.J147]&amp;&quot;)&amp;0xFFFF]; &quot;; &quot;&quot;); IF([.K147] &lt;&gt; &quot;&quot;; &quot;unsigned int readWord := memory[(&quot;&amp;[.K147]&amp;&quot;)&amp;0xFFFF] + (memory[((&quot;&amp;[.K147]&amp;&quot;)+1)&amp;0xFFFF]&lt;&lt;8); &quot;; &quot;&quot;);  IF([.L147] &lt;&gt; &quot;&quot;; &quot;unsigned int result = &quot;&amp;[.L147]&amp;&quot;; &quot;; &quot;&quot;);  IF([.M147] &lt;&gt; &quot;&quot;; &quot;unsigned char newA = &quot;&amp;[.M147]&amp;&quot;; &quot;; &quot;&quot;); IF([.N147] &lt;&gt; &quot;&quot;; &quot;unsigned char newX = &quot;&amp;[.N147]&amp;&quot;; &quot;; &quot;&quot;); IF([.O147] &lt;&gt; &quot;&quot;; &quot;unsigned char newY = &quot;&amp;[.O147]&amp;&quot;; &quot;; &quot;&quot;); IF([.P147] &lt;&gt; &quot;&quot;; &quot;unsigned char newSP = &quot;&amp;[.P147]&amp;&quot;; &quot;; &quot;&quot;); IF([.Q147] &lt;&gt; &quot;&quot;; &quot;unsigned int newPC = (&quot;&amp;[.Q147]&amp;&quot;)&amp;0xFFFF; &quot;; &quot;&quot;);  IF([.M147] &lt;&gt; &quot;&quot;; &quot;*A = newA; &quot;; &quot;&quot;); IF([.N147] &lt;&gt; &quot;&quot;; &quot;*X = newX; &quot;; &quot;&quot;); IF([.O147] &lt;&gt; &quot;&quot;; &quot;*Y = newY; &quot;; &quot;&quot;); IF([.P147] &lt;&gt; &quot;&quot;; &quot;*SP = newSP; &quot;; &quot;&quot;); IF([.Q147] &lt;&gt; &quot;&quot;; &quot;*PC = newPC; &quot;; &quot;&quot;);  IF( ([.R147] &amp; [.S147] &amp; [.T147] &amp; [.U147] &amp; [.V147] &amp; [.W147]) &lt;&gt; &quot;&quot;; join(&quot;&quot;;    IF( [.R147] &lt;&gt; &quot;&quot;; &quot;unsigned char carry = &quot; &amp; [.R147] &amp; &quot;;&quot;; &quot;unsigned char carry = SR&amp;1; &quot;);   IF( [.S147] &lt;&gt; &quot;&quot;; &quot;unsigned char zero = &quot; &amp; [.S147] &amp; &quot;;&quot;; &quot;unsigned char zero = (SR&gt;&gt;1)&amp;1; &quot;);   IF( [.T147] &lt;&gt; &quot;&quot;; &quot;unsigned char interrupt = &quot; &amp; [.T147] &amp; &quot;;&quot;; &quot;unsigned char interrupt = (SR&gt;&gt;2)&amp;1; &quot;);   IF( [.U147] &lt;&gt; &quot;&quot;; &quot;unsigned char decimal = &quot; &amp; [.U147] &amp; &quot;;&quot;; &quot;unsigned char decimal = (SR&gt;&gt;3)&amp;1; &quot;);   IF( [.V147] &lt;&gt; &quot;&quot;; &quot;unsigned char overflow = &quot; &amp; [.V147] &amp; &quot;;&quot;; &quot;unsigned char overflow = (SR&gt;&gt;6)&amp;1; &quot;);   IF( [.W147] &lt;&gt; &quot;&quot;; &quot;unsigned char negative = &quot; &amp; [.W147] &amp; &quot;;&quot;; &quot;unsigned char negative = (SR&gt;&gt;7)&amp;1; &quot;)  ); &quot;&quot;);  IF( ([.R147] &amp; [.S147] &amp; [.T147] &amp; [.U147] &amp; [.V147] &amp; [.W147]) &lt;&gt; &quot;&quot;; &quot;*SR = carry + (zero&lt;&lt;1) + (interrupt&lt;&lt;2) + (decimal&lt;&lt;3) + (overflow&lt;&lt;6) + (negative&lt;&lt;7); &quot;; &quot;&quot;);  IF( [.Q147] &lt;&gt; &quot;&quot;; &quot;*PC = &quot; &amp; [.Q147] &amp; &quot;;&quot;; &quot;*PC = PC + &quot; &amp; (LEN([.A147]&amp;&quot; &quot;)/3) &amp; &quot;; &quot; );  IF( [.Y147] &lt;&gt; &quot;&quot;; &quot;memory[(&quot; &amp; [.Y147] &amp; &quot;)&amp;0xFFFF] = &quot; &amp; [.Z147] &amp; &quot;; &quot;; &quot;&quot;);  IF( [.AA147] &lt;&gt; &quot;&quot;; &quot;memory[(&quot; &amp; [.AA147] &amp; &quot;)&amp;0xFFFF] = (&quot; &amp; [.AB147] &amp; &quot;)&amp;0xFF; memory[((&quot; &amp; [.AA147] &amp; &quot;)+1)&amp;0xFFFF] = ((&quot; &amp; [.AB14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7];2) &amp; &quot; ) { &quot; &amp;  join(&quot;&quot;;  IF(LEN([.A147]) &gt; 3; &quot;const LL = memory[(PC+1)&amp;0xFFFF]; &quot;; &quot;&quot;); IF(LEN([.A147]) &gt; 6; &quot;const HH = memory[(PC+2)&amp;0xFFFF]; &quot;; &quot;&quot;); IF(LEN([.A147]) &gt; 6; &quot;const HHLL = LL + (HH&lt;&lt;8); &quot;; &quot;&quot;);  IF([.I147] &lt;&gt; &quot;&quot;; &quot;const zeroPageWord = memory[(&quot;&amp;[.I147]&amp;&quot;)&amp;0xFF] + (memory[((&quot;&amp;[.I147]&amp;&quot;)+1)&amp;0xFF]&lt;&lt;8); &quot;; &quot;&quot;);  IF([.J147] &lt;&gt; &quot;&quot;; &quot;const readByte = memory[(&quot;&amp;[.J147]&amp;&quot;)&amp;0xFFFF]; &quot;; &quot;&quot;); IF([.K147] &lt;&gt; &quot;&quot;; &quot;const readWord = memory[(&quot;&amp;[.K147]&amp;&quot;)&amp;0xFFFF] + (memory[((&quot;&amp;[.K147]&amp;&quot;)+1)&amp;0xFFFF]&lt;&lt;8); &quot;; &quot;&quot;);  IF([.L147] &lt;&gt; &quot;&quot;; &quot;const result = &quot;&amp;[.L147]&amp;&quot;; &quot;; &quot;&quot;);  IF([.M147] &lt;&gt; &quot;&quot;; &quot;const newA = &quot;&amp;[.M147]&amp;&quot;; &quot;; &quot;&quot;); IF([.N147] &lt;&gt; &quot;&quot;; &quot;const newX = &quot;&amp;[.N147]&amp;&quot;; &quot;; &quot;&quot;); IF([.O147] &lt;&gt; &quot;&quot;; &quot;const newY = &quot;&amp;[.O147]&amp;&quot;; &quot;; &quot;&quot;); IF([.P147] &lt;&gt; &quot;&quot;; &quot;const newSP = &quot;&amp;[.P147]&amp;&quot;; &quot;; &quot;&quot;); IF([.Q147] &lt;&gt; &quot;&quot;; &quot;const newPC = (&quot;&amp;[.Q147]&amp;&quot;)&amp;0xFFFF; &quot;; &quot;&quot;);  IF([.M147] &lt;&gt; &quot;&quot;; &quot;cpu.A = newA; &quot;; &quot;&quot;); IF([.N147] &lt;&gt; &quot;&quot;; &quot;cpu.X = newX; &quot;; &quot;&quot;); IF([.O147] &lt;&gt; &quot;&quot;; &quot;cpu.Y = newY; &quot;; &quot;&quot;); IF([.P147] &lt;&gt; &quot;&quot;; &quot;cpu.SP = newSP; &quot;; &quot;&quot;); IF([.Q147] &lt;&gt; &quot;&quot;; &quot;cpu.PC = newPC; &quot;; &quot;&quot;);  IF( ([.R147] &amp; [.S147] &amp; [.T147] &amp; [.U147] &amp; [.V147] &amp; [.W147]) &lt;&gt; &quot;&quot;; join(&quot;&quot;;    IF( [.R147] &lt;&gt; &quot;&quot;; &quot;const carry = &quot; &amp; [.R147] &amp; &quot;;&quot;;     &quot;const carry = SR&amp;1; &quot;);   IF( [.S147] &lt;&gt; &quot;&quot;; &quot;const zero = &quot; &amp; [.S147] &amp; &quot;;&quot;;      &quot;const zero = (SR&gt;&gt;1)&amp;1; &quot;);   IF( [.T147] &lt;&gt; &quot;&quot;; &quot;const interrupt = &quot; &amp; [.T147] &amp; &quot;;&quot;; &quot;const interrupt = (SR&gt;&gt;2)&amp;1; &quot;);   IF( [.U147] &lt;&gt; &quot;&quot;; &quot;const decimal = &quot; &amp; [.U147] &amp; &quot;;&quot;;   &quot;const decimal = (SR&gt;&gt;3)&amp;1; &quot;);   IF( [.V147] &lt;&gt; &quot;&quot;; &quot;const overflow = &quot; &amp; [.V147] &amp; &quot;;&quot;;  &quot;const overflow = (SR&gt;&gt;6)&amp;1; &quot;);   IF( [.W147] &lt;&gt; &quot;&quot;; &quot;const negative = &quot; &amp; [.W147] &amp; &quot;;&quot;;  &quot;const negative = (SR&gt;&gt;7)&amp;1; &quot;)  ); &quot;&quot;);  IF( ([.R147] &amp; [.S147] &amp; [.T147] &amp; [.U147] &amp; [.V147] &amp; [.W147]) &lt;&gt; &quot;&quot;; &quot;cpu.SR = carry + (zero&lt;&lt;1) + (interrupt&lt;&lt;2) + (decimal&lt;&lt;3) + (overflow&lt;&lt;6) + (negative&lt;&lt;7); &quot;; &quot;&quot;);  IF( [.Q147] &lt;&gt; &quot;&quot;; &quot;*PC = &quot; &amp; [.Q147] &amp; &quot;;&quot;; &quot;cpu.PC = PC + &quot; &amp; (LEN([.A147]&amp;&quot; &quot;)/3) &amp; &quot;; &quot; );  IF( [.Y147] &lt;&gt; &quot;&quot;; &quot;memory[(&quot; &amp; [.Y147] &amp; &quot;)&amp;0xFFFF] = &quot; &amp; [.Z147] &amp; &quot;; &quot;; &quot;&quot;);  IF( [.AA147] &lt;&gt; &quot;&quot;; &quot;memory[(&quot; &amp; [.AA147] &amp; &quot;)&amp;0xFFFF] = (&quot; &amp; [.AB147] &amp; &quot;)&amp;0xFF; memory[((&quot; &amp; [.AA147] &amp; &quot;)+1)&amp;0xFFFF] = ((&quot; &amp; [.AB14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table:number-columns-repeated="3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47] &lt;&gt; &quot;&quot;; &quot;BB &quot;; &quot;&quot;) &amp; IF([.$AN147] &lt;&gt; &quot;&quot;; &quot;LL HH &quot;; &quot;&quot;) &amp; IF([.$AO147] &lt;&gt; &quot;&quot;; &quot;SS &quot;; &quot;&quot;) &amp; IF([.$AP147] &lt;&gt; &quot;&quot;; &quot;RR &quot;; &quot;&quot;) &amp; IF([.$AQ147] &lt;&gt; &quot;&quot;; &quot;PP QQ &quot;; &quot;&quot;) &amp; LEFT([.$A147];2)" office:value-type="string" office:string-value="E9" calcext:value-type="string">
            <text:p>E9</text:p>
          </table:table-cell>
          <table:table-cell table:style-name="ce80" table:formula="of:=&quot;UN&quot; &amp;[.B147]" office:value-type="string" office:string-value="UNSBC" calcext:value-type="string">
            <text:p>UNSBC</text:p>
          </table:table-cell>
          <table:table-cell table:style-name="ce80"/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A</text:p>
          </table:table-cell>
          <table:table-cell table:style-name="ce20" office:value-type="string" calcext:value-type="string">
            <text:p>NOP</text:p>
          </table:table-cell>
          <table:table-cell table:style-name="ce65" office:value-type="float" office:value="2" calcext:value-type="float">
            <text:p>2</text:p>
          </table:table-cell>
          <table:table-cell table:style-name="ce94"/>
          <table:table-cell table:style-name="ce96"/>
          <table:table-cell table:style-name="ce98"/>
          <table:table-cell table:style-name="ce139"/>
          <table:table-cell table:style-name="ce95"/>
          <table:table-cell table:style-name="ce150" table:formula="of:=IF([.$D148] = &quot;($LL, X)&quot;;&quot;(arg1+X)&amp;0xFF&quot;;&quot;&quot;)">
            <text:p/>
          </table:table-cell>
          <table:table-cell table:style-name="ce94" table:number-columns-repeated="3"/>
          <table:table-cell table:style-name="ce196"/>
          <table:table-cell table:style-name="ce94" table:number-columns-repeated="4"/>
          <table:table-cell table:style-name="ce196"/>
          <table:table-cell table:style-name="ce150"/>
          <table:table-cell table:style-name="ce94" table:number-columns-repeated="4"/>
          <table:table-cell table:style-name="ce235"/>
          <table:table-cell table:style-name="ce196"/>
          <table:table-cell table:style-name="ce94" table:number-columns-repeated="3"/>
          <table:table-cell table:style-name="ce244"/>
          <table:table-cell table:style-name="ce95"/>
          <table:table-cell table:style-name="ce253" table:formula="of:=&quot;  if instruction == 0x&quot; &amp; LEFT([.A148];2) &amp; &quot; { &quot; &amp;  join(&quot;&quot;;  IF(LEN([.A148]) &gt; 3; &quot;LL := memory[PC + 1]; &quot;; &quot;&quot;);  IF([.I148] &lt;&gt; &quot;&quot;; &quot;zeroPageWord := memory[(&quot;&amp;[.I148]&amp;&quot;)&amp;0xFF] + (memory[((&quot;&amp;[.I148]&amp;&quot;)+1)&amp;0xFF]&lt;&lt;8); &quot;; &quot;&quot;);  IF([.J148] &lt;&gt; &quot;&quot;; &quot;readByte := memory[(&quot;&amp;[.J148]&amp;&quot;)&amp;0xFFFF]; &quot;; &quot;&quot;); IF([.K148] &lt;&gt; &quot;&quot;; &quot;readWord := memory[(&quot;&amp;[.K148]&amp;&quot;)&amp;0xFFFF] + (memory[((&quot;&amp;[.K148]&amp;&quot;)+1)&amp;0xFFFF]&lt;&lt;8); &quot;; &quot;&quot;);  IF([.L148] &lt;&gt; &quot;&quot;; &quot;result := &quot;&amp;[.L148]&amp;&quot;; &quot;; &quot;&quot;);  IF([.M148] &lt;&gt; &quot;&quot;; &quot;newA := &quot;&amp;[.M148]&amp;&quot;; &quot;; &quot;&quot;); IF([.N148] &lt;&gt; &quot;&quot;; &quot;newX := &quot;&amp;[.N148]&amp;&quot;; &quot;; &quot;&quot;); IF([.O148] &lt;&gt; &quot;&quot;; &quot;newY := &quot;&amp;[.O148]&amp;&quot;; &quot;; &quot;&quot;); IF([.P148] &lt;&gt; &quot;&quot;; &quot;newSP := &quot;&amp;[.P148]&amp;&quot;; &quot;; &quot;&quot;); IF([.Q148] &lt;&gt; &quot;&quot;; &quot;newPC := &quot;&amp;[.Q148]&amp;&quot;; &quot;; &quot;&quot;);  IF([.M148] &lt;&gt; &quot;&quot;; &quot;*A = newA; &quot;; &quot;&quot;); IF([.N148] &lt;&gt; &quot;&quot;; &quot;*X = newX; &quot;; &quot;&quot;); IF([.O148] &lt;&gt; &quot;&quot;; &quot;*Y = newY; &quot;; &quot;&quot;); IF([.P148] &lt;&gt; &quot;&quot;; &quot;*SP = newSP; &quot;; &quot;&quot;); IF([.Q148] &lt;&gt; &quot;&quot;; &quot;*PC = newPC; &quot;; &quot;&quot;);  IF( ([.R148] &amp; [.S148] &amp; [.T148] &amp; [.U148] &amp; [.V148] &amp; [.W148]) &lt;&gt; &quot;&quot;; join(&quot;&quot;;    IF( [.R148] &lt;&gt; &quot;&quot;; &quot;carry := &quot; &amp; [.R148] &amp; &quot;;&quot;; &quot;carry := SR&amp;1; &quot;);   IF( [.S148] &lt;&gt; &quot;&quot;; &quot;zero := &quot; &amp; [.S148] &amp; &quot;;&quot;; &quot;zero := (SR&gt;&gt;1)&amp;1; &quot;);   IF( [.T148] &lt;&gt; &quot;&quot;; &quot;interrupt := &quot; &amp; [.T148] &amp; &quot;;&quot;; &quot;interrupt := (SR&gt;&gt;2)&amp;1; &quot;);   IF( [.U148] &lt;&gt; &quot;&quot;; &quot;decimal := &quot; &amp; [.U148] &amp; &quot;;&quot;; &quot;decimal := (SR&gt;&gt;3)&amp;1; &quot;);   IF( [.V148] &lt;&gt; &quot;&quot;; &quot;overflow := &quot; &amp; [.V148] &amp; &quot;;&quot;; &quot;overflow := (SR&gt;&gt;6)&amp;1; &quot;);   IF( [.W148] &lt;&gt; &quot;&quot;; &quot;negative := &quot; &amp; [.W148] &amp; &quot;;&quot;; &quot;negative := (SR&gt;&gt;7)&amp;1; &quot;)  ); &quot;&quot;);  IF( ([.R148] &amp; [.S148] &amp; [.T148] &amp; [.U148] &amp; [.V148] &amp; [.W148]) &lt;&gt; &quot;&quot;; &quot;*SR = carry + (zero&lt;&lt;1) + (interrupt&lt;&lt;2) + (decimal&lt;&lt;3) + (overflow&lt;&lt;6) + (negative&lt;&lt;7); &quot;; &quot;&quot;);  IF( [.Q148] &lt;&gt; &quot;&quot;; &quot;*PC = &quot; &amp; [.Q148] &amp; &quot;;&quot;; &quot;*PC = PC + &quot; &amp; (LEN([.A148]&amp;&quot; &quot;)/3) &amp; &quot;; &quot; );  IF( [.Y148] &lt;&gt; &quot;&quot;; &quot;memory[(&quot; &amp; [.Y148] &amp; &quot;)&amp;0xFFFF] = &quot; &amp; [.Z148] &amp; &quot;; &quot;; &quot;&quot;);  IF( [.AA148] &lt;&gt; &quot;&quot;; &quot;memory[(&quot; &amp; [.AA148] &amp; &quot;)&amp;0xFFFF] = (&quot; &amp; [.AB148] &amp; &quot;)&amp;0xFF; memory[((&quot; &amp; [.AA148] &amp; &quot;)+1)&amp;0xFFFF] = ((&quot; &amp; [.AB14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8];2) &amp; &quot; ) { &quot; &amp;  join(&quot;&quot;;  IF(LEN([.A148]) &gt; 3; &quot;unsigned char LL = memory[(PC+1)&amp;0xFFFF]; &quot;; &quot;&quot;); IF(LEN([.A148]) &gt; 6; &quot;unsigned int HH = memory[(PC+2)&amp;0xFFFF]; &quot;; &quot;&quot;); IF(LEN([.A148]) &gt; 6; &quot;unsigned int HHLL = LL + (HH&lt;&lt;8); &quot;; &quot;&quot;);  IF([.I148] &lt;&gt; &quot;&quot;; &quot;unsigned int zeroPageWord = memory[(&quot;&amp;[.I148]&amp;&quot;)&amp;0xFF] + (memory[((&quot;&amp;[.I148]&amp;&quot;)+1)&amp;0xFF]&lt;&lt;8); &quot;; &quot;&quot;);  IF([.J148] &lt;&gt; &quot;&quot;; &quot;unsigned char readByte = memory[(&quot;&amp;[.J148]&amp;&quot;)&amp;0xFFFF]; &quot;; &quot;&quot;); IF([.K148] &lt;&gt; &quot;&quot;; &quot;unsigned int readWord := memory[(&quot;&amp;[.K148]&amp;&quot;)&amp;0xFFFF] + (memory[((&quot;&amp;[.K148]&amp;&quot;)+1)&amp;0xFFFF]&lt;&lt;8); &quot;; &quot;&quot;);  IF([.L148] &lt;&gt; &quot;&quot;; &quot;unsigned int result = &quot;&amp;[.L148]&amp;&quot;; &quot;; &quot;&quot;);  IF([.M148] &lt;&gt; &quot;&quot;; &quot;unsigned char newA = &quot;&amp;[.M148]&amp;&quot;; &quot;; &quot;&quot;); IF([.N148] &lt;&gt; &quot;&quot;; &quot;unsigned char newX = &quot;&amp;[.N148]&amp;&quot;; &quot;; &quot;&quot;); IF([.O148] &lt;&gt; &quot;&quot;; &quot;unsigned char newY = &quot;&amp;[.O148]&amp;&quot;; &quot;; &quot;&quot;); IF([.P148] &lt;&gt; &quot;&quot;; &quot;unsigned char newSP = &quot;&amp;[.P148]&amp;&quot;; &quot;; &quot;&quot;); IF([.Q148] &lt;&gt; &quot;&quot;; &quot;unsigned int newPC = (&quot;&amp;[.Q148]&amp;&quot;)&amp;0xFFFF; &quot;; &quot;&quot;);  IF([.M148] &lt;&gt; &quot;&quot;; &quot;*A = newA; &quot;; &quot;&quot;); IF([.N148] &lt;&gt; &quot;&quot;; &quot;*X = newX; &quot;; &quot;&quot;); IF([.O148] &lt;&gt; &quot;&quot;; &quot;*Y = newY; &quot;; &quot;&quot;); IF([.P148] &lt;&gt; &quot;&quot;; &quot;*SP = newSP; &quot;; &quot;&quot;); IF([.Q148] &lt;&gt; &quot;&quot;; &quot;*PC = newPC; &quot;; &quot;&quot;);  IF( ([.R148] &amp; [.S148] &amp; [.T148] &amp; [.U148] &amp; [.V148] &amp; [.W148]) &lt;&gt; &quot;&quot;; join(&quot;&quot;;    IF( [.R148] &lt;&gt; &quot;&quot;; &quot;unsigned char carry = &quot; &amp; [.R148] &amp; &quot;;&quot;; &quot;unsigned char carry = SR&amp;1; &quot;);   IF( [.S148] &lt;&gt; &quot;&quot;; &quot;unsigned char zero = &quot; &amp; [.S148] &amp; &quot;;&quot;; &quot;unsigned char zero = (SR&gt;&gt;1)&amp;1; &quot;);   IF( [.T148] &lt;&gt; &quot;&quot;; &quot;unsigned char interrupt = &quot; &amp; [.T148] &amp; &quot;;&quot;; &quot;unsigned char interrupt = (SR&gt;&gt;2)&amp;1; &quot;);   IF( [.U148] &lt;&gt; &quot;&quot;; &quot;unsigned char decimal = &quot; &amp; [.U148] &amp; &quot;;&quot;; &quot;unsigned char decimal = (SR&gt;&gt;3)&amp;1; &quot;);   IF( [.V148] &lt;&gt; &quot;&quot;; &quot;unsigned char overflow = &quot; &amp; [.V148] &amp; &quot;;&quot;; &quot;unsigned char overflow = (SR&gt;&gt;6)&amp;1; &quot;);   IF( [.W148] &lt;&gt; &quot;&quot;; &quot;unsigned char negative = &quot; &amp; [.W148] &amp; &quot;;&quot;; &quot;unsigned char negative = (SR&gt;&gt;7)&amp;1; &quot;)  ); &quot;&quot;);  IF( ([.R148] &amp; [.S148] &amp; [.T148] &amp; [.U148] &amp; [.V148] &amp; [.W148]) &lt;&gt; &quot;&quot;; &quot;*SR = carry + (zero&lt;&lt;1) + (interrupt&lt;&lt;2) + (decimal&lt;&lt;3) + (overflow&lt;&lt;6) + (negative&lt;&lt;7); &quot;; &quot;&quot;);  IF( [.Q148] &lt;&gt; &quot;&quot;; &quot;*PC = &quot; &amp; [.Q148] &amp; &quot;;&quot;; &quot;*PC = PC + &quot; &amp; (LEN([.A148]&amp;&quot; &quot;)/3) &amp; &quot;; &quot; );  IF( [.Y148] &lt;&gt; &quot;&quot;; &quot;memory[(&quot; &amp; [.Y148] &amp; &quot;)&amp;0xFFFF] = &quot; &amp; [.Z148] &amp; &quot;; &quot;; &quot;&quot;);  IF( [.AA148] &lt;&gt; &quot;&quot;; &quot;memory[(&quot; &amp; [.AA148] &amp; &quot;)&amp;0xFFFF] = (&quot; &amp; [.AB148] &amp; &quot;)&amp;0xFF; memory[((&quot; &amp; [.AA148] &amp; &quot;)+1)&amp;0xFFFF] = ((&quot; &amp; [.AB14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8];2) &amp; &quot; ) { &quot; &amp;  join(&quot;&quot;;  IF(LEN([.A148]) &gt; 3; &quot;const LL = memory[(PC+1)&amp;0xFFFF]; &quot;; &quot;&quot;); IF(LEN([.A148]) &gt; 6; &quot;const HH = memory[(PC+2)&amp;0xFFFF]; &quot;; &quot;&quot;); IF(LEN([.A148]) &gt; 6; &quot;const HHLL = LL + (HH&lt;&lt;8); &quot;; &quot;&quot;);  IF([.I148] &lt;&gt; &quot;&quot;; &quot;const zeroPageWord = memory[(&quot;&amp;[.I148]&amp;&quot;)&amp;0xFF] + (memory[((&quot;&amp;[.I148]&amp;&quot;)+1)&amp;0xFF]&lt;&lt;8); &quot;; &quot;&quot;);  IF([.J148] &lt;&gt; &quot;&quot;; &quot;const readByte = memory[(&quot;&amp;[.J148]&amp;&quot;)&amp;0xFFFF]; &quot;; &quot;&quot;); IF([.K148] &lt;&gt; &quot;&quot;; &quot;const readWord = memory[(&quot;&amp;[.K148]&amp;&quot;)&amp;0xFFFF] + (memory[((&quot;&amp;[.K148]&amp;&quot;)+1)&amp;0xFFFF]&lt;&lt;8); &quot;; &quot;&quot;);  IF([.L148] &lt;&gt; &quot;&quot;; &quot;const result = &quot;&amp;[.L148]&amp;&quot;; &quot;; &quot;&quot;);  IF([.M148] &lt;&gt; &quot;&quot;; &quot;const newA = &quot;&amp;[.M148]&amp;&quot;; &quot;; &quot;&quot;); IF([.N148] &lt;&gt; &quot;&quot;; &quot;const newX = &quot;&amp;[.N148]&amp;&quot;; &quot;; &quot;&quot;); IF([.O148] &lt;&gt; &quot;&quot;; &quot;const newY = &quot;&amp;[.O148]&amp;&quot;; &quot;; &quot;&quot;); IF([.P148] &lt;&gt; &quot;&quot;; &quot;const newSP = &quot;&amp;[.P148]&amp;&quot;; &quot;; &quot;&quot;); IF([.Q148] &lt;&gt; &quot;&quot;; &quot;const newPC = (&quot;&amp;[.Q148]&amp;&quot;)&amp;0xFFFF; &quot;; &quot;&quot;);  IF([.M148] &lt;&gt; &quot;&quot;; &quot;cpu.A = newA; &quot;; &quot;&quot;); IF([.N148] &lt;&gt; &quot;&quot;; &quot;cpu.X = newX; &quot;; &quot;&quot;); IF([.O148] &lt;&gt; &quot;&quot;; &quot;cpu.Y = newY; &quot;; &quot;&quot;); IF([.P148] &lt;&gt; &quot;&quot;; &quot;cpu.SP = newSP; &quot;; &quot;&quot;); IF([.Q148] &lt;&gt; &quot;&quot;; &quot;cpu.PC = newPC; &quot;; &quot;&quot;);  IF( ([.R148] &amp; [.S148] &amp; [.T148] &amp; [.U148] &amp; [.V148] &amp; [.W148]) &lt;&gt; &quot;&quot;; join(&quot;&quot;;    IF( [.R148] &lt;&gt; &quot;&quot;; &quot;const carry = &quot; &amp; [.R148] &amp; &quot;;&quot;;     &quot;const carry = SR&amp;1; &quot;);   IF( [.S148] &lt;&gt; &quot;&quot;; &quot;const zero = &quot; &amp; [.S148] &amp; &quot;;&quot;;      &quot;const zero = (SR&gt;&gt;1)&amp;1; &quot;);   IF( [.T148] &lt;&gt; &quot;&quot;; &quot;const interrupt = &quot; &amp; [.T148] &amp; &quot;;&quot;; &quot;const interrupt = (SR&gt;&gt;2)&amp;1; &quot;);   IF( [.U148] &lt;&gt; &quot;&quot;; &quot;const decimal = &quot; &amp; [.U148] &amp; &quot;;&quot;;   &quot;const decimal = (SR&gt;&gt;3)&amp;1; &quot;);   IF( [.V148] &lt;&gt; &quot;&quot;; &quot;const overflow = &quot; &amp; [.V148] &amp; &quot;;&quot;;  &quot;const overflow = (SR&gt;&gt;6)&amp;1; &quot;);   IF( [.W148] &lt;&gt; &quot;&quot;; &quot;const negative = &quot; &amp; [.W148] &amp; &quot;;&quot;;  &quot;const negative = (SR&gt;&gt;7)&amp;1; &quot;)  ); &quot;&quot;);  IF( ([.R148] &amp; [.S148] &amp; [.T148] &amp; [.U148] &amp; [.V148] &amp; [.W148]) &lt;&gt; &quot;&quot;; &quot;cpu.SR = carry + (zero&lt;&lt;1) + (interrupt&lt;&lt;2) + (decimal&lt;&lt;3) + (overflow&lt;&lt;6) + (negative&lt;&lt;7); &quot;; &quot;&quot;);  IF( [.Q148] &lt;&gt; &quot;&quot;; &quot;*PC = &quot; &amp; [.Q148] &amp; &quot;;&quot;; &quot;cpu.PC = PC + &quot; &amp; (LEN([.A148]&amp;&quot; &quot;)/3) &amp; &quot;; &quot; );  IF( [.Y148] &lt;&gt; &quot;&quot;; &quot;memory[(&quot; &amp; [.Y148] &amp; &quot;)&amp;0xFFFF] = &quot; &amp; [.Z148] &amp; &quot;; &quot;; &quot;&quot;);  IF( [.AA148] &lt;&gt; &quot;&quot;; &quot;memory[(&quot; &amp; [.AA148] &amp; &quot;)&amp;0xFFFF] = (&quot; &amp; [.AB148] &amp; &quot;)&amp;0xFF; memory[((&quot; &amp; [.AA148] &amp; &quot;)+1)&amp;0xFFFF] = ((&quot; &amp; [.AB14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94" table:number-columns-repeated="7"/>
          <table:table-cell table:style-name="ce244"/>
          <table:table-cell table:style-name="ce282" table:formula="of:=IF([.$AM148] &lt;&gt; &quot;&quot;; &quot;BB &quot;; &quot;&quot;) &amp; IF([.$AN148] &lt;&gt; &quot;&quot;; &quot;LL HH &quot;; &quot;&quot;) &amp; IF([.$AO148] &lt;&gt; &quot;&quot;; &quot;SS &quot;; &quot;&quot;) &amp; IF([.$AP148] &lt;&gt; &quot;&quot;; &quot;RR &quot;; &quot;&quot;) &amp; IF([.$AQ148] &lt;&gt; &quot;&quot;; &quot;PP QQ &quot;; &quot;&quot;) &amp; LEFT([.$A148];2)" office:value-type="string" office:string-value="EA" calcext:value-type="string">
            <text:p>EA</text:p>
          </table:table-cell>
          <table:table-cell table:style-name="ce94" table:formula="of:=&quot;UN&quot; &amp;[.B148]" office:value-type="string" office:string-value="UNNOP" calcext:value-type="string">
            <text:p>UNNOP</text:p>
          </table:table-cell>
          <table:table-cell table:style-name="ce94"/>
          <table:table-cell table:style-name="ce96"/>
          <table:table-cell table:style-name="ce94" table:number-columns-repeated="14"/>
          <table:table-cell table:style-name="ce98"/>
          <table:table-cell table:style-name="ce94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C LL HH</text:p>
          </table:table-cell>
          <table:table-cell table:style-name="ce31" office:value-type="string" calcext:value-type="string">
            <text:p>CPX</text:p>
          </table:table-cell>
          <table:table-cell table:style-name="ce56" office:value-type="float" office:value="3" calcext:value-type="float">
            <text:p>3</text:p>
          </table:table-cell>
          <table:table-cell table:style-name="ce81" office:value-type="string" calcext:value-type="string">
            <text:p>$LLHH</text:p>
          </table:table-cell>
          <table:table-cell table:style-name="ce96"/>
          <table:table-cell table:style-name="ce98"/>
          <table:table-cell table:style-name="ce125"/>
          <table:table-cell table:style-name="ce95"/>
          <table:table-cell table:style-name="ce81" table:formula="of:=IF([.$D149] = &quot;($LL, X)&quot;;&quot;(arg1+X)&amp;0xFF&quot;;&quot;&quot;)">
            <text:p/>
          </table:table-cell>
          <table:table-cell table:style-name="ce81" office:value-type="string" calcext:value-type="string">
            <text:p>HHLL</text:p>
          </table:table-cell>
          <table:table-cell table:style-name="ce88"/>
          <table:table-cell table:style-name="ce81" office:value-type="string" calcext:value-type="string">
            <text:p>X - readByte</text:p>
          </table:table-cell>
          <table:table-cell table:style-name="ce192"/>
          <table:table-cell table:style-name="ce88" table:number-columns-repeated="4"/>
          <table:table-cell table:style-name="ce183" office:value-type="string" calcext:value-type="string">
            <text:p>1 - (result &gt;&gt; 7)</text:p>
          </table:table-cell>
          <table:table-cell table:style-name="ce81" office:value-type="string" calcext:value-type="string">
            <text:p>(result | -result) &gt;&gt; 7</text:p>
          </table:table-cell>
          <table:table-cell table:style-name="ce88" table:number-columns-repeated="4"/>
          <table:table-cell table:style-name="ce220" office:value-type="string" calcext:value-type="string">
            <text:p>result &gt;&gt; 7</text:p>
          </table:table-cell>
          <table:table-cell table:style-name="ce192"/>
          <table:table-cell table:style-name="ce88" table:number-columns-repeated="3"/>
          <table:table-cell table:style-name="ce244"/>
          <table:table-cell table:style-name="ce95"/>
          <table:table-cell table:style-name="ce253" table:formula="of:=&quot;  if instruction == 0x&quot; &amp; LEFT([.A149];2) &amp; &quot; { &quot; &amp;  join(&quot;&quot;;  IF(LEN([.A149]) &gt; 3; &quot;LL := memory[PC + 1]; &quot;; &quot;&quot;);  IF([.I149] &lt;&gt; &quot;&quot;; &quot;zeroPageWord := memory[(&quot;&amp;[.I149]&amp;&quot;)&amp;0xFF] + (memory[((&quot;&amp;[.I149]&amp;&quot;)+1)&amp;0xFF]&lt;&lt;8); &quot;; &quot;&quot;);  IF([.J149] &lt;&gt; &quot;&quot;; &quot;readByte := memory[(&quot;&amp;[.J149]&amp;&quot;)&amp;0xFFFF]; &quot;; &quot;&quot;); IF([.K149] &lt;&gt; &quot;&quot;; &quot;readWord := memory[(&quot;&amp;[.K149]&amp;&quot;)&amp;0xFFFF] + (memory[((&quot;&amp;[.K149]&amp;&quot;)+1)&amp;0xFFFF]&lt;&lt;8); &quot;; &quot;&quot;);  IF([.L149] &lt;&gt; &quot;&quot;; &quot;result := &quot;&amp;[.L149]&amp;&quot;; &quot;; &quot;&quot;);  IF([.M149] &lt;&gt; &quot;&quot;; &quot;newA := &quot;&amp;[.M149]&amp;&quot;; &quot;; &quot;&quot;); IF([.N149] &lt;&gt; &quot;&quot;; &quot;newX := &quot;&amp;[.N149]&amp;&quot;; &quot;; &quot;&quot;); IF([.O149] &lt;&gt; &quot;&quot;; &quot;newY := &quot;&amp;[.O149]&amp;&quot;; &quot;; &quot;&quot;); IF([.P149] &lt;&gt; &quot;&quot;; &quot;newSP := &quot;&amp;[.P149]&amp;&quot;; &quot;; &quot;&quot;); IF([.Q149] &lt;&gt; &quot;&quot;; &quot;newPC := &quot;&amp;[.Q149]&amp;&quot;; &quot;; &quot;&quot;);  IF([.M149] &lt;&gt; &quot;&quot;; &quot;*A = newA; &quot;; &quot;&quot;); IF([.N149] &lt;&gt; &quot;&quot;; &quot;*X = newX; &quot;; &quot;&quot;); IF([.O149] &lt;&gt; &quot;&quot;; &quot;*Y = newY; &quot;; &quot;&quot;); IF([.P149] &lt;&gt; &quot;&quot;; &quot;*SP = newSP; &quot;; &quot;&quot;); IF([.Q149] &lt;&gt; &quot;&quot;; &quot;*PC = newPC; &quot;; &quot;&quot;);  IF( ([.R149] &amp; [.S149] &amp; [.T149] &amp; [.U149] &amp; [.V149] &amp; [.W149]) &lt;&gt; &quot;&quot;; join(&quot;&quot;;    IF( [.R149] &lt;&gt; &quot;&quot;; &quot;carry := &quot; &amp; [.R149] &amp; &quot;;&quot;; &quot;carry := SR&amp;1; &quot;);   IF( [.S149] &lt;&gt; &quot;&quot;; &quot;zero := &quot; &amp; [.S149] &amp; &quot;;&quot;; &quot;zero := (SR&gt;&gt;1)&amp;1; &quot;);   IF( [.T149] &lt;&gt; &quot;&quot;; &quot;interrupt := &quot; &amp; [.T149] &amp; &quot;;&quot;; &quot;interrupt := (SR&gt;&gt;2)&amp;1; &quot;);   IF( [.U149] &lt;&gt; &quot;&quot;; &quot;decimal := &quot; &amp; [.U149] &amp; &quot;;&quot;; &quot;decimal := (SR&gt;&gt;3)&amp;1; &quot;);   IF( [.V149] &lt;&gt; &quot;&quot;; &quot;overflow := &quot; &amp; [.V149] &amp; &quot;;&quot;; &quot;overflow := (SR&gt;&gt;6)&amp;1; &quot;);   IF( [.W149] &lt;&gt; &quot;&quot;; &quot;negative := &quot; &amp; [.W149] &amp; &quot;;&quot;; &quot;negative := (SR&gt;&gt;7)&amp;1; &quot;)  ); &quot;&quot;);  IF( ([.R149] &amp; [.S149] &amp; [.T149] &amp; [.U149] &amp; [.V149] &amp; [.W149]) &lt;&gt; &quot;&quot;; &quot;*SR = carry + (zero&lt;&lt;1) + (interrupt&lt;&lt;2) + (decimal&lt;&lt;3) + (overflow&lt;&lt;6) + (negative&lt;&lt;7); &quot;; &quot;&quot;);  IF( [.Q149] &lt;&gt; &quot;&quot;; &quot;*PC = &quot; &amp; [.Q149] &amp; &quot;;&quot;; &quot;*PC = PC + &quot; &amp; (LEN([.A149]&amp;&quot; &quot;)/3) &amp; &quot;; &quot; );  IF( [.Y149] &lt;&gt; &quot;&quot;; &quot;memory[(&quot; &amp; [.Y149] &amp; &quot;)&amp;0xFFFF] = &quot; &amp; [.Z149] &amp; &quot;; &quot;; &quot;&quot;);  IF( [.AA149] &lt;&gt; &quot;&quot;; &quot;memory[(&quot; &amp; [.AA149] &amp; &quot;)&amp;0xFFFF] = (&quot; &amp; [.AB149] &amp; &quot;)&amp;0xFF; memory[((&quot; &amp; [.AA149] &amp; &quot;)+1)&amp;0xFFFF] = ((&quot; &amp; [.AB14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49];2) &amp; &quot; ) { &quot; &amp;  join(&quot;&quot;;  IF(LEN([.A149]) &gt; 3; &quot;unsigned char LL = memory[(PC+1)&amp;0xFFFF]; &quot;; &quot;&quot;); IF(LEN([.A149]) &gt; 6; &quot;unsigned int HH = memory[(PC+2)&amp;0xFFFF]; &quot;; &quot;&quot;); IF(LEN([.A149]) &gt; 6; &quot;unsigned int HHLL = LL + (HH&lt;&lt;8); &quot;; &quot;&quot;);  IF([.I149] &lt;&gt; &quot;&quot;; &quot;unsigned int zeroPageWord = memory[(&quot;&amp;[.I149]&amp;&quot;)&amp;0xFF] + (memory[((&quot;&amp;[.I149]&amp;&quot;)+1)&amp;0xFF]&lt;&lt;8); &quot;; &quot;&quot;);  IF([.J149] &lt;&gt; &quot;&quot;; &quot;unsigned char readByte = memory[(&quot;&amp;[.J149]&amp;&quot;)&amp;0xFFFF]; &quot;; &quot;&quot;); IF([.K149] &lt;&gt; &quot;&quot;; &quot;unsigned int readWord := memory[(&quot;&amp;[.K149]&amp;&quot;)&amp;0xFFFF] + (memory[((&quot;&amp;[.K149]&amp;&quot;)+1)&amp;0xFFFF]&lt;&lt;8); &quot;; &quot;&quot;);  IF([.L149] &lt;&gt; &quot;&quot;; &quot;unsigned int result = &quot;&amp;[.L149]&amp;&quot;; &quot;; &quot;&quot;);  IF([.M149] &lt;&gt; &quot;&quot;; &quot;unsigned char newA = &quot;&amp;[.M149]&amp;&quot;; &quot;; &quot;&quot;); IF([.N149] &lt;&gt; &quot;&quot;; &quot;unsigned char newX = &quot;&amp;[.N149]&amp;&quot;; &quot;; &quot;&quot;); IF([.O149] &lt;&gt; &quot;&quot;; &quot;unsigned char newY = &quot;&amp;[.O149]&amp;&quot;; &quot;; &quot;&quot;); IF([.P149] &lt;&gt; &quot;&quot;; &quot;unsigned char newSP = &quot;&amp;[.P149]&amp;&quot;; &quot;; &quot;&quot;); IF([.Q149] &lt;&gt; &quot;&quot;; &quot;unsigned int newPC = (&quot;&amp;[.Q149]&amp;&quot;)&amp;0xFFFF; &quot;; &quot;&quot;);  IF([.M149] &lt;&gt; &quot;&quot;; &quot;*A = newA; &quot;; &quot;&quot;); IF([.N149] &lt;&gt; &quot;&quot;; &quot;*X = newX; &quot;; &quot;&quot;); IF([.O149] &lt;&gt; &quot;&quot;; &quot;*Y = newY; &quot;; &quot;&quot;); IF([.P149] &lt;&gt; &quot;&quot;; &quot;*SP = newSP; &quot;; &quot;&quot;); IF([.Q149] &lt;&gt; &quot;&quot;; &quot;*PC = newPC; &quot;; &quot;&quot;);  IF( ([.R149] &amp; [.S149] &amp; [.T149] &amp; [.U149] &amp; [.V149] &amp; [.W149]) &lt;&gt; &quot;&quot;; join(&quot;&quot;;    IF( [.R149] &lt;&gt; &quot;&quot;; &quot;unsigned char carry = &quot; &amp; [.R149] &amp; &quot;;&quot;; &quot;unsigned char carry = SR&amp;1; &quot;);   IF( [.S149] &lt;&gt; &quot;&quot;; &quot;unsigned char zero = &quot; &amp; [.S149] &amp; &quot;;&quot;; &quot;unsigned char zero = (SR&gt;&gt;1)&amp;1; &quot;);   IF( [.T149] &lt;&gt; &quot;&quot;; &quot;unsigned char interrupt = &quot; &amp; [.T149] &amp; &quot;;&quot;; &quot;unsigned char interrupt = (SR&gt;&gt;2)&amp;1; &quot;);   IF( [.U149] &lt;&gt; &quot;&quot;; &quot;unsigned char decimal = &quot; &amp; [.U149] &amp; &quot;;&quot;; &quot;unsigned char decimal = (SR&gt;&gt;3)&amp;1; &quot;);   IF( [.V149] &lt;&gt; &quot;&quot;; &quot;unsigned char overflow = &quot; &amp; [.V149] &amp; &quot;;&quot;; &quot;unsigned char overflow = (SR&gt;&gt;6)&amp;1; &quot;);   IF( [.W149] &lt;&gt; &quot;&quot;; &quot;unsigned char negative = &quot; &amp; [.W149] &amp; &quot;;&quot;; &quot;unsigned char negative = (SR&gt;&gt;7)&amp;1; &quot;)  ); &quot;&quot;);  IF( ([.R149] &amp; [.S149] &amp; [.T149] &amp; [.U149] &amp; [.V149] &amp; [.W149]) &lt;&gt; &quot;&quot;; &quot;*SR = carry + (zero&lt;&lt;1) + (interrupt&lt;&lt;2) + (decimal&lt;&lt;3) + (overflow&lt;&lt;6) + (negative&lt;&lt;7); &quot;; &quot;&quot;);  IF( [.Q149] &lt;&gt; &quot;&quot;; &quot;*PC = &quot; &amp; [.Q149] &amp; &quot;;&quot;; &quot;*PC = PC + &quot; &amp; (LEN([.A149]&amp;&quot; &quot;)/3) &amp; &quot;; &quot; );  IF( [.Y149] &lt;&gt; &quot;&quot;; &quot;memory[(&quot; &amp; [.Y149] &amp; &quot;)&amp;0xFFFF] = &quot; &amp; [.Z149] &amp; &quot;; &quot;; &quot;&quot;);  IF( [.AA149] &lt;&gt; &quot;&quot;; &quot;memory[(&quot; &amp; [.AA149] &amp; &quot;)&amp;0xFFFF] = (&quot; &amp; [.AB149] &amp; &quot;)&amp;0xFF; memory[((&quot; &amp; [.AA149] &amp; &quot;)+1)&amp;0xFFFF] = ((&quot; &amp; [.AB14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49];2) &amp; &quot; ) { &quot; &amp;  join(&quot;&quot;;  IF(LEN([.A149]) &gt; 3; &quot;const LL = memory[(PC+1)&amp;0xFFFF]; &quot;; &quot;&quot;); IF(LEN([.A149]) &gt; 6; &quot;const HH = memory[(PC+2)&amp;0xFFFF]; &quot;; &quot;&quot;); IF(LEN([.A149]) &gt; 6; &quot;const HHLL = LL + (HH&lt;&lt;8); &quot;; &quot;&quot;);  IF([.I149] &lt;&gt; &quot;&quot;; &quot;const zeroPageWord = memory[(&quot;&amp;[.I149]&amp;&quot;)&amp;0xFF] + (memory[((&quot;&amp;[.I149]&amp;&quot;)+1)&amp;0xFF]&lt;&lt;8); &quot;; &quot;&quot;);  IF([.J149] &lt;&gt; &quot;&quot;; &quot;const readByte = memory[(&quot;&amp;[.J149]&amp;&quot;)&amp;0xFFFF]; &quot;; &quot;&quot;); IF([.K149] &lt;&gt; &quot;&quot;; &quot;const readWord = memory[(&quot;&amp;[.K149]&amp;&quot;)&amp;0xFFFF] + (memory[((&quot;&amp;[.K149]&amp;&quot;)+1)&amp;0xFFFF]&lt;&lt;8); &quot;; &quot;&quot;);  IF([.L149] &lt;&gt; &quot;&quot;; &quot;const result = &quot;&amp;[.L149]&amp;&quot;; &quot;; &quot;&quot;);  IF([.M149] &lt;&gt; &quot;&quot;; &quot;const newA = &quot;&amp;[.M149]&amp;&quot;; &quot;; &quot;&quot;); IF([.N149] &lt;&gt; &quot;&quot;; &quot;const newX = &quot;&amp;[.N149]&amp;&quot;; &quot;; &quot;&quot;); IF([.O149] &lt;&gt; &quot;&quot;; &quot;const newY = &quot;&amp;[.O149]&amp;&quot;; &quot;; &quot;&quot;); IF([.P149] &lt;&gt; &quot;&quot;; &quot;const newSP = &quot;&amp;[.P149]&amp;&quot;; &quot;; &quot;&quot;); IF([.Q149] &lt;&gt; &quot;&quot;; &quot;const newPC = (&quot;&amp;[.Q149]&amp;&quot;)&amp;0xFFFF; &quot;; &quot;&quot;);  IF([.M149] &lt;&gt; &quot;&quot;; &quot;cpu.A = newA; &quot;; &quot;&quot;); IF([.N149] &lt;&gt; &quot;&quot;; &quot;cpu.X = newX; &quot;; &quot;&quot;); IF([.O149] &lt;&gt; &quot;&quot;; &quot;cpu.Y = newY; &quot;; &quot;&quot;); IF([.P149] &lt;&gt; &quot;&quot;; &quot;cpu.SP = newSP; &quot;; &quot;&quot;); IF([.Q149] &lt;&gt; &quot;&quot;; &quot;cpu.PC = newPC; &quot;; &quot;&quot;);  IF( ([.R149] &amp; [.S149] &amp; [.T149] &amp; [.U149] &amp; [.V149] &amp; [.W149]) &lt;&gt; &quot;&quot;; join(&quot;&quot;;    IF( [.R149] &lt;&gt; &quot;&quot;; &quot;const carry = &quot; &amp; [.R149] &amp; &quot;;&quot;;     &quot;const carry = SR&amp;1; &quot;);   IF( [.S149] &lt;&gt; &quot;&quot;; &quot;const zero = &quot; &amp; [.S149] &amp; &quot;;&quot;;      &quot;const zero = (SR&gt;&gt;1)&amp;1; &quot;);   IF( [.T149] &lt;&gt; &quot;&quot;; &quot;const interrupt = &quot; &amp; [.T149] &amp; &quot;;&quot;; &quot;const interrupt = (SR&gt;&gt;2)&amp;1; &quot;);   IF( [.U149] &lt;&gt; &quot;&quot;; &quot;const decimal = &quot; &amp; [.U149] &amp; &quot;;&quot;;   &quot;const decimal = (SR&gt;&gt;3)&amp;1; &quot;);   IF( [.V149] &lt;&gt; &quot;&quot;; &quot;const overflow = &quot; &amp; [.V149] &amp; &quot;;&quot;;  &quot;const overflow = (SR&gt;&gt;6)&amp;1; &quot;);   IF( [.W149] &lt;&gt; &quot;&quot;; &quot;const negative = &quot; &amp; [.W149] &amp; &quot;;&quot;;  &quot;const negative = (SR&gt;&gt;7)&amp;1; &quot;)  ); &quot;&quot;);  IF( ([.R149] &amp; [.S149] &amp; [.T149] &amp; [.U149] &amp; [.V149] &amp; [.W149]) &lt;&gt; &quot;&quot;; &quot;cpu.SR = carry + (zero&lt;&lt;1) + (interrupt&lt;&lt;2) + (decimal&lt;&lt;3) + (overflow&lt;&lt;6) + (negative&lt;&lt;7); &quot;; &quot;&quot;);  IF( [.Q149] &lt;&gt; &quot;&quot;; &quot;*PC = &quot; &amp; [.Q149] &amp; &quot;;&quot;; &quot;cpu.PC = PC + &quot; &amp; (LEN([.A149]&amp;&quot; &quot;)/3) &amp; &quot;; &quot; );  IF( [.Y149] &lt;&gt; &quot;&quot;; &quot;memory[(&quot; &amp; [.Y149] &amp; &quot;)&amp;0xFFFF] = &quot; &amp; [.Z149] &amp; &quot;; &quot;; &quot;&quot;);  IF( [.AA149] &lt;&gt; &quot;&quot;; &quot;memory[(&quot; &amp; [.AA149] &amp; &quot;)&amp;0xFFFF] = (&quot; &amp; [.AB149] &amp; &quot;)&amp;0xFF; memory[((&quot; &amp; [.AA149] &amp; &quot;)+1)&amp;0xFFFF] = ((&quot; &amp; [.AB14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88" table:number-columns-repeated="2"/>
          <table:table-cell table:style-name="ce81" office:value-type="string" calcext:value-type="string">
            <text:p>SR</text:p>
          </table:table-cell>
          <table:table-cell table:style-name="ce81" table:number-columns-repeated="2"/>
          <table:table-cell table:style-name="ce81" office:value-type="string" calcext:value-type="string">
            <text:p>carry, zero, negative</text:p>
          </table:table-cell>
          <table:table-cell table:style-name="ce88"/>
          <table:table-cell table:style-name="ce244"/>
          <table:table-cell table:style-name="ce282" table:formula="of:=IF([.$AM149] &lt;&gt; &quot;&quot;; &quot;BB &quot;; &quot;&quot;) &amp; IF([.$AN149] &lt;&gt; &quot;&quot;; &quot;LL HH &quot;; &quot;&quot;) &amp; IF([.$AO149] &lt;&gt; &quot;&quot;; &quot;SS &quot;; &quot;&quot;) &amp; IF([.$AP149] &lt;&gt; &quot;&quot;; &quot;RR &quot;; &quot;&quot;) &amp; IF([.$AQ149] &lt;&gt; &quot;&quot;; &quot;PP QQ &quot;; &quot;&quot;) &amp; LEFT([.$A149];2)" office:value-type="string" office:string-value="SS EC" calcext:value-type="string">
            <text:p>SS EC</text:p>
          </table:table-cell>
          <table:table-cell table:style-name="ce81" table:formula="of:=&quot;UN&quot; &amp;[.B149]" office:value-type="string" office:string-value="UNCPX" calcext:value-type="string">
            <text:p>UNCPX</text:p>
          </table:table-cell>
          <table:table-cell table:style-name="ce81" office:value-type="string" calcext:value-type="string">
            <text:p>$SS</text:p>
          </table:table-cell>
          <table:table-cell table:style-name="ce96"/>
          <table:table-cell table:style-name="ce81" table:number-columns-repeated="14"/>
          <table:table-cell table:style-name="ce98"/>
          <table:table-cell table:style-name="ce81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ED LL HH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float" office:value="4" calcext:value-type="float">
            <text:p>4</text:p>
          </table:table-cell>
          <table:table-cell table:style-name="ce80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150] = &quot;($LL, X)&quot;;&quot;(arg1+X)&amp;0xFF&quot;;&quot;&quot;)">
            <text:p/>
          </table:table-cell>
          <table:table-cell table:style-name="ce80" office:value-type="string" calcext:value-type="string">
            <text:p>HHLL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50];2) &amp; &quot; { &quot; &amp;  join(&quot;&quot;;  IF(LEN([.A150]) &gt; 3; &quot;LL := memory[PC + 1]; &quot;; &quot;&quot;);  IF([.I150] &lt;&gt; &quot;&quot;; &quot;zeroPageWord := memory[(&quot;&amp;[.I150]&amp;&quot;)&amp;0xFF] + (memory[((&quot;&amp;[.I150]&amp;&quot;)+1)&amp;0xFF]&lt;&lt;8); &quot;; &quot;&quot;);  IF([.J150] &lt;&gt; &quot;&quot;; &quot;readByte := memory[(&quot;&amp;[.J150]&amp;&quot;)&amp;0xFFFF]; &quot;; &quot;&quot;); IF([.K150] &lt;&gt; &quot;&quot;; &quot;readWord := memory[(&quot;&amp;[.K150]&amp;&quot;)&amp;0xFFFF] + (memory[((&quot;&amp;[.K150]&amp;&quot;)+1)&amp;0xFFFF]&lt;&lt;8); &quot;; &quot;&quot;);  IF([.L150] &lt;&gt; &quot;&quot;; &quot;result := &quot;&amp;[.L150]&amp;&quot;; &quot;; &quot;&quot;);  IF([.M150] &lt;&gt; &quot;&quot;; &quot;newA := &quot;&amp;[.M150]&amp;&quot;; &quot;; &quot;&quot;); IF([.N150] &lt;&gt; &quot;&quot;; &quot;newX := &quot;&amp;[.N150]&amp;&quot;; &quot;; &quot;&quot;); IF([.O150] &lt;&gt; &quot;&quot;; &quot;newY := &quot;&amp;[.O150]&amp;&quot;; &quot;; &quot;&quot;); IF([.P150] &lt;&gt; &quot;&quot;; &quot;newSP := &quot;&amp;[.P150]&amp;&quot;; &quot;; &quot;&quot;); IF([.Q150] &lt;&gt; &quot;&quot;; &quot;newPC := &quot;&amp;[.Q150]&amp;&quot;; &quot;; &quot;&quot;);  IF([.M150] &lt;&gt; &quot;&quot;; &quot;*A = newA; &quot;; &quot;&quot;); IF([.N150] &lt;&gt; &quot;&quot;; &quot;*X = newX; &quot;; &quot;&quot;); IF([.O150] &lt;&gt; &quot;&quot;; &quot;*Y = newY; &quot;; &quot;&quot;); IF([.P150] &lt;&gt; &quot;&quot;; &quot;*SP = newSP; &quot;; &quot;&quot;); IF([.Q150] &lt;&gt; &quot;&quot;; &quot;*PC = newPC; &quot;; &quot;&quot;);  IF( ([.R150] &amp; [.S150] &amp; [.T150] &amp; [.U150] &amp; [.V150] &amp; [.W150]) &lt;&gt; &quot;&quot;; join(&quot;&quot;;    IF( [.R150] &lt;&gt; &quot;&quot;; &quot;carry := &quot; &amp; [.R150] &amp; &quot;;&quot;; &quot;carry := SR&amp;1; &quot;);   IF( [.S150] &lt;&gt; &quot;&quot;; &quot;zero := &quot; &amp; [.S150] &amp; &quot;;&quot;; &quot;zero := (SR&gt;&gt;1)&amp;1; &quot;);   IF( [.T150] &lt;&gt; &quot;&quot;; &quot;interrupt := &quot; &amp; [.T150] &amp; &quot;;&quot;; &quot;interrupt := (SR&gt;&gt;2)&amp;1; &quot;);   IF( [.U150] &lt;&gt; &quot;&quot;; &quot;decimal := &quot; &amp; [.U150] &amp; &quot;;&quot;; &quot;decimal := (SR&gt;&gt;3)&amp;1; &quot;);   IF( [.V150] &lt;&gt; &quot;&quot;; &quot;overflow := &quot; &amp; [.V150] &amp; &quot;;&quot;; &quot;overflow := (SR&gt;&gt;6)&amp;1; &quot;);   IF( [.W150] &lt;&gt; &quot;&quot;; &quot;negative := &quot; &amp; [.W150] &amp; &quot;;&quot;; &quot;negative := (SR&gt;&gt;7)&amp;1; &quot;)  ); &quot;&quot;);  IF( ([.R150] &amp; [.S150] &amp; [.T150] &amp; [.U150] &amp; [.V150] &amp; [.W150]) &lt;&gt; &quot;&quot;; &quot;*SR = carry + (zero&lt;&lt;1) + (interrupt&lt;&lt;2) + (decimal&lt;&lt;3) + (overflow&lt;&lt;6) + (negative&lt;&lt;7); &quot;; &quot;&quot;);  IF( [.Q150] &lt;&gt; &quot;&quot;; &quot;*PC = &quot; &amp; [.Q150] &amp; &quot;;&quot;; &quot;*PC = PC + &quot; &amp; (LEN([.A150]&amp;&quot; &quot;)/3) &amp; &quot;; &quot; );  IF( [.Y150] &lt;&gt; &quot;&quot;; &quot;memory[(&quot; &amp; [.Y150] &amp; &quot;)&amp;0xFFFF] = &quot; &amp; [.Z150] &amp; &quot;; &quot;; &quot;&quot;);  IF( [.AA150] &lt;&gt; &quot;&quot;; &quot;memory[(&quot; &amp; [.AA150] &amp; &quot;)&amp;0xFFFF] = (&quot; &amp; [.AB150] &amp; &quot;)&amp;0xFF; memory[((&quot; &amp; [.AA150] &amp; &quot;)+1)&amp;0xFFFF] = ((&quot; &amp; [.AB150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0];2) &amp; &quot; ) { &quot; &amp;  join(&quot;&quot;;  IF(LEN([.A150]) &gt; 3; &quot;unsigned char LL = memory[(PC+1)&amp;0xFFFF]; &quot;; &quot;&quot;); IF(LEN([.A150]) &gt; 6; &quot;unsigned int HH = memory[(PC+2)&amp;0xFFFF]; &quot;; &quot;&quot;); IF(LEN([.A150]) &gt; 6; &quot;unsigned int HHLL = LL + (HH&lt;&lt;8); &quot;; &quot;&quot;);  IF([.I150] &lt;&gt; &quot;&quot;; &quot;unsigned int zeroPageWord = memory[(&quot;&amp;[.I150]&amp;&quot;)&amp;0xFF] + (memory[((&quot;&amp;[.I150]&amp;&quot;)+1)&amp;0xFF]&lt;&lt;8); &quot;; &quot;&quot;);  IF([.J150] &lt;&gt; &quot;&quot;; &quot;unsigned char readByte = memory[(&quot;&amp;[.J150]&amp;&quot;)&amp;0xFFFF]; &quot;; &quot;&quot;); IF([.K150] &lt;&gt; &quot;&quot;; &quot;unsigned int readWord := memory[(&quot;&amp;[.K150]&amp;&quot;)&amp;0xFFFF] + (memory[((&quot;&amp;[.K150]&amp;&quot;)+1)&amp;0xFFFF]&lt;&lt;8); &quot;; &quot;&quot;);  IF([.L150] &lt;&gt; &quot;&quot;; &quot;unsigned int result = &quot;&amp;[.L150]&amp;&quot;; &quot;; &quot;&quot;);  IF([.M150] &lt;&gt; &quot;&quot;; &quot;unsigned char newA = &quot;&amp;[.M150]&amp;&quot;; &quot;; &quot;&quot;); IF([.N150] &lt;&gt; &quot;&quot;; &quot;unsigned char newX = &quot;&amp;[.N150]&amp;&quot;; &quot;; &quot;&quot;); IF([.O150] &lt;&gt; &quot;&quot;; &quot;unsigned char newY = &quot;&amp;[.O150]&amp;&quot;; &quot;; &quot;&quot;); IF([.P150] &lt;&gt; &quot;&quot;; &quot;unsigned char newSP = &quot;&amp;[.P150]&amp;&quot;; &quot;; &quot;&quot;); IF([.Q150] &lt;&gt; &quot;&quot;; &quot;unsigned int newPC = (&quot;&amp;[.Q150]&amp;&quot;)&amp;0xFFFF; &quot;; &quot;&quot;);  IF([.M150] &lt;&gt; &quot;&quot;; &quot;*A = newA; &quot;; &quot;&quot;); IF([.N150] &lt;&gt; &quot;&quot;; &quot;*X = newX; &quot;; &quot;&quot;); IF([.O150] &lt;&gt; &quot;&quot;; &quot;*Y = newY; &quot;; &quot;&quot;); IF([.P150] &lt;&gt; &quot;&quot;; &quot;*SP = newSP; &quot;; &quot;&quot;); IF([.Q150] &lt;&gt; &quot;&quot;; &quot;*PC = newPC; &quot;; &quot;&quot;);  IF( ([.R150] &amp; [.S150] &amp; [.T150] &amp; [.U150] &amp; [.V150] &amp; [.W150]) &lt;&gt; &quot;&quot;; join(&quot;&quot;;    IF( [.R150] &lt;&gt; &quot;&quot;; &quot;unsigned char carry = &quot; &amp; [.R150] &amp; &quot;;&quot;; &quot;unsigned char carry = SR&amp;1; &quot;);   IF( [.S150] &lt;&gt; &quot;&quot;; &quot;unsigned char zero = &quot; &amp; [.S150] &amp; &quot;;&quot;; &quot;unsigned char zero = (SR&gt;&gt;1)&amp;1; &quot;);   IF( [.T150] &lt;&gt; &quot;&quot;; &quot;unsigned char interrupt = &quot; &amp; [.T150] &amp; &quot;;&quot;; &quot;unsigned char interrupt = (SR&gt;&gt;2)&amp;1; &quot;);   IF( [.U150] &lt;&gt; &quot;&quot;; &quot;unsigned char decimal = &quot; &amp; [.U150] &amp; &quot;;&quot;; &quot;unsigned char decimal = (SR&gt;&gt;3)&amp;1; &quot;);   IF( [.V150] &lt;&gt; &quot;&quot;; &quot;unsigned char overflow = &quot; &amp; [.V150] &amp; &quot;;&quot;; &quot;unsigned char overflow = (SR&gt;&gt;6)&amp;1; &quot;);   IF( [.W150] &lt;&gt; &quot;&quot;; &quot;unsigned char negative = &quot; &amp; [.W150] &amp; &quot;;&quot;; &quot;unsigned char negative = (SR&gt;&gt;7)&amp;1; &quot;)  ); &quot;&quot;);  IF( ([.R150] &amp; [.S150] &amp; [.T150] &amp; [.U150] &amp; [.V150] &amp; [.W150]) &lt;&gt; &quot;&quot;; &quot;*SR = carry + (zero&lt;&lt;1) + (interrupt&lt;&lt;2) + (decimal&lt;&lt;3) + (overflow&lt;&lt;6) + (negative&lt;&lt;7); &quot;; &quot;&quot;);  IF( [.Q150] &lt;&gt; &quot;&quot;; &quot;*PC = &quot; &amp; [.Q150] &amp; &quot;;&quot;; &quot;*PC = PC + &quot; &amp; (LEN([.A150]&amp;&quot; &quot;)/3) &amp; &quot;; &quot; );  IF( [.Y150] &lt;&gt; &quot;&quot;; &quot;memory[(&quot; &amp; [.Y150] &amp; &quot;)&amp;0xFFFF] = &quot; &amp; [.Z150] &amp; &quot;; &quot;; &quot;&quot;);  IF( [.AA150] &lt;&gt; &quot;&quot;; &quot;memory[(&quot; &amp; [.AA150] &amp; &quot;)&amp;0xFFFF] = (&quot; &amp; [.AB150] &amp; &quot;)&amp;0xFF; memory[((&quot; &amp; [.AA150] &amp; &quot;)+1)&amp;0xFFFF] = ((&quot; &amp; [.AB15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0];2) &amp; &quot; ) { &quot; &amp;  join(&quot;&quot;;  IF(LEN([.A150]) &gt; 3; &quot;const LL = memory[(PC+1)&amp;0xFFFF]; &quot;; &quot;&quot;); IF(LEN([.A150]) &gt; 6; &quot;const HH = memory[(PC+2)&amp;0xFFFF]; &quot;; &quot;&quot;); IF(LEN([.A150]) &gt; 6; &quot;const HHLL = LL + (HH&lt;&lt;8); &quot;; &quot;&quot;);  IF([.I150] &lt;&gt; &quot;&quot;; &quot;const zeroPageWord = memory[(&quot;&amp;[.I150]&amp;&quot;)&amp;0xFF] + (memory[((&quot;&amp;[.I150]&amp;&quot;)+1)&amp;0xFF]&lt;&lt;8); &quot;; &quot;&quot;);  IF([.J150] &lt;&gt; &quot;&quot;; &quot;const readByte = memory[(&quot;&amp;[.J150]&amp;&quot;)&amp;0xFFFF]; &quot;; &quot;&quot;); IF([.K150] &lt;&gt; &quot;&quot;; &quot;const readWord = memory[(&quot;&amp;[.K150]&amp;&quot;)&amp;0xFFFF] + (memory[((&quot;&amp;[.K150]&amp;&quot;)+1)&amp;0xFFFF]&lt;&lt;8); &quot;; &quot;&quot;);  IF([.L150] &lt;&gt; &quot;&quot;; &quot;const result = &quot;&amp;[.L150]&amp;&quot;; &quot;; &quot;&quot;);  IF([.M150] &lt;&gt; &quot;&quot;; &quot;const newA = &quot;&amp;[.M150]&amp;&quot;; &quot;; &quot;&quot;); IF([.N150] &lt;&gt; &quot;&quot;; &quot;const newX = &quot;&amp;[.N150]&amp;&quot;; &quot;; &quot;&quot;); IF([.O150] &lt;&gt; &quot;&quot;; &quot;const newY = &quot;&amp;[.O150]&amp;&quot;; &quot;; &quot;&quot;); IF([.P150] &lt;&gt; &quot;&quot;; &quot;const newSP = &quot;&amp;[.P150]&amp;&quot;; &quot;; &quot;&quot;); IF([.Q150] &lt;&gt; &quot;&quot;; &quot;const newPC = (&quot;&amp;[.Q150]&amp;&quot;)&amp;0xFFFF; &quot;; &quot;&quot;);  IF([.M150] &lt;&gt; &quot;&quot;; &quot;cpu.A = newA; &quot;; &quot;&quot;); IF([.N150] &lt;&gt; &quot;&quot;; &quot;cpu.X = newX; &quot;; &quot;&quot;); IF([.O150] &lt;&gt; &quot;&quot;; &quot;cpu.Y = newY; &quot;; &quot;&quot;); IF([.P150] &lt;&gt; &quot;&quot;; &quot;cpu.SP = newSP; &quot;; &quot;&quot;); IF([.Q150] &lt;&gt; &quot;&quot;; &quot;cpu.PC = newPC; &quot;; &quot;&quot;);  IF( ([.R150] &amp; [.S150] &amp; [.T150] &amp; [.U150] &amp; [.V150] &amp; [.W150]) &lt;&gt; &quot;&quot;; join(&quot;&quot;;    IF( [.R150] &lt;&gt; &quot;&quot;; &quot;const carry = &quot; &amp; [.R150] &amp; &quot;;&quot;;     &quot;const carry = SR&amp;1; &quot;);   IF( [.S150] &lt;&gt; &quot;&quot;; &quot;const zero = &quot; &amp; [.S150] &amp; &quot;;&quot;;      &quot;const zero = (SR&gt;&gt;1)&amp;1; &quot;);   IF( [.T150] &lt;&gt; &quot;&quot;; &quot;const interrupt = &quot; &amp; [.T150] &amp; &quot;;&quot;; &quot;const interrupt = (SR&gt;&gt;2)&amp;1; &quot;);   IF( [.U150] &lt;&gt; &quot;&quot;; &quot;const decimal = &quot; &amp; [.U150] &amp; &quot;;&quot;;   &quot;const decimal = (SR&gt;&gt;3)&amp;1; &quot;);   IF( [.V150] &lt;&gt; &quot;&quot;; &quot;const overflow = &quot; &amp; [.V150] &amp; &quot;;&quot;;  &quot;const overflow = (SR&gt;&gt;6)&amp;1; &quot;);   IF( [.W150] &lt;&gt; &quot;&quot;; &quot;const negative = &quot; &amp; [.W150] &amp; &quot;;&quot;;  &quot;const negative = (SR&gt;&gt;7)&amp;1; &quot;)  ); &quot;&quot;);  IF( ([.R150] &amp; [.S150] &amp; [.T150] &amp; [.U150] &amp; [.V150] &amp; [.W150]) &lt;&gt; &quot;&quot;; &quot;cpu.SR = carry + (zero&lt;&lt;1) + (interrupt&lt;&lt;2) + (decimal&lt;&lt;3) + (overflow&lt;&lt;6) + (negative&lt;&lt;7); &quot;; &quot;&quot;);  IF( [.Q150] &lt;&gt; &quot;&quot;; &quot;*PC = &quot; &amp; [.Q150] &amp; &quot;;&quot;; &quot;cpu.PC = PC + &quot; &amp; (LEN([.A150]&amp;&quot; &quot;)/3) &amp; &quot;; &quot; );  IF( [.Y150] &lt;&gt; &quot;&quot;; &quot;memory[(&quot; &amp; [.Y150] &amp; &quot;)&amp;0xFFFF] = &quot; &amp; [.Z150] &amp; &quot;; &quot;; &quot;&quot;);  IF( [.AA150] &lt;&gt; &quot;&quot;; &quot;memory[(&quot; &amp; [.AA150] &amp; &quot;)&amp;0xFFFF] = (&quot; &amp; [.AB150] &amp; &quot;)&amp;0xFF; memory[((&quot; &amp; [.AA150] &amp; &quot;)+1)&amp;0xFFFF] = ((&quot; &amp; [.AB150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table:number-columns-repeated="3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50] &lt;&gt; &quot;&quot;; &quot;BB &quot;; &quot;&quot;) &amp; IF([.$AN150] &lt;&gt; &quot;&quot;; &quot;LL HH &quot;; &quot;&quot;) &amp; IF([.$AO150] &lt;&gt; &quot;&quot;; &quot;SS &quot;; &quot;&quot;) &amp; IF([.$AP150] &lt;&gt; &quot;&quot;; &quot;RR &quot;; &quot;&quot;) &amp; IF([.$AQ150] &lt;&gt; &quot;&quot;; &quot;PP QQ &quot;; &quot;&quot;) &amp; LEFT([.$A150];2)" office:value-type="string" office:string-value="ED" calcext:value-type="string">
            <text:p>ED</text:p>
          </table:table-cell>
          <table:table-cell table:style-name="ce80" table:formula="of:=&quot;UN&quot; &amp;[.B150]" office:value-type="string" office:string-value="UNSBC" calcext:value-type="string">
            <text:p>UNSBC</text:p>
          </table:table-cell>
          <table:table-cell table:style-name="ce80"/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EE LL HH</text:p>
          </table:table-cell>
          <table:table-cell table:style-name="ce28" office:value-type="string" calcext:value-type="string">
            <text:p>INC</text:p>
          </table:table-cell>
          <table:table-cell table:style-name="ce53" office:value-type="float" office:value="6" calcext:value-type="float">
            <text:p>6</text:p>
          </table:table-cell>
          <table:table-cell table:style-name="ce78" office:value-type="string" calcext:value-type="string">
            <text:p>$HHLL</text:p>
          </table:table-cell>
          <table:table-cell table:style-name="ce96"/>
          <table:table-cell table:style-name="ce98"/>
          <table:table-cell table:style-name="ce121"/>
          <table:table-cell table:style-name="ce141"/>
          <table:table-cell table:style-name="ce78" table:formula="of:=IF([.$D151] = &quot;($LL, X)&quot;;&quot;(arg1+X)&amp;0xFF&quot;;&quot;&quot;)">
            <text:p/>
          </table:table-cell>
          <table:table-cell table:style-name="ce78" office:value-type="string" calcext:value-type="string">
            <text:p>HHLL</text:p>
          </table:table-cell>
          <table:table-cell table:style-name="ce148"/>
          <table:table-cell table:style-name="ce78" office:value-type="string" calcext:value-type="string">
            <text:p>readByte + 1</text:p>
          </table:table-cell>
          <table:table-cell table:style-name="ce197"/>
          <table:table-cell table:style-name="ce148" table:number-columns-repeated="4"/>
          <table:table-cell table:style-name="ce197"/>
          <table:table-cell table:style-name="ce78" office:value-type="string" calcext:value-type="string">
            <text:p>(result | -result) &gt;&gt; 7</text:p>
          </table:table-cell>
          <table:table-cell table:style-name="ce148" table:number-columns-repeated="4"/>
          <table:table-cell table:style-name="ce216" office:value-type="string" calcext:value-type="string">
            <text:p>result &gt;&gt; 7</text:p>
          </table:table-cell>
          <table:table-cell table:style-name="ce180" office:value-type="string" calcext:value-type="string">
            <text:p>readByteAddress</text:p>
          </table:table-cell>
          <table:table-cell table:style-name="ce78" office:value-type="string" calcext:value-type="string">
            <text:p>result</text:p>
          </table:table-cell>
          <table:table-cell table:style-name="ce148" table:number-columns-repeated="2"/>
          <table:table-cell table:style-name="ce245"/>
          <table:table-cell table:style-name="ce141"/>
          <table:table-cell table:style-name="ce253" table:formula="of:=&quot;  if instruction == 0x&quot; &amp; LEFT([.A151];2) &amp; &quot; { &quot; &amp;  join(&quot;&quot;;  IF(LEN([.A151]) &gt; 3; &quot;LL := memory[PC + 1]; &quot;; &quot;&quot;);  IF([.I151] &lt;&gt; &quot;&quot;; &quot;zeroPageWord := memory[(&quot;&amp;[.I151]&amp;&quot;)&amp;0xFF] + (memory[((&quot;&amp;[.I151]&amp;&quot;)+1)&amp;0xFF]&lt;&lt;8); &quot;; &quot;&quot;);  IF([.J151] &lt;&gt; &quot;&quot;; &quot;readByte := memory[(&quot;&amp;[.J151]&amp;&quot;)&amp;0xFFFF]; &quot;; &quot;&quot;); IF([.K151] &lt;&gt; &quot;&quot;; &quot;readWord := memory[(&quot;&amp;[.K151]&amp;&quot;)&amp;0xFFFF] + (memory[((&quot;&amp;[.K151]&amp;&quot;)+1)&amp;0xFFFF]&lt;&lt;8); &quot;; &quot;&quot;);  IF([.L151] &lt;&gt; &quot;&quot;; &quot;result := &quot;&amp;[.L151]&amp;&quot;; &quot;; &quot;&quot;);  IF([.M151] &lt;&gt; &quot;&quot;; &quot;newA := &quot;&amp;[.M151]&amp;&quot;; &quot;; &quot;&quot;); IF([.N151] &lt;&gt; &quot;&quot;; &quot;newX := &quot;&amp;[.N151]&amp;&quot;; &quot;; &quot;&quot;); IF([.O151] &lt;&gt; &quot;&quot;; &quot;newY := &quot;&amp;[.O151]&amp;&quot;; &quot;; &quot;&quot;); IF([.P151] &lt;&gt; &quot;&quot;; &quot;newSP := &quot;&amp;[.P151]&amp;&quot;; &quot;; &quot;&quot;); IF([.Q151] &lt;&gt; &quot;&quot;; &quot;newPC := &quot;&amp;[.Q151]&amp;&quot;; &quot;; &quot;&quot;);  IF([.M151] &lt;&gt; &quot;&quot;; &quot;*A = newA; &quot;; &quot;&quot;); IF([.N151] &lt;&gt; &quot;&quot;; &quot;*X = newX; &quot;; &quot;&quot;); IF([.O151] &lt;&gt; &quot;&quot;; &quot;*Y = newY; &quot;; &quot;&quot;); IF([.P151] &lt;&gt; &quot;&quot;; &quot;*SP = newSP; &quot;; &quot;&quot;); IF([.Q151] &lt;&gt; &quot;&quot;; &quot;*PC = newPC; &quot;; &quot;&quot;);  IF( ([.R151] &amp; [.S151] &amp; [.T151] &amp; [.U151] &amp; [.V151] &amp; [.W151]) &lt;&gt; &quot;&quot;; join(&quot;&quot;;    IF( [.R151] &lt;&gt; &quot;&quot;; &quot;carry := &quot; &amp; [.R151] &amp; &quot;;&quot;; &quot;carry := SR&amp;1; &quot;);   IF( [.S151] &lt;&gt; &quot;&quot;; &quot;zero := &quot; &amp; [.S151] &amp; &quot;;&quot;; &quot;zero := (SR&gt;&gt;1)&amp;1; &quot;);   IF( [.T151] &lt;&gt; &quot;&quot;; &quot;interrupt := &quot; &amp; [.T151] &amp; &quot;;&quot;; &quot;interrupt := (SR&gt;&gt;2)&amp;1; &quot;);   IF( [.U151] &lt;&gt; &quot;&quot;; &quot;decimal := &quot; &amp; [.U151] &amp; &quot;;&quot;; &quot;decimal := (SR&gt;&gt;3)&amp;1; &quot;);   IF( [.V151] &lt;&gt; &quot;&quot;; &quot;overflow := &quot; &amp; [.V151] &amp; &quot;;&quot;; &quot;overflow := (SR&gt;&gt;6)&amp;1; &quot;);   IF( [.W151] &lt;&gt; &quot;&quot;; &quot;negative := &quot; &amp; [.W151] &amp; &quot;;&quot;; &quot;negative := (SR&gt;&gt;7)&amp;1; &quot;)  ); &quot;&quot;);  IF( ([.R151] &amp; [.S151] &amp; [.T151] &amp; [.U151] &amp; [.V151] &amp; [.W151]) &lt;&gt; &quot;&quot;; &quot;*SR = carry + (zero&lt;&lt;1) + (interrupt&lt;&lt;2) + (decimal&lt;&lt;3) + (overflow&lt;&lt;6) + (negative&lt;&lt;7); &quot;; &quot;&quot;);  IF( [.Q151] &lt;&gt; &quot;&quot;; &quot;*PC = &quot; &amp; [.Q151] &amp; &quot;;&quot;; &quot;*PC = PC + &quot; &amp; (LEN([.A151]&amp;&quot; &quot;)/3) &amp; &quot;; &quot; );  IF( [.Y151] &lt;&gt; &quot;&quot;; &quot;memory[(&quot; &amp; [.Y151] &amp; &quot;)&amp;0xFFFF] = &quot; &amp; [.Z151] &amp; &quot;; &quot;; &quot;&quot;);  IF( [.AA151] &lt;&gt; &quot;&quot;; &quot;memory[(&quot; &amp; [.AA151] &amp; &quot;)&amp;0xFFFF] = (&quot; &amp; [.AB151] &amp; &quot;)&amp;0xFF; memory[((&quot; &amp; [.AA151] &amp; &quot;)+1)&amp;0xFFFF] = ((&quot; &amp; [.AB151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1];2) &amp; &quot; ) { &quot; &amp;  join(&quot;&quot;;  IF(LEN([.A151]) &gt; 3; &quot;unsigned char LL = memory[(PC+1)&amp;0xFFFF]; &quot;; &quot;&quot;); IF(LEN([.A151]) &gt; 6; &quot;unsigned int HH = memory[(PC+2)&amp;0xFFFF]; &quot;; &quot;&quot;); IF(LEN([.A151]) &gt; 6; &quot;unsigned int HHLL = LL + (HH&lt;&lt;8); &quot;; &quot;&quot;);  IF([.I151] &lt;&gt; &quot;&quot;; &quot;unsigned int zeroPageWord = memory[(&quot;&amp;[.I151]&amp;&quot;)&amp;0xFF] + (memory[((&quot;&amp;[.I151]&amp;&quot;)+1)&amp;0xFF]&lt;&lt;8); &quot;; &quot;&quot;);  IF([.J151] &lt;&gt; &quot;&quot;; &quot;unsigned char readByte = memory[(&quot;&amp;[.J151]&amp;&quot;)&amp;0xFFFF]; &quot;; &quot;&quot;); IF([.K151] &lt;&gt; &quot;&quot;; &quot;unsigned int readWord := memory[(&quot;&amp;[.K151]&amp;&quot;)&amp;0xFFFF] + (memory[((&quot;&amp;[.K151]&amp;&quot;)+1)&amp;0xFFFF]&lt;&lt;8); &quot;; &quot;&quot;);  IF([.L151] &lt;&gt; &quot;&quot;; &quot;unsigned int result = &quot;&amp;[.L151]&amp;&quot;; &quot;; &quot;&quot;);  IF([.M151] &lt;&gt; &quot;&quot;; &quot;unsigned char newA = &quot;&amp;[.M151]&amp;&quot;; &quot;; &quot;&quot;); IF([.N151] &lt;&gt; &quot;&quot;; &quot;unsigned char newX = &quot;&amp;[.N151]&amp;&quot;; &quot;; &quot;&quot;); IF([.O151] &lt;&gt; &quot;&quot;; &quot;unsigned char newY = &quot;&amp;[.O151]&amp;&quot;; &quot;; &quot;&quot;); IF([.P151] &lt;&gt; &quot;&quot;; &quot;unsigned char newSP = &quot;&amp;[.P151]&amp;&quot;; &quot;; &quot;&quot;); IF([.Q151] &lt;&gt; &quot;&quot;; &quot;unsigned int newPC = (&quot;&amp;[.Q151]&amp;&quot;)&amp;0xFFFF; &quot;; &quot;&quot;);  IF([.M151] &lt;&gt; &quot;&quot;; &quot;*A = newA; &quot;; &quot;&quot;); IF([.N151] &lt;&gt; &quot;&quot;; &quot;*X = newX; &quot;; &quot;&quot;); IF([.O151] &lt;&gt; &quot;&quot;; &quot;*Y = newY; &quot;; &quot;&quot;); IF([.P151] &lt;&gt; &quot;&quot;; &quot;*SP = newSP; &quot;; &quot;&quot;); IF([.Q151] &lt;&gt; &quot;&quot;; &quot;*PC = newPC; &quot;; &quot;&quot;);  IF( ([.R151] &amp; [.S151] &amp; [.T151] &amp; [.U151] &amp; [.V151] &amp; [.W151]) &lt;&gt; &quot;&quot;; join(&quot;&quot;;    IF( [.R151] &lt;&gt; &quot;&quot;; &quot;unsigned char carry = &quot; &amp; [.R151] &amp; &quot;;&quot;; &quot;unsigned char carry = SR&amp;1; &quot;);   IF( [.S151] &lt;&gt; &quot;&quot;; &quot;unsigned char zero = &quot; &amp; [.S151] &amp; &quot;;&quot;; &quot;unsigned char zero = (SR&gt;&gt;1)&amp;1; &quot;);   IF( [.T151] &lt;&gt; &quot;&quot;; &quot;unsigned char interrupt = &quot; &amp; [.T151] &amp; &quot;;&quot;; &quot;unsigned char interrupt = (SR&gt;&gt;2)&amp;1; &quot;);   IF( [.U151] &lt;&gt; &quot;&quot;; &quot;unsigned char decimal = &quot; &amp; [.U151] &amp; &quot;;&quot;; &quot;unsigned char decimal = (SR&gt;&gt;3)&amp;1; &quot;);   IF( [.V151] &lt;&gt; &quot;&quot;; &quot;unsigned char overflow = &quot; &amp; [.V151] &amp; &quot;;&quot;; &quot;unsigned char overflow = (SR&gt;&gt;6)&amp;1; &quot;);   IF( [.W151] &lt;&gt; &quot;&quot;; &quot;unsigned char negative = &quot; &amp; [.W151] &amp; &quot;;&quot;; &quot;unsigned char negative = (SR&gt;&gt;7)&amp;1; &quot;)  ); &quot;&quot;);  IF( ([.R151] &amp; [.S151] &amp; [.T151] &amp; [.U151] &amp; [.V151] &amp; [.W151]) &lt;&gt; &quot;&quot;; &quot;*SR = carry + (zero&lt;&lt;1) + (interrupt&lt;&lt;2) + (decimal&lt;&lt;3) + (overflow&lt;&lt;6) + (negative&lt;&lt;7); &quot;; &quot;&quot;);  IF( [.Q151] &lt;&gt; &quot;&quot;; &quot;*PC = &quot; &amp; [.Q151] &amp; &quot;;&quot;; &quot;*PC = PC + &quot; &amp; (LEN([.A151]&amp;&quot; &quot;)/3) &amp; &quot;; &quot; );  IF( [.Y151] &lt;&gt; &quot;&quot;; &quot;memory[(&quot; &amp; [.Y151] &amp; &quot;)&amp;0xFFFF] = &quot; &amp; [.Z151] &amp; &quot;; &quot;; &quot;&quot;);  IF( [.AA151] &lt;&gt; &quot;&quot;; &quot;memory[(&quot; &amp; [.AA151] &amp; &quot;)&amp;0xFFFF] = (&quot; &amp; [.AB151] &amp; &quot;)&amp;0xFF; memory[((&quot; &amp; [.AA151] &amp; &quot;)+1)&amp;0xFFFF] = ((&quot; &amp; [.AB15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1];2) &amp; &quot; ) { &quot; &amp;  join(&quot;&quot;;  IF(LEN([.A151]) &gt; 3; &quot;const LL = memory[(PC+1)&amp;0xFFFF]; &quot;; &quot;&quot;); IF(LEN([.A151]) &gt; 6; &quot;const HH = memory[(PC+2)&amp;0xFFFF]; &quot;; &quot;&quot;); IF(LEN([.A151]) &gt; 6; &quot;const HHLL = LL + (HH&lt;&lt;8); &quot;; &quot;&quot;);  IF([.I151] &lt;&gt; &quot;&quot;; &quot;const zeroPageWord = memory[(&quot;&amp;[.I151]&amp;&quot;)&amp;0xFF] + (memory[((&quot;&amp;[.I151]&amp;&quot;)+1)&amp;0xFF]&lt;&lt;8); &quot;; &quot;&quot;);  IF([.J151] &lt;&gt; &quot;&quot;; &quot;const readByte = memory[(&quot;&amp;[.J151]&amp;&quot;)&amp;0xFFFF]; &quot;; &quot;&quot;); IF([.K151] &lt;&gt; &quot;&quot;; &quot;const readWord = memory[(&quot;&amp;[.K151]&amp;&quot;)&amp;0xFFFF] + (memory[((&quot;&amp;[.K151]&amp;&quot;)+1)&amp;0xFFFF]&lt;&lt;8); &quot;; &quot;&quot;);  IF([.L151] &lt;&gt; &quot;&quot;; &quot;const result = &quot;&amp;[.L151]&amp;&quot;; &quot;; &quot;&quot;);  IF([.M151] &lt;&gt; &quot;&quot;; &quot;const newA = &quot;&amp;[.M151]&amp;&quot;; &quot;; &quot;&quot;); IF([.N151] &lt;&gt; &quot;&quot;; &quot;const newX = &quot;&amp;[.N151]&amp;&quot;; &quot;; &quot;&quot;); IF([.O151] &lt;&gt; &quot;&quot;; &quot;const newY = &quot;&amp;[.O151]&amp;&quot;; &quot;; &quot;&quot;); IF([.P151] &lt;&gt; &quot;&quot;; &quot;const newSP = &quot;&amp;[.P151]&amp;&quot;; &quot;; &quot;&quot;); IF([.Q151] &lt;&gt; &quot;&quot;; &quot;const newPC = (&quot;&amp;[.Q151]&amp;&quot;)&amp;0xFFFF; &quot;; &quot;&quot;);  IF([.M151] &lt;&gt; &quot;&quot;; &quot;cpu.A = newA; &quot;; &quot;&quot;); IF([.N151] &lt;&gt; &quot;&quot;; &quot;cpu.X = newX; &quot;; &quot;&quot;); IF([.O151] &lt;&gt; &quot;&quot;; &quot;cpu.Y = newY; &quot;; &quot;&quot;); IF([.P151] &lt;&gt; &quot;&quot;; &quot;cpu.SP = newSP; &quot;; &quot;&quot;); IF([.Q151] &lt;&gt; &quot;&quot;; &quot;cpu.PC = newPC; &quot;; &quot;&quot;);  IF( ([.R151] &amp; [.S151] &amp; [.T151] &amp; [.U151] &amp; [.V151] &amp; [.W151]) &lt;&gt; &quot;&quot;; join(&quot;&quot;;    IF( [.R151] &lt;&gt; &quot;&quot;; &quot;const carry = &quot; &amp; [.R151] &amp; &quot;;&quot;;     &quot;const carry = SR&amp;1; &quot;);   IF( [.S151] &lt;&gt; &quot;&quot;; &quot;const zero = &quot; &amp; [.S151] &amp; &quot;;&quot;;      &quot;const zero = (SR&gt;&gt;1)&amp;1; &quot;);   IF( [.T151] &lt;&gt; &quot;&quot;; &quot;const interrupt = &quot; &amp; [.T151] &amp; &quot;;&quot;; &quot;const interrupt = (SR&gt;&gt;2)&amp;1; &quot;);   IF( [.U151] &lt;&gt; &quot;&quot;; &quot;const decimal = &quot; &amp; [.U151] &amp; &quot;;&quot;;   &quot;const decimal = (SR&gt;&gt;3)&amp;1; &quot;);   IF( [.V151] &lt;&gt; &quot;&quot;; &quot;const overflow = &quot; &amp; [.V151] &amp; &quot;;&quot;;  &quot;const overflow = (SR&gt;&gt;6)&amp;1; &quot;);   IF( [.W151] &lt;&gt; &quot;&quot;; &quot;const negative = &quot; &amp; [.W151] &amp; &quot;;&quot;;  &quot;const negative = (SR&gt;&gt;7)&amp;1; &quot;)  ); &quot;&quot;);  IF( ([.R151] &amp; [.S151] &amp; [.T151] &amp; [.U151] &amp; [.V151] &amp; [.W151]) &lt;&gt; &quot;&quot;; &quot;cpu.SR = carry + (zero&lt;&lt;1) + (interrupt&lt;&lt;2) + (decimal&lt;&lt;3) + (overflow&lt;&lt;6) + (negative&lt;&lt;7); &quot;; &quot;&quot;);  IF( [.Q151] &lt;&gt; &quot;&quot;; &quot;*PC = &quot; &amp; [.Q151] &amp; &quot;;&quot;; &quot;cpu.PC = PC + &quot; &amp; (LEN([.A151]&amp;&quot; &quot;)/3) &amp; &quot;; &quot; );  IF( [.Y151] &lt;&gt; &quot;&quot;; &quot;memory[(&quot; &amp; [.Y151] &amp; &quot;)&amp;0xFFFF] = &quot; &amp; [.Z151] &amp; &quot;; &quot;; &quot;&quot;);  IF( [.AA151] &lt;&gt; &quot;&quot;; &quot;memory[(&quot; &amp; [.AA151] &amp; &quot;)&amp;0xFFFF] = (&quot; &amp; [.AB151] &amp; &quot;)&amp;0xFF; memory[((&quot; &amp; [.AA151] &amp; &quot;)+1)&amp;0xFFFF] = ((&quot; &amp; [.AB151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8" table:number-columns-repeated="2"/>
          <table:table-cell table:style-name="ce78" office:value-type="string" calcext:value-type="string">
            <text:p>SR</text:p>
          </table:table-cell>
          <table:table-cell table:style-name="ce78" table:number-columns-repeated="2"/>
          <table:table-cell table:style-name="ce78" office:value-type="string" calcext:value-type="string">
            <text:p>carry, zero</text:p>
          </table:table-cell>
          <table:table-cell table:style-name="ce148"/>
          <table:table-cell table:style-name="ce245"/>
          <table:table-cell table:style-name="ce282" table:formula="of:=IF([.$AM151] &lt;&gt; &quot;&quot;; &quot;BB &quot;; &quot;&quot;) &amp; IF([.$AN151] &lt;&gt; &quot;&quot;; &quot;LL HH &quot;; &quot;&quot;) &amp; IF([.$AO151] &lt;&gt; &quot;&quot;; &quot;SS &quot;; &quot;&quot;) &amp; IF([.$AP151] &lt;&gt; &quot;&quot;; &quot;RR &quot;; &quot;&quot;) &amp; IF([.$AQ151] &lt;&gt; &quot;&quot;; &quot;PP QQ &quot;; &quot;&quot;) &amp; LEFT([.$A151];2)" office:value-type="string" office:string-value="SS EE" calcext:value-type="string">
            <text:p>SS EE</text:p>
          </table:table-cell>
          <table:table-cell table:style-name="ce78" table:formula="of:=&quot;UN&quot; &amp;[.B151]" office:value-type="string" office:string-value="UNINC" calcext:value-type="string">
            <text:p>UNINC</text:p>
          </table:table-cell>
          <table:table-cell table:style-name="ce78" office:value-type="string" calcext:value-type="string">
            <text:p>$SS</text:p>
          </table:table-cell>
          <table:table-cell table:style-name="ce285"/>
          <table:table-cell table:style-name="ce78" table:number-columns-repeated="14"/>
          <table:table-cell table:style-name="ce271"/>
          <table:table-cell table:style-name="ce78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1" office:value-type="string" calcext:value-type="string">
            <text:p>F0 LL</text:p>
          </table:table-cell>
          <table:table-cell table:style-name="ce29" office:value-type="string" calcext:value-type="string">
            <text:p>BEQ</text:p>
          </table:table-cell>
          <table:table-cell table:style-name="ce54" office:value-type="string" calcext:value-type="string">
            <text:p>2**</text:p>
          </table:table-cell>
          <table:table-cell table:style-name="ce79" office:value-type="string" calcext:value-type="string">
            <text:p>$LL</text:p>
          </table:table-cell>
          <table:table-cell table:style-name="ce96"/>
          <table:table-cell table:style-name="ce98"/>
          <table:table-cell table:style-name="ce128"/>
          <table:table-cell table:style-name="ce95"/>
          <table:table-cell table:style-name="ce79" table:formula="of:=IF([.$D152] = &quot;($LL, X)&quot;;&quot;(arg1+X)&amp;0xFF&quot;;&quot;&quot;)">
            <text:p/>
          </table:table-cell>
          <table:table-cell table:style-name="ce152" table:number-columns-repeated="3"/>
          <table:table-cell table:style-name="ce181"/>
          <table:table-cell table:style-name="ce152" table:number-columns-repeated="3"/>
          <table:table-cell table:style-name="ce79" office:value-type="string" calcext:value-type="string">
            <text:p>PC + 2 + (LL &amp; (-zero))</text:p>
          </table:table-cell>
          <table:table-cell table:style-name="ce181"/>
          <table:table-cell table:style-name="ce68"/>
          <table:table-cell table:style-name="ce152" table:number-columns-repeated="4"/>
          <table:table-cell table:style-name="ce217"/>
          <table:table-cell table:style-name="ce169"/>
          <table:table-cell table:style-name="ce152" table:number-columns-repeated="3"/>
          <table:table-cell table:style-name="ce244"/>
          <table:table-cell table:style-name="ce95"/>
          <table:table-cell table:style-name="ce253" table:formula="of:=&quot;  if instruction == 0x&quot; &amp; LEFT([.A152];2) &amp; &quot; { &quot; &amp;  join(&quot;&quot;;  IF(LEN([.A152]) &gt; 3; &quot;LL := memory[PC + 1]; &quot;; &quot;&quot;);  IF([.I152] &lt;&gt; &quot;&quot;; &quot;zeroPageWord := memory[(&quot;&amp;[.I152]&amp;&quot;)&amp;0xFF] + (memory[((&quot;&amp;[.I152]&amp;&quot;)+1)&amp;0xFF]&lt;&lt;8); &quot;; &quot;&quot;);  IF([.J152] &lt;&gt; &quot;&quot;; &quot;readByte := memory[(&quot;&amp;[.J152]&amp;&quot;)&amp;0xFFFF]; &quot;; &quot;&quot;); IF([.K152] &lt;&gt; &quot;&quot;; &quot;readWord := memory[(&quot;&amp;[.K152]&amp;&quot;)&amp;0xFFFF] + (memory[((&quot;&amp;[.K152]&amp;&quot;)+1)&amp;0xFFFF]&lt;&lt;8); &quot;; &quot;&quot;);  IF([.L152] &lt;&gt; &quot;&quot;; &quot;result := &quot;&amp;[.L152]&amp;&quot;; &quot;; &quot;&quot;);  IF([.M152] &lt;&gt; &quot;&quot;; &quot;newA := &quot;&amp;[.M152]&amp;&quot;; &quot;; &quot;&quot;); IF([.N152] &lt;&gt; &quot;&quot;; &quot;newX := &quot;&amp;[.N152]&amp;&quot;; &quot;; &quot;&quot;); IF([.O152] &lt;&gt; &quot;&quot;; &quot;newY := &quot;&amp;[.O152]&amp;&quot;; &quot;; &quot;&quot;); IF([.P152] &lt;&gt; &quot;&quot;; &quot;newSP := &quot;&amp;[.P152]&amp;&quot;; &quot;; &quot;&quot;); IF([.Q152] &lt;&gt; &quot;&quot;; &quot;newPC := &quot;&amp;[.Q152]&amp;&quot;; &quot;; &quot;&quot;);  IF([.M152] &lt;&gt; &quot;&quot;; &quot;*A = newA; &quot;; &quot;&quot;); IF([.N152] &lt;&gt; &quot;&quot;; &quot;*X = newX; &quot;; &quot;&quot;); IF([.O152] &lt;&gt; &quot;&quot;; &quot;*Y = newY; &quot;; &quot;&quot;); IF([.P152] &lt;&gt; &quot;&quot;; &quot;*SP = newSP; &quot;; &quot;&quot;); IF([.Q152] &lt;&gt; &quot;&quot;; &quot;*PC = newPC; &quot;; &quot;&quot;);  IF( ([.R152] &amp; [.S152] &amp; [.T152] &amp; [.U152] &amp; [.V152] &amp; [.W152]) &lt;&gt; &quot;&quot;; join(&quot;&quot;;    IF( [.R152] &lt;&gt; &quot;&quot;; &quot;carry := &quot; &amp; [.R152] &amp; &quot;;&quot;; &quot;carry := SR&amp;1; &quot;);   IF( [.S152] &lt;&gt; &quot;&quot;; &quot;zero := &quot; &amp; [.S152] &amp; &quot;;&quot;; &quot;zero := (SR&gt;&gt;1)&amp;1; &quot;);   IF( [.T152] &lt;&gt; &quot;&quot;; &quot;interrupt := &quot; &amp; [.T152] &amp; &quot;;&quot;; &quot;interrupt := (SR&gt;&gt;2)&amp;1; &quot;);   IF( [.U152] &lt;&gt; &quot;&quot;; &quot;decimal := &quot; &amp; [.U152] &amp; &quot;;&quot;; &quot;decimal := (SR&gt;&gt;3)&amp;1; &quot;);   IF( [.V152] &lt;&gt; &quot;&quot;; &quot;overflow := &quot; &amp; [.V152] &amp; &quot;;&quot;; &quot;overflow := (SR&gt;&gt;6)&amp;1; &quot;);   IF( [.W152] &lt;&gt; &quot;&quot;; &quot;negative := &quot; &amp; [.W152] &amp; &quot;;&quot;; &quot;negative := (SR&gt;&gt;7)&amp;1; &quot;)  ); &quot;&quot;);  IF( ([.R152] &amp; [.S152] &amp; [.T152] &amp; [.U152] &amp; [.V152] &amp; [.W152]) &lt;&gt; &quot;&quot;; &quot;*SR = carry + (zero&lt;&lt;1) + (interrupt&lt;&lt;2) + (decimal&lt;&lt;3) + (overflow&lt;&lt;6) + (negative&lt;&lt;7); &quot;; &quot;&quot;);  IF( [.Q152] &lt;&gt; &quot;&quot;; &quot;*PC = &quot; &amp; [.Q152] &amp; &quot;;&quot;; &quot;*PC = PC + &quot; &amp; (LEN([.A152]&amp;&quot; &quot;)/3) &amp; &quot;; &quot; );  IF( [.Y152] &lt;&gt; &quot;&quot;; &quot;memory[(&quot; &amp; [.Y152] &amp; &quot;)&amp;0xFFFF] = &quot; &amp; [.Z152] &amp; &quot;; &quot;; &quot;&quot;);  IF( [.AA152] &lt;&gt; &quot;&quot;; &quot;memory[(&quot; &amp; [.AA152] &amp; &quot;)&amp;0xFFFF] = (&quot; &amp; [.AB152] &amp; &quot;)&amp;0xFF; memory[((&quot; &amp; [.AA152] &amp; &quot;)+1)&amp;0xFFFF] = ((&quot; &amp; [.AB152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2];2) &amp; &quot; ) { &quot; &amp;  join(&quot;&quot;;  IF(LEN([.A152]) &gt; 3; &quot;unsigned char LL = memory[(PC+1)&amp;0xFFFF]; &quot;; &quot;&quot;); IF(LEN([.A152]) &gt; 6; &quot;unsigned int HH = memory[(PC+2)&amp;0xFFFF]; &quot;; &quot;&quot;); IF(LEN([.A152]) &gt; 6; &quot;unsigned int HHLL = LL + (HH&lt;&lt;8); &quot;; &quot;&quot;);  IF([.I152] &lt;&gt; &quot;&quot;; &quot;unsigned int zeroPageWord = memory[(&quot;&amp;[.I152]&amp;&quot;)&amp;0xFF] + (memory[((&quot;&amp;[.I152]&amp;&quot;)+1)&amp;0xFF]&lt;&lt;8); &quot;; &quot;&quot;);  IF([.J152] &lt;&gt; &quot;&quot;; &quot;unsigned char readByte = memory[(&quot;&amp;[.J152]&amp;&quot;)&amp;0xFFFF]; &quot;; &quot;&quot;); IF([.K152] &lt;&gt; &quot;&quot;; &quot;unsigned int readWord := memory[(&quot;&amp;[.K152]&amp;&quot;)&amp;0xFFFF] + (memory[((&quot;&amp;[.K152]&amp;&quot;)+1)&amp;0xFFFF]&lt;&lt;8); &quot;; &quot;&quot;);  IF([.L152] &lt;&gt; &quot;&quot;; &quot;unsigned int result = &quot;&amp;[.L152]&amp;&quot;; &quot;; &quot;&quot;);  IF([.M152] &lt;&gt; &quot;&quot;; &quot;unsigned char newA = &quot;&amp;[.M152]&amp;&quot;; &quot;; &quot;&quot;); IF([.N152] &lt;&gt; &quot;&quot;; &quot;unsigned char newX = &quot;&amp;[.N152]&amp;&quot;; &quot;; &quot;&quot;); IF([.O152] &lt;&gt; &quot;&quot;; &quot;unsigned char newY = &quot;&amp;[.O152]&amp;&quot;; &quot;; &quot;&quot;); IF([.P152] &lt;&gt; &quot;&quot;; &quot;unsigned char newSP = &quot;&amp;[.P152]&amp;&quot;; &quot;; &quot;&quot;); IF([.Q152] &lt;&gt; &quot;&quot;; &quot;unsigned int newPC = (&quot;&amp;[.Q152]&amp;&quot;)&amp;0xFFFF; &quot;; &quot;&quot;);  IF([.M152] &lt;&gt; &quot;&quot;; &quot;*A = newA; &quot;; &quot;&quot;); IF([.N152] &lt;&gt; &quot;&quot;; &quot;*X = newX; &quot;; &quot;&quot;); IF([.O152] &lt;&gt; &quot;&quot;; &quot;*Y = newY; &quot;; &quot;&quot;); IF([.P152] &lt;&gt; &quot;&quot;; &quot;*SP = newSP; &quot;; &quot;&quot;); IF([.Q152] &lt;&gt; &quot;&quot;; &quot;*PC = newPC; &quot;; &quot;&quot;);  IF( ([.R152] &amp; [.S152] &amp; [.T152] &amp; [.U152] &amp; [.V152] &amp; [.W152]) &lt;&gt; &quot;&quot;; join(&quot;&quot;;    IF( [.R152] &lt;&gt; &quot;&quot;; &quot;unsigned char carry = &quot; &amp; [.R152] &amp; &quot;;&quot;; &quot;unsigned char carry = SR&amp;1; &quot;);   IF( [.S152] &lt;&gt; &quot;&quot;; &quot;unsigned char zero = &quot; &amp; [.S152] &amp; &quot;;&quot;; &quot;unsigned char zero = (SR&gt;&gt;1)&amp;1; &quot;);   IF( [.T152] &lt;&gt; &quot;&quot;; &quot;unsigned char interrupt = &quot; &amp; [.T152] &amp; &quot;;&quot;; &quot;unsigned char interrupt = (SR&gt;&gt;2)&amp;1; &quot;);   IF( [.U152] &lt;&gt; &quot;&quot;; &quot;unsigned char decimal = &quot; &amp; [.U152] &amp; &quot;;&quot;; &quot;unsigned char decimal = (SR&gt;&gt;3)&amp;1; &quot;);   IF( [.V152] &lt;&gt; &quot;&quot;; &quot;unsigned char overflow = &quot; &amp; [.V152] &amp; &quot;;&quot;; &quot;unsigned char overflow = (SR&gt;&gt;6)&amp;1; &quot;);   IF( [.W152] &lt;&gt; &quot;&quot;; &quot;unsigned char negative = &quot; &amp; [.W152] &amp; &quot;;&quot;; &quot;unsigned char negative = (SR&gt;&gt;7)&amp;1; &quot;)  ); &quot;&quot;);  IF( ([.R152] &amp; [.S152] &amp; [.T152] &amp; [.U152] &amp; [.V152] &amp; [.W152]) &lt;&gt; &quot;&quot;; &quot;*SR = carry + (zero&lt;&lt;1) + (interrupt&lt;&lt;2) + (decimal&lt;&lt;3) + (overflow&lt;&lt;6) + (negative&lt;&lt;7); &quot;; &quot;&quot;);  IF( [.Q152] &lt;&gt; &quot;&quot;; &quot;*PC = &quot; &amp; [.Q152] &amp; &quot;;&quot;; &quot;*PC = PC + &quot; &amp; (LEN([.A152]&amp;&quot; &quot;)/3) &amp; &quot;; &quot; );  IF( [.Y152] &lt;&gt; &quot;&quot;; &quot;memory[(&quot; &amp; [.Y152] &amp; &quot;)&amp;0xFFFF] = &quot; &amp; [.Z152] &amp; &quot;; &quot;; &quot;&quot;);  IF( [.AA152] &lt;&gt; &quot;&quot;; &quot;memory[(&quot; &amp; [.AA152] &amp; &quot;)&amp;0xFFFF] = (&quot; &amp; [.AB152] &amp; &quot;)&amp;0xFF; memory[((&quot; &amp; [.AA152] &amp; &quot;)+1)&amp;0xFFFF] = ((&quot; &amp; [.AB15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2];2) &amp; &quot; ) { &quot; &amp;  join(&quot;&quot;;  IF(LEN([.A152]) &gt; 3; &quot;const LL = memory[(PC+1)&amp;0xFFFF]; &quot;; &quot;&quot;); IF(LEN([.A152]) &gt; 6; &quot;const HH = memory[(PC+2)&amp;0xFFFF]; &quot;; &quot;&quot;); IF(LEN([.A152]) &gt; 6; &quot;const HHLL = LL + (HH&lt;&lt;8); &quot;; &quot;&quot;);  IF([.I152] &lt;&gt; &quot;&quot;; &quot;const zeroPageWord = memory[(&quot;&amp;[.I152]&amp;&quot;)&amp;0xFF] + (memory[((&quot;&amp;[.I152]&amp;&quot;)+1)&amp;0xFF]&lt;&lt;8); &quot;; &quot;&quot;);  IF([.J152] &lt;&gt; &quot;&quot;; &quot;const readByte = memory[(&quot;&amp;[.J152]&amp;&quot;)&amp;0xFFFF]; &quot;; &quot;&quot;); IF([.K152] &lt;&gt; &quot;&quot;; &quot;const readWord = memory[(&quot;&amp;[.K152]&amp;&quot;)&amp;0xFFFF] + (memory[((&quot;&amp;[.K152]&amp;&quot;)+1)&amp;0xFFFF]&lt;&lt;8); &quot;; &quot;&quot;);  IF([.L152] &lt;&gt; &quot;&quot;; &quot;const result = &quot;&amp;[.L152]&amp;&quot;; &quot;; &quot;&quot;);  IF([.M152] &lt;&gt; &quot;&quot;; &quot;const newA = &quot;&amp;[.M152]&amp;&quot;; &quot;; &quot;&quot;); IF([.N152] &lt;&gt; &quot;&quot;; &quot;const newX = &quot;&amp;[.N152]&amp;&quot;; &quot;; &quot;&quot;); IF([.O152] &lt;&gt; &quot;&quot;; &quot;const newY = &quot;&amp;[.O152]&amp;&quot;; &quot;; &quot;&quot;); IF([.P152] &lt;&gt; &quot;&quot;; &quot;const newSP = &quot;&amp;[.P152]&amp;&quot;; &quot;; &quot;&quot;); IF([.Q152] &lt;&gt; &quot;&quot;; &quot;const newPC = (&quot;&amp;[.Q152]&amp;&quot;)&amp;0xFFFF; &quot;; &quot;&quot;);  IF([.M152] &lt;&gt; &quot;&quot;; &quot;cpu.A = newA; &quot;; &quot;&quot;); IF([.N152] &lt;&gt; &quot;&quot;; &quot;cpu.X = newX; &quot;; &quot;&quot;); IF([.O152] &lt;&gt; &quot;&quot;; &quot;cpu.Y = newY; &quot;; &quot;&quot;); IF([.P152] &lt;&gt; &quot;&quot;; &quot;cpu.SP = newSP; &quot;; &quot;&quot;); IF([.Q152] &lt;&gt; &quot;&quot;; &quot;cpu.PC = newPC; &quot;; &quot;&quot;);  IF( ([.R152] &amp; [.S152] &amp; [.T152] &amp; [.U152] &amp; [.V152] &amp; [.W152]) &lt;&gt; &quot;&quot;; join(&quot;&quot;;    IF( [.R152] &lt;&gt; &quot;&quot;; &quot;const carry = &quot; &amp; [.R152] &amp; &quot;;&quot;;     &quot;const carry = SR&amp;1; &quot;);   IF( [.S152] &lt;&gt; &quot;&quot;; &quot;const zero = &quot; &amp; [.S152] &amp; &quot;;&quot;;      &quot;const zero = (SR&gt;&gt;1)&amp;1; &quot;);   IF( [.T152] &lt;&gt; &quot;&quot;; &quot;const interrupt = &quot; &amp; [.T152] &amp; &quot;;&quot;; &quot;const interrupt = (SR&gt;&gt;2)&amp;1; &quot;);   IF( [.U152] &lt;&gt; &quot;&quot;; &quot;const decimal = &quot; &amp; [.U152] &amp; &quot;;&quot;;   &quot;const decimal = (SR&gt;&gt;3)&amp;1; &quot;);   IF( [.V152] &lt;&gt; &quot;&quot;; &quot;const overflow = &quot; &amp; [.V152] &amp; &quot;;&quot;;  &quot;const overflow = (SR&gt;&gt;6)&amp;1; &quot;);   IF( [.W152] &lt;&gt; &quot;&quot;; &quot;const negative = &quot; &amp; [.W152] &amp; &quot;;&quot;;  &quot;const negative = (SR&gt;&gt;7)&amp;1; &quot;)  ); &quot;&quot;);  IF( ([.R152] &amp; [.S152] &amp; [.T152] &amp; [.U152] &amp; [.V152] &amp; [.W152]) &lt;&gt; &quot;&quot;; &quot;cpu.SR = carry + (zero&lt;&lt;1) + (interrupt&lt;&lt;2) + (decimal&lt;&lt;3) + (overflow&lt;&lt;6) + (negative&lt;&lt;7); &quot;; &quot;&quot;);  IF( [.Q152] &lt;&gt; &quot;&quot;; &quot;*PC = &quot; &amp; [.Q152] &amp; &quot;;&quot;; &quot;cpu.PC = PC + &quot; &amp; (LEN([.A152]&amp;&quot; &quot;)/3) &amp; &quot;; &quot; );  IF( [.Y152] &lt;&gt; &quot;&quot;; &quot;memory[(&quot; &amp; [.Y152] &amp; &quot;)&amp;0xFFFF] = &quot; &amp; [.Z152] &amp; &quot;; &quot;; &quot;&quot;);  IF( [.AA152] &lt;&gt; &quot;&quot;; &quot;memory[(&quot; &amp; [.AA152] &amp; &quot;)&amp;0xFFFF] = (&quot; &amp; [.AB152] &amp; &quot;)&amp;0xFF; memory[((&quot; &amp; [.AA152] &amp; &quot;)+1)&amp;0xFFFF] = ((&quot; &amp; [.AB152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2" table:number-columns-repeated="2"/>
          <table:table-cell table:style-name="ce79" table:number-columns-repeated="2"/>
          <table:table-cell table:style-name="ce79" office:value-type="string" calcext:value-type="string">
            <text:p>PC</text:p>
          </table:table-cell>
          <table:table-cell table:style-name="ce79"/>
          <table:table-cell table:style-name="ce152"/>
          <table:table-cell table:style-name="ce244"/>
          <table:table-cell table:style-name="ce282" table:formula="of:=IF([.$AM152] &lt;&gt; &quot;&quot;; &quot;BB &quot;; &quot;&quot;) &amp; IF([.$AN152] &lt;&gt; &quot;&quot;; &quot;LL HH &quot;; &quot;&quot;) &amp; IF([.$AO152] &lt;&gt; &quot;&quot;; &quot;SS &quot;; &quot;&quot;) &amp; IF([.$AP152] &lt;&gt; &quot;&quot;; &quot;RR &quot;; &quot;&quot;) &amp; IF([.$AQ152] &lt;&gt; &quot;&quot;; &quot;PP QQ &quot;; &quot;&quot;) &amp; LEFT([.$A152];2)" office:value-type="string" office:string-value="PP QQ F0" calcext:value-type="string">
            <text:p>PP QQ F0</text:p>
          </table:table-cell>
          <table:table-cell table:style-name="ce79" table:formula="of:=&quot;UN&quot; &amp;[.B152]" office:value-type="string" office:string-value="UNBEQ" calcext:value-type="string">
            <text:p>UNBEQ</text:p>
          </table:table-cell>
          <table:table-cell table:style-name="ce79" office:value-type="string" calcext:value-type="string">
            <text:p>$QQPP</text:p>
          </table:table-cell>
          <table:table-cell table:style-name="ce96"/>
          <table:table-cell table:style-name="ce79" table:number-columns-repeated="14"/>
          <table:table-cell table:style-name="ce98"/>
          <table:table-cell table:style-name="ce79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F1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string" calcext:value-type="string">
            <text:p>5*</text:p>
          </table:table-cell>
          <table:table-cell table:style-name="ce80" office:value-type="string" calcext:value-type="string">
            <text:p>($LL), Y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office:value-type="string" calcext:value-type="string">
            <text:p>LL + X</text:p>
          </table:table-cell>
          <table:table-cell table:style-name="ce80" office:value-type="string" calcext:value-type="string">
            <text:p>zeroPageWord + Y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53];2) &amp; &quot; { &quot; &amp;  join(&quot;&quot;;  IF(LEN([.A153]) &gt; 3; &quot;LL := memory[PC + 1]; &quot;; &quot;&quot;);  IF([.I153] &lt;&gt; &quot;&quot;; &quot;zeroPageWord := memory[(&quot;&amp;[.I153]&amp;&quot;)&amp;0xFF] + (memory[((&quot;&amp;[.I153]&amp;&quot;)+1)&amp;0xFF]&lt;&lt;8); &quot;; &quot;&quot;);  IF([.J153] &lt;&gt; &quot;&quot;; &quot;readByte := memory[(&quot;&amp;[.J153]&amp;&quot;)&amp;0xFFFF]; &quot;; &quot;&quot;); IF([.K153] &lt;&gt; &quot;&quot;; &quot;readWord := memory[(&quot;&amp;[.K153]&amp;&quot;)&amp;0xFFFF] + (memory[((&quot;&amp;[.K153]&amp;&quot;)+1)&amp;0xFFFF]&lt;&lt;8); &quot;; &quot;&quot;);  IF([.L153] &lt;&gt; &quot;&quot;; &quot;result := &quot;&amp;[.L153]&amp;&quot;; &quot;; &quot;&quot;);  IF([.M153] &lt;&gt; &quot;&quot;; &quot;newA := &quot;&amp;[.M153]&amp;&quot;; &quot;; &quot;&quot;); IF([.N153] &lt;&gt; &quot;&quot;; &quot;newX := &quot;&amp;[.N153]&amp;&quot;; &quot;; &quot;&quot;); IF([.O153] &lt;&gt; &quot;&quot;; &quot;newY := &quot;&amp;[.O153]&amp;&quot;; &quot;; &quot;&quot;); IF([.P153] &lt;&gt; &quot;&quot;; &quot;newSP := &quot;&amp;[.P153]&amp;&quot;; &quot;; &quot;&quot;); IF([.Q153] &lt;&gt; &quot;&quot;; &quot;newPC := &quot;&amp;[.Q153]&amp;&quot;; &quot;; &quot;&quot;);  IF([.M153] &lt;&gt; &quot;&quot;; &quot;*A = newA; &quot;; &quot;&quot;); IF([.N153] &lt;&gt; &quot;&quot;; &quot;*X = newX; &quot;; &quot;&quot;); IF([.O153] &lt;&gt; &quot;&quot;; &quot;*Y = newY; &quot;; &quot;&quot;); IF([.P153] &lt;&gt; &quot;&quot;; &quot;*SP = newSP; &quot;; &quot;&quot;); IF([.Q153] &lt;&gt; &quot;&quot;; &quot;*PC = newPC; &quot;; &quot;&quot;);  IF( ([.R153] &amp; [.S153] &amp; [.T153] &amp; [.U153] &amp; [.V153] &amp; [.W153]) &lt;&gt; &quot;&quot;; join(&quot;&quot;;    IF( [.R153] &lt;&gt; &quot;&quot;; &quot;carry := &quot; &amp; [.R153] &amp; &quot;;&quot;; &quot;carry := SR&amp;1; &quot;);   IF( [.S153] &lt;&gt; &quot;&quot;; &quot;zero := &quot; &amp; [.S153] &amp; &quot;;&quot;; &quot;zero := (SR&gt;&gt;1)&amp;1; &quot;);   IF( [.T153] &lt;&gt; &quot;&quot;; &quot;interrupt := &quot; &amp; [.T153] &amp; &quot;;&quot;; &quot;interrupt := (SR&gt;&gt;2)&amp;1; &quot;);   IF( [.U153] &lt;&gt; &quot;&quot;; &quot;decimal := &quot; &amp; [.U153] &amp; &quot;;&quot;; &quot;decimal := (SR&gt;&gt;3)&amp;1; &quot;);   IF( [.V153] &lt;&gt; &quot;&quot;; &quot;overflow := &quot; &amp; [.V153] &amp; &quot;;&quot;; &quot;overflow := (SR&gt;&gt;6)&amp;1; &quot;);   IF( [.W153] &lt;&gt; &quot;&quot;; &quot;negative := &quot; &amp; [.W153] &amp; &quot;;&quot;; &quot;negative := (SR&gt;&gt;7)&amp;1; &quot;)  ); &quot;&quot;);  IF( ([.R153] &amp; [.S153] &amp; [.T153] &amp; [.U153] &amp; [.V153] &amp; [.W153]) &lt;&gt; &quot;&quot;; &quot;*SR = carry + (zero&lt;&lt;1) + (interrupt&lt;&lt;2) + (decimal&lt;&lt;3) + (overflow&lt;&lt;6) + (negative&lt;&lt;7); &quot;; &quot;&quot;);  IF( [.Q153] &lt;&gt; &quot;&quot;; &quot;*PC = &quot; &amp; [.Q153] &amp; &quot;;&quot;; &quot;*PC = PC + &quot; &amp; (LEN([.A153]&amp;&quot; &quot;)/3) &amp; &quot;; &quot; );  IF( [.Y153] &lt;&gt; &quot;&quot;; &quot;memory[(&quot; &amp; [.Y153] &amp; &quot;)&amp;0xFFFF] = &quot; &amp; [.Z153] &amp; &quot;; &quot;; &quot;&quot;);  IF( [.AA153] &lt;&gt; &quot;&quot;; &quot;memory[(&quot; &amp; [.AA153] &amp; &quot;)&amp;0xFFFF] = (&quot; &amp; [.AB153] &amp; &quot;)&amp;0xFF; memory[((&quot; &amp; [.AA153] &amp; &quot;)+1)&amp;0xFFFF] = ((&quot; &amp; [.AB153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3];2) &amp; &quot; ) { &quot; &amp;  join(&quot;&quot;;  IF(LEN([.A153]) &gt; 3; &quot;unsigned char LL = memory[(PC+1)&amp;0xFFFF]; &quot;; &quot;&quot;); IF(LEN([.A153]) &gt; 6; &quot;unsigned int HH = memory[(PC+2)&amp;0xFFFF]; &quot;; &quot;&quot;); IF(LEN([.A153]) &gt; 6; &quot;unsigned int HHLL = LL + (HH&lt;&lt;8); &quot;; &quot;&quot;);  IF([.I153] &lt;&gt; &quot;&quot;; &quot;unsigned int zeroPageWord = memory[(&quot;&amp;[.I153]&amp;&quot;)&amp;0xFF] + (memory[((&quot;&amp;[.I153]&amp;&quot;)+1)&amp;0xFF]&lt;&lt;8); &quot;; &quot;&quot;);  IF([.J153] &lt;&gt; &quot;&quot;; &quot;unsigned char readByte = memory[(&quot;&amp;[.J153]&amp;&quot;)&amp;0xFFFF]; &quot;; &quot;&quot;); IF([.K153] &lt;&gt; &quot;&quot;; &quot;unsigned int readWord := memory[(&quot;&amp;[.K153]&amp;&quot;)&amp;0xFFFF] + (memory[((&quot;&amp;[.K153]&amp;&quot;)+1)&amp;0xFFFF]&lt;&lt;8); &quot;; &quot;&quot;);  IF([.L153] &lt;&gt; &quot;&quot;; &quot;unsigned int result = &quot;&amp;[.L153]&amp;&quot;; &quot;; &quot;&quot;);  IF([.M153] &lt;&gt; &quot;&quot;; &quot;unsigned char newA = &quot;&amp;[.M153]&amp;&quot;; &quot;; &quot;&quot;); IF([.N153] &lt;&gt; &quot;&quot;; &quot;unsigned char newX = &quot;&amp;[.N153]&amp;&quot;; &quot;; &quot;&quot;); IF([.O153] &lt;&gt; &quot;&quot;; &quot;unsigned char newY = &quot;&amp;[.O153]&amp;&quot;; &quot;; &quot;&quot;); IF([.P153] &lt;&gt; &quot;&quot;; &quot;unsigned char newSP = &quot;&amp;[.P153]&amp;&quot;; &quot;; &quot;&quot;); IF([.Q153] &lt;&gt; &quot;&quot;; &quot;unsigned int newPC = (&quot;&amp;[.Q153]&amp;&quot;)&amp;0xFFFF; &quot;; &quot;&quot;);  IF([.M153] &lt;&gt; &quot;&quot;; &quot;*A = newA; &quot;; &quot;&quot;); IF([.N153] &lt;&gt; &quot;&quot;; &quot;*X = newX; &quot;; &quot;&quot;); IF([.O153] &lt;&gt; &quot;&quot;; &quot;*Y = newY; &quot;; &quot;&quot;); IF([.P153] &lt;&gt; &quot;&quot;; &quot;*SP = newSP; &quot;; &quot;&quot;); IF([.Q153] &lt;&gt; &quot;&quot;; &quot;*PC = newPC; &quot;; &quot;&quot;);  IF( ([.R153] &amp; [.S153] &amp; [.T153] &amp; [.U153] &amp; [.V153] &amp; [.W153]) &lt;&gt; &quot;&quot;; join(&quot;&quot;;    IF( [.R153] &lt;&gt; &quot;&quot;; &quot;unsigned char carry = &quot; &amp; [.R153] &amp; &quot;;&quot;; &quot;unsigned char carry = SR&amp;1; &quot;);   IF( [.S153] &lt;&gt; &quot;&quot;; &quot;unsigned char zero = &quot; &amp; [.S153] &amp; &quot;;&quot;; &quot;unsigned char zero = (SR&gt;&gt;1)&amp;1; &quot;);   IF( [.T153] &lt;&gt; &quot;&quot;; &quot;unsigned char interrupt = &quot; &amp; [.T153] &amp; &quot;;&quot;; &quot;unsigned char interrupt = (SR&gt;&gt;2)&amp;1; &quot;);   IF( [.U153] &lt;&gt; &quot;&quot;; &quot;unsigned char decimal = &quot; &amp; [.U153] &amp; &quot;;&quot;; &quot;unsigned char decimal = (SR&gt;&gt;3)&amp;1; &quot;);   IF( [.V153] &lt;&gt; &quot;&quot;; &quot;unsigned char overflow = &quot; &amp; [.V153] &amp; &quot;;&quot;; &quot;unsigned char overflow = (SR&gt;&gt;6)&amp;1; &quot;);   IF( [.W153] &lt;&gt; &quot;&quot;; &quot;unsigned char negative = &quot; &amp; [.W153] &amp; &quot;;&quot;; &quot;unsigned char negative = (SR&gt;&gt;7)&amp;1; &quot;)  ); &quot;&quot;);  IF( ([.R153] &amp; [.S153] &amp; [.T153] &amp; [.U153] &amp; [.V153] &amp; [.W153]) &lt;&gt; &quot;&quot;; &quot;*SR = carry + (zero&lt;&lt;1) + (interrupt&lt;&lt;2) + (decimal&lt;&lt;3) + (overflow&lt;&lt;6) + (negative&lt;&lt;7); &quot;; &quot;&quot;);  IF( [.Q153] &lt;&gt; &quot;&quot;; &quot;*PC = &quot; &amp; [.Q153] &amp; &quot;;&quot;; &quot;*PC = PC + &quot; &amp; (LEN([.A153]&amp;&quot; &quot;)/3) &amp; &quot;; &quot; );  IF( [.Y153] &lt;&gt; &quot;&quot;; &quot;memory[(&quot; &amp; [.Y153] &amp; &quot;)&amp;0xFFFF] = &quot; &amp; [.Z153] &amp; &quot;; &quot;; &quot;&quot;);  IF( [.AA153] &lt;&gt; &quot;&quot;; &quot;memory[(&quot; &amp; [.AA153] &amp; &quot;)&amp;0xFFFF] = (&quot; &amp; [.AB153] &amp; &quot;)&amp;0xFF; memory[((&quot; &amp; [.AA153] &amp; &quot;)+1)&amp;0xFFFF] = ((&quot; &amp; [.AB15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3];2) &amp; &quot; ) { &quot; &amp;  join(&quot;&quot;;  IF(LEN([.A153]) &gt; 3; &quot;const LL = memory[(PC+1)&amp;0xFFFF]; &quot;; &quot;&quot;); IF(LEN([.A153]) &gt; 6; &quot;const HH = memory[(PC+2)&amp;0xFFFF]; &quot;; &quot;&quot;); IF(LEN([.A153]) &gt; 6; &quot;const HHLL = LL + (HH&lt;&lt;8); &quot;; &quot;&quot;);  IF([.I153] &lt;&gt; &quot;&quot;; &quot;const zeroPageWord = memory[(&quot;&amp;[.I153]&amp;&quot;)&amp;0xFF] + (memory[((&quot;&amp;[.I153]&amp;&quot;)+1)&amp;0xFF]&lt;&lt;8); &quot;; &quot;&quot;);  IF([.J153] &lt;&gt; &quot;&quot;; &quot;const readByte = memory[(&quot;&amp;[.J153]&amp;&quot;)&amp;0xFFFF]; &quot;; &quot;&quot;); IF([.K153] &lt;&gt; &quot;&quot;; &quot;const readWord = memory[(&quot;&amp;[.K153]&amp;&quot;)&amp;0xFFFF] + (memory[((&quot;&amp;[.K153]&amp;&quot;)+1)&amp;0xFFFF]&lt;&lt;8); &quot;; &quot;&quot;);  IF([.L153] &lt;&gt; &quot;&quot;; &quot;const result = &quot;&amp;[.L153]&amp;&quot;; &quot;; &quot;&quot;);  IF([.M153] &lt;&gt; &quot;&quot;; &quot;const newA = &quot;&amp;[.M153]&amp;&quot;; &quot;; &quot;&quot;); IF([.N153] &lt;&gt; &quot;&quot;; &quot;const newX = &quot;&amp;[.N153]&amp;&quot;; &quot;; &quot;&quot;); IF([.O153] &lt;&gt; &quot;&quot;; &quot;const newY = &quot;&amp;[.O153]&amp;&quot;; &quot;; &quot;&quot;); IF([.P153] &lt;&gt; &quot;&quot;; &quot;const newSP = &quot;&amp;[.P153]&amp;&quot;; &quot;; &quot;&quot;); IF([.Q153] &lt;&gt; &quot;&quot;; &quot;const newPC = (&quot;&amp;[.Q153]&amp;&quot;)&amp;0xFFFF; &quot;; &quot;&quot;);  IF([.M153] &lt;&gt; &quot;&quot;; &quot;cpu.A = newA; &quot;; &quot;&quot;); IF([.N153] &lt;&gt; &quot;&quot;; &quot;cpu.X = newX; &quot;; &quot;&quot;); IF([.O153] &lt;&gt; &quot;&quot;; &quot;cpu.Y = newY; &quot;; &quot;&quot;); IF([.P153] &lt;&gt; &quot;&quot;; &quot;cpu.SP = newSP; &quot;; &quot;&quot;); IF([.Q153] &lt;&gt; &quot;&quot;; &quot;cpu.PC = newPC; &quot;; &quot;&quot;);  IF( ([.R153] &amp; [.S153] &amp; [.T153] &amp; [.U153] &amp; [.V153] &amp; [.W153]) &lt;&gt; &quot;&quot;; join(&quot;&quot;;    IF( [.R153] &lt;&gt; &quot;&quot;; &quot;const carry = &quot; &amp; [.R153] &amp; &quot;;&quot;;     &quot;const carry = SR&amp;1; &quot;);   IF( [.S153] &lt;&gt; &quot;&quot;; &quot;const zero = &quot; &amp; [.S153] &amp; &quot;;&quot;;      &quot;const zero = (SR&gt;&gt;1)&amp;1; &quot;);   IF( [.T153] &lt;&gt; &quot;&quot;; &quot;const interrupt = &quot; &amp; [.T153] &amp; &quot;;&quot;; &quot;const interrupt = (SR&gt;&gt;2)&amp;1; &quot;);   IF( [.U153] &lt;&gt; &quot;&quot;; &quot;const decimal = &quot; &amp; [.U153] &amp; &quot;;&quot;;   &quot;const decimal = (SR&gt;&gt;3)&amp;1; &quot;);   IF( [.V153] &lt;&gt; &quot;&quot;; &quot;const overflow = &quot; &amp; [.V153] &amp; &quot;;&quot;;  &quot;const overflow = (SR&gt;&gt;6)&amp;1; &quot;);   IF( [.W153] &lt;&gt; &quot;&quot;; &quot;const negative = &quot; &amp; [.W153] &amp; &quot;;&quot;;  &quot;const negative = (SR&gt;&gt;7)&amp;1; &quot;)  ); &quot;&quot;);  IF( ([.R153] &amp; [.S153] &amp; [.T153] &amp; [.U153] &amp; [.V153] &amp; [.W153]) &lt;&gt; &quot;&quot;; &quot;cpu.SR = carry + (zero&lt;&lt;1) + (interrupt&lt;&lt;2) + (decimal&lt;&lt;3) + (overflow&lt;&lt;6) + (negative&lt;&lt;7); &quot;; &quot;&quot;);  IF( [.Q153] &lt;&gt; &quot;&quot;; &quot;*PC = &quot; &amp; [.Q153] &amp; &quot;;&quot;; &quot;cpu.PC = PC + &quot; &amp; (LEN([.A153]&amp;&quot; &quot;)/3) &amp; &quot;; &quot; );  IF( [.Y153] &lt;&gt; &quot;&quot;; &quot;memory[(&quot; &amp; [.Y153] &amp; &quot;)&amp;0xFFFF] = &quot; &amp; [.Z153] &amp; &quot;; &quot;; &quot;&quot;);  IF( [.AA153] &lt;&gt; &quot;&quot;; &quot;memory[(&quot; &amp; [.AA153] &amp; &quot;)&amp;0xFFFF] = (&quot; &amp; [.AB153] &amp; &quot;)&amp;0xFF; memory[((&quot; &amp; [.AA153] &amp; &quot;)+1)&amp;0xFFFF] = ((&quot; &amp; [.AB153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53] &lt;&gt; &quot;&quot;; &quot;BB &quot;; &quot;&quot;) &amp; IF([.$AN153] &lt;&gt; &quot;&quot;; &quot;LL HH &quot;; &quot;&quot;) &amp; IF([.$AO153] &lt;&gt; &quot;&quot;; &quot;SS &quot;; &quot;&quot;) &amp; IF([.$AP153] &lt;&gt; &quot;&quot;; &quot;RR &quot;; &quot;&quot;) &amp; IF([.$AQ153] &lt;&gt; &quot;&quot;; &quot;PP QQ &quot;; &quot;&quot;) &amp; LEFT([.$A153];2)" office:value-type="string" office:string-value="SS F1" calcext:value-type="string">
            <text:p>SS F1</text:p>
          </table:table-cell>
          <table:table-cell table:style-name="ce80" table:formula="of:=&quot;UN&quot; &amp;[.B153]" office:value-type="string" office:string-value="UNSBC" calcext:value-type="string">
            <text:p>UNSBC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F5 LL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float" office:value="4" calcext:value-type="float">
            <text:p>4</text:p>
          </table:table-cell>
          <table:table-cell table:style-name="ce80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154] = &quot;($LL, X)&quot;;&quot;(arg1+X)&amp;0xFF&quot;;&quot;&quot;)">
            <text:p/>
          </table:table-cell>
          <table:table-cell table:style-name="ce80" office:value-type="string" calcext:value-type="string">
            <text:p>(LL + X) &amp; 0xFF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54];2) &amp; &quot; { &quot; &amp;  join(&quot;&quot;;  IF(LEN([.A154]) &gt; 3; &quot;LL := memory[PC + 1]; &quot;; &quot;&quot;);  IF([.I154] &lt;&gt; &quot;&quot;; &quot;zeroPageWord := memory[(&quot;&amp;[.I154]&amp;&quot;)&amp;0xFF] + (memory[((&quot;&amp;[.I154]&amp;&quot;)+1)&amp;0xFF]&lt;&lt;8); &quot;; &quot;&quot;);  IF([.J154] &lt;&gt; &quot;&quot;; &quot;readByte := memory[(&quot;&amp;[.J154]&amp;&quot;)&amp;0xFFFF]; &quot;; &quot;&quot;); IF([.K154] &lt;&gt; &quot;&quot;; &quot;readWord := memory[(&quot;&amp;[.K154]&amp;&quot;)&amp;0xFFFF] + (memory[((&quot;&amp;[.K154]&amp;&quot;)+1)&amp;0xFFFF]&lt;&lt;8); &quot;; &quot;&quot;);  IF([.L154] &lt;&gt; &quot;&quot;; &quot;result := &quot;&amp;[.L154]&amp;&quot;; &quot;; &quot;&quot;);  IF([.M154] &lt;&gt; &quot;&quot;; &quot;newA := &quot;&amp;[.M154]&amp;&quot;; &quot;; &quot;&quot;); IF([.N154] &lt;&gt; &quot;&quot;; &quot;newX := &quot;&amp;[.N154]&amp;&quot;; &quot;; &quot;&quot;); IF([.O154] &lt;&gt; &quot;&quot;; &quot;newY := &quot;&amp;[.O154]&amp;&quot;; &quot;; &quot;&quot;); IF([.P154] &lt;&gt; &quot;&quot;; &quot;newSP := &quot;&amp;[.P154]&amp;&quot;; &quot;; &quot;&quot;); IF([.Q154] &lt;&gt; &quot;&quot;; &quot;newPC := &quot;&amp;[.Q154]&amp;&quot;; &quot;; &quot;&quot;);  IF([.M154] &lt;&gt; &quot;&quot;; &quot;*A = newA; &quot;; &quot;&quot;); IF([.N154] &lt;&gt; &quot;&quot;; &quot;*X = newX; &quot;; &quot;&quot;); IF([.O154] &lt;&gt; &quot;&quot;; &quot;*Y = newY; &quot;; &quot;&quot;); IF([.P154] &lt;&gt; &quot;&quot;; &quot;*SP = newSP; &quot;; &quot;&quot;); IF([.Q154] &lt;&gt; &quot;&quot;; &quot;*PC = newPC; &quot;; &quot;&quot;);  IF( ([.R154] &amp; [.S154] &amp; [.T154] &amp; [.U154] &amp; [.V154] &amp; [.W154]) &lt;&gt; &quot;&quot;; join(&quot;&quot;;    IF( [.R154] &lt;&gt; &quot;&quot;; &quot;carry := &quot; &amp; [.R154] &amp; &quot;;&quot;; &quot;carry := SR&amp;1; &quot;);   IF( [.S154] &lt;&gt; &quot;&quot;; &quot;zero := &quot; &amp; [.S154] &amp; &quot;;&quot;; &quot;zero := (SR&gt;&gt;1)&amp;1; &quot;);   IF( [.T154] &lt;&gt; &quot;&quot;; &quot;interrupt := &quot; &amp; [.T154] &amp; &quot;;&quot;; &quot;interrupt := (SR&gt;&gt;2)&amp;1; &quot;);   IF( [.U154] &lt;&gt; &quot;&quot;; &quot;decimal := &quot; &amp; [.U154] &amp; &quot;;&quot;; &quot;decimal := (SR&gt;&gt;3)&amp;1; &quot;);   IF( [.V154] &lt;&gt; &quot;&quot;; &quot;overflow := &quot; &amp; [.V154] &amp; &quot;;&quot;; &quot;overflow := (SR&gt;&gt;6)&amp;1; &quot;);   IF( [.W154] &lt;&gt; &quot;&quot;; &quot;negative := &quot; &amp; [.W154] &amp; &quot;;&quot;; &quot;negative := (SR&gt;&gt;7)&amp;1; &quot;)  ); &quot;&quot;);  IF( ([.R154] &amp; [.S154] &amp; [.T154] &amp; [.U154] &amp; [.V154] &amp; [.W154]) &lt;&gt; &quot;&quot;; &quot;*SR = carry + (zero&lt;&lt;1) + (interrupt&lt;&lt;2) + (decimal&lt;&lt;3) + (overflow&lt;&lt;6) + (negative&lt;&lt;7); &quot;; &quot;&quot;);  IF( [.Q154] &lt;&gt; &quot;&quot;; &quot;*PC = &quot; &amp; [.Q154] &amp; &quot;;&quot;; &quot;*PC = PC + &quot; &amp; (LEN([.A154]&amp;&quot; &quot;)/3) &amp; &quot;; &quot; );  IF( [.Y154] &lt;&gt; &quot;&quot;; &quot;memory[(&quot; &amp; [.Y154] &amp; &quot;)&amp;0xFFFF] = &quot; &amp; [.Z154] &amp; &quot;; &quot;; &quot;&quot;);  IF( [.AA154] &lt;&gt; &quot;&quot;; &quot;memory[(&quot; &amp; [.AA154] &amp; &quot;)&amp;0xFFFF] = (&quot; &amp; [.AB154] &amp; &quot;)&amp;0xFF; memory[((&quot; &amp; [.AA154] &amp; &quot;)+1)&amp;0xFFFF] = ((&quot; &amp; [.AB154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4];2) &amp; &quot; ) { &quot; &amp;  join(&quot;&quot;;  IF(LEN([.A154]) &gt; 3; &quot;unsigned char LL = memory[(PC+1)&amp;0xFFFF]; &quot;; &quot;&quot;); IF(LEN([.A154]) &gt; 6; &quot;unsigned int HH = memory[(PC+2)&amp;0xFFFF]; &quot;; &quot;&quot;); IF(LEN([.A154]) &gt; 6; &quot;unsigned int HHLL = LL + (HH&lt;&lt;8); &quot;; &quot;&quot;);  IF([.I154] &lt;&gt; &quot;&quot;; &quot;unsigned int zeroPageWord = memory[(&quot;&amp;[.I154]&amp;&quot;)&amp;0xFF] + (memory[((&quot;&amp;[.I154]&amp;&quot;)+1)&amp;0xFF]&lt;&lt;8); &quot;; &quot;&quot;);  IF([.J154] &lt;&gt; &quot;&quot;; &quot;unsigned char readByte = memory[(&quot;&amp;[.J154]&amp;&quot;)&amp;0xFFFF]; &quot;; &quot;&quot;); IF([.K154] &lt;&gt; &quot;&quot;; &quot;unsigned int readWord := memory[(&quot;&amp;[.K154]&amp;&quot;)&amp;0xFFFF] + (memory[((&quot;&amp;[.K154]&amp;&quot;)+1)&amp;0xFFFF]&lt;&lt;8); &quot;; &quot;&quot;);  IF([.L154] &lt;&gt; &quot;&quot;; &quot;unsigned int result = &quot;&amp;[.L154]&amp;&quot;; &quot;; &quot;&quot;);  IF([.M154] &lt;&gt; &quot;&quot;; &quot;unsigned char newA = &quot;&amp;[.M154]&amp;&quot;; &quot;; &quot;&quot;); IF([.N154] &lt;&gt; &quot;&quot;; &quot;unsigned char newX = &quot;&amp;[.N154]&amp;&quot;; &quot;; &quot;&quot;); IF([.O154] &lt;&gt; &quot;&quot;; &quot;unsigned char newY = &quot;&amp;[.O154]&amp;&quot;; &quot;; &quot;&quot;); IF([.P154] &lt;&gt; &quot;&quot;; &quot;unsigned char newSP = &quot;&amp;[.P154]&amp;&quot;; &quot;; &quot;&quot;); IF([.Q154] &lt;&gt; &quot;&quot;; &quot;unsigned int newPC = (&quot;&amp;[.Q154]&amp;&quot;)&amp;0xFFFF; &quot;; &quot;&quot;);  IF([.M154] &lt;&gt; &quot;&quot;; &quot;*A = newA; &quot;; &quot;&quot;); IF([.N154] &lt;&gt; &quot;&quot;; &quot;*X = newX; &quot;; &quot;&quot;); IF([.O154] &lt;&gt; &quot;&quot;; &quot;*Y = newY; &quot;; &quot;&quot;); IF([.P154] &lt;&gt; &quot;&quot;; &quot;*SP = newSP; &quot;; &quot;&quot;); IF([.Q154] &lt;&gt; &quot;&quot;; &quot;*PC = newPC; &quot;; &quot;&quot;);  IF( ([.R154] &amp; [.S154] &amp; [.T154] &amp; [.U154] &amp; [.V154] &amp; [.W154]) &lt;&gt; &quot;&quot;; join(&quot;&quot;;    IF( [.R154] &lt;&gt; &quot;&quot;; &quot;unsigned char carry = &quot; &amp; [.R154] &amp; &quot;;&quot;; &quot;unsigned char carry = SR&amp;1; &quot;);   IF( [.S154] &lt;&gt; &quot;&quot;; &quot;unsigned char zero = &quot; &amp; [.S154] &amp; &quot;;&quot;; &quot;unsigned char zero = (SR&gt;&gt;1)&amp;1; &quot;);   IF( [.T154] &lt;&gt; &quot;&quot;; &quot;unsigned char interrupt = &quot; &amp; [.T154] &amp; &quot;;&quot;; &quot;unsigned char interrupt = (SR&gt;&gt;2)&amp;1; &quot;);   IF( [.U154] &lt;&gt; &quot;&quot;; &quot;unsigned char decimal = &quot; &amp; [.U154] &amp; &quot;;&quot;; &quot;unsigned char decimal = (SR&gt;&gt;3)&amp;1; &quot;);   IF( [.V154] &lt;&gt; &quot;&quot;; &quot;unsigned char overflow = &quot; &amp; [.V154] &amp; &quot;;&quot;; &quot;unsigned char overflow = (SR&gt;&gt;6)&amp;1; &quot;);   IF( [.W154] &lt;&gt; &quot;&quot;; &quot;unsigned char negative = &quot; &amp; [.W154] &amp; &quot;;&quot;; &quot;unsigned char negative = (SR&gt;&gt;7)&amp;1; &quot;)  ); &quot;&quot;);  IF( ([.R154] &amp; [.S154] &amp; [.T154] &amp; [.U154] &amp; [.V154] &amp; [.W154]) &lt;&gt; &quot;&quot;; &quot;*SR = carry + (zero&lt;&lt;1) + (interrupt&lt;&lt;2) + (decimal&lt;&lt;3) + (overflow&lt;&lt;6) + (negative&lt;&lt;7); &quot;; &quot;&quot;);  IF( [.Q154] &lt;&gt; &quot;&quot;; &quot;*PC = &quot; &amp; [.Q154] &amp; &quot;;&quot;; &quot;*PC = PC + &quot; &amp; (LEN([.A154]&amp;&quot; &quot;)/3) &amp; &quot;; &quot; );  IF( [.Y154] &lt;&gt; &quot;&quot;; &quot;memory[(&quot; &amp; [.Y154] &amp; &quot;)&amp;0xFFFF] = &quot; &amp; [.Z154] &amp; &quot;; &quot;; &quot;&quot;);  IF( [.AA154] &lt;&gt; &quot;&quot;; &quot;memory[(&quot; &amp; [.AA154] &amp; &quot;)&amp;0xFFFF] = (&quot; &amp; [.AB154] &amp; &quot;)&amp;0xFF; memory[((&quot; &amp; [.AA154] &amp; &quot;)+1)&amp;0xFFFF] = ((&quot; &amp; [.AB15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4];2) &amp; &quot; ) { &quot; &amp;  join(&quot;&quot;;  IF(LEN([.A154]) &gt; 3; &quot;const LL = memory[(PC+1)&amp;0xFFFF]; &quot;; &quot;&quot;); IF(LEN([.A154]) &gt; 6; &quot;const HH = memory[(PC+2)&amp;0xFFFF]; &quot;; &quot;&quot;); IF(LEN([.A154]) &gt; 6; &quot;const HHLL = LL + (HH&lt;&lt;8); &quot;; &quot;&quot;);  IF([.I154] &lt;&gt; &quot;&quot;; &quot;const zeroPageWord = memory[(&quot;&amp;[.I154]&amp;&quot;)&amp;0xFF] + (memory[((&quot;&amp;[.I154]&amp;&quot;)+1)&amp;0xFF]&lt;&lt;8); &quot;; &quot;&quot;);  IF([.J154] &lt;&gt; &quot;&quot;; &quot;const readByte = memory[(&quot;&amp;[.J154]&amp;&quot;)&amp;0xFFFF]; &quot;; &quot;&quot;); IF([.K154] &lt;&gt; &quot;&quot;; &quot;const readWord = memory[(&quot;&amp;[.K154]&amp;&quot;)&amp;0xFFFF] + (memory[((&quot;&amp;[.K154]&amp;&quot;)+1)&amp;0xFFFF]&lt;&lt;8); &quot;; &quot;&quot;);  IF([.L154] &lt;&gt; &quot;&quot;; &quot;const result = &quot;&amp;[.L154]&amp;&quot;; &quot;; &quot;&quot;);  IF([.M154] &lt;&gt; &quot;&quot;; &quot;const newA = &quot;&amp;[.M154]&amp;&quot;; &quot;; &quot;&quot;); IF([.N154] &lt;&gt; &quot;&quot;; &quot;const newX = &quot;&amp;[.N154]&amp;&quot;; &quot;; &quot;&quot;); IF([.O154] &lt;&gt; &quot;&quot;; &quot;const newY = &quot;&amp;[.O154]&amp;&quot;; &quot;; &quot;&quot;); IF([.P154] &lt;&gt; &quot;&quot;; &quot;const newSP = &quot;&amp;[.P154]&amp;&quot;; &quot;; &quot;&quot;); IF([.Q154] &lt;&gt; &quot;&quot;; &quot;const newPC = (&quot;&amp;[.Q154]&amp;&quot;)&amp;0xFFFF; &quot;; &quot;&quot;);  IF([.M154] &lt;&gt; &quot;&quot;; &quot;cpu.A = newA; &quot;; &quot;&quot;); IF([.N154] &lt;&gt; &quot;&quot;; &quot;cpu.X = newX; &quot;; &quot;&quot;); IF([.O154] &lt;&gt; &quot;&quot;; &quot;cpu.Y = newY; &quot;; &quot;&quot;); IF([.P154] &lt;&gt; &quot;&quot;; &quot;cpu.SP = newSP; &quot;; &quot;&quot;); IF([.Q154] &lt;&gt; &quot;&quot;; &quot;cpu.PC = newPC; &quot;; &quot;&quot;);  IF( ([.R154] &amp; [.S154] &amp; [.T154] &amp; [.U154] &amp; [.V154] &amp; [.W154]) &lt;&gt; &quot;&quot;; join(&quot;&quot;;    IF( [.R154] &lt;&gt; &quot;&quot;; &quot;const carry = &quot; &amp; [.R154] &amp; &quot;;&quot;;     &quot;const carry = SR&amp;1; &quot;);   IF( [.S154] &lt;&gt; &quot;&quot;; &quot;const zero = &quot; &amp; [.S154] &amp; &quot;;&quot;;      &quot;const zero = (SR&gt;&gt;1)&amp;1; &quot;);   IF( [.T154] &lt;&gt; &quot;&quot;; &quot;const interrupt = &quot; &amp; [.T154] &amp; &quot;;&quot;; &quot;const interrupt = (SR&gt;&gt;2)&amp;1; &quot;);   IF( [.U154] &lt;&gt; &quot;&quot;; &quot;const decimal = &quot; &amp; [.U154] &amp; &quot;;&quot;;   &quot;const decimal = (SR&gt;&gt;3)&amp;1; &quot;);   IF( [.V154] &lt;&gt; &quot;&quot;; &quot;const overflow = &quot; &amp; [.V154] &amp; &quot;;&quot;;  &quot;const overflow = (SR&gt;&gt;6)&amp;1; &quot;);   IF( [.W154] &lt;&gt; &quot;&quot;; &quot;const negative = &quot; &amp; [.W154] &amp; &quot;;&quot;;  &quot;const negative = (SR&gt;&gt;7)&amp;1; &quot;)  ); &quot;&quot;);  IF( ([.R154] &amp; [.S154] &amp; [.T154] &amp; [.U154] &amp; [.V154] &amp; [.W154]) &lt;&gt; &quot;&quot;; &quot;cpu.SR = carry + (zero&lt;&lt;1) + (interrupt&lt;&lt;2) + (decimal&lt;&lt;3) + (overflow&lt;&lt;6) + (negative&lt;&lt;7); &quot;; &quot;&quot;);  IF( [.Q154] &lt;&gt; &quot;&quot;; &quot;*PC = &quot; &amp; [.Q154] &amp; &quot;;&quot;; &quot;cpu.PC = PC + &quot; &amp; (LEN([.A154]&amp;&quot; &quot;)/3) &amp; &quot;; &quot; );  IF( [.Y154] &lt;&gt; &quot;&quot;; &quot;memory[(&quot; &amp; [.Y154] &amp; &quot;)&amp;0xFFFF] = &quot; &amp; [.Z154] &amp; &quot;; &quot;; &quot;&quot;);  IF( [.AA154] &lt;&gt; &quot;&quot;; &quot;memory[(&quot; &amp; [.AA154] &amp; &quot;)&amp;0xFFFF] = (&quot; &amp; [.AB154] &amp; &quot;)&amp;0xFF; memory[((&quot; &amp; [.AA154] &amp; &quot;)+1)&amp;0xFFFF] = ((&quot; &amp; [.AB154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54] &lt;&gt; &quot;&quot;; &quot;BB &quot;; &quot;&quot;) &amp; IF([.$AN154] &lt;&gt; &quot;&quot;; &quot;LL HH &quot;; &quot;&quot;) &amp; IF([.$AO154] &lt;&gt; &quot;&quot;; &quot;SS &quot;; &quot;&quot;) &amp; IF([.$AP154] &lt;&gt; &quot;&quot;; &quot;RR &quot;; &quot;&quot;) &amp; IF([.$AQ154] &lt;&gt; &quot;&quot;; &quot;PP QQ &quot;; &quot;&quot;) &amp; LEFT([.$A154];2)" office:value-type="string" office:string-value="SS F5" calcext:value-type="string">
            <text:p>SS F5</text:p>
          </table:table-cell>
          <table:table-cell table:style-name="ce80" table:formula="of:=&quot;UN&quot; &amp;[.B154]" office:value-type="string" office:string-value="UNSBC" calcext:value-type="string">
            <text:p>UNSBC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F6 LL</text:p>
          </table:table-cell>
          <table:table-cell table:style-name="ce27" office:value-type="string" calcext:value-type="string">
            <text:p>INC</text:p>
          </table:table-cell>
          <table:table-cell table:style-name="ce52" office:value-type="float" office:value="6" calcext:value-type="float">
            <text:p>6</text:p>
          </table:table-cell>
          <table:table-cell table:style-name="ce76" office:value-type="string" calcext:value-type="string">
            <text:p>$LL, X</text:p>
          </table:table-cell>
          <table:table-cell table:style-name="ce96"/>
          <table:table-cell table:style-name="ce98"/>
          <table:table-cell table:style-name="ce117"/>
          <table:table-cell table:style-name="ce95"/>
          <table:table-cell table:style-name="ce76"/>
          <table:table-cell table:style-name="ce76" office:value-type="string" calcext:value-type="string">
            <text:p>(LL + X) &amp; 0xFF</text:p>
          </table:table-cell>
          <table:table-cell table:style-name="ce76"/>
          <table:table-cell table:style-name="ce76" office:value-type="string" calcext:value-type="string">
            <text:p>readByte + 1</text:p>
          </table:table-cell>
          <table:table-cell table:style-name="ce187"/>
          <table:table-cell table:style-name="ce149" table:number-columns-repeated="4"/>
          <table:table-cell table:style-name="ce187"/>
          <table:table-cell table:style-name="ce76" office:value-type="string" calcext:value-type="string">
            <text:p>(result | -result) &gt;&gt; 7</text:p>
          </table:table-cell>
          <table:table-cell table:style-name="ce149" table:number-columns-repeated="4"/>
          <table:table-cell table:style-name="ce215" office:value-type="string" calcext:value-type="string">
            <text:p>result &gt;&gt; 7</text:p>
          </table:table-cell>
          <table:table-cell table:style-name="ce178" office:value-type="string" calcext:value-type="string">
            <text:p>readByteAddress</text:p>
          </table:table-cell>
          <table:table-cell table:style-name="ce76" office:value-type="string" calcext:value-type="string">
            <text:p>result</text:p>
          </table:table-cell>
          <table:table-cell table:style-name="ce149" table:number-columns-repeated="2"/>
          <table:table-cell table:style-name="ce244"/>
          <table:table-cell table:style-name="ce95"/>
          <table:table-cell table:style-name="ce253" table:formula="of:=&quot;  if instruction == 0x&quot; &amp; LEFT([.A155];2) &amp; &quot; { &quot; &amp;  join(&quot;&quot;;  IF(LEN([.A155]) &gt; 3; &quot;LL := memory[PC + 1]; &quot;; &quot;&quot;);  IF([.I155] &lt;&gt; &quot;&quot;; &quot;zeroPageWord := memory[(&quot;&amp;[.I155]&amp;&quot;)&amp;0xFF] + (memory[((&quot;&amp;[.I155]&amp;&quot;)+1)&amp;0xFF]&lt;&lt;8); &quot;; &quot;&quot;);  IF([.J155] &lt;&gt; &quot;&quot;; &quot;readByte := memory[(&quot;&amp;[.J155]&amp;&quot;)&amp;0xFFFF]; &quot;; &quot;&quot;); IF([.K155] &lt;&gt; &quot;&quot;; &quot;readWord := memory[(&quot;&amp;[.K155]&amp;&quot;)&amp;0xFFFF] + (memory[((&quot;&amp;[.K155]&amp;&quot;)+1)&amp;0xFFFF]&lt;&lt;8); &quot;; &quot;&quot;);  IF([.L155] &lt;&gt; &quot;&quot;; &quot;result := &quot;&amp;[.L155]&amp;&quot;; &quot;; &quot;&quot;);  IF([.M155] &lt;&gt; &quot;&quot;; &quot;newA := &quot;&amp;[.M155]&amp;&quot;; &quot;; &quot;&quot;); IF([.N155] &lt;&gt; &quot;&quot;; &quot;newX := &quot;&amp;[.N155]&amp;&quot;; &quot;; &quot;&quot;); IF([.O155] &lt;&gt; &quot;&quot;; &quot;newY := &quot;&amp;[.O155]&amp;&quot;; &quot;; &quot;&quot;); IF([.P155] &lt;&gt; &quot;&quot;; &quot;newSP := &quot;&amp;[.P155]&amp;&quot;; &quot;; &quot;&quot;); IF([.Q155] &lt;&gt; &quot;&quot;; &quot;newPC := &quot;&amp;[.Q155]&amp;&quot;; &quot;; &quot;&quot;);  IF([.M155] &lt;&gt; &quot;&quot;; &quot;*A = newA; &quot;; &quot;&quot;); IF([.N155] &lt;&gt; &quot;&quot;; &quot;*X = newX; &quot;; &quot;&quot;); IF([.O155] &lt;&gt; &quot;&quot;; &quot;*Y = newY; &quot;; &quot;&quot;); IF([.P155] &lt;&gt; &quot;&quot;; &quot;*SP = newSP; &quot;; &quot;&quot;); IF([.Q155] &lt;&gt; &quot;&quot;; &quot;*PC = newPC; &quot;; &quot;&quot;);  IF( ([.R155] &amp; [.S155] &amp; [.T155] &amp; [.U155] &amp; [.V155] &amp; [.W155]) &lt;&gt; &quot;&quot;; join(&quot;&quot;;    IF( [.R155] &lt;&gt; &quot;&quot;; &quot;carry := &quot; &amp; [.R155] &amp; &quot;;&quot;; &quot;carry := SR&amp;1; &quot;);   IF( [.S155] &lt;&gt; &quot;&quot;; &quot;zero := &quot; &amp; [.S155] &amp; &quot;;&quot;; &quot;zero := (SR&gt;&gt;1)&amp;1; &quot;);   IF( [.T155] &lt;&gt; &quot;&quot;; &quot;interrupt := &quot; &amp; [.T155] &amp; &quot;;&quot;; &quot;interrupt := (SR&gt;&gt;2)&amp;1; &quot;);   IF( [.U155] &lt;&gt; &quot;&quot;; &quot;decimal := &quot; &amp; [.U155] &amp; &quot;;&quot;; &quot;decimal := (SR&gt;&gt;3)&amp;1; &quot;);   IF( [.V155] &lt;&gt; &quot;&quot;; &quot;overflow := &quot; &amp; [.V155] &amp; &quot;;&quot;; &quot;overflow := (SR&gt;&gt;6)&amp;1; &quot;);   IF( [.W155] &lt;&gt; &quot;&quot;; &quot;negative := &quot; &amp; [.W155] &amp; &quot;;&quot;; &quot;negative := (SR&gt;&gt;7)&amp;1; &quot;)  ); &quot;&quot;);  IF( ([.R155] &amp; [.S155] &amp; [.T155] &amp; [.U155] &amp; [.V155] &amp; [.W155]) &lt;&gt; &quot;&quot;; &quot;*SR = carry + (zero&lt;&lt;1) + (interrupt&lt;&lt;2) + (decimal&lt;&lt;3) + (overflow&lt;&lt;6) + (negative&lt;&lt;7); &quot;; &quot;&quot;);  IF( [.Q155] &lt;&gt; &quot;&quot;; &quot;*PC = &quot; &amp; [.Q155] &amp; &quot;;&quot;; &quot;*PC = PC + &quot; &amp; (LEN([.A155]&amp;&quot; &quot;)/3) &amp; &quot;; &quot; );  IF( [.Y155] &lt;&gt; &quot;&quot;; &quot;memory[(&quot; &amp; [.Y155] &amp; &quot;)&amp;0xFFFF] = &quot; &amp; [.Z155] &amp; &quot;; &quot;; &quot;&quot;);  IF( [.AA155] &lt;&gt; &quot;&quot;; &quot;memory[(&quot; &amp; [.AA155] &amp; &quot;)&amp;0xFFFF] = (&quot; &amp; [.AB155] &amp; &quot;)&amp;0xFF; memory[((&quot; &amp; [.AA155] &amp; &quot;)+1)&amp;0xFFFF] = ((&quot; &amp; [.AB155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5];2) &amp; &quot; ) { &quot; &amp;  join(&quot;&quot;;  IF(LEN([.A155]) &gt; 3; &quot;unsigned char LL = memory[(PC+1)&amp;0xFFFF]; &quot;; &quot;&quot;); IF(LEN([.A155]) &gt; 6; &quot;unsigned int HH = memory[(PC+2)&amp;0xFFFF]; &quot;; &quot;&quot;); IF(LEN([.A155]) &gt; 6; &quot;unsigned int HHLL = LL + (HH&lt;&lt;8); &quot;; &quot;&quot;);  IF([.I155] &lt;&gt; &quot;&quot;; &quot;unsigned int zeroPageWord = memory[(&quot;&amp;[.I155]&amp;&quot;)&amp;0xFF] + (memory[((&quot;&amp;[.I155]&amp;&quot;)+1)&amp;0xFF]&lt;&lt;8); &quot;; &quot;&quot;);  IF([.J155] &lt;&gt; &quot;&quot;; &quot;unsigned char readByte = memory[(&quot;&amp;[.J155]&amp;&quot;)&amp;0xFFFF]; &quot;; &quot;&quot;); IF([.K155] &lt;&gt; &quot;&quot;; &quot;unsigned int readWord := memory[(&quot;&amp;[.K155]&amp;&quot;)&amp;0xFFFF] + (memory[((&quot;&amp;[.K155]&amp;&quot;)+1)&amp;0xFFFF]&lt;&lt;8); &quot;; &quot;&quot;);  IF([.L155] &lt;&gt; &quot;&quot;; &quot;unsigned int result = &quot;&amp;[.L155]&amp;&quot;; &quot;; &quot;&quot;);  IF([.M155] &lt;&gt; &quot;&quot;; &quot;unsigned char newA = &quot;&amp;[.M155]&amp;&quot;; &quot;; &quot;&quot;); IF([.N155] &lt;&gt; &quot;&quot;; &quot;unsigned char newX = &quot;&amp;[.N155]&amp;&quot;; &quot;; &quot;&quot;); IF([.O155] &lt;&gt; &quot;&quot;; &quot;unsigned char newY = &quot;&amp;[.O155]&amp;&quot;; &quot;; &quot;&quot;); IF([.P155] &lt;&gt; &quot;&quot;; &quot;unsigned char newSP = &quot;&amp;[.P155]&amp;&quot;; &quot;; &quot;&quot;); IF([.Q155] &lt;&gt; &quot;&quot;; &quot;unsigned int newPC = (&quot;&amp;[.Q155]&amp;&quot;)&amp;0xFFFF; &quot;; &quot;&quot;);  IF([.M155] &lt;&gt; &quot;&quot;; &quot;*A = newA; &quot;; &quot;&quot;); IF([.N155] &lt;&gt; &quot;&quot;; &quot;*X = newX; &quot;; &quot;&quot;); IF([.O155] &lt;&gt; &quot;&quot;; &quot;*Y = newY; &quot;; &quot;&quot;); IF([.P155] &lt;&gt; &quot;&quot;; &quot;*SP = newSP; &quot;; &quot;&quot;); IF([.Q155] &lt;&gt; &quot;&quot;; &quot;*PC = newPC; &quot;; &quot;&quot;);  IF( ([.R155] &amp; [.S155] &amp; [.T155] &amp; [.U155] &amp; [.V155] &amp; [.W155]) &lt;&gt; &quot;&quot;; join(&quot;&quot;;    IF( [.R155] &lt;&gt; &quot;&quot;; &quot;unsigned char carry = &quot; &amp; [.R155] &amp; &quot;;&quot;; &quot;unsigned char carry = SR&amp;1; &quot;);   IF( [.S155] &lt;&gt; &quot;&quot;; &quot;unsigned char zero = &quot; &amp; [.S155] &amp; &quot;;&quot;; &quot;unsigned char zero = (SR&gt;&gt;1)&amp;1; &quot;);   IF( [.T155] &lt;&gt; &quot;&quot;; &quot;unsigned char interrupt = &quot; &amp; [.T155] &amp; &quot;;&quot;; &quot;unsigned char interrupt = (SR&gt;&gt;2)&amp;1; &quot;);   IF( [.U155] &lt;&gt; &quot;&quot;; &quot;unsigned char decimal = &quot; &amp; [.U155] &amp; &quot;;&quot;; &quot;unsigned char decimal = (SR&gt;&gt;3)&amp;1; &quot;);   IF( [.V155] &lt;&gt; &quot;&quot;; &quot;unsigned char overflow = &quot; &amp; [.V155] &amp; &quot;;&quot;; &quot;unsigned char overflow = (SR&gt;&gt;6)&amp;1; &quot;);   IF( [.W155] &lt;&gt; &quot;&quot;; &quot;unsigned char negative = &quot; &amp; [.W155] &amp; &quot;;&quot;; &quot;unsigned char negative = (SR&gt;&gt;7)&amp;1; &quot;)  ); &quot;&quot;);  IF( ([.R155] &amp; [.S155] &amp; [.T155] &amp; [.U155] &amp; [.V155] &amp; [.W155]) &lt;&gt; &quot;&quot;; &quot;*SR = carry + (zero&lt;&lt;1) + (interrupt&lt;&lt;2) + (decimal&lt;&lt;3) + (overflow&lt;&lt;6) + (negative&lt;&lt;7); &quot;; &quot;&quot;);  IF( [.Q155] &lt;&gt; &quot;&quot;; &quot;*PC = &quot; &amp; [.Q155] &amp; &quot;;&quot;; &quot;*PC = PC + &quot; &amp; (LEN([.A155]&amp;&quot; &quot;)/3) &amp; &quot;; &quot; );  IF( [.Y155] &lt;&gt; &quot;&quot;; &quot;memory[(&quot; &amp; [.Y155] &amp; &quot;)&amp;0xFFFF] = &quot; &amp; [.Z155] &amp; &quot;; &quot;; &quot;&quot;);  IF( [.AA155] &lt;&gt; &quot;&quot;; &quot;memory[(&quot; &amp; [.AA155] &amp; &quot;)&amp;0xFFFF] = (&quot; &amp; [.AB155] &amp; &quot;)&amp;0xFF; memory[((&quot; &amp; [.AA155] &amp; &quot;)+1)&amp;0xFFFF] = ((&quot; &amp; [.AB15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5];2) &amp; &quot; ) { &quot; &amp;  join(&quot;&quot;;  IF(LEN([.A155]) &gt; 3; &quot;const LL = memory[(PC+1)&amp;0xFFFF]; &quot;; &quot;&quot;); IF(LEN([.A155]) &gt; 6; &quot;const HH = memory[(PC+2)&amp;0xFFFF]; &quot;; &quot;&quot;); IF(LEN([.A155]) &gt; 6; &quot;const HHLL = LL + (HH&lt;&lt;8); &quot;; &quot;&quot;);  IF([.I155] &lt;&gt; &quot;&quot;; &quot;const zeroPageWord = memory[(&quot;&amp;[.I155]&amp;&quot;)&amp;0xFF] + (memory[((&quot;&amp;[.I155]&amp;&quot;)+1)&amp;0xFF]&lt;&lt;8); &quot;; &quot;&quot;);  IF([.J155] &lt;&gt; &quot;&quot;; &quot;const readByte = memory[(&quot;&amp;[.J155]&amp;&quot;)&amp;0xFFFF]; &quot;; &quot;&quot;); IF([.K155] &lt;&gt; &quot;&quot;; &quot;const readWord = memory[(&quot;&amp;[.K155]&amp;&quot;)&amp;0xFFFF] + (memory[((&quot;&amp;[.K155]&amp;&quot;)+1)&amp;0xFFFF]&lt;&lt;8); &quot;; &quot;&quot;);  IF([.L155] &lt;&gt; &quot;&quot;; &quot;const result = &quot;&amp;[.L155]&amp;&quot;; &quot;; &quot;&quot;);  IF([.M155] &lt;&gt; &quot;&quot;; &quot;const newA = &quot;&amp;[.M155]&amp;&quot;; &quot;; &quot;&quot;); IF([.N155] &lt;&gt; &quot;&quot;; &quot;const newX = &quot;&amp;[.N155]&amp;&quot;; &quot;; &quot;&quot;); IF([.O155] &lt;&gt; &quot;&quot;; &quot;const newY = &quot;&amp;[.O155]&amp;&quot;; &quot;; &quot;&quot;); IF([.P155] &lt;&gt; &quot;&quot;; &quot;const newSP = &quot;&amp;[.P155]&amp;&quot;; &quot;; &quot;&quot;); IF([.Q155] &lt;&gt; &quot;&quot;; &quot;const newPC = (&quot;&amp;[.Q155]&amp;&quot;)&amp;0xFFFF; &quot;; &quot;&quot;);  IF([.M155] &lt;&gt; &quot;&quot;; &quot;cpu.A = newA; &quot;; &quot;&quot;); IF([.N155] &lt;&gt; &quot;&quot;; &quot;cpu.X = newX; &quot;; &quot;&quot;); IF([.O155] &lt;&gt; &quot;&quot;; &quot;cpu.Y = newY; &quot;; &quot;&quot;); IF([.P155] &lt;&gt; &quot;&quot;; &quot;cpu.SP = newSP; &quot;; &quot;&quot;); IF([.Q155] &lt;&gt; &quot;&quot;; &quot;cpu.PC = newPC; &quot;; &quot;&quot;);  IF( ([.R155] &amp; [.S155] &amp; [.T155] &amp; [.U155] &amp; [.V155] &amp; [.W155]) &lt;&gt; &quot;&quot;; join(&quot;&quot;;    IF( [.R155] &lt;&gt; &quot;&quot;; &quot;const carry = &quot; &amp; [.R155] &amp; &quot;;&quot;;     &quot;const carry = SR&amp;1; &quot;);   IF( [.S155] &lt;&gt; &quot;&quot;; &quot;const zero = &quot; &amp; [.S155] &amp; &quot;;&quot;;      &quot;const zero = (SR&gt;&gt;1)&amp;1; &quot;);   IF( [.T155] &lt;&gt; &quot;&quot;; &quot;const interrupt = &quot; &amp; [.T155] &amp; &quot;;&quot;; &quot;const interrupt = (SR&gt;&gt;2)&amp;1; &quot;);   IF( [.U155] &lt;&gt; &quot;&quot;; &quot;const decimal = &quot; &amp; [.U155] &amp; &quot;;&quot;;   &quot;const decimal = (SR&gt;&gt;3)&amp;1; &quot;);   IF( [.V155] &lt;&gt; &quot;&quot;; &quot;const overflow = &quot; &amp; [.V155] &amp; &quot;;&quot;;  &quot;const overflow = (SR&gt;&gt;6)&amp;1; &quot;);   IF( [.W155] &lt;&gt; &quot;&quot;; &quot;const negative = &quot; &amp; [.W155] &amp; &quot;;&quot;;  &quot;const negative = (SR&gt;&gt;7)&amp;1; &quot;)  ); &quot;&quot;);  IF( ([.R155] &amp; [.S155] &amp; [.T155] &amp; [.U155] &amp; [.V155] &amp; [.W155]) &lt;&gt; &quot;&quot;; &quot;cpu.SR = carry + (zero&lt;&lt;1) + (interrupt&lt;&lt;2) + (decimal&lt;&lt;3) + (overflow&lt;&lt;6) + (negative&lt;&lt;7); &quot;; &quot;&quot;);  IF( [.Q155] &lt;&gt; &quot;&quot;; &quot;*PC = &quot; &amp; [.Q155] &amp; &quot;;&quot;; &quot;cpu.PC = PC + &quot; &amp; (LEN([.A155]&amp;&quot; &quot;)/3) &amp; &quot;; &quot; );  IF( [.Y155] &lt;&gt; &quot;&quot;; &quot;memory[(&quot; &amp; [.Y155] &amp; &quot;)&amp;0xFFFF] = &quot; &amp; [.Z155] &amp; &quot;; &quot;; &quot;&quot;);  IF( [.AA155] &lt;&gt; &quot;&quot;; &quot;memory[(&quot; &amp; [.AA155] &amp; &quot;)&amp;0xFFFF] = (&quot; &amp; [.AB155] &amp; &quot;)&amp;0xFF; memory[((&quot; &amp; [.AA155] &amp; &quot;)+1)&amp;0xFFFF] = ((&quot; &amp; [.AB155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49" table:number-columns-repeated="2"/>
          <table:table-cell table:style-name="ce76" office:value-type="string" calcext:value-type="string">
            <text:p>SR</text:p>
          </table:table-cell>
          <table:table-cell table:style-name="ce76" table:number-columns-repeated="2"/>
          <table:table-cell table:style-name="ce76" office:value-type="string" calcext:value-type="string">
            <text:p>carry, zero</text:p>
          </table:table-cell>
          <table:table-cell table:style-name="ce149"/>
          <table:table-cell table:style-name="ce244"/>
          <table:table-cell table:style-name="ce282" table:formula="of:=IF([.$AM155] &lt;&gt; &quot;&quot;; &quot;BB &quot;; &quot;&quot;) &amp; IF([.$AN155] &lt;&gt; &quot;&quot;; &quot;LL HH &quot;; &quot;&quot;) &amp; IF([.$AO155] &lt;&gt; &quot;&quot;; &quot;SS &quot;; &quot;&quot;) &amp; IF([.$AP155] &lt;&gt; &quot;&quot;; &quot;RR &quot;; &quot;&quot;) &amp; IF([.$AQ155] &lt;&gt; &quot;&quot;; &quot;PP QQ &quot;; &quot;&quot;) &amp; LEFT([.$A155];2)" office:value-type="string" office:string-value="SS F6" calcext:value-type="string">
            <text:p>SS F6</text:p>
          </table:table-cell>
          <table:table-cell table:style-name="ce76" table:formula="of:=&quot;UN&quot; &amp;[.B155]" office:value-type="string" office:string-value="UNINC" calcext:value-type="string">
            <text:p>UNINC</text:p>
          </table:table-cell>
          <table:table-cell table:style-name="ce76" office:value-type="string" calcext:value-type="string">
            <text:p>$SS</text:p>
          </table:table-cell>
          <table:table-cell table:style-name="ce96"/>
          <table:table-cell table:style-name="ce76" table:number-columns-repeated="14"/>
          <table:table-cell table:style-name="ce98"/>
          <table:table-cell table:style-name="ce76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F8</text:p>
          </table:table-cell>
          <table:table-cell table:style-name="ce20" office:value-type="string" calcext:value-type="string">
            <text:p>SED</text:p>
          </table:table-cell>
          <table:table-cell table:style-name="ce45" office:value-type="float" office:value="2" calcext:value-type="float">
            <text:p>2</text:p>
          </table:table-cell>
          <table:table-cell table:style-name="ce73"/>
          <table:table-cell table:style-name="ce96"/>
          <table:table-cell table:style-name="ce98"/>
          <table:table-cell table:style-name="ce114"/>
          <table:table-cell table:style-name="ce95"/>
          <table:table-cell table:style-name="ce68" table:formula="of:=IF([.$D156] = &quot;($LL, X)&quot;;&quot;(arg1+X)&amp;0xFF&quot;;&quot;&quot;)">
            <text:p/>
          </table:table-cell>
          <table:table-cell table:style-name="ce73" table:number-columns-repeated="3"/>
          <table:table-cell table:style-name="ce169"/>
          <table:table-cell table:style-name="ce73" table:number-columns-repeated="4"/>
          <table:table-cell table:style-name="ce169"/>
          <table:table-cell table:style-name="ce68"/>
          <table:table-cell table:style-name="ce73"/>
          <table:table-cell table:style-name="ce68" office:value-type="string" calcext:value-type="string">
            <text:p>0x1</text:p>
          </table:table-cell>
          <table:table-cell table:style-name="ce73" table:number-columns-repeated="2"/>
          <table:table-cell table:style-name="ce208"/>
          <table:table-cell table:style-name="ce169"/>
          <table:table-cell table:style-name="ce73" table:number-columns-repeated="3"/>
          <table:table-cell table:style-name="ce244"/>
          <table:table-cell table:style-name="ce95"/>
          <table:table-cell table:style-name="ce253" table:formula="of:=&quot;  if instruction == 0x&quot; &amp; LEFT([.A156];2) &amp; &quot; { &quot; &amp;  join(&quot;&quot;;  IF(LEN([.A156]) &gt; 3; &quot;LL := memory[PC + 1]; &quot;; &quot;&quot;);  IF([.I156] &lt;&gt; &quot;&quot;; &quot;zeroPageWord := memory[(&quot;&amp;[.I156]&amp;&quot;)&amp;0xFF] + (memory[((&quot;&amp;[.I156]&amp;&quot;)+1)&amp;0xFF]&lt;&lt;8); &quot;; &quot;&quot;);  IF([.J156] &lt;&gt; &quot;&quot;; &quot;readByte := memory[(&quot;&amp;[.J156]&amp;&quot;)&amp;0xFFFF]; &quot;; &quot;&quot;); IF([.K156] &lt;&gt; &quot;&quot;; &quot;readWord := memory[(&quot;&amp;[.K156]&amp;&quot;)&amp;0xFFFF] + (memory[((&quot;&amp;[.K156]&amp;&quot;)+1)&amp;0xFFFF]&lt;&lt;8); &quot;; &quot;&quot;);  IF([.L156] &lt;&gt; &quot;&quot;; &quot;result := &quot;&amp;[.L156]&amp;&quot;; &quot;; &quot;&quot;);  IF([.M156] &lt;&gt; &quot;&quot;; &quot;newA := &quot;&amp;[.M156]&amp;&quot;; &quot;; &quot;&quot;); IF([.N156] &lt;&gt; &quot;&quot;; &quot;newX := &quot;&amp;[.N156]&amp;&quot;; &quot;; &quot;&quot;); IF([.O156] &lt;&gt; &quot;&quot;; &quot;newY := &quot;&amp;[.O156]&amp;&quot;; &quot;; &quot;&quot;); IF([.P156] &lt;&gt; &quot;&quot;; &quot;newSP := &quot;&amp;[.P156]&amp;&quot;; &quot;; &quot;&quot;); IF([.Q156] &lt;&gt; &quot;&quot;; &quot;newPC := &quot;&amp;[.Q156]&amp;&quot;; &quot;; &quot;&quot;);  IF([.M156] &lt;&gt; &quot;&quot;; &quot;*A = newA; &quot;; &quot;&quot;); IF([.N156] &lt;&gt; &quot;&quot;; &quot;*X = newX; &quot;; &quot;&quot;); IF([.O156] &lt;&gt; &quot;&quot;; &quot;*Y = newY; &quot;; &quot;&quot;); IF([.P156] &lt;&gt; &quot;&quot;; &quot;*SP = newSP; &quot;; &quot;&quot;); IF([.Q156] &lt;&gt; &quot;&quot;; &quot;*PC = newPC; &quot;; &quot;&quot;);  IF( ([.R156] &amp; [.S156] &amp; [.T156] &amp; [.U156] &amp; [.V156] &amp; [.W156]) &lt;&gt; &quot;&quot;; join(&quot;&quot;;    IF( [.R156] &lt;&gt; &quot;&quot;; &quot;carry := &quot; &amp; [.R156] &amp; &quot;;&quot;; &quot;carry := SR&amp;1; &quot;);   IF( [.S156] &lt;&gt; &quot;&quot;; &quot;zero := &quot; &amp; [.S156] &amp; &quot;;&quot;; &quot;zero := (SR&gt;&gt;1)&amp;1; &quot;);   IF( [.T156] &lt;&gt; &quot;&quot;; &quot;interrupt := &quot; &amp; [.T156] &amp; &quot;;&quot;; &quot;interrupt := (SR&gt;&gt;2)&amp;1; &quot;);   IF( [.U156] &lt;&gt; &quot;&quot;; &quot;decimal := &quot; &amp; [.U156] &amp; &quot;;&quot;; &quot;decimal := (SR&gt;&gt;3)&amp;1; &quot;);   IF( [.V156] &lt;&gt; &quot;&quot;; &quot;overflow := &quot; &amp; [.V156] &amp; &quot;;&quot;; &quot;overflow := (SR&gt;&gt;6)&amp;1; &quot;);   IF( [.W156] &lt;&gt; &quot;&quot;; &quot;negative := &quot; &amp; [.W156] &amp; &quot;;&quot;; &quot;negative := (SR&gt;&gt;7)&amp;1; &quot;)  ); &quot;&quot;);  IF( ([.R156] &amp; [.S156] &amp; [.T156] &amp; [.U156] &amp; [.V156] &amp; [.W156]) &lt;&gt; &quot;&quot;; &quot;*SR = carry + (zero&lt;&lt;1) + (interrupt&lt;&lt;2) + (decimal&lt;&lt;3) + (overflow&lt;&lt;6) + (negative&lt;&lt;7); &quot;; &quot;&quot;);  IF( [.Q156] &lt;&gt; &quot;&quot;; &quot;*PC = &quot; &amp; [.Q156] &amp; &quot;;&quot;; &quot;*PC = PC + &quot; &amp; (LEN([.A156]&amp;&quot; &quot;)/3) &amp; &quot;; &quot; );  IF( [.Y156] &lt;&gt; &quot;&quot;; &quot;memory[(&quot; &amp; [.Y156] &amp; &quot;)&amp;0xFFFF] = &quot; &amp; [.Z156] &amp; &quot;; &quot;; &quot;&quot;);  IF( [.AA156] &lt;&gt; &quot;&quot;; &quot;memory[(&quot; &amp; [.AA156] &amp; &quot;)&amp;0xFFFF] = (&quot; &amp; [.AB156] &amp; &quot;)&amp;0xFF; memory[((&quot; &amp; [.AA156] &amp; &quot;)+1)&amp;0xFFFF] = ((&quot; &amp; [.AB156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6];2) &amp; &quot; ) { &quot; &amp;  join(&quot;&quot;;  IF(LEN([.A156]) &gt; 3; &quot;unsigned char LL = memory[(PC+1)&amp;0xFFFF]; &quot;; &quot;&quot;); IF(LEN([.A156]) &gt; 6; &quot;unsigned int HH = memory[(PC+2)&amp;0xFFFF]; &quot;; &quot;&quot;); IF(LEN([.A156]) &gt; 6; &quot;unsigned int HHLL = LL + (HH&lt;&lt;8); &quot;; &quot;&quot;);  IF([.I156] &lt;&gt; &quot;&quot;; &quot;unsigned int zeroPageWord = memory[(&quot;&amp;[.I156]&amp;&quot;)&amp;0xFF] + (memory[((&quot;&amp;[.I156]&amp;&quot;)+1)&amp;0xFF]&lt;&lt;8); &quot;; &quot;&quot;);  IF([.J156] &lt;&gt; &quot;&quot;; &quot;unsigned char readByte = memory[(&quot;&amp;[.J156]&amp;&quot;)&amp;0xFFFF]; &quot;; &quot;&quot;); IF([.K156] &lt;&gt; &quot;&quot;; &quot;unsigned int readWord := memory[(&quot;&amp;[.K156]&amp;&quot;)&amp;0xFFFF] + (memory[((&quot;&amp;[.K156]&amp;&quot;)+1)&amp;0xFFFF]&lt;&lt;8); &quot;; &quot;&quot;);  IF([.L156] &lt;&gt; &quot;&quot;; &quot;unsigned int result = &quot;&amp;[.L156]&amp;&quot;; &quot;; &quot;&quot;);  IF([.M156] &lt;&gt; &quot;&quot;; &quot;unsigned char newA = &quot;&amp;[.M156]&amp;&quot;; &quot;; &quot;&quot;); IF([.N156] &lt;&gt; &quot;&quot;; &quot;unsigned char newX = &quot;&amp;[.N156]&amp;&quot;; &quot;; &quot;&quot;); IF([.O156] &lt;&gt; &quot;&quot;; &quot;unsigned char newY = &quot;&amp;[.O156]&amp;&quot;; &quot;; &quot;&quot;); IF([.P156] &lt;&gt; &quot;&quot;; &quot;unsigned char newSP = &quot;&amp;[.P156]&amp;&quot;; &quot;; &quot;&quot;); IF([.Q156] &lt;&gt; &quot;&quot;; &quot;unsigned int newPC = (&quot;&amp;[.Q156]&amp;&quot;)&amp;0xFFFF; &quot;; &quot;&quot;);  IF([.M156] &lt;&gt; &quot;&quot;; &quot;*A = newA; &quot;; &quot;&quot;); IF([.N156] &lt;&gt; &quot;&quot;; &quot;*X = newX; &quot;; &quot;&quot;); IF([.O156] &lt;&gt; &quot;&quot;; &quot;*Y = newY; &quot;; &quot;&quot;); IF([.P156] &lt;&gt; &quot;&quot;; &quot;*SP = newSP; &quot;; &quot;&quot;); IF([.Q156] &lt;&gt; &quot;&quot;; &quot;*PC = newPC; &quot;; &quot;&quot;);  IF( ([.R156] &amp; [.S156] &amp; [.T156] &amp; [.U156] &amp; [.V156] &amp; [.W156]) &lt;&gt; &quot;&quot;; join(&quot;&quot;;    IF( [.R156] &lt;&gt; &quot;&quot;; &quot;unsigned char carry = &quot; &amp; [.R156] &amp; &quot;;&quot;; &quot;unsigned char carry = SR&amp;1; &quot;);   IF( [.S156] &lt;&gt; &quot;&quot;; &quot;unsigned char zero = &quot; &amp; [.S156] &amp; &quot;;&quot;; &quot;unsigned char zero = (SR&gt;&gt;1)&amp;1; &quot;);   IF( [.T156] &lt;&gt; &quot;&quot;; &quot;unsigned char interrupt = &quot; &amp; [.T156] &amp; &quot;;&quot;; &quot;unsigned char interrupt = (SR&gt;&gt;2)&amp;1; &quot;);   IF( [.U156] &lt;&gt; &quot;&quot;; &quot;unsigned char decimal = &quot; &amp; [.U156] &amp; &quot;;&quot;; &quot;unsigned char decimal = (SR&gt;&gt;3)&amp;1; &quot;);   IF( [.V156] &lt;&gt; &quot;&quot;; &quot;unsigned char overflow = &quot; &amp; [.V156] &amp; &quot;;&quot;; &quot;unsigned char overflow = (SR&gt;&gt;6)&amp;1; &quot;);   IF( [.W156] &lt;&gt; &quot;&quot;; &quot;unsigned char negative = &quot; &amp; [.W156] &amp; &quot;;&quot;; &quot;unsigned char negative = (SR&gt;&gt;7)&amp;1; &quot;)  ); &quot;&quot;);  IF( ([.R156] &amp; [.S156] &amp; [.T156] &amp; [.U156] &amp; [.V156] &amp; [.W156]) &lt;&gt; &quot;&quot;; &quot;*SR = carry + (zero&lt;&lt;1) + (interrupt&lt;&lt;2) + (decimal&lt;&lt;3) + (overflow&lt;&lt;6) + (negative&lt;&lt;7); &quot;; &quot;&quot;);  IF( [.Q156] &lt;&gt; &quot;&quot;; &quot;*PC = &quot; &amp; [.Q156] &amp; &quot;;&quot;; &quot;*PC = PC + &quot; &amp; (LEN([.A156]&amp;&quot; &quot;)/3) &amp; &quot;; &quot; );  IF( [.Y156] &lt;&gt; &quot;&quot;; &quot;memory[(&quot; &amp; [.Y156] &amp; &quot;)&amp;0xFFFF] = &quot; &amp; [.Z156] &amp; &quot;; &quot;; &quot;&quot;);  IF( [.AA156] &lt;&gt; &quot;&quot;; &quot;memory[(&quot; &amp; [.AA156] &amp; &quot;)&amp;0xFFFF] = (&quot; &amp; [.AB156] &amp; &quot;)&amp;0xFF; memory[((&quot; &amp; [.AA156] &amp; &quot;)+1)&amp;0xFFFF] = ((&quot; &amp; [.AB15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6];2) &amp; &quot; ) { &quot; &amp;  join(&quot;&quot;;  IF(LEN([.A156]) &gt; 3; &quot;const LL = memory[(PC+1)&amp;0xFFFF]; &quot;; &quot;&quot;); IF(LEN([.A156]) &gt; 6; &quot;const HH = memory[(PC+2)&amp;0xFFFF]; &quot;; &quot;&quot;); IF(LEN([.A156]) &gt; 6; &quot;const HHLL = LL + (HH&lt;&lt;8); &quot;; &quot;&quot;);  IF([.I156] &lt;&gt; &quot;&quot;; &quot;const zeroPageWord = memory[(&quot;&amp;[.I156]&amp;&quot;)&amp;0xFF] + (memory[((&quot;&amp;[.I156]&amp;&quot;)+1)&amp;0xFF]&lt;&lt;8); &quot;; &quot;&quot;);  IF([.J156] &lt;&gt; &quot;&quot;; &quot;const readByte = memory[(&quot;&amp;[.J156]&amp;&quot;)&amp;0xFFFF]; &quot;; &quot;&quot;); IF([.K156] &lt;&gt; &quot;&quot;; &quot;const readWord = memory[(&quot;&amp;[.K156]&amp;&quot;)&amp;0xFFFF] + (memory[((&quot;&amp;[.K156]&amp;&quot;)+1)&amp;0xFFFF]&lt;&lt;8); &quot;; &quot;&quot;);  IF([.L156] &lt;&gt; &quot;&quot;; &quot;const result = &quot;&amp;[.L156]&amp;&quot;; &quot;; &quot;&quot;);  IF([.M156] &lt;&gt; &quot;&quot;; &quot;const newA = &quot;&amp;[.M156]&amp;&quot;; &quot;; &quot;&quot;); IF([.N156] &lt;&gt; &quot;&quot;; &quot;const newX = &quot;&amp;[.N156]&amp;&quot;; &quot;; &quot;&quot;); IF([.O156] &lt;&gt; &quot;&quot;; &quot;const newY = &quot;&amp;[.O156]&amp;&quot;; &quot;; &quot;&quot;); IF([.P156] &lt;&gt; &quot;&quot;; &quot;const newSP = &quot;&amp;[.P156]&amp;&quot;; &quot;; &quot;&quot;); IF([.Q156] &lt;&gt; &quot;&quot;; &quot;const newPC = (&quot;&amp;[.Q156]&amp;&quot;)&amp;0xFFFF; &quot;; &quot;&quot;);  IF([.M156] &lt;&gt; &quot;&quot;; &quot;cpu.A = newA; &quot;; &quot;&quot;); IF([.N156] &lt;&gt; &quot;&quot;; &quot;cpu.X = newX; &quot;; &quot;&quot;); IF([.O156] &lt;&gt; &quot;&quot;; &quot;cpu.Y = newY; &quot;; &quot;&quot;); IF([.P156] &lt;&gt; &quot;&quot;; &quot;cpu.SP = newSP; &quot;; &quot;&quot;); IF([.Q156] &lt;&gt; &quot;&quot;; &quot;cpu.PC = newPC; &quot;; &quot;&quot;);  IF( ([.R156] &amp; [.S156] &amp; [.T156] &amp; [.U156] &amp; [.V156] &amp; [.W156]) &lt;&gt; &quot;&quot;; join(&quot;&quot;;    IF( [.R156] &lt;&gt; &quot;&quot;; &quot;const carry = &quot; &amp; [.R156] &amp; &quot;;&quot;;     &quot;const carry = SR&amp;1; &quot;);   IF( [.S156] &lt;&gt; &quot;&quot;; &quot;const zero = &quot; &amp; [.S156] &amp; &quot;;&quot;;      &quot;const zero = (SR&gt;&gt;1)&amp;1; &quot;);   IF( [.T156] &lt;&gt; &quot;&quot;; &quot;const interrupt = &quot; &amp; [.T156] &amp; &quot;;&quot;; &quot;const interrupt = (SR&gt;&gt;2)&amp;1; &quot;);   IF( [.U156] &lt;&gt; &quot;&quot;; &quot;const decimal = &quot; &amp; [.U156] &amp; &quot;;&quot;;   &quot;const decimal = (SR&gt;&gt;3)&amp;1; &quot;);   IF( [.V156] &lt;&gt; &quot;&quot;; &quot;const overflow = &quot; &amp; [.V156] &amp; &quot;;&quot;;  &quot;const overflow = (SR&gt;&gt;6)&amp;1; &quot;);   IF( [.W156] &lt;&gt; &quot;&quot;; &quot;const negative = &quot; &amp; [.W156] &amp; &quot;;&quot;;  &quot;const negative = (SR&gt;&gt;7)&amp;1; &quot;)  ); &quot;&quot;);  IF( ([.R156] &amp; [.S156] &amp; [.T156] &amp; [.U156] &amp; [.V156] &amp; [.W156]) &lt;&gt; &quot;&quot;; &quot;cpu.SR = carry + (zero&lt;&lt;1) + (interrupt&lt;&lt;2) + (decimal&lt;&lt;3) + (overflow&lt;&lt;6) + (negative&lt;&lt;7); &quot;; &quot;&quot;);  IF( [.Q156] &lt;&gt; &quot;&quot;; &quot;*PC = &quot; &amp; [.Q156] &amp; &quot;;&quot;; &quot;cpu.PC = PC + &quot; &amp; (LEN([.A156]&amp;&quot; &quot;)/3) &amp; &quot;; &quot; );  IF( [.Y156] &lt;&gt; &quot;&quot;; &quot;memory[(&quot; &amp; [.Y156] &amp; &quot;)&amp;0xFFFF] = &quot; &amp; [.Z156] &amp; &quot;; &quot;; &quot;&quot;);  IF( [.AA156] &lt;&gt; &quot;&quot;; &quot;memory[(&quot; &amp; [.AA156] &amp; &quot;)&amp;0xFFFF] = (&quot; &amp; [.AB156] &amp; &quot;)&amp;0xFF; memory[((&quot; &amp; [.AA156] &amp; &quot;)+1)&amp;0xFFFF] = ((&quot; &amp; [.AB156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73" table:number-columns-repeated="2"/>
          <table:table-cell table:style-name="ce68" office:value-type="string" calcext:value-type="string">
            <text:p>SR</text:p>
          </table:table-cell>
          <table:table-cell table:style-name="ce68" table:number-columns-repeated="2"/>
          <table:table-cell table:style-name="ce68" office:value-type="string" calcext:value-type="string">
            <text:p>decimal</text:p>
          </table:table-cell>
          <table:table-cell table:style-name="ce73"/>
          <table:table-cell table:style-name="ce244"/>
          <table:table-cell table:style-name="ce282" table:formula="of:=IF([.$AM156] &lt;&gt; &quot;&quot;; &quot;BB &quot;; &quot;&quot;) &amp; IF([.$AN156] &lt;&gt; &quot;&quot;; &quot;LL HH &quot;; &quot;&quot;) &amp; IF([.$AO156] &lt;&gt; &quot;&quot;; &quot;SS &quot;; &quot;&quot;) &amp; IF([.$AP156] &lt;&gt; &quot;&quot;; &quot;RR &quot;; &quot;&quot;) &amp; IF([.$AQ156] &lt;&gt; &quot;&quot;; &quot;PP QQ &quot;; &quot;&quot;) &amp; LEFT([.$A156];2)" office:value-type="string" office:string-value="SS F8" calcext:value-type="string">
            <text:p>SS F8</text:p>
          </table:table-cell>
          <table:table-cell table:style-name="ce68" table:formula="of:=&quot;UN&quot; &amp;[.B156]" office:value-type="string" office:string-value="UNSED" calcext:value-type="string">
            <text:p>UNSED</text:p>
          </table:table-cell>
          <table:table-cell table:style-name="ce68" office:value-type="string" calcext:value-type="string">
            <text:p>$SS</text:p>
          </table:table-cell>
          <table:table-cell table:style-name="ce96"/>
          <table:table-cell table:style-name="ce68" table:number-columns-repeated="14"/>
          <table:table-cell table:style-name="ce98"/>
          <table:table-cell table:style-name="ce68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F9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string" calcext:value-type="string">
            <text:p>4*</text:p>
          </table:table-cell>
          <table:table-cell table:style-name="ce80" office:value-type="string" calcext:value-type="string">
            <text:p>$HHLL, Y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157] = &quot;($LL, X)&quot;;&quot;(arg1+X)&amp;0xFF&quot;;&quot;&quot;)">
            <text:p/>
          </table:table-cell>
          <table:table-cell table:style-name="ce80" office:value-type="string" calcext:value-type="string">
            <text:p>HHLL + Y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57];2) &amp; &quot; { &quot; &amp;  join(&quot;&quot;;  IF(LEN([.A157]) &gt; 3; &quot;LL := memory[PC + 1]; &quot;; &quot;&quot;);  IF([.I157] &lt;&gt; &quot;&quot;; &quot;zeroPageWord := memory[(&quot;&amp;[.I157]&amp;&quot;)&amp;0xFF] + (memory[((&quot;&amp;[.I157]&amp;&quot;)+1)&amp;0xFF]&lt;&lt;8); &quot;; &quot;&quot;);  IF([.J157] &lt;&gt; &quot;&quot;; &quot;readByte := memory[(&quot;&amp;[.J157]&amp;&quot;)&amp;0xFFFF]; &quot;; &quot;&quot;); IF([.K157] &lt;&gt; &quot;&quot;; &quot;readWord := memory[(&quot;&amp;[.K157]&amp;&quot;)&amp;0xFFFF] + (memory[((&quot;&amp;[.K157]&amp;&quot;)+1)&amp;0xFFFF]&lt;&lt;8); &quot;; &quot;&quot;);  IF([.L157] &lt;&gt; &quot;&quot;; &quot;result := &quot;&amp;[.L157]&amp;&quot;; &quot;; &quot;&quot;);  IF([.M157] &lt;&gt; &quot;&quot;; &quot;newA := &quot;&amp;[.M157]&amp;&quot;; &quot;; &quot;&quot;); IF([.N157] &lt;&gt; &quot;&quot;; &quot;newX := &quot;&amp;[.N157]&amp;&quot;; &quot;; &quot;&quot;); IF([.O157] &lt;&gt; &quot;&quot;; &quot;newY := &quot;&amp;[.O157]&amp;&quot;; &quot;; &quot;&quot;); IF([.P157] &lt;&gt; &quot;&quot;; &quot;newSP := &quot;&amp;[.P157]&amp;&quot;; &quot;; &quot;&quot;); IF([.Q157] &lt;&gt; &quot;&quot;; &quot;newPC := &quot;&amp;[.Q157]&amp;&quot;; &quot;; &quot;&quot;);  IF([.M157] &lt;&gt; &quot;&quot;; &quot;*A = newA; &quot;; &quot;&quot;); IF([.N157] &lt;&gt; &quot;&quot;; &quot;*X = newX; &quot;; &quot;&quot;); IF([.O157] &lt;&gt; &quot;&quot;; &quot;*Y = newY; &quot;; &quot;&quot;); IF([.P157] &lt;&gt; &quot;&quot;; &quot;*SP = newSP; &quot;; &quot;&quot;); IF([.Q157] &lt;&gt; &quot;&quot;; &quot;*PC = newPC; &quot;; &quot;&quot;);  IF( ([.R157] &amp; [.S157] &amp; [.T157] &amp; [.U157] &amp; [.V157] &amp; [.W157]) &lt;&gt; &quot;&quot;; join(&quot;&quot;;    IF( [.R157] &lt;&gt; &quot;&quot;; &quot;carry := &quot; &amp; [.R157] &amp; &quot;;&quot;; &quot;carry := SR&amp;1; &quot;);   IF( [.S157] &lt;&gt; &quot;&quot;; &quot;zero := &quot; &amp; [.S157] &amp; &quot;;&quot;; &quot;zero := (SR&gt;&gt;1)&amp;1; &quot;);   IF( [.T157] &lt;&gt; &quot;&quot;; &quot;interrupt := &quot; &amp; [.T157] &amp; &quot;;&quot;; &quot;interrupt := (SR&gt;&gt;2)&amp;1; &quot;);   IF( [.U157] &lt;&gt; &quot;&quot;; &quot;decimal := &quot; &amp; [.U157] &amp; &quot;;&quot;; &quot;decimal := (SR&gt;&gt;3)&amp;1; &quot;);   IF( [.V157] &lt;&gt; &quot;&quot;; &quot;overflow := &quot; &amp; [.V157] &amp; &quot;;&quot;; &quot;overflow := (SR&gt;&gt;6)&amp;1; &quot;);   IF( [.W157] &lt;&gt; &quot;&quot;; &quot;negative := &quot; &amp; [.W157] &amp; &quot;;&quot;; &quot;negative := (SR&gt;&gt;7)&amp;1; &quot;)  ); &quot;&quot;);  IF( ([.R157] &amp; [.S157] &amp; [.T157] &amp; [.U157] &amp; [.V157] &amp; [.W157]) &lt;&gt; &quot;&quot;; &quot;*SR = carry + (zero&lt;&lt;1) + (interrupt&lt;&lt;2) + (decimal&lt;&lt;3) + (overflow&lt;&lt;6) + (negative&lt;&lt;7); &quot;; &quot;&quot;);  IF( [.Q157] &lt;&gt; &quot;&quot;; &quot;*PC = &quot; &amp; [.Q157] &amp; &quot;;&quot;; &quot;*PC = PC + &quot; &amp; (LEN([.A157]&amp;&quot; &quot;)/3) &amp; &quot;; &quot; );  IF( [.Y157] &lt;&gt; &quot;&quot;; &quot;memory[(&quot; &amp; [.Y157] &amp; &quot;)&amp;0xFFFF] = &quot; &amp; [.Z157] &amp; &quot;; &quot;; &quot;&quot;);  IF( [.AA157] &lt;&gt; &quot;&quot;; &quot;memory[(&quot; &amp; [.AA157] &amp; &quot;)&amp;0xFFFF] = (&quot; &amp; [.AB157] &amp; &quot;)&amp;0xFF; memory[((&quot; &amp; [.AA157] &amp; &quot;)+1)&amp;0xFFFF] = ((&quot; &amp; [.AB157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7];2) &amp; &quot; ) { &quot; &amp;  join(&quot;&quot;;  IF(LEN([.A157]) &gt; 3; &quot;unsigned char LL = memory[(PC+1)&amp;0xFFFF]; &quot;; &quot;&quot;); IF(LEN([.A157]) &gt; 6; &quot;unsigned int HH = memory[(PC+2)&amp;0xFFFF]; &quot;; &quot;&quot;); IF(LEN([.A157]) &gt; 6; &quot;unsigned int HHLL = LL + (HH&lt;&lt;8); &quot;; &quot;&quot;);  IF([.I157] &lt;&gt; &quot;&quot;; &quot;unsigned int zeroPageWord = memory[(&quot;&amp;[.I157]&amp;&quot;)&amp;0xFF] + (memory[((&quot;&amp;[.I157]&amp;&quot;)+1)&amp;0xFF]&lt;&lt;8); &quot;; &quot;&quot;);  IF([.J157] &lt;&gt; &quot;&quot;; &quot;unsigned char readByte = memory[(&quot;&amp;[.J157]&amp;&quot;)&amp;0xFFFF]; &quot;; &quot;&quot;); IF([.K157] &lt;&gt; &quot;&quot;; &quot;unsigned int readWord := memory[(&quot;&amp;[.K157]&amp;&quot;)&amp;0xFFFF] + (memory[((&quot;&amp;[.K157]&amp;&quot;)+1)&amp;0xFFFF]&lt;&lt;8); &quot;; &quot;&quot;);  IF([.L157] &lt;&gt; &quot;&quot;; &quot;unsigned int result = &quot;&amp;[.L157]&amp;&quot;; &quot;; &quot;&quot;);  IF([.M157] &lt;&gt; &quot;&quot;; &quot;unsigned char newA = &quot;&amp;[.M157]&amp;&quot;; &quot;; &quot;&quot;); IF([.N157] &lt;&gt; &quot;&quot;; &quot;unsigned char newX = &quot;&amp;[.N157]&amp;&quot;; &quot;; &quot;&quot;); IF([.O157] &lt;&gt; &quot;&quot;; &quot;unsigned char newY = &quot;&amp;[.O157]&amp;&quot;; &quot;; &quot;&quot;); IF([.P157] &lt;&gt; &quot;&quot;; &quot;unsigned char newSP = &quot;&amp;[.P157]&amp;&quot;; &quot;; &quot;&quot;); IF([.Q157] &lt;&gt; &quot;&quot;; &quot;unsigned int newPC = (&quot;&amp;[.Q157]&amp;&quot;)&amp;0xFFFF; &quot;; &quot;&quot;);  IF([.M157] &lt;&gt; &quot;&quot;; &quot;*A = newA; &quot;; &quot;&quot;); IF([.N157] &lt;&gt; &quot;&quot;; &quot;*X = newX; &quot;; &quot;&quot;); IF([.O157] &lt;&gt; &quot;&quot;; &quot;*Y = newY; &quot;; &quot;&quot;); IF([.P157] &lt;&gt; &quot;&quot;; &quot;*SP = newSP; &quot;; &quot;&quot;); IF([.Q157] &lt;&gt; &quot;&quot;; &quot;*PC = newPC; &quot;; &quot;&quot;);  IF( ([.R157] &amp; [.S157] &amp; [.T157] &amp; [.U157] &amp; [.V157] &amp; [.W157]) &lt;&gt; &quot;&quot;; join(&quot;&quot;;    IF( [.R157] &lt;&gt; &quot;&quot;; &quot;unsigned char carry = &quot; &amp; [.R157] &amp; &quot;;&quot;; &quot;unsigned char carry = SR&amp;1; &quot;);   IF( [.S157] &lt;&gt; &quot;&quot;; &quot;unsigned char zero = &quot; &amp; [.S157] &amp; &quot;;&quot;; &quot;unsigned char zero = (SR&gt;&gt;1)&amp;1; &quot;);   IF( [.T157] &lt;&gt; &quot;&quot;; &quot;unsigned char interrupt = &quot; &amp; [.T157] &amp; &quot;;&quot;; &quot;unsigned char interrupt = (SR&gt;&gt;2)&amp;1; &quot;);   IF( [.U157] &lt;&gt; &quot;&quot;; &quot;unsigned char decimal = &quot; &amp; [.U157] &amp; &quot;;&quot;; &quot;unsigned char decimal = (SR&gt;&gt;3)&amp;1; &quot;);   IF( [.V157] &lt;&gt; &quot;&quot;; &quot;unsigned char overflow = &quot; &amp; [.V157] &amp; &quot;;&quot;; &quot;unsigned char overflow = (SR&gt;&gt;6)&amp;1; &quot;);   IF( [.W157] &lt;&gt; &quot;&quot;; &quot;unsigned char negative = &quot; &amp; [.W157] &amp; &quot;;&quot;; &quot;unsigned char negative = (SR&gt;&gt;7)&amp;1; &quot;)  ); &quot;&quot;);  IF( ([.R157] &amp; [.S157] &amp; [.T157] &amp; [.U157] &amp; [.V157] &amp; [.W157]) &lt;&gt; &quot;&quot;; &quot;*SR = carry + (zero&lt;&lt;1) + (interrupt&lt;&lt;2) + (decimal&lt;&lt;3) + (overflow&lt;&lt;6) + (negative&lt;&lt;7); &quot;; &quot;&quot;);  IF( [.Q157] &lt;&gt; &quot;&quot;; &quot;*PC = &quot; &amp; [.Q157] &amp; &quot;;&quot;; &quot;*PC = PC + &quot; &amp; (LEN([.A157]&amp;&quot; &quot;)/3) &amp; &quot;; &quot; );  IF( [.Y157] &lt;&gt; &quot;&quot;; &quot;memory[(&quot; &amp; [.Y157] &amp; &quot;)&amp;0xFFFF] = &quot; &amp; [.Z157] &amp; &quot;; &quot;; &quot;&quot;);  IF( [.AA157] &lt;&gt; &quot;&quot;; &quot;memory[(&quot; &amp; [.AA157] &amp; &quot;)&amp;0xFFFF] = (&quot; &amp; [.AB157] &amp; &quot;)&amp;0xFF; memory[((&quot; &amp; [.AA157] &amp; &quot;)+1)&amp;0xFFFF] = ((&quot; &amp; [.AB15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7];2) &amp; &quot; ) { &quot; &amp;  join(&quot;&quot;;  IF(LEN([.A157]) &gt; 3; &quot;const LL = memory[(PC+1)&amp;0xFFFF]; &quot;; &quot;&quot;); IF(LEN([.A157]) &gt; 6; &quot;const HH = memory[(PC+2)&amp;0xFFFF]; &quot;; &quot;&quot;); IF(LEN([.A157]) &gt; 6; &quot;const HHLL = LL + (HH&lt;&lt;8); &quot;; &quot;&quot;);  IF([.I157] &lt;&gt; &quot;&quot;; &quot;const zeroPageWord = memory[(&quot;&amp;[.I157]&amp;&quot;)&amp;0xFF] + (memory[((&quot;&amp;[.I157]&amp;&quot;)+1)&amp;0xFF]&lt;&lt;8); &quot;; &quot;&quot;);  IF([.J157] &lt;&gt; &quot;&quot;; &quot;const readByte = memory[(&quot;&amp;[.J157]&amp;&quot;)&amp;0xFFFF]; &quot;; &quot;&quot;); IF([.K157] &lt;&gt; &quot;&quot;; &quot;const readWord = memory[(&quot;&amp;[.K157]&amp;&quot;)&amp;0xFFFF] + (memory[((&quot;&amp;[.K157]&amp;&quot;)+1)&amp;0xFFFF]&lt;&lt;8); &quot;; &quot;&quot;);  IF([.L157] &lt;&gt; &quot;&quot;; &quot;const result = &quot;&amp;[.L157]&amp;&quot;; &quot;; &quot;&quot;);  IF([.M157] &lt;&gt; &quot;&quot;; &quot;const newA = &quot;&amp;[.M157]&amp;&quot;; &quot;; &quot;&quot;); IF([.N157] &lt;&gt; &quot;&quot;; &quot;const newX = &quot;&amp;[.N157]&amp;&quot;; &quot;; &quot;&quot;); IF([.O157] &lt;&gt; &quot;&quot;; &quot;const newY = &quot;&amp;[.O157]&amp;&quot;; &quot;; &quot;&quot;); IF([.P157] &lt;&gt; &quot;&quot;; &quot;const newSP = &quot;&amp;[.P157]&amp;&quot;; &quot;; &quot;&quot;); IF([.Q157] &lt;&gt; &quot;&quot;; &quot;const newPC = (&quot;&amp;[.Q157]&amp;&quot;)&amp;0xFFFF; &quot;; &quot;&quot;);  IF([.M157] &lt;&gt; &quot;&quot;; &quot;cpu.A = newA; &quot;; &quot;&quot;); IF([.N157] &lt;&gt; &quot;&quot;; &quot;cpu.X = newX; &quot;; &quot;&quot;); IF([.O157] &lt;&gt; &quot;&quot;; &quot;cpu.Y = newY; &quot;; &quot;&quot;); IF([.P157] &lt;&gt; &quot;&quot;; &quot;cpu.SP = newSP; &quot;; &quot;&quot;); IF([.Q157] &lt;&gt; &quot;&quot;; &quot;cpu.PC = newPC; &quot;; &quot;&quot;);  IF( ([.R157] &amp; [.S157] &amp; [.T157] &amp; [.U157] &amp; [.V157] &amp; [.W157]) &lt;&gt; &quot;&quot;; join(&quot;&quot;;    IF( [.R157] &lt;&gt; &quot;&quot;; &quot;const carry = &quot; &amp; [.R157] &amp; &quot;;&quot;;     &quot;const carry = SR&amp;1; &quot;);   IF( [.S157] &lt;&gt; &quot;&quot;; &quot;const zero = &quot; &amp; [.S157] &amp; &quot;;&quot;;      &quot;const zero = (SR&gt;&gt;1)&amp;1; &quot;);   IF( [.T157] &lt;&gt; &quot;&quot;; &quot;const interrupt = &quot; &amp; [.T157] &amp; &quot;;&quot;; &quot;const interrupt = (SR&gt;&gt;2)&amp;1; &quot;);   IF( [.U157] &lt;&gt; &quot;&quot;; &quot;const decimal = &quot; &amp; [.U157] &amp; &quot;;&quot;;   &quot;const decimal = (SR&gt;&gt;3)&amp;1; &quot;);   IF( [.V157] &lt;&gt; &quot;&quot;; &quot;const overflow = &quot; &amp; [.V157] &amp; &quot;;&quot;;  &quot;const overflow = (SR&gt;&gt;6)&amp;1; &quot;);   IF( [.W157] &lt;&gt; &quot;&quot;; &quot;const negative = &quot; &amp; [.W157] &amp; &quot;;&quot;;  &quot;const negative = (SR&gt;&gt;7)&amp;1; &quot;)  ); &quot;&quot;);  IF( ([.R157] &amp; [.S157] &amp; [.T157] &amp; [.U157] &amp; [.V157] &amp; [.W157]) &lt;&gt; &quot;&quot;; &quot;cpu.SR = carry + (zero&lt;&lt;1) + (interrupt&lt;&lt;2) + (decimal&lt;&lt;3) + (overflow&lt;&lt;6) + (negative&lt;&lt;7); &quot;; &quot;&quot;);  IF( [.Q157] &lt;&gt; &quot;&quot;; &quot;*PC = &quot; &amp; [.Q157] &amp; &quot;;&quot;; &quot;cpu.PC = PC + &quot; &amp; (LEN([.A157]&amp;&quot; &quot;)/3) &amp; &quot;; &quot; );  IF( [.Y157] &lt;&gt; &quot;&quot;; &quot;memory[(&quot; &amp; [.Y157] &amp; &quot;)&amp;0xFFFF] = &quot; &amp; [.Z157] &amp; &quot;; &quot;; &quot;&quot;);  IF( [.AA157] &lt;&gt; &quot;&quot;; &quot;memory[(&quot; &amp; [.AA157] &amp; &quot;)&amp;0xFFFF] = (&quot; &amp; [.AB157] &amp; &quot;)&amp;0xFF; memory[((&quot; &amp; [.AA157] &amp; &quot;)+1)&amp;0xFFFF] = ((&quot; &amp; [.AB157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57] &lt;&gt; &quot;&quot;; &quot;BB &quot;; &quot;&quot;) &amp; IF([.$AN157] &lt;&gt; &quot;&quot;; &quot;LL HH &quot;; &quot;&quot;) &amp; IF([.$AO157] &lt;&gt; &quot;&quot;; &quot;SS &quot;; &quot;&quot;) &amp; IF([.$AP157] &lt;&gt; &quot;&quot;; &quot;RR &quot;; &quot;&quot;) &amp; IF([.$AQ157] &lt;&gt; &quot;&quot;; &quot;PP QQ &quot;; &quot;&quot;) &amp; LEFT([.$A157];2)" office:value-type="string" office:string-value="SS F9" calcext:value-type="string">
            <text:p>SS F9</text:p>
          </table:table-cell>
          <table:table-cell table:style-name="ce80" table:formula="of:=&quot;UN&quot; &amp;[.B157]" office:value-type="string" office:string-value="UNSBC" calcext:value-type="string">
            <text:p>UNSBC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8" office:value-type="string" calcext:value-type="string">
            <text:p>FD LL HH</text:p>
          </table:table-cell>
          <table:table-cell table:style-name="ce30" office:value-type="string" calcext:value-type="string">
            <text:p>SBC</text:p>
          </table:table-cell>
          <table:table-cell table:style-name="ce55" office:value-type="string" calcext:value-type="string">
            <text:p>4*</text:p>
          </table:table-cell>
          <table:table-cell table:style-name="ce80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4"/>
          <table:table-cell table:style-name="ce95"/>
          <table:table-cell table:style-name="ce80" table:formula="of:=IF([.$D158] = &quot;($LL, X)&quot;;&quot;(arg1+X)&amp;0xFF&quot;;&quot;&quot;)">
            <text:p/>
          </table:table-cell>
          <table:table-cell table:style-name="ce80" office:value-type="string" calcext:value-type="string">
            <text:p>HHLL + X</text:p>
          </table:table-cell>
          <table:table-cell table:style-name="ce157"/>
          <table:table-cell table:style-name="ce80" office:value-type="string" calcext:value-type="string">
            <text:p>A - readByte - (carry^1)</text:p>
          </table:table-cell>
          <table:table-cell table:style-name="ce182" office:value-type="string" calcext:value-type="string">
            <text:p>result</text:p>
          </table:table-cell>
          <table:table-cell table:style-name="ce157" table:number-columns-repeated="4"/>
          <table:table-cell table:style-name="ce182" office:value-type="string" calcext:value-type="string">
            <text:p>???</text:p>
          </table:table-cell>
          <table:table-cell table:style-name="ce80" office:value-type="string" calcext:value-type="string">
            <text:p>(result | -result) &gt;&gt; 7</text:p>
          </table:table-cell>
          <table:table-cell table:style-name="ce157" table:number-columns-repeated="3"/>
          <table:table-cell table:style-name="ce80" office:value-type="string" calcext:value-type="string">
            <text:p>???</text:p>
          </table:table-cell>
          <table:table-cell table:style-name="ce219" office:value-type="string" calcext:value-type="string">
            <text:p>result &gt;&gt; 7</text:p>
          </table:table-cell>
          <table:table-cell table:style-name="ce237"/>
          <table:table-cell table:style-name="ce157" table:number-columns-repeated="3"/>
          <table:table-cell table:style-name="ce244"/>
          <table:table-cell table:style-name="ce95"/>
          <table:table-cell table:style-name="ce253" table:formula="of:=&quot;  if instruction == 0x&quot; &amp; LEFT([.A158];2) &amp; &quot; { &quot; &amp;  join(&quot;&quot;;  IF(LEN([.A158]) &gt; 3; &quot;LL := memory[PC + 1]; &quot;; &quot;&quot;);  IF([.I158] &lt;&gt; &quot;&quot;; &quot;zeroPageWord := memory[(&quot;&amp;[.I158]&amp;&quot;)&amp;0xFF] + (memory[((&quot;&amp;[.I158]&amp;&quot;)+1)&amp;0xFF]&lt;&lt;8); &quot;; &quot;&quot;);  IF([.J158] &lt;&gt; &quot;&quot;; &quot;readByte := memory[(&quot;&amp;[.J158]&amp;&quot;)&amp;0xFFFF]; &quot;; &quot;&quot;); IF([.K158] &lt;&gt; &quot;&quot;; &quot;readWord := memory[(&quot;&amp;[.K158]&amp;&quot;)&amp;0xFFFF] + (memory[((&quot;&amp;[.K158]&amp;&quot;)+1)&amp;0xFFFF]&lt;&lt;8); &quot;; &quot;&quot;);  IF([.L158] &lt;&gt; &quot;&quot;; &quot;result := &quot;&amp;[.L158]&amp;&quot;; &quot;; &quot;&quot;);  IF([.M158] &lt;&gt; &quot;&quot;; &quot;newA := &quot;&amp;[.M158]&amp;&quot;; &quot;; &quot;&quot;); IF([.N158] &lt;&gt; &quot;&quot;; &quot;newX := &quot;&amp;[.N158]&amp;&quot;; &quot;; &quot;&quot;); IF([.O158] &lt;&gt; &quot;&quot;; &quot;newY := &quot;&amp;[.O158]&amp;&quot;; &quot;; &quot;&quot;); IF([.P158] &lt;&gt; &quot;&quot;; &quot;newSP := &quot;&amp;[.P158]&amp;&quot;; &quot;; &quot;&quot;); IF([.Q158] &lt;&gt; &quot;&quot;; &quot;newPC := &quot;&amp;[.Q158]&amp;&quot;; &quot;; &quot;&quot;);  IF([.M158] &lt;&gt; &quot;&quot;; &quot;*A = newA; &quot;; &quot;&quot;); IF([.N158] &lt;&gt; &quot;&quot;; &quot;*X = newX; &quot;; &quot;&quot;); IF([.O158] &lt;&gt; &quot;&quot;; &quot;*Y = newY; &quot;; &quot;&quot;); IF([.P158] &lt;&gt; &quot;&quot;; &quot;*SP = newSP; &quot;; &quot;&quot;); IF([.Q158] &lt;&gt; &quot;&quot;; &quot;*PC = newPC; &quot;; &quot;&quot;);  IF( ([.R158] &amp; [.S158] &amp; [.T158] &amp; [.U158] &amp; [.V158] &amp; [.W158]) &lt;&gt; &quot;&quot;; join(&quot;&quot;;    IF( [.R158] &lt;&gt; &quot;&quot;; &quot;carry := &quot; &amp; [.R158] &amp; &quot;;&quot;; &quot;carry := SR&amp;1; &quot;);   IF( [.S158] &lt;&gt; &quot;&quot;; &quot;zero := &quot; &amp; [.S158] &amp; &quot;;&quot;; &quot;zero := (SR&gt;&gt;1)&amp;1; &quot;);   IF( [.T158] &lt;&gt; &quot;&quot;; &quot;interrupt := &quot; &amp; [.T158] &amp; &quot;;&quot;; &quot;interrupt := (SR&gt;&gt;2)&amp;1; &quot;);   IF( [.U158] &lt;&gt; &quot;&quot;; &quot;decimal := &quot; &amp; [.U158] &amp; &quot;;&quot;; &quot;decimal := (SR&gt;&gt;3)&amp;1; &quot;);   IF( [.V158] &lt;&gt; &quot;&quot;; &quot;overflow := &quot; &amp; [.V158] &amp; &quot;;&quot;; &quot;overflow := (SR&gt;&gt;6)&amp;1; &quot;);   IF( [.W158] &lt;&gt; &quot;&quot;; &quot;negative := &quot; &amp; [.W158] &amp; &quot;;&quot;; &quot;negative := (SR&gt;&gt;7)&amp;1; &quot;)  ); &quot;&quot;);  IF( ([.R158] &amp; [.S158] &amp; [.T158] &amp; [.U158] &amp; [.V158] &amp; [.W158]) &lt;&gt; &quot;&quot;; &quot;*SR = carry + (zero&lt;&lt;1) + (interrupt&lt;&lt;2) + (decimal&lt;&lt;3) + (overflow&lt;&lt;6) + (negative&lt;&lt;7); &quot;; &quot;&quot;);  IF( [.Q158] &lt;&gt; &quot;&quot;; &quot;*PC = &quot; &amp; [.Q158] &amp; &quot;;&quot;; &quot;*PC = PC + &quot; &amp; (LEN([.A158]&amp;&quot; &quot;)/3) &amp; &quot;; &quot; );  IF( [.Y158] &lt;&gt; &quot;&quot;; &quot;memory[(&quot; &amp; [.Y158] &amp; &quot;)&amp;0xFFFF] = &quot; &amp; [.Z158] &amp; &quot;; &quot;; &quot;&quot;);  IF( [.AA158] &lt;&gt; &quot;&quot;; &quot;memory[(&quot; &amp; [.AA158] &amp; &quot;)&amp;0xFFFF] = (&quot; &amp; [.AB158] &amp; &quot;)&amp;0xFF; memory[((&quot; &amp; [.AA158] &amp; &quot;)+1)&amp;0xFFFF] = ((&quot; &amp; [.AB158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8];2) &amp; &quot; ) { &quot; &amp;  join(&quot;&quot;;  IF(LEN([.A158]) &gt; 3; &quot;unsigned char LL = memory[(PC+1)&amp;0xFFFF]; &quot;; &quot;&quot;); IF(LEN([.A158]) &gt; 6; &quot;unsigned int HH = memory[(PC+2)&amp;0xFFFF]; &quot;; &quot;&quot;); IF(LEN([.A158]) &gt; 6; &quot;unsigned int HHLL = LL + (HH&lt;&lt;8); &quot;; &quot;&quot;);  IF([.I158] &lt;&gt; &quot;&quot;; &quot;unsigned int zeroPageWord = memory[(&quot;&amp;[.I158]&amp;&quot;)&amp;0xFF] + (memory[((&quot;&amp;[.I158]&amp;&quot;)+1)&amp;0xFF]&lt;&lt;8); &quot;; &quot;&quot;);  IF([.J158] &lt;&gt; &quot;&quot;; &quot;unsigned char readByte = memory[(&quot;&amp;[.J158]&amp;&quot;)&amp;0xFFFF]; &quot;; &quot;&quot;); IF([.K158] &lt;&gt; &quot;&quot;; &quot;unsigned int readWord := memory[(&quot;&amp;[.K158]&amp;&quot;)&amp;0xFFFF] + (memory[((&quot;&amp;[.K158]&amp;&quot;)+1)&amp;0xFFFF]&lt;&lt;8); &quot;; &quot;&quot;);  IF([.L158] &lt;&gt; &quot;&quot;; &quot;unsigned int result = &quot;&amp;[.L158]&amp;&quot;; &quot;; &quot;&quot;);  IF([.M158] &lt;&gt; &quot;&quot;; &quot;unsigned char newA = &quot;&amp;[.M158]&amp;&quot;; &quot;; &quot;&quot;); IF([.N158] &lt;&gt; &quot;&quot;; &quot;unsigned char newX = &quot;&amp;[.N158]&amp;&quot;; &quot;; &quot;&quot;); IF([.O158] &lt;&gt; &quot;&quot;; &quot;unsigned char newY = &quot;&amp;[.O158]&amp;&quot;; &quot;; &quot;&quot;); IF([.P158] &lt;&gt; &quot;&quot;; &quot;unsigned char newSP = &quot;&amp;[.P158]&amp;&quot;; &quot;; &quot;&quot;); IF([.Q158] &lt;&gt; &quot;&quot;; &quot;unsigned int newPC = (&quot;&amp;[.Q158]&amp;&quot;)&amp;0xFFFF; &quot;; &quot;&quot;);  IF([.M158] &lt;&gt; &quot;&quot;; &quot;*A = newA; &quot;; &quot;&quot;); IF([.N158] &lt;&gt; &quot;&quot;; &quot;*X = newX; &quot;; &quot;&quot;); IF([.O158] &lt;&gt; &quot;&quot;; &quot;*Y = newY; &quot;; &quot;&quot;); IF([.P158] &lt;&gt; &quot;&quot;; &quot;*SP = newSP; &quot;; &quot;&quot;); IF([.Q158] &lt;&gt; &quot;&quot;; &quot;*PC = newPC; &quot;; &quot;&quot;);  IF( ([.R158] &amp; [.S158] &amp; [.T158] &amp; [.U158] &amp; [.V158] &amp; [.W158]) &lt;&gt; &quot;&quot;; join(&quot;&quot;;    IF( [.R158] &lt;&gt; &quot;&quot;; &quot;unsigned char carry = &quot; &amp; [.R158] &amp; &quot;;&quot;; &quot;unsigned char carry = SR&amp;1; &quot;);   IF( [.S158] &lt;&gt; &quot;&quot;; &quot;unsigned char zero = &quot; &amp; [.S158] &amp; &quot;;&quot;; &quot;unsigned char zero = (SR&gt;&gt;1)&amp;1; &quot;);   IF( [.T158] &lt;&gt; &quot;&quot;; &quot;unsigned char interrupt = &quot; &amp; [.T158] &amp; &quot;;&quot;; &quot;unsigned char interrupt = (SR&gt;&gt;2)&amp;1; &quot;);   IF( [.U158] &lt;&gt; &quot;&quot;; &quot;unsigned char decimal = &quot; &amp; [.U158] &amp; &quot;;&quot;; &quot;unsigned char decimal = (SR&gt;&gt;3)&amp;1; &quot;);   IF( [.V158] &lt;&gt; &quot;&quot;; &quot;unsigned char overflow = &quot; &amp; [.V158] &amp; &quot;;&quot;; &quot;unsigned char overflow = (SR&gt;&gt;6)&amp;1; &quot;);   IF( [.W158] &lt;&gt; &quot;&quot;; &quot;unsigned char negative = &quot; &amp; [.W158] &amp; &quot;;&quot;; &quot;unsigned char negative = (SR&gt;&gt;7)&amp;1; &quot;)  ); &quot;&quot;);  IF( ([.R158] &amp; [.S158] &amp; [.T158] &amp; [.U158] &amp; [.V158] &amp; [.W158]) &lt;&gt; &quot;&quot;; &quot;*SR = carry + (zero&lt;&lt;1) + (interrupt&lt;&lt;2) + (decimal&lt;&lt;3) + (overflow&lt;&lt;6) + (negative&lt;&lt;7); &quot;; &quot;&quot;);  IF( [.Q158] &lt;&gt; &quot;&quot;; &quot;*PC = &quot; &amp; [.Q158] &amp; &quot;;&quot;; &quot;*PC = PC + &quot; &amp; (LEN([.A158]&amp;&quot; &quot;)/3) &amp; &quot;; &quot; );  IF( [.Y158] &lt;&gt; &quot;&quot;; &quot;memory[(&quot; &amp; [.Y158] &amp; &quot;)&amp;0xFFFF] = &quot; &amp; [.Z158] &amp; &quot;; &quot;; &quot;&quot;);  IF( [.AA158] &lt;&gt; &quot;&quot;; &quot;memory[(&quot; &amp; [.AA158] &amp; &quot;)&amp;0xFFFF] = (&quot; &amp; [.AB158] &amp; &quot;)&amp;0xFF; memory[((&quot; &amp; [.AA158] &amp; &quot;)+1)&amp;0xFFFF] = ((&quot; &amp; [.AB15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8];2) &amp; &quot; ) { &quot; &amp;  join(&quot;&quot;;  IF(LEN([.A158]) &gt; 3; &quot;const LL = memory[(PC+1)&amp;0xFFFF]; &quot;; &quot;&quot;); IF(LEN([.A158]) &gt; 6; &quot;const HH = memory[(PC+2)&amp;0xFFFF]; &quot;; &quot;&quot;); IF(LEN([.A158]) &gt; 6; &quot;const HHLL = LL + (HH&lt;&lt;8); &quot;; &quot;&quot;);  IF([.I158] &lt;&gt; &quot;&quot;; &quot;const zeroPageWord = memory[(&quot;&amp;[.I158]&amp;&quot;)&amp;0xFF] + (memory[((&quot;&amp;[.I158]&amp;&quot;)+1)&amp;0xFF]&lt;&lt;8); &quot;; &quot;&quot;);  IF([.J158] &lt;&gt; &quot;&quot;; &quot;const readByte = memory[(&quot;&amp;[.J158]&amp;&quot;)&amp;0xFFFF]; &quot;; &quot;&quot;); IF([.K158] &lt;&gt; &quot;&quot;; &quot;const readWord = memory[(&quot;&amp;[.K158]&amp;&quot;)&amp;0xFFFF] + (memory[((&quot;&amp;[.K158]&amp;&quot;)+1)&amp;0xFFFF]&lt;&lt;8); &quot;; &quot;&quot;);  IF([.L158] &lt;&gt; &quot;&quot;; &quot;const result = &quot;&amp;[.L158]&amp;&quot;; &quot;; &quot;&quot;);  IF([.M158] &lt;&gt; &quot;&quot;; &quot;const newA = &quot;&amp;[.M158]&amp;&quot;; &quot;; &quot;&quot;); IF([.N158] &lt;&gt; &quot;&quot;; &quot;const newX = &quot;&amp;[.N158]&amp;&quot;; &quot;; &quot;&quot;); IF([.O158] &lt;&gt; &quot;&quot;; &quot;const newY = &quot;&amp;[.O158]&amp;&quot;; &quot;; &quot;&quot;); IF([.P158] &lt;&gt; &quot;&quot;; &quot;const newSP = &quot;&amp;[.P158]&amp;&quot;; &quot;; &quot;&quot;); IF([.Q158] &lt;&gt; &quot;&quot;; &quot;const newPC = (&quot;&amp;[.Q158]&amp;&quot;)&amp;0xFFFF; &quot;; &quot;&quot;);  IF([.M158] &lt;&gt; &quot;&quot;; &quot;cpu.A = newA; &quot;; &quot;&quot;); IF([.N158] &lt;&gt; &quot;&quot;; &quot;cpu.X = newX; &quot;; &quot;&quot;); IF([.O158] &lt;&gt; &quot;&quot;; &quot;cpu.Y = newY; &quot;; &quot;&quot;); IF([.P158] &lt;&gt; &quot;&quot;; &quot;cpu.SP = newSP; &quot;; &quot;&quot;); IF([.Q158] &lt;&gt; &quot;&quot;; &quot;cpu.PC = newPC; &quot;; &quot;&quot;);  IF( ([.R158] &amp; [.S158] &amp; [.T158] &amp; [.U158] &amp; [.V158] &amp; [.W158]) &lt;&gt; &quot;&quot;; join(&quot;&quot;;    IF( [.R158] &lt;&gt; &quot;&quot;; &quot;const carry = &quot; &amp; [.R158] &amp; &quot;;&quot;;     &quot;const carry = SR&amp;1; &quot;);   IF( [.S158] &lt;&gt; &quot;&quot;; &quot;const zero = &quot; &amp; [.S158] &amp; &quot;;&quot;;      &quot;const zero = (SR&gt;&gt;1)&amp;1; &quot;);   IF( [.T158] &lt;&gt; &quot;&quot;; &quot;const interrupt = &quot; &amp; [.T158] &amp; &quot;;&quot;; &quot;const interrupt = (SR&gt;&gt;2)&amp;1; &quot;);   IF( [.U158] &lt;&gt; &quot;&quot;; &quot;const decimal = &quot; &amp; [.U158] &amp; &quot;;&quot;;   &quot;const decimal = (SR&gt;&gt;3)&amp;1; &quot;);   IF( [.V158] &lt;&gt; &quot;&quot;; &quot;const overflow = &quot; &amp; [.V158] &amp; &quot;;&quot;;  &quot;const overflow = (SR&gt;&gt;6)&amp;1; &quot;);   IF( [.W158] &lt;&gt; &quot;&quot;; &quot;const negative = &quot; &amp; [.W158] &amp; &quot;;&quot;;  &quot;const negative = (SR&gt;&gt;7)&amp;1; &quot;)  ); &quot;&quot;);  IF( ([.R158] &amp; [.S158] &amp; [.T158] &amp; [.U158] &amp; [.V158] &amp; [.W158]) &lt;&gt; &quot;&quot;; &quot;cpu.SR = carry + (zero&lt;&lt;1) + (interrupt&lt;&lt;2) + (decimal&lt;&lt;3) + (overflow&lt;&lt;6) + (negative&lt;&lt;7); &quot;; &quot;&quot;);  IF( [.Q158] &lt;&gt; &quot;&quot;; &quot;*PC = &quot; &amp; [.Q158] &amp; &quot;;&quot;; &quot;cpu.PC = PC + &quot; &amp; (LEN([.A158]&amp;&quot; &quot;)/3) &amp; &quot;; &quot; );  IF( [.Y158] &lt;&gt; &quot;&quot;; &quot;memory[(&quot; &amp; [.Y158] &amp; &quot;)&amp;0xFFFF] = &quot; &amp; [.Z158] &amp; &quot;; &quot;; &quot;&quot;);  IF( [.AA158] &lt;&gt; &quot;&quot;; &quot;memory[(&quot; &amp; [.AA158] &amp; &quot;)&amp;0xFFFF] = (&quot; &amp; [.AB158] &amp; &quot;)&amp;0xFF; memory[((&quot; &amp; [.AA158] &amp; &quot;)+1)&amp;0xFFFF] = ((&quot; &amp; [.AB158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98"/>
          <table:table-cell table:style-name="ce157" table:number-columns-repeated="2"/>
          <table:table-cell table:style-name="ce80" office:value-type="string" calcext:value-type="string">
            <text:p>SR</text:p>
          </table:table-cell>
          <table:table-cell table:style-name="ce80" table:number-columns-repeated="2"/>
          <table:table-cell table:style-name="ce80" office:value-type="string" calcext:value-type="string">
            <text:p>???</text:p>
          </table:table-cell>
          <table:table-cell table:style-name="ce157"/>
          <table:table-cell table:style-name="ce244"/>
          <table:table-cell table:style-name="ce282" table:formula="of:=IF([.$AM158] &lt;&gt; &quot;&quot;; &quot;BB &quot;; &quot;&quot;) &amp; IF([.$AN158] &lt;&gt; &quot;&quot;; &quot;LL HH &quot;; &quot;&quot;) &amp; IF([.$AO158] &lt;&gt; &quot;&quot;; &quot;SS &quot;; &quot;&quot;) &amp; IF([.$AP158] &lt;&gt; &quot;&quot;; &quot;RR &quot;; &quot;&quot;) &amp; IF([.$AQ158] &lt;&gt; &quot;&quot;; &quot;PP QQ &quot;; &quot;&quot;) &amp; LEFT([.$A158];2)" office:value-type="string" office:string-value="SS FD" calcext:value-type="string">
            <text:p>SS FD</text:p>
          </table:table-cell>
          <table:table-cell table:style-name="ce80" table:formula="of:=&quot;UN&quot; &amp;[.B158]" office:value-type="string" office:string-value="UNSBC" calcext:value-type="string">
            <text:p>UNSBC</text:p>
          </table:table-cell>
          <table:table-cell table:style-name="ce80" office:value-type="string" calcext:value-type="string">
            <text:p>$SS</text:p>
          </table:table-cell>
          <table:table-cell table:style-name="ce96"/>
          <table:table-cell table:style-name="ce80" table:number-columns-repeated="14"/>
          <table:table-cell table:style-name="ce98"/>
          <table:table-cell table:style-name="ce80" table:number-columns-repeated="13"/>
          <table:table-cell table:style-name="ce96"/>
          <table:table-cell table:number-columns-repeated="945"/>
        </table:table-row>
        <table:table-row table:style-name="ro3">
          <table:table-cell table:style-name="ce9" office:value-type="string" calcext:value-type="string">
            <text:p>FE LL HH</text:p>
          </table:table-cell>
          <table:table-cell table:style-name="ce28" office:value-type="string" calcext:value-type="string">
            <text:p>INC</text:p>
          </table:table-cell>
          <table:table-cell table:style-name="ce53" office:value-type="float" office:value="7" calcext:value-type="float">
            <text:p>7</text:p>
          </table:table-cell>
          <table:table-cell table:style-name="ce78" office:value-type="string" calcext:value-type="string">
            <text:p>$HHLL, X</text:p>
          </table:table-cell>
          <table:table-cell table:style-name="ce96"/>
          <table:table-cell table:style-name="ce98"/>
          <table:table-cell table:style-name="ce121"/>
          <table:table-cell table:style-name="ce141"/>
          <table:table-cell table:style-name="ce78" table:formula="of:=IF([.$D159] = &quot;($LL, X)&quot;;&quot;(arg1+X)&amp;0xFF&quot;;&quot;&quot;)">
            <text:p/>
          </table:table-cell>
          <table:table-cell table:style-name="ce78" office:value-type="string" calcext:value-type="string">
            <text:p>HHLL + X</text:p>
          </table:table-cell>
          <table:table-cell table:style-name="ce148"/>
          <table:table-cell table:style-name="ce78" office:value-type="string" calcext:value-type="string">
            <text:p>readByte + 1</text:p>
          </table:table-cell>
          <table:table-cell table:style-name="ce197"/>
          <table:table-cell table:style-name="ce148" table:number-columns-repeated="4"/>
          <table:table-cell table:style-name="ce197"/>
          <table:table-cell table:style-name="ce78" office:value-type="string" calcext:value-type="string">
            <text:p>(result | -result) &gt;&gt; 7</text:p>
          </table:table-cell>
          <table:table-cell table:style-name="ce148" table:number-columns-repeated="4"/>
          <table:table-cell table:style-name="ce216" office:value-type="string" calcext:value-type="string">
            <text:p>result &gt;&gt; 7</text:p>
          </table:table-cell>
          <table:table-cell table:style-name="ce180" office:value-type="string" calcext:value-type="string">
            <text:p>readByteAddress</text:p>
          </table:table-cell>
          <table:table-cell table:style-name="ce78" office:value-type="string" calcext:value-type="string">
            <text:p>result</text:p>
          </table:table-cell>
          <table:table-cell table:style-name="ce148" table:number-columns-repeated="2"/>
          <table:table-cell table:style-name="ce245"/>
          <table:table-cell table:style-name="ce141"/>
          <table:table-cell table:style-name="ce253" table:formula="of:=&quot;  if instruction == 0x&quot; &amp; LEFT([.A159];2) &amp; &quot; { &quot; &amp;  join(&quot;&quot;;  IF(LEN([.A159]) &gt; 3; &quot;LL := memory[PC + 1]; &quot;; &quot;&quot;);  IF([.I159] &lt;&gt; &quot;&quot;; &quot;zeroPageWord := memory[(&quot;&amp;[.I159]&amp;&quot;)&amp;0xFF] + (memory[((&quot;&amp;[.I159]&amp;&quot;)+1)&amp;0xFF]&lt;&lt;8); &quot;; &quot;&quot;);  IF([.J159] &lt;&gt; &quot;&quot;; &quot;readByte := memory[(&quot;&amp;[.J159]&amp;&quot;)&amp;0xFFFF]; &quot;; &quot;&quot;); IF([.K159] &lt;&gt; &quot;&quot;; &quot;readWord := memory[(&quot;&amp;[.K159]&amp;&quot;)&amp;0xFFFF] + (memory[((&quot;&amp;[.K159]&amp;&quot;)+1)&amp;0xFFFF]&lt;&lt;8); &quot;; &quot;&quot;);  IF([.L159] &lt;&gt; &quot;&quot;; &quot;result := &quot;&amp;[.L159]&amp;&quot;; &quot;; &quot;&quot;);  IF([.M159] &lt;&gt; &quot;&quot;; &quot;newA := &quot;&amp;[.M159]&amp;&quot;; &quot;; &quot;&quot;); IF([.N159] &lt;&gt; &quot;&quot;; &quot;newX := &quot;&amp;[.N159]&amp;&quot;; &quot;; &quot;&quot;); IF([.O159] &lt;&gt; &quot;&quot;; &quot;newY := &quot;&amp;[.O159]&amp;&quot;; &quot;; &quot;&quot;); IF([.P159] &lt;&gt; &quot;&quot;; &quot;newSP := &quot;&amp;[.P159]&amp;&quot;; &quot;; &quot;&quot;); IF([.Q159] &lt;&gt; &quot;&quot;; &quot;newPC := &quot;&amp;[.Q159]&amp;&quot;; &quot;; &quot;&quot;);  IF([.M159] &lt;&gt; &quot;&quot;; &quot;*A = newA; &quot;; &quot;&quot;); IF([.N159] &lt;&gt; &quot;&quot;; &quot;*X = newX; &quot;; &quot;&quot;); IF([.O159] &lt;&gt; &quot;&quot;; &quot;*Y = newY; &quot;; &quot;&quot;); IF([.P159] &lt;&gt; &quot;&quot;; &quot;*SP = newSP; &quot;; &quot;&quot;); IF([.Q159] &lt;&gt; &quot;&quot;; &quot;*PC = newPC; &quot;; &quot;&quot;);  IF( ([.R159] &amp; [.S159] &amp; [.T159] &amp; [.U159] &amp; [.V159] &amp; [.W159]) &lt;&gt; &quot;&quot;; join(&quot;&quot;;    IF( [.R159] &lt;&gt; &quot;&quot;; &quot;carry := &quot; &amp; [.R159] &amp; &quot;;&quot;; &quot;carry := SR&amp;1; &quot;);   IF( [.S159] &lt;&gt; &quot;&quot;; &quot;zero := &quot; &amp; [.S159] &amp; &quot;;&quot;; &quot;zero := (SR&gt;&gt;1)&amp;1; &quot;);   IF( [.T159] &lt;&gt; &quot;&quot;; &quot;interrupt := &quot; &amp; [.T159] &amp; &quot;;&quot;; &quot;interrupt := (SR&gt;&gt;2)&amp;1; &quot;);   IF( [.U159] &lt;&gt; &quot;&quot;; &quot;decimal := &quot; &amp; [.U159] &amp; &quot;;&quot;; &quot;decimal := (SR&gt;&gt;3)&amp;1; &quot;);   IF( [.V159] &lt;&gt; &quot;&quot;; &quot;overflow := &quot; &amp; [.V159] &amp; &quot;;&quot;; &quot;overflow := (SR&gt;&gt;6)&amp;1; &quot;);   IF( [.W159] &lt;&gt; &quot;&quot;; &quot;negative := &quot; &amp; [.W159] &amp; &quot;;&quot;; &quot;negative := (SR&gt;&gt;7)&amp;1; &quot;)  ); &quot;&quot;);  IF( ([.R159] &amp; [.S159] &amp; [.T159] &amp; [.U159] &amp; [.V159] &amp; [.W159]) &lt;&gt; &quot;&quot;; &quot;*SR = carry + (zero&lt;&lt;1) + (interrupt&lt;&lt;2) + (decimal&lt;&lt;3) + (overflow&lt;&lt;6) + (negative&lt;&lt;7); &quot;; &quot;&quot;);  IF( [.Q159] &lt;&gt; &quot;&quot;; &quot;*PC = &quot; &amp; [.Q159] &amp; &quot;;&quot;; &quot;*PC = PC + &quot; &amp; (LEN([.A159]&amp;&quot; &quot;)/3) &amp; &quot;; &quot; );  IF( [.Y159] &lt;&gt; &quot;&quot;; &quot;memory[(&quot; &amp; [.Y159] &amp; &quot;)&amp;0xFFFF] = &quot; &amp; [.Z159] &amp; &quot;; &quot;; &quot;&quot;);  IF( [.AA159] &lt;&gt; &quot;&quot;; &quot;memory[(&quot; &amp; [.AA159] &amp; &quot;)&amp;0xFFFF] = (&quot; &amp; [.AB159] &amp; &quot;)&amp;0xFF; memory[((&quot; &amp; [.AA159] &amp; &quot;)+1)&amp;0xFFFF] = ((&quot; &amp; [.AB159] &amp; &quot;)&gt;&gt;8&amp;0xFF; &quot;; &quot;&quot;); &quot;return true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2" table:formula="of:=&quot;  if( instruction == 0x&quot; &amp; LEFT([.A159];2) &amp; &quot; ) { &quot; &amp;  join(&quot;&quot;;  IF(LEN([.A159]) &gt; 3; &quot;unsigned char LL = memory[(PC+1)&amp;0xFFFF]; &quot;; &quot;&quot;); IF(LEN([.A159]) &gt; 6; &quot;unsigned int HH = memory[(PC+2)&amp;0xFFFF]; &quot;; &quot;&quot;); IF(LEN([.A159]) &gt; 6; &quot;unsigned int HHLL = LL + (HH&lt;&lt;8); &quot;; &quot;&quot;);  IF([.I159] &lt;&gt; &quot;&quot;; &quot;unsigned int zeroPageWord = memory[(&quot;&amp;[.I159]&amp;&quot;)&amp;0xFF] + (memory[((&quot;&amp;[.I159]&amp;&quot;)+1)&amp;0xFF]&lt;&lt;8); &quot;; &quot;&quot;);  IF([.J159] &lt;&gt; &quot;&quot;; &quot;unsigned char readByte = memory[(&quot;&amp;[.J159]&amp;&quot;)&amp;0xFFFF]; &quot;; &quot;&quot;); IF([.K159] &lt;&gt; &quot;&quot;; &quot;unsigned int readWord := memory[(&quot;&amp;[.K159]&amp;&quot;)&amp;0xFFFF] + (memory[((&quot;&amp;[.K159]&amp;&quot;)+1)&amp;0xFFFF]&lt;&lt;8); &quot;; &quot;&quot;);  IF([.L159] &lt;&gt; &quot;&quot;; &quot;unsigned int result = &quot;&amp;[.L159]&amp;&quot;; &quot;; &quot;&quot;);  IF([.M159] &lt;&gt; &quot;&quot;; &quot;unsigned char newA = &quot;&amp;[.M159]&amp;&quot;; &quot;; &quot;&quot;); IF([.N159] &lt;&gt; &quot;&quot;; &quot;unsigned char newX = &quot;&amp;[.N159]&amp;&quot;; &quot;; &quot;&quot;); IF([.O159] &lt;&gt; &quot;&quot;; &quot;unsigned char newY = &quot;&amp;[.O159]&amp;&quot;; &quot;; &quot;&quot;); IF([.P159] &lt;&gt; &quot;&quot;; &quot;unsigned char newSP = &quot;&amp;[.P159]&amp;&quot;; &quot;; &quot;&quot;); IF([.Q159] &lt;&gt; &quot;&quot;; &quot;unsigned int newPC = (&quot;&amp;[.Q159]&amp;&quot;)&amp;0xFFFF; &quot;; &quot;&quot;);  IF([.M159] &lt;&gt; &quot;&quot;; &quot;*A = newA; &quot;; &quot;&quot;); IF([.N159] &lt;&gt; &quot;&quot;; &quot;*X = newX; &quot;; &quot;&quot;); IF([.O159] &lt;&gt; &quot;&quot;; &quot;*Y = newY; &quot;; &quot;&quot;); IF([.P159] &lt;&gt; &quot;&quot;; &quot;*SP = newSP; &quot;; &quot;&quot;); IF([.Q159] &lt;&gt; &quot;&quot;; &quot;*PC = newPC; &quot;; &quot;&quot;);  IF( ([.R159] &amp; [.S159] &amp; [.T159] &amp; [.U159] &amp; [.V159] &amp; [.W159]) &lt;&gt; &quot;&quot;; join(&quot;&quot;;    IF( [.R159] &lt;&gt; &quot;&quot;; &quot;unsigned char carry = &quot; &amp; [.R159] &amp; &quot;;&quot;; &quot;unsigned char carry = SR&amp;1; &quot;);   IF( [.S159] &lt;&gt; &quot;&quot;; &quot;unsigned char zero = &quot; &amp; [.S159] &amp; &quot;;&quot;; &quot;unsigned char zero = (SR&gt;&gt;1)&amp;1; &quot;);   IF( [.T159] &lt;&gt; &quot;&quot;; &quot;unsigned char interrupt = &quot; &amp; [.T159] &amp; &quot;;&quot;; &quot;unsigned char interrupt = (SR&gt;&gt;2)&amp;1; &quot;);   IF( [.U159] &lt;&gt; &quot;&quot;; &quot;unsigned char decimal = &quot; &amp; [.U159] &amp; &quot;;&quot;; &quot;unsigned char decimal = (SR&gt;&gt;3)&amp;1; &quot;);   IF( [.V159] &lt;&gt; &quot;&quot;; &quot;unsigned char overflow = &quot; &amp; [.V159] &amp; &quot;;&quot;; &quot;unsigned char overflow = (SR&gt;&gt;6)&amp;1; &quot;);   IF( [.W159] &lt;&gt; &quot;&quot;; &quot;unsigned char negative = &quot; &amp; [.W159] &amp; &quot;;&quot;; &quot;unsigned char negative = (SR&gt;&gt;7)&amp;1; &quot;)  ); &quot;&quot;);  IF( ([.R159] &amp; [.S159] &amp; [.T159] &amp; [.U159] &amp; [.V159] &amp; [.W159]) &lt;&gt; &quot;&quot;; &quot;*SR = carry + (zero&lt;&lt;1) + (interrupt&lt;&lt;2) + (decimal&lt;&lt;3) + (overflow&lt;&lt;6) + (negative&lt;&lt;7); &quot;; &quot;&quot;);  IF( [.Q159] &lt;&gt; &quot;&quot;; &quot;*PC = &quot; &amp; [.Q159] &amp; &quot;;&quot;; &quot;*PC = PC + &quot; &amp; (LEN([.A159]&amp;&quot; &quot;)/3) &amp; &quot;; &quot; );  IF( [.Y159] &lt;&gt; &quot;&quot;; &quot;memory[(&quot; &amp; [.Y159] &amp; &quot;)&amp;0xFFFF] = &quot; &amp; [.Z159] &amp; &quot;; &quot;; &quot;&quot;);  IF( [.AA159] &lt;&gt; &quot;&quot;; &quot;memory[(&quot; &amp; [.AA159] &amp; &quot;)&amp;0xFFFF] = (&quot; &amp; [.AB159] &amp; &quot;)&amp;0xFF; memory[((&quot; &amp; [.AA159] &amp; &quot;)+1)&amp;0xFFFF] = ((&quot; &amp; [.AB15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66" table:formula="of:=&quot;  if( instruction == 0x&quot; &amp; LEFT([.A159];2) &amp; &quot; ) { &quot; &amp;  join(&quot;&quot;;  IF(LEN([.A159]) &gt; 3; &quot;const LL = memory[(PC+1)&amp;0xFFFF]; &quot;; &quot;&quot;); IF(LEN([.A159]) &gt; 6; &quot;const HH = memory[(PC+2)&amp;0xFFFF]; &quot;; &quot;&quot;); IF(LEN([.A159]) &gt; 6; &quot;const HHLL = LL + (HH&lt;&lt;8); &quot;; &quot;&quot;);  IF([.I159] &lt;&gt; &quot;&quot;; &quot;const zeroPageWord = memory[(&quot;&amp;[.I159]&amp;&quot;)&amp;0xFF] + (memory[((&quot;&amp;[.I159]&amp;&quot;)+1)&amp;0xFF]&lt;&lt;8); &quot;; &quot;&quot;);  IF([.J159] &lt;&gt; &quot;&quot;; &quot;const readByte = memory[(&quot;&amp;[.J159]&amp;&quot;)&amp;0xFFFF]; &quot;; &quot;&quot;); IF([.K159] &lt;&gt; &quot;&quot;; &quot;const readWord = memory[(&quot;&amp;[.K159]&amp;&quot;)&amp;0xFFFF] + (memory[((&quot;&amp;[.K159]&amp;&quot;)+1)&amp;0xFFFF]&lt;&lt;8); &quot;; &quot;&quot;);  IF([.L159] &lt;&gt; &quot;&quot;; &quot;const result = &quot;&amp;[.L159]&amp;&quot;; &quot;; &quot;&quot;);  IF([.M159] &lt;&gt; &quot;&quot;; &quot;const newA = &quot;&amp;[.M159]&amp;&quot;; &quot;; &quot;&quot;); IF([.N159] &lt;&gt; &quot;&quot;; &quot;const newX = &quot;&amp;[.N159]&amp;&quot;; &quot;; &quot;&quot;); IF([.O159] &lt;&gt; &quot;&quot;; &quot;const newY = &quot;&amp;[.O159]&amp;&quot;; &quot;; &quot;&quot;); IF([.P159] &lt;&gt; &quot;&quot;; &quot;const newSP = &quot;&amp;[.P159]&amp;&quot;; &quot;; &quot;&quot;); IF([.Q159] &lt;&gt; &quot;&quot;; &quot;const newPC = (&quot;&amp;[.Q159]&amp;&quot;)&amp;0xFFFF; &quot;; &quot;&quot;);  IF([.M159] &lt;&gt; &quot;&quot;; &quot;cpu.A = newA; &quot;; &quot;&quot;); IF([.N159] &lt;&gt; &quot;&quot;; &quot;cpu.X = newX; &quot;; &quot;&quot;); IF([.O159] &lt;&gt; &quot;&quot;; &quot;cpu.Y = newY; &quot;; &quot;&quot;); IF([.P159] &lt;&gt; &quot;&quot;; &quot;cpu.SP = newSP; &quot;; &quot;&quot;); IF([.Q159] &lt;&gt; &quot;&quot;; &quot;cpu.PC = newPC; &quot;; &quot;&quot;);  IF( ([.R159] &amp; [.S159] &amp; [.T159] &amp; [.U159] &amp; [.V159] &amp; [.W159]) &lt;&gt; &quot;&quot;; join(&quot;&quot;;    IF( [.R159] &lt;&gt; &quot;&quot;; &quot;const carry = &quot; &amp; [.R159] &amp; &quot;;&quot;;     &quot;const carry = SR&amp;1; &quot;);   IF( [.S159] &lt;&gt; &quot;&quot;; &quot;const zero = &quot; &amp; [.S159] &amp; &quot;;&quot;;      &quot;const zero = (SR&gt;&gt;1)&amp;1; &quot;);   IF( [.T159] &lt;&gt; &quot;&quot;; &quot;const interrupt = &quot; &amp; [.T159] &amp; &quot;;&quot;; &quot;const interrupt = (SR&gt;&gt;2)&amp;1; &quot;);   IF( [.U159] &lt;&gt; &quot;&quot;; &quot;const decimal = &quot; &amp; [.U159] &amp; &quot;;&quot;;   &quot;const decimal = (SR&gt;&gt;3)&amp;1; &quot;);   IF( [.V159] &lt;&gt; &quot;&quot;; &quot;const overflow = &quot; &amp; [.V159] &amp; &quot;;&quot;;  &quot;const overflow = (SR&gt;&gt;6)&amp;1; &quot;);   IF( [.W159] &lt;&gt; &quot;&quot;; &quot;const negative = &quot; &amp; [.W159] &amp; &quot;;&quot;;  &quot;const negative = (SR&gt;&gt;7)&amp;1; &quot;)  ); &quot;&quot;);  IF( ([.R159] &amp; [.S159] &amp; [.T159] &amp; [.U159] &amp; [.V159] &amp; [.W159]) &lt;&gt; &quot;&quot;; &quot;cpu.SR = carry + (zero&lt;&lt;1) + (interrupt&lt;&lt;2) + (decimal&lt;&lt;3) + (overflow&lt;&lt;6) + (negative&lt;&lt;7); &quot;; &quot;&quot;);  IF( [.Q159] &lt;&gt; &quot;&quot;; &quot;*PC = &quot; &amp; [.Q159] &amp; &quot;;&quot;; &quot;cpu.PC = PC + &quot; &amp; (LEN([.A159]&amp;&quot; &quot;)/3) &amp; &quot;; &quot; );  IF( [.Y159] &lt;&gt; &quot;&quot;; &quot;memory[(&quot; &amp; [.Y159] &amp; &quot;)&amp;0xFFFF] = &quot; &amp; [.Z159] &amp; &quot;; &quot;; &quot;&quot;);  IF( [.AA159] &lt;&gt; &quot;&quot;; &quot;memory[(&quot; &amp; [.AA159] &amp; &quot;)&amp;0xFFFF] = (&quot; &amp; [.AB159] &amp; &quot;)&amp;0xFF; memory[((&quot; &amp; [.AA159] &amp; &quot;)+1)&amp;0xFFFF] = ((&quot; &amp; [.AB159] &amp; &quot;)&gt;&gt;8&amp;0xFF; &quot;; &quot;&quot;); &quot;return true;&quot; )  &amp; &quot; }&quot;" office:value-type="string" office:string-value="" calcext:value-type="error">
            <text:p>#NAME?</text:p>
          </table:table-cell>
          <table:table-cell table:style-name="ce258"/>
          <table:table-cell table:style-name="ce257" table:formula="of:=&quot;&quot;">
            <text:p/>
          </table:table-cell>
          <table:table-cell table:style-name="ce271"/>
          <table:table-cell table:style-name="ce148" table:number-columns-repeated="2"/>
          <table:table-cell table:style-name="ce78" office:value-type="string" calcext:value-type="string">
            <text:p>SR</text:p>
          </table:table-cell>
          <table:table-cell table:style-name="ce78" table:number-columns-repeated="2"/>
          <table:table-cell table:style-name="ce78" office:value-type="string" calcext:value-type="string">
            <text:p>carry, zero</text:p>
          </table:table-cell>
          <table:table-cell table:style-name="ce148"/>
          <table:table-cell table:style-name="ce245"/>
          <table:table-cell table:style-name="ce282" table:formula="of:=IF([.$AM159] &lt;&gt; &quot;&quot;; &quot;BB &quot;; &quot;&quot;) &amp; IF([.$AN159] &lt;&gt; &quot;&quot;; &quot;LL HH &quot;; &quot;&quot;) &amp; IF([.$AO159] &lt;&gt; &quot;&quot;; &quot;SS &quot;; &quot;&quot;) &amp; IF([.$AP159] &lt;&gt; &quot;&quot;; &quot;RR &quot;; &quot;&quot;) &amp; IF([.$AQ159] &lt;&gt; &quot;&quot;; &quot;PP QQ &quot;; &quot;&quot;) &amp; LEFT([.$A159];2)" office:value-type="string" office:string-value="SS FE" calcext:value-type="string">
            <text:p>SS FE</text:p>
          </table:table-cell>
          <table:table-cell table:style-name="ce78" table:formula="of:=&quot;UN&quot; &amp;[.B159]" office:value-type="string" office:string-value="UNINC" calcext:value-type="string">
            <text:p>UNINC</text:p>
          </table:table-cell>
          <table:table-cell table:style-name="ce78" office:value-type="string" calcext:value-type="string">
            <text:p>$SS</text:p>
          </table:table-cell>
          <table:table-cell table:style-name="ce285"/>
          <table:table-cell table:style-name="ce78" table:number-columns-repeated="14"/>
          <table:table-cell table:style-name="ce271"/>
          <table:table-cell table:style-name="ce78" table:number-columns-repeated="13"/>
          <table:table-cell table:style-name="ce285"/>
          <table:table-cell table:number-columns-repeated="945"/>
        </table:table-row>
        <table:table-row table:style-name="ro3">
          <table:table-cell table:style-name="ce14"/>
          <table:table-cell table:style-name="ce19"/>
          <table:table-cell table:style-name="ce40"/>
          <table:table-cell table:style-name="ce95"/>
          <table:table-cell table:style-name="ce96"/>
          <table:table-cell table:style-name="ce98"/>
          <table:table-cell table:style-name="ce95" table:number-columns-repeated="6"/>
          <table:table-cell table:style-name="ce168"/>
          <table:table-cell table:style-name="ce95" table:number-columns-repeated="4"/>
          <table:table-cell table:style-name="ce168"/>
          <table:table-cell table:style-name="ce95" table:number-columns-repeated="5"/>
          <table:table-cell table:style-name="ce100"/>
          <table:table-cell table:style-name="ce168"/>
          <table:table-cell table:style-name="ce95" table:number-columns-repeated="3"/>
          <table:table-cell table:style-name="ce244"/>
          <table:table-cell table:style-name="ce95"/>
          <table:table-cell table:style-name="ce252" office:value-type="string" calcext:value-type="string">
            <text:p><text:s text:c="2"/>return false</text:p>
          </table:table-cell>
          <table:table-cell table:style-name="ce257"/>
          <table:table-cell table:style-name="ce261" office:value-type="string" calcext:value-type="string">
            <text:p><text:s text:c="2"/>return false;</text:p>
          </table:table-cell>
          <table:table-cell table:style-name="ce257"/>
          <table:table-cell table:style-name="ce264" office:value-type="string" calcext:value-type="string">
            <text:p><text:s text:c="2"/>return false</text:p>
          </table:table-cell>
          <table:table-cell table:style-name="ce257" table:number-columns-repeated="2"/>
          <table:table-cell table:style-name="ce98"/>
          <table:table-cell table:style-name="ce95" table:number-columns-repeated="7"/>
          <table:table-cell table:style-name="ce244"/>
          <table:table-cell table:style-name="ce95" table:number-columns-repeated="3"/>
          <table:table-cell table:style-name="ce96"/>
          <table:table-cell table:style-name="ce95" table:number-columns-repeated="14"/>
          <table:table-cell table:style-name="ce98"/>
          <table:table-cell table:style-name="ce95" table:number-columns-repeated="4"/>
          <table:table-cell table:style-name="ce298"/>
          <table:table-cell table:style-name="ce95"/>
          <table:table-cell table:style-name="ce168"/>
          <table:table-cell table:style-name="ce95" table:number-columns-repeated="2"/>
          <table:table-cell table:style-name="ce298"/>
          <table:table-cell table:style-name="ce95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14"/>
          <table:table-cell table:style-name="ce19"/>
          <table:table-cell table:style-name="ce40"/>
          <table:table-cell table:style-name="ce95"/>
          <table:table-cell table:style-name="ce96"/>
          <table:table-cell table:style-name="ce98"/>
          <table:table-cell table:style-name="ce95" table:number-columns-repeated="6"/>
          <table:table-cell table:style-name="ce168"/>
          <table:table-cell table:style-name="ce95" table:number-columns-repeated="4"/>
          <table:table-cell table:style-name="ce168"/>
          <table:table-cell table:style-name="ce95" table:number-columns-repeated="5"/>
          <table:table-cell table:style-name="ce100"/>
          <table:table-cell table:style-name="ce168"/>
          <table:table-cell table:style-name="ce95" table:number-columns-repeated="3"/>
          <table:table-cell table:style-name="ce244"/>
          <table:table-cell table:style-name="ce95"/>
          <table:table-cell table:style-name="ce252" office:value-type="string" calcext:value-type="string">
            <text:p>}</text:p>
          </table:table-cell>
          <table:table-cell table:style-name="ce257"/>
          <table:table-cell table:style-name="ce261" office:value-type="string" calcext:value-type="string">
            <text:p>}</text:p>
          </table:table-cell>
          <table:table-cell table:style-name="ce257"/>
          <table:table-cell table:style-name="ce264" office:value-type="string" calcext:value-type="string">
            <text:p>}</text:p>
          </table:table-cell>
          <table:table-cell table:style-name="ce257" table:number-columns-repeated="2"/>
          <table:table-cell table:style-name="ce98"/>
          <table:table-cell table:style-name="ce95" table:number-columns-repeated="7"/>
          <table:table-cell table:style-name="ce244"/>
          <table:table-cell table:style-name="ce95" table:number-columns-repeated="3"/>
          <table:table-cell table:style-name="ce96"/>
          <table:table-cell table:style-name="ce95" table:number-columns-repeated="14"/>
          <table:table-cell table:style-name="ce98"/>
          <table:table-cell table:style-name="ce95" table:number-columns-repeated="4"/>
          <table:table-cell table:style-name="ce298"/>
          <table:table-cell table:style-name="ce95"/>
          <table:table-cell table:style-name="ce168"/>
          <table:table-cell table:style-name="ce95" table:number-columns-repeated="2"/>
          <table:table-cell table:style-name="ce298"/>
          <table:table-cell table:style-name="ce95" table:number-columns-repeated="3"/>
          <table:table-cell table:style-name="ce96"/>
          <table:table-cell table:number-columns-repeated="945"/>
        </table:table-row>
        <table:table-row table:style-name="ro3">
          <table:table-cell table:style-name="ce14"/>
          <table:table-cell table:style-name="ce19"/>
          <table:table-cell table:style-name="ce40"/>
          <table:table-cell table:style-name="ce95" table:number-columns-repeated="9"/>
          <table:table-cell table:style-name="ce168"/>
          <table:table-cell table:style-name="ce95" table:number-columns-repeated="4"/>
          <table:table-cell table:style-name="ce168"/>
          <table:table-cell table:style-name="ce95" table:number-columns-repeated="5"/>
          <table:table-cell table:style-name="ce100"/>
          <table:table-cell table:style-name="ce95" table:number-columns-repeated="6"/>
          <table:table-cell table:style-name="ce252"/>
          <table:table-cell table:style-name="ce257"/>
          <table:table-cell table:style-name="ce261"/>
          <table:table-cell table:style-name="ce257"/>
          <table:table-cell table:style-name="ce264"/>
          <table:table-cell table:style-name="ce257" table:number-columns-repeated="2"/>
          <table:table-cell table:style-name="ce95" table:number-columns-repeated="32"/>
          <table:table-cell table:style-name="ce298"/>
          <table:table-cell table:style-name="ce95" table:number-columns-repeated="4"/>
          <table:table-cell table:style-name="ce298"/>
          <table:table-cell table:style-name="ce95" table:number-columns-repeated="4"/>
          <table:table-cell table:number-columns-repeated="945"/>
        </table:table-row>
        <table:table-row table:style-name="ro3">
          <table:table-cell table:style-name="ce14"/>
          <table:table-cell table:style-name="ce19"/>
          <table:table-cell table:style-name="ce40"/>
          <table:table-cell table:style-name="ce95" table:number-columns-repeated="9"/>
          <table:table-cell table:style-name="ce168"/>
          <table:table-cell table:style-name="ce95" table:number-columns-repeated="4"/>
          <table:table-cell table:style-name="ce168"/>
          <table:table-cell table:style-name="ce95" table:number-columns-repeated="5"/>
          <table:table-cell table:style-name="ce100"/>
          <table:table-cell table:style-name="ce95" table:number-columns-repeated="6"/>
          <table:table-cell table:style-name="ce254"/>
          <table:table-cell table:style-name="ce259"/>
          <table:table-cell table:style-name="ce263"/>
          <table:table-cell table:style-name="ce259"/>
          <table:table-cell table:style-name="ce267"/>
          <table:table-cell table:style-name="ce259" table:number-columns-repeated="2"/>
          <table:table-cell table:style-name="ce95" table:number-columns-repeated="32"/>
          <table:table-cell table:style-name="ce298"/>
          <table:table-cell table:style-name="ce95" table:number-columns-repeated="4"/>
          <table:table-cell table:style-name="ce298"/>
          <table:table-cell table:style-name="ce95" table:number-columns-repeated="4"/>
          <table:table-cell table:number-columns-repeated="945"/>
        </table:table-row>
        <table:table-row table:style-name="ro3">
          <table:table-cell table:style-name="ce14"/>
          <table:table-cell table:style-name="ce19"/>
          <table:table-cell table:style-name="ce40"/>
          <table:table-cell table:style-name="ce95" table:number-columns-repeated="9"/>
          <table:table-cell table:style-name="ce168"/>
          <table:table-cell table:style-name="ce95" table:number-columns-repeated="4"/>
          <table:table-cell table:style-name="ce168"/>
          <table:table-cell table:style-name="ce95" table:number-columns-repeated="5"/>
          <table:table-cell table:style-name="ce100"/>
          <table:table-cell table:style-name="ce95" table:number-columns-repeated="6"/>
          <table:table-cell table:style-name="ce254"/>
          <table:table-cell table:style-name="ce259"/>
          <table:table-cell table:style-name="ce263"/>
          <table:table-cell table:style-name="ce259"/>
          <table:table-cell table:style-name="ce268"/>
          <table:table-cell table:style-name="ce259" table:number-columns-repeated="2"/>
          <table:table-cell table:style-name="ce95" table:number-columns-repeated="32"/>
          <table:table-cell table:style-name="ce298"/>
          <table:table-cell table:style-name="ce95" table:number-columns-repeated="4"/>
          <table:table-cell table:style-name="ce298"/>
          <table:table-cell table:style-name="ce95" table:number-columns-repeated="4"/>
          <table:table-cell table:number-columns-repeated="945"/>
        </table:table-row>
        <table:table-row table:style-name="ro4" table:number-rows-repeated="10484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Courier New" svg:font-family="'Courier New'"/>
    <style:font-face style:name="Lexend" svg:font-family="Lexend"/>
    <style:font-face style:name="Nunito" svg:font-family="Nunito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44" meta:object-count="0"/>
    <meta:generator>LibreOfficeDev/6.0.5.2$Linux_X86_64 LibreOffice_project/</meta:generator>
  </office:meta>
</office:document-meta>
</file>